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08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1.4181in"/>
    </style:style>
    <style:style style:name="co10" style:family="table-column">
      <style:table-column-properties fo:break-before="auto" style:column-width="2.0618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.4791in"/>
    </style:style>
    <style:style style:name="co13" style:family="table-column">
      <style:table-column-properties fo:break-before="auto" style:column-width="1.7043in"/>
    </style:style>
    <style:style style:name="co14" style:family="table-column">
      <style:table-column-properties fo:break-before="auto" style:column-width="1.1752in"/>
    </style:style>
    <style:style style:name="co15" style:family="table-column">
      <style:table-column-properties fo:break-before="auto" style:column-width="1.161in"/>
    </style:style>
    <style:style style:name="co16" style:family="table-column">
      <style:table-column-properties fo:break-before="auto" style:column-width="1.1827in"/>
    </style:style>
    <style:style style:name="co17" style:family="table-column">
      <style:table-column-properties fo:break-before="auto" style:column-width="1.2256in"/>
    </style:style>
    <style:style style:name="co21" style:family="table-column">
      <style:table-column-properties fo:break-before="auto" style:column-width="1.8575in"/>
    </style:style>
    <style:style style:name="co22" style:family="table-column">
      <style:table-column-properties fo:break-before="auto" style:column-width="0.611in"/>
    </style:style>
    <style:style style:name="co23" style:family="table-column">
      <style:table-column-properties fo:break-before="auto" style:column-width="1.5008in"/>
    </style:style>
    <style:style style:name="co24" style:family="table-column">
      <style:table-column-properties fo:break-before="auto" style:column-width="1.2862in"/>
    </style:style>
    <style:style style:name="co25" style:family="table-column">
      <style:table-column-properties fo:break-before="auto" style:column-width="0.911in"/>
    </style:style>
    <style:style style:name="co26" style:family="table-column">
      <style:table-column-properties fo:break-before="auto" style:column-width="1.4902in"/>
    </style:style>
    <style:style style:name="co27" style:family="table-column">
      <style:table-column-properties fo:break-before="auto" style:column-width="1.0752in"/>
    </style:style>
    <style:style style:name="co28" style:family="table-column">
      <style:table-column-properties fo:break-before="auto" style:column-width="0.9783in"/>
    </style:style>
    <style:style style:name="co29" style:family="table-column">
      <style:table-column-properties fo:break-before="auto" style:column-width="1.0929in"/>
    </style:style>
    <style:style style:name="co30" style:family="table-column">
      <style:table-column-properties fo:break-before="auto" style:column-width="1.0862in"/>
    </style:style>
    <style:style style:name="co31" style:family="table-column">
      <style:table-column-properties fo:break-before="auto" style:column-width="0.8181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1.2681in"/>
    </style:style>
    <style:style style:name="co34" style:family="table-column">
      <style:table-column-properties fo:break-before="auto" style:column-width="1.2327in"/>
    </style:style>
    <style:style style:name="co35" style:family="table-column">
      <style:table-column-properties fo:break-before="auto" style:column-width="0.9752in"/>
    </style:style>
    <style:style style:name="co36" style:family="table-column">
      <style:table-column-properties fo:break-before="auto" style:column-width="0.7827in"/>
    </style:style>
    <style:style style:name="co37" style:family="table-column">
      <style:table-column-properties fo:break-before="auto" style:column-width="1.5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8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 style:data-style-name="N1">
      <style:text-properties fo:font-weight="normal" style:font-weight-asian="normal" style:font-weight-complex="normal"/>
    </style:style>
    <style:style style:name="ce23" style:family="table-cell" style:parent-style-name="Default" style:data-style-name="N1"/>
    <style:style style:name="ce24" style:family="table-cell" style:parent-style-name="Default" style:data-style-name="N1">
      <style:text-properties fo:font-weight="bold" style:font-weight-asian="bold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99"/>
    </style:style>
    <style:style style:name="ce27" style:family="table-cell" style:parent-style-name="Default" style:data-style-name="N2">
      <style:text-properties fo:font-weight="bold" style:font-weight-asian="bold" style:font-weight-complex="bold"/>
    </style:style>
    <style:style style:name="ce28" style:family="table-cell" style:parent-style-name="Default" style:data-style-name="N2"/>
    <style:style style:name="ce29" style:family="table-cell" style:parent-style-name="Default" style:data-style-name="N3"/>
    <style:style style:name="ce30" style:family="table-cell" style:parent-style-name="Default" style:data-style-name="N122"/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1">
      <style:text-properties fo:font-weight="normal" style:font-weight-asian="normal" style:font-weight-complex="normal"/>
    </style:style>
    <style:style style:name="ce13" style:family="table-cell" style:parent-style-name="Default" style:data-style-name="N1"/>
    <style:style style:name="ce14" style:family="table-cell" style:parent-style-name="Default" style:data-style-name="N1"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 style:data-style-name="N2">
      <style:text-properties fo:font-weight="bold" style:font-weight-asian="bold" style:font-weight-complex="bold"/>
    </style:style>
    <style:style style:name="ce19" style:family="table-cell" style:parent-style-name="Default" style:data-style-name="N2"/>
    <style:style style:name="ce20" style:family="table-cell" style:parent-style-name="Default" style:data-style-name="N3"/>
    <style:style style:name="ce21" style:family="table-cell" style:parent-style-name="Default" style:data-style-name="N122"/>
  </office:automatic-styles>
  <office:body>
    <office:spreadsheet>
      <table:table table:name="leve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3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row table:style-name="ro1">
          <table:table-cell table:style-name="ce11" office:value-type="string" calcext:value-type="string">
            <text:p>level</text:p>
          </table:table-cell>
          <table:table-cell table:style-name="ce12" office:value-type="string" calcext:value-type="string">
            <text:p>experience til next</text:p>
          </table:table-cell>
          <table:table-cell table:style-name="ce14" office:value-type="string" calcext:value-type="string">
            <text:p>experience</text:p>
          </table:table-cell>
          <table:table-cell table:style-name="ce15" office:value-type="string" calcext:value-type="string">
            <text:p>skill points</text:p>
          </table:table-cell>
          <table:table-cell table:style-name="ce15" office:value-type="string" calcext:value-type="string">
            <text:p>health</text:p>
          </table:table-cell>
          <table:table-cell table:style-name="ce15" office:value-type="string" calcext:value-type="string">
            <text:p>mana</text:p>
          </table:table-cell>
          <table:table-cell table:style-name="ce15" office:value-type="string" calcext:value-type="string">
            <text:p>rebirth_tier</text:p>
          </table:table-cell>
          <table:table-cell/>
          <table:table-cell table:style-name="ce15" office:value-type="string" calcext:value-type="string">
            <text:p>Experience Base</text:p>
          </table:table-cell>
          <table:table-cell table:style-name="ce11" office:value-type="float" office:value="9" calcext:value-type="float">
            <text:p>9</text:p>
          </table:table-cell>
          <table:table-cell table:style-name="ce15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^[.$J$2] + [.$J$3]*([.$A2]-1)+[.$J$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J$9]*([.$A2]-1) + [.$J$8]+FLOOR([.$A2]/[.$J$10])" office:value-type="float" office:value="3" calcext:value-type="float">
            <text:p>3</text:p>
          </table:table-cell>
          <table:table-cell table:formula="of:=[.$J$5]*([.$A2]-1) + [.$J$4]" office:value-type="float" office:value="150" calcext:value-type="float">
            <text:p>150</text:p>
          </table:table-cell>
          <table:table-cell table:formula="of:=[.$J$7]*([.$A2]-1) + [.$J$6]" office:value-type="float" office:value="0" calcext:value-type="float">
            <text:p>0</text:p>
          </table:table-cell>
          <table:table-cell table:formula="of:=FLOOR([.$A2]/[.$J$11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Experience Power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3]^[.$J$2] + [.$J$3]*([.$A3]-1)+[.$J$1]" office:value-type="float" office:value="22" calcext:value-type="float">
            <text:p>22</text:p>
          </table:table-cell>
          <table:table-cell table:formula="of:=[.$C2]+[.$B2]" office:value-type="float" office:value="10" calcext:value-type="float">
            <text:p>10</text:p>
          </table:table-cell>
          <table:table-cell table:formula="of:=[.$J$9]*([.$A3]-1) + [.$J$8]+FLOOR([.$A3]/[.$J$10])" office:value-type="float" office:value="4" calcext:value-type="float">
            <text:p>4</text:p>
          </table:table-cell>
          <table:table-cell table:formula="of:=[.$J$5]*([.$A3]-1) + [.$J$4]" office:value-type="float" office:value="170" calcext:value-type="float">
            <text:p>170</text:p>
          </table:table-cell>
          <table:table-cell table:formula="of:=[.$J$7]*([.$A3]-1) + [.$J$6]" office:value-type="float" office:value="0" calcext:value-type="float">
            <text:p>0</text:p>
          </table:table-cell>
          <table:table-cell table:formula="of:=FLOOR([.$A3]/[.$J$11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Experience Linear Rate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4]^[.$J$2] + [.$J$3]*([.$A4]-1)+[.$J$1]" office:value-type="float" office:value="46" calcext:value-type="float">
            <text:p>46</text:p>
          </table:table-cell>
          <table:table-cell table:formula="of:=[.$C3]+[.$B3]" office:value-type="float" office:value="32" calcext:value-type="float">
            <text:p>32</text:p>
          </table:table-cell>
          <table:table-cell table:formula="of:=[.$J$9]*([.$A4]-1) + [.$J$8]+FLOOR([.$A4]/[.$J$10])" office:value-type="float" office:value="5" calcext:value-type="float">
            <text:p>5</text:p>
          </table:table-cell>
          <table:table-cell table:formula="of:=[.$J$5]*([.$A4]-1) + [.$J$4]" office:value-type="float" office:value="190" calcext:value-type="float">
            <text:p>190</text:p>
          </table:table-cell>
          <table:table-cell table:formula="of:=[.$J$7]*([.$A4]-1) + [.$J$6]" office:value-type="float" office:value="0" calcext:value-type="float">
            <text:p>0</text:p>
          </table:table-cell>
          <table:table-cell table:formula="of:=FLOOR([.$A4]/[.$J$11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Health Base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5]^[.$J$2] + [.$J$3]*([.$A5]-1)+[.$J$1]" office:value-type="float" office:value="88" calcext:value-type="float">
            <text:p>88</text:p>
          </table:table-cell>
          <table:table-cell table:formula="of:=[.$C4]+[.$B4]" office:value-type="float" office:value="78" calcext:value-type="float">
            <text:p>78</text:p>
          </table:table-cell>
          <table:table-cell table:formula="of:=[.$J$9]*([.$A5]-1) + [.$J$8]+FLOOR([.$A5]/[.$J$10])" office:value-type="float" office:value="6" calcext:value-type="float">
            <text:p>6</text:p>
          </table:table-cell>
          <table:table-cell table:formula="of:=[.$J$5]*([.$A5]-1) + [.$J$4]" office:value-type="float" office:value="210" calcext:value-type="float">
            <text:p>210</text:p>
          </table:table-cell>
          <table:table-cell table:formula="of:=[.$J$7]*([.$A5]-1) + [.$J$6]" office:value-type="float" office:value="0" calcext:value-type="float">
            <text:p>0</text:p>
          </table:table-cell>
          <table:table-cell table:formula="of:=FLOOR([.$A5]/[.$J$11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Health Linear Rate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6]^[.$J$2] + [.$J$3]*([.$A6]-1)+[.$J$1]" office:value-type="float" office:value="154" calcext:value-type="float">
            <text:p>154</text:p>
          </table:table-cell>
          <table:table-cell table:formula="of:=[.$C5]+[.$B5]" office:value-type="float" office:value="166" calcext:value-type="float">
            <text:p>166</text:p>
          </table:table-cell>
          <table:table-cell table:formula="of:=[.$J$9]*([.$A6]-1) + [.$J$8]+FLOOR([.$A6]/[.$J$10])" office:value-type="float" office:value="8" calcext:value-type="float">
            <text:p>8</text:p>
          </table:table-cell>
          <table:table-cell table:formula="of:=[.$J$5]*([.$A6]-1) + [.$J$4]" office:value-type="float" office:value="230" calcext:value-type="float">
            <text:p>230</text:p>
          </table:table-cell>
          <table:table-cell table:formula="of:=[.$J$7]*([.$A6]-1) + [.$J$6]" office:value-type="float" office:value="0" calcext:value-type="float">
            <text:p>0</text:p>
          </table:table-cell>
          <table:table-cell table:formula="of:=FLOOR([.$A6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Mana Bas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7]^[.$J$2] + [.$J$3]*([.$A7]-1)+[.$J$1]" office:value-type="float" office:value="250" calcext:value-type="float">
            <text:p>250</text:p>
          </table:table-cell>
          <table:table-cell table:formula="of:=[.$C6]+[.$B6]" office:value-type="float" office:value="320" calcext:value-type="float">
            <text:p>320</text:p>
          </table:table-cell>
          <table:table-cell table:formula="of:=[.$J$9]*([.$A7]-1) + [.$J$8]+FLOOR([.$A7]/[.$J$10])" office:value-type="float" office:value="9" calcext:value-type="float">
            <text:p>9</text:p>
          </table:table-cell>
          <table:table-cell table:formula="of:=[.$J$5]*([.$A7]-1) + [.$J$4]" office:value-type="float" office:value="250" calcext:value-type="float">
            <text:p>250</text:p>
          </table:table-cell>
          <table:table-cell table:formula="of:=[.$J$7]*([.$A7]-1) + [.$J$6]" office:value-type="float" office:value="0" calcext:value-type="float">
            <text:p>0</text:p>
          </table:table-cell>
          <table:table-cell table:formula="of:=FLOOR([.$A7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Mana Linear Rat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8]^[.$J$2] + [.$J$3]*([.$A8]-1)+[.$J$1]" office:value-type="float" office:value="382" calcext:value-type="float">
            <text:p>382</text:p>
          </table:table-cell>
          <table:table-cell table:formula="of:=[.$C7]+[.$B7]" office:value-type="float" office:value="570" calcext:value-type="float">
            <text:p>570</text:p>
          </table:table-cell>
          <table:table-cell table:formula="of:=[.$J$9]*([.$A8]-1) + [.$J$8]+FLOOR([.$A8]/[.$J$10])" office:value-type="float" office:value="10" calcext:value-type="float">
            <text:p>10</text:p>
          </table:table-cell>
          <table:table-cell table:formula="of:=[.$J$5]*([.$A8]-1) + [.$J$4]" office:value-type="float" office:value="270" calcext:value-type="float">
            <text:p>270</text:p>
          </table:table-cell>
          <table:table-cell table:formula="of:=[.$J$7]*([.$A8]-1) + [.$J$6]" office:value-type="float" office:value="0" calcext:value-type="float">
            <text:p>0</text:p>
          </table:table-cell>
          <table:table-cell table:formula="of:=FLOOR([.$A8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Skill Points Bas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9]^[.$J$2] + [.$J$3]*([.$A9]-1)+[.$J$1]" office:value-type="float" office:value="556" calcext:value-type="float">
            <text:p>556</text:p>
          </table:table-cell>
          <table:table-cell table:formula="of:=[.$C8]+[.$B8]" office:value-type="float" office:value="952" calcext:value-type="float">
            <text:p>952</text:p>
          </table:table-cell>
          <table:table-cell table:formula="of:=[.$J$9]*([.$A9]-1) + [.$J$8]+FLOOR([.$A9]/[.$J$10])" office:value-type="float" office:value="11" calcext:value-type="float">
            <text:p>11</text:p>
          </table:table-cell>
          <table:table-cell table:formula="of:=[.$J$5]*([.$A9]-1) + [.$J$4]" office:value-type="float" office:value="290" calcext:value-type="float">
            <text:p>290</text:p>
          </table:table-cell>
          <table:table-cell table:formula="of:=[.$J$7]*([.$A9]-1) + [.$J$6]" office:value-type="float" office:value="0" calcext:value-type="float">
            <text:p>0</text:p>
          </table:table-cell>
          <table:table-cell table:formula="of:=FLOOR([.$A9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Skill Points Rat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0]^[.$J$2] + [.$J$3]*([.$A10]-1)+[.$J$1]" office:value-type="float" office:value="778" calcext:value-type="float">
            <text:p>778</text:p>
          </table:table-cell>
          <table:table-cell table:formula="of:=[.$C9]+[.$B9]" office:value-type="float" office:value="1508" calcext:value-type="float">
            <text:p>1508</text:p>
          </table:table-cell>
          <table:table-cell table:formula="of:=[.$J$9]*([.$A10]-1) + [.$J$8]+FLOOR([.$A10]/[.$J$10])" office:value-type="float" office:value="12" calcext:value-type="float">
            <text:p>12</text:p>
          </table:table-cell>
          <table:table-cell table:formula="of:=[.$J$5]*([.$A10]-1) + [.$J$4]" office:value-type="float" office:value="310" calcext:value-type="float">
            <text:p>310</text:p>
          </table:table-cell>
          <table:table-cell table:formula="of:=[.$J$7]*([.$A10]-1) + [.$J$6]" office:value-type="float" office:value="0" calcext:value-type="float">
            <text:p>0</text:p>
          </table:table-cell>
          <table:table-cell table:formula="of:=FLOOR([.$A10]/[.$J$11])"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Skill Point Bonus Diviso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1]^[.$J$2] + [.$J$3]*([.$A11]-1)+[.$J$1]" office:value-type="float" office:value="1054" calcext:value-type="float">
            <text:p>1054</text:p>
          </table:table-cell>
          <table:table-cell table:formula="of:=[.$C10]+[.$B10]" office:value-type="float" office:value="2286" calcext:value-type="float">
            <text:p>2286</text:p>
          </table:table-cell>
          <table:table-cell table:formula="of:=[.$J$9]*([.$A11]-1) + [.$J$8]+FLOOR([.$A11]/[.$J$10])" office:value-type="float" office:value="14" calcext:value-type="float">
            <text:p>14</text:p>
          </table:table-cell>
          <table:table-cell table:formula="of:=[.$J$5]*([.$A11]-1) + [.$J$4]" office:value-type="float" office:value="330" calcext:value-type="float">
            <text:p>330</text:p>
          </table:table-cell>
          <table:table-cell table:formula="of:=[.$J$7]*([.$A11]-1) + [.$J$6]" office:value-type="float" office:value="0" calcext:value-type="float">
            <text:p>0</text:p>
          </table:table-cell>
          <table:table-cell table:formula="of:=FLOOR([.$A11]/[.$J$11])" office:value-type="float" office:value="2" calcext:value-type="float">
            <text:p>2</text:p>
          </table:table-cell>
          <table:table-cell/>
          <table:table-cell table:style-name="ce15" office:value-type="string" calcext:value-type="string">
            <text:p>Rebirth Tier Divisor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2]^[.$J$2] + [.$J$3]*([.$A12]-1)+[.$J$1]" office:value-type="float" office:value="1390" calcext:value-type="float">
            <text:p>1390</text:p>
          </table:table-cell>
          <table:table-cell table:formula="of:=[.$C11]+[.$B11]" office:value-type="float" office:value="3340" calcext:value-type="float">
            <text:p>3340</text:p>
          </table:table-cell>
          <table:table-cell table:formula="of:=[.$J$9]*([.$A12]-1) + [.$J$8]+FLOOR([.$A12]/[.$J$10])" office:value-type="float" office:value="15" calcext:value-type="float">
            <text:p>15</text:p>
          </table:table-cell>
          <table:table-cell table:formula="of:=[.$J$5]*([.$A12]-1) + [.$J$4]" office:value-type="float" office:value="350" calcext:value-type="float">
            <text:p>350</text:p>
          </table:table-cell>
          <table:table-cell table:formula="of:=[.$J$7]*([.$A12]-1) + [.$J$6]" office:value-type="float" office:value="0" calcext:value-type="float">
            <text:p>0</text:p>
          </table:table-cell>
          <table:table-cell table:formula="of:=FLOOR([.$A12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3]^[.$J$2] + [.$J$3]*([.$A13]-1)+[.$J$1]" office:value-type="float" office:value="1792" calcext:value-type="float">
            <text:p>1792</text:p>
          </table:table-cell>
          <table:table-cell table:formula="of:=[.$C12]+[.$B12]" office:value-type="float" office:value="4730" calcext:value-type="float">
            <text:p>4730</text:p>
          </table:table-cell>
          <table:table-cell table:formula="of:=[.$J$9]*([.$A13]-1) + [.$J$8]+FLOOR([.$A13]/[.$J$10])" office:value-type="float" office:value="16" calcext:value-type="float">
            <text:p>16</text:p>
          </table:table-cell>
          <table:table-cell table:formula="of:=[.$J$5]*([.$A13]-1) + [.$J$4]" office:value-type="float" office:value="370" calcext:value-type="float">
            <text:p>370</text:p>
          </table:table-cell>
          <table:table-cell table:formula="of:=[.$J$7]*([.$A13]-1) + [.$J$6]" office:value-type="float" office:value="0" calcext:value-type="float">
            <text:p>0</text:p>
          </table:table-cell>
          <table:table-cell table:formula="of:=FLOOR([.$A13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4]^[.$J$2] + [.$J$3]*([.$A14]-1)+[.$J$1]" office:value-type="float" office:value="2266" calcext:value-type="float">
            <text:p>2266</text:p>
          </table:table-cell>
          <table:table-cell table:formula="of:=[.$C13]+[.$B13]" office:value-type="float" office:value="6522" calcext:value-type="float">
            <text:p>6522</text:p>
          </table:table-cell>
          <table:table-cell table:formula="of:=[.$J$9]*([.$A14]-1) + [.$J$8]+FLOOR([.$A14]/[.$J$10])" office:value-type="float" office:value="17" calcext:value-type="float">
            <text:p>17</text:p>
          </table:table-cell>
          <table:table-cell table:formula="of:=[.$J$5]*([.$A14]-1) + [.$J$4]" office:value-type="float" office:value="390" calcext:value-type="float">
            <text:p>390</text:p>
          </table:table-cell>
          <table:table-cell table:formula="of:=[.$J$7]*([.$A14]-1) + [.$J$6]" office:value-type="float" office:value="0" calcext:value-type="float">
            <text:p>0</text:p>
          </table:table-cell>
          <table:table-cell table:formula="of:=FLOOR([.$A14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5]^[.$J$2] + [.$J$3]*([.$A15]-1)+[.$J$1]" office:value-type="float" office:value="2818" calcext:value-type="float">
            <text:p>2818</text:p>
          </table:table-cell>
          <table:table-cell table:formula="of:=[.$C14]+[.$B14]" office:value-type="float" office:value="8788" calcext:value-type="float">
            <text:p>8788</text:p>
          </table:table-cell>
          <table:table-cell table:formula="of:=[.$J$9]*([.$A15]-1) + [.$J$8]+FLOOR([.$A15]/[.$J$10])" office:value-type="float" office:value="18" calcext:value-type="float">
            <text:p>18</text:p>
          </table:table-cell>
          <table:table-cell table:formula="of:=[.$J$5]*([.$A15]-1) + [.$J$4]" office:value-type="float" office:value="410" calcext:value-type="float">
            <text:p>410</text:p>
          </table:table-cell>
          <table:table-cell table:formula="of:=[.$J$7]*([.$A15]-1) + [.$J$6]" office:value-type="float" office:value="0" calcext:value-type="float">
            <text:p>0</text:p>
          </table:table-cell>
          <table:table-cell table:formula="of:=FLOOR([.$A15]/[.$J$11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16]^[.$J$2] + [.$J$3]*([.$A16]-1)+[.$J$1]" office:value-type="float" office:value="3454" calcext:value-type="float">
            <text:p>3454</text:p>
          </table:table-cell>
          <table:table-cell table:formula="of:=[.$C15]+[.$B15]" office:value-type="float" office:value="11606" calcext:value-type="float">
            <text:p>11606</text:p>
          </table:table-cell>
          <table:table-cell table:formula="of:=[.$J$9]*([.$A16]-1) + [.$J$8]+FLOOR([.$A16]/[.$J$10])" office:value-type="float" office:value="20" calcext:value-type="float">
            <text:p>20</text:p>
          </table:table-cell>
          <table:table-cell table:formula="of:=[.$J$5]*([.$A16]-1) + [.$J$4]" office:value-type="float" office:value="430" calcext:value-type="float">
            <text:p>430</text:p>
          </table:table-cell>
          <table:table-cell table:formula="of:=[.$J$7]*([.$A16]-1) + [.$J$6]" office:value-type="float" office:value="0" calcext:value-type="float">
            <text:p>0</text:p>
          </table:table-cell>
          <table:table-cell table:formula="of:=FLOOR([.$A16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17]^[.$J$2] + [.$J$3]*([.$A17]-1)+[.$J$1]" office:value-type="float" office:value="4180" calcext:value-type="float">
            <text:p>4180</text:p>
          </table:table-cell>
          <table:table-cell table:formula="of:=[.$C16]+[.$B16]" office:value-type="float" office:value="15060" calcext:value-type="float">
            <text:p>15060</text:p>
          </table:table-cell>
          <table:table-cell table:formula="of:=[.$J$9]*([.$A17]-1) + [.$J$8]+FLOOR([.$A17]/[.$J$10])" office:value-type="float" office:value="21" calcext:value-type="float">
            <text:p>21</text:p>
          </table:table-cell>
          <table:table-cell table:formula="of:=[.$J$5]*([.$A17]-1) + [.$J$4]" office:value-type="float" office:value="450" calcext:value-type="float">
            <text:p>450</text:p>
          </table:table-cell>
          <table:table-cell table:formula="of:=[.$J$7]*([.$A17]-1) + [.$J$6]" office:value-type="float" office:value="0" calcext:value-type="float">
            <text:p>0</text:p>
          </table:table-cell>
          <table:table-cell table:formula="of:=FLOOR([.$A17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18]^[.$J$2] + [.$J$3]*([.$A18]-1)+[.$J$1]" office:value-type="float" office:value="5002" calcext:value-type="float">
            <text:p>5002</text:p>
          </table:table-cell>
          <table:table-cell table:formula="of:=[.$C17]+[.$B17]" office:value-type="float" office:value="19240" calcext:value-type="float">
            <text:p>19240</text:p>
          </table:table-cell>
          <table:table-cell table:formula="of:=[.$J$9]*([.$A18]-1) + [.$J$8]+FLOOR([.$A18]/[.$J$10])" office:value-type="float" office:value="22" calcext:value-type="float">
            <text:p>22</text:p>
          </table:table-cell>
          <table:table-cell table:formula="of:=[.$J$5]*([.$A18]-1) + [.$J$4]" office:value-type="float" office:value="470" calcext:value-type="float">
            <text:p>470</text:p>
          </table:table-cell>
          <table:table-cell table:formula="of:=[.$J$7]*([.$A18]-1) + [.$J$6]" office:value-type="float" office:value="0" calcext:value-type="float">
            <text:p>0</text:p>
          </table:table-cell>
          <table:table-cell table:formula="of:=FLOOR([.$A18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19]^[.$J$2] + [.$J$3]*([.$A19]-1)+[.$J$1]" office:value-type="float" office:value="5926" calcext:value-type="float">
            <text:p>5926</text:p>
          </table:table-cell>
          <table:table-cell table:formula="of:=[.$C18]+[.$B18]" office:value-type="float" office:value="24242" calcext:value-type="float">
            <text:p>24242</text:p>
          </table:table-cell>
          <table:table-cell table:formula="of:=[.$J$9]*([.$A19]-1) + [.$J$8]+FLOOR([.$A19]/[.$J$10])" office:value-type="float" office:value="23" calcext:value-type="float">
            <text:p>23</text:p>
          </table:table-cell>
          <table:table-cell table:formula="of:=[.$J$5]*([.$A19]-1) + [.$J$4]" office:value-type="float" office:value="490" calcext:value-type="float">
            <text:p>490</text:p>
          </table:table-cell>
          <table:table-cell table:formula="of:=[.$J$7]*([.$A19]-1) + [.$J$6]" office:value-type="float" office:value="0" calcext:value-type="float">
            <text:p>0</text:p>
          </table:table-cell>
          <table:table-cell table:formula="of:=FLOOR([.$A19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0]^[.$J$2] + [.$J$3]*([.$A20]-1)+[.$J$1]" office:value-type="float" office:value="6958" calcext:value-type="float">
            <text:p>6958</text:p>
          </table:table-cell>
          <table:table-cell table:formula="of:=[.$C19]+[.$B19]" office:value-type="float" office:value="30168" calcext:value-type="float">
            <text:p>30168</text:p>
          </table:table-cell>
          <table:table-cell table:formula="of:=[.$J$9]*([.$A20]-1) + [.$J$8]+FLOOR([.$A20]/[.$J$10])" office:value-type="float" office:value="24" calcext:value-type="float">
            <text:p>24</text:p>
          </table:table-cell>
          <table:table-cell table:formula="of:=[.$J$5]*([.$A20]-1) + [.$J$4]" office:value-type="float" office:value="510" calcext:value-type="float">
            <text:p>510</text:p>
          </table:table-cell>
          <table:table-cell table:formula="of:=[.$J$7]*([.$A20]-1) + [.$J$6]" office:value-type="float" office:value="0" calcext:value-type="float">
            <text:p>0</text:p>
          </table:table-cell>
          <table:table-cell table:formula="of:=FLOOR([.$A20]/[.$J$11])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1]^[.$J$2] + [.$J$3]*([.$A21]-1)+[.$J$1]" office:value-type="float" office:value="8104" calcext:value-type="float">
            <text:p>8104</text:p>
          </table:table-cell>
          <table:table-cell table:formula="of:=[.$C20]+[.$B20]" office:value-type="float" office:value="37126" calcext:value-type="float">
            <text:p>37126</text:p>
          </table:table-cell>
          <table:table-cell table:formula="of:=[.$J$9]*([.$A21]-1) + [.$J$8]+FLOOR([.$A21]/[.$J$10])" office:value-type="float" office:value="26" calcext:value-type="float">
            <text:p>26</text:p>
          </table:table-cell>
          <table:table-cell table:formula="of:=[.$J$5]*([.$A21]-1) + [.$J$4]" office:value-type="float" office:value="530" calcext:value-type="float">
            <text:p>530</text:p>
          </table:table-cell>
          <table:table-cell table:formula="of:=[.$J$7]*([.$A21]-1) + [.$J$6]" office:value-type="float" office:value="0" calcext:value-type="float">
            <text:p>0</text:p>
          </table:table-cell>
          <table:table-cell table:formula="of:=FLOOR([.$A21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2]^[.$J$2] + [.$J$3]*([.$A22]-1)+[.$J$1]" office:value-type="float" office:value="9370" calcext:value-type="float">
            <text:p>9370</text:p>
          </table:table-cell>
          <table:table-cell table:formula="of:=[.$C21]+[.$B21]" office:value-type="float" office:value="45230" calcext:value-type="float">
            <text:p>45230</text:p>
          </table:table-cell>
          <table:table-cell table:formula="of:=[.$J$9]*([.$A22]-1) + [.$J$8]+FLOOR([.$A22]/[.$J$10])" office:value-type="float" office:value="27" calcext:value-type="float">
            <text:p>27</text:p>
          </table:table-cell>
          <table:table-cell table:formula="of:=[.$J$5]*([.$A22]-1) + [.$J$4]" office:value-type="float" office:value="550" calcext:value-type="float">
            <text:p>550</text:p>
          </table:table-cell>
          <table:table-cell table:formula="of:=[.$J$7]*([.$A22]-1) + [.$J$6]" office:value-type="float" office:value="0" calcext:value-type="float">
            <text:p>0</text:p>
          </table:table-cell>
          <table:table-cell table:formula="of:=FLOOR([.$A22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3]^[.$J$2] + [.$J$3]*([.$A23]-1)+[.$J$1]" office:value-type="float" office:value="10762" calcext:value-type="float">
            <text:p>10762</text:p>
          </table:table-cell>
          <table:table-cell table:formula="of:=[.$C22]+[.$B22]" office:value-type="float" office:value="54600" calcext:value-type="float">
            <text:p>54600</text:p>
          </table:table-cell>
          <table:table-cell table:formula="of:=[.$J$9]*([.$A23]-1) + [.$J$8]+FLOOR([.$A23]/[.$J$10])" office:value-type="float" office:value="28" calcext:value-type="float">
            <text:p>28</text:p>
          </table:table-cell>
          <table:table-cell table:formula="of:=[.$J$5]*([.$A23]-1) + [.$J$4]" office:value-type="float" office:value="570" calcext:value-type="float">
            <text:p>570</text:p>
          </table:table-cell>
          <table:table-cell table:formula="of:=[.$J$7]*([.$A23]-1) + [.$J$6]" office:value-type="float" office:value="0" calcext:value-type="float">
            <text:p>0</text:p>
          </table:table-cell>
          <table:table-cell table:formula="of:=FLOOR([.$A23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4]^[.$J$2] + [.$J$3]*([.$A24]-1)+[.$J$1]" office:value-type="float" office:value="12286" calcext:value-type="float">
            <text:p>12286</text:p>
          </table:table-cell>
          <table:table-cell table:formula="of:=[.$C23]+[.$B23]" office:value-type="float" office:value="65362" calcext:value-type="float">
            <text:p>65362</text:p>
          </table:table-cell>
          <table:table-cell table:formula="of:=[.$J$9]*([.$A24]-1) + [.$J$8]+FLOOR([.$A24]/[.$J$10])" office:value-type="float" office:value="29" calcext:value-type="float">
            <text:p>29</text:p>
          </table:table-cell>
          <table:table-cell table:formula="of:=[.$J$5]*([.$A24]-1) + [.$J$4]" office:value-type="float" office:value="590" calcext:value-type="float">
            <text:p>590</text:p>
          </table:table-cell>
          <table:table-cell table:formula="of:=[.$J$7]*([.$A24]-1) + [.$J$6]" office:value-type="float" office:value="0" calcext:value-type="float">
            <text:p>0</text:p>
          </table:table-cell>
          <table:table-cell table:formula="of:=FLOOR([.$A24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5]^[.$J$2] + [.$J$3]*([.$A25]-1)+[.$J$1]" office:value-type="float" office:value="13948" calcext:value-type="float">
            <text:p>13948</text:p>
          </table:table-cell>
          <table:table-cell table:formula="of:=[.$C24]+[.$B24]" office:value-type="float" office:value="77648" calcext:value-type="float">
            <text:p>77648</text:p>
          </table:table-cell>
          <table:table-cell table:formula="of:=[.$J$9]*([.$A25]-1) + [.$J$8]+FLOOR([.$A25]/[.$J$10])" office:value-type="float" office:value="30" calcext:value-type="float">
            <text:p>30</text:p>
          </table:table-cell>
          <table:table-cell table:formula="of:=[.$J$5]*([.$A25]-1) + [.$J$4]" office:value-type="float" office:value="610" calcext:value-type="float">
            <text:p>610</text:p>
          </table:table-cell>
          <table:table-cell table:formula="of:=[.$J$7]*([.$A25]-1) + [.$J$6]" office:value-type="float" office:value="0" calcext:value-type="float">
            <text:p>0</text:p>
          </table:table-cell>
          <table:table-cell table:formula="of:=FLOOR([.$A25]/[.$J$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26]^[.$J$2] + [.$J$3]*([.$A26]-1)+[.$J$1]" office:value-type="float" office:value="15754" calcext:value-type="float">
            <text:p>15754</text:p>
          </table:table-cell>
          <table:table-cell table:formula="of:=[.$C25]+[.$B25]" office:value-type="float" office:value="91596" calcext:value-type="float">
            <text:p>91596</text:p>
          </table:table-cell>
          <table:table-cell table:formula="of:=[.$J$9]*([.$A26]-1) + [.$J$8]+FLOOR([.$A26]/[.$J$10])" office:value-type="float" office:value="32" calcext:value-type="float">
            <text:p>32</text:p>
          </table:table-cell>
          <table:table-cell table:formula="of:=[.$J$5]*([.$A26]-1) + [.$J$4]" office:value-type="float" office:value="630" calcext:value-type="float">
            <text:p>630</text:p>
          </table:table-cell>
          <table:table-cell table:formula="of:=[.$J$7]*([.$A26]-1) + [.$J$6]" office:value-type="float" office:value="0" calcext:value-type="float">
            <text:p>0</text:p>
          </table:table-cell>
          <table:table-cell table:formula="of:=FLOOR([.$A26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27]^[.$J$2] + [.$J$3]*([.$A27]-1)+[.$J$1]" office:value-type="float" office:value="17710" calcext:value-type="float">
            <text:p>17710</text:p>
          </table:table-cell>
          <table:table-cell table:formula="of:=[.$C26]+[.$B26]" office:value-type="float" office:value="107350" calcext:value-type="float">
            <text:p>107350</text:p>
          </table:table-cell>
          <table:table-cell table:formula="of:=[.$J$9]*([.$A27]-1) + [.$J$8]+FLOOR([.$A27]/[.$J$10])" office:value-type="float" office:value="33" calcext:value-type="float">
            <text:p>33</text:p>
          </table:table-cell>
          <table:table-cell table:formula="of:=[.$J$5]*([.$A27]-1) + [.$J$4]" office:value-type="float" office:value="650" calcext:value-type="float">
            <text:p>650</text:p>
          </table:table-cell>
          <table:table-cell table:formula="of:=[.$J$7]*([.$A27]-1) + [.$J$6]" office:value-type="float" office:value="0" calcext:value-type="float">
            <text:p>0</text:p>
          </table:table-cell>
          <table:table-cell table:formula="of:=FLOOR([.$A27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28]^[.$J$2] + [.$J$3]*([.$A28]-1)+[.$J$1]" office:value-type="float" office:value="19822" calcext:value-type="float">
            <text:p>19822</text:p>
          </table:table-cell>
          <table:table-cell table:formula="of:=[.$C27]+[.$B27]" office:value-type="float" office:value="125060" calcext:value-type="float">
            <text:p>125060</text:p>
          </table:table-cell>
          <table:table-cell table:formula="of:=[.$J$9]*([.$A28]-1) + [.$J$8]+FLOOR([.$A28]/[.$J$10])" office:value-type="float" office:value="34" calcext:value-type="float">
            <text:p>34</text:p>
          </table:table-cell>
          <table:table-cell table:formula="of:=[.$J$5]*([.$A28]-1) + [.$J$4]" office:value-type="float" office:value="670" calcext:value-type="float">
            <text:p>670</text:p>
          </table:table-cell>
          <table:table-cell table:formula="of:=[.$J$7]*([.$A28]-1) + [.$J$6]" office:value-type="float" office:value="0" calcext:value-type="float">
            <text:p>0</text:p>
          </table:table-cell>
          <table:table-cell table:formula="of:=FLOOR([.$A28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29]^[.$J$2] + [.$J$3]*([.$A29]-1)+[.$J$1]" office:value-type="float" office:value="22096" calcext:value-type="float">
            <text:p>22096</text:p>
          </table:table-cell>
          <table:table-cell table:formula="of:=[.$C28]+[.$B28]" office:value-type="float" office:value="144882" calcext:value-type="float">
            <text:p>144882</text:p>
          </table:table-cell>
          <table:table-cell table:formula="of:=[.$J$9]*([.$A29]-1) + [.$J$8]+FLOOR([.$A29]/[.$J$10])" office:value-type="float" office:value="35" calcext:value-type="float">
            <text:p>35</text:p>
          </table:table-cell>
          <table:table-cell table:formula="of:=[.$J$5]*([.$A29]-1) + [.$J$4]" office:value-type="float" office:value="690" calcext:value-type="float">
            <text:p>690</text:p>
          </table:table-cell>
          <table:table-cell table:formula="of:=[.$J$7]*([.$A29]-1) + [.$J$6]" office:value-type="float" office:value="0" calcext:value-type="float">
            <text:p>0</text:p>
          </table:table-cell>
          <table:table-cell table:formula="of:=FLOOR([.$A29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0]^[.$J$2] + [.$J$3]*([.$A30]-1)+[.$J$1]" office:value-type="float" office:value="24538" calcext:value-type="float">
            <text:p>24538</text:p>
          </table:table-cell>
          <table:table-cell table:formula="of:=[.$C29]+[.$B29]" office:value-type="float" office:value="166978" calcext:value-type="float">
            <text:p>166978</text:p>
          </table:table-cell>
          <table:table-cell table:formula="of:=[.$J$9]*([.$A30]-1) + [.$J$8]+FLOOR([.$A30]/[.$J$10])" office:value-type="float" office:value="36" calcext:value-type="float">
            <text:p>36</text:p>
          </table:table-cell>
          <table:table-cell table:formula="of:=[.$J$5]*([.$A30]-1) + [.$J$4]" office:value-type="float" office:value="710" calcext:value-type="float">
            <text:p>710</text:p>
          </table:table-cell>
          <table:table-cell table:formula="of:=[.$J$7]*([.$A30]-1) + [.$J$6]" office:value-type="float" office:value="0" calcext:value-type="float">
            <text:p>0</text:p>
          </table:table-cell>
          <table:table-cell table:formula="of:=FLOOR([.$A30]/[.$J$11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1]^[.$J$2] + [.$J$3]*([.$A31]-1)+[.$J$1]" office:value-type="float" office:value="27154" calcext:value-type="float">
            <text:p>27154</text:p>
          </table:table-cell>
          <table:table-cell table:formula="of:=[.$C30]+[.$B30]" office:value-type="float" office:value="191516" calcext:value-type="float">
            <text:p>191516</text:p>
          </table:table-cell>
          <table:table-cell table:formula="of:=[.$J$9]*([.$A31]-1) + [.$J$8]+FLOOR([.$A31]/[.$J$10])" office:value-type="float" office:value="38" calcext:value-type="float">
            <text:p>38</text:p>
          </table:table-cell>
          <table:table-cell table:formula="of:=[.$J$5]*([.$A31]-1) + [.$J$4]" office:value-type="float" office:value="730" calcext:value-type="float">
            <text:p>730</text:p>
          </table:table-cell>
          <table:table-cell table:formula="of:=[.$J$7]*([.$A31]-1) + [.$J$6]" office:value-type="float" office:value="0" calcext:value-type="float">
            <text:p>0</text:p>
          </table:table-cell>
          <table:table-cell table:formula="of:=FLOOR([.$A31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32]^[.$J$2] + [.$J$3]*([.$A32]-1)+[.$J$1]" office:value-type="float" office:value="29950" calcext:value-type="float">
            <text:p>29950</text:p>
          </table:table-cell>
          <table:table-cell table:formula="of:=[.$C31]+[.$B31]" office:value-type="float" office:value="218670" calcext:value-type="float">
            <text:p>218670</text:p>
          </table:table-cell>
          <table:table-cell table:formula="of:=[.$J$9]*([.$A32]-1) + [.$J$8]+FLOOR([.$A32]/[.$J$10])" office:value-type="float" office:value="39" calcext:value-type="float">
            <text:p>39</text:p>
          </table:table-cell>
          <table:table-cell table:formula="of:=[.$J$5]*([.$A32]-1) + [.$J$4]" office:value-type="float" office:value="750" calcext:value-type="float">
            <text:p>750</text:p>
          </table:table-cell>
          <table:table-cell table:formula="of:=[.$J$7]*([.$A32]-1) + [.$J$6]" office:value-type="float" office:value="0" calcext:value-type="float">
            <text:p>0</text:p>
          </table:table-cell>
          <table:table-cell table:formula="of:=FLOOR([.$A32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33]^[.$J$2] + [.$J$3]*([.$A33]-1)+[.$J$1]" office:value-type="float" office:value="32932" calcext:value-type="float">
            <text:p>32932</text:p>
          </table:table-cell>
          <table:table-cell table:formula="of:=[.$C32]+[.$B32]" office:value-type="float" office:value="248620" calcext:value-type="float">
            <text:p>248620</text:p>
          </table:table-cell>
          <table:table-cell table:formula="of:=[.$J$9]*([.$A33]-1) + [.$J$8]+FLOOR([.$A33]/[.$J$10])" office:value-type="float" office:value="40" calcext:value-type="float">
            <text:p>40</text:p>
          </table:table-cell>
          <table:table-cell table:formula="of:=[.$J$5]*([.$A33]-1) + [.$J$4]" office:value-type="float" office:value="770" calcext:value-type="float">
            <text:p>770</text:p>
          </table:table-cell>
          <table:table-cell table:formula="of:=[.$J$7]*([.$A33]-1) + [.$J$6]" office:value-type="float" office:value="0" calcext:value-type="float">
            <text:p>0</text:p>
          </table:table-cell>
          <table:table-cell table:formula="of:=FLOOR([.$A33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34]^[.$J$2] + [.$J$3]*([.$A34]-1)+[.$J$1]" office:value-type="float" office:value="36106" calcext:value-type="float">
            <text:p>36106</text:p>
          </table:table-cell>
          <table:table-cell table:formula="of:=[.$C33]+[.$B33]" office:value-type="float" office:value="281552" calcext:value-type="float">
            <text:p>281552</text:p>
          </table:table-cell>
          <table:table-cell table:formula="of:=[.$J$9]*([.$A34]-1) + [.$J$8]+FLOOR([.$A34]/[.$J$10])" office:value-type="float" office:value="41" calcext:value-type="float">
            <text:p>41</text:p>
          </table:table-cell>
          <table:table-cell table:formula="of:=[.$J$5]*([.$A34]-1) + [.$J$4]" office:value-type="float" office:value="790" calcext:value-type="float">
            <text:p>790</text:p>
          </table:table-cell>
          <table:table-cell table:formula="of:=[.$J$7]*([.$A34]-1) + [.$J$6]" office:value-type="float" office:value="0" calcext:value-type="float">
            <text:p>0</text:p>
          </table:table-cell>
          <table:table-cell table:formula="of:=FLOOR([.$A34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35]^[.$J$2] + [.$J$3]*([.$A35]-1)+[.$J$1]" office:value-type="float" office:value="39478" calcext:value-type="float">
            <text:p>39478</text:p>
          </table:table-cell>
          <table:table-cell table:formula="of:=[.$C34]+[.$B34]" office:value-type="float" office:value="317658" calcext:value-type="float">
            <text:p>317658</text:p>
          </table:table-cell>
          <table:table-cell table:formula="of:=[.$J$9]*([.$A35]-1) + [.$J$8]+FLOOR([.$A35]/[.$J$10])" office:value-type="float" office:value="42" calcext:value-type="float">
            <text:p>42</text:p>
          </table:table-cell>
          <table:table-cell table:formula="of:=[.$J$5]*([.$A35]-1) + [.$J$4]" office:value-type="float" office:value="810" calcext:value-type="float">
            <text:p>810</text:p>
          </table:table-cell>
          <table:table-cell table:formula="of:=[.$J$7]*([.$A35]-1) + [.$J$6]" office:value-type="float" office:value="0" calcext:value-type="float">
            <text:p>0</text:p>
          </table:table-cell>
          <table:table-cell table:formula="of:=FLOOR([.$A35]/[.$J$11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36]^[.$J$2] + [.$J$3]*([.$A36]-1)+[.$J$1]" office:value-type="float" office:value="43054" calcext:value-type="float">
            <text:p>43054</text:p>
          </table:table-cell>
          <table:table-cell table:formula="of:=[.$C35]+[.$B35]" office:value-type="float" office:value="357136" calcext:value-type="float">
            <text:p>357136</text:p>
          </table:table-cell>
          <table:table-cell table:formula="of:=[.$J$9]*([.$A36]-1) + [.$J$8]+FLOOR([.$A36]/[.$J$10])" office:value-type="float" office:value="44" calcext:value-type="float">
            <text:p>44</text:p>
          </table:table-cell>
          <table:table-cell table:formula="of:=[.$J$5]*([.$A36]-1) + [.$J$4]" office:value-type="float" office:value="830" calcext:value-type="float">
            <text:p>830</text:p>
          </table:table-cell>
          <table:table-cell table:formula="of:=[.$J$7]*([.$A36]-1) + [.$J$6]" office:value-type="float" office:value="0" calcext:value-type="float">
            <text:p>0</text:p>
          </table:table-cell>
          <table:table-cell table:formula="of:=FLOOR([.$A36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37]^[.$J$2] + [.$J$3]*([.$A37]-1)+[.$J$1]" office:value-type="float" office:value="46840" calcext:value-type="float">
            <text:p>46840</text:p>
          </table:table-cell>
          <table:table-cell table:formula="of:=[.$C36]+[.$B36]" office:value-type="float" office:value="400190" calcext:value-type="float">
            <text:p>400190</text:p>
          </table:table-cell>
          <table:table-cell table:formula="of:=[.$J$9]*([.$A37]-1) + [.$J$8]+FLOOR([.$A37]/[.$J$10])" office:value-type="float" office:value="45" calcext:value-type="float">
            <text:p>45</text:p>
          </table:table-cell>
          <table:table-cell table:formula="of:=[.$J$5]*([.$A37]-1) + [.$J$4]" office:value-type="float" office:value="850" calcext:value-type="float">
            <text:p>850</text:p>
          </table:table-cell>
          <table:table-cell table:formula="of:=[.$J$7]*([.$A37]-1) + [.$J$6]" office:value-type="float" office:value="0" calcext:value-type="float">
            <text:p>0</text:p>
          </table:table-cell>
          <table:table-cell table:formula="of:=FLOOR([.$A37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38]^[.$J$2] + [.$J$3]*([.$A38]-1)+[.$J$1]" office:value-type="float" office:value="50842" calcext:value-type="float">
            <text:p>50842</text:p>
          </table:table-cell>
          <table:table-cell table:formula="of:=[.$C37]+[.$B37]" office:value-type="float" office:value="447030" calcext:value-type="float">
            <text:p>447030</text:p>
          </table:table-cell>
          <table:table-cell table:formula="of:=[.$J$9]*([.$A38]-1) + [.$J$8]+FLOOR([.$A38]/[.$J$10])" office:value-type="float" office:value="46" calcext:value-type="float">
            <text:p>46</text:p>
          </table:table-cell>
          <table:table-cell table:formula="of:=[.$J$5]*([.$A38]-1) + [.$J$4]" office:value-type="float" office:value="870" calcext:value-type="float">
            <text:p>870</text:p>
          </table:table-cell>
          <table:table-cell table:formula="of:=[.$J$7]*([.$A38]-1) + [.$J$6]" office:value-type="float" office:value="0" calcext:value-type="float">
            <text:p>0</text:p>
          </table:table-cell>
          <table:table-cell table:formula="of:=FLOOR([.$A38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39]^[.$J$2] + [.$J$3]*([.$A39]-1)+[.$J$1]" office:value-type="float" office:value="55066" calcext:value-type="float">
            <text:p>55066</text:p>
          </table:table-cell>
          <table:table-cell table:formula="of:=[.$C38]+[.$B38]" office:value-type="float" office:value="497872" calcext:value-type="float">
            <text:p>497872</text:p>
          </table:table-cell>
          <table:table-cell table:formula="of:=[.$J$9]*([.$A39]-1) + [.$J$8]+FLOOR([.$A39]/[.$J$10])" office:value-type="float" office:value="47" calcext:value-type="float">
            <text:p>47</text:p>
          </table:table-cell>
          <table:table-cell table:formula="of:=[.$J$5]*([.$A39]-1) + [.$J$4]" office:value-type="float" office:value="890" calcext:value-type="float">
            <text:p>890</text:p>
          </table:table-cell>
          <table:table-cell table:formula="of:=[.$J$7]*([.$A39]-1) + [.$J$6]" office:value-type="float" office:value="0" calcext:value-type="float">
            <text:p>0</text:p>
          </table:table-cell>
          <table:table-cell table:formula="of:=FLOOR([.$A39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40]^[.$J$2] + [.$J$3]*([.$A40]-1)+[.$J$1]" office:value-type="float" office:value="59518" calcext:value-type="float">
            <text:p>59518</text:p>
          </table:table-cell>
          <table:table-cell table:formula="of:=[.$C39]+[.$B39]" office:value-type="float" office:value="552938" calcext:value-type="float">
            <text:p>552938</text:p>
          </table:table-cell>
          <table:table-cell table:formula="of:=[.$J$9]*([.$A40]-1) + [.$J$8]+FLOOR([.$A40]/[.$J$10])" office:value-type="float" office:value="48" calcext:value-type="float">
            <text:p>48</text:p>
          </table:table-cell>
          <table:table-cell table:formula="of:=[.$J$5]*([.$A40]-1) + [.$J$4]" office:value-type="float" office:value="910" calcext:value-type="float">
            <text:p>910</text:p>
          </table:table-cell>
          <table:table-cell table:formula="of:=[.$J$7]*([.$A40]-1) + [.$J$6]" office:value-type="float" office:value="0" calcext:value-type="float">
            <text:p>0</text:p>
          </table:table-cell>
          <table:table-cell table:formula="of:=FLOOR([.$A40]/[.$J$11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41]^[.$J$2] + [.$J$3]*([.$A41]-1)+[.$J$1]" office:value-type="float" office:value="64204" calcext:value-type="float">
            <text:p>64204</text:p>
          </table:table-cell>
          <table:table-cell table:formula="of:=[.$C40]+[.$B40]" office:value-type="float" office:value="612456" calcext:value-type="float">
            <text:p>612456</text:p>
          </table:table-cell>
          <table:table-cell table:formula="of:=[.$J$9]*([.$A41]-1) + [.$J$8]+FLOOR([.$A41]/[.$J$10])" office:value-type="float" office:value="50" calcext:value-type="float">
            <text:p>50</text:p>
          </table:table-cell>
          <table:table-cell table:formula="of:=[.$J$5]*([.$A41]-1) + [.$J$4]" office:value-type="float" office:value="930" calcext:value-type="float">
            <text:p>930</text:p>
          </table:table-cell>
          <table:table-cell table:formula="of:=[.$J$7]*([.$A41]-1) + [.$J$6]" office:value-type="float" office:value="0" calcext:value-type="float">
            <text:p>0</text:p>
          </table:table-cell>
          <table:table-cell table:formula="of:=FLOOR([.$A41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A42]^[.$J$2] + [.$J$3]*([.$A42]-1)+[.$J$1]" office:value-type="float" office:value="69130" calcext:value-type="float">
            <text:p>69130</text:p>
          </table:table-cell>
          <table:table-cell table:formula="of:=[.$C41]+[.$B41]" office:value-type="float" office:value="676660" calcext:value-type="float">
            <text:p>676660</text:p>
          </table:table-cell>
          <table:table-cell table:formula="of:=[.$J$9]*([.$A42]-1) + [.$J$8]+FLOOR([.$A42]/[.$J$10])" office:value-type="float" office:value="51" calcext:value-type="float">
            <text:p>51</text:p>
          </table:table-cell>
          <table:table-cell table:formula="of:=[.$J$5]*([.$A42]-1) + [.$J$4]" office:value-type="float" office:value="950" calcext:value-type="float">
            <text:p>950</text:p>
          </table:table-cell>
          <table:table-cell table:formula="of:=[.$J$7]*([.$A42]-1) + [.$J$6]" office:value-type="float" office:value="0" calcext:value-type="float">
            <text:p>0</text:p>
          </table:table-cell>
          <table:table-cell table:formula="of:=FLOOR([.$A42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A43]^[.$J$2] + [.$J$3]*([.$A43]-1)+[.$J$1]" office:value-type="float" office:value="74302" calcext:value-type="float">
            <text:p>74302</text:p>
          </table:table-cell>
          <table:table-cell table:formula="of:=[.$C42]+[.$B42]" office:value-type="float" office:value="745790" calcext:value-type="float">
            <text:p>745790</text:p>
          </table:table-cell>
          <table:table-cell table:formula="of:=[.$J$9]*([.$A43]-1) + [.$J$8]+FLOOR([.$A43]/[.$J$10])" office:value-type="float" office:value="52" calcext:value-type="float">
            <text:p>52</text:p>
          </table:table-cell>
          <table:table-cell table:formula="of:=[.$J$5]*([.$A43]-1) + [.$J$4]" office:value-type="float" office:value="970" calcext:value-type="float">
            <text:p>970</text:p>
          </table:table-cell>
          <table:table-cell table:formula="of:=[.$J$7]*([.$A43]-1) + [.$J$6]" office:value-type="float" office:value="0" calcext:value-type="float">
            <text:p>0</text:p>
          </table:table-cell>
          <table:table-cell table:formula="of:=FLOOR([.$A43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A44]^[.$J$2] + [.$J$3]*([.$A44]-1)+[.$J$1]" office:value-type="float" office:value="79726" calcext:value-type="float">
            <text:p>79726</text:p>
          </table:table-cell>
          <table:table-cell table:formula="of:=[.$C43]+[.$B43]" office:value-type="float" office:value="820092" calcext:value-type="float">
            <text:p>820092</text:p>
          </table:table-cell>
          <table:table-cell table:formula="of:=[.$J$9]*([.$A44]-1) + [.$J$8]+FLOOR([.$A44]/[.$J$10])" office:value-type="float" office:value="53" calcext:value-type="float">
            <text:p>53</text:p>
          </table:table-cell>
          <table:table-cell table:formula="of:=[.$J$5]*([.$A44]-1) + [.$J$4]" office:value-type="float" office:value="990" calcext:value-type="float">
            <text:p>990</text:p>
          </table:table-cell>
          <table:table-cell table:formula="of:=[.$J$7]*([.$A44]-1) + [.$J$6]" office:value-type="float" office:value="0" calcext:value-type="float">
            <text:p>0</text:p>
          </table:table-cell>
          <table:table-cell table:formula="of:=FLOOR([.$A44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A45]^[.$J$2] + [.$J$3]*([.$A45]-1)+[.$J$1]" office:value-type="float" office:value="85408" calcext:value-type="float">
            <text:p>85408</text:p>
          </table:table-cell>
          <table:table-cell table:formula="of:=[.$C44]+[.$B44]" office:value-type="float" office:value="899818" calcext:value-type="float">
            <text:p>899818</text:p>
          </table:table-cell>
          <table:table-cell table:formula="of:=[.$J$9]*([.$A45]-1) + [.$J$8]+FLOOR([.$A45]/[.$J$10])" office:value-type="float" office:value="54" calcext:value-type="float">
            <text:p>54</text:p>
          </table:table-cell>
          <table:table-cell table:formula="of:=[.$J$5]*([.$A45]-1) + [.$J$4]" office:value-type="float" office:value="1010" calcext:value-type="float">
            <text:p>1010</text:p>
          </table:table-cell>
          <table:table-cell table:formula="of:=[.$J$7]*([.$A45]-1) + [.$J$6]" office:value-type="float" office:value="0" calcext:value-type="float">
            <text:p>0</text:p>
          </table:table-cell>
          <table:table-cell table:formula="of:=FLOOR([.$A45]/[.$J$11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46]^[.$J$2] + [.$J$3]*([.$A46]-1)+[.$J$1]" office:value-type="float" office:value="91354" calcext:value-type="float">
            <text:p>91354</text:p>
          </table:table-cell>
          <table:table-cell table:formula="of:=[.$C45]+[.$B45]" office:value-type="float" office:value="985226" calcext:value-type="float">
            <text:p>985226</text:p>
          </table:table-cell>
          <table:table-cell table:formula="of:=[.$J$9]*([.$A46]-1) + [.$J$8]+FLOOR([.$A46]/[.$J$10])" office:value-type="float" office:value="56" calcext:value-type="float">
            <text:p>56</text:p>
          </table:table-cell>
          <table:table-cell table:formula="of:=[.$J$5]*([.$A46]-1) + [.$J$4]" office:value-type="float" office:value="1030" calcext:value-type="float">
            <text:p>1030</text:p>
          </table:table-cell>
          <table:table-cell table:formula="of:=[.$J$7]*([.$A46]-1) + [.$J$6]" office:value-type="float" office:value="0" calcext:value-type="float">
            <text:p>0</text:p>
          </table:table-cell>
          <table:table-cell table:formula="of:=FLOOR([.$A46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A47]^[.$J$2] + [.$J$3]*([.$A47]-1)+[.$J$1]" office:value-type="float" office:value="97570" calcext:value-type="float">
            <text:p>97570</text:p>
          </table:table-cell>
          <table:table-cell table:formula="of:=[.$C46]+[.$B46]" office:value-type="float" office:value="1076580" calcext:value-type="float">
            <text:p>1076580</text:p>
          </table:table-cell>
          <table:table-cell table:formula="of:=[.$J$9]*([.$A47]-1) + [.$J$8]+FLOOR([.$A47]/[.$J$10])" office:value-type="float" office:value="57" calcext:value-type="float">
            <text:p>57</text:p>
          </table:table-cell>
          <table:table-cell table:formula="of:=[.$J$5]*([.$A47]-1) + [.$J$4]" office:value-type="float" office:value="1050" calcext:value-type="float">
            <text:p>1050</text:p>
          </table:table-cell>
          <table:table-cell table:formula="of:=[.$J$7]*([.$A47]-1) + [.$J$6]" office:value-type="float" office:value="0" calcext:value-type="float">
            <text:p>0</text:p>
          </table:table-cell>
          <table:table-cell table:formula="of:=FLOOR([.$A47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A48]^[.$J$2] + [.$J$3]*([.$A48]-1)+[.$J$1]" office:value-type="float" office:value="104062" calcext:value-type="float">
            <text:p>104062</text:p>
          </table:table-cell>
          <table:table-cell table:formula="of:=[.$C47]+[.$B47]" office:value-type="float" office:value="1174150" calcext:value-type="float">
            <text:p>1174150</text:p>
          </table:table-cell>
          <table:table-cell table:formula="of:=[.$J$9]*([.$A48]-1) + [.$J$8]+FLOOR([.$A48]/[.$J$10])" office:value-type="float" office:value="58" calcext:value-type="float">
            <text:p>58</text:p>
          </table:table-cell>
          <table:table-cell table:formula="of:=[.$J$5]*([.$A48]-1) + [.$J$4]" office:value-type="float" office:value="1070" calcext:value-type="float">
            <text:p>1070</text:p>
          </table:table-cell>
          <table:table-cell table:formula="of:=[.$J$7]*([.$A48]-1) + [.$J$6]" office:value-type="float" office:value="0" calcext:value-type="float">
            <text:p>0</text:p>
          </table:table-cell>
          <table:table-cell table:formula="of:=FLOOR([.$A48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A49]^[.$J$2] + [.$J$3]*([.$A49]-1)+[.$J$1]" office:value-type="float" office:value="110836" calcext:value-type="float">
            <text:p>110836</text:p>
          </table:table-cell>
          <table:table-cell table:formula="of:=[.$C48]+[.$B48]" office:value-type="float" office:value="1278212" calcext:value-type="float">
            <text:p>1278212</text:p>
          </table:table-cell>
          <table:table-cell table:formula="of:=[.$J$9]*([.$A49]-1) + [.$J$8]+FLOOR([.$A49]/[.$J$10])" office:value-type="float" office:value="59" calcext:value-type="float">
            <text:p>59</text:p>
          </table:table-cell>
          <table:table-cell table:formula="of:=[.$J$5]*([.$A49]-1) + [.$J$4]" office:value-type="float" office:value="1090" calcext:value-type="float">
            <text:p>1090</text:p>
          </table:table-cell>
          <table:table-cell table:formula="of:=[.$J$7]*([.$A49]-1) + [.$J$6]" office:value-type="float" office:value="0" calcext:value-type="float">
            <text:p>0</text:p>
          </table:table-cell>
          <table:table-cell table:formula="of:=FLOOR([.$A49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A50]^[.$J$2] + [.$J$3]*([.$A50]-1)+[.$J$1]" office:value-type="float" office:value="117898" calcext:value-type="float">
            <text:p>117898</text:p>
          </table:table-cell>
          <table:table-cell table:formula="of:=[.$C49]+[.$B49]" office:value-type="float" office:value="1389048" calcext:value-type="float">
            <text:p>1389048</text:p>
          </table:table-cell>
          <table:table-cell table:formula="of:=[.$J$9]*([.$A50]-1) + [.$J$8]+FLOOR([.$A50]/[.$J$10])" office:value-type="float" office:value="60" calcext:value-type="float">
            <text:p>60</text:p>
          </table:table-cell>
          <table:table-cell table:formula="of:=[.$J$5]*([.$A50]-1) + [.$J$4]" office:value-type="float" office:value="1110" calcext:value-type="float">
            <text:p>1110</text:p>
          </table:table-cell>
          <table:table-cell table:formula="of:=[.$J$7]*([.$A50]-1) + [.$J$6]" office:value-type="float" office:value="0" calcext:value-type="float">
            <text:p>0</text:p>
          </table:table-cell>
          <table:table-cell table:formula="of:=FLOOR([.$A50]/[.$J$11])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51]^[.$J$2] + [.$J$3]*([.$A51]-1)+[.$J$1]" office:value-type="float" office:value="125254" calcext:value-type="float">
            <text:p>125254</text:p>
          </table:table-cell>
          <table:table-cell table:formula="of:=[.$C50]+[.$B50]" office:value-type="float" office:value="1506946" calcext:value-type="float">
            <text:p>1506946</text:p>
          </table:table-cell>
          <table:table-cell table:formula="of:=[.$J$9]*([.$A51]-1) + [.$J$8]+FLOOR([.$A51]/[.$J$10])" office:value-type="float" office:value="62" calcext:value-type="float">
            <text:p>62</text:p>
          </table:table-cell>
          <table:table-cell table:formula="of:=[.$J$5]*([.$A51]-1) + [.$J$4]" office:value-type="float" office:value="1130" calcext:value-type="float">
            <text:p>1130</text:p>
          </table:table-cell>
          <table:table-cell table:formula="of:=[.$J$7]*([.$A51]-1) + [.$J$6]" office:value-type="float" office:value="0" calcext:value-type="float">
            <text:p>0</text:p>
          </table:table-cell>
          <table:table-cell table:formula="of:=FLOOR([.$A51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A52]^[.$J$2] + [.$J$3]*([.$A52]-1)+[.$J$1]" office:value-type="float" office:value="132910" calcext:value-type="float">
            <text:p>132910</text:p>
          </table:table-cell>
          <table:table-cell table:formula="of:=[.$C51]+[.$B51]" office:value-type="float" office:value="1632200" calcext:value-type="float">
            <text:p>1632200</text:p>
          </table:table-cell>
          <table:table-cell table:formula="of:=[.$J$9]*([.$A52]-1) + [.$J$8]+FLOOR([.$A52]/[.$J$10])" office:value-type="float" office:value="63" calcext:value-type="float">
            <text:p>63</text:p>
          </table:table-cell>
          <table:table-cell table:formula="of:=[.$J$5]*([.$A52]-1) + [.$J$4]" office:value-type="float" office:value="1150" calcext:value-type="float">
            <text:p>1150</text:p>
          </table:table-cell>
          <table:table-cell table:formula="of:=[.$J$7]*([.$A52]-1) + [.$J$6]" office:value-type="float" office:value="0" calcext:value-type="float">
            <text:p>0</text:p>
          </table:table-cell>
          <table:table-cell table:formula="of:=FLOOR([.$A52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A53]^[.$J$2] + [.$J$3]*([.$A53]-1)+[.$J$1]" office:value-type="float" office:value="140872" calcext:value-type="float">
            <text:p>140872</text:p>
          </table:table-cell>
          <table:table-cell table:formula="of:=[.$C52]+[.$B52]" office:value-type="float" office:value="1765110" calcext:value-type="float">
            <text:p>1765110</text:p>
          </table:table-cell>
          <table:table-cell table:formula="of:=[.$J$9]*([.$A53]-1) + [.$J$8]+FLOOR([.$A53]/[.$J$10])" office:value-type="float" office:value="64" calcext:value-type="float">
            <text:p>64</text:p>
          </table:table-cell>
          <table:table-cell table:formula="of:=[.$J$5]*([.$A53]-1) + [.$J$4]" office:value-type="float" office:value="1170" calcext:value-type="float">
            <text:p>1170</text:p>
          </table:table-cell>
          <table:table-cell table:formula="of:=[.$J$7]*([.$A53]-1) + [.$J$6]" office:value-type="float" office:value="0" calcext:value-type="float">
            <text:p>0</text:p>
          </table:table-cell>
          <table:table-cell table:formula="of:=FLOOR([.$A53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A54]^[.$J$2] + [.$J$3]*([.$A54]-1)+[.$J$1]" office:value-type="float" office:value="149146" calcext:value-type="float">
            <text:p>149146</text:p>
          </table:table-cell>
          <table:table-cell table:formula="of:=[.$C53]+[.$B53]" office:value-type="float" office:value="1905982" calcext:value-type="float">
            <text:p>1905982</text:p>
          </table:table-cell>
          <table:table-cell table:formula="of:=[.$J$9]*([.$A54]-1) + [.$J$8]+FLOOR([.$A54]/[.$J$10])" office:value-type="float" office:value="65" calcext:value-type="float">
            <text:p>65</text:p>
          </table:table-cell>
          <table:table-cell table:formula="of:=[.$J$5]*([.$A54]-1) + [.$J$4]" office:value-type="float" office:value="1190" calcext:value-type="float">
            <text:p>1190</text:p>
          </table:table-cell>
          <table:table-cell table:formula="of:=[.$J$7]*([.$A54]-1) + [.$J$6]" office:value-type="float" office:value="0" calcext:value-type="float">
            <text:p>0</text:p>
          </table:table-cell>
          <table:table-cell table:formula="of:=FLOOR([.$A54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A55]^[.$J$2] + [.$J$3]*([.$A55]-1)+[.$J$1]" office:value-type="float" office:value="157738" calcext:value-type="float">
            <text:p>157738</text:p>
          </table:table-cell>
          <table:table-cell table:formula="of:=[.$C54]+[.$B54]" office:value-type="float" office:value="2055128" calcext:value-type="float">
            <text:p>2055128</text:p>
          </table:table-cell>
          <table:table-cell table:formula="of:=[.$J$9]*([.$A55]-1) + [.$J$8]+FLOOR([.$A55]/[.$J$10])" office:value-type="float" office:value="66" calcext:value-type="float">
            <text:p>66</text:p>
          </table:table-cell>
          <table:table-cell table:formula="of:=[.$J$5]*([.$A55]-1) + [.$J$4]" office:value-type="float" office:value="1210" calcext:value-type="float">
            <text:p>1210</text:p>
          </table:table-cell>
          <table:table-cell table:formula="of:=[.$J$7]*([.$A55]-1) + [.$J$6]" office:value-type="float" office:value="0" calcext:value-type="float">
            <text:p>0</text:p>
          </table:table-cell>
          <table:table-cell table:formula="of:=FLOOR([.$A55]/[.$J$1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6]^[.$J$2] + [.$J$3]*([.$A56]-1)+[.$J$1]" office:value-type="float" office:value="166654" calcext:value-type="float">
            <text:p>166654</text:p>
          </table:table-cell>
          <table:table-cell table:formula="of:=[.$C55]+[.$B55]" office:value-type="float" office:value="2212866" calcext:value-type="float">
            <text:p>2212866</text:p>
          </table:table-cell>
          <table:table-cell table:formula="of:=[.$J$9]*([.$A56]-1) + [.$J$8]+FLOOR([.$A56]/[.$J$10])" office:value-type="float" office:value="68" calcext:value-type="float">
            <text:p>68</text:p>
          </table:table-cell>
          <table:table-cell table:formula="of:=[.$J$5]*([.$A56]-1) + [.$J$4]" office:value-type="float" office:value="1230" calcext:value-type="float">
            <text:p>1230</text:p>
          </table:table-cell>
          <table:table-cell table:formula="of:=[.$J$7]*([.$A56]-1) + [.$J$6]" office:value-type="float" office:value="0" calcext:value-type="float">
            <text:p>0</text:p>
          </table:table-cell>
          <table:table-cell table:formula="of:=FLOOR([.$A56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A57]^[.$J$2] + [.$J$3]*([.$A57]-1)+[.$J$1]" office:value-type="float" office:value="175900" calcext:value-type="float">
            <text:p>175900</text:p>
          </table:table-cell>
          <table:table-cell table:formula="of:=[.$C56]+[.$B56]" office:value-type="float" office:value="2379520" calcext:value-type="float">
            <text:p>2379520</text:p>
          </table:table-cell>
          <table:table-cell table:formula="of:=[.$J$9]*([.$A57]-1) + [.$J$8]+FLOOR([.$A57]/[.$J$10])" office:value-type="float" office:value="69" calcext:value-type="float">
            <text:p>69</text:p>
          </table:table-cell>
          <table:table-cell table:formula="of:=[.$J$5]*([.$A57]-1) + [.$J$4]" office:value-type="float" office:value="1250" calcext:value-type="float">
            <text:p>1250</text:p>
          </table:table-cell>
          <table:table-cell table:formula="of:=[.$J$7]*([.$A57]-1) + [.$J$6]" office:value-type="float" office:value="0" calcext:value-type="float">
            <text:p>0</text:p>
          </table:table-cell>
          <table:table-cell table:formula="of:=FLOOR([.$A57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A58]^[.$J$2] + [.$J$3]*([.$A58]-1)+[.$J$1]" office:value-type="float" office:value="185482" calcext:value-type="float">
            <text:p>185482</text:p>
          </table:table-cell>
          <table:table-cell table:formula="of:=[.$C57]+[.$B57]" office:value-type="float" office:value="2555420" calcext:value-type="float">
            <text:p>2555420</text:p>
          </table:table-cell>
          <table:table-cell table:formula="of:=[.$J$9]*([.$A58]-1) + [.$J$8]+FLOOR([.$A58]/[.$J$10])" office:value-type="float" office:value="70" calcext:value-type="float">
            <text:p>70</text:p>
          </table:table-cell>
          <table:table-cell table:formula="of:=[.$J$5]*([.$A58]-1) + [.$J$4]" office:value-type="float" office:value="1270" calcext:value-type="float">
            <text:p>1270</text:p>
          </table:table-cell>
          <table:table-cell table:formula="of:=[.$J$7]*([.$A58]-1) + [.$J$6]" office:value-type="float" office:value="0" calcext:value-type="float">
            <text:p>0</text:p>
          </table:table-cell>
          <table:table-cell table:formula="of:=FLOOR([.$A58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A59]^[.$J$2] + [.$J$3]*([.$A59]-1)+[.$J$1]" office:value-type="float" office:value="195406" calcext:value-type="float">
            <text:p>195406</text:p>
          </table:table-cell>
          <table:table-cell table:formula="of:=[.$C58]+[.$B58]" office:value-type="float" office:value="2740902" calcext:value-type="float">
            <text:p>2740902</text:p>
          </table:table-cell>
          <table:table-cell table:formula="of:=[.$J$9]*([.$A59]-1) + [.$J$8]+FLOOR([.$A59]/[.$J$10])" office:value-type="float" office:value="71" calcext:value-type="float">
            <text:p>71</text:p>
          </table:table-cell>
          <table:table-cell table:formula="of:=[.$J$5]*([.$A59]-1) + [.$J$4]" office:value-type="float" office:value="1290" calcext:value-type="float">
            <text:p>1290</text:p>
          </table:table-cell>
          <table:table-cell table:formula="of:=[.$J$7]*([.$A59]-1) + [.$J$6]" office:value-type="float" office:value="0" calcext:value-type="float">
            <text:p>0</text:p>
          </table:table-cell>
          <table:table-cell table:formula="of:=FLOOR([.$A59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A60]^[.$J$2] + [.$J$3]*([.$A60]-1)+[.$J$1]" office:value-type="float" office:value="205678" calcext:value-type="float">
            <text:p>205678</text:p>
          </table:table-cell>
          <table:table-cell table:formula="of:=[.$C59]+[.$B59]" office:value-type="float" office:value="2936308" calcext:value-type="float">
            <text:p>2936308</text:p>
          </table:table-cell>
          <table:table-cell table:formula="of:=[.$J$9]*([.$A60]-1) + [.$J$8]+FLOOR([.$A60]/[.$J$10])" office:value-type="float" office:value="72" calcext:value-type="float">
            <text:p>72</text:p>
          </table:table-cell>
          <table:table-cell table:formula="of:=[.$J$5]*([.$A60]-1) + [.$J$4]" office:value-type="float" office:value="1310" calcext:value-type="float">
            <text:p>1310</text:p>
          </table:table-cell>
          <table:table-cell table:formula="of:=[.$J$7]*([.$A60]-1) + [.$J$6]" office:value-type="float" office:value="0" calcext:value-type="float">
            <text:p>0</text:p>
          </table:table-cell>
          <table:table-cell table:formula="of:=FLOOR([.$A60]/[.$J$11])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1]^[.$J$2] + [.$J$3]*([.$A61]-1)+[.$J$1]" office:value-type="float" office:value="216304" calcext:value-type="float">
            <text:p>216304</text:p>
          </table:table-cell>
          <table:table-cell table:formula="of:=[.$C60]+[.$B60]" office:value-type="float" office:value="3141986" calcext:value-type="float">
            <text:p>3141986</text:p>
          </table:table-cell>
          <table:table-cell table:formula="of:=[.$J$9]*([.$A61]-1) + [.$J$8]+FLOOR([.$A61]/[.$J$10])" office:value-type="float" office:value="74" calcext:value-type="float">
            <text:p>74</text:p>
          </table:table-cell>
          <table:table-cell table:formula="of:=[.$J$5]*([.$A61]-1) + [.$J$4]" office:value-type="float" office:value="1330" calcext:value-type="float">
            <text:p>1330</text:p>
          </table:table-cell>
          <table:table-cell table:formula="of:=[.$J$7]*([.$A61]-1) + [.$J$6]" office:value-type="float" office:value="0" calcext:value-type="float">
            <text:p>0</text:p>
          </table:table-cell>
          <table:table-cell table:formula="of:=FLOOR([.$A61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A62]^[.$J$2] + [.$J$3]*([.$A62]-1)+[.$J$1]" office:value-type="float" office:value="227290" calcext:value-type="float">
            <text:p>227290</text:p>
          </table:table-cell>
          <table:table-cell table:formula="of:=[.$C61]+[.$B61]" office:value-type="float" office:value="3358290" calcext:value-type="float">
            <text:p>3358290</text:p>
          </table:table-cell>
          <table:table-cell table:formula="of:=[.$J$9]*([.$A62]-1) + [.$J$8]+FLOOR([.$A62]/[.$J$10])" office:value-type="float" office:value="75" calcext:value-type="float">
            <text:p>75</text:p>
          </table:table-cell>
          <table:table-cell table:formula="of:=[.$J$5]*([.$A62]-1) + [.$J$4]" office:value-type="float" office:value="1350" calcext:value-type="float">
            <text:p>1350</text:p>
          </table:table-cell>
          <table:table-cell table:formula="of:=[.$J$7]*([.$A62]-1) + [.$J$6]" office:value-type="float" office:value="0" calcext:value-type="float">
            <text:p>0</text:p>
          </table:table-cell>
          <table:table-cell table:formula="of:=FLOOR([.$A62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A63]^[.$J$2] + [.$J$3]*([.$A63]-1)+[.$J$1]" office:value-type="float" office:value="238642" calcext:value-type="float">
            <text:p>238642</text:p>
          </table:table-cell>
          <table:table-cell table:formula="of:=[.$C62]+[.$B62]" office:value-type="float" office:value="3585580" calcext:value-type="float">
            <text:p>3585580</text:p>
          </table:table-cell>
          <table:table-cell table:formula="of:=[.$J$9]*([.$A63]-1) + [.$J$8]+FLOOR([.$A63]/[.$J$10])" office:value-type="float" office:value="76" calcext:value-type="float">
            <text:p>76</text:p>
          </table:table-cell>
          <table:table-cell table:formula="of:=[.$J$5]*([.$A63]-1) + [.$J$4]" office:value-type="float" office:value="1370" calcext:value-type="float">
            <text:p>1370</text:p>
          </table:table-cell>
          <table:table-cell table:formula="of:=[.$J$7]*([.$A63]-1) + [.$J$6]" office:value-type="float" office:value="0" calcext:value-type="float">
            <text:p>0</text:p>
          </table:table-cell>
          <table:table-cell table:formula="of:=FLOOR([.$A63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A64]^[.$J$2] + [.$J$3]*([.$A64]-1)+[.$J$1]" office:value-type="float" office:value="250366" calcext:value-type="float">
            <text:p>250366</text:p>
          </table:table-cell>
          <table:table-cell table:formula="of:=[.$C63]+[.$B63]" office:value-type="float" office:value="3824222" calcext:value-type="float">
            <text:p>3824222</text:p>
          </table:table-cell>
          <table:table-cell table:formula="of:=[.$J$9]*([.$A64]-1) + [.$J$8]+FLOOR([.$A64]/[.$J$10])" office:value-type="float" office:value="77" calcext:value-type="float">
            <text:p>77</text:p>
          </table:table-cell>
          <table:table-cell table:formula="of:=[.$J$5]*([.$A64]-1) + [.$J$4]" office:value-type="float" office:value="1390" calcext:value-type="float">
            <text:p>1390</text:p>
          </table:table-cell>
          <table:table-cell table:formula="of:=[.$J$7]*([.$A64]-1) + [.$J$6]" office:value-type="float" office:value="0" calcext:value-type="float">
            <text:p>0</text:p>
          </table:table-cell>
          <table:table-cell table:formula="of:=FLOOR([.$A64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A65]^[.$J$2] + [.$J$3]*([.$A65]-1)+[.$J$1]" office:value-type="float" office:value="262468" calcext:value-type="float">
            <text:p>262468</text:p>
          </table:table-cell>
          <table:table-cell table:formula="of:=[.$C64]+[.$B64]" office:value-type="float" office:value="4074588" calcext:value-type="float">
            <text:p>4074588</text:p>
          </table:table-cell>
          <table:table-cell table:formula="of:=[.$J$9]*([.$A65]-1) + [.$J$8]+FLOOR([.$A65]/[.$J$10])" office:value-type="float" office:value="78" calcext:value-type="float">
            <text:p>78</text:p>
          </table:table-cell>
          <table:table-cell table:formula="of:=[.$J$5]*([.$A65]-1) + [.$J$4]" office:value-type="float" office:value="1410" calcext:value-type="float">
            <text:p>1410</text:p>
          </table:table-cell>
          <table:table-cell table:formula="of:=[.$J$7]*([.$A65]-1) + [.$J$6]" office:value-type="float" office:value="0" calcext:value-type="float">
            <text:p>0</text:p>
          </table:table-cell>
          <table:table-cell table:formula="of:=FLOOR([.$A65]/[.$J$11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A66]^[.$J$2] + [.$J$3]*([.$A66]-1)+[.$J$1]" office:value-type="float" office:value="274954" calcext:value-type="float">
            <text:p>274954</text:p>
          </table:table-cell>
          <table:table-cell table:formula="of:=[.$C65]+[.$B65]" office:value-type="float" office:value="4337056" calcext:value-type="float">
            <text:p>4337056</text:p>
          </table:table-cell>
          <table:table-cell table:formula="of:=[.$J$9]*([.$A66]-1) + [.$J$8]+FLOOR([.$A66]/[.$J$10])" office:value-type="float" office:value="80" calcext:value-type="float">
            <text:p>80</text:p>
          </table:table-cell>
          <table:table-cell table:formula="of:=[.$J$5]*([.$A66]-1) + [.$J$4]" office:value-type="float" office:value="1430" calcext:value-type="float">
            <text:p>1430</text:p>
          </table:table-cell>
          <table:table-cell table:formula="of:=[.$J$7]*([.$A66]-1) + [.$J$6]" office:value-type="float" office:value="0" calcext:value-type="float">
            <text:p>0</text:p>
          </table:table-cell>
          <table:table-cell table:formula="of:=FLOOR([.$A66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A67]^[.$J$2] + [.$J$3]*([.$A67]-1)+[.$J$1]" office:value-type="float" office:value="287830" calcext:value-type="float">
            <text:p>287830</text:p>
          </table:table-cell>
          <table:table-cell table:formula="of:=[.$C66]+[.$B66]" office:value-type="float" office:value="4612010" calcext:value-type="float">
            <text:p>4612010</text:p>
          </table:table-cell>
          <table:table-cell table:formula="of:=[.$J$9]*([.$A67]-1) + [.$J$8]+FLOOR([.$A67]/[.$J$10])" office:value-type="float" office:value="81" calcext:value-type="float">
            <text:p>81</text:p>
          </table:table-cell>
          <table:table-cell table:formula="of:=[.$J$5]*([.$A67]-1) + [.$J$4]" office:value-type="float" office:value="1450" calcext:value-type="float">
            <text:p>1450</text:p>
          </table:table-cell>
          <table:table-cell table:formula="of:=[.$J$7]*([.$A67]-1) + [.$J$6]" office:value-type="float" office:value="0" calcext:value-type="float">
            <text:p>0</text:p>
          </table:table-cell>
          <table:table-cell table:formula="of:=FLOOR([.$A67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A68]^[.$J$2] + [.$J$3]*([.$A68]-1)+[.$J$1]" office:value-type="float" office:value="301102" calcext:value-type="float">
            <text:p>301102</text:p>
          </table:table-cell>
          <table:table-cell table:formula="of:=[.$C67]+[.$B67]" office:value-type="float" office:value="4899840" calcext:value-type="float">
            <text:p>4899840</text:p>
          </table:table-cell>
          <table:table-cell table:formula="of:=[.$J$9]*([.$A68]-1) + [.$J$8]+FLOOR([.$A68]/[.$J$10])" office:value-type="float" office:value="82" calcext:value-type="float">
            <text:p>82</text:p>
          </table:table-cell>
          <table:table-cell table:formula="of:=[.$J$5]*([.$A68]-1) + [.$J$4]" office:value-type="float" office:value="1470" calcext:value-type="float">
            <text:p>1470</text:p>
          </table:table-cell>
          <table:table-cell table:formula="of:=[.$J$7]*([.$A68]-1) + [.$J$6]" office:value-type="float" office:value="0" calcext:value-type="float">
            <text:p>0</text:p>
          </table:table-cell>
          <table:table-cell table:formula="of:=FLOOR([.$A68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A69]^[.$J$2] + [.$J$3]*([.$A69]-1)+[.$J$1]" office:value-type="float" office:value="314776" calcext:value-type="float">
            <text:p>314776</text:p>
          </table:table-cell>
          <table:table-cell table:formula="of:=[.$C68]+[.$B68]" office:value-type="float" office:value="5200942" calcext:value-type="float">
            <text:p>5200942</text:p>
          </table:table-cell>
          <table:table-cell table:formula="of:=[.$J$9]*([.$A69]-1) + [.$J$8]+FLOOR([.$A69]/[.$J$10])" office:value-type="float" office:value="83" calcext:value-type="float">
            <text:p>83</text:p>
          </table:table-cell>
          <table:table-cell table:formula="of:=[.$J$5]*([.$A69]-1) + [.$J$4]" office:value-type="float" office:value="1490" calcext:value-type="float">
            <text:p>1490</text:p>
          </table:table-cell>
          <table:table-cell table:formula="of:=[.$J$7]*([.$A69]-1) + [.$J$6]" office:value-type="float" office:value="0" calcext:value-type="float">
            <text:p>0</text:p>
          </table:table-cell>
          <table:table-cell table:formula="of:=FLOOR([.$A69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A70]^[.$J$2] + [.$J$3]*([.$A70]-1)+[.$J$1]" office:value-type="float" office:value="328858" calcext:value-type="float">
            <text:p>328858</text:p>
          </table:table-cell>
          <table:table-cell table:formula="of:=[.$C69]+[.$B69]" office:value-type="float" office:value="5515718" calcext:value-type="float">
            <text:p>5515718</text:p>
          </table:table-cell>
          <table:table-cell table:formula="of:=[.$J$9]*([.$A70]-1) + [.$J$8]+FLOOR([.$A70]/[.$J$10])" office:value-type="float" office:value="84" calcext:value-type="float">
            <text:p>84</text:p>
          </table:table-cell>
          <table:table-cell table:formula="of:=[.$J$5]*([.$A70]-1) + [.$J$4]" office:value-type="float" office:value="1510" calcext:value-type="float">
            <text:p>1510</text:p>
          </table:table-cell>
          <table:table-cell table:formula="of:=[.$J$7]*([.$A70]-1) + [.$J$6]" office:value-type="float" office:value="0" calcext:value-type="float">
            <text:p>0</text:p>
          </table:table-cell>
          <table:table-cell table:formula="of:=FLOOR([.$A70]/[.$J$11])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A71]^[.$J$2] + [.$J$3]*([.$A71]-1)+[.$J$1]" office:value-type="float" office:value="343354" calcext:value-type="float">
            <text:p>343354</text:p>
          </table:table-cell>
          <table:table-cell table:formula="of:=[.$C70]+[.$B70]" office:value-type="float" office:value="5844576" calcext:value-type="float">
            <text:p>5844576</text:p>
          </table:table-cell>
          <table:table-cell table:formula="of:=[.$J$9]*([.$A71]-1) + [.$J$8]+FLOOR([.$A71]/[.$J$10])" office:value-type="float" office:value="86" calcext:value-type="float">
            <text:p>86</text:p>
          </table:table-cell>
          <table:table-cell table:formula="of:=[.$J$5]*([.$A71]-1) + [.$J$4]" office:value-type="float" office:value="1530" calcext:value-type="float">
            <text:p>1530</text:p>
          </table:table-cell>
          <table:table-cell table:formula="of:=[.$J$7]*([.$A71]-1) + [.$J$6]" office:value-type="float" office:value="0" calcext:value-type="float">
            <text:p>0</text:p>
          </table:table-cell>
          <table:table-cell table:formula="of:=FLOOR([.$A71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A72]^[.$J$2] + [.$J$3]*([.$A72]-1)+[.$J$1]" office:value-type="float" office:value="358270" calcext:value-type="float">
            <text:p>358270</text:p>
          </table:table-cell>
          <table:table-cell table:formula="of:=[.$C71]+[.$B71]" office:value-type="float" office:value="6187930" calcext:value-type="float">
            <text:p>6187930</text:p>
          </table:table-cell>
          <table:table-cell table:formula="of:=[.$J$9]*([.$A72]-1) + [.$J$8]+FLOOR([.$A72]/[.$J$10])" office:value-type="float" office:value="87" calcext:value-type="float">
            <text:p>87</text:p>
          </table:table-cell>
          <table:table-cell table:formula="of:=[.$J$5]*([.$A72]-1) + [.$J$4]" office:value-type="float" office:value="1550" calcext:value-type="float">
            <text:p>1550</text:p>
          </table:table-cell>
          <table:table-cell table:formula="of:=[.$J$7]*([.$A72]-1) + [.$J$6]" office:value-type="float" office:value="0" calcext:value-type="float">
            <text:p>0</text:p>
          </table:table-cell>
          <table:table-cell table:formula="of:=FLOOR([.$A72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A73]^[.$J$2] + [.$J$3]*([.$A73]-1)+[.$J$1]" office:value-type="float" office:value="373612" calcext:value-type="float">
            <text:p>373612</text:p>
          </table:table-cell>
          <table:table-cell table:formula="of:=[.$C72]+[.$B72]" office:value-type="float" office:value="6546200" calcext:value-type="float">
            <text:p>6546200</text:p>
          </table:table-cell>
          <table:table-cell table:formula="of:=[.$J$9]*([.$A73]-1) + [.$J$8]+FLOOR([.$A73]/[.$J$10])" office:value-type="float" office:value="88" calcext:value-type="float">
            <text:p>88</text:p>
          </table:table-cell>
          <table:table-cell table:formula="of:=[.$J$5]*([.$A73]-1) + [.$J$4]" office:value-type="float" office:value="1570" calcext:value-type="float">
            <text:p>1570</text:p>
          </table:table-cell>
          <table:table-cell table:formula="of:=[.$J$7]*([.$A73]-1) + [.$J$6]" office:value-type="float" office:value="0" calcext:value-type="float">
            <text:p>0</text:p>
          </table:table-cell>
          <table:table-cell table:formula="of:=FLOOR([.$A73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A74]^[.$J$2] + [.$J$3]*([.$A74]-1)+[.$J$1]" office:value-type="float" office:value="389386" calcext:value-type="float">
            <text:p>389386</text:p>
          </table:table-cell>
          <table:table-cell table:formula="of:=[.$C73]+[.$B73]" office:value-type="float" office:value="6919812" calcext:value-type="float">
            <text:p>6919812</text:p>
          </table:table-cell>
          <table:table-cell table:formula="of:=[.$J$9]*([.$A74]-1) + [.$J$8]+FLOOR([.$A74]/[.$J$10])" office:value-type="float" office:value="89" calcext:value-type="float">
            <text:p>89</text:p>
          </table:table-cell>
          <table:table-cell table:formula="of:=[.$J$5]*([.$A74]-1) + [.$J$4]" office:value-type="float" office:value="1590" calcext:value-type="float">
            <text:p>1590</text:p>
          </table:table-cell>
          <table:table-cell table:formula="of:=[.$J$7]*([.$A74]-1) + [.$J$6]" office:value-type="float" office:value="0" calcext:value-type="float">
            <text:p>0</text:p>
          </table:table-cell>
          <table:table-cell table:formula="of:=FLOOR([.$A74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A75]^[.$J$2] + [.$J$3]*([.$A75]-1)+[.$J$1]" office:value-type="float" office:value="405598" calcext:value-type="float">
            <text:p>405598</text:p>
          </table:table-cell>
          <table:table-cell table:formula="of:=[.$C74]+[.$B74]" office:value-type="float" office:value="7309198" calcext:value-type="float">
            <text:p>7309198</text:p>
          </table:table-cell>
          <table:table-cell table:formula="of:=[.$J$9]*([.$A75]-1) + [.$J$8]+FLOOR([.$A75]/[.$J$10])" office:value-type="float" office:value="90" calcext:value-type="float">
            <text:p>90</text:p>
          </table:table-cell>
          <table:table-cell table:formula="of:=[.$J$5]*([.$A75]-1) + [.$J$4]" office:value-type="float" office:value="1610" calcext:value-type="float">
            <text:p>1610</text:p>
          </table:table-cell>
          <table:table-cell table:formula="of:=[.$J$7]*([.$A75]-1) + [.$J$6]" office:value-type="float" office:value="0" calcext:value-type="float">
            <text:p>0</text:p>
          </table:table-cell>
          <table:table-cell table:formula="of:=FLOOR([.$A75]/[.$J$11])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A76]^[.$J$2] + [.$J$3]*([.$A76]-1)+[.$J$1]" office:value-type="float" office:value="422254" calcext:value-type="float">
            <text:p>422254</text:p>
          </table:table-cell>
          <table:table-cell table:formula="of:=[.$C75]+[.$B75]" office:value-type="float" office:value="7714796" calcext:value-type="float">
            <text:p>7714796</text:p>
          </table:table-cell>
          <table:table-cell table:formula="of:=[.$J$9]*([.$A76]-1) + [.$J$8]+FLOOR([.$A76]/[.$J$10])" office:value-type="float" office:value="92" calcext:value-type="float">
            <text:p>92</text:p>
          </table:table-cell>
          <table:table-cell table:formula="of:=[.$J$5]*([.$A76]-1) + [.$J$4]" office:value-type="float" office:value="1630" calcext:value-type="float">
            <text:p>1630</text:p>
          </table:table-cell>
          <table:table-cell table:formula="of:=[.$J$7]*([.$A76]-1) + [.$J$6]" office:value-type="float" office:value="0" calcext:value-type="float">
            <text:p>0</text:p>
          </table:table-cell>
          <table:table-cell table:formula="of:=FLOOR([.$A76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A77]^[.$J$2] + [.$J$3]*([.$A77]-1)+[.$J$1]" office:value-type="float" office:value="439360" calcext:value-type="float">
            <text:p>439360</text:p>
          </table:table-cell>
          <table:table-cell table:formula="of:=[.$C76]+[.$B76]" office:value-type="float" office:value="8137050" calcext:value-type="float">
            <text:p>8137050</text:p>
          </table:table-cell>
          <table:table-cell table:formula="of:=[.$J$9]*([.$A77]-1) + [.$J$8]+FLOOR([.$A77]/[.$J$10])" office:value-type="float" office:value="93" calcext:value-type="float">
            <text:p>93</text:p>
          </table:table-cell>
          <table:table-cell table:formula="of:=[.$J$5]*([.$A77]-1) + [.$J$4]" office:value-type="float" office:value="1650" calcext:value-type="float">
            <text:p>1650</text:p>
          </table:table-cell>
          <table:table-cell table:formula="of:=[.$J$7]*([.$A77]-1) + [.$J$6]" office:value-type="float" office:value="0" calcext:value-type="float">
            <text:p>0</text:p>
          </table:table-cell>
          <table:table-cell table:formula="of:=FLOOR([.$A77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A78]^[.$J$2] + [.$J$3]*([.$A78]-1)+[.$J$1]" office:value-type="float" office:value="456922" calcext:value-type="float">
            <text:p>456922</text:p>
          </table:table-cell>
          <table:table-cell table:formula="of:=[.$C77]+[.$B77]" office:value-type="float" office:value="8576410" calcext:value-type="float">
            <text:p>8576410</text:p>
          </table:table-cell>
          <table:table-cell table:formula="of:=[.$J$9]*([.$A78]-1) + [.$J$8]+FLOOR([.$A78]/[.$J$10])" office:value-type="float" office:value="94" calcext:value-type="float">
            <text:p>94</text:p>
          </table:table-cell>
          <table:table-cell table:formula="of:=[.$J$5]*([.$A78]-1) + [.$J$4]" office:value-type="float" office:value="1670" calcext:value-type="float">
            <text:p>1670</text:p>
          </table:table-cell>
          <table:table-cell table:formula="of:=[.$J$7]*([.$A78]-1) + [.$J$6]" office:value-type="float" office:value="0" calcext:value-type="float">
            <text:p>0</text:p>
          </table:table-cell>
          <table:table-cell table:formula="of:=FLOOR([.$A78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A79]^[.$J$2] + [.$J$3]*([.$A79]-1)+[.$J$1]" office:value-type="float" office:value="474946" calcext:value-type="float">
            <text:p>474946</text:p>
          </table:table-cell>
          <table:table-cell table:formula="of:=[.$C78]+[.$B78]" office:value-type="float" office:value="9033332" calcext:value-type="float">
            <text:p>9033332</text:p>
          </table:table-cell>
          <table:table-cell table:formula="of:=[.$J$9]*([.$A79]-1) + [.$J$8]+FLOOR([.$A79]/[.$J$10])" office:value-type="float" office:value="95" calcext:value-type="float">
            <text:p>95</text:p>
          </table:table-cell>
          <table:table-cell table:formula="of:=[.$J$5]*([.$A79]-1) + [.$J$4]" office:value-type="float" office:value="1690" calcext:value-type="float">
            <text:p>1690</text:p>
          </table:table-cell>
          <table:table-cell table:formula="of:=[.$J$7]*([.$A79]-1) + [.$J$6]" office:value-type="float" office:value="0" calcext:value-type="float">
            <text:p>0</text:p>
          </table:table-cell>
          <table:table-cell table:formula="of:=FLOOR([.$A79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A80]^[.$J$2] + [.$J$3]*([.$A80]-1)+[.$J$1]" office:value-type="float" office:value="493438" calcext:value-type="float">
            <text:p>493438</text:p>
          </table:table-cell>
          <table:table-cell table:formula="of:=[.$C79]+[.$B79]" office:value-type="float" office:value="9508278" calcext:value-type="float">
            <text:p>9508278</text:p>
          </table:table-cell>
          <table:table-cell table:formula="of:=[.$J$9]*([.$A80]-1) + [.$J$8]+FLOOR([.$A80]/[.$J$10])" office:value-type="float" office:value="96" calcext:value-type="float">
            <text:p>96</text:p>
          </table:table-cell>
          <table:table-cell table:formula="of:=[.$J$5]*([.$A80]-1) + [.$J$4]" office:value-type="float" office:value="1710" calcext:value-type="float">
            <text:p>1710</text:p>
          </table:table-cell>
          <table:table-cell table:formula="of:=[.$J$7]*([.$A80]-1) + [.$J$6]" office:value-type="float" office:value="0" calcext:value-type="float">
            <text:p>0</text:p>
          </table:table-cell>
          <table:table-cell table:formula="of:=FLOOR([.$A80]/[.$J$11])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A81]^[.$J$2] + [.$J$3]*([.$A81]-1)+[.$J$1]" office:value-type="float" office:value="512404" calcext:value-type="float">
            <text:p>512404</text:p>
          </table:table-cell>
          <table:table-cell table:formula="of:=[.$C80]+[.$B80]" office:value-type="float" office:value="10001716" calcext:value-type="float">
            <text:p>10001716</text:p>
          </table:table-cell>
          <table:table-cell table:formula="of:=[.$J$9]*([.$A81]-1) + [.$J$8]+FLOOR([.$A81]/[.$J$10])" office:value-type="float" office:value="98" calcext:value-type="float">
            <text:p>98</text:p>
          </table:table-cell>
          <table:table-cell table:formula="of:=[.$J$5]*([.$A81]-1) + [.$J$4]" office:value-type="float" office:value="1730" calcext:value-type="float">
            <text:p>1730</text:p>
          </table:table-cell>
          <table:table-cell table:formula="of:=[.$J$7]*([.$A81]-1) + [.$J$6]" office:value-type="float" office:value="0" calcext:value-type="float">
            <text:p>0</text:p>
          </table:table-cell>
          <table:table-cell table:formula="of:=FLOOR([.$A81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A82]^[.$J$2] + [.$J$3]*([.$A82]-1)+[.$J$1]" office:value-type="float" office:value="531850" calcext:value-type="float">
            <text:p>531850</text:p>
          </table:table-cell>
          <table:table-cell table:formula="of:=[.$C81]+[.$B81]" office:value-type="float" office:value="10514120" calcext:value-type="float">
            <text:p>10514120</text:p>
          </table:table-cell>
          <table:table-cell table:formula="of:=[.$J$9]*([.$A82]-1) + [.$J$8]+FLOOR([.$A82]/[.$J$10])" office:value-type="float" office:value="99" calcext:value-type="float">
            <text:p>99</text:p>
          </table:table-cell>
          <table:table-cell table:formula="of:=[.$J$5]*([.$A82]-1) + [.$J$4]" office:value-type="float" office:value="1750" calcext:value-type="float">
            <text:p>1750</text:p>
          </table:table-cell>
          <table:table-cell table:formula="of:=[.$J$7]*([.$A82]-1) + [.$J$6]" office:value-type="float" office:value="0" calcext:value-type="float">
            <text:p>0</text:p>
          </table:table-cell>
          <table:table-cell table:formula="of:=FLOOR([.$A82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A83]^[.$J$2] + [.$J$3]*([.$A83]-1)+[.$J$1]" office:value-type="float" office:value="551782" calcext:value-type="float">
            <text:p>551782</text:p>
          </table:table-cell>
          <table:table-cell table:formula="of:=[.$C82]+[.$B82]" office:value-type="float" office:value="11045970" calcext:value-type="float">
            <text:p>11045970</text:p>
          </table:table-cell>
          <table:table-cell table:formula="of:=[.$J$9]*([.$A83]-1) + [.$J$8]+FLOOR([.$A83]/[.$J$10])" office:value-type="float" office:value="100" calcext:value-type="float">
            <text:p>100</text:p>
          </table:table-cell>
          <table:table-cell table:formula="of:=[.$J$5]*([.$A83]-1) + [.$J$4]" office:value-type="float" office:value="1770" calcext:value-type="float">
            <text:p>1770</text:p>
          </table:table-cell>
          <table:table-cell table:formula="of:=[.$J$7]*([.$A83]-1) + [.$J$6]" office:value-type="float" office:value="0" calcext:value-type="float">
            <text:p>0</text:p>
          </table:table-cell>
          <table:table-cell table:formula="of:=FLOOR([.$A83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A84]^[.$J$2] + [.$J$3]*([.$A84]-1)+[.$J$1]" office:value-type="float" office:value="572206" calcext:value-type="float">
            <text:p>572206</text:p>
          </table:table-cell>
          <table:table-cell table:formula="of:=[.$C83]+[.$B83]" office:value-type="float" office:value="11597752" calcext:value-type="float">
            <text:p>11597752</text:p>
          </table:table-cell>
          <table:table-cell table:formula="of:=[.$J$9]*([.$A84]-1) + [.$J$8]+FLOOR([.$A84]/[.$J$10])" office:value-type="float" office:value="101" calcext:value-type="float">
            <text:p>101</text:p>
          </table:table-cell>
          <table:table-cell table:formula="of:=[.$J$5]*([.$A84]-1) + [.$J$4]" office:value-type="float" office:value="1790" calcext:value-type="float">
            <text:p>1790</text:p>
          </table:table-cell>
          <table:table-cell table:formula="of:=[.$J$7]*([.$A84]-1) + [.$J$6]" office:value-type="float" office:value="0" calcext:value-type="float">
            <text:p>0</text:p>
          </table:table-cell>
          <table:table-cell table:formula="of:=FLOOR([.$A84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A85]^[.$J$2] + [.$J$3]*([.$A85]-1)+[.$J$1]" office:value-type="float" office:value="593128" calcext:value-type="float">
            <text:p>593128</text:p>
          </table:table-cell>
          <table:table-cell table:formula="of:=[.$C84]+[.$B84]" office:value-type="float" office:value="12169958" calcext:value-type="float">
            <text:p>12169958</text:p>
          </table:table-cell>
          <table:table-cell table:formula="of:=[.$J$9]*([.$A85]-1) + [.$J$8]+FLOOR([.$A85]/[.$J$10])" office:value-type="float" office:value="102" calcext:value-type="float">
            <text:p>102</text:p>
          </table:table-cell>
          <table:table-cell table:formula="of:=[.$J$5]*([.$A85]-1) + [.$J$4]" office:value-type="float" office:value="1810" calcext:value-type="float">
            <text:p>1810</text:p>
          </table:table-cell>
          <table:table-cell table:formula="of:=[.$J$7]*([.$A85]-1) + [.$J$6]" office:value-type="float" office:value="0" calcext:value-type="float">
            <text:p>0</text:p>
          </table:table-cell>
          <table:table-cell table:formula="of:=FLOOR([.$A85]/[.$J$11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A86]^[.$J$2] + [.$J$3]*([.$A86]-1)+[.$J$1]" office:value-type="float" office:value="614554" calcext:value-type="float">
            <text:p>614554</text:p>
          </table:table-cell>
          <table:table-cell table:formula="of:=[.$C85]+[.$B85]" office:value-type="float" office:value="12763086" calcext:value-type="float">
            <text:p>12763086</text:p>
          </table:table-cell>
          <table:table-cell table:formula="of:=[.$J$9]*([.$A86]-1) + [.$J$8]+FLOOR([.$A86]/[.$J$10])" office:value-type="float" office:value="104" calcext:value-type="float">
            <text:p>104</text:p>
          </table:table-cell>
          <table:table-cell table:formula="of:=[.$J$5]*([.$A86]-1) + [.$J$4]" office:value-type="float" office:value="1830" calcext:value-type="float">
            <text:p>1830</text:p>
          </table:table-cell>
          <table:table-cell table:formula="of:=[.$J$7]*([.$A86]-1) + [.$J$6]" office:value-type="float" office:value="0" calcext:value-type="float">
            <text:p>0</text:p>
          </table:table-cell>
          <table:table-cell table:formula="of:=FLOOR([.$A86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A87]^[.$J$2] + [.$J$3]*([.$A87]-1)+[.$J$1]" office:value-type="float" office:value="636490" calcext:value-type="float">
            <text:p>636490</text:p>
          </table:table-cell>
          <table:table-cell table:formula="of:=[.$C86]+[.$B86]" office:value-type="float" office:value="13377640" calcext:value-type="float">
            <text:p>13377640</text:p>
          </table:table-cell>
          <table:table-cell table:formula="of:=[.$J$9]*([.$A87]-1) + [.$J$8]+FLOOR([.$A87]/[.$J$10])" office:value-type="float" office:value="105" calcext:value-type="float">
            <text:p>105</text:p>
          </table:table-cell>
          <table:table-cell table:formula="of:=[.$J$5]*([.$A87]-1) + [.$J$4]" office:value-type="float" office:value="1850" calcext:value-type="float">
            <text:p>1850</text:p>
          </table:table-cell>
          <table:table-cell table:formula="of:=[.$J$7]*([.$A87]-1) + [.$J$6]" office:value-type="float" office:value="0" calcext:value-type="float">
            <text:p>0</text:p>
          </table:table-cell>
          <table:table-cell table:formula="of:=FLOOR([.$A87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A88]^[.$J$2] + [.$J$3]*([.$A88]-1)+[.$J$1]" office:value-type="float" office:value="658942" calcext:value-type="float">
            <text:p>658942</text:p>
          </table:table-cell>
          <table:table-cell table:formula="of:=[.$C87]+[.$B87]" office:value-type="float" office:value="14014130" calcext:value-type="float">
            <text:p>14014130</text:p>
          </table:table-cell>
          <table:table-cell table:formula="of:=[.$J$9]*([.$A88]-1) + [.$J$8]+FLOOR([.$A88]/[.$J$10])" office:value-type="float" office:value="106" calcext:value-type="float">
            <text:p>106</text:p>
          </table:table-cell>
          <table:table-cell table:formula="of:=[.$J$5]*([.$A88]-1) + [.$J$4]" office:value-type="float" office:value="1870" calcext:value-type="float">
            <text:p>1870</text:p>
          </table:table-cell>
          <table:table-cell table:formula="of:=[.$J$7]*([.$A88]-1) + [.$J$6]" office:value-type="float" office:value="0" calcext:value-type="float">
            <text:p>0</text:p>
          </table:table-cell>
          <table:table-cell table:formula="of:=FLOOR([.$A88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A89]^[.$J$2] + [.$J$3]*([.$A89]-1)+[.$J$1]" office:value-type="float" office:value="681916" calcext:value-type="float">
            <text:p>681916</text:p>
          </table:table-cell>
          <table:table-cell table:formula="of:=[.$C88]+[.$B88]" office:value-type="float" office:value="14673072" calcext:value-type="float">
            <text:p>14673072</text:p>
          </table:table-cell>
          <table:table-cell table:formula="of:=[.$J$9]*([.$A89]-1) + [.$J$8]+FLOOR([.$A89]/[.$J$10])" office:value-type="float" office:value="107" calcext:value-type="float">
            <text:p>107</text:p>
          </table:table-cell>
          <table:table-cell table:formula="of:=[.$J$5]*([.$A89]-1) + [.$J$4]" office:value-type="float" office:value="1890" calcext:value-type="float">
            <text:p>1890</text:p>
          </table:table-cell>
          <table:table-cell table:formula="of:=[.$J$7]*([.$A89]-1) + [.$J$6]" office:value-type="float" office:value="0" calcext:value-type="float">
            <text:p>0</text:p>
          </table:table-cell>
          <table:table-cell table:formula="of:=FLOOR([.$A89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A90]^[.$J$2] + [.$J$3]*([.$A90]-1)+[.$J$1]" office:value-type="float" office:value="705418" calcext:value-type="float">
            <text:p>705418</text:p>
          </table:table-cell>
          <table:table-cell table:formula="of:=[.$C89]+[.$B89]" office:value-type="float" office:value="15354988" calcext:value-type="float">
            <text:p>15354988</text:p>
          </table:table-cell>
          <table:table-cell table:formula="of:=[.$J$9]*([.$A90]-1) + [.$J$8]+FLOOR([.$A90]/[.$J$10])" office:value-type="float" office:value="108" calcext:value-type="float">
            <text:p>108</text:p>
          </table:table-cell>
          <table:table-cell table:formula="of:=[.$J$5]*([.$A90]-1) + [.$J$4]" office:value-type="float" office:value="1910" calcext:value-type="float">
            <text:p>1910</text:p>
          </table:table-cell>
          <table:table-cell table:formula="of:=[.$J$7]*([.$A90]-1) + [.$J$6]" office:value-type="float" office:value="0" calcext:value-type="float">
            <text:p>0</text:p>
          </table:table-cell>
          <table:table-cell table:formula="of:=FLOOR([.$A90]/[.$J$11])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A91]^[.$J$2] + [.$J$3]*([.$A91]-1)+[.$J$1]" office:value-type="float" office:value="729454" calcext:value-type="float">
            <text:p>729454</text:p>
          </table:table-cell>
          <table:table-cell table:formula="of:=[.$C90]+[.$B90]" office:value-type="float" office:value="16060406" calcext:value-type="float">
            <text:p>16060406</text:p>
          </table:table-cell>
          <table:table-cell table:formula="of:=[.$J$9]*([.$A91]-1) + [.$J$8]+FLOOR([.$A91]/[.$J$10])" office:value-type="float" office:value="110" calcext:value-type="float">
            <text:p>110</text:p>
          </table:table-cell>
          <table:table-cell table:formula="of:=[.$J$5]*([.$A91]-1) + [.$J$4]" office:value-type="float" office:value="1930" calcext:value-type="float">
            <text:p>1930</text:p>
          </table:table-cell>
          <table:table-cell table:formula="of:=[.$J$7]*([.$A91]-1) + [.$J$6]" office:value-type="float" office:value="0" calcext:value-type="float">
            <text:p>0</text:p>
          </table:table-cell>
          <table:table-cell table:formula="of:=FLOOR([.$A91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A92]^[.$J$2] + [.$J$3]*([.$A92]-1)+[.$J$1]" office:value-type="float" office:value="754030" calcext:value-type="float">
            <text:p>754030</text:p>
          </table:table-cell>
          <table:table-cell table:formula="of:=[.$C91]+[.$B91]" office:value-type="float" office:value="16789860" calcext:value-type="float">
            <text:p>16789860</text:p>
          </table:table-cell>
          <table:table-cell table:formula="of:=[.$J$9]*([.$A92]-1) + [.$J$8]+FLOOR([.$A92]/[.$J$10])" office:value-type="float" office:value="111" calcext:value-type="float">
            <text:p>111</text:p>
          </table:table-cell>
          <table:table-cell table:formula="of:=[.$J$5]*([.$A92]-1) + [.$J$4]" office:value-type="float" office:value="1950" calcext:value-type="float">
            <text:p>1950</text:p>
          </table:table-cell>
          <table:table-cell table:formula="of:=[.$J$7]*([.$A92]-1) + [.$J$6]" office:value-type="float" office:value="0" calcext:value-type="float">
            <text:p>0</text:p>
          </table:table-cell>
          <table:table-cell table:formula="of:=FLOOR([.$A92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A93]^[.$J$2] + [.$J$3]*([.$A93]-1)+[.$J$1]" office:value-type="float" office:value="779152" calcext:value-type="float">
            <text:p>779152</text:p>
          </table:table-cell>
          <table:table-cell table:formula="of:=[.$C92]+[.$B92]" office:value-type="float" office:value="17543890" calcext:value-type="float">
            <text:p>17543890</text:p>
          </table:table-cell>
          <table:table-cell table:formula="of:=[.$J$9]*([.$A93]-1) + [.$J$8]+FLOOR([.$A93]/[.$J$10])" office:value-type="float" office:value="112" calcext:value-type="float">
            <text:p>112</text:p>
          </table:table-cell>
          <table:table-cell table:formula="of:=[.$J$5]*([.$A93]-1) + [.$J$4]" office:value-type="float" office:value="1970" calcext:value-type="float">
            <text:p>1970</text:p>
          </table:table-cell>
          <table:table-cell table:formula="of:=[.$J$7]*([.$A93]-1) + [.$J$6]" office:value-type="float" office:value="0" calcext:value-type="float">
            <text:p>0</text:p>
          </table:table-cell>
          <table:table-cell table:formula="of:=FLOOR([.$A93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A94]^[.$J$2] + [.$J$3]*([.$A94]-1)+[.$J$1]" office:value-type="float" office:value="804826" calcext:value-type="float">
            <text:p>804826</text:p>
          </table:table-cell>
          <table:table-cell table:formula="of:=[.$C93]+[.$B93]" office:value-type="float" office:value="18323042" calcext:value-type="float">
            <text:p>18323042</text:p>
          </table:table-cell>
          <table:table-cell table:formula="of:=[.$J$9]*([.$A94]-1) + [.$J$8]+FLOOR([.$A94]/[.$J$10])" office:value-type="float" office:value="113" calcext:value-type="float">
            <text:p>113</text:p>
          </table:table-cell>
          <table:table-cell table:formula="of:=[.$J$5]*([.$A94]-1) + [.$J$4]" office:value-type="float" office:value="1990" calcext:value-type="float">
            <text:p>1990</text:p>
          </table:table-cell>
          <table:table-cell table:formula="of:=[.$J$7]*([.$A94]-1) + [.$J$6]" office:value-type="float" office:value="0" calcext:value-type="float">
            <text:p>0</text:p>
          </table:table-cell>
          <table:table-cell table:formula="of:=FLOOR([.$A94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A95]^[.$J$2] + [.$J$3]*([.$A95]-1)+[.$J$1]" office:value-type="float" office:value="831058" calcext:value-type="float">
            <text:p>831058</text:p>
          </table:table-cell>
          <table:table-cell table:formula="of:=[.$C94]+[.$B94]" office:value-type="float" office:value="19127868" calcext:value-type="float">
            <text:p>19127868</text:p>
          </table:table-cell>
          <table:table-cell table:formula="of:=[.$J$9]*([.$A95]-1) + [.$J$8]+FLOOR([.$A95]/[.$J$10])" office:value-type="float" office:value="114" calcext:value-type="float">
            <text:p>114</text:p>
          </table:table-cell>
          <table:table-cell table:formula="of:=[.$J$5]*([.$A95]-1) + [.$J$4]" office:value-type="float" office:value="2010" calcext:value-type="float">
            <text:p>2010</text:p>
          </table:table-cell>
          <table:table-cell table:formula="of:=[.$J$7]*([.$A95]-1) + [.$J$6]" office:value-type="float" office:value="0" calcext:value-type="float">
            <text:p>0</text:p>
          </table:table-cell>
          <table:table-cell table:formula="of:=FLOOR([.$A95]/[.$J$11])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A96]^[.$J$2] + [.$J$3]*([.$A96]-1)+[.$J$1]" office:value-type="float" office:value="857854" calcext:value-type="float">
            <text:p>857854</text:p>
          </table:table-cell>
          <table:table-cell table:formula="of:=[.$C95]+[.$B95]" office:value-type="float" office:value="19958926" calcext:value-type="float">
            <text:p>19958926</text:p>
          </table:table-cell>
          <table:table-cell table:formula="of:=[.$J$9]*([.$A96]-1) + [.$J$8]+FLOOR([.$A96]/[.$J$10])" office:value-type="float" office:value="116" calcext:value-type="float">
            <text:p>116</text:p>
          </table:table-cell>
          <table:table-cell table:formula="of:=[.$J$5]*([.$A96]-1) + [.$J$4]" office:value-type="float" office:value="2030" calcext:value-type="float">
            <text:p>2030</text:p>
          </table:table-cell>
          <table:table-cell table:formula="of:=[.$J$7]*([.$A96]-1) + [.$J$6]" office:value-type="float" office:value="0" calcext:value-type="float">
            <text:p>0</text:p>
          </table:table-cell>
          <table:table-cell table:formula="of:=FLOOR([.$A96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A97]^[.$J$2] + [.$J$3]*([.$A97]-1)+[.$J$1]" office:value-type="float" office:value="885220" calcext:value-type="float">
            <text:p>885220</text:p>
          </table:table-cell>
          <table:table-cell table:formula="of:=[.$C96]+[.$B96]" office:value-type="float" office:value="20816780" calcext:value-type="float">
            <text:p>20816780</text:p>
          </table:table-cell>
          <table:table-cell table:formula="of:=[.$J$9]*([.$A97]-1) + [.$J$8]+FLOOR([.$A97]/[.$J$10])" office:value-type="float" office:value="117" calcext:value-type="float">
            <text:p>117</text:p>
          </table:table-cell>
          <table:table-cell table:formula="of:=[.$J$5]*([.$A97]-1) + [.$J$4]" office:value-type="float" office:value="2050" calcext:value-type="float">
            <text:p>2050</text:p>
          </table:table-cell>
          <table:table-cell table:formula="of:=[.$J$7]*([.$A97]-1) + [.$J$6]" office:value-type="float" office:value="0" calcext:value-type="float">
            <text:p>0</text:p>
          </table:table-cell>
          <table:table-cell table:formula="of:=FLOOR([.$A97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A98]^[.$J$2] + [.$J$3]*([.$A98]-1)+[.$J$1]" office:value-type="float" office:value="913162" calcext:value-type="float">
            <text:p>913162</text:p>
          </table:table-cell>
          <table:table-cell table:formula="of:=[.$C97]+[.$B97]" office:value-type="float" office:value="21702000" calcext:value-type="float">
            <text:p>21702000</text:p>
          </table:table-cell>
          <table:table-cell table:formula="of:=[.$J$9]*([.$A98]-1) + [.$J$8]+FLOOR([.$A98]/[.$J$10])" office:value-type="float" office:value="118" calcext:value-type="float">
            <text:p>118</text:p>
          </table:table-cell>
          <table:table-cell table:formula="of:=[.$J$5]*([.$A98]-1) + [.$J$4]" office:value-type="float" office:value="2070" calcext:value-type="float">
            <text:p>2070</text:p>
          </table:table-cell>
          <table:table-cell table:formula="of:=[.$J$7]*([.$A98]-1) + [.$J$6]" office:value-type="float" office:value="0" calcext:value-type="float">
            <text:p>0</text:p>
          </table:table-cell>
          <table:table-cell table:formula="of:=FLOOR([.$A98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A99]^[.$J$2] + [.$J$3]*([.$A99]-1)+[.$J$1]" office:value-type="float" office:value="941686" calcext:value-type="float">
            <text:p>941686</text:p>
          </table:table-cell>
          <table:table-cell table:formula="of:=[.$C98]+[.$B98]" office:value-type="float" office:value="22615162" calcext:value-type="float">
            <text:p>22615162</text:p>
          </table:table-cell>
          <table:table-cell table:formula="of:=[.$J$9]*([.$A99]-1) + [.$J$8]+FLOOR([.$A99]/[.$J$10])" office:value-type="float" office:value="119" calcext:value-type="float">
            <text:p>119</text:p>
          </table:table-cell>
          <table:table-cell table:formula="of:=[.$J$5]*([.$A99]-1) + [.$J$4]" office:value-type="float" office:value="2090" calcext:value-type="float">
            <text:p>2090</text:p>
          </table:table-cell>
          <table:table-cell table:formula="of:=[.$J$7]*([.$A99]-1) + [.$J$6]" office:value-type="float" office:value="0" calcext:value-type="float">
            <text:p>0</text:p>
          </table:table-cell>
          <table:table-cell table:formula="of:=FLOOR([.$A99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A100]^[.$J$2] + [.$J$3]*([.$A100]-1)+[.$J$1]" office:value-type="float" office:value="970798" calcext:value-type="float">
            <text:p>970798</text:p>
          </table:table-cell>
          <table:table-cell table:formula="of:=[.$C99]+[.$B99]" office:value-type="float" office:value="23556848" calcext:value-type="float">
            <text:p>23556848</text:p>
          </table:table-cell>
          <table:table-cell table:formula="of:=[.$J$9]*([.$A100]-1) + [.$J$8]+FLOOR([.$A100]/[.$J$10])" office:value-type="float" office:value="120" calcext:value-type="float">
            <text:p>120</text:p>
          </table:table-cell>
          <table:table-cell table:formula="of:=[.$J$5]*([.$A100]-1) + [.$J$4]" office:value-type="float" office:value="2110" calcext:value-type="float">
            <text:p>2110</text:p>
          </table:table-cell>
          <table:table-cell table:formula="of:=[.$J$7]*([.$A100]-1) + [.$J$6]" office:value-type="float" office:value="0" calcext:value-type="float">
            <text:p>0</text:p>
          </table:table-cell>
          <table:table-cell table:formula="of:=FLOOR([.$A100]/[.$J$11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A101]^[.$J$2] + [.$J$3]*([.$A101]-1)+[.$J$1]" office:value-type="float" office:value="1000504" calcext:value-type="float">
            <text:p>1000504</text:p>
          </table:table-cell>
          <table:table-cell table:formula="of:=[.$C100]+[.$B100]" office:value-type="float" office:value="24527646" calcext:value-type="float">
            <text:p>24527646</text:p>
          </table:table-cell>
          <table:table-cell table:formula="of:=[.$J$9]*([.$A101]-1) + [.$J$8]+FLOOR([.$A101]/[.$J$10])" office:value-type="float" office:value="122" calcext:value-type="float">
            <text:p>122</text:p>
          </table:table-cell>
          <table:table-cell table:formula="of:=[.$J$5]*([.$A101]-1) + [.$J$4]" office:value-type="float" office:value="2130" calcext:value-type="float">
            <text:p>2130</text:p>
          </table:table-cell>
          <table:table-cell table:formula="of:=[.$J$7]*([.$A101]-1) + [.$J$6]" office:value-type="float" office:value="0" calcext:value-type="float">
            <text:p>0</text:p>
          </table:table-cell>
          <table:table-cell table:formula="of:=FLOOR([.$A101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A102]^[.$J$2] + [.$J$3]*([.$A102]-1)+[.$J$1]" office:value-type="float" office:value="1030810" calcext:value-type="float">
            <text:p>1030810</text:p>
          </table:table-cell>
          <table:table-cell table:formula="of:=[.$C101]+[.$B101]" office:value-type="float" office:value="25528150" calcext:value-type="float">
            <text:p>25528150</text:p>
          </table:table-cell>
          <table:table-cell table:formula="of:=[.$J$9]*([.$A102]-1) + [.$J$8]+FLOOR([.$A102]/[.$J$10])" office:value-type="float" office:value="123" calcext:value-type="float">
            <text:p>123</text:p>
          </table:table-cell>
          <table:table-cell table:formula="of:=[.$J$5]*([.$A102]-1) + [.$J$4]" office:value-type="float" office:value="2150" calcext:value-type="float">
            <text:p>2150</text:p>
          </table:table-cell>
          <table:table-cell table:formula="of:=[.$J$7]*([.$A102]-1) + [.$J$6]" office:value-type="float" office:value="0" calcext:value-type="float">
            <text:p>0</text:p>
          </table:table-cell>
          <table:table-cell table:formula="of:=FLOOR([.$A102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A103]^[.$J$2] + [.$J$3]*([.$A103]-1)+[.$J$1]" office:value-type="float" office:value="1061722" calcext:value-type="float">
            <text:p>1061722</text:p>
          </table:table-cell>
          <table:table-cell table:formula="of:=[.$C102]+[.$B102]" office:value-type="float" office:value="26558960" calcext:value-type="float">
            <text:p>26558960</text:p>
          </table:table-cell>
          <table:table-cell table:formula="of:=[.$J$9]*([.$A103]-1) + [.$J$8]+FLOOR([.$A103]/[.$J$10])" office:value-type="float" office:value="124" calcext:value-type="float">
            <text:p>124</text:p>
          </table:table-cell>
          <table:table-cell table:formula="of:=[.$J$5]*([.$A103]-1) + [.$J$4]" office:value-type="float" office:value="2170" calcext:value-type="float">
            <text:p>2170</text:p>
          </table:table-cell>
          <table:table-cell table:formula="of:=[.$J$7]*([.$A103]-1) + [.$J$6]" office:value-type="float" office:value="0" calcext:value-type="float">
            <text:p>0</text:p>
          </table:table-cell>
          <table:table-cell table:formula="of:=FLOOR([.$A103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A104]^[.$J$2] + [.$J$3]*([.$A104]-1)+[.$J$1]" office:value-type="float" office:value="1093246" calcext:value-type="float">
            <text:p>1093246</text:p>
          </table:table-cell>
          <table:table-cell table:formula="of:=[.$C103]+[.$B103]" office:value-type="float" office:value="27620682" calcext:value-type="float">
            <text:p>27620682</text:p>
          </table:table-cell>
          <table:table-cell table:formula="of:=[.$J$9]*([.$A104]-1) + [.$J$8]+FLOOR([.$A104]/[.$J$10])" office:value-type="float" office:value="125" calcext:value-type="float">
            <text:p>125</text:p>
          </table:table-cell>
          <table:table-cell table:formula="of:=[.$J$5]*([.$A104]-1) + [.$J$4]" office:value-type="float" office:value="2190" calcext:value-type="float">
            <text:p>2190</text:p>
          </table:table-cell>
          <table:table-cell table:formula="of:=[.$J$7]*([.$A104]-1) + [.$J$6]" office:value-type="float" office:value="0" calcext:value-type="float">
            <text:p>0</text:p>
          </table:table-cell>
          <table:table-cell table:formula="of:=FLOOR([.$A104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A105]^[.$J$2] + [.$J$3]*([.$A105]-1)+[.$J$1]" office:value-type="float" office:value="1125388" calcext:value-type="float">
            <text:p>1125388</text:p>
          </table:table-cell>
          <table:table-cell table:formula="of:=[.$C104]+[.$B104]" office:value-type="float" office:value="28713928" calcext:value-type="float">
            <text:p>28713928</text:p>
          </table:table-cell>
          <table:table-cell table:formula="of:=[.$J$9]*([.$A105]-1) + [.$J$8]+FLOOR([.$A105]/[.$J$10])" office:value-type="float" office:value="126" calcext:value-type="float">
            <text:p>126</text:p>
          </table:table-cell>
          <table:table-cell table:formula="of:=[.$J$5]*([.$A105]-1) + [.$J$4]" office:value-type="float" office:value="2210" calcext:value-type="float">
            <text:p>2210</text:p>
          </table:table-cell>
          <table:table-cell table:formula="of:=[.$J$7]*([.$A105]-1) + [.$J$6]" office:value-type="float" office:value="0" calcext:value-type="float">
            <text:p>0</text:p>
          </table:table-cell>
          <table:table-cell table:formula="of:=FLOOR([.$A105]/[.$J$11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A106]^[.$J$2] + [.$J$3]*([.$A106]-1)+[.$J$1]" office:value-type="float" office:value="1158154" calcext:value-type="float">
            <text:p>1158154</text:p>
          </table:table-cell>
          <table:table-cell table:formula="of:=[.$C105]+[.$B105]" office:value-type="float" office:value="29839316" calcext:value-type="float">
            <text:p>29839316</text:p>
          </table:table-cell>
          <table:table-cell table:formula="of:=[.$J$9]*([.$A106]-1) + [.$J$8]+FLOOR([.$A106]/[.$J$10])" office:value-type="float" office:value="128" calcext:value-type="float">
            <text:p>128</text:p>
          </table:table-cell>
          <table:table-cell table:formula="of:=[.$J$5]*([.$A106]-1) + [.$J$4]" office:value-type="float" office:value="2230" calcext:value-type="float">
            <text:p>2230</text:p>
          </table:table-cell>
          <table:table-cell table:formula="of:=[.$J$7]*([.$A106]-1) + [.$J$6]" office:value-type="float" office:value="0" calcext:value-type="float">
            <text:p>0</text:p>
          </table:table-cell>
          <table:table-cell table:formula="of:=FLOOR([.$A106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A107]^[.$J$2] + [.$J$3]*([.$A107]-1)+[.$J$1]" office:value-type="float" office:value="1191550" calcext:value-type="float">
            <text:p>1191550</text:p>
          </table:table-cell>
          <table:table-cell table:formula="of:=[.$C106]+[.$B106]" office:value-type="float" office:value="30997470" calcext:value-type="float">
            <text:p>30997470</text:p>
          </table:table-cell>
          <table:table-cell table:formula="of:=[.$J$9]*([.$A107]-1) + [.$J$8]+FLOOR([.$A107]/[.$J$10])" office:value-type="float" office:value="129" calcext:value-type="float">
            <text:p>129</text:p>
          </table:table-cell>
          <table:table-cell table:formula="of:=[.$J$5]*([.$A107]-1) + [.$J$4]" office:value-type="float" office:value="2250" calcext:value-type="float">
            <text:p>2250</text:p>
          </table:table-cell>
          <table:table-cell table:formula="of:=[.$J$7]*([.$A107]-1) + [.$J$6]" office:value-type="float" office:value="0" calcext:value-type="float">
            <text:p>0</text:p>
          </table:table-cell>
          <table:table-cell table:formula="of:=FLOOR([.$A107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A108]^[.$J$2] + [.$J$3]*([.$A108]-1)+[.$J$1]" office:value-type="float" office:value="1225582" calcext:value-type="float">
            <text:p>1225582</text:p>
          </table:table-cell>
          <table:table-cell table:formula="of:=[.$C107]+[.$B107]" office:value-type="float" office:value="32189020" calcext:value-type="float">
            <text:p>32189020</text:p>
          </table:table-cell>
          <table:table-cell table:formula="of:=[.$J$9]*([.$A108]-1) + [.$J$8]+FLOOR([.$A108]/[.$J$10])" office:value-type="float" office:value="130" calcext:value-type="float">
            <text:p>130</text:p>
          </table:table-cell>
          <table:table-cell table:formula="of:=[.$J$5]*([.$A108]-1) + [.$J$4]" office:value-type="float" office:value="2270" calcext:value-type="float">
            <text:p>2270</text:p>
          </table:table-cell>
          <table:table-cell table:formula="of:=[.$J$7]*([.$A108]-1) + [.$J$6]" office:value-type="float" office:value="0" calcext:value-type="float">
            <text:p>0</text:p>
          </table:table-cell>
          <table:table-cell table:formula="of:=FLOOR([.$A108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A109]^[.$J$2] + [.$J$3]*([.$A109]-1)+[.$J$1]" office:value-type="float" office:value="1260256" calcext:value-type="float">
            <text:p>1260256</text:p>
          </table:table-cell>
          <table:table-cell table:formula="of:=[.$C108]+[.$B108]" office:value-type="float" office:value="33414602" calcext:value-type="float">
            <text:p>33414602</text:p>
          </table:table-cell>
          <table:table-cell table:formula="of:=[.$J$9]*([.$A109]-1) + [.$J$8]+FLOOR([.$A109]/[.$J$10])" office:value-type="float" office:value="131" calcext:value-type="float">
            <text:p>131</text:p>
          </table:table-cell>
          <table:table-cell table:formula="of:=[.$J$5]*([.$A109]-1) + [.$J$4]" office:value-type="float" office:value="2290" calcext:value-type="float">
            <text:p>2290</text:p>
          </table:table-cell>
          <table:table-cell table:formula="of:=[.$J$7]*([.$A109]-1) + [.$J$6]" office:value-type="float" office:value="0" calcext:value-type="float">
            <text:p>0</text:p>
          </table:table-cell>
          <table:table-cell table:formula="of:=FLOOR([.$A109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A110]^[.$J$2] + [.$J$3]*([.$A110]-1)+[.$J$1]" office:value-type="float" office:value="1295578" calcext:value-type="float">
            <text:p>1295578</text:p>
          </table:table-cell>
          <table:table-cell table:formula="of:=[.$C109]+[.$B109]" office:value-type="float" office:value="34674858" calcext:value-type="float">
            <text:p>34674858</text:p>
          </table:table-cell>
          <table:table-cell table:formula="of:=[.$J$9]*([.$A110]-1) + [.$J$8]+FLOOR([.$A110]/[.$J$10])" office:value-type="float" office:value="132" calcext:value-type="float">
            <text:p>132</text:p>
          </table:table-cell>
          <table:table-cell table:formula="of:=[.$J$5]*([.$A110]-1) + [.$J$4]" office:value-type="float" office:value="2310" calcext:value-type="float">
            <text:p>2310</text:p>
          </table:table-cell>
          <table:table-cell table:formula="of:=[.$J$7]*([.$A110]-1) + [.$J$6]" office:value-type="float" office:value="0" calcext:value-type="float">
            <text:p>0</text:p>
          </table:table-cell>
          <table:table-cell table:formula="of:=FLOOR([.$A110]/[.$J$11])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A111]^[.$J$2] + [.$J$3]*([.$A111]-1)+[.$J$1]" office:value-type="float" office:value="1331554" calcext:value-type="float">
            <text:p>1331554</text:p>
          </table:table-cell>
          <table:table-cell table:formula="of:=[.$C110]+[.$B110]" office:value-type="float" office:value="35970436" calcext:value-type="float">
            <text:p>35970436</text:p>
          </table:table-cell>
          <table:table-cell table:formula="of:=[.$J$9]*([.$A111]-1) + [.$J$8]+FLOOR([.$A111]/[.$J$10])" office:value-type="float" office:value="134" calcext:value-type="float">
            <text:p>134</text:p>
          </table:table-cell>
          <table:table-cell table:formula="of:=[.$J$5]*([.$A111]-1) + [.$J$4]" office:value-type="float" office:value="2330" calcext:value-type="float">
            <text:p>2330</text:p>
          </table:table-cell>
          <table:table-cell table:formula="of:=[.$J$7]*([.$A111]-1) + [.$J$6]" office:value-type="float" office:value="0" calcext:value-type="float">
            <text:p>0</text:p>
          </table:table-cell>
          <table:table-cell table:formula="of:=FLOOR([.$A111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A112]^[.$J$2] + [.$J$3]*([.$A112]-1)+[.$J$1]" office:value-type="float" office:value="1368190" calcext:value-type="float">
            <text:p>1368190</text:p>
          </table:table-cell>
          <table:table-cell table:formula="of:=[.$C111]+[.$B111]" office:value-type="float" office:value="37301990" calcext:value-type="float">
            <text:p>37301990</text:p>
          </table:table-cell>
          <table:table-cell table:formula="of:=[.$J$9]*([.$A112]-1) + [.$J$8]+FLOOR([.$A112]/[.$J$10])" office:value-type="float" office:value="135" calcext:value-type="float">
            <text:p>135</text:p>
          </table:table-cell>
          <table:table-cell table:formula="of:=[.$J$5]*([.$A112]-1) + [.$J$4]" office:value-type="float" office:value="2350" calcext:value-type="float">
            <text:p>2350</text:p>
          </table:table-cell>
          <table:table-cell table:formula="of:=[.$J$7]*([.$A112]-1) + [.$J$6]" office:value-type="float" office:value="0" calcext:value-type="float">
            <text:p>0</text:p>
          </table:table-cell>
          <table:table-cell table:formula="of:=FLOOR([.$A112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A113]^[.$J$2] + [.$J$3]*([.$A113]-1)+[.$J$1]" office:value-type="float" office:value="1405492" calcext:value-type="float">
            <text:p>1405492</text:p>
          </table:table-cell>
          <table:table-cell table:formula="of:=[.$C112]+[.$B112]" office:value-type="float" office:value="38670180" calcext:value-type="float">
            <text:p>38670180</text:p>
          </table:table-cell>
          <table:table-cell table:formula="of:=[.$J$9]*([.$A113]-1) + [.$J$8]+FLOOR([.$A113]/[.$J$10])" office:value-type="float" office:value="136" calcext:value-type="float">
            <text:p>136</text:p>
          </table:table-cell>
          <table:table-cell table:formula="of:=[.$J$5]*([.$A113]-1) + [.$J$4]" office:value-type="float" office:value="2370" calcext:value-type="float">
            <text:p>2370</text:p>
          </table:table-cell>
          <table:table-cell table:formula="of:=[.$J$7]*([.$A113]-1) + [.$J$6]" office:value-type="float" office:value="0" calcext:value-type="float">
            <text:p>0</text:p>
          </table:table-cell>
          <table:table-cell table:formula="of:=FLOOR([.$A113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A114]^[.$J$2] + [.$J$3]*([.$A114]-1)+[.$J$1]" office:value-type="float" office:value="1443466" calcext:value-type="float">
            <text:p>1443466</text:p>
          </table:table-cell>
          <table:table-cell table:formula="of:=[.$C113]+[.$B113]" office:value-type="float" office:value="40075672" calcext:value-type="float">
            <text:p>40075672</text:p>
          </table:table-cell>
          <table:table-cell table:formula="of:=[.$J$9]*([.$A114]-1) + [.$J$8]+FLOOR([.$A114]/[.$J$10])" office:value-type="float" office:value="137" calcext:value-type="float">
            <text:p>137</text:p>
          </table:table-cell>
          <table:table-cell table:formula="of:=[.$J$5]*([.$A114]-1) + [.$J$4]" office:value-type="float" office:value="2390" calcext:value-type="float">
            <text:p>2390</text:p>
          </table:table-cell>
          <table:table-cell table:formula="of:=[.$J$7]*([.$A114]-1) + [.$J$6]" office:value-type="float" office:value="0" calcext:value-type="float">
            <text:p>0</text:p>
          </table:table-cell>
          <table:table-cell table:formula="of:=FLOOR([.$A114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A115]^[.$J$2] + [.$J$3]*([.$A115]-1)+[.$J$1]" office:value-type="float" office:value="1482118" calcext:value-type="float">
            <text:p>1482118</text:p>
          </table:table-cell>
          <table:table-cell table:formula="of:=[.$C114]+[.$B114]" office:value-type="float" office:value="41519138" calcext:value-type="float">
            <text:p>41519138</text:p>
          </table:table-cell>
          <table:table-cell table:formula="of:=[.$J$9]*([.$A115]-1) + [.$J$8]+FLOOR([.$A115]/[.$J$10])" office:value-type="float" office:value="138" calcext:value-type="float">
            <text:p>138</text:p>
          </table:table-cell>
          <table:table-cell table:formula="of:=[.$J$5]*([.$A115]-1) + [.$J$4]" office:value-type="float" office:value="2410" calcext:value-type="float">
            <text:p>2410</text:p>
          </table:table-cell>
          <table:table-cell table:formula="of:=[.$J$7]*([.$A115]-1) + [.$J$6]" office:value-type="float" office:value="0" calcext:value-type="float">
            <text:p>0</text:p>
          </table:table-cell>
          <table:table-cell table:formula="of:=FLOOR([.$A115]/[.$J$11])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A116]^[.$J$2] + [.$J$3]*([.$A116]-1)+[.$J$1]" office:value-type="float" office:value="1521454" calcext:value-type="float">
            <text:p>1521454</text:p>
          </table:table-cell>
          <table:table-cell table:formula="of:=[.$C115]+[.$B115]" office:value-type="float" office:value="43001256" calcext:value-type="float">
            <text:p>43001256</text:p>
          </table:table-cell>
          <table:table-cell table:formula="of:=[.$J$9]*([.$A116]-1) + [.$J$8]+FLOOR([.$A116]/[.$J$10])" office:value-type="float" office:value="140" calcext:value-type="float">
            <text:p>140</text:p>
          </table:table-cell>
          <table:table-cell table:formula="of:=[.$J$5]*([.$A116]-1) + [.$J$4]" office:value-type="float" office:value="2430" calcext:value-type="float">
            <text:p>2430</text:p>
          </table:table-cell>
          <table:table-cell table:formula="of:=[.$J$7]*([.$A116]-1) + [.$J$6]" office:value-type="float" office:value="0" calcext:value-type="float">
            <text:p>0</text:p>
          </table:table-cell>
          <table:table-cell table:formula="of:=FLOOR([.$A116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A117]^[.$J$2] + [.$J$3]*([.$A117]-1)+[.$J$1]" office:value-type="float" office:value="1561480" calcext:value-type="float">
            <text:p>1561480</text:p>
          </table:table-cell>
          <table:table-cell table:formula="of:=[.$C116]+[.$B116]" office:value-type="float" office:value="44522710" calcext:value-type="float">
            <text:p>44522710</text:p>
          </table:table-cell>
          <table:table-cell table:formula="of:=[.$J$9]*([.$A117]-1) + [.$J$8]+FLOOR([.$A117]/[.$J$10])" office:value-type="float" office:value="141" calcext:value-type="float">
            <text:p>141</text:p>
          </table:table-cell>
          <table:table-cell table:formula="of:=[.$J$5]*([.$A117]-1) + [.$J$4]" office:value-type="float" office:value="2450" calcext:value-type="float">
            <text:p>2450</text:p>
          </table:table-cell>
          <table:table-cell table:formula="of:=[.$J$7]*([.$A117]-1) + [.$J$6]" office:value-type="float" office:value="0" calcext:value-type="float">
            <text:p>0</text:p>
          </table:table-cell>
          <table:table-cell table:formula="of:=FLOOR([.$A117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A118]^[.$J$2] + [.$J$3]*([.$A118]-1)+[.$J$1]" office:value-type="float" office:value="1602202" calcext:value-type="float">
            <text:p>1602202</text:p>
          </table:table-cell>
          <table:table-cell table:formula="of:=[.$C117]+[.$B117]" office:value-type="float" office:value="46084190" calcext:value-type="float">
            <text:p>46084190</text:p>
          </table:table-cell>
          <table:table-cell table:formula="of:=[.$J$9]*([.$A118]-1) + [.$J$8]+FLOOR([.$A118]/[.$J$10])" office:value-type="float" office:value="142" calcext:value-type="float">
            <text:p>142</text:p>
          </table:table-cell>
          <table:table-cell table:formula="of:=[.$J$5]*([.$A118]-1) + [.$J$4]" office:value-type="float" office:value="2470" calcext:value-type="float">
            <text:p>2470</text:p>
          </table:table-cell>
          <table:table-cell table:formula="of:=[.$J$7]*([.$A118]-1) + [.$J$6]" office:value-type="float" office:value="0" calcext:value-type="float">
            <text:p>0</text:p>
          </table:table-cell>
          <table:table-cell table:formula="of:=FLOOR([.$A118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A119]^[.$J$2] + [.$J$3]*([.$A119]-1)+[.$J$1]" office:value-type="float" office:value="1643626" calcext:value-type="float">
            <text:p>1643626</text:p>
          </table:table-cell>
          <table:table-cell table:formula="of:=[.$C118]+[.$B118]" office:value-type="float" office:value="47686392" calcext:value-type="float">
            <text:p>47686392</text:p>
          </table:table-cell>
          <table:table-cell table:formula="of:=[.$J$9]*([.$A119]-1) + [.$J$8]+FLOOR([.$A119]/[.$J$10])" office:value-type="float" office:value="143" calcext:value-type="float">
            <text:p>143</text:p>
          </table:table-cell>
          <table:table-cell table:formula="of:=[.$J$5]*([.$A119]-1) + [.$J$4]" office:value-type="float" office:value="2490" calcext:value-type="float">
            <text:p>2490</text:p>
          </table:table-cell>
          <table:table-cell table:formula="of:=[.$J$7]*([.$A119]-1) + [.$J$6]" office:value-type="float" office:value="0" calcext:value-type="float">
            <text:p>0</text:p>
          </table:table-cell>
          <table:table-cell table:formula="of:=FLOOR([.$A119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A120]^[.$J$2] + [.$J$3]*([.$A120]-1)+[.$J$1]" office:value-type="float" office:value="1685758" calcext:value-type="float">
            <text:p>1685758</text:p>
          </table:table-cell>
          <table:table-cell table:formula="of:=[.$C119]+[.$B119]" office:value-type="float" office:value="49330018" calcext:value-type="float">
            <text:p>49330018</text:p>
          </table:table-cell>
          <table:table-cell table:formula="of:=[.$J$9]*([.$A120]-1) + [.$J$8]+FLOOR([.$A120]/[.$J$10])" office:value-type="float" office:value="144" calcext:value-type="float">
            <text:p>144</text:p>
          </table:table-cell>
          <table:table-cell table:formula="of:=[.$J$5]*([.$A120]-1) + [.$J$4]" office:value-type="float" office:value="2510" calcext:value-type="float">
            <text:p>2510</text:p>
          </table:table-cell>
          <table:table-cell table:formula="of:=[.$J$7]*([.$A120]-1) + [.$J$6]" office:value-type="float" office:value="0" calcext:value-type="float">
            <text:p>0</text:p>
          </table:table-cell>
          <table:table-cell table:formula="of:=FLOOR([.$A120]/[.$J$11])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A121]^[.$J$2] + [.$J$3]*([.$A121]-1)+[.$J$1]" office:value-type="float" office:value="1728604" calcext:value-type="float">
            <text:p>1728604</text:p>
          </table:table-cell>
          <table:table-cell table:formula="of:=[.$C120]+[.$B120]" office:value-type="float" office:value="51015776" calcext:value-type="float">
            <text:p>51015776</text:p>
          </table:table-cell>
          <table:table-cell table:formula="of:=[.$J$9]*([.$A121]-1) + [.$J$8]+FLOOR([.$A121]/[.$J$10])" office:value-type="float" office:value="146" calcext:value-type="float">
            <text:p>146</text:p>
          </table:table-cell>
          <table:table-cell table:formula="of:=[.$J$5]*([.$A121]-1) + [.$J$4]" office:value-type="float" office:value="2530" calcext:value-type="float">
            <text:p>2530</text:p>
          </table:table-cell>
          <table:table-cell table:formula="of:=[.$J$7]*([.$A121]-1) + [.$J$6]" office:value-type="float" office:value="0" calcext:value-type="float">
            <text:p>0</text:p>
          </table:table-cell>
          <table:table-cell table:formula="of:=FLOOR([.$A121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A122]^[.$J$2] + [.$J$3]*([.$A122]-1)+[.$J$1]" office:value-type="float" office:value="1772170" calcext:value-type="float">
            <text:p>1772170</text:p>
          </table:table-cell>
          <table:table-cell table:formula="of:=[.$C121]+[.$B121]" office:value-type="float" office:value="52744380" calcext:value-type="float">
            <text:p>52744380</text:p>
          </table:table-cell>
          <table:table-cell table:formula="of:=[.$J$9]*([.$A122]-1) + [.$J$8]+FLOOR([.$A122]/[.$J$10])" office:value-type="float" office:value="147" calcext:value-type="float">
            <text:p>147</text:p>
          </table:table-cell>
          <table:table-cell table:formula="of:=[.$J$5]*([.$A122]-1) + [.$J$4]" office:value-type="float" office:value="2550" calcext:value-type="float">
            <text:p>2550</text:p>
          </table:table-cell>
          <table:table-cell table:formula="of:=[.$J$7]*([.$A122]-1) + [.$J$6]" office:value-type="float" office:value="0" calcext:value-type="float">
            <text:p>0</text:p>
          </table:table-cell>
          <table:table-cell table:formula="of:=FLOOR([.$A122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A123]^[.$J$2] + [.$J$3]*([.$A123]-1)+[.$J$1]" office:value-type="float" office:value="1816462" calcext:value-type="float">
            <text:p>1816462</text:p>
          </table:table-cell>
          <table:table-cell table:formula="of:=[.$C122]+[.$B122]" office:value-type="float" office:value="54516550" calcext:value-type="float">
            <text:p>54516550</text:p>
          </table:table-cell>
          <table:table-cell table:formula="of:=[.$J$9]*([.$A123]-1) + [.$J$8]+FLOOR([.$A123]/[.$J$10])" office:value-type="float" office:value="148" calcext:value-type="float">
            <text:p>148</text:p>
          </table:table-cell>
          <table:table-cell table:formula="of:=[.$J$5]*([.$A123]-1) + [.$J$4]" office:value-type="float" office:value="2570" calcext:value-type="float">
            <text:p>2570</text:p>
          </table:table-cell>
          <table:table-cell table:formula="of:=[.$J$7]*([.$A123]-1) + [.$J$6]" office:value-type="float" office:value="0" calcext:value-type="float">
            <text:p>0</text:p>
          </table:table-cell>
          <table:table-cell table:formula="of:=FLOOR([.$A123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A124]^[.$J$2] + [.$J$3]*([.$A124]-1)+[.$J$1]" office:value-type="float" office:value="1861486" calcext:value-type="float">
            <text:p>1861486</text:p>
          </table:table-cell>
          <table:table-cell table:formula="of:=[.$C123]+[.$B123]" office:value-type="float" office:value="56333012" calcext:value-type="float">
            <text:p>56333012</text:p>
          </table:table-cell>
          <table:table-cell table:formula="of:=[.$J$9]*([.$A124]-1) + [.$J$8]+FLOOR([.$A124]/[.$J$10])" office:value-type="float" office:value="149" calcext:value-type="float">
            <text:p>149</text:p>
          </table:table-cell>
          <table:table-cell table:formula="of:=[.$J$5]*([.$A124]-1) + [.$J$4]" office:value-type="float" office:value="2590" calcext:value-type="float">
            <text:p>2590</text:p>
          </table:table-cell>
          <table:table-cell table:formula="of:=[.$J$7]*([.$A124]-1) + [.$J$6]" office:value-type="float" office:value="0" calcext:value-type="float">
            <text:p>0</text:p>
          </table:table-cell>
          <table:table-cell table:formula="of:=FLOOR([.$A124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A125]^[.$J$2] + [.$J$3]*([.$A125]-1)+[.$J$1]" office:value-type="float" office:value="1907248" calcext:value-type="float">
            <text:p>1907248</text:p>
          </table:table-cell>
          <table:table-cell table:formula="of:=[.$C124]+[.$B124]" office:value-type="float" office:value="58194498" calcext:value-type="float">
            <text:p>58194498</text:p>
          </table:table-cell>
          <table:table-cell table:formula="of:=[.$J$9]*([.$A125]-1) + [.$J$8]+FLOOR([.$A125]/[.$J$10])" office:value-type="float" office:value="150" calcext:value-type="float">
            <text:p>150</text:p>
          </table:table-cell>
          <table:table-cell table:formula="of:=[.$J$5]*([.$A125]-1) + [.$J$4]" office:value-type="float" office:value="2610" calcext:value-type="float">
            <text:p>2610</text:p>
          </table:table-cell>
          <table:table-cell table:formula="of:=[.$J$7]*([.$A125]-1) + [.$J$6]" office:value-type="float" office:value="0" calcext:value-type="float">
            <text:p>0</text:p>
          </table:table-cell>
          <table:table-cell table:formula="of:=FLOOR([.$A125]/[.$J$11])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A126]^[.$J$2] + [.$J$3]*([.$A126]-1)+[.$J$1]" office:value-type="float" office:value="1953754" calcext:value-type="float">
            <text:p>1953754</text:p>
          </table:table-cell>
          <table:table-cell table:formula="of:=[.$C125]+[.$B125]" office:value-type="float" office:value="60101746" calcext:value-type="float">
            <text:p>60101746</text:p>
          </table:table-cell>
          <table:table-cell table:formula="of:=[.$J$9]*([.$A126]-1) + [.$J$8]+FLOOR([.$A126]/[.$J$10])" office:value-type="float" office:value="152" calcext:value-type="float">
            <text:p>152</text:p>
          </table:table-cell>
          <table:table-cell table:formula="of:=[.$J$5]*([.$A126]-1) + [.$J$4]" office:value-type="float" office:value="2630" calcext:value-type="float">
            <text:p>2630</text:p>
          </table:table-cell>
          <table:table-cell table:formula="of:=[.$J$7]*([.$A126]-1) + [.$J$6]" office:value-type="float" office:value="0" calcext:value-type="float">
            <text:p>0</text:p>
          </table:table-cell>
          <table:table-cell table:formula="of:=FLOOR([.$A126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A127]^[.$J$2] + [.$J$3]*([.$A127]-1)+[.$J$1]" office:value-type="float" office:value="2001010" calcext:value-type="float">
            <text:p>2001010</text:p>
          </table:table-cell>
          <table:table-cell table:formula="of:=[.$C126]+[.$B126]" office:value-type="float" office:value="62055500" calcext:value-type="float">
            <text:p>62055500</text:p>
          </table:table-cell>
          <table:table-cell table:formula="of:=[.$J$9]*([.$A127]-1) + [.$J$8]+FLOOR([.$A127]/[.$J$10])" office:value-type="float" office:value="153" calcext:value-type="float">
            <text:p>153</text:p>
          </table:table-cell>
          <table:table-cell table:formula="of:=[.$J$5]*([.$A127]-1) + [.$J$4]" office:value-type="float" office:value="2650" calcext:value-type="float">
            <text:p>2650</text:p>
          </table:table-cell>
          <table:table-cell table:formula="of:=[.$J$7]*([.$A127]-1) + [.$J$6]" office:value-type="float" office:value="0" calcext:value-type="float">
            <text:p>0</text:p>
          </table:table-cell>
          <table:table-cell table:formula="of:=FLOOR([.$A127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A128]^[.$J$2] + [.$J$3]*([.$A128]-1)+[.$J$1]" office:value-type="float" office:value="2049022" calcext:value-type="float">
            <text:p>2049022</text:p>
          </table:table-cell>
          <table:table-cell table:formula="of:=[.$C127]+[.$B127]" office:value-type="float" office:value="64056510" calcext:value-type="float">
            <text:p>64056510</text:p>
          </table:table-cell>
          <table:table-cell table:formula="of:=[.$J$9]*([.$A128]-1) + [.$J$8]+FLOOR([.$A128]/[.$J$10])" office:value-type="float" office:value="154" calcext:value-type="float">
            <text:p>154</text:p>
          </table:table-cell>
          <table:table-cell table:formula="of:=[.$J$5]*([.$A128]-1) + [.$J$4]" office:value-type="float" office:value="2670" calcext:value-type="float">
            <text:p>2670</text:p>
          </table:table-cell>
          <table:table-cell table:formula="of:=[.$J$7]*([.$A128]-1) + [.$J$6]" office:value-type="float" office:value="0" calcext:value-type="float">
            <text:p>0</text:p>
          </table:table-cell>
          <table:table-cell table:formula="of:=FLOOR([.$A128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A129]^[.$J$2] + [.$J$3]*([.$A129]-1)+[.$J$1]" office:value-type="float" office:value="2097796" calcext:value-type="float">
            <text:p>2097796</text:p>
          </table:table-cell>
          <table:table-cell table:formula="of:=[.$C128]+[.$B128]" office:value-type="float" office:value="66105532" calcext:value-type="float">
            <text:p>66105532</text:p>
          </table:table-cell>
          <table:table-cell table:formula="of:=[.$J$9]*([.$A129]-1) + [.$J$8]+FLOOR([.$A129]/[.$J$10])" office:value-type="float" office:value="155" calcext:value-type="float">
            <text:p>155</text:p>
          </table:table-cell>
          <table:table-cell table:formula="of:=[.$J$5]*([.$A129]-1) + [.$J$4]" office:value-type="float" office:value="2690" calcext:value-type="float">
            <text:p>2690</text:p>
          </table:table-cell>
          <table:table-cell table:formula="of:=[.$J$7]*([.$A129]-1) + [.$J$6]" office:value-type="float" office:value="0" calcext:value-type="float">
            <text:p>0</text:p>
          </table:table-cell>
          <table:table-cell table:formula="of:=FLOOR([.$A129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A130]^[.$J$2] + [.$J$3]*([.$A130]-1)+[.$J$1]" office:value-type="float" office:value="2147338" calcext:value-type="float">
            <text:p>2147338</text:p>
          </table:table-cell>
          <table:table-cell table:formula="of:=[.$C129]+[.$B129]" office:value-type="float" office:value="68203328" calcext:value-type="float">
            <text:p>68203328</text:p>
          </table:table-cell>
          <table:table-cell table:formula="of:=[.$J$9]*([.$A130]-1) + [.$J$8]+FLOOR([.$A130]/[.$J$10])" office:value-type="float" office:value="156" calcext:value-type="float">
            <text:p>156</text:p>
          </table:table-cell>
          <table:table-cell table:formula="of:=[.$J$5]*([.$A130]-1) + [.$J$4]" office:value-type="float" office:value="2710" calcext:value-type="float">
            <text:p>2710</text:p>
          </table:table-cell>
          <table:table-cell table:formula="of:=[.$J$7]*([.$A130]-1) + [.$J$6]" office:value-type="float" office:value="0" calcext:value-type="float">
            <text:p>0</text:p>
          </table:table-cell>
          <table:table-cell table:formula="of:=FLOOR([.$A130]/[.$J$11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A131]^[.$J$2] + [.$J$3]*([.$A131]-1)+[.$J$1]" office:value-type="float" office:value="2197654" calcext:value-type="float">
            <text:p>2197654</text:p>
          </table:table-cell>
          <table:table-cell table:formula="of:=[.$C130]+[.$B130]" office:value-type="float" office:value="70350666" calcext:value-type="float">
            <text:p>70350666</text:p>
          </table:table-cell>
          <table:table-cell table:formula="of:=[.$J$9]*([.$A131]-1) + [.$J$8]+FLOOR([.$A131]/[.$J$10])" office:value-type="float" office:value="158" calcext:value-type="float">
            <text:p>158</text:p>
          </table:table-cell>
          <table:table-cell table:formula="of:=[.$J$5]*([.$A131]-1) + [.$J$4]" office:value-type="float" office:value="2730" calcext:value-type="float">
            <text:p>2730</text:p>
          </table:table-cell>
          <table:table-cell table:formula="of:=[.$J$7]*([.$A131]-1) + [.$J$6]" office:value-type="float" office:value="0" calcext:value-type="float">
            <text:p>0</text:p>
          </table:table-cell>
          <table:table-cell table:formula="of:=FLOOR([.$A131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A132]^[.$J$2] + [.$J$3]*([.$A132]-1)+[.$J$1]" office:value-type="float" office:value="2248750" calcext:value-type="float">
            <text:p>2248750</text:p>
          </table:table-cell>
          <table:table-cell table:formula="of:=[.$C131]+[.$B131]" office:value-type="float" office:value="72548320" calcext:value-type="float">
            <text:p>72548320</text:p>
          </table:table-cell>
          <table:table-cell table:formula="of:=[.$J$9]*([.$A132]-1) + [.$J$8]+FLOOR([.$A132]/[.$J$10])" office:value-type="float" office:value="159" calcext:value-type="float">
            <text:p>159</text:p>
          </table:table-cell>
          <table:table-cell table:formula="of:=[.$J$5]*([.$A132]-1) + [.$J$4]" office:value-type="float" office:value="2750" calcext:value-type="float">
            <text:p>2750</text:p>
          </table:table-cell>
          <table:table-cell table:formula="of:=[.$J$7]*([.$A132]-1) + [.$J$6]" office:value-type="float" office:value="0" calcext:value-type="float">
            <text:p>0</text:p>
          </table:table-cell>
          <table:table-cell table:formula="of:=FLOOR([.$A132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A133]^[.$J$2] + [.$J$3]*([.$A133]-1)+[.$J$1]" office:value-type="float" office:value="2300632" calcext:value-type="float">
            <text:p>2300632</text:p>
          </table:table-cell>
          <table:table-cell table:formula="of:=[.$C132]+[.$B132]" office:value-type="float" office:value="74797070" calcext:value-type="float">
            <text:p>74797070</text:p>
          </table:table-cell>
          <table:table-cell table:formula="of:=[.$J$9]*([.$A133]-1) + [.$J$8]+FLOOR([.$A133]/[.$J$10])" office:value-type="float" office:value="160" calcext:value-type="float">
            <text:p>160</text:p>
          </table:table-cell>
          <table:table-cell table:formula="of:=[.$J$5]*([.$A133]-1) + [.$J$4]" office:value-type="float" office:value="2770" calcext:value-type="float">
            <text:p>2770</text:p>
          </table:table-cell>
          <table:table-cell table:formula="of:=[.$J$7]*([.$A133]-1) + [.$J$6]" office:value-type="float" office:value="0" calcext:value-type="float">
            <text:p>0</text:p>
          </table:table-cell>
          <table:table-cell table:formula="of:=FLOOR([.$A133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A134]^[.$J$2] + [.$J$3]*([.$A134]-1)+[.$J$1]" office:value-type="float" office:value="2353306" calcext:value-type="float">
            <text:p>2353306</text:p>
          </table:table-cell>
          <table:table-cell table:formula="of:=[.$C133]+[.$B133]" office:value-type="float" office:value="77097702" calcext:value-type="float">
            <text:p>77097702</text:p>
          </table:table-cell>
          <table:table-cell table:formula="of:=[.$J$9]*([.$A134]-1) + [.$J$8]+FLOOR([.$A134]/[.$J$10])" office:value-type="float" office:value="161" calcext:value-type="float">
            <text:p>161</text:p>
          </table:table-cell>
          <table:table-cell table:formula="of:=[.$J$5]*([.$A134]-1) + [.$J$4]" office:value-type="float" office:value="2790" calcext:value-type="float">
            <text:p>2790</text:p>
          </table:table-cell>
          <table:table-cell table:formula="of:=[.$J$7]*([.$A134]-1) + [.$J$6]" office:value-type="float" office:value="0" calcext:value-type="float">
            <text:p>0</text:p>
          </table:table-cell>
          <table:table-cell table:formula="of:=FLOOR([.$A134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A135]^[.$J$2] + [.$J$3]*([.$A135]-1)+[.$J$1]" office:value-type="float" office:value="2406778" calcext:value-type="float">
            <text:p>2406778</text:p>
          </table:table-cell>
          <table:table-cell table:formula="of:=[.$C134]+[.$B134]" office:value-type="float" office:value="79451008" calcext:value-type="float">
            <text:p>79451008</text:p>
          </table:table-cell>
          <table:table-cell table:formula="of:=[.$J$9]*([.$A135]-1) + [.$J$8]+FLOOR([.$A135]/[.$J$10])" office:value-type="float" office:value="162" calcext:value-type="float">
            <text:p>162</text:p>
          </table:table-cell>
          <table:table-cell table:formula="of:=[.$J$5]*([.$A135]-1) + [.$J$4]" office:value-type="float" office:value="2810" calcext:value-type="float">
            <text:p>2810</text:p>
          </table:table-cell>
          <table:table-cell table:formula="of:=[.$J$7]*([.$A135]-1) + [.$J$6]" office:value-type="float" office:value="0" calcext:value-type="float">
            <text:p>0</text:p>
          </table:table-cell>
          <table:table-cell table:formula="of:=FLOOR([.$A135]/[.$J$11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A136]^[.$J$2] + [.$J$3]*([.$A136]-1)+[.$J$1]" office:value-type="float" office:value="2461054" calcext:value-type="float">
            <text:p>2461054</text:p>
          </table:table-cell>
          <table:table-cell table:formula="of:=[.$C135]+[.$B135]" office:value-type="float" office:value="81857786" calcext:value-type="float">
            <text:p>81857786</text:p>
          </table:table-cell>
          <table:table-cell table:formula="of:=[.$J$9]*([.$A136]-1) + [.$J$8]+FLOOR([.$A136]/[.$J$10])" office:value-type="float" office:value="164" calcext:value-type="float">
            <text:p>164</text:p>
          </table:table-cell>
          <table:table-cell table:formula="of:=[.$J$5]*([.$A136]-1) + [.$J$4]" office:value-type="float" office:value="2830" calcext:value-type="float">
            <text:p>2830</text:p>
          </table:table-cell>
          <table:table-cell table:formula="of:=[.$J$7]*([.$A136]-1) + [.$J$6]" office:value-type="float" office:value="0" calcext:value-type="float">
            <text:p>0</text:p>
          </table:table-cell>
          <table:table-cell table:formula="of:=FLOOR([.$A136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A137]^[.$J$2] + [.$J$3]*([.$A137]-1)+[.$J$1]" office:value-type="float" office:value="2516140" calcext:value-type="float">
            <text:p>2516140</text:p>
          </table:table-cell>
          <table:table-cell table:formula="of:=[.$C136]+[.$B136]" office:value-type="float" office:value="84318840" calcext:value-type="float">
            <text:p>84318840</text:p>
          </table:table-cell>
          <table:table-cell table:formula="of:=[.$J$9]*([.$A137]-1) + [.$J$8]+FLOOR([.$A137]/[.$J$10])" office:value-type="float" office:value="165" calcext:value-type="float">
            <text:p>165</text:p>
          </table:table-cell>
          <table:table-cell table:formula="of:=[.$J$5]*([.$A137]-1) + [.$J$4]" office:value-type="float" office:value="2850" calcext:value-type="float">
            <text:p>2850</text:p>
          </table:table-cell>
          <table:table-cell table:formula="of:=[.$J$7]*([.$A137]-1) + [.$J$6]" office:value-type="float" office:value="0" calcext:value-type="float">
            <text:p>0</text:p>
          </table:table-cell>
          <table:table-cell table:formula="of:=FLOOR([.$A137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A138]^[.$J$2] + [.$J$3]*([.$A138]-1)+[.$J$1]" office:value-type="float" office:value="2572042" calcext:value-type="float">
            <text:p>2572042</text:p>
          </table:table-cell>
          <table:table-cell table:formula="of:=[.$C137]+[.$B137]" office:value-type="float" office:value="86834980" calcext:value-type="float">
            <text:p>86834980</text:p>
          </table:table-cell>
          <table:table-cell table:formula="of:=[.$J$9]*([.$A138]-1) + [.$J$8]+FLOOR([.$A138]/[.$J$10])" office:value-type="float" office:value="166" calcext:value-type="float">
            <text:p>166</text:p>
          </table:table-cell>
          <table:table-cell table:formula="of:=[.$J$5]*([.$A138]-1) + [.$J$4]" office:value-type="float" office:value="2870" calcext:value-type="float">
            <text:p>2870</text:p>
          </table:table-cell>
          <table:table-cell table:formula="of:=[.$J$7]*([.$A138]-1) + [.$J$6]" office:value-type="float" office:value="0" calcext:value-type="float">
            <text:p>0</text:p>
          </table:table-cell>
          <table:table-cell table:formula="of:=FLOOR([.$A138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A139]^[.$J$2] + [.$J$3]*([.$A139]-1)+[.$J$1]" office:value-type="float" office:value="2628766" calcext:value-type="float">
            <text:p>2628766</text:p>
          </table:table-cell>
          <table:table-cell table:formula="of:=[.$C138]+[.$B138]" office:value-type="float" office:value="89407022" calcext:value-type="float">
            <text:p>89407022</text:p>
          </table:table-cell>
          <table:table-cell table:formula="of:=[.$J$9]*([.$A139]-1) + [.$J$8]+FLOOR([.$A139]/[.$J$10])" office:value-type="float" office:value="167" calcext:value-type="float">
            <text:p>167</text:p>
          </table:table-cell>
          <table:table-cell table:formula="of:=[.$J$5]*([.$A139]-1) + [.$J$4]" office:value-type="float" office:value="2890" calcext:value-type="float">
            <text:p>2890</text:p>
          </table:table-cell>
          <table:table-cell table:formula="of:=[.$J$7]*([.$A139]-1) + [.$J$6]" office:value-type="float" office:value="0" calcext:value-type="float">
            <text:p>0</text:p>
          </table:table-cell>
          <table:table-cell table:formula="of:=FLOOR([.$A139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A140]^[.$J$2] + [.$J$3]*([.$A140]-1)+[.$J$1]" office:value-type="float" office:value="2686318" calcext:value-type="float">
            <text:p>2686318</text:p>
          </table:table-cell>
          <table:table-cell table:formula="of:=[.$C139]+[.$B139]" office:value-type="float" office:value="92035788" calcext:value-type="float">
            <text:p>92035788</text:p>
          </table:table-cell>
          <table:table-cell table:formula="of:=[.$J$9]*([.$A140]-1) + [.$J$8]+FLOOR([.$A140]/[.$J$10])" office:value-type="float" office:value="168" calcext:value-type="float">
            <text:p>168</text:p>
          </table:table-cell>
          <table:table-cell table:formula="of:=[.$J$5]*([.$A140]-1) + [.$J$4]" office:value-type="float" office:value="2910" calcext:value-type="float">
            <text:p>2910</text:p>
          </table:table-cell>
          <table:table-cell table:formula="of:=[.$J$7]*([.$A140]-1) + [.$J$6]" office:value-type="float" office:value="0" calcext:value-type="float">
            <text:p>0</text:p>
          </table:table-cell>
          <table:table-cell table:formula="of:=FLOOR([.$A140]/[.$J$11])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A141]^[.$J$2] + [.$J$3]*([.$A141]-1)+[.$J$1]" office:value-type="float" office:value="2744704" calcext:value-type="float">
            <text:p>2744704</text:p>
          </table:table-cell>
          <table:table-cell table:formula="of:=[.$C140]+[.$B140]" office:value-type="float" office:value="94722106" calcext:value-type="float">
            <text:p>94722106</text:p>
          </table:table-cell>
          <table:table-cell table:formula="of:=[.$J$9]*([.$A141]-1) + [.$J$8]+FLOOR([.$A141]/[.$J$10])" office:value-type="float" office:value="170" calcext:value-type="float">
            <text:p>170</text:p>
          </table:table-cell>
          <table:table-cell table:formula="of:=[.$J$5]*([.$A141]-1) + [.$J$4]" office:value-type="float" office:value="2930" calcext:value-type="float">
            <text:p>2930</text:p>
          </table:table-cell>
          <table:table-cell table:formula="of:=[.$J$7]*([.$A141]-1) + [.$J$6]" office:value-type="float" office:value="0" calcext:value-type="float">
            <text:p>0</text:p>
          </table:table-cell>
          <table:table-cell table:formula="of:=FLOOR([.$A141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A142]^[.$J$2] + [.$J$3]*([.$A142]-1)+[.$J$1]" office:value-type="float" office:value="2803930" calcext:value-type="float">
            <text:p>2803930</text:p>
          </table:table-cell>
          <table:table-cell table:formula="of:=[.$C141]+[.$B141]" office:value-type="float" office:value="97466810" calcext:value-type="float">
            <text:p>97466810</text:p>
          </table:table-cell>
          <table:table-cell table:formula="of:=[.$J$9]*([.$A142]-1) + [.$J$8]+FLOOR([.$A142]/[.$J$10])" office:value-type="float" office:value="171" calcext:value-type="float">
            <text:p>171</text:p>
          </table:table-cell>
          <table:table-cell table:formula="of:=[.$J$5]*([.$A142]-1) + [.$J$4]" office:value-type="float" office:value="2950" calcext:value-type="float">
            <text:p>2950</text:p>
          </table:table-cell>
          <table:table-cell table:formula="of:=[.$J$7]*([.$A142]-1) + [.$J$6]" office:value-type="float" office:value="0" calcext:value-type="float">
            <text:p>0</text:p>
          </table:table-cell>
          <table:table-cell table:formula="of:=FLOOR([.$A142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A143]^[.$J$2] + [.$J$3]*([.$A143]-1)+[.$J$1]" office:value-type="float" office:value="2864002" calcext:value-type="float">
            <text:p>2864002</text:p>
          </table:table-cell>
          <table:table-cell table:formula="of:=[.$C142]+[.$B142]" office:value-type="float" office:value="100270740" calcext:value-type="float">
            <text:p>100270740</text:p>
          </table:table-cell>
          <table:table-cell table:formula="of:=[.$J$9]*([.$A143]-1) + [.$J$8]+FLOOR([.$A143]/[.$J$10])" office:value-type="float" office:value="172" calcext:value-type="float">
            <text:p>172</text:p>
          </table:table-cell>
          <table:table-cell table:formula="of:=[.$J$5]*([.$A143]-1) + [.$J$4]" office:value-type="float" office:value="2970" calcext:value-type="float">
            <text:p>2970</text:p>
          </table:table-cell>
          <table:table-cell table:formula="of:=[.$J$7]*([.$A143]-1) + [.$J$6]" office:value-type="float" office:value="0" calcext:value-type="float">
            <text:p>0</text:p>
          </table:table-cell>
          <table:table-cell table:formula="of:=FLOOR([.$A143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A144]^[.$J$2] + [.$J$3]*([.$A144]-1)+[.$J$1]" office:value-type="float" office:value="2924926" calcext:value-type="float">
            <text:p>2924926</text:p>
          </table:table-cell>
          <table:table-cell table:formula="of:=[.$C143]+[.$B143]" office:value-type="float" office:value="103134742" calcext:value-type="float">
            <text:p>103134742</text:p>
          </table:table-cell>
          <table:table-cell table:formula="of:=[.$J$9]*([.$A144]-1) + [.$J$8]+FLOOR([.$A144]/[.$J$10])" office:value-type="float" office:value="173" calcext:value-type="float">
            <text:p>173</text:p>
          </table:table-cell>
          <table:table-cell table:formula="of:=[.$J$5]*([.$A144]-1) + [.$J$4]" office:value-type="float" office:value="2990" calcext:value-type="float">
            <text:p>2990</text:p>
          </table:table-cell>
          <table:table-cell table:formula="of:=[.$J$7]*([.$A144]-1) + [.$J$6]" office:value-type="float" office:value="0" calcext:value-type="float">
            <text:p>0</text:p>
          </table:table-cell>
          <table:table-cell table:formula="of:=FLOOR([.$A144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A145]^[.$J$2] + [.$J$3]*([.$A145]-1)+[.$J$1]" office:value-type="float" office:value="2986708" calcext:value-type="float">
            <text:p>2986708</text:p>
          </table:table-cell>
          <table:table-cell table:formula="of:=[.$C144]+[.$B144]" office:value-type="float" office:value="106059668" calcext:value-type="float">
            <text:p>106059668</text:p>
          </table:table-cell>
          <table:table-cell table:formula="of:=[.$J$9]*([.$A145]-1) + [.$J$8]+FLOOR([.$A145]/[.$J$10])" office:value-type="float" office:value="174" calcext:value-type="float">
            <text:p>174</text:p>
          </table:table-cell>
          <table:table-cell table:formula="of:=[.$J$5]*([.$A145]-1) + [.$J$4]" office:value-type="float" office:value="3010" calcext:value-type="float">
            <text:p>3010</text:p>
          </table:table-cell>
          <table:table-cell table:formula="of:=[.$J$7]*([.$A145]-1) + [.$J$6]" office:value-type="float" office:value="0" calcext:value-type="float">
            <text:p>0</text:p>
          </table:table-cell>
          <table:table-cell table:formula="of:=FLOOR([.$A145]/[.$J$11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A146]^[.$J$2] + [.$J$3]*([.$A146]-1)+[.$J$1]" office:value-type="float" office:value="3049354" calcext:value-type="float">
            <text:p>3049354</text:p>
          </table:table-cell>
          <table:table-cell table:formula="of:=[.$C145]+[.$B145]" office:value-type="float" office:value="109046376" calcext:value-type="float">
            <text:p>109046376</text:p>
          </table:table-cell>
          <table:table-cell table:formula="of:=[.$J$9]*([.$A146]-1) + [.$J$8]+FLOOR([.$A146]/[.$J$10])" office:value-type="float" office:value="176" calcext:value-type="float">
            <text:p>176</text:p>
          </table:table-cell>
          <table:table-cell table:formula="of:=[.$J$5]*([.$A146]-1) + [.$J$4]" office:value-type="float" office:value="3030" calcext:value-type="float">
            <text:p>3030</text:p>
          </table:table-cell>
          <table:table-cell table:formula="of:=[.$J$7]*([.$A146]-1) + [.$J$6]" office:value-type="float" office:value="0" calcext:value-type="float">
            <text:p>0</text:p>
          </table:table-cell>
          <table:table-cell table:formula="of:=FLOOR([.$A146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A147]^[.$J$2] + [.$J$3]*([.$A147]-1)+[.$J$1]" office:value-type="float" office:value="3112870" calcext:value-type="float">
            <text:p>3112870</text:p>
          </table:table-cell>
          <table:table-cell table:formula="of:=[.$C146]+[.$B146]" office:value-type="float" office:value="112095730" calcext:value-type="float">
            <text:p>112095730</text:p>
          </table:table-cell>
          <table:table-cell table:formula="of:=[.$J$9]*([.$A147]-1) + [.$J$8]+FLOOR([.$A147]/[.$J$10])" office:value-type="float" office:value="177" calcext:value-type="float">
            <text:p>177</text:p>
          </table:table-cell>
          <table:table-cell table:formula="of:=[.$J$5]*([.$A147]-1) + [.$J$4]" office:value-type="float" office:value="3050" calcext:value-type="float">
            <text:p>3050</text:p>
          </table:table-cell>
          <table:table-cell table:formula="of:=[.$J$7]*([.$A147]-1) + [.$J$6]" office:value-type="float" office:value="0" calcext:value-type="float">
            <text:p>0</text:p>
          </table:table-cell>
          <table:table-cell table:formula="of:=FLOOR([.$A147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A148]^[.$J$2] + [.$J$3]*([.$A148]-1)+[.$J$1]" office:value-type="float" office:value="3177262" calcext:value-type="float">
            <text:p>3177262</text:p>
          </table:table-cell>
          <table:table-cell table:formula="of:=[.$C147]+[.$B147]" office:value-type="float" office:value="115208600" calcext:value-type="float">
            <text:p>115208600</text:p>
          </table:table-cell>
          <table:table-cell table:formula="of:=[.$J$9]*([.$A148]-1) + [.$J$8]+FLOOR([.$A148]/[.$J$10])" office:value-type="float" office:value="178" calcext:value-type="float">
            <text:p>178</text:p>
          </table:table-cell>
          <table:table-cell table:formula="of:=[.$J$5]*([.$A148]-1) + [.$J$4]" office:value-type="float" office:value="3070" calcext:value-type="float">
            <text:p>3070</text:p>
          </table:table-cell>
          <table:table-cell table:formula="of:=[.$J$7]*([.$A148]-1) + [.$J$6]" office:value-type="float" office:value="0" calcext:value-type="float">
            <text:p>0</text:p>
          </table:table-cell>
          <table:table-cell table:formula="of:=FLOOR([.$A148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A149]^[.$J$2] + [.$J$3]*([.$A149]-1)+[.$J$1]" office:value-type="float" office:value="3242536" calcext:value-type="float">
            <text:p>3242536</text:p>
          </table:table-cell>
          <table:table-cell table:formula="of:=[.$C148]+[.$B148]" office:value-type="float" office:value="118385862" calcext:value-type="float">
            <text:p>118385862</text:p>
          </table:table-cell>
          <table:table-cell table:formula="of:=[.$J$9]*([.$A149]-1) + [.$J$8]+FLOOR([.$A149]/[.$J$10])" office:value-type="float" office:value="179" calcext:value-type="float">
            <text:p>179</text:p>
          </table:table-cell>
          <table:table-cell table:formula="of:=[.$J$5]*([.$A149]-1) + [.$J$4]" office:value-type="float" office:value="3090" calcext:value-type="float">
            <text:p>3090</text:p>
          </table:table-cell>
          <table:table-cell table:formula="of:=[.$J$7]*([.$A149]-1) + [.$J$6]" office:value-type="float" office:value="0" calcext:value-type="float">
            <text:p>0</text:p>
          </table:table-cell>
          <table:table-cell table:formula="of:=FLOOR([.$A149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A150]^[.$J$2] + [.$J$3]*([.$A150]-1)+[.$J$1]" office:value-type="float" office:value="3308698" calcext:value-type="float">
            <text:p>3308698</text:p>
          </table:table-cell>
          <table:table-cell table:formula="of:=[.$C149]+[.$B149]" office:value-type="float" office:value="121628398" calcext:value-type="float">
            <text:p>121628398</text:p>
          </table:table-cell>
          <table:table-cell table:formula="of:=[.$J$9]*([.$A150]-1) + [.$J$8]+FLOOR([.$A150]/[.$J$10])" office:value-type="float" office:value="180" calcext:value-type="float">
            <text:p>180</text:p>
          </table:table-cell>
          <table:table-cell table:formula="of:=[.$J$5]*([.$A150]-1) + [.$J$4]" office:value-type="float" office:value="3110" calcext:value-type="float">
            <text:p>3110</text:p>
          </table:table-cell>
          <table:table-cell table:formula="of:=[.$J$7]*([.$A150]-1) + [.$J$6]" office:value-type="float" office:value="0" calcext:value-type="float">
            <text:p>0</text:p>
          </table:table-cell>
          <table:table-cell table:formula="of:=FLOOR([.$A150]/[.$J$11])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A151]^[.$J$2] + [.$J$3]*([.$A151]-1)+[.$J$1]" office:value-type="float" office:value="3375754" calcext:value-type="float">
            <text:p>3375754</text:p>
          </table:table-cell>
          <table:table-cell table:formula="of:=[.$C150]+[.$B150]" office:value-type="float" office:value="124937096" calcext:value-type="float">
            <text:p>124937096</text:p>
          </table:table-cell>
          <table:table-cell table:formula="of:=[.$J$9]*([.$A151]-1) + [.$J$8]+FLOOR([.$A151]/[.$J$10])" office:value-type="float" office:value="182" calcext:value-type="float">
            <text:p>182</text:p>
          </table:table-cell>
          <table:table-cell table:formula="of:=[.$J$5]*([.$A151]-1) + [.$J$4]" office:value-type="float" office:value="3130" calcext:value-type="float">
            <text:p>3130</text:p>
          </table:table-cell>
          <table:table-cell table:formula="of:=[.$J$7]*([.$A151]-1) + [.$J$6]" office:value-type="float" office:value="0" calcext:value-type="float">
            <text:p>0</text:p>
          </table:table-cell>
          <table:table-cell table:formula="of:=FLOOR([.$A151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A152]^[.$J$2] + [.$J$3]*([.$A152]-1)+[.$J$1]" office:value-type="float" office:value="3443710" calcext:value-type="float">
            <text:p>3443710</text:p>
          </table:table-cell>
          <table:table-cell table:formula="of:=[.$C151]+[.$B151]" office:value-type="float" office:value="128312850" calcext:value-type="float">
            <text:p>128312850</text:p>
          </table:table-cell>
          <table:table-cell table:formula="of:=[.$J$9]*([.$A152]-1) + [.$J$8]+FLOOR([.$A152]/[.$J$10])" office:value-type="float" office:value="183" calcext:value-type="float">
            <text:p>183</text:p>
          </table:table-cell>
          <table:table-cell table:formula="of:=[.$J$5]*([.$A152]-1) + [.$J$4]" office:value-type="float" office:value="3150" calcext:value-type="float">
            <text:p>3150</text:p>
          </table:table-cell>
          <table:table-cell table:formula="of:=[.$J$7]*([.$A152]-1) + [.$J$6]" office:value-type="float" office:value="0" calcext:value-type="float">
            <text:p>0</text:p>
          </table:table-cell>
          <table:table-cell table:formula="of:=FLOOR([.$A152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A153]^[.$J$2] + [.$J$3]*([.$A153]-1)+[.$J$1]" office:value-type="float" office:value="3512572" calcext:value-type="float">
            <text:p>3512572</text:p>
          </table:table-cell>
          <table:table-cell table:formula="of:=[.$C152]+[.$B152]" office:value-type="float" office:value="131756560" calcext:value-type="float">
            <text:p>131756560</text:p>
          </table:table-cell>
          <table:table-cell table:formula="of:=[.$J$9]*([.$A153]-1) + [.$J$8]+FLOOR([.$A153]/[.$J$10])" office:value-type="float" office:value="184" calcext:value-type="float">
            <text:p>184</text:p>
          </table:table-cell>
          <table:table-cell table:formula="of:=[.$J$5]*([.$A153]-1) + [.$J$4]" office:value-type="float" office:value="3170" calcext:value-type="float">
            <text:p>3170</text:p>
          </table:table-cell>
          <table:table-cell table:formula="of:=[.$J$7]*([.$A153]-1) + [.$J$6]" office:value-type="float" office:value="0" calcext:value-type="float">
            <text:p>0</text:p>
          </table:table-cell>
          <table:table-cell table:formula="of:=FLOOR([.$A153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A154]^[.$J$2] + [.$J$3]*([.$A154]-1)+[.$J$1]" office:value-type="float" office:value="3582346" calcext:value-type="float">
            <text:p>3582346</text:p>
          </table:table-cell>
          <table:table-cell table:formula="of:=[.$C153]+[.$B153]" office:value-type="float" office:value="135269132" calcext:value-type="float">
            <text:p>135269132</text:p>
          </table:table-cell>
          <table:table-cell table:formula="of:=[.$J$9]*([.$A154]-1) + [.$J$8]+FLOOR([.$A154]/[.$J$10])" office:value-type="float" office:value="185" calcext:value-type="float">
            <text:p>185</text:p>
          </table:table-cell>
          <table:table-cell table:formula="of:=[.$J$5]*([.$A154]-1) + [.$J$4]" office:value-type="float" office:value="3190" calcext:value-type="float">
            <text:p>3190</text:p>
          </table:table-cell>
          <table:table-cell table:formula="of:=[.$J$7]*([.$A154]-1) + [.$J$6]" office:value-type="float" office:value="0" calcext:value-type="float">
            <text:p>0</text:p>
          </table:table-cell>
          <table:table-cell table:formula="of:=FLOOR([.$A154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A155]^[.$J$2] + [.$J$3]*([.$A155]-1)+[.$J$1]" office:value-type="float" office:value="3653038" calcext:value-type="float">
            <text:p>3653038</text:p>
          </table:table-cell>
          <table:table-cell table:formula="of:=[.$C154]+[.$B154]" office:value-type="float" office:value="138851478" calcext:value-type="float">
            <text:p>138851478</text:p>
          </table:table-cell>
          <table:table-cell table:formula="of:=[.$J$9]*([.$A155]-1) + [.$J$8]+FLOOR([.$A155]/[.$J$10])" office:value-type="float" office:value="186" calcext:value-type="float">
            <text:p>186</text:p>
          </table:table-cell>
          <table:table-cell table:formula="of:=[.$J$5]*([.$A155]-1) + [.$J$4]" office:value-type="float" office:value="3210" calcext:value-type="float">
            <text:p>3210</text:p>
          </table:table-cell>
          <table:table-cell table:formula="of:=[.$J$7]*([.$A155]-1) + [.$J$6]" office:value-type="float" office:value="0" calcext:value-type="float">
            <text:p>0</text:p>
          </table:table-cell>
          <table:table-cell table:formula="of:=FLOOR([.$A155]/[.$J$11])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A156]^[.$J$2] + [.$J$3]*([.$A156]-1)+[.$J$1]" office:value-type="float" office:value="3724654" calcext:value-type="float">
            <text:p>3724654</text:p>
          </table:table-cell>
          <table:table-cell table:formula="of:=[.$C155]+[.$B155]" office:value-type="float" office:value="142504516" calcext:value-type="float">
            <text:p>142504516</text:p>
          </table:table-cell>
          <table:table-cell table:formula="of:=[.$J$9]*([.$A156]-1) + [.$J$8]+FLOOR([.$A156]/[.$J$10])" office:value-type="float" office:value="188" calcext:value-type="float">
            <text:p>188</text:p>
          </table:table-cell>
          <table:table-cell table:formula="of:=[.$J$5]*([.$A156]-1) + [.$J$4]" office:value-type="float" office:value="3230" calcext:value-type="float">
            <text:p>3230</text:p>
          </table:table-cell>
          <table:table-cell table:formula="of:=[.$J$7]*([.$A156]-1) + [.$J$6]" office:value-type="float" office:value="0" calcext:value-type="float">
            <text:p>0</text:p>
          </table:table-cell>
          <table:table-cell table:formula="of:=FLOOR([.$A156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A157]^[.$J$2] + [.$J$3]*([.$A157]-1)+[.$J$1]" office:value-type="float" office:value="3797200" calcext:value-type="float">
            <text:p>3797200</text:p>
          </table:table-cell>
          <table:table-cell table:formula="of:=[.$C156]+[.$B156]" office:value-type="float" office:value="146229170" calcext:value-type="float">
            <text:p>146229170</text:p>
          </table:table-cell>
          <table:table-cell table:formula="of:=[.$J$9]*([.$A157]-1) + [.$J$8]+FLOOR([.$A157]/[.$J$10])" office:value-type="float" office:value="189" calcext:value-type="float">
            <text:p>189</text:p>
          </table:table-cell>
          <table:table-cell table:formula="of:=[.$J$5]*([.$A157]-1) + [.$J$4]" office:value-type="float" office:value="3250" calcext:value-type="float">
            <text:p>3250</text:p>
          </table:table-cell>
          <table:table-cell table:formula="of:=[.$J$7]*([.$A157]-1) + [.$J$6]" office:value-type="float" office:value="0" calcext:value-type="float">
            <text:p>0</text:p>
          </table:table-cell>
          <table:table-cell table:formula="of:=FLOOR([.$A157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A158]^[.$J$2] + [.$J$3]*([.$A158]-1)+[.$J$1]" office:value-type="float" office:value="3870682" calcext:value-type="float">
            <text:p>3870682</text:p>
          </table:table-cell>
          <table:table-cell table:formula="of:=[.$C157]+[.$B157]" office:value-type="float" office:value="150026370" calcext:value-type="float">
            <text:p>150026370</text:p>
          </table:table-cell>
          <table:table-cell table:formula="of:=[.$J$9]*([.$A158]-1) + [.$J$8]+FLOOR([.$A158]/[.$J$10])" office:value-type="float" office:value="190" calcext:value-type="float">
            <text:p>190</text:p>
          </table:table-cell>
          <table:table-cell table:formula="of:=[.$J$5]*([.$A158]-1) + [.$J$4]" office:value-type="float" office:value="3270" calcext:value-type="float">
            <text:p>3270</text:p>
          </table:table-cell>
          <table:table-cell table:formula="of:=[.$J$7]*([.$A158]-1) + [.$J$6]" office:value-type="float" office:value="0" calcext:value-type="float">
            <text:p>0</text:p>
          </table:table-cell>
          <table:table-cell table:formula="of:=FLOOR([.$A158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A159]^[.$J$2] + [.$J$3]*([.$A159]-1)+[.$J$1]" office:value-type="float" office:value="3945106" calcext:value-type="float">
            <text:p>3945106</text:p>
          </table:table-cell>
          <table:table-cell table:formula="of:=[.$C158]+[.$B158]" office:value-type="float" office:value="153897052" calcext:value-type="float">
            <text:p>153897052</text:p>
          </table:table-cell>
          <table:table-cell table:formula="of:=[.$J$9]*([.$A159]-1) + [.$J$8]+FLOOR([.$A159]/[.$J$10])" office:value-type="float" office:value="191" calcext:value-type="float">
            <text:p>191</text:p>
          </table:table-cell>
          <table:table-cell table:formula="of:=[.$J$5]*([.$A159]-1) + [.$J$4]" office:value-type="float" office:value="3290" calcext:value-type="float">
            <text:p>3290</text:p>
          </table:table-cell>
          <table:table-cell table:formula="of:=[.$J$7]*([.$A159]-1) + [.$J$6]" office:value-type="float" office:value="0" calcext:value-type="float">
            <text:p>0</text:p>
          </table:table-cell>
          <table:table-cell table:formula="of:=FLOOR([.$A159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A160]^[.$J$2] + [.$J$3]*([.$A160]-1)+[.$J$1]" office:value-type="float" office:value="4020478" calcext:value-type="float">
            <text:p>4020478</text:p>
          </table:table-cell>
          <table:table-cell table:formula="of:=[.$C159]+[.$B159]" office:value-type="float" office:value="157842158" calcext:value-type="float">
            <text:p>157842158</text:p>
          </table:table-cell>
          <table:table-cell table:formula="of:=[.$J$9]*([.$A160]-1) + [.$J$8]+FLOOR([.$A160]/[.$J$10])" office:value-type="float" office:value="192" calcext:value-type="float">
            <text:p>192</text:p>
          </table:table-cell>
          <table:table-cell table:formula="of:=[.$J$5]*([.$A160]-1) + [.$J$4]" office:value-type="float" office:value="3310" calcext:value-type="float">
            <text:p>3310</text:p>
          </table:table-cell>
          <table:table-cell table:formula="of:=[.$J$7]*([.$A160]-1) + [.$J$6]" office:value-type="float" office:value="0" calcext:value-type="float">
            <text:p>0</text:p>
          </table:table-cell>
          <table:table-cell table:formula="of:=FLOOR([.$A160]/[.$J$1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A161]^[.$J$2] + [.$J$3]*([.$A161]-1)+[.$J$1]" office:value-type="float" office:value="4096804" calcext:value-type="float">
            <text:p>4096804</text:p>
          </table:table-cell>
          <table:table-cell table:formula="of:=[.$C160]+[.$B160]" office:value-type="float" office:value="161862636" calcext:value-type="float">
            <text:p>161862636</text:p>
          </table:table-cell>
          <table:table-cell table:formula="of:=[.$J$9]*([.$A161]-1) + [.$J$8]+FLOOR([.$A161]/[.$J$10])" office:value-type="float" office:value="194" calcext:value-type="float">
            <text:p>194</text:p>
          </table:table-cell>
          <table:table-cell table:formula="of:=[.$J$5]*([.$A161]-1) + [.$J$4]" office:value-type="float" office:value="3330" calcext:value-type="float">
            <text:p>3330</text:p>
          </table:table-cell>
          <table:table-cell table:formula="of:=[.$J$7]*([.$A161]-1) + [.$J$6]" office:value-type="float" office:value="0" calcext:value-type="float">
            <text:p>0</text:p>
          </table:table-cell>
          <table:table-cell table:formula="of:=FLOOR([.$A161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A162]^[.$J$2] + [.$J$3]*([.$A162]-1)+[.$J$1]" office:value-type="float" office:value="4174090" calcext:value-type="float">
            <text:p>4174090</text:p>
          </table:table-cell>
          <table:table-cell table:formula="of:=[.$C161]+[.$B161]" office:value-type="float" office:value="165959440" calcext:value-type="float">
            <text:p>165959440</text:p>
          </table:table-cell>
          <table:table-cell table:formula="of:=[.$J$9]*([.$A162]-1) + [.$J$8]+FLOOR([.$A162]/[.$J$10])" office:value-type="float" office:value="195" calcext:value-type="float">
            <text:p>195</text:p>
          </table:table-cell>
          <table:table-cell table:formula="of:=[.$J$5]*([.$A162]-1) + [.$J$4]" office:value-type="float" office:value="3350" calcext:value-type="float">
            <text:p>3350</text:p>
          </table:table-cell>
          <table:table-cell table:formula="of:=[.$J$7]*([.$A162]-1) + [.$J$6]" office:value-type="float" office:value="0" calcext:value-type="float">
            <text:p>0</text:p>
          </table:table-cell>
          <table:table-cell table:formula="of:=FLOOR([.$A162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A163]^[.$J$2] + [.$J$3]*([.$A163]-1)+[.$J$1]" office:value-type="float" office:value="4252342" calcext:value-type="float">
            <text:p>4252342</text:p>
          </table:table-cell>
          <table:table-cell table:formula="of:=[.$C162]+[.$B162]" office:value-type="float" office:value="170133530" calcext:value-type="float">
            <text:p>170133530</text:p>
          </table:table-cell>
          <table:table-cell table:formula="of:=[.$J$9]*([.$A163]-1) + [.$J$8]+FLOOR([.$A163]/[.$J$10])" office:value-type="float" office:value="196" calcext:value-type="float">
            <text:p>196</text:p>
          </table:table-cell>
          <table:table-cell table:formula="of:=[.$J$5]*([.$A163]-1) + [.$J$4]" office:value-type="float" office:value="3370" calcext:value-type="float">
            <text:p>3370</text:p>
          </table:table-cell>
          <table:table-cell table:formula="of:=[.$J$7]*([.$A163]-1) + [.$J$6]" office:value-type="float" office:value="0" calcext:value-type="float">
            <text:p>0</text:p>
          </table:table-cell>
          <table:table-cell table:formula="of:=FLOOR([.$A163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A164]^[.$J$2] + [.$J$3]*([.$A164]-1)+[.$J$1]" office:value-type="float" office:value="4331566" calcext:value-type="float">
            <text:p>4331566</text:p>
          </table:table-cell>
          <table:table-cell table:formula="of:=[.$C163]+[.$B163]" office:value-type="float" office:value="174385872" calcext:value-type="float">
            <text:p>174385872</text:p>
          </table:table-cell>
          <table:table-cell table:formula="of:=[.$J$9]*([.$A164]-1) + [.$J$8]+FLOOR([.$A164]/[.$J$10])" office:value-type="float" office:value="197" calcext:value-type="float">
            <text:p>197</text:p>
          </table:table-cell>
          <table:table-cell table:formula="of:=[.$J$5]*([.$A164]-1) + [.$J$4]" office:value-type="float" office:value="3390" calcext:value-type="float">
            <text:p>3390</text:p>
          </table:table-cell>
          <table:table-cell table:formula="of:=[.$J$7]*([.$A164]-1) + [.$J$6]" office:value-type="float" office:value="0" calcext:value-type="float">
            <text:p>0</text:p>
          </table:table-cell>
          <table:table-cell table:formula="of:=FLOOR([.$A164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A165]^[.$J$2] + [.$J$3]*([.$A165]-1)+[.$J$1]" office:value-type="float" office:value="4411768" calcext:value-type="float">
            <text:p>4411768</text:p>
          </table:table-cell>
          <table:table-cell table:formula="of:=[.$C164]+[.$B164]" office:value-type="float" office:value="178717438" calcext:value-type="float">
            <text:p>178717438</text:p>
          </table:table-cell>
          <table:table-cell table:formula="of:=[.$J$9]*([.$A165]-1) + [.$J$8]+FLOOR([.$A165]/[.$J$10])" office:value-type="float" office:value="198" calcext:value-type="float">
            <text:p>198</text:p>
          </table:table-cell>
          <table:table-cell table:formula="of:=[.$J$5]*([.$A165]-1) + [.$J$4]" office:value-type="float" office:value="3410" calcext:value-type="float">
            <text:p>3410</text:p>
          </table:table-cell>
          <table:table-cell table:formula="of:=[.$J$7]*([.$A165]-1) + [.$J$6]" office:value-type="float" office:value="0" calcext:value-type="float">
            <text:p>0</text:p>
          </table:table-cell>
          <table:table-cell table:formula="of:=FLOOR([.$A165]/[.$J$11])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A166]^[.$J$2] + [.$J$3]*([.$A166]-1)+[.$J$1]" office:value-type="float" office:value="4492954" calcext:value-type="float">
            <text:p>4492954</text:p>
          </table:table-cell>
          <table:table-cell table:formula="of:=[.$C165]+[.$B165]" office:value-type="float" office:value="183129206" calcext:value-type="float">
            <text:p>183129206</text:p>
          </table:table-cell>
          <table:table-cell table:formula="of:=[.$J$9]*([.$A166]-1) + [.$J$8]+FLOOR([.$A166]/[.$J$10])" office:value-type="float" office:value="200" calcext:value-type="float">
            <text:p>200</text:p>
          </table:table-cell>
          <table:table-cell table:formula="of:=[.$J$5]*([.$A166]-1) + [.$J$4]" office:value-type="float" office:value="3430" calcext:value-type="float">
            <text:p>3430</text:p>
          </table:table-cell>
          <table:table-cell table:formula="of:=[.$J$7]*([.$A166]-1) + [.$J$6]" office:value-type="float" office:value="0" calcext:value-type="float">
            <text:p>0</text:p>
          </table:table-cell>
          <table:table-cell table:formula="of:=FLOOR([.$A166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A167]^[.$J$2] + [.$J$3]*([.$A167]-1)+[.$J$1]" office:value-type="float" office:value="4575130" calcext:value-type="float">
            <text:p>4575130</text:p>
          </table:table-cell>
          <table:table-cell table:formula="of:=[.$C166]+[.$B166]" office:value-type="float" office:value="187622160" calcext:value-type="float">
            <text:p>187622160</text:p>
          </table:table-cell>
          <table:table-cell table:formula="of:=[.$J$9]*([.$A167]-1) + [.$J$8]+FLOOR([.$A167]/[.$J$10])" office:value-type="float" office:value="201" calcext:value-type="float">
            <text:p>201</text:p>
          </table:table-cell>
          <table:table-cell table:formula="of:=[.$J$5]*([.$A167]-1) + [.$J$4]" office:value-type="float" office:value="3450" calcext:value-type="float">
            <text:p>3450</text:p>
          </table:table-cell>
          <table:table-cell table:formula="of:=[.$J$7]*([.$A167]-1) + [.$J$6]" office:value-type="float" office:value="0" calcext:value-type="float">
            <text:p>0</text:p>
          </table:table-cell>
          <table:table-cell table:formula="of:=FLOOR([.$A167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A168]^[.$J$2] + [.$J$3]*([.$A168]-1)+[.$J$1]" office:value-type="float" office:value="4658302" calcext:value-type="float">
            <text:p>4658302</text:p>
          </table:table-cell>
          <table:table-cell table:formula="of:=[.$C167]+[.$B167]" office:value-type="float" office:value="192197290" calcext:value-type="float">
            <text:p>192197290</text:p>
          </table:table-cell>
          <table:table-cell table:formula="of:=[.$J$9]*([.$A168]-1) + [.$J$8]+FLOOR([.$A168]/[.$J$10])" office:value-type="float" office:value="202" calcext:value-type="float">
            <text:p>202</text:p>
          </table:table-cell>
          <table:table-cell table:formula="of:=[.$J$5]*([.$A168]-1) + [.$J$4]" office:value-type="float" office:value="3470" calcext:value-type="float">
            <text:p>3470</text:p>
          </table:table-cell>
          <table:table-cell table:formula="of:=[.$J$7]*([.$A168]-1) + [.$J$6]" office:value-type="float" office:value="0" calcext:value-type="float">
            <text:p>0</text:p>
          </table:table-cell>
          <table:table-cell table:formula="of:=FLOOR([.$A168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A169]^[.$J$2] + [.$J$3]*([.$A169]-1)+[.$J$1]" office:value-type="float" office:value="4742476" calcext:value-type="float">
            <text:p>4742476</text:p>
          </table:table-cell>
          <table:table-cell table:formula="of:=[.$C168]+[.$B168]" office:value-type="float" office:value="196855592" calcext:value-type="float">
            <text:p>196855592</text:p>
          </table:table-cell>
          <table:table-cell table:formula="of:=[.$J$9]*([.$A169]-1) + [.$J$8]+FLOOR([.$A169]/[.$J$10])" office:value-type="float" office:value="203" calcext:value-type="float">
            <text:p>203</text:p>
          </table:table-cell>
          <table:table-cell table:formula="of:=[.$J$5]*([.$A169]-1) + [.$J$4]" office:value-type="float" office:value="3490" calcext:value-type="float">
            <text:p>3490</text:p>
          </table:table-cell>
          <table:table-cell table:formula="of:=[.$J$7]*([.$A169]-1) + [.$J$6]" office:value-type="float" office:value="0" calcext:value-type="float">
            <text:p>0</text:p>
          </table:table-cell>
          <table:table-cell table:formula="of:=FLOOR([.$A169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A170]^[.$J$2] + [.$J$3]*([.$A170]-1)+[.$J$1]" office:value-type="float" office:value="4827658" calcext:value-type="float">
            <text:p>4827658</text:p>
          </table:table-cell>
          <table:table-cell table:formula="of:=[.$C169]+[.$B169]" office:value-type="float" office:value="201598068" calcext:value-type="float">
            <text:p>201598068</text:p>
          </table:table-cell>
          <table:table-cell table:formula="of:=[.$J$9]*([.$A170]-1) + [.$J$8]+FLOOR([.$A170]/[.$J$10])" office:value-type="float" office:value="204" calcext:value-type="float">
            <text:p>204</text:p>
          </table:table-cell>
          <table:table-cell table:formula="of:=[.$J$5]*([.$A170]-1) + [.$J$4]" office:value-type="float" office:value="3510" calcext:value-type="float">
            <text:p>3510</text:p>
          </table:table-cell>
          <table:table-cell table:formula="of:=[.$J$7]*([.$A170]-1) + [.$J$6]" office:value-type="float" office:value="0" calcext:value-type="float">
            <text:p>0</text:p>
          </table:table-cell>
          <table:table-cell table:formula="of:=FLOOR([.$A170]/[.$J$11])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A171]^[.$J$2] + [.$J$3]*([.$A171]-1)+[.$J$1]" office:value-type="float" office:value="4913854" calcext:value-type="float">
            <text:p>4913854</text:p>
          </table:table-cell>
          <table:table-cell table:formula="of:=[.$C170]+[.$B170]" office:value-type="float" office:value="206425726" calcext:value-type="float">
            <text:p>206425726</text:p>
          </table:table-cell>
          <table:table-cell table:formula="of:=[.$J$9]*([.$A171]-1) + [.$J$8]+FLOOR([.$A171]/[.$J$10])" office:value-type="float" office:value="206" calcext:value-type="float">
            <text:p>206</text:p>
          </table:table-cell>
          <table:table-cell table:formula="of:=[.$J$5]*([.$A171]-1) + [.$J$4]" office:value-type="float" office:value="3530" calcext:value-type="float">
            <text:p>3530</text:p>
          </table:table-cell>
          <table:table-cell table:formula="of:=[.$J$7]*([.$A171]-1) + [.$J$6]" office:value-type="float" office:value="0" calcext:value-type="float">
            <text:p>0</text:p>
          </table:table-cell>
          <table:table-cell table:formula="of:=FLOOR([.$A171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A172]^[.$J$2] + [.$J$3]*([.$A172]-1)+[.$J$1]" office:value-type="float" office:value="5001070" calcext:value-type="float">
            <text:p>5001070</text:p>
          </table:table-cell>
          <table:table-cell table:formula="of:=[.$C171]+[.$B171]" office:value-type="float" office:value="211339580" calcext:value-type="float">
            <text:p>211339580</text:p>
          </table:table-cell>
          <table:table-cell table:formula="of:=[.$J$9]*([.$A172]-1) + [.$J$8]+FLOOR([.$A172]/[.$J$10])" office:value-type="float" office:value="207" calcext:value-type="float">
            <text:p>207</text:p>
          </table:table-cell>
          <table:table-cell table:formula="of:=[.$J$5]*([.$A172]-1) + [.$J$4]" office:value-type="float" office:value="3550" calcext:value-type="float">
            <text:p>3550</text:p>
          </table:table-cell>
          <table:table-cell table:formula="of:=[.$J$7]*([.$A172]-1) + [.$J$6]" office:value-type="float" office:value="0" calcext:value-type="float">
            <text:p>0</text:p>
          </table:table-cell>
          <table:table-cell table:formula="of:=FLOOR([.$A172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A173]^[.$J$2] + [.$J$3]*([.$A173]-1)+[.$J$1]" office:value-type="float" office:value="5089312" calcext:value-type="float">
            <text:p>5089312</text:p>
          </table:table-cell>
          <table:table-cell table:formula="of:=[.$C172]+[.$B172]" office:value-type="float" office:value="216340650" calcext:value-type="float">
            <text:p>216340650</text:p>
          </table:table-cell>
          <table:table-cell table:formula="of:=[.$J$9]*([.$A173]-1) + [.$J$8]+FLOOR([.$A173]/[.$J$10])" office:value-type="float" office:value="208" calcext:value-type="float">
            <text:p>208</text:p>
          </table:table-cell>
          <table:table-cell table:formula="of:=[.$J$5]*([.$A173]-1) + [.$J$4]" office:value-type="float" office:value="3570" calcext:value-type="float">
            <text:p>3570</text:p>
          </table:table-cell>
          <table:table-cell table:formula="of:=[.$J$7]*([.$A173]-1) + [.$J$6]" office:value-type="float" office:value="0" calcext:value-type="float">
            <text:p>0</text:p>
          </table:table-cell>
          <table:table-cell table:formula="of:=FLOOR([.$A173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A174]^[.$J$2] + [.$J$3]*([.$A174]-1)+[.$J$1]" office:value-type="float" office:value="5178586" calcext:value-type="float">
            <text:p>5178586</text:p>
          </table:table-cell>
          <table:table-cell table:formula="of:=[.$C173]+[.$B173]" office:value-type="float" office:value="221429962" calcext:value-type="float">
            <text:p>221429962</text:p>
          </table:table-cell>
          <table:table-cell table:formula="of:=[.$J$9]*([.$A174]-1) + [.$J$8]+FLOOR([.$A174]/[.$J$10])" office:value-type="float" office:value="209" calcext:value-type="float">
            <text:p>209</text:p>
          </table:table-cell>
          <table:table-cell table:formula="of:=[.$J$5]*([.$A174]-1) + [.$J$4]" office:value-type="float" office:value="3590" calcext:value-type="float">
            <text:p>3590</text:p>
          </table:table-cell>
          <table:table-cell table:formula="of:=[.$J$7]*([.$A174]-1) + [.$J$6]" office:value-type="float" office:value="0" calcext:value-type="float">
            <text:p>0</text:p>
          </table:table-cell>
          <table:table-cell table:formula="of:=FLOOR([.$A174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A175]^[.$J$2] + [.$J$3]*([.$A175]-1)+[.$J$1]" office:value-type="float" office:value="5268898" calcext:value-type="float">
            <text:p>5268898</text:p>
          </table:table-cell>
          <table:table-cell table:formula="of:=[.$C174]+[.$B174]" office:value-type="float" office:value="226608548" calcext:value-type="float">
            <text:p>226608548</text:p>
          </table:table-cell>
          <table:table-cell table:formula="of:=[.$J$9]*([.$A175]-1) + [.$J$8]+FLOOR([.$A175]/[.$J$10])" office:value-type="float" office:value="210" calcext:value-type="float">
            <text:p>210</text:p>
          </table:table-cell>
          <table:table-cell table:formula="of:=[.$J$5]*([.$A175]-1) + [.$J$4]" office:value-type="float" office:value="3610" calcext:value-type="float">
            <text:p>3610</text:p>
          </table:table-cell>
          <table:table-cell table:formula="of:=[.$J$7]*([.$A175]-1) + [.$J$6]" office:value-type="float" office:value="0" calcext:value-type="float">
            <text:p>0</text:p>
          </table:table-cell>
          <table:table-cell table:formula="of:=FLOOR([.$A175]/[.$J$11])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A176]^[.$J$2] + [.$J$3]*([.$A176]-1)+[.$J$1]" office:value-type="float" office:value="5360254" calcext:value-type="float">
            <text:p>5360254</text:p>
          </table:table-cell>
          <table:table-cell table:formula="of:=[.$C175]+[.$B175]" office:value-type="float" office:value="231877446" calcext:value-type="float">
            <text:p>231877446</text:p>
          </table:table-cell>
          <table:table-cell table:formula="of:=[.$J$9]*([.$A176]-1) + [.$J$8]+FLOOR([.$A176]/[.$J$10])" office:value-type="float" office:value="212" calcext:value-type="float">
            <text:p>212</text:p>
          </table:table-cell>
          <table:table-cell table:formula="of:=[.$J$5]*([.$A176]-1) + [.$J$4]" office:value-type="float" office:value="3630" calcext:value-type="float">
            <text:p>3630</text:p>
          </table:table-cell>
          <table:table-cell table:formula="of:=[.$J$7]*([.$A176]-1) + [.$J$6]" office:value-type="float" office:value="0" calcext:value-type="float">
            <text:p>0</text:p>
          </table:table-cell>
          <table:table-cell table:formula="of:=FLOOR([.$A176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A177]^[.$J$2] + [.$J$3]*([.$A177]-1)+[.$J$1]" office:value-type="float" office:value="5452660" calcext:value-type="float">
            <text:p>5452660</text:p>
          </table:table-cell>
          <table:table-cell table:formula="of:=[.$C176]+[.$B176]" office:value-type="float" office:value="237237700" calcext:value-type="float">
            <text:p>237237700</text:p>
          </table:table-cell>
          <table:table-cell table:formula="of:=[.$J$9]*([.$A177]-1) + [.$J$8]+FLOOR([.$A177]/[.$J$10])" office:value-type="float" office:value="213" calcext:value-type="float">
            <text:p>213</text:p>
          </table:table-cell>
          <table:table-cell table:formula="of:=[.$J$5]*([.$A177]-1) + [.$J$4]" office:value-type="float" office:value="3650" calcext:value-type="float">
            <text:p>3650</text:p>
          </table:table-cell>
          <table:table-cell table:formula="of:=[.$J$7]*([.$A177]-1) + [.$J$6]" office:value-type="float" office:value="0" calcext:value-type="float">
            <text:p>0</text:p>
          </table:table-cell>
          <table:table-cell table:formula="of:=FLOOR([.$A177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A178]^[.$J$2] + [.$J$3]*([.$A178]-1)+[.$J$1]" office:value-type="float" office:value="5546122" calcext:value-type="float">
            <text:p>5546122</text:p>
          </table:table-cell>
          <table:table-cell table:formula="of:=[.$C177]+[.$B177]" office:value-type="float" office:value="242690360" calcext:value-type="float">
            <text:p>242690360</text:p>
          </table:table-cell>
          <table:table-cell table:formula="of:=[.$J$9]*([.$A178]-1) + [.$J$8]+FLOOR([.$A178]/[.$J$10])" office:value-type="float" office:value="214" calcext:value-type="float">
            <text:p>214</text:p>
          </table:table-cell>
          <table:table-cell table:formula="of:=[.$J$5]*([.$A178]-1) + [.$J$4]" office:value-type="float" office:value="3670" calcext:value-type="float">
            <text:p>3670</text:p>
          </table:table-cell>
          <table:table-cell table:formula="of:=[.$J$7]*([.$A178]-1) + [.$J$6]" office:value-type="float" office:value="0" calcext:value-type="float">
            <text:p>0</text:p>
          </table:table-cell>
          <table:table-cell table:formula="of:=FLOOR([.$A178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A179]^[.$J$2] + [.$J$3]*([.$A179]-1)+[.$J$1]" office:value-type="float" office:value="5640646" calcext:value-type="float">
            <text:p>5640646</text:p>
          </table:table-cell>
          <table:table-cell table:formula="of:=[.$C178]+[.$B178]" office:value-type="float" office:value="248236482" calcext:value-type="float">
            <text:p>248236482</text:p>
          </table:table-cell>
          <table:table-cell table:formula="of:=[.$J$9]*([.$A179]-1) + [.$J$8]+FLOOR([.$A179]/[.$J$10])" office:value-type="float" office:value="215" calcext:value-type="float">
            <text:p>215</text:p>
          </table:table-cell>
          <table:table-cell table:formula="of:=[.$J$5]*([.$A179]-1) + [.$J$4]" office:value-type="float" office:value="3690" calcext:value-type="float">
            <text:p>3690</text:p>
          </table:table-cell>
          <table:table-cell table:formula="of:=[.$J$7]*([.$A179]-1) + [.$J$6]" office:value-type="float" office:value="0" calcext:value-type="float">
            <text:p>0</text:p>
          </table:table-cell>
          <table:table-cell table:formula="of:=FLOOR([.$A179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A180]^[.$J$2] + [.$J$3]*([.$A180]-1)+[.$J$1]" office:value-type="float" office:value="5736238" calcext:value-type="float">
            <text:p>5736238</text:p>
          </table:table-cell>
          <table:table-cell table:formula="of:=[.$C179]+[.$B179]" office:value-type="float" office:value="253877128" calcext:value-type="float">
            <text:p>253877128</text:p>
          </table:table-cell>
          <table:table-cell table:formula="of:=[.$J$9]*([.$A180]-1) + [.$J$8]+FLOOR([.$A180]/[.$J$10])" office:value-type="float" office:value="216" calcext:value-type="float">
            <text:p>216</text:p>
          </table:table-cell>
          <table:table-cell table:formula="of:=[.$J$5]*([.$A180]-1) + [.$J$4]" office:value-type="float" office:value="3710" calcext:value-type="float">
            <text:p>3710</text:p>
          </table:table-cell>
          <table:table-cell table:formula="of:=[.$J$7]*([.$A180]-1) + [.$J$6]" office:value-type="float" office:value="0" calcext:value-type="float">
            <text:p>0</text:p>
          </table:table-cell>
          <table:table-cell table:formula="of:=FLOOR([.$A180]/[.$J$11])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A181]^[.$J$2] + [.$J$3]*([.$A181]-1)+[.$J$1]" office:value-type="float" office:value="5832904" calcext:value-type="float">
            <text:p>5832904</text:p>
          </table:table-cell>
          <table:table-cell table:formula="of:=[.$C180]+[.$B180]" office:value-type="float" office:value="259613366" calcext:value-type="float">
            <text:p>259613366</text:p>
          </table:table-cell>
          <table:table-cell table:formula="of:=[.$J$9]*([.$A181]-1) + [.$J$8]+FLOOR([.$A181]/[.$J$10])" office:value-type="float" office:value="218" calcext:value-type="float">
            <text:p>218</text:p>
          </table:table-cell>
          <table:table-cell table:formula="of:=[.$J$5]*([.$A181]-1) + [.$J$4]" office:value-type="float" office:value="3730" calcext:value-type="float">
            <text:p>3730</text:p>
          </table:table-cell>
          <table:table-cell table:formula="of:=[.$J$7]*([.$A181]-1) + [.$J$6]" office:value-type="float" office:value="0" calcext:value-type="float">
            <text:p>0</text:p>
          </table:table-cell>
          <table:table-cell table:formula="of:=FLOOR([.$A181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A182]^[.$J$2] + [.$J$3]*([.$A182]-1)+[.$J$1]" office:value-type="float" office:value="5930650" calcext:value-type="float">
            <text:p>5930650</text:p>
          </table:table-cell>
          <table:table-cell table:formula="of:=[.$C181]+[.$B181]" office:value-type="float" office:value="265446270" calcext:value-type="float">
            <text:p>265446270</text:p>
          </table:table-cell>
          <table:table-cell table:formula="of:=[.$J$9]*([.$A182]-1) + [.$J$8]+FLOOR([.$A182]/[.$J$10])" office:value-type="float" office:value="219" calcext:value-type="float">
            <text:p>219</text:p>
          </table:table-cell>
          <table:table-cell table:formula="of:=[.$J$5]*([.$A182]-1) + [.$J$4]" office:value-type="float" office:value="3750" calcext:value-type="float">
            <text:p>3750</text:p>
          </table:table-cell>
          <table:table-cell table:formula="of:=[.$J$7]*([.$A182]-1) + [.$J$6]" office:value-type="float" office:value="0" calcext:value-type="float">
            <text:p>0</text:p>
          </table:table-cell>
          <table:table-cell table:formula="of:=FLOOR([.$A182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A183]^[.$J$2] + [.$J$3]*([.$A183]-1)+[.$J$1]" office:value-type="float" office:value="6029482" calcext:value-type="float">
            <text:p>6029482</text:p>
          </table:table-cell>
          <table:table-cell table:formula="of:=[.$C182]+[.$B182]" office:value-type="float" office:value="271376920" calcext:value-type="float">
            <text:p>271376920</text:p>
          </table:table-cell>
          <table:table-cell table:formula="of:=[.$J$9]*([.$A183]-1) + [.$J$8]+FLOOR([.$A183]/[.$J$10])" office:value-type="float" office:value="220" calcext:value-type="float">
            <text:p>220</text:p>
          </table:table-cell>
          <table:table-cell table:formula="of:=[.$J$5]*([.$A183]-1) + [.$J$4]" office:value-type="float" office:value="3770" calcext:value-type="float">
            <text:p>3770</text:p>
          </table:table-cell>
          <table:table-cell table:formula="of:=[.$J$7]*([.$A183]-1) + [.$J$6]" office:value-type="float" office:value="0" calcext:value-type="float">
            <text:p>0</text:p>
          </table:table-cell>
          <table:table-cell table:formula="of:=FLOOR([.$A183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A184]^[.$J$2] + [.$J$3]*([.$A184]-1)+[.$J$1]" office:value-type="float" office:value="6129406" calcext:value-type="float">
            <text:p>6129406</text:p>
          </table:table-cell>
          <table:table-cell table:formula="of:=[.$C183]+[.$B183]" office:value-type="float" office:value="277406402" calcext:value-type="float">
            <text:p>277406402</text:p>
          </table:table-cell>
          <table:table-cell table:formula="of:=[.$J$9]*([.$A184]-1) + [.$J$8]+FLOOR([.$A184]/[.$J$10])" office:value-type="float" office:value="221" calcext:value-type="float">
            <text:p>221</text:p>
          </table:table-cell>
          <table:table-cell table:formula="of:=[.$J$5]*([.$A184]-1) + [.$J$4]" office:value-type="float" office:value="3790" calcext:value-type="float">
            <text:p>3790</text:p>
          </table:table-cell>
          <table:table-cell table:formula="of:=[.$J$7]*([.$A184]-1) + [.$J$6]" office:value-type="float" office:value="0" calcext:value-type="float">
            <text:p>0</text:p>
          </table:table-cell>
          <table:table-cell table:formula="of:=FLOOR([.$A184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A185]^[.$J$2] + [.$J$3]*([.$A185]-1)+[.$J$1]" office:value-type="float" office:value="6230428" calcext:value-type="float">
            <text:p>6230428</text:p>
          </table:table-cell>
          <table:table-cell table:formula="of:=[.$C184]+[.$B184]" office:value-type="float" office:value="283535808" calcext:value-type="float">
            <text:p>283535808</text:p>
          </table:table-cell>
          <table:table-cell table:formula="of:=[.$J$9]*([.$A185]-1) + [.$J$8]+FLOOR([.$A185]/[.$J$10])" office:value-type="float" office:value="222" calcext:value-type="float">
            <text:p>222</text:p>
          </table:table-cell>
          <table:table-cell table:formula="of:=[.$J$5]*([.$A185]-1) + [.$J$4]" office:value-type="float" office:value="3810" calcext:value-type="float">
            <text:p>3810</text:p>
          </table:table-cell>
          <table:table-cell table:formula="of:=[.$J$7]*([.$A185]-1) + [.$J$6]" office:value-type="float" office:value="0" calcext:value-type="float">
            <text:p>0</text:p>
          </table:table-cell>
          <table:table-cell table:formula="of:=FLOOR([.$A185]/[.$J$11])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A186]^[.$J$2] + [.$J$3]*([.$A186]-1)+[.$J$1]" office:value-type="float" office:value="6332554" calcext:value-type="float">
            <text:p>6332554</text:p>
          </table:table-cell>
          <table:table-cell table:formula="of:=[.$C185]+[.$B185]" office:value-type="float" office:value="289766236" calcext:value-type="float">
            <text:p>289766236</text:p>
          </table:table-cell>
          <table:table-cell table:formula="of:=[.$J$9]*([.$A186]-1) + [.$J$8]+FLOOR([.$A186]/[.$J$10])" office:value-type="float" office:value="224" calcext:value-type="float">
            <text:p>224</text:p>
          </table:table-cell>
          <table:table-cell table:formula="of:=[.$J$5]*([.$A186]-1) + [.$J$4]" office:value-type="float" office:value="3830" calcext:value-type="float">
            <text:p>3830</text:p>
          </table:table-cell>
          <table:table-cell table:formula="of:=[.$J$7]*([.$A186]-1) + [.$J$6]" office:value-type="float" office:value="0" calcext:value-type="float">
            <text:p>0</text:p>
          </table:table-cell>
          <table:table-cell table:formula="of:=FLOOR([.$A186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A187]^[.$J$2] + [.$J$3]*([.$A187]-1)+[.$J$1]" office:value-type="float" office:value="6435790" calcext:value-type="float">
            <text:p>6435790</text:p>
          </table:table-cell>
          <table:table-cell table:formula="of:=[.$C186]+[.$B186]" office:value-type="float" office:value="296098790" calcext:value-type="float">
            <text:p>296098790</text:p>
          </table:table-cell>
          <table:table-cell table:formula="of:=[.$J$9]*([.$A187]-1) + [.$J$8]+FLOOR([.$A187]/[.$J$10])" office:value-type="float" office:value="225" calcext:value-type="float">
            <text:p>225</text:p>
          </table:table-cell>
          <table:table-cell table:formula="of:=[.$J$5]*([.$A187]-1) + [.$J$4]" office:value-type="float" office:value="3850" calcext:value-type="float">
            <text:p>3850</text:p>
          </table:table-cell>
          <table:table-cell table:formula="of:=[.$J$7]*([.$A187]-1) + [.$J$6]" office:value-type="float" office:value="0" calcext:value-type="float">
            <text:p>0</text:p>
          </table:table-cell>
          <table:table-cell table:formula="of:=FLOOR([.$A187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A188]^[.$J$2] + [.$J$3]*([.$A188]-1)+[.$J$1]" office:value-type="float" office:value="6540142" calcext:value-type="float">
            <text:p>6540142</text:p>
          </table:table-cell>
          <table:table-cell table:formula="of:=[.$C187]+[.$B187]" office:value-type="float" office:value="302534580" calcext:value-type="float">
            <text:p>302534580</text:p>
          </table:table-cell>
          <table:table-cell table:formula="of:=[.$J$9]*([.$A188]-1) + [.$J$8]+FLOOR([.$A188]/[.$J$10])" office:value-type="float" office:value="226" calcext:value-type="float">
            <text:p>226</text:p>
          </table:table-cell>
          <table:table-cell table:formula="of:=[.$J$5]*([.$A188]-1) + [.$J$4]" office:value-type="float" office:value="3870" calcext:value-type="float">
            <text:p>3870</text:p>
          </table:table-cell>
          <table:table-cell table:formula="of:=[.$J$7]*([.$A188]-1) + [.$J$6]" office:value-type="float" office:value="0" calcext:value-type="float">
            <text:p>0</text:p>
          </table:table-cell>
          <table:table-cell table:formula="of:=FLOOR([.$A188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A189]^[.$J$2] + [.$J$3]*([.$A189]-1)+[.$J$1]" office:value-type="float" office:value="6645616" calcext:value-type="float">
            <text:p>6645616</text:p>
          </table:table-cell>
          <table:table-cell table:formula="of:=[.$C188]+[.$B188]" office:value-type="float" office:value="309074722" calcext:value-type="float">
            <text:p>309074722</text:p>
          </table:table-cell>
          <table:table-cell table:formula="of:=[.$J$9]*([.$A189]-1) + [.$J$8]+FLOOR([.$A189]/[.$J$10])" office:value-type="float" office:value="227" calcext:value-type="float">
            <text:p>227</text:p>
          </table:table-cell>
          <table:table-cell table:formula="of:=[.$J$5]*([.$A189]-1) + [.$J$4]" office:value-type="float" office:value="3890" calcext:value-type="float">
            <text:p>3890</text:p>
          </table:table-cell>
          <table:table-cell table:formula="of:=[.$J$7]*([.$A189]-1) + [.$J$6]" office:value-type="float" office:value="0" calcext:value-type="float">
            <text:p>0</text:p>
          </table:table-cell>
          <table:table-cell table:formula="of:=FLOOR([.$A189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A190]^[.$J$2] + [.$J$3]*([.$A190]-1)+[.$J$1]" office:value-type="float" office:value="6752218" calcext:value-type="float">
            <text:p>6752218</text:p>
          </table:table-cell>
          <table:table-cell table:formula="of:=[.$C189]+[.$B189]" office:value-type="float" office:value="315720338" calcext:value-type="float">
            <text:p>315720338</text:p>
          </table:table-cell>
          <table:table-cell table:formula="of:=[.$J$9]*([.$A190]-1) + [.$J$8]+FLOOR([.$A190]/[.$J$10])" office:value-type="float" office:value="228" calcext:value-type="float">
            <text:p>228</text:p>
          </table:table-cell>
          <table:table-cell table:formula="of:=[.$J$5]*([.$A190]-1) + [.$J$4]" office:value-type="float" office:value="3910" calcext:value-type="float">
            <text:p>3910</text:p>
          </table:table-cell>
          <table:table-cell table:formula="of:=[.$J$7]*([.$A190]-1) + [.$J$6]" office:value-type="float" office:value="0" calcext:value-type="float">
            <text:p>0</text:p>
          </table:table-cell>
          <table:table-cell table:formula="of:=FLOOR([.$A190]/[.$J$11])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A191]^[.$J$2] + [.$J$3]*([.$A191]-1)+[.$J$1]" office:value-type="float" office:value="6859954" calcext:value-type="float">
            <text:p>6859954</text:p>
          </table:table-cell>
          <table:table-cell table:formula="of:=[.$C190]+[.$B190]" office:value-type="float" office:value="322472556" calcext:value-type="float">
            <text:p>322472556</text:p>
          </table:table-cell>
          <table:table-cell table:formula="of:=[.$J$9]*([.$A191]-1) + [.$J$8]+FLOOR([.$A191]/[.$J$10])" office:value-type="float" office:value="230" calcext:value-type="float">
            <text:p>230</text:p>
          </table:table-cell>
          <table:table-cell table:formula="of:=[.$J$5]*([.$A191]-1) + [.$J$4]" office:value-type="float" office:value="3930" calcext:value-type="float">
            <text:p>3930</text:p>
          </table:table-cell>
          <table:table-cell table:formula="of:=[.$J$7]*([.$A191]-1) + [.$J$6]" office:value-type="float" office:value="0" calcext:value-type="float">
            <text:p>0</text:p>
          </table:table-cell>
          <table:table-cell table:formula="of:=FLOOR([.$A191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A192]^[.$J$2] + [.$J$3]*([.$A192]-1)+[.$J$1]" office:value-type="float" office:value="6968830" calcext:value-type="float">
            <text:p>6968830</text:p>
          </table:table-cell>
          <table:table-cell table:formula="of:=[.$C191]+[.$B191]" office:value-type="float" office:value="329332510" calcext:value-type="float">
            <text:p>329332510</text:p>
          </table:table-cell>
          <table:table-cell table:formula="of:=[.$J$9]*([.$A192]-1) + [.$J$8]+FLOOR([.$A192]/[.$J$10])" office:value-type="float" office:value="231" calcext:value-type="float">
            <text:p>231</text:p>
          </table:table-cell>
          <table:table-cell table:formula="of:=[.$J$5]*([.$A192]-1) + [.$J$4]" office:value-type="float" office:value="3950" calcext:value-type="float">
            <text:p>3950</text:p>
          </table:table-cell>
          <table:table-cell table:formula="of:=[.$J$7]*([.$A192]-1) + [.$J$6]" office:value-type="float" office:value="0" calcext:value-type="float">
            <text:p>0</text:p>
          </table:table-cell>
          <table:table-cell table:formula="of:=FLOOR([.$A192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A193]^[.$J$2] + [.$J$3]*([.$A193]-1)+[.$J$1]" office:value-type="float" office:value="7078852" calcext:value-type="float">
            <text:p>7078852</text:p>
          </table:table-cell>
          <table:table-cell table:formula="of:=[.$C192]+[.$B192]" office:value-type="float" office:value="336301340" calcext:value-type="float">
            <text:p>336301340</text:p>
          </table:table-cell>
          <table:table-cell table:formula="of:=[.$J$9]*([.$A193]-1) + [.$J$8]+FLOOR([.$A193]/[.$J$10])" office:value-type="float" office:value="232" calcext:value-type="float">
            <text:p>232</text:p>
          </table:table-cell>
          <table:table-cell table:formula="of:=[.$J$5]*([.$A193]-1) + [.$J$4]" office:value-type="float" office:value="3970" calcext:value-type="float">
            <text:p>3970</text:p>
          </table:table-cell>
          <table:table-cell table:formula="of:=[.$J$7]*([.$A193]-1) + [.$J$6]" office:value-type="float" office:value="0" calcext:value-type="float">
            <text:p>0</text:p>
          </table:table-cell>
          <table:table-cell table:formula="of:=FLOOR([.$A193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A194]^[.$J$2] + [.$J$3]*([.$A194]-1)+[.$J$1]" office:value-type="float" office:value="7190026" calcext:value-type="float">
            <text:p>7190026</text:p>
          </table:table-cell>
          <table:table-cell table:formula="of:=[.$C193]+[.$B193]" office:value-type="float" office:value="343380192" calcext:value-type="float">
            <text:p>343380192</text:p>
          </table:table-cell>
          <table:table-cell table:formula="of:=[.$J$9]*([.$A194]-1) + [.$J$8]+FLOOR([.$A194]/[.$J$10])" office:value-type="float" office:value="233" calcext:value-type="float">
            <text:p>233</text:p>
          </table:table-cell>
          <table:table-cell table:formula="of:=[.$J$5]*([.$A194]-1) + [.$J$4]" office:value-type="float" office:value="3990" calcext:value-type="float">
            <text:p>3990</text:p>
          </table:table-cell>
          <table:table-cell table:formula="of:=[.$J$7]*([.$A194]-1) + [.$J$6]" office:value-type="float" office:value="0" calcext:value-type="float">
            <text:p>0</text:p>
          </table:table-cell>
          <table:table-cell table:formula="of:=FLOOR([.$A194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A195]^[.$J$2] + [.$J$3]*([.$A195]-1)+[.$J$1]" office:value-type="float" office:value="7302358" calcext:value-type="float">
            <text:p>7302358</text:p>
          </table:table-cell>
          <table:table-cell table:formula="of:=[.$C194]+[.$B194]" office:value-type="float" office:value="350570218" calcext:value-type="float">
            <text:p>350570218</text:p>
          </table:table-cell>
          <table:table-cell table:formula="of:=[.$J$9]*([.$A195]-1) + [.$J$8]+FLOOR([.$A195]/[.$J$10])" office:value-type="float" office:value="234" calcext:value-type="float">
            <text:p>234</text:p>
          </table:table-cell>
          <table:table-cell table:formula="of:=[.$J$5]*([.$A195]-1) + [.$J$4]" office:value-type="float" office:value="4010" calcext:value-type="float">
            <text:p>4010</text:p>
          </table:table-cell>
          <table:table-cell table:formula="of:=[.$J$7]*([.$A195]-1) + [.$J$6]" office:value-type="float" office:value="0" calcext:value-type="float">
            <text:p>0</text:p>
          </table:table-cell>
          <table:table-cell table:formula="of:=FLOOR([.$A195]/[.$J$11])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A196]^[.$J$2] + [.$J$3]*([.$A196]-1)+[.$J$1]" office:value-type="float" office:value="7415854" calcext:value-type="float">
            <text:p>7415854</text:p>
          </table:table-cell>
          <table:table-cell table:formula="of:=[.$C195]+[.$B195]" office:value-type="float" office:value="357872576" calcext:value-type="float">
            <text:p>357872576</text:p>
          </table:table-cell>
          <table:table-cell table:formula="of:=[.$J$9]*([.$A196]-1) + [.$J$8]+FLOOR([.$A196]/[.$J$10])" office:value-type="float" office:value="236" calcext:value-type="float">
            <text:p>236</text:p>
          </table:table-cell>
          <table:table-cell table:formula="of:=[.$J$5]*([.$A196]-1) + [.$J$4]" office:value-type="float" office:value="4030" calcext:value-type="float">
            <text:p>4030</text:p>
          </table:table-cell>
          <table:table-cell table:formula="of:=[.$J$7]*([.$A196]-1) + [.$J$6]" office:value-type="float" office:value="0" calcext:value-type="float">
            <text:p>0</text:p>
          </table:table-cell>
          <table:table-cell table:formula="of:=FLOOR([.$A196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A197]^[.$J$2] + [.$J$3]*([.$A197]-1)+[.$J$1]" office:value-type="float" office:value="7530520" calcext:value-type="float">
            <text:p>7530520</text:p>
          </table:table-cell>
          <table:table-cell table:formula="of:=[.$C196]+[.$B196]" office:value-type="float" office:value="365288430" calcext:value-type="float">
            <text:p>365288430</text:p>
          </table:table-cell>
          <table:table-cell table:formula="of:=[.$J$9]*([.$A197]-1) + [.$J$8]+FLOOR([.$A197]/[.$J$10])" office:value-type="float" office:value="237" calcext:value-type="float">
            <text:p>237</text:p>
          </table:table-cell>
          <table:table-cell table:formula="of:=[.$J$5]*([.$A197]-1) + [.$J$4]" office:value-type="float" office:value="4050" calcext:value-type="float">
            <text:p>4050</text:p>
          </table:table-cell>
          <table:table-cell table:formula="of:=[.$J$7]*([.$A197]-1) + [.$J$6]" office:value-type="float" office:value="0" calcext:value-type="float">
            <text:p>0</text:p>
          </table:table-cell>
          <table:table-cell table:formula="of:=FLOOR([.$A197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A198]^[.$J$2] + [.$J$3]*([.$A198]-1)+[.$J$1]" office:value-type="float" office:value="7646362" calcext:value-type="float">
            <text:p>7646362</text:p>
          </table:table-cell>
          <table:table-cell table:formula="of:=[.$C197]+[.$B197]" office:value-type="float" office:value="372818950" calcext:value-type="float">
            <text:p>372818950</text:p>
          </table:table-cell>
          <table:table-cell table:formula="of:=[.$J$9]*([.$A198]-1) + [.$J$8]+FLOOR([.$A198]/[.$J$10])" office:value-type="float" office:value="238" calcext:value-type="float">
            <text:p>238</text:p>
          </table:table-cell>
          <table:table-cell table:formula="of:=[.$J$5]*([.$A198]-1) + [.$J$4]" office:value-type="float" office:value="4070" calcext:value-type="float">
            <text:p>4070</text:p>
          </table:table-cell>
          <table:table-cell table:formula="of:=[.$J$7]*([.$A198]-1) + [.$J$6]" office:value-type="float" office:value="0" calcext:value-type="float">
            <text:p>0</text:p>
          </table:table-cell>
          <table:table-cell table:formula="of:=FLOOR([.$A198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A199]^[.$J$2] + [.$J$3]*([.$A199]-1)+[.$J$1]" office:value-type="float" office:value="7763386" calcext:value-type="float">
            <text:p>7763386</text:p>
          </table:table-cell>
          <table:table-cell table:formula="of:=[.$C198]+[.$B198]" office:value-type="float" office:value="380465312" calcext:value-type="float">
            <text:p>380465312</text:p>
          </table:table-cell>
          <table:table-cell table:formula="of:=[.$J$9]*([.$A199]-1) + [.$J$8]+FLOOR([.$A199]/[.$J$10])" office:value-type="float" office:value="239" calcext:value-type="float">
            <text:p>239</text:p>
          </table:table-cell>
          <table:table-cell table:formula="of:=[.$J$5]*([.$A199]-1) + [.$J$4]" office:value-type="float" office:value="4090" calcext:value-type="float">
            <text:p>4090</text:p>
          </table:table-cell>
          <table:table-cell table:formula="of:=[.$J$7]*([.$A199]-1) + [.$J$6]" office:value-type="float" office:value="0" calcext:value-type="float">
            <text:p>0</text:p>
          </table:table-cell>
          <table:table-cell table:formula="of:=FLOOR([.$A199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A200]^[.$J$2] + [.$J$3]*([.$A200]-1)+[.$J$1]" office:value-type="float" office:value="7881598" calcext:value-type="float">
            <text:p>7881598</text:p>
          </table:table-cell>
          <table:table-cell table:formula="of:=[.$C199]+[.$B199]" office:value-type="float" office:value="388228698" calcext:value-type="float">
            <text:p>388228698</text:p>
          </table:table-cell>
          <table:table-cell table:formula="of:=[.$J$9]*([.$A200]-1) + [.$J$8]+FLOOR([.$A200]/[.$J$10])" office:value-type="float" office:value="240" calcext:value-type="float">
            <text:p>240</text:p>
          </table:table-cell>
          <table:table-cell table:formula="of:=[.$J$5]*([.$A200]-1) + [.$J$4]" office:value-type="float" office:value="4110" calcext:value-type="float">
            <text:p>4110</text:p>
          </table:table-cell>
          <table:table-cell table:formula="of:=[.$J$7]*([.$A200]-1) + [.$J$6]" office:value-type="float" office:value="0" calcext:value-type="float">
            <text:p>0</text:p>
          </table:table-cell>
          <table:table-cell table:formula="of:=FLOOR([.$A200]/[.$J$11])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A201]^[.$J$2] + [.$J$3]*([.$A201]-1)+[.$J$1]" office:value-type="float" office:value="8001004" calcext:value-type="float">
            <text:p>8001004</text:p>
          </table:table-cell>
          <table:table-cell table:formula="of:=[.$C200]+[.$B200]" office:value-type="float" office:value="396110296" calcext:value-type="float">
            <text:p>396110296</text:p>
          </table:table-cell>
          <table:table-cell table:formula="of:=[.$J$9]*([.$A201]-1) + [.$J$8]+FLOOR([.$A201]/[.$J$10])" office:value-type="float" office:value="242" calcext:value-type="float">
            <text:p>242</text:p>
          </table:table-cell>
          <table:table-cell table:formula="of:=[.$J$5]*([.$A201]-1) + [.$J$4]" office:value-type="float" office:value="4130" calcext:value-type="float">
            <text:p>4130</text:p>
          </table:table-cell>
          <table:table-cell table:formula="of:=[.$J$7]*([.$A201]-1) + [.$J$6]" office:value-type="float" office:value="0" calcext:value-type="float">
            <text:p>0</text:p>
          </table:table-cell>
          <table:table-cell table:formula="of:=FLOOR([.$A201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A202]^[.$J$2] + [.$J$3]*([.$A202]-1)+[.$J$1]" office:value-type="float" office:value="8121610" calcext:value-type="float">
            <text:p>8121610</text:p>
          </table:table-cell>
          <table:table-cell table:formula="of:=[.$C201]+[.$B201]" office:value-type="float" office:value="404111300" calcext:value-type="float">
            <text:p>404111300</text:p>
          </table:table-cell>
          <table:table-cell table:formula="of:=[.$J$9]*([.$A202]-1) + [.$J$8]+FLOOR([.$A202]/[.$J$10])" office:value-type="float" office:value="243" calcext:value-type="float">
            <text:p>243</text:p>
          </table:table-cell>
          <table:table-cell table:formula="of:=[.$J$5]*([.$A202]-1) + [.$J$4]" office:value-type="float" office:value="4150" calcext:value-type="float">
            <text:p>4150</text:p>
          </table:table-cell>
          <table:table-cell table:formula="of:=[.$J$7]*([.$A202]-1) + [.$J$6]" office:value-type="float" office:value="0" calcext:value-type="float">
            <text:p>0</text:p>
          </table:table-cell>
          <table:table-cell table:formula="of:=FLOOR([.$A202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A203]^[.$J$2] + [.$J$3]*([.$A203]-1)+[.$J$1]" office:value-type="float" office:value="8243422" calcext:value-type="float">
            <text:p>8243422</text:p>
          </table:table-cell>
          <table:table-cell table:formula="of:=[.$C202]+[.$B202]" office:value-type="float" office:value="412232910" calcext:value-type="float">
            <text:p>412232910</text:p>
          </table:table-cell>
          <table:table-cell table:formula="of:=[.$J$9]*([.$A203]-1) + [.$J$8]+FLOOR([.$A203]/[.$J$10])" office:value-type="float" office:value="244" calcext:value-type="float">
            <text:p>244</text:p>
          </table:table-cell>
          <table:table-cell table:formula="of:=[.$J$5]*([.$A203]-1) + [.$J$4]" office:value-type="float" office:value="4170" calcext:value-type="float">
            <text:p>4170</text:p>
          </table:table-cell>
          <table:table-cell table:formula="of:=[.$J$7]*([.$A203]-1) + [.$J$6]" office:value-type="float" office:value="0" calcext:value-type="float">
            <text:p>0</text:p>
          </table:table-cell>
          <table:table-cell table:formula="of:=FLOOR([.$A203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A204]^[.$J$2] + [.$J$3]*([.$A204]-1)+[.$J$1]" office:value-type="float" office:value="8366446" calcext:value-type="float">
            <text:p>8366446</text:p>
          </table:table-cell>
          <table:table-cell table:formula="of:=[.$C203]+[.$B203]" office:value-type="float" office:value="420476332" calcext:value-type="float">
            <text:p>420476332</text:p>
          </table:table-cell>
          <table:table-cell table:formula="of:=[.$J$9]*([.$A204]-1) + [.$J$8]+FLOOR([.$A204]/[.$J$10])" office:value-type="float" office:value="245" calcext:value-type="float">
            <text:p>245</text:p>
          </table:table-cell>
          <table:table-cell table:formula="of:=[.$J$5]*([.$A204]-1) + [.$J$4]" office:value-type="float" office:value="4190" calcext:value-type="float">
            <text:p>4190</text:p>
          </table:table-cell>
          <table:table-cell table:formula="of:=[.$J$7]*([.$A204]-1) + [.$J$6]" office:value-type="float" office:value="0" calcext:value-type="float">
            <text:p>0</text:p>
          </table:table-cell>
          <table:table-cell table:formula="of:=FLOOR([.$A204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A205]^[.$J$2] + [.$J$3]*([.$A205]-1)+[.$J$1]" office:value-type="float" office:value="8490688" calcext:value-type="float">
            <text:p>8490688</text:p>
          </table:table-cell>
          <table:table-cell table:formula="of:=[.$C204]+[.$B204]" office:value-type="float" office:value="428842778" calcext:value-type="float">
            <text:p>428842778</text:p>
          </table:table-cell>
          <table:table-cell table:formula="of:=[.$J$9]*([.$A205]-1) + [.$J$8]+FLOOR([.$A205]/[.$J$10])" office:value-type="float" office:value="246" calcext:value-type="float">
            <text:p>246</text:p>
          </table:table-cell>
          <table:table-cell table:formula="of:=[.$J$5]*([.$A205]-1) + [.$J$4]" office:value-type="float" office:value="4210" calcext:value-type="float">
            <text:p>4210</text:p>
          </table:table-cell>
          <table:table-cell table:formula="of:=[.$J$7]*([.$A205]-1) + [.$J$6]" office:value-type="float" office:value="0" calcext:value-type="float">
            <text:p>0</text:p>
          </table:table-cell>
          <table:table-cell table:formula="of:=FLOOR([.$A205]/[.$J$11])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A206]^[.$J$2] + [.$J$3]*([.$A206]-1)+[.$J$1]" office:value-type="float" office:value="8616154" calcext:value-type="float">
            <text:p>8616154</text:p>
          </table:table-cell>
          <table:table-cell table:formula="of:=[.$C205]+[.$B205]" office:value-type="float" office:value="437333466" calcext:value-type="float">
            <text:p>437333466</text:p>
          </table:table-cell>
          <table:table-cell table:formula="of:=[.$J$9]*([.$A206]-1) + [.$J$8]+FLOOR([.$A206]/[.$J$10])" office:value-type="float" office:value="248" calcext:value-type="float">
            <text:p>248</text:p>
          </table:table-cell>
          <table:table-cell table:formula="of:=[.$J$5]*([.$A206]-1) + [.$J$4]" office:value-type="float" office:value="4230" calcext:value-type="float">
            <text:p>4230</text:p>
          </table:table-cell>
          <table:table-cell table:formula="of:=[.$J$7]*([.$A206]-1) + [.$J$6]" office:value-type="float" office:value="0" calcext:value-type="float">
            <text:p>0</text:p>
          </table:table-cell>
          <table:table-cell table:formula="of:=FLOOR([.$A206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A207]^[.$J$2] + [.$J$3]*([.$A207]-1)+[.$J$1]" office:value-type="float" office:value="8742850" calcext:value-type="float">
            <text:p>8742850</text:p>
          </table:table-cell>
          <table:table-cell table:formula="of:=[.$C206]+[.$B206]" office:value-type="float" office:value="445949620" calcext:value-type="float">
            <text:p>445949620</text:p>
          </table:table-cell>
          <table:table-cell table:formula="of:=[.$J$9]*([.$A207]-1) + [.$J$8]+FLOOR([.$A207]/[.$J$10])" office:value-type="float" office:value="249" calcext:value-type="float">
            <text:p>249</text:p>
          </table:table-cell>
          <table:table-cell table:formula="of:=[.$J$5]*([.$A207]-1) + [.$J$4]" office:value-type="float" office:value="4250" calcext:value-type="float">
            <text:p>4250</text:p>
          </table:table-cell>
          <table:table-cell table:formula="of:=[.$J$7]*([.$A207]-1) + [.$J$6]" office:value-type="float" office:value="0" calcext:value-type="float">
            <text:p>0</text:p>
          </table:table-cell>
          <table:table-cell table:formula="of:=FLOOR([.$A207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A208]^[.$J$2] + [.$J$3]*([.$A208]-1)+[.$J$1]" office:value-type="float" office:value="8870782" calcext:value-type="float">
            <text:p>8870782</text:p>
          </table:table-cell>
          <table:table-cell table:formula="of:=[.$C207]+[.$B207]" office:value-type="float" office:value="454692470" calcext:value-type="float">
            <text:p>454692470</text:p>
          </table:table-cell>
          <table:table-cell table:formula="of:=[.$J$9]*([.$A208]-1) + [.$J$8]+FLOOR([.$A208]/[.$J$10])" office:value-type="float" office:value="250" calcext:value-type="float">
            <text:p>250</text:p>
          </table:table-cell>
          <table:table-cell table:formula="of:=[.$J$5]*([.$A208]-1) + [.$J$4]" office:value-type="float" office:value="4270" calcext:value-type="float">
            <text:p>4270</text:p>
          </table:table-cell>
          <table:table-cell table:formula="of:=[.$J$7]*([.$A208]-1) + [.$J$6]" office:value-type="float" office:value="0" calcext:value-type="float">
            <text:p>0</text:p>
          </table:table-cell>
          <table:table-cell table:formula="of:=FLOOR([.$A208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A209]^[.$J$2] + [.$J$3]*([.$A209]-1)+[.$J$1]" office:value-type="float" office:value="8999956" calcext:value-type="float">
            <text:p>8999956</text:p>
          </table:table-cell>
          <table:table-cell table:formula="of:=[.$C208]+[.$B208]" office:value-type="float" office:value="463563252" calcext:value-type="float">
            <text:p>463563252</text:p>
          </table:table-cell>
          <table:table-cell table:formula="of:=[.$J$9]*([.$A209]-1) + [.$J$8]+FLOOR([.$A209]/[.$J$10])" office:value-type="float" office:value="251" calcext:value-type="float">
            <text:p>251</text:p>
          </table:table-cell>
          <table:table-cell table:formula="of:=[.$J$5]*([.$A209]-1) + [.$J$4]" office:value-type="float" office:value="4290" calcext:value-type="float">
            <text:p>4290</text:p>
          </table:table-cell>
          <table:table-cell table:formula="of:=[.$J$7]*([.$A209]-1) + [.$J$6]" office:value-type="float" office:value="0" calcext:value-type="float">
            <text:p>0</text:p>
          </table:table-cell>
          <table:table-cell table:formula="of:=FLOOR([.$A209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A210]^[.$J$2] + [.$J$3]*([.$A210]-1)+[.$J$1]" office:value-type="float" office:value="9130378" calcext:value-type="float">
            <text:p>9130378</text:p>
          </table:table-cell>
          <table:table-cell table:formula="of:=[.$C209]+[.$B209]" office:value-type="float" office:value="472563208" calcext:value-type="float">
            <text:p>472563208</text:p>
          </table:table-cell>
          <table:table-cell table:formula="of:=[.$J$9]*([.$A210]-1) + [.$J$8]+FLOOR([.$A210]/[.$J$10])" office:value-type="float" office:value="252" calcext:value-type="float">
            <text:p>252</text:p>
          </table:table-cell>
          <table:table-cell table:formula="of:=[.$J$5]*([.$A210]-1) + [.$J$4]" office:value-type="float" office:value="4310" calcext:value-type="float">
            <text:p>4310</text:p>
          </table:table-cell>
          <table:table-cell table:formula="of:=[.$J$7]*([.$A210]-1) + [.$J$6]" office:value-type="float" office:value="0" calcext:value-type="float">
            <text:p>0</text:p>
          </table:table-cell>
          <table:table-cell table:formula="of:=FLOOR([.$A210]/[.$J$11])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A211]^[.$J$2] + [.$J$3]*([.$A211]-1)+[.$J$1]" office:value-type="float" office:value="9262054" calcext:value-type="float">
            <text:p>9262054</text:p>
          </table:table-cell>
          <table:table-cell table:formula="of:=[.$C210]+[.$B210]" office:value-type="float" office:value="481693586" calcext:value-type="float">
            <text:p>481693586</text:p>
          </table:table-cell>
          <table:table-cell table:formula="of:=[.$J$9]*([.$A211]-1) + [.$J$8]+FLOOR([.$A211]/[.$J$10])" office:value-type="float" office:value="254" calcext:value-type="float">
            <text:p>254</text:p>
          </table:table-cell>
          <table:table-cell table:formula="of:=[.$J$5]*([.$A211]-1) + [.$J$4]" office:value-type="float" office:value="4330" calcext:value-type="float">
            <text:p>4330</text:p>
          </table:table-cell>
          <table:table-cell table:formula="of:=[.$J$7]*([.$A211]-1) + [.$J$6]" office:value-type="float" office:value="0" calcext:value-type="float">
            <text:p>0</text:p>
          </table:table-cell>
          <table:table-cell table:formula="of:=FLOOR([.$A211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A212]^[.$J$2] + [.$J$3]*([.$A212]-1)+[.$J$1]" office:value-type="float" office:value="9394990" calcext:value-type="float">
            <text:p>9394990</text:p>
          </table:table-cell>
          <table:table-cell table:formula="of:=[.$C211]+[.$B211]" office:value-type="float" office:value="490955640" calcext:value-type="float">
            <text:p>490955640</text:p>
          </table:table-cell>
          <table:table-cell table:formula="of:=[.$J$9]*([.$A212]-1) + [.$J$8]+FLOOR([.$A212]/[.$J$10])" office:value-type="float" office:value="255" calcext:value-type="float">
            <text:p>255</text:p>
          </table:table-cell>
          <table:table-cell table:formula="of:=[.$J$5]*([.$A212]-1) + [.$J$4]" office:value-type="float" office:value="4350" calcext:value-type="float">
            <text:p>4350</text:p>
          </table:table-cell>
          <table:table-cell table:formula="of:=[.$J$7]*([.$A212]-1) + [.$J$6]" office:value-type="float" office:value="0" calcext:value-type="float">
            <text:p>0</text:p>
          </table:table-cell>
          <table:table-cell table:formula="of:=FLOOR([.$A212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A213]^[.$J$2] + [.$J$3]*([.$A213]-1)+[.$J$1]" office:value-type="float" office:value="9529192" calcext:value-type="float">
            <text:p>9529192</text:p>
          </table:table-cell>
          <table:table-cell table:formula="of:=[.$C212]+[.$B212]" office:value-type="float" office:value="500350630" calcext:value-type="float">
            <text:p>500350630</text:p>
          </table:table-cell>
          <table:table-cell table:formula="of:=[.$J$9]*([.$A213]-1) + [.$J$8]+FLOOR([.$A213]/[.$J$10])" office:value-type="float" office:value="256" calcext:value-type="float">
            <text:p>256</text:p>
          </table:table-cell>
          <table:table-cell table:formula="of:=[.$J$5]*([.$A213]-1) + [.$J$4]" office:value-type="float" office:value="4370" calcext:value-type="float">
            <text:p>4370</text:p>
          </table:table-cell>
          <table:table-cell table:formula="of:=[.$J$7]*([.$A213]-1) + [.$J$6]" office:value-type="float" office:value="0" calcext:value-type="float">
            <text:p>0</text:p>
          </table:table-cell>
          <table:table-cell table:formula="of:=FLOOR([.$A213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A214]^[.$J$2] + [.$J$3]*([.$A214]-1)+[.$J$1]" office:value-type="float" office:value="9664666" calcext:value-type="float">
            <text:p>9664666</text:p>
          </table:table-cell>
          <table:table-cell table:formula="of:=[.$C213]+[.$B213]" office:value-type="float" office:value="509879822" calcext:value-type="float">
            <text:p>509879822</text:p>
          </table:table-cell>
          <table:table-cell table:formula="of:=[.$J$9]*([.$A214]-1) + [.$J$8]+FLOOR([.$A214]/[.$J$10])" office:value-type="float" office:value="257" calcext:value-type="float">
            <text:p>257</text:p>
          </table:table-cell>
          <table:table-cell table:formula="of:=[.$J$5]*([.$A214]-1) + [.$J$4]" office:value-type="float" office:value="4390" calcext:value-type="float">
            <text:p>4390</text:p>
          </table:table-cell>
          <table:table-cell table:formula="of:=[.$J$7]*([.$A214]-1) + [.$J$6]" office:value-type="float" office:value="0" calcext:value-type="float">
            <text:p>0</text:p>
          </table:table-cell>
          <table:table-cell table:formula="of:=FLOOR([.$A214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A215]^[.$J$2] + [.$J$3]*([.$A215]-1)+[.$J$1]" office:value-type="float" office:value="9801418" calcext:value-type="float">
            <text:p>9801418</text:p>
          </table:table-cell>
          <table:table-cell table:formula="of:=[.$C214]+[.$B214]" office:value-type="float" office:value="519544488" calcext:value-type="float">
            <text:p>519544488</text:p>
          </table:table-cell>
          <table:table-cell table:formula="of:=[.$J$9]*([.$A215]-1) + [.$J$8]+FLOOR([.$A215]/[.$J$10])" office:value-type="float" office:value="258" calcext:value-type="float">
            <text:p>258</text:p>
          </table:table-cell>
          <table:table-cell table:formula="of:=[.$J$5]*([.$A215]-1) + [.$J$4]" office:value-type="float" office:value="4410" calcext:value-type="float">
            <text:p>4410</text:p>
          </table:table-cell>
          <table:table-cell table:formula="of:=[.$J$7]*([.$A215]-1) + [.$J$6]" office:value-type="float" office:value="0" calcext:value-type="float">
            <text:p>0</text:p>
          </table:table-cell>
          <table:table-cell table:formula="of:=FLOOR([.$A215]/[.$J$11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A216]^[.$J$2] + [.$J$3]*([.$A216]-1)+[.$J$1]" office:value-type="float" office:value="9939454" calcext:value-type="float">
            <text:p>9939454</text:p>
          </table:table-cell>
          <table:table-cell table:formula="of:=[.$C215]+[.$B215]" office:value-type="float" office:value="529345906" calcext:value-type="float">
            <text:p>529345906</text:p>
          </table:table-cell>
          <table:table-cell table:formula="of:=[.$J$9]*([.$A216]-1) + [.$J$8]+FLOOR([.$A216]/[.$J$10])" office:value-type="float" office:value="260" calcext:value-type="float">
            <text:p>260</text:p>
          </table:table-cell>
          <table:table-cell table:formula="of:=[.$J$5]*([.$A216]-1) + [.$J$4]" office:value-type="float" office:value="4430" calcext:value-type="float">
            <text:p>4430</text:p>
          </table:table-cell>
          <table:table-cell table:formula="of:=[.$J$7]*([.$A216]-1) + [.$J$6]" office:value-type="float" office:value="0" calcext:value-type="float">
            <text:p>0</text:p>
          </table:table-cell>
          <table:table-cell table:formula="of:=FLOOR([.$A216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A217]^[.$J$2] + [.$J$3]*([.$A217]-1)+[.$J$1]" office:value-type="float" office:value="10078780" calcext:value-type="float">
            <text:p>10078780</text:p>
          </table:table-cell>
          <table:table-cell table:formula="of:=[.$C216]+[.$B216]" office:value-type="float" office:value="539285360" calcext:value-type="float">
            <text:p>539285360</text:p>
          </table:table-cell>
          <table:table-cell table:formula="of:=[.$J$9]*([.$A217]-1) + [.$J$8]+FLOOR([.$A217]/[.$J$10])" office:value-type="float" office:value="261" calcext:value-type="float">
            <text:p>261</text:p>
          </table:table-cell>
          <table:table-cell table:formula="of:=[.$J$5]*([.$A217]-1) + [.$J$4]" office:value-type="float" office:value="4450" calcext:value-type="float">
            <text:p>4450</text:p>
          </table:table-cell>
          <table:table-cell table:formula="of:=[.$J$7]*([.$A217]-1) + [.$J$6]" office:value-type="float" office:value="0" calcext:value-type="float">
            <text:p>0</text:p>
          </table:table-cell>
          <table:table-cell table:formula="of:=FLOOR([.$A217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A218]^[.$J$2] + [.$J$3]*([.$A218]-1)+[.$J$1]" office:value-type="float" office:value="10219402" calcext:value-type="float">
            <text:p>10219402</text:p>
          </table:table-cell>
          <table:table-cell table:formula="of:=[.$C217]+[.$B217]" office:value-type="float" office:value="549364140" calcext:value-type="float">
            <text:p>549364140</text:p>
          </table:table-cell>
          <table:table-cell table:formula="of:=[.$J$9]*([.$A218]-1) + [.$J$8]+FLOOR([.$A218]/[.$J$10])" office:value-type="float" office:value="262" calcext:value-type="float">
            <text:p>262</text:p>
          </table:table-cell>
          <table:table-cell table:formula="of:=[.$J$5]*([.$A218]-1) + [.$J$4]" office:value-type="float" office:value="4470" calcext:value-type="float">
            <text:p>4470</text:p>
          </table:table-cell>
          <table:table-cell table:formula="of:=[.$J$7]*([.$A218]-1) + [.$J$6]" office:value-type="float" office:value="0" calcext:value-type="float">
            <text:p>0</text:p>
          </table:table-cell>
          <table:table-cell table:formula="of:=FLOOR([.$A218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A219]^[.$J$2] + [.$J$3]*([.$A219]-1)+[.$J$1]" office:value-type="float" office:value="10361326" calcext:value-type="float">
            <text:p>10361326</text:p>
          </table:table-cell>
          <table:table-cell table:formula="of:=[.$C218]+[.$B218]" office:value-type="float" office:value="559583542" calcext:value-type="float">
            <text:p>559583542</text:p>
          </table:table-cell>
          <table:table-cell table:formula="of:=[.$J$9]*([.$A219]-1) + [.$J$8]+FLOOR([.$A219]/[.$J$10])" office:value-type="float" office:value="263" calcext:value-type="float">
            <text:p>263</text:p>
          </table:table-cell>
          <table:table-cell table:formula="of:=[.$J$5]*([.$A219]-1) + [.$J$4]" office:value-type="float" office:value="4490" calcext:value-type="float">
            <text:p>4490</text:p>
          </table:table-cell>
          <table:table-cell table:formula="of:=[.$J$7]*([.$A219]-1) + [.$J$6]" office:value-type="float" office:value="0" calcext:value-type="float">
            <text:p>0</text:p>
          </table:table-cell>
          <table:table-cell table:formula="of:=FLOOR([.$A219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A220]^[.$J$2] + [.$J$3]*([.$A220]-1)+[.$J$1]" office:value-type="float" office:value="10504558" calcext:value-type="float">
            <text:p>10504558</text:p>
          </table:table-cell>
          <table:table-cell table:formula="of:=[.$C219]+[.$B219]" office:value-type="float" office:value="569944868" calcext:value-type="float">
            <text:p>569944868</text:p>
          </table:table-cell>
          <table:table-cell table:formula="of:=[.$J$9]*([.$A220]-1) + [.$J$8]+FLOOR([.$A220]/[.$J$10])" office:value-type="float" office:value="264" calcext:value-type="float">
            <text:p>264</text:p>
          </table:table-cell>
          <table:table-cell table:formula="of:=[.$J$5]*([.$A220]-1) + [.$J$4]" office:value-type="float" office:value="4510" calcext:value-type="float">
            <text:p>4510</text:p>
          </table:table-cell>
          <table:table-cell table:formula="of:=[.$J$7]*([.$A220]-1) + [.$J$6]" office:value-type="float" office:value="0" calcext:value-type="float">
            <text:p>0</text:p>
          </table:table-cell>
          <table:table-cell table:formula="of:=FLOOR([.$A220]/[.$J$11])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A221]^[.$J$2] + [.$J$3]*([.$A221]-1)+[.$J$1]" office:value-type="float" office:value="10649104" calcext:value-type="float">
            <text:p>10649104</text:p>
          </table:table-cell>
          <table:table-cell table:formula="of:=[.$C220]+[.$B220]" office:value-type="float" office:value="580449426" calcext:value-type="float">
            <text:p>580449426</text:p>
          </table:table-cell>
          <table:table-cell table:formula="of:=[.$J$9]*([.$A221]-1) + [.$J$8]+FLOOR([.$A221]/[.$J$10])" office:value-type="float" office:value="266" calcext:value-type="float">
            <text:p>266</text:p>
          </table:table-cell>
          <table:table-cell table:formula="of:=[.$J$5]*([.$A221]-1) + [.$J$4]" office:value-type="float" office:value="4530" calcext:value-type="float">
            <text:p>4530</text:p>
          </table:table-cell>
          <table:table-cell table:formula="of:=[.$J$7]*([.$A221]-1) + [.$J$6]" office:value-type="float" office:value="0" calcext:value-type="float">
            <text:p>0</text:p>
          </table:table-cell>
          <table:table-cell table:formula="of:=FLOOR([.$A221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A222]^[.$J$2] + [.$J$3]*([.$A222]-1)+[.$J$1]" office:value-type="float" office:value="10794970" calcext:value-type="float">
            <text:p>10794970</text:p>
          </table:table-cell>
          <table:table-cell table:formula="of:=[.$C221]+[.$B221]" office:value-type="float" office:value="591098530" calcext:value-type="float">
            <text:p>591098530</text:p>
          </table:table-cell>
          <table:table-cell table:formula="of:=[.$J$9]*([.$A222]-1) + [.$J$8]+FLOOR([.$A222]/[.$J$10])" office:value-type="float" office:value="267" calcext:value-type="float">
            <text:p>267</text:p>
          </table:table-cell>
          <table:table-cell table:formula="of:=[.$J$5]*([.$A222]-1) + [.$J$4]" office:value-type="float" office:value="4550" calcext:value-type="float">
            <text:p>4550</text:p>
          </table:table-cell>
          <table:table-cell table:formula="of:=[.$J$7]*([.$A222]-1) + [.$J$6]" office:value-type="float" office:value="0" calcext:value-type="float">
            <text:p>0</text:p>
          </table:table-cell>
          <table:table-cell table:formula="of:=FLOOR([.$A222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A223]^[.$J$2] + [.$J$3]*([.$A223]-1)+[.$J$1]" office:value-type="float" office:value="10942162" calcext:value-type="float">
            <text:p>10942162</text:p>
          </table:table-cell>
          <table:table-cell table:formula="of:=[.$C222]+[.$B222]" office:value-type="float" office:value="601893500" calcext:value-type="float">
            <text:p>601893500</text:p>
          </table:table-cell>
          <table:table-cell table:formula="of:=[.$J$9]*([.$A223]-1) + [.$J$8]+FLOOR([.$A223]/[.$J$10])" office:value-type="float" office:value="268" calcext:value-type="float">
            <text:p>268</text:p>
          </table:table-cell>
          <table:table-cell table:formula="of:=[.$J$5]*([.$A223]-1) + [.$J$4]" office:value-type="float" office:value="4570" calcext:value-type="float">
            <text:p>4570</text:p>
          </table:table-cell>
          <table:table-cell table:formula="of:=[.$J$7]*([.$A223]-1) + [.$J$6]" office:value-type="float" office:value="0" calcext:value-type="float">
            <text:p>0</text:p>
          </table:table-cell>
          <table:table-cell table:formula="of:=FLOOR([.$A223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A224]^[.$J$2] + [.$J$3]*([.$A224]-1)+[.$J$1]" office:value-type="float" office:value="11090686" calcext:value-type="float">
            <text:p>11090686</text:p>
          </table:table-cell>
          <table:table-cell table:formula="of:=[.$C223]+[.$B223]" office:value-type="float" office:value="612835662" calcext:value-type="float">
            <text:p>612835662</text:p>
          </table:table-cell>
          <table:table-cell table:formula="of:=[.$J$9]*([.$A224]-1) + [.$J$8]+FLOOR([.$A224]/[.$J$10])" office:value-type="float" office:value="269" calcext:value-type="float">
            <text:p>269</text:p>
          </table:table-cell>
          <table:table-cell table:formula="of:=[.$J$5]*([.$A224]-1) + [.$J$4]" office:value-type="float" office:value="4590" calcext:value-type="float">
            <text:p>4590</text:p>
          </table:table-cell>
          <table:table-cell table:formula="of:=[.$J$7]*([.$A224]-1) + [.$J$6]" office:value-type="float" office:value="0" calcext:value-type="float">
            <text:p>0</text:p>
          </table:table-cell>
          <table:table-cell table:formula="of:=FLOOR([.$A224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A225]^[.$J$2] + [.$J$3]*([.$A225]-1)+[.$J$1]" office:value-type="float" office:value="11240548" calcext:value-type="float">
            <text:p>11240548</text:p>
          </table:table-cell>
          <table:table-cell table:formula="of:=[.$C224]+[.$B224]" office:value-type="float" office:value="623926348" calcext:value-type="float">
            <text:p>623926348</text:p>
          </table:table-cell>
          <table:table-cell table:formula="of:=[.$J$9]*([.$A225]-1) + [.$J$8]+FLOOR([.$A225]/[.$J$10])" office:value-type="float" office:value="270" calcext:value-type="float">
            <text:p>270</text:p>
          </table:table-cell>
          <table:table-cell table:formula="of:=[.$J$5]*([.$A225]-1) + [.$J$4]" office:value-type="float" office:value="4610" calcext:value-type="float">
            <text:p>4610</text:p>
          </table:table-cell>
          <table:table-cell table:formula="of:=[.$J$7]*([.$A225]-1) + [.$J$6]" office:value-type="float" office:value="0" calcext:value-type="float">
            <text:p>0</text:p>
          </table:table-cell>
          <table:table-cell table:formula="of:=FLOOR([.$A225]/[.$J$11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A226]^[.$J$2] + [.$J$3]*([.$A226]-1)+[.$J$1]" office:value-type="float" office:value="11391754" calcext:value-type="float">
            <text:p>11391754</text:p>
          </table:table-cell>
          <table:table-cell table:formula="of:=[.$C225]+[.$B225]" office:value-type="float" office:value="635166896" calcext:value-type="float">
            <text:p>635166896</text:p>
          </table:table-cell>
          <table:table-cell table:formula="of:=[.$J$9]*([.$A226]-1) + [.$J$8]+FLOOR([.$A226]/[.$J$10])" office:value-type="float" office:value="272" calcext:value-type="float">
            <text:p>272</text:p>
          </table:table-cell>
          <table:table-cell table:formula="of:=[.$J$5]*([.$A226]-1) + [.$J$4]" office:value-type="float" office:value="4630" calcext:value-type="float">
            <text:p>4630</text:p>
          </table:table-cell>
          <table:table-cell table:formula="of:=[.$J$7]*([.$A226]-1) + [.$J$6]" office:value-type="float" office:value="0" calcext:value-type="float">
            <text:p>0</text:p>
          </table:table-cell>
          <table:table-cell table:formula="of:=FLOOR([.$A226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A227]^[.$J$2] + [.$J$3]*([.$A227]-1)+[.$J$1]" office:value-type="float" office:value="11544310" calcext:value-type="float">
            <text:p>11544310</text:p>
          </table:table-cell>
          <table:table-cell table:formula="of:=[.$C226]+[.$B226]" office:value-type="float" office:value="646558650" calcext:value-type="float">
            <text:p>646558650</text:p>
          </table:table-cell>
          <table:table-cell table:formula="of:=[.$J$9]*([.$A227]-1) + [.$J$8]+FLOOR([.$A227]/[.$J$10])" office:value-type="float" office:value="273" calcext:value-type="float">
            <text:p>273</text:p>
          </table:table-cell>
          <table:table-cell table:formula="of:=[.$J$5]*([.$A227]-1) + [.$J$4]" office:value-type="float" office:value="4650" calcext:value-type="float">
            <text:p>4650</text:p>
          </table:table-cell>
          <table:table-cell table:formula="of:=[.$J$7]*([.$A227]-1) + [.$J$6]" office:value-type="float" office:value="0" calcext:value-type="float">
            <text:p>0</text:p>
          </table:table-cell>
          <table:table-cell table:formula="of:=FLOOR([.$A227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A228]^[.$J$2] + [.$J$3]*([.$A228]-1)+[.$J$1]" office:value-type="float" office:value="11698222" calcext:value-type="float">
            <text:p>11698222</text:p>
          </table:table-cell>
          <table:table-cell table:formula="of:=[.$C227]+[.$B227]" office:value-type="float" office:value="658102960" calcext:value-type="float">
            <text:p>658102960</text:p>
          </table:table-cell>
          <table:table-cell table:formula="of:=[.$J$9]*([.$A228]-1) + [.$J$8]+FLOOR([.$A228]/[.$J$10])" office:value-type="float" office:value="274" calcext:value-type="float">
            <text:p>274</text:p>
          </table:table-cell>
          <table:table-cell table:formula="of:=[.$J$5]*([.$A228]-1) + [.$J$4]" office:value-type="float" office:value="4670" calcext:value-type="float">
            <text:p>4670</text:p>
          </table:table-cell>
          <table:table-cell table:formula="of:=[.$J$7]*([.$A228]-1) + [.$J$6]" office:value-type="float" office:value="0" calcext:value-type="float">
            <text:p>0</text:p>
          </table:table-cell>
          <table:table-cell table:formula="of:=FLOOR([.$A228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A229]^[.$J$2] + [.$J$3]*([.$A229]-1)+[.$J$1]" office:value-type="float" office:value="11853496" calcext:value-type="float">
            <text:p>11853496</text:p>
          </table:table-cell>
          <table:table-cell table:formula="of:=[.$C228]+[.$B228]" office:value-type="float" office:value="669801182" calcext:value-type="float">
            <text:p>669801182</text:p>
          </table:table-cell>
          <table:table-cell table:formula="of:=[.$J$9]*([.$A229]-1) + [.$J$8]+FLOOR([.$A229]/[.$J$10])" office:value-type="float" office:value="275" calcext:value-type="float">
            <text:p>275</text:p>
          </table:table-cell>
          <table:table-cell table:formula="of:=[.$J$5]*([.$A229]-1) + [.$J$4]" office:value-type="float" office:value="4690" calcext:value-type="float">
            <text:p>4690</text:p>
          </table:table-cell>
          <table:table-cell table:formula="of:=[.$J$7]*([.$A229]-1) + [.$J$6]" office:value-type="float" office:value="0" calcext:value-type="float">
            <text:p>0</text:p>
          </table:table-cell>
          <table:table-cell table:formula="of:=FLOOR([.$A229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A230]^[.$J$2] + [.$J$3]*([.$A230]-1)+[.$J$1]" office:value-type="float" office:value="12010138" calcext:value-type="float">
            <text:p>12010138</text:p>
          </table:table-cell>
          <table:table-cell table:formula="of:=[.$C229]+[.$B229]" office:value-type="float" office:value="681654678" calcext:value-type="float">
            <text:p>681654678</text:p>
          </table:table-cell>
          <table:table-cell table:formula="of:=[.$J$9]*([.$A230]-1) + [.$J$8]+FLOOR([.$A230]/[.$J$10])" office:value-type="float" office:value="276" calcext:value-type="float">
            <text:p>276</text:p>
          </table:table-cell>
          <table:table-cell table:formula="of:=[.$J$5]*([.$A230]-1) + [.$J$4]" office:value-type="float" office:value="4710" calcext:value-type="float">
            <text:p>4710</text:p>
          </table:table-cell>
          <table:table-cell table:formula="of:=[.$J$7]*([.$A230]-1) + [.$J$6]" office:value-type="float" office:value="0" calcext:value-type="float">
            <text:p>0</text:p>
          </table:table-cell>
          <table:table-cell table:formula="of:=FLOOR([.$A230]/[.$J$11])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A231]^[.$J$2] + [.$J$3]*([.$A231]-1)+[.$J$1]" office:value-type="float" office:value="12168154" calcext:value-type="float">
            <text:p>12168154</text:p>
          </table:table-cell>
          <table:table-cell table:formula="of:=[.$C230]+[.$B230]" office:value-type="float" office:value="693664816" calcext:value-type="float">
            <text:p>693664816</text:p>
          </table:table-cell>
          <table:table-cell table:formula="of:=[.$J$9]*([.$A231]-1) + [.$J$8]+FLOOR([.$A231]/[.$J$10])" office:value-type="float" office:value="278" calcext:value-type="float">
            <text:p>278</text:p>
          </table:table-cell>
          <table:table-cell table:formula="of:=[.$J$5]*([.$A231]-1) + [.$J$4]" office:value-type="float" office:value="4730" calcext:value-type="float">
            <text:p>4730</text:p>
          </table:table-cell>
          <table:table-cell table:formula="of:=[.$J$7]*([.$A231]-1) + [.$J$6]" office:value-type="float" office:value="0" calcext:value-type="float">
            <text:p>0</text:p>
          </table:table-cell>
          <table:table-cell table:formula="of:=FLOOR([.$A231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A232]^[.$J$2] + [.$J$3]*([.$A232]-1)+[.$J$1]" office:value-type="float" office:value="12327550" calcext:value-type="float">
            <text:p>12327550</text:p>
          </table:table-cell>
          <table:table-cell table:formula="of:=[.$C231]+[.$B231]" office:value-type="float" office:value="705832970" calcext:value-type="float">
            <text:p>705832970</text:p>
          </table:table-cell>
          <table:table-cell table:formula="of:=[.$J$9]*([.$A232]-1) + [.$J$8]+FLOOR([.$A232]/[.$J$10])" office:value-type="float" office:value="279" calcext:value-type="float">
            <text:p>279</text:p>
          </table:table-cell>
          <table:table-cell table:formula="of:=[.$J$5]*([.$A232]-1) + [.$J$4]" office:value-type="float" office:value="4750" calcext:value-type="float">
            <text:p>4750</text:p>
          </table:table-cell>
          <table:table-cell table:formula="of:=[.$J$7]*([.$A232]-1) + [.$J$6]" office:value-type="float" office:value="0" calcext:value-type="float">
            <text:p>0</text:p>
          </table:table-cell>
          <table:table-cell table:formula="of:=FLOOR([.$A232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A233]^[.$J$2] + [.$J$3]*([.$A233]-1)+[.$J$1]" office:value-type="float" office:value="12488332" calcext:value-type="float">
            <text:p>12488332</text:p>
          </table:table-cell>
          <table:table-cell table:formula="of:=[.$C232]+[.$B232]" office:value-type="float" office:value="718160520" calcext:value-type="float">
            <text:p>718160520</text:p>
          </table:table-cell>
          <table:table-cell table:formula="of:=[.$J$9]*([.$A233]-1) + [.$J$8]+FLOOR([.$A233]/[.$J$10])" office:value-type="float" office:value="280" calcext:value-type="float">
            <text:p>280</text:p>
          </table:table-cell>
          <table:table-cell table:formula="of:=[.$J$5]*([.$A233]-1) + [.$J$4]" office:value-type="float" office:value="4770" calcext:value-type="float">
            <text:p>4770</text:p>
          </table:table-cell>
          <table:table-cell table:formula="of:=[.$J$7]*([.$A233]-1) + [.$J$6]" office:value-type="float" office:value="0" calcext:value-type="float">
            <text:p>0</text:p>
          </table:table-cell>
          <table:table-cell table:formula="of:=FLOOR([.$A233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A234]^[.$J$2] + [.$J$3]*([.$A234]-1)+[.$J$1]" office:value-type="float" office:value="12650506" calcext:value-type="float">
            <text:p>12650506</text:p>
          </table:table-cell>
          <table:table-cell table:formula="of:=[.$C233]+[.$B233]" office:value-type="float" office:value="730648852" calcext:value-type="float">
            <text:p>730648852</text:p>
          </table:table-cell>
          <table:table-cell table:formula="of:=[.$J$9]*([.$A234]-1) + [.$J$8]+FLOOR([.$A234]/[.$J$10])" office:value-type="float" office:value="281" calcext:value-type="float">
            <text:p>281</text:p>
          </table:table-cell>
          <table:table-cell table:formula="of:=[.$J$5]*([.$A234]-1) + [.$J$4]" office:value-type="float" office:value="4790" calcext:value-type="float">
            <text:p>4790</text:p>
          </table:table-cell>
          <table:table-cell table:formula="of:=[.$J$7]*([.$A234]-1) + [.$J$6]" office:value-type="float" office:value="0" calcext:value-type="float">
            <text:p>0</text:p>
          </table:table-cell>
          <table:table-cell table:formula="of:=FLOOR([.$A234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A235]^[.$J$2] + [.$J$3]*([.$A235]-1)+[.$J$1]" office:value-type="float" office:value="12814078" calcext:value-type="float">
            <text:p>12814078</text:p>
          </table:table-cell>
          <table:table-cell table:formula="of:=[.$C234]+[.$B234]" office:value-type="float" office:value="743299358" calcext:value-type="float">
            <text:p>743299358</text:p>
          </table:table-cell>
          <table:table-cell table:formula="of:=[.$J$9]*([.$A235]-1) + [.$J$8]+FLOOR([.$A235]/[.$J$10])" office:value-type="float" office:value="282" calcext:value-type="float">
            <text:p>282</text:p>
          </table:table-cell>
          <table:table-cell table:formula="of:=[.$J$5]*([.$A235]-1) + [.$J$4]" office:value-type="float" office:value="4810" calcext:value-type="float">
            <text:p>4810</text:p>
          </table:table-cell>
          <table:table-cell table:formula="of:=[.$J$7]*([.$A235]-1) + [.$J$6]" office:value-type="float" office:value="0" calcext:value-type="float">
            <text:p>0</text:p>
          </table:table-cell>
          <table:table-cell table:formula="of:=FLOOR([.$A235]/[.$J$11])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A236]^[.$J$2] + [.$J$3]*([.$A236]-1)+[.$J$1]" office:value-type="float" office:value="12979054" calcext:value-type="float">
            <text:p>12979054</text:p>
          </table:table-cell>
          <table:table-cell table:formula="of:=[.$C235]+[.$B235]" office:value-type="float" office:value="756113436" calcext:value-type="float">
            <text:p>756113436</text:p>
          </table:table-cell>
          <table:table-cell table:formula="of:=[.$J$9]*([.$A236]-1) + [.$J$8]+FLOOR([.$A236]/[.$J$10])" office:value-type="float" office:value="284" calcext:value-type="float">
            <text:p>284</text:p>
          </table:table-cell>
          <table:table-cell table:formula="of:=[.$J$5]*([.$A236]-1) + [.$J$4]" office:value-type="float" office:value="4830" calcext:value-type="float">
            <text:p>4830</text:p>
          </table:table-cell>
          <table:table-cell table:formula="of:=[.$J$7]*([.$A236]-1) + [.$J$6]" office:value-type="float" office:value="0" calcext:value-type="float">
            <text:p>0</text:p>
          </table:table-cell>
          <table:table-cell table:formula="of:=FLOOR([.$A236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A237]^[.$J$2] + [.$J$3]*([.$A237]-1)+[.$J$1]" office:value-type="float" office:value="13145440" calcext:value-type="float">
            <text:p>13145440</text:p>
          </table:table-cell>
          <table:table-cell table:formula="of:=[.$C236]+[.$B236]" office:value-type="float" office:value="769092490" calcext:value-type="float">
            <text:p>769092490</text:p>
          </table:table-cell>
          <table:table-cell table:formula="of:=[.$J$9]*([.$A237]-1) + [.$J$8]+FLOOR([.$A237]/[.$J$10])" office:value-type="float" office:value="285" calcext:value-type="float">
            <text:p>285</text:p>
          </table:table-cell>
          <table:table-cell table:formula="of:=[.$J$5]*([.$A237]-1) + [.$J$4]" office:value-type="float" office:value="4850" calcext:value-type="float">
            <text:p>4850</text:p>
          </table:table-cell>
          <table:table-cell table:formula="of:=[.$J$7]*([.$A237]-1) + [.$J$6]" office:value-type="float" office:value="0" calcext:value-type="float">
            <text:p>0</text:p>
          </table:table-cell>
          <table:table-cell table:formula="of:=FLOOR([.$A237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A238]^[.$J$2] + [.$J$3]*([.$A238]-1)+[.$J$1]" office:value-type="float" office:value="13313242" calcext:value-type="float">
            <text:p>13313242</text:p>
          </table:table-cell>
          <table:table-cell table:formula="of:=[.$C237]+[.$B237]" office:value-type="float" office:value="782237930" calcext:value-type="float">
            <text:p>782237930</text:p>
          </table:table-cell>
          <table:table-cell table:formula="of:=[.$J$9]*([.$A238]-1) + [.$J$8]+FLOOR([.$A238]/[.$J$10])" office:value-type="float" office:value="286" calcext:value-type="float">
            <text:p>286</text:p>
          </table:table-cell>
          <table:table-cell table:formula="of:=[.$J$5]*([.$A238]-1) + [.$J$4]" office:value-type="float" office:value="4870" calcext:value-type="float">
            <text:p>4870</text:p>
          </table:table-cell>
          <table:table-cell table:formula="of:=[.$J$7]*([.$A238]-1) + [.$J$6]" office:value-type="float" office:value="0" calcext:value-type="float">
            <text:p>0</text:p>
          </table:table-cell>
          <table:table-cell table:formula="of:=FLOOR([.$A238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A239]^[.$J$2] + [.$J$3]*([.$A239]-1)+[.$J$1]" office:value-type="float" office:value="13482466" calcext:value-type="float">
            <text:p>13482466</text:p>
          </table:table-cell>
          <table:table-cell table:formula="of:=[.$C238]+[.$B238]" office:value-type="float" office:value="795551172" calcext:value-type="float">
            <text:p>795551172</text:p>
          </table:table-cell>
          <table:table-cell table:formula="of:=[.$J$9]*([.$A239]-1) + [.$J$8]+FLOOR([.$A239]/[.$J$10])" office:value-type="float" office:value="287" calcext:value-type="float">
            <text:p>287</text:p>
          </table:table-cell>
          <table:table-cell table:formula="of:=[.$J$5]*([.$A239]-1) + [.$J$4]" office:value-type="float" office:value="4890" calcext:value-type="float">
            <text:p>4890</text:p>
          </table:table-cell>
          <table:table-cell table:formula="of:=[.$J$7]*([.$A239]-1) + [.$J$6]" office:value-type="float" office:value="0" calcext:value-type="float">
            <text:p>0</text:p>
          </table:table-cell>
          <table:table-cell table:formula="of:=FLOOR([.$A239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A240]^[.$J$2] + [.$J$3]*([.$A240]-1)+[.$J$1]" office:value-type="float" office:value="13653118" calcext:value-type="float">
            <text:p>13653118</text:p>
          </table:table-cell>
          <table:table-cell table:formula="of:=[.$C239]+[.$B239]" office:value-type="float" office:value="809033638" calcext:value-type="float">
            <text:p>809033638</text:p>
          </table:table-cell>
          <table:table-cell table:formula="of:=[.$J$9]*([.$A240]-1) + [.$J$8]+FLOOR([.$A240]/[.$J$10])" office:value-type="float" office:value="288" calcext:value-type="float">
            <text:p>288</text:p>
          </table:table-cell>
          <table:table-cell table:formula="of:=[.$J$5]*([.$A240]-1) + [.$J$4]" office:value-type="float" office:value="4910" calcext:value-type="float">
            <text:p>4910</text:p>
          </table:table-cell>
          <table:table-cell table:formula="of:=[.$J$7]*([.$A240]-1) + [.$J$6]" office:value-type="float" office:value="0" calcext:value-type="float">
            <text:p>0</text:p>
          </table:table-cell>
          <table:table-cell table:formula="of:=FLOOR([.$A240]/[.$J$11])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A241]^[.$J$2] + [.$J$3]*([.$A241]-1)+[.$J$1]" office:value-type="float" office:value="13825204" calcext:value-type="float">
            <text:p>13825204</text:p>
          </table:table-cell>
          <table:table-cell table:formula="of:=[.$C240]+[.$B240]" office:value-type="float" office:value="822686756" calcext:value-type="float">
            <text:p>822686756</text:p>
          </table:table-cell>
          <table:table-cell table:formula="of:=[.$J$9]*([.$A241]-1) + [.$J$8]+FLOOR([.$A241]/[.$J$10])" office:value-type="float" office:value="290" calcext:value-type="float">
            <text:p>290</text:p>
          </table:table-cell>
          <table:table-cell table:formula="of:=[.$J$5]*([.$A241]-1) + [.$J$4]" office:value-type="float" office:value="4930" calcext:value-type="float">
            <text:p>4930</text:p>
          </table:table-cell>
          <table:table-cell table:formula="of:=[.$J$7]*([.$A241]-1) + [.$J$6]" office:value-type="float" office:value="0" calcext:value-type="float">
            <text:p>0</text:p>
          </table:table-cell>
          <table:table-cell table:formula="of:=FLOOR([.$A241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A242]^[.$J$2] + [.$J$3]*([.$A242]-1)+[.$J$1]" office:value-type="float" office:value="13998730" calcext:value-type="float">
            <text:p>13998730</text:p>
          </table:table-cell>
          <table:table-cell table:formula="of:=[.$C241]+[.$B241]" office:value-type="float" office:value="836511960" calcext:value-type="float">
            <text:p>836511960</text:p>
          </table:table-cell>
          <table:table-cell table:formula="of:=[.$J$9]*([.$A242]-1) + [.$J$8]+FLOOR([.$A242]/[.$J$10])" office:value-type="float" office:value="291" calcext:value-type="float">
            <text:p>291</text:p>
          </table:table-cell>
          <table:table-cell table:formula="of:=[.$J$5]*([.$A242]-1) + [.$J$4]" office:value-type="float" office:value="4950" calcext:value-type="float">
            <text:p>4950</text:p>
          </table:table-cell>
          <table:table-cell table:formula="of:=[.$J$7]*([.$A242]-1) + [.$J$6]" office:value-type="float" office:value="0" calcext:value-type="float">
            <text:p>0</text:p>
          </table:table-cell>
          <table:table-cell table:formula="of:=FLOOR([.$A242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A243]^[.$J$2] + [.$J$3]*([.$A243]-1)+[.$J$1]" office:value-type="float" office:value="14173702" calcext:value-type="float">
            <text:p>14173702</text:p>
          </table:table-cell>
          <table:table-cell table:formula="of:=[.$C242]+[.$B242]" office:value-type="float" office:value="850510690" calcext:value-type="float">
            <text:p>850510690</text:p>
          </table:table-cell>
          <table:table-cell table:formula="of:=[.$J$9]*([.$A243]-1) + [.$J$8]+FLOOR([.$A243]/[.$J$10])" office:value-type="float" office:value="292" calcext:value-type="float">
            <text:p>292</text:p>
          </table:table-cell>
          <table:table-cell table:formula="of:=[.$J$5]*([.$A243]-1) + [.$J$4]" office:value-type="float" office:value="4970" calcext:value-type="float">
            <text:p>4970</text:p>
          </table:table-cell>
          <table:table-cell table:formula="of:=[.$J$7]*([.$A243]-1) + [.$J$6]" office:value-type="float" office:value="0" calcext:value-type="float">
            <text:p>0</text:p>
          </table:table-cell>
          <table:table-cell table:formula="of:=FLOOR([.$A243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A244]^[.$J$2] + [.$J$3]*([.$A244]-1)+[.$J$1]" office:value-type="float" office:value="14350126" calcext:value-type="float">
            <text:p>14350126</text:p>
          </table:table-cell>
          <table:table-cell table:formula="of:=[.$C243]+[.$B243]" office:value-type="float" office:value="864684392" calcext:value-type="float">
            <text:p>864684392</text:p>
          </table:table-cell>
          <table:table-cell table:formula="of:=[.$J$9]*([.$A244]-1) + [.$J$8]+FLOOR([.$A244]/[.$J$10])" office:value-type="float" office:value="293" calcext:value-type="float">
            <text:p>293</text:p>
          </table:table-cell>
          <table:table-cell table:formula="of:=[.$J$5]*([.$A244]-1) + [.$J$4]" office:value-type="float" office:value="4990" calcext:value-type="float">
            <text:p>4990</text:p>
          </table:table-cell>
          <table:table-cell table:formula="of:=[.$J$7]*([.$A244]-1) + [.$J$6]" office:value-type="float" office:value="0" calcext:value-type="float">
            <text:p>0</text:p>
          </table:table-cell>
          <table:table-cell table:formula="of:=FLOOR([.$A244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A245]^[.$J$2] + [.$J$3]*([.$A245]-1)+[.$J$1]" office:value-type="float" office:value="14528008" calcext:value-type="float">
            <text:p>14528008</text:p>
          </table:table-cell>
          <table:table-cell table:formula="of:=[.$C244]+[.$B244]" office:value-type="float" office:value="879034518" calcext:value-type="float">
            <text:p>879034518</text:p>
          </table:table-cell>
          <table:table-cell table:formula="of:=[.$J$9]*([.$A245]-1) + [.$J$8]+FLOOR([.$A245]/[.$J$10])" office:value-type="float" office:value="294" calcext:value-type="float">
            <text:p>294</text:p>
          </table:table-cell>
          <table:table-cell table:formula="of:=[.$J$5]*([.$A245]-1) + [.$J$4]" office:value-type="float" office:value="5010" calcext:value-type="float">
            <text:p>5010</text:p>
          </table:table-cell>
          <table:table-cell table:formula="of:=[.$J$7]*([.$A245]-1) + [.$J$6]" office:value-type="float" office:value="0" calcext:value-type="float">
            <text:p>0</text:p>
          </table:table-cell>
          <table:table-cell table:formula="of:=FLOOR([.$A245]/[.$J$11])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A246]^[.$J$2] + [.$J$3]*([.$A246]-1)+[.$J$1]" office:value-type="float" office:value="14707354" calcext:value-type="float">
            <text:p>14707354</text:p>
          </table:table-cell>
          <table:table-cell table:formula="of:=[.$C245]+[.$B245]" office:value-type="float" office:value="893562526" calcext:value-type="float">
            <text:p>893562526</text:p>
          </table:table-cell>
          <table:table-cell table:formula="of:=[.$J$9]*([.$A246]-1) + [.$J$8]+FLOOR([.$A246]/[.$J$10])" office:value-type="float" office:value="296" calcext:value-type="float">
            <text:p>296</text:p>
          </table:table-cell>
          <table:table-cell table:formula="of:=[.$J$5]*([.$A246]-1) + [.$J$4]" office:value-type="float" office:value="5030" calcext:value-type="float">
            <text:p>5030</text:p>
          </table:table-cell>
          <table:table-cell table:formula="of:=[.$J$7]*([.$A246]-1) + [.$J$6]" office:value-type="float" office:value="0" calcext:value-type="float">
            <text:p>0</text:p>
          </table:table-cell>
          <table:table-cell table:formula="of:=FLOOR([.$A246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A247]^[.$J$2] + [.$J$3]*([.$A247]-1)+[.$J$1]" office:value-type="float" office:value="14888170" calcext:value-type="float">
            <text:p>14888170</text:p>
          </table:table-cell>
          <table:table-cell table:formula="of:=[.$C246]+[.$B246]" office:value-type="float" office:value="908269880" calcext:value-type="float">
            <text:p>908269880</text:p>
          </table:table-cell>
          <table:table-cell table:formula="of:=[.$J$9]*([.$A247]-1) + [.$J$8]+FLOOR([.$A247]/[.$J$10])" office:value-type="float" office:value="297" calcext:value-type="float">
            <text:p>297</text:p>
          </table:table-cell>
          <table:table-cell table:formula="of:=[.$J$5]*([.$A247]-1) + [.$J$4]" office:value-type="float" office:value="5050" calcext:value-type="float">
            <text:p>5050</text:p>
          </table:table-cell>
          <table:table-cell table:formula="of:=[.$J$7]*([.$A247]-1) + [.$J$6]" office:value-type="float" office:value="0" calcext:value-type="float">
            <text:p>0</text:p>
          </table:table-cell>
          <table:table-cell table:formula="of:=FLOOR([.$A247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A248]^[.$J$2] + [.$J$3]*([.$A248]-1)+[.$J$1]" office:value-type="float" office:value="15070462" calcext:value-type="float">
            <text:p>15070462</text:p>
          </table:table-cell>
          <table:table-cell table:formula="of:=[.$C247]+[.$B247]" office:value-type="float" office:value="923158050" calcext:value-type="float">
            <text:p>923158050</text:p>
          </table:table-cell>
          <table:table-cell table:formula="of:=[.$J$9]*([.$A248]-1) + [.$J$8]+FLOOR([.$A248]/[.$J$10])" office:value-type="float" office:value="298" calcext:value-type="float">
            <text:p>298</text:p>
          </table:table-cell>
          <table:table-cell table:formula="of:=[.$J$5]*([.$A248]-1) + [.$J$4]" office:value-type="float" office:value="5070" calcext:value-type="float">
            <text:p>5070</text:p>
          </table:table-cell>
          <table:table-cell table:formula="of:=[.$J$7]*([.$A248]-1) + [.$J$6]" office:value-type="float" office:value="0" calcext:value-type="float">
            <text:p>0</text:p>
          </table:table-cell>
          <table:table-cell table:formula="of:=FLOOR([.$A248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A249]^[.$J$2] + [.$J$3]*([.$A249]-1)+[.$J$1]" office:value-type="float" office:value="15254236" calcext:value-type="float">
            <text:p>15254236</text:p>
          </table:table-cell>
          <table:table-cell table:formula="of:=[.$C248]+[.$B248]" office:value-type="float" office:value="938228512" calcext:value-type="float">
            <text:p>938228512</text:p>
          </table:table-cell>
          <table:table-cell table:formula="of:=[.$J$9]*([.$A249]-1) + [.$J$8]+FLOOR([.$A249]/[.$J$10])" office:value-type="float" office:value="299" calcext:value-type="float">
            <text:p>299</text:p>
          </table:table-cell>
          <table:table-cell table:formula="of:=[.$J$5]*([.$A249]-1) + [.$J$4]" office:value-type="float" office:value="5090" calcext:value-type="float">
            <text:p>5090</text:p>
          </table:table-cell>
          <table:table-cell table:formula="of:=[.$J$7]*([.$A249]-1) + [.$J$6]" office:value-type="float" office:value="0" calcext:value-type="float">
            <text:p>0</text:p>
          </table:table-cell>
          <table:table-cell table:formula="of:=FLOOR([.$A249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A250]^[.$J$2] + [.$J$3]*([.$A250]-1)+[.$J$1]" office:value-type="float" office:value="15439498" calcext:value-type="float">
            <text:p>15439498</text:p>
          </table:table-cell>
          <table:table-cell table:formula="of:=[.$C249]+[.$B249]" office:value-type="float" office:value="953482748" calcext:value-type="float">
            <text:p>953482748</text:p>
          </table:table-cell>
          <table:table-cell table:formula="of:=[.$J$9]*([.$A250]-1) + [.$J$8]+FLOOR([.$A250]/[.$J$10])" office:value-type="float" office:value="300" calcext:value-type="float">
            <text:p>300</text:p>
          </table:table-cell>
          <table:table-cell table:formula="of:=[.$J$5]*([.$A250]-1) + [.$J$4]" office:value-type="float" office:value="5110" calcext:value-type="float">
            <text:p>5110</text:p>
          </table:table-cell>
          <table:table-cell table:formula="of:=[.$J$7]*([.$A250]-1) + [.$J$6]" office:value-type="float" office:value="0" calcext:value-type="float">
            <text:p>0</text:p>
          </table:table-cell>
          <table:table-cell table:formula="of:=FLOOR([.$A250]/[.$J$1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A251]^[.$J$2] + [.$J$3]*([.$A251]-1)+[.$J$1]" office:value-type="float" office:value="15626254" calcext:value-type="float">
            <text:p>15626254</text:p>
          </table:table-cell>
          <table:table-cell table:formula="of:=[.$C250]+[.$B250]" office:value-type="float" office:value="968922246" calcext:value-type="float">
            <text:p>968922246</text:p>
          </table:table-cell>
          <table:table-cell table:formula="of:=[.$J$9]*([.$A251]-1) + [.$J$8]+FLOOR([.$A251]/[.$J$10])" office:value-type="float" office:value="302" calcext:value-type="float">
            <text:p>302</text:p>
          </table:table-cell>
          <table:table-cell table:formula="of:=[.$J$5]*([.$A251]-1) + [.$J$4]" office:value-type="float" office:value="5130" calcext:value-type="float">
            <text:p>5130</text:p>
          </table:table-cell>
          <table:table-cell table:formula="of:=[.$J$7]*([.$A251]-1) + [.$J$6]" office:value-type="float" office:value="0" calcext:value-type="float">
            <text:p>0</text:p>
          </table:table-cell>
          <table:table-cell table:formula="of:=FLOOR([.$A251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$A252]^[.$J$2] + [.$J$3]*([.$A252]-1)+[.$J$1]" office:value-type="float" office:value="15814510" calcext:value-type="float">
            <text:p>15814510</text:p>
          </table:table-cell>
          <table:table-cell table:formula="of:=[.$C251]+[.$B251]" office:value-type="float" office:value="984548500" calcext:value-type="float">
            <text:p>984548500</text:p>
          </table:table-cell>
          <table:table-cell table:formula="of:=[.$J$9]*([.$A252]-1) + [.$J$8]+FLOOR([.$A252]/[.$J$10])" office:value-type="float" office:value="303" calcext:value-type="float">
            <text:p>303</text:p>
          </table:table-cell>
          <table:table-cell table:formula="of:=[.$J$5]*([.$A252]-1) + [.$J$4]" office:value-type="float" office:value="5150" calcext:value-type="float">
            <text:p>5150</text:p>
          </table:table-cell>
          <table:table-cell table:formula="of:=[.$J$7]*([.$A252]-1) + [.$J$6]" office:value-type="float" office:value="0" calcext:value-type="float">
            <text:p>0</text:p>
          </table:table-cell>
          <table:table-cell table:formula="of:=FLOOR([.$A252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$A253]^[.$J$2] + [.$J$3]*([.$A253]-1)+[.$J$1]" office:value-type="float" office:value="16004272" calcext:value-type="float">
            <text:p>16004272</text:p>
          </table:table-cell>
          <table:table-cell table:formula="of:=[.$C252]+[.$B252]" office:value-type="float" office:value="1000363010" calcext:value-type="float">
            <text:p>1000363010</text:p>
          </table:table-cell>
          <table:table-cell table:formula="of:=[.$J$9]*([.$A253]-1) + [.$J$8]+FLOOR([.$A253]/[.$J$10])" office:value-type="float" office:value="304" calcext:value-type="float">
            <text:p>304</text:p>
          </table:table-cell>
          <table:table-cell table:formula="of:=[.$J$5]*([.$A253]-1) + [.$J$4]" office:value-type="float" office:value="5170" calcext:value-type="float">
            <text:p>5170</text:p>
          </table:table-cell>
          <table:table-cell table:formula="of:=[.$J$7]*([.$A253]-1) + [.$J$6]" office:value-type="float" office:value="0" calcext:value-type="float">
            <text:p>0</text:p>
          </table:table-cell>
          <table:table-cell table:formula="of:=FLOOR([.$A253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$A254]^[.$J$2] + [.$J$3]*([.$A254]-1)+[.$J$1]" office:value-type="float" office:value="16195546" calcext:value-type="float">
            <text:p>16195546</text:p>
          </table:table-cell>
          <table:table-cell table:formula="of:=[.$C253]+[.$B253]" office:value-type="float" office:value="1016367282" calcext:value-type="float">
            <text:p>1016367282</text:p>
          </table:table-cell>
          <table:table-cell table:formula="of:=[.$J$9]*([.$A254]-1) + [.$J$8]+FLOOR([.$A254]/[.$J$10])" office:value-type="float" office:value="305" calcext:value-type="float">
            <text:p>305</text:p>
          </table:table-cell>
          <table:table-cell table:formula="of:=[.$J$5]*([.$A254]-1) + [.$J$4]" office:value-type="float" office:value="5190" calcext:value-type="float">
            <text:p>5190</text:p>
          </table:table-cell>
          <table:table-cell table:formula="of:=[.$J$7]*([.$A254]-1) + [.$J$6]" office:value-type="float" office:value="0" calcext:value-type="float">
            <text:p>0</text:p>
          </table:table-cell>
          <table:table-cell table:formula="of:=FLOOR([.$A254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$A255]^[.$J$2] + [.$J$3]*([.$A255]-1)+[.$J$1]" office:value-type="float" office:value="16388338" calcext:value-type="float">
            <text:p>16388338</text:p>
          </table:table-cell>
          <table:table-cell table:formula="of:=[.$C254]+[.$B254]" office:value-type="float" office:value="1032562828" calcext:value-type="float">
            <text:p>1032562828</text:p>
          </table:table-cell>
          <table:table-cell table:formula="of:=[.$J$9]*([.$A255]-1) + [.$J$8]+FLOOR([.$A255]/[.$J$10])" office:value-type="float" office:value="306" calcext:value-type="float">
            <text:p>306</text:p>
          </table:table-cell>
          <table:table-cell table:formula="of:=[.$J$5]*([.$A255]-1) + [.$J$4]" office:value-type="float" office:value="5210" calcext:value-type="float">
            <text:p>5210</text:p>
          </table:table-cell>
          <table:table-cell table:formula="of:=[.$J$7]*([.$A255]-1) + [.$J$6]" office:value-type="float" office:value="0" calcext:value-type="float">
            <text:p>0</text:p>
          </table:table-cell>
          <table:table-cell table:formula="of:=FLOOR([.$A255]/[.$J$11])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$A256]^[.$J$2] + [.$J$3]*([.$A256]-1)+[.$J$1]" office:value-type="float" office:value="16582654" calcext:value-type="float">
            <text:p>16582654</text:p>
          </table:table-cell>
          <table:table-cell table:formula="of:=[.$C255]+[.$B255]" office:value-type="float" office:value="1048951166" calcext:value-type="float">
            <text:p>1048951166</text:p>
          </table:table-cell>
          <table:table-cell table:formula="of:=[.$J$9]*([.$A256]-1) + [.$J$8]+FLOOR([.$A256]/[.$J$10])" office:value-type="float" office:value="308" calcext:value-type="float">
            <text:p>308</text:p>
          </table:table-cell>
          <table:table-cell table:formula="of:=[.$J$5]*([.$A256]-1) + [.$J$4]" office:value-type="float" office:value="5230" calcext:value-type="float">
            <text:p>5230</text:p>
          </table:table-cell>
          <table:table-cell table:formula="of:=[.$J$7]*([.$A256]-1) + [.$J$6]" office:value-type="float" office:value="0" calcext:value-type="float">
            <text:p>0</text:p>
          </table:table-cell>
          <table:table-cell table:formula="of:=FLOOR([.$A256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$A257]^[.$J$2] + [.$J$3]*([.$A257]-1)+[.$J$1]" office:value-type="float" office:value="16778500" calcext:value-type="float">
            <text:p>16778500</text:p>
          </table:table-cell>
          <table:table-cell table:formula="of:=[.$C256]+[.$B256]" office:value-type="float" office:value="1065533820" calcext:value-type="float">
            <text:p>1065533820</text:p>
          </table:table-cell>
          <table:table-cell table:formula="of:=[.$J$9]*([.$A257]-1) + [.$J$8]+FLOOR([.$A257]/[.$J$10])" office:value-type="float" office:value="309" calcext:value-type="float">
            <text:p>309</text:p>
          </table:table-cell>
          <table:table-cell table:formula="of:=[.$J$5]*([.$A257]-1) + [.$J$4]" office:value-type="float" office:value="5250" calcext:value-type="float">
            <text:p>5250</text:p>
          </table:table-cell>
          <table:table-cell table:formula="of:=[.$J$7]*([.$A257]-1) + [.$J$6]" office:value-type="float" office:value="0" calcext:value-type="float">
            <text:p>0</text:p>
          </table:table-cell>
          <table:table-cell table:formula="of:=FLOOR([.$A257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$A258]^[.$J$2] + [.$J$3]*([.$A258]-1)+[.$J$1]" office:value-type="float" office:value="16975882" calcext:value-type="float">
            <text:p>16975882</text:p>
          </table:table-cell>
          <table:table-cell table:formula="of:=[.$C257]+[.$B257]" office:value-type="float" office:value="1082312320" calcext:value-type="float">
            <text:p>1082312320</text:p>
          </table:table-cell>
          <table:table-cell table:formula="of:=[.$J$9]*([.$A258]-1) + [.$J$8]+FLOOR([.$A258]/[.$J$10])" office:value-type="float" office:value="310" calcext:value-type="float">
            <text:p>310</text:p>
          </table:table-cell>
          <table:table-cell table:formula="of:=[.$J$5]*([.$A258]-1) + [.$J$4]" office:value-type="float" office:value="5270" calcext:value-type="float">
            <text:p>5270</text:p>
          </table:table-cell>
          <table:table-cell table:formula="of:=[.$J$7]*([.$A258]-1) + [.$J$6]" office:value-type="float" office:value="0" calcext:value-type="float">
            <text:p>0</text:p>
          </table:table-cell>
          <table:table-cell table:formula="of:=FLOOR([.$A258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$A259]^[.$J$2] + [.$J$3]*([.$A259]-1)+[.$J$1]" office:value-type="float" office:value="17174806" calcext:value-type="float">
            <text:p>17174806</text:p>
          </table:table-cell>
          <table:table-cell table:formula="of:=[.$C258]+[.$B258]" office:value-type="float" office:value="1099288202" calcext:value-type="float">
            <text:p>1099288202</text:p>
          </table:table-cell>
          <table:table-cell table:formula="of:=[.$J$9]*([.$A259]-1) + [.$J$8]+FLOOR([.$A259]/[.$J$10])" office:value-type="float" office:value="311" calcext:value-type="float">
            <text:p>311</text:p>
          </table:table-cell>
          <table:table-cell table:formula="of:=[.$J$5]*([.$A259]-1) + [.$J$4]" office:value-type="float" office:value="5290" calcext:value-type="float">
            <text:p>5290</text:p>
          </table:table-cell>
          <table:table-cell table:formula="of:=[.$J$7]*([.$A259]-1) + [.$J$6]" office:value-type="float" office:value="0" calcext:value-type="float">
            <text:p>0</text:p>
          </table:table-cell>
          <table:table-cell table:formula="of:=FLOOR([.$A259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$A260]^[.$J$2] + [.$J$3]*([.$A260]-1)+[.$J$1]" office:value-type="float" office:value="17375278" calcext:value-type="float">
            <text:p>17375278</text:p>
          </table:table-cell>
          <table:table-cell table:formula="of:=[.$C259]+[.$B259]" office:value-type="float" office:value="1116463008" calcext:value-type="float">
            <text:p>1116463008</text:p>
          </table:table-cell>
          <table:table-cell table:formula="of:=[.$J$9]*([.$A260]-1) + [.$J$8]+FLOOR([.$A260]/[.$J$10])" office:value-type="float" office:value="312" calcext:value-type="float">
            <text:p>312</text:p>
          </table:table-cell>
          <table:table-cell table:formula="of:=[.$J$5]*([.$A260]-1) + [.$J$4]" office:value-type="float" office:value="5310" calcext:value-type="float">
            <text:p>5310</text:p>
          </table:table-cell>
          <table:table-cell table:formula="of:=[.$J$7]*([.$A260]-1) + [.$J$6]" office:value-type="float" office:value="0" calcext:value-type="float">
            <text:p>0</text:p>
          </table:table-cell>
          <table:table-cell table:formula="of:=FLOOR([.$A260]/[.$J$11])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$A261]^[.$J$2] + [.$J$3]*([.$A261]-1)+[.$J$1]" office:value-type="float" office:value="17577304" calcext:value-type="float">
            <text:p>17577304</text:p>
          </table:table-cell>
          <table:table-cell table:formula="of:=[.$C260]+[.$B260]" office:value-type="float" office:value="1133838286" calcext:value-type="float">
            <text:p>1133838286</text:p>
          </table:table-cell>
          <table:table-cell table:formula="of:=[.$J$9]*([.$A261]-1) + [.$J$8]+FLOOR([.$A261]/[.$J$10])" office:value-type="float" office:value="314" calcext:value-type="float">
            <text:p>314</text:p>
          </table:table-cell>
          <table:table-cell table:formula="of:=[.$J$5]*([.$A261]-1) + [.$J$4]" office:value-type="float" office:value="5330" calcext:value-type="float">
            <text:p>5330</text:p>
          </table:table-cell>
          <table:table-cell table:formula="of:=[.$J$7]*([.$A261]-1) + [.$J$6]" office:value-type="float" office:value="0" calcext:value-type="float">
            <text:p>0</text:p>
          </table:table-cell>
          <table:table-cell table:formula="of:=FLOOR([.$A261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$A262]^[.$J$2] + [.$J$3]*([.$A262]-1)+[.$J$1]" office:value-type="float" office:value="17780890" calcext:value-type="float">
            <text:p>17780890</text:p>
          </table:table-cell>
          <table:table-cell table:formula="of:=[.$C261]+[.$B261]" office:value-type="float" office:value="1151415590" calcext:value-type="float">
            <text:p>1151415590</text:p>
          </table:table-cell>
          <table:table-cell table:formula="of:=[.$J$9]*([.$A262]-1) + [.$J$8]+FLOOR([.$A262]/[.$J$10])" office:value-type="float" office:value="315" calcext:value-type="float">
            <text:p>315</text:p>
          </table:table-cell>
          <table:table-cell table:formula="of:=[.$J$5]*([.$A262]-1) + [.$J$4]" office:value-type="float" office:value="5350" calcext:value-type="float">
            <text:p>5350</text:p>
          </table:table-cell>
          <table:table-cell table:formula="of:=[.$J$7]*([.$A262]-1) + [.$J$6]" office:value-type="float" office:value="0" calcext:value-type="float">
            <text:p>0</text:p>
          </table:table-cell>
          <table:table-cell table:formula="of:=FLOOR([.$A262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$A263]^[.$J$2] + [.$J$3]*([.$A263]-1)+[.$J$1]" office:value-type="float" office:value="17986042" calcext:value-type="float">
            <text:p>17986042</text:p>
          </table:table-cell>
          <table:table-cell table:formula="of:=[.$C262]+[.$B262]" office:value-type="float" office:value="1169196480" calcext:value-type="float">
            <text:p>1169196480</text:p>
          </table:table-cell>
          <table:table-cell table:formula="of:=[.$J$9]*([.$A263]-1) + [.$J$8]+FLOOR([.$A263]/[.$J$10])" office:value-type="float" office:value="316" calcext:value-type="float">
            <text:p>316</text:p>
          </table:table-cell>
          <table:table-cell table:formula="of:=[.$J$5]*([.$A263]-1) + [.$J$4]" office:value-type="float" office:value="5370" calcext:value-type="float">
            <text:p>5370</text:p>
          </table:table-cell>
          <table:table-cell table:formula="of:=[.$J$7]*([.$A263]-1) + [.$J$6]" office:value-type="float" office:value="0" calcext:value-type="float">
            <text:p>0</text:p>
          </table:table-cell>
          <table:table-cell table:formula="of:=FLOOR([.$A263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$A264]^[.$J$2] + [.$J$3]*([.$A264]-1)+[.$J$1]" office:value-type="float" office:value="18192766" calcext:value-type="float">
            <text:p>18192766</text:p>
          </table:table-cell>
          <table:table-cell table:formula="of:=[.$C263]+[.$B263]" office:value-type="float" office:value="1187182522" calcext:value-type="float">
            <text:p>1187182522</text:p>
          </table:table-cell>
          <table:table-cell table:formula="of:=[.$J$9]*([.$A264]-1) + [.$J$8]+FLOOR([.$A264]/[.$J$10])" office:value-type="float" office:value="317" calcext:value-type="float">
            <text:p>317</text:p>
          </table:table-cell>
          <table:table-cell table:formula="of:=[.$J$5]*([.$A264]-1) + [.$J$4]" office:value-type="float" office:value="5390" calcext:value-type="float">
            <text:p>5390</text:p>
          </table:table-cell>
          <table:table-cell table:formula="of:=[.$J$7]*([.$A264]-1) + [.$J$6]" office:value-type="float" office:value="0" calcext:value-type="float">
            <text:p>0</text:p>
          </table:table-cell>
          <table:table-cell table:formula="of:=FLOOR([.$A264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$A265]^[.$J$2] + [.$J$3]*([.$A265]-1)+[.$J$1]" office:value-type="float" office:value="18401068" calcext:value-type="float">
            <text:p>18401068</text:p>
          </table:table-cell>
          <table:table-cell table:formula="of:=[.$C264]+[.$B264]" office:value-type="float" office:value="1205375288" calcext:value-type="float">
            <text:p>1205375288</text:p>
          </table:table-cell>
          <table:table-cell table:formula="of:=[.$J$9]*([.$A265]-1) + [.$J$8]+FLOOR([.$A265]/[.$J$10])" office:value-type="float" office:value="318" calcext:value-type="float">
            <text:p>318</text:p>
          </table:table-cell>
          <table:table-cell table:formula="of:=[.$J$5]*([.$A265]-1) + [.$J$4]" office:value-type="float" office:value="5410" calcext:value-type="float">
            <text:p>5410</text:p>
          </table:table-cell>
          <table:table-cell table:formula="of:=[.$J$7]*([.$A265]-1) + [.$J$6]" office:value-type="float" office:value="0" calcext:value-type="float">
            <text:p>0</text:p>
          </table:table-cell>
          <table:table-cell table:formula="of:=FLOOR([.$A265]/[.$J$11])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$A266]^[.$J$2] + [.$J$3]*([.$A266]-1)+[.$J$1]" office:value-type="float" office:value="18610954" calcext:value-type="float">
            <text:p>18610954</text:p>
          </table:table-cell>
          <table:table-cell table:formula="of:=[.$C265]+[.$B265]" office:value-type="float" office:value="1223776356" calcext:value-type="float">
            <text:p>1223776356</text:p>
          </table:table-cell>
          <table:table-cell table:formula="of:=[.$J$9]*([.$A266]-1) + [.$J$8]+FLOOR([.$A266]/[.$J$10])" office:value-type="float" office:value="320" calcext:value-type="float">
            <text:p>320</text:p>
          </table:table-cell>
          <table:table-cell table:formula="of:=[.$J$5]*([.$A266]-1) + [.$J$4]" office:value-type="float" office:value="5430" calcext:value-type="float">
            <text:p>5430</text:p>
          </table:table-cell>
          <table:table-cell table:formula="of:=[.$J$7]*([.$A266]-1) + [.$J$6]" office:value-type="float" office:value="0" calcext:value-type="float">
            <text:p>0</text:p>
          </table:table-cell>
          <table:table-cell table:formula="of:=FLOOR([.$A266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$A267]^[.$J$2] + [.$J$3]*([.$A267]-1)+[.$J$1]" office:value-type="float" office:value="18822430" calcext:value-type="float">
            <text:p>18822430</text:p>
          </table:table-cell>
          <table:table-cell table:formula="of:=[.$C266]+[.$B266]" office:value-type="float" office:value="1242387310" calcext:value-type="float">
            <text:p>1242387310</text:p>
          </table:table-cell>
          <table:table-cell table:formula="of:=[.$J$9]*([.$A267]-1) + [.$J$8]+FLOOR([.$A267]/[.$J$10])" office:value-type="float" office:value="321" calcext:value-type="float">
            <text:p>321</text:p>
          </table:table-cell>
          <table:table-cell table:formula="of:=[.$J$5]*([.$A267]-1) + [.$J$4]" office:value-type="float" office:value="5450" calcext:value-type="float">
            <text:p>5450</text:p>
          </table:table-cell>
          <table:table-cell table:formula="of:=[.$J$7]*([.$A267]-1) + [.$J$6]" office:value-type="float" office:value="0" calcext:value-type="float">
            <text:p>0</text:p>
          </table:table-cell>
          <table:table-cell table:formula="of:=FLOOR([.$A267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$A268]^[.$J$2] + [.$J$3]*([.$A268]-1)+[.$J$1]" office:value-type="float" office:value="19035502" calcext:value-type="float">
            <text:p>19035502</text:p>
          </table:table-cell>
          <table:table-cell table:formula="of:=[.$C267]+[.$B267]" office:value-type="float" office:value="1261209740" calcext:value-type="float">
            <text:p>1261209740</text:p>
          </table:table-cell>
          <table:table-cell table:formula="of:=[.$J$9]*([.$A268]-1) + [.$J$8]+FLOOR([.$A268]/[.$J$10])" office:value-type="float" office:value="322" calcext:value-type="float">
            <text:p>322</text:p>
          </table:table-cell>
          <table:table-cell table:formula="of:=[.$J$5]*([.$A268]-1) + [.$J$4]" office:value-type="float" office:value="5470" calcext:value-type="float">
            <text:p>5470</text:p>
          </table:table-cell>
          <table:table-cell table:formula="of:=[.$J$7]*([.$A268]-1) + [.$J$6]" office:value-type="float" office:value="0" calcext:value-type="float">
            <text:p>0</text:p>
          </table:table-cell>
          <table:table-cell table:formula="of:=FLOOR([.$A268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$A269]^[.$J$2] + [.$J$3]*([.$A269]-1)+[.$J$1]" office:value-type="float" office:value="19250176" calcext:value-type="float">
            <text:p>19250176</text:p>
          </table:table-cell>
          <table:table-cell table:formula="of:=[.$C268]+[.$B268]" office:value-type="float" office:value="1280245242" calcext:value-type="float">
            <text:p>1280245242</text:p>
          </table:table-cell>
          <table:table-cell table:formula="of:=[.$J$9]*([.$A269]-1) + [.$J$8]+FLOOR([.$A269]/[.$J$10])" office:value-type="float" office:value="323" calcext:value-type="float">
            <text:p>323</text:p>
          </table:table-cell>
          <table:table-cell table:formula="of:=[.$J$5]*([.$A269]-1) + [.$J$4]" office:value-type="float" office:value="5490" calcext:value-type="float">
            <text:p>5490</text:p>
          </table:table-cell>
          <table:table-cell table:formula="of:=[.$J$7]*([.$A269]-1) + [.$J$6]" office:value-type="float" office:value="0" calcext:value-type="float">
            <text:p>0</text:p>
          </table:table-cell>
          <table:table-cell table:formula="of:=FLOOR([.$A269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$A270]^[.$J$2] + [.$J$3]*([.$A270]-1)+[.$J$1]" office:value-type="float" office:value="19466458" calcext:value-type="float">
            <text:p>19466458</text:p>
          </table:table-cell>
          <table:table-cell table:formula="of:=[.$C269]+[.$B269]" office:value-type="float" office:value="1299495418" calcext:value-type="float">
            <text:p>1299495418</text:p>
          </table:table-cell>
          <table:table-cell table:formula="of:=[.$J$9]*([.$A270]-1) + [.$J$8]+FLOOR([.$A270]/[.$J$10])" office:value-type="float" office:value="324" calcext:value-type="float">
            <text:p>324</text:p>
          </table:table-cell>
          <table:table-cell table:formula="of:=[.$J$5]*([.$A270]-1) + [.$J$4]" office:value-type="float" office:value="5510" calcext:value-type="float">
            <text:p>5510</text:p>
          </table:table-cell>
          <table:table-cell table:formula="of:=[.$J$7]*([.$A270]-1) + [.$J$6]" office:value-type="float" office:value="0" calcext:value-type="float">
            <text:p>0</text:p>
          </table:table-cell>
          <table:table-cell table:formula="of:=FLOOR([.$A270]/[.$J$11])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$A271]^[.$J$2] + [.$J$3]*([.$A271]-1)+[.$J$1]" office:value-type="float" office:value="19684354" calcext:value-type="float">
            <text:p>19684354</text:p>
          </table:table-cell>
          <table:table-cell table:formula="of:=[.$C270]+[.$B270]" office:value-type="float" office:value="1318961876" calcext:value-type="float">
            <text:p>1318961876</text:p>
          </table:table-cell>
          <table:table-cell table:formula="of:=[.$J$9]*([.$A271]-1) + [.$J$8]+FLOOR([.$A271]/[.$J$10])" office:value-type="float" office:value="326" calcext:value-type="float">
            <text:p>326</text:p>
          </table:table-cell>
          <table:table-cell table:formula="of:=[.$J$5]*([.$A271]-1) + [.$J$4]" office:value-type="float" office:value="5530" calcext:value-type="float">
            <text:p>5530</text:p>
          </table:table-cell>
          <table:table-cell table:formula="of:=[.$J$7]*([.$A271]-1) + [.$J$6]" office:value-type="float" office:value="0" calcext:value-type="float">
            <text:p>0</text:p>
          </table:table-cell>
          <table:table-cell table:formula="of:=FLOOR([.$A271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$A272]^[.$J$2] + [.$J$3]*([.$A272]-1)+[.$J$1]" office:value-type="float" office:value="19903870" calcext:value-type="float">
            <text:p>19903870</text:p>
          </table:table-cell>
          <table:table-cell table:formula="of:=[.$C271]+[.$B271]" office:value-type="float" office:value="1338646230" calcext:value-type="float">
            <text:p>1338646230</text:p>
          </table:table-cell>
          <table:table-cell table:formula="of:=[.$J$9]*([.$A272]-1) + [.$J$8]+FLOOR([.$A272]/[.$J$10])" office:value-type="float" office:value="327" calcext:value-type="float">
            <text:p>327</text:p>
          </table:table-cell>
          <table:table-cell table:formula="of:=[.$J$5]*([.$A272]-1) + [.$J$4]" office:value-type="float" office:value="5550" calcext:value-type="float">
            <text:p>5550</text:p>
          </table:table-cell>
          <table:table-cell table:formula="of:=[.$J$7]*([.$A272]-1) + [.$J$6]" office:value-type="float" office:value="0" calcext:value-type="float">
            <text:p>0</text:p>
          </table:table-cell>
          <table:table-cell table:formula="of:=FLOOR([.$A272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$A273]^[.$J$2] + [.$J$3]*([.$A273]-1)+[.$J$1]" office:value-type="float" office:value="20125012" calcext:value-type="float">
            <text:p>20125012</text:p>
          </table:table-cell>
          <table:table-cell table:formula="of:=[.$C272]+[.$B272]" office:value-type="float" office:value="1358550100" calcext:value-type="float">
            <text:p>1358550100</text:p>
          </table:table-cell>
          <table:table-cell table:formula="of:=[.$J$9]*([.$A273]-1) + [.$J$8]+FLOOR([.$A273]/[.$J$10])" office:value-type="float" office:value="328" calcext:value-type="float">
            <text:p>328</text:p>
          </table:table-cell>
          <table:table-cell table:formula="of:=[.$J$5]*([.$A273]-1) + [.$J$4]" office:value-type="float" office:value="5570" calcext:value-type="float">
            <text:p>5570</text:p>
          </table:table-cell>
          <table:table-cell table:formula="of:=[.$J$7]*([.$A273]-1) + [.$J$6]" office:value-type="float" office:value="0" calcext:value-type="float">
            <text:p>0</text:p>
          </table:table-cell>
          <table:table-cell table:formula="of:=FLOOR([.$A273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$A274]^[.$J$2] + [.$J$3]*([.$A274]-1)+[.$J$1]" office:value-type="float" office:value="20347786" calcext:value-type="float">
            <text:p>20347786</text:p>
          </table:table-cell>
          <table:table-cell table:formula="of:=[.$C273]+[.$B273]" office:value-type="float" office:value="1378675112" calcext:value-type="float">
            <text:p>1378675112</text:p>
          </table:table-cell>
          <table:table-cell table:formula="of:=[.$J$9]*([.$A274]-1) + [.$J$8]+FLOOR([.$A274]/[.$J$10])" office:value-type="float" office:value="329" calcext:value-type="float">
            <text:p>329</text:p>
          </table:table-cell>
          <table:table-cell table:formula="of:=[.$J$5]*([.$A274]-1) + [.$J$4]" office:value-type="float" office:value="5590" calcext:value-type="float">
            <text:p>5590</text:p>
          </table:table-cell>
          <table:table-cell table:formula="of:=[.$J$7]*([.$A274]-1) + [.$J$6]" office:value-type="float" office:value="0" calcext:value-type="float">
            <text:p>0</text:p>
          </table:table-cell>
          <table:table-cell table:formula="of:=FLOOR([.$A274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$A275]^[.$J$2] + [.$J$3]*([.$A275]-1)+[.$J$1]" office:value-type="float" office:value="20572198" calcext:value-type="float">
            <text:p>20572198</text:p>
          </table:table-cell>
          <table:table-cell table:formula="of:=[.$C274]+[.$B274]" office:value-type="float" office:value="1399022898" calcext:value-type="float">
            <text:p>1399022898</text:p>
          </table:table-cell>
          <table:table-cell table:formula="of:=[.$J$9]*([.$A275]-1) + [.$J$8]+FLOOR([.$A275]/[.$J$10])" office:value-type="float" office:value="330" calcext:value-type="float">
            <text:p>330</text:p>
          </table:table-cell>
          <table:table-cell table:formula="of:=[.$J$5]*([.$A275]-1) + [.$J$4]" office:value-type="float" office:value="5610" calcext:value-type="float">
            <text:p>5610</text:p>
          </table:table-cell>
          <table:table-cell table:formula="of:=[.$J$7]*([.$A275]-1) + [.$J$6]" office:value-type="float" office:value="0" calcext:value-type="float">
            <text:p>0</text:p>
          </table:table-cell>
          <table:table-cell table:formula="of:=FLOOR([.$A275]/[.$J$11])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$A276]^[.$J$2] + [.$J$3]*([.$A276]-1)+[.$J$1]" office:value-type="float" office:value="20798254" calcext:value-type="float">
            <text:p>20798254</text:p>
          </table:table-cell>
          <table:table-cell table:formula="of:=[.$C275]+[.$B275]" office:value-type="float" office:value="1419595096" calcext:value-type="float">
            <text:p>1419595096</text:p>
          </table:table-cell>
          <table:table-cell table:formula="of:=[.$J$9]*([.$A276]-1) + [.$J$8]+FLOOR([.$A276]/[.$J$10])" office:value-type="float" office:value="332" calcext:value-type="float">
            <text:p>332</text:p>
          </table:table-cell>
          <table:table-cell table:formula="of:=[.$J$5]*([.$A276]-1) + [.$J$4]" office:value-type="float" office:value="5630" calcext:value-type="float">
            <text:p>5630</text:p>
          </table:table-cell>
          <table:table-cell table:formula="of:=[.$J$7]*([.$A276]-1) + [.$J$6]" office:value-type="float" office:value="0" calcext:value-type="float">
            <text:p>0</text:p>
          </table:table-cell>
          <table:table-cell table:formula="of:=FLOOR([.$A276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$A277]^[.$J$2] + [.$J$3]*([.$A277]-1)+[.$J$1]" office:value-type="float" office:value="21025960" calcext:value-type="float">
            <text:p>21025960</text:p>
          </table:table-cell>
          <table:table-cell table:formula="of:=[.$C276]+[.$B276]" office:value-type="float" office:value="1440393350" calcext:value-type="float">
            <text:p>1440393350</text:p>
          </table:table-cell>
          <table:table-cell table:formula="of:=[.$J$9]*([.$A277]-1) + [.$J$8]+FLOOR([.$A277]/[.$J$10])" office:value-type="float" office:value="333" calcext:value-type="float">
            <text:p>333</text:p>
          </table:table-cell>
          <table:table-cell table:formula="of:=[.$J$5]*([.$A277]-1) + [.$J$4]" office:value-type="float" office:value="5650" calcext:value-type="float">
            <text:p>5650</text:p>
          </table:table-cell>
          <table:table-cell table:formula="of:=[.$J$7]*([.$A277]-1) + [.$J$6]" office:value-type="float" office:value="0" calcext:value-type="float">
            <text:p>0</text:p>
          </table:table-cell>
          <table:table-cell table:formula="of:=FLOOR([.$A277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$A278]^[.$J$2] + [.$J$3]*([.$A278]-1)+[.$J$1]" office:value-type="float" office:value="21255322" calcext:value-type="float">
            <text:p>21255322</text:p>
          </table:table-cell>
          <table:table-cell table:formula="of:=[.$C277]+[.$B277]" office:value-type="float" office:value="1461419310" calcext:value-type="float">
            <text:p>1461419310</text:p>
          </table:table-cell>
          <table:table-cell table:formula="of:=[.$J$9]*([.$A278]-1) + [.$J$8]+FLOOR([.$A278]/[.$J$10])" office:value-type="float" office:value="334" calcext:value-type="float">
            <text:p>334</text:p>
          </table:table-cell>
          <table:table-cell table:formula="of:=[.$J$5]*([.$A278]-1) + [.$J$4]" office:value-type="float" office:value="5670" calcext:value-type="float">
            <text:p>5670</text:p>
          </table:table-cell>
          <table:table-cell table:formula="of:=[.$J$7]*([.$A278]-1) + [.$J$6]" office:value-type="float" office:value="0" calcext:value-type="float">
            <text:p>0</text:p>
          </table:table-cell>
          <table:table-cell table:formula="of:=FLOOR([.$A278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$A279]^[.$J$2] + [.$J$3]*([.$A279]-1)+[.$J$1]" office:value-type="float" office:value="21486346" calcext:value-type="float">
            <text:p>21486346</text:p>
          </table:table-cell>
          <table:table-cell table:formula="of:=[.$C278]+[.$B278]" office:value-type="float" office:value="1482674632" calcext:value-type="float">
            <text:p>1482674632</text:p>
          </table:table-cell>
          <table:table-cell table:formula="of:=[.$J$9]*([.$A279]-1) + [.$J$8]+FLOOR([.$A279]/[.$J$10])" office:value-type="float" office:value="335" calcext:value-type="float">
            <text:p>335</text:p>
          </table:table-cell>
          <table:table-cell table:formula="of:=[.$J$5]*([.$A279]-1) + [.$J$4]" office:value-type="float" office:value="5690" calcext:value-type="float">
            <text:p>5690</text:p>
          </table:table-cell>
          <table:table-cell table:formula="of:=[.$J$7]*([.$A279]-1) + [.$J$6]" office:value-type="float" office:value="0" calcext:value-type="float">
            <text:p>0</text:p>
          </table:table-cell>
          <table:table-cell table:formula="of:=FLOOR([.$A279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$A280]^[.$J$2] + [.$J$3]*([.$A280]-1)+[.$J$1]" office:value-type="float" office:value="21719038" calcext:value-type="float">
            <text:p>21719038</text:p>
          </table:table-cell>
          <table:table-cell table:formula="of:=[.$C279]+[.$B279]" office:value-type="float" office:value="1504160978" calcext:value-type="float">
            <text:p>1504160978</text:p>
          </table:table-cell>
          <table:table-cell table:formula="of:=[.$J$9]*([.$A280]-1) + [.$J$8]+FLOOR([.$A280]/[.$J$10])" office:value-type="float" office:value="336" calcext:value-type="float">
            <text:p>336</text:p>
          </table:table-cell>
          <table:table-cell table:formula="of:=[.$J$5]*([.$A280]-1) + [.$J$4]" office:value-type="float" office:value="5710" calcext:value-type="float">
            <text:p>5710</text:p>
          </table:table-cell>
          <table:table-cell table:formula="of:=[.$J$7]*([.$A280]-1) + [.$J$6]" office:value-type="float" office:value="0" calcext:value-type="float">
            <text:p>0</text:p>
          </table:table-cell>
          <table:table-cell table:formula="of:=FLOOR([.$A280]/[.$J$11])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$A281]^[.$J$2] + [.$J$3]*([.$A281]-1)+[.$J$1]" office:value-type="float" office:value="21953404" calcext:value-type="float">
            <text:p>21953404</text:p>
          </table:table-cell>
          <table:table-cell table:formula="of:=[.$C280]+[.$B280]" office:value-type="float" office:value="1525880016" calcext:value-type="float">
            <text:p>1525880016</text:p>
          </table:table-cell>
          <table:table-cell table:formula="of:=[.$J$9]*([.$A281]-1) + [.$J$8]+FLOOR([.$A281]/[.$J$10])" office:value-type="float" office:value="338" calcext:value-type="float">
            <text:p>338</text:p>
          </table:table-cell>
          <table:table-cell table:formula="of:=[.$J$5]*([.$A281]-1) + [.$J$4]" office:value-type="float" office:value="5730" calcext:value-type="float">
            <text:p>5730</text:p>
          </table:table-cell>
          <table:table-cell table:formula="of:=[.$J$7]*([.$A281]-1) + [.$J$6]" office:value-type="float" office:value="0" calcext:value-type="float">
            <text:p>0</text:p>
          </table:table-cell>
          <table:table-cell table:formula="of:=FLOOR([.$A281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$A282]^[.$J$2] + [.$J$3]*([.$A282]-1)+[.$J$1]" office:value-type="float" office:value="22189450" calcext:value-type="float">
            <text:p>22189450</text:p>
          </table:table-cell>
          <table:table-cell table:formula="of:=[.$C281]+[.$B281]" office:value-type="float" office:value="1547833420" calcext:value-type="float">
            <text:p>1547833420</text:p>
          </table:table-cell>
          <table:table-cell table:formula="of:=[.$J$9]*([.$A282]-1) + [.$J$8]+FLOOR([.$A282]/[.$J$10])" office:value-type="float" office:value="339" calcext:value-type="float">
            <text:p>339</text:p>
          </table:table-cell>
          <table:table-cell table:formula="of:=[.$J$5]*([.$A282]-1) + [.$J$4]" office:value-type="float" office:value="5750" calcext:value-type="float">
            <text:p>5750</text:p>
          </table:table-cell>
          <table:table-cell table:formula="of:=[.$J$7]*([.$A282]-1) + [.$J$6]" office:value-type="float" office:value="0" calcext:value-type="float">
            <text:p>0</text:p>
          </table:table-cell>
          <table:table-cell table:formula="of:=FLOOR([.$A282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$A283]^[.$J$2] + [.$J$3]*([.$A283]-1)+[.$J$1]" office:value-type="float" office:value="22427182" calcext:value-type="float">
            <text:p>22427182</text:p>
          </table:table-cell>
          <table:table-cell table:formula="of:=[.$C282]+[.$B282]" office:value-type="float" office:value="1570022870" calcext:value-type="float">
            <text:p>1570022870</text:p>
          </table:table-cell>
          <table:table-cell table:formula="of:=[.$J$9]*([.$A283]-1) + [.$J$8]+FLOOR([.$A283]/[.$J$10])" office:value-type="float" office:value="340" calcext:value-type="float">
            <text:p>340</text:p>
          </table:table-cell>
          <table:table-cell table:formula="of:=[.$J$5]*([.$A283]-1) + [.$J$4]" office:value-type="float" office:value="5770" calcext:value-type="float">
            <text:p>5770</text:p>
          </table:table-cell>
          <table:table-cell table:formula="of:=[.$J$7]*([.$A283]-1) + [.$J$6]" office:value-type="float" office:value="0" calcext:value-type="float">
            <text:p>0</text:p>
          </table:table-cell>
          <table:table-cell table:formula="of:=FLOOR([.$A283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$A284]^[.$J$2] + [.$J$3]*([.$A284]-1)+[.$J$1]" office:value-type="float" office:value="22666606" calcext:value-type="float">
            <text:p>22666606</text:p>
          </table:table-cell>
          <table:table-cell table:formula="of:=[.$C283]+[.$B283]" office:value-type="float" office:value="1592450052" calcext:value-type="float">
            <text:p>1592450052</text:p>
          </table:table-cell>
          <table:table-cell table:formula="of:=[.$J$9]*([.$A284]-1) + [.$J$8]+FLOOR([.$A284]/[.$J$10])" office:value-type="float" office:value="341" calcext:value-type="float">
            <text:p>341</text:p>
          </table:table-cell>
          <table:table-cell table:formula="of:=[.$J$5]*([.$A284]-1) + [.$J$4]" office:value-type="float" office:value="5790" calcext:value-type="float">
            <text:p>5790</text:p>
          </table:table-cell>
          <table:table-cell table:formula="of:=[.$J$7]*([.$A284]-1) + [.$J$6]" office:value-type="float" office:value="0" calcext:value-type="float">
            <text:p>0</text:p>
          </table:table-cell>
          <table:table-cell table:formula="of:=FLOOR([.$A284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$A285]^[.$J$2] + [.$J$3]*([.$A285]-1)+[.$J$1]" office:value-type="float" office:value="22907728" calcext:value-type="float">
            <text:p>22907728</text:p>
          </table:table-cell>
          <table:table-cell table:formula="of:=[.$C284]+[.$B284]" office:value-type="float" office:value="1615116658" calcext:value-type="float">
            <text:p>1615116658</text:p>
          </table:table-cell>
          <table:table-cell table:formula="of:=[.$J$9]*([.$A285]-1) + [.$J$8]+FLOOR([.$A285]/[.$J$10])" office:value-type="float" office:value="342" calcext:value-type="float">
            <text:p>342</text:p>
          </table:table-cell>
          <table:table-cell table:formula="of:=[.$J$5]*([.$A285]-1) + [.$J$4]" office:value-type="float" office:value="5810" calcext:value-type="float">
            <text:p>5810</text:p>
          </table:table-cell>
          <table:table-cell table:formula="of:=[.$J$7]*([.$A285]-1) + [.$J$6]" office:value-type="float" office:value="0" calcext:value-type="float">
            <text:p>0</text:p>
          </table:table-cell>
          <table:table-cell table:formula="of:=FLOOR([.$A285]/[.$J$11])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$A286]^[.$J$2] + [.$J$3]*([.$A286]-1)+[.$J$1]" office:value-type="float" office:value="23150554" calcext:value-type="float">
            <text:p>23150554</text:p>
          </table:table-cell>
          <table:table-cell table:formula="of:=[.$C285]+[.$B285]" office:value-type="float" office:value="1638024386" calcext:value-type="float">
            <text:p>1638024386</text:p>
          </table:table-cell>
          <table:table-cell table:formula="of:=[.$J$9]*([.$A286]-1) + [.$J$8]+FLOOR([.$A286]/[.$J$10])" office:value-type="float" office:value="344" calcext:value-type="float">
            <text:p>344</text:p>
          </table:table-cell>
          <table:table-cell table:formula="of:=[.$J$5]*([.$A286]-1) + [.$J$4]" office:value-type="float" office:value="5830" calcext:value-type="float">
            <text:p>5830</text:p>
          </table:table-cell>
          <table:table-cell table:formula="of:=[.$J$7]*([.$A286]-1) + [.$J$6]" office:value-type="float" office:value="0" calcext:value-type="float">
            <text:p>0</text:p>
          </table:table-cell>
          <table:table-cell table:formula="of:=FLOOR([.$A286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$A287]^[.$J$2] + [.$J$3]*([.$A287]-1)+[.$J$1]" office:value-type="float" office:value="23395090" calcext:value-type="float">
            <text:p>23395090</text:p>
          </table:table-cell>
          <table:table-cell table:formula="of:=[.$C286]+[.$B286]" office:value-type="float" office:value="1661174940" calcext:value-type="float">
            <text:p>1661174940</text:p>
          </table:table-cell>
          <table:table-cell table:formula="of:=[.$J$9]*([.$A287]-1) + [.$J$8]+FLOOR([.$A287]/[.$J$10])" office:value-type="float" office:value="345" calcext:value-type="float">
            <text:p>345</text:p>
          </table:table-cell>
          <table:table-cell table:formula="of:=[.$J$5]*([.$A287]-1) + [.$J$4]" office:value-type="float" office:value="5850" calcext:value-type="float">
            <text:p>5850</text:p>
          </table:table-cell>
          <table:table-cell table:formula="of:=[.$J$7]*([.$A287]-1) + [.$J$6]" office:value-type="float" office:value="0" calcext:value-type="float">
            <text:p>0</text:p>
          </table:table-cell>
          <table:table-cell table:formula="of:=FLOOR([.$A287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$A288]^[.$J$2] + [.$J$3]*([.$A288]-1)+[.$J$1]" office:value-type="float" office:value="23641342" calcext:value-type="float">
            <text:p>23641342</text:p>
          </table:table-cell>
          <table:table-cell table:formula="of:=[.$C287]+[.$B287]" office:value-type="float" office:value="1684570030" calcext:value-type="float">
            <text:p>1684570030</text:p>
          </table:table-cell>
          <table:table-cell table:formula="of:=[.$J$9]*([.$A288]-1) + [.$J$8]+FLOOR([.$A288]/[.$J$10])" office:value-type="float" office:value="346" calcext:value-type="float">
            <text:p>346</text:p>
          </table:table-cell>
          <table:table-cell table:formula="of:=[.$J$5]*([.$A288]-1) + [.$J$4]" office:value-type="float" office:value="5870" calcext:value-type="float">
            <text:p>5870</text:p>
          </table:table-cell>
          <table:table-cell table:formula="of:=[.$J$7]*([.$A288]-1) + [.$J$6]" office:value-type="float" office:value="0" calcext:value-type="float">
            <text:p>0</text:p>
          </table:table-cell>
          <table:table-cell table:formula="of:=FLOOR([.$A288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$A289]^[.$J$2] + [.$J$3]*([.$A289]-1)+[.$J$1]" office:value-type="float" office:value="23889316" calcext:value-type="float">
            <text:p>23889316</text:p>
          </table:table-cell>
          <table:table-cell table:formula="of:=[.$C288]+[.$B288]" office:value-type="float" office:value="1708211372" calcext:value-type="float">
            <text:p>1708211372</text:p>
          </table:table-cell>
          <table:table-cell table:formula="of:=[.$J$9]*([.$A289]-1) + [.$J$8]+FLOOR([.$A289]/[.$J$10])" office:value-type="float" office:value="347" calcext:value-type="float">
            <text:p>347</text:p>
          </table:table-cell>
          <table:table-cell table:formula="of:=[.$J$5]*([.$A289]-1) + [.$J$4]" office:value-type="float" office:value="5890" calcext:value-type="float">
            <text:p>5890</text:p>
          </table:table-cell>
          <table:table-cell table:formula="of:=[.$J$7]*([.$A289]-1) + [.$J$6]" office:value-type="float" office:value="0" calcext:value-type="float">
            <text:p>0</text:p>
          </table:table-cell>
          <table:table-cell table:formula="of:=FLOOR([.$A289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$A290]^[.$J$2] + [.$J$3]*([.$A290]-1)+[.$J$1]" office:value-type="float" office:value="24139018" calcext:value-type="float">
            <text:p>24139018</text:p>
          </table:table-cell>
          <table:table-cell table:formula="of:=[.$C289]+[.$B289]" office:value-type="float" office:value="1732100688" calcext:value-type="float">
            <text:p>1732100688</text:p>
          </table:table-cell>
          <table:table-cell table:formula="of:=[.$J$9]*([.$A290]-1) + [.$J$8]+FLOOR([.$A290]/[.$J$10])" office:value-type="float" office:value="348" calcext:value-type="float">
            <text:p>348</text:p>
          </table:table-cell>
          <table:table-cell table:formula="of:=[.$J$5]*([.$A290]-1) + [.$J$4]" office:value-type="float" office:value="5910" calcext:value-type="float">
            <text:p>5910</text:p>
          </table:table-cell>
          <table:table-cell table:formula="of:=[.$J$7]*([.$A290]-1) + [.$J$6]" office:value-type="float" office:value="0" calcext:value-type="float">
            <text:p>0</text:p>
          </table:table-cell>
          <table:table-cell table:formula="of:=FLOOR([.$A290]/[.$J$11])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$A291]^[.$J$2] + [.$J$3]*([.$A291]-1)+[.$J$1]" office:value-type="float" office:value="24390454" calcext:value-type="float">
            <text:p>24390454</text:p>
          </table:table-cell>
          <table:table-cell table:formula="of:=[.$C290]+[.$B290]" office:value-type="float" office:value="1756239706" calcext:value-type="float">
            <text:p>1756239706</text:p>
          </table:table-cell>
          <table:table-cell table:formula="of:=[.$J$9]*([.$A291]-1) + [.$J$8]+FLOOR([.$A291]/[.$J$10])" office:value-type="float" office:value="350" calcext:value-type="float">
            <text:p>350</text:p>
          </table:table-cell>
          <table:table-cell table:formula="of:=[.$J$5]*([.$A291]-1) + [.$J$4]" office:value-type="float" office:value="5930" calcext:value-type="float">
            <text:p>5930</text:p>
          </table:table-cell>
          <table:table-cell table:formula="of:=[.$J$7]*([.$A291]-1) + [.$J$6]" office:value-type="float" office:value="0" calcext:value-type="float">
            <text:p>0</text:p>
          </table:table-cell>
          <table:table-cell table:formula="of:=FLOOR([.$A291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$A292]^[.$J$2] + [.$J$3]*([.$A292]-1)+[.$J$1]" office:value-type="float" office:value="24643630" calcext:value-type="float">
            <text:p>24643630</text:p>
          </table:table-cell>
          <table:table-cell table:formula="of:=[.$C291]+[.$B291]" office:value-type="float" office:value="1780630160" calcext:value-type="float">
            <text:p>1780630160</text:p>
          </table:table-cell>
          <table:table-cell table:formula="of:=[.$J$9]*([.$A292]-1) + [.$J$8]+FLOOR([.$A292]/[.$J$10])" office:value-type="float" office:value="351" calcext:value-type="float">
            <text:p>351</text:p>
          </table:table-cell>
          <table:table-cell table:formula="of:=[.$J$5]*([.$A292]-1) + [.$J$4]" office:value-type="float" office:value="5950" calcext:value-type="float">
            <text:p>5950</text:p>
          </table:table-cell>
          <table:table-cell table:formula="of:=[.$J$7]*([.$A292]-1) + [.$J$6]" office:value-type="float" office:value="0" calcext:value-type="float">
            <text:p>0</text:p>
          </table:table-cell>
          <table:table-cell table:formula="of:=FLOOR([.$A292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$A293]^[.$J$2] + [.$J$3]*([.$A293]-1)+[.$J$1]" office:value-type="float" office:value="24898552" calcext:value-type="float">
            <text:p>24898552</text:p>
          </table:table-cell>
          <table:table-cell table:formula="of:=[.$C292]+[.$B292]" office:value-type="float" office:value="1805273790" calcext:value-type="float">
            <text:p>1805273790</text:p>
          </table:table-cell>
          <table:table-cell table:formula="of:=[.$J$9]*([.$A293]-1) + [.$J$8]+FLOOR([.$A293]/[.$J$10])" office:value-type="float" office:value="352" calcext:value-type="float">
            <text:p>352</text:p>
          </table:table-cell>
          <table:table-cell table:formula="of:=[.$J$5]*([.$A293]-1) + [.$J$4]" office:value-type="float" office:value="5970" calcext:value-type="float">
            <text:p>5970</text:p>
          </table:table-cell>
          <table:table-cell table:formula="of:=[.$J$7]*([.$A293]-1) + [.$J$6]" office:value-type="float" office:value="0" calcext:value-type="float">
            <text:p>0</text:p>
          </table:table-cell>
          <table:table-cell table:formula="of:=FLOOR([.$A293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$A294]^[.$J$2] + [.$J$3]*([.$A294]-1)+[.$J$1]" office:value-type="float" office:value="25155226" calcext:value-type="float">
            <text:p>25155226</text:p>
          </table:table-cell>
          <table:table-cell table:formula="of:=[.$C293]+[.$B293]" office:value-type="float" office:value="1830172342" calcext:value-type="float">
            <text:p>1830172342</text:p>
          </table:table-cell>
          <table:table-cell table:formula="of:=[.$J$9]*([.$A294]-1) + [.$J$8]+FLOOR([.$A294]/[.$J$10])" office:value-type="float" office:value="353" calcext:value-type="float">
            <text:p>353</text:p>
          </table:table-cell>
          <table:table-cell table:formula="of:=[.$J$5]*([.$A294]-1) + [.$J$4]" office:value-type="float" office:value="5990" calcext:value-type="float">
            <text:p>5990</text:p>
          </table:table-cell>
          <table:table-cell table:formula="of:=[.$J$7]*([.$A294]-1) + [.$J$6]" office:value-type="float" office:value="0" calcext:value-type="float">
            <text:p>0</text:p>
          </table:table-cell>
          <table:table-cell table:formula="of:=FLOOR([.$A294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$A295]^[.$J$2] + [.$J$3]*([.$A295]-1)+[.$J$1]" office:value-type="float" office:value="25413658" calcext:value-type="float">
            <text:p>25413658</text:p>
          </table:table-cell>
          <table:table-cell table:formula="of:=[.$C294]+[.$B294]" office:value-type="float" office:value="1855327568" calcext:value-type="float">
            <text:p>1855327568</text:p>
          </table:table-cell>
          <table:table-cell table:formula="of:=[.$J$9]*([.$A295]-1) + [.$J$8]+FLOOR([.$A295]/[.$J$10])" office:value-type="float" office:value="354" calcext:value-type="float">
            <text:p>354</text:p>
          </table:table-cell>
          <table:table-cell table:formula="of:=[.$J$5]*([.$A295]-1) + [.$J$4]" office:value-type="float" office:value="6010" calcext:value-type="float">
            <text:p>6010</text:p>
          </table:table-cell>
          <table:table-cell table:formula="of:=[.$J$7]*([.$A295]-1) + [.$J$6]" office:value-type="float" office:value="0" calcext:value-type="float">
            <text:p>0</text:p>
          </table:table-cell>
          <table:table-cell table:formula="of:=FLOOR([.$A295]/[.$J$11])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$A296]^[.$J$2] + [.$J$3]*([.$A296]-1)+[.$J$1]" office:value-type="float" office:value="25673854" calcext:value-type="float">
            <text:p>25673854</text:p>
          </table:table-cell>
          <table:table-cell table:formula="of:=[.$C295]+[.$B295]" office:value-type="float" office:value="1880741226" calcext:value-type="float">
            <text:p>1880741226</text:p>
          </table:table-cell>
          <table:table-cell table:formula="of:=[.$J$9]*([.$A296]-1) + [.$J$8]+FLOOR([.$A296]/[.$J$10])" office:value-type="float" office:value="356" calcext:value-type="float">
            <text:p>356</text:p>
          </table:table-cell>
          <table:table-cell table:formula="of:=[.$J$5]*([.$A296]-1) + [.$J$4]" office:value-type="float" office:value="6030" calcext:value-type="float">
            <text:p>6030</text:p>
          </table:table-cell>
          <table:table-cell table:formula="of:=[.$J$7]*([.$A296]-1) + [.$J$6]" office:value-type="float" office:value="0" calcext:value-type="float">
            <text:p>0</text:p>
          </table:table-cell>
          <table:table-cell table:formula="of:=FLOOR([.$A296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$A297]^[.$J$2] + [.$J$3]*([.$A297]-1)+[.$J$1]" office:value-type="float" office:value="25935820" calcext:value-type="float">
            <text:p>25935820</text:p>
          </table:table-cell>
          <table:table-cell table:formula="of:=[.$C296]+[.$B296]" office:value-type="float" office:value="1906415080" calcext:value-type="float">
            <text:p>1906415080</text:p>
          </table:table-cell>
          <table:table-cell table:formula="of:=[.$J$9]*([.$A297]-1) + [.$J$8]+FLOOR([.$A297]/[.$J$10])" office:value-type="float" office:value="357" calcext:value-type="float">
            <text:p>357</text:p>
          </table:table-cell>
          <table:table-cell table:formula="of:=[.$J$5]*([.$A297]-1) + [.$J$4]" office:value-type="float" office:value="6050" calcext:value-type="float">
            <text:p>6050</text:p>
          </table:table-cell>
          <table:table-cell table:formula="of:=[.$J$7]*([.$A297]-1) + [.$J$6]" office:value-type="float" office:value="0" calcext:value-type="float">
            <text:p>0</text:p>
          </table:table-cell>
          <table:table-cell table:formula="of:=FLOOR([.$A297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$A298]^[.$J$2] + [.$J$3]*([.$A298]-1)+[.$J$1]" office:value-type="float" office:value="26199562" calcext:value-type="float">
            <text:p>26199562</text:p>
          </table:table-cell>
          <table:table-cell table:formula="of:=[.$C297]+[.$B297]" office:value-type="float" office:value="1932350900" calcext:value-type="float">
            <text:p>1932350900</text:p>
          </table:table-cell>
          <table:table-cell table:formula="of:=[.$J$9]*([.$A298]-1) + [.$J$8]+FLOOR([.$A298]/[.$J$10])" office:value-type="float" office:value="358" calcext:value-type="float">
            <text:p>358</text:p>
          </table:table-cell>
          <table:table-cell table:formula="of:=[.$J$5]*([.$A298]-1) + [.$J$4]" office:value-type="float" office:value="6070" calcext:value-type="float">
            <text:p>6070</text:p>
          </table:table-cell>
          <table:table-cell table:formula="of:=[.$J$7]*([.$A298]-1) + [.$J$6]" office:value-type="float" office:value="0" calcext:value-type="float">
            <text:p>0</text:p>
          </table:table-cell>
          <table:table-cell table:formula="of:=FLOOR([.$A298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$A299]^[.$J$2] + [.$J$3]*([.$A299]-1)+[.$J$1]" office:value-type="float" office:value="26465086" calcext:value-type="float">
            <text:p>26465086</text:p>
          </table:table-cell>
          <table:table-cell table:formula="of:=[.$C298]+[.$B298]" office:value-type="float" office:value="1958550462" calcext:value-type="float">
            <text:p>1958550462</text:p>
          </table:table-cell>
          <table:table-cell table:formula="of:=[.$J$9]*([.$A299]-1) + [.$J$8]+FLOOR([.$A299]/[.$J$10])" office:value-type="float" office:value="359" calcext:value-type="float">
            <text:p>359</text:p>
          </table:table-cell>
          <table:table-cell table:formula="of:=[.$J$5]*([.$A299]-1) + [.$J$4]" office:value-type="float" office:value="6090" calcext:value-type="float">
            <text:p>6090</text:p>
          </table:table-cell>
          <table:table-cell table:formula="of:=[.$J$7]*([.$A299]-1) + [.$J$6]" office:value-type="float" office:value="0" calcext:value-type="float">
            <text:p>0</text:p>
          </table:table-cell>
          <table:table-cell table:formula="of:=FLOOR([.$A299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$A300]^[.$J$2] + [.$J$3]*([.$A300]-1)+[.$J$1]" office:value-type="float" office:value="26732398" calcext:value-type="float">
            <text:p>26732398</text:p>
          </table:table-cell>
          <table:table-cell table:formula="of:=[.$C299]+[.$B299]" office:value-type="float" office:value="1985015548" calcext:value-type="float">
            <text:p>1985015548</text:p>
          </table:table-cell>
          <table:table-cell table:formula="of:=[.$J$9]*([.$A300]-1) + [.$J$8]+FLOOR([.$A300]/[.$J$10])" office:value-type="float" office:value="360" calcext:value-type="float">
            <text:p>360</text:p>
          </table:table-cell>
          <table:table-cell table:formula="of:=[.$J$5]*([.$A300]-1) + [.$J$4]" office:value-type="float" office:value="6110" calcext:value-type="float">
            <text:p>6110</text:p>
          </table:table-cell>
          <table:table-cell table:formula="of:=[.$J$7]*([.$A300]-1) + [.$J$6]" office:value-type="float" office:value="0" calcext:value-type="float">
            <text:p>0</text:p>
          </table:table-cell>
          <table:table-cell table:formula="of:=FLOOR([.$A300]/[.$J$11])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A301]^[.$J$2] + [.$J$3]*([.$A301]-1)+[.$J$1]" office:value-type="float" office:value="27001504" calcext:value-type="float">
            <text:p>27001504</text:p>
          </table:table-cell>
          <table:table-cell table:formula="of:=[.$C300]+[.$B300]" office:value-type="float" office:value="2011747946" calcext:value-type="float">
            <text:p>2011747946</text:p>
          </table:table-cell>
          <table:table-cell table:formula="of:=[.$J$9]*([.$A301]-1) + [.$J$8]+FLOOR([.$A301]/[.$J$10])" office:value-type="float" office:value="362" calcext:value-type="float">
            <text:p>362</text:p>
          </table:table-cell>
          <table:table-cell table:formula="of:=[.$J$5]*([.$A301]-1) + [.$J$4]" office:value-type="float" office:value="6130" calcext:value-type="float">
            <text:p>6130</text:p>
          </table:table-cell>
          <table:table-cell table:formula="of:=[.$J$7]*([.$A301]-1) + [.$J$6]" office:value-type="float" office:value="0" calcext:value-type="float">
            <text:p>0</text:p>
          </table:table-cell>
          <table:table-cell table:formula="of:=FLOOR([.$A301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$A302]^[.$J$2] + [.$J$3]*([.$A302]-1)+[.$J$1]" office:value-type="float" office:value="27272410" calcext:value-type="float">
            <text:p>27272410</text:p>
          </table:table-cell>
          <table:table-cell table:formula="of:=[.$C301]+[.$B301]" office:value-type="float" office:value="2038749450" calcext:value-type="float">
            <text:p>2038749450</text:p>
          </table:table-cell>
          <table:table-cell table:formula="of:=[.$J$9]*([.$A302]-1) + [.$J$8]+FLOOR([.$A302]/[.$J$10])" office:value-type="float" office:value="363" calcext:value-type="float">
            <text:p>363</text:p>
          </table:table-cell>
          <table:table-cell table:formula="of:=[.$J$5]*([.$A302]-1) + [.$J$4]" office:value-type="float" office:value="6150" calcext:value-type="float">
            <text:p>6150</text:p>
          </table:table-cell>
          <table:table-cell table:formula="of:=[.$J$7]*([.$A302]-1) + [.$J$6]" office:value-type="float" office:value="0" calcext:value-type="float">
            <text:p>0</text:p>
          </table:table-cell>
          <table:table-cell table:formula="of:=FLOOR([.$A302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$A303]^[.$J$2] + [.$J$3]*([.$A303]-1)+[.$J$1]" office:value-type="float" office:value="27545122" calcext:value-type="float">
            <text:p>27545122</text:p>
          </table:table-cell>
          <table:table-cell table:formula="of:=[.$C302]+[.$B302]" office:value-type="float" office:value="2066021860" calcext:value-type="float">
            <text:p>2066021860</text:p>
          </table:table-cell>
          <table:table-cell table:formula="of:=[.$J$9]*([.$A303]-1) + [.$J$8]+FLOOR([.$A303]/[.$J$10])" office:value-type="float" office:value="364" calcext:value-type="float">
            <text:p>364</text:p>
          </table:table-cell>
          <table:table-cell table:formula="of:=[.$J$5]*([.$A303]-1) + [.$J$4]" office:value-type="float" office:value="6170" calcext:value-type="float">
            <text:p>6170</text:p>
          </table:table-cell>
          <table:table-cell table:formula="of:=[.$J$7]*([.$A303]-1) + [.$J$6]" office:value-type="float" office:value="0" calcext:value-type="float">
            <text:p>0</text:p>
          </table:table-cell>
          <table:table-cell table:formula="of:=FLOOR([.$A303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$A304]^[.$J$2] + [.$J$3]*([.$A304]-1)+[.$J$1]" office:value-type="float" office:value="27819646" calcext:value-type="float">
            <text:p>27819646</text:p>
          </table:table-cell>
          <table:table-cell table:formula="of:=[.$C303]+[.$B303]" office:value-type="float" office:value="2093566982" calcext:value-type="float">
            <text:p>2093566982</text:p>
          </table:table-cell>
          <table:table-cell table:formula="of:=[.$J$9]*([.$A304]-1) + [.$J$8]+FLOOR([.$A304]/[.$J$10])" office:value-type="float" office:value="365" calcext:value-type="float">
            <text:p>365</text:p>
          </table:table-cell>
          <table:table-cell table:formula="of:=[.$J$5]*([.$A304]-1) + [.$J$4]" office:value-type="float" office:value="6190" calcext:value-type="float">
            <text:p>6190</text:p>
          </table:table-cell>
          <table:table-cell table:formula="of:=[.$J$7]*([.$A304]-1) + [.$J$6]" office:value-type="float" office:value="0" calcext:value-type="float">
            <text:p>0</text:p>
          </table:table-cell>
          <table:table-cell table:formula="of:=FLOOR([.$A304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$A305]^[.$J$2] + [.$J$3]*([.$A305]-1)+[.$J$1]" office:value-type="float" office:value="28095988" calcext:value-type="float">
            <text:p>28095988</text:p>
          </table:table-cell>
          <table:table-cell table:formula="of:=[.$C304]+[.$B304]" office:value-type="float" office:value="2121386628" calcext:value-type="float">
            <text:p>2121386628</text:p>
          </table:table-cell>
          <table:table-cell table:formula="of:=[.$J$9]*([.$A305]-1) + [.$J$8]+FLOOR([.$A305]/[.$J$10])" office:value-type="float" office:value="366" calcext:value-type="float">
            <text:p>366</text:p>
          </table:table-cell>
          <table:table-cell table:formula="of:=[.$J$5]*([.$A305]-1) + [.$J$4]" office:value-type="float" office:value="6210" calcext:value-type="float">
            <text:p>6210</text:p>
          </table:table-cell>
          <table:table-cell table:formula="of:=[.$J$7]*([.$A305]-1) + [.$J$6]" office:value-type="float" office:value="0" calcext:value-type="float">
            <text:p>0</text:p>
          </table:table-cell>
          <table:table-cell table:formula="of:=FLOOR([.$A305]/[.$J$11])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$A306]^[.$J$2] + [.$J$3]*([.$A306]-1)+[.$J$1]" office:value-type="float" office:value="28374154" calcext:value-type="float">
            <text:p>28374154</text:p>
          </table:table-cell>
          <table:table-cell table:formula="of:=[.$C305]+[.$B305]" office:value-type="float" office:value="2149482616" calcext:value-type="float">
            <text:p>2149482616</text:p>
          </table:table-cell>
          <table:table-cell table:formula="of:=[.$J$9]*([.$A306]-1) + [.$J$8]+FLOOR([.$A306]/[.$J$10])" office:value-type="float" office:value="368" calcext:value-type="float">
            <text:p>368</text:p>
          </table:table-cell>
          <table:table-cell table:formula="of:=[.$J$5]*([.$A306]-1) + [.$J$4]" office:value-type="float" office:value="6230" calcext:value-type="float">
            <text:p>6230</text:p>
          </table:table-cell>
          <table:table-cell table:formula="of:=[.$J$7]*([.$A306]-1) + [.$J$6]" office:value-type="float" office:value="0" calcext:value-type="float">
            <text:p>0</text:p>
          </table:table-cell>
          <table:table-cell table:formula="of:=FLOOR([.$A306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$A307]^[.$J$2] + [.$J$3]*([.$A307]-1)+[.$J$1]" office:value-type="float" office:value="28654150" calcext:value-type="float">
            <text:p>28654150</text:p>
          </table:table-cell>
          <table:table-cell table:formula="of:=[.$C306]+[.$B306]" office:value-type="float" office:value="2177856770" calcext:value-type="float">
            <text:p>2177856770</text:p>
          </table:table-cell>
          <table:table-cell table:formula="of:=[.$J$9]*([.$A307]-1) + [.$J$8]+FLOOR([.$A307]/[.$J$10])" office:value-type="float" office:value="369" calcext:value-type="float">
            <text:p>369</text:p>
          </table:table-cell>
          <table:table-cell table:formula="of:=[.$J$5]*([.$A307]-1) + [.$J$4]" office:value-type="float" office:value="6250" calcext:value-type="float">
            <text:p>6250</text:p>
          </table:table-cell>
          <table:table-cell table:formula="of:=[.$J$7]*([.$A307]-1) + [.$J$6]" office:value-type="float" office:value="0" calcext:value-type="float">
            <text:p>0</text:p>
          </table:table-cell>
          <table:table-cell table:formula="of:=FLOOR([.$A307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$A308]^[.$J$2] + [.$J$3]*([.$A308]-1)+[.$J$1]" office:value-type="float" office:value="28935982" calcext:value-type="float">
            <text:p>28935982</text:p>
          </table:table-cell>
          <table:table-cell table:formula="of:=[.$C307]+[.$B307]" office:value-type="float" office:value="2206510920" calcext:value-type="float">
            <text:p>2206510920</text:p>
          </table:table-cell>
          <table:table-cell table:formula="of:=[.$J$9]*([.$A308]-1) + [.$J$8]+FLOOR([.$A308]/[.$J$10])" office:value-type="float" office:value="370" calcext:value-type="float">
            <text:p>370</text:p>
          </table:table-cell>
          <table:table-cell table:formula="of:=[.$J$5]*([.$A308]-1) + [.$J$4]" office:value-type="float" office:value="6270" calcext:value-type="float">
            <text:p>6270</text:p>
          </table:table-cell>
          <table:table-cell table:formula="of:=[.$J$7]*([.$A308]-1) + [.$J$6]" office:value-type="float" office:value="0" calcext:value-type="float">
            <text:p>0</text:p>
          </table:table-cell>
          <table:table-cell table:formula="of:=FLOOR([.$A308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$A309]^[.$J$2] + [.$J$3]*([.$A309]-1)+[.$J$1]" office:value-type="float" office:value="29219656" calcext:value-type="float">
            <text:p>29219656</text:p>
          </table:table-cell>
          <table:table-cell table:formula="of:=[.$C308]+[.$B308]" office:value-type="float" office:value="2235446902" calcext:value-type="float">
            <text:p>2235446902</text:p>
          </table:table-cell>
          <table:table-cell table:formula="of:=[.$J$9]*([.$A309]-1) + [.$J$8]+FLOOR([.$A309]/[.$J$10])" office:value-type="float" office:value="371" calcext:value-type="float">
            <text:p>371</text:p>
          </table:table-cell>
          <table:table-cell table:formula="of:=[.$J$5]*([.$A309]-1) + [.$J$4]" office:value-type="float" office:value="6290" calcext:value-type="float">
            <text:p>6290</text:p>
          </table:table-cell>
          <table:table-cell table:formula="of:=[.$J$7]*([.$A309]-1) + [.$J$6]" office:value-type="float" office:value="0" calcext:value-type="float">
            <text:p>0</text:p>
          </table:table-cell>
          <table:table-cell table:formula="of:=FLOOR([.$A309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$A310]^[.$J$2] + [.$J$3]*([.$A310]-1)+[.$J$1]" office:value-type="float" office:value="29505178" calcext:value-type="float">
            <text:p>29505178</text:p>
          </table:table-cell>
          <table:table-cell table:formula="of:=[.$C309]+[.$B309]" office:value-type="float" office:value="2264666558" calcext:value-type="float">
            <text:p>2264666558</text:p>
          </table:table-cell>
          <table:table-cell table:formula="of:=[.$J$9]*([.$A310]-1) + [.$J$8]+FLOOR([.$A310]/[.$J$10])" office:value-type="float" office:value="372" calcext:value-type="float">
            <text:p>372</text:p>
          </table:table-cell>
          <table:table-cell table:formula="of:=[.$J$5]*([.$A310]-1) + [.$J$4]" office:value-type="float" office:value="6310" calcext:value-type="float">
            <text:p>6310</text:p>
          </table:table-cell>
          <table:table-cell table:formula="of:=[.$J$7]*([.$A310]-1) + [.$J$6]" office:value-type="float" office:value="0" calcext:value-type="float">
            <text:p>0</text:p>
          </table:table-cell>
          <table:table-cell table:formula="of:=FLOOR([.$A310]/[.$J$11])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$A311]^[.$J$2] + [.$J$3]*([.$A311]-1)+[.$J$1]" office:value-type="float" office:value="29792554" calcext:value-type="float">
            <text:p>29792554</text:p>
          </table:table-cell>
          <table:table-cell table:formula="of:=[.$C310]+[.$B310]" office:value-type="float" office:value="2294171736" calcext:value-type="float">
            <text:p>2294171736</text:p>
          </table:table-cell>
          <table:table-cell table:formula="of:=[.$J$9]*([.$A311]-1) + [.$J$8]+FLOOR([.$A311]/[.$J$10])" office:value-type="float" office:value="374" calcext:value-type="float">
            <text:p>374</text:p>
          </table:table-cell>
          <table:table-cell table:formula="of:=[.$J$5]*([.$A311]-1) + [.$J$4]" office:value-type="float" office:value="6330" calcext:value-type="float">
            <text:p>6330</text:p>
          </table:table-cell>
          <table:table-cell table:formula="of:=[.$J$7]*([.$A311]-1) + [.$J$6]" office:value-type="float" office:value="0" calcext:value-type="float">
            <text:p>0</text:p>
          </table:table-cell>
          <table:table-cell table:formula="of:=FLOOR([.$A311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$A312]^[.$J$2] + [.$J$3]*([.$A312]-1)+[.$J$1]" office:value-type="float" office:value="30081790" calcext:value-type="float">
            <text:p>30081790</text:p>
          </table:table-cell>
          <table:table-cell table:formula="of:=[.$C311]+[.$B311]" office:value-type="float" office:value="2323964290" calcext:value-type="float">
            <text:p>2323964290</text:p>
          </table:table-cell>
          <table:table-cell table:formula="of:=[.$J$9]*([.$A312]-1) + [.$J$8]+FLOOR([.$A312]/[.$J$10])" office:value-type="float" office:value="375" calcext:value-type="float">
            <text:p>375</text:p>
          </table:table-cell>
          <table:table-cell table:formula="of:=[.$J$5]*([.$A312]-1) + [.$J$4]" office:value-type="float" office:value="6350" calcext:value-type="float">
            <text:p>6350</text:p>
          </table:table-cell>
          <table:table-cell table:formula="of:=[.$J$7]*([.$A312]-1) + [.$J$6]" office:value-type="float" office:value="0" calcext:value-type="float">
            <text:p>0</text:p>
          </table:table-cell>
          <table:table-cell table:formula="of:=FLOOR([.$A312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$A313]^[.$J$2] + [.$J$3]*([.$A313]-1)+[.$J$1]" office:value-type="float" office:value="30372892" calcext:value-type="float">
            <text:p>30372892</text:p>
          </table:table-cell>
          <table:table-cell table:formula="of:=[.$C312]+[.$B312]" office:value-type="float" office:value="2354046080" calcext:value-type="float">
            <text:p>2354046080</text:p>
          </table:table-cell>
          <table:table-cell table:formula="of:=[.$J$9]*([.$A313]-1) + [.$J$8]+FLOOR([.$A313]/[.$J$10])" office:value-type="float" office:value="376" calcext:value-type="float">
            <text:p>376</text:p>
          </table:table-cell>
          <table:table-cell table:formula="of:=[.$J$5]*([.$A313]-1) + [.$J$4]" office:value-type="float" office:value="6370" calcext:value-type="float">
            <text:p>6370</text:p>
          </table:table-cell>
          <table:table-cell table:formula="of:=[.$J$7]*([.$A313]-1) + [.$J$6]" office:value-type="float" office:value="0" calcext:value-type="float">
            <text:p>0</text:p>
          </table:table-cell>
          <table:table-cell table:formula="of:=FLOOR([.$A313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$A314]^[.$J$2] + [.$J$3]*([.$A314]-1)+[.$J$1]" office:value-type="float" office:value="30665866" calcext:value-type="float">
            <text:p>30665866</text:p>
          </table:table-cell>
          <table:table-cell table:formula="of:=[.$C313]+[.$B313]" office:value-type="float" office:value="2384418972" calcext:value-type="float">
            <text:p>2384418972</text:p>
          </table:table-cell>
          <table:table-cell table:formula="of:=[.$J$9]*([.$A314]-1) + [.$J$8]+FLOOR([.$A314]/[.$J$10])" office:value-type="float" office:value="377" calcext:value-type="float">
            <text:p>377</text:p>
          </table:table-cell>
          <table:table-cell table:formula="of:=[.$J$5]*([.$A314]-1) + [.$J$4]" office:value-type="float" office:value="6390" calcext:value-type="float">
            <text:p>6390</text:p>
          </table:table-cell>
          <table:table-cell table:formula="of:=[.$J$7]*([.$A314]-1) + [.$J$6]" office:value-type="float" office:value="0" calcext:value-type="float">
            <text:p>0</text:p>
          </table:table-cell>
          <table:table-cell table:formula="of:=FLOOR([.$A314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$A315]^[.$J$2] + [.$J$3]*([.$A315]-1)+[.$J$1]" office:value-type="float" office:value="30960718" calcext:value-type="float">
            <text:p>30960718</text:p>
          </table:table-cell>
          <table:table-cell table:formula="of:=[.$C314]+[.$B314]" office:value-type="float" office:value="2415084838" calcext:value-type="float">
            <text:p>2415084838</text:p>
          </table:table-cell>
          <table:table-cell table:formula="of:=[.$J$9]*([.$A315]-1) + [.$J$8]+FLOOR([.$A315]/[.$J$10])" office:value-type="float" office:value="378" calcext:value-type="float">
            <text:p>378</text:p>
          </table:table-cell>
          <table:table-cell table:formula="of:=[.$J$5]*([.$A315]-1) + [.$J$4]" office:value-type="float" office:value="6410" calcext:value-type="float">
            <text:p>6410</text:p>
          </table:table-cell>
          <table:table-cell table:formula="of:=[.$J$7]*([.$A315]-1) + [.$J$6]" office:value-type="float" office:value="0" calcext:value-type="float">
            <text:p>0</text:p>
          </table:table-cell>
          <table:table-cell table:formula="of:=FLOOR([.$A315]/[.$J$11])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$A316]^[.$J$2] + [.$J$3]*([.$A316]-1)+[.$J$1]" office:value-type="float" office:value="31257454" calcext:value-type="float">
            <text:p>31257454</text:p>
          </table:table-cell>
          <table:table-cell table:formula="of:=[.$C315]+[.$B315]" office:value-type="float" office:value="2446045556" calcext:value-type="float">
            <text:p>2446045556</text:p>
          </table:table-cell>
          <table:table-cell table:formula="of:=[.$J$9]*([.$A316]-1) + [.$J$8]+FLOOR([.$A316]/[.$J$10])" office:value-type="float" office:value="380" calcext:value-type="float">
            <text:p>380</text:p>
          </table:table-cell>
          <table:table-cell table:formula="of:=[.$J$5]*([.$A316]-1) + [.$J$4]" office:value-type="float" office:value="6430" calcext:value-type="float">
            <text:p>6430</text:p>
          </table:table-cell>
          <table:table-cell table:formula="of:=[.$J$7]*([.$A316]-1) + [.$J$6]" office:value-type="float" office:value="0" calcext:value-type="float">
            <text:p>0</text:p>
          </table:table-cell>
          <table:table-cell table:formula="of:=FLOOR([.$A316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$A317]^[.$J$2] + [.$J$3]*([.$A317]-1)+[.$J$1]" office:value-type="float" office:value="31556080" calcext:value-type="float">
            <text:p>31556080</text:p>
          </table:table-cell>
          <table:table-cell table:formula="of:=[.$C316]+[.$B316]" office:value-type="float" office:value="2477303010" calcext:value-type="float">
            <text:p>2477303010</text:p>
          </table:table-cell>
          <table:table-cell table:formula="of:=[.$J$9]*([.$A317]-1) + [.$J$8]+FLOOR([.$A317]/[.$J$10])" office:value-type="float" office:value="381" calcext:value-type="float">
            <text:p>381</text:p>
          </table:table-cell>
          <table:table-cell table:formula="of:=[.$J$5]*([.$A317]-1) + [.$J$4]" office:value-type="float" office:value="6450" calcext:value-type="float">
            <text:p>6450</text:p>
          </table:table-cell>
          <table:table-cell table:formula="of:=[.$J$7]*([.$A317]-1) + [.$J$6]" office:value-type="float" office:value="0" calcext:value-type="float">
            <text:p>0</text:p>
          </table:table-cell>
          <table:table-cell table:formula="of:=FLOOR([.$A317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$A318]^[.$J$2] + [.$J$3]*([.$A318]-1)+[.$J$1]" office:value-type="float" office:value="31856602" calcext:value-type="float">
            <text:p>31856602</text:p>
          </table:table-cell>
          <table:table-cell table:formula="of:=[.$C317]+[.$B317]" office:value-type="float" office:value="2508859090" calcext:value-type="float">
            <text:p>2508859090</text:p>
          </table:table-cell>
          <table:table-cell table:formula="of:=[.$J$9]*([.$A318]-1) + [.$J$8]+FLOOR([.$A318]/[.$J$10])" office:value-type="float" office:value="382" calcext:value-type="float">
            <text:p>382</text:p>
          </table:table-cell>
          <table:table-cell table:formula="of:=[.$J$5]*([.$A318]-1) + [.$J$4]" office:value-type="float" office:value="6470" calcext:value-type="float">
            <text:p>6470</text:p>
          </table:table-cell>
          <table:table-cell table:formula="of:=[.$J$7]*([.$A318]-1) + [.$J$6]" office:value-type="float" office:value="0" calcext:value-type="float">
            <text:p>0</text:p>
          </table:table-cell>
          <table:table-cell table:formula="of:=FLOOR([.$A318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$A319]^[.$J$2] + [.$J$3]*([.$A319]-1)+[.$J$1]" office:value-type="float" office:value="32159026" calcext:value-type="float">
            <text:p>32159026</text:p>
          </table:table-cell>
          <table:table-cell table:formula="of:=[.$C318]+[.$B318]" office:value-type="float" office:value="2540715692" calcext:value-type="float">
            <text:p>2540715692</text:p>
          </table:table-cell>
          <table:table-cell table:formula="of:=[.$J$9]*([.$A319]-1) + [.$J$8]+FLOOR([.$A319]/[.$J$10])" office:value-type="float" office:value="383" calcext:value-type="float">
            <text:p>383</text:p>
          </table:table-cell>
          <table:table-cell table:formula="of:=[.$J$5]*([.$A319]-1) + [.$J$4]" office:value-type="float" office:value="6490" calcext:value-type="float">
            <text:p>6490</text:p>
          </table:table-cell>
          <table:table-cell table:formula="of:=[.$J$7]*([.$A319]-1) + [.$J$6]" office:value-type="float" office:value="0" calcext:value-type="float">
            <text:p>0</text:p>
          </table:table-cell>
          <table:table-cell table:formula="of:=FLOOR([.$A319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$A320]^[.$J$2] + [.$J$3]*([.$A320]-1)+[.$J$1]" office:value-type="float" office:value="32463358" calcext:value-type="float">
            <text:p>32463358</text:p>
          </table:table-cell>
          <table:table-cell table:formula="of:=[.$C319]+[.$B319]" office:value-type="float" office:value="2572874718" calcext:value-type="float">
            <text:p>2572874718</text:p>
          </table:table-cell>
          <table:table-cell table:formula="of:=[.$J$9]*([.$A320]-1) + [.$J$8]+FLOOR([.$A320]/[.$J$10])" office:value-type="float" office:value="384" calcext:value-type="float">
            <text:p>384</text:p>
          </table:table-cell>
          <table:table-cell table:formula="of:=[.$J$5]*([.$A320]-1) + [.$J$4]" office:value-type="float" office:value="6510" calcext:value-type="float">
            <text:p>6510</text:p>
          </table:table-cell>
          <table:table-cell table:formula="of:=[.$J$7]*([.$A320]-1) + [.$J$6]" office:value-type="float" office:value="0" calcext:value-type="float">
            <text:p>0</text:p>
          </table:table-cell>
          <table:table-cell table:formula="of:=FLOOR([.$A320]/[.$J$11])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$A321]^[.$J$2] + [.$J$3]*([.$A321]-1)+[.$J$1]" office:value-type="float" office:value="32769604" calcext:value-type="float">
            <text:p>32769604</text:p>
          </table:table-cell>
          <table:table-cell table:formula="of:=[.$C320]+[.$B320]" office:value-type="float" office:value="2605338076" calcext:value-type="float">
            <text:p>2605338076</text:p>
          </table:table-cell>
          <table:table-cell table:formula="of:=[.$J$9]*([.$A321]-1) + [.$J$8]+FLOOR([.$A321]/[.$J$10])" office:value-type="float" office:value="386" calcext:value-type="float">
            <text:p>386</text:p>
          </table:table-cell>
          <table:table-cell table:formula="of:=[.$J$5]*([.$A321]-1) + [.$J$4]" office:value-type="float" office:value="6530" calcext:value-type="float">
            <text:p>6530</text:p>
          </table:table-cell>
          <table:table-cell table:formula="of:=[.$J$7]*([.$A321]-1) + [.$J$6]" office:value-type="float" office:value="0" calcext:value-type="float">
            <text:p>0</text:p>
          </table:table-cell>
          <table:table-cell table:formula="of:=FLOOR([.$A321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$A322]^[.$J$2] + [.$J$3]*([.$A322]-1)+[.$J$1]" office:value-type="float" office:value="33077770" calcext:value-type="float">
            <text:p>33077770</text:p>
          </table:table-cell>
          <table:table-cell table:formula="of:=[.$C321]+[.$B321]" office:value-type="float" office:value="2638107680" calcext:value-type="float">
            <text:p>2638107680</text:p>
          </table:table-cell>
          <table:table-cell table:formula="of:=[.$J$9]*([.$A322]-1) + [.$J$8]+FLOOR([.$A322]/[.$J$10])" office:value-type="float" office:value="387" calcext:value-type="float">
            <text:p>387</text:p>
          </table:table-cell>
          <table:table-cell table:formula="of:=[.$J$5]*([.$A322]-1) + [.$J$4]" office:value-type="float" office:value="6550" calcext:value-type="float">
            <text:p>6550</text:p>
          </table:table-cell>
          <table:table-cell table:formula="of:=[.$J$7]*([.$A322]-1) + [.$J$6]" office:value-type="float" office:value="0" calcext:value-type="float">
            <text:p>0</text:p>
          </table:table-cell>
          <table:table-cell table:formula="of:=FLOOR([.$A322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$A323]^[.$J$2] + [.$J$3]*([.$A323]-1)+[.$J$1]" office:value-type="float" office:value="33387862" calcext:value-type="float">
            <text:p>33387862</text:p>
          </table:table-cell>
          <table:table-cell table:formula="of:=[.$C322]+[.$B322]" office:value-type="float" office:value="2671185450" calcext:value-type="float">
            <text:p>2671185450</text:p>
          </table:table-cell>
          <table:table-cell table:formula="of:=[.$J$9]*([.$A323]-1) + [.$J$8]+FLOOR([.$A323]/[.$J$10])" office:value-type="float" office:value="388" calcext:value-type="float">
            <text:p>388</text:p>
          </table:table-cell>
          <table:table-cell table:formula="of:=[.$J$5]*([.$A323]-1) + [.$J$4]" office:value-type="float" office:value="6570" calcext:value-type="float">
            <text:p>6570</text:p>
          </table:table-cell>
          <table:table-cell table:formula="of:=[.$J$7]*([.$A323]-1) + [.$J$6]" office:value-type="float" office:value="0" calcext:value-type="float">
            <text:p>0</text:p>
          </table:table-cell>
          <table:table-cell table:formula="of:=FLOOR([.$A323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$A324]^[.$J$2] + [.$J$3]*([.$A324]-1)+[.$J$1]" office:value-type="float" office:value="33699886" calcext:value-type="float">
            <text:p>33699886</text:p>
          </table:table-cell>
          <table:table-cell table:formula="of:=[.$C323]+[.$B323]" office:value-type="float" office:value="2704573312" calcext:value-type="float">
            <text:p>2704573312</text:p>
          </table:table-cell>
          <table:table-cell table:formula="of:=[.$J$9]*([.$A324]-1) + [.$J$8]+FLOOR([.$A324]/[.$J$10])" office:value-type="float" office:value="389" calcext:value-type="float">
            <text:p>389</text:p>
          </table:table-cell>
          <table:table-cell table:formula="of:=[.$J$5]*([.$A324]-1) + [.$J$4]" office:value-type="float" office:value="6590" calcext:value-type="float">
            <text:p>6590</text:p>
          </table:table-cell>
          <table:table-cell table:formula="of:=[.$J$7]*([.$A324]-1) + [.$J$6]" office:value-type="float" office:value="0" calcext:value-type="float">
            <text:p>0</text:p>
          </table:table-cell>
          <table:table-cell table:formula="of:=FLOOR([.$A324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$A325]^[.$J$2] + [.$J$3]*([.$A325]-1)+[.$J$1]" office:value-type="float" office:value="34013848" calcext:value-type="float">
            <text:p>34013848</text:p>
          </table:table-cell>
          <table:table-cell table:formula="of:=[.$C324]+[.$B324]" office:value-type="float" office:value="2738273198" calcext:value-type="float">
            <text:p>2738273198</text:p>
          </table:table-cell>
          <table:table-cell table:formula="of:=[.$J$9]*([.$A325]-1) + [.$J$8]+FLOOR([.$A325]/[.$J$10])" office:value-type="float" office:value="390" calcext:value-type="float">
            <text:p>390</text:p>
          </table:table-cell>
          <table:table-cell table:formula="of:=[.$J$5]*([.$A325]-1) + [.$J$4]" office:value-type="float" office:value="6610" calcext:value-type="float">
            <text:p>6610</text:p>
          </table:table-cell>
          <table:table-cell table:formula="of:=[.$J$7]*([.$A325]-1) + [.$J$6]" office:value-type="float" office:value="0" calcext:value-type="float">
            <text:p>0</text:p>
          </table:table-cell>
          <table:table-cell table:formula="of:=FLOOR([.$A325]/[.$J$11])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$A326]^[.$J$2] + [.$J$3]*([.$A326]-1)+[.$J$1]" office:value-type="float" office:value="34329754" calcext:value-type="float">
            <text:p>34329754</text:p>
          </table:table-cell>
          <table:table-cell table:formula="of:=[.$C325]+[.$B325]" office:value-type="float" office:value="2772287046" calcext:value-type="float">
            <text:p>2772287046</text:p>
          </table:table-cell>
          <table:table-cell table:formula="of:=[.$J$9]*([.$A326]-1) + [.$J$8]+FLOOR([.$A326]/[.$J$10])" office:value-type="float" office:value="392" calcext:value-type="float">
            <text:p>392</text:p>
          </table:table-cell>
          <table:table-cell table:formula="of:=[.$J$5]*([.$A326]-1) + [.$J$4]" office:value-type="float" office:value="6630" calcext:value-type="float">
            <text:p>6630</text:p>
          </table:table-cell>
          <table:table-cell table:formula="of:=[.$J$7]*([.$A326]-1) + [.$J$6]" office:value-type="float" office:value="0" calcext:value-type="float">
            <text:p>0</text:p>
          </table:table-cell>
          <table:table-cell table:formula="of:=FLOOR([.$A326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$A327]^[.$J$2] + [.$J$3]*([.$A327]-1)+[.$J$1]" office:value-type="float" office:value="34647610" calcext:value-type="float">
            <text:p>34647610</text:p>
          </table:table-cell>
          <table:table-cell table:formula="of:=[.$C326]+[.$B326]" office:value-type="float" office:value="2806616800" calcext:value-type="float">
            <text:p>2806616800</text:p>
          </table:table-cell>
          <table:table-cell table:formula="of:=[.$J$9]*([.$A327]-1) + [.$J$8]+FLOOR([.$A327]/[.$J$10])" office:value-type="float" office:value="393" calcext:value-type="float">
            <text:p>393</text:p>
          </table:table-cell>
          <table:table-cell table:formula="of:=[.$J$5]*([.$A327]-1) + [.$J$4]" office:value-type="float" office:value="6650" calcext:value-type="float">
            <text:p>6650</text:p>
          </table:table-cell>
          <table:table-cell table:formula="of:=[.$J$7]*([.$A327]-1) + [.$J$6]" office:value-type="float" office:value="0" calcext:value-type="float">
            <text:p>0</text:p>
          </table:table-cell>
          <table:table-cell table:formula="of:=FLOOR([.$A327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$A328]^[.$J$2] + [.$J$3]*([.$A328]-1)+[.$J$1]" office:value-type="float" office:value="34967422" calcext:value-type="float">
            <text:p>34967422</text:p>
          </table:table-cell>
          <table:table-cell table:formula="of:=[.$C327]+[.$B327]" office:value-type="float" office:value="2841264410" calcext:value-type="float">
            <text:p>2841264410</text:p>
          </table:table-cell>
          <table:table-cell table:formula="of:=[.$J$9]*([.$A328]-1) + [.$J$8]+FLOOR([.$A328]/[.$J$10])" office:value-type="float" office:value="394" calcext:value-type="float">
            <text:p>394</text:p>
          </table:table-cell>
          <table:table-cell table:formula="of:=[.$J$5]*([.$A328]-1) + [.$J$4]" office:value-type="float" office:value="6670" calcext:value-type="float">
            <text:p>6670</text:p>
          </table:table-cell>
          <table:table-cell table:formula="of:=[.$J$7]*([.$A328]-1) + [.$J$6]" office:value-type="float" office:value="0" calcext:value-type="float">
            <text:p>0</text:p>
          </table:table-cell>
          <table:table-cell table:formula="of:=FLOOR([.$A328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$A329]^[.$J$2] + [.$J$3]*([.$A329]-1)+[.$J$1]" office:value-type="float" office:value="35289196" calcext:value-type="float">
            <text:p>35289196</text:p>
          </table:table-cell>
          <table:table-cell table:formula="of:=[.$C328]+[.$B328]" office:value-type="float" office:value="2876231832" calcext:value-type="float">
            <text:p>2876231832</text:p>
          </table:table-cell>
          <table:table-cell table:formula="of:=[.$J$9]*([.$A329]-1) + [.$J$8]+FLOOR([.$A329]/[.$J$10])" office:value-type="float" office:value="395" calcext:value-type="float">
            <text:p>395</text:p>
          </table:table-cell>
          <table:table-cell table:formula="of:=[.$J$5]*([.$A329]-1) + [.$J$4]" office:value-type="float" office:value="6690" calcext:value-type="float">
            <text:p>6690</text:p>
          </table:table-cell>
          <table:table-cell table:formula="of:=[.$J$7]*([.$A329]-1) + [.$J$6]" office:value-type="float" office:value="0" calcext:value-type="float">
            <text:p>0</text:p>
          </table:table-cell>
          <table:table-cell table:formula="of:=FLOOR([.$A329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$A330]^[.$J$2] + [.$J$3]*([.$A330]-1)+[.$J$1]" office:value-type="float" office:value="35612938" calcext:value-type="float">
            <text:p>35612938</text:p>
          </table:table-cell>
          <table:table-cell table:formula="of:=[.$C329]+[.$B329]" office:value-type="float" office:value="2911521028" calcext:value-type="float">
            <text:p>2911521028</text:p>
          </table:table-cell>
          <table:table-cell table:formula="of:=[.$J$9]*([.$A330]-1) + [.$J$8]+FLOOR([.$A330]/[.$J$10])" office:value-type="float" office:value="396" calcext:value-type="float">
            <text:p>396</text:p>
          </table:table-cell>
          <table:table-cell table:formula="of:=[.$J$5]*([.$A330]-1) + [.$J$4]" office:value-type="float" office:value="6710" calcext:value-type="float">
            <text:p>6710</text:p>
          </table:table-cell>
          <table:table-cell table:formula="of:=[.$J$7]*([.$A330]-1) + [.$J$6]" office:value-type="float" office:value="0" calcext:value-type="float">
            <text:p>0</text:p>
          </table:table-cell>
          <table:table-cell table:formula="of:=FLOOR([.$A330]/[.$J$11])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$A331]^[.$J$2] + [.$J$3]*([.$A331]-1)+[.$J$1]" office:value-type="float" office:value="35938654" calcext:value-type="float">
            <text:p>35938654</text:p>
          </table:table-cell>
          <table:table-cell table:formula="of:=[.$C330]+[.$B330]" office:value-type="float" office:value="2947133966" calcext:value-type="float">
            <text:p>2947133966</text:p>
          </table:table-cell>
          <table:table-cell table:formula="of:=[.$J$9]*([.$A331]-1) + [.$J$8]+FLOOR([.$A331]/[.$J$10])" office:value-type="float" office:value="398" calcext:value-type="float">
            <text:p>398</text:p>
          </table:table-cell>
          <table:table-cell table:formula="of:=[.$J$5]*([.$A331]-1) + [.$J$4]" office:value-type="float" office:value="6730" calcext:value-type="float">
            <text:p>6730</text:p>
          </table:table-cell>
          <table:table-cell table:formula="of:=[.$J$7]*([.$A331]-1) + [.$J$6]" office:value-type="float" office:value="0" calcext:value-type="float">
            <text:p>0</text:p>
          </table:table-cell>
          <table:table-cell table:formula="of:=FLOOR([.$A331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$A332]^[.$J$2] + [.$J$3]*([.$A332]-1)+[.$J$1]" office:value-type="float" office:value="36266350" calcext:value-type="float">
            <text:p>36266350</text:p>
          </table:table-cell>
          <table:table-cell table:formula="of:=[.$C331]+[.$B331]" office:value-type="float" office:value="2983072620" calcext:value-type="float">
            <text:p>2983072620</text:p>
          </table:table-cell>
          <table:table-cell table:formula="of:=[.$J$9]*([.$A332]-1) + [.$J$8]+FLOOR([.$A332]/[.$J$10])" office:value-type="float" office:value="399" calcext:value-type="float">
            <text:p>399</text:p>
          </table:table-cell>
          <table:table-cell table:formula="of:=[.$J$5]*([.$A332]-1) + [.$J$4]" office:value-type="float" office:value="6750" calcext:value-type="float">
            <text:p>6750</text:p>
          </table:table-cell>
          <table:table-cell table:formula="of:=[.$J$7]*([.$A332]-1) + [.$J$6]" office:value-type="float" office:value="0" calcext:value-type="float">
            <text:p>0</text:p>
          </table:table-cell>
          <table:table-cell table:formula="of:=FLOOR([.$A332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$A333]^[.$J$2] + [.$J$3]*([.$A333]-1)+[.$J$1]" office:value-type="float" office:value="36596032" calcext:value-type="float">
            <text:p>36596032</text:p>
          </table:table-cell>
          <table:table-cell table:formula="of:=[.$C332]+[.$B332]" office:value-type="float" office:value="3019338970" calcext:value-type="float">
            <text:p>3019338970</text:p>
          </table:table-cell>
          <table:table-cell table:formula="of:=[.$J$9]*([.$A333]-1) + [.$J$8]+FLOOR([.$A333]/[.$J$10])" office:value-type="float" office:value="400" calcext:value-type="float">
            <text:p>400</text:p>
          </table:table-cell>
          <table:table-cell table:formula="of:=[.$J$5]*([.$A333]-1) + [.$J$4]" office:value-type="float" office:value="6770" calcext:value-type="float">
            <text:p>6770</text:p>
          </table:table-cell>
          <table:table-cell table:formula="of:=[.$J$7]*([.$A333]-1) + [.$J$6]" office:value-type="float" office:value="0" calcext:value-type="float">
            <text:p>0</text:p>
          </table:table-cell>
          <table:table-cell table:formula="of:=FLOOR([.$A333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$A334]^[.$J$2] + [.$J$3]*([.$A334]-1)+[.$J$1]" office:value-type="float" office:value="36927706" calcext:value-type="float">
            <text:p>36927706</text:p>
          </table:table-cell>
          <table:table-cell table:formula="of:=[.$C333]+[.$B333]" office:value-type="float" office:value="3055935002" calcext:value-type="float">
            <text:p>3055935002</text:p>
          </table:table-cell>
          <table:table-cell table:formula="of:=[.$J$9]*([.$A334]-1) + [.$J$8]+FLOOR([.$A334]/[.$J$10])" office:value-type="float" office:value="401" calcext:value-type="float">
            <text:p>401</text:p>
          </table:table-cell>
          <table:table-cell table:formula="of:=[.$J$5]*([.$A334]-1) + [.$J$4]" office:value-type="float" office:value="6790" calcext:value-type="float">
            <text:p>6790</text:p>
          </table:table-cell>
          <table:table-cell table:formula="of:=[.$J$7]*([.$A334]-1) + [.$J$6]" office:value-type="float" office:value="0" calcext:value-type="float">
            <text:p>0</text:p>
          </table:table-cell>
          <table:table-cell table:formula="of:=FLOOR([.$A334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$A335]^[.$J$2] + [.$J$3]*([.$A335]-1)+[.$J$1]" office:value-type="float" office:value="37261378" calcext:value-type="float">
            <text:p>37261378</text:p>
          </table:table-cell>
          <table:table-cell table:formula="of:=[.$C334]+[.$B334]" office:value-type="float" office:value="3092862708" calcext:value-type="float">
            <text:p>3092862708</text:p>
          </table:table-cell>
          <table:table-cell table:formula="of:=[.$J$9]*([.$A335]-1) + [.$J$8]+FLOOR([.$A335]/[.$J$10])" office:value-type="float" office:value="402" calcext:value-type="float">
            <text:p>402</text:p>
          </table:table-cell>
          <table:table-cell table:formula="of:=[.$J$5]*([.$A335]-1) + [.$J$4]" office:value-type="float" office:value="6810" calcext:value-type="float">
            <text:p>6810</text:p>
          </table:table-cell>
          <table:table-cell table:formula="of:=[.$J$7]*([.$A335]-1) + [.$J$6]" office:value-type="float" office:value="0" calcext:value-type="float">
            <text:p>0</text:p>
          </table:table-cell>
          <table:table-cell table:formula="of:=FLOOR([.$A335]/[.$J$11])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$A336]^[.$J$2] + [.$J$3]*([.$A336]-1)+[.$J$1]" office:value-type="float" office:value="37597054" calcext:value-type="float">
            <text:p>37597054</text:p>
          </table:table-cell>
          <table:table-cell table:formula="of:=[.$C335]+[.$B335]" office:value-type="float" office:value="3130124086" calcext:value-type="float">
            <text:p>3130124086</text:p>
          </table:table-cell>
          <table:table-cell table:formula="of:=[.$J$9]*([.$A336]-1) + [.$J$8]+FLOOR([.$A336]/[.$J$10])" office:value-type="float" office:value="404" calcext:value-type="float">
            <text:p>404</text:p>
          </table:table-cell>
          <table:table-cell table:formula="of:=[.$J$5]*([.$A336]-1) + [.$J$4]" office:value-type="float" office:value="6830" calcext:value-type="float">
            <text:p>6830</text:p>
          </table:table-cell>
          <table:table-cell table:formula="of:=[.$J$7]*([.$A336]-1) + [.$J$6]" office:value-type="float" office:value="0" calcext:value-type="float">
            <text:p>0</text:p>
          </table:table-cell>
          <table:table-cell table:formula="of:=FLOOR([.$A336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$A337]^[.$J$2] + [.$J$3]*([.$A337]-1)+[.$J$1]" office:value-type="float" office:value="37934740" calcext:value-type="float">
            <text:p>37934740</text:p>
          </table:table-cell>
          <table:table-cell table:formula="of:=[.$C336]+[.$B336]" office:value-type="float" office:value="3167721140" calcext:value-type="float">
            <text:p>3167721140</text:p>
          </table:table-cell>
          <table:table-cell table:formula="of:=[.$J$9]*([.$A337]-1) + [.$J$8]+FLOOR([.$A337]/[.$J$10])" office:value-type="float" office:value="405" calcext:value-type="float">
            <text:p>405</text:p>
          </table:table-cell>
          <table:table-cell table:formula="of:=[.$J$5]*([.$A337]-1) + [.$J$4]" office:value-type="float" office:value="6850" calcext:value-type="float">
            <text:p>6850</text:p>
          </table:table-cell>
          <table:table-cell table:formula="of:=[.$J$7]*([.$A337]-1) + [.$J$6]" office:value-type="float" office:value="0" calcext:value-type="float">
            <text:p>0</text:p>
          </table:table-cell>
          <table:table-cell table:formula="of:=FLOOR([.$A337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$A338]^[.$J$2] + [.$J$3]*([.$A338]-1)+[.$J$1]" office:value-type="float" office:value="38274442" calcext:value-type="float">
            <text:p>38274442</text:p>
          </table:table-cell>
          <table:table-cell table:formula="of:=[.$C337]+[.$B337]" office:value-type="float" office:value="3205655880" calcext:value-type="float">
            <text:p>3205655880</text:p>
          </table:table-cell>
          <table:table-cell table:formula="of:=[.$J$9]*([.$A338]-1) + [.$J$8]+FLOOR([.$A338]/[.$J$10])" office:value-type="float" office:value="406" calcext:value-type="float">
            <text:p>406</text:p>
          </table:table-cell>
          <table:table-cell table:formula="of:=[.$J$5]*([.$A338]-1) + [.$J$4]" office:value-type="float" office:value="6870" calcext:value-type="float">
            <text:p>6870</text:p>
          </table:table-cell>
          <table:table-cell table:formula="of:=[.$J$7]*([.$A338]-1) + [.$J$6]" office:value-type="float" office:value="0" calcext:value-type="float">
            <text:p>0</text:p>
          </table:table-cell>
          <table:table-cell table:formula="of:=FLOOR([.$A338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$A339]^[.$J$2] + [.$J$3]*([.$A339]-1)+[.$J$1]" office:value-type="float" office:value="38616166" calcext:value-type="float">
            <text:p>38616166</text:p>
          </table:table-cell>
          <table:table-cell table:formula="of:=[.$C338]+[.$B338]" office:value-type="float" office:value="3243930322" calcext:value-type="float">
            <text:p>3243930322</text:p>
          </table:table-cell>
          <table:table-cell table:formula="of:=[.$J$9]*([.$A339]-1) + [.$J$8]+FLOOR([.$A339]/[.$J$10])" office:value-type="float" office:value="407" calcext:value-type="float">
            <text:p>407</text:p>
          </table:table-cell>
          <table:table-cell table:formula="of:=[.$J$5]*([.$A339]-1) + [.$J$4]" office:value-type="float" office:value="6890" calcext:value-type="float">
            <text:p>6890</text:p>
          </table:table-cell>
          <table:table-cell table:formula="of:=[.$J$7]*([.$A339]-1) + [.$J$6]" office:value-type="float" office:value="0" calcext:value-type="float">
            <text:p>0</text:p>
          </table:table-cell>
          <table:table-cell table:formula="of:=FLOOR([.$A339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$A340]^[.$J$2] + [.$J$3]*([.$A340]-1)+[.$J$1]" office:value-type="float" office:value="38959918" calcext:value-type="float">
            <text:p>38959918</text:p>
          </table:table-cell>
          <table:table-cell table:formula="of:=[.$C339]+[.$B339]" office:value-type="float" office:value="3282546488" calcext:value-type="float">
            <text:p>3282546488</text:p>
          </table:table-cell>
          <table:table-cell table:formula="of:=[.$J$9]*([.$A340]-1) + [.$J$8]+FLOOR([.$A340]/[.$J$10])" office:value-type="float" office:value="408" calcext:value-type="float">
            <text:p>408</text:p>
          </table:table-cell>
          <table:table-cell table:formula="of:=[.$J$5]*([.$A340]-1) + [.$J$4]" office:value-type="float" office:value="6910" calcext:value-type="float">
            <text:p>6910</text:p>
          </table:table-cell>
          <table:table-cell table:formula="of:=[.$J$7]*([.$A340]-1) + [.$J$6]" office:value-type="float" office:value="0" calcext:value-type="float">
            <text:p>0</text:p>
          </table:table-cell>
          <table:table-cell table:formula="of:=FLOOR([.$A340]/[.$J$11])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$A341]^[.$J$2] + [.$J$3]*([.$A341]-1)+[.$J$1]" office:value-type="float" office:value="39305704" calcext:value-type="float">
            <text:p>39305704</text:p>
          </table:table-cell>
          <table:table-cell table:formula="of:=[.$C340]+[.$B340]" office:value-type="float" office:value="3321506406" calcext:value-type="float">
            <text:p>3321506406</text:p>
          </table:table-cell>
          <table:table-cell table:formula="of:=[.$J$9]*([.$A341]-1) + [.$J$8]+FLOOR([.$A341]/[.$J$10])" office:value-type="float" office:value="410" calcext:value-type="float">
            <text:p>410</text:p>
          </table:table-cell>
          <table:table-cell table:formula="of:=[.$J$5]*([.$A341]-1) + [.$J$4]" office:value-type="float" office:value="6930" calcext:value-type="float">
            <text:p>6930</text:p>
          </table:table-cell>
          <table:table-cell table:formula="of:=[.$J$7]*([.$A341]-1) + [.$J$6]" office:value-type="float" office:value="0" calcext:value-type="float">
            <text:p>0</text:p>
          </table:table-cell>
          <table:table-cell table:formula="of:=FLOOR([.$A341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$A342]^[.$J$2] + [.$J$3]*([.$A342]-1)+[.$J$1]" office:value-type="float" office:value="39653530" calcext:value-type="float">
            <text:p>39653530</text:p>
          </table:table-cell>
          <table:table-cell table:formula="of:=[.$C341]+[.$B341]" office:value-type="float" office:value="3360812110" calcext:value-type="float">
            <text:p>3360812110</text:p>
          </table:table-cell>
          <table:table-cell table:formula="of:=[.$J$9]*([.$A342]-1) + [.$J$8]+FLOOR([.$A342]/[.$J$10])" office:value-type="float" office:value="411" calcext:value-type="float">
            <text:p>411</text:p>
          </table:table-cell>
          <table:table-cell table:formula="of:=[.$J$5]*([.$A342]-1) + [.$J$4]" office:value-type="float" office:value="6950" calcext:value-type="float">
            <text:p>6950</text:p>
          </table:table-cell>
          <table:table-cell table:formula="of:=[.$J$7]*([.$A342]-1) + [.$J$6]" office:value-type="float" office:value="0" calcext:value-type="float">
            <text:p>0</text:p>
          </table:table-cell>
          <table:table-cell table:formula="of:=FLOOR([.$A342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$A343]^[.$J$2] + [.$J$3]*([.$A343]-1)+[.$J$1]" office:value-type="float" office:value="40003402" calcext:value-type="float">
            <text:p>40003402</text:p>
          </table:table-cell>
          <table:table-cell table:formula="of:=[.$C342]+[.$B342]" office:value-type="float" office:value="3400465640" calcext:value-type="float">
            <text:p>3400465640</text:p>
          </table:table-cell>
          <table:table-cell table:formula="of:=[.$J$9]*([.$A343]-1) + [.$J$8]+FLOOR([.$A343]/[.$J$10])" office:value-type="float" office:value="412" calcext:value-type="float">
            <text:p>412</text:p>
          </table:table-cell>
          <table:table-cell table:formula="of:=[.$J$5]*([.$A343]-1) + [.$J$4]" office:value-type="float" office:value="6970" calcext:value-type="float">
            <text:p>6970</text:p>
          </table:table-cell>
          <table:table-cell table:formula="of:=[.$J$7]*([.$A343]-1) + [.$J$6]" office:value-type="float" office:value="0" calcext:value-type="float">
            <text:p>0</text:p>
          </table:table-cell>
          <table:table-cell table:formula="of:=FLOOR([.$A343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$A344]^[.$J$2] + [.$J$3]*([.$A344]-1)+[.$J$1]" office:value-type="float" office:value="40355326" calcext:value-type="float">
            <text:p>40355326</text:p>
          </table:table-cell>
          <table:table-cell table:formula="of:=[.$C343]+[.$B343]" office:value-type="float" office:value="3440469042" calcext:value-type="float">
            <text:p>3440469042</text:p>
          </table:table-cell>
          <table:table-cell table:formula="of:=[.$J$9]*([.$A344]-1) + [.$J$8]+FLOOR([.$A344]/[.$J$10])" office:value-type="float" office:value="413" calcext:value-type="float">
            <text:p>413</text:p>
          </table:table-cell>
          <table:table-cell table:formula="of:=[.$J$5]*([.$A344]-1) + [.$J$4]" office:value-type="float" office:value="6990" calcext:value-type="float">
            <text:p>6990</text:p>
          </table:table-cell>
          <table:table-cell table:formula="of:=[.$J$7]*([.$A344]-1) + [.$J$6]" office:value-type="float" office:value="0" calcext:value-type="float">
            <text:p>0</text:p>
          </table:table-cell>
          <table:table-cell table:formula="of:=FLOOR([.$A344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$A345]^[.$J$2] + [.$J$3]*([.$A345]-1)+[.$J$1]" office:value-type="float" office:value="40709308" calcext:value-type="float">
            <text:p>40709308</text:p>
          </table:table-cell>
          <table:table-cell table:formula="of:=[.$C344]+[.$B344]" office:value-type="float" office:value="3480824368" calcext:value-type="float">
            <text:p>3480824368</text:p>
          </table:table-cell>
          <table:table-cell table:formula="of:=[.$J$9]*([.$A345]-1) + [.$J$8]+FLOOR([.$A345]/[.$J$10])" office:value-type="float" office:value="414" calcext:value-type="float">
            <text:p>414</text:p>
          </table:table-cell>
          <table:table-cell table:formula="of:=[.$J$5]*([.$A345]-1) + [.$J$4]" office:value-type="float" office:value="7010" calcext:value-type="float">
            <text:p>7010</text:p>
          </table:table-cell>
          <table:table-cell table:formula="of:=[.$J$7]*([.$A345]-1) + [.$J$6]" office:value-type="float" office:value="0" calcext:value-type="float">
            <text:p>0</text:p>
          </table:table-cell>
          <table:table-cell table:formula="of:=FLOOR([.$A345]/[.$J$11])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$A346]^[.$J$2] + [.$J$3]*([.$A346]-1)+[.$J$1]" office:value-type="float" office:value="41065354" calcext:value-type="float">
            <text:p>41065354</text:p>
          </table:table-cell>
          <table:table-cell table:formula="of:=[.$C345]+[.$B345]" office:value-type="float" office:value="3521533676" calcext:value-type="float">
            <text:p>3521533676</text:p>
          </table:table-cell>
          <table:table-cell table:formula="of:=[.$J$9]*([.$A346]-1) + [.$J$8]+FLOOR([.$A346]/[.$J$10])" office:value-type="float" office:value="416" calcext:value-type="float">
            <text:p>416</text:p>
          </table:table-cell>
          <table:table-cell table:formula="of:=[.$J$5]*([.$A346]-1) + [.$J$4]" office:value-type="float" office:value="7030" calcext:value-type="float">
            <text:p>7030</text:p>
          </table:table-cell>
          <table:table-cell table:formula="of:=[.$J$7]*([.$A346]-1) + [.$J$6]" office:value-type="float" office:value="0" calcext:value-type="float">
            <text:p>0</text:p>
          </table:table-cell>
          <table:table-cell table:formula="of:=FLOOR([.$A346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$A347]^[.$J$2] + [.$J$3]*([.$A347]-1)+[.$J$1]" office:value-type="float" office:value="41423470" calcext:value-type="float">
            <text:p>41423470</text:p>
          </table:table-cell>
          <table:table-cell table:formula="of:=[.$C346]+[.$B346]" office:value-type="float" office:value="3562599030" calcext:value-type="float">
            <text:p>3562599030</text:p>
          </table:table-cell>
          <table:table-cell table:formula="of:=[.$J$9]*([.$A347]-1) + [.$J$8]+FLOOR([.$A347]/[.$J$10])" office:value-type="float" office:value="417" calcext:value-type="float">
            <text:p>417</text:p>
          </table:table-cell>
          <table:table-cell table:formula="of:=[.$J$5]*([.$A347]-1) + [.$J$4]" office:value-type="float" office:value="7050" calcext:value-type="float">
            <text:p>7050</text:p>
          </table:table-cell>
          <table:table-cell table:formula="of:=[.$J$7]*([.$A347]-1) + [.$J$6]" office:value-type="float" office:value="0" calcext:value-type="float">
            <text:p>0</text:p>
          </table:table-cell>
          <table:table-cell table:formula="of:=FLOOR([.$A347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$A348]^[.$J$2] + [.$J$3]*([.$A348]-1)+[.$J$1]" office:value-type="float" office:value="41783662" calcext:value-type="float">
            <text:p>41783662</text:p>
          </table:table-cell>
          <table:table-cell table:formula="of:=[.$C347]+[.$B347]" office:value-type="float" office:value="3604022500" calcext:value-type="float">
            <text:p>3604022500</text:p>
          </table:table-cell>
          <table:table-cell table:formula="of:=[.$J$9]*([.$A348]-1) + [.$J$8]+FLOOR([.$A348]/[.$J$10])" office:value-type="float" office:value="418" calcext:value-type="float">
            <text:p>418</text:p>
          </table:table-cell>
          <table:table-cell table:formula="of:=[.$J$5]*([.$A348]-1) + [.$J$4]" office:value-type="float" office:value="7070" calcext:value-type="float">
            <text:p>7070</text:p>
          </table:table-cell>
          <table:table-cell table:formula="of:=[.$J$7]*([.$A348]-1) + [.$J$6]" office:value-type="float" office:value="0" calcext:value-type="float">
            <text:p>0</text:p>
          </table:table-cell>
          <table:table-cell table:formula="of:=FLOOR([.$A348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$A349]^[.$J$2] + [.$J$3]*([.$A349]-1)+[.$J$1]" office:value-type="float" office:value="42145936" calcext:value-type="float">
            <text:p>42145936</text:p>
          </table:table-cell>
          <table:table-cell table:formula="of:=[.$C348]+[.$B348]" office:value-type="float" office:value="3645806162" calcext:value-type="float">
            <text:p>3645806162</text:p>
          </table:table-cell>
          <table:table-cell table:formula="of:=[.$J$9]*([.$A349]-1) + [.$J$8]+FLOOR([.$A349]/[.$J$10])" office:value-type="float" office:value="419" calcext:value-type="float">
            <text:p>419</text:p>
          </table:table-cell>
          <table:table-cell table:formula="of:=[.$J$5]*([.$A349]-1) + [.$J$4]" office:value-type="float" office:value="7090" calcext:value-type="float">
            <text:p>7090</text:p>
          </table:table-cell>
          <table:table-cell table:formula="of:=[.$J$7]*([.$A349]-1) + [.$J$6]" office:value-type="float" office:value="0" calcext:value-type="float">
            <text:p>0</text:p>
          </table:table-cell>
          <table:table-cell table:formula="of:=FLOOR([.$A349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$A350]^[.$J$2] + [.$J$3]*([.$A350]-1)+[.$J$1]" office:value-type="float" office:value="42510298" calcext:value-type="float">
            <text:p>42510298</text:p>
          </table:table-cell>
          <table:table-cell table:formula="of:=[.$C349]+[.$B349]" office:value-type="float" office:value="3687952098" calcext:value-type="float">
            <text:p>3687952098</text:p>
          </table:table-cell>
          <table:table-cell table:formula="of:=[.$J$9]*([.$A350]-1) + [.$J$8]+FLOOR([.$A350]/[.$J$10])" office:value-type="float" office:value="420" calcext:value-type="float">
            <text:p>420</text:p>
          </table:table-cell>
          <table:table-cell table:formula="of:=[.$J$5]*([.$A350]-1) + [.$J$4]" office:value-type="float" office:value="7110" calcext:value-type="float">
            <text:p>7110</text:p>
          </table:table-cell>
          <table:table-cell table:formula="of:=[.$J$7]*([.$A350]-1) + [.$J$6]" office:value-type="float" office:value="0" calcext:value-type="float">
            <text:p>0</text:p>
          </table:table-cell>
          <table:table-cell table:formula="of:=FLOOR([.$A350]/[.$J$11])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$A351]^[.$J$2] + [.$J$3]*([.$A351]-1)+[.$J$1]" office:value-type="float" office:value="42876754" calcext:value-type="float">
            <text:p>42876754</text:p>
          </table:table-cell>
          <table:table-cell table:formula="of:=[.$C350]+[.$B350]" office:value-type="float" office:value="3730462396" calcext:value-type="float">
            <text:p>3730462396</text:p>
          </table:table-cell>
          <table:table-cell table:formula="of:=[.$J$9]*([.$A351]-1) + [.$J$8]+FLOOR([.$A351]/[.$J$10])" office:value-type="float" office:value="422" calcext:value-type="float">
            <text:p>422</text:p>
          </table:table-cell>
          <table:table-cell table:formula="of:=[.$J$5]*([.$A351]-1) + [.$J$4]" office:value-type="float" office:value="7130" calcext:value-type="float">
            <text:p>7130</text:p>
          </table:table-cell>
          <table:table-cell table:formula="of:=[.$J$7]*([.$A351]-1) + [.$J$6]" office:value-type="float" office:value="0" calcext:value-type="float">
            <text:p>0</text:p>
          </table:table-cell>
          <table:table-cell table:formula="of:=FLOOR([.$A351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$A352]^[.$J$2] + [.$J$3]*([.$A352]-1)+[.$J$1]" office:value-type="float" office:value="43245310" calcext:value-type="float">
            <text:p>43245310</text:p>
          </table:table-cell>
          <table:table-cell table:formula="of:=[.$C351]+[.$B351]" office:value-type="float" office:value="3773339150" calcext:value-type="float">
            <text:p>3773339150</text:p>
          </table:table-cell>
          <table:table-cell table:formula="of:=[.$J$9]*([.$A352]-1) + [.$J$8]+FLOOR([.$A352]/[.$J$10])" office:value-type="float" office:value="423" calcext:value-type="float">
            <text:p>423</text:p>
          </table:table-cell>
          <table:table-cell table:formula="of:=[.$J$5]*([.$A352]-1) + [.$J$4]" office:value-type="float" office:value="7150" calcext:value-type="float">
            <text:p>7150</text:p>
          </table:table-cell>
          <table:table-cell table:formula="of:=[.$J$7]*([.$A352]-1) + [.$J$6]" office:value-type="float" office:value="0" calcext:value-type="float">
            <text:p>0</text:p>
          </table:table-cell>
          <table:table-cell table:formula="of:=FLOOR([.$A352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$A353]^[.$J$2] + [.$J$3]*([.$A353]-1)+[.$J$1]" office:value-type="float" office:value="43615972" calcext:value-type="float">
            <text:p>43615972</text:p>
          </table:table-cell>
          <table:table-cell table:formula="of:=[.$C352]+[.$B352]" office:value-type="float" office:value="3816584460" calcext:value-type="float">
            <text:p>3816584460</text:p>
          </table:table-cell>
          <table:table-cell table:formula="of:=[.$J$9]*([.$A353]-1) + [.$J$8]+FLOOR([.$A353]/[.$J$10])" office:value-type="float" office:value="424" calcext:value-type="float">
            <text:p>424</text:p>
          </table:table-cell>
          <table:table-cell table:formula="of:=[.$J$5]*([.$A353]-1) + [.$J$4]" office:value-type="float" office:value="7170" calcext:value-type="float">
            <text:p>7170</text:p>
          </table:table-cell>
          <table:table-cell table:formula="of:=[.$J$7]*([.$A353]-1) + [.$J$6]" office:value-type="float" office:value="0" calcext:value-type="float">
            <text:p>0</text:p>
          </table:table-cell>
          <table:table-cell table:formula="of:=FLOOR([.$A353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$A354]^[.$J$2] + [.$J$3]*([.$A354]-1)+[.$J$1]" office:value-type="float" office:value="43988746" calcext:value-type="float">
            <text:p>43988746</text:p>
          </table:table-cell>
          <table:table-cell table:formula="of:=[.$C353]+[.$B353]" office:value-type="float" office:value="3860200432" calcext:value-type="float">
            <text:p>3860200432</text:p>
          </table:table-cell>
          <table:table-cell table:formula="of:=[.$J$9]*([.$A354]-1) + [.$J$8]+FLOOR([.$A354]/[.$J$10])" office:value-type="float" office:value="425" calcext:value-type="float">
            <text:p>425</text:p>
          </table:table-cell>
          <table:table-cell table:formula="of:=[.$J$5]*([.$A354]-1) + [.$J$4]" office:value-type="float" office:value="7190" calcext:value-type="float">
            <text:p>7190</text:p>
          </table:table-cell>
          <table:table-cell table:formula="of:=[.$J$7]*([.$A354]-1) + [.$J$6]" office:value-type="float" office:value="0" calcext:value-type="float">
            <text:p>0</text:p>
          </table:table-cell>
          <table:table-cell table:formula="of:=FLOOR([.$A354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$A355]^[.$J$2] + [.$J$3]*([.$A355]-1)+[.$J$1]" office:value-type="float" office:value="44363638" calcext:value-type="float">
            <text:p>44363638</text:p>
          </table:table-cell>
          <table:table-cell table:formula="of:=[.$C354]+[.$B354]" office:value-type="float" office:value="3904189178" calcext:value-type="float">
            <text:p>3904189178</text:p>
          </table:table-cell>
          <table:table-cell table:formula="of:=[.$J$9]*([.$A355]-1) + [.$J$8]+FLOOR([.$A355]/[.$J$10])" office:value-type="float" office:value="426" calcext:value-type="float">
            <text:p>426</text:p>
          </table:table-cell>
          <table:table-cell table:formula="of:=[.$J$5]*([.$A355]-1) + [.$J$4]" office:value-type="float" office:value="7210" calcext:value-type="float">
            <text:p>7210</text:p>
          </table:table-cell>
          <table:table-cell table:formula="of:=[.$J$7]*([.$A355]-1) + [.$J$6]" office:value-type="float" office:value="0" calcext:value-type="float">
            <text:p>0</text:p>
          </table:table-cell>
          <table:table-cell table:formula="of:=FLOOR([.$A355]/[.$J$11])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$A356]^[.$J$2] + [.$J$3]*([.$A356]-1)+[.$J$1]" office:value-type="float" office:value="44740654" calcext:value-type="float">
            <text:p>44740654</text:p>
          </table:table-cell>
          <table:table-cell table:formula="of:=[.$C355]+[.$B355]" office:value-type="float" office:value="3948552816" calcext:value-type="float">
            <text:p>3948552816</text:p>
          </table:table-cell>
          <table:table-cell table:formula="of:=[.$J$9]*([.$A356]-1) + [.$J$8]+FLOOR([.$A356]/[.$J$10])" office:value-type="float" office:value="428" calcext:value-type="float">
            <text:p>428</text:p>
          </table:table-cell>
          <table:table-cell table:formula="of:=[.$J$5]*([.$A356]-1) + [.$J$4]" office:value-type="float" office:value="7230" calcext:value-type="float">
            <text:p>7230</text:p>
          </table:table-cell>
          <table:table-cell table:formula="of:=[.$J$7]*([.$A356]-1) + [.$J$6]" office:value-type="float" office:value="0" calcext:value-type="float">
            <text:p>0</text:p>
          </table:table-cell>
          <table:table-cell table:formula="of:=FLOOR([.$A356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$A357]^[.$J$2] + [.$J$3]*([.$A357]-1)+[.$J$1]" office:value-type="float" office:value="45119800" calcext:value-type="float">
            <text:p>45119800</text:p>
          </table:table-cell>
          <table:table-cell table:formula="of:=[.$C356]+[.$B356]" office:value-type="float" office:value="3993293470" calcext:value-type="float">
            <text:p>3993293470</text:p>
          </table:table-cell>
          <table:table-cell table:formula="of:=[.$J$9]*([.$A357]-1) + [.$J$8]+FLOOR([.$A357]/[.$J$10])" office:value-type="float" office:value="429" calcext:value-type="float">
            <text:p>429</text:p>
          </table:table-cell>
          <table:table-cell table:formula="of:=[.$J$5]*([.$A357]-1) + [.$J$4]" office:value-type="float" office:value="7250" calcext:value-type="float">
            <text:p>7250</text:p>
          </table:table-cell>
          <table:table-cell table:formula="of:=[.$J$7]*([.$A357]-1) + [.$J$6]" office:value-type="float" office:value="0" calcext:value-type="float">
            <text:p>0</text:p>
          </table:table-cell>
          <table:table-cell table:formula="of:=FLOOR([.$A357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$A358]^[.$J$2] + [.$J$3]*([.$A358]-1)+[.$J$1]" office:value-type="float" office:value="45501082" calcext:value-type="float">
            <text:p>45501082</text:p>
          </table:table-cell>
          <table:table-cell table:formula="of:=[.$C357]+[.$B357]" office:value-type="float" office:value="4038413270" calcext:value-type="float">
            <text:p>4038413270</text:p>
          </table:table-cell>
          <table:table-cell table:formula="of:=[.$J$9]*([.$A358]-1) + [.$J$8]+FLOOR([.$A358]/[.$J$10])" office:value-type="float" office:value="430" calcext:value-type="float">
            <text:p>430</text:p>
          </table:table-cell>
          <table:table-cell table:formula="of:=[.$J$5]*([.$A358]-1) + [.$J$4]" office:value-type="float" office:value="7270" calcext:value-type="float">
            <text:p>7270</text:p>
          </table:table-cell>
          <table:table-cell table:formula="of:=[.$J$7]*([.$A358]-1) + [.$J$6]" office:value-type="float" office:value="0" calcext:value-type="float">
            <text:p>0</text:p>
          </table:table-cell>
          <table:table-cell table:formula="of:=FLOOR([.$A358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$A359]^[.$J$2] + [.$J$3]*([.$A359]-1)+[.$J$1]" office:value-type="float" office:value="45884506" calcext:value-type="float">
            <text:p>45884506</text:p>
          </table:table-cell>
          <table:table-cell table:formula="of:=[.$C358]+[.$B358]" office:value-type="float" office:value="4083914352" calcext:value-type="float">
            <text:p>4083914352</text:p>
          </table:table-cell>
          <table:table-cell table:formula="of:=[.$J$9]*([.$A359]-1) + [.$J$8]+FLOOR([.$A359]/[.$J$10])" office:value-type="float" office:value="431" calcext:value-type="float">
            <text:p>431</text:p>
          </table:table-cell>
          <table:table-cell table:formula="of:=[.$J$5]*([.$A359]-1) + [.$J$4]" office:value-type="float" office:value="7290" calcext:value-type="float">
            <text:p>7290</text:p>
          </table:table-cell>
          <table:table-cell table:formula="of:=[.$J$7]*([.$A359]-1) + [.$J$6]" office:value-type="float" office:value="0" calcext:value-type="float">
            <text:p>0</text:p>
          </table:table-cell>
          <table:table-cell table:formula="of:=FLOOR([.$A359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$A360]^[.$J$2] + [.$J$3]*([.$A360]-1)+[.$J$1]" office:value-type="float" office:value="46270078" calcext:value-type="float">
            <text:p>46270078</text:p>
          </table:table-cell>
          <table:table-cell table:formula="of:=[.$C359]+[.$B359]" office:value-type="float" office:value="4129798858" calcext:value-type="float">
            <text:p>4129798858</text:p>
          </table:table-cell>
          <table:table-cell table:formula="of:=[.$J$9]*([.$A360]-1) + [.$J$8]+FLOOR([.$A360]/[.$J$10])" office:value-type="float" office:value="432" calcext:value-type="float">
            <text:p>432</text:p>
          </table:table-cell>
          <table:table-cell table:formula="of:=[.$J$5]*([.$A360]-1) + [.$J$4]" office:value-type="float" office:value="7310" calcext:value-type="float">
            <text:p>7310</text:p>
          </table:table-cell>
          <table:table-cell table:formula="of:=[.$J$7]*([.$A360]-1) + [.$J$6]" office:value-type="float" office:value="0" calcext:value-type="float">
            <text:p>0</text:p>
          </table:table-cell>
          <table:table-cell table:formula="of:=FLOOR([.$A360]/[.$J$11])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$A361]^[.$J$2] + [.$J$3]*([.$A361]-1)+[.$J$1]" office:value-type="float" office:value="46657804" calcext:value-type="float">
            <text:p>46657804</text:p>
          </table:table-cell>
          <table:table-cell table:formula="of:=[.$C360]+[.$B360]" office:value-type="float" office:value="4176068936" calcext:value-type="float">
            <text:p>4176068936</text:p>
          </table:table-cell>
          <table:table-cell table:formula="of:=[.$J$9]*([.$A361]-1) + [.$J$8]+FLOOR([.$A361]/[.$J$10])" office:value-type="float" office:value="434" calcext:value-type="float">
            <text:p>434</text:p>
          </table:table-cell>
          <table:table-cell table:formula="of:=[.$J$5]*([.$A361]-1) + [.$J$4]" office:value-type="float" office:value="7330" calcext:value-type="float">
            <text:p>7330</text:p>
          </table:table-cell>
          <table:table-cell table:formula="of:=[.$J$7]*([.$A361]-1) + [.$J$6]" office:value-type="float" office:value="0" calcext:value-type="float">
            <text:p>0</text:p>
          </table:table-cell>
          <table:table-cell table:formula="of:=FLOOR([.$A361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$A362]^[.$J$2] + [.$J$3]*([.$A362]-1)+[.$J$1]" office:value-type="float" office:value="47047690" calcext:value-type="float">
            <text:p>47047690</text:p>
          </table:table-cell>
          <table:table-cell table:formula="of:=[.$C361]+[.$B361]" office:value-type="float" office:value="4222726740" calcext:value-type="float">
            <text:p>4222726740</text:p>
          </table:table-cell>
          <table:table-cell table:formula="of:=[.$J$9]*([.$A362]-1) + [.$J$8]+FLOOR([.$A362]/[.$J$10])" office:value-type="float" office:value="435" calcext:value-type="float">
            <text:p>435</text:p>
          </table:table-cell>
          <table:table-cell table:formula="of:=[.$J$5]*([.$A362]-1) + [.$J$4]" office:value-type="float" office:value="7350" calcext:value-type="float">
            <text:p>7350</text:p>
          </table:table-cell>
          <table:table-cell table:formula="of:=[.$J$7]*([.$A362]-1) + [.$J$6]" office:value-type="float" office:value="0" calcext:value-type="float">
            <text:p>0</text:p>
          </table:table-cell>
          <table:table-cell table:formula="of:=FLOOR([.$A362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$A363]^[.$J$2] + [.$J$3]*([.$A363]-1)+[.$J$1]" office:value-type="float" office:value="47439742" calcext:value-type="float">
            <text:p>47439742</text:p>
          </table:table-cell>
          <table:table-cell table:formula="of:=[.$C362]+[.$B362]" office:value-type="float" office:value="4269774430" calcext:value-type="float">
            <text:p>4269774430</text:p>
          </table:table-cell>
          <table:table-cell table:formula="of:=[.$J$9]*([.$A363]-1) + [.$J$8]+FLOOR([.$A363]/[.$J$10])" office:value-type="float" office:value="436" calcext:value-type="float">
            <text:p>436</text:p>
          </table:table-cell>
          <table:table-cell table:formula="of:=[.$J$5]*([.$A363]-1) + [.$J$4]" office:value-type="float" office:value="7370" calcext:value-type="float">
            <text:p>7370</text:p>
          </table:table-cell>
          <table:table-cell table:formula="of:=[.$J$7]*([.$A363]-1) + [.$J$6]" office:value-type="float" office:value="0" calcext:value-type="float">
            <text:p>0</text:p>
          </table:table-cell>
          <table:table-cell table:formula="of:=FLOOR([.$A363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$A364]^[.$J$2] + [.$J$3]*([.$A364]-1)+[.$J$1]" office:value-type="float" office:value="47833966" calcext:value-type="float">
            <text:p>47833966</text:p>
          </table:table-cell>
          <table:table-cell table:formula="of:=[.$C363]+[.$B363]" office:value-type="float" office:value="4317214172" calcext:value-type="float">
            <text:p>4317214172</text:p>
          </table:table-cell>
          <table:table-cell table:formula="of:=[.$J$9]*([.$A364]-1) + [.$J$8]+FLOOR([.$A364]/[.$J$10])" office:value-type="float" office:value="437" calcext:value-type="float">
            <text:p>437</text:p>
          </table:table-cell>
          <table:table-cell table:formula="of:=[.$J$5]*([.$A364]-1) + [.$J$4]" office:value-type="float" office:value="7390" calcext:value-type="float">
            <text:p>7390</text:p>
          </table:table-cell>
          <table:table-cell table:formula="of:=[.$J$7]*([.$A364]-1) + [.$J$6]" office:value-type="float" office:value="0" calcext:value-type="float">
            <text:p>0</text:p>
          </table:table-cell>
          <table:table-cell table:formula="of:=FLOOR([.$A364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$A365]^[.$J$2] + [.$J$3]*([.$A365]-1)+[.$J$1]" office:value-type="float" office:value="48230368" calcext:value-type="float">
            <text:p>48230368</text:p>
          </table:table-cell>
          <table:table-cell table:formula="of:=[.$C364]+[.$B364]" office:value-type="float" office:value="4365048138" calcext:value-type="float">
            <text:p>4365048138</text:p>
          </table:table-cell>
          <table:table-cell table:formula="of:=[.$J$9]*([.$A365]-1) + [.$J$8]+FLOOR([.$A365]/[.$J$10])" office:value-type="float" office:value="438" calcext:value-type="float">
            <text:p>438</text:p>
          </table:table-cell>
          <table:table-cell table:formula="of:=[.$J$5]*([.$A365]-1) + [.$J$4]" office:value-type="float" office:value="7410" calcext:value-type="float">
            <text:p>7410</text:p>
          </table:table-cell>
          <table:table-cell table:formula="of:=[.$J$7]*([.$A365]-1) + [.$J$6]" office:value-type="float" office:value="0" calcext:value-type="float">
            <text:p>0</text:p>
          </table:table-cell>
          <table:table-cell table:formula="of:=FLOOR([.$A365]/[.$J$11])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$A366]^[.$J$2] + [.$J$3]*([.$A366]-1)+[.$J$1]" office:value-type="float" office:value="48628954" calcext:value-type="float">
            <text:p>48628954</text:p>
          </table:table-cell>
          <table:table-cell table:formula="of:=[.$C365]+[.$B365]" office:value-type="float" office:value="4413278506" calcext:value-type="float">
            <text:p>4413278506</text:p>
          </table:table-cell>
          <table:table-cell table:formula="of:=[.$J$9]*([.$A366]-1) + [.$J$8]+FLOOR([.$A366]/[.$J$10])" office:value-type="float" office:value="440" calcext:value-type="float">
            <text:p>440</text:p>
          </table:table-cell>
          <table:table-cell table:formula="of:=[.$J$5]*([.$A366]-1) + [.$J$4]" office:value-type="float" office:value="7430" calcext:value-type="float">
            <text:p>7430</text:p>
          </table:table-cell>
          <table:table-cell table:formula="of:=[.$J$7]*([.$A366]-1) + [.$J$6]" office:value-type="float" office:value="0" calcext:value-type="float">
            <text:p>0</text:p>
          </table:table-cell>
          <table:table-cell table:formula="of:=FLOOR([.$A366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$A367]^[.$J$2] + [.$J$3]*([.$A367]-1)+[.$J$1]" office:value-type="float" office:value="49029730" calcext:value-type="float">
            <text:p>49029730</text:p>
          </table:table-cell>
          <table:table-cell table:formula="of:=[.$C366]+[.$B366]" office:value-type="float" office:value="4461907460" calcext:value-type="float">
            <text:p>4461907460</text:p>
          </table:table-cell>
          <table:table-cell table:formula="of:=[.$J$9]*([.$A367]-1) + [.$J$8]+FLOOR([.$A367]/[.$J$10])" office:value-type="float" office:value="441" calcext:value-type="float">
            <text:p>441</text:p>
          </table:table-cell>
          <table:table-cell table:formula="of:=[.$J$5]*([.$A367]-1) + [.$J$4]" office:value-type="float" office:value="7450" calcext:value-type="float">
            <text:p>7450</text:p>
          </table:table-cell>
          <table:table-cell table:formula="of:=[.$J$7]*([.$A367]-1) + [.$J$6]" office:value-type="float" office:value="0" calcext:value-type="float">
            <text:p>0</text:p>
          </table:table-cell>
          <table:table-cell table:formula="of:=FLOOR([.$A367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$A368]^[.$J$2] + [.$J$3]*([.$A368]-1)+[.$J$1]" office:value-type="float" office:value="49432702" calcext:value-type="float">
            <text:p>49432702</text:p>
          </table:table-cell>
          <table:table-cell table:formula="of:=[.$C367]+[.$B367]" office:value-type="float" office:value="4510937190" calcext:value-type="float">
            <text:p>4510937190</text:p>
          </table:table-cell>
          <table:table-cell table:formula="of:=[.$J$9]*([.$A368]-1) + [.$J$8]+FLOOR([.$A368]/[.$J$10])" office:value-type="float" office:value="442" calcext:value-type="float">
            <text:p>442</text:p>
          </table:table-cell>
          <table:table-cell table:formula="of:=[.$J$5]*([.$A368]-1) + [.$J$4]" office:value-type="float" office:value="7470" calcext:value-type="float">
            <text:p>7470</text:p>
          </table:table-cell>
          <table:table-cell table:formula="of:=[.$J$7]*([.$A368]-1) + [.$J$6]" office:value-type="float" office:value="0" calcext:value-type="float">
            <text:p>0</text:p>
          </table:table-cell>
          <table:table-cell table:formula="of:=FLOOR([.$A368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$A369]^[.$J$2] + [.$J$3]*([.$A369]-1)+[.$J$1]" office:value-type="float" office:value="49837876" calcext:value-type="float">
            <text:p>49837876</text:p>
          </table:table-cell>
          <table:table-cell table:formula="of:=[.$C368]+[.$B368]" office:value-type="float" office:value="4560369892" calcext:value-type="float">
            <text:p>4560369892</text:p>
          </table:table-cell>
          <table:table-cell table:formula="of:=[.$J$9]*([.$A369]-1) + [.$J$8]+FLOOR([.$A369]/[.$J$10])" office:value-type="float" office:value="443" calcext:value-type="float">
            <text:p>443</text:p>
          </table:table-cell>
          <table:table-cell table:formula="of:=[.$J$5]*([.$A369]-1) + [.$J$4]" office:value-type="float" office:value="7490" calcext:value-type="float">
            <text:p>7490</text:p>
          </table:table-cell>
          <table:table-cell table:formula="of:=[.$J$7]*([.$A369]-1) + [.$J$6]" office:value-type="float" office:value="0" calcext:value-type="float">
            <text:p>0</text:p>
          </table:table-cell>
          <table:table-cell table:formula="of:=FLOOR([.$A369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$A370]^[.$J$2] + [.$J$3]*([.$A370]-1)+[.$J$1]" office:value-type="float" office:value="50245258" calcext:value-type="float">
            <text:p>50245258</text:p>
          </table:table-cell>
          <table:table-cell table:formula="of:=[.$C369]+[.$B369]" office:value-type="float" office:value="4610207768" calcext:value-type="float">
            <text:p>4610207768</text:p>
          </table:table-cell>
          <table:table-cell table:formula="of:=[.$J$9]*([.$A370]-1) + [.$J$8]+FLOOR([.$A370]/[.$J$10])" office:value-type="float" office:value="444" calcext:value-type="float">
            <text:p>444</text:p>
          </table:table-cell>
          <table:table-cell table:formula="of:=[.$J$5]*([.$A370]-1) + [.$J$4]" office:value-type="float" office:value="7510" calcext:value-type="float">
            <text:p>7510</text:p>
          </table:table-cell>
          <table:table-cell table:formula="of:=[.$J$7]*([.$A370]-1) + [.$J$6]" office:value-type="float" office:value="0" calcext:value-type="float">
            <text:p>0</text:p>
          </table:table-cell>
          <table:table-cell table:formula="of:=FLOOR([.$A370]/[.$J$11])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$A371]^[.$J$2] + [.$J$3]*([.$A371]-1)+[.$J$1]" office:value-type="float" office:value="50654854" calcext:value-type="float">
            <text:p>50654854</text:p>
          </table:table-cell>
          <table:table-cell table:formula="of:=[.$C370]+[.$B370]" office:value-type="float" office:value="4660453026" calcext:value-type="float">
            <text:p>4660453026</text:p>
          </table:table-cell>
          <table:table-cell table:formula="of:=[.$J$9]*([.$A371]-1) + [.$J$8]+FLOOR([.$A371]/[.$J$10])" office:value-type="float" office:value="446" calcext:value-type="float">
            <text:p>446</text:p>
          </table:table-cell>
          <table:table-cell table:formula="of:=[.$J$5]*([.$A371]-1) + [.$J$4]" office:value-type="float" office:value="7530" calcext:value-type="float">
            <text:p>7530</text:p>
          </table:table-cell>
          <table:table-cell table:formula="of:=[.$J$7]*([.$A371]-1) + [.$J$6]" office:value-type="float" office:value="0" calcext:value-type="float">
            <text:p>0</text:p>
          </table:table-cell>
          <table:table-cell table:formula="of:=FLOOR([.$A371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$A372]^[.$J$2] + [.$J$3]*([.$A372]-1)+[.$J$1]" office:value-type="float" office:value="51066670" calcext:value-type="float">
            <text:p>51066670</text:p>
          </table:table-cell>
          <table:table-cell table:formula="of:=[.$C371]+[.$B371]" office:value-type="float" office:value="4711107880" calcext:value-type="float">
            <text:p>4711107880</text:p>
          </table:table-cell>
          <table:table-cell table:formula="of:=[.$J$9]*([.$A372]-1) + [.$J$8]+FLOOR([.$A372]/[.$J$10])" office:value-type="float" office:value="447" calcext:value-type="float">
            <text:p>447</text:p>
          </table:table-cell>
          <table:table-cell table:formula="of:=[.$J$5]*([.$A372]-1) + [.$J$4]" office:value-type="float" office:value="7550" calcext:value-type="float">
            <text:p>7550</text:p>
          </table:table-cell>
          <table:table-cell table:formula="of:=[.$J$7]*([.$A372]-1) + [.$J$6]" office:value-type="float" office:value="0" calcext:value-type="float">
            <text:p>0</text:p>
          </table:table-cell>
          <table:table-cell table:formula="of:=FLOOR([.$A372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$A373]^[.$J$2] + [.$J$3]*([.$A373]-1)+[.$J$1]" office:value-type="float" office:value="51480712" calcext:value-type="float">
            <text:p>51480712</text:p>
          </table:table-cell>
          <table:table-cell table:formula="of:=[.$C372]+[.$B372]" office:value-type="float" office:value="4762174550" calcext:value-type="float">
            <text:p>4762174550</text:p>
          </table:table-cell>
          <table:table-cell table:formula="of:=[.$J$9]*([.$A373]-1) + [.$J$8]+FLOOR([.$A373]/[.$J$10])" office:value-type="float" office:value="448" calcext:value-type="float">
            <text:p>448</text:p>
          </table:table-cell>
          <table:table-cell table:formula="of:=[.$J$5]*([.$A373]-1) + [.$J$4]" office:value-type="float" office:value="7570" calcext:value-type="float">
            <text:p>7570</text:p>
          </table:table-cell>
          <table:table-cell table:formula="of:=[.$J$7]*([.$A373]-1) + [.$J$6]" office:value-type="float" office:value="0" calcext:value-type="float">
            <text:p>0</text:p>
          </table:table-cell>
          <table:table-cell table:formula="of:=FLOOR([.$A373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$A374]^[.$J$2] + [.$J$3]*([.$A374]-1)+[.$J$1]" office:value-type="float" office:value="51896986" calcext:value-type="float">
            <text:p>51896986</text:p>
          </table:table-cell>
          <table:table-cell table:formula="of:=[.$C373]+[.$B373]" office:value-type="float" office:value="4813655262" calcext:value-type="float">
            <text:p>4813655262</text:p>
          </table:table-cell>
          <table:table-cell table:formula="of:=[.$J$9]*([.$A374]-1) + [.$J$8]+FLOOR([.$A374]/[.$J$10])" office:value-type="float" office:value="449" calcext:value-type="float">
            <text:p>449</text:p>
          </table:table-cell>
          <table:table-cell table:formula="of:=[.$J$5]*([.$A374]-1) + [.$J$4]" office:value-type="float" office:value="7590" calcext:value-type="float">
            <text:p>7590</text:p>
          </table:table-cell>
          <table:table-cell table:formula="of:=[.$J$7]*([.$A374]-1) + [.$J$6]" office:value-type="float" office:value="0" calcext:value-type="float">
            <text:p>0</text:p>
          </table:table-cell>
          <table:table-cell table:formula="of:=FLOOR([.$A374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$A375]^[.$J$2] + [.$J$3]*([.$A375]-1)+[.$J$1]" office:value-type="float" office:value="52315498" calcext:value-type="float">
            <text:p>52315498</text:p>
          </table:table-cell>
          <table:table-cell table:formula="of:=[.$C374]+[.$B374]" office:value-type="float" office:value="4865552248" calcext:value-type="float">
            <text:p>4865552248</text:p>
          </table:table-cell>
          <table:table-cell table:formula="of:=[.$J$9]*([.$A375]-1) + [.$J$8]+FLOOR([.$A375]/[.$J$10])" office:value-type="float" office:value="450" calcext:value-type="float">
            <text:p>450</text:p>
          </table:table-cell>
          <table:table-cell table:formula="of:=[.$J$5]*([.$A375]-1) + [.$J$4]" office:value-type="float" office:value="7610" calcext:value-type="float">
            <text:p>7610</text:p>
          </table:table-cell>
          <table:table-cell table:formula="of:=[.$J$7]*([.$A375]-1) + [.$J$6]" office:value-type="float" office:value="0" calcext:value-type="float">
            <text:p>0</text:p>
          </table:table-cell>
          <table:table-cell table:formula="of:=FLOOR([.$A375]/[.$J$11])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$A376]^[.$J$2] + [.$J$3]*([.$A376]-1)+[.$J$1]" office:value-type="float" office:value="52736254" calcext:value-type="float">
            <text:p>52736254</text:p>
          </table:table-cell>
          <table:table-cell table:formula="of:=[.$C375]+[.$B375]" office:value-type="float" office:value="4917867746" calcext:value-type="float">
            <text:p>4917867746</text:p>
          </table:table-cell>
          <table:table-cell table:formula="of:=[.$J$9]*([.$A376]-1) + [.$J$8]+FLOOR([.$A376]/[.$J$10])" office:value-type="float" office:value="452" calcext:value-type="float">
            <text:p>452</text:p>
          </table:table-cell>
          <table:table-cell table:formula="of:=[.$J$5]*([.$A376]-1) + [.$J$4]" office:value-type="float" office:value="7630" calcext:value-type="float">
            <text:p>7630</text:p>
          </table:table-cell>
          <table:table-cell table:formula="of:=[.$J$7]*([.$A376]-1) + [.$J$6]" office:value-type="float" office:value="0" calcext:value-type="float">
            <text:p>0</text:p>
          </table:table-cell>
          <table:table-cell table:formula="of:=FLOOR([.$A376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$A377]^[.$J$2] + [.$J$3]*([.$A377]-1)+[.$J$1]" office:value-type="float" office:value="53159260" calcext:value-type="float">
            <text:p>53159260</text:p>
          </table:table-cell>
          <table:table-cell table:formula="of:=[.$C376]+[.$B376]" office:value-type="float" office:value="4970604000" calcext:value-type="float">
            <text:p>4970604000</text:p>
          </table:table-cell>
          <table:table-cell table:formula="of:=[.$J$9]*([.$A377]-1) + [.$J$8]+FLOOR([.$A377]/[.$J$10])" office:value-type="float" office:value="453" calcext:value-type="float">
            <text:p>453</text:p>
          </table:table-cell>
          <table:table-cell table:formula="of:=[.$J$5]*([.$A377]-1) + [.$J$4]" office:value-type="float" office:value="7650" calcext:value-type="float">
            <text:p>7650</text:p>
          </table:table-cell>
          <table:table-cell table:formula="of:=[.$J$7]*([.$A377]-1) + [.$J$6]" office:value-type="float" office:value="0" calcext:value-type="float">
            <text:p>0</text:p>
          </table:table-cell>
          <table:table-cell table:formula="of:=FLOOR([.$A377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$A378]^[.$J$2] + [.$J$3]*([.$A378]-1)+[.$J$1]" office:value-type="float" office:value="53584522" calcext:value-type="float">
            <text:p>53584522</text:p>
          </table:table-cell>
          <table:table-cell table:formula="of:=[.$C377]+[.$B377]" office:value-type="float" office:value="5023763260" calcext:value-type="float">
            <text:p>5023763260</text:p>
          </table:table-cell>
          <table:table-cell table:formula="of:=[.$J$9]*([.$A378]-1) + [.$J$8]+FLOOR([.$A378]/[.$J$10])" office:value-type="float" office:value="454" calcext:value-type="float">
            <text:p>454</text:p>
          </table:table-cell>
          <table:table-cell table:formula="of:=[.$J$5]*([.$A378]-1) + [.$J$4]" office:value-type="float" office:value="7670" calcext:value-type="float">
            <text:p>7670</text:p>
          </table:table-cell>
          <table:table-cell table:formula="of:=[.$J$7]*([.$A378]-1) + [.$J$6]" office:value-type="float" office:value="0" calcext:value-type="float">
            <text:p>0</text:p>
          </table:table-cell>
          <table:table-cell table:formula="of:=FLOOR([.$A378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$A379]^[.$J$2] + [.$J$3]*([.$A379]-1)+[.$J$1]" office:value-type="float" office:value="54012046" calcext:value-type="float">
            <text:p>54012046</text:p>
          </table:table-cell>
          <table:table-cell table:formula="of:=[.$C378]+[.$B378]" office:value-type="float" office:value="5077347782" calcext:value-type="float">
            <text:p>5077347782</text:p>
          </table:table-cell>
          <table:table-cell table:formula="of:=[.$J$9]*([.$A379]-1) + [.$J$8]+FLOOR([.$A379]/[.$J$10])" office:value-type="float" office:value="455" calcext:value-type="float">
            <text:p>455</text:p>
          </table:table-cell>
          <table:table-cell table:formula="of:=[.$J$5]*([.$A379]-1) + [.$J$4]" office:value-type="float" office:value="7690" calcext:value-type="float">
            <text:p>7690</text:p>
          </table:table-cell>
          <table:table-cell table:formula="of:=[.$J$7]*([.$A379]-1) + [.$J$6]" office:value-type="float" office:value="0" calcext:value-type="float">
            <text:p>0</text:p>
          </table:table-cell>
          <table:table-cell table:formula="of:=FLOOR([.$A379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$A380]^[.$J$2] + [.$J$3]*([.$A380]-1)+[.$J$1]" office:value-type="float" office:value="54441838" calcext:value-type="float">
            <text:p>54441838</text:p>
          </table:table-cell>
          <table:table-cell table:formula="of:=[.$C379]+[.$B379]" office:value-type="float" office:value="5131359828" calcext:value-type="float">
            <text:p>5131359828</text:p>
          </table:table-cell>
          <table:table-cell table:formula="of:=[.$J$9]*([.$A380]-1) + [.$J$8]+FLOOR([.$A380]/[.$J$10])" office:value-type="float" office:value="456" calcext:value-type="float">
            <text:p>456</text:p>
          </table:table-cell>
          <table:table-cell table:formula="of:=[.$J$5]*([.$A380]-1) + [.$J$4]" office:value-type="float" office:value="7710" calcext:value-type="float">
            <text:p>7710</text:p>
          </table:table-cell>
          <table:table-cell table:formula="of:=[.$J$7]*([.$A380]-1) + [.$J$6]" office:value-type="float" office:value="0" calcext:value-type="float">
            <text:p>0</text:p>
          </table:table-cell>
          <table:table-cell table:formula="of:=FLOOR([.$A380]/[.$J$11])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$A381]^[.$J$2] + [.$J$3]*([.$A381]-1)+[.$J$1]" office:value-type="float" office:value="54873904" calcext:value-type="float">
            <text:p>54873904</text:p>
          </table:table-cell>
          <table:table-cell table:formula="of:=[.$C380]+[.$B380]" office:value-type="float" office:value="5185801666" calcext:value-type="float">
            <text:p>5185801666</text:p>
          </table:table-cell>
          <table:table-cell table:formula="of:=[.$J$9]*([.$A381]-1) + [.$J$8]+FLOOR([.$A381]/[.$J$10])" office:value-type="float" office:value="458" calcext:value-type="float">
            <text:p>458</text:p>
          </table:table-cell>
          <table:table-cell table:formula="of:=[.$J$5]*([.$A381]-1) + [.$J$4]" office:value-type="float" office:value="7730" calcext:value-type="float">
            <text:p>7730</text:p>
          </table:table-cell>
          <table:table-cell table:formula="of:=[.$J$7]*([.$A381]-1) + [.$J$6]" office:value-type="float" office:value="0" calcext:value-type="float">
            <text:p>0</text:p>
          </table:table-cell>
          <table:table-cell table:formula="of:=FLOOR([.$A381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$A382]^[.$J$2] + [.$J$3]*([.$A382]-1)+[.$J$1]" office:value-type="float" office:value="55308250" calcext:value-type="float">
            <text:p>55308250</text:p>
          </table:table-cell>
          <table:table-cell table:formula="of:=[.$C381]+[.$B381]" office:value-type="float" office:value="5240675570" calcext:value-type="float">
            <text:p>5240675570</text:p>
          </table:table-cell>
          <table:table-cell table:formula="of:=[.$J$9]*([.$A382]-1) + [.$J$8]+FLOOR([.$A382]/[.$J$10])" office:value-type="float" office:value="459" calcext:value-type="float">
            <text:p>459</text:p>
          </table:table-cell>
          <table:table-cell table:formula="of:=[.$J$5]*([.$A382]-1) + [.$J$4]" office:value-type="float" office:value="7750" calcext:value-type="float">
            <text:p>7750</text:p>
          </table:table-cell>
          <table:table-cell table:formula="of:=[.$J$7]*([.$A382]-1) + [.$J$6]" office:value-type="float" office:value="0" calcext:value-type="float">
            <text:p>0</text:p>
          </table:table-cell>
          <table:table-cell table:formula="of:=FLOOR([.$A382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$A383]^[.$J$2] + [.$J$3]*([.$A383]-1)+[.$J$1]" office:value-type="float" office:value="55744882" calcext:value-type="float">
            <text:p>55744882</text:p>
          </table:table-cell>
          <table:table-cell table:formula="of:=[.$C382]+[.$B382]" office:value-type="float" office:value="5295983820" calcext:value-type="float">
            <text:p>5295983820</text:p>
          </table:table-cell>
          <table:table-cell table:formula="of:=[.$J$9]*([.$A383]-1) + [.$J$8]+FLOOR([.$A383]/[.$J$10])" office:value-type="float" office:value="460" calcext:value-type="float">
            <text:p>460</text:p>
          </table:table-cell>
          <table:table-cell table:formula="of:=[.$J$5]*([.$A383]-1) + [.$J$4]" office:value-type="float" office:value="7770" calcext:value-type="float">
            <text:p>7770</text:p>
          </table:table-cell>
          <table:table-cell table:formula="of:=[.$J$7]*([.$A383]-1) + [.$J$6]" office:value-type="float" office:value="0" calcext:value-type="float">
            <text:p>0</text:p>
          </table:table-cell>
          <table:table-cell table:formula="of:=FLOOR([.$A383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$A384]^[.$J$2] + [.$J$3]*([.$A384]-1)+[.$J$1]" office:value-type="float" office:value="56183806" calcext:value-type="float">
            <text:p>56183806</text:p>
          </table:table-cell>
          <table:table-cell table:formula="of:=[.$C383]+[.$B383]" office:value-type="float" office:value="5351728702" calcext:value-type="float">
            <text:p>5351728702</text:p>
          </table:table-cell>
          <table:table-cell table:formula="of:=[.$J$9]*([.$A384]-1) + [.$J$8]+FLOOR([.$A384]/[.$J$10])" office:value-type="float" office:value="461" calcext:value-type="float">
            <text:p>461</text:p>
          </table:table-cell>
          <table:table-cell table:formula="of:=[.$J$5]*([.$A384]-1) + [.$J$4]" office:value-type="float" office:value="7790" calcext:value-type="float">
            <text:p>7790</text:p>
          </table:table-cell>
          <table:table-cell table:formula="of:=[.$J$7]*([.$A384]-1) + [.$J$6]" office:value-type="float" office:value="0" calcext:value-type="float">
            <text:p>0</text:p>
          </table:table-cell>
          <table:table-cell table:formula="of:=FLOOR([.$A384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$A385]^[.$J$2] + [.$J$3]*([.$A385]-1)+[.$J$1]" office:value-type="float" office:value="56625028" calcext:value-type="float">
            <text:p>56625028</text:p>
          </table:table-cell>
          <table:table-cell table:formula="of:=[.$C384]+[.$B384]" office:value-type="float" office:value="5407912508" calcext:value-type="float">
            <text:p>5407912508</text:p>
          </table:table-cell>
          <table:table-cell table:formula="of:=[.$J$9]*([.$A385]-1) + [.$J$8]+FLOOR([.$A385]/[.$J$10])" office:value-type="float" office:value="462" calcext:value-type="float">
            <text:p>462</text:p>
          </table:table-cell>
          <table:table-cell table:formula="of:=[.$J$5]*([.$A385]-1) + [.$J$4]" office:value-type="float" office:value="7810" calcext:value-type="float">
            <text:p>7810</text:p>
          </table:table-cell>
          <table:table-cell table:formula="of:=[.$J$7]*([.$A385]-1) + [.$J$6]" office:value-type="float" office:value="0" calcext:value-type="float">
            <text:p>0</text:p>
          </table:table-cell>
          <table:table-cell table:formula="of:=FLOOR([.$A385]/[.$J$11])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$A386]^[.$J$2] + [.$J$3]*([.$A386]-1)+[.$J$1]" office:value-type="float" office:value="57068554" calcext:value-type="float">
            <text:p>57068554</text:p>
          </table:table-cell>
          <table:table-cell table:formula="of:=[.$C385]+[.$B385]" office:value-type="float" office:value="5464537536" calcext:value-type="float">
            <text:p>5464537536</text:p>
          </table:table-cell>
          <table:table-cell table:formula="of:=[.$J$9]*([.$A386]-1) + [.$J$8]+FLOOR([.$A386]/[.$J$10])" office:value-type="float" office:value="464" calcext:value-type="float">
            <text:p>464</text:p>
          </table:table-cell>
          <table:table-cell table:formula="of:=[.$J$5]*([.$A386]-1) + [.$J$4]" office:value-type="float" office:value="7830" calcext:value-type="float">
            <text:p>7830</text:p>
          </table:table-cell>
          <table:table-cell table:formula="of:=[.$J$7]*([.$A386]-1) + [.$J$6]" office:value-type="float" office:value="0" calcext:value-type="float">
            <text:p>0</text:p>
          </table:table-cell>
          <table:table-cell table:formula="of:=FLOOR([.$A386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$A387]^[.$J$2] + [.$J$3]*([.$A387]-1)+[.$J$1]" office:value-type="float" office:value="57514390" calcext:value-type="float">
            <text:p>57514390</text:p>
          </table:table-cell>
          <table:table-cell table:formula="of:=[.$C386]+[.$B386]" office:value-type="float" office:value="5521606090" calcext:value-type="float">
            <text:p>5521606090</text:p>
          </table:table-cell>
          <table:table-cell table:formula="of:=[.$J$9]*([.$A387]-1) + [.$J$8]+FLOOR([.$A387]/[.$J$10])" office:value-type="float" office:value="465" calcext:value-type="float">
            <text:p>465</text:p>
          </table:table-cell>
          <table:table-cell table:formula="of:=[.$J$5]*([.$A387]-1) + [.$J$4]" office:value-type="float" office:value="7850" calcext:value-type="float">
            <text:p>7850</text:p>
          </table:table-cell>
          <table:table-cell table:formula="of:=[.$J$7]*([.$A387]-1) + [.$J$6]" office:value-type="float" office:value="0" calcext:value-type="float">
            <text:p>0</text:p>
          </table:table-cell>
          <table:table-cell table:formula="of:=FLOOR([.$A387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$A388]^[.$J$2] + [.$J$3]*([.$A388]-1)+[.$J$1]" office:value-type="float" office:value="57962542" calcext:value-type="float">
            <text:p>57962542</text:p>
          </table:table-cell>
          <table:table-cell table:formula="of:=[.$C387]+[.$B387]" office:value-type="float" office:value="5579120480" calcext:value-type="float">
            <text:p>5579120480</text:p>
          </table:table-cell>
          <table:table-cell table:formula="of:=[.$J$9]*([.$A388]-1) + [.$J$8]+FLOOR([.$A388]/[.$J$10])" office:value-type="float" office:value="466" calcext:value-type="float">
            <text:p>466</text:p>
          </table:table-cell>
          <table:table-cell table:formula="of:=[.$J$5]*([.$A388]-1) + [.$J$4]" office:value-type="float" office:value="7870" calcext:value-type="float">
            <text:p>7870</text:p>
          </table:table-cell>
          <table:table-cell table:formula="of:=[.$J$7]*([.$A388]-1) + [.$J$6]" office:value-type="float" office:value="0" calcext:value-type="float">
            <text:p>0</text:p>
          </table:table-cell>
          <table:table-cell table:formula="of:=FLOOR([.$A388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$A389]^[.$J$2] + [.$J$3]*([.$A389]-1)+[.$J$1]" office:value-type="float" office:value="58413016" calcext:value-type="float">
            <text:p>58413016</text:p>
          </table:table-cell>
          <table:table-cell table:formula="of:=[.$C388]+[.$B388]" office:value-type="float" office:value="5637083022" calcext:value-type="float">
            <text:p>5637083022</text:p>
          </table:table-cell>
          <table:table-cell table:formula="of:=[.$J$9]*([.$A389]-1) + [.$J$8]+FLOOR([.$A389]/[.$J$10])" office:value-type="float" office:value="467" calcext:value-type="float">
            <text:p>467</text:p>
          </table:table-cell>
          <table:table-cell table:formula="of:=[.$J$5]*([.$A389]-1) + [.$J$4]" office:value-type="float" office:value="7890" calcext:value-type="float">
            <text:p>7890</text:p>
          </table:table-cell>
          <table:table-cell table:formula="of:=[.$J$7]*([.$A389]-1) + [.$J$6]" office:value-type="float" office:value="0" calcext:value-type="float">
            <text:p>0</text:p>
          </table:table-cell>
          <table:table-cell table:formula="of:=FLOOR([.$A389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$A390]^[.$J$2] + [.$J$3]*([.$A390]-1)+[.$J$1]" office:value-type="float" office:value="58865818" calcext:value-type="float">
            <text:p>58865818</text:p>
          </table:table-cell>
          <table:table-cell table:formula="of:=[.$C389]+[.$B389]" office:value-type="float" office:value="5695496038" calcext:value-type="float">
            <text:p>5695496038</text:p>
          </table:table-cell>
          <table:table-cell table:formula="of:=[.$J$9]*([.$A390]-1) + [.$J$8]+FLOOR([.$A390]/[.$J$10])" office:value-type="float" office:value="468" calcext:value-type="float">
            <text:p>468</text:p>
          </table:table-cell>
          <table:table-cell table:formula="of:=[.$J$5]*([.$A390]-1) + [.$J$4]" office:value-type="float" office:value="7910" calcext:value-type="float">
            <text:p>7910</text:p>
          </table:table-cell>
          <table:table-cell table:formula="of:=[.$J$7]*([.$A390]-1) + [.$J$6]" office:value-type="float" office:value="0" calcext:value-type="float">
            <text:p>0</text:p>
          </table:table-cell>
          <table:table-cell table:formula="of:=FLOOR([.$A390]/[.$J$11])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$A391]^[.$J$2] + [.$J$3]*([.$A391]-1)+[.$J$1]" office:value-type="float" office:value="59320954" calcext:value-type="float">
            <text:p>59320954</text:p>
          </table:table-cell>
          <table:table-cell table:formula="of:=[.$C390]+[.$B390]" office:value-type="float" office:value="5754361856" calcext:value-type="float">
            <text:p>5754361856</text:p>
          </table:table-cell>
          <table:table-cell table:formula="of:=[.$J$9]*([.$A391]-1) + [.$J$8]+FLOOR([.$A391]/[.$J$10])" office:value-type="float" office:value="470" calcext:value-type="float">
            <text:p>470</text:p>
          </table:table-cell>
          <table:table-cell table:formula="of:=[.$J$5]*([.$A391]-1) + [.$J$4]" office:value-type="float" office:value="7930" calcext:value-type="float">
            <text:p>7930</text:p>
          </table:table-cell>
          <table:table-cell table:formula="of:=[.$J$7]*([.$A391]-1) + [.$J$6]" office:value-type="float" office:value="0" calcext:value-type="float">
            <text:p>0</text:p>
          </table:table-cell>
          <table:table-cell table:formula="of:=FLOOR([.$A391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$A392]^[.$J$2] + [.$J$3]*([.$A392]-1)+[.$J$1]" office:value-type="float" office:value="59778430" calcext:value-type="float">
            <text:p>59778430</text:p>
          </table:table-cell>
          <table:table-cell table:formula="of:=[.$C391]+[.$B391]" office:value-type="float" office:value="5813682810" calcext:value-type="float">
            <text:p>5813682810</text:p>
          </table:table-cell>
          <table:table-cell table:formula="of:=[.$J$9]*([.$A392]-1) + [.$J$8]+FLOOR([.$A392]/[.$J$10])" office:value-type="float" office:value="471" calcext:value-type="float">
            <text:p>471</text:p>
          </table:table-cell>
          <table:table-cell table:formula="of:=[.$J$5]*([.$A392]-1) + [.$J$4]" office:value-type="float" office:value="7950" calcext:value-type="float">
            <text:p>7950</text:p>
          </table:table-cell>
          <table:table-cell table:formula="of:=[.$J$7]*([.$A392]-1) + [.$J$6]" office:value-type="float" office:value="0" calcext:value-type="float">
            <text:p>0</text:p>
          </table:table-cell>
          <table:table-cell table:formula="of:=FLOOR([.$A392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$A393]^[.$J$2] + [.$J$3]*([.$A393]-1)+[.$J$1]" office:value-type="float" office:value="60238252" calcext:value-type="float">
            <text:p>60238252</text:p>
          </table:table-cell>
          <table:table-cell table:formula="of:=[.$C392]+[.$B392]" office:value-type="float" office:value="5873461240" calcext:value-type="float">
            <text:p>5873461240</text:p>
          </table:table-cell>
          <table:table-cell table:formula="of:=[.$J$9]*([.$A393]-1) + [.$J$8]+FLOOR([.$A393]/[.$J$10])" office:value-type="float" office:value="472" calcext:value-type="float">
            <text:p>472</text:p>
          </table:table-cell>
          <table:table-cell table:formula="of:=[.$J$5]*([.$A393]-1) + [.$J$4]" office:value-type="float" office:value="7970" calcext:value-type="float">
            <text:p>7970</text:p>
          </table:table-cell>
          <table:table-cell table:formula="of:=[.$J$7]*([.$A393]-1) + [.$J$6]" office:value-type="float" office:value="0" calcext:value-type="float">
            <text:p>0</text:p>
          </table:table-cell>
          <table:table-cell table:formula="of:=FLOOR([.$A393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$A394]^[.$J$2] + [.$J$3]*([.$A394]-1)+[.$J$1]" office:value-type="float" office:value="60700426" calcext:value-type="float">
            <text:p>60700426</text:p>
          </table:table-cell>
          <table:table-cell table:formula="of:=[.$C393]+[.$B393]" office:value-type="float" office:value="5933699492" calcext:value-type="float">
            <text:p>5933699492</text:p>
          </table:table-cell>
          <table:table-cell table:formula="of:=[.$J$9]*([.$A394]-1) + [.$J$8]+FLOOR([.$A394]/[.$J$10])" office:value-type="float" office:value="473" calcext:value-type="float">
            <text:p>473</text:p>
          </table:table-cell>
          <table:table-cell table:formula="of:=[.$J$5]*([.$A394]-1) + [.$J$4]" office:value-type="float" office:value="7990" calcext:value-type="float">
            <text:p>7990</text:p>
          </table:table-cell>
          <table:table-cell table:formula="of:=[.$J$7]*([.$A394]-1) + [.$J$6]" office:value-type="float" office:value="0" calcext:value-type="float">
            <text:p>0</text:p>
          </table:table-cell>
          <table:table-cell table:formula="of:=FLOOR([.$A394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$A395]^[.$J$2] + [.$J$3]*([.$A395]-1)+[.$J$1]" office:value-type="float" office:value="61164958" calcext:value-type="float">
            <text:p>61164958</text:p>
          </table:table-cell>
          <table:table-cell table:formula="of:=[.$C394]+[.$B394]" office:value-type="float" office:value="5994399918" calcext:value-type="float">
            <text:p>5994399918</text:p>
          </table:table-cell>
          <table:table-cell table:formula="of:=[.$J$9]*([.$A395]-1) + [.$J$8]+FLOOR([.$A395]/[.$J$10])" office:value-type="float" office:value="474" calcext:value-type="float">
            <text:p>474</text:p>
          </table:table-cell>
          <table:table-cell table:formula="of:=[.$J$5]*([.$A395]-1) + [.$J$4]" office:value-type="float" office:value="8010" calcext:value-type="float">
            <text:p>8010</text:p>
          </table:table-cell>
          <table:table-cell table:formula="of:=[.$J$7]*([.$A395]-1) + [.$J$6]" office:value-type="float" office:value="0" calcext:value-type="float">
            <text:p>0</text:p>
          </table:table-cell>
          <table:table-cell table:formula="of:=FLOOR([.$A395]/[.$J$11])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$A396]^[.$J$2] + [.$J$3]*([.$A396]-1)+[.$J$1]" office:value-type="float" office:value="61631854" calcext:value-type="float">
            <text:p>61631854</text:p>
          </table:table-cell>
          <table:table-cell table:formula="of:=[.$C395]+[.$B395]" office:value-type="float" office:value="6055564876" calcext:value-type="float">
            <text:p>6055564876</text:p>
          </table:table-cell>
          <table:table-cell table:formula="of:=[.$J$9]*([.$A396]-1) + [.$J$8]+FLOOR([.$A396]/[.$J$10])" office:value-type="float" office:value="476" calcext:value-type="float">
            <text:p>476</text:p>
          </table:table-cell>
          <table:table-cell table:formula="of:=[.$J$5]*([.$A396]-1) + [.$J$4]" office:value-type="float" office:value="8030" calcext:value-type="float">
            <text:p>8030</text:p>
          </table:table-cell>
          <table:table-cell table:formula="of:=[.$J$7]*([.$A396]-1) + [.$J$6]" office:value-type="float" office:value="0" calcext:value-type="float">
            <text:p>0</text:p>
          </table:table-cell>
          <table:table-cell table:formula="of:=FLOOR([.$A396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$A397]^[.$J$2] + [.$J$3]*([.$A397]-1)+[.$J$1]" office:value-type="float" office:value="62101120" calcext:value-type="float">
            <text:p>62101120</text:p>
          </table:table-cell>
          <table:table-cell table:formula="of:=[.$C396]+[.$B396]" office:value-type="float" office:value="6117196730" calcext:value-type="float">
            <text:p>6117196730</text:p>
          </table:table-cell>
          <table:table-cell table:formula="of:=[.$J$9]*([.$A397]-1) + [.$J$8]+FLOOR([.$A397]/[.$J$10])" office:value-type="float" office:value="477" calcext:value-type="float">
            <text:p>477</text:p>
          </table:table-cell>
          <table:table-cell table:formula="of:=[.$J$5]*([.$A397]-1) + [.$J$4]" office:value-type="float" office:value="8050" calcext:value-type="float">
            <text:p>8050</text:p>
          </table:table-cell>
          <table:table-cell table:formula="of:=[.$J$7]*([.$A397]-1) + [.$J$6]" office:value-type="float" office:value="0" calcext:value-type="float">
            <text:p>0</text:p>
          </table:table-cell>
          <table:table-cell table:formula="of:=FLOOR([.$A397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$A398]^[.$J$2] + [.$J$3]*([.$A398]-1)+[.$J$1]" office:value-type="float" office:value="62572762" calcext:value-type="float">
            <text:p>62572762</text:p>
          </table:table-cell>
          <table:table-cell table:formula="of:=[.$C397]+[.$B397]" office:value-type="float" office:value="6179297850" calcext:value-type="float">
            <text:p>6179297850</text:p>
          </table:table-cell>
          <table:table-cell table:formula="of:=[.$J$9]*([.$A398]-1) + [.$J$8]+FLOOR([.$A398]/[.$J$10])" office:value-type="float" office:value="478" calcext:value-type="float">
            <text:p>478</text:p>
          </table:table-cell>
          <table:table-cell table:formula="of:=[.$J$5]*([.$A398]-1) + [.$J$4]" office:value-type="float" office:value="8070" calcext:value-type="float">
            <text:p>8070</text:p>
          </table:table-cell>
          <table:table-cell table:formula="of:=[.$J$7]*([.$A398]-1) + [.$J$6]" office:value-type="float" office:value="0" calcext:value-type="float">
            <text:p>0</text:p>
          </table:table-cell>
          <table:table-cell table:formula="of:=FLOOR([.$A398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$A399]^[.$J$2] + [.$J$3]*([.$A399]-1)+[.$J$1]" office:value-type="float" office:value="63046786" calcext:value-type="float">
            <text:p>63046786</text:p>
          </table:table-cell>
          <table:table-cell table:formula="of:=[.$C398]+[.$B398]" office:value-type="float" office:value="6241870612" calcext:value-type="float">
            <text:p>6241870612</text:p>
          </table:table-cell>
          <table:table-cell table:formula="of:=[.$J$9]*([.$A399]-1) + [.$J$8]+FLOOR([.$A399]/[.$J$10])" office:value-type="float" office:value="479" calcext:value-type="float">
            <text:p>479</text:p>
          </table:table-cell>
          <table:table-cell table:formula="of:=[.$J$5]*([.$A399]-1) + [.$J$4]" office:value-type="float" office:value="8090" calcext:value-type="float">
            <text:p>8090</text:p>
          </table:table-cell>
          <table:table-cell table:formula="of:=[.$J$7]*([.$A399]-1) + [.$J$6]" office:value-type="float" office:value="0" calcext:value-type="float">
            <text:p>0</text:p>
          </table:table-cell>
          <table:table-cell table:formula="of:=FLOOR([.$A399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$A400]^[.$J$2] + [.$J$3]*([.$A400]-1)+[.$J$1]" office:value-type="float" office:value="63523198" calcext:value-type="float">
            <text:p>63523198</text:p>
          </table:table-cell>
          <table:table-cell table:formula="of:=[.$C399]+[.$B399]" office:value-type="float" office:value="6304917398" calcext:value-type="float">
            <text:p>6304917398</text:p>
          </table:table-cell>
          <table:table-cell table:formula="of:=[.$J$9]*([.$A400]-1) + [.$J$8]+FLOOR([.$A400]/[.$J$10])" office:value-type="float" office:value="480" calcext:value-type="float">
            <text:p>480</text:p>
          </table:table-cell>
          <table:table-cell table:formula="of:=[.$J$5]*([.$A400]-1) + [.$J$4]" office:value-type="float" office:value="8110" calcext:value-type="float">
            <text:p>8110</text:p>
          </table:table-cell>
          <table:table-cell table:formula="of:=[.$J$7]*([.$A400]-1) + [.$J$6]" office:value-type="float" office:value="0" calcext:value-type="float">
            <text:p>0</text:p>
          </table:table-cell>
          <table:table-cell table:formula="of:=FLOOR([.$A400]/[.$J$11])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$A401]^[.$J$2] + [.$J$3]*([.$A401]-1)+[.$J$1]" office:value-type="float" office:value="64002004" calcext:value-type="float">
            <text:p>64002004</text:p>
          </table:table-cell>
          <table:table-cell table:formula="of:=[.$C400]+[.$B400]" office:value-type="float" office:value="6368440596" calcext:value-type="float">
            <text:p>6368440596</text:p>
          </table:table-cell>
          <table:table-cell table:formula="of:=[.$J$9]*([.$A401]-1) + [.$J$8]+FLOOR([.$A401]/[.$J$10])" office:value-type="float" office:value="482" calcext:value-type="float">
            <text:p>482</text:p>
          </table:table-cell>
          <table:table-cell table:formula="of:=[.$J$5]*([.$A401]-1) + [.$J$4]" office:value-type="float" office:value="8130" calcext:value-type="float">
            <text:p>8130</text:p>
          </table:table-cell>
          <table:table-cell table:formula="of:=[.$J$7]*([.$A401]-1) + [.$J$6]" office:value-type="float" office:value="0" calcext:value-type="float">
            <text:p>0</text:p>
          </table:table-cell>
          <table:table-cell table:formula="of:=FLOOR([.$A401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$A402]^[.$J$2] + [.$J$3]*([.$A402]-1)+[.$J$1]" office:value-type="float" office:value="64483210" calcext:value-type="float">
            <text:p>64483210</text:p>
          </table:table-cell>
          <table:table-cell table:formula="of:=[.$C401]+[.$B401]" office:value-type="float" office:value="6432442600" calcext:value-type="float">
            <text:p>6432442600</text:p>
          </table:table-cell>
          <table:table-cell table:formula="of:=[.$J$9]*([.$A402]-1) + [.$J$8]+FLOOR([.$A402]/[.$J$10])" office:value-type="float" office:value="483" calcext:value-type="float">
            <text:p>483</text:p>
          </table:table-cell>
          <table:table-cell table:formula="of:=[.$J$5]*([.$A402]-1) + [.$J$4]" office:value-type="float" office:value="8150" calcext:value-type="float">
            <text:p>8150</text:p>
          </table:table-cell>
          <table:table-cell table:formula="of:=[.$J$7]*([.$A402]-1) + [.$J$6]" office:value-type="float" office:value="0" calcext:value-type="float">
            <text:p>0</text:p>
          </table:table-cell>
          <table:table-cell table:formula="of:=FLOOR([.$A402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$A403]^[.$J$2] + [.$J$3]*([.$A403]-1)+[.$J$1]" office:value-type="float" office:value="64966822" calcext:value-type="float">
            <text:p>64966822</text:p>
          </table:table-cell>
          <table:table-cell table:formula="of:=[.$C402]+[.$B402]" office:value-type="float" office:value="6496925810" calcext:value-type="float">
            <text:p>6496925810</text:p>
          </table:table-cell>
          <table:table-cell table:formula="of:=[.$J$9]*([.$A403]-1) + [.$J$8]+FLOOR([.$A403]/[.$J$10])" office:value-type="float" office:value="484" calcext:value-type="float">
            <text:p>484</text:p>
          </table:table-cell>
          <table:table-cell table:formula="of:=[.$J$5]*([.$A403]-1) + [.$J$4]" office:value-type="float" office:value="8170" calcext:value-type="float">
            <text:p>8170</text:p>
          </table:table-cell>
          <table:table-cell table:formula="of:=[.$J$7]*([.$A403]-1) + [.$J$6]" office:value-type="float" office:value="0" calcext:value-type="float">
            <text:p>0</text:p>
          </table:table-cell>
          <table:table-cell table:formula="of:=FLOOR([.$A403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$A404]^[.$J$2] + [.$J$3]*([.$A404]-1)+[.$J$1]" office:value-type="float" office:value="65452846" calcext:value-type="float">
            <text:p>65452846</text:p>
          </table:table-cell>
          <table:table-cell table:formula="of:=[.$C403]+[.$B403]" office:value-type="float" office:value="6561892632" calcext:value-type="float">
            <text:p>6561892632</text:p>
          </table:table-cell>
          <table:table-cell table:formula="of:=[.$J$9]*([.$A404]-1) + [.$J$8]+FLOOR([.$A404]/[.$J$10])" office:value-type="float" office:value="485" calcext:value-type="float">
            <text:p>485</text:p>
          </table:table-cell>
          <table:table-cell table:formula="of:=[.$J$5]*([.$A404]-1) + [.$J$4]" office:value-type="float" office:value="8190" calcext:value-type="float">
            <text:p>8190</text:p>
          </table:table-cell>
          <table:table-cell table:formula="of:=[.$J$7]*([.$A404]-1) + [.$J$6]" office:value-type="float" office:value="0" calcext:value-type="float">
            <text:p>0</text:p>
          </table:table-cell>
          <table:table-cell table:formula="of:=FLOOR([.$A404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$A405]^[.$J$2] + [.$J$3]*([.$A405]-1)+[.$J$1]" office:value-type="float" office:value="65941288" calcext:value-type="float">
            <text:p>65941288</text:p>
          </table:table-cell>
          <table:table-cell table:formula="of:=[.$C404]+[.$B404]" office:value-type="float" office:value="6627345478" calcext:value-type="float">
            <text:p>6627345478</text:p>
          </table:table-cell>
          <table:table-cell table:formula="of:=[.$J$9]*([.$A405]-1) + [.$J$8]+FLOOR([.$A405]/[.$J$10])" office:value-type="float" office:value="486" calcext:value-type="float">
            <text:p>486</text:p>
          </table:table-cell>
          <table:table-cell table:formula="of:=[.$J$5]*([.$A405]-1) + [.$J$4]" office:value-type="float" office:value="8210" calcext:value-type="float">
            <text:p>8210</text:p>
          </table:table-cell>
          <table:table-cell table:formula="of:=[.$J$7]*([.$A405]-1) + [.$J$6]" office:value-type="float" office:value="0" calcext:value-type="float">
            <text:p>0</text:p>
          </table:table-cell>
          <table:table-cell table:formula="of:=FLOOR([.$A405]/[.$J$11])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$A406]^[.$J$2] + [.$J$3]*([.$A406]-1)+[.$J$1]" office:value-type="float" office:value="66432154" calcext:value-type="float">
            <text:p>66432154</text:p>
          </table:table-cell>
          <table:table-cell table:formula="of:=[.$C405]+[.$B405]" office:value-type="float" office:value="6693286766" calcext:value-type="float">
            <text:p>6693286766</text:p>
          </table:table-cell>
          <table:table-cell table:formula="of:=[.$J$9]*([.$A406]-1) + [.$J$8]+FLOOR([.$A406]/[.$J$10])" office:value-type="float" office:value="488" calcext:value-type="float">
            <text:p>488</text:p>
          </table:table-cell>
          <table:table-cell table:formula="of:=[.$J$5]*([.$A406]-1) + [.$J$4]" office:value-type="float" office:value="8230" calcext:value-type="float">
            <text:p>8230</text:p>
          </table:table-cell>
          <table:table-cell table:formula="of:=[.$J$7]*([.$A406]-1) + [.$J$6]" office:value-type="float" office:value="0" calcext:value-type="float">
            <text:p>0</text:p>
          </table:table-cell>
          <table:table-cell table:formula="of:=FLOOR([.$A406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$A407]^[.$J$2] + [.$J$3]*([.$A407]-1)+[.$J$1]" office:value-type="float" office:value="66925450" calcext:value-type="float">
            <text:p>66925450</text:p>
          </table:table-cell>
          <table:table-cell table:formula="of:=[.$C406]+[.$B406]" office:value-type="float" office:value="6759718920" calcext:value-type="float">
            <text:p>6759718920</text:p>
          </table:table-cell>
          <table:table-cell table:formula="of:=[.$J$9]*([.$A407]-1) + [.$J$8]+FLOOR([.$A407]/[.$J$10])" office:value-type="float" office:value="489" calcext:value-type="float">
            <text:p>489</text:p>
          </table:table-cell>
          <table:table-cell table:formula="of:=[.$J$5]*([.$A407]-1) + [.$J$4]" office:value-type="float" office:value="8250" calcext:value-type="float">
            <text:p>8250</text:p>
          </table:table-cell>
          <table:table-cell table:formula="of:=[.$J$7]*([.$A407]-1) + [.$J$6]" office:value-type="float" office:value="0" calcext:value-type="float">
            <text:p>0</text:p>
          </table:table-cell>
          <table:table-cell table:formula="of:=FLOOR([.$A407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$A408]^[.$J$2] + [.$J$3]*([.$A408]-1)+[.$J$1]" office:value-type="float" office:value="67421182" calcext:value-type="float">
            <text:p>67421182</text:p>
          </table:table-cell>
          <table:table-cell table:formula="of:=[.$C407]+[.$B407]" office:value-type="float" office:value="6826644370" calcext:value-type="float">
            <text:p>6826644370</text:p>
          </table:table-cell>
          <table:table-cell table:formula="of:=[.$J$9]*([.$A408]-1) + [.$J$8]+FLOOR([.$A408]/[.$J$10])" office:value-type="float" office:value="490" calcext:value-type="float">
            <text:p>490</text:p>
          </table:table-cell>
          <table:table-cell table:formula="of:=[.$J$5]*([.$A408]-1) + [.$J$4]" office:value-type="float" office:value="8270" calcext:value-type="float">
            <text:p>8270</text:p>
          </table:table-cell>
          <table:table-cell table:formula="of:=[.$J$7]*([.$A408]-1) + [.$J$6]" office:value-type="float" office:value="0" calcext:value-type="float">
            <text:p>0</text:p>
          </table:table-cell>
          <table:table-cell table:formula="of:=FLOOR([.$A408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$A409]^[.$J$2] + [.$J$3]*([.$A409]-1)+[.$J$1]" office:value-type="float" office:value="67919356" calcext:value-type="float">
            <text:p>67919356</text:p>
          </table:table-cell>
          <table:table-cell table:formula="of:=[.$C408]+[.$B408]" office:value-type="float" office:value="6894065552" calcext:value-type="float">
            <text:p>6894065552</text:p>
          </table:table-cell>
          <table:table-cell table:formula="of:=[.$J$9]*([.$A409]-1) + [.$J$8]+FLOOR([.$A409]/[.$J$10])" office:value-type="float" office:value="491" calcext:value-type="float">
            <text:p>491</text:p>
          </table:table-cell>
          <table:table-cell table:formula="of:=[.$J$5]*([.$A409]-1) + [.$J$4]" office:value-type="float" office:value="8290" calcext:value-type="float">
            <text:p>8290</text:p>
          </table:table-cell>
          <table:table-cell table:formula="of:=[.$J$7]*([.$A409]-1) + [.$J$6]" office:value-type="float" office:value="0" calcext:value-type="float">
            <text:p>0</text:p>
          </table:table-cell>
          <table:table-cell table:formula="of:=FLOOR([.$A409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$A410]^[.$J$2] + [.$J$3]*([.$A410]-1)+[.$J$1]" office:value-type="float" office:value="68419978" calcext:value-type="float">
            <text:p>68419978</text:p>
          </table:table-cell>
          <table:table-cell table:formula="of:=[.$C409]+[.$B409]" office:value-type="float" office:value="6961984908" calcext:value-type="float">
            <text:p>6961984908</text:p>
          </table:table-cell>
          <table:table-cell table:formula="of:=[.$J$9]*([.$A410]-1) + [.$J$8]+FLOOR([.$A410]/[.$J$10])" office:value-type="float" office:value="492" calcext:value-type="float">
            <text:p>492</text:p>
          </table:table-cell>
          <table:table-cell table:formula="of:=[.$J$5]*([.$A410]-1) + [.$J$4]" office:value-type="float" office:value="8310" calcext:value-type="float">
            <text:p>8310</text:p>
          </table:table-cell>
          <table:table-cell table:formula="of:=[.$J$7]*([.$A410]-1) + [.$J$6]" office:value-type="float" office:value="0" calcext:value-type="float">
            <text:p>0</text:p>
          </table:table-cell>
          <table:table-cell table:formula="of:=FLOOR([.$A410]/[.$J$11])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$A411]^[.$J$2] + [.$J$3]*([.$A411]-1)+[.$J$1]" office:value-type="float" office:value="68923054" calcext:value-type="float">
            <text:p>68923054</text:p>
          </table:table-cell>
          <table:table-cell table:formula="of:=[.$C410]+[.$B410]" office:value-type="float" office:value="7030404886" calcext:value-type="float">
            <text:p>7030404886</text:p>
          </table:table-cell>
          <table:table-cell table:formula="of:=[.$J$9]*([.$A411]-1) + [.$J$8]+FLOOR([.$A411]/[.$J$10])" office:value-type="float" office:value="494" calcext:value-type="float">
            <text:p>494</text:p>
          </table:table-cell>
          <table:table-cell table:formula="of:=[.$J$5]*([.$A411]-1) + [.$J$4]" office:value-type="float" office:value="8330" calcext:value-type="float">
            <text:p>8330</text:p>
          </table:table-cell>
          <table:table-cell table:formula="of:=[.$J$7]*([.$A411]-1) + [.$J$6]" office:value-type="float" office:value="0" calcext:value-type="float">
            <text:p>0</text:p>
          </table:table-cell>
          <table:table-cell table:formula="of:=FLOOR([.$A411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$A412]^[.$J$2] + [.$J$3]*([.$A412]-1)+[.$J$1]" office:value-type="float" office:value="69428590" calcext:value-type="float">
            <text:p>69428590</text:p>
          </table:table-cell>
          <table:table-cell table:formula="of:=[.$C411]+[.$B411]" office:value-type="float" office:value="7099327940" calcext:value-type="float">
            <text:p>7099327940</text:p>
          </table:table-cell>
          <table:table-cell table:formula="of:=[.$J$9]*([.$A412]-1) + [.$J$8]+FLOOR([.$A412]/[.$J$10])" office:value-type="float" office:value="495" calcext:value-type="float">
            <text:p>495</text:p>
          </table:table-cell>
          <table:table-cell table:formula="of:=[.$J$5]*([.$A412]-1) + [.$J$4]" office:value-type="float" office:value="8350" calcext:value-type="float">
            <text:p>8350</text:p>
          </table:table-cell>
          <table:table-cell table:formula="of:=[.$J$7]*([.$A412]-1) + [.$J$6]" office:value-type="float" office:value="0" calcext:value-type="float">
            <text:p>0</text:p>
          </table:table-cell>
          <table:table-cell table:formula="of:=FLOOR([.$A412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$A413]^[.$J$2] + [.$J$3]*([.$A413]-1)+[.$J$1]" office:value-type="float" office:value="69936592" calcext:value-type="float">
            <text:p>69936592</text:p>
          </table:table-cell>
          <table:table-cell table:formula="of:=[.$C412]+[.$B412]" office:value-type="float" office:value="7168756530" calcext:value-type="float">
            <text:p>7168756530</text:p>
          </table:table-cell>
          <table:table-cell table:formula="of:=[.$J$9]*([.$A413]-1) + [.$J$8]+FLOOR([.$A413]/[.$J$10])" office:value-type="float" office:value="496" calcext:value-type="float">
            <text:p>496</text:p>
          </table:table-cell>
          <table:table-cell table:formula="of:=[.$J$5]*([.$A413]-1) + [.$J$4]" office:value-type="float" office:value="8370" calcext:value-type="float">
            <text:p>8370</text:p>
          </table:table-cell>
          <table:table-cell table:formula="of:=[.$J$7]*([.$A413]-1) + [.$J$6]" office:value-type="float" office:value="0" calcext:value-type="float">
            <text:p>0</text:p>
          </table:table-cell>
          <table:table-cell table:formula="of:=FLOOR([.$A413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$A414]^[.$J$2] + [.$J$3]*([.$A414]-1)+[.$J$1]" office:value-type="float" office:value="70447066" calcext:value-type="float">
            <text:p>70447066</text:p>
          </table:table-cell>
          <table:table-cell table:formula="of:=[.$C413]+[.$B413]" office:value-type="float" office:value="7238693122" calcext:value-type="float">
            <text:p>7238693122</text:p>
          </table:table-cell>
          <table:table-cell table:formula="of:=[.$J$9]*([.$A414]-1) + [.$J$8]+FLOOR([.$A414]/[.$J$10])" office:value-type="float" office:value="497" calcext:value-type="float">
            <text:p>497</text:p>
          </table:table-cell>
          <table:table-cell table:formula="of:=[.$J$5]*([.$A414]-1) + [.$J$4]" office:value-type="float" office:value="8390" calcext:value-type="float">
            <text:p>8390</text:p>
          </table:table-cell>
          <table:table-cell table:formula="of:=[.$J$7]*([.$A414]-1) + [.$J$6]" office:value-type="float" office:value="0" calcext:value-type="float">
            <text:p>0</text:p>
          </table:table-cell>
          <table:table-cell table:formula="of:=FLOOR([.$A414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$A415]^[.$J$2] + [.$J$3]*([.$A415]-1)+[.$J$1]" office:value-type="float" office:value="70960018" calcext:value-type="float">
            <text:p>70960018</text:p>
          </table:table-cell>
          <table:table-cell table:formula="of:=[.$C414]+[.$B414]" office:value-type="float" office:value="7309140188" calcext:value-type="float">
            <text:p>7309140188</text:p>
          </table:table-cell>
          <table:table-cell table:formula="of:=[.$J$9]*([.$A415]-1) + [.$J$8]+FLOOR([.$A415]/[.$J$10])" office:value-type="float" office:value="498" calcext:value-type="float">
            <text:p>498</text:p>
          </table:table-cell>
          <table:table-cell table:formula="of:=[.$J$5]*([.$A415]-1) + [.$J$4]" office:value-type="float" office:value="8410" calcext:value-type="float">
            <text:p>8410</text:p>
          </table:table-cell>
          <table:table-cell table:formula="of:=[.$J$7]*([.$A415]-1) + [.$J$6]" office:value-type="float" office:value="0" calcext:value-type="float">
            <text:p>0</text:p>
          </table:table-cell>
          <table:table-cell table:formula="of:=FLOOR([.$A415]/[.$J$11])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$A416]^[.$J$2] + [.$J$3]*([.$A416]-1)+[.$J$1]" office:value-type="float" office:value="71475454" calcext:value-type="float">
            <text:p>71475454</text:p>
          </table:table-cell>
          <table:table-cell table:formula="of:=[.$C415]+[.$B415]" office:value-type="float" office:value="7380100206" calcext:value-type="float">
            <text:p>7380100206</text:p>
          </table:table-cell>
          <table:table-cell table:formula="of:=[.$J$9]*([.$A416]-1) + [.$J$8]+FLOOR([.$A416]/[.$J$10])" office:value-type="float" office:value="500" calcext:value-type="float">
            <text:p>500</text:p>
          </table:table-cell>
          <table:table-cell table:formula="of:=[.$J$5]*([.$A416]-1) + [.$J$4]" office:value-type="float" office:value="8430" calcext:value-type="float">
            <text:p>8430</text:p>
          </table:table-cell>
          <table:table-cell table:formula="of:=[.$J$7]*([.$A416]-1) + [.$J$6]" office:value-type="float" office:value="0" calcext:value-type="float">
            <text:p>0</text:p>
          </table:table-cell>
          <table:table-cell table:formula="of:=FLOOR([.$A416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$A417]^[.$J$2] + [.$J$3]*([.$A417]-1)+[.$J$1]" office:value-type="float" office:value="71993380" calcext:value-type="float">
            <text:p>71993380</text:p>
          </table:table-cell>
          <table:table-cell table:formula="of:=[.$C416]+[.$B416]" office:value-type="float" office:value="7451575660" calcext:value-type="float">
            <text:p>7451575660</text:p>
          </table:table-cell>
          <table:table-cell table:formula="of:=[.$J$9]*([.$A417]-1) + [.$J$8]+FLOOR([.$A417]/[.$J$10])" office:value-type="float" office:value="501" calcext:value-type="float">
            <text:p>501</text:p>
          </table:table-cell>
          <table:table-cell table:formula="of:=[.$J$5]*([.$A417]-1) + [.$J$4]" office:value-type="float" office:value="8450" calcext:value-type="float">
            <text:p>8450</text:p>
          </table:table-cell>
          <table:table-cell table:formula="of:=[.$J$7]*([.$A417]-1) + [.$J$6]" office:value-type="float" office:value="0" calcext:value-type="float">
            <text:p>0</text:p>
          </table:table-cell>
          <table:table-cell table:formula="of:=FLOOR([.$A417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$A418]^[.$J$2] + [.$J$3]*([.$A418]-1)+[.$J$1]" office:value-type="float" office:value="72513802" calcext:value-type="float">
            <text:p>72513802</text:p>
          </table:table-cell>
          <table:table-cell table:formula="of:=[.$C417]+[.$B417]" office:value-type="float" office:value="7523569040" calcext:value-type="float">
            <text:p>7523569040</text:p>
          </table:table-cell>
          <table:table-cell table:formula="of:=[.$J$9]*([.$A418]-1) + [.$J$8]+FLOOR([.$A418]/[.$J$10])" office:value-type="float" office:value="502" calcext:value-type="float">
            <text:p>502</text:p>
          </table:table-cell>
          <table:table-cell table:formula="of:=[.$J$5]*([.$A418]-1) + [.$J$4]" office:value-type="float" office:value="8470" calcext:value-type="float">
            <text:p>8470</text:p>
          </table:table-cell>
          <table:table-cell table:formula="of:=[.$J$7]*([.$A418]-1) + [.$J$6]" office:value-type="float" office:value="0" calcext:value-type="float">
            <text:p>0</text:p>
          </table:table-cell>
          <table:table-cell table:formula="of:=FLOOR([.$A418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$A419]^[.$J$2] + [.$J$3]*([.$A419]-1)+[.$J$1]" office:value-type="float" office:value="73036726" calcext:value-type="float">
            <text:p>73036726</text:p>
          </table:table-cell>
          <table:table-cell table:formula="of:=[.$C418]+[.$B418]" office:value-type="float" office:value="7596082842" calcext:value-type="float">
            <text:p>7596082842</text:p>
          </table:table-cell>
          <table:table-cell table:formula="of:=[.$J$9]*([.$A419]-1) + [.$J$8]+FLOOR([.$A419]/[.$J$10])" office:value-type="float" office:value="503" calcext:value-type="float">
            <text:p>503</text:p>
          </table:table-cell>
          <table:table-cell table:formula="of:=[.$J$5]*([.$A419]-1) + [.$J$4]" office:value-type="float" office:value="8490" calcext:value-type="float">
            <text:p>8490</text:p>
          </table:table-cell>
          <table:table-cell table:formula="of:=[.$J$7]*([.$A419]-1) + [.$J$6]" office:value-type="float" office:value="0" calcext:value-type="float">
            <text:p>0</text:p>
          </table:table-cell>
          <table:table-cell table:formula="of:=FLOOR([.$A419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$A420]^[.$J$2] + [.$J$3]*([.$A420]-1)+[.$J$1]" office:value-type="float" office:value="73562158" calcext:value-type="float">
            <text:p>73562158</text:p>
          </table:table-cell>
          <table:table-cell table:formula="of:=[.$C419]+[.$B419]" office:value-type="float" office:value="7669119568" calcext:value-type="float">
            <text:p>7669119568</text:p>
          </table:table-cell>
          <table:table-cell table:formula="of:=[.$J$9]*([.$A420]-1) + [.$J$8]+FLOOR([.$A420]/[.$J$10])" office:value-type="float" office:value="504" calcext:value-type="float">
            <text:p>504</text:p>
          </table:table-cell>
          <table:table-cell table:formula="of:=[.$J$5]*([.$A420]-1) + [.$J$4]" office:value-type="float" office:value="8510" calcext:value-type="float">
            <text:p>8510</text:p>
          </table:table-cell>
          <table:table-cell table:formula="of:=[.$J$7]*([.$A420]-1) + [.$J$6]" office:value-type="float" office:value="0" calcext:value-type="float">
            <text:p>0</text:p>
          </table:table-cell>
          <table:table-cell table:formula="of:=FLOOR([.$A420]/[.$J$11])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$A421]^[.$J$2] + [.$J$3]*([.$A421]-1)+[.$J$1]" office:value-type="float" office:value="74090104" calcext:value-type="float">
            <text:p>74090104</text:p>
          </table:table-cell>
          <table:table-cell table:formula="of:=[.$C420]+[.$B420]" office:value-type="float" office:value="7742681726" calcext:value-type="float">
            <text:p>7742681726</text:p>
          </table:table-cell>
          <table:table-cell table:formula="of:=[.$J$9]*([.$A421]-1) + [.$J$8]+FLOOR([.$A421]/[.$J$10])" office:value-type="float" office:value="506" calcext:value-type="float">
            <text:p>506</text:p>
          </table:table-cell>
          <table:table-cell table:formula="of:=[.$J$5]*([.$A421]-1) + [.$J$4]" office:value-type="float" office:value="8530" calcext:value-type="float">
            <text:p>8530</text:p>
          </table:table-cell>
          <table:table-cell table:formula="of:=[.$J$7]*([.$A421]-1) + [.$J$6]" office:value-type="float" office:value="0" calcext:value-type="float">
            <text:p>0</text:p>
          </table:table-cell>
          <table:table-cell table:formula="of:=FLOOR([.$A421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$A422]^[.$J$2] + [.$J$3]*([.$A422]-1)+[.$J$1]" office:value-type="float" office:value="74620570" calcext:value-type="float">
            <text:p>74620570</text:p>
          </table:table-cell>
          <table:table-cell table:formula="of:=[.$C421]+[.$B421]" office:value-type="float" office:value="7816771830" calcext:value-type="float">
            <text:p>7816771830</text:p>
          </table:table-cell>
          <table:table-cell table:formula="of:=[.$J$9]*([.$A422]-1) + [.$J$8]+FLOOR([.$A422]/[.$J$10])" office:value-type="float" office:value="507" calcext:value-type="float">
            <text:p>507</text:p>
          </table:table-cell>
          <table:table-cell table:formula="of:=[.$J$5]*([.$A422]-1) + [.$J$4]" office:value-type="float" office:value="8550" calcext:value-type="float">
            <text:p>8550</text:p>
          </table:table-cell>
          <table:table-cell table:formula="of:=[.$J$7]*([.$A422]-1) + [.$J$6]" office:value-type="float" office:value="0" calcext:value-type="float">
            <text:p>0</text:p>
          </table:table-cell>
          <table:table-cell table:formula="of:=FLOOR([.$A422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$A423]^[.$J$2] + [.$J$3]*([.$A423]-1)+[.$J$1]" office:value-type="float" office:value="75153562" calcext:value-type="float">
            <text:p>75153562</text:p>
          </table:table-cell>
          <table:table-cell table:formula="of:=[.$C422]+[.$B422]" office:value-type="float" office:value="7891392400" calcext:value-type="float">
            <text:p>7891392400</text:p>
          </table:table-cell>
          <table:table-cell table:formula="of:=[.$J$9]*([.$A423]-1) + [.$J$8]+FLOOR([.$A423]/[.$J$10])" office:value-type="float" office:value="508" calcext:value-type="float">
            <text:p>508</text:p>
          </table:table-cell>
          <table:table-cell table:formula="of:=[.$J$5]*([.$A423]-1) + [.$J$4]" office:value-type="float" office:value="8570" calcext:value-type="float">
            <text:p>8570</text:p>
          </table:table-cell>
          <table:table-cell table:formula="of:=[.$J$7]*([.$A423]-1) + [.$J$6]" office:value-type="float" office:value="0" calcext:value-type="float">
            <text:p>0</text:p>
          </table:table-cell>
          <table:table-cell table:formula="of:=FLOOR([.$A423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$A424]^[.$J$2] + [.$J$3]*([.$A424]-1)+[.$J$1]" office:value-type="float" office:value="75689086" calcext:value-type="float">
            <text:p>75689086</text:p>
          </table:table-cell>
          <table:table-cell table:formula="of:=[.$C423]+[.$B423]" office:value-type="float" office:value="7966545962" calcext:value-type="float">
            <text:p>7966545962</text:p>
          </table:table-cell>
          <table:table-cell table:formula="of:=[.$J$9]*([.$A424]-1) + [.$J$8]+FLOOR([.$A424]/[.$J$10])" office:value-type="float" office:value="509" calcext:value-type="float">
            <text:p>509</text:p>
          </table:table-cell>
          <table:table-cell table:formula="of:=[.$J$5]*([.$A424]-1) + [.$J$4]" office:value-type="float" office:value="8590" calcext:value-type="float">
            <text:p>8590</text:p>
          </table:table-cell>
          <table:table-cell table:formula="of:=[.$J$7]*([.$A424]-1) + [.$J$6]" office:value-type="float" office:value="0" calcext:value-type="float">
            <text:p>0</text:p>
          </table:table-cell>
          <table:table-cell table:formula="of:=FLOOR([.$A424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$A425]^[.$J$2] + [.$J$3]*([.$A425]-1)+[.$J$1]" office:value-type="float" office:value="76227148" calcext:value-type="float">
            <text:p>76227148</text:p>
          </table:table-cell>
          <table:table-cell table:formula="of:=[.$C424]+[.$B424]" office:value-type="float" office:value="8042235048" calcext:value-type="float">
            <text:p>8042235048</text:p>
          </table:table-cell>
          <table:table-cell table:formula="of:=[.$J$9]*([.$A425]-1) + [.$J$8]+FLOOR([.$A425]/[.$J$10])" office:value-type="float" office:value="510" calcext:value-type="float">
            <text:p>510</text:p>
          </table:table-cell>
          <table:table-cell table:formula="of:=[.$J$5]*([.$A425]-1) + [.$J$4]" office:value-type="float" office:value="8610" calcext:value-type="float">
            <text:p>8610</text:p>
          </table:table-cell>
          <table:table-cell table:formula="of:=[.$J$7]*([.$A425]-1) + [.$J$6]" office:value-type="float" office:value="0" calcext:value-type="float">
            <text:p>0</text:p>
          </table:table-cell>
          <table:table-cell table:formula="of:=FLOOR([.$A425]/[.$J$11])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$A426]^[.$J$2] + [.$J$3]*([.$A426]-1)+[.$J$1]" office:value-type="float" office:value="76767754" calcext:value-type="float">
            <text:p>76767754</text:p>
          </table:table-cell>
          <table:table-cell table:formula="of:=[.$C425]+[.$B425]" office:value-type="float" office:value="8118462196" calcext:value-type="float">
            <text:p>8118462196</text:p>
          </table:table-cell>
          <table:table-cell table:formula="of:=[.$J$9]*([.$A426]-1) + [.$J$8]+FLOOR([.$A426]/[.$J$10])" office:value-type="float" office:value="512" calcext:value-type="float">
            <text:p>512</text:p>
          </table:table-cell>
          <table:table-cell table:formula="of:=[.$J$5]*([.$A426]-1) + [.$J$4]" office:value-type="float" office:value="8630" calcext:value-type="float">
            <text:p>8630</text:p>
          </table:table-cell>
          <table:table-cell table:formula="of:=[.$J$7]*([.$A426]-1) + [.$J$6]" office:value-type="float" office:value="0" calcext:value-type="float">
            <text:p>0</text:p>
          </table:table-cell>
          <table:table-cell table:formula="of:=FLOOR([.$A426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$A427]^[.$J$2] + [.$J$3]*([.$A427]-1)+[.$J$1]" office:value-type="float" office:value="77310910" calcext:value-type="float">
            <text:p>77310910</text:p>
          </table:table-cell>
          <table:table-cell table:formula="of:=[.$C426]+[.$B426]" office:value-type="float" office:value="8195229950" calcext:value-type="float">
            <text:p>8195229950</text:p>
          </table:table-cell>
          <table:table-cell table:formula="of:=[.$J$9]*([.$A427]-1) + [.$J$8]+FLOOR([.$A427]/[.$J$10])" office:value-type="float" office:value="513" calcext:value-type="float">
            <text:p>513</text:p>
          </table:table-cell>
          <table:table-cell table:formula="of:=[.$J$5]*([.$A427]-1) + [.$J$4]" office:value-type="float" office:value="8650" calcext:value-type="float">
            <text:p>8650</text:p>
          </table:table-cell>
          <table:table-cell table:formula="of:=[.$J$7]*([.$A427]-1) + [.$J$6]" office:value-type="float" office:value="0" calcext:value-type="float">
            <text:p>0</text:p>
          </table:table-cell>
          <table:table-cell table:formula="of:=FLOOR([.$A427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$A428]^[.$J$2] + [.$J$3]*([.$A428]-1)+[.$J$1]" office:value-type="float" office:value="77856622" calcext:value-type="float">
            <text:p>77856622</text:p>
          </table:table-cell>
          <table:table-cell table:formula="of:=[.$C427]+[.$B427]" office:value-type="float" office:value="8272540860" calcext:value-type="float">
            <text:p>8272540860</text:p>
          </table:table-cell>
          <table:table-cell table:formula="of:=[.$J$9]*([.$A428]-1) + [.$J$8]+FLOOR([.$A428]/[.$J$10])" office:value-type="float" office:value="514" calcext:value-type="float">
            <text:p>514</text:p>
          </table:table-cell>
          <table:table-cell table:formula="of:=[.$J$5]*([.$A428]-1) + [.$J$4]" office:value-type="float" office:value="8670" calcext:value-type="float">
            <text:p>8670</text:p>
          </table:table-cell>
          <table:table-cell table:formula="of:=[.$J$7]*([.$A428]-1) + [.$J$6]" office:value-type="float" office:value="0" calcext:value-type="float">
            <text:p>0</text:p>
          </table:table-cell>
          <table:table-cell table:formula="of:=FLOOR([.$A428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$A429]^[.$J$2] + [.$J$3]*([.$A429]-1)+[.$J$1]" office:value-type="float" office:value="78404896" calcext:value-type="float">
            <text:p>78404896</text:p>
          </table:table-cell>
          <table:table-cell table:formula="of:=[.$C428]+[.$B428]" office:value-type="float" office:value="8350397482" calcext:value-type="float">
            <text:p>8350397482</text:p>
          </table:table-cell>
          <table:table-cell table:formula="of:=[.$J$9]*([.$A429]-1) + [.$J$8]+FLOOR([.$A429]/[.$J$10])" office:value-type="float" office:value="515" calcext:value-type="float">
            <text:p>515</text:p>
          </table:table-cell>
          <table:table-cell table:formula="of:=[.$J$5]*([.$A429]-1) + [.$J$4]" office:value-type="float" office:value="8690" calcext:value-type="float">
            <text:p>8690</text:p>
          </table:table-cell>
          <table:table-cell table:formula="of:=[.$J$7]*([.$A429]-1) + [.$J$6]" office:value-type="float" office:value="0" calcext:value-type="float">
            <text:p>0</text:p>
          </table:table-cell>
          <table:table-cell table:formula="of:=FLOOR([.$A429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$A430]^[.$J$2] + [.$J$3]*([.$A430]-1)+[.$J$1]" office:value-type="float" office:value="78955738" calcext:value-type="float">
            <text:p>78955738</text:p>
          </table:table-cell>
          <table:table-cell table:formula="of:=[.$C429]+[.$B429]" office:value-type="float" office:value="8428802378" calcext:value-type="float">
            <text:p>8428802378</text:p>
          </table:table-cell>
          <table:table-cell table:formula="of:=[.$J$9]*([.$A430]-1) + [.$J$8]+FLOOR([.$A430]/[.$J$10])" office:value-type="float" office:value="516" calcext:value-type="float">
            <text:p>516</text:p>
          </table:table-cell>
          <table:table-cell table:formula="of:=[.$J$5]*([.$A430]-1) + [.$J$4]" office:value-type="float" office:value="8710" calcext:value-type="float">
            <text:p>8710</text:p>
          </table:table-cell>
          <table:table-cell table:formula="of:=[.$J$7]*([.$A430]-1) + [.$J$6]" office:value-type="float" office:value="0" calcext:value-type="float">
            <text:p>0</text:p>
          </table:table-cell>
          <table:table-cell table:formula="of:=FLOOR([.$A430]/[.$J$11])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$A431]^[.$J$2] + [.$J$3]*([.$A431]-1)+[.$J$1]" office:value-type="float" office:value="79509154" calcext:value-type="float">
            <text:p>79509154</text:p>
          </table:table-cell>
          <table:table-cell table:formula="of:=[.$C430]+[.$B430]" office:value-type="float" office:value="8507758116" calcext:value-type="float">
            <text:p>8507758116</text:p>
          </table:table-cell>
          <table:table-cell table:formula="of:=[.$J$9]*([.$A431]-1) + [.$J$8]+FLOOR([.$A431]/[.$J$10])" office:value-type="float" office:value="518" calcext:value-type="float">
            <text:p>518</text:p>
          </table:table-cell>
          <table:table-cell table:formula="of:=[.$J$5]*([.$A431]-1) + [.$J$4]" office:value-type="float" office:value="8730" calcext:value-type="float">
            <text:p>8730</text:p>
          </table:table-cell>
          <table:table-cell table:formula="of:=[.$J$7]*([.$A431]-1) + [.$J$6]" office:value-type="float" office:value="0" calcext:value-type="float">
            <text:p>0</text:p>
          </table:table-cell>
          <table:table-cell table:formula="of:=FLOOR([.$A431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$A432]^[.$J$2] + [.$J$3]*([.$A432]-1)+[.$J$1]" office:value-type="float" office:value="80065150" calcext:value-type="float">
            <text:p>80065150</text:p>
          </table:table-cell>
          <table:table-cell table:formula="of:=[.$C431]+[.$B431]" office:value-type="float" office:value="8587267270" calcext:value-type="float">
            <text:p>8587267270</text:p>
          </table:table-cell>
          <table:table-cell table:formula="of:=[.$J$9]*([.$A432]-1) + [.$J$8]+FLOOR([.$A432]/[.$J$10])" office:value-type="float" office:value="519" calcext:value-type="float">
            <text:p>519</text:p>
          </table:table-cell>
          <table:table-cell table:formula="of:=[.$J$5]*([.$A432]-1) + [.$J$4]" office:value-type="float" office:value="8750" calcext:value-type="float">
            <text:p>8750</text:p>
          </table:table-cell>
          <table:table-cell table:formula="of:=[.$J$7]*([.$A432]-1) + [.$J$6]" office:value-type="float" office:value="0" calcext:value-type="float">
            <text:p>0</text:p>
          </table:table-cell>
          <table:table-cell table:formula="of:=FLOOR([.$A432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$A433]^[.$J$2] + [.$J$3]*([.$A433]-1)+[.$J$1]" office:value-type="float" office:value="80623732" calcext:value-type="float">
            <text:p>80623732</text:p>
          </table:table-cell>
          <table:table-cell table:formula="of:=[.$C432]+[.$B432]" office:value-type="float" office:value="8667332420" calcext:value-type="float">
            <text:p>8667332420</text:p>
          </table:table-cell>
          <table:table-cell table:formula="of:=[.$J$9]*([.$A433]-1) + [.$J$8]+FLOOR([.$A433]/[.$J$10])" office:value-type="float" office:value="520" calcext:value-type="float">
            <text:p>520</text:p>
          </table:table-cell>
          <table:table-cell table:formula="of:=[.$J$5]*([.$A433]-1) + [.$J$4]" office:value-type="float" office:value="8770" calcext:value-type="float">
            <text:p>8770</text:p>
          </table:table-cell>
          <table:table-cell table:formula="of:=[.$J$7]*([.$A433]-1) + [.$J$6]" office:value-type="float" office:value="0" calcext:value-type="float">
            <text:p>0</text:p>
          </table:table-cell>
          <table:table-cell table:formula="of:=FLOOR([.$A433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$A434]^[.$J$2] + [.$J$3]*([.$A434]-1)+[.$J$1]" office:value-type="float" office:value="81184906" calcext:value-type="float">
            <text:p>81184906</text:p>
          </table:table-cell>
          <table:table-cell table:formula="of:=[.$C433]+[.$B433]" office:value-type="float" office:value="8747956152" calcext:value-type="float">
            <text:p>8747956152</text:p>
          </table:table-cell>
          <table:table-cell table:formula="of:=[.$J$9]*([.$A434]-1) + [.$J$8]+FLOOR([.$A434]/[.$J$10])" office:value-type="float" office:value="521" calcext:value-type="float">
            <text:p>521</text:p>
          </table:table-cell>
          <table:table-cell table:formula="of:=[.$J$5]*([.$A434]-1) + [.$J$4]" office:value-type="float" office:value="8790" calcext:value-type="float">
            <text:p>8790</text:p>
          </table:table-cell>
          <table:table-cell table:formula="of:=[.$J$7]*([.$A434]-1) + [.$J$6]" office:value-type="float" office:value="0" calcext:value-type="float">
            <text:p>0</text:p>
          </table:table-cell>
          <table:table-cell table:formula="of:=FLOOR([.$A434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$A435]^[.$J$2] + [.$J$3]*([.$A435]-1)+[.$J$1]" office:value-type="float" office:value="81748678" calcext:value-type="float">
            <text:p>81748678</text:p>
          </table:table-cell>
          <table:table-cell table:formula="of:=[.$C434]+[.$B434]" office:value-type="float" office:value="8829141058" calcext:value-type="float">
            <text:p>8829141058</text:p>
          </table:table-cell>
          <table:table-cell table:formula="of:=[.$J$9]*([.$A435]-1) + [.$J$8]+FLOOR([.$A435]/[.$J$10])" office:value-type="float" office:value="522" calcext:value-type="float">
            <text:p>522</text:p>
          </table:table-cell>
          <table:table-cell table:formula="of:=[.$J$5]*([.$A435]-1) + [.$J$4]" office:value-type="float" office:value="8810" calcext:value-type="float">
            <text:p>8810</text:p>
          </table:table-cell>
          <table:table-cell table:formula="of:=[.$J$7]*([.$A435]-1) + [.$J$6]" office:value-type="float" office:value="0" calcext:value-type="float">
            <text:p>0</text:p>
          </table:table-cell>
          <table:table-cell table:formula="of:=FLOOR([.$A435]/[.$J$11])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$A436]^[.$J$2] + [.$J$3]*([.$A436]-1)+[.$J$1]" office:value-type="float" office:value="82315054" calcext:value-type="float">
            <text:p>82315054</text:p>
          </table:table-cell>
          <table:table-cell table:formula="of:=[.$C435]+[.$B435]" office:value-type="float" office:value="8910889736" calcext:value-type="float">
            <text:p>8910889736</text:p>
          </table:table-cell>
          <table:table-cell table:formula="of:=[.$J$9]*([.$A436]-1) + [.$J$8]+FLOOR([.$A436]/[.$J$10])" office:value-type="float" office:value="524" calcext:value-type="float">
            <text:p>524</text:p>
          </table:table-cell>
          <table:table-cell table:formula="of:=[.$J$5]*([.$A436]-1) + [.$J$4]" office:value-type="float" office:value="8830" calcext:value-type="float">
            <text:p>8830</text:p>
          </table:table-cell>
          <table:table-cell table:formula="of:=[.$J$7]*([.$A436]-1) + [.$J$6]" office:value-type="float" office:value="0" calcext:value-type="float">
            <text:p>0</text:p>
          </table:table-cell>
          <table:table-cell table:formula="of:=FLOOR([.$A436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$A437]^[.$J$2] + [.$J$3]*([.$A437]-1)+[.$J$1]" office:value-type="float" office:value="82884040" calcext:value-type="float">
            <text:p>82884040</text:p>
          </table:table-cell>
          <table:table-cell table:formula="of:=[.$C436]+[.$B436]" office:value-type="float" office:value="8993204790" calcext:value-type="float">
            <text:p>8993204790</text:p>
          </table:table-cell>
          <table:table-cell table:formula="of:=[.$J$9]*([.$A437]-1) + [.$J$8]+FLOOR([.$A437]/[.$J$10])" office:value-type="float" office:value="525" calcext:value-type="float">
            <text:p>525</text:p>
          </table:table-cell>
          <table:table-cell table:formula="of:=[.$J$5]*([.$A437]-1) + [.$J$4]" office:value-type="float" office:value="8850" calcext:value-type="float">
            <text:p>8850</text:p>
          </table:table-cell>
          <table:table-cell table:formula="of:=[.$J$7]*([.$A437]-1) + [.$J$6]" office:value-type="float" office:value="0" calcext:value-type="float">
            <text:p>0</text:p>
          </table:table-cell>
          <table:table-cell table:formula="of:=FLOOR([.$A437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$A438]^[.$J$2] + [.$J$3]*([.$A438]-1)+[.$J$1]" office:value-type="float" office:value="83455642" calcext:value-type="float">
            <text:p>83455642</text:p>
          </table:table-cell>
          <table:table-cell table:formula="of:=[.$C437]+[.$B437]" office:value-type="float" office:value="9076088830" calcext:value-type="float">
            <text:p>9076088830</text:p>
          </table:table-cell>
          <table:table-cell table:formula="of:=[.$J$9]*([.$A438]-1) + [.$J$8]+FLOOR([.$A438]/[.$J$10])" office:value-type="float" office:value="526" calcext:value-type="float">
            <text:p>526</text:p>
          </table:table-cell>
          <table:table-cell table:formula="of:=[.$J$5]*([.$A438]-1) + [.$J$4]" office:value-type="float" office:value="8870" calcext:value-type="float">
            <text:p>8870</text:p>
          </table:table-cell>
          <table:table-cell table:formula="of:=[.$J$7]*([.$A438]-1) + [.$J$6]" office:value-type="float" office:value="0" calcext:value-type="float">
            <text:p>0</text:p>
          </table:table-cell>
          <table:table-cell table:formula="of:=FLOOR([.$A438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$A439]^[.$J$2] + [.$J$3]*([.$A439]-1)+[.$J$1]" office:value-type="float" office:value="84029866" calcext:value-type="float">
            <text:p>84029866</text:p>
          </table:table-cell>
          <table:table-cell table:formula="of:=[.$C438]+[.$B438]" office:value-type="float" office:value="9159544472" calcext:value-type="float">
            <text:p>9159544472</text:p>
          </table:table-cell>
          <table:table-cell table:formula="of:=[.$J$9]*([.$A439]-1) + [.$J$8]+FLOOR([.$A439]/[.$J$10])" office:value-type="float" office:value="527" calcext:value-type="float">
            <text:p>527</text:p>
          </table:table-cell>
          <table:table-cell table:formula="of:=[.$J$5]*([.$A439]-1) + [.$J$4]" office:value-type="float" office:value="8890" calcext:value-type="float">
            <text:p>8890</text:p>
          </table:table-cell>
          <table:table-cell table:formula="of:=[.$J$7]*([.$A439]-1) + [.$J$6]" office:value-type="float" office:value="0" calcext:value-type="float">
            <text:p>0</text:p>
          </table:table-cell>
          <table:table-cell table:formula="of:=FLOOR([.$A439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$A440]^[.$J$2] + [.$J$3]*([.$A440]-1)+[.$J$1]" office:value-type="float" office:value="84606718" calcext:value-type="float">
            <text:p>84606718</text:p>
          </table:table-cell>
          <table:table-cell table:formula="of:=[.$C439]+[.$B439]" office:value-type="float" office:value="9243574338" calcext:value-type="float">
            <text:p>9243574338</text:p>
          </table:table-cell>
          <table:table-cell table:formula="of:=[.$J$9]*([.$A440]-1) + [.$J$8]+FLOOR([.$A440]/[.$J$10])" office:value-type="float" office:value="528" calcext:value-type="float">
            <text:p>528</text:p>
          </table:table-cell>
          <table:table-cell table:formula="of:=[.$J$5]*([.$A440]-1) + [.$J$4]" office:value-type="float" office:value="8910" calcext:value-type="float">
            <text:p>8910</text:p>
          </table:table-cell>
          <table:table-cell table:formula="of:=[.$J$7]*([.$A440]-1) + [.$J$6]" office:value-type="float" office:value="0" calcext:value-type="float">
            <text:p>0</text:p>
          </table:table-cell>
          <table:table-cell table:formula="of:=FLOOR([.$A440]/[.$J$11])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$A441]^[.$J$2] + [.$J$3]*([.$A441]-1)+[.$J$1]" office:value-type="float" office:value="85186204" calcext:value-type="float">
            <text:p>85186204</text:p>
          </table:table-cell>
          <table:table-cell table:formula="of:=[.$C440]+[.$B440]" office:value-type="float" office:value="9328181056" calcext:value-type="float">
            <text:p>9328181056</text:p>
          </table:table-cell>
          <table:table-cell table:formula="of:=[.$J$9]*([.$A441]-1) + [.$J$8]+FLOOR([.$A441]/[.$J$10])" office:value-type="float" office:value="530" calcext:value-type="float">
            <text:p>530</text:p>
          </table:table-cell>
          <table:table-cell table:formula="of:=[.$J$5]*([.$A441]-1) + [.$J$4]" office:value-type="float" office:value="8930" calcext:value-type="float">
            <text:p>8930</text:p>
          </table:table-cell>
          <table:table-cell table:formula="of:=[.$J$7]*([.$A441]-1) + [.$J$6]" office:value-type="float" office:value="0" calcext:value-type="float">
            <text:p>0</text:p>
          </table:table-cell>
          <table:table-cell table:formula="of:=FLOOR([.$A441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$A442]^[.$J$2] + [.$J$3]*([.$A442]-1)+[.$J$1]" office:value-type="float" office:value="85768330" calcext:value-type="float">
            <text:p>85768330</text:p>
          </table:table-cell>
          <table:table-cell table:formula="of:=[.$C441]+[.$B441]" office:value-type="float" office:value="9413367260" calcext:value-type="float">
            <text:p>9413367260</text:p>
          </table:table-cell>
          <table:table-cell table:formula="of:=[.$J$9]*([.$A442]-1) + [.$J$8]+FLOOR([.$A442]/[.$J$10])" office:value-type="float" office:value="531" calcext:value-type="float">
            <text:p>531</text:p>
          </table:table-cell>
          <table:table-cell table:formula="of:=[.$J$5]*([.$A442]-1) + [.$J$4]" office:value-type="float" office:value="8950" calcext:value-type="float">
            <text:p>8950</text:p>
          </table:table-cell>
          <table:table-cell table:formula="of:=[.$J$7]*([.$A442]-1) + [.$J$6]" office:value-type="float" office:value="0" calcext:value-type="float">
            <text:p>0</text:p>
          </table:table-cell>
          <table:table-cell table:formula="of:=FLOOR([.$A442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$A443]^[.$J$2] + [.$J$3]*([.$A443]-1)+[.$J$1]" office:value-type="float" office:value="86353102" calcext:value-type="float">
            <text:p>86353102</text:p>
          </table:table-cell>
          <table:table-cell table:formula="of:=[.$C442]+[.$B442]" office:value-type="float" office:value="9499135590" calcext:value-type="float">
            <text:p>9499135590</text:p>
          </table:table-cell>
          <table:table-cell table:formula="of:=[.$J$9]*([.$A443]-1) + [.$J$8]+FLOOR([.$A443]/[.$J$10])" office:value-type="float" office:value="532" calcext:value-type="float">
            <text:p>532</text:p>
          </table:table-cell>
          <table:table-cell table:formula="of:=[.$J$5]*([.$A443]-1) + [.$J$4]" office:value-type="float" office:value="8970" calcext:value-type="float">
            <text:p>8970</text:p>
          </table:table-cell>
          <table:table-cell table:formula="of:=[.$J$7]*([.$A443]-1) + [.$J$6]" office:value-type="float" office:value="0" calcext:value-type="float">
            <text:p>0</text:p>
          </table:table-cell>
          <table:table-cell table:formula="of:=FLOOR([.$A443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$A444]^[.$J$2] + [.$J$3]*([.$A444]-1)+[.$J$1]" office:value-type="float" office:value="86940526" calcext:value-type="float">
            <text:p>86940526</text:p>
          </table:table-cell>
          <table:table-cell table:formula="of:=[.$C443]+[.$B443]" office:value-type="float" office:value="9585488692" calcext:value-type="float">
            <text:p>9585488692</text:p>
          </table:table-cell>
          <table:table-cell table:formula="of:=[.$J$9]*([.$A444]-1) + [.$J$8]+FLOOR([.$A444]/[.$J$10])" office:value-type="float" office:value="533" calcext:value-type="float">
            <text:p>533</text:p>
          </table:table-cell>
          <table:table-cell table:formula="of:=[.$J$5]*([.$A444]-1) + [.$J$4]" office:value-type="float" office:value="8990" calcext:value-type="float">
            <text:p>8990</text:p>
          </table:table-cell>
          <table:table-cell table:formula="of:=[.$J$7]*([.$A444]-1) + [.$J$6]" office:value-type="float" office:value="0" calcext:value-type="float">
            <text:p>0</text:p>
          </table:table-cell>
          <table:table-cell table:formula="of:=FLOOR([.$A444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$A445]^[.$J$2] + [.$J$3]*([.$A445]-1)+[.$J$1]" office:value-type="float" office:value="87530608" calcext:value-type="float">
            <text:p>87530608</text:p>
          </table:table-cell>
          <table:table-cell table:formula="of:=[.$C444]+[.$B444]" office:value-type="float" office:value="9672429218" calcext:value-type="float">
            <text:p>9672429218</text:p>
          </table:table-cell>
          <table:table-cell table:formula="of:=[.$J$9]*([.$A445]-1) + [.$J$8]+FLOOR([.$A445]/[.$J$10])" office:value-type="float" office:value="534" calcext:value-type="float">
            <text:p>534</text:p>
          </table:table-cell>
          <table:table-cell table:formula="of:=[.$J$5]*([.$A445]-1) + [.$J$4]" office:value-type="float" office:value="9010" calcext:value-type="float">
            <text:p>9010</text:p>
          </table:table-cell>
          <table:table-cell table:formula="of:=[.$J$7]*([.$A445]-1) + [.$J$6]" office:value-type="float" office:value="0" calcext:value-type="float">
            <text:p>0</text:p>
          </table:table-cell>
          <table:table-cell table:formula="of:=FLOOR([.$A445]/[.$J$11])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$A446]^[.$J$2] + [.$J$3]*([.$A446]-1)+[.$J$1]" office:value-type="float" office:value="88123354" calcext:value-type="float">
            <text:p>88123354</text:p>
          </table:table-cell>
          <table:table-cell table:formula="of:=[.$C445]+[.$B445]" office:value-type="float" office:value="9759959826" calcext:value-type="float">
            <text:p>9759959826</text:p>
          </table:table-cell>
          <table:table-cell table:formula="of:=[.$J$9]*([.$A446]-1) + [.$J$8]+FLOOR([.$A446]/[.$J$10])" office:value-type="float" office:value="536" calcext:value-type="float">
            <text:p>536</text:p>
          </table:table-cell>
          <table:table-cell table:formula="of:=[.$J$5]*([.$A446]-1) + [.$J$4]" office:value-type="float" office:value="9030" calcext:value-type="float">
            <text:p>9030</text:p>
          </table:table-cell>
          <table:table-cell table:formula="of:=[.$J$7]*([.$A446]-1) + [.$J$6]" office:value-type="float" office:value="0" calcext:value-type="float">
            <text:p>0</text:p>
          </table:table-cell>
          <table:table-cell table:formula="of:=FLOOR([.$A446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$A447]^[.$J$2] + [.$J$3]*([.$A447]-1)+[.$J$1]" office:value-type="float" office:value="88718770" calcext:value-type="float">
            <text:p>88718770</text:p>
          </table:table-cell>
          <table:table-cell table:formula="of:=[.$C446]+[.$B446]" office:value-type="float" office:value="9848083180" calcext:value-type="float">
            <text:p>9848083180</text:p>
          </table:table-cell>
          <table:table-cell table:formula="of:=[.$J$9]*([.$A447]-1) + [.$J$8]+FLOOR([.$A447]/[.$J$10])" office:value-type="float" office:value="537" calcext:value-type="float">
            <text:p>537</text:p>
          </table:table-cell>
          <table:table-cell table:formula="of:=[.$J$5]*([.$A447]-1) + [.$J$4]" office:value-type="float" office:value="9050" calcext:value-type="float">
            <text:p>9050</text:p>
          </table:table-cell>
          <table:table-cell table:formula="of:=[.$J$7]*([.$A447]-1) + [.$J$6]" office:value-type="float" office:value="0" calcext:value-type="float">
            <text:p>0</text:p>
          </table:table-cell>
          <table:table-cell table:formula="of:=FLOOR([.$A447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$A448]^[.$J$2] + [.$J$3]*([.$A448]-1)+[.$J$1]" office:value-type="float" office:value="89316862" calcext:value-type="float">
            <text:p>89316862</text:p>
          </table:table-cell>
          <table:table-cell table:formula="of:=[.$C447]+[.$B447]" office:value-type="float" office:value="9936801950" calcext:value-type="float">
            <text:p>9936801950</text:p>
          </table:table-cell>
          <table:table-cell table:formula="of:=[.$J$9]*([.$A448]-1) + [.$J$8]+FLOOR([.$A448]/[.$J$10])" office:value-type="float" office:value="538" calcext:value-type="float">
            <text:p>538</text:p>
          </table:table-cell>
          <table:table-cell table:formula="of:=[.$J$5]*([.$A448]-1) + [.$J$4]" office:value-type="float" office:value="9070" calcext:value-type="float">
            <text:p>9070</text:p>
          </table:table-cell>
          <table:table-cell table:formula="of:=[.$J$7]*([.$A448]-1) + [.$J$6]" office:value-type="float" office:value="0" calcext:value-type="float">
            <text:p>0</text:p>
          </table:table-cell>
          <table:table-cell table:formula="of:=FLOOR([.$A448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$A449]^[.$J$2] + [.$J$3]*([.$A449]-1)+[.$J$1]" office:value-type="float" office:value="89917636" calcext:value-type="float">
            <text:p>89917636</text:p>
          </table:table-cell>
          <table:table-cell table:formula="of:=[.$C448]+[.$B448]" office:value-type="float" office:value="10026118812" calcext:value-type="float">
            <text:p>10026118812</text:p>
          </table:table-cell>
          <table:table-cell table:formula="of:=[.$J$9]*([.$A449]-1) + [.$J$8]+FLOOR([.$A449]/[.$J$10])" office:value-type="float" office:value="539" calcext:value-type="float">
            <text:p>539</text:p>
          </table:table-cell>
          <table:table-cell table:formula="of:=[.$J$5]*([.$A449]-1) + [.$J$4]" office:value-type="float" office:value="9090" calcext:value-type="float">
            <text:p>9090</text:p>
          </table:table-cell>
          <table:table-cell table:formula="of:=[.$J$7]*([.$A449]-1) + [.$J$6]" office:value-type="float" office:value="0" calcext:value-type="float">
            <text:p>0</text:p>
          </table:table-cell>
          <table:table-cell table:formula="of:=FLOOR([.$A449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$A450]^[.$J$2] + [.$J$3]*([.$A450]-1)+[.$J$1]" office:value-type="float" office:value="90521098" calcext:value-type="float">
            <text:p>90521098</text:p>
          </table:table-cell>
          <table:table-cell table:formula="of:=[.$C449]+[.$B449]" office:value-type="float" office:value="10116036448" calcext:value-type="float">
            <text:p>10116036448</text:p>
          </table:table-cell>
          <table:table-cell table:formula="of:=[.$J$9]*([.$A450]-1) + [.$J$8]+FLOOR([.$A450]/[.$J$10])" office:value-type="float" office:value="540" calcext:value-type="float">
            <text:p>540</text:p>
          </table:table-cell>
          <table:table-cell table:formula="of:=[.$J$5]*([.$A450]-1) + [.$J$4]" office:value-type="float" office:value="9110" calcext:value-type="float">
            <text:p>9110</text:p>
          </table:table-cell>
          <table:table-cell table:formula="of:=[.$J$7]*([.$A450]-1) + [.$J$6]" office:value-type="float" office:value="0" calcext:value-type="float">
            <text:p>0</text:p>
          </table:table-cell>
          <table:table-cell table:formula="of:=FLOOR([.$A450]/[.$J$11])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$A451]^[.$J$2] + [.$J$3]*([.$A451]-1)+[.$J$1]" office:value-type="float" office:value="91127254" calcext:value-type="float">
            <text:p>91127254</text:p>
          </table:table-cell>
          <table:table-cell table:formula="of:=[.$C450]+[.$B450]" office:value-type="float" office:value="10206557546" calcext:value-type="float">
            <text:p>10206557546</text:p>
          </table:table-cell>
          <table:table-cell table:formula="of:=[.$J$9]*([.$A451]-1) + [.$J$8]+FLOOR([.$A451]/[.$J$10])" office:value-type="float" office:value="542" calcext:value-type="float">
            <text:p>542</text:p>
          </table:table-cell>
          <table:table-cell table:formula="of:=[.$J$5]*([.$A451]-1) + [.$J$4]" office:value-type="float" office:value="9130" calcext:value-type="float">
            <text:p>9130</text:p>
          </table:table-cell>
          <table:table-cell table:formula="of:=[.$J$7]*([.$A451]-1) + [.$J$6]" office:value-type="float" office:value="0" calcext:value-type="float">
            <text:p>0</text:p>
          </table:table-cell>
          <table:table-cell table:formula="of:=FLOOR([.$A451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$A452]^[.$J$2] + [.$J$3]*([.$A452]-1)+[.$J$1]" office:value-type="float" office:value="91736110" calcext:value-type="float">
            <text:p>91736110</text:p>
          </table:table-cell>
          <table:table-cell table:formula="of:=[.$C451]+[.$B451]" office:value-type="float" office:value="10297684800" calcext:value-type="float">
            <text:p>10297684800</text:p>
          </table:table-cell>
          <table:table-cell table:formula="of:=[.$J$9]*([.$A452]-1) + [.$J$8]+FLOOR([.$A452]/[.$J$10])" office:value-type="float" office:value="543" calcext:value-type="float">
            <text:p>543</text:p>
          </table:table-cell>
          <table:table-cell table:formula="of:=[.$J$5]*([.$A452]-1) + [.$J$4]" office:value-type="float" office:value="9150" calcext:value-type="float">
            <text:p>9150</text:p>
          </table:table-cell>
          <table:table-cell table:formula="of:=[.$J$7]*([.$A452]-1) + [.$J$6]" office:value-type="float" office:value="0" calcext:value-type="float">
            <text:p>0</text:p>
          </table:table-cell>
          <table:table-cell table:formula="of:=FLOOR([.$A452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$A453]^[.$J$2] + [.$J$3]*([.$A453]-1)+[.$J$1]" office:value-type="float" office:value="92347672" calcext:value-type="float">
            <text:p>92347672</text:p>
          </table:table-cell>
          <table:table-cell table:formula="of:=[.$C452]+[.$B452]" office:value-type="float" office:value="10389420910" calcext:value-type="float">
            <text:p>10389420910</text:p>
          </table:table-cell>
          <table:table-cell table:formula="of:=[.$J$9]*([.$A453]-1) + [.$J$8]+FLOOR([.$A453]/[.$J$10])" office:value-type="float" office:value="544" calcext:value-type="float">
            <text:p>544</text:p>
          </table:table-cell>
          <table:table-cell table:formula="of:=[.$J$5]*([.$A453]-1) + [.$J$4]" office:value-type="float" office:value="9170" calcext:value-type="float">
            <text:p>9170</text:p>
          </table:table-cell>
          <table:table-cell table:formula="of:=[.$J$7]*([.$A453]-1) + [.$J$6]" office:value-type="float" office:value="0" calcext:value-type="float">
            <text:p>0</text:p>
          </table:table-cell>
          <table:table-cell table:formula="of:=FLOOR([.$A453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$A454]^[.$J$2] + [.$J$3]*([.$A454]-1)+[.$J$1]" office:value-type="float" office:value="92961946" calcext:value-type="float">
            <text:p>92961946</text:p>
          </table:table-cell>
          <table:table-cell table:formula="of:=[.$C453]+[.$B453]" office:value-type="float" office:value="10481768582" calcext:value-type="float">
            <text:p>10481768582</text:p>
          </table:table-cell>
          <table:table-cell table:formula="of:=[.$J$9]*([.$A454]-1) + [.$J$8]+FLOOR([.$A454]/[.$J$10])" office:value-type="float" office:value="545" calcext:value-type="float">
            <text:p>545</text:p>
          </table:table-cell>
          <table:table-cell table:formula="of:=[.$J$5]*([.$A454]-1) + [.$J$4]" office:value-type="float" office:value="9190" calcext:value-type="float">
            <text:p>9190</text:p>
          </table:table-cell>
          <table:table-cell table:formula="of:=[.$J$7]*([.$A454]-1) + [.$J$6]" office:value-type="float" office:value="0" calcext:value-type="float">
            <text:p>0</text:p>
          </table:table-cell>
          <table:table-cell table:formula="of:=FLOOR([.$A454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$A455]^[.$J$2] + [.$J$3]*([.$A455]-1)+[.$J$1]" office:value-type="float" office:value="93578938" calcext:value-type="float">
            <text:p>93578938</text:p>
          </table:table-cell>
          <table:table-cell table:formula="of:=[.$C454]+[.$B454]" office:value-type="float" office:value="10574730528" calcext:value-type="float">
            <text:p>10574730528</text:p>
          </table:table-cell>
          <table:table-cell table:formula="of:=[.$J$9]*([.$A455]-1) + [.$J$8]+FLOOR([.$A455]/[.$J$10])" office:value-type="float" office:value="546" calcext:value-type="float">
            <text:p>546</text:p>
          </table:table-cell>
          <table:table-cell table:formula="of:=[.$J$5]*([.$A455]-1) + [.$J$4]" office:value-type="float" office:value="9210" calcext:value-type="float">
            <text:p>9210</text:p>
          </table:table-cell>
          <table:table-cell table:formula="of:=[.$J$7]*([.$A455]-1) + [.$J$6]" office:value-type="float" office:value="0" calcext:value-type="float">
            <text:p>0</text:p>
          </table:table-cell>
          <table:table-cell table:formula="of:=FLOOR([.$A455]/[.$J$11])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$A456]^[.$J$2] + [.$J$3]*([.$A456]-1)+[.$J$1]" office:value-type="float" office:value="94198654" calcext:value-type="float">
            <text:p>94198654</text:p>
          </table:table-cell>
          <table:table-cell table:formula="of:=[.$C455]+[.$B455]" office:value-type="float" office:value="10668309466" calcext:value-type="float">
            <text:p>10668309466</text:p>
          </table:table-cell>
          <table:table-cell table:formula="of:=[.$J$9]*([.$A456]-1) + [.$J$8]+FLOOR([.$A456]/[.$J$10])" office:value-type="float" office:value="548" calcext:value-type="float">
            <text:p>548</text:p>
          </table:table-cell>
          <table:table-cell table:formula="of:=[.$J$5]*([.$A456]-1) + [.$J$4]" office:value-type="float" office:value="9230" calcext:value-type="float">
            <text:p>9230</text:p>
          </table:table-cell>
          <table:table-cell table:formula="of:=[.$J$7]*([.$A456]-1) + [.$J$6]" office:value-type="float" office:value="0" calcext:value-type="float">
            <text:p>0</text:p>
          </table:table-cell>
          <table:table-cell table:formula="of:=FLOOR([.$A456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$A457]^[.$J$2] + [.$J$3]*([.$A457]-1)+[.$J$1]" office:value-type="float" office:value="94821100" calcext:value-type="float">
            <text:p>94821100</text:p>
          </table:table-cell>
          <table:table-cell table:formula="of:=[.$C456]+[.$B456]" office:value-type="float" office:value="10762508120" calcext:value-type="float">
            <text:p>10762508120</text:p>
          </table:table-cell>
          <table:table-cell table:formula="of:=[.$J$9]*([.$A457]-1) + [.$J$8]+FLOOR([.$A457]/[.$J$10])" office:value-type="float" office:value="549" calcext:value-type="float">
            <text:p>549</text:p>
          </table:table-cell>
          <table:table-cell table:formula="of:=[.$J$5]*([.$A457]-1) + [.$J$4]" office:value-type="float" office:value="9250" calcext:value-type="float">
            <text:p>9250</text:p>
          </table:table-cell>
          <table:table-cell table:formula="of:=[.$J$7]*([.$A457]-1) + [.$J$6]" office:value-type="float" office:value="0" calcext:value-type="float">
            <text:p>0</text:p>
          </table:table-cell>
          <table:table-cell table:formula="of:=FLOOR([.$A457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$A458]^[.$J$2] + [.$J$3]*([.$A458]-1)+[.$J$1]" office:value-type="float" office:value="95446282" calcext:value-type="float">
            <text:p>95446282</text:p>
          </table:table-cell>
          <table:table-cell table:formula="of:=[.$C457]+[.$B457]" office:value-type="float" office:value="10857329220" calcext:value-type="float">
            <text:p>10857329220</text:p>
          </table:table-cell>
          <table:table-cell table:formula="of:=[.$J$9]*([.$A458]-1) + [.$J$8]+FLOOR([.$A458]/[.$J$10])" office:value-type="float" office:value="550" calcext:value-type="float">
            <text:p>550</text:p>
          </table:table-cell>
          <table:table-cell table:formula="of:=[.$J$5]*([.$A458]-1) + [.$J$4]" office:value-type="float" office:value="9270" calcext:value-type="float">
            <text:p>9270</text:p>
          </table:table-cell>
          <table:table-cell table:formula="of:=[.$J$7]*([.$A458]-1) + [.$J$6]" office:value-type="float" office:value="0" calcext:value-type="float">
            <text:p>0</text:p>
          </table:table-cell>
          <table:table-cell table:formula="of:=FLOOR([.$A458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$A459]^[.$J$2] + [.$J$3]*([.$A459]-1)+[.$J$1]" office:value-type="float" office:value="96074206" calcext:value-type="float">
            <text:p>96074206</text:p>
          </table:table-cell>
          <table:table-cell table:formula="of:=[.$C458]+[.$B458]" office:value-type="float" office:value="10952775502" calcext:value-type="float">
            <text:p>10952775502</text:p>
          </table:table-cell>
          <table:table-cell table:formula="of:=[.$J$9]*([.$A459]-1) + [.$J$8]+FLOOR([.$A459]/[.$J$10])" office:value-type="float" office:value="551" calcext:value-type="float">
            <text:p>551</text:p>
          </table:table-cell>
          <table:table-cell table:formula="of:=[.$J$5]*([.$A459]-1) + [.$J$4]" office:value-type="float" office:value="9290" calcext:value-type="float">
            <text:p>9290</text:p>
          </table:table-cell>
          <table:table-cell table:formula="of:=[.$J$7]*([.$A459]-1) + [.$J$6]" office:value-type="float" office:value="0" calcext:value-type="float">
            <text:p>0</text:p>
          </table:table-cell>
          <table:table-cell table:formula="of:=FLOOR([.$A459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$A460]^[.$J$2] + [.$J$3]*([.$A460]-1)+[.$J$1]" office:value-type="float" office:value="96704878" calcext:value-type="float">
            <text:p>96704878</text:p>
          </table:table-cell>
          <table:table-cell table:formula="of:=[.$C459]+[.$B459]" office:value-type="float" office:value="11048849708" calcext:value-type="float">
            <text:p>11048849708</text:p>
          </table:table-cell>
          <table:table-cell table:formula="of:=[.$J$9]*([.$A460]-1) + [.$J$8]+FLOOR([.$A460]/[.$J$10])" office:value-type="float" office:value="552" calcext:value-type="float">
            <text:p>552</text:p>
          </table:table-cell>
          <table:table-cell table:formula="of:=[.$J$5]*([.$A460]-1) + [.$J$4]" office:value-type="float" office:value="9310" calcext:value-type="float">
            <text:p>9310</text:p>
          </table:table-cell>
          <table:table-cell table:formula="of:=[.$J$7]*([.$A460]-1) + [.$J$6]" office:value-type="float" office:value="0" calcext:value-type="float">
            <text:p>0</text:p>
          </table:table-cell>
          <table:table-cell table:formula="of:=FLOOR([.$A460]/[.$J$11])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$A461]^[.$J$2] + [.$J$3]*([.$A461]-1)+[.$J$1]" office:value-type="float" office:value="97338304" calcext:value-type="float">
            <text:p>97338304</text:p>
          </table:table-cell>
          <table:table-cell table:formula="of:=[.$C460]+[.$B460]" office:value-type="float" office:value="11145554586" calcext:value-type="float">
            <text:p>11145554586</text:p>
          </table:table-cell>
          <table:table-cell table:formula="of:=[.$J$9]*([.$A461]-1) + [.$J$8]+FLOOR([.$A461]/[.$J$10])" office:value-type="float" office:value="554" calcext:value-type="float">
            <text:p>554</text:p>
          </table:table-cell>
          <table:table-cell table:formula="of:=[.$J$5]*([.$A461]-1) + [.$J$4]" office:value-type="float" office:value="9330" calcext:value-type="float">
            <text:p>9330</text:p>
          </table:table-cell>
          <table:table-cell table:formula="of:=[.$J$7]*([.$A461]-1) + [.$J$6]" office:value-type="float" office:value="0" calcext:value-type="float">
            <text:p>0</text:p>
          </table:table-cell>
          <table:table-cell table:formula="of:=FLOOR([.$A461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$A462]^[.$J$2] + [.$J$3]*([.$A462]-1)+[.$J$1]" office:value-type="float" office:value="97974490" calcext:value-type="float">
            <text:p>97974490</text:p>
          </table:table-cell>
          <table:table-cell table:formula="of:=[.$C461]+[.$B461]" office:value-type="float" office:value="11242892890" calcext:value-type="float">
            <text:p>11242892890</text:p>
          </table:table-cell>
          <table:table-cell table:formula="of:=[.$J$9]*([.$A462]-1) + [.$J$8]+FLOOR([.$A462]/[.$J$10])" office:value-type="float" office:value="555" calcext:value-type="float">
            <text:p>555</text:p>
          </table:table-cell>
          <table:table-cell table:formula="of:=[.$J$5]*([.$A462]-1) + [.$J$4]" office:value-type="float" office:value="9350" calcext:value-type="float">
            <text:p>9350</text:p>
          </table:table-cell>
          <table:table-cell table:formula="of:=[.$J$7]*([.$A462]-1) + [.$J$6]" office:value-type="float" office:value="0" calcext:value-type="float">
            <text:p>0</text:p>
          </table:table-cell>
          <table:table-cell table:formula="of:=FLOOR([.$A462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$A463]^[.$J$2] + [.$J$3]*([.$A463]-1)+[.$J$1]" office:value-type="float" office:value="98613442" calcext:value-type="float">
            <text:p>98613442</text:p>
          </table:table-cell>
          <table:table-cell table:formula="of:=[.$C462]+[.$B462]" office:value-type="float" office:value="11340867380" calcext:value-type="float">
            <text:p>11340867380</text:p>
          </table:table-cell>
          <table:table-cell table:formula="of:=[.$J$9]*([.$A463]-1) + [.$J$8]+FLOOR([.$A463]/[.$J$10])" office:value-type="float" office:value="556" calcext:value-type="float">
            <text:p>556</text:p>
          </table:table-cell>
          <table:table-cell table:formula="of:=[.$J$5]*([.$A463]-1) + [.$J$4]" office:value-type="float" office:value="9370" calcext:value-type="float">
            <text:p>9370</text:p>
          </table:table-cell>
          <table:table-cell table:formula="of:=[.$J$7]*([.$A463]-1) + [.$J$6]" office:value-type="float" office:value="0" calcext:value-type="float">
            <text:p>0</text:p>
          </table:table-cell>
          <table:table-cell table:formula="of:=FLOOR([.$A463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$A464]^[.$J$2] + [.$J$3]*([.$A464]-1)+[.$J$1]" office:value-type="float" office:value="99255166" calcext:value-type="float">
            <text:p>99255166</text:p>
          </table:table-cell>
          <table:table-cell table:formula="of:=[.$C463]+[.$B463]" office:value-type="float" office:value="11439480822" calcext:value-type="float">
            <text:p>11439480822</text:p>
          </table:table-cell>
          <table:table-cell table:formula="of:=[.$J$9]*([.$A464]-1) + [.$J$8]+FLOOR([.$A464]/[.$J$10])" office:value-type="float" office:value="557" calcext:value-type="float">
            <text:p>557</text:p>
          </table:table-cell>
          <table:table-cell table:formula="of:=[.$J$5]*([.$A464]-1) + [.$J$4]" office:value-type="float" office:value="9390" calcext:value-type="float">
            <text:p>9390</text:p>
          </table:table-cell>
          <table:table-cell table:formula="of:=[.$J$7]*([.$A464]-1) + [.$J$6]" office:value-type="float" office:value="0" calcext:value-type="float">
            <text:p>0</text:p>
          </table:table-cell>
          <table:table-cell table:formula="of:=FLOOR([.$A464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$A465]^[.$J$2] + [.$J$3]*([.$A465]-1)+[.$J$1]" office:value-type="float" office:value="99899668" calcext:value-type="float">
            <text:p>99899668</text:p>
          </table:table-cell>
          <table:table-cell table:formula="of:=[.$C464]+[.$B464]" office:value-type="float" office:value="11538735988" calcext:value-type="float">
            <text:p>11538735988</text:p>
          </table:table-cell>
          <table:table-cell table:formula="of:=[.$J$9]*([.$A465]-1) + [.$J$8]+FLOOR([.$A465]/[.$J$10])" office:value-type="float" office:value="558" calcext:value-type="float">
            <text:p>558</text:p>
          </table:table-cell>
          <table:table-cell table:formula="of:=[.$J$5]*([.$A465]-1) + [.$J$4]" office:value-type="float" office:value="9410" calcext:value-type="float">
            <text:p>9410</text:p>
          </table:table-cell>
          <table:table-cell table:formula="of:=[.$J$7]*([.$A465]-1) + [.$J$6]" office:value-type="float" office:value="0" calcext:value-type="float">
            <text:p>0</text:p>
          </table:table-cell>
          <table:table-cell table:formula="of:=FLOOR([.$A465]/[.$J$11])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$A466]^[.$J$2] + [.$J$3]*([.$A466]-1)+[.$J$1]" office:value-type="float" office:value="100546954" calcext:value-type="float">
            <text:p>100546954</text:p>
          </table:table-cell>
          <table:table-cell table:formula="of:=[.$C465]+[.$B465]" office:value-type="float" office:value="11638635656" calcext:value-type="float">
            <text:p>11638635656</text:p>
          </table:table-cell>
          <table:table-cell table:formula="of:=[.$J$9]*([.$A466]-1) + [.$J$8]+FLOOR([.$A466]/[.$J$10])" office:value-type="float" office:value="560" calcext:value-type="float">
            <text:p>560</text:p>
          </table:table-cell>
          <table:table-cell table:formula="of:=[.$J$5]*([.$A466]-1) + [.$J$4]" office:value-type="float" office:value="9430" calcext:value-type="float">
            <text:p>9430</text:p>
          </table:table-cell>
          <table:table-cell table:formula="of:=[.$J$7]*([.$A466]-1) + [.$J$6]" office:value-type="float" office:value="0" calcext:value-type="float">
            <text:p>0</text:p>
          </table:table-cell>
          <table:table-cell table:formula="of:=FLOOR([.$A466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$A467]^[.$J$2] + [.$J$3]*([.$A467]-1)+[.$J$1]" office:value-type="float" office:value="101197030" calcext:value-type="float">
            <text:p>101197030</text:p>
          </table:table-cell>
          <table:table-cell table:formula="of:=[.$C466]+[.$B466]" office:value-type="float" office:value="11739182610" calcext:value-type="float">
            <text:p>11739182610</text:p>
          </table:table-cell>
          <table:table-cell table:formula="of:=[.$J$9]*([.$A467]-1) + [.$J$8]+FLOOR([.$A467]/[.$J$10])" office:value-type="float" office:value="561" calcext:value-type="float">
            <text:p>561</text:p>
          </table:table-cell>
          <table:table-cell table:formula="of:=[.$J$5]*([.$A467]-1) + [.$J$4]" office:value-type="float" office:value="9450" calcext:value-type="float">
            <text:p>9450</text:p>
          </table:table-cell>
          <table:table-cell table:formula="of:=[.$J$7]*([.$A467]-1) + [.$J$6]" office:value-type="float" office:value="0" calcext:value-type="float">
            <text:p>0</text:p>
          </table:table-cell>
          <table:table-cell table:formula="of:=FLOOR([.$A467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$A468]^[.$J$2] + [.$J$3]*([.$A468]-1)+[.$J$1]" office:value-type="float" office:value="101849902" calcext:value-type="float">
            <text:p>101849902</text:p>
          </table:table-cell>
          <table:table-cell table:formula="of:=[.$C467]+[.$B467]" office:value-type="float" office:value="11840379640" calcext:value-type="float">
            <text:p>11840379640</text:p>
          </table:table-cell>
          <table:table-cell table:formula="of:=[.$J$9]*([.$A468]-1) + [.$J$8]+FLOOR([.$A468]/[.$J$10])" office:value-type="float" office:value="562" calcext:value-type="float">
            <text:p>562</text:p>
          </table:table-cell>
          <table:table-cell table:formula="of:=[.$J$5]*([.$A468]-1) + [.$J$4]" office:value-type="float" office:value="9470" calcext:value-type="float">
            <text:p>9470</text:p>
          </table:table-cell>
          <table:table-cell table:formula="of:=[.$J$7]*([.$A468]-1) + [.$J$6]" office:value-type="float" office:value="0" calcext:value-type="float">
            <text:p>0</text:p>
          </table:table-cell>
          <table:table-cell table:formula="of:=FLOOR([.$A468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$A469]^[.$J$2] + [.$J$3]*([.$A469]-1)+[.$J$1]" office:value-type="float" office:value="102505576" calcext:value-type="float">
            <text:p>102505576</text:p>
          </table:table-cell>
          <table:table-cell table:formula="of:=[.$C468]+[.$B468]" office:value-type="float" office:value="11942229542" calcext:value-type="float">
            <text:p>11942229542</text:p>
          </table:table-cell>
          <table:table-cell table:formula="of:=[.$J$9]*([.$A469]-1) + [.$J$8]+FLOOR([.$A469]/[.$J$10])" office:value-type="float" office:value="563" calcext:value-type="float">
            <text:p>563</text:p>
          </table:table-cell>
          <table:table-cell table:formula="of:=[.$J$5]*([.$A469]-1) + [.$J$4]" office:value-type="float" office:value="9490" calcext:value-type="float">
            <text:p>9490</text:p>
          </table:table-cell>
          <table:table-cell table:formula="of:=[.$J$7]*([.$A469]-1) + [.$J$6]" office:value-type="float" office:value="0" calcext:value-type="float">
            <text:p>0</text:p>
          </table:table-cell>
          <table:table-cell table:formula="of:=FLOOR([.$A469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$A470]^[.$J$2] + [.$J$3]*([.$A470]-1)+[.$J$1]" office:value-type="float" office:value="103164058" calcext:value-type="float">
            <text:p>103164058</text:p>
          </table:table-cell>
          <table:table-cell table:formula="of:=[.$C469]+[.$B469]" office:value-type="float" office:value="12044735118" calcext:value-type="float">
            <text:p>12044735118</text:p>
          </table:table-cell>
          <table:table-cell table:formula="of:=[.$J$9]*([.$A470]-1) + [.$J$8]+FLOOR([.$A470]/[.$J$10])" office:value-type="float" office:value="564" calcext:value-type="float">
            <text:p>564</text:p>
          </table:table-cell>
          <table:table-cell table:formula="of:=[.$J$5]*([.$A470]-1) + [.$J$4]" office:value-type="float" office:value="9510" calcext:value-type="float">
            <text:p>9510</text:p>
          </table:table-cell>
          <table:table-cell table:formula="of:=[.$J$7]*([.$A470]-1) + [.$J$6]" office:value-type="float" office:value="0" calcext:value-type="float">
            <text:p>0</text:p>
          </table:table-cell>
          <table:table-cell table:formula="of:=FLOOR([.$A470]/[.$J$11])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$A471]^[.$J$2] + [.$J$3]*([.$A471]-1)+[.$J$1]" office:value-type="float" office:value="103825354" calcext:value-type="float">
            <text:p>103825354</text:p>
          </table:table-cell>
          <table:table-cell table:formula="of:=[.$C470]+[.$B470]" office:value-type="float" office:value="12147899176" calcext:value-type="float">
            <text:p>12147899176</text:p>
          </table:table-cell>
          <table:table-cell table:formula="of:=[.$J$9]*([.$A471]-1) + [.$J$8]+FLOOR([.$A471]/[.$J$10])" office:value-type="float" office:value="566" calcext:value-type="float">
            <text:p>566</text:p>
          </table:table-cell>
          <table:table-cell table:formula="of:=[.$J$5]*([.$A471]-1) + [.$J$4]" office:value-type="float" office:value="9530" calcext:value-type="float">
            <text:p>9530</text:p>
          </table:table-cell>
          <table:table-cell table:formula="of:=[.$J$7]*([.$A471]-1) + [.$J$6]" office:value-type="float" office:value="0" calcext:value-type="float">
            <text:p>0</text:p>
          </table:table-cell>
          <table:table-cell table:formula="of:=FLOOR([.$A471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$A472]^[.$J$2] + [.$J$3]*([.$A472]-1)+[.$J$1]" office:value-type="float" office:value="104489470" calcext:value-type="float">
            <text:p>104489470</text:p>
          </table:table-cell>
          <table:table-cell table:formula="of:=[.$C471]+[.$B471]" office:value-type="float" office:value="12251724530" calcext:value-type="float">
            <text:p>12251724530</text:p>
          </table:table-cell>
          <table:table-cell table:formula="of:=[.$J$9]*([.$A472]-1) + [.$J$8]+FLOOR([.$A472]/[.$J$10])" office:value-type="float" office:value="567" calcext:value-type="float">
            <text:p>567</text:p>
          </table:table-cell>
          <table:table-cell table:formula="of:=[.$J$5]*([.$A472]-1) + [.$J$4]" office:value-type="float" office:value="9550" calcext:value-type="float">
            <text:p>9550</text:p>
          </table:table-cell>
          <table:table-cell table:formula="of:=[.$J$7]*([.$A472]-1) + [.$J$6]" office:value-type="float" office:value="0" calcext:value-type="float">
            <text:p>0</text:p>
          </table:table-cell>
          <table:table-cell table:formula="of:=FLOOR([.$A472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$A473]^[.$J$2] + [.$J$3]*([.$A473]-1)+[.$J$1]" office:value-type="float" office:value="105156412" calcext:value-type="float">
            <text:p>105156412</text:p>
          </table:table-cell>
          <table:table-cell table:formula="of:=[.$C472]+[.$B472]" office:value-type="float" office:value="12356214000" calcext:value-type="float">
            <text:p>12356214000</text:p>
          </table:table-cell>
          <table:table-cell table:formula="of:=[.$J$9]*([.$A473]-1) + [.$J$8]+FLOOR([.$A473]/[.$J$10])" office:value-type="float" office:value="568" calcext:value-type="float">
            <text:p>568</text:p>
          </table:table-cell>
          <table:table-cell table:formula="of:=[.$J$5]*([.$A473]-1) + [.$J$4]" office:value-type="float" office:value="9570" calcext:value-type="float">
            <text:p>9570</text:p>
          </table:table-cell>
          <table:table-cell table:formula="of:=[.$J$7]*([.$A473]-1) + [.$J$6]" office:value-type="float" office:value="0" calcext:value-type="float">
            <text:p>0</text:p>
          </table:table-cell>
          <table:table-cell table:formula="of:=FLOOR([.$A473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$A474]^[.$J$2] + [.$J$3]*([.$A474]-1)+[.$J$1]" office:value-type="float" office:value="105826186" calcext:value-type="float">
            <text:p>105826186</text:p>
          </table:table-cell>
          <table:table-cell table:formula="of:=[.$C473]+[.$B473]" office:value-type="float" office:value="12461370412" calcext:value-type="float">
            <text:p>12461370412</text:p>
          </table:table-cell>
          <table:table-cell table:formula="of:=[.$J$9]*([.$A474]-1) + [.$J$8]+FLOOR([.$A474]/[.$J$10])" office:value-type="float" office:value="569" calcext:value-type="float">
            <text:p>569</text:p>
          </table:table-cell>
          <table:table-cell table:formula="of:=[.$J$5]*([.$A474]-1) + [.$J$4]" office:value-type="float" office:value="9590" calcext:value-type="float">
            <text:p>9590</text:p>
          </table:table-cell>
          <table:table-cell table:formula="of:=[.$J$7]*([.$A474]-1) + [.$J$6]" office:value-type="float" office:value="0" calcext:value-type="float">
            <text:p>0</text:p>
          </table:table-cell>
          <table:table-cell table:formula="of:=FLOOR([.$A474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$A475]^[.$J$2] + [.$J$3]*([.$A475]-1)+[.$J$1]" office:value-type="float" office:value="106498798" calcext:value-type="float">
            <text:p>106498798</text:p>
          </table:table-cell>
          <table:table-cell table:formula="of:=[.$C474]+[.$B474]" office:value-type="float" office:value="12567196598" calcext:value-type="float">
            <text:p>12567196598</text:p>
          </table:table-cell>
          <table:table-cell table:formula="of:=[.$J$9]*([.$A475]-1) + [.$J$8]+FLOOR([.$A475]/[.$J$10])" office:value-type="float" office:value="570" calcext:value-type="float">
            <text:p>570</text:p>
          </table:table-cell>
          <table:table-cell table:formula="of:=[.$J$5]*([.$A475]-1) + [.$J$4]" office:value-type="float" office:value="9610" calcext:value-type="float">
            <text:p>9610</text:p>
          </table:table-cell>
          <table:table-cell table:formula="of:=[.$J$7]*([.$A475]-1) + [.$J$6]" office:value-type="float" office:value="0" calcext:value-type="float">
            <text:p>0</text:p>
          </table:table-cell>
          <table:table-cell table:formula="of:=FLOOR([.$A475]/[.$J$11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$A476]^[.$J$2] + [.$J$3]*([.$A476]-1)+[.$J$1]" office:value-type="float" office:value="107174254" calcext:value-type="float">
            <text:p>107174254</text:p>
          </table:table-cell>
          <table:table-cell table:formula="of:=[.$C475]+[.$B475]" office:value-type="float" office:value="12673695396" calcext:value-type="float">
            <text:p>12673695396</text:p>
          </table:table-cell>
          <table:table-cell table:formula="of:=[.$J$9]*([.$A476]-1) + [.$J$8]+FLOOR([.$A476]/[.$J$10])" office:value-type="float" office:value="572" calcext:value-type="float">
            <text:p>572</text:p>
          </table:table-cell>
          <table:table-cell table:formula="of:=[.$J$5]*([.$A476]-1) + [.$J$4]" office:value-type="float" office:value="9630" calcext:value-type="float">
            <text:p>9630</text:p>
          </table:table-cell>
          <table:table-cell table:formula="of:=[.$J$7]*([.$A476]-1) + [.$J$6]" office:value-type="float" office:value="0" calcext:value-type="float">
            <text:p>0</text:p>
          </table:table-cell>
          <table:table-cell table:formula="of:=FLOOR([.$A476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$A477]^[.$J$2] + [.$J$3]*([.$A477]-1)+[.$J$1]" office:value-type="float" office:value="107852560" calcext:value-type="float">
            <text:p>107852560</text:p>
          </table:table-cell>
          <table:table-cell table:formula="of:=[.$C476]+[.$B476]" office:value-type="float" office:value="12780869650" calcext:value-type="float">
            <text:p>12780869650</text:p>
          </table:table-cell>
          <table:table-cell table:formula="of:=[.$J$9]*([.$A477]-1) + [.$J$8]+FLOOR([.$A477]/[.$J$10])" office:value-type="float" office:value="573" calcext:value-type="float">
            <text:p>573</text:p>
          </table:table-cell>
          <table:table-cell table:formula="of:=[.$J$5]*([.$A477]-1) + [.$J$4]" office:value-type="float" office:value="9650" calcext:value-type="float">
            <text:p>9650</text:p>
          </table:table-cell>
          <table:table-cell table:formula="of:=[.$J$7]*([.$A477]-1) + [.$J$6]" office:value-type="float" office:value="0" calcext:value-type="float">
            <text:p>0</text:p>
          </table:table-cell>
          <table:table-cell table:formula="of:=FLOOR([.$A477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$A478]^[.$J$2] + [.$J$3]*([.$A478]-1)+[.$J$1]" office:value-type="float" office:value="108533722" calcext:value-type="float">
            <text:p>108533722</text:p>
          </table:table-cell>
          <table:table-cell table:formula="of:=[.$C477]+[.$B477]" office:value-type="float" office:value="12888722210" calcext:value-type="float">
            <text:p>12888722210</text:p>
          </table:table-cell>
          <table:table-cell table:formula="of:=[.$J$9]*([.$A478]-1) + [.$J$8]+FLOOR([.$A478]/[.$J$10])" office:value-type="float" office:value="574" calcext:value-type="float">
            <text:p>574</text:p>
          </table:table-cell>
          <table:table-cell table:formula="of:=[.$J$5]*([.$A478]-1) + [.$J$4]" office:value-type="float" office:value="9670" calcext:value-type="float">
            <text:p>9670</text:p>
          </table:table-cell>
          <table:table-cell table:formula="of:=[.$J$7]*([.$A478]-1) + [.$J$6]" office:value-type="float" office:value="0" calcext:value-type="float">
            <text:p>0</text:p>
          </table:table-cell>
          <table:table-cell table:formula="of:=FLOOR([.$A478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$A479]^[.$J$2] + [.$J$3]*([.$A479]-1)+[.$J$1]" office:value-type="float" office:value="109217746" calcext:value-type="float">
            <text:p>109217746</text:p>
          </table:table-cell>
          <table:table-cell table:formula="of:=[.$C478]+[.$B478]" office:value-type="float" office:value="12997255932" calcext:value-type="float">
            <text:p>12997255932</text:p>
          </table:table-cell>
          <table:table-cell table:formula="of:=[.$J$9]*([.$A479]-1) + [.$J$8]+FLOOR([.$A479]/[.$J$10])" office:value-type="float" office:value="575" calcext:value-type="float">
            <text:p>575</text:p>
          </table:table-cell>
          <table:table-cell table:formula="of:=[.$J$5]*([.$A479]-1) + [.$J$4]" office:value-type="float" office:value="9690" calcext:value-type="float">
            <text:p>9690</text:p>
          </table:table-cell>
          <table:table-cell table:formula="of:=[.$J$7]*([.$A479]-1) + [.$J$6]" office:value-type="float" office:value="0" calcext:value-type="float">
            <text:p>0</text:p>
          </table:table-cell>
          <table:table-cell table:formula="of:=FLOOR([.$A479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$A480]^[.$J$2] + [.$J$3]*([.$A480]-1)+[.$J$1]" office:value-type="float" office:value="109904638" calcext:value-type="float">
            <text:p>109904638</text:p>
          </table:table-cell>
          <table:table-cell table:formula="of:=[.$C479]+[.$B479]" office:value-type="float" office:value="13106473678" calcext:value-type="float">
            <text:p>13106473678</text:p>
          </table:table-cell>
          <table:table-cell table:formula="of:=[.$J$9]*([.$A480]-1) + [.$J$8]+FLOOR([.$A480]/[.$J$10])" office:value-type="float" office:value="576" calcext:value-type="float">
            <text:p>576</text:p>
          </table:table-cell>
          <table:table-cell table:formula="of:=[.$J$5]*([.$A480]-1) + [.$J$4]" office:value-type="float" office:value="9710" calcext:value-type="float">
            <text:p>9710</text:p>
          </table:table-cell>
          <table:table-cell table:formula="of:=[.$J$7]*([.$A480]-1) + [.$J$6]" office:value-type="float" office:value="0" calcext:value-type="float">
            <text:p>0</text:p>
          </table:table-cell>
          <table:table-cell table:formula="of:=FLOOR([.$A480]/[.$J$11])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$A481]^[.$J$2] + [.$J$3]*([.$A481]-1)+[.$J$1]" office:value-type="float" office:value="110594404" calcext:value-type="float">
            <text:p>110594404</text:p>
          </table:table-cell>
          <table:table-cell table:formula="of:=[.$C480]+[.$B480]" office:value-type="float" office:value="13216378316" calcext:value-type="float">
            <text:p>13216378316</text:p>
          </table:table-cell>
          <table:table-cell table:formula="of:=[.$J$9]*([.$A481]-1) + [.$J$8]+FLOOR([.$A481]/[.$J$10])" office:value-type="float" office:value="578" calcext:value-type="float">
            <text:p>578</text:p>
          </table:table-cell>
          <table:table-cell table:formula="of:=[.$J$5]*([.$A481]-1) + [.$J$4]" office:value-type="float" office:value="9730" calcext:value-type="float">
            <text:p>9730</text:p>
          </table:table-cell>
          <table:table-cell table:formula="of:=[.$J$7]*([.$A481]-1) + [.$J$6]" office:value-type="float" office:value="0" calcext:value-type="float">
            <text:p>0</text:p>
          </table:table-cell>
          <table:table-cell table:formula="of:=FLOOR([.$A481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$A482]^[.$J$2] + [.$J$3]*([.$A482]-1)+[.$J$1]" office:value-type="float" office:value="111287050" calcext:value-type="float">
            <text:p>111287050</text:p>
          </table:table-cell>
          <table:table-cell table:formula="of:=[.$C481]+[.$B481]" office:value-type="float" office:value="13326972720" calcext:value-type="float">
            <text:p>13326972720</text:p>
          </table:table-cell>
          <table:table-cell table:formula="of:=[.$J$9]*([.$A482]-1) + [.$J$8]+FLOOR([.$A482]/[.$J$10])" office:value-type="float" office:value="579" calcext:value-type="float">
            <text:p>579</text:p>
          </table:table-cell>
          <table:table-cell table:formula="of:=[.$J$5]*([.$A482]-1) + [.$J$4]" office:value-type="float" office:value="9750" calcext:value-type="float">
            <text:p>9750</text:p>
          </table:table-cell>
          <table:table-cell table:formula="of:=[.$J$7]*([.$A482]-1) + [.$J$6]" office:value-type="float" office:value="0" calcext:value-type="float">
            <text:p>0</text:p>
          </table:table-cell>
          <table:table-cell table:formula="of:=FLOOR([.$A482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$A483]^[.$J$2] + [.$J$3]*([.$A483]-1)+[.$J$1]" office:value-type="float" office:value="111982582" calcext:value-type="float">
            <text:p>111982582</text:p>
          </table:table-cell>
          <table:table-cell table:formula="of:=[.$C482]+[.$B482]" office:value-type="float" office:value="13438259770" calcext:value-type="float">
            <text:p>13438259770</text:p>
          </table:table-cell>
          <table:table-cell table:formula="of:=[.$J$9]*([.$A483]-1) + [.$J$8]+FLOOR([.$A483]/[.$J$10])" office:value-type="float" office:value="580" calcext:value-type="float">
            <text:p>580</text:p>
          </table:table-cell>
          <table:table-cell table:formula="of:=[.$J$5]*([.$A483]-1) + [.$J$4]" office:value-type="float" office:value="9770" calcext:value-type="float">
            <text:p>9770</text:p>
          </table:table-cell>
          <table:table-cell table:formula="of:=[.$J$7]*([.$A483]-1) + [.$J$6]" office:value-type="float" office:value="0" calcext:value-type="float">
            <text:p>0</text:p>
          </table:table-cell>
          <table:table-cell table:formula="of:=FLOOR([.$A483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$A484]^[.$J$2] + [.$J$3]*([.$A484]-1)+[.$J$1]" office:value-type="float" office:value="112681006" calcext:value-type="float">
            <text:p>112681006</text:p>
          </table:table-cell>
          <table:table-cell table:formula="of:=[.$C483]+[.$B483]" office:value-type="float" office:value="13550242352" calcext:value-type="float">
            <text:p>13550242352</text:p>
          </table:table-cell>
          <table:table-cell table:formula="of:=[.$J$9]*([.$A484]-1) + [.$J$8]+FLOOR([.$A484]/[.$J$10])" office:value-type="float" office:value="581" calcext:value-type="float">
            <text:p>581</text:p>
          </table:table-cell>
          <table:table-cell table:formula="of:=[.$J$5]*([.$A484]-1) + [.$J$4]" office:value-type="float" office:value="9790" calcext:value-type="float">
            <text:p>9790</text:p>
          </table:table-cell>
          <table:table-cell table:formula="of:=[.$J$7]*([.$A484]-1) + [.$J$6]" office:value-type="float" office:value="0" calcext:value-type="float">
            <text:p>0</text:p>
          </table:table-cell>
          <table:table-cell table:formula="of:=FLOOR([.$A484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$A485]^[.$J$2] + [.$J$3]*([.$A485]-1)+[.$J$1]" office:value-type="float" office:value="113382328" calcext:value-type="float">
            <text:p>113382328</text:p>
          </table:table-cell>
          <table:table-cell table:formula="of:=[.$C484]+[.$B484]" office:value-type="float" office:value="13662923358" calcext:value-type="float">
            <text:p>13662923358</text:p>
          </table:table-cell>
          <table:table-cell table:formula="of:=[.$J$9]*([.$A485]-1) + [.$J$8]+FLOOR([.$A485]/[.$J$10])" office:value-type="float" office:value="582" calcext:value-type="float">
            <text:p>582</text:p>
          </table:table-cell>
          <table:table-cell table:formula="of:=[.$J$5]*([.$A485]-1) + [.$J$4]" office:value-type="float" office:value="9810" calcext:value-type="float">
            <text:p>9810</text:p>
          </table:table-cell>
          <table:table-cell table:formula="of:=[.$J$7]*([.$A485]-1) + [.$J$6]" office:value-type="float" office:value="0" calcext:value-type="float">
            <text:p>0</text:p>
          </table:table-cell>
          <table:table-cell table:formula="of:=FLOOR([.$A485]/[.$J$11])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$A486]^[.$J$2] + [.$J$3]*([.$A486]-1)+[.$J$1]" office:value-type="float" office:value="114086554" calcext:value-type="float">
            <text:p>114086554</text:p>
          </table:table-cell>
          <table:table-cell table:formula="of:=[.$C485]+[.$B485]" office:value-type="float" office:value="13776305686" calcext:value-type="float">
            <text:p>13776305686</text:p>
          </table:table-cell>
          <table:table-cell table:formula="of:=[.$J$9]*([.$A486]-1) + [.$J$8]+FLOOR([.$A486]/[.$J$10])" office:value-type="float" office:value="584" calcext:value-type="float">
            <text:p>584</text:p>
          </table:table-cell>
          <table:table-cell table:formula="of:=[.$J$5]*([.$A486]-1) + [.$J$4]" office:value-type="float" office:value="9830" calcext:value-type="float">
            <text:p>9830</text:p>
          </table:table-cell>
          <table:table-cell table:formula="of:=[.$J$7]*([.$A486]-1) + [.$J$6]" office:value-type="float" office:value="0" calcext:value-type="float">
            <text:p>0</text:p>
          </table:table-cell>
          <table:table-cell table:formula="of:=FLOOR([.$A486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$A487]^[.$J$2] + [.$J$3]*([.$A487]-1)+[.$J$1]" office:value-type="float" office:value="114793690" calcext:value-type="float">
            <text:p>114793690</text:p>
          </table:table-cell>
          <table:table-cell table:formula="of:=[.$C486]+[.$B486]" office:value-type="float" office:value="13890392240" calcext:value-type="float">
            <text:p>13890392240</text:p>
          </table:table-cell>
          <table:table-cell table:formula="of:=[.$J$9]*([.$A487]-1) + [.$J$8]+FLOOR([.$A487]/[.$J$10])" office:value-type="float" office:value="585" calcext:value-type="float">
            <text:p>585</text:p>
          </table:table-cell>
          <table:table-cell table:formula="of:=[.$J$5]*([.$A487]-1) + [.$J$4]" office:value-type="float" office:value="9850" calcext:value-type="float">
            <text:p>9850</text:p>
          </table:table-cell>
          <table:table-cell table:formula="of:=[.$J$7]*([.$A487]-1) + [.$J$6]" office:value-type="float" office:value="0" calcext:value-type="float">
            <text:p>0</text:p>
          </table:table-cell>
          <table:table-cell table:formula="of:=FLOOR([.$A487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$A488]^[.$J$2] + [.$J$3]*([.$A488]-1)+[.$J$1]" office:value-type="float" office:value="115503742" calcext:value-type="float">
            <text:p>115503742</text:p>
          </table:table-cell>
          <table:table-cell table:formula="of:=[.$C487]+[.$B487]" office:value-type="float" office:value="14005185930" calcext:value-type="float">
            <text:p>14005185930</text:p>
          </table:table-cell>
          <table:table-cell table:formula="of:=[.$J$9]*([.$A488]-1) + [.$J$8]+FLOOR([.$A488]/[.$J$10])" office:value-type="float" office:value="586" calcext:value-type="float">
            <text:p>586</text:p>
          </table:table-cell>
          <table:table-cell table:formula="of:=[.$J$5]*([.$A488]-1) + [.$J$4]" office:value-type="float" office:value="9870" calcext:value-type="float">
            <text:p>9870</text:p>
          </table:table-cell>
          <table:table-cell table:formula="of:=[.$J$7]*([.$A488]-1) + [.$J$6]" office:value-type="float" office:value="0" calcext:value-type="float">
            <text:p>0</text:p>
          </table:table-cell>
          <table:table-cell table:formula="of:=FLOOR([.$A488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$A489]^[.$J$2] + [.$J$3]*([.$A489]-1)+[.$J$1]" office:value-type="float" office:value="116216716" calcext:value-type="float">
            <text:p>116216716</text:p>
          </table:table-cell>
          <table:table-cell table:formula="of:=[.$C488]+[.$B488]" office:value-type="float" office:value="14120689672" calcext:value-type="float">
            <text:p>14120689672</text:p>
          </table:table-cell>
          <table:table-cell table:formula="of:=[.$J$9]*([.$A489]-1) + [.$J$8]+FLOOR([.$A489]/[.$J$10])" office:value-type="float" office:value="587" calcext:value-type="float">
            <text:p>587</text:p>
          </table:table-cell>
          <table:table-cell table:formula="of:=[.$J$5]*([.$A489]-1) + [.$J$4]" office:value-type="float" office:value="9890" calcext:value-type="float">
            <text:p>9890</text:p>
          </table:table-cell>
          <table:table-cell table:formula="of:=[.$J$7]*([.$A489]-1) + [.$J$6]" office:value-type="float" office:value="0" calcext:value-type="float">
            <text:p>0</text:p>
          </table:table-cell>
          <table:table-cell table:formula="of:=FLOOR([.$A489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$A490]^[.$J$2] + [.$J$3]*([.$A490]-1)+[.$J$1]" office:value-type="float" office:value="116932618" calcext:value-type="float">
            <text:p>116932618</text:p>
          </table:table-cell>
          <table:table-cell table:formula="of:=[.$C489]+[.$B489]" office:value-type="float" office:value="14236906388" calcext:value-type="float">
            <text:p>14236906388</text:p>
          </table:table-cell>
          <table:table-cell table:formula="of:=[.$J$9]*([.$A490]-1) + [.$J$8]+FLOOR([.$A490]/[.$J$10])" office:value-type="float" office:value="588" calcext:value-type="float">
            <text:p>588</text:p>
          </table:table-cell>
          <table:table-cell table:formula="of:=[.$J$5]*([.$A490]-1) + [.$J$4]" office:value-type="float" office:value="9910" calcext:value-type="float">
            <text:p>9910</text:p>
          </table:table-cell>
          <table:table-cell table:formula="of:=[.$J$7]*([.$A490]-1) + [.$J$6]" office:value-type="float" office:value="0" calcext:value-type="float">
            <text:p>0</text:p>
          </table:table-cell>
          <table:table-cell table:formula="of:=FLOOR([.$A490]/[.$J$11])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$A491]^[.$J$2] + [.$J$3]*([.$A491]-1)+[.$J$1]" office:value-type="float" office:value="117651454" calcext:value-type="float">
            <text:p>117651454</text:p>
          </table:table-cell>
          <table:table-cell table:formula="of:=[.$C490]+[.$B490]" office:value-type="float" office:value="14353839006" calcext:value-type="float">
            <text:p>14353839006</text:p>
          </table:table-cell>
          <table:table-cell table:formula="of:=[.$J$9]*([.$A491]-1) + [.$J$8]+FLOOR([.$A491]/[.$J$10])" office:value-type="float" office:value="590" calcext:value-type="float">
            <text:p>590</text:p>
          </table:table-cell>
          <table:table-cell table:formula="of:=[.$J$5]*([.$A491]-1) + [.$J$4]" office:value-type="float" office:value="9930" calcext:value-type="float">
            <text:p>9930</text:p>
          </table:table-cell>
          <table:table-cell table:formula="of:=[.$J$7]*([.$A491]-1) + [.$J$6]" office:value-type="float" office:value="0" calcext:value-type="float">
            <text:p>0</text:p>
          </table:table-cell>
          <table:table-cell table:formula="of:=FLOOR([.$A491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$A492]^[.$J$2] + [.$J$3]*([.$A492]-1)+[.$J$1]" office:value-type="float" office:value="118373230" calcext:value-type="float">
            <text:p>118373230</text:p>
          </table:table-cell>
          <table:table-cell table:formula="of:=[.$C491]+[.$B491]" office:value-type="float" office:value="14471490460" calcext:value-type="float">
            <text:p>14471490460</text:p>
          </table:table-cell>
          <table:table-cell table:formula="of:=[.$J$9]*([.$A492]-1) + [.$J$8]+FLOOR([.$A492]/[.$J$10])" office:value-type="float" office:value="591" calcext:value-type="float">
            <text:p>591</text:p>
          </table:table-cell>
          <table:table-cell table:formula="of:=[.$J$5]*([.$A492]-1) + [.$J$4]" office:value-type="float" office:value="9950" calcext:value-type="float">
            <text:p>9950</text:p>
          </table:table-cell>
          <table:table-cell table:formula="of:=[.$J$7]*([.$A492]-1) + [.$J$6]" office:value-type="float" office:value="0" calcext:value-type="float">
            <text:p>0</text:p>
          </table:table-cell>
          <table:table-cell table:formula="of:=FLOOR([.$A492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$A493]^[.$J$2] + [.$J$3]*([.$A493]-1)+[.$J$1]" office:value-type="float" office:value="119097952" calcext:value-type="float">
            <text:p>119097952</text:p>
          </table:table-cell>
          <table:table-cell table:formula="of:=[.$C492]+[.$B492]" office:value-type="float" office:value="14589863690" calcext:value-type="float">
            <text:p>14589863690</text:p>
          </table:table-cell>
          <table:table-cell table:formula="of:=[.$J$9]*([.$A493]-1) + [.$J$8]+FLOOR([.$A493]/[.$J$10])" office:value-type="float" office:value="592" calcext:value-type="float">
            <text:p>592</text:p>
          </table:table-cell>
          <table:table-cell table:formula="of:=[.$J$5]*([.$A493]-1) + [.$J$4]" office:value-type="float" office:value="9970" calcext:value-type="float">
            <text:p>9970</text:p>
          </table:table-cell>
          <table:table-cell table:formula="of:=[.$J$7]*([.$A493]-1) + [.$J$6]" office:value-type="float" office:value="0" calcext:value-type="float">
            <text:p>0</text:p>
          </table:table-cell>
          <table:table-cell table:formula="of:=FLOOR([.$A493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$A494]^[.$J$2] + [.$J$3]*([.$A494]-1)+[.$J$1]" office:value-type="float" office:value="119825626" calcext:value-type="float">
            <text:p>119825626</text:p>
          </table:table-cell>
          <table:table-cell table:formula="of:=[.$C493]+[.$B493]" office:value-type="float" office:value="14708961642" calcext:value-type="float">
            <text:p>14708961642</text:p>
          </table:table-cell>
          <table:table-cell table:formula="of:=[.$J$9]*([.$A494]-1) + [.$J$8]+FLOOR([.$A494]/[.$J$10])" office:value-type="float" office:value="593" calcext:value-type="float">
            <text:p>593</text:p>
          </table:table-cell>
          <table:table-cell table:formula="of:=[.$J$5]*([.$A494]-1) + [.$J$4]" office:value-type="float" office:value="9990" calcext:value-type="float">
            <text:p>9990</text:p>
          </table:table-cell>
          <table:table-cell table:formula="of:=[.$J$7]*([.$A494]-1) + [.$J$6]" office:value-type="float" office:value="0" calcext:value-type="float">
            <text:p>0</text:p>
          </table:table-cell>
          <table:table-cell table:formula="of:=FLOOR([.$A494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$A495]^[.$J$2] + [.$J$3]*([.$A495]-1)+[.$J$1]" office:value-type="float" office:value="120556258" calcext:value-type="float">
            <text:p>120556258</text:p>
          </table:table-cell>
          <table:table-cell table:formula="of:=[.$C494]+[.$B494]" office:value-type="float" office:value="14828787268" calcext:value-type="float">
            <text:p>14828787268</text:p>
          </table:table-cell>
          <table:table-cell table:formula="of:=[.$J$9]*([.$A495]-1) + [.$J$8]+FLOOR([.$A495]/[.$J$10])" office:value-type="float" office:value="594" calcext:value-type="float">
            <text:p>594</text:p>
          </table:table-cell>
          <table:table-cell table:formula="of:=[.$J$5]*([.$A495]-1) + [.$J$4]" office:value-type="float" office:value="10010" calcext:value-type="float">
            <text:p>10010</text:p>
          </table:table-cell>
          <table:table-cell table:formula="of:=[.$J$7]*([.$A495]-1) + [.$J$6]" office:value-type="float" office:value="0" calcext:value-type="float">
            <text:p>0</text:p>
          </table:table-cell>
          <table:table-cell table:formula="of:=FLOOR([.$A495]/[.$J$11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$A496]^[.$J$2] + [.$J$3]*([.$A496]-1)+[.$J$1]" office:value-type="float" office:value="121289854" calcext:value-type="float">
            <text:p>121289854</text:p>
          </table:table-cell>
          <table:table-cell table:formula="of:=[.$C495]+[.$B495]" office:value-type="float" office:value="14949343526" calcext:value-type="float">
            <text:p>14949343526</text:p>
          </table:table-cell>
          <table:table-cell table:formula="of:=[.$J$9]*([.$A496]-1) + [.$J$8]+FLOOR([.$A496]/[.$J$10])" office:value-type="float" office:value="596" calcext:value-type="float">
            <text:p>596</text:p>
          </table:table-cell>
          <table:table-cell table:formula="of:=[.$J$5]*([.$A496]-1) + [.$J$4]" office:value-type="float" office:value="10030" calcext:value-type="float">
            <text:p>10030</text:p>
          </table:table-cell>
          <table:table-cell table:formula="of:=[.$J$7]*([.$A496]-1) + [.$J$6]" office:value-type="float" office:value="0" calcext:value-type="float">
            <text:p>0</text:p>
          </table:table-cell>
          <table:table-cell table:formula="of:=FLOOR([.$A496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$A497]^[.$J$2] + [.$J$3]*([.$A497]-1)+[.$J$1]" office:value-type="float" office:value="122026420" calcext:value-type="float">
            <text:p>122026420</text:p>
          </table:table-cell>
          <table:table-cell table:formula="of:=[.$C496]+[.$B496]" office:value-type="float" office:value="15070633380" calcext:value-type="float">
            <text:p>15070633380</text:p>
          </table:table-cell>
          <table:table-cell table:formula="of:=[.$J$9]*([.$A497]-1) + [.$J$8]+FLOOR([.$A497]/[.$J$10])" office:value-type="float" office:value="597" calcext:value-type="float">
            <text:p>597</text:p>
          </table:table-cell>
          <table:table-cell table:formula="of:=[.$J$5]*([.$A497]-1) + [.$J$4]" office:value-type="float" office:value="10050" calcext:value-type="float">
            <text:p>10050</text:p>
          </table:table-cell>
          <table:table-cell table:formula="of:=[.$J$7]*([.$A497]-1) + [.$J$6]" office:value-type="float" office:value="0" calcext:value-type="float">
            <text:p>0</text:p>
          </table:table-cell>
          <table:table-cell table:formula="of:=FLOOR([.$A497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$A498]^[.$J$2] + [.$J$3]*([.$A498]-1)+[.$J$1]" office:value-type="float" office:value="122765962" calcext:value-type="float">
            <text:p>122765962</text:p>
          </table:table-cell>
          <table:table-cell table:formula="of:=[.$C497]+[.$B497]" office:value-type="float" office:value="15192659800" calcext:value-type="float">
            <text:p>15192659800</text:p>
          </table:table-cell>
          <table:table-cell table:formula="of:=[.$J$9]*([.$A498]-1) + [.$J$8]+FLOOR([.$A498]/[.$J$10])" office:value-type="float" office:value="598" calcext:value-type="float">
            <text:p>598</text:p>
          </table:table-cell>
          <table:table-cell table:formula="of:=[.$J$5]*([.$A498]-1) + [.$J$4]" office:value-type="float" office:value="10070" calcext:value-type="float">
            <text:p>10070</text:p>
          </table:table-cell>
          <table:table-cell table:formula="of:=[.$J$7]*([.$A498]-1) + [.$J$6]" office:value-type="float" office:value="0" calcext:value-type="float">
            <text:p>0</text:p>
          </table:table-cell>
          <table:table-cell table:formula="of:=FLOOR([.$A498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$A499]^[.$J$2] + [.$J$3]*([.$A499]-1)+[.$J$1]" office:value-type="float" office:value="123508486" calcext:value-type="float">
            <text:p>123508486</text:p>
          </table:table-cell>
          <table:table-cell table:formula="of:=[.$C498]+[.$B498]" office:value-type="float" office:value="15315425762" calcext:value-type="float">
            <text:p>15315425762</text:p>
          </table:table-cell>
          <table:table-cell table:formula="of:=[.$J$9]*([.$A499]-1) + [.$J$8]+FLOOR([.$A499]/[.$J$10])" office:value-type="float" office:value="599" calcext:value-type="float">
            <text:p>599</text:p>
          </table:table-cell>
          <table:table-cell table:formula="of:=[.$J$5]*([.$A499]-1) + [.$J$4]" office:value-type="float" office:value="10090" calcext:value-type="float">
            <text:p>10090</text:p>
          </table:table-cell>
          <table:table-cell table:formula="of:=[.$J$7]*([.$A499]-1) + [.$J$6]" office:value-type="float" office:value="0" calcext:value-type="float">
            <text:p>0</text:p>
          </table:table-cell>
          <table:table-cell table:formula="of:=FLOOR([.$A499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$A500]^[.$J$2] + [.$J$3]*([.$A500]-1)+[.$J$1]" office:value-type="float" office:value="124253998" calcext:value-type="float">
            <text:p>124253998</text:p>
          </table:table-cell>
          <table:table-cell table:formula="of:=[.$C499]+[.$B499]" office:value-type="float" office:value="15438934248" calcext:value-type="float">
            <text:p>15438934248</text:p>
          </table:table-cell>
          <table:table-cell table:formula="of:=[.$J$9]*([.$A500]-1) + [.$J$8]+FLOOR([.$A500]/[.$J$10])" office:value-type="float" office:value="600" calcext:value-type="float">
            <text:p>600</text:p>
          </table:table-cell>
          <table:table-cell table:formula="of:=[.$J$5]*([.$A500]-1) + [.$J$4]" office:value-type="float" office:value="10110" calcext:value-type="float">
            <text:p>10110</text:p>
          </table:table-cell>
          <table:table-cell table:formula="of:=[.$J$7]*([.$A500]-1) + [.$J$6]" office:value-type="float" office:value="0" calcext:value-type="float">
            <text:p>0</text:p>
          </table:table-cell>
          <table:table-cell table:formula="of:=FLOOR([.$A500]/[.$J$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A501]^[.$J$2] + [.$J$3]*([.$A501]-1)+[.$J$1]" office:value-type="float" office:value="125002504" calcext:value-type="float">
            <text:p>125002504</text:p>
          </table:table-cell>
          <table:table-cell table:formula="of:=[.$C500]+[.$B500]" office:value-type="float" office:value="15563188246" calcext:value-type="float">
            <text:p>15563188246</text:p>
          </table:table-cell>
          <table:table-cell table:formula="of:=[.$J$9]*([.$A501]-1) + [.$J$8]+FLOOR([.$A501]/[.$J$10])" office:value-type="float" office:value="602" calcext:value-type="float">
            <text:p>602</text:p>
          </table:table-cell>
          <table:table-cell table:formula="of:=[.$J$5]*([.$A501]-1) + [.$J$4]" office:value-type="float" office:value="10130" calcext:value-type="float">
            <text:p>10130</text:p>
          </table:table-cell>
          <table:table-cell table:formula="of:=[.$J$7]*([.$A501]-1) + [.$J$6]" office:value-type="float" office:value="0" calcext:value-type="float">
            <text:p>0</text:p>
          </table:table-cell>
          <table:table-cell table:formula="of:=FLOOR([.$A501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$A502]^[.$J$2] + [.$J$3]*([.$A502]-1)+[.$J$1]" office:value-type="float" office:value="125754010" calcext:value-type="float">
            <text:p>125754010</text:p>
          </table:table-cell>
          <table:table-cell table:formula="of:=[.$C501]+[.$B501]" office:value-type="float" office:value="15688190750" calcext:value-type="float">
            <text:p>15688190750</text:p>
          </table:table-cell>
          <table:table-cell table:formula="of:=[.$J$9]*([.$A502]-1) + [.$J$8]+FLOOR([.$A502]/[.$J$10])" office:value-type="float" office:value="603" calcext:value-type="float">
            <text:p>603</text:p>
          </table:table-cell>
          <table:table-cell table:formula="of:=[.$J$5]*([.$A502]-1) + [.$J$4]" office:value-type="float" office:value="10150" calcext:value-type="float">
            <text:p>10150</text:p>
          </table:table-cell>
          <table:table-cell table:formula="of:=[.$J$7]*([.$A502]-1) + [.$J$6]" office:value-type="float" office:value="0" calcext:value-type="float">
            <text:p>0</text:p>
          </table:table-cell>
          <table:table-cell table:formula="of:=FLOOR([.$A502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$A503]^[.$J$2] + [.$J$3]*([.$A503]-1)+[.$J$1]" office:value-type="float" office:value="126508522" calcext:value-type="float">
            <text:p>126508522</text:p>
          </table:table-cell>
          <table:table-cell table:formula="of:=[.$C502]+[.$B502]" office:value-type="float" office:value="15813944760" calcext:value-type="float">
            <text:p>15813944760</text:p>
          </table:table-cell>
          <table:table-cell table:formula="of:=[.$J$9]*([.$A503]-1) + [.$J$8]+FLOOR([.$A503]/[.$J$10])" office:value-type="float" office:value="604" calcext:value-type="float">
            <text:p>604</text:p>
          </table:table-cell>
          <table:table-cell table:formula="of:=[.$J$5]*([.$A503]-1) + [.$J$4]" office:value-type="float" office:value="10170" calcext:value-type="float">
            <text:p>10170</text:p>
          </table:table-cell>
          <table:table-cell table:formula="of:=[.$J$7]*([.$A503]-1) + [.$J$6]" office:value-type="float" office:value="0" calcext:value-type="float">
            <text:p>0</text:p>
          </table:table-cell>
          <table:table-cell table:formula="of:=FLOOR([.$A503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$A504]^[.$J$2] + [.$J$3]*([.$A504]-1)+[.$J$1]" office:value-type="float" office:value="127266046" calcext:value-type="float">
            <text:p>127266046</text:p>
          </table:table-cell>
          <table:table-cell table:formula="of:=[.$C503]+[.$B503]" office:value-type="float" office:value="15940453282" calcext:value-type="float">
            <text:p>15940453282</text:p>
          </table:table-cell>
          <table:table-cell table:formula="of:=[.$J$9]*([.$A504]-1) + [.$J$8]+FLOOR([.$A504]/[.$J$10])" office:value-type="float" office:value="605" calcext:value-type="float">
            <text:p>605</text:p>
          </table:table-cell>
          <table:table-cell table:formula="of:=[.$J$5]*([.$A504]-1) + [.$J$4]" office:value-type="float" office:value="10190" calcext:value-type="float">
            <text:p>10190</text:p>
          </table:table-cell>
          <table:table-cell table:formula="of:=[.$J$7]*([.$A504]-1) + [.$J$6]" office:value-type="float" office:value="0" calcext:value-type="float">
            <text:p>0</text:p>
          </table:table-cell>
          <table:table-cell table:formula="of:=FLOOR([.$A504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$A505]^[.$J$2] + [.$J$3]*([.$A505]-1)+[.$J$1]" office:value-type="float" office:value="128026588" calcext:value-type="float">
            <text:p>128026588</text:p>
          </table:table-cell>
          <table:table-cell table:formula="of:=[.$C504]+[.$B504]" office:value-type="float" office:value="16067719328" calcext:value-type="float">
            <text:p>16067719328</text:p>
          </table:table-cell>
          <table:table-cell table:formula="of:=[.$J$9]*([.$A505]-1) + [.$J$8]+FLOOR([.$A505]/[.$J$10])" office:value-type="float" office:value="606" calcext:value-type="float">
            <text:p>606</text:p>
          </table:table-cell>
          <table:table-cell table:formula="of:=[.$J$5]*([.$A505]-1) + [.$J$4]" office:value-type="float" office:value="10210" calcext:value-type="float">
            <text:p>10210</text:p>
          </table:table-cell>
          <table:table-cell table:formula="of:=[.$J$7]*([.$A505]-1) + [.$J$6]" office:value-type="float" office:value="0" calcext:value-type="float">
            <text:p>0</text:p>
          </table:table-cell>
          <table:table-cell table:formula="of:=FLOOR([.$A505]/[.$J$11])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$A506]^[.$J$2] + [.$J$3]*([.$A506]-1)+[.$J$1]" office:value-type="float" office:value="128790154" calcext:value-type="float">
            <text:p>128790154</text:p>
          </table:table-cell>
          <table:table-cell table:formula="of:=[.$C505]+[.$B505]" office:value-type="float" office:value="16195745916" calcext:value-type="float">
            <text:p>16195745916</text:p>
          </table:table-cell>
          <table:table-cell table:formula="of:=[.$J$9]*([.$A506]-1) + [.$J$8]+FLOOR([.$A506]/[.$J$10])" office:value-type="float" office:value="608" calcext:value-type="float">
            <text:p>608</text:p>
          </table:table-cell>
          <table:table-cell table:formula="of:=[.$J$5]*([.$A506]-1) + [.$J$4]" office:value-type="float" office:value="10230" calcext:value-type="float">
            <text:p>10230</text:p>
          </table:table-cell>
          <table:table-cell table:formula="of:=[.$J$7]*([.$A506]-1) + [.$J$6]" office:value-type="float" office:value="0" calcext:value-type="float">
            <text:p>0</text:p>
          </table:table-cell>
          <table:table-cell table:formula="of:=FLOOR([.$A506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$A507]^[.$J$2] + [.$J$3]*([.$A507]-1)+[.$J$1]" office:value-type="float" office:value="129556750" calcext:value-type="float">
            <text:p>129556750</text:p>
          </table:table-cell>
          <table:table-cell table:formula="of:=[.$C506]+[.$B506]" office:value-type="float" office:value="16324536070" calcext:value-type="float">
            <text:p>16324536070</text:p>
          </table:table-cell>
          <table:table-cell table:formula="of:=[.$J$9]*([.$A507]-1) + [.$J$8]+FLOOR([.$A507]/[.$J$10])" office:value-type="float" office:value="609" calcext:value-type="float">
            <text:p>609</text:p>
          </table:table-cell>
          <table:table-cell table:formula="of:=[.$J$5]*([.$A507]-1) + [.$J$4]" office:value-type="float" office:value="10250" calcext:value-type="float">
            <text:p>10250</text:p>
          </table:table-cell>
          <table:table-cell table:formula="of:=[.$J$7]*([.$A507]-1) + [.$J$6]" office:value-type="float" office:value="0" calcext:value-type="float">
            <text:p>0</text:p>
          </table:table-cell>
          <table:table-cell table:formula="of:=FLOOR([.$A507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$A508]^[.$J$2] + [.$J$3]*([.$A508]-1)+[.$J$1]" office:value-type="float" office:value="130326382" calcext:value-type="float">
            <text:p>130326382</text:p>
          </table:table-cell>
          <table:table-cell table:formula="of:=[.$C507]+[.$B507]" office:value-type="float" office:value="16454092820" calcext:value-type="float">
            <text:p>16454092820</text:p>
          </table:table-cell>
          <table:table-cell table:formula="of:=[.$J$9]*([.$A508]-1) + [.$J$8]+FLOOR([.$A508]/[.$J$10])" office:value-type="float" office:value="610" calcext:value-type="float">
            <text:p>610</text:p>
          </table:table-cell>
          <table:table-cell table:formula="of:=[.$J$5]*([.$A508]-1) + [.$J$4]" office:value-type="float" office:value="10270" calcext:value-type="float">
            <text:p>10270</text:p>
          </table:table-cell>
          <table:table-cell table:formula="of:=[.$J$7]*([.$A508]-1) + [.$J$6]" office:value-type="float" office:value="0" calcext:value-type="float">
            <text:p>0</text:p>
          </table:table-cell>
          <table:table-cell table:formula="of:=FLOOR([.$A508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$A509]^[.$J$2] + [.$J$3]*([.$A509]-1)+[.$J$1]" office:value-type="float" office:value="131099056" calcext:value-type="float">
            <text:p>131099056</text:p>
          </table:table-cell>
          <table:table-cell table:formula="of:=[.$C508]+[.$B508]" office:value-type="float" office:value="16584419202" calcext:value-type="float">
            <text:p>16584419202</text:p>
          </table:table-cell>
          <table:table-cell table:formula="of:=[.$J$9]*([.$A509]-1) + [.$J$8]+FLOOR([.$A509]/[.$J$10])" office:value-type="float" office:value="611" calcext:value-type="float">
            <text:p>611</text:p>
          </table:table-cell>
          <table:table-cell table:formula="of:=[.$J$5]*([.$A509]-1) + [.$J$4]" office:value-type="float" office:value="10290" calcext:value-type="float">
            <text:p>10290</text:p>
          </table:table-cell>
          <table:table-cell table:formula="of:=[.$J$7]*([.$A509]-1) + [.$J$6]" office:value-type="float" office:value="0" calcext:value-type="float">
            <text:p>0</text:p>
          </table:table-cell>
          <table:table-cell table:formula="of:=FLOOR([.$A509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$A510]^[.$J$2] + [.$J$3]*([.$A510]-1)+[.$J$1]" office:value-type="float" office:value="131874778" calcext:value-type="float">
            <text:p>131874778</text:p>
          </table:table-cell>
          <table:table-cell table:formula="of:=[.$C509]+[.$B509]" office:value-type="float" office:value="16715518258" calcext:value-type="float">
            <text:p>16715518258</text:p>
          </table:table-cell>
          <table:table-cell table:formula="of:=[.$J$9]*([.$A510]-1) + [.$J$8]+FLOOR([.$A510]/[.$J$10])" office:value-type="float" office:value="612" calcext:value-type="float">
            <text:p>612</text:p>
          </table:table-cell>
          <table:table-cell table:formula="of:=[.$J$5]*([.$A510]-1) + [.$J$4]" office:value-type="float" office:value="10310" calcext:value-type="float">
            <text:p>10310</text:p>
          </table:table-cell>
          <table:table-cell table:formula="of:=[.$J$7]*([.$A510]-1) + [.$J$6]" office:value-type="float" office:value="0" calcext:value-type="float">
            <text:p>0</text:p>
          </table:table-cell>
          <table:table-cell table:formula="of:=FLOOR([.$A510]/[.$J$11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$A511]^[.$J$2] + [.$J$3]*([.$A511]-1)+[.$J$1]" office:value-type="float" office:value="132653554" calcext:value-type="float">
            <text:p>132653554</text:p>
          </table:table-cell>
          <table:table-cell table:formula="of:=[.$C510]+[.$B510]" office:value-type="float" office:value="16847393036" calcext:value-type="float">
            <text:p>16847393036</text:p>
          </table:table-cell>
          <table:table-cell table:formula="of:=[.$J$9]*([.$A511]-1) + [.$J$8]+FLOOR([.$A511]/[.$J$10])" office:value-type="float" office:value="614" calcext:value-type="float">
            <text:p>614</text:p>
          </table:table-cell>
          <table:table-cell table:formula="of:=[.$J$5]*([.$A511]-1) + [.$J$4]" office:value-type="float" office:value="10330" calcext:value-type="float">
            <text:p>10330</text:p>
          </table:table-cell>
          <table:table-cell table:formula="of:=[.$J$7]*([.$A511]-1) + [.$J$6]" office:value-type="float" office:value="0" calcext:value-type="float">
            <text:p>0</text:p>
          </table:table-cell>
          <table:table-cell table:formula="of:=FLOOR([.$A511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$A512]^[.$J$2] + [.$J$3]*([.$A512]-1)+[.$J$1]" office:value-type="float" office:value="133435390" calcext:value-type="float">
            <text:p>133435390</text:p>
          </table:table-cell>
          <table:table-cell table:formula="of:=[.$C511]+[.$B511]" office:value-type="float" office:value="16980046590" calcext:value-type="float">
            <text:p>16980046590</text:p>
          </table:table-cell>
          <table:table-cell table:formula="of:=[.$J$9]*([.$A512]-1) + [.$J$8]+FLOOR([.$A512]/[.$J$10])" office:value-type="float" office:value="615" calcext:value-type="float">
            <text:p>615</text:p>
          </table:table-cell>
          <table:table-cell table:formula="of:=[.$J$5]*([.$A512]-1) + [.$J$4]" office:value-type="float" office:value="10350" calcext:value-type="float">
            <text:p>10350</text:p>
          </table:table-cell>
          <table:table-cell table:formula="of:=[.$J$7]*([.$A512]-1) + [.$J$6]" office:value-type="float" office:value="0" calcext:value-type="float">
            <text:p>0</text:p>
          </table:table-cell>
          <table:table-cell table:formula="of:=FLOOR([.$A512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$A513]^[.$J$2] + [.$J$3]*([.$A513]-1)+[.$J$1]" office:value-type="float" office:value="134220292" calcext:value-type="float">
            <text:p>134220292</text:p>
          </table:table-cell>
          <table:table-cell table:formula="of:=[.$C512]+[.$B512]" office:value-type="float" office:value="17113481980" calcext:value-type="float">
            <text:p>17113481980</text:p>
          </table:table-cell>
          <table:table-cell table:formula="of:=[.$J$9]*([.$A513]-1) + [.$J$8]+FLOOR([.$A513]/[.$J$10])" office:value-type="float" office:value="616" calcext:value-type="float">
            <text:p>616</text:p>
          </table:table-cell>
          <table:table-cell table:formula="of:=[.$J$5]*([.$A513]-1) + [.$J$4]" office:value-type="float" office:value="10370" calcext:value-type="float">
            <text:p>10370</text:p>
          </table:table-cell>
          <table:table-cell table:formula="of:=[.$J$7]*([.$A513]-1) + [.$J$6]" office:value-type="float" office:value="0" calcext:value-type="float">
            <text:p>0</text:p>
          </table:table-cell>
          <table:table-cell table:formula="of:=FLOOR([.$A513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$A514]^[.$J$2] + [.$J$3]*([.$A514]-1)+[.$J$1]" office:value-type="float" office:value="135008266" calcext:value-type="float">
            <text:p>135008266</text:p>
          </table:table-cell>
          <table:table-cell table:formula="of:=[.$C513]+[.$B513]" office:value-type="float" office:value="17247702272" calcext:value-type="float">
            <text:p>17247702272</text:p>
          </table:table-cell>
          <table:table-cell table:formula="of:=[.$J$9]*([.$A514]-1) + [.$J$8]+FLOOR([.$A514]/[.$J$10])" office:value-type="float" office:value="617" calcext:value-type="float">
            <text:p>617</text:p>
          </table:table-cell>
          <table:table-cell table:formula="of:=[.$J$5]*([.$A514]-1) + [.$J$4]" office:value-type="float" office:value="10390" calcext:value-type="float">
            <text:p>10390</text:p>
          </table:table-cell>
          <table:table-cell table:formula="of:=[.$J$7]*([.$A514]-1) + [.$J$6]" office:value-type="float" office:value="0" calcext:value-type="float">
            <text:p>0</text:p>
          </table:table-cell>
          <table:table-cell table:formula="of:=FLOOR([.$A514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$A515]^[.$J$2] + [.$J$3]*([.$A515]-1)+[.$J$1]" office:value-type="float" office:value="135799318" calcext:value-type="float">
            <text:p>135799318</text:p>
          </table:table-cell>
          <table:table-cell table:formula="of:=[.$C514]+[.$B514]" office:value-type="float" office:value="17382710538" calcext:value-type="float">
            <text:p>17382710538</text:p>
          </table:table-cell>
          <table:table-cell table:formula="of:=[.$J$9]*([.$A515]-1) + [.$J$8]+FLOOR([.$A515]/[.$J$10])" office:value-type="float" office:value="618" calcext:value-type="float">
            <text:p>618</text:p>
          </table:table-cell>
          <table:table-cell table:formula="of:=[.$J$5]*([.$A515]-1) + [.$J$4]" office:value-type="float" office:value="10410" calcext:value-type="float">
            <text:p>10410</text:p>
          </table:table-cell>
          <table:table-cell table:formula="of:=[.$J$7]*([.$A515]-1) + [.$J$6]" office:value-type="float" office:value="0" calcext:value-type="float">
            <text:p>0</text:p>
          </table:table-cell>
          <table:table-cell table:formula="of:=FLOOR([.$A515]/[.$J$11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$A516]^[.$J$2] + [.$J$3]*([.$A516]-1)+[.$J$1]" office:value-type="float" office:value="136593454" calcext:value-type="float">
            <text:p>136593454</text:p>
          </table:table-cell>
          <table:table-cell table:formula="of:=[.$C515]+[.$B515]" office:value-type="float" office:value="17518509856" calcext:value-type="float">
            <text:p>17518509856</text:p>
          </table:table-cell>
          <table:table-cell table:formula="of:=[.$J$9]*([.$A516]-1) + [.$J$8]+FLOOR([.$A516]/[.$J$10])" office:value-type="float" office:value="620" calcext:value-type="float">
            <text:p>620</text:p>
          </table:table-cell>
          <table:table-cell table:formula="of:=[.$J$5]*([.$A516]-1) + [.$J$4]" office:value-type="float" office:value="10430" calcext:value-type="float">
            <text:p>10430</text:p>
          </table:table-cell>
          <table:table-cell table:formula="of:=[.$J$7]*([.$A516]-1) + [.$J$6]" office:value-type="float" office:value="0" calcext:value-type="float">
            <text:p>0</text:p>
          </table:table-cell>
          <table:table-cell table:formula="of:=FLOOR([.$A516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$A517]^[.$J$2] + [.$J$3]*([.$A517]-1)+[.$J$1]" office:value-type="float" office:value="137390680" calcext:value-type="float">
            <text:p>137390680</text:p>
          </table:table-cell>
          <table:table-cell table:formula="of:=[.$C516]+[.$B516]" office:value-type="float" office:value="17655103310" calcext:value-type="float">
            <text:p>17655103310</text:p>
          </table:table-cell>
          <table:table-cell table:formula="of:=[.$J$9]*([.$A517]-1) + [.$J$8]+FLOOR([.$A517]/[.$J$10])" office:value-type="float" office:value="621" calcext:value-type="float">
            <text:p>621</text:p>
          </table:table-cell>
          <table:table-cell table:formula="of:=[.$J$5]*([.$A517]-1) + [.$J$4]" office:value-type="float" office:value="10450" calcext:value-type="float">
            <text:p>10450</text:p>
          </table:table-cell>
          <table:table-cell table:formula="of:=[.$J$7]*([.$A517]-1) + [.$J$6]" office:value-type="float" office:value="0" calcext:value-type="float">
            <text:p>0</text:p>
          </table:table-cell>
          <table:table-cell table:formula="of:=FLOOR([.$A517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$A518]^[.$J$2] + [.$J$3]*([.$A518]-1)+[.$J$1]" office:value-type="float" office:value="138191002" calcext:value-type="float">
            <text:p>138191002</text:p>
          </table:table-cell>
          <table:table-cell table:formula="of:=[.$C517]+[.$B517]" office:value-type="float" office:value="17792493990" calcext:value-type="float">
            <text:p>17792493990</text:p>
          </table:table-cell>
          <table:table-cell table:formula="of:=[.$J$9]*([.$A518]-1) + [.$J$8]+FLOOR([.$A518]/[.$J$10])" office:value-type="float" office:value="622" calcext:value-type="float">
            <text:p>622</text:p>
          </table:table-cell>
          <table:table-cell table:formula="of:=[.$J$5]*([.$A518]-1) + [.$J$4]" office:value-type="float" office:value="10470" calcext:value-type="float">
            <text:p>10470</text:p>
          </table:table-cell>
          <table:table-cell table:formula="of:=[.$J$7]*([.$A518]-1) + [.$J$6]" office:value-type="float" office:value="0" calcext:value-type="float">
            <text:p>0</text:p>
          </table:table-cell>
          <table:table-cell table:formula="of:=FLOOR([.$A518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$A519]^[.$J$2] + [.$J$3]*([.$A519]-1)+[.$J$1]" office:value-type="float" office:value="138994426" calcext:value-type="float">
            <text:p>138994426</text:p>
          </table:table-cell>
          <table:table-cell table:formula="of:=[.$C518]+[.$B518]" office:value-type="float" office:value="17930684992" calcext:value-type="float">
            <text:p>17930684992</text:p>
          </table:table-cell>
          <table:table-cell table:formula="of:=[.$J$9]*([.$A519]-1) + [.$J$8]+FLOOR([.$A519]/[.$J$10])" office:value-type="float" office:value="623" calcext:value-type="float">
            <text:p>623</text:p>
          </table:table-cell>
          <table:table-cell table:formula="of:=[.$J$5]*([.$A519]-1) + [.$J$4]" office:value-type="float" office:value="10490" calcext:value-type="float">
            <text:p>10490</text:p>
          </table:table-cell>
          <table:table-cell table:formula="of:=[.$J$7]*([.$A519]-1) + [.$J$6]" office:value-type="float" office:value="0" calcext:value-type="float">
            <text:p>0</text:p>
          </table:table-cell>
          <table:table-cell table:formula="of:=FLOOR([.$A519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$A520]^[.$J$2] + [.$J$3]*([.$A520]-1)+[.$J$1]" office:value-type="float" office:value="139800958" calcext:value-type="float">
            <text:p>139800958</text:p>
          </table:table-cell>
          <table:table-cell table:formula="of:=[.$C519]+[.$B519]" office:value-type="float" office:value="18069679418" calcext:value-type="float">
            <text:p>18069679418</text:p>
          </table:table-cell>
          <table:table-cell table:formula="of:=[.$J$9]*([.$A520]-1) + [.$J$8]+FLOOR([.$A520]/[.$J$10])" office:value-type="float" office:value="624" calcext:value-type="float">
            <text:p>624</text:p>
          </table:table-cell>
          <table:table-cell table:formula="of:=[.$J$5]*([.$A520]-1) + [.$J$4]" office:value-type="float" office:value="10510" calcext:value-type="float">
            <text:p>10510</text:p>
          </table:table-cell>
          <table:table-cell table:formula="of:=[.$J$7]*([.$A520]-1) + [.$J$6]" office:value-type="float" office:value="0" calcext:value-type="float">
            <text:p>0</text:p>
          </table:table-cell>
          <table:table-cell table:formula="of:=FLOOR([.$A520]/[.$J$11])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$A521]^[.$J$2] + [.$J$3]*([.$A521]-1)+[.$J$1]" office:value-type="float" office:value="140610604" calcext:value-type="float">
            <text:p>140610604</text:p>
          </table:table-cell>
          <table:table-cell table:formula="of:=[.$C520]+[.$B520]" office:value-type="float" office:value="18209480376" calcext:value-type="float">
            <text:p>18209480376</text:p>
          </table:table-cell>
          <table:table-cell table:formula="of:=[.$J$9]*([.$A521]-1) + [.$J$8]+FLOOR([.$A521]/[.$J$10])" office:value-type="float" office:value="626" calcext:value-type="float">
            <text:p>626</text:p>
          </table:table-cell>
          <table:table-cell table:formula="of:=[.$J$5]*([.$A521]-1) + [.$J$4]" office:value-type="float" office:value="10530" calcext:value-type="float">
            <text:p>10530</text:p>
          </table:table-cell>
          <table:table-cell table:formula="of:=[.$J$7]*([.$A521]-1) + [.$J$6]" office:value-type="float" office:value="0" calcext:value-type="float">
            <text:p>0</text:p>
          </table:table-cell>
          <table:table-cell table:formula="of:=FLOOR([.$A521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$A522]^[.$J$2] + [.$J$3]*([.$A522]-1)+[.$J$1]" office:value-type="float" office:value="141423370" calcext:value-type="float">
            <text:p>141423370</text:p>
          </table:table-cell>
          <table:table-cell table:formula="of:=[.$C521]+[.$B521]" office:value-type="float" office:value="18350090980" calcext:value-type="float">
            <text:p>18350090980</text:p>
          </table:table-cell>
          <table:table-cell table:formula="of:=[.$J$9]*([.$A522]-1) + [.$J$8]+FLOOR([.$A522]/[.$J$10])" office:value-type="float" office:value="627" calcext:value-type="float">
            <text:p>627</text:p>
          </table:table-cell>
          <table:table-cell table:formula="of:=[.$J$5]*([.$A522]-1) + [.$J$4]" office:value-type="float" office:value="10550" calcext:value-type="float">
            <text:p>10550</text:p>
          </table:table-cell>
          <table:table-cell table:formula="of:=[.$J$7]*([.$A522]-1) + [.$J$6]" office:value-type="float" office:value="0" calcext:value-type="float">
            <text:p>0</text:p>
          </table:table-cell>
          <table:table-cell table:formula="of:=FLOOR([.$A522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$A523]^[.$J$2] + [.$J$3]*([.$A523]-1)+[.$J$1]" office:value-type="float" office:value="142239262" calcext:value-type="float">
            <text:p>142239262</text:p>
          </table:table-cell>
          <table:table-cell table:formula="of:=[.$C522]+[.$B522]" office:value-type="float" office:value="18491514350" calcext:value-type="float">
            <text:p>18491514350</text:p>
          </table:table-cell>
          <table:table-cell table:formula="of:=[.$J$9]*([.$A523]-1) + [.$J$8]+FLOOR([.$A523]/[.$J$10])" office:value-type="float" office:value="628" calcext:value-type="float">
            <text:p>628</text:p>
          </table:table-cell>
          <table:table-cell table:formula="of:=[.$J$5]*([.$A523]-1) + [.$J$4]" office:value-type="float" office:value="10570" calcext:value-type="float">
            <text:p>10570</text:p>
          </table:table-cell>
          <table:table-cell table:formula="of:=[.$J$7]*([.$A523]-1) + [.$J$6]" office:value-type="float" office:value="0" calcext:value-type="float">
            <text:p>0</text:p>
          </table:table-cell>
          <table:table-cell table:formula="of:=FLOOR([.$A523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$A524]^[.$J$2] + [.$J$3]*([.$A524]-1)+[.$J$1]" office:value-type="float" office:value="143058286" calcext:value-type="float">
            <text:p>143058286</text:p>
          </table:table-cell>
          <table:table-cell table:formula="of:=[.$C523]+[.$B523]" office:value-type="float" office:value="18633753612" calcext:value-type="float">
            <text:p>18633753612</text:p>
          </table:table-cell>
          <table:table-cell table:formula="of:=[.$J$9]*([.$A524]-1) + [.$J$8]+FLOOR([.$A524]/[.$J$10])" office:value-type="float" office:value="629" calcext:value-type="float">
            <text:p>629</text:p>
          </table:table-cell>
          <table:table-cell table:formula="of:=[.$J$5]*([.$A524]-1) + [.$J$4]" office:value-type="float" office:value="10590" calcext:value-type="float">
            <text:p>10590</text:p>
          </table:table-cell>
          <table:table-cell table:formula="of:=[.$J$7]*([.$A524]-1) + [.$J$6]" office:value-type="float" office:value="0" calcext:value-type="float">
            <text:p>0</text:p>
          </table:table-cell>
          <table:table-cell table:formula="of:=FLOOR([.$A524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$A525]^[.$J$2] + [.$J$3]*([.$A525]-1)+[.$J$1]" office:value-type="float" office:value="143880448" calcext:value-type="float">
            <text:p>143880448</text:p>
          </table:table-cell>
          <table:table-cell table:formula="of:=[.$C524]+[.$B524]" office:value-type="float" office:value="18776811898" calcext:value-type="float">
            <text:p>18776811898</text:p>
          </table:table-cell>
          <table:table-cell table:formula="of:=[.$J$9]*([.$A525]-1) + [.$J$8]+FLOOR([.$A525]/[.$J$10])" office:value-type="float" office:value="630" calcext:value-type="float">
            <text:p>630</text:p>
          </table:table-cell>
          <table:table-cell table:formula="of:=[.$J$5]*([.$A525]-1) + [.$J$4]" office:value-type="float" office:value="10610" calcext:value-type="float">
            <text:p>10610</text:p>
          </table:table-cell>
          <table:table-cell table:formula="of:=[.$J$7]*([.$A525]-1) + [.$J$6]" office:value-type="float" office:value="0" calcext:value-type="float">
            <text:p>0</text:p>
          </table:table-cell>
          <table:table-cell table:formula="of:=FLOOR([.$A525]/[.$J$11])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$A526]^[.$J$2] + [.$J$3]*([.$A526]-1)+[.$J$1]" office:value-type="float" office:value="144705754" calcext:value-type="float">
            <text:p>144705754</text:p>
          </table:table-cell>
          <table:table-cell table:formula="of:=[.$C525]+[.$B525]" office:value-type="float" office:value="18920692346" calcext:value-type="float">
            <text:p>18920692346</text:p>
          </table:table-cell>
          <table:table-cell table:formula="of:=[.$J$9]*([.$A526]-1) + [.$J$8]+FLOOR([.$A526]/[.$J$10])" office:value-type="float" office:value="632" calcext:value-type="float">
            <text:p>632</text:p>
          </table:table-cell>
          <table:table-cell table:formula="of:=[.$J$5]*([.$A526]-1) + [.$J$4]" office:value-type="float" office:value="10630" calcext:value-type="float">
            <text:p>10630</text:p>
          </table:table-cell>
          <table:table-cell table:formula="of:=[.$J$7]*([.$A526]-1) + [.$J$6]" office:value-type="float" office:value="0" calcext:value-type="float">
            <text:p>0</text:p>
          </table:table-cell>
          <table:table-cell table:formula="of:=FLOOR([.$A526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$A527]^[.$J$2] + [.$J$3]*([.$A527]-1)+[.$J$1]" office:value-type="float" office:value="145534210" calcext:value-type="float">
            <text:p>145534210</text:p>
          </table:table-cell>
          <table:table-cell table:formula="of:=[.$C526]+[.$B526]" office:value-type="float" office:value="19065398100" calcext:value-type="float">
            <text:p>19065398100</text:p>
          </table:table-cell>
          <table:table-cell table:formula="of:=[.$J$9]*([.$A527]-1) + [.$J$8]+FLOOR([.$A527]/[.$J$10])" office:value-type="float" office:value="633" calcext:value-type="float">
            <text:p>633</text:p>
          </table:table-cell>
          <table:table-cell table:formula="of:=[.$J$5]*([.$A527]-1) + [.$J$4]" office:value-type="float" office:value="10650" calcext:value-type="float">
            <text:p>10650</text:p>
          </table:table-cell>
          <table:table-cell table:formula="of:=[.$J$7]*([.$A527]-1) + [.$J$6]" office:value-type="float" office:value="0" calcext:value-type="float">
            <text:p>0</text:p>
          </table:table-cell>
          <table:table-cell table:formula="of:=FLOOR([.$A527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$A528]^[.$J$2] + [.$J$3]*([.$A528]-1)+[.$J$1]" office:value-type="float" office:value="146365822" calcext:value-type="float">
            <text:p>146365822</text:p>
          </table:table-cell>
          <table:table-cell table:formula="of:=[.$C527]+[.$B527]" office:value-type="float" office:value="19210932310" calcext:value-type="float">
            <text:p>19210932310</text:p>
          </table:table-cell>
          <table:table-cell table:formula="of:=[.$J$9]*([.$A528]-1) + [.$J$8]+FLOOR([.$A528]/[.$J$10])" office:value-type="float" office:value="634" calcext:value-type="float">
            <text:p>634</text:p>
          </table:table-cell>
          <table:table-cell table:formula="of:=[.$J$5]*([.$A528]-1) + [.$J$4]" office:value-type="float" office:value="10670" calcext:value-type="float">
            <text:p>10670</text:p>
          </table:table-cell>
          <table:table-cell table:formula="of:=[.$J$7]*([.$A528]-1) + [.$J$6]" office:value-type="float" office:value="0" calcext:value-type="float">
            <text:p>0</text:p>
          </table:table-cell>
          <table:table-cell table:formula="of:=FLOOR([.$A528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$A529]^[.$J$2] + [.$J$3]*([.$A529]-1)+[.$J$1]" office:value-type="float" office:value="147200596" calcext:value-type="float">
            <text:p>147200596</text:p>
          </table:table-cell>
          <table:table-cell table:formula="of:=[.$C528]+[.$B528]" office:value-type="float" office:value="19357298132" calcext:value-type="float">
            <text:p>19357298132</text:p>
          </table:table-cell>
          <table:table-cell table:formula="of:=[.$J$9]*([.$A529]-1) + [.$J$8]+FLOOR([.$A529]/[.$J$10])" office:value-type="float" office:value="635" calcext:value-type="float">
            <text:p>635</text:p>
          </table:table-cell>
          <table:table-cell table:formula="of:=[.$J$5]*([.$A529]-1) + [.$J$4]" office:value-type="float" office:value="10690" calcext:value-type="float">
            <text:p>10690</text:p>
          </table:table-cell>
          <table:table-cell table:formula="of:=[.$J$7]*([.$A529]-1) + [.$J$6]" office:value-type="float" office:value="0" calcext:value-type="float">
            <text:p>0</text:p>
          </table:table-cell>
          <table:table-cell table:formula="of:=FLOOR([.$A529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$A530]^[.$J$2] + [.$J$3]*([.$A530]-1)+[.$J$1]" office:value-type="float" office:value="148038538" calcext:value-type="float">
            <text:p>148038538</text:p>
          </table:table-cell>
          <table:table-cell table:formula="of:=[.$C529]+[.$B529]" office:value-type="float" office:value="19504498728" calcext:value-type="float">
            <text:p>19504498728</text:p>
          </table:table-cell>
          <table:table-cell table:formula="of:=[.$J$9]*([.$A530]-1) + [.$J$8]+FLOOR([.$A530]/[.$J$10])" office:value-type="float" office:value="636" calcext:value-type="float">
            <text:p>636</text:p>
          </table:table-cell>
          <table:table-cell table:formula="of:=[.$J$5]*([.$A530]-1) + [.$J$4]" office:value-type="float" office:value="10710" calcext:value-type="float">
            <text:p>10710</text:p>
          </table:table-cell>
          <table:table-cell table:formula="of:=[.$J$7]*([.$A530]-1) + [.$J$6]" office:value-type="float" office:value="0" calcext:value-type="float">
            <text:p>0</text:p>
          </table:table-cell>
          <table:table-cell table:formula="of:=FLOOR([.$A530]/[.$J$11])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$A531]^[.$J$2] + [.$J$3]*([.$A531]-1)+[.$J$1]" office:value-type="float" office:value="148879654" calcext:value-type="float">
            <text:p>148879654</text:p>
          </table:table-cell>
          <table:table-cell table:formula="of:=[.$C530]+[.$B530]" office:value-type="float" office:value="19652537266" calcext:value-type="float">
            <text:p>19652537266</text:p>
          </table:table-cell>
          <table:table-cell table:formula="of:=[.$J$9]*([.$A531]-1) + [.$J$8]+FLOOR([.$A531]/[.$J$10])" office:value-type="float" office:value="638" calcext:value-type="float">
            <text:p>638</text:p>
          </table:table-cell>
          <table:table-cell table:formula="of:=[.$J$5]*([.$A531]-1) + [.$J$4]" office:value-type="float" office:value="10730" calcext:value-type="float">
            <text:p>10730</text:p>
          </table:table-cell>
          <table:table-cell table:formula="of:=[.$J$7]*([.$A531]-1) + [.$J$6]" office:value-type="float" office:value="0" calcext:value-type="float">
            <text:p>0</text:p>
          </table:table-cell>
          <table:table-cell table:formula="of:=FLOOR([.$A531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$A532]^[.$J$2] + [.$J$3]*([.$A532]-1)+[.$J$1]" office:value-type="float" office:value="149723950" calcext:value-type="float">
            <text:p>149723950</text:p>
          </table:table-cell>
          <table:table-cell table:formula="of:=[.$C531]+[.$B531]" office:value-type="float" office:value="19801416920" calcext:value-type="float">
            <text:p>19801416920</text:p>
          </table:table-cell>
          <table:table-cell table:formula="of:=[.$J$9]*([.$A532]-1) + [.$J$8]+FLOOR([.$A532]/[.$J$10])" office:value-type="float" office:value="639" calcext:value-type="float">
            <text:p>639</text:p>
          </table:table-cell>
          <table:table-cell table:formula="of:=[.$J$5]*([.$A532]-1) + [.$J$4]" office:value-type="float" office:value="10750" calcext:value-type="float">
            <text:p>10750</text:p>
          </table:table-cell>
          <table:table-cell table:formula="of:=[.$J$7]*([.$A532]-1) + [.$J$6]" office:value-type="float" office:value="0" calcext:value-type="float">
            <text:p>0</text:p>
          </table:table-cell>
          <table:table-cell table:formula="of:=FLOOR([.$A532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$A533]^[.$J$2] + [.$J$3]*([.$A533]-1)+[.$J$1]" office:value-type="float" office:value="150571432" calcext:value-type="float">
            <text:p>150571432</text:p>
          </table:table-cell>
          <table:table-cell table:formula="of:=[.$C532]+[.$B532]" office:value-type="float" office:value="19951140870" calcext:value-type="float">
            <text:p>19951140870</text:p>
          </table:table-cell>
          <table:table-cell table:formula="of:=[.$J$9]*([.$A533]-1) + [.$J$8]+FLOOR([.$A533]/[.$J$10])" office:value-type="float" office:value="640" calcext:value-type="float">
            <text:p>640</text:p>
          </table:table-cell>
          <table:table-cell table:formula="of:=[.$J$5]*([.$A533]-1) + [.$J$4]" office:value-type="float" office:value="10770" calcext:value-type="float">
            <text:p>10770</text:p>
          </table:table-cell>
          <table:table-cell table:formula="of:=[.$J$7]*([.$A533]-1) + [.$J$6]" office:value-type="float" office:value="0" calcext:value-type="float">
            <text:p>0</text:p>
          </table:table-cell>
          <table:table-cell table:formula="of:=FLOOR([.$A533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$A534]^[.$J$2] + [.$J$3]*([.$A534]-1)+[.$J$1]" office:value-type="float" office:value="151422106" calcext:value-type="float">
            <text:p>151422106</text:p>
          </table:table-cell>
          <table:table-cell table:formula="of:=[.$C533]+[.$B533]" office:value-type="float" office:value="20101712302" calcext:value-type="float">
            <text:p>20101712302</text:p>
          </table:table-cell>
          <table:table-cell table:formula="of:=[.$J$9]*([.$A534]-1) + [.$J$8]+FLOOR([.$A534]/[.$J$10])" office:value-type="float" office:value="641" calcext:value-type="float">
            <text:p>641</text:p>
          </table:table-cell>
          <table:table-cell table:formula="of:=[.$J$5]*([.$A534]-1) + [.$J$4]" office:value-type="float" office:value="10790" calcext:value-type="float">
            <text:p>10790</text:p>
          </table:table-cell>
          <table:table-cell table:formula="of:=[.$J$7]*([.$A534]-1) + [.$J$6]" office:value-type="float" office:value="0" calcext:value-type="float">
            <text:p>0</text:p>
          </table:table-cell>
          <table:table-cell table:formula="of:=FLOOR([.$A534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$A535]^[.$J$2] + [.$J$3]*([.$A535]-1)+[.$J$1]" office:value-type="float" office:value="152275978" calcext:value-type="float">
            <text:p>152275978</text:p>
          </table:table-cell>
          <table:table-cell table:formula="of:=[.$C534]+[.$B534]" office:value-type="float" office:value="20253134408" calcext:value-type="float">
            <text:p>20253134408</text:p>
          </table:table-cell>
          <table:table-cell table:formula="of:=[.$J$9]*([.$A535]-1) + [.$J$8]+FLOOR([.$A535]/[.$J$10])" office:value-type="float" office:value="642" calcext:value-type="float">
            <text:p>642</text:p>
          </table:table-cell>
          <table:table-cell table:formula="of:=[.$J$5]*([.$A535]-1) + [.$J$4]" office:value-type="float" office:value="10810" calcext:value-type="float">
            <text:p>10810</text:p>
          </table:table-cell>
          <table:table-cell table:formula="of:=[.$J$7]*([.$A535]-1) + [.$J$6]" office:value-type="float" office:value="0" calcext:value-type="float">
            <text:p>0</text:p>
          </table:table-cell>
          <table:table-cell table:formula="of:=FLOOR([.$A535]/[.$J$11])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$A536]^[.$J$2] + [.$J$3]*([.$A536]-1)+[.$J$1]" office:value-type="float" office:value="153133054" calcext:value-type="float">
            <text:p>153133054</text:p>
          </table:table-cell>
          <table:table-cell table:formula="of:=[.$C535]+[.$B535]" office:value-type="float" office:value="20405410386" calcext:value-type="float">
            <text:p>20405410386</text:p>
          </table:table-cell>
          <table:table-cell table:formula="of:=[.$J$9]*([.$A536]-1) + [.$J$8]+FLOOR([.$A536]/[.$J$10])" office:value-type="float" office:value="644" calcext:value-type="float">
            <text:p>644</text:p>
          </table:table-cell>
          <table:table-cell table:formula="of:=[.$J$5]*([.$A536]-1) + [.$J$4]" office:value-type="float" office:value="10830" calcext:value-type="float">
            <text:p>10830</text:p>
          </table:table-cell>
          <table:table-cell table:formula="of:=[.$J$7]*([.$A536]-1) + [.$J$6]" office:value-type="float" office:value="0" calcext:value-type="float">
            <text:p>0</text:p>
          </table:table-cell>
          <table:table-cell table:formula="of:=FLOOR([.$A536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$A537]^[.$J$2] + [.$J$3]*([.$A537]-1)+[.$J$1]" office:value-type="float" office:value="153993340" calcext:value-type="float">
            <text:p>153993340</text:p>
          </table:table-cell>
          <table:table-cell table:formula="of:=[.$C536]+[.$B536]" office:value-type="float" office:value="20558543440" calcext:value-type="float">
            <text:p>20558543440</text:p>
          </table:table-cell>
          <table:table-cell table:formula="of:=[.$J$9]*([.$A537]-1) + [.$J$8]+FLOOR([.$A537]/[.$J$10])" office:value-type="float" office:value="645" calcext:value-type="float">
            <text:p>645</text:p>
          </table:table-cell>
          <table:table-cell table:formula="of:=[.$J$5]*([.$A537]-1) + [.$J$4]" office:value-type="float" office:value="10850" calcext:value-type="float">
            <text:p>10850</text:p>
          </table:table-cell>
          <table:table-cell table:formula="of:=[.$J$7]*([.$A537]-1) + [.$J$6]" office:value-type="float" office:value="0" calcext:value-type="float">
            <text:p>0</text:p>
          </table:table-cell>
          <table:table-cell table:formula="of:=FLOOR([.$A537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$A538]^[.$J$2] + [.$J$3]*([.$A538]-1)+[.$J$1]" office:value-type="float" office:value="154856842" calcext:value-type="float">
            <text:p>154856842</text:p>
          </table:table-cell>
          <table:table-cell table:formula="of:=[.$C537]+[.$B537]" office:value-type="float" office:value="20712536780" calcext:value-type="float">
            <text:p>20712536780</text:p>
          </table:table-cell>
          <table:table-cell table:formula="of:=[.$J$9]*([.$A538]-1) + [.$J$8]+FLOOR([.$A538]/[.$J$10])" office:value-type="float" office:value="646" calcext:value-type="float">
            <text:p>646</text:p>
          </table:table-cell>
          <table:table-cell table:formula="of:=[.$J$5]*([.$A538]-1) + [.$J$4]" office:value-type="float" office:value="10870" calcext:value-type="float">
            <text:p>10870</text:p>
          </table:table-cell>
          <table:table-cell table:formula="of:=[.$J$7]*([.$A538]-1) + [.$J$6]" office:value-type="float" office:value="0" calcext:value-type="float">
            <text:p>0</text:p>
          </table:table-cell>
          <table:table-cell table:formula="of:=FLOOR([.$A538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$A539]^[.$J$2] + [.$J$3]*([.$A539]-1)+[.$J$1]" office:value-type="float" office:value="155723566" calcext:value-type="float">
            <text:p>155723566</text:p>
          </table:table-cell>
          <table:table-cell table:formula="of:=[.$C538]+[.$B538]" office:value-type="float" office:value="20867393622" calcext:value-type="float">
            <text:p>20867393622</text:p>
          </table:table-cell>
          <table:table-cell table:formula="of:=[.$J$9]*([.$A539]-1) + [.$J$8]+FLOOR([.$A539]/[.$J$10])" office:value-type="float" office:value="647" calcext:value-type="float">
            <text:p>647</text:p>
          </table:table-cell>
          <table:table-cell table:formula="of:=[.$J$5]*([.$A539]-1) + [.$J$4]" office:value-type="float" office:value="10890" calcext:value-type="float">
            <text:p>10890</text:p>
          </table:table-cell>
          <table:table-cell table:formula="of:=[.$J$7]*([.$A539]-1) + [.$J$6]" office:value-type="float" office:value="0" calcext:value-type="float">
            <text:p>0</text:p>
          </table:table-cell>
          <table:table-cell table:formula="of:=FLOOR([.$A539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$A540]^[.$J$2] + [.$J$3]*([.$A540]-1)+[.$J$1]" office:value-type="float" office:value="156593518" calcext:value-type="float">
            <text:p>156593518</text:p>
          </table:table-cell>
          <table:table-cell table:formula="of:=[.$C539]+[.$B539]" office:value-type="float" office:value="21023117188" calcext:value-type="float">
            <text:p>21023117188</text:p>
          </table:table-cell>
          <table:table-cell table:formula="of:=[.$J$9]*([.$A540]-1) + [.$J$8]+FLOOR([.$A540]/[.$J$10])" office:value-type="float" office:value="648" calcext:value-type="float">
            <text:p>648</text:p>
          </table:table-cell>
          <table:table-cell table:formula="of:=[.$J$5]*([.$A540]-1) + [.$J$4]" office:value-type="float" office:value="10910" calcext:value-type="float">
            <text:p>10910</text:p>
          </table:table-cell>
          <table:table-cell table:formula="of:=[.$J$7]*([.$A540]-1) + [.$J$6]" office:value-type="float" office:value="0" calcext:value-type="float">
            <text:p>0</text:p>
          </table:table-cell>
          <table:table-cell table:formula="of:=FLOOR([.$A540]/[.$J$11])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$A541]^[.$J$2] + [.$J$3]*([.$A541]-1)+[.$J$1]" office:value-type="float" office:value="157466704" calcext:value-type="float">
            <text:p>157466704</text:p>
          </table:table-cell>
          <table:table-cell table:formula="of:=[.$C540]+[.$B540]" office:value-type="float" office:value="21179710706" calcext:value-type="float">
            <text:p>21179710706</text:p>
          </table:table-cell>
          <table:table-cell table:formula="of:=[.$J$9]*([.$A541]-1) + [.$J$8]+FLOOR([.$A541]/[.$J$10])" office:value-type="float" office:value="650" calcext:value-type="float">
            <text:p>650</text:p>
          </table:table-cell>
          <table:table-cell table:formula="of:=[.$J$5]*([.$A541]-1) + [.$J$4]" office:value-type="float" office:value="10930" calcext:value-type="float">
            <text:p>10930</text:p>
          </table:table-cell>
          <table:table-cell table:formula="of:=[.$J$7]*([.$A541]-1) + [.$J$6]" office:value-type="float" office:value="0" calcext:value-type="float">
            <text:p>0</text:p>
          </table:table-cell>
          <table:table-cell table:formula="of:=FLOOR([.$A541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$A542]^[.$J$2] + [.$J$3]*([.$A542]-1)+[.$J$1]" office:value-type="float" office:value="158343130" calcext:value-type="float">
            <text:p>158343130</text:p>
          </table:table-cell>
          <table:table-cell table:formula="of:=[.$C541]+[.$B541]" office:value-type="float" office:value="21337177410" calcext:value-type="float">
            <text:p>21337177410</text:p>
          </table:table-cell>
          <table:table-cell table:formula="of:=[.$J$9]*([.$A542]-1) + [.$J$8]+FLOOR([.$A542]/[.$J$10])" office:value-type="float" office:value="651" calcext:value-type="float">
            <text:p>651</text:p>
          </table:table-cell>
          <table:table-cell table:formula="of:=[.$J$5]*([.$A542]-1) + [.$J$4]" office:value-type="float" office:value="10950" calcext:value-type="float">
            <text:p>10950</text:p>
          </table:table-cell>
          <table:table-cell table:formula="of:=[.$J$7]*([.$A542]-1) + [.$J$6]" office:value-type="float" office:value="0" calcext:value-type="float">
            <text:p>0</text:p>
          </table:table-cell>
          <table:table-cell table:formula="of:=FLOOR([.$A542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$A543]^[.$J$2] + [.$J$3]*([.$A543]-1)+[.$J$1]" office:value-type="float" office:value="159222802" calcext:value-type="float">
            <text:p>159222802</text:p>
          </table:table-cell>
          <table:table-cell table:formula="of:=[.$C542]+[.$B542]" office:value-type="float" office:value="21495520540" calcext:value-type="float">
            <text:p>21495520540</text:p>
          </table:table-cell>
          <table:table-cell table:formula="of:=[.$J$9]*([.$A543]-1) + [.$J$8]+FLOOR([.$A543]/[.$J$10])" office:value-type="float" office:value="652" calcext:value-type="float">
            <text:p>652</text:p>
          </table:table-cell>
          <table:table-cell table:formula="of:=[.$J$5]*([.$A543]-1) + [.$J$4]" office:value-type="float" office:value="10970" calcext:value-type="float">
            <text:p>10970</text:p>
          </table:table-cell>
          <table:table-cell table:formula="of:=[.$J$7]*([.$A543]-1) + [.$J$6]" office:value-type="float" office:value="0" calcext:value-type="float">
            <text:p>0</text:p>
          </table:table-cell>
          <table:table-cell table:formula="of:=FLOOR([.$A543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$A544]^[.$J$2] + [.$J$3]*([.$A544]-1)+[.$J$1]" office:value-type="float" office:value="160105726" calcext:value-type="float">
            <text:p>160105726</text:p>
          </table:table-cell>
          <table:table-cell table:formula="of:=[.$C543]+[.$B543]" office:value-type="float" office:value="21654743342" calcext:value-type="float">
            <text:p>21654743342</text:p>
          </table:table-cell>
          <table:table-cell table:formula="of:=[.$J$9]*([.$A544]-1) + [.$J$8]+FLOOR([.$A544]/[.$J$10])" office:value-type="float" office:value="653" calcext:value-type="float">
            <text:p>653</text:p>
          </table:table-cell>
          <table:table-cell table:formula="of:=[.$J$5]*([.$A544]-1) + [.$J$4]" office:value-type="float" office:value="10990" calcext:value-type="float">
            <text:p>10990</text:p>
          </table:table-cell>
          <table:table-cell table:formula="of:=[.$J$7]*([.$A544]-1) + [.$J$6]" office:value-type="float" office:value="0" calcext:value-type="float">
            <text:p>0</text:p>
          </table:table-cell>
          <table:table-cell table:formula="of:=FLOOR([.$A544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$A545]^[.$J$2] + [.$J$3]*([.$A545]-1)+[.$J$1]" office:value-type="float" office:value="160991908" calcext:value-type="float">
            <text:p>160991908</text:p>
          </table:table-cell>
          <table:table-cell table:formula="of:=[.$C544]+[.$B544]" office:value-type="float" office:value="21814849068" calcext:value-type="float">
            <text:p>21814849068</text:p>
          </table:table-cell>
          <table:table-cell table:formula="of:=[.$J$9]*([.$A545]-1) + [.$J$8]+FLOOR([.$A545]/[.$J$10])" office:value-type="float" office:value="654" calcext:value-type="float">
            <text:p>654</text:p>
          </table:table-cell>
          <table:table-cell table:formula="of:=[.$J$5]*([.$A545]-1) + [.$J$4]" office:value-type="float" office:value="11010" calcext:value-type="float">
            <text:p>11010</text:p>
          </table:table-cell>
          <table:table-cell table:formula="of:=[.$J$7]*([.$A545]-1) + [.$J$6]" office:value-type="float" office:value="0" calcext:value-type="float">
            <text:p>0</text:p>
          </table:table-cell>
          <table:table-cell table:formula="of:=FLOOR([.$A545]/[.$J$11])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$A546]^[.$J$2] + [.$J$3]*([.$A546]-1)+[.$J$1]" office:value-type="float" office:value="161881354" calcext:value-type="float">
            <text:p>161881354</text:p>
          </table:table-cell>
          <table:table-cell table:formula="of:=[.$C545]+[.$B545]" office:value-type="float" office:value="21975840976" calcext:value-type="float">
            <text:p>21975840976</text:p>
          </table:table-cell>
          <table:table-cell table:formula="of:=[.$J$9]*([.$A546]-1) + [.$J$8]+FLOOR([.$A546]/[.$J$10])" office:value-type="float" office:value="656" calcext:value-type="float">
            <text:p>656</text:p>
          </table:table-cell>
          <table:table-cell table:formula="of:=[.$J$5]*([.$A546]-1) + [.$J$4]" office:value-type="float" office:value="11030" calcext:value-type="float">
            <text:p>11030</text:p>
          </table:table-cell>
          <table:table-cell table:formula="of:=[.$J$7]*([.$A546]-1) + [.$J$6]" office:value-type="float" office:value="0" calcext:value-type="float">
            <text:p>0</text:p>
          </table:table-cell>
          <table:table-cell table:formula="of:=FLOOR([.$A546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$A547]^[.$J$2] + [.$J$3]*([.$A547]-1)+[.$J$1]" office:value-type="float" office:value="162774070" calcext:value-type="float">
            <text:p>162774070</text:p>
          </table:table-cell>
          <table:table-cell table:formula="of:=[.$C546]+[.$B546]" office:value-type="float" office:value="22137722330" calcext:value-type="float">
            <text:p>22137722330</text:p>
          </table:table-cell>
          <table:table-cell table:formula="of:=[.$J$9]*([.$A547]-1) + [.$J$8]+FLOOR([.$A547]/[.$J$10])" office:value-type="float" office:value="657" calcext:value-type="float">
            <text:p>657</text:p>
          </table:table-cell>
          <table:table-cell table:formula="of:=[.$J$5]*([.$A547]-1) + [.$J$4]" office:value-type="float" office:value="11050" calcext:value-type="float">
            <text:p>11050</text:p>
          </table:table-cell>
          <table:table-cell table:formula="of:=[.$J$7]*([.$A547]-1) + [.$J$6]" office:value-type="float" office:value="0" calcext:value-type="float">
            <text:p>0</text:p>
          </table:table-cell>
          <table:table-cell table:formula="of:=FLOOR([.$A547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$A548]^[.$J$2] + [.$J$3]*([.$A548]-1)+[.$J$1]" office:value-type="float" office:value="163670062" calcext:value-type="float">
            <text:p>163670062</text:p>
          </table:table-cell>
          <table:table-cell table:formula="of:=[.$C547]+[.$B547]" office:value-type="float" office:value="22300496400" calcext:value-type="float">
            <text:p>22300496400</text:p>
          </table:table-cell>
          <table:table-cell table:formula="of:=[.$J$9]*([.$A548]-1) + [.$J$8]+FLOOR([.$A548]/[.$J$10])" office:value-type="float" office:value="658" calcext:value-type="float">
            <text:p>658</text:p>
          </table:table-cell>
          <table:table-cell table:formula="of:=[.$J$5]*([.$A548]-1) + [.$J$4]" office:value-type="float" office:value="11070" calcext:value-type="float">
            <text:p>11070</text:p>
          </table:table-cell>
          <table:table-cell table:formula="of:=[.$J$7]*([.$A548]-1) + [.$J$6]" office:value-type="float" office:value="0" calcext:value-type="float">
            <text:p>0</text:p>
          </table:table-cell>
          <table:table-cell table:formula="of:=FLOOR([.$A548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$A549]^[.$J$2] + [.$J$3]*([.$A549]-1)+[.$J$1]" office:value-type="float" office:value="164569336" calcext:value-type="float">
            <text:p>164569336</text:p>
          </table:table-cell>
          <table:table-cell table:formula="of:=[.$C548]+[.$B548]" office:value-type="float" office:value="22464166462" calcext:value-type="float">
            <text:p>22464166462</text:p>
          </table:table-cell>
          <table:table-cell table:formula="of:=[.$J$9]*([.$A549]-1) + [.$J$8]+FLOOR([.$A549]/[.$J$10])" office:value-type="float" office:value="659" calcext:value-type="float">
            <text:p>659</text:p>
          </table:table-cell>
          <table:table-cell table:formula="of:=[.$J$5]*([.$A549]-1) + [.$J$4]" office:value-type="float" office:value="11090" calcext:value-type="float">
            <text:p>11090</text:p>
          </table:table-cell>
          <table:table-cell table:formula="of:=[.$J$7]*([.$A549]-1) + [.$J$6]" office:value-type="float" office:value="0" calcext:value-type="float">
            <text:p>0</text:p>
          </table:table-cell>
          <table:table-cell table:formula="of:=FLOOR([.$A549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$A550]^[.$J$2] + [.$J$3]*([.$A550]-1)+[.$J$1]" office:value-type="float" office:value="165471898" calcext:value-type="float">
            <text:p>165471898</text:p>
          </table:table-cell>
          <table:table-cell table:formula="of:=[.$C549]+[.$B549]" office:value-type="float" office:value="22628735798" calcext:value-type="float">
            <text:p>22628735798</text:p>
          </table:table-cell>
          <table:table-cell table:formula="of:=[.$J$9]*([.$A550]-1) + [.$J$8]+FLOOR([.$A550]/[.$J$10])" office:value-type="float" office:value="660" calcext:value-type="float">
            <text:p>660</text:p>
          </table:table-cell>
          <table:table-cell table:formula="of:=[.$J$5]*([.$A550]-1) + [.$J$4]" office:value-type="float" office:value="11110" calcext:value-type="float">
            <text:p>11110</text:p>
          </table:table-cell>
          <table:table-cell table:formula="of:=[.$J$7]*([.$A550]-1) + [.$J$6]" office:value-type="float" office:value="0" calcext:value-type="float">
            <text:p>0</text:p>
          </table:table-cell>
          <table:table-cell table:formula="of:=FLOOR([.$A550]/[.$J$11])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$A551]^[.$J$2] + [.$J$3]*([.$A551]-1)+[.$J$1]" office:value-type="float" office:value="166377754" calcext:value-type="float">
            <text:p>166377754</text:p>
          </table:table-cell>
          <table:table-cell table:formula="of:=[.$C550]+[.$B550]" office:value-type="float" office:value="22794207696" calcext:value-type="float">
            <text:p>22794207696</text:p>
          </table:table-cell>
          <table:table-cell table:formula="of:=[.$J$9]*([.$A551]-1) + [.$J$8]+FLOOR([.$A551]/[.$J$10])" office:value-type="float" office:value="662" calcext:value-type="float">
            <text:p>662</text:p>
          </table:table-cell>
          <table:table-cell table:formula="of:=[.$J$5]*([.$A551]-1) + [.$J$4]" office:value-type="float" office:value="11130" calcext:value-type="float">
            <text:p>11130</text:p>
          </table:table-cell>
          <table:table-cell table:formula="of:=[.$J$7]*([.$A551]-1) + [.$J$6]" office:value-type="float" office:value="0" calcext:value-type="float">
            <text:p>0</text:p>
          </table:table-cell>
          <table:table-cell table:formula="of:=FLOOR([.$A551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$A552]^[.$J$2] + [.$J$3]*([.$A552]-1)+[.$J$1]" office:value-type="float" office:value="167286910" calcext:value-type="float">
            <text:p>167286910</text:p>
          </table:table-cell>
          <table:table-cell table:formula="of:=[.$C551]+[.$B551]" office:value-type="float" office:value="22960585450" calcext:value-type="float">
            <text:p>22960585450</text:p>
          </table:table-cell>
          <table:table-cell table:formula="of:=[.$J$9]*([.$A552]-1) + [.$J$8]+FLOOR([.$A552]/[.$J$10])" office:value-type="float" office:value="663" calcext:value-type="float">
            <text:p>663</text:p>
          </table:table-cell>
          <table:table-cell table:formula="of:=[.$J$5]*([.$A552]-1) + [.$J$4]" office:value-type="float" office:value="11150" calcext:value-type="float">
            <text:p>11150</text:p>
          </table:table-cell>
          <table:table-cell table:formula="of:=[.$J$7]*([.$A552]-1) + [.$J$6]" office:value-type="float" office:value="0" calcext:value-type="float">
            <text:p>0</text:p>
          </table:table-cell>
          <table:table-cell table:formula="of:=FLOOR([.$A552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$A553]^[.$J$2] + [.$J$3]*([.$A553]-1)+[.$J$1]" office:value-type="float" office:value="168199372" calcext:value-type="float">
            <text:p>168199372</text:p>
          </table:table-cell>
          <table:table-cell table:formula="of:=[.$C552]+[.$B552]" office:value-type="float" office:value="23127872360" calcext:value-type="float">
            <text:p>23127872360</text:p>
          </table:table-cell>
          <table:table-cell table:formula="of:=[.$J$9]*([.$A553]-1) + [.$J$8]+FLOOR([.$A553]/[.$J$10])" office:value-type="float" office:value="664" calcext:value-type="float">
            <text:p>664</text:p>
          </table:table-cell>
          <table:table-cell table:formula="of:=[.$J$5]*([.$A553]-1) + [.$J$4]" office:value-type="float" office:value="11170" calcext:value-type="float">
            <text:p>11170</text:p>
          </table:table-cell>
          <table:table-cell table:formula="of:=[.$J$7]*([.$A553]-1) + [.$J$6]" office:value-type="float" office:value="0" calcext:value-type="float">
            <text:p>0</text:p>
          </table:table-cell>
          <table:table-cell table:formula="of:=FLOOR([.$A553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$A554]^[.$J$2] + [.$J$3]*([.$A554]-1)+[.$J$1]" office:value-type="float" office:value="169115146" calcext:value-type="float">
            <text:p>169115146</text:p>
          </table:table-cell>
          <table:table-cell table:formula="of:=[.$C553]+[.$B553]" office:value-type="float" office:value="23296071732" calcext:value-type="float">
            <text:p>23296071732</text:p>
          </table:table-cell>
          <table:table-cell table:formula="of:=[.$J$9]*([.$A554]-1) + [.$J$8]+FLOOR([.$A554]/[.$J$10])" office:value-type="float" office:value="665" calcext:value-type="float">
            <text:p>665</text:p>
          </table:table-cell>
          <table:table-cell table:formula="of:=[.$J$5]*([.$A554]-1) + [.$J$4]" office:value-type="float" office:value="11190" calcext:value-type="float">
            <text:p>11190</text:p>
          </table:table-cell>
          <table:table-cell table:formula="of:=[.$J$7]*([.$A554]-1) + [.$J$6]" office:value-type="float" office:value="0" calcext:value-type="float">
            <text:p>0</text:p>
          </table:table-cell>
          <table:table-cell table:formula="of:=FLOOR([.$A554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$A555]^[.$J$2] + [.$J$3]*([.$A555]-1)+[.$J$1]" office:value-type="float" office:value="170034238" calcext:value-type="float">
            <text:p>170034238</text:p>
          </table:table-cell>
          <table:table-cell table:formula="of:=[.$C554]+[.$B554]" office:value-type="float" office:value="23465186878" calcext:value-type="float">
            <text:p>23465186878</text:p>
          </table:table-cell>
          <table:table-cell table:formula="of:=[.$J$9]*([.$A555]-1) + [.$J$8]+FLOOR([.$A555]/[.$J$10])" office:value-type="float" office:value="666" calcext:value-type="float">
            <text:p>666</text:p>
          </table:table-cell>
          <table:table-cell table:formula="of:=[.$J$5]*([.$A555]-1) + [.$J$4]" office:value-type="float" office:value="11210" calcext:value-type="float">
            <text:p>11210</text:p>
          </table:table-cell>
          <table:table-cell table:formula="of:=[.$J$7]*([.$A555]-1) + [.$J$6]" office:value-type="float" office:value="0" calcext:value-type="float">
            <text:p>0</text:p>
          </table:table-cell>
          <table:table-cell table:formula="of:=FLOOR([.$A555]/[.$J$11])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$A556]^[.$J$2] + [.$J$3]*([.$A556]-1)+[.$J$1]" office:value-type="float" office:value="170956654" calcext:value-type="float">
            <text:p>170956654</text:p>
          </table:table-cell>
          <table:table-cell table:formula="of:=[.$C555]+[.$B555]" office:value-type="float" office:value="23635221116" calcext:value-type="float">
            <text:p>23635221116</text:p>
          </table:table-cell>
          <table:table-cell table:formula="of:=[.$J$9]*([.$A556]-1) + [.$J$8]+FLOOR([.$A556]/[.$J$10])" office:value-type="float" office:value="668" calcext:value-type="float">
            <text:p>668</text:p>
          </table:table-cell>
          <table:table-cell table:formula="of:=[.$J$5]*([.$A556]-1) + [.$J$4]" office:value-type="float" office:value="11230" calcext:value-type="float">
            <text:p>11230</text:p>
          </table:table-cell>
          <table:table-cell table:formula="of:=[.$J$7]*([.$A556]-1) + [.$J$6]" office:value-type="float" office:value="0" calcext:value-type="float">
            <text:p>0</text:p>
          </table:table-cell>
          <table:table-cell table:formula="of:=FLOOR([.$A556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$A557]^[.$J$2] + [.$J$3]*([.$A557]-1)+[.$J$1]" office:value-type="float" office:value="171882400" calcext:value-type="float">
            <text:p>171882400</text:p>
          </table:table-cell>
          <table:table-cell table:formula="of:=[.$C556]+[.$B556]" office:value-type="float" office:value="23806177770" calcext:value-type="float">
            <text:p>23806177770</text:p>
          </table:table-cell>
          <table:table-cell table:formula="of:=[.$J$9]*([.$A557]-1) + [.$J$8]+FLOOR([.$A557]/[.$J$10])" office:value-type="float" office:value="669" calcext:value-type="float">
            <text:p>669</text:p>
          </table:table-cell>
          <table:table-cell table:formula="of:=[.$J$5]*([.$A557]-1) + [.$J$4]" office:value-type="float" office:value="11250" calcext:value-type="float">
            <text:p>11250</text:p>
          </table:table-cell>
          <table:table-cell table:formula="of:=[.$J$7]*([.$A557]-1) + [.$J$6]" office:value-type="float" office:value="0" calcext:value-type="float">
            <text:p>0</text:p>
          </table:table-cell>
          <table:table-cell table:formula="of:=FLOOR([.$A557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$A558]^[.$J$2] + [.$J$3]*([.$A558]-1)+[.$J$1]" office:value-type="float" office:value="172811482" calcext:value-type="float">
            <text:p>172811482</text:p>
          </table:table-cell>
          <table:table-cell table:formula="of:=[.$C557]+[.$B557]" office:value-type="float" office:value="23978060170" calcext:value-type="float">
            <text:p>23978060170</text:p>
          </table:table-cell>
          <table:table-cell table:formula="of:=[.$J$9]*([.$A558]-1) + [.$J$8]+FLOOR([.$A558]/[.$J$10])" office:value-type="float" office:value="670" calcext:value-type="float">
            <text:p>670</text:p>
          </table:table-cell>
          <table:table-cell table:formula="of:=[.$J$5]*([.$A558]-1) + [.$J$4]" office:value-type="float" office:value="11270" calcext:value-type="float">
            <text:p>11270</text:p>
          </table:table-cell>
          <table:table-cell table:formula="of:=[.$J$7]*([.$A558]-1) + [.$J$6]" office:value-type="float" office:value="0" calcext:value-type="float">
            <text:p>0</text:p>
          </table:table-cell>
          <table:table-cell table:formula="of:=FLOOR([.$A558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$A559]^[.$J$2] + [.$J$3]*([.$A559]-1)+[.$J$1]" office:value-type="float" office:value="173743906" calcext:value-type="float">
            <text:p>173743906</text:p>
          </table:table-cell>
          <table:table-cell table:formula="of:=[.$C558]+[.$B558]" office:value-type="float" office:value="24150871652" calcext:value-type="float">
            <text:p>24150871652</text:p>
          </table:table-cell>
          <table:table-cell table:formula="of:=[.$J$9]*([.$A559]-1) + [.$J$8]+FLOOR([.$A559]/[.$J$10])" office:value-type="float" office:value="671" calcext:value-type="float">
            <text:p>671</text:p>
          </table:table-cell>
          <table:table-cell table:formula="of:=[.$J$5]*([.$A559]-1) + [.$J$4]" office:value-type="float" office:value="11290" calcext:value-type="float">
            <text:p>11290</text:p>
          </table:table-cell>
          <table:table-cell table:formula="of:=[.$J$7]*([.$A559]-1) + [.$J$6]" office:value-type="float" office:value="0" calcext:value-type="float">
            <text:p>0</text:p>
          </table:table-cell>
          <table:table-cell table:formula="of:=FLOOR([.$A559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$A560]^[.$J$2] + [.$J$3]*([.$A560]-1)+[.$J$1]" office:value-type="float" office:value="174679678" calcext:value-type="float">
            <text:p>174679678</text:p>
          </table:table-cell>
          <table:table-cell table:formula="of:=[.$C559]+[.$B559]" office:value-type="float" office:value="24324615558" calcext:value-type="float">
            <text:p>24324615558</text:p>
          </table:table-cell>
          <table:table-cell table:formula="of:=[.$J$9]*([.$A560]-1) + [.$J$8]+FLOOR([.$A560]/[.$J$10])" office:value-type="float" office:value="672" calcext:value-type="float">
            <text:p>672</text:p>
          </table:table-cell>
          <table:table-cell table:formula="of:=[.$J$5]*([.$A560]-1) + [.$J$4]" office:value-type="float" office:value="11310" calcext:value-type="float">
            <text:p>11310</text:p>
          </table:table-cell>
          <table:table-cell table:formula="of:=[.$J$7]*([.$A560]-1) + [.$J$6]" office:value-type="float" office:value="0" calcext:value-type="float">
            <text:p>0</text:p>
          </table:table-cell>
          <table:table-cell table:formula="of:=FLOOR([.$A560]/[.$J$11])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$A561]^[.$J$2] + [.$J$3]*([.$A561]-1)+[.$J$1]" office:value-type="float" office:value="175618804" calcext:value-type="float">
            <text:p>175618804</text:p>
          </table:table-cell>
          <table:table-cell table:formula="of:=[.$C560]+[.$B560]" office:value-type="float" office:value="24499295236" calcext:value-type="float">
            <text:p>24499295236</text:p>
          </table:table-cell>
          <table:table-cell table:formula="of:=[.$J$9]*([.$A561]-1) + [.$J$8]+FLOOR([.$A561]/[.$J$10])" office:value-type="float" office:value="674" calcext:value-type="float">
            <text:p>674</text:p>
          </table:table-cell>
          <table:table-cell table:formula="of:=[.$J$5]*([.$A561]-1) + [.$J$4]" office:value-type="float" office:value="11330" calcext:value-type="float">
            <text:p>11330</text:p>
          </table:table-cell>
          <table:table-cell table:formula="of:=[.$J$7]*([.$A561]-1) + [.$J$6]" office:value-type="float" office:value="0" calcext:value-type="float">
            <text:p>0</text:p>
          </table:table-cell>
          <table:table-cell table:formula="of:=FLOOR([.$A561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$A562]^[.$J$2] + [.$J$3]*([.$A562]-1)+[.$J$1]" office:value-type="float" office:value="176561290" calcext:value-type="float">
            <text:p>176561290</text:p>
          </table:table-cell>
          <table:table-cell table:formula="of:=[.$C561]+[.$B561]" office:value-type="float" office:value="24674914040" calcext:value-type="float">
            <text:p>24674914040</text:p>
          </table:table-cell>
          <table:table-cell table:formula="of:=[.$J$9]*([.$A562]-1) + [.$J$8]+FLOOR([.$A562]/[.$J$10])" office:value-type="float" office:value="675" calcext:value-type="float">
            <text:p>675</text:p>
          </table:table-cell>
          <table:table-cell table:formula="of:=[.$J$5]*([.$A562]-1) + [.$J$4]" office:value-type="float" office:value="11350" calcext:value-type="float">
            <text:p>11350</text:p>
          </table:table-cell>
          <table:table-cell table:formula="of:=[.$J$7]*([.$A562]-1) + [.$J$6]" office:value-type="float" office:value="0" calcext:value-type="float">
            <text:p>0</text:p>
          </table:table-cell>
          <table:table-cell table:formula="of:=FLOOR([.$A562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$A563]^[.$J$2] + [.$J$3]*([.$A563]-1)+[.$J$1]" office:value-type="float" office:value="177507142" calcext:value-type="float">
            <text:p>177507142</text:p>
          </table:table-cell>
          <table:table-cell table:formula="of:=[.$C562]+[.$B562]" office:value-type="float" office:value="24851475330" calcext:value-type="float">
            <text:p>24851475330</text:p>
          </table:table-cell>
          <table:table-cell table:formula="of:=[.$J$9]*([.$A563]-1) + [.$J$8]+FLOOR([.$A563]/[.$J$10])" office:value-type="float" office:value="676" calcext:value-type="float">
            <text:p>676</text:p>
          </table:table-cell>
          <table:table-cell table:formula="of:=[.$J$5]*([.$A563]-1) + [.$J$4]" office:value-type="float" office:value="11370" calcext:value-type="float">
            <text:p>11370</text:p>
          </table:table-cell>
          <table:table-cell table:formula="of:=[.$J$7]*([.$A563]-1) + [.$J$6]" office:value-type="float" office:value="0" calcext:value-type="float">
            <text:p>0</text:p>
          </table:table-cell>
          <table:table-cell table:formula="of:=FLOOR([.$A563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$A564]^[.$J$2] + [.$J$3]*([.$A564]-1)+[.$J$1]" office:value-type="float" office:value="178456366" calcext:value-type="float">
            <text:p>178456366</text:p>
          </table:table-cell>
          <table:table-cell table:formula="of:=[.$C563]+[.$B563]" office:value-type="float" office:value="25028982472" calcext:value-type="float">
            <text:p>25028982472</text:p>
          </table:table-cell>
          <table:table-cell table:formula="of:=[.$J$9]*([.$A564]-1) + [.$J$8]+FLOOR([.$A564]/[.$J$10])" office:value-type="float" office:value="677" calcext:value-type="float">
            <text:p>677</text:p>
          </table:table-cell>
          <table:table-cell table:formula="of:=[.$J$5]*([.$A564]-1) + [.$J$4]" office:value-type="float" office:value="11390" calcext:value-type="float">
            <text:p>11390</text:p>
          </table:table-cell>
          <table:table-cell table:formula="of:=[.$J$7]*([.$A564]-1) + [.$J$6]" office:value-type="float" office:value="0" calcext:value-type="float">
            <text:p>0</text:p>
          </table:table-cell>
          <table:table-cell table:formula="of:=FLOOR([.$A564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$A565]^[.$J$2] + [.$J$3]*([.$A565]-1)+[.$J$1]" office:value-type="float" office:value="179408968" calcext:value-type="float">
            <text:p>179408968</text:p>
          </table:table-cell>
          <table:table-cell table:formula="of:=[.$C564]+[.$B564]" office:value-type="float" office:value="25207438838" calcext:value-type="float">
            <text:p>25207438838</text:p>
          </table:table-cell>
          <table:table-cell table:formula="of:=[.$J$9]*([.$A565]-1) + [.$J$8]+FLOOR([.$A565]/[.$J$10])" office:value-type="float" office:value="678" calcext:value-type="float">
            <text:p>678</text:p>
          </table:table-cell>
          <table:table-cell table:formula="of:=[.$J$5]*([.$A565]-1) + [.$J$4]" office:value-type="float" office:value="11410" calcext:value-type="float">
            <text:p>11410</text:p>
          </table:table-cell>
          <table:table-cell table:formula="of:=[.$J$7]*([.$A565]-1) + [.$J$6]" office:value-type="float" office:value="0" calcext:value-type="float">
            <text:p>0</text:p>
          </table:table-cell>
          <table:table-cell table:formula="of:=FLOOR([.$A565]/[.$J$11])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$A566]^[.$J$2] + [.$J$3]*([.$A566]-1)+[.$J$1]" office:value-type="float" office:value="180364954" calcext:value-type="float">
            <text:p>180364954</text:p>
          </table:table-cell>
          <table:table-cell table:formula="of:=[.$C565]+[.$B565]" office:value-type="float" office:value="25386847806" calcext:value-type="float">
            <text:p>25386847806</text:p>
          </table:table-cell>
          <table:table-cell table:formula="of:=[.$J$9]*([.$A566]-1) + [.$J$8]+FLOOR([.$A566]/[.$J$10])" office:value-type="float" office:value="680" calcext:value-type="float">
            <text:p>680</text:p>
          </table:table-cell>
          <table:table-cell table:formula="of:=[.$J$5]*([.$A566]-1) + [.$J$4]" office:value-type="float" office:value="11430" calcext:value-type="float">
            <text:p>11430</text:p>
          </table:table-cell>
          <table:table-cell table:formula="of:=[.$J$7]*([.$A566]-1) + [.$J$6]" office:value-type="float" office:value="0" calcext:value-type="float">
            <text:p>0</text:p>
          </table:table-cell>
          <table:table-cell table:formula="of:=FLOOR([.$A566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$A567]^[.$J$2] + [.$J$3]*([.$A567]-1)+[.$J$1]" office:value-type="float" office:value="181324330" calcext:value-type="float">
            <text:p>181324330</text:p>
          </table:table-cell>
          <table:table-cell table:formula="of:=[.$C566]+[.$B566]" office:value-type="float" office:value="25567212760" calcext:value-type="float">
            <text:p>25567212760</text:p>
          </table:table-cell>
          <table:table-cell table:formula="of:=[.$J$9]*([.$A567]-1) + [.$J$8]+FLOOR([.$A567]/[.$J$10])" office:value-type="float" office:value="681" calcext:value-type="float">
            <text:p>681</text:p>
          </table:table-cell>
          <table:table-cell table:formula="of:=[.$J$5]*([.$A567]-1) + [.$J$4]" office:value-type="float" office:value="11450" calcext:value-type="float">
            <text:p>11450</text:p>
          </table:table-cell>
          <table:table-cell table:formula="of:=[.$J$7]*([.$A567]-1) + [.$J$6]" office:value-type="float" office:value="0" calcext:value-type="float">
            <text:p>0</text:p>
          </table:table-cell>
          <table:table-cell table:formula="of:=FLOOR([.$A567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$A568]^[.$J$2] + [.$J$3]*([.$A568]-1)+[.$J$1]" office:value-type="float" office:value="182287102" calcext:value-type="float">
            <text:p>182287102</text:p>
          </table:table-cell>
          <table:table-cell table:formula="of:=[.$C567]+[.$B567]" office:value-type="float" office:value="25748537090" calcext:value-type="float">
            <text:p>25748537090</text:p>
          </table:table-cell>
          <table:table-cell table:formula="of:=[.$J$9]*([.$A568]-1) + [.$J$8]+FLOOR([.$A568]/[.$J$10])" office:value-type="float" office:value="682" calcext:value-type="float">
            <text:p>682</text:p>
          </table:table-cell>
          <table:table-cell table:formula="of:=[.$J$5]*([.$A568]-1) + [.$J$4]" office:value-type="float" office:value="11470" calcext:value-type="float">
            <text:p>11470</text:p>
          </table:table-cell>
          <table:table-cell table:formula="of:=[.$J$7]*([.$A568]-1) + [.$J$6]" office:value-type="float" office:value="0" calcext:value-type="float">
            <text:p>0</text:p>
          </table:table-cell>
          <table:table-cell table:formula="of:=FLOOR([.$A568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$A569]^[.$J$2] + [.$J$3]*([.$A569]-1)+[.$J$1]" office:value-type="float" office:value="183253276" calcext:value-type="float">
            <text:p>183253276</text:p>
          </table:table-cell>
          <table:table-cell table:formula="of:=[.$C568]+[.$B568]" office:value-type="float" office:value="25930824192" calcext:value-type="float">
            <text:p>25930824192</text:p>
          </table:table-cell>
          <table:table-cell table:formula="of:=[.$J$9]*([.$A569]-1) + [.$J$8]+FLOOR([.$A569]/[.$J$10])" office:value-type="float" office:value="683" calcext:value-type="float">
            <text:p>683</text:p>
          </table:table-cell>
          <table:table-cell table:formula="of:=[.$J$5]*([.$A569]-1) + [.$J$4]" office:value-type="float" office:value="11490" calcext:value-type="float">
            <text:p>11490</text:p>
          </table:table-cell>
          <table:table-cell table:formula="of:=[.$J$7]*([.$A569]-1) + [.$J$6]" office:value-type="float" office:value="0" calcext:value-type="float">
            <text:p>0</text:p>
          </table:table-cell>
          <table:table-cell table:formula="of:=FLOOR([.$A569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$A570]^[.$J$2] + [.$J$3]*([.$A570]-1)+[.$J$1]" office:value-type="float" office:value="184222858" calcext:value-type="float">
            <text:p>184222858</text:p>
          </table:table-cell>
          <table:table-cell table:formula="of:=[.$C569]+[.$B569]" office:value-type="float" office:value="26114077468" calcext:value-type="float">
            <text:p>26114077468</text:p>
          </table:table-cell>
          <table:table-cell table:formula="of:=[.$J$9]*([.$A570]-1) + [.$J$8]+FLOOR([.$A570]/[.$J$10])" office:value-type="float" office:value="684" calcext:value-type="float">
            <text:p>684</text:p>
          </table:table-cell>
          <table:table-cell table:formula="of:=[.$J$5]*([.$A570]-1) + [.$J$4]" office:value-type="float" office:value="11510" calcext:value-type="float">
            <text:p>11510</text:p>
          </table:table-cell>
          <table:table-cell table:formula="of:=[.$J$7]*([.$A570]-1) + [.$J$6]" office:value-type="float" office:value="0" calcext:value-type="float">
            <text:p>0</text:p>
          </table:table-cell>
          <table:table-cell table:formula="of:=FLOOR([.$A570]/[.$J$11])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$A571]^[.$J$2] + [.$J$3]*([.$A571]-1)+[.$J$1]" office:value-type="float" office:value="185195854" calcext:value-type="float">
            <text:p>185195854</text:p>
          </table:table-cell>
          <table:table-cell table:formula="of:=[.$C570]+[.$B570]" office:value-type="float" office:value="26298300326" calcext:value-type="float">
            <text:p>26298300326</text:p>
          </table:table-cell>
          <table:table-cell table:formula="of:=[.$J$9]*([.$A571]-1) + [.$J$8]+FLOOR([.$A571]/[.$J$10])" office:value-type="float" office:value="686" calcext:value-type="float">
            <text:p>686</text:p>
          </table:table-cell>
          <table:table-cell table:formula="of:=[.$J$5]*([.$A571]-1) + [.$J$4]" office:value-type="float" office:value="11530" calcext:value-type="float">
            <text:p>11530</text:p>
          </table:table-cell>
          <table:table-cell table:formula="of:=[.$J$7]*([.$A571]-1) + [.$J$6]" office:value-type="float" office:value="0" calcext:value-type="float">
            <text:p>0</text:p>
          </table:table-cell>
          <table:table-cell table:formula="of:=FLOOR([.$A571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$A572]^[.$J$2] + [.$J$3]*([.$A572]-1)+[.$J$1]" office:value-type="float" office:value="186172270" calcext:value-type="float">
            <text:p>186172270</text:p>
          </table:table-cell>
          <table:table-cell table:formula="of:=[.$C571]+[.$B571]" office:value-type="float" office:value="26483496180" calcext:value-type="float">
            <text:p>26483496180</text:p>
          </table:table-cell>
          <table:table-cell table:formula="of:=[.$J$9]*([.$A572]-1) + [.$J$8]+FLOOR([.$A572]/[.$J$10])" office:value-type="float" office:value="687" calcext:value-type="float">
            <text:p>687</text:p>
          </table:table-cell>
          <table:table-cell table:formula="of:=[.$J$5]*([.$A572]-1) + [.$J$4]" office:value-type="float" office:value="11550" calcext:value-type="float">
            <text:p>11550</text:p>
          </table:table-cell>
          <table:table-cell table:formula="of:=[.$J$7]*([.$A572]-1) + [.$J$6]" office:value-type="float" office:value="0" calcext:value-type="float">
            <text:p>0</text:p>
          </table:table-cell>
          <table:table-cell table:formula="of:=FLOOR([.$A572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$A573]^[.$J$2] + [.$J$3]*([.$A573]-1)+[.$J$1]" office:value-type="float" office:value="187152112" calcext:value-type="float">
            <text:p>187152112</text:p>
          </table:table-cell>
          <table:table-cell table:formula="of:=[.$C572]+[.$B572]" office:value-type="float" office:value="26669668450" calcext:value-type="float">
            <text:p>26669668450</text:p>
          </table:table-cell>
          <table:table-cell table:formula="of:=[.$J$9]*([.$A573]-1) + [.$J$8]+FLOOR([.$A573]/[.$J$10])" office:value-type="float" office:value="688" calcext:value-type="float">
            <text:p>688</text:p>
          </table:table-cell>
          <table:table-cell table:formula="of:=[.$J$5]*([.$A573]-1) + [.$J$4]" office:value-type="float" office:value="11570" calcext:value-type="float">
            <text:p>11570</text:p>
          </table:table-cell>
          <table:table-cell table:formula="of:=[.$J$7]*([.$A573]-1) + [.$J$6]" office:value-type="float" office:value="0" calcext:value-type="float">
            <text:p>0</text:p>
          </table:table-cell>
          <table:table-cell table:formula="of:=FLOOR([.$A573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$A574]^[.$J$2] + [.$J$3]*([.$A574]-1)+[.$J$1]" office:value-type="float" office:value="188135386" calcext:value-type="float">
            <text:p>188135386</text:p>
          </table:table-cell>
          <table:table-cell table:formula="of:=[.$C573]+[.$B573]" office:value-type="float" office:value="26856820562" calcext:value-type="float">
            <text:p>26856820562</text:p>
          </table:table-cell>
          <table:table-cell table:formula="of:=[.$J$9]*([.$A574]-1) + [.$J$8]+FLOOR([.$A574]/[.$J$10])" office:value-type="float" office:value="689" calcext:value-type="float">
            <text:p>689</text:p>
          </table:table-cell>
          <table:table-cell table:formula="of:=[.$J$5]*([.$A574]-1) + [.$J$4]" office:value-type="float" office:value="11590" calcext:value-type="float">
            <text:p>11590</text:p>
          </table:table-cell>
          <table:table-cell table:formula="of:=[.$J$7]*([.$A574]-1) + [.$J$6]" office:value-type="float" office:value="0" calcext:value-type="float">
            <text:p>0</text:p>
          </table:table-cell>
          <table:table-cell table:formula="of:=FLOOR([.$A574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$A575]^[.$J$2] + [.$J$3]*([.$A575]-1)+[.$J$1]" office:value-type="float" office:value="189122098" calcext:value-type="float">
            <text:p>189122098</text:p>
          </table:table-cell>
          <table:table-cell table:formula="of:=[.$C574]+[.$B574]" office:value-type="float" office:value="27044955948" calcext:value-type="float">
            <text:p>27044955948</text:p>
          </table:table-cell>
          <table:table-cell table:formula="of:=[.$J$9]*([.$A575]-1) + [.$J$8]+FLOOR([.$A575]/[.$J$10])" office:value-type="float" office:value="690" calcext:value-type="float">
            <text:p>690</text:p>
          </table:table-cell>
          <table:table-cell table:formula="of:=[.$J$5]*([.$A575]-1) + [.$J$4]" office:value-type="float" office:value="11610" calcext:value-type="float">
            <text:p>11610</text:p>
          </table:table-cell>
          <table:table-cell table:formula="of:=[.$J$7]*([.$A575]-1) + [.$J$6]" office:value-type="float" office:value="0" calcext:value-type="float">
            <text:p>0</text:p>
          </table:table-cell>
          <table:table-cell table:formula="of:=FLOOR([.$A575]/[.$J$11])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$A576]^[.$J$2] + [.$J$3]*([.$A576]-1)+[.$J$1]" office:value-type="float" office:value="190112254" calcext:value-type="float">
            <text:p>190112254</text:p>
          </table:table-cell>
          <table:table-cell table:formula="of:=[.$C575]+[.$B575]" office:value-type="float" office:value="27234078046" calcext:value-type="float">
            <text:p>27234078046</text:p>
          </table:table-cell>
          <table:table-cell table:formula="of:=[.$J$9]*([.$A576]-1) + [.$J$8]+FLOOR([.$A576]/[.$J$10])" office:value-type="float" office:value="692" calcext:value-type="float">
            <text:p>692</text:p>
          </table:table-cell>
          <table:table-cell table:formula="of:=[.$J$5]*([.$A576]-1) + [.$J$4]" office:value-type="float" office:value="11630" calcext:value-type="float">
            <text:p>11630</text:p>
          </table:table-cell>
          <table:table-cell table:formula="of:=[.$J$7]*([.$A576]-1) + [.$J$6]" office:value-type="float" office:value="0" calcext:value-type="float">
            <text:p>0</text:p>
          </table:table-cell>
          <table:table-cell table:formula="of:=FLOOR([.$A576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$A577]^[.$J$2] + [.$J$3]*([.$A577]-1)+[.$J$1]" office:value-type="float" office:value="191105860" calcext:value-type="float">
            <text:p>191105860</text:p>
          </table:table-cell>
          <table:table-cell table:formula="of:=[.$C576]+[.$B576]" office:value-type="float" office:value="27424190300" calcext:value-type="float">
            <text:p>27424190300</text:p>
          </table:table-cell>
          <table:table-cell table:formula="of:=[.$J$9]*([.$A577]-1) + [.$J$8]+FLOOR([.$A577]/[.$J$10])" office:value-type="float" office:value="693" calcext:value-type="float">
            <text:p>693</text:p>
          </table:table-cell>
          <table:table-cell table:formula="of:=[.$J$5]*([.$A577]-1) + [.$J$4]" office:value-type="float" office:value="11650" calcext:value-type="float">
            <text:p>11650</text:p>
          </table:table-cell>
          <table:table-cell table:formula="of:=[.$J$7]*([.$A577]-1) + [.$J$6]" office:value-type="float" office:value="0" calcext:value-type="float">
            <text:p>0</text:p>
          </table:table-cell>
          <table:table-cell table:formula="of:=FLOOR([.$A577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$A578]^[.$J$2] + [.$J$3]*([.$A578]-1)+[.$J$1]" office:value-type="float" office:value="192102922" calcext:value-type="float">
            <text:p>192102922</text:p>
          </table:table-cell>
          <table:table-cell table:formula="of:=[.$C577]+[.$B577]" office:value-type="float" office:value="27615296160" calcext:value-type="float">
            <text:p>27615296160</text:p>
          </table:table-cell>
          <table:table-cell table:formula="of:=[.$J$9]*([.$A578]-1) + [.$J$8]+FLOOR([.$A578]/[.$J$10])" office:value-type="float" office:value="694" calcext:value-type="float">
            <text:p>694</text:p>
          </table:table-cell>
          <table:table-cell table:formula="of:=[.$J$5]*([.$A578]-1) + [.$J$4]" office:value-type="float" office:value="11670" calcext:value-type="float">
            <text:p>11670</text:p>
          </table:table-cell>
          <table:table-cell table:formula="of:=[.$J$7]*([.$A578]-1) + [.$J$6]" office:value-type="float" office:value="0" calcext:value-type="float">
            <text:p>0</text:p>
          </table:table-cell>
          <table:table-cell table:formula="of:=FLOOR([.$A578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$A579]^[.$J$2] + [.$J$3]*([.$A579]-1)+[.$J$1]" office:value-type="float" office:value="193103446" calcext:value-type="float">
            <text:p>193103446</text:p>
          </table:table-cell>
          <table:table-cell table:formula="of:=[.$C578]+[.$B578]" office:value-type="float" office:value="27807399082" calcext:value-type="float">
            <text:p>27807399082</text:p>
          </table:table-cell>
          <table:table-cell table:formula="of:=[.$J$9]*([.$A579]-1) + [.$J$8]+FLOOR([.$A579]/[.$J$10])" office:value-type="float" office:value="695" calcext:value-type="float">
            <text:p>695</text:p>
          </table:table-cell>
          <table:table-cell table:formula="of:=[.$J$5]*([.$A579]-1) + [.$J$4]" office:value-type="float" office:value="11690" calcext:value-type="float">
            <text:p>11690</text:p>
          </table:table-cell>
          <table:table-cell table:formula="of:=[.$J$7]*([.$A579]-1) + [.$J$6]" office:value-type="float" office:value="0" calcext:value-type="float">
            <text:p>0</text:p>
          </table:table-cell>
          <table:table-cell table:formula="of:=FLOOR([.$A579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$A580]^[.$J$2] + [.$J$3]*([.$A580]-1)+[.$J$1]" office:value-type="float" office:value="194107438" calcext:value-type="float">
            <text:p>194107438</text:p>
          </table:table-cell>
          <table:table-cell table:formula="of:=[.$C579]+[.$B579]" office:value-type="float" office:value="28000502528" calcext:value-type="float">
            <text:p>28000502528</text:p>
          </table:table-cell>
          <table:table-cell table:formula="of:=[.$J$9]*([.$A580]-1) + [.$J$8]+FLOOR([.$A580]/[.$J$10])" office:value-type="float" office:value="696" calcext:value-type="float">
            <text:p>696</text:p>
          </table:table-cell>
          <table:table-cell table:formula="of:=[.$J$5]*([.$A580]-1) + [.$J$4]" office:value-type="float" office:value="11710" calcext:value-type="float">
            <text:p>11710</text:p>
          </table:table-cell>
          <table:table-cell table:formula="of:=[.$J$7]*([.$A580]-1) + [.$J$6]" office:value-type="float" office:value="0" calcext:value-type="float">
            <text:p>0</text:p>
          </table:table-cell>
          <table:table-cell table:formula="of:=FLOOR([.$A580]/[.$J$11])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$A581]^[.$J$2] + [.$J$3]*([.$A581]-1)+[.$J$1]" office:value-type="float" office:value="195114904" calcext:value-type="float">
            <text:p>195114904</text:p>
          </table:table-cell>
          <table:table-cell table:formula="of:=[.$C580]+[.$B580]" office:value-type="float" office:value="28194609966" calcext:value-type="float">
            <text:p>28194609966</text:p>
          </table:table-cell>
          <table:table-cell table:formula="of:=[.$J$9]*([.$A581]-1) + [.$J$8]+FLOOR([.$A581]/[.$J$10])" office:value-type="float" office:value="698" calcext:value-type="float">
            <text:p>698</text:p>
          </table:table-cell>
          <table:table-cell table:formula="of:=[.$J$5]*([.$A581]-1) + [.$J$4]" office:value-type="float" office:value="11730" calcext:value-type="float">
            <text:p>11730</text:p>
          </table:table-cell>
          <table:table-cell table:formula="of:=[.$J$7]*([.$A581]-1) + [.$J$6]" office:value-type="float" office:value="0" calcext:value-type="float">
            <text:p>0</text:p>
          </table:table-cell>
          <table:table-cell table:formula="of:=FLOOR([.$A581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$A582]^[.$J$2] + [.$J$3]*([.$A582]-1)+[.$J$1]" office:value-type="float" office:value="196125850" calcext:value-type="float">
            <text:p>196125850</text:p>
          </table:table-cell>
          <table:table-cell table:formula="of:=[.$C581]+[.$B581]" office:value-type="float" office:value="28389724870" calcext:value-type="float">
            <text:p>28389724870</text:p>
          </table:table-cell>
          <table:table-cell table:formula="of:=[.$J$9]*([.$A582]-1) + [.$J$8]+FLOOR([.$A582]/[.$J$10])" office:value-type="float" office:value="699" calcext:value-type="float">
            <text:p>699</text:p>
          </table:table-cell>
          <table:table-cell table:formula="of:=[.$J$5]*([.$A582]-1) + [.$J$4]" office:value-type="float" office:value="11750" calcext:value-type="float">
            <text:p>11750</text:p>
          </table:table-cell>
          <table:table-cell table:formula="of:=[.$J$7]*([.$A582]-1) + [.$J$6]" office:value-type="float" office:value="0" calcext:value-type="float">
            <text:p>0</text:p>
          </table:table-cell>
          <table:table-cell table:formula="of:=FLOOR([.$A582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$A583]^[.$J$2] + [.$J$3]*([.$A583]-1)+[.$J$1]" office:value-type="float" office:value="197140282" calcext:value-type="float">
            <text:p>197140282</text:p>
          </table:table-cell>
          <table:table-cell table:formula="of:=[.$C582]+[.$B582]" office:value-type="float" office:value="28585850720" calcext:value-type="float">
            <text:p>28585850720</text:p>
          </table:table-cell>
          <table:table-cell table:formula="of:=[.$J$9]*([.$A583]-1) + [.$J$8]+FLOOR([.$A583]/[.$J$10])" office:value-type="float" office:value="700" calcext:value-type="float">
            <text:p>700</text:p>
          </table:table-cell>
          <table:table-cell table:formula="of:=[.$J$5]*([.$A583]-1) + [.$J$4]" office:value-type="float" office:value="11770" calcext:value-type="float">
            <text:p>11770</text:p>
          </table:table-cell>
          <table:table-cell table:formula="of:=[.$J$7]*([.$A583]-1) + [.$J$6]" office:value-type="float" office:value="0" calcext:value-type="float">
            <text:p>0</text:p>
          </table:table-cell>
          <table:table-cell table:formula="of:=FLOOR([.$A583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$A584]^[.$J$2] + [.$J$3]*([.$A584]-1)+[.$J$1]" office:value-type="float" office:value="198158206" calcext:value-type="float">
            <text:p>198158206</text:p>
          </table:table-cell>
          <table:table-cell table:formula="of:=[.$C583]+[.$B583]" office:value-type="float" office:value="28782991002" calcext:value-type="float">
            <text:p>28782991002</text:p>
          </table:table-cell>
          <table:table-cell table:formula="of:=[.$J$9]*([.$A584]-1) + [.$J$8]+FLOOR([.$A584]/[.$J$10])" office:value-type="float" office:value="701" calcext:value-type="float">
            <text:p>701</text:p>
          </table:table-cell>
          <table:table-cell table:formula="of:=[.$J$5]*([.$A584]-1) + [.$J$4]" office:value-type="float" office:value="11790" calcext:value-type="float">
            <text:p>11790</text:p>
          </table:table-cell>
          <table:table-cell table:formula="of:=[.$J$7]*([.$A584]-1) + [.$J$6]" office:value-type="float" office:value="0" calcext:value-type="float">
            <text:p>0</text:p>
          </table:table-cell>
          <table:table-cell table:formula="of:=FLOOR([.$A584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$A585]^[.$J$2] + [.$J$3]*([.$A585]-1)+[.$J$1]" office:value-type="float" office:value="199179628" calcext:value-type="float">
            <text:p>199179628</text:p>
          </table:table-cell>
          <table:table-cell table:formula="of:=[.$C584]+[.$B584]" office:value-type="float" office:value="28981149208" calcext:value-type="float">
            <text:p>28981149208</text:p>
          </table:table-cell>
          <table:table-cell table:formula="of:=[.$J$9]*([.$A585]-1) + [.$J$8]+FLOOR([.$A585]/[.$J$10])" office:value-type="float" office:value="702" calcext:value-type="float">
            <text:p>702</text:p>
          </table:table-cell>
          <table:table-cell table:formula="of:=[.$J$5]*([.$A585]-1) + [.$J$4]" office:value-type="float" office:value="11810" calcext:value-type="float">
            <text:p>11810</text:p>
          </table:table-cell>
          <table:table-cell table:formula="of:=[.$J$7]*([.$A585]-1) + [.$J$6]" office:value-type="float" office:value="0" calcext:value-type="float">
            <text:p>0</text:p>
          </table:table-cell>
          <table:table-cell table:formula="of:=FLOOR([.$A585]/[.$J$11])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$A586]^[.$J$2] + [.$J$3]*([.$A586]-1)+[.$J$1]" office:value-type="float" office:value="200204554" calcext:value-type="float">
            <text:p>200204554</text:p>
          </table:table-cell>
          <table:table-cell table:formula="of:=[.$C585]+[.$B585]" office:value-type="float" office:value="29180328836" calcext:value-type="float">
            <text:p>29180328836</text:p>
          </table:table-cell>
          <table:table-cell table:formula="of:=[.$J$9]*([.$A586]-1) + [.$J$8]+FLOOR([.$A586]/[.$J$10])" office:value-type="float" office:value="704" calcext:value-type="float">
            <text:p>704</text:p>
          </table:table-cell>
          <table:table-cell table:formula="of:=[.$J$5]*([.$A586]-1) + [.$J$4]" office:value-type="float" office:value="11830" calcext:value-type="float">
            <text:p>11830</text:p>
          </table:table-cell>
          <table:table-cell table:formula="of:=[.$J$7]*([.$A586]-1) + [.$J$6]" office:value-type="float" office:value="0" calcext:value-type="float">
            <text:p>0</text:p>
          </table:table-cell>
          <table:table-cell table:formula="of:=FLOOR([.$A586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$A587]^[.$J$2] + [.$J$3]*([.$A587]-1)+[.$J$1]" office:value-type="float" office:value="201232990" calcext:value-type="float">
            <text:p>201232990</text:p>
          </table:table-cell>
          <table:table-cell table:formula="of:=[.$C586]+[.$B586]" office:value-type="float" office:value="29380533390" calcext:value-type="float">
            <text:p>29380533390</text:p>
          </table:table-cell>
          <table:table-cell table:formula="of:=[.$J$9]*([.$A587]-1) + [.$J$8]+FLOOR([.$A587]/[.$J$10])" office:value-type="float" office:value="705" calcext:value-type="float">
            <text:p>705</text:p>
          </table:table-cell>
          <table:table-cell table:formula="of:=[.$J$5]*([.$A587]-1) + [.$J$4]" office:value-type="float" office:value="11850" calcext:value-type="float">
            <text:p>11850</text:p>
          </table:table-cell>
          <table:table-cell table:formula="of:=[.$J$7]*([.$A587]-1) + [.$J$6]" office:value-type="float" office:value="0" calcext:value-type="float">
            <text:p>0</text:p>
          </table:table-cell>
          <table:table-cell table:formula="of:=FLOOR([.$A587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$A588]^[.$J$2] + [.$J$3]*([.$A588]-1)+[.$J$1]" office:value-type="float" office:value="202264942" calcext:value-type="float">
            <text:p>202264942</text:p>
          </table:table-cell>
          <table:table-cell table:formula="of:=[.$C587]+[.$B587]" office:value-type="float" office:value="29581766380" calcext:value-type="float">
            <text:p>29581766380</text:p>
          </table:table-cell>
          <table:table-cell table:formula="of:=[.$J$9]*([.$A588]-1) + [.$J$8]+FLOOR([.$A588]/[.$J$10])" office:value-type="float" office:value="706" calcext:value-type="float">
            <text:p>706</text:p>
          </table:table-cell>
          <table:table-cell table:formula="of:=[.$J$5]*([.$A588]-1) + [.$J$4]" office:value-type="float" office:value="11870" calcext:value-type="float">
            <text:p>11870</text:p>
          </table:table-cell>
          <table:table-cell table:formula="of:=[.$J$7]*([.$A588]-1) + [.$J$6]" office:value-type="float" office:value="0" calcext:value-type="float">
            <text:p>0</text:p>
          </table:table-cell>
          <table:table-cell table:formula="of:=FLOOR([.$A588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$A589]^[.$J$2] + [.$J$3]*([.$A589]-1)+[.$J$1]" office:value-type="float" office:value="203300416" calcext:value-type="float">
            <text:p>203300416</text:p>
          </table:table-cell>
          <table:table-cell table:formula="of:=[.$C588]+[.$B588]" office:value-type="float" office:value="29784031322" calcext:value-type="float">
            <text:p>29784031322</text:p>
          </table:table-cell>
          <table:table-cell table:formula="of:=[.$J$9]*([.$A589]-1) + [.$J$8]+FLOOR([.$A589]/[.$J$10])" office:value-type="float" office:value="707" calcext:value-type="float">
            <text:p>707</text:p>
          </table:table-cell>
          <table:table-cell table:formula="of:=[.$J$5]*([.$A589]-1) + [.$J$4]" office:value-type="float" office:value="11890" calcext:value-type="float">
            <text:p>11890</text:p>
          </table:table-cell>
          <table:table-cell table:formula="of:=[.$J$7]*([.$A589]-1) + [.$J$6]" office:value-type="float" office:value="0" calcext:value-type="float">
            <text:p>0</text:p>
          </table:table-cell>
          <table:table-cell table:formula="of:=FLOOR([.$A589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$A590]^[.$J$2] + [.$J$3]*([.$A590]-1)+[.$J$1]" office:value-type="float" office:value="204339418" calcext:value-type="float">
            <text:p>204339418</text:p>
          </table:table-cell>
          <table:table-cell table:formula="of:=[.$C589]+[.$B589]" office:value-type="float" office:value="29987331738" calcext:value-type="float">
            <text:p>29987331738</text:p>
          </table:table-cell>
          <table:table-cell table:formula="of:=[.$J$9]*([.$A590]-1) + [.$J$8]+FLOOR([.$A590]/[.$J$10])" office:value-type="float" office:value="708" calcext:value-type="float">
            <text:p>708</text:p>
          </table:table-cell>
          <table:table-cell table:formula="of:=[.$J$5]*([.$A590]-1) + [.$J$4]" office:value-type="float" office:value="11910" calcext:value-type="float">
            <text:p>11910</text:p>
          </table:table-cell>
          <table:table-cell table:formula="of:=[.$J$7]*([.$A590]-1) + [.$J$6]" office:value-type="float" office:value="0" calcext:value-type="float">
            <text:p>0</text:p>
          </table:table-cell>
          <table:table-cell table:formula="of:=FLOOR([.$A590]/[.$J$11])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$A591]^[.$J$2] + [.$J$3]*([.$A591]-1)+[.$J$1]" office:value-type="float" office:value="205381954" calcext:value-type="float">
            <text:p>205381954</text:p>
          </table:table-cell>
          <table:table-cell table:formula="of:=[.$C590]+[.$B590]" office:value-type="float" office:value="30191671156" calcext:value-type="float">
            <text:p>30191671156</text:p>
          </table:table-cell>
          <table:table-cell table:formula="of:=[.$J$9]*([.$A591]-1) + [.$J$8]+FLOOR([.$A591]/[.$J$10])" office:value-type="float" office:value="710" calcext:value-type="float">
            <text:p>710</text:p>
          </table:table-cell>
          <table:table-cell table:formula="of:=[.$J$5]*([.$A591]-1) + [.$J$4]" office:value-type="float" office:value="11930" calcext:value-type="float">
            <text:p>11930</text:p>
          </table:table-cell>
          <table:table-cell table:formula="of:=[.$J$7]*([.$A591]-1) + [.$J$6]" office:value-type="float" office:value="0" calcext:value-type="float">
            <text:p>0</text:p>
          </table:table-cell>
          <table:table-cell table:formula="of:=FLOOR([.$A591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$A592]^[.$J$2] + [.$J$3]*([.$A592]-1)+[.$J$1]" office:value-type="float" office:value="206428030" calcext:value-type="float">
            <text:p>206428030</text:p>
          </table:table-cell>
          <table:table-cell table:formula="of:=[.$C591]+[.$B591]" office:value-type="float" office:value="30397053110" calcext:value-type="float">
            <text:p>30397053110</text:p>
          </table:table-cell>
          <table:table-cell table:formula="of:=[.$J$9]*([.$A592]-1) + [.$J$8]+FLOOR([.$A592]/[.$J$10])" office:value-type="float" office:value="711" calcext:value-type="float">
            <text:p>711</text:p>
          </table:table-cell>
          <table:table-cell table:formula="of:=[.$J$5]*([.$A592]-1) + [.$J$4]" office:value-type="float" office:value="11950" calcext:value-type="float">
            <text:p>11950</text:p>
          </table:table-cell>
          <table:table-cell table:formula="of:=[.$J$7]*([.$A592]-1) + [.$J$6]" office:value-type="float" office:value="0" calcext:value-type="float">
            <text:p>0</text:p>
          </table:table-cell>
          <table:table-cell table:formula="of:=FLOOR([.$A592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$A593]^[.$J$2] + [.$J$3]*([.$A593]-1)+[.$J$1]" office:value-type="float" office:value="207477652" calcext:value-type="float">
            <text:p>207477652</text:p>
          </table:table-cell>
          <table:table-cell table:formula="of:=[.$C592]+[.$B592]" office:value-type="float" office:value="30603481140" calcext:value-type="float">
            <text:p>30603481140</text:p>
          </table:table-cell>
          <table:table-cell table:formula="of:=[.$J$9]*([.$A593]-1) + [.$J$8]+FLOOR([.$A593]/[.$J$10])" office:value-type="float" office:value="712" calcext:value-type="float">
            <text:p>712</text:p>
          </table:table-cell>
          <table:table-cell table:formula="of:=[.$J$5]*([.$A593]-1) + [.$J$4]" office:value-type="float" office:value="11970" calcext:value-type="float">
            <text:p>11970</text:p>
          </table:table-cell>
          <table:table-cell table:formula="of:=[.$J$7]*([.$A593]-1) + [.$J$6]" office:value-type="float" office:value="0" calcext:value-type="float">
            <text:p>0</text:p>
          </table:table-cell>
          <table:table-cell table:formula="of:=FLOOR([.$A593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$A594]^[.$J$2] + [.$J$3]*([.$A594]-1)+[.$J$1]" office:value-type="float" office:value="208530826" calcext:value-type="float">
            <text:p>208530826</text:p>
          </table:table-cell>
          <table:table-cell table:formula="of:=[.$C593]+[.$B593]" office:value-type="float" office:value="30810958792" calcext:value-type="float">
            <text:p>30810958792</text:p>
          </table:table-cell>
          <table:table-cell table:formula="of:=[.$J$9]*([.$A594]-1) + [.$J$8]+FLOOR([.$A594]/[.$J$10])" office:value-type="float" office:value="713" calcext:value-type="float">
            <text:p>713</text:p>
          </table:table-cell>
          <table:table-cell table:formula="of:=[.$J$5]*([.$A594]-1) + [.$J$4]" office:value-type="float" office:value="11990" calcext:value-type="float">
            <text:p>11990</text:p>
          </table:table-cell>
          <table:table-cell table:formula="of:=[.$J$7]*([.$A594]-1) + [.$J$6]" office:value-type="float" office:value="0" calcext:value-type="float">
            <text:p>0</text:p>
          </table:table-cell>
          <table:table-cell table:formula="of:=FLOOR([.$A594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$A595]^[.$J$2] + [.$J$3]*([.$A595]-1)+[.$J$1]" office:value-type="float" office:value="209587558" calcext:value-type="float">
            <text:p>209587558</text:p>
          </table:table-cell>
          <table:table-cell table:formula="of:=[.$C594]+[.$B594]" office:value-type="float" office:value="31019489618" calcext:value-type="float">
            <text:p>31019489618</text:p>
          </table:table-cell>
          <table:table-cell table:formula="of:=[.$J$9]*([.$A595]-1) + [.$J$8]+FLOOR([.$A595]/[.$J$10])" office:value-type="float" office:value="714" calcext:value-type="float">
            <text:p>714</text:p>
          </table:table-cell>
          <table:table-cell table:formula="of:=[.$J$5]*([.$A595]-1) + [.$J$4]" office:value-type="float" office:value="12010" calcext:value-type="float">
            <text:p>12010</text:p>
          </table:table-cell>
          <table:table-cell table:formula="of:=[.$J$7]*([.$A595]-1) + [.$J$6]" office:value-type="float" office:value="0" calcext:value-type="float">
            <text:p>0</text:p>
          </table:table-cell>
          <table:table-cell table:formula="of:=FLOOR([.$A595]/[.$J$11])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$A596]^[.$J$2] + [.$J$3]*([.$A596]-1)+[.$J$1]" office:value-type="float" office:value="210647854" calcext:value-type="float">
            <text:p>210647854</text:p>
          </table:table-cell>
          <table:table-cell table:formula="of:=[.$C595]+[.$B595]" office:value-type="float" office:value="31229077176" calcext:value-type="float">
            <text:p>31229077176</text:p>
          </table:table-cell>
          <table:table-cell table:formula="of:=[.$J$9]*([.$A596]-1) + [.$J$8]+FLOOR([.$A596]/[.$J$10])" office:value-type="float" office:value="716" calcext:value-type="float">
            <text:p>716</text:p>
          </table:table-cell>
          <table:table-cell table:formula="of:=[.$J$5]*([.$A596]-1) + [.$J$4]" office:value-type="float" office:value="12030" calcext:value-type="float">
            <text:p>12030</text:p>
          </table:table-cell>
          <table:table-cell table:formula="of:=[.$J$7]*([.$A596]-1) + [.$J$6]" office:value-type="float" office:value="0" calcext:value-type="float">
            <text:p>0</text:p>
          </table:table-cell>
          <table:table-cell table:formula="of:=FLOOR([.$A596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$A597]^[.$J$2] + [.$J$3]*([.$A597]-1)+[.$J$1]" office:value-type="float" office:value="211711720" calcext:value-type="float">
            <text:p>211711720</text:p>
          </table:table-cell>
          <table:table-cell table:formula="of:=[.$C596]+[.$B596]" office:value-type="float" office:value="31439725030" calcext:value-type="float">
            <text:p>31439725030</text:p>
          </table:table-cell>
          <table:table-cell table:formula="of:=[.$J$9]*([.$A597]-1) + [.$J$8]+FLOOR([.$A597]/[.$J$10])" office:value-type="float" office:value="717" calcext:value-type="float">
            <text:p>717</text:p>
          </table:table-cell>
          <table:table-cell table:formula="of:=[.$J$5]*([.$A597]-1) + [.$J$4]" office:value-type="float" office:value="12050" calcext:value-type="float">
            <text:p>12050</text:p>
          </table:table-cell>
          <table:table-cell table:formula="of:=[.$J$7]*([.$A597]-1) + [.$J$6]" office:value-type="float" office:value="0" calcext:value-type="float">
            <text:p>0</text:p>
          </table:table-cell>
          <table:table-cell table:formula="of:=FLOOR([.$A597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$A598]^[.$J$2] + [.$J$3]*([.$A598]-1)+[.$J$1]" office:value-type="float" office:value="212779162" calcext:value-type="float">
            <text:p>212779162</text:p>
          </table:table-cell>
          <table:table-cell table:formula="of:=[.$C597]+[.$B597]" office:value-type="float" office:value="31651436750" calcext:value-type="float">
            <text:p>31651436750</text:p>
          </table:table-cell>
          <table:table-cell table:formula="of:=[.$J$9]*([.$A598]-1) + [.$J$8]+FLOOR([.$A598]/[.$J$10])" office:value-type="float" office:value="718" calcext:value-type="float">
            <text:p>718</text:p>
          </table:table-cell>
          <table:table-cell table:formula="of:=[.$J$5]*([.$A598]-1) + [.$J$4]" office:value-type="float" office:value="12070" calcext:value-type="float">
            <text:p>12070</text:p>
          </table:table-cell>
          <table:table-cell table:formula="of:=[.$J$7]*([.$A598]-1) + [.$J$6]" office:value-type="float" office:value="0" calcext:value-type="float">
            <text:p>0</text:p>
          </table:table-cell>
          <table:table-cell table:formula="of:=FLOOR([.$A598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$A599]^[.$J$2] + [.$J$3]*([.$A599]-1)+[.$J$1]" office:value-type="float" office:value="213850186" calcext:value-type="float">
            <text:p>213850186</text:p>
          </table:table-cell>
          <table:table-cell table:formula="of:=[.$C598]+[.$B598]" office:value-type="float" office:value="31864215912" calcext:value-type="float">
            <text:p>31864215912</text:p>
          </table:table-cell>
          <table:table-cell table:formula="of:=[.$J$9]*([.$A599]-1) + [.$J$8]+FLOOR([.$A599]/[.$J$10])" office:value-type="float" office:value="719" calcext:value-type="float">
            <text:p>719</text:p>
          </table:table-cell>
          <table:table-cell table:formula="of:=[.$J$5]*([.$A599]-1) + [.$J$4]" office:value-type="float" office:value="12090" calcext:value-type="float">
            <text:p>12090</text:p>
          </table:table-cell>
          <table:table-cell table:formula="of:=[.$J$7]*([.$A599]-1) + [.$J$6]" office:value-type="float" office:value="0" calcext:value-type="float">
            <text:p>0</text:p>
          </table:table-cell>
          <table:table-cell table:formula="of:=FLOOR([.$A599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$A600]^[.$J$2] + [.$J$3]*([.$A600]-1)+[.$J$1]" office:value-type="float" office:value="214924798" calcext:value-type="float">
            <text:p>214924798</text:p>
          </table:table-cell>
          <table:table-cell table:formula="of:=[.$C599]+[.$B599]" office:value-type="float" office:value="32078066098" calcext:value-type="float">
            <text:p>32078066098</text:p>
          </table:table-cell>
          <table:table-cell table:formula="of:=[.$J$9]*([.$A600]-1) + [.$J$8]+FLOOR([.$A600]/[.$J$10])" office:value-type="float" office:value="720" calcext:value-type="float">
            <text:p>720</text:p>
          </table:table-cell>
          <table:table-cell table:formula="of:=[.$J$5]*([.$A600]-1) + [.$J$4]" office:value-type="float" office:value="12110" calcext:value-type="float">
            <text:p>12110</text:p>
          </table:table-cell>
          <table:table-cell table:formula="of:=[.$J$7]*([.$A600]-1) + [.$J$6]" office:value-type="float" office:value="0" calcext:value-type="float">
            <text:p>0</text:p>
          </table:table-cell>
          <table:table-cell table:formula="of:=FLOOR([.$A600]/[.$J$11])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$A601]^[.$J$2] + [.$J$3]*([.$A601]-1)+[.$J$1]" office:value-type="float" office:value="216003004" calcext:value-type="float">
            <text:p>216003004</text:p>
          </table:table-cell>
          <table:table-cell table:formula="of:=[.$C600]+[.$B600]" office:value-type="float" office:value="32292990896" calcext:value-type="float">
            <text:p>32292990896</text:p>
          </table:table-cell>
          <table:table-cell table:formula="of:=[.$J$9]*([.$A601]-1) + [.$J$8]+FLOOR([.$A601]/[.$J$10])" office:value-type="float" office:value="722" calcext:value-type="float">
            <text:p>722</text:p>
          </table:table-cell>
          <table:table-cell table:formula="of:=[.$J$5]*([.$A601]-1) + [.$J$4]" office:value-type="float" office:value="12130" calcext:value-type="float">
            <text:p>12130</text:p>
          </table:table-cell>
          <table:table-cell table:formula="of:=[.$J$7]*([.$A601]-1) + [.$J$6]" office:value-type="float" office:value="0" calcext:value-type="float">
            <text:p>0</text:p>
          </table:table-cell>
          <table:table-cell table:formula="of:=FLOOR([.$A601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$A602]^[.$J$2] + [.$J$3]*([.$A602]-1)+[.$J$1]" office:value-type="float" office:value="217084810" calcext:value-type="float">
            <text:p>217084810</text:p>
          </table:table-cell>
          <table:table-cell table:formula="of:=[.$C601]+[.$B601]" office:value-type="float" office:value="32508993900" calcext:value-type="float">
            <text:p>32508993900</text:p>
          </table:table-cell>
          <table:table-cell table:formula="of:=[.$J$9]*([.$A602]-1) + [.$J$8]+FLOOR([.$A602]/[.$J$10])" office:value-type="float" office:value="723" calcext:value-type="float">
            <text:p>723</text:p>
          </table:table-cell>
          <table:table-cell table:formula="of:=[.$J$5]*([.$A602]-1) + [.$J$4]" office:value-type="float" office:value="12150" calcext:value-type="float">
            <text:p>12150</text:p>
          </table:table-cell>
          <table:table-cell table:formula="of:=[.$J$7]*([.$A602]-1) + [.$J$6]" office:value-type="float" office:value="0" calcext:value-type="float">
            <text:p>0</text:p>
          </table:table-cell>
          <table:table-cell table:formula="of:=FLOOR([.$A602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$A603]^[.$J$2] + [.$J$3]*([.$A603]-1)+[.$J$1]" office:value-type="float" office:value="218170222" calcext:value-type="float">
            <text:p>218170222</text:p>
          </table:table-cell>
          <table:table-cell table:formula="of:=[.$C602]+[.$B602]" office:value-type="float" office:value="32726078710" calcext:value-type="float">
            <text:p>32726078710</text:p>
          </table:table-cell>
          <table:table-cell table:formula="of:=[.$J$9]*([.$A603]-1) + [.$J$8]+FLOOR([.$A603]/[.$J$10])" office:value-type="float" office:value="724" calcext:value-type="float">
            <text:p>724</text:p>
          </table:table-cell>
          <table:table-cell table:formula="of:=[.$J$5]*([.$A603]-1) + [.$J$4]" office:value-type="float" office:value="12170" calcext:value-type="float">
            <text:p>12170</text:p>
          </table:table-cell>
          <table:table-cell table:formula="of:=[.$J$7]*([.$A603]-1) + [.$J$6]" office:value-type="float" office:value="0" calcext:value-type="float">
            <text:p>0</text:p>
          </table:table-cell>
          <table:table-cell table:formula="of:=FLOOR([.$A603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$A604]^[.$J$2] + [.$J$3]*([.$A604]-1)+[.$J$1]" office:value-type="float" office:value="219259246" calcext:value-type="float">
            <text:p>219259246</text:p>
          </table:table-cell>
          <table:table-cell table:formula="of:=[.$C603]+[.$B603]" office:value-type="float" office:value="32944248932" calcext:value-type="float">
            <text:p>32944248932</text:p>
          </table:table-cell>
          <table:table-cell table:formula="of:=[.$J$9]*([.$A604]-1) + [.$J$8]+FLOOR([.$A604]/[.$J$10])" office:value-type="float" office:value="725" calcext:value-type="float">
            <text:p>725</text:p>
          </table:table-cell>
          <table:table-cell table:formula="of:=[.$J$5]*([.$A604]-1) + [.$J$4]" office:value-type="float" office:value="12190" calcext:value-type="float">
            <text:p>12190</text:p>
          </table:table-cell>
          <table:table-cell table:formula="of:=[.$J$7]*([.$A604]-1) + [.$J$6]" office:value-type="float" office:value="0" calcext:value-type="float">
            <text:p>0</text:p>
          </table:table-cell>
          <table:table-cell table:formula="of:=FLOOR([.$A604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$A605]^[.$J$2] + [.$J$3]*([.$A605]-1)+[.$J$1]" office:value-type="float" office:value="220351888" calcext:value-type="float">
            <text:p>220351888</text:p>
          </table:table-cell>
          <table:table-cell table:formula="of:=[.$C604]+[.$B604]" office:value-type="float" office:value="33163508178" calcext:value-type="float">
            <text:p>33163508178</text:p>
          </table:table-cell>
          <table:table-cell table:formula="of:=[.$J$9]*([.$A605]-1) + [.$J$8]+FLOOR([.$A605]/[.$J$10])" office:value-type="float" office:value="726" calcext:value-type="float">
            <text:p>726</text:p>
          </table:table-cell>
          <table:table-cell table:formula="of:=[.$J$5]*([.$A605]-1) + [.$J$4]" office:value-type="float" office:value="12210" calcext:value-type="float">
            <text:p>12210</text:p>
          </table:table-cell>
          <table:table-cell table:formula="of:=[.$J$7]*([.$A605]-1) + [.$J$6]" office:value-type="float" office:value="0" calcext:value-type="float">
            <text:p>0</text:p>
          </table:table-cell>
          <table:table-cell table:formula="of:=FLOOR([.$A605]/[.$J$11])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$A606]^[.$J$2] + [.$J$3]*([.$A606]-1)+[.$J$1]" office:value-type="float" office:value="221448154" calcext:value-type="float">
            <text:p>221448154</text:p>
          </table:table-cell>
          <table:table-cell table:formula="of:=[.$C605]+[.$B605]" office:value-type="float" office:value="33383860066" calcext:value-type="float">
            <text:p>33383860066</text:p>
          </table:table-cell>
          <table:table-cell table:formula="of:=[.$J$9]*([.$A606]-1) + [.$J$8]+FLOOR([.$A606]/[.$J$10])" office:value-type="float" office:value="728" calcext:value-type="float">
            <text:p>728</text:p>
          </table:table-cell>
          <table:table-cell table:formula="of:=[.$J$5]*([.$A606]-1) + [.$J$4]" office:value-type="float" office:value="12230" calcext:value-type="float">
            <text:p>12230</text:p>
          </table:table-cell>
          <table:table-cell table:formula="of:=[.$J$7]*([.$A606]-1) + [.$J$6]" office:value-type="float" office:value="0" calcext:value-type="float">
            <text:p>0</text:p>
          </table:table-cell>
          <table:table-cell table:formula="of:=FLOOR([.$A606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$A607]^[.$J$2] + [.$J$3]*([.$A607]-1)+[.$J$1]" office:value-type="float" office:value="222548050" calcext:value-type="float">
            <text:p>222548050</text:p>
          </table:table-cell>
          <table:table-cell table:formula="of:=[.$C606]+[.$B606]" office:value-type="float" office:value="33605308220" calcext:value-type="float">
            <text:p>33605308220</text:p>
          </table:table-cell>
          <table:table-cell table:formula="of:=[.$J$9]*([.$A607]-1) + [.$J$8]+FLOOR([.$A607]/[.$J$10])" office:value-type="float" office:value="729" calcext:value-type="float">
            <text:p>729</text:p>
          </table:table-cell>
          <table:table-cell table:formula="of:=[.$J$5]*([.$A607]-1) + [.$J$4]" office:value-type="float" office:value="12250" calcext:value-type="float">
            <text:p>12250</text:p>
          </table:table-cell>
          <table:table-cell table:formula="of:=[.$J$7]*([.$A607]-1) + [.$J$6]" office:value-type="float" office:value="0" calcext:value-type="float">
            <text:p>0</text:p>
          </table:table-cell>
          <table:table-cell table:formula="of:=FLOOR([.$A607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$A608]^[.$J$2] + [.$J$3]*([.$A608]-1)+[.$J$1]" office:value-type="float" office:value="223651582" calcext:value-type="float">
            <text:p>223651582</text:p>
          </table:table-cell>
          <table:table-cell table:formula="of:=[.$C607]+[.$B607]" office:value-type="float" office:value="33827856270" calcext:value-type="float">
            <text:p>33827856270</text:p>
          </table:table-cell>
          <table:table-cell table:formula="of:=[.$J$9]*([.$A608]-1) + [.$J$8]+FLOOR([.$A608]/[.$J$10])" office:value-type="float" office:value="730" calcext:value-type="float">
            <text:p>730</text:p>
          </table:table-cell>
          <table:table-cell table:formula="of:=[.$J$5]*([.$A608]-1) + [.$J$4]" office:value-type="float" office:value="12270" calcext:value-type="float">
            <text:p>12270</text:p>
          </table:table-cell>
          <table:table-cell table:formula="of:=[.$J$7]*([.$A608]-1) + [.$J$6]" office:value-type="float" office:value="0" calcext:value-type="float">
            <text:p>0</text:p>
          </table:table-cell>
          <table:table-cell table:formula="of:=FLOOR([.$A608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$A609]^[.$J$2] + [.$J$3]*([.$A609]-1)+[.$J$1]" office:value-type="float" office:value="224758756" calcext:value-type="float">
            <text:p>224758756</text:p>
          </table:table-cell>
          <table:table-cell table:formula="of:=[.$C608]+[.$B608]" office:value-type="float" office:value="34051507852" calcext:value-type="float">
            <text:p>34051507852</text:p>
          </table:table-cell>
          <table:table-cell table:formula="of:=[.$J$9]*([.$A609]-1) + [.$J$8]+FLOOR([.$A609]/[.$J$10])" office:value-type="float" office:value="731" calcext:value-type="float">
            <text:p>731</text:p>
          </table:table-cell>
          <table:table-cell table:formula="of:=[.$J$5]*([.$A609]-1) + [.$J$4]" office:value-type="float" office:value="12290" calcext:value-type="float">
            <text:p>12290</text:p>
          </table:table-cell>
          <table:table-cell table:formula="of:=[.$J$7]*([.$A609]-1) + [.$J$6]" office:value-type="float" office:value="0" calcext:value-type="float">
            <text:p>0</text:p>
          </table:table-cell>
          <table:table-cell table:formula="of:=FLOOR([.$A609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$A610]^[.$J$2] + [.$J$3]*([.$A610]-1)+[.$J$1]" office:value-type="float" office:value="225869578" calcext:value-type="float">
            <text:p>225869578</text:p>
          </table:table-cell>
          <table:table-cell table:formula="of:=[.$C609]+[.$B609]" office:value-type="float" office:value="34276266608" calcext:value-type="float">
            <text:p>34276266608</text:p>
          </table:table-cell>
          <table:table-cell table:formula="of:=[.$J$9]*([.$A610]-1) + [.$J$8]+FLOOR([.$A610]/[.$J$10])" office:value-type="float" office:value="732" calcext:value-type="float">
            <text:p>732</text:p>
          </table:table-cell>
          <table:table-cell table:formula="of:=[.$J$5]*([.$A610]-1) + [.$J$4]" office:value-type="float" office:value="12310" calcext:value-type="float">
            <text:p>12310</text:p>
          </table:table-cell>
          <table:table-cell table:formula="of:=[.$J$7]*([.$A610]-1) + [.$J$6]" office:value-type="float" office:value="0" calcext:value-type="float">
            <text:p>0</text:p>
          </table:table-cell>
          <table:table-cell table:formula="of:=FLOOR([.$A610]/[.$J$11])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$A611]^[.$J$2] + [.$J$3]*([.$A611]-1)+[.$J$1]" office:value-type="float" office:value="226984054" calcext:value-type="float">
            <text:p>226984054</text:p>
          </table:table-cell>
          <table:table-cell table:formula="of:=[.$C610]+[.$B610]" office:value-type="float" office:value="34502136186" calcext:value-type="float">
            <text:p>34502136186</text:p>
          </table:table-cell>
          <table:table-cell table:formula="of:=[.$J$9]*([.$A611]-1) + [.$J$8]+FLOOR([.$A611]/[.$J$10])" office:value-type="float" office:value="734" calcext:value-type="float">
            <text:p>734</text:p>
          </table:table-cell>
          <table:table-cell table:formula="of:=[.$J$5]*([.$A611]-1) + [.$J$4]" office:value-type="float" office:value="12330" calcext:value-type="float">
            <text:p>12330</text:p>
          </table:table-cell>
          <table:table-cell table:formula="of:=[.$J$7]*([.$A611]-1) + [.$J$6]" office:value-type="float" office:value="0" calcext:value-type="float">
            <text:p>0</text:p>
          </table:table-cell>
          <table:table-cell table:formula="of:=FLOOR([.$A611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$A612]^[.$J$2] + [.$J$3]*([.$A612]-1)+[.$J$1]" office:value-type="float" office:value="228102190" calcext:value-type="float">
            <text:p>228102190</text:p>
          </table:table-cell>
          <table:table-cell table:formula="of:=[.$C611]+[.$B611]" office:value-type="float" office:value="34729120240" calcext:value-type="float">
            <text:p>34729120240</text:p>
          </table:table-cell>
          <table:table-cell table:formula="of:=[.$J$9]*([.$A612]-1) + [.$J$8]+FLOOR([.$A612]/[.$J$10])" office:value-type="float" office:value="735" calcext:value-type="float">
            <text:p>735</text:p>
          </table:table-cell>
          <table:table-cell table:formula="of:=[.$J$5]*([.$A612]-1) + [.$J$4]" office:value-type="float" office:value="12350" calcext:value-type="float">
            <text:p>12350</text:p>
          </table:table-cell>
          <table:table-cell table:formula="of:=[.$J$7]*([.$A612]-1) + [.$J$6]" office:value-type="float" office:value="0" calcext:value-type="float">
            <text:p>0</text:p>
          </table:table-cell>
          <table:table-cell table:formula="of:=FLOOR([.$A612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$A613]^[.$J$2] + [.$J$3]*([.$A613]-1)+[.$J$1]" office:value-type="float" office:value="229223992" calcext:value-type="float">
            <text:p>229223992</text:p>
          </table:table-cell>
          <table:table-cell table:formula="of:=[.$C612]+[.$B612]" office:value-type="float" office:value="34957222430" calcext:value-type="float">
            <text:p>34957222430</text:p>
          </table:table-cell>
          <table:table-cell table:formula="of:=[.$J$9]*([.$A613]-1) + [.$J$8]+FLOOR([.$A613]/[.$J$10])" office:value-type="float" office:value="736" calcext:value-type="float">
            <text:p>736</text:p>
          </table:table-cell>
          <table:table-cell table:formula="of:=[.$J$5]*([.$A613]-1) + [.$J$4]" office:value-type="float" office:value="12370" calcext:value-type="float">
            <text:p>12370</text:p>
          </table:table-cell>
          <table:table-cell table:formula="of:=[.$J$7]*([.$A613]-1) + [.$J$6]" office:value-type="float" office:value="0" calcext:value-type="float">
            <text:p>0</text:p>
          </table:table-cell>
          <table:table-cell table:formula="of:=FLOOR([.$A613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$A614]^[.$J$2] + [.$J$3]*([.$A614]-1)+[.$J$1]" office:value-type="float" office:value="230349466" calcext:value-type="float">
            <text:p>230349466</text:p>
          </table:table-cell>
          <table:table-cell table:formula="of:=[.$C613]+[.$B613]" office:value-type="float" office:value="35186446422" calcext:value-type="float">
            <text:p>35186446422</text:p>
          </table:table-cell>
          <table:table-cell table:formula="of:=[.$J$9]*([.$A614]-1) + [.$J$8]+FLOOR([.$A614]/[.$J$10])" office:value-type="float" office:value="737" calcext:value-type="float">
            <text:p>737</text:p>
          </table:table-cell>
          <table:table-cell table:formula="of:=[.$J$5]*([.$A614]-1) + [.$J$4]" office:value-type="float" office:value="12390" calcext:value-type="float">
            <text:p>12390</text:p>
          </table:table-cell>
          <table:table-cell table:formula="of:=[.$J$7]*([.$A614]-1) + [.$J$6]" office:value-type="float" office:value="0" calcext:value-type="float">
            <text:p>0</text:p>
          </table:table-cell>
          <table:table-cell table:formula="of:=FLOOR([.$A614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$A615]^[.$J$2] + [.$J$3]*([.$A615]-1)+[.$J$1]" office:value-type="float" office:value="231478618" calcext:value-type="float">
            <text:p>231478618</text:p>
          </table:table-cell>
          <table:table-cell table:formula="of:=[.$C614]+[.$B614]" office:value-type="float" office:value="35416795888" calcext:value-type="float">
            <text:p>35416795888</text:p>
          </table:table-cell>
          <table:table-cell table:formula="of:=[.$J$9]*([.$A615]-1) + [.$J$8]+FLOOR([.$A615]/[.$J$10])" office:value-type="float" office:value="738" calcext:value-type="float">
            <text:p>738</text:p>
          </table:table-cell>
          <table:table-cell table:formula="of:=[.$J$5]*([.$A615]-1) + [.$J$4]" office:value-type="float" office:value="12410" calcext:value-type="float">
            <text:p>12410</text:p>
          </table:table-cell>
          <table:table-cell table:formula="of:=[.$J$7]*([.$A615]-1) + [.$J$6]" office:value-type="float" office:value="0" calcext:value-type="float">
            <text:p>0</text:p>
          </table:table-cell>
          <table:table-cell table:formula="of:=FLOOR([.$A615]/[.$J$11])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$A616]^[.$J$2] + [.$J$3]*([.$A616]-1)+[.$J$1]" office:value-type="float" office:value="232611454" calcext:value-type="float">
            <text:p>232611454</text:p>
          </table:table-cell>
          <table:table-cell table:formula="of:=[.$C615]+[.$B615]" office:value-type="float" office:value="35648274506" calcext:value-type="float">
            <text:p>35648274506</text:p>
          </table:table-cell>
          <table:table-cell table:formula="of:=[.$J$9]*([.$A616]-1) + [.$J$8]+FLOOR([.$A616]/[.$J$10])" office:value-type="float" office:value="740" calcext:value-type="float">
            <text:p>740</text:p>
          </table:table-cell>
          <table:table-cell table:formula="of:=[.$J$5]*([.$A616]-1) + [.$J$4]" office:value-type="float" office:value="12430" calcext:value-type="float">
            <text:p>12430</text:p>
          </table:table-cell>
          <table:table-cell table:formula="of:=[.$J$7]*([.$A616]-1) + [.$J$6]" office:value-type="float" office:value="0" calcext:value-type="float">
            <text:p>0</text:p>
          </table:table-cell>
          <table:table-cell table:formula="of:=FLOOR([.$A616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$A617]^[.$J$2] + [.$J$3]*([.$A617]-1)+[.$J$1]" office:value-type="float" office:value="233747980" calcext:value-type="float">
            <text:p>233747980</text:p>
          </table:table-cell>
          <table:table-cell table:formula="of:=[.$C616]+[.$B616]" office:value-type="float" office:value="35880885960" calcext:value-type="float">
            <text:p>35880885960</text:p>
          </table:table-cell>
          <table:table-cell table:formula="of:=[.$J$9]*([.$A617]-1) + [.$J$8]+FLOOR([.$A617]/[.$J$10])" office:value-type="float" office:value="741" calcext:value-type="float">
            <text:p>741</text:p>
          </table:table-cell>
          <table:table-cell table:formula="of:=[.$J$5]*([.$A617]-1) + [.$J$4]" office:value-type="float" office:value="12450" calcext:value-type="float">
            <text:p>12450</text:p>
          </table:table-cell>
          <table:table-cell table:formula="of:=[.$J$7]*([.$A617]-1) + [.$J$6]" office:value-type="float" office:value="0" calcext:value-type="float">
            <text:p>0</text:p>
          </table:table-cell>
          <table:table-cell table:formula="of:=FLOOR([.$A617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$A618]^[.$J$2] + [.$J$3]*([.$A618]-1)+[.$J$1]" office:value-type="float" office:value="234888202" calcext:value-type="float">
            <text:p>234888202</text:p>
          </table:table-cell>
          <table:table-cell table:formula="of:=[.$C617]+[.$B617]" office:value-type="float" office:value="36114633940" calcext:value-type="float">
            <text:p>36114633940</text:p>
          </table:table-cell>
          <table:table-cell table:formula="of:=[.$J$9]*([.$A618]-1) + [.$J$8]+FLOOR([.$A618]/[.$J$10])" office:value-type="float" office:value="742" calcext:value-type="float">
            <text:p>742</text:p>
          </table:table-cell>
          <table:table-cell table:formula="of:=[.$J$5]*([.$A618]-1) + [.$J$4]" office:value-type="float" office:value="12470" calcext:value-type="float">
            <text:p>12470</text:p>
          </table:table-cell>
          <table:table-cell table:formula="of:=[.$J$7]*([.$A618]-1) + [.$J$6]" office:value-type="float" office:value="0" calcext:value-type="float">
            <text:p>0</text:p>
          </table:table-cell>
          <table:table-cell table:formula="of:=FLOOR([.$A618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$A619]^[.$J$2] + [.$J$3]*([.$A619]-1)+[.$J$1]" office:value-type="float" office:value="236032126" calcext:value-type="float">
            <text:p>236032126</text:p>
          </table:table-cell>
          <table:table-cell table:formula="of:=[.$C618]+[.$B618]" office:value-type="float" office:value="36349522142" calcext:value-type="float">
            <text:p>36349522142</text:p>
          </table:table-cell>
          <table:table-cell table:formula="of:=[.$J$9]*([.$A619]-1) + [.$J$8]+FLOOR([.$A619]/[.$J$10])" office:value-type="float" office:value="743" calcext:value-type="float">
            <text:p>743</text:p>
          </table:table-cell>
          <table:table-cell table:formula="of:=[.$J$5]*([.$A619]-1) + [.$J$4]" office:value-type="float" office:value="12490" calcext:value-type="float">
            <text:p>12490</text:p>
          </table:table-cell>
          <table:table-cell table:formula="of:=[.$J$7]*([.$A619]-1) + [.$J$6]" office:value-type="float" office:value="0" calcext:value-type="float">
            <text:p>0</text:p>
          </table:table-cell>
          <table:table-cell table:formula="of:=FLOOR([.$A619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$A620]^[.$J$2] + [.$J$3]*([.$A620]-1)+[.$J$1]" office:value-type="float" office:value="237179758" calcext:value-type="float">
            <text:p>237179758</text:p>
          </table:table-cell>
          <table:table-cell table:formula="of:=[.$C619]+[.$B619]" office:value-type="float" office:value="36585554268" calcext:value-type="float">
            <text:p>36585554268</text:p>
          </table:table-cell>
          <table:table-cell table:formula="of:=[.$J$9]*([.$A620]-1) + [.$J$8]+FLOOR([.$A620]/[.$J$10])" office:value-type="float" office:value="744" calcext:value-type="float">
            <text:p>744</text:p>
          </table:table-cell>
          <table:table-cell table:formula="of:=[.$J$5]*([.$A620]-1) + [.$J$4]" office:value-type="float" office:value="12510" calcext:value-type="float">
            <text:p>12510</text:p>
          </table:table-cell>
          <table:table-cell table:formula="of:=[.$J$7]*([.$A620]-1) + [.$J$6]" office:value-type="float" office:value="0" calcext:value-type="float">
            <text:p>0</text:p>
          </table:table-cell>
          <table:table-cell table:formula="of:=FLOOR([.$A620]/[.$J$11])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$A621]^[.$J$2] + [.$J$3]*([.$A621]-1)+[.$J$1]" office:value-type="float" office:value="238331104" calcext:value-type="float">
            <text:p>238331104</text:p>
          </table:table-cell>
          <table:table-cell table:formula="of:=[.$C620]+[.$B620]" office:value-type="float" office:value="36822734026" calcext:value-type="float">
            <text:p>36822734026</text:p>
          </table:table-cell>
          <table:table-cell table:formula="of:=[.$J$9]*([.$A621]-1) + [.$J$8]+FLOOR([.$A621]/[.$J$10])" office:value-type="float" office:value="746" calcext:value-type="float">
            <text:p>746</text:p>
          </table:table-cell>
          <table:table-cell table:formula="of:=[.$J$5]*([.$A621]-1) + [.$J$4]" office:value-type="float" office:value="12530" calcext:value-type="float">
            <text:p>12530</text:p>
          </table:table-cell>
          <table:table-cell table:formula="of:=[.$J$7]*([.$A621]-1) + [.$J$6]" office:value-type="float" office:value="0" calcext:value-type="float">
            <text:p>0</text:p>
          </table:table-cell>
          <table:table-cell table:formula="of:=FLOOR([.$A621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$A622]^[.$J$2] + [.$J$3]*([.$A622]-1)+[.$J$1]" office:value-type="float" office:value="239486170" calcext:value-type="float">
            <text:p>239486170</text:p>
          </table:table-cell>
          <table:table-cell table:formula="of:=[.$C621]+[.$B621]" office:value-type="float" office:value="37061065130" calcext:value-type="float">
            <text:p>37061065130</text:p>
          </table:table-cell>
          <table:table-cell table:formula="of:=[.$J$9]*([.$A622]-1) + [.$J$8]+FLOOR([.$A622]/[.$J$10])" office:value-type="float" office:value="747" calcext:value-type="float">
            <text:p>747</text:p>
          </table:table-cell>
          <table:table-cell table:formula="of:=[.$J$5]*([.$A622]-1) + [.$J$4]" office:value-type="float" office:value="12550" calcext:value-type="float">
            <text:p>12550</text:p>
          </table:table-cell>
          <table:table-cell table:formula="of:=[.$J$7]*([.$A622]-1) + [.$J$6]" office:value-type="float" office:value="0" calcext:value-type="float">
            <text:p>0</text:p>
          </table:table-cell>
          <table:table-cell table:formula="of:=FLOOR([.$A622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$A623]^[.$J$2] + [.$J$3]*([.$A623]-1)+[.$J$1]" office:value-type="float" office:value="240644962" calcext:value-type="float">
            <text:p>240644962</text:p>
          </table:table-cell>
          <table:table-cell table:formula="of:=[.$C622]+[.$B622]" office:value-type="float" office:value="37300551300" calcext:value-type="float">
            <text:p>37300551300</text:p>
          </table:table-cell>
          <table:table-cell table:formula="of:=[.$J$9]*([.$A623]-1) + [.$J$8]+FLOOR([.$A623]/[.$J$10])" office:value-type="float" office:value="748" calcext:value-type="float">
            <text:p>748</text:p>
          </table:table-cell>
          <table:table-cell table:formula="of:=[.$J$5]*([.$A623]-1) + [.$J$4]" office:value-type="float" office:value="12570" calcext:value-type="float">
            <text:p>12570</text:p>
          </table:table-cell>
          <table:table-cell table:formula="of:=[.$J$7]*([.$A623]-1) + [.$J$6]" office:value-type="float" office:value="0" calcext:value-type="float">
            <text:p>0</text:p>
          </table:table-cell>
          <table:table-cell table:formula="of:=FLOOR([.$A623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$A624]^[.$J$2] + [.$J$3]*([.$A624]-1)+[.$J$1]" office:value-type="float" office:value="241807486" calcext:value-type="float">
            <text:p>241807486</text:p>
          </table:table-cell>
          <table:table-cell table:formula="of:=[.$C623]+[.$B623]" office:value-type="float" office:value="37541196262" calcext:value-type="float">
            <text:p>37541196262</text:p>
          </table:table-cell>
          <table:table-cell table:formula="of:=[.$J$9]*([.$A624]-1) + [.$J$8]+FLOOR([.$A624]/[.$J$10])" office:value-type="float" office:value="749" calcext:value-type="float">
            <text:p>749</text:p>
          </table:table-cell>
          <table:table-cell table:formula="of:=[.$J$5]*([.$A624]-1) + [.$J$4]" office:value-type="float" office:value="12590" calcext:value-type="float">
            <text:p>12590</text:p>
          </table:table-cell>
          <table:table-cell table:formula="of:=[.$J$7]*([.$A624]-1) + [.$J$6]" office:value-type="float" office:value="0" calcext:value-type="float">
            <text:p>0</text:p>
          </table:table-cell>
          <table:table-cell table:formula="of:=FLOOR([.$A624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$A625]^[.$J$2] + [.$J$3]*([.$A625]-1)+[.$J$1]" office:value-type="float" office:value="242973748" calcext:value-type="float">
            <text:p>242973748</text:p>
          </table:table-cell>
          <table:table-cell table:formula="of:=[.$C624]+[.$B624]" office:value-type="float" office:value="37783003748" calcext:value-type="float">
            <text:p>37783003748</text:p>
          </table:table-cell>
          <table:table-cell table:formula="of:=[.$J$9]*([.$A625]-1) + [.$J$8]+FLOOR([.$A625]/[.$J$10])" office:value-type="float" office:value="750" calcext:value-type="float">
            <text:p>750</text:p>
          </table:table-cell>
          <table:table-cell table:formula="of:=[.$J$5]*([.$A625]-1) + [.$J$4]" office:value-type="float" office:value="12610" calcext:value-type="float">
            <text:p>12610</text:p>
          </table:table-cell>
          <table:table-cell table:formula="of:=[.$J$7]*([.$A625]-1) + [.$J$6]" office:value-type="float" office:value="0" calcext:value-type="float">
            <text:p>0</text:p>
          </table:table-cell>
          <table:table-cell table:formula="of:=FLOOR([.$A625]/[.$J$11])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$A626]^[.$J$2] + [.$J$3]*([.$A626]-1)+[.$J$1]" office:value-type="float" office:value="244143754" calcext:value-type="float">
            <text:p>244143754</text:p>
          </table:table-cell>
          <table:table-cell table:formula="of:=[.$C625]+[.$B625]" office:value-type="float" office:value="38025977496" calcext:value-type="float">
            <text:p>38025977496</text:p>
          </table:table-cell>
          <table:table-cell table:formula="of:=[.$J$9]*([.$A626]-1) + [.$J$8]+FLOOR([.$A626]/[.$J$10])" office:value-type="float" office:value="752" calcext:value-type="float">
            <text:p>752</text:p>
          </table:table-cell>
          <table:table-cell table:formula="of:=[.$J$5]*([.$A626]-1) + [.$J$4]" office:value-type="float" office:value="12630" calcext:value-type="float">
            <text:p>12630</text:p>
          </table:table-cell>
          <table:table-cell table:formula="of:=[.$J$7]*([.$A626]-1) + [.$J$6]" office:value-type="float" office:value="0" calcext:value-type="float">
            <text:p>0</text:p>
          </table:table-cell>
          <table:table-cell table:formula="of:=FLOOR([.$A626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$A627]^[.$J$2] + [.$J$3]*([.$A627]-1)+[.$J$1]" office:value-type="float" office:value="245317510" calcext:value-type="float">
            <text:p>245317510</text:p>
          </table:table-cell>
          <table:table-cell table:formula="of:=[.$C626]+[.$B626]" office:value-type="float" office:value="38270121250" calcext:value-type="float">
            <text:p>38270121250</text:p>
          </table:table-cell>
          <table:table-cell table:formula="of:=[.$J$9]*([.$A627]-1) + [.$J$8]+FLOOR([.$A627]/[.$J$10])" office:value-type="float" office:value="753" calcext:value-type="float">
            <text:p>753</text:p>
          </table:table-cell>
          <table:table-cell table:formula="of:=[.$J$5]*([.$A627]-1) + [.$J$4]" office:value-type="float" office:value="12650" calcext:value-type="float">
            <text:p>12650</text:p>
          </table:table-cell>
          <table:table-cell table:formula="of:=[.$J$7]*([.$A627]-1) + [.$J$6]" office:value-type="float" office:value="0" calcext:value-type="float">
            <text:p>0</text:p>
          </table:table-cell>
          <table:table-cell table:formula="of:=FLOOR([.$A627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$A628]^[.$J$2] + [.$J$3]*([.$A628]-1)+[.$J$1]" office:value-type="float" office:value="246495022" calcext:value-type="float">
            <text:p>246495022</text:p>
          </table:table-cell>
          <table:table-cell table:formula="of:=[.$C627]+[.$B627]" office:value-type="float" office:value="38515438760" calcext:value-type="float">
            <text:p>38515438760</text:p>
          </table:table-cell>
          <table:table-cell table:formula="of:=[.$J$9]*([.$A628]-1) + [.$J$8]+FLOOR([.$A628]/[.$J$10])" office:value-type="float" office:value="754" calcext:value-type="float">
            <text:p>754</text:p>
          </table:table-cell>
          <table:table-cell table:formula="of:=[.$J$5]*([.$A628]-1) + [.$J$4]" office:value-type="float" office:value="12670" calcext:value-type="float">
            <text:p>12670</text:p>
          </table:table-cell>
          <table:table-cell table:formula="of:=[.$J$7]*([.$A628]-1) + [.$J$6]" office:value-type="float" office:value="0" calcext:value-type="float">
            <text:p>0</text:p>
          </table:table-cell>
          <table:table-cell table:formula="of:=FLOOR([.$A628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$A629]^[.$J$2] + [.$J$3]*([.$A629]-1)+[.$J$1]" office:value-type="float" office:value="247676296" calcext:value-type="float">
            <text:p>247676296</text:p>
          </table:table-cell>
          <table:table-cell table:formula="of:=[.$C628]+[.$B628]" office:value-type="float" office:value="38761933782" calcext:value-type="float">
            <text:p>38761933782</text:p>
          </table:table-cell>
          <table:table-cell table:formula="of:=[.$J$9]*([.$A629]-1) + [.$J$8]+FLOOR([.$A629]/[.$J$10])" office:value-type="float" office:value="755" calcext:value-type="float">
            <text:p>755</text:p>
          </table:table-cell>
          <table:table-cell table:formula="of:=[.$J$5]*([.$A629]-1) + [.$J$4]" office:value-type="float" office:value="12690" calcext:value-type="float">
            <text:p>12690</text:p>
          </table:table-cell>
          <table:table-cell table:formula="of:=[.$J$7]*([.$A629]-1) + [.$J$6]" office:value-type="float" office:value="0" calcext:value-type="float">
            <text:p>0</text:p>
          </table:table-cell>
          <table:table-cell table:formula="of:=FLOOR([.$A629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$A630]^[.$J$2] + [.$J$3]*([.$A630]-1)+[.$J$1]" office:value-type="float" office:value="248861338" calcext:value-type="float">
            <text:p>248861338</text:p>
          </table:table-cell>
          <table:table-cell table:formula="of:=[.$C629]+[.$B629]" office:value-type="float" office:value="39009610078" calcext:value-type="float">
            <text:p>39009610078</text:p>
          </table:table-cell>
          <table:table-cell table:formula="of:=[.$J$9]*([.$A630]-1) + [.$J$8]+FLOOR([.$A630]/[.$J$10])" office:value-type="float" office:value="756" calcext:value-type="float">
            <text:p>756</text:p>
          </table:table-cell>
          <table:table-cell table:formula="of:=[.$J$5]*([.$A630]-1) + [.$J$4]" office:value-type="float" office:value="12710" calcext:value-type="float">
            <text:p>12710</text:p>
          </table:table-cell>
          <table:table-cell table:formula="of:=[.$J$7]*([.$A630]-1) + [.$J$6]" office:value-type="float" office:value="0" calcext:value-type="float">
            <text:p>0</text:p>
          </table:table-cell>
          <table:table-cell table:formula="of:=FLOOR([.$A630]/[.$J$11])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$A631]^[.$J$2] + [.$J$3]*([.$A631]-1)+[.$J$1]" office:value-type="float" office:value="250050154" calcext:value-type="float">
            <text:p>250050154</text:p>
          </table:table-cell>
          <table:table-cell table:formula="of:=[.$C630]+[.$B630]" office:value-type="float" office:value="39258471416" calcext:value-type="float">
            <text:p>39258471416</text:p>
          </table:table-cell>
          <table:table-cell table:formula="of:=[.$J$9]*([.$A631]-1) + [.$J$8]+FLOOR([.$A631]/[.$J$10])" office:value-type="float" office:value="758" calcext:value-type="float">
            <text:p>758</text:p>
          </table:table-cell>
          <table:table-cell table:formula="of:=[.$J$5]*([.$A631]-1) + [.$J$4]" office:value-type="float" office:value="12730" calcext:value-type="float">
            <text:p>12730</text:p>
          </table:table-cell>
          <table:table-cell table:formula="of:=[.$J$7]*([.$A631]-1) + [.$J$6]" office:value-type="float" office:value="0" calcext:value-type="float">
            <text:p>0</text:p>
          </table:table-cell>
          <table:table-cell table:formula="of:=FLOOR([.$A631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$A632]^[.$J$2] + [.$J$3]*([.$A632]-1)+[.$J$1]" office:value-type="float" office:value="251242750" calcext:value-type="float">
            <text:p>251242750</text:p>
          </table:table-cell>
          <table:table-cell table:formula="of:=[.$C631]+[.$B631]" office:value-type="float" office:value="39508521570" calcext:value-type="float">
            <text:p>39508521570</text:p>
          </table:table-cell>
          <table:table-cell table:formula="of:=[.$J$9]*([.$A632]-1) + [.$J$8]+FLOOR([.$A632]/[.$J$10])" office:value-type="float" office:value="759" calcext:value-type="float">
            <text:p>759</text:p>
          </table:table-cell>
          <table:table-cell table:formula="of:=[.$J$5]*([.$A632]-1) + [.$J$4]" office:value-type="float" office:value="12750" calcext:value-type="float">
            <text:p>12750</text:p>
          </table:table-cell>
          <table:table-cell table:formula="of:=[.$J$7]*([.$A632]-1) + [.$J$6]" office:value-type="float" office:value="0" calcext:value-type="float">
            <text:p>0</text:p>
          </table:table-cell>
          <table:table-cell table:formula="of:=FLOOR([.$A632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$A633]^[.$J$2] + [.$J$3]*([.$A633]-1)+[.$J$1]" office:value-type="float" office:value="252439132" calcext:value-type="float">
            <text:p>252439132</text:p>
          </table:table-cell>
          <table:table-cell table:formula="of:=[.$C632]+[.$B632]" office:value-type="float" office:value="39759764320" calcext:value-type="float">
            <text:p>39759764320</text:p>
          </table:table-cell>
          <table:table-cell table:formula="of:=[.$J$9]*([.$A633]-1) + [.$J$8]+FLOOR([.$A633]/[.$J$10])" office:value-type="float" office:value="760" calcext:value-type="float">
            <text:p>760</text:p>
          </table:table-cell>
          <table:table-cell table:formula="of:=[.$J$5]*([.$A633]-1) + [.$J$4]" office:value-type="float" office:value="12770" calcext:value-type="float">
            <text:p>12770</text:p>
          </table:table-cell>
          <table:table-cell table:formula="of:=[.$J$7]*([.$A633]-1) + [.$J$6]" office:value-type="float" office:value="0" calcext:value-type="float">
            <text:p>0</text:p>
          </table:table-cell>
          <table:table-cell table:formula="of:=FLOOR([.$A633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$A634]^[.$J$2] + [.$J$3]*([.$A634]-1)+[.$J$1]" office:value-type="float" office:value="253639306" calcext:value-type="float">
            <text:p>253639306</text:p>
          </table:table-cell>
          <table:table-cell table:formula="of:=[.$C633]+[.$B633]" office:value-type="float" office:value="40012203452" calcext:value-type="float">
            <text:p>40012203452</text:p>
          </table:table-cell>
          <table:table-cell table:formula="of:=[.$J$9]*([.$A634]-1) + [.$J$8]+FLOOR([.$A634]/[.$J$10])" office:value-type="float" office:value="761" calcext:value-type="float">
            <text:p>761</text:p>
          </table:table-cell>
          <table:table-cell table:formula="of:=[.$J$5]*([.$A634]-1) + [.$J$4]" office:value-type="float" office:value="12790" calcext:value-type="float">
            <text:p>12790</text:p>
          </table:table-cell>
          <table:table-cell table:formula="of:=[.$J$7]*([.$A634]-1) + [.$J$6]" office:value-type="float" office:value="0" calcext:value-type="float">
            <text:p>0</text:p>
          </table:table-cell>
          <table:table-cell table:formula="of:=FLOOR([.$A634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$A635]^[.$J$2] + [.$J$3]*([.$A635]-1)+[.$J$1]" office:value-type="float" office:value="254843278" calcext:value-type="float">
            <text:p>254843278</text:p>
          </table:table-cell>
          <table:table-cell table:formula="of:=[.$C634]+[.$B634]" office:value-type="float" office:value="40265842758" calcext:value-type="float">
            <text:p>40265842758</text:p>
          </table:table-cell>
          <table:table-cell table:formula="of:=[.$J$9]*([.$A635]-1) + [.$J$8]+FLOOR([.$A635]/[.$J$10])" office:value-type="float" office:value="762" calcext:value-type="float">
            <text:p>762</text:p>
          </table:table-cell>
          <table:table-cell table:formula="of:=[.$J$5]*([.$A635]-1) + [.$J$4]" office:value-type="float" office:value="12810" calcext:value-type="float">
            <text:p>12810</text:p>
          </table:table-cell>
          <table:table-cell table:formula="of:=[.$J$7]*([.$A635]-1) + [.$J$6]" office:value-type="float" office:value="0" calcext:value-type="float">
            <text:p>0</text:p>
          </table:table-cell>
          <table:table-cell table:formula="of:=FLOOR([.$A635]/[.$J$11])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$A636]^[.$J$2] + [.$J$3]*([.$A636]-1)+[.$J$1]" office:value-type="float" office:value="256051054" calcext:value-type="float">
            <text:p>256051054</text:p>
          </table:table-cell>
          <table:table-cell table:formula="of:=[.$C635]+[.$B635]" office:value-type="float" office:value="40520686036" calcext:value-type="float">
            <text:p>40520686036</text:p>
          </table:table-cell>
          <table:table-cell table:formula="of:=[.$J$9]*([.$A636]-1) + [.$J$8]+FLOOR([.$A636]/[.$J$10])" office:value-type="float" office:value="764" calcext:value-type="float">
            <text:p>764</text:p>
          </table:table-cell>
          <table:table-cell table:formula="of:=[.$J$5]*([.$A636]-1) + [.$J$4]" office:value-type="float" office:value="12830" calcext:value-type="float">
            <text:p>12830</text:p>
          </table:table-cell>
          <table:table-cell table:formula="of:=[.$J$7]*([.$A636]-1) + [.$J$6]" office:value-type="float" office:value="0" calcext:value-type="float">
            <text:p>0</text:p>
          </table:table-cell>
          <table:table-cell table:formula="of:=FLOOR([.$A636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$A637]^[.$J$2] + [.$J$3]*([.$A637]-1)+[.$J$1]" office:value-type="float" office:value="257262640" calcext:value-type="float">
            <text:p>257262640</text:p>
          </table:table-cell>
          <table:table-cell table:formula="of:=[.$C636]+[.$B636]" office:value-type="float" office:value="40776737090" calcext:value-type="float">
            <text:p>40776737090</text:p>
          </table:table-cell>
          <table:table-cell table:formula="of:=[.$J$9]*([.$A637]-1) + [.$J$8]+FLOOR([.$A637]/[.$J$10])" office:value-type="float" office:value="765" calcext:value-type="float">
            <text:p>765</text:p>
          </table:table-cell>
          <table:table-cell table:formula="of:=[.$J$5]*([.$A637]-1) + [.$J$4]" office:value-type="float" office:value="12850" calcext:value-type="float">
            <text:p>12850</text:p>
          </table:table-cell>
          <table:table-cell table:formula="of:=[.$J$7]*([.$A637]-1) + [.$J$6]" office:value-type="float" office:value="0" calcext:value-type="float">
            <text:p>0</text:p>
          </table:table-cell>
          <table:table-cell table:formula="of:=FLOOR([.$A637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$A638]^[.$J$2] + [.$J$3]*([.$A638]-1)+[.$J$1]" office:value-type="float" office:value="258478042" calcext:value-type="float">
            <text:p>258478042</text:p>
          </table:table-cell>
          <table:table-cell table:formula="of:=[.$C637]+[.$B637]" office:value-type="float" office:value="41033999730" calcext:value-type="float">
            <text:p>41033999730</text:p>
          </table:table-cell>
          <table:table-cell table:formula="of:=[.$J$9]*([.$A638]-1) + [.$J$8]+FLOOR([.$A638]/[.$J$10])" office:value-type="float" office:value="766" calcext:value-type="float">
            <text:p>766</text:p>
          </table:table-cell>
          <table:table-cell table:formula="of:=[.$J$5]*([.$A638]-1) + [.$J$4]" office:value-type="float" office:value="12870" calcext:value-type="float">
            <text:p>12870</text:p>
          </table:table-cell>
          <table:table-cell table:formula="of:=[.$J$7]*([.$A638]-1) + [.$J$6]" office:value-type="float" office:value="0" calcext:value-type="float">
            <text:p>0</text:p>
          </table:table-cell>
          <table:table-cell table:formula="of:=FLOOR([.$A638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$A639]^[.$J$2] + [.$J$3]*([.$A639]-1)+[.$J$1]" office:value-type="float" office:value="259697266" calcext:value-type="float">
            <text:p>259697266</text:p>
          </table:table-cell>
          <table:table-cell table:formula="of:=[.$C638]+[.$B638]" office:value-type="float" office:value="41292477772" calcext:value-type="float">
            <text:p>41292477772</text:p>
          </table:table-cell>
          <table:table-cell table:formula="of:=[.$J$9]*([.$A639]-1) + [.$J$8]+FLOOR([.$A639]/[.$J$10])" office:value-type="float" office:value="767" calcext:value-type="float">
            <text:p>767</text:p>
          </table:table-cell>
          <table:table-cell table:formula="of:=[.$J$5]*([.$A639]-1) + [.$J$4]" office:value-type="float" office:value="12890" calcext:value-type="float">
            <text:p>12890</text:p>
          </table:table-cell>
          <table:table-cell table:formula="of:=[.$J$7]*([.$A639]-1) + [.$J$6]" office:value-type="float" office:value="0" calcext:value-type="float">
            <text:p>0</text:p>
          </table:table-cell>
          <table:table-cell table:formula="of:=FLOOR([.$A639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$A640]^[.$J$2] + [.$J$3]*([.$A640]-1)+[.$J$1]" office:value-type="float" office:value="260920318" calcext:value-type="float">
            <text:p>260920318</text:p>
          </table:table-cell>
          <table:table-cell table:formula="of:=[.$C639]+[.$B639]" office:value-type="float" office:value="41552175038" calcext:value-type="float">
            <text:p>41552175038</text:p>
          </table:table-cell>
          <table:table-cell table:formula="of:=[.$J$9]*([.$A640]-1) + [.$J$8]+FLOOR([.$A640]/[.$J$10])" office:value-type="float" office:value="768" calcext:value-type="float">
            <text:p>768</text:p>
          </table:table-cell>
          <table:table-cell table:formula="of:=[.$J$5]*([.$A640]-1) + [.$J$4]" office:value-type="float" office:value="12910" calcext:value-type="float">
            <text:p>12910</text:p>
          </table:table-cell>
          <table:table-cell table:formula="of:=[.$J$7]*([.$A640]-1) + [.$J$6]" office:value-type="float" office:value="0" calcext:value-type="float">
            <text:p>0</text:p>
          </table:table-cell>
          <table:table-cell table:formula="of:=FLOOR([.$A640]/[.$J$11])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$A641]^[.$J$2] + [.$J$3]*([.$A641]-1)+[.$J$1]" office:value-type="float" office:value="262147204" calcext:value-type="float">
            <text:p>262147204</text:p>
          </table:table-cell>
          <table:table-cell table:formula="of:=[.$C640]+[.$B640]" office:value-type="float" office:value="41813095356" calcext:value-type="float">
            <text:p>41813095356</text:p>
          </table:table-cell>
          <table:table-cell table:formula="of:=[.$J$9]*([.$A641]-1) + [.$J$8]+FLOOR([.$A641]/[.$J$10])" office:value-type="float" office:value="770" calcext:value-type="float">
            <text:p>770</text:p>
          </table:table-cell>
          <table:table-cell table:formula="of:=[.$J$5]*([.$A641]-1) + [.$J$4]" office:value-type="float" office:value="12930" calcext:value-type="float">
            <text:p>12930</text:p>
          </table:table-cell>
          <table:table-cell table:formula="of:=[.$J$7]*([.$A641]-1) + [.$J$6]" office:value-type="float" office:value="0" calcext:value-type="float">
            <text:p>0</text:p>
          </table:table-cell>
          <table:table-cell table:formula="of:=FLOOR([.$A641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$A642]^[.$J$2] + [.$J$3]*([.$A642]-1)+[.$J$1]" office:value-type="float" office:value="263377930" calcext:value-type="float">
            <text:p>263377930</text:p>
          </table:table-cell>
          <table:table-cell table:formula="of:=[.$C641]+[.$B641]" office:value-type="float" office:value="42075242560" calcext:value-type="float">
            <text:p>42075242560</text:p>
          </table:table-cell>
          <table:table-cell table:formula="of:=[.$J$9]*([.$A642]-1) + [.$J$8]+FLOOR([.$A642]/[.$J$10])" office:value-type="float" office:value="771" calcext:value-type="float">
            <text:p>771</text:p>
          </table:table-cell>
          <table:table-cell table:formula="of:=[.$J$5]*([.$A642]-1) + [.$J$4]" office:value-type="float" office:value="12950" calcext:value-type="float">
            <text:p>12950</text:p>
          </table:table-cell>
          <table:table-cell table:formula="of:=[.$J$7]*([.$A642]-1) + [.$J$6]" office:value-type="float" office:value="0" calcext:value-type="float">
            <text:p>0</text:p>
          </table:table-cell>
          <table:table-cell table:formula="of:=FLOOR([.$A642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$A643]^[.$J$2] + [.$J$3]*([.$A643]-1)+[.$J$1]" office:value-type="float" office:value="264612502" calcext:value-type="float">
            <text:p>264612502</text:p>
          </table:table-cell>
          <table:table-cell table:formula="of:=[.$C642]+[.$B642]" office:value-type="float" office:value="42338620490" calcext:value-type="float">
            <text:p>42338620490</text:p>
          </table:table-cell>
          <table:table-cell table:formula="of:=[.$J$9]*([.$A643]-1) + [.$J$8]+FLOOR([.$A643]/[.$J$10])" office:value-type="float" office:value="772" calcext:value-type="float">
            <text:p>772</text:p>
          </table:table-cell>
          <table:table-cell table:formula="of:=[.$J$5]*([.$A643]-1) + [.$J$4]" office:value-type="float" office:value="12970" calcext:value-type="float">
            <text:p>12970</text:p>
          </table:table-cell>
          <table:table-cell table:formula="of:=[.$J$7]*([.$A643]-1) + [.$J$6]" office:value-type="float" office:value="0" calcext:value-type="float">
            <text:p>0</text:p>
          </table:table-cell>
          <table:table-cell table:formula="of:=FLOOR([.$A643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$A644]^[.$J$2] + [.$J$3]*([.$A644]-1)+[.$J$1]" office:value-type="float" office:value="265850926" calcext:value-type="float">
            <text:p>265850926</text:p>
          </table:table-cell>
          <table:table-cell table:formula="of:=[.$C643]+[.$B643]" office:value-type="float" office:value="42603232992" calcext:value-type="float">
            <text:p>42603232992</text:p>
          </table:table-cell>
          <table:table-cell table:formula="of:=[.$J$9]*([.$A644]-1) + [.$J$8]+FLOOR([.$A644]/[.$J$10])" office:value-type="float" office:value="773" calcext:value-type="float">
            <text:p>773</text:p>
          </table:table-cell>
          <table:table-cell table:formula="of:=[.$J$5]*([.$A644]-1) + [.$J$4]" office:value-type="float" office:value="12990" calcext:value-type="float">
            <text:p>12990</text:p>
          </table:table-cell>
          <table:table-cell table:formula="of:=[.$J$7]*([.$A644]-1) + [.$J$6]" office:value-type="float" office:value="0" calcext:value-type="float">
            <text:p>0</text:p>
          </table:table-cell>
          <table:table-cell table:formula="of:=FLOOR([.$A644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$A645]^[.$J$2] + [.$J$3]*([.$A645]-1)+[.$J$1]" office:value-type="float" office:value="267093208" calcext:value-type="float">
            <text:p>267093208</text:p>
          </table:table-cell>
          <table:table-cell table:formula="of:=[.$C644]+[.$B644]" office:value-type="float" office:value="42869083918" calcext:value-type="float">
            <text:p>42869083918</text:p>
          </table:table-cell>
          <table:table-cell table:formula="of:=[.$J$9]*([.$A645]-1) + [.$J$8]+FLOOR([.$A645]/[.$J$10])" office:value-type="float" office:value="774" calcext:value-type="float">
            <text:p>774</text:p>
          </table:table-cell>
          <table:table-cell table:formula="of:=[.$J$5]*([.$A645]-1) + [.$J$4]" office:value-type="float" office:value="13010" calcext:value-type="float">
            <text:p>13010</text:p>
          </table:table-cell>
          <table:table-cell table:formula="of:=[.$J$7]*([.$A645]-1) + [.$J$6]" office:value-type="float" office:value="0" calcext:value-type="float">
            <text:p>0</text:p>
          </table:table-cell>
          <table:table-cell table:formula="of:=FLOOR([.$A645]/[.$J$11])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$A646]^[.$J$2] + [.$J$3]*([.$A646]-1)+[.$J$1]" office:value-type="float" office:value="268339354" calcext:value-type="float">
            <text:p>268339354</text:p>
          </table:table-cell>
          <table:table-cell table:formula="of:=[.$C645]+[.$B645]" office:value-type="float" office:value="43136177126" calcext:value-type="float">
            <text:p>43136177126</text:p>
          </table:table-cell>
          <table:table-cell table:formula="of:=[.$J$9]*([.$A646]-1) + [.$J$8]+FLOOR([.$A646]/[.$J$10])" office:value-type="float" office:value="776" calcext:value-type="float">
            <text:p>776</text:p>
          </table:table-cell>
          <table:table-cell table:formula="of:=[.$J$5]*([.$A646]-1) + [.$J$4]" office:value-type="float" office:value="13030" calcext:value-type="float">
            <text:p>13030</text:p>
          </table:table-cell>
          <table:table-cell table:formula="of:=[.$J$7]*([.$A646]-1) + [.$J$6]" office:value-type="float" office:value="0" calcext:value-type="float">
            <text:p>0</text:p>
          </table:table-cell>
          <table:table-cell table:formula="of:=FLOOR([.$A646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$A647]^[.$J$2] + [.$J$3]*([.$A647]-1)+[.$J$1]" office:value-type="float" office:value="269589370" calcext:value-type="float">
            <text:p>269589370</text:p>
          </table:table-cell>
          <table:table-cell table:formula="of:=[.$C646]+[.$B646]" office:value-type="float" office:value="43404516480" calcext:value-type="float">
            <text:p>43404516480</text:p>
          </table:table-cell>
          <table:table-cell table:formula="of:=[.$J$9]*([.$A647]-1) + [.$J$8]+FLOOR([.$A647]/[.$J$10])" office:value-type="float" office:value="777" calcext:value-type="float">
            <text:p>777</text:p>
          </table:table-cell>
          <table:table-cell table:formula="of:=[.$J$5]*([.$A647]-1) + [.$J$4]" office:value-type="float" office:value="13050" calcext:value-type="float">
            <text:p>13050</text:p>
          </table:table-cell>
          <table:table-cell table:formula="of:=[.$J$7]*([.$A647]-1) + [.$J$6]" office:value-type="float" office:value="0" calcext:value-type="float">
            <text:p>0</text:p>
          </table:table-cell>
          <table:table-cell table:formula="of:=FLOOR([.$A647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$A648]^[.$J$2] + [.$J$3]*([.$A648]-1)+[.$J$1]" office:value-type="float" office:value="270843262" calcext:value-type="float">
            <text:p>270843262</text:p>
          </table:table-cell>
          <table:table-cell table:formula="of:=[.$C647]+[.$B647]" office:value-type="float" office:value="43674105850" calcext:value-type="float">
            <text:p>43674105850</text:p>
          </table:table-cell>
          <table:table-cell table:formula="of:=[.$J$9]*([.$A648]-1) + [.$J$8]+FLOOR([.$A648]/[.$J$10])" office:value-type="float" office:value="778" calcext:value-type="float">
            <text:p>778</text:p>
          </table:table-cell>
          <table:table-cell table:formula="of:=[.$J$5]*([.$A648]-1) + [.$J$4]" office:value-type="float" office:value="13070" calcext:value-type="float">
            <text:p>13070</text:p>
          </table:table-cell>
          <table:table-cell table:formula="of:=[.$J$7]*([.$A648]-1) + [.$J$6]" office:value-type="float" office:value="0" calcext:value-type="float">
            <text:p>0</text:p>
          </table:table-cell>
          <table:table-cell table:formula="of:=FLOOR([.$A648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$A649]^[.$J$2] + [.$J$3]*([.$A649]-1)+[.$J$1]" office:value-type="float" office:value="272101036" calcext:value-type="float">
            <text:p>272101036</text:p>
          </table:table-cell>
          <table:table-cell table:formula="of:=[.$C648]+[.$B648]" office:value-type="float" office:value="43944949112" calcext:value-type="float">
            <text:p>43944949112</text:p>
          </table:table-cell>
          <table:table-cell table:formula="of:=[.$J$9]*([.$A649]-1) + [.$J$8]+FLOOR([.$A649]/[.$J$10])" office:value-type="float" office:value="779" calcext:value-type="float">
            <text:p>779</text:p>
          </table:table-cell>
          <table:table-cell table:formula="of:=[.$J$5]*([.$A649]-1) + [.$J$4]" office:value-type="float" office:value="13090" calcext:value-type="float">
            <text:p>13090</text:p>
          </table:table-cell>
          <table:table-cell table:formula="of:=[.$J$7]*([.$A649]-1) + [.$J$6]" office:value-type="float" office:value="0" calcext:value-type="float">
            <text:p>0</text:p>
          </table:table-cell>
          <table:table-cell table:formula="of:=FLOOR([.$A649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$A650]^[.$J$2] + [.$J$3]*([.$A650]-1)+[.$J$1]" office:value-type="float" office:value="273362698" calcext:value-type="float">
            <text:p>273362698</text:p>
          </table:table-cell>
          <table:table-cell table:formula="of:=[.$C649]+[.$B649]" office:value-type="float" office:value="44217050148" calcext:value-type="float">
            <text:p>44217050148</text:p>
          </table:table-cell>
          <table:table-cell table:formula="of:=[.$J$9]*([.$A650]-1) + [.$J$8]+FLOOR([.$A650]/[.$J$10])" office:value-type="float" office:value="780" calcext:value-type="float">
            <text:p>780</text:p>
          </table:table-cell>
          <table:table-cell table:formula="of:=[.$J$5]*([.$A650]-1) + [.$J$4]" office:value-type="float" office:value="13110" calcext:value-type="float">
            <text:p>13110</text:p>
          </table:table-cell>
          <table:table-cell table:formula="of:=[.$J$7]*([.$A650]-1) + [.$J$6]" office:value-type="float" office:value="0" calcext:value-type="float">
            <text:p>0</text:p>
          </table:table-cell>
          <table:table-cell table:formula="of:=FLOOR([.$A650]/[.$J$11])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$A651]^[.$J$2] + [.$J$3]*([.$A651]-1)+[.$J$1]" office:value-type="float" office:value="274628254" calcext:value-type="float">
            <text:p>274628254</text:p>
          </table:table-cell>
          <table:table-cell table:formula="of:=[.$C650]+[.$B650]" office:value-type="float" office:value="44490412846" calcext:value-type="float">
            <text:p>44490412846</text:p>
          </table:table-cell>
          <table:table-cell table:formula="of:=[.$J$9]*([.$A651]-1) + [.$J$8]+FLOOR([.$A651]/[.$J$10])" office:value-type="float" office:value="782" calcext:value-type="float">
            <text:p>782</text:p>
          </table:table-cell>
          <table:table-cell table:formula="of:=[.$J$5]*([.$A651]-1) + [.$J$4]" office:value-type="float" office:value="13130" calcext:value-type="float">
            <text:p>13130</text:p>
          </table:table-cell>
          <table:table-cell table:formula="of:=[.$J$7]*([.$A651]-1) + [.$J$6]" office:value-type="float" office:value="0" calcext:value-type="float">
            <text:p>0</text:p>
          </table:table-cell>
          <table:table-cell table:formula="of:=FLOOR([.$A651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$A652]^[.$J$2] + [.$J$3]*([.$A652]-1)+[.$J$1]" office:value-type="float" office:value="275897710" calcext:value-type="float">
            <text:p>275897710</text:p>
          </table:table-cell>
          <table:table-cell table:formula="of:=[.$C651]+[.$B651]" office:value-type="float" office:value="44765041100" calcext:value-type="float">
            <text:p>44765041100</text:p>
          </table:table-cell>
          <table:table-cell table:formula="of:=[.$J$9]*([.$A652]-1) + [.$J$8]+FLOOR([.$A652]/[.$J$10])" office:value-type="float" office:value="783" calcext:value-type="float">
            <text:p>783</text:p>
          </table:table-cell>
          <table:table-cell table:formula="of:=[.$J$5]*([.$A652]-1) + [.$J$4]" office:value-type="float" office:value="13150" calcext:value-type="float">
            <text:p>13150</text:p>
          </table:table-cell>
          <table:table-cell table:formula="of:=[.$J$7]*([.$A652]-1) + [.$J$6]" office:value-type="float" office:value="0" calcext:value-type="float">
            <text:p>0</text:p>
          </table:table-cell>
          <table:table-cell table:formula="of:=FLOOR([.$A652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$A653]^[.$J$2] + [.$J$3]*([.$A653]-1)+[.$J$1]" office:value-type="float" office:value="277171072" calcext:value-type="float">
            <text:p>277171072</text:p>
          </table:table-cell>
          <table:table-cell table:formula="of:=[.$C652]+[.$B652]" office:value-type="float" office:value="45040938810" calcext:value-type="float">
            <text:p>45040938810</text:p>
          </table:table-cell>
          <table:table-cell table:formula="of:=[.$J$9]*([.$A653]-1) + [.$J$8]+FLOOR([.$A653]/[.$J$10])" office:value-type="float" office:value="784" calcext:value-type="float">
            <text:p>784</text:p>
          </table:table-cell>
          <table:table-cell table:formula="of:=[.$J$5]*([.$A653]-1) + [.$J$4]" office:value-type="float" office:value="13170" calcext:value-type="float">
            <text:p>13170</text:p>
          </table:table-cell>
          <table:table-cell table:formula="of:=[.$J$7]*([.$A653]-1) + [.$J$6]" office:value-type="float" office:value="0" calcext:value-type="float">
            <text:p>0</text:p>
          </table:table-cell>
          <table:table-cell table:formula="of:=FLOOR([.$A653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$A654]^[.$J$2] + [.$J$3]*([.$A654]-1)+[.$J$1]" office:value-type="float" office:value="278448346" calcext:value-type="float">
            <text:p>278448346</text:p>
          </table:table-cell>
          <table:table-cell table:formula="of:=[.$C653]+[.$B653]" office:value-type="float" office:value="45318109882" calcext:value-type="float">
            <text:p>45318109882</text:p>
          </table:table-cell>
          <table:table-cell table:formula="of:=[.$J$9]*([.$A654]-1) + [.$J$8]+FLOOR([.$A654]/[.$J$10])" office:value-type="float" office:value="785" calcext:value-type="float">
            <text:p>785</text:p>
          </table:table-cell>
          <table:table-cell table:formula="of:=[.$J$5]*([.$A654]-1) + [.$J$4]" office:value-type="float" office:value="13190" calcext:value-type="float">
            <text:p>13190</text:p>
          </table:table-cell>
          <table:table-cell table:formula="of:=[.$J$7]*([.$A654]-1) + [.$J$6]" office:value-type="float" office:value="0" calcext:value-type="float">
            <text:p>0</text:p>
          </table:table-cell>
          <table:table-cell table:formula="of:=FLOOR([.$A654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$A655]^[.$J$2] + [.$J$3]*([.$A655]-1)+[.$J$1]" office:value-type="float" office:value="279729538" calcext:value-type="float">
            <text:p>279729538</text:p>
          </table:table-cell>
          <table:table-cell table:formula="of:=[.$C654]+[.$B654]" office:value-type="float" office:value="45596558228" calcext:value-type="float">
            <text:p>45596558228</text:p>
          </table:table-cell>
          <table:table-cell table:formula="of:=[.$J$9]*([.$A655]-1) + [.$J$8]+FLOOR([.$A655]/[.$J$10])" office:value-type="float" office:value="786" calcext:value-type="float">
            <text:p>786</text:p>
          </table:table-cell>
          <table:table-cell table:formula="of:=[.$J$5]*([.$A655]-1) + [.$J$4]" office:value-type="float" office:value="13210" calcext:value-type="float">
            <text:p>13210</text:p>
          </table:table-cell>
          <table:table-cell table:formula="of:=[.$J$7]*([.$A655]-1) + [.$J$6]" office:value-type="float" office:value="0" calcext:value-type="float">
            <text:p>0</text:p>
          </table:table-cell>
          <table:table-cell table:formula="of:=FLOOR([.$A655]/[.$J$11])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$A656]^[.$J$2] + [.$J$3]*([.$A656]-1)+[.$J$1]" office:value-type="float" office:value="281014654" calcext:value-type="float">
            <text:p>281014654</text:p>
          </table:table-cell>
          <table:table-cell table:formula="of:=[.$C655]+[.$B655]" office:value-type="float" office:value="45876287766" calcext:value-type="float">
            <text:p>45876287766</text:p>
          </table:table-cell>
          <table:table-cell table:formula="of:=[.$J$9]*([.$A656]-1) + [.$J$8]+FLOOR([.$A656]/[.$J$10])" office:value-type="float" office:value="788" calcext:value-type="float">
            <text:p>788</text:p>
          </table:table-cell>
          <table:table-cell table:formula="of:=[.$J$5]*([.$A656]-1) + [.$J$4]" office:value-type="float" office:value="13230" calcext:value-type="float">
            <text:p>13230</text:p>
          </table:table-cell>
          <table:table-cell table:formula="of:=[.$J$7]*([.$A656]-1) + [.$J$6]" office:value-type="float" office:value="0" calcext:value-type="float">
            <text:p>0</text:p>
          </table:table-cell>
          <table:table-cell table:formula="of:=FLOOR([.$A656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$A657]^[.$J$2] + [.$J$3]*([.$A657]-1)+[.$J$1]" office:value-type="float" office:value="282303700" calcext:value-type="float">
            <text:p>282303700</text:p>
          </table:table-cell>
          <table:table-cell table:formula="of:=[.$C656]+[.$B656]" office:value-type="float" office:value="46157302420" calcext:value-type="float">
            <text:p>46157302420</text:p>
          </table:table-cell>
          <table:table-cell table:formula="of:=[.$J$9]*([.$A657]-1) + [.$J$8]+FLOOR([.$A657]/[.$J$10])" office:value-type="float" office:value="789" calcext:value-type="float">
            <text:p>789</text:p>
          </table:table-cell>
          <table:table-cell table:formula="of:=[.$J$5]*([.$A657]-1) + [.$J$4]" office:value-type="float" office:value="13250" calcext:value-type="float">
            <text:p>13250</text:p>
          </table:table-cell>
          <table:table-cell table:formula="of:=[.$J$7]*([.$A657]-1) + [.$J$6]" office:value-type="float" office:value="0" calcext:value-type="float">
            <text:p>0</text:p>
          </table:table-cell>
          <table:table-cell table:formula="of:=FLOOR([.$A657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$A658]^[.$J$2] + [.$J$3]*([.$A658]-1)+[.$J$1]" office:value-type="float" office:value="283596682" calcext:value-type="float">
            <text:p>283596682</text:p>
          </table:table-cell>
          <table:table-cell table:formula="of:=[.$C657]+[.$B657]" office:value-type="float" office:value="46439606120" calcext:value-type="float">
            <text:p>46439606120</text:p>
          </table:table-cell>
          <table:table-cell table:formula="of:=[.$J$9]*([.$A658]-1) + [.$J$8]+FLOOR([.$A658]/[.$J$10])" office:value-type="float" office:value="790" calcext:value-type="float">
            <text:p>790</text:p>
          </table:table-cell>
          <table:table-cell table:formula="of:=[.$J$5]*([.$A658]-1) + [.$J$4]" office:value-type="float" office:value="13270" calcext:value-type="float">
            <text:p>13270</text:p>
          </table:table-cell>
          <table:table-cell table:formula="of:=[.$J$7]*([.$A658]-1) + [.$J$6]" office:value-type="float" office:value="0" calcext:value-type="float">
            <text:p>0</text:p>
          </table:table-cell>
          <table:table-cell table:formula="of:=FLOOR([.$A658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$A659]^[.$J$2] + [.$J$3]*([.$A659]-1)+[.$J$1]" office:value-type="float" office:value="284893606" calcext:value-type="float">
            <text:p>284893606</text:p>
          </table:table-cell>
          <table:table-cell table:formula="of:=[.$C658]+[.$B658]" office:value-type="float" office:value="46723202802" calcext:value-type="float">
            <text:p>46723202802</text:p>
          </table:table-cell>
          <table:table-cell table:formula="of:=[.$J$9]*([.$A659]-1) + [.$J$8]+FLOOR([.$A659]/[.$J$10])" office:value-type="float" office:value="791" calcext:value-type="float">
            <text:p>791</text:p>
          </table:table-cell>
          <table:table-cell table:formula="of:=[.$J$5]*([.$A659]-1) + [.$J$4]" office:value-type="float" office:value="13290" calcext:value-type="float">
            <text:p>13290</text:p>
          </table:table-cell>
          <table:table-cell table:formula="of:=[.$J$7]*([.$A659]-1) + [.$J$6]" office:value-type="float" office:value="0" calcext:value-type="float">
            <text:p>0</text:p>
          </table:table-cell>
          <table:table-cell table:formula="of:=FLOOR([.$A659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$A660]^[.$J$2] + [.$J$3]*([.$A660]-1)+[.$J$1]" office:value-type="float" office:value="286194478" calcext:value-type="float">
            <text:p>286194478</text:p>
          </table:table-cell>
          <table:table-cell table:formula="of:=[.$C659]+[.$B659]" office:value-type="float" office:value="47008096408" calcext:value-type="float">
            <text:p>47008096408</text:p>
          </table:table-cell>
          <table:table-cell table:formula="of:=[.$J$9]*([.$A660]-1) + [.$J$8]+FLOOR([.$A660]/[.$J$10])" office:value-type="float" office:value="792" calcext:value-type="float">
            <text:p>792</text:p>
          </table:table-cell>
          <table:table-cell table:formula="of:=[.$J$5]*([.$A660]-1) + [.$J$4]" office:value-type="float" office:value="13310" calcext:value-type="float">
            <text:p>13310</text:p>
          </table:table-cell>
          <table:table-cell table:formula="of:=[.$J$7]*([.$A660]-1) + [.$J$6]" office:value-type="float" office:value="0" calcext:value-type="float">
            <text:p>0</text:p>
          </table:table-cell>
          <table:table-cell table:formula="of:=FLOOR([.$A660]/[.$J$11])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$A661]^[.$J$2] + [.$J$3]*([.$A661]-1)+[.$J$1]" office:value-type="float" office:value="287499304" calcext:value-type="float">
            <text:p>287499304</text:p>
          </table:table-cell>
          <table:table-cell table:formula="of:=[.$C660]+[.$B660]" office:value-type="float" office:value="47294290886" calcext:value-type="float">
            <text:p>47294290886</text:p>
          </table:table-cell>
          <table:table-cell table:formula="of:=[.$J$9]*([.$A661]-1) + [.$J$8]+FLOOR([.$A661]/[.$J$10])" office:value-type="float" office:value="794" calcext:value-type="float">
            <text:p>794</text:p>
          </table:table-cell>
          <table:table-cell table:formula="of:=[.$J$5]*([.$A661]-1) + [.$J$4]" office:value-type="float" office:value="13330" calcext:value-type="float">
            <text:p>13330</text:p>
          </table:table-cell>
          <table:table-cell table:formula="of:=[.$J$7]*([.$A661]-1) + [.$J$6]" office:value-type="float" office:value="0" calcext:value-type="float">
            <text:p>0</text:p>
          </table:table-cell>
          <table:table-cell table:formula="of:=FLOOR([.$A661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$A662]^[.$J$2] + [.$J$3]*([.$A662]-1)+[.$J$1]" office:value-type="float" office:value="288808090" calcext:value-type="float">
            <text:p>288808090</text:p>
          </table:table-cell>
          <table:table-cell table:formula="of:=[.$C661]+[.$B661]" office:value-type="float" office:value="47581790190" calcext:value-type="float">
            <text:p>47581790190</text:p>
          </table:table-cell>
          <table:table-cell table:formula="of:=[.$J$9]*([.$A662]-1) + [.$J$8]+FLOOR([.$A662]/[.$J$10])" office:value-type="float" office:value="795" calcext:value-type="float">
            <text:p>795</text:p>
          </table:table-cell>
          <table:table-cell table:formula="of:=[.$J$5]*([.$A662]-1) + [.$J$4]" office:value-type="float" office:value="13350" calcext:value-type="float">
            <text:p>13350</text:p>
          </table:table-cell>
          <table:table-cell table:formula="of:=[.$J$7]*([.$A662]-1) + [.$J$6]" office:value-type="float" office:value="0" calcext:value-type="float">
            <text:p>0</text:p>
          </table:table-cell>
          <table:table-cell table:formula="of:=FLOOR([.$A662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$A663]^[.$J$2] + [.$J$3]*([.$A663]-1)+[.$J$1]" office:value-type="float" office:value="290120842" calcext:value-type="float">
            <text:p>290120842</text:p>
          </table:table-cell>
          <table:table-cell table:formula="of:=[.$C662]+[.$B662]" office:value-type="float" office:value="47870598280" calcext:value-type="float">
            <text:p>47870598280</text:p>
          </table:table-cell>
          <table:table-cell table:formula="of:=[.$J$9]*([.$A663]-1) + [.$J$8]+FLOOR([.$A663]/[.$J$10])" office:value-type="float" office:value="796" calcext:value-type="float">
            <text:p>796</text:p>
          </table:table-cell>
          <table:table-cell table:formula="of:=[.$J$5]*([.$A663]-1) + [.$J$4]" office:value-type="float" office:value="13370" calcext:value-type="float">
            <text:p>13370</text:p>
          </table:table-cell>
          <table:table-cell table:formula="of:=[.$J$7]*([.$A663]-1) + [.$J$6]" office:value-type="float" office:value="0" calcext:value-type="float">
            <text:p>0</text:p>
          </table:table-cell>
          <table:table-cell table:formula="of:=FLOOR([.$A663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$A664]^[.$J$2] + [.$J$3]*([.$A664]-1)+[.$J$1]" office:value-type="float" office:value="291437566" calcext:value-type="float">
            <text:p>291437566</text:p>
          </table:table-cell>
          <table:table-cell table:formula="of:=[.$C663]+[.$B663]" office:value-type="float" office:value="48160719122" calcext:value-type="float">
            <text:p>48160719122</text:p>
          </table:table-cell>
          <table:table-cell table:formula="of:=[.$J$9]*([.$A664]-1) + [.$J$8]+FLOOR([.$A664]/[.$J$10])" office:value-type="float" office:value="797" calcext:value-type="float">
            <text:p>797</text:p>
          </table:table-cell>
          <table:table-cell table:formula="of:=[.$J$5]*([.$A664]-1) + [.$J$4]" office:value-type="float" office:value="13390" calcext:value-type="float">
            <text:p>13390</text:p>
          </table:table-cell>
          <table:table-cell table:formula="of:=[.$J$7]*([.$A664]-1) + [.$J$6]" office:value-type="float" office:value="0" calcext:value-type="float">
            <text:p>0</text:p>
          </table:table-cell>
          <table:table-cell table:formula="of:=FLOOR([.$A664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$A665]^[.$J$2] + [.$J$3]*([.$A665]-1)+[.$J$1]" office:value-type="float" office:value="292758268" calcext:value-type="float">
            <text:p>292758268</text:p>
          </table:table-cell>
          <table:table-cell table:formula="of:=[.$C664]+[.$B664]" office:value-type="float" office:value="48452156688" calcext:value-type="float">
            <text:p>48452156688</text:p>
          </table:table-cell>
          <table:table-cell table:formula="of:=[.$J$9]*([.$A665]-1) + [.$J$8]+FLOOR([.$A665]/[.$J$10])" office:value-type="float" office:value="798" calcext:value-type="float">
            <text:p>798</text:p>
          </table:table-cell>
          <table:table-cell table:formula="of:=[.$J$5]*([.$A665]-1) + [.$J$4]" office:value-type="float" office:value="13410" calcext:value-type="float">
            <text:p>13410</text:p>
          </table:table-cell>
          <table:table-cell table:formula="of:=[.$J$7]*([.$A665]-1) + [.$J$6]" office:value-type="float" office:value="0" calcext:value-type="float">
            <text:p>0</text:p>
          </table:table-cell>
          <table:table-cell table:formula="of:=FLOOR([.$A665]/[.$J$11])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$A666]^[.$J$2] + [.$J$3]*([.$A666]-1)+[.$J$1]" office:value-type="float" office:value="294082954" calcext:value-type="float">
            <text:p>294082954</text:p>
          </table:table-cell>
          <table:table-cell table:formula="of:=[.$C665]+[.$B665]" office:value-type="float" office:value="48744914956" calcext:value-type="float">
            <text:p>48744914956</text:p>
          </table:table-cell>
          <table:table-cell table:formula="of:=[.$J$9]*([.$A666]-1) + [.$J$8]+FLOOR([.$A666]/[.$J$10])" office:value-type="float" office:value="800" calcext:value-type="float">
            <text:p>800</text:p>
          </table:table-cell>
          <table:table-cell table:formula="of:=[.$J$5]*([.$A666]-1) + [.$J$4]" office:value-type="float" office:value="13430" calcext:value-type="float">
            <text:p>13430</text:p>
          </table:table-cell>
          <table:table-cell table:formula="of:=[.$J$7]*([.$A666]-1) + [.$J$6]" office:value-type="float" office:value="0" calcext:value-type="float">
            <text:p>0</text:p>
          </table:table-cell>
          <table:table-cell table:formula="of:=FLOOR([.$A666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$A667]^[.$J$2] + [.$J$3]*([.$A667]-1)+[.$J$1]" office:value-type="float" office:value="295411630" calcext:value-type="float">
            <text:p>295411630</text:p>
          </table:table-cell>
          <table:table-cell table:formula="of:=[.$C666]+[.$B666]" office:value-type="float" office:value="49038997910" calcext:value-type="float">
            <text:p>49038997910</text:p>
          </table:table-cell>
          <table:table-cell table:formula="of:=[.$J$9]*([.$A667]-1) + [.$J$8]+FLOOR([.$A667]/[.$J$10])" office:value-type="float" office:value="801" calcext:value-type="float">
            <text:p>801</text:p>
          </table:table-cell>
          <table:table-cell table:formula="of:=[.$J$5]*([.$A667]-1) + [.$J$4]" office:value-type="float" office:value="13450" calcext:value-type="float">
            <text:p>13450</text:p>
          </table:table-cell>
          <table:table-cell table:formula="of:=[.$J$7]*([.$A667]-1) + [.$J$6]" office:value-type="float" office:value="0" calcext:value-type="float">
            <text:p>0</text:p>
          </table:table-cell>
          <table:table-cell table:formula="of:=FLOOR([.$A667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$A668]^[.$J$2] + [.$J$3]*([.$A668]-1)+[.$J$1]" office:value-type="float" office:value="296744302" calcext:value-type="float">
            <text:p>296744302</text:p>
          </table:table-cell>
          <table:table-cell table:formula="of:=[.$C667]+[.$B667]" office:value-type="float" office:value="49334409540" calcext:value-type="float">
            <text:p>49334409540</text:p>
          </table:table-cell>
          <table:table-cell table:formula="of:=[.$J$9]*([.$A668]-1) + [.$J$8]+FLOOR([.$A668]/[.$J$10])" office:value-type="float" office:value="802" calcext:value-type="float">
            <text:p>802</text:p>
          </table:table-cell>
          <table:table-cell table:formula="of:=[.$J$5]*([.$A668]-1) + [.$J$4]" office:value-type="float" office:value="13470" calcext:value-type="float">
            <text:p>13470</text:p>
          </table:table-cell>
          <table:table-cell table:formula="of:=[.$J$7]*([.$A668]-1) + [.$J$6]" office:value-type="float" office:value="0" calcext:value-type="float">
            <text:p>0</text:p>
          </table:table-cell>
          <table:table-cell table:formula="of:=FLOOR([.$A668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$A669]^[.$J$2] + [.$J$3]*([.$A669]-1)+[.$J$1]" office:value-type="float" office:value="298080976" calcext:value-type="float">
            <text:p>298080976</text:p>
          </table:table-cell>
          <table:table-cell table:formula="of:=[.$C668]+[.$B668]" office:value-type="float" office:value="49631153842" calcext:value-type="float">
            <text:p>49631153842</text:p>
          </table:table-cell>
          <table:table-cell table:formula="of:=[.$J$9]*([.$A669]-1) + [.$J$8]+FLOOR([.$A669]/[.$J$10])" office:value-type="float" office:value="803" calcext:value-type="float">
            <text:p>803</text:p>
          </table:table-cell>
          <table:table-cell table:formula="of:=[.$J$5]*([.$A669]-1) + [.$J$4]" office:value-type="float" office:value="13490" calcext:value-type="float">
            <text:p>13490</text:p>
          </table:table-cell>
          <table:table-cell table:formula="of:=[.$J$7]*([.$A669]-1) + [.$J$6]" office:value-type="float" office:value="0" calcext:value-type="float">
            <text:p>0</text:p>
          </table:table-cell>
          <table:table-cell table:formula="of:=FLOOR([.$A669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$A670]^[.$J$2] + [.$J$3]*([.$A670]-1)+[.$J$1]" office:value-type="float" office:value="299421658" calcext:value-type="float">
            <text:p>299421658</text:p>
          </table:table-cell>
          <table:table-cell table:formula="of:=[.$C669]+[.$B669]" office:value-type="float" office:value="49929234818" calcext:value-type="float">
            <text:p>49929234818</text:p>
          </table:table-cell>
          <table:table-cell table:formula="of:=[.$J$9]*([.$A670]-1) + [.$J$8]+FLOOR([.$A670]/[.$J$10])" office:value-type="float" office:value="804" calcext:value-type="float">
            <text:p>804</text:p>
          </table:table-cell>
          <table:table-cell table:formula="of:=[.$J$5]*([.$A670]-1) + [.$J$4]" office:value-type="float" office:value="13510" calcext:value-type="float">
            <text:p>13510</text:p>
          </table:table-cell>
          <table:table-cell table:formula="of:=[.$J$7]*([.$A670]-1) + [.$J$6]" office:value-type="float" office:value="0" calcext:value-type="float">
            <text:p>0</text:p>
          </table:table-cell>
          <table:table-cell table:formula="of:=FLOOR([.$A670]/[.$J$11])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$A671]^[.$J$2] + [.$J$3]*([.$A671]-1)+[.$J$1]" office:value-type="float" office:value="300766354" calcext:value-type="float">
            <text:p>300766354</text:p>
          </table:table-cell>
          <table:table-cell table:formula="of:=[.$C670]+[.$B670]" office:value-type="float" office:value="50228656476" calcext:value-type="float">
            <text:p>50228656476</text:p>
          </table:table-cell>
          <table:table-cell table:formula="of:=[.$J$9]*([.$A671]-1) + [.$J$8]+FLOOR([.$A671]/[.$J$10])" office:value-type="float" office:value="806" calcext:value-type="float">
            <text:p>806</text:p>
          </table:table-cell>
          <table:table-cell table:formula="of:=[.$J$5]*([.$A671]-1) + [.$J$4]" office:value-type="float" office:value="13530" calcext:value-type="float">
            <text:p>13530</text:p>
          </table:table-cell>
          <table:table-cell table:formula="of:=[.$J$7]*([.$A671]-1) + [.$J$6]" office:value-type="float" office:value="0" calcext:value-type="float">
            <text:p>0</text:p>
          </table:table-cell>
          <table:table-cell table:formula="of:=FLOOR([.$A671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$A672]^[.$J$2] + [.$J$3]*([.$A672]-1)+[.$J$1]" office:value-type="float" office:value="302115070" calcext:value-type="float">
            <text:p>302115070</text:p>
          </table:table-cell>
          <table:table-cell table:formula="of:=[.$C671]+[.$B671]" office:value-type="float" office:value="50529422830" calcext:value-type="float">
            <text:p>50529422830</text:p>
          </table:table-cell>
          <table:table-cell table:formula="of:=[.$J$9]*([.$A672]-1) + [.$J$8]+FLOOR([.$A672]/[.$J$10])" office:value-type="float" office:value="807" calcext:value-type="float">
            <text:p>807</text:p>
          </table:table-cell>
          <table:table-cell table:formula="of:=[.$J$5]*([.$A672]-1) + [.$J$4]" office:value-type="float" office:value="13550" calcext:value-type="float">
            <text:p>13550</text:p>
          </table:table-cell>
          <table:table-cell table:formula="of:=[.$J$7]*([.$A672]-1) + [.$J$6]" office:value-type="float" office:value="0" calcext:value-type="float">
            <text:p>0</text:p>
          </table:table-cell>
          <table:table-cell table:formula="of:=FLOOR([.$A672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$A673]^[.$J$2] + [.$J$3]*([.$A673]-1)+[.$J$1]" office:value-type="float" office:value="303467812" calcext:value-type="float">
            <text:p>303467812</text:p>
          </table:table-cell>
          <table:table-cell table:formula="of:=[.$C672]+[.$B672]" office:value-type="float" office:value="50831537900" calcext:value-type="float">
            <text:p>50831537900</text:p>
          </table:table-cell>
          <table:table-cell table:formula="of:=[.$J$9]*([.$A673]-1) + [.$J$8]+FLOOR([.$A673]/[.$J$10])" office:value-type="float" office:value="808" calcext:value-type="float">
            <text:p>808</text:p>
          </table:table-cell>
          <table:table-cell table:formula="of:=[.$J$5]*([.$A673]-1) + [.$J$4]" office:value-type="float" office:value="13570" calcext:value-type="float">
            <text:p>13570</text:p>
          </table:table-cell>
          <table:table-cell table:formula="of:=[.$J$7]*([.$A673]-1) + [.$J$6]" office:value-type="float" office:value="0" calcext:value-type="float">
            <text:p>0</text:p>
          </table:table-cell>
          <table:table-cell table:formula="of:=FLOOR([.$A673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$A674]^[.$J$2] + [.$J$3]*([.$A674]-1)+[.$J$1]" office:value-type="float" office:value="304824586" calcext:value-type="float">
            <text:p>304824586</text:p>
          </table:table-cell>
          <table:table-cell table:formula="of:=[.$C673]+[.$B673]" office:value-type="float" office:value="51135005712" calcext:value-type="float">
            <text:p>51135005712</text:p>
          </table:table-cell>
          <table:table-cell table:formula="of:=[.$J$9]*([.$A674]-1) + [.$J$8]+FLOOR([.$A674]/[.$J$10])" office:value-type="float" office:value="809" calcext:value-type="float">
            <text:p>809</text:p>
          </table:table-cell>
          <table:table-cell table:formula="of:=[.$J$5]*([.$A674]-1) + [.$J$4]" office:value-type="float" office:value="13590" calcext:value-type="float">
            <text:p>13590</text:p>
          </table:table-cell>
          <table:table-cell table:formula="of:=[.$J$7]*([.$A674]-1) + [.$J$6]" office:value-type="float" office:value="0" calcext:value-type="float">
            <text:p>0</text:p>
          </table:table-cell>
          <table:table-cell table:formula="of:=FLOOR([.$A674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$A675]^[.$J$2] + [.$J$3]*([.$A675]-1)+[.$J$1]" office:value-type="float" office:value="306185398" calcext:value-type="float">
            <text:p>306185398</text:p>
          </table:table-cell>
          <table:table-cell table:formula="of:=[.$C674]+[.$B674]" office:value-type="float" office:value="51439830298" calcext:value-type="float">
            <text:p>51439830298</text:p>
          </table:table-cell>
          <table:table-cell table:formula="of:=[.$J$9]*([.$A675]-1) + [.$J$8]+FLOOR([.$A675]/[.$J$10])" office:value-type="float" office:value="810" calcext:value-type="float">
            <text:p>810</text:p>
          </table:table-cell>
          <table:table-cell table:formula="of:=[.$J$5]*([.$A675]-1) + [.$J$4]" office:value-type="float" office:value="13610" calcext:value-type="float">
            <text:p>13610</text:p>
          </table:table-cell>
          <table:table-cell table:formula="of:=[.$J$7]*([.$A675]-1) + [.$J$6]" office:value-type="float" office:value="0" calcext:value-type="float">
            <text:p>0</text:p>
          </table:table-cell>
          <table:table-cell table:formula="of:=FLOOR([.$A675]/[.$J$11])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$A676]^[.$J$2] + [.$J$3]*([.$A676]-1)+[.$J$1]" office:value-type="float" office:value="307550254" calcext:value-type="float">
            <text:p>307550254</text:p>
          </table:table-cell>
          <table:table-cell table:formula="of:=[.$C675]+[.$B675]" office:value-type="float" office:value="51746015696" calcext:value-type="float">
            <text:p>51746015696</text:p>
          </table:table-cell>
          <table:table-cell table:formula="of:=[.$J$9]*([.$A676]-1) + [.$J$8]+FLOOR([.$A676]/[.$J$10])" office:value-type="float" office:value="812" calcext:value-type="float">
            <text:p>812</text:p>
          </table:table-cell>
          <table:table-cell table:formula="of:=[.$J$5]*([.$A676]-1) + [.$J$4]" office:value-type="float" office:value="13630" calcext:value-type="float">
            <text:p>13630</text:p>
          </table:table-cell>
          <table:table-cell table:formula="of:=[.$J$7]*([.$A676]-1) + [.$J$6]" office:value-type="float" office:value="0" calcext:value-type="float">
            <text:p>0</text:p>
          </table:table-cell>
          <table:table-cell table:formula="of:=FLOOR([.$A676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$A677]^[.$J$2] + [.$J$3]*([.$A677]-1)+[.$J$1]" office:value-type="float" office:value="308919160" calcext:value-type="float">
            <text:p>308919160</text:p>
          </table:table-cell>
          <table:table-cell table:formula="of:=[.$C676]+[.$B676]" office:value-type="float" office:value="52053565950" calcext:value-type="float">
            <text:p>52053565950</text:p>
          </table:table-cell>
          <table:table-cell table:formula="of:=[.$J$9]*([.$A677]-1) + [.$J$8]+FLOOR([.$A677]/[.$J$10])" office:value-type="float" office:value="813" calcext:value-type="float">
            <text:p>813</text:p>
          </table:table-cell>
          <table:table-cell table:formula="of:=[.$J$5]*([.$A677]-1) + [.$J$4]" office:value-type="float" office:value="13650" calcext:value-type="float">
            <text:p>13650</text:p>
          </table:table-cell>
          <table:table-cell table:formula="of:=[.$J$7]*([.$A677]-1) + [.$J$6]" office:value-type="float" office:value="0" calcext:value-type="float">
            <text:p>0</text:p>
          </table:table-cell>
          <table:table-cell table:formula="of:=FLOOR([.$A677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$A678]^[.$J$2] + [.$J$3]*([.$A678]-1)+[.$J$1]" office:value-type="float" office:value="310292122" calcext:value-type="float">
            <text:p>310292122</text:p>
          </table:table-cell>
          <table:table-cell table:formula="of:=[.$C677]+[.$B677]" office:value-type="float" office:value="52362485110" calcext:value-type="float">
            <text:p>52362485110</text:p>
          </table:table-cell>
          <table:table-cell table:formula="of:=[.$J$9]*([.$A678]-1) + [.$J$8]+FLOOR([.$A678]/[.$J$10])" office:value-type="float" office:value="814" calcext:value-type="float">
            <text:p>814</text:p>
          </table:table-cell>
          <table:table-cell table:formula="of:=[.$J$5]*([.$A678]-1) + [.$J$4]" office:value-type="float" office:value="13670" calcext:value-type="float">
            <text:p>13670</text:p>
          </table:table-cell>
          <table:table-cell table:formula="of:=[.$J$7]*([.$A678]-1) + [.$J$6]" office:value-type="float" office:value="0" calcext:value-type="float">
            <text:p>0</text:p>
          </table:table-cell>
          <table:table-cell table:formula="of:=FLOOR([.$A678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$A679]^[.$J$2] + [.$J$3]*([.$A679]-1)+[.$J$1]" office:value-type="float" office:value="311669146" calcext:value-type="float">
            <text:p>311669146</text:p>
          </table:table-cell>
          <table:table-cell table:formula="of:=[.$C678]+[.$B678]" office:value-type="float" office:value="52672777232" calcext:value-type="float">
            <text:p>52672777232</text:p>
          </table:table-cell>
          <table:table-cell table:formula="of:=[.$J$9]*([.$A679]-1) + [.$J$8]+FLOOR([.$A679]/[.$J$10])" office:value-type="float" office:value="815" calcext:value-type="float">
            <text:p>815</text:p>
          </table:table-cell>
          <table:table-cell table:formula="of:=[.$J$5]*([.$A679]-1) + [.$J$4]" office:value-type="float" office:value="13690" calcext:value-type="float">
            <text:p>13690</text:p>
          </table:table-cell>
          <table:table-cell table:formula="of:=[.$J$7]*([.$A679]-1) + [.$J$6]" office:value-type="float" office:value="0" calcext:value-type="float">
            <text:p>0</text:p>
          </table:table-cell>
          <table:table-cell table:formula="of:=FLOOR([.$A679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$A680]^[.$J$2] + [.$J$3]*([.$A680]-1)+[.$J$1]" office:value-type="float" office:value="313050238" calcext:value-type="float">
            <text:p>313050238</text:p>
          </table:table-cell>
          <table:table-cell table:formula="of:=[.$C679]+[.$B679]" office:value-type="float" office:value="52984446378" calcext:value-type="float">
            <text:p>52984446378</text:p>
          </table:table-cell>
          <table:table-cell table:formula="of:=[.$J$9]*([.$A680]-1) + [.$J$8]+FLOOR([.$A680]/[.$J$10])" office:value-type="float" office:value="816" calcext:value-type="float">
            <text:p>816</text:p>
          </table:table-cell>
          <table:table-cell table:formula="of:=[.$J$5]*([.$A680]-1) + [.$J$4]" office:value-type="float" office:value="13710" calcext:value-type="float">
            <text:p>13710</text:p>
          </table:table-cell>
          <table:table-cell table:formula="of:=[.$J$7]*([.$A680]-1) + [.$J$6]" office:value-type="float" office:value="0" calcext:value-type="float">
            <text:p>0</text:p>
          </table:table-cell>
          <table:table-cell table:formula="of:=FLOOR([.$A680]/[.$J$11])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$A681]^[.$J$2] + [.$J$3]*([.$A681]-1)+[.$J$1]" office:value-type="float" office:value="314435404" calcext:value-type="float">
            <text:p>314435404</text:p>
          </table:table-cell>
          <table:table-cell table:formula="of:=[.$C680]+[.$B680]" office:value-type="float" office:value="53297496616" calcext:value-type="float">
            <text:p>53297496616</text:p>
          </table:table-cell>
          <table:table-cell table:formula="of:=[.$J$9]*([.$A681]-1) + [.$J$8]+FLOOR([.$A681]/[.$J$10])" office:value-type="float" office:value="818" calcext:value-type="float">
            <text:p>818</text:p>
          </table:table-cell>
          <table:table-cell table:formula="of:=[.$J$5]*([.$A681]-1) + [.$J$4]" office:value-type="float" office:value="13730" calcext:value-type="float">
            <text:p>13730</text:p>
          </table:table-cell>
          <table:table-cell table:formula="of:=[.$J$7]*([.$A681]-1) + [.$J$6]" office:value-type="float" office:value="0" calcext:value-type="float">
            <text:p>0</text:p>
          </table:table-cell>
          <table:table-cell table:formula="of:=FLOOR([.$A681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$A682]^[.$J$2] + [.$J$3]*([.$A682]-1)+[.$J$1]" office:value-type="float" office:value="315824650" calcext:value-type="float">
            <text:p>315824650</text:p>
          </table:table-cell>
          <table:table-cell table:formula="of:=[.$C681]+[.$B681]" office:value-type="float" office:value="53611932020" calcext:value-type="float">
            <text:p>53611932020</text:p>
          </table:table-cell>
          <table:table-cell table:formula="of:=[.$J$9]*([.$A682]-1) + [.$J$8]+FLOOR([.$A682]/[.$J$10])" office:value-type="float" office:value="819" calcext:value-type="float">
            <text:p>819</text:p>
          </table:table-cell>
          <table:table-cell table:formula="of:=[.$J$5]*([.$A682]-1) + [.$J$4]" office:value-type="float" office:value="13750" calcext:value-type="float">
            <text:p>13750</text:p>
          </table:table-cell>
          <table:table-cell table:formula="of:=[.$J$7]*([.$A682]-1) + [.$J$6]" office:value-type="float" office:value="0" calcext:value-type="float">
            <text:p>0</text:p>
          </table:table-cell>
          <table:table-cell table:formula="of:=FLOOR([.$A682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$A683]^[.$J$2] + [.$J$3]*([.$A683]-1)+[.$J$1]" office:value-type="float" office:value="317217982" calcext:value-type="float">
            <text:p>317217982</text:p>
          </table:table-cell>
          <table:table-cell table:formula="of:=[.$C682]+[.$B682]" office:value-type="float" office:value="53927756670" calcext:value-type="float">
            <text:p>53927756670</text:p>
          </table:table-cell>
          <table:table-cell table:formula="of:=[.$J$9]*([.$A683]-1) + [.$J$8]+FLOOR([.$A683]/[.$J$10])" office:value-type="float" office:value="820" calcext:value-type="float">
            <text:p>820</text:p>
          </table:table-cell>
          <table:table-cell table:formula="of:=[.$J$5]*([.$A683]-1) + [.$J$4]" office:value-type="float" office:value="13770" calcext:value-type="float">
            <text:p>13770</text:p>
          </table:table-cell>
          <table:table-cell table:formula="of:=[.$J$7]*([.$A683]-1) + [.$J$6]" office:value-type="float" office:value="0" calcext:value-type="float">
            <text:p>0</text:p>
          </table:table-cell>
          <table:table-cell table:formula="of:=FLOOR([.$A683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$A684]^[.$J$2] + [.$J$3]*([.$A684]-1)+[.$J$1]" office:value-type="float" office:value="318615406" calcext:value-type="float">
            <text:p>318615406</text:p>
          </table:table-cell>
          <table:table-cell table:formula="of:=[.$C683]+[.$B683]" office:value-type="float" office:value="54244974652" calcext:value-type="float">
            <text:p>54244974652</text:p>
          </table:table-cell>
          <table:table-cell table:formula="of:=[.$J$9]*([.$A684]-1) + [.$J$8]+FLOOR([.$A684]/[.$J$10])" office:value-type="float" office:value="821" calcext:value-type="float">
            <text:p>821</text:p>
          </table:table-cell>
          <table:table-cell table:formula="of:=[.$J$5]*([.$A684]-1) + [.$J$4]" office:value-type="float" office:value="13790" calcext:value-type="float">
            <text:p>13790</text:p>
          </table:table-cell>
          <table:table-cell table:formula="of:=[.$J$7]*([.$A684]-1) + [.$J$6]" office:value-type="float" office:value="0" calcext:value-type="float">
            <text:p>0</text:p>
          </table:table-cell>
          <table:table-cell table:formula="of:=FLOOR([.$A684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$A685]^[.$J$2] + [.$J$3]*([.$A685]-1)+[.$J$1]" office:value-type="float" office:value="320016928" calcext:value-type="float">
            <text:p>320016928</text:p>
          </table:table-cell>
          <table:table-cell table:formula="of:=[.$C684]+[.$B684]" office:value-type="float" office:value="54563590058" calcext:value-type="float">
            <text:p>54563590058</text:p>
          </table:table-cell>
          <table:table-cell table:formula="of:=[.$J$9]*([.$A685]-1) + [.$J$8]+FLOOR([.$A685]/[.$J$10])" office:value-type="float" office:value="822" calcext:value-type="float">
            <text:p>822</text:p>
          </table:table-cell>
          <table:table-cell table:formula="of:=[.$J$5]*([.$A685]-1) + [.$J$4]" office:value-type="float" office:value="13810" calcext:value-type="float">
            <text:p>13810</text:p>
          </table:table-cell>
          <table:table-cell table:formula="of:=[.$J$7]*([.$A685]-1) + [.$J$6]" office:value-type="float" office:value="0" calcext:value-type="float">
            <text:p>0</text:p>
          </table:table-cell>
          <table:table-cell table:formula="of:=FLOOR([.$A685]/[.$J$11])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$A686]^[.$J$2] + [.$J$3]*([.$A686]-1)+[.$J$1]" office:value-type="float" office:value="321422554" calcext:value-type="float">
            <text:p>321422554</text:p>
          </table:table-cell>
          <table:table-cell table:formula="of:=[.$C685]+[.$B685]" office:value-type="float" office:value="54883606986" calcext:value-type="float">
            <text:p>54883606986</text:p>
          </table:table-cell>
          <table:table-cell table:formula="of:=[.$J$9]*([.$A686]-1) + [.$J$8]+FLOOR([.$A686]/[.$J$10])" office:value-type="float" office:value="824" calcext:value-type="float">
            <text:p>824</text:p>
          </table:table-cell>
          <table:table-cell table:formula="of:=[.$J$5]*([.$A686]-1) + [.$J$4]" office:value-type="float" office:value="13830" calcext:value-type="float">
            <text:p>13830</text:p>
          </table:table-cell>
          <table:table-cell table:formula="of:=[.$J$7]*([.$A686]-1) + [.$J$6]" office:value-type="float" office:value="0" calcext:value-type="float">
            <text:p>0</text:p>
          </table:table-cell>
          <table:table-cell table:formula="of:=FLOOR([.$A686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$A687]^[.$J$2] + [.$J$3]*([.$A687]-1)+[.$J$1]" office:value-type="float" office:value="322832290" calcext:value-type="float">
            <text:p>322832290</text:p>
          </table:table-cell>
          <table:table-cell table:formula="of:=[.$C686]+[.$B686]" office:value-type="float" office:value="55205029540" calcext:value-type="float">
            <text:p>55205029540</text:p>
          </table:table-cell>
          <table:table-cell table:formula="of:=[.$J$9]*([.$A687]-1) + [.$J$8]+FLOOR([.$A687]/[.$J$10])" office:value-type="float" office:value="825" calcext:value-type="float">
            <text:p>825</text:p>
          </table:table-cell>
          <table:table-cell table:formula="of:=[.$J$5]*([.$A687]-1) + [.$J$4]" office:value-type="float" office:value="13850" calcext:value-type="float">
            <text:p>13850</text:p>
          </table:table-cell>
          <table:table-cell table:formula="of:=[.$J$7]*([.$A687]-1) + [.$J$6]" office:value-type="float" office:value="0" calcext:value-type="float">
            <text:p>0</text:p>
          </table:table-cell>
          <table:table-cell table:formula="of:=FLOOR([.$A687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$A688]^[.$J$2] + [.$J$3]*([.$A688]-1)+[.$J$1]" office:value-type="float" office:value="324246142" calcext:value-type="float">
            <text:p>324246142</text:p>
          </table:table-cell>
          <table:table-cell table:formula="of:=[.$C687]+[.$B687]" office:value-type="float" office:value="55527861830" calcext:value-type="float">
            <text:p>55527861830</text:p>
          </table:table-cell>
          <table:table-cell table:formula="of:=[.$J$9]*([.$A688]-1) + [.$J$8]+FLOOR([.$A688]/[.$J$10])" office:value-type="float" office:value="826" calcext:value-type="float">
            <text:p>826</text:p>
          </table:table-cell>
          <table:table-cell table:formula="of:=[.$J$5]*([.$A688]-1) + [.$J$4]" office:value-type="float" office:value="13870" calcext:value-type="float">
            <text:p>13870</text:p>
          </table:table-cell>
          <table:table-cell table:formula="of:=[.$J$7]*([.$A688]-1) + [.$J$6]" office:value-type="float" office:value="0" calcext:value-type="float">
            <text:p>0</text:p>
          </table:table-cell>
          <table:table-cell table:formula="of:=FLOOR([.$A688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$A689]^[.$J$2] + [.$J$3]*([.$A689]-1)+[.$J$1]" office:value-type="float" office:value="325664116" calcext:value-type="float">
            <text:p>325664116</text:p>
          </table:table-cell>
          <table:table-cell table:formula="of:=[.$C688]+[.$B688]" office:value-type="float" office:value="55852107972" calcext:value-type="float">
            <text:p>55852107972</text:p>
          </table:table-cell>
          <table:table-cell table:formula="of:=[.$J$9]*([.$A689]-1) + [.$J$8]+FLOOR([.$A689]/[.$J$10])" office:value-type="float" office:value="827" calcext:value-type="float">
            <text:p>827</text:p>
          </table:table-cell>
          <table:table-cell table:formula="of:=[.$J$5]*([.$A689]-1) + [.$J$4]" office:value-type="float" office:value="13890" calcext:value-type="float">
            <text:p>13890</text:p>
          </table:table-cell>
          <table:table-cell table:formula="of:=[.$J$7]*([.$A689]-1) + [.$J$6]" office:value-type="float" office:value="0" calcext:value-type="float">
            <text:p>0</text:p>
          </table:table-cell>
          <table:table-cell table:formula="of:=FLOOR([.$A689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$A690]^[.$J$2] + [.$J$3]*([.$A690]-1)+[.$J$1]" office:value-type="float" office:value="327086218" calcext:value-type="float">
            <text:p>327086218</text:p>
          </table:table-cell>
          <table:table-cell table:formula="of:=[.$C689]+[.$B689]" office:value-type="float" office:value="56177772088" calcext:value-type="float">
            <text:p>56177772088</text:p>
          </table:table-cell>
          <table:table-cell table:formula="of:=[.$J$9]*([.$A690]-1) + [.$J$8]+FLOOR([.$A690]/[.$J$10])" office:value-type="float" office:value="828" calcext:value-type="float">
            <text:p>828</text:p>
          </table:table-cell>
          <table:table-cell table:formula="of:=[.$J$5]*([.$A690]-1) + [.$J$4]" office:value-type="float" office:value="13910" calcext:value-type="float">
            <text:p>13910</text:p>
          </table:table-cell>
          <table:table-cell table:formula="of:=[.$J$7]*([.$A690]-1) + [.$J$6]" office:value-type="float" office:value="0" calcext:value-type="float">
            <text:p>0</text:p>
          </table:table-cell>
          <table:table-cell table:formula="of:=FLOOR([.$A690]/[.$J$11])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$A691]^[.$J$2] + [.$J$3]*([.$A691]-1)+[.$J$1]" office:value-type="float" office:value="328512454" calcext:value-type="float">
            <text:p>328512454</text:p>
          </table:table-cell>
          <table:table-cell table:formula="of:=[.$C690]+[.$B690]" office:value-type="float" office:value="56504858306" calcext:value-type="float">
            <text:p>56504858306</text:p>
          </table:table-cell>
          <table:table-cell table:formula="of:=[.$J$9]*([.$A691]-1) + [.$J$8]+FLOOR([.$A691]/[.$J$10])" office:value-type="float" office:value="830" calcext:value-type="float">
            <text:p>830</text:p>
          </table:table-cell>
          <table:table-cell table:formula="of:=[.$J$5]*([.$A691]-1) + [.$J$4]" office:value-type="float" office:value="13930" calcext:value-type="float">
            <text:p>13930</text:p>
          </table:table-cell>
          <table:table-cell table:formula="of:=[.$J$7]*([.$A691]-1) + [.$J$6]" office:value-type="float" office:value="0" calcext:value-type="float">
            <text:p>0</text:p>
          </table:table-cell>
          <table:table-cell table:formula="of:=FLOOR([.$A691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$A692]^[.$J$2] + [.$J$3]*([.$A692]-1)+[.$J$1]" office:value-type="float" office:value="329942830" calcext:value-type="float">
            <text:p>329942830</text:p>
          </table:table-cell>
          <table:table-cell table:formula="of:=[.$C691]+[.$B691]" office:value-type="float" office:value="56833370760" calcext:value-type="float">
            <text:p>56833370760</text:p>
          </table:table-cell>
          <table:table-cell table:formula="of:=[.$J$9]*([.$A692]-1) + [.$J$8]+FLOOR([.$A692]/[.$J$10])" office:value-type="float" office:value="831" calcext:value-type="float">
            <text:p>831</text:p>
          </table:table-cell>
          <table:table-cell table:formula="of:=[.$J$5]*([.$A692]-1) + [.$J$4]" office:value-type="float" office:value="13950" calcext:value-type="float">
            <text:p>13950</text:p>
          </table:table-cell>
          <table:table-cell table:formula="of:=[.$J$7]*([.$A692]-1) + [.$J$6]" office:value-type="float" office:value="0" calcext:value-type="float">
            <text:p>0</text:p>
          </table:table-cell>
          <table:table-cell table:formula="of:=FLOOR([.$A692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$A693]^[.$J$2] + [.$J$3]*([.$A693]-1)+[.$J$1]" office:value-type="float" office:value="331377352" calcext:value-type="float">
            <text:p>331377352</text:p>
          </table:table-cell>
          <table:table-cell table:formula="of:=[.$C692]+[.$B692]" office:value-type="float" office:value="57163313590" calcext:value-type="float">
            <text:p>57163313590</text:p>
          </table:table-cell>
          <table:table-cell table:formula="of:=[.$J$9]*([.$A693]-1) + [.$J$8]+FLOOR([.$A693]/[.$J$10])" office:value-type="float" office:value="832" calcext:value-type="float">
            <text:p>832</text:p>
          </table:table-cell>
          <table:table-cell table:formula="of:=[.$J$5]*([.$A693]-1) + [.$J$4]" office:value-type="float" office:value="13970" calcext:value-type="float">
            <text:p>13970</text:p>
          </table:table-cell>
          <table:table-cell table:formula="of:=[.$J$7]*([.$A693]-1) + [.$J$6]" office:value-type="float" office:value="0" calcext:value-type="float">
            <text:p>0</text:p>
          </table:table-cell>
          <table:table-cell table:formula="of:=FLOOR([.$A693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$A694]^[.$J$2] + [.$J$3]*([.$A694]-1)+[.$J$1]" office:value-type="float" office:value="332816026" calcext:value-type="float">
            <text:p>332816026</text:p>
          </table:table-cell>
          <table:table-cell table:formula="of:=[.$C693]+[.$B693]" office:value-type="float" office:value="57494690942" calcext:value-type="float">
            <text:p>57494690942</text:p>
          </table:table-cell>
          <table:table-cell table:formula="of:=[.$J$9]*([.$A694]-1) + [.$J$8]+FLOOR([.$A694]/[.$J$10])" office:value-type="float" office:value="833" calcext:value-type="float">
            <text:p>833</text:p>
          </table:table-cell>
          <table:table-cell table:formula="of:=[.$J$5]*([.$A694]-1) + [.$J$4]" office:value-type="float" office:value="13990" calcext:value-type="float">
            <text:p>13990</text:p>
          </table:table-cell>
          <table:table-cell table:formula="of:=[.$J$7]*([.$A694]-1) + [.$J$6]" office:value-type="float" office:value="0" calcext:value-type="float">
            <text:p>0</text:p>
          </table:table-cell>
          <table:table-cell table:formula="of:=FLOOR([.$A694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$A695]^[.$J$2] + [.$J$3]*([.$A695]-1)+[.$J$1]" office:value-type="float" office:value="334258858" calcext:value-type="float">
            <text:p>334258858</text:p>
          </table:table-cell>
          <table:table-cell table:formula="of:=[.$C694]+[.$B694]" office:value-type="float" office:value="57827506968" calcext:value-type="float">
            <text:p>57827506968</text:p>
          </table:table-cell>
          <table:table-cell table:formula="of:=[.$J$9]*([.$A695]-1) + [.$J$8]+FLOOR([.$A695]/[.$J$10])" office:value-type="float" office:value="834" calcext:value-type="float">
            <text:p>834</text:p>
          </table:table-cell>
          <table:table-cell table:formula="of:=[.$J$5]*([.$A695]-1) + [.$J$4]" office:value-type="float" office:value="14010" calcext:value-type="float">
            <text:p>14010</text:p>
          </table:table-cell>
          <table:table-cell table:formula="of:=[.$J$7]*([.$A695]-1) + [.$J$6]" office:value-type="float" office:value="0" calcext:value-type="float">
            <text:p>0</text:p>
          </table:table-cell>
          <table:table-cell table:formula="of:=FLOOR([.$A695]/[.$J$11])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$A696]^[.$J$2] + [.$J$3]*([.$A696]-1)+[.$J$1]" office:value-type="float" office:value="335705854" calcext:value-type="float">
            <text:p>335705854</text:p>
          </table:table-cell>
          <table:table-cell table:formula="of:=[.$C695]+[.$B695]" office:value-type="float" office:value="58161765826" calcext:value-type="float">
            <text:p>58161765826</text:p>
          </table:table-cell>
          <table:table-cell table:formula="of:=[.$J$9]*([.$A696]-1) + [.$J$8]+FLOOR([.$A696]/[.$J$10])" office:value-type="float" office:value="836" calcext:value-type="float">
            <text:p>836</text:p>
          </table:table-cell>
          <table:table-cell table:formula="of:=[.$J$5]*([.$A696]-1) + [.$J$4]" office:value-type="float" office:value="14030" calcext:value-type="float">
            <text:p>14030</text:p>
          </table:table-cell>
          <table:table-cell table:formula="of:=[.$J$7]*([.$A696]-1) + [.$J$6]" office:value-type="float" office:value="0" calcext:value-type="float">
            <text:p>0</text:p>
          </table:table-cell>
          <table:table-cell table:formula="of:=FLOOR([.$A696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$A697]^[.$J$2] + [.$J$3]*([.$A697]-1)+[.$J$1]" office:value-type="float" office:value="337157020" calcext:value-type="float">
            <text:p>337157020</text:p>
          </table:table-cell>
          <table:table-cell table:formula="of:=[.$C696]+[.$B696]" office:value-type="float" office:value="58497471680" calcext:value-type="float">
            <text:p>58497471680</text:p>
          </table:table-cell>
          <table:table-cell table:formula="of:=[.$J$9]*([.$A697]-1) + [.$J$8]+FLOOR([.$A697]/[.$J$10])" office:value-type="float" office:value="837" calcext:value-type="float">
            <text:p>837</text:p>
          </table:table-cell>
          <table:table-cell table:formula="of:=[.$J$5]*([.$A697]-1) + [.$J$4]" office:value-type="float" office:value="14050" calcext:value-type="float">
            <text:p>14050</text:p>
          </table:table-cell>
          <table:table-cell table:formula="of:=[.$J$7]*([.$A697]-1) + [.$J$6]" office:value-type="float" office:value="0" calcext:value-type="float">
            <text:p>0</text:p>
          </table:table-cell>
          <table:table-cell table:formula="of:=FLOOR([.$A697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$A698]^[.$J$2] + [.$J$3]*([.$A698]-1)+[.$J$1]" office:value-type="float" office:value="338612362" calcext:value-type="float">
            <text:p>338612362</text:p>
          </table:table-cell>
          <table:table-cell table:formula="of:=[.$C697]+[.$B697]" office:value-type="float" office:value="58834628700" calcext:value-type="float">
            <text:p>58834628700</text:p>
          </table:table-cell>
          <table:table-cell table:formula="of:=[.$J$9]*([.$A698]-1) + [.$J$8]+FLOOR([.$A698]/[.$J$10])" office:value-type="float" office:value="838" calcext:value-type="float">
            <text:p>838</text:p>
          </table:table-cell>
          <table:table-cell table:formula="of:=[.$J$5]*([.$A698]-1) + [.$J$4]" office:value-type="float" office:value="14070" calcext:value-type="float">
            <text:p>14070</text:p>
          </table:table-cell>
          <table:table-cell table:formula="of:=[.$J$7]*([.$A698]-1) + [.$J$6]" office:value-type="float" office:value="0" calcext:value-type="float">
            <text:p>0</text:p>
          </table:table-cell>
          <table:table-cell table:formula="of:=FLOOR([.$A698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$A699]^[.$J$2] + [.$J$3]*([.$A699]-1)+[.$J$1]" office:value-type="float" office:value="340071886" calcext:value-type="float">
            <text:p>340071886</text:p>
          </table:table-cell>
          <table:table-cell table:formula="of:=[.$C698]+[.$B698]" office:value-type="float" office:value="59173241062" calcext:value-type="float">
            <text:p>59173241062</text:p>
          </table:table-cell>
          <table:table-cell table:formula="of:=[.$J$9]*([.$A699]-1) + [.$J$8]+FLOOR([.$A699]/[.$J$10])" office:value-type="float" office:value="839" calcext:value-type="float">
            <text:p>839</text:p>
          </table:table-cell>
          <table:table-cell table:formula="of:=[.$J$5]*([.$A699]-1) + [.$J$4]" office:value-type="float" office:value="14090" calcext:value-type="float">
            <text:p>14090</text:p>
          </table:table-cell>
          <table:table-cell table:formula="of:=[.$J$7]*([.$A699]-1) + [.$J$6]" office:value-type="float" office:value="0" calcext:value-type="float">
            <text:p>0</text:p>
          </table:table-cell>
          <table:table-cell table:formula="of:=FLOOR([.$A699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$A700]^[.$J$2] + [.$J$3]*([.$A700]-1)+[.$J$1]" office:value-type="float" office:value="341535598" calcext:value-type="float">
            <text:p>341535598</text:p>
          </table:table-cell>
          <table:table-cell table:formula="of:=[.$C699]+[.$B699]" office:value-type="float" office:value="59513312948" calcext:value-type="float">
            <text:p>59513312948</text:p>
          </table:table-cell>
          <table:table-cell table:formula="of:=[.$J$9]*([.$A700]-1) + [.$J$8]+FLOOR([.$A700]/[.$J$10])" office:value-type="float" office:value="840" calcext:value-type="float">
            <text:p>840</text:p>
          </table:table-cell>
          <table:table-cell table:formula="of:=[.$J$5]*([.$A700]-1) + [.$J$4]" office:value-type="float" office:value="14110" calcext:value-type="float">
            <text:p>14110</text:p>
          </table:table-cell>
          <table:table-cell table:formula="of:=[.$J$7]*([.$A700]-1) + [.$J$6]" office:value-type="float" office:value="0" calcext:value-type="float">
            <text:p>0</text:p>
          </table:table-cell>
          <table:table-cell table:formula="of:=FLOOR([.$A700]/[.$J$11])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$A701]^[.$J$2] + [.$J$3]*([.$A701]-1)+[.$J$1]" office:value-type="float" office:value="343003504" calcext:value-type="float">
            <text:p>343003504</text:p>
          </table:table-cell>
          <table:table-cell table:formula="of:=[.$C700]+[.$B700]" office:value-type="float" office:value="59854848546" calcext:value-type="float">
            <text:p>59854848546</text:p>
          </table:table-cell>
          <table:table-cell table:formula="of:=[.$J$9]*([.$A701]-1) + [.$J$8]+FLOOR([.$A701]/[.$J$10])" office:value-type="float" office:value="842" calcext:value-type="float">
            <text:p>842</text:p>
          </table:table-cell>
          <table:table-cell table:formula="of:=[.$J$5]*([.$A701]-1) + [.$J$4]" office:value-type="float" office:value="14130" calcext:value-type="float">
            <text:p>14130</text:p>
          </table:table-cell>
          <table:table-cell table:formula="of:=[.$J$7]*([.$A701]-1) + [.$J$6]" office:value-type="float" office:value="0" calcext:value-type="float">
            <text:p>0</text:p>
          </table:table-cell>
          <table:table-cell table:formula="of:=FLOOR([.$A701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$A702]^[.$J$2] + [.$J$3]*([.$A702]-1)+[.$J$1]" office:value-type="float" office:value="344475610" calcext:value-type="float">
            <text:p>344475610</text:p>
          </table:table-cell>
          <table:table-cell table:formula="of:=[.$C701]+[.$B701]" office:value-type="float" office:value="60197852050" calcext:value-type="float">
            <text:p>60197852050</text:p>
          </table:table-cell>
          <table:table-cell table:formula="of:=[.$J$9]*([.$A702]-1) + [.$J$8]+FLOOR([.$A702]/[.$J$10])" office:value-type="float" office:value="843" calcext:value-type="float">
            <text:p>843</text:p>
          </table:table-cell>
          <table:table-cell table:formula="of:=[.$J$5]*([.$A702]-1) + [.$J$4]" office:value-type="float" office:value="14150" calcext:value-type="float">
            <text:p>14150</text:p>
          </table:table-cell>
          <table:table-cell table:formula="of:=[.$J$7]*([.$A702]-1) + [.$J$6]" office:value-type="float" office:value="0" calcext:value-type="float">
            <text:p>0</text:p>
          </table:table-cell>
          <table:table-cell table:formula="of:=FLOOR([.$A702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$A703]^[.$J$2] + [.$J$3]*([.$A703]-1)+[.$J$1]" office:value-type="float" office:value="345951922" calcext:value-type="float">
            <text:p>345951922</text:p>
          </table:table-cell>
          <table:table-cell table:formula="of:=[.$C702]+[.$B702]" office:value-type="float" office:value="60542327660" calcext:value-type="float">
            <text:p>60542327660</text:p>
          </table:table-cell>
          <table:table-cell table:formula="of:=[.$J$9]*([.$A703]-1) + [.$J$8]+FLOOR([.$A703]/[.$J$10])" office:value-type="float" office:value="844" calcext:value-type="float">
            <text:p>844</text:p>
          </table:table-cell>
          <table:table-cell table:formula="of:=[.$J$5]*([.$A703]-1) + [.$J$4]" office:value-type="float" office:value="14170" calcext:value-type="float">
            <text:p>14170</text:p>
          </table:table-cell>
          <table:table-cell table:formula="of:=[.$J$7]*([.$A703]-1) + [.$J$6]" office:value-type="float" office:value="0" calcext:value-type="float">
            <text:p>0</text:p>
          </table:table-cell>
          <table:table-cell table:formula="of:=FLOOR([.$A703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$A704]^[.$J$2] + [.$J$3]*([.$A704]-1)+[.$J$1]" office:value-type="float" office:value="347432446" calcext:value-type="float">
            <text:p>347432446</text:p>
          </table:table-cell>
          <table:table-cell table:formula="of:=[.$C703]+[.$B703]" office:value-type="float" office:value="60888279582" calcext:value-type="float">
            <text:p>60888279582</text:p>
          </table:table-cell>
          <table:table-cell table:formula="of:=[.$J$9]*([.$A704]-1) + [.$J$8]+FLOOR([.$A704]/[.$J$10])" office:value-type="float" office:value="845" calcext:value-type="float">
            <text:p>845</text:p>
          </table:table-cell>
          <table:table-cell table:formula="of:=[.$J$5]*([.$A704]-1) + [.$J$4]" office:value-type="float" office:value="14190" calcext:value-type="float">
            <text:p>14190</text:p>
          </table:table-cell>
          <table:table-cell table:formula="of:=[.$J$7]*([.$A704]-1) + [.$J$6]" office:value-type="float" office:value="0" calcext:value-type="float">
            <text:p>0</text:p>
          </table:table-cell>
          <table:table-cell table:formula="of:=FLOOR([.$A704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$A705]^[.$J$2] + [.$J$3]*([.$A705]-1)+[.$J$1]" office:value-type="float" office:value="348917188" calcext:value-type="float">
            <text:p>348917188</text:p>
          </table:table-cell>
          <table:table-cell table:formula="of:=[.$C704]+[.$B704]" office:value-type="float" office:value="61235712028" calcext:value-type="float">
            <text:p>61235712028</text:p>
          </table:table-cell>
          <table:table-cell table:formula="of:=[.$J$9]*([.$A705]-1) + [.$J$8]+FLOOR([.$A705]/[.$J$10])" office:value-type="float" office:value="846" calcext:value-type="float">
            <text:p>846</text:p>
          </table:table-cell>
          <table:table-cell table:formula="of:=[.$J$5]*([.$A705]-1) + [.$J$4]" office:value-type="float" office:value="14210" calcext:value-type="float">
            <text:p>14210</text:p>
          </table:table-cell>
          <table:table-cell table:formula="of:=[.$J$7]*([.$A705]-1) + [.$J$6]" office:value-type="float" office:value="0" calcext:value-type="float">
            <text:p>0</text:p>
          </table:table-cell>
          <table:table-cell table:formula="of:=FLOOR([.$A705]/[.$J$11])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$A706]^[.$J$2] + [.$J$3]*([.$A706]-1)+[.$J$1]" office:value-type="float" office:value="350406154" calcext:value-type="float">
            <text:p>350406154</text:p>
          </table:table-cell>
          <table:table-cell table:formula="of:=[.$C705]+[.$B705]" office:value-type="float" office:value="61584629216" calcext:value-type="float">
            <text:p>61584629216</text:p>
          </table:table-cell>
          <table:table-cell table:formula="of:=[.$J$9]*([.$A706]-1) + [.$J$8]+FLOOR([.$A706]/[.$J$10])" office:value-type="float" office:value="848" calcext:value-type="float">
            <text:p>848</text:p>
          </table:table-cell>
          <table:table-cell table:formula="of:=[.$J$5]*([.$A706]-1) + [.$J$4]" office:value-type="float" office:value="14230" calcext:value-type="float">
            <text:p>14230</text:p>
          </table:table-cell>
          <table:table-cell table:formula="of:=[.$J$7]*([.$A706]-1) + [.$J$6]" office:value-type="float" office:value="0" calcext:value-type="float">
            <text:p>0</text:p>
          </table:table-cell>
          <table:table-cell table:formula="of:=FLOOR([.$A706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$A707]^[.$J$2] + [.$J$3]*([.$A707]-1)+[.$J$1]" office:value-type="float" office:value="351899350" calcext:value-type="float">
            <text:p>351899350</text:p>
          </table:table-cell>
          <table:table-cell table:formula="of:=[.$C706]+[.$B706]" office:value-type="float" office:value="61935035370" calcext:value-type="float">
            <text:p>61935035370</text:p>
          </table:table-cell>
          <table:table-cell table:formula="of:=[.$J$9]*([.$A707]-1) + [.$J$8]+FLOOR([.$A707]/[.$J$10])" office:value-type="float" office:value="849" calcext:value-type="float">
            <text:p>849</text:p>
          </table:table-cell>
          <table:table-cell table:formula="of:=[.$J$5]*([.$A707]-1) + [.$J$4]" office:value-type="float" office:value="14250" calcext:value-type="float">
            <text:p>14250</text:p>
          </table:table-cell>
          <table:table-cell table:formula="of:=[.$J$7]*([.$A707]-1) + [.$J$6]" office:value-type="float" office:value="0" calcext:value-type="float">
            <text:p>0</text:p>
          </table:table-cell>
          <table:table-cell table:formula="of:=FLOOR([.$A707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$A708]^[.$J$2] + [.$J$3]*([.$A708]-1)+[.$J$1]" office:value-type="float" office:value="353396782" calcext:value-type="float">
            <text:p>353396782</text:p>
          </table:table-cell>
          <table:table-cell table:formula="of:=[.$C707]+[.$B707]" office:value-type="float" office:value="62286934720" calcext:value-type="float">
            <text:p>62286934720</text:p>
          </table:table-cell>
          <table:table-cell table:formula="of:=[.$J$9]*([.$A708]-1) + [.$J$8]+FLOOR([.$A708]/[.$J$10])" office:value-type="float" office:value="850" calcext:value-type="float">
            <text:p>850</text:p>
          </table:table-cell>
          <table:table-cell table:formula="of:=[.$J$5]*([.$A708]-1) + [.$J$4]" office:value-type="float" office:value="14270" calcext:value-type="float">
            <text:p>14270</text:p>
          </table:table-cell>
          <table:table-cell table:formula="of:=[.$J$7]*([.$A708]-1) + [.$J$6]" office:value-type="float" office:value="0" calcext:value-type="float">
            <text:p>0</text:p>
          </table:table-cell>
          <table:table-cell table:formula="of:=FLOOR([.$A708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$A709]^[.$J$2] + [.$J$3]*([.$A709]-1)+[.$J$1]" office:value-type="float" office:value="354898456" calcext:value-type="float">
            <text:p>354898456</text:p>
          </table:table-cell>
          <table:table-cell table:formula="of:=[.$C708]+[.$B708]" office:value-type="float" office:value="62640331502" calcext:value-type="float">
            <text:p>62640331502</text:p>
          </table:table-cell>
          <table:table-cell table:formula="of:=[.$J$9]*([.$A709]-1) + [.$J$8]+FLOOR([.$A709]/[.$J$10])" office:value-type="float" office:value="851" calcext:value-type="float">
            <text:p>851</text:p>
          </table:table-cell>
          <table:table-cell table:formula="of:=[.$J$5]*([.$A709]-1) + [.$J$4]" office:value-type="float" office:value="14290" calcext:value-type="float">
            <text:p>14290</text:p>
          </table:table-cell>
          <table:table-cell table:formula="of:=[.$J$7]*([.$A709]-1) + [.$J$6]" office:value-type="float" office:value="0" calcext:value-type="float">
            <text:p>0</text:p>
          </table:table-cell>
          <table:table-cell table:formula="of:=FLOOR([.$A709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$A710]^[.$J$2] + [.$J$3]*([.$A710]-1)+[.$J$1]" office:value-type="float" office:value="356404378" calcext:value-type="float">
            <text:p>356404378</text:p>
          </table:table-cell>
          <table:table-cell table:formula="of:=[.$C709]+[.$B709]" office:value-type="float" office:value="62995229958" calcext:value-type="float">
            <text:p>62995229958</text:p>
          </table:table-cell>
          <table:table-cell table:formula="of:=[.$J$9]*([.$A710]-1) + [.$J$8]+FLOOR([.$A710]/[.$J$10])" office:value-type="float" office:value="852" calcext:value-type="float">
            <text:p>852</text:p>
          </table:table-cell>
          <table:table-cell table:formula="of:=[.$J$5]*([.$A710]-1) + [.$J$4]" office:value-type="float" office:value="14310" calcext:value-type="float">
            <text:p>14310</text:p>
          </table:table-cell>
          <table:table-cell table:formula="of:=[.$J$7]*([.$A710]-1) + [.$J$6]" office:value-type="float" office:value="0" calcext:value-type="float">
            <text:p>0</text:p>
          </table:table-cell>
          <table:table-cell table:formula="of:=FLOOR([.$A710]/[.$J$11])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$A711]^[.$J$2] + [.$J$3]*([.$A711]-1)+[.$J$1]" office:value-type="float" office:value="357914554" calcext:value-type="float">
            <text:p>357914554</text:p>
          </table:table-cell>
          <table:table-cell table:formula="of:=[.$C710]+[.$B710]" office:value-type="float" office:value="63351634336" calcext:value-type="float">
            <text:p>63351634336</text:p>
          </table:table-cell>
          <table:table-cell table:formula="of:=[.$J$9]*([.$A711]-1) + [.$J$8]+FLOOR([.$A711]/[.$J$10])" office:value-type="float" office:value="854" calcext:value-type="float">
            <text:p>854</text:p>
          </table:table-cell>
          <table:table-cell table:formula="of:=[.$J$5]*([.$A711]-1) + [.$J$4]" office:value-type="float" office:value="14330" calcext:value-type="float">
            <text:p>14330</text:p>
          </table:table-cell>
          <table:table-cell table:formula="of:=[.$J$7]*([.$A711]-1) + [.$J$6]" office:value-type="float" office:value="0" calcext:value-type="float">
            <text:p>0</text:p>
          </table:table-cell>
          <table:table-cell table:formula="of:=FLOOR([.$A711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$A712]^[.$J$2] + [.$J$3]*([.$A712]-1)+[.$J$1]" office:value-type="float" office:value="359428990" calcext:value-type="float">
            <text:p>359428990</text:p>
          </table:table-cell>
          <table:table-cell table:formula="of:=[.$C711]+[.$B711]" office:value-type="float" office:value="63709548890" calcext:value-type="float">
            <text:p>63709548890</text:p>
          </table:table-cell>
          <table:table-cell table:formula="of:=[.$J$9]*([.$A712]-1) + [.$J$8]+FLOOR([.$A712]/[.$J$10])" office:value-type="float" office:value="855" calcext:value-type="float">
            <text:p>855</text:p>
          </table:table-cell>
          <table:table-cell table:formula="of:=[.$J$5]*([.$A712]-1) + [.$J$4]" office:value-type="float" office:value="14350" calcext:value-type="float">
            <text:p>14350</text:p>
          </table:table-cell>
          <table:table-cell table:formula="of:=[.$J$7]*([.$A712]-1) + [.$J$6]" office:value-type="float" office:value="0" calcext:value-type="float">
            <text:p>0</text:p>
          </table:table-cell>
          <table:table-cell table:formula="of:=FLOOR([.$A712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$A713]^[.$J$2] + [.$J$3]*([.$A713]-1)+[.$J$1]" office:value-type="float" office:value="360947692" calcext:value-type="float">
            <text:p>360947692</text:p>
          </table:table-cell>
          <table:table-cell table:formula="of:=[.$C712]+[.$B712]" office:value-type="float" office:value="64068977880" calcext:value-type="float">
            <text:p>64068977880</text:p>
          </table:table-cell>
          <table:table-cell table:formula="of:=[.$J$9]*([.$A713]-1) + [.$J$8]+FLOOR([.$A713]/[.$J$10])" office:value-type="float" office:value="856" calcext:value-type="float">
            <text:p>856</text:p>
          </table:table-cell>
          <table:table-cell table:formula="of:=[.$J$5]*([.$A713]-1) + [.$J$4]" office:value-type="float" office:value="14370" calcext:value-type="float">
            <text:p>14370</text:p>
          </table:table-cell>
          <table:table-cell table:formula="of:=[.$J$7]*([.$A713]-1) + [.$J$6]" office:value-type="float" office:value="0" calcext:value-type="float">
            <text:p>0</text:p>
          </table:table-cell>
          <table:table-cell table:formula="of:=FLOOR([.$A713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$A714]^[.$J$2] + [.$J$3]*([.$A714]-1)+[.$J$1]" office:value-type="float" office:value="362470666" calcext:value-type="float">
            <text:p>362470666</text:p>
          </table:table-cell>
          <table:table-cell table:formula="of:=[.$C713]+[.$B713]" office:value-type="float" office:value="64429925572" calcext:value-type="float">
            <text:p>64429925572</text:p>
          </table:table-cell>
          <table:table-cell table:formula="of:=[.$J$9]*([.$A714]-1) + [.$J$8]+FLOOR([.$A714]/[.$J$10])" office:value-type="float" office:value="857" calcext:value-type="float">
            <text:p>857</text:p>
          </table:table-cell>
          <table:table-cell table:formula="of:=[.$J$5]*([.$A714]-1) + [.$J$4]" office:value-type="float" office:value="14390" calcext:value-type="float">
            <text:p>14390</text:p>
          </table:table-cell>
          <table:table-cell table:formula="of:=[.$J$7]*([.$A714]-1) + [.$J$6]" office:value-type="float" office:value="0" calcext:value-type="float">
            <text:p>0</text:p>
          </table:table-cell>
          <table:table-cell table:formula="of:=FLOOR([.$A714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$A715]^[.$J$2] + [.$J$3]*([.$A715]-1)+[.$J$1]" office:value-type="float" office:value="363997918" calcext:value-type="float">
            <text:p>363997918</text:p>
          </table:table-cell>
          <table:table-cell table:formula="of:=[.$C714]+[.$B714]" office:value-type="float" office:value="64792396238" calcext:value-type="float">
            <text:p>64792396238</text:p>
          </table:table-cell>
          <table:table-cell table:formula="of:=[.$J$9]*([.$A715]-1) + [.$J$8]+FLOOR([.$A715]/[.$J$10])" office:value-type="float" office:value="858" calcext:value-type="float">
            <text:p>858</text:p>
          </table:table-cell>
          <table:table-cell table:formula="of:=[.$J$5]*([.$A715]-1) + [.$J$4]" office:value-type="float" office:value="14410" calcext:value-type="float">
            <text:p>14410</text:p>
          </table:table-cell>
          <table:table-cell table:formula="of:=[.$J$7]*([.$A715]-1) + [.$J$6]" office:value-type="float" office:value="0" calcext:value-type="float">
            <text:p>0</text:p>
          </table:table-cell>
          <table:table-cell table:formula="of:=FLOOR([.$A715]/[.$J$11])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$A716]^[.$J$2] + [.$J$3]*([.$A716]-1)+[.$J$1]" office:value-type="float" office:value="365529454" calcext:value-type="float">
            <text:p>365529454</text:p>
          </table:table-cell>
          <table:table-cell table:formula="of:=[.$C715]+[.$B715]" office:value-type="float" office:value="65156394156" calcext:value-type="float">
            <text:p>65156394156</text:p>
          </table:table-cell>
          <table:table-cell table:formula="of:=[.$J$9]*([.$A716]-1) + [.$J$8]+FLOOR([.$A716]/[.$J$10])" office:value-type="float" office:value="860" calcext:value-type="float">
            <text:p>860</text:p>
          </table:table-cell>
          <table:table-cell table:formula="of:=[.$J$5]*([.$A716]-1) + [.$J$4]" office:value-type="float" office:value="14430" calcext:value-type="float">
            <text:p>14430</text:p>
          </table:table-cell>
          <table:table-cell table:formula="of:=[.$J$7]*([.$A716]-1) + [.$J$6]" office:value-type="float" office:value="0" calcext:value-type="float">
            <text:p>0</text:p>
          </table:table-cell>
          <table:table-cell table:formula="of:=FLOOR([.$A716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$A717]^[.$J$2] + [.$J$3]*([.$A717]-1)+[.$J$1]" office:value-type="float" office:value="367065280" calcext:value-type="float">
            <text:p>367065280</text:p>
          </table:table-cell>
          <table:table-cell table:formula="of:=[.$C716]+[.$B716]" office:value-type="float" office:value="65521923610" calcext:value-type="float">
            <text:p>65521923610</text:p>
          </table:table-cell>
          <table:table-cell table:formula="of:=[.$J$9]*([.$A717]-1) + [.$J$8]+FLOOR([.$A717]/[.$J$10])" office:value-type="float" office:value="861" calcext:value-type="float">
            <text:p>861</text:p>
          </table:table-cell>
          <table:table-cell table:formula="of:=[.$J$5]*([.$A717]-1) + [.$J$4]" office:value-type="float" office:value="14450" calcext:value-type="float">
            <text:p>14450</text:p>
          </table:table-cell>
          <table:table-cell table:formula="of:=[.$J$7]*([.$A717]-1) + [.$J$6]" office:value-type="float" office:value="0" calcext:value-type="float">
            <text:p>0</text:p>
          </table:table-cell>
          <table:table-cell table:formula="of:=FLOOR([.$A717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$A718]^[.$J$2] + [.$J$3]*([.$A718]-1)+[.$J$1]" office:value-type="float" office:value="368605402" calcext:value-type="float">
            <text:p>368605402</text:p>
          </table:table-cell>
          <table:table-cell table:formula="of:=[.$C717]+[.$B717]" office:value-type="float" office:value="65888988890" calcext:value-type="float">
            <text:p>65888988890</text:p>
          </table:table-cell>
          <table:table-cell table:formula="of:=[.$J$9]*([.$A718]-1) + [.$J$8]+FLOOR([.$A718]/[.$J$10])" office:value-type="float" office:value="862" calcext:value-type="float">
            <text:p>862</text:p>
          </table:table-cell>
          <table:table-cell table:formula="of:=[.$J$5]*([.$A718]-1) + [.$J$4]" office:value-type="float" office:value="14470" calcext:value-type="float">
            <text:p>14470</text:p>
          </table:table-cell>
          <table:table-cell table:formula="of:=[.$J$7]*([.$A718]-1) + [.$J$6]" office:value-type="float" office:value="0" calcext:value-type="float">
            <text:p>0</text:p>
          </table:table-cell>
          <table:table-cell table:formula="of:=FLOOR([.$A718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$A719]^[.$J$2] + [.$J$3]*([.$A719]-1)+[.$J$1]" office:value-type="float" office:value="370149826" calcext:value-type="float">
            <text:p>370149826</text:p>
          </table:table-cell>
          <table:table-cell table:formula="of:=[.$C718]+[.$B718]" office:value-type="float" office:value="66257594292" calcext:value-type="float">
            <text:p>66257594292</text:p>
          </table:table-cell>
          <table:table-cell table:formula="of:=[.$J$9]*([.$A719]-1) + [.$J$8]+FLOOR([.$A719]/[.$J$10])" office:value-type="float" office:value="863" calcext:value-type="float">
            <text:p>863</text:p>
          </table:table-cell>
          <table:table-cell table:formula="of:=[.$J$5]*([.$A719]-1) + [.$J$4]" office:value-type="float" office:value="14490" calcext:value-type="float">
            <text:p>14490</text:p>
          </table:table-cell>
          <table:table-cell table:formula="of:=[.$J$7]*([.$A719]-1) + [.$J$6]" office:value-type="float" office:value="0" calcext:value-type="float">
            <text:p>0</text:p>
          </table:table-cell>
          <table:table-cell table:formula="of:=FLOOR([.$A719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$A720]^[.$J$2] + [.$J$3]*([.$A720]-1)+[.$J$1]" office:value-type="float" office:value="371698558" calcext:value-type="float">
            <text:p>371698558</text:p>
          </table:table-cell>
          <table:table-cell table:formula="of:=[.$C719]+[.$B719]" office:value-type="float" office:value="66627744118" calcext:value-type="float">
            <text:p>66627744118</text:p>
          </table:table-cell>
          <table:table-cell table:formula="of:=[.$J$9]*([.$A720]-1) + [.$J$8]+FLOOR([.$A720]/[.$J$10])" office:value-type="float" office:value="864" calcext:value-type="float">
            <text:p>864</text:p>
          </table:table-cell>
          <table:table-cell table:formula="of:=[.$J$5]*([.$A720]-1) + [.$J$4]" office:value-type="float" office:value="14510" calcext:value-type="float">
            <text:p>14510</text:p>
          </table:table-cell>
          <table:table-cell table:formula="of:=[.$J$7]*([.$A720]-1) + [.$J$6]" office:value-type="float" office:value="0" calcext:value-type="float">
            <text:p>0</text:p>
          </table:table-cell>
          <table:table-cell table:formula="of:=FLOOR([.$A720]/[.$J$11])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$A721]^[.$J$2] + [.$J$3]*([.$A721]-1)+[.$J$1]" office:value-type="float" office:value="373251604" calcext:value-type="float">
            <text:p>373251604</text:p>
          </table:table-cell>
          <table:table-cell table:formula="of:=[.$C720]+[.$B720]" office:value-type="float" office:value="66999442676" calcext:value-type="float">
            <text:p>66999442676</text:p>
          </table:table-cell>
          <table:table-cell table:formula="of:=[.$J$9]*([.$A721]-1) + [.$J$8]+FLOOR([.$A721]/[.$J$10])" office:value-type="float" office:value="866" calcext:value-type="float">
            <text:p>866</text:p>
          </table:table-cell>
          <table:table-cell table:formula="of:=[.$J$5]*([.$A721]-1) + [.$J$4]" office:value-type="float" office:value="14530" calcext:value-type="float">
            <text:p>14530</text:p>
          </table:table-cell>
          <table:table-cell table:formula="of:=[.$J$7]*([.$A721]-1) + [.$J$6]" office:value-type="float" office:value="0" calcext:value-type="float">
            <text:p>0</text:p>
          </table:table-cell>
          <table:table-cell table:formula="of:=FLOOR([.$A721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$A722]^[.$J$2] + [.$J$3]*([.$A722]-1)+[.$J$1]" office:value-type="float" office:value="374808970" calcext:value-type="float">
            <text:p>374808970</text:p>
          </table:table-cell>
          <table:table-cell table:formula="of:=[.$C721]+[.$B721]" office:value-type="float" office:value="67372694280" calcext:value-type="float">
            <text:p>67372694280</text:p>
          </table:table-cell>
          <table:table-cell table:formula="of:=[.$J$9]*([.$A722]-1) + [.$J$8]+FLOOR([.$A722]/[.$J$10])" office:value-type="float" office:value="867" calcext:value-type="float">
            <text:p>867</text:p>
          </table:table-cell>
          <table:table-cell table:formula="of:=[.$J$5]*([.$A722]-1) + [.$J$4]" office:value-type="float" office:value="14550" calcext:value-type="float">
            <text:p>14550</text:p>
          </table:table-cell>
          <table:table-cell table:formula="of:=[.$J$7]*([.$A722]-1) + [.$J$6]" office:value-type="float" office:value="0" calcext:value-type="float">
            <text:p>0</text:p>
          </table:table-cell>
          <table:table-cell table:formula="of:=FLOOR([.$A722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$A723]^[.$J$2] + [.$J$3]*([.$A723]-1)+[.$J$1]" office:value-type="float" office:value="376370662" calcext:value-type="float">
            <text:p>376370662</text:p>
          </table:table-cell>
          <table:table-cell table:formula="of:=[.$C722]+[.$B722]" office:value-type="float" office:value="67747503250" calcext:value-type="float">
            <text:p>67747503250</text:p>
          </table:table-cell>
          <table:table-cell table:formula="of:=[.$J$9]*([.$A723]-1) + [.$J$8]+FLOOR([.$A723]/[.$J$10])" office:value-type="float" office:value="868" calcext:value-type="float">
            <text:p>868</text:p>
          </table:table-cell>
          <table:table-cell table:formula="of:=[.$J$5]*([.$A723]-1) + [.$J$4]" office:value-type="float" office:value="14570" calcext:value-type="float">
            <text:p>14570</text:p>
          </table:table-cell>
          <table:table-cell table:formula="of:=[.$J$7]*([.$A723]-1) + [.$J$6]" office:value-type="float" office:value="0" calcext:value-type="float">
            <text:p>0</text:p>
          </table:table-cell>
          <table:table-cell table:formula="of:=FLOOR([.$A723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$A724]^[.$J$2] + [.$J$3]*([.$A724]-1)+[.$J$1]" office:value-type="float" office:value="377936686" calcext:value-type="float">
            <text:p>377936686</text:p>
          </table:table-cell>
          <table:table-cell table:formula="of:=[.$C723]+[.$B723]" office:value-type="float" office:value="68123873912" calcext:value-type="float">
            <text:p>68123873912</text:p>
          </table:table-cell>
          <table:table-cell table:formula="of:=[.$J$9]*([.$A724]-1) + [.$J$8]+FLOOR([.$A724]/[.$J$10])" office:value-type="float" office:value="869" calcext:value-type="float">
            <text:p>869</text:p>
          </table:table-cell>
          <table:table-cell table:formula="of:=[.$J$5]*([.$A724]-1) + [.$J$4]" office:value-type="float" office:value="14590" calcext:value-type="float">
            <text:p>14590</text:p>
          </table:table-cell>
          <table:table-cell table:formula="of:=[.$J$7]*([.$A724]-1) + [.$J$6]" office:value-type="float" office:value="0" calcext:value-type="float">
            <text:p>0</text:p>
          </table:table-cell>
          <table:table-cell table:formula="of:=FLOOR([.$A724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$A725]^[.$J$2] + [.$J$3]*([.$A725]-1)+[.$J$1]" office:value-type="float" office:value="379507048" calcext:value-type="float">
            <text:p>379507048</text:p>
          </table:table-cell>
          <table:table-cell table:formula="of:=[.$C724]+[.$B724]" office:value-type="float" office:value="68501810598" calcext:value-type="float">
            <text:p>68501810598</text:p>
          </table:table-cell>
          <table:table-cell table:formula="of:=[.$J$9]*([.$A725]-1) + [.$J$8]+FLOOR([.$A725]/[.$J$10])" office:value-type="float" office:value="870" calcext:value-type="float">
            <text:p>870</text:p>
          </table:table-cell>
          <table:table-cell table:formula="of:=[.$J$5]*([.$A725]-1) + [.$J$4]" office:value-type="float" office:value="14610" calcext:value-type="float">
            <text:p>14610</text:p>
          </table:table-cell>
          <table:table-cell table:formula="of:=[.$J$7]*([.$A725]-1) + [.$J$6]" office:value-type="float" office:value="0" calcext:value-type="float">
            <text:p>0</text:p>
          </table:table-cell>
          <table:table-cell table:formula="of:=FLOOR([.$A725]/[.$J$11])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$A726]^[.$J$2] + [.$J$3]*([.$A726]-1)+[.$J$1]" office:value-type="float" office:value="381081754" calcext:value-type="float">
            <text:p>381081754</text:p>
          </table:table-cell>
          <table:table-cell table:formula="of:=[.$C725]+[.$B725]" office:value-type="float" office:value="68881317646" calcext:value-type="float">
            <text:p>68881317646</text:p>
          </table:table-cell>
          <table:table-cell table:formula="of:=[.$J$9]*([.$A726]-1) + [.$J$8]+FLOOR([.$A726]/[.$J$10])" office:value-type="float" office:value="872" calcext:value-type="float">
            <text:p>872</text:p>
          </table:table-cell>
          <table:table-cell table:formula="of:=[.$J$5]*([.$A726]-1) + [.$J$4]" office:value-type="float" office:value="14630" calcext:value-type="float">
            <text:p>14630</text:p>
          </table:table-cell>
          <table:table-cell table:formula="of:=[.$J$7]*([.$A726]-1) + [.$J$6]" office:value-type="float" office:value="0" calcext:value-type="float">
            <text:p>0</text:p>
          </table:table-cell>
          <table:table-cell table:formula="of:=FLOOR([.$A726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$A727]^[.$J$2] + [.$J$3]*([.$A727]-1)+[.$J$1]" office:value-type="float" office:value="382660810" calcext:value-type="float">
            <text:p>382660810</text:p>
          </table:table-cell>
          <table:table-cell table:formula="of:=[.$C726]+[.$B726]" office:value-type="float" office:value="69262399400" calcext:value-type="float">
            <text:p>69262399400</text:p>
          </table:table-cell>
          <table:table-cell table:formula="of:=[.$J$9]*([.$A727]-1) + [.$J$8]+FLOOR([.$A727]/[.$J$10])" office:value-type="float" office:value="873" calcext:value-type="float">
            <text:p>873</text:p>
          </table:table-cell>
          <table:table-cell table:formula="of:=[.$J$5]*([.$A727]-1) + [.$J$4]" office:value-type="float" office:value="14650" calcext:value-type="float">
            <text:p>14650</text:p>
          </table:table-cell>
          <table:table-cell table:formula="of:=[.$J$7]*([.$A727]-1) + [.$J$6]" office:value-type="float" office:value="0" calcext:value-type="float">
            <text:p>0</text:p>
          </table:table-cell>
          <table:table-cell table:formula="of:=FLOOR([.$A727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$A728]^[.$J$2] + [.$J$3]*([.$A728]-1)+[.$J$1]" office:value-type="float" office:value="384244222" calcext:value-type="float">
            <text:p>384244222</text:p>
          </table:table-cell>
          <table:table-cell table:formula="of:=[.$C727]+[.$B727]" office:value-type="float" office:value="69645060210" calcext:value-type="float">
            <text:p>69645060210</text:p>
          </table:table-cell>
          <table:table-cell table:formula="of:=[.$J$9]*([.$A728]-1) + [.$J$8]+FLOOR([.$A728]/[.$J$10])" office:value-type="float" office:value="874" calcext:value-type="float">
            <text:p>874</text:p>
          </table:table-cell>
          <table:table-cell table:formula="of:=[.$J$5]*([.$A728]-1) + [.$J$4]" office:value-type="float" office:value="14670" calcext:value-type="float">
            <text:p>14670</text:p>
          </table:table-cell>
          <table:table-cell table:formula="of:=[.$J$7]*([.$A728]-1) + [.$J$6]" office:value-type="float" office:value="0" calcext:value-type="float">
            <text:p>0</text:p>
          </table:table-cell>
          <table:table-cell table:formula="of:=FLOOR([.$A728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$A729]^[.$J$2] + [.$J$3]*([.$A729]-1)+[.$J$1]" office:value-type="float" office:value="385831996" calcext:value-type="float">
            <text:p>385831996</text:p>
          </table:table-cell>
          <table:table-cell table:formula="of:=[.$C728]+[.$B728]" office:value-type="float" office:value="70029304432" calcext:value-type="float">
            <text:p>70029304432</text:p>
          </table:table-cell>
          <table:table-cell table:formula="of:=[.$J$9]*([.$A729]-1) + [.$J$8]+FLOOR([.$A729]/[.$J$10])" office:value-type="float" office:value="875" calcext:value-type="float">
            <text:p>875</text:p>
          </table:table-cell>
          <table:table-cell table:formula="of:=[.$J$5]*([.$A729]-1) + [.$J$4]" office:value-type="float" office:value="14690" calcext:value-type="float">
            <text:p>14690</text:p>
          </table:table-cell>
          <table:table-cell table:formula="of:=[.$J$7]*([.$A729]-1) + [.$J$6]" office:value-type="float" office:value="0" calcext:value-type="float">
            <text:p>0</text:p>
          </table:table-cell>
          <table:table-cell table:formula="of:=FLOOR([.$A729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$A730]^[.$J$2] + [.$J$3]*([.$A730]-1)+[.$J$1]" office:value-type="float" office:value="387424138" calcext:value-type="float">
            <text:p>387424138</text:p>
          </table:table-cell>
          <table:table-cell table:formula="of:=[.$C729]+[.$B729]" office:value-type="float" office:value="70415136428" calcext:value-type="float">
            <text:p>70415136428</text:p>
          </table:table-cell>
          <table:table-cell table:formula="of:=[.$J$9]*([.$A730]-1) + [.$J$8]+FLOOR([.$A730]/[.$J$10])" office:value-type="float" office:value="876" calcext:value-type="float">
            <text:p>876</text:p>
          </table:table-cell>
          <table:table-cell table:formula="of:=[.$J$5]*([.$A730]-1) + [.$J$4]" office:value-type="float" office:value="14710" calcext:value-type="float">
            <text:p>14710</text:p>
          </table:table-cell>
          <table:table-cell table:formula="of:=[.$J$7]*([.$A730]-1) + [.$J$6]" office:value-type="float" office:value="0" calcext:value-type="float">
            <text:p>0</text:p>
          </table:table-cell>
          <table:table-cell table:formula="of:=FLOOR([.$A730]/[.$J$11])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$A731]^[.$J$2] + [.$J$3]*([.$A731]-1)+[.$J$1]" office:value-type="float" office:value="389020654" calcext:value-type="float">
            <text:p>389020654</text:p>
          </table:table-cell>
          <table:table-cell table:formula="of:=[.$C730]+[.$B730]" office:value-type="float" office:value="70802560566" calcext:value-type="float">
            <text:p>70802560566</text:p>
          </table:table-cell>
          <table:table-cell table:formula="of:=[.$J$9]*([.$A731]-1) + [.$J$8]+FLOOR([.$A731]/[.$J$10])" office:value-type="float" office:value="878" calcext:value-type="float">
            <text:p>878</text:p>
          </table:table-cell>
          <table:table-cell table:formula="of:=[.$J$5]*([.$A731]-1) + [.$J$4]" office:value-type="float" office:value="14730" calcext:value-type="float">
            <text:p>14730</text:p>
          </table:table-cell>
          <table:table-cell table:formula="of:=[.$J$7]*([.$A731]-1) + [.$J$6]" office:value-type="float" office:value="0" calcext:value-type="float">
            <text:p>0</text:p>
          </table:table-cell>
          <table:table-cell table:formula="of:=FLOOR([.$A731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$A732]^[.$J$2] + [.$J$3]*([.$A732]-1)+[.$J$1]" office:value-type="float" office:value="390621550" calcext:value-type="float">
            <text:p>390621550</text:p>
          </table:table-cell>
          <table:table-cell table:formula="of:=[.$C731]+[.$B731]" office:value-type="float" office:value="71191581220" calcext:value-type="float">
            <text:p>71191581220</text:p>
          </table:table-cell>
          <table:table-cell table:formula="of:=[.$J$9]*([.$A732]-1) + [.$J$8]+FLOOR([.$A732]/[.$J$10])" office:value-type="float" office:value="879" calcext:value-type="float">
            <text:p>879</text:p>
          </table:table-cell>
          <table:table-cell table:formula="of:=[.$J$5]*([.$A732]-1) + [.$J$4]" office:value-type="float" office:value="14750" calcext:value-type="float">
            <text:p>14750</text:p>
          </table:table-cell>
          <table:table-cell table:formula="of:=[.$J$7]*([.$A732]-1) + [.$J$6]" office:value-type="float" office:value="0" calcext:value-type="float">
            <text:p>0</text:p>
          </table:table-cell>
          <table:table-cell table:formula="of:=FLOOR([.$A732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$A733]^[.$J$2] + [.$J$3]*([.$A733]-1)+[.$J$1]" office:value-type="float" office:value="392226832" calcext:value-type="float">
            <text:p>392226832</text:p>
          </table:table-cell>
          <table:table-cell table:formula="of:=[.$C732]+[.$B732]" office:value-type="float" office:value="71582202770" calcext:value-type="float">
            <text:p>71582202770</text:p>
          </table:table-cell>
          <table:table-cell table:formula="of:=[.$J$9]*([.$A733]-1) + [.$J$8]+FLOOR([.$A733]/[.$J$10])" office:value-type="float" office:value="880" calcext:value-type="float">
            <text:p>880</text:p>
          </table:table-cell>
          <table:table-cell table:formula="of:=[.$J$5]*([.$A733]-1) + [.$J$4]" office:value-type="float" office:value="14770" calcext:value-type="float">
            <text:p>14770</text:p>
          </table:table-cell>
          <table:table-cell table:formula="of:=[.$J$7]*([.$A733]-1) + [.$J$6]" office:value-type="float" office:value="0" calcext:value-type="float">
            <text:p>0</text:p>
          </table:table-cell>
          <table:table-cell table:formula="of:=FLOOR([.$A733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$A734]^[.$J$2] + [.$J$3]*([.$A734]-1)+[.$J$1]" office:value-type="float" office:value="393836506" calcext:value-type="float">
            <text:p>393836506</text:p>
          </table:table-cell>
          <table:table-cell table:formula="of:=[.$C733]+[.$B733]" office:value-type="float" office:value="71974429602" calcext:value-type="float">
            <text:p>71974429602</text:p>
          </table:table-cell>
          <table:table-cell table:formula="of:=[.$J$9]*([.$A734]-1) + [.$J$8]+FLOOR([.$A734]/[.$J$10])" office:value-type="float" office:value="881" calcext:value-type="float">
            <text:p>881</text:p>
          </table:table-cell>
          <table:table-cell table:formula="of:=[.$J$5]*([.$A734]-1) + [.$J$4]" office:value-type="float" office:value="14790" calcext:value-type="float">
            <text:p>14790</text:p>
          </table:table-cell>
          <table:table-cell table:formula="of:=[.$J$7]*([.$A734]-1) + [.$J$6]" office:value-type="float" office:value="0" calcext:value-type="float">
            <text:p>0</text:p>
          </table:table-cell>
          <table:table-cell table:formula="of:=FLOOR([.$A734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$A735]^[.$J$2] + [.$J$3]*([.$A735]-1)+[.$J$1]" office:value-type="float" office:value="395450578" calcext:value-type="float">
            <text:p>395450578</text:p>
          </table:table-cell>
          <table:table-cell table:formula="of:=[.$C734]+[.$B734]" office:value-type="float" office:value="72368266108" calcext:value-type="float">
            <text:p>72368266108</text:p>
          </table:table-cell>
          <table:table-cell table:formula="of:=[.$J$9]*([.$A735]-1) + [.$J$8]+FLOOR([.$A735]/[.$J$10])" office:value-type="float" office:value="882" calcext:value-type="float">
            <text:p>882</text:p>
          </table:table-cell>
          <table:table-cell table:formula="of:=[.$J$5]*([.$A735]-1) + [.$J$4]" office:value-type="float" office:value="14810" calcext:value-type="float">
            <text:p>14810</text:p>
          </table:table-cell>
          <table:table-cell table:formula="of:=[.$J$7]*([.$A735]-1) + [.$J$6]" office:value-type="float" office:value="0" calcext:value-type="float">
            <text:p>0</text:p>
          </table:table-cell>
          <table:table-cell table:formula="of:=FLOOR([.$A735]/[.$J$11])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$A736]^[.$J$2] + [.$J$3]*([.$A736]-1)+[.$J$1]" office:value-type="float" office:value="397069054" calcext:value-type="float">
            <text:p>397069054</text:p>
          </table:table-cell>
          <table:table-cell table:formula="of:=[.$C735]+[.$B735]" office:value-type="float" office:value="72763716686" calcext:value-type="float">
            <text:p>72763716686</text:p>
          </table:table-cell>
          <table:table-cell table:formula="of:=[.$J$9]*([.$A736]-1) + [.$J$8]+FLOOR([.$A736]/[.$J$10])" office:value-type="float" office:value="884" calcext:value-type="float">
            <text:p>884</text:p>
          </table:table-cell>
          <table:table-cell table:formula="of:=[.$J$5]*([.$A736]-1) + [.$J$4]" office:value-type="float" office:value="14830" calcext:value-type="float">
            <text:p>14830</text:p>
          </table:table-cell>
          <table:table-cell table:formula="of:=[.$J$7]*([.$A736]-1) + [.$J$6]" office:value-type="float" office:value="0" calcext:value-type="float">
            <text:p>0</text:p>
          </table:table-cell>
          <table:table-cell table:formula="of:=FLOOR([.$A736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$A737]^[.$J$2] + [.$J$3]*([.$A737]-1)+[.$J$1]" office:value-type="float" office:value="398691940" calcext:value-type="float">
            <text:p>398691940</text:p>
          </table:table-cell>
          <table:table-cell table:formula="of:=[.$C736]+[.$B736]" office:value-type="float" office:value="73160785740" calcext:value-type="float">
            <text:p>73160785740</text:p>
          </table:table-cell>
          <table:table-cell table:formula="of:=[.$J$9]*([.$A737]-1) + [.$J$8]+FLOOR([.$A737]/[.$J$10])" office:value-type="float" office:value="885" calcext:value-type="float">
            <text:p>885</text:p>
          </table:table-cell>
          <table:table-cell table:formula="of:=[.$J$5]*([.$A737]-1) + [.$J$4]" office:value-type="float" office:value="14850" calcext:value-type="float">
            <text:p>14850</text:p>
          </table:table-cell>
          <table:table-cell table:formula="of:=[.$J$7]*([.$A737]-1) + [.$J$6]" office:value-type="float" office:value="0" calcext:value-type="float">
            <text:p>0</text:p>
          </table:table-cell>
          <table:table-cell table:formula="of:=FLOOR([.$A737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$A738]^[.$J$2] + [.$J$3]*([.$A738]-1)+[.$J$1]" office:value-type="float" office:value="400319242" calcext:value-type="float">
            <text:p>400319242</text:p>
          </table:table-cell>
          <table:table-cell table:formula="of:=[.$C737]+[.$B737]" office:value-type="float" office:value="73559477680" calcext:value-type="float">
            <text:p>73559477680</text:p>
          </table:table-cell>
          <table:table-cell table:formula="of:=[.$J$9]*([.$A738]-1) + [.$J$8]+FLOOR([.$A738]/[.$J$10])" office:value-type="float" office:value="886" calcext:value-type="float">
            <text:p>886</text:p>
          </table:table-cell>
          <table:table-cell table:formula="of:=[.$J$5]*([.$A738]-1) + [.$J$4]" office:value-type="float" office:value="14870" calcext:value-type="float">
            <text:p>14870</text:p>
          </table:table-cell>
          <table:table-cell table:formula="of:=[.$J$7]*([.$A738]-1) + [.$J$6]" office:value-type="float" office:value="0" calcext:value-type="float">
            <text:p>0</text:p>
          </table:table-cell>
          <table:table-cell table:formula="of:=FLOOR([.$A738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$A739]^[.$J$2] + [.$J$3]*([.$A739]-1)+[.$J$1]" office:value-type="float" office:value="401950966" calcext:value-type="float">
            <text:p>401950966</text:p>
          </table:table-cell>
          <table:table-cell table:formula="of:=[.$C738]+[.$B738]" office:value-type="float" office:value="73959796922" calcext:value-type="float">
            <text:p>73959796922</text:p>
          </table:table-cell>
          <table:table-cell table:formula="of:=[.$J$9]*([.$A739]-1) + [.$J$8]+FLOOR([.$A739]/[.$J$10])" office:value-type="float" office:value="887" calcext:value-type="float">
            <text:p>887</text:p>
          </table:table-cell>
          <table:table-cell table:formula="of:=[.$J$5]*([.$A739]-1) + [.$J$4]" office:value-type="float" office:value="14890" calcext:value-type="float">
            <text:p>14890</text:p>
          </table:table-cell>
          <table:table-cell table:formula="of:=[.$J$7]*([.$A739]-1) + [.$J$6]" office:value-type="float" office:value="0" calcext:value-type="float">
            <text:p>0</text:p>
          </table:table-cell>
          <table:table-cell table:formula="of:=FLOOR([.$A739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$A740]^[.$J$2] + [.$J$3]*([.$A740]-1)+[.$J$1]" office:value-type="float" office:value="403587118" calcext:value-type="float">
            <text:p>403587118</text:p>
          </table:table-cell>
          <table:table-cell table:formula="of:=[.$C739]+[.$B739]" office:value-type="float" office:value="74361747888" calcext:value-type="float">
            <text:p>74361747888</text:p>
          </table:table-cell>
          <table:table-cell table:formula="of:=[.$J$9]*([.$A740]-1) + [.$J$8]+FLOOR([.$A740]/[.$J$10])" office:value-type="float" office:value="888" calcext:value-type="float">
            <text:p>888</text:p>
          </table:table-cell>
          <table:table-cell table:formula="of:=[.$J$5]*([.$A740]-1) + [.$J$4]" office:value-type="float" office:value="14910" calcext:value-type="float">
            <text:p>14910</text:p>
          </table:table-cell>
          <table:table-cell table:formula="of:=[.$J$7]*([.$A740]-1) + [.$J$6]" office:value-type="float" office:value="0" calcext:value-type="float">
            <text:p>0</text:p>
          </table:table-cell>
          <table:table-cell table:formula="of:=FLOOR([.$A740]/[.$J$11])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$A741]^[.$J$2] + [.$J$3]*([.$A741]-1)+[.$J$1]" office:value-type="float" office:value="405227704" calcext:value-type="float">
            <text:p>405227704</text:p>
          </table:table-cell>
          <table:table-cell table:formula="of:=[.$C740]+[.$B740]" office:value-type="float" office:value="74765335006" calcext:value-type="float">
            <text:p>74765335006</text:p>
          </table:table-cell>
          <table:table-cell table:formula="of:=[.$J$9]*([.$A741]-1) + [.$J$8]+FLOOR([.$A741]/[.$J$10])" office:value-type="float" office:value="890" calcext:value-type="float">
            <text:p>890</text:p>
          </table:table-cell>
          <table:table-cell table:formula="of:=[.$J$5]*([.$A741]-1) + [.$J$4]" office:value-type="float" office:value="14930" calcext:value-type="float">
            <text:p>14930</text:p>
          </table:table-cell>
          <table:table-cell table:formula="of:=[.$J$7]*([.$A741]-1) + [.$J$6]" office:value-type="float" office:value="0" calcext:value-type="float">
            <text:p>0</text:p>
          </table:table-cell>
          <table:table-cell table:formula="of:=FLOOR([.$A741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$A742]^[.$J$2] + [.$J$3]*([.$A742]-1)+[.$J$1]" office:value-type="float" office:value="406872730" calcext:value-type="float">
            <text:p>406872730</text:p>
          </table:table-cell>
          <table:table-cell table:formula="of:=[.$C741]+[.$B741]" office:value-type="float" office:value="75170562710" calcext:value-type="float">
            <text:p>75170562710</text:p>
          </table:table-cell>
          <table:table-cell table:formula="of:=[.$J$9]*([.$A742]-1) + [.$J$8]+FLOOR([.$A742]/[.$J$10])" office:value-type="float" office:value="891" calcext:value-type="float">
            <text:p>891</text:p>
          </table:table-cell>
          <table:table-cell table:formula="of:=[.$J$5]*([.$A742]-1) + [.$J$4]" office:value-type="float" office:value="14950" calcext:value-type="float">
            <text:p>14950</text:p>
          </table:table-cell>
          <table:table-cell table:formula="of:=[.$J$7]*([.$A742]-1) + [.$J$6]" office:value-type="float" office:value="0" calcext:value-type="float">
            <text:p>0</text:p>
          </table:table-cell>
          <table:table-cell table:formula="of:=FLOOR([.$A742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$A743]^[.$J$2] + [.$J$3]*([.$A743]-1)+[.$J$1]" office:value-type="float" office:value="408522202" calcext:value-type="float">
            <text:p>408522202</text:p>
          </table:table-cell>
          <table:table-cell table:formula="of:=[.$C742]+[.$B742]" office:value-type="float" office:value="75577435440" calcext:value-type="float">
            <text:p>75577435440</text:p>
          </table:table-cell>
          <table:table-cell table:formula="of:=[.$J$9]*([.$A743]-1) + [.$J$8]+FLOOR([.$A743]/[.$J$10])" office:value-type="float" office:value="892" calcext:value-type="float">
            <text:p>892</text:p>
          </table:table-cell>
          <table:table-cell table:formula="of:=[.$J$5]*([.$A743]-1) + [.$J$4]" office:value-type="float" office:value="14970" calcext:value-type="float">
            <text:p>14970</text:p>
          </table:table-cell>
          <table:table-cell table:formula="of:=[.$J$7]*([.$A743]-1) + [.$J$6]" office:value-type="float" office:value="0" calcext:value-type="float">
            <text:p>0</text:p>
          </table:table-cell>
          <table:table-cell table:formula="of:=FLOOR([.$A743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$A744]^[.$J$2] + [.$J$3]*([.$A744]-1)+[.$J$1]" office:value-type="float" office:value="410176126" calcext:value-type="float">
            <text:p>410176126</text:p>
          </table:table-cell>
          <table:table-cell table:formula="of:=[.$C743]+[.$B743]" office:value-type="float" office:value="75985957642" calcext:value-type="float">
            <text:p>75985957642</text:p>
          </table:table-cell>
          <table:table-cell table:formula="of:=[.$J$9]*([.$A744]-1) + [.$J$8]+FLOOR([.$A744]/[.$J$10])" office:value-type="float" office:value="893" calcext:value-type="float">
            <text:p>893</text:p>
          </table:table-cell>
          <table:table-cell table:formula="of:=[.$J$5]*([.$A744]-1) + [.$J$4]" office:value-type="float" office:value="14990" calcext:value-type="float">
            <text:p>14990</text:p>
          </table:table-cell>
          <table:table-cell table:formula="of:=[.$J$7]*([.$A744]-1) + [.$J$6]" office:value-type="float" office:value="0" calcext:value-type="float">
            <text:p>0</text:p>
          </table:table-cell>
          <table:table-cell table:formula="of:=FLOOR([.$A744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$A745]^[.$J$2] + [.$J$3]*([.$A745]-1)+[.$J$1]" office:value-type="float" office:value="411834508" calcext:value-type="float">
            <text:p>411834508</text:p>
          </table:table-cell>
          <table:table-cell table:formula="of:=[.$C744]+[.$B744]" office:value-type="float" office:value="76396133768" calcext:value-type="float">
            <text:p>76396133768</text:p>
          </table:table-cell>
          <table:table-cell table:formula="of:=[.$J$9]*([.$A745]-1) + [.$J$8]+FLOOR([.$A745]/[.$J$10])" office:value-type="float" office:value="894" calcext:value-type="float">
            <text:p>894</text:p>
          </table:table-cell>
          <table:table-cell table:formula="of:=[.$J$5]*([.$A745]-1) + [.$J$4]" office:value-type="float" office:value="15010" calcext:value-type="float">
            <text:p>15010</text:p>
          </table:table-cell>
          <table:table-cell table:formula="of:=[.$J$7]*([.$A745]-1) + [.$J$6]" office:value-type="float" office:value="0" calcext:value-type="float">
            <text:p>0</text:p>
          </table:table-cell>
          <table:table-cell table:formula="of:=FLOOR([.$A745]/[.$J$11])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$A746]^[.$J$2] + [.$J$3]*([.$A746]-1)+[.$J$1]" office:value-type="float" office:value="413497354" calcext:value-type="float">
            <text:p>413497354</text:p>
          </table:table-cell>
          <table:table-cell table:formula="of:=[.$C745]+[.$B745]" office:value-type="float" office:value="76807968276" calcext:value-type="float">
            <text:p>76807968276</text:p>
          </table:table-cell>
          <table:table-cell table:formula="of:=[.$J$9]*([.$A746]-1) + [.$J$8]+FLOOR([.$A746]/[.$J$10])" office:value-type="float" office:value="896" calcext:value-type="float">
            <text:p>896</text:p>
          </table:table-cell>
          <table:table-cell table:formula="of:=[.$J$5]*([.$A746]-1) + [.$J$4]" office:value-type="float" office:value="15030" calcext:value-type="float">
            <text:p>15030</text:p>
          </table:table-cell>
          <table:table-cell table:formula="of:=[.$J$7]*([.$A746]-1) + [.$J$6]" office:value-type="float" office:value="0" calcext:value-type="float">
            <text:p>0</text:p>
          </table:table-cell>
          <table:table-cell table:formula="of:=FLOOR([.$A746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$A747]^[.$J$2] + [.$J$3]*([.$A747]-1)+[.$J$1]" office:value-type="float" office:value="415164670" calcext:value-type="float">
            <text:p>415164670</text:p>
          </table:table-cell>
          <table:table-cell table:formula="of:=[.$C746]+[.$B746]" office:value-type="float" office:value="77221465630" calcext:value-type="float">
            <text:p>77221465630</text:p>
          </table:table-cell>
          <table:table-cell table:formula="of:=[.$J$9]*([.$A747]-1) + [.$J$8]+FLOOR([.$A747]/[.$J$10])" office:value-type="float" office:value="897" calcext:value-type="float">
            <text:p>897</text:p>
          </table:table-cell>
          <table:table-cell table:formula="of:=[.$J$5]*([.$A747]-1) + [.$J$4]" office:value-type="float" office:value="15050" calcext:value-type="float">
            <text:p>15050</text:p>
          </table:table-cell>
          <table:table-cell table:formula="of:=[.$J$7]*([.$A747]-1) + [.$J$6]" office:value-type="float" office:value="0" calcext:value-type="float">
            <text:p>0</text:p>
          </table:table-cell>
          <table:table-cell table:formula="of:=FLOOR([.$A747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$A748]^[.$J$2] + [.$J$3]*([.$A748]-1)+[.$J$1]" office:value-type="float" office:value="416836462" calcext:value-type="float">
            <text:p>416836462</text:p>
          </table:table-cell>
          <table:table-cell table:formula="of:=[.$C747]+[.$B747]" office:value-type="float" office:value="77636630300" calcext:value-type="float">
            <text:p>77636630300</text:p>
          </table:table-cell>
          <table:table-cell table:formula="of:=[.$J$9]*([.$A748]-1) + [.$J$8]+FLOOR([.$A748]/[.$J$10])" office:value-type="float" office:value="898" calcext:value-type="float">
            <text:p>898</text:p>
          </table:table-cell>
          <table:table-cell table:formula="of:=[.$J$5]*([.$A748]-1) + [.$J$4]" office:value-type="float" office:value="15070" calcext:value-type="float">
            <text:p>15070</text:p>
          </table:table-cell>
          <table:table-cell table:formula="of:=[.$J$7]*([.$A748]-1) + [.$J$6]" office:value-type="float" office:value="0" calcext:value-type="float">
            <text:p>0</text:p>
          </table:table-cell>
          <table:table-cell table:formula="of:=FLOOR([.$A748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$A749]^[.$J$2] + [.$J$3]*([.$A749]-1)+[.$J$1]" office:value-type="float" office:value="418512736" calcext:value-type="float">
            <text:p>418512736</text:p>
          </table:table-cell>
          <table:table-cell table:formula="of:=[.$C748]+[.$B748]" office:value-type="float" office:value="78053466762" calcext:value-type="float">
            <text:p>78053466762</text:p>
          </table:table-cell>
          <table:table-cell table:formula="of:=[.$J$9]*([.$A749]-1) + [.$J$8]+FLOOR([.$A749]/[.$J$10])" office:value-type="float" office:value="899" calcext:value-type="float">
            <text:p>899</text:p>
          </table:table-cell>
          <table:table-cell table:formula="of:=[.$J$5]*([.$A749]-1) + [.$J$4]" office:value-type="float" office:value="15090" calcext:value-type="float">
            <text:p>15090</text:p>
          </table:table-cell>
          <table:table-cell table:formula="of:=[.$J$7]*([.$A749]-1) + [.$J$6]" office:value-type="float" office:value="0" calcext:value-type="float">
            <text:p>0</text:p>
          </table:table-cell>
          <table:table-cell table:formula="of:=FLOOR([.$A749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$A750]^[.$J$2] + [.$J$3]*([.$A750]-1)+[.$J$1]" office:value-type="float" office:value="420193498" calcext:value-type="float">
            <text:p>420193498</text:p>
          </table:table-cell>
          <table:table-cell table:formula="of:=[.$C749]+[.$B749]" office:value-type="float" office:value="78471979498" calcext:value-type="float">
            <text:p>78471979498</text:p>
          </table:table-cell>
          <table:table-cell table:formula="of:=[.$J$9]*([.$A750]-1) + [.$J$8]+FLOOR([.$A750]/[.$J$10])" office:value-type="float" office:value="900" calcext:value-type="float">
            <text:p>900</text:p>
          </table:table-cell>
          <table:table-cell table:formula="of:=[.$J$5]*([.$A750]-1) + [.$J$4]" office:value-type="float" office:value="15110" calcext:value-type="float">
            <text:p>15110</text:p>
          </table:table-cell>
          <table:table-cell table:formula="of:=[.$J$7]*([.$A750]-1) + [.$J$6]" office:value-type="float" office:value="0" calcext:value-type="float">
            <text:p>0</text:p>
          </table:table-cell>
          <table:table-cell table:formula="of:=FLOOR([.$A750]/[.$J$11])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$A751]^[.$J$2] + [.$J$3]*([.$A751]-1)+[.$J$1]" office:value-type="float" office:value="421878754" calcext:value-type="float">
            <text:p>421878754</text:p>
          </table:table-cell>
          <table:table-cell table:formula="of:=[.$C750]+[.$B750]" office:value-type="float" office:value="78892172996" calcext:value-type="float">
            <text:p>78892172996</text:p>
          </table:table-cell>
          <table:table-cell table:formula="of:=[.$J$9]*([.$A751]-1) + [.$J$8]+FLOOR([.$A751]/[.$J$10])" office:value-type="float" office:value="902" calcext:value-type="float">
            <text:p>902</text:p>
          </table:table-cell>
          <table:table-cell table:formula="of:=[.$J$5]*([.$A751]-1) + [.$J$4]" office:value-type="float" office:value="15130" calcext:value-type="float">
            <text:p>15130</text:p>
          </table:table-cell>
          <table:table-cell table:formula="of:=[.$J$7]*([.$A751]-1) + [.$J$6]" office:value-type="float" office:value="0" calcext:value-type="float">
            <text:p>0</text:p>
          </table:table-cell>
          <table:table-cell table:formula="of:=FLOOR([.$A751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$A752]^[.$J$2] + [.$J$3]*([.$A752]-1)+[.$J$1]" office:value-type="float" office:value="423568510" calcext:value-type="float">
            <text:p>423568510</text:p>
          </table:table-cell>
          <table:table-cell table:formula="of:=[.$C751]+[.$B751]" office:value-type="float" office:value="79314051750" calcext:value-type="float">
            <text:p>79314051750</text:p>
          </table:table-cell>
          <table:table-cell table:formula="of:=[.$J$9]*([.$A752]-1) + [.$J$8]+FLOOR([.$A752]/[.$J$10])" office:value-type="float" office:value="903" calcext:value-type="float">
            <text:p>903</text:p>
          </table:table-cell>
          <table:table-cell table:formula="of:=[.$J$5]*([.$A752]-1) + [.$J$4]" office:value-type="float" office:value="15150" calcext:value-type="float">
            <text:p>15150</text:p>
          </table:table-cell>
          <table:table-cell table:formula="of:=[.$J$7]*([.$A752]-1) + [.$J$6]" office:value-type="float" office:value="0" calcext:value-type="float">
            <text:p>0</text:p>
          </table:table-cell>
          <table:table-cell table:formula="of:=FLOOR([.$A752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$A753]^[.$J$2] + [.$J$3]*([.$A753]-1)+[.$J$1]" office:value-type="float" office:value="425262772" calcext:value-type="float">
            <text:p>425262772</text:p>
          </table:table-cell>
          <table:table-cell table:formula="of:=[.$C752]+[.$B752]" office:value-type="float" office:value="79737620260" calcext:value-type="float">
            <text:p>79737620260</text:p>
          </table:table-cell>
          <table:table-cell table:formula="of:=[.$J$9]*([.$A753]-1) + [.$J$8]+FLOOR([.$A753]/[.$J$10])" office:value-type="float" office:value="904" calcext:value-type="float">
            <text:p>904</text:p>
          </table:table-cell>
          <table:table-cell table:formula="of:=[.$J$5]*([.$A753]-1) + [.$J$4]" office:value-type="float" office:value="15170" calcext:value-type="float">
            <text:p>15170</text:p>
          </table:table-cell>
          <table:table-cell table:formula="of:=[.$J$7]*([.$A753]-1) + [.$J$6]" office:value-type="float" office:value="0" calcext:value-type="float">
            <text:p>0</text:p>
          </table:table-cell>
          <table:table-cell table:formula="of:=FLOOR([.$A753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$A754]^[.$J$2] + [.$J$3]*([.$A754]-1)+[.$J$1]" office:value-type="float" office:value="426961546" calcext:value-type="float">
            <text:p>426961546</text:p>
          </table:table-cell>
          <table:table-cell table:formula="of:=[.$C753]+[.$B753]" office:value-type="float" office:value="80162883032" calcext:value-type="float">
            <text:p>80162883032</text:p>
          </table:table-cell>
          <table:table-cell table:formula="of:=[.$J$9]*([.$A754]-1) + [.$J$8]+FLOOR([.$A754]/[.$J$10])" office:value-type="float" office:value="905" calcext:value-type="float">
            <text:p>905</text:p>
          </table:table-cell>
          <table:table-cell table:formula="of:=[.$J$5]*([.$A754]-1) + [.$J$4]" office:value-type="float" office:value="15190" calcext:value-type="float">
            <text:p>15190</text:p>
          </table:table-cell>
          <table:table-cell table:formula="of:=[.$J$7]*([.$A754]-1) + [.$J$6]" office:value-type="float" office:value="0" calcext:value-type="float">
            <text:p>0</text:p>
          </table:table-cell>
          <table:table-cell table:formula="of:=FLOOR([.$A754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$A755]^[.$J$2] + [.$J$3]*([.$A755]-1)+[.$J$1]" office:value-type="float" office:value="428664838" calcext:value-type="float">
            <text:p>428664838</text:p>
          </table:table-cell>
          <table:table-cell table:formula="of:=[.$C754]+[.$B754]" office:value-type="float" office:value="80589844578" calcext:value-type="float">
            <text:p>80589844578</text:p>
          </table:table-cell>
          <table:table-cell table:formula="of:=[.$J$9]*([.$A755]-1) + [.$J$8]+FLOOR([.$A755]/[.$J$10])" office:value-type="float" office:value="906" calcext:value-type="float">
            <text:p>906</text:p>
          </table:table-cell>
          <table:table-cell table:formula="of:=[.$J$5]*([.$A755]-1) + [.$J$4]" office:value-type="float" office:value="15210" calcext:value-type="float">
            <text:p>15210</text:p>
          </table:table-cell>
          <table:table-cell table:formula="of:=[.$J$7]*([.$A755]-1) + [.$J$6]" office:value-type="float" office:value="0" calcext:value-type="float">
            <text:p>0</text:p>
          </table:table-cell>
          <table:table-cell table:formula="of:=FLOOR([.$A755]/[.$J$11]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$A756]^[.$J$2] + [.$J$3]*([.$A756]-1)+[.$J$1]" office:value-type="float" office:value="430372654" calcext:value-type="float">
            <text:p>430372654</text:p>
          </table:table-cell>
          <table:table-cell table:formula="of:=[.$C755]+[.$B755]" office:value-type="float" office:value="81018509416" calcext:value-type="float">
            <text:p>81018509416</text:p>
          </table:table-cell>
          <table:table-cell table:formula="of:=[.$J$9]*([.$A756]-1) + [.$J$8]+FLOOR([.$A756]/[.$J$10])" office:value-type="float" office:value="908" calcext:value-type="float">
            <text:p>908</text:p>
          </table:table-cell>
          <table:table-cell table:formula="of:=[.$J$5]*([.$A756]-1) + [.$J$4]" office:value-type="float" office:value="15230" calcext:value-type="float">
            <text:p>15230</text:p>
          </table:table-cell>
          <table:table-cell table:formula="of:=[.$J$7]*([.$A756]-1) + [.$J$6]" office:value-type="float" office:value="0" calcext:value-type="float">
            <text:p>0</text:p>
          </table:table-cell>
          <table:table-cell table:formula="of:=FLOOR([.$A756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$A757]^[.$J$2] + [.$J$3]*([.$A757]-1)+[.$J$1]" office:value-type="float" office:value="432085000" calcext:value-type="float">
            <text:p>432085000</text:p>
          </table:table-cell>
          <table:table-cell table:formula="of:=[.$C756]+[.$B756]" office:value-type="float" office:value="81448882070" calcext:value-type="float">
            <text:p>81448882070</text:p>
          </table:table-cell>
          <table:table-cell table:formula="of:=[.$J$9]*([.$A757]-1) + [.$J$8]+FLOOR([.$A757]/[.$J$10])" office:value-type="float" office:value="909" calcext:value-type="float">
            <text:p>909</text:p>
          </table:table-cell>
          <table:table-cell table:formula="of:=[.$J$5]*([.$A757]-1) + [.$J$4]" office:value-type="float" office:value="15250" calcext:value-type="float">
            <text:p>15250</text:p>
          </table:table-cell>
          <table:table-cell table:formula="of:=[.$J$7]*([.$A757]-1) + [.$J$6]" office:value-type="float" office:value="0" calcext:value-type="float">
            <text:p>0</text:p>
          </table:table-cell>
          <table:table-cell table:formula="of:=FLOOR([.$A757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$A758]^[.$J$2] + [.$J$3]*([.$A758]-1)+[.$J$1]" office:value-type="float" office:value="433801882" calcext:value-type="float">
            <text:p>433801882</text:p>
          </table:table-cell>
          <table:table-cell table:formula="of:=[.$C757]+[.$B757]" office:value-type="float" office:value="81880967070" calcext:value-type="float">
            <text:p>81880967070</text:p>
          </table:table-cell>
          <table:table-cell table:formula="of:=[.$J$9]*([.$A758]-1) + [.$J$8]+FLOOR([.$A758]/[.$J$10])" office:value-type="float" office:value="910" calcext:value-type="float">
            <text:p>910</text:p>
          </table:table-cell>
          <table:table-cell table:formula="of:=[.$J$5]*([.$A758]-1) + [.$J$4]" office:value-type="float" office:value="15270" calcext:value-type="float">
            <text:p>15270</text:p>
          </table:table-cell>
          <table:table-cell table:formula="of:=[.$J$7]*([.$A758]-1) + [.$J$6]" office:value-type="float" office:value="0" calcext:value-type="float">
            <text:p>0</text:p>
          </table:table-cell>
          <table:table-cell table:formula="of:=FLOOR([.$A758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$A759]^[.$J$2] + [.$J$3]*([.$A759]-1)+[.$J$1]" office:value-type="float" office:value="435523306" calcext:value-type="float">
            <text:p>435523306</text:p>
          </table:table-cell>
          <table:table-cell table:formula="of:=[.$C758]+[.$B758]" office:value-type="float" office:value="82314768952" calcext:value-type="float">
            <text:p>82314768952</text:p>
          </table:table-cell>
          <table:table-cell table:formula="of:=[.$J$9]*([.$A759]-1) + [.$J$8]+FLOOR([.$A759]/[.$J$10])" office:value-type="float" office:value="911" calcext:value-type="float">
            <text:p>911</text:p>
          </table:table-cell>
          <table:table-cell table:formula="of:=[.$J$5]*([.$A759]-1) + [.$J$4]" office:value-type="float" office:value="15290" calcext:value-type="float">
            <text:p>15290</text:p>
          </table:table-cell>
          <table:table-cell table:formula="of:=[.$J$7]*([.$A759]-1) + [.$J$6]" office:value-type="float" office:value="0" calcext:value-type="float">
            <text:p>0</text:p>
          </table:table-cell>
          <table:table-cell table:formula="of:=FLOOR([.$A759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$A760]^[.$J$2] + [.$J$3]*([.$A760]-1)+[.$J$1]" office:value-type="float" office:value="437249278" calcext:value-type="float">
            <text:p>437249278</text:p>
          </table:table-cell>
          <table:table-cell table:formula="of:=[.$C759]+[.$B759]" office:value-type="float" office:value="82750292258" calcext:value-type="float">
            <text:p>82750292258</text:p>
          </table:table-cell>
          <table:table-cell table:formula="of:=[.$J$9]*([.$A760]-1) + [.$J$8]+FLOOR([.$A760]/[.$J$10])" office:value-type="float" office:value="912" calcext:value-type="float">
            <text:p>912</text:p>
          </table:table-cell>
          <table:table-cell table:formula="of:=[.$J$5]*([.$A760]-1) + [.$J$4]" office:value-type="float" office:value="15310" calcext:value-type="float">
            <text:p>15310</text:p>
          </table:table-cell>
          <table:table-cell table:formula="of:=[.$J$7]*([.$A760]-1) + [.$J$6]" office:value-type="float" office:value="0" calcext:value-type="float">
            <text:p>0</text:p>
          </table:table-cell>
          <table:table-cell table:formula="of:=FLOOR([.$A760]/[.$J$11])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$A761]^[.$J$2] + [.$J$3]*([.$A761]-1)+[.$J$1]" office:value-type="float" office:value="438979804" calcext:value-type="float">
            <text:p>438979804</text:p>
          </table:table-cell>
          <table:table-cell table:formula="of:=[.$C760]+[.$B760]" office:value-type="float" office:value="83187541536" calcext:value-type="float">
            <text:p>83187541536</text:p>
          </table:table-cell>
          <table:table-cell table:formula="of:=[.$J$9]*([.$A761]-1) + [.$J$8]+FLOOR([.$A761]/[.$J$10])" office:value-type="float" office:value="914" calcext:value-type="float">
            <text:p>914</text:p>
          </table:table-cell>
          <table:table-cell table:formula="of:=[.$J$5]*([.$A761]-1) + [.$J$4]" office:value-type="float" office:value="15330" calcext:value-type="float">
            <text:p>15330</text:p>
          </table:table-cell>
          <table:table-cell table:formula="of:=[.$J$7]*([.$A761]-1) + [.$J$6]" office:value-type="float" office:value="0" calcext:value-type="float">
            <text:p>0</text:p>
          </table:table-cell>
          <table:table-cell table:formula="of:=FLOOR([.$A761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$A762]^[.$J$2] + [.$J$3]*([.$A762]-1)+[.$J$1]" office:value-type="float" office:value="440714890" calcext:value-type="float">
            <text:p>440714890</text:p>
          </table:table-cell>
          <table:table-cell table:formula="of:=[.$C761]+[.$B761]" office:value-type="float" office:value="83626521340" calcext:value-type="float">
            <text:p>83626521340</text:p>
          </table:table-cell>
          <table:table-cell table:formula="of:=[.$J$9]*([.$A762]-1) + [.$J$8]+FLOOR([.$A762]/[.$J$10])" office:value-type="float" office:value="915" calcext:value-type="float">
            <text:p>915</text:p>
          </table:table-cell>
          <table:table-cell table:formula="of:=[.$J$5]*([.$A762]-1) + [.$J$4]" office:value-type="float" office:value="15350" calcext:value-type="float">
            <text:p>15350</text:p>
          </table:table-cell>
          <table:table-cell table:formula="of:=[.$J$7]*([.$A762]-1) + [.$J$6]" office:value-type="float" office:value="0" calcext:value-type="float">
            <text:p>0</text:p>
          </table:table-cell>
          <table:table-cell table:formula="of:=FLOOR([.$A762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$A763]^[.$J$2] + [.$J$3]*([.$A763]-1)+[.$J$1]" office:value-type="float" office:value="442454542" calcext:value-type="float">
            <text:p>442454542</text:p>
          </table:table-cell>
          <table:table-cell table:formula="of:=[.$C762]+[.$B762]" office:value-type="float" office:value="84067236230" calcext:value-type="float">
            <text:p>84067236230</text:p>
          </table:table-cell>
          <table:table-cell table:formula="of:=[.$J$9]*([.$A763]-1) + [.$J$8]+FLOOR([.$A763]/[.$J$10])" office:value-type="float" office:value="916" calcext:value-type="float">
            <text:p>916</text:p>
          </table:table-cell>
          <table:table-cell table:formula="of:=[.$J$5]*([.$A763]-1) + [.$J$4]" office:value-type="float" office:value="15370" calcext:value-type="float">
            <text:p>15370</text:p>
          </table:table-cell>
          <table:table-cell table:formula="of:=[.$J$7]*([.$A763]-1) + [.$J$6]" office:value-type="float" office:value="0" calcext:value-type="float">
            <text:p>0</text:p>
          </table:table-cell>
          <table:table-cell table:formula="of:=FLOOR([.$A763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$A764]^[.$J$2] + [.$J$3]*([.$A764]-1)+[.$J$1]" office:value-type="float" office:value="444198766" calcext:value-type="float">
            <text:p>444198766</text:p>
          </table:table-cell>
          <table:table-cell table:formula="of:=[.$C763]+[.$B763]" office:value-type="float" office:value="84509690772" calcext:value-type="float">
            <text:p>84509690772</text:p>
          </table:table-cell>
          <table:table-cell table:formula="of:=[.$J$9]*([.$A764]-1) + [.$J$8]+FLOOR([.$A764]/[.$J$10])" office:value-type="float" office:value="917" calcext:value-type="float">
            <text:p>917</text:p>
          </table:table-cell>
          <table:table-cell table:formula="of:=[.$J$5]*([.$A764]-1) + [.$J$4]" office:value-type="float" office:value="15390" calcext:value-type="float">
            <text:p>15390</text:p>
          </table:table-cell>
          <table:table-cell table:formula="of:=[.$J$7]*([.$A764]-1) + [.$J$6]" office:value-type="float" office:value="0" calcext:value-type="float">
            <text:p>0</text:p>
          </table:table-cell>
          <table:table-cell table:formula="of:=FLOOR([.$A764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$A765]^[.$J$2] + [.$J$3]*([.$A765]-1)+[.$J$1]" office:value-type="float" office:value="445947568" calcext:value-type="float">
            <text:p>445947568</text:p>
          </table:table-cell>
          <table:table-cell table:formula="of:=[.$C764]+[.$B764]" office:value-type="float" office:value="84953889538" calcext:value-type="float">
            <text:p>84953889538</text:p>
          </table:table-cell>
          <table:table-cell table:formula="of:=[.$J$9]*([.$A765]-1) + [.$J$8]+FLOOR([.$A765]/[.$J$10])" office:value-type="float" office:value="918" calcext:value-type="float">
            <text:p>918</text:p>
          </table:table-cell>
          <table:table-cell table:formula="of:=[.$J$5]*([.$A765]-1) + [.$J$4]" office:value-type="float" office:value="15410" calcext:value-type="float">
            <text:p>15410</text:p>
          </table:table-cell>
          <table:table-cell table:formula="of:=[.$J$7]*([.$A765]-1) + [.$J$6]" office:value-type="float" office:value="0" calcext:value-type="float">
            <text:p>0</text:p>
          </table:table-cell>
          <table:table-cell table:formula="of:=FLOOR([.$A765]/[.$J$11])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$A766]^[.$J$2] + [.$J$3]*([.$A766]-1)+[.$J$1]" office:value-type="float" office:value="447700954" calcext:value-type="float">
            <text:p>447700954</text:p>
          </table:table-cell>
          <table:table-cell table:formula="of:=[.$C765]+[.$B765]" office:value-type="float" office:value="85399837106" calcext:value-type="float">
            <text:p>85399837106</text:p>
          </table:table-cell>
          <table:table-cell table:formula="of:=[.$J$9]*([.$A766]-1) + [.$J$8]+FLOOR([.$A766]/[.$J$10])" office:value-type="float" office:value="920" calcext:value-type="float">
            <text:p>920</text:p>
          </table:table-cell>
          <table:table-cell table:formula="of:=[.$J$5]*([.$A766]-1) + [.$J$4]" office:value-type="float" office:value="15430" calcext:value-type="float">
            <text:p>15430</text:p>
          </table:table-cell>
          <table:table-cell table:formula="of:=[.$J$7]*([.$A766]-1) + [.$J$6]" office:value-type="float" office:value="0" calcext:value-type="float">
            <text:p>0</text:p>
          </table:table-cell>
          <table:table-cell table:formula="of:=FLOOR([.$A766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$A767]^[.$J$2] + [.$J$3]*([.$A767]-1)+[.$J$1]" office:value-type="float" office:value="449458930" calcext:value-type="float">
            <text:p>449458930</text:p>
          </table:table-cell>
          <table:table-cell table:formula="of:=[.$C766]+[.$B766]" office:value-type="float" office:value="85847538060" calcext:value-type="float">
            <text:p>85847538060</text:p>
          </table:table-cell>
          <table:table-cell table:formula="of:=[.$J$9]*([.$A767]-1) + [.$J$8]+FLOOR([.$A767]/[.$J$10])" office:value-type="float" office:value="921" calcext:value-type="float">
            <text:p>921</text:p>
          </table:table-cell>
          <table:table-cell table:formula="of:=[.$J$5]*([.$A767]-1) + [.$J$4]" office:value-type="float" office:value="15450" calcext:value-type="float">
            <text:p>15450</text:p>
          </table:table-cell>
          <table:table-cell table:formula="of:=[.$J$7]*([.$A767]-1) + [.$J$6]" office:value-type="float" office:value="0" calcext:value-type="float">
            <text:p>0</text:p>
          </table:table-cell>
          <table:table-cell table:formula="of:=FLOOR([.$A767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$A768]^[.$J$2] + [.$J$3]*([.$A768]-1)+[.$J$1]" office:value-type="float" office:value="451221502" calcext:value-type="float">
            <text:p>451221502</text:p>
          </table:table-cell>
          <table:table-cell table:formula="of:=[.$C767]+[.$B767]" office:value-type="float" office:value="86296996990" calcext:value-type="float">
            <text:p>86296996990</text:p>
          </table:table-cell>
          <table:table-cell table:formula="of:=[.$J$9]*([.$A768]-1) + [.$J$8]+FLOOR([.$A768]/[.$J$10])" office:value-type="float" office:value="922" calcext:value-type="float">
            <text:p>922</text:p>
          </table:table-cell>
          <table:table-cell table:formula="of:=[.$J$5]*([.$A768]-1) + [.$J$4]" office:value-type="float" office:value="15470" calcext:value-type="float">
            <text:p>15470</text:p>
          </table:table-cell>
          <table:table-cell table:formula="of:=[.$J$7]*([.$A768]-1) + [.$J$6]" office:value-type="float" office:value="0" calcext:value-type="float">
            <text:p>0</text:p>
          </table:table-cell>
          <table:table-cell table:formula="of:=FLOOR([.$A768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$A769]^[.$J$2] + [.$J$3]*([.$A769]-1)+[.$J$1]" office:value-type="float" office:value="452988676" calcext:value-type="float">
            <text:p>452988676</text:p>
          </table:table-cell>
          <table:table-cell table:formula="of:=[.$C768]+[.$B768]" office:value-type="float" office:value="86748218492" calcext:value-type="float">
            <text:p>86748218492</text:p>
          </table:table-cell>
          <table:table-cell table:formula="of:=[.$J$9]*([.$A769]-1) + [.$J$8]+FLOOR([.$A769]/[.$J$10])" office:value-type="float" office:value="923" calcext:value-type="float">
            <text:p>923</text:p>
          </table:table-cell>
          <table:table-cell table:formula="of:=[.$J$5]*([.$A769]-1) + [.$J$4]" office:value-type="float" office:value="15490" calcext:value-type="float">
            <text:p>15490</text:p>
          </table:table-cell>
          <table:table-cell table:formula="of:=[.$J$7]*([.$A769]-1) + [.$J$6]" office:value-type="float" office:value="0" calcext:value-type="float">
            <text:p>0</text:p>
          </table:table-cell>
          <table:table-cell table:formula="of:=FLOOR([.$A769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$A770]^[.$J$2] + [.$J$3]*([.$A770]-1)+[.$J$1]" office:value-type="float" office:value="454760458" calcext:value-type="float">
            <text:p>454760458</text:p>
          </table:table-cell>
          <table:table-cell table:formula="of:=[.$C769]+[.$B769]" office:value-type="float" office:value="87201207168" calcext:value-type="float">
            <text:p>87201207168</text:p>
          </table:table-cell>
          <table:table-cell table:formula="of:=[.$J$9]*([.$A770]-1) + [.$J$8]+FLOOR([.$A770]/[.$J$10])" office:value-type="float" office:value="924" calcext:value-type="float">
            <text:p>924</text:p>
          </table:table-cell>
          <table:table-cell table:formula="of:=[.$J$5]*([.$A770]-1) + [.$J$4]" office:value-type="float" office:value="15510" calcext:value-type="float">
            <text:p>15510</text:p>
          </table:table-cell>
          <table:table-cell table:formula="of:=[.$J$7]*([.$A770]-1) + [.$J$6]" office:value-type="float" office:value="0" calcext:value-type="float">
            <text:p>0</text:p>
          </table:table-cell>
          <table:table-cell table:formula="of:=FLOOR([.$A770]/[.$J$11])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$A771]^[.$J$2] + [.$J$3]*([.$A771]-1)+[.$J$1]" office:value-type="float" office:value="456536854" calcext:value-type="float">
            <text:p>456536854</text:p>
          </table:table-cell>
          <table:table-cell table:formula="of:=[.$C770]+[.$B770]" office:value-type="float" office:value="87655967626" calcext:value-type="float">
            <text:p>87655967626</text:p>
          </table:table-cell>
          <table:table-cell table:formula="of:=[.$J$9]*([.$A771]-1) + [.$J$8]+FLOOR([.$A771]/[.$J$10])" office:value-type="float" office:value="926" calcext:value-type="float">
            <text:p>926</text:p>
          </table:table-cell>
          <table:table-cell table:formula="of:=[.$J$5]*([.$A771]-1) + [.$J$4]" office:value-type="float" office:value="15530" calcext:value-type="float">
            <text:p>15530</text:p>
          </table:table-cell>
          <table:table-cell table:formula="of:=[.$J$7]*([.$A771]-1) + [.$J$6]" office:value-type="float" office:value="0" calcext:value-type="float">
            <text:p>0</text:p>
          </table:table-cell>
          <table:table-cell table:formula="of:=FLOOR([.$A771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$A772]^[.$J$2] + [.$J$3]*([.$A772]-1)+[.$J$1]" office:value-type="float" office:value="458317870" calcext:value-type="float">
            <text:p>458317870</text:p>
          </table:table-cell>
          <table:table-cell table:formula="of:=[.$C771]+[.$B771]" office:value-type="float" office:value="88112504480" calcext:value-type="float">
            <text:p>88112504480</text:p>
          </table:table-cell>
          <table:table-cell table:formula="of:=[.$J$9]*([.$A772]-1) + [.$J$8]+FLOOR([.$A772]/[.$J$10])" office:value-type="float" office:value="927" calcext:value-type="float">
            <text:p>927</text:p>
          </table:table-cell>
          <table:table-cell table:formula="of:=[.$J$5]*([.$A772]-1) + [.$J$4]" office:value-type="float" office:value="15550" calcext:value-type="float">
            <text:p>15550</text:p>
          </table:table-cell>
          <table:table-cell table:formula="of:=[.$J$7]*([.$A772]-1) + [.$J$6]" office:value-type="float" office:value="0" calcext:value-type="float">
            <text:p>0</text:p>
          </table:table-cell>
          <table:table-cell table:formula="of:=FLOOR([.$A772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$A773]^[.$J$2] + [.$J$3]*([.$A773]-1)+[.$J$1]" office:value-type="float" office:value="460103512" calcext:value-type="float">
            <text:p>460103512</text:p>
          </table:table-cell>
          <table:table-cell table:formula="of:=[.$C772]+[.$B772]" office:value-type="float" office:value="88570822350" calcext:value-type="float">
            <text:p>88570822350</text:p>
          </table:table-cell>
          <table:table-cell table:formula="of:=[.$J$9]*([.$A773]-1) + [.$J$8]+FLOOR([.$A773]/[.$J$10])" office:value-type="float" office:value="928" calcext:value-type="float">
            <text:p>928</text:p>
          </table:table-cell>
          <table:table-cell table:formula="of:=[.$J$5]*([.$A773]-1) + [.$J$4]" office:value-type="float" office:value="15570" calcext:value-type="float">
            <text:p>15570</text:p>
          </table:table-cell>
          <table:table-cell table:formula="of:=[.$J$7]*([.$A773]-1) + [.$J$6]" office:value-type="float" office:value="0" calcext:value-type="float">
            <text:p>0</text:p>
          </table:table-cell>
          <table:table-cell table:formula="of:=FLOOR([.$A773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$A774]^[.$J$2] + [.$J$3]*([.$A774]-1)+[.$J$1]" office:value-type="float" office:value="461893786" calcext:value-type="float">
            <text:p>461893786</text:p>
          </table:table-cell>
          <table:table-cell table:formula="of:=[.$C773]+[.$B773]" office:value-type="float" office:value="89030925862" calcext:value-type="float">
            <text:p>89030925862</text:p>
          </table:table-cell>
          <table:table-cell table:formula="of:=[.$J$9]*([.$A774]-1) + [.$J$8]+FLOOR([.$A774]/[.$J$10])" office:value-type="float" office:value="929" calcext:value-type="float">
            <text:p>929</text:p>
          </table:table-cell>
          <table:table-cell table:formula="of:=[.$J$5]*([.$A774]-1) + [.$J$4]" office:value-type="float" office:value="15590" calcext:value-type="float">
            <text:p>15590</text:p>
          </table:table-cell>
          <table:table-cell table:formula="of:=[.$J$7]*([.$A774]-1) + [.$J$6]" office:value-type="float" office:value="0" calcext:value-type="float">
            <text:p>0</text:p>
          </table:table-cell>
          <table:table-cell table:formula="of:=FLOOR([.$A774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$A775]^[.$J$2] + [.$J$3]*([.$A775]-1)+[.$J$1]" office:value-type="float" office:value="463688698" calcext:value-type="float">
            <text:p>463688698</text:p>
          </table:table-cell>
          <table:table-cell table:formula="of:=[.$C774]+[.$B774]" office:value-type="float" office:value="89492819648" calcext:value-type="float">
            <text:p>89492819648</text:p>
          </table:table-cell>
          <table:table-cell table:formula="of:=[.$J$9]*([.$A775]-1) + [.$J$8]+FLOOR([.$A775]/[.$J$10])" office:value-type="float" office:value="930" calcext:value-type="float">
            <text:p>930</text:p>
          </table:table-cell>
          <table:table-cell table:formula="of:=[.$J$5]*([.$A775]-1) + [.$J$4]" office:value-type="float" office:value="15610" calcext:value-type="float">
            <text:p>15610</text:p>
          </table:table-cell>
          <table:table-cell table:formula="of:=[.$J$7]*([.$A775]-1) + [.$J$6]" office:value-type="float" office:value="0" calcext:value-type="float">
            <text:p>0</text:p>
          </table:table-cell>
          <table:table-cell table:formula="of:=FLOOR([.$A775]/[.$J$11])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$A776]^[.$J$2] + [.$J$3]*([.$A776]-1)+[.$J$1]" office:value-type="float" office:value="465488254" calcext:value-type="float">
            <text:p>465488254</text:p>
          </table:table-cell>
          <table:table-cell table:formula="of:=[.$C775]+[.$B775]" office:value-type="float" office:value="89956508346" calcext:value-type="float">
            <text:p>89956508346</text:p>
          </table:table-cell>
          <table:table-cell table:formula="of:=[.$J$9]*([.$A776]-1) + [.$J$8]+FLOOR([.$A776]/[.$J$10])" office:value-type="float" office:value="932" calcext:value-type="float">
            <text:p>932</text:p>
          </table:table-cell>
          <table:table-cell table:formula="of:=[.$J$5]*([.$A776]-1) + [.$J$4]" office:value-type="float" office:value="15630" calcext:value-type="float">
            <text:p>15630</text:p>
          </table:table-cell>
          <table:table-cell table:formula="of:=[.$J$7]*([.$A776]-1) + [.$J$6]" office:value-type="float" office:value="0" calcext:value-type="float">
            <text:p>0</text:p>
          </table:table-cell>
          <table:table-cell table:formula="of:=FLOOR([.$A776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$A777]^[.$J$2] + [.$J$3]*([.$A777]-1)+[.$J$1]" office:value-type="float" office:value="467292460" calcext:value-type="float">
            <text:p>467292460</text:p>
          </table:table-cell>
          <table:table-cell table:formula="of:=[.$C776]+[.$B776]" office:value-type="float" office:value="90421996600" calcext:value-type="float">
            <text:p>90421996600</text:p>
          </table:table-cell>
          <table:table-cell table:formula="of:=[.$J$9]*([.$A777]-1) + [.$J$8]+FLOOR([.$A777]/[.$J$10])" office:value-type="float" office:value="933" calcext:value-type="float">
            <text:p>933</text:p>
          </table:table-cell>
          <table:table-cell table:formula="of:=[.$J$5]*([.$A777]-1) + [.$J$4]" office:value-type="float" office:value="15650" calcext:value-type="float">
            <text:p>15650</text:p>
          </table:table-cell>
          <table:table-cell table:formula="of:=[.$J$7]*([.$A777]-1) + [.$J$6]" office:value-type="float" office:value="0" calcext:value-type="float">
            <text:p>0</text:p>
          </table:table-cell>
          <table:table-cell table:formula="of:=FLOOR([.$A777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$A778]^[.$J$2] + [.$J$3]*([.$A778]-1)+[.$J$1]" office:value-type="float" office:value="469101322" calcext:value-type="float">
            <text:p>469101322</text:p>
          </table:table-cell>
          <table:table-cell table:formula="of:=[.$C777]+[.$B777]" office:value-type="float" office:value="90889289060" calcext:value-type="float">
            <text:p>90889289060</text:p>
          </table:table-cell>
          <table:table-cell table:formula="of:=[.$J$9]*([.$A778]-1) + [.$J$8]+FLOOR([.$A778]/[.$J$10])" office:value-type="float" office:value="934" calcext:value-type="float">
            <text:p>934</text:p>
          </table:table-cell>
          <table:table-cell table:formula="of:=[.$J$5]*([.$A778]-1) + [.$J$4]" office:value-type="float" office:value="15670" calcext:value-type="float">
            <text:p>15670</text:p>
          </table:table-cell>
          <table:table-cell table:formula="of:=[.$J$7]*([.$A778]-1) + [.$J$6]" office:value-type="float" office:value="0" calcext:value-type="float">
            <text:p>0</text:p>
          </table:table-cell>
          <table:table-cell table:formula="of:=FLOOR([.$A778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$A779]^[.$J$2] + [.$J$3]*([.$A779]-1)+[.$J$1]" office:value-type="float" office:value="470914846" calcext:value-type="float">
            <text:p>470914846</text:p>
          </table:table-cell>
          <table:table-cell table:formula="of:=[.$C778]+[.$B778]" office:value-type="float" office:value="91358390382" calcext:value-type="float">
            <text:p>91358390382</text:p>
          </table:table-cell>
          <table:table-cell table:formula="of:=[.$J$9]*([.$A779]-1) + [.$J$8]+FLOOR([.$A779]/[.$J$10])" office:value-type="float" office:value="935" calcext:value-type="float">
            <text:p>935</text:p>
          </table:table-cell>
          <table:table-cell table:formula="of:=[.$J$5]*([.$A779]-1) + [.$J$4]" office:value-type="float" office:value="15690" calcext:value-type="float">
            <text:p>15690</text:p>
          </table:table-cell>
          <table:table-cell table:formula="of:=[.$J$7]*([.$A779]-1) + [.$J$6]" office:value-type="float" office:value="0" calcext:value-type="float">
            <text:p>0</text:p>
          </table:table-cell>
          <table:table-cell table:formula="of:=FLOOR([.$A779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$A780]^[.$J$2] + [.$J$3]*([.$A780]-1)+[.$J$1]" office:value-type="float" office:value="472733038" calcext:value-type="float">
            <text:p>472733038</text:p>
          </table:table-cell>
          <table:table-cell table:formula="of:=[.$C779]+[.$B779]" office:value-type="float" office:value="91829305228" calcext:value-type="float">
            <text:p>91829305228</text:p>
          </table:table-cell>
          <table:table-cell table:formula="of:=[.$J$9]*([.$A780]-1) + [.$J$8]+FLOOR([.$A780]/[.$J$10])" office:value-type="float" office:value="936" calcext:value-type="float">
            <text:p>936</text:p>
          </table:table-cell>
          <table:table-cell table:formula="of:=[.$J$5]*([.$A780]-1) + [.$J$4]" office:value-type="float" office:value="15710" calcext:value-type="float">
            <text:p>15710</text:p>
          </table:table-cell>
          <table:table-cell table:formula="of:=[.$J$7]*([.$A780]-1) + [.$J$6]" office:value-type="float" office:value="0" calcext:value-type="float">
            <text:p>0</text:p>
          </table:table-cell>
          <table:table-cell table:formula="of:=FLOOR([.$A780]/[.$J$11])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$A781]^[.$J$2] + [.$J$3]*([.$A781]-1)+[.$J$1]" office:value-type="float" office:value="474555904" calcext:value-type="float">
            <text:p>474555904</text:p>
          </table:table-cell>
          <table:table-cell table:formula="of:=[.$C780]+[.$B780]" office:value-type="float" office:value="92302038266" calcext:value-type="float">
            <text:p>92302038266</text:p>
          </table:table-cell>
          <table:table-cell table:formula="of:=[.$J$9]*([.$A781]-1) + [.$J$8]+FLOOR([.$A781]/[.$J$10])" office:value-type="float" office:value="938" calcext:value-type="float">
            <text:p>938</text:p>
          </table:table-cell>
          <table:table-cell table:formula="of:=[.$J$5]*([.$A781]-1) + [.$J$4]" office:value-type="float" office:value="15730" calcext:value-type="float">
            <text:p>15730</text:p>
          </table:table-cell>
          <table:table-cell table:formula="of:=[.$J$7]*([.$A781]-1) + [.$J$6]" office:value-type="float" office:value="0" calcext:value-type="float">
            <text:p>0</text:p>
          </table:table-cell>
          <table:table-cell table:formula="of:=FLOOR([.$A781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$A782]^[.$J$2] + [.$J$3]*([.$A782]-1)+[.$J$1]" office:value-type="float" office:value="476383450" calcext:value-type="float">
            <text:p>476383450</text:p>
          </table:table-cell>
          <table:table-cell table:formula="of:=[.$C781]+[.$B781]" office:value-type="float" office:value="92776594170" calcext:value-type="float">
            <text:p>92776594170</text:p>
          </table:table-cell>
          <table:table-cell table:formula="of:=[.$J$9]*([.$A782]-1) + [.$J$8]+FLOOR([.$A782]/[.$J$10])" office:value-type="float" office:value="939" calcext:value-type="float">
            <text:p>939</text:p>
          </table:table-cell>
          <table:table-cell table:formula="of:=[.$J$5]*([.$A782]-1) + [.$J$4]" office:value-type="float" office:value="15750" calcext:value-type="float">
            <text:p>15750</text:p>
          </table:table-cell>
          <table:table-cell table:formula="of:=[.$J$7]*([.$A782]-1) + [.$J$6]" office:value-type="float" office:value="0" calcext:value-type="float">
            <text:p>0</text:p>
          </table:table-cell>
          <table:table-cell table:formula="of:=FLOOR([.$A782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$A783]^[.$J$2] + [.$J$3]*([.$A783]-1)+[.$J$1]" office:value-type="float" office:value="478215682" calcext:value-type="float">
            <text:p>478215682</text:p>
          </table:table-cell>
          <table:table-cell table:formula="of:=[.$C782]+[.$B782]" office:value-type="float" office:value="93252977620" calcext:value-type="float">
            <text:p>93252977620</text:p>
          </table:table-cell>
          <table:table-cell table:formula="of:=[.$J$9]*([.$A783]-1) + [.$J$8]+FLOOR([.$A783]/[.$J$10])" office:value-type="float" office:value="940" calcext:value-type="float">
            <text:p>940</text:p>
          </table:table-cell>
          <table:table-cell table:formula="of:=[.$J$5]*([.$A783]-1) + [.$J$4]" office:value-type="float" office:value="15770" calcext:value-type="float">
            <text:p>15770</text:p>
          </table:table-cell>
          <table:table-cell table:formula="of:=[.$J$7]*([.$A783]-1) + [.$J$6]" office:value-type="float" office:value="0" calcext:value-type="float">
            <text:p>0</text:p>
          </table:table-cell>
          <table:table-cell table:formula="of:=FLOOR([.$A783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$A784]^[.$J$2] + [.$J$3]*([.$A784]-1)+[.$J$1]" office:value-type="float" office:value="480052606" calcext:value-type="float">
            <text:p>480052606</text:p>
          </table:table-cell>
          <table:table-cell table:formula="of:=[.$C783]+[.$B783]" office:value-type="float" office:value="93731193302" calcext:value-type="float">
            <text:p>93731193302</text:p>
          </table:table-cell>
          <table:table-cell table:formula="of:=[.$J$9]*([.$A784]-1) + [.$J$8]+FLOOR([.$A784]/[.$J$10])" office:value-type="float" office:value="941" calcext:value-type="float">
            <text:p>941</text:p>
          </table:table-cell>
          <table:table-cell table:formula="of:=[.$J$5]*([.$A784]-1) + [.$J$4]" office:value-type="float" office:value="15790" calcext:value-type="float">
            <text:p>15790</text:p>
          </table:table-cell>
          <table:table-cell table:formula="of:=[.$J$7]*([.$A784]-1) + [.$J$6]" office:value-type="float" office:value="0" calcext:value-type="float">
            <text:p>0</text:p>
          </table:table-cell>
          <table:table-cell table:formula="of:=FLOOR([.$A784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$A785]^[.$J$2] + [.$J$3]*([.$A785]-1)+[.$J$1]" office:value-type="float" office:value="481894228" calcext:value-type="float">
            <text:p>481894228</text:p>
          </table:table-cell>
          <table:table-cell table:formula="of:=[.$C784]+[.$B784]" office:value-type="float" office:value="94211245908" calcext:value-type="float">
            <text:p>94211245908</text:p>
          </table:table-cell>
          <table:table-cell table:formula="of:=[.$J$9]*([.$A785]-1) + [.$J$8]+FLOOR([.$A785]/[.$J$10])" office:value-type="float" office:value="942" calcext:value-type="float">
            <text:p>942</text:p>
          </table:table-cell>
          <table:table-cell table:formula="of:=[.$J$5]*([.$A785]-1) + [.$J$4]" office:value-type="float" office:value="15810" calcext:value-type="float">
            <text:p>15810</text:p>
          </table:table-cell>
          <table:table-cell table:formula="of:=[.$J$7]*([.$A785]-1) + [.$J$6]" office:value-type="float" office:value="0" calcext:value-type="float">
            <text:p>0</text:p>
          </table:table-cell>
          <table:table-cell table:formula="of:=FLOOR([.$A785]/[.$J$11])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$A786]^[.$J$2] + [.$J$3]*([.$A786]-1)+[.$J$1]" office:value-type="float" office:value="483740554" calcext:value-type="float">
            <text:p>483740554</text:p>
          </table:table-cell>
          <table:table-cell table:formula="of:=[.$C785]+[.$B785]" office:value-type="float" office:value="94693140136" calcext:value-type="float">
            <text:p>94693140136</text:p>
          </table:table-cell>
          <table:table-cell table:formula="of:=[.$J$9]*([.$A786]-1) + [.$J$8]+FLOOR([.$A786]/[.$J$10])" office:value-type="float" office:value="944" calcext:value-type="float">
            <text:p>944</text:p>
          </table:table-cell>
          <table:table-cell table:formula="of:=[.$J$5]*([.$A786]-1) + [.$J$4]" office:value-type="float" office:value="15830" calcext:value-type="float">
            <text:p>15830</text:p>
          </table:table-cell>
          <table:table-cell table:formula="of:=[.$J$7]*([.$A786]-1) + [.$J$6]" office:value-type="float" office:value="0" calcext:value-type="float">
            <text:p>0</text:p>
          </table:table-cell>
          <table:table-cell table:formula="of:=FLOOR([.$A786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$A787]^[.$J$2] + [.$J$3]*([.$A787]-1)+[.$J$1]" office:value-type="float" office:value="485591590" calcext:value-type="float">
            <text:p>485591590</text:p>
          </table:table-cell>
          <table:table-cell table:formula="of:=[.$C786]+[.$B786]" office:value-type="float" office:value="95176880690" calcext:value-type="float">
            <text:p>95176880690</text:p>
          </table:table-cell>
          <table:table-cell table:formula="of:=[.$J$9]*([.$A787]-1) + [.$J$8]+FLOOR([.$A787]/[.$J$10])" office:value-type="float" office:value="945" calcext:value-type="float">
            <text:p>945</text:p>
          </table:table-cell>
          <table:table-cell table:formula="of:=[.$J$5]*([.$A787]-1) + [.$J$4]" office:value-type="float" office:value="15850" calcext:value-type="float">
            <text:p>15850</text:p>
          </table:table-cell>
          <table:table-cell table:formula="of:=[.$J$7]*([.$A787]-1) + [.$J$6]" office:value-type="float" office:value="0" calcext:value-type="float">
            <text:p>0</text:p>
          </table:table-cell>
          <table:table-cell table:formula="of:=FLOOR([.$A787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$A788]^[.$J$2] + [.$J$3]*([.$A788]-1)+[.$J$1]" office:value-type="float" office:value="487447342" calcext:value-type="float">
            <text:p>487447342</text:p>
          </table:table-cell>
          <table:table-cell table:formula="of:=[.$C787]+[.$B787]" office:value-type="float" office:value="95662472280" calcext:value-type="float">
            <text:p>95662472280</text:p>
          </table:table-cell>
          <table:table-cell table:formula="of:=[.$J$9]*([.$A788]-1) + [.$J$8]+FLOOR([.$A788]/[.$J$10])" office:value-type="float" office:value="946" calcext:value-type="float">
            <text:p>946</text:p>
          </table:table-cell>
          <table:table-cell table:formula="of:=[.$J$5]*([.$A788]-1) + [.$J$4]" office:value-type="float" office:value="15870" calcext:value-type="float">
            <text:p>15870</text:p>
          </table:table-cell>
          <table:table-cell table:formula="of:=[.$J$7]*([.$A788]-1) + [.$J$6]" office:value-type="float" office:value="0" calcext:value-type="float">
            <text:p>0</text:p>
          </table:table-cell>
          <table:table-cell table:formula="of:=FLOOR([.$A788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$A789]^[.$J$2] + [.$J$3]*([.$A789]-1)+[.$J$1]" office:value-type="float" office:value="489307816" calcext:value-type="float">
            <text:p>489307816</text:p>
          </table:table-cell>
          <table:table-cell table:formula="of:=[.$C788]+[.$B788]" office:value-type="float" office:value="96149919622" calcext:value-type="float">
            <text:p>96149919622</text:p>
          </table:table-cell>
          <table:table-cell table:formula="of:=[.$J$9]*([.$A789]-1) + [.$J$8]+FLOOR([.$A789]/[.$J$10])" office:value-type="float" office:value="947" calcext:value-type="float">
            <text:p>947</text:p>
          </table:table-cell>
          <table:table-cell table:formula="of:=[.$J$5]*([.$A789]-1) + [.$J$4]" office:value-type="float" office:value="15890" calcext:value-type="float">
            <text:p>15890</text:p>
          </table:table-cell>
          <table:table-cell table:formula="of:=[.$J$7]*([.$A789]-1) + [.$J$6]" office:value-type="float" office:value="0" calcext:value-type="float">
            <text:p>0</text:p>
          </table:table-cell>
          <table:table-cell table:formula="of:=FLOOR([.$A789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$A790]^[.$J$2] + [.$J$3]*([.$A790]-1)+[.$J$1]" office:value-type="float" office:value="491173018" calcext:value-type="float">
            <text:p>491173018</text:p>
          </table:table-cell>
          <table:table-cell table:formula="of:=[.$C789]+[.$B789]" office:value-type="float" office:value="96639227438" calcext:value-type="float">
            <text:p>96639227438</text:p>
          </table:table-cell>
          <table:table-cell table:formula="of:=[.$J$9]*([.$A790]-1) + [.$J$8]+FLOOR([.$A790]/[.$J$10])" office:value-type="float" office:value="948" calcext:value-type="float">
            <text:p>948</text:p>
          </table:table-cell>
          <table:table-cell table:formula="of:=[.$J$5]*([.$A790]-1) + [.$J$4]" office:value-type="float" office:value="15910" calcext:value-type="float">
            <text:p>15910</text:p>
          </table:table-cell>
          <table:table-cell table:formula="of:=[.$J$7]*([.$A790]-1) + [.$J$6]" office:value-type="float" office:value="0" calcext:value-type="float">
            <text:p>0</text:p>
          </table:table-cell>
          <table:table-cell table:formula="of:=FLOOR([.$A790]/[.$J$11])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$A791]^[.$J$2] + [.$J$3]*([.$A791]-1)+[.$J$1]" office:value-type="float" office:value="493042954" calcext:value-type="float">
            <text:p>493042954</text:p>
          </table:table-cell>
          <table:table-cell table:formula="of:=[.$C790]+[.$B790]" office:value-type="float" office:value="97130400456" calcext:value-type="float">
            <text:p>97130400456</text:p>
          </table:table-cell>
          <table:table-cell table:formula="of:=[.$J$9]*([.$A791]-1) + [.$J$8]+FLOOR([.$A791]/[.$J$10])" office:value-type="float" office:value="950" calcext:value-type="float">
            <text:p>950</text:p>
          </table:table-cell>
          <table:table-cell table:formula="of:=[.$J$5]*([.$A791]-1) + [.$J$4]" office:value-type="float" office:value="15930" calcext:value-type="float">
            <text:p>15930</text:p>
          </table:table-cell>
          <table:table-cell table:formula="of:=[.$J$7]*([.$A791]-1) + [.$J$6]" office:value-type="float" office:value="0" calcext:value-type="float">
            <text:p>0</text:p>
          </table:table-cell>
          <table:table-cell table:formula="of:=FLOOR([.$A791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$A792]^[.$J$2] + [.$J$3]*([.$A792]-1)+[.$J$1]" office:value-type="float" office:value="494917630" calcext:value-type="float">
            <text:p>494917630</text:p>
          </table:table-cell>
          <table:table-cell table:formula="of:=[.$C791]+[.$B791]" office:value-type="float" office:value="97623443410" calcext:value-type="float">
            <text:p>97623443410</text:p>
          </table:table-cell>
          <table:table-cell table:formula="of:=[.$J$9]*([.$A792]-1) + [.$J$8]+FLOOR([.$A792]/[.$J$10])" office:value-type="float" office:value="951" calcext:value-type="float">
            <text:p>951</text:p>
          </table:table-cell>
          <table:table-cell table:formula="of:=[.$J$5]*([.$A792]-1) + [.$J$4]" office:value-type="float" office:value="15950" calcext:value-type="float">
            <text:p>15950</text:p>
          </table:table-cell>
          <table:table-cell table:formula="of:=[.$J$7]*([.$A792]-1) + [.$J$6]" office:value-type="float" office:value="0" calcext:value-type="float">
            <text:p>0</text:p>
          </table:table-cell>
          <table:table-cell table:formula="of:=FLOOR([.$A792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$A793]^[.$J$2] + [.$J$3]*([.$A793]-1)+[.$J$1]" office:value-type="float" office:value="496797052" calcext:value-type="float">
            <text:p>496797052</text:p>
          </table:table-cell>
          <table:table-cell table:formula="of:=[.$C792]+[.$B792]" office:value-type="float" office:value="98118361040" calcext:value-type="float">
            <text:p>98118361040</text:p>
          </table:table-cell>
          <table:table-cell table:formula="of:=[.$J$9]*([.$A793]-1) + [.$J$8]+FLOOR([.$A793]/[.$J$10])" office:value-type="float" office:value="952" calcext:value-type="float">
            <text:p>952</text:p>
          </table:table-cell>
          <table:table-cell table:formula="of:=[.$J$5]*([.$A793]-1) + [.$J$4]" office:value-type="float" office:value="15970" calcext:value-type="float">
            <text:p>15970</text:p>
          </table:table-cell>
          <table:table-cell table:formula="of:=[.$J$7]*([.$A793]-1) + [.$J$6]" office:value-type="float" office:value="0" calcext:value-type="float">
            <text:p>0</text:p>
          </table:table-cell>
          <table:table-cell table:formula="of:=FLOOR([.$A793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$A794]^[.$J$2] + [.$J$3]*([.$A794]-1)+[.$J$1]" office:value-type="float" office:value="498681226" calcext:value-type="float">
            <text:p>498681226</text:p>
          </table:table-cell>
          <table:table-cell table:formula="of:=[.$C793]+[.$B793]" office:value-type="float" office:value="98615158092" calcext:value-type="float">
            <text:p>98615158092</text:p>
          </table:table-cell>
          <table:table-cell table:formula="of:=[.$J$9]*([.$A794]-1) + [.$J$8]+FLOOR([.$A794]/[.$J$10])" office:value-type="float" office:value="953" calcext:value-type="float">
            <text:p>953</text:p>
          </table:table-cell>
          <table:table-cell table:formula="of:=[.$J$5]*([.$A794]-1) + [.$J$4]" office:value-type="float" office:value="15990" calcext:value-type="float">
            <text:p>15990</text:p>
          </table:table-cell>
          <table:table-cell table:formula="of:=[.$J$7]*([.$A794]-1) + [.$J$6]" office:value-type="float" office:value="0" calcext:value-type="float">
            <text:p>0</text:p>
          </table:table-cell>
          <table:table-cell table:formula="of:=FLOOR([.$A794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$A795]^[.$J$2] + [.$J$3]*([.$A795]-1)+[.$J$1]" office:value-type="float" office:value="500570158" calcext:value-type="float">
            <text:p>500570158</text:p>
          </table:table-cell>
          <table:table-cell table:formula="of:=[.$C794]+[.$B794]" office:value-type="float" office:value="99113839318" calcext:value-type="float">
            <text:p>99113839318</text:p>
          </table:table-cell>
          <table:table-cell table:formula="of:=[.$J$9]*([.$A795]-1) + [.$J$8]+FLOOR([.$A795]/[.$J$10])" office:value-type="float" office:value="954" calcext:value-type="float">
            <text:p>954</text:p>
          </table:table-cell>
          <table:table-cell table:formula="of:=[.$J$5]*([.$A795]-1) + [.$J$4]" office:value-type="float" office:value="16010" calcext:value-type="float">
            <text:p>16010</text:p>
          </table:table-cell>
          <table:table-cell table:formula="of:=[.$J$7]*([.$A795]-1) + [.$J$6]" office:value-type="float" office:value="0" calcext:value-type="float">
            <text:p>0</text:p>
          </table:table-cell>
          <table:table-cell table:formula="of:=FLOOR([.$A795]/[.$J$11])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$A796]^[.$J$2] + [.$J$3]*([.$A796]-1)+[.$J$1]" office:value-type="float" office:value="502463854" calcext:value-type="float">
            <text:p>502463854</text:p>
          </table:table-cell>
          <table:table-cell table:formula="of:=[.$C795]+[.$B795]" office:value-type="float" office:value="99614409476" calcext:value-type="float">
            <text:p>99614409476</text:p>
          </table:table-cell>
          <table:table-cell table:formula="of:=[.$J$9]*([.$A796]-1) + [.$J$8]+FLOOR([.$A796]/[.$J$10])" office:value-type="float" office:value="956" calcext:value-type="float">
            <text:p>956</text:p>
          </table:table-cell>
          <table:table-cell table:formula="of:=[.$J$5]*([.$A796]-1) + [.$J$4]" office:value-type="float" office:value="16030" calcext:value-type="float">
            <text:p>16030</text:p>
          </table:table-cell>
          <table:table-cell table:formula="of:=[.$J$7]*([.$A796]-1) + [.$J$6]" office:value-type="float" office:value="0" calcext:value-type="float">
            <text:p>0</text:p>
          </table:table-cell>
          <table:table-cell table:formula="of:=FLOOR([.$A796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$A797]^[.$J$2] + [.$J$3]*([.$A797]-1)+[.$J$1]" office:value-type="float" office:value="504362320" calcext:value-type="float">
            <text:p>504362320</text:p>
          </table:table-cell>
          <table:table-cell table:formula="of:=[.$C796]+[.$B796]" office:value-type="float" office:value="100116873330" calcext:value-type="float">
            <text:p>100116873330</text:p>
          </table:table-cell>
          <table:table-cell table:formula="of:=[.$J$9]*([.$A797]-1) + [.$J$8]+FLOOR([.$A797]/[.$J$10])" office:value-type="float" office:value="957" calcext:value-type="float">
            <text:p>957</text:p>
          </table:table-cell>
          <table:table-cell table:formula="of:=[.$J$5]*([.$A797]-1) + [.$J$4]" office:value-type="float" office:value="16050" calcext:value-type="float">
            <text:p>16050</text:p>
          </table:table-cell>
          <table:table-cell table:formula="of:=[.$J$7]*([.$A797]-1) + [.$J$6]" office:value-type="float" office:value="0" calcext:value-type="float">
            <text:p>0</text:p>
          </table:table-cell>
          <table:table-cell table:formula="of:=FLOOR([.$A797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$A798]^[.$J$2] + [.$J$3]*([.$A798]-1)+[.$J$1]" office:value-type="float" office:value="506265562" calcext:value-type="float">
            <text:p>506265562</text:p>
          </table:table-cell>
          <table:table-cell table:formula="of:=[.$C797]+[.$B797]" office:value-type="float" office:value="100621235650" calcext:value-type="float">
            <text:p>100621235650</text:p>
          </table:table-cell>
          <table:table-cell table:formula="of:=[.$J$9]*([.$A798]-1) + [.$J$8]+FLOOR([.$A798]/[.$J$10])" office:value-type="float" office:value="958" calcext:value-type="float">
            <text:p>958</text:p>
          </table:table-cell>
          <table:table-cell table:formula="of:=[.$J$5]*([.$A798]-1) + [.$J$4]" office:value-type="float" office:value="16070" calcext:value-type="float">
            <text:p>16070</text:p>
          </table:table-cell>
          <table:table-cell table:formula="of:=[.$J$7]*([.$A798]-1) + [.$J$6]" office:value-type="float" office:value="0" calcext:value-type="float">
            <text:p>0</text:p>
          </table:table-cell>
          <table:table-cell table:formula="of:=FLOOR([.$A798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$A799]^[.$J$2] + [.$J$3]*([.$A799]-1)+[.$J$1]" office:value-type="float" office:value="508173586" calcext:value-type="float">
            <text:p>508173586</text:p>
          </table:table-cell>
          <table:table-cell table:formula="of:=[.$C798]+[.$B798]" office:value-type="float" office:value="101127501212" calcext:value-type="float">
            <text:p>101127501212</text:p>
          </table:table-cell>
          <table:table-cell table:formula="of:=[.$J$9]*([.$A799]-1) + [.$J$8]+FLOOR([.$A799]/[.$J$10])" office:value-type="float" office:value="959" calcext:value-type="float">
            <text:p>959</text:p>
          </table:table-cell>
          <table:table-cell table:formula="of:=[.$J$5]*([.$A799]-1) + [.$J$4]" office:value-type="float" office:value="16090" calcext:value-type="float">
            <text:p>16090</text:p>
          </table:table-cell>
          <table:table-cell table:formula="of:=[.$J$7]*([.$A799]-1) + [.$J$6]" office:value-type="float" office:value="0" calcext:value-type="float">
            <text:p>0</text:p>
          </table:table-cell>
          <table:table-cell table:formula="of:=FLOOR([.$A799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$A800]^[.$J$2] + [.$J$3]*([.$A800]-1)+[.$J$1]" office:value-type="float" office:value="510086398" calcext:value-type="float">
            <text:p>510086398</text:p>
          </table:table-cell>
          <table:table-cell table:formula="of:=[.$C799]+[.$B799]" office:value-type="float" office:value="101635674798" calcext:value-type="float">
            <text:p>101635674798</text:p>
          </table:table-cell>
          <table:table-cell table:formula="of:=[.$J$9]*([.$A800]-1) + [.$J$8]+FLOOR([.$A800]/[.$J$10])" office:value-type="float" office:value="960" calcext:value-type="float">
            <text:p>960</text:p>
          </table:table-cell>
          <table:table-cell table:formula="of:=[.$J$5]*([.$A800]-1) + [.$J$4]" office:value-type="float" office:value="16110" calcext:value-type="float">
            <text:p>16110</text:p>
          </table:table-cell>
          <table:table-cell table:formula="of:=[.$J$7]*([.$A800]-1) + [.$J$6]" office:value-type="float" office:value="0" calcext:value-type="float">
            <text:p>0</text:p>
          </table:table-cell>
          <table:table-cell table:formula="of:=FLOOR([.$A800]/[.$J$11])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$A801]^[.$J$2] + [.$J$3]*([.$A801]-1)+[.$J$1]" office:value-type="float" office:value="512004004" calcext:value-type="float">
            <text:p>512004004</text:p>
          </table:table-cell>
          <table:table-cell table:formula="of:=[.$C800]+[.$B800]" office:value-type="float" office:value="102145761196" calcext:value-type="float">
            <text:p>102145761196</text:p>
          </table:table-cell>
          <table:table-cell table:formula="of:=[.$J$9]*([.$A801]-1) + [.$J$8]+FLOOR([.$A801]/[.$J$10])" office:value-type="float" office:value="962" calcext:value-type="float">
            <text:p>962</text:p>
          </table:table-cell>
          <table:table-cell table:formula="of:=[.$J$5]*([.$A801]-1) + [.$J$4]" office:value-type="float" office:value="16130" calcext:value-type="float">
            <text:p>16130</text:p>
          </table:table-cell>
          <table:table-cell table:formula="of:=[.$J$7]*([.$A801]-1) + [.$J$6]" office:value-type="float" office:value="0" calcext:value-type="float">
            <text:p>0</text:p>
          </table:table-cell>
          <table:table-cell table:formula="of:=FLOOR([.$A801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$A802]^[.$J$2] + [.$J$3]*([.$A802]-1)+[.$J$1]" office:value-type="float" office:value="513926410" calcext:value-type="float">
            <text:p>513926410</text:p>
          </table:table-cell>
          <table:table-cell table:formula="of:=[.$C801]+[.$B801]" office:value-type="float" office:value="102657765200" calcext:value-type="float">
            <text:p>102657765200</text:p>
          </table:table-cell>
          <table:table-cell table:formula="of:=[.$J$9]*([.$A802]-1) + [.$J$8]+FLOOR([.$A802]/[.$J$10])" office:value-type="float" office:value="963" calcext:value-type="float">
            <text:p>963</text:p>
          </table:table-cell>
          <table:table-cell table:formula="of:=[.$J$5]*([.$A802]-1) + [.$J$4]" office:value-type="float" office:value="16150" calcext:value-type="float">
            <text:p>16150</text:p>
          </table:table-cell>
          <table:table-cell table:formula="of:=[.$J$7]*([.$A802]-1) + [.$J$6]" office:value-type="float" office:value="0" calcext:value-type="float">
            <text:p>0</text:p>
          </table:table-cell>
          <table:table-cell table:formula="of:=FLOOR([.$A802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$A803]^[.$J$2] + [.$J$3]*([.$A803]-1)+[.$J$1]" office:value-type="float" office:value="515853622" calcext:value-type="float">
            <text:p>515853622</text:p>
          </table:table-cell>
          <table:table-cell table:formula="of:=[.$C802]+[.$B802]" office:value-type="float" office:value="103171691610" calcext:value-type="float">
            <text:p>103171691610</text:p>
          </table:table-cell>
          <table:table-cell table:formula="of:=[.$J$9]*([.$A803]-1) + [.$J$8]+FLOOR([.$A803]/[.$J$10])" office:value-type="float" office:value="964" calcext:value-type="float">
            <text:p>964</text:p>
          </table:table-cell>
          <table:table-cell table:formula="of:=[.$J$5]*([.$A803]-1) + [.$J$4]" office:value-type="float" office:value="16170" calcext:value-type="float">
            <text:p>16170</text:p>
          </table:table-cell>
          <table:table-cell table:formula="of:=[.$J$7]*([.$A803]-1) + [.$J$6]" office:value-type="float" office:value="0" calcext:value-type="float">
            <text:p>0</text:p>
          </table:table-cell>
          <table:table-cell table:formula="of:=FLOOR([.$A803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$A804]^[.$J$2] + [.$J$3]*([.$A804]-1)+[.$J$1]" office:value-type="float" office:value="517785646" calcext:value-type="float">
            <text:p>517785646</text:p>
          </table:table-cell>
          <table:table-cell table:formula="of:=[.$C803]+[.$B803]" office:value-type="float" office:value="103687545232" calcext:value-type="float">
            <text:p>103687545232</text:p>
          </table:table-cell>
          <table:table-cell table:formula="of:=[.$J$9]*([.$A804]-1) + [.$J$8]+FLOOR([.$A804]/[.$J$10])" office:value-type="float" office:value="965" calcext:value-type="float">
            <text:p>965</text:p>
          </table:table-cell>
          <table:table-cell table:formula="of:=[.$J$5]*([.$A804]-1) + [.$J$4]" office:value-type="float" office:value="16190" calcext:value-type="float">
            <text:p>16190</text:p>
          </table:table-cell>
          <table:table-cell table:formula="of:=[.$J$7]*([.$A804]-1) + [.$J$6]" office:value-type="float" office:value="0" calcext:value-type="float">
            <text:p>0</text:p>
          </table:table-cell>
          <table:table-cell table:formula="of:=FLOOR([.$A804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$A805]^[.$J$2] + [.$J$3]*([.$A805]-1)+[.$J$1]" office:value-type="float" office:value="519722488" calcext:value-type="float">
            <text:p>519722488</text:p>
          </table:table-cell>
          <table:table-cell table:formula="of:=[.$C804]+[.$B804]" office:value-type="float" office:value="104205330878" calcext:value-type="float">
            <text:p>104205330878</text:p>
          </table:table-cell>
          <table:table-cell table:formula="of:=[.$J$9]*([.$A805]-1) + [.$J$8]+FLOOR([.$A805]/[.$J$10])" office:value-type="float" office:value="966" calcext:value-type="float">
            <text:p>966</text:p>
          </table:table-cell>
          <table:table-cell table:formula="of:=[.$J$5]*([.$A805]-1) + [.$J$4]" office:value-type="float" office:value="16210" calcext:value-type="float">
            <text:p>16210</text:p>
          </table:table-cell>
          <table:table-cell table:formula="of:=[.$J$7]*([.$A805]-1) + [.$J$6]" office:value-type="float" office:value="0" calcext:value-type="float">
            <text:p>0</text:p>
          </table:table-cell>
          <table:table-cell table:formula="of:=FLOOR([.$A805]/[.$J$11])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$A806]^[.$J$2] + [.$J$3]*([.$A806]-1)+[.$J$1]" office:value-type="float" office:value="521664154" calcext:value-type="float">
            <text:p>521664154</text:p>
          </table:table-cell>
          <table:table-cell table:formula="of:=[.$C805]+[.$B805]" office:value-type="float" office:value="104725053366" calcext:value-type="float">
            <text:p>104725053366</text:p>
          </table:table-cell>
          <table:table-cell table:formula="of:=[.$J$9]*([.$A806]-1) + [.$J$8]+FLOOR([.$A806]/[.$J$10])" office:value-type="float" office:value="968" calcext:value-type="float">
            <text:p>968</text:p>
          </table:table-cell>
          <table:table-cell table:formula="of:=[.$J$5]*([.$A806]-1) + [.$J$4]" office:value-type="float" office:value="16230" calcext:value-type="float">
            <text:p>16230</text:p>
          </table:table-cell>
          <table:table-cell table:formula="of:=[.$J$7]*([.$A806]-1) + [.$J$6]" office:value-type="float" office:value="0" calcext:value-type="float">
            <text:p>0</text:p>
          </table:table-cell>
          <table:table-cell table:formula="of:=FLOOR([.$A806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$A807]^[.$J$2] + [.$J$3]*([.$A807]-1)+[.$J$1]" office:value-type="float" office:value="523610650" calcext:value-type="float">
            <text:p>523610650</text:p>
          </table:table-cell>
          <table:table-cell table:formula="of:=[.$C806]+[.$B806]" office:value-type="float" office:value="105246717520" calcext:value-type="float">
            <text:p>105246717520</text:p>
          </table:table-cell>
          <table:table-cell table:formula="of:=[.$J$9]*([.$A807]-1) + [.$J$8]+FLOOR([.$A807]/[.$J$10])" office:value-type="float" office:value="969" calcext:value-type="float">
            <text:p>969</text:p>
          </table:table-cell>
          <table:table-cell table:formula="of:=[.$J$5]*([.$A807]-1) + [.$J$4]" office:value-type="float" office:value="16250" calcext:value-type="float">
            <text:p>16250</text:p>
          </table:table-cell>
          <table:table-cell table:formula="of:=[.$J$7]*([.$A807]-1) + [.$J$6]" office:value-type="float" office:value="0" calcext:value-type="float">
            <text:p>0</text:p>
          </table:table-cell>
          <table:table-cell table:formula="of:=FLOOR([.$A807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$A808]^[.$J$2] + [.$J$3]*([.$A808]-1)+[.$J$1]" office:value-type="float" office:value="525561982" calcext:value-type="float">
            <text:p>525561982</text:p>
          </table:table-cell>
          <table:table-cell table:formula="of:=[.$C807]+[.$B807]" office:value-type="float" office:value="105770328170" calcext:value-type="float">
            <text:p>105770328170</text:p>
          </table:table-cell>
          <table:table-cell table:formula="of:=[.$J$9]*([.$A808]-1) + [.$J$8]+FLOOR([.$A808]/[.$J$10])" office:value-type="float" office:value="970" calcext:value-type="float">
            <text:p>970</text:p>
          </table:table-cell>
          <table:table-cell table:formula="of:=[.$J$5]*([.$A808]-1) + [.$J$4]" office:value-type="float" office:value="16270" calcext:value-type="float">
            <text:p>16270</text:p>
          </table:table-cell>
          <table:table-cell table:formula="of:=[.$J$7]*([.$A808]-1) + [.$J$6]" office:value-type="float" office:value="0" calcext:value-type="float">
            <text:p>0</text:p>
          </table:table-cell>
          <table:table-cell table:formula="of:=FLOOR([.$A808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$A809]^[.$J$2] + [.$J$3]*([.$A809]-1)+[.$J$1]" office:value-type="float" office:value="527518156" calcext:value-type="float">
            <text:p>527518156</text:p>
          </table:table-cell>
          <table:table-cell table:formula="of:=[.$C808]+[.$B808]" office:value-type="float" office:value="106295890152" calcext:value-type="float">
            <text:p>106295890152</text:p>
          </table:table-cell>
          <table:table-cell table:formula="of:=[.$J$9]*([.$A809]-1) + [.$J$8]+FLOOR([.$A809]/[.$J$10])" office:value-type="float" office:value="971" calcext:value-type="float">
            <text:p>971</text:p>
          </table:table-cell>
          <table:table-cell table:formula="of:=[.$J$5]*([.$A809]-1) + [.$J$4]" office:value-type="float" office:value="16290" calcext:value-type="float">
            <text:p>16290</text:p>
          </table:table-cell>
          <table:table-cell table:formula="of:=[.$J$7]*([.$A809]-1) + [.$J$6]" office:value-type="float" office:value="0" calcext:value-type="float">
            <text:p>0</text:p>
          </table:table-cell>
          <table:table-cell table:formula="of:=FLOOR([.$A809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$A810]^[.$J$2] + [.$J$3]*([.$A810]-1)+[.$J$1]" office:value-type="float" office:value="529479178" calcext:value-type="float">
            <text:p>529479178</text:p>
          </table:table-cell>
          <table:table-cell table:formula="of:=[.$C809]+[.$B809]" office:value-type="float" office:value="106823408308" calcext:value-type="float">
            <text:p>106823408308</text:p>
          </table:table-cell>
          <table:table-cell table:formula="of:=[.$J$9]*([.$A810]-1) + [.$J$8]+FLOOR([.$A810]/[.$J$10])" office:value-type="float" office:value="972" calcext:value-type="float">
            <text:p>972</text:p>
          </table:table-cell>
          <table:table-cell table:formula="of:=[.$J$5]*([.$A810]-1) + [.$J$4]" office:value-type="float" office:value="16310" calcext:value-type="float">
            <text:p>16310</text:p>
          </table:table-cell>
          <table:table-cell table:formula="of:=[.$J$7]*([.$A810]-1) + [.$J$6]" office:value-type="float" office:value="0" calcext:value-type="float">
            <text:p>0</text:p>
          </table:table-cell>
          <table:table-cell table:formula="of:=FLOOR([.$A810]/[.$J$11])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$A811]^[.$J$2] + [.$J$3]*([.$A811]-1)+[.$J$1]" office:value-type="float" office:value="531445054" calcext:value-type="float">
            <text:p>531445054</text:p>
          </table:table-cell>
          <table:table-cell table:formula="of:=[.$C810]+[.$B810]" office:value-type="float" office:value="107352887486" calcext:value-type="float">
            <text:p>107352887486</text:p>
          </table:table-cell>
          <table:table-cell table:formula="of:=[.$J$9]*([.$A811]-1) + [.$J$8]+FLOOR([.$A811]/[.$J$10])" office:value-type="float" office:value="974" calcext:value-type="float">
            <text:p>974</text:p>
          </table:table-cell>
          <table:table-cell table:formula="of:=[.$J$5]*([.$A811]-1) + [.$J$4]" office:value-type="float" office:value="16330" calcext:value-type="float">
            <text:p>16330</text:p>
          </table:table-cell>
          <table:table-cell table:formula="of:=[.$J$7]*([.$A811]-1) + [.$J$6]" office:value-type="float" office:value="0" calcext:value-type="float">
            <text:p>0</text:p>
          </table:table-cell>
          <table:table-cell table:formula="of:=FLOOR([.$A811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$A812]^[.$J$2] + [.$J$3]*([.$A812]-1)+[.$J$1]" office:value-type="float" office:value="533415790" calcext:value-type="float">
            <text:p>533415790</text:p>
          </table:table-cell>
          <table:table-cell table:formula="of:=[.$C811]+[.$B811]" office:value-type="float" office:value="107884332540" calcext:value-type="float">
            <text:p>107884332540</text:p>
          </table:table-cell>
          <table:table-cell table:formula="of:=[.$J$9]*([.$A812]-1) + [.$J$8]+FLOOR([.$A812]/[.$J$10])" office:value-type="float" office:value="975" calcext:value-type="float">
            <text:p>975</text:p>
          </table:table-cell>
          <table:table-cell table:formula="of:=[.$J$5]*([.$A812]-1) + [.$J$4]" office:value-type="float" office:value="16350" calcext:value-type="float">
            <text:p>16350</text:p>
          </table:table-cell>
          <table:table-cell table:formula="of:=[.$J$7]*([.$A812]-1) + [.$J$6]" office:value-type="float" office:value="0" calcext:value-type="float">
            <text:p>0</text:p>
          </table:table-cell>
          <table:table-cell table:formula="of:=FLOOR([.$A812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$A813]^[.$J$2] + [.$J$3]*([.$A813]-1)+[.$J$1]" office:value-type="float" office:value="535391392" calcext:value-type="float">
            <text:p>535391392</text:p>
          </table:table-cell>
          <table:table-cell table:formula="of:=[.$C812]+[.$B812]" office:value-type="float" office:value="108417748330" calcext:value-type="float">
            <text:p>108417748330</text:p>
          </table:table-cell>
          <table:table-cell table:formula="of:=[.$J$9]*([.$A813]-1) + [.$J$8]+FLOOR([.$A813]/[.$J$10])" office:value-type="float" office:value="976" calcext:value-type="float">
            <text:p>976</text:p>
          </table:table-cell>
          <table:table-cell table:formula="of:=[.$J$5]*([.$A813]-1) + [.$J$4]" office:value-type="float" office:value="16370" calcext:value-type="float">
            <text:p>16370</text:p>
          </table:table-cell>
          <table:table-cell table:formula="of:=[.$J$7]*([.$A813]-1) + [.$J$6]" office:value-type="float" office:value="0" calcext:value-type="float">
            <text:p>0</text:p>
          </table:table-cell>
          <table:table-cell table:formula="of:=FLOOR([.$A813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$A814]^[.$J$2] + [.$J$3]*([.$A814]-1)+[.$J$1]" office:value-type="float" office:value="537371866" calcext:value-type="float">
            <text:p>537371866</text:p>
          </table:table-cell>
          <table:table-cell table:formula="of:=[.$C813]+[.$B813]" office:value-type="float" office:value="108953139722" calcext:value-type="float">
            <text:p>108953139722</text:p>
          </table:table-cell>
          <table:table-cell table:formula="of:=[.$J$9]*([.$A814]-1) + [.$J$8]+FLOOR([.$A814]/[.$J$10])" office:value-type="float" office:value="977" calcext:value-type="float">
            <text:p>977</text:p>
          </table:table-cell>
          <table:table-cell table:formula="of:=[.$J$5]*([.$A814]-1) + [.$J$4]" office:value-type="float" office:value="16390" calcext:value-type="float">
            <text:p>16390</text:p>
          </table:table-cell>
          <table:table-cell table:formula="of:=[.$J$7]*([.$A814]-1) + [.$J$6]" office:value-type="float" office:value="0" calcext:value-type="float">
            <text:p>0</text:p>
          </table:table-cell>
          <table:table-cell table:formula="of:=FLOOR([.$A814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$A815]^[.$J$2] + [.$J$3]*([.$A815]-1)+[.$J$1]" office:value-type="float" office:value="539357218" calcext:value-type="float">
            <text:p>539357218</text:p>
          </table:table-cell>
          <table:table-cell table:formula="of:=[.$C814]+[.$B814]" office:value-type="float" office:value="109490511588" calcext:value-type="float">
            <text:p>109490511588</text:p>
          </table:table-cell>
          <table:table-cell table:formula="of:=[.$J$9]*([.$A815]-1) + [.$J$8]+FLOOR([.$A815]/[.$J$10])" office:value-type="float" office:value="978" calcext:value-type="float">
            <text:p>978</text:p>
          </table:table-cell>
          <table:table-cell table:formula="of:=[.$J$5]*([.$A815]-1) + [.$J$4]" office:value-type="float" office:value="16410" calcext:value-type="float">
            <text:p>16410</text:p>
          </table:table-cell>
          <table:table-cell table:formula="of:=[.$J$7]*([.$A815]-1) + [.$J$6]" office:value-type="float" office:value="0" calcext:value-type="float">
            <text:p>0</text:p>
          </table:table-cell>
          <table:table-cell table:formula="of:=FLOOR([.$A815]/[.$J$11])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$A816]^[.$J$2] + [.$J$3]*([.$A816]-1)+[.$J$1]" office:value-type="float" office:value="541347454" calcext:value-type="float">
            <text:p>541347454</text:p>
          </table:table-cell>
          <table:table-cell table:formula="of:=[.$C815]+[.$B815]" office:value-type="float" office:value="110029868806" calcext:value-type="float">
            <text:p>110029868806</text:p>
          </table:table-cell>
          <table:table-cell table:formula="of:=[.$J$9]*([.$A816]-1) + [.$J$8]+FLOOR([.$A816]/[.$J$10])" office:value-type="float" office:value="980" calcext:value-type="float">
            <text:p>980</text:p>
          </table:table-cell>
          <table:table-cell table:formula="of:=[.$J$5]*([.$A816]-1) + [.$J$4]" office:value-type="float" office:value="16430" calcext:value-type="float">
            <text:p>16430</text:p>
          </table:table-cell>
          <table:table-cell table:formula="of:=[.$J$7]*([.$A816]-1) + [.$J$6]" office:value-type="float" office:value="0" calcext:value-type="float">
            <text:p>0</text:p>
          </table:table-cell>
          <table:table-cell table:formula="of:=FLOOR([.$A816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$A817]^[.$J$2] + [.$J$3]*([.$A817]-1)+[.$J$1]" office:value-type="float" office:value="543342580" calcext:value-type="float">
            <text:p>543342580</text:p>
          </table:table-cell>
          <table:table-cell table:formula="of:=[.$C816]+[.$B816]" office:value-type="float" office:value="110571216260" calcext:value-type="float">
            <text:p>110571216260</text:p>
          </table:table-cell>
          <table:table-cell table:formula="of:=[.$J$9]*([.$A817]-1) + [.$J$8]+FLOOR([.$A817]/[.$J$10])" office:value-type="float" office:value="981" calcext:value-type="float">
            <text:p>981</text:p>
          </table:table-cell>
          <table:table-cell table:formula="of:=[.$J$5]*([.$A817]-1) + [.$J$4]" office:value-type="float" office:value="16450" calcext:value-type="float">
            <text:p>16450</text:p>
          </table:table-cell>
          <table:table-cell table:formula="of:=[.$J$7]*([.$A817]-1) + [.$J$6]" office:value-type="float" office:value="0" calcext:value-type="float">
            <text:p>0</text:p>
          </table:table-cell>
          <table:table-cell table:formula="of:=FLOOR([.$A817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$A818]^[.$J$2] + [.$J$3]*([.$A818]-1)+[.$J$1]" office:value-type="float" office:value="545342602" calcext:value-type="float">
            <text:p>545342602</text:p>
          </table:table-cell>
          <table:table-cell table:formula="of:=[.$C817]+[.$B817]" office:value-type="float" office:value="111114558840" calcext:value-type="float">
            <text:p>111114558840</text:p>
          </table:table-cell>
          <table:table-cell table:formula="of:=[.$J$9]*([.$A818]-1) + [.$J$8]+FLOOR([.$A818]/[.$J$10])" office:value-type="float" office:value="982" calcext:value-type="float">
            <text:p>982</text:p>
          </table:table-cell>
          <table:table-cell table:formula="of:=[.$J$5]*([.$A818]-1) + [.$J$4]" office:value-type="float" office:value="16470" calcext:value-type="float">
            <text:p>16470</text:p>
          </table:table-cell>
          <table:table-cell table:formula="of:=[.$J$7]*([.$A818]-1) + [.$J$6]" office:value-type="float" office:value="0" calcext:value-type="float">
            <text:p>0</text:p>
          </table:table-cell>
          <table:table-cell table:formula="of:=FLOOR([.$A818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$A819]^[.$J$2] + [.$J$3]*([.$A819]-1)+[.$J$1]" office:value-type="float" office:value="547347526" calcext:value-type="float">
            <text:p>547347526</text:p>
          </table:table-cell>
          <table:table-cell table:formula="of:=[.$C818]+[.$B818]" office:value-type="float" office:value="111659901442" calcext:value-type="float">
            <text:p>111659901442</text:p>
          </table:table-cell>
          <table:table-cell table:formula="of:=[.$J$9]*([.$A819]-1) + [.$J$8]+FLOOR([.$A819]/[.$J$10])" office:value-type="float" office:value="983" calcext:value-type="float">
            <text:p>983</text:p>
          </table:table-cell>
          <table:table-cell table:formula="of:=[.$J$5]*([.$A819]-1) + [.$J$4]" office:value-type="float" office:value="16490" calcext:value-type="float">
            <text:p>16490</text:p>
          </table:table-cell>
          <table:table-cell table:formula="of:=[.$J$7]*([.$A819]-1) + [.$J$6]" office:value-type="float" office:value="0" calcext:value-type="float">
            <text:p>0</text:p>
          </table:table-cell>
          <table:table-cell table:formula="of:=FLOOR([.$A819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$A820]^[.$J$2] + [.$J$3]*([.$A820]-1)+[.$J$1]" office:value-type="float" office:value="549357358" calcext:value-type="float">
            <text:p>549357358</text:p>
          </table:table-cell>
          <table:table-cell table:formula="of:=[.$C819]+[.$B819]" office:value-type="float" office:value="112207248968" calcext:value-type="float">
            <text:p>112207248968</text:p>
          </table:table-cell>
          <table:table-cell table:formula="of:=[.$J$9]*([.$A820]-1) + [.$J$8]+FLOOR([.$A820]/[.$J$10])" office:value-type="float" office:value="984" calcext:value-type="float">
            <text:p>984</text:p>
          </table:table-cell>
          <table:table-cell table:formula="of:=[.$J$5]*([.$A820]-1) + [.$J$4]" office:value-type="float" office:value="16510" calcext:value-type="float">
            <text:p>16510</text:p>
          </table:table-cell>
          <table:table-cell table:formula="of:=[.$J$7]*([.$A820]-1) + [.$J$6]" office:value-type="float" office:value="0" calcext:value-type="float">
            <text:p>0</text:p>
          </table:table-cell>
          <table:table-cell table:formula="of:=FLOOR([.$A820]/[.$J$11])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$A821]^[.$J$2] + [.$J$3]*([.$A821]-1)+[.$J$1]" office:value-type="float" office:value="551372104" calcext:value-type="float">
            <text:p>551372104</text:p>
          </table:table-cell>
          <table:table-cell table:formula="of:=[.$C820]+[.$B820]" office:value-type="float" office:value="112756606326" calcext:value-type="float">
            <text:p>112756606326</text:p>
          </table:table-cell>
          <table:table-cell table:formula="of:=[.$J$9]*([.$A821]-1) + [.$J$8]+FLOOR([.$A821]/[.$J$10])" office:value-type="float" office:value="986" calcext:value-type="float">
            <text:p>986</text:p>
          </table:table-cell>
          <table:table-cell table:formula="of:=[.$J$5]*([.$A821]-1) + [.$J$4]" office:value-type="float" office:value="16530" calcext:value-type="float">
            <text:p>16530</text:p>
          </table:table-cell>
          <table:table-cell table:formula="of:=[.$J$7]*([.$A821]-1) + [.$J$6]" office:value-type="float" office:value="0" calcext:value-type="float">
            <text:p>0</text:p>
          </table:table-cell>
          <table:table-cell table:formula="of:=FLOOR([.$A821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$A822]^[.$J$2] + [.$J$3]*([.$A822]-1)+[.$J$1]" office:value-type="float" office:value="553391770" calcext:value-type="float">
            <text:p>553391770</text:p>
          </table:table-cell>
          <table:table-cell table:formula="of:=[.$C821]+[.$B821]" office:value-type="float" office:value="113307978430" calcext:value-type="float">
            <text:p>113307978430</text:p>
          </table:table-cell>
          <table:table-cell table:formula="of:=[.$J$9]*([.$A822]-1) + [.$J$8]+FLOOR([.$A822]/[.$J$10])" office:value-type="float" office:value="987" calcext:value-type="float">
            <text:p>987</text:p>
          </table:table-cell>
          <table:table-cell table:formula="of:=[.$J$5]*([.$A822]-1) + [.$J$4]" office:value-type="float" office:value="16550" calcext:value-type="float">
            <text:p>16550</text:p>
          </table:table-cell>
          <table:table-cell table:formula="of:=[.$J$7]*([.$A822]-1) + [.$J$6]" office:value-type="float" office:value="0" calcext:value-type="float">
            <text:p>0</text:p>
          </table:table-cell>
          <table:table-cell table:formula="of:=FLOOR([.$A822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$A823]^[.$J$2] + [.$J$3]*([.$A823]-1)+[.$J$1]" office:value-type="float" office:value="555416362" calcext:value-type="float">
            <text:p>555416362</text:p>
          </table:table-cell>
          <table:table-cell table:formula="of:=[.$C822]+[.$B822]" office:value-type="float" office:value="113861370200" calcext:value-type="float">
            <text:p>113861370200</text:p>
          </table:table-cell>
          <table:table-cell table:formula="of:=[.$J$9]*([.$A823]-1) + [.$J$8]+FLOOR([.$A823]/[.$J$10])" office:value-type="float" office:value="988" calcext:value-type="float">
            <text:p>988</text:p>
          </table:table-cell>
          <table:table-cell table:formula="of:=[.$J$5]*([.$A823]-1) + [.$J$4]" office:value-type="float" office:value="16570" calcext:value-type="float">
            <text:p>16570</text:p>
          </table:table-cell>
          <table:table-cell table:formula="of:=[.$J$7]*([.$A823]-1) + [.$J$6]" office:value-type="float" office:value="0" calcext:value-type="float">
            <text:p>0</text:p>
          </table:table-cell>
          <table:table-cell table:formula="of:=FLOOR([.$A823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$A824]^[.$J$2] + [.$J$3]*([.$A824]-1)+[.$J$1]" office:value-type="float" office:value="557445886" calcext:value-type="float">
            <text:p>557445886</text:p>
          </table:table-cell>
          <table:table-cell table:formula="of:=[.$C823]+[.$B823]" office:value-type="float" office:value="114416786562" calcext:value-type="float">
            <text:p>114416786562</text:p>
          </table:table-cell>
          <table:table-cell table:formula="of:=[.$J$9]*([.$A824]-1) + [.$J$8]+FLOOR([.$A824]/[.$J$10])" office:value-type="float" office:value="989" calcext:value-type="float">
            <text:p>989</text:p>
          </table:table-cell>
          <table:table-cell table:formula="of:=[.$J$5]*([.$A824]-1) + [.$J$4]" office:value-type="float" office:value="16590" calcext:value-type="float">
            <text:p>16590</text:p>
          </table:table-cell>
          <table:table-cell table:formula="of:=[.$J$7]*([.$A824]-1) + [.$J$6]" office:value-type="float" office:value="0" calcext:value-type="float">
            <text:p>0</text:p>
          </table:table-cell>
          <table:table-cell table:formula="of:=FLOOR([.$A824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$A825]^[.$J$2] + [.$J$3]*([.$A825]-1)+[.$J$1]" office:value-type="float" office:value="559480348" calcext:value-type="float">
            <text:p>559480348</text:p>
          </table:table-cell>
          <table:table-cell table:formula="of:=[.$C824]+[.$B824]" office:value-type="float" office:value="114974232448" calcext:value-type="float">
            <text:p>114974232448</text:p>
          </table:table-cell>
          <table:table-cell table:formula="of:=[.$J$9]*([.$A825]-1) + [.$J$8]+FLOOR([.$A825]/[.$J$10])" office:value-type="float" office:value="990" calcext:value-type="float">
            <text:p>990</text:p>
          </table:table-cell>
          <table:table-cell table:formula="of:=[.$J$5]*([.$A825]-1) + [.$J$4]" office:value-type="float" office:value="16610" calcext:value-type="float">
            <text:p>16610</text:p>
          </table:table-cell>
          <table:table-cell table:formula="of:=[.$J$7]*([.$A825]-1) + [.$J$6]" office:value-type="float" office:value="0" calcext:value-type="float">
            <text:p>0</text:p>
          </table:table-cell>
          <table:table-cell table:formula="of:=FLOOR([.$A825]/[.$J$11])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$A826]^[.$J$2] + [.$J$3]*([.$A826]-1)+[.$J$1]" office:value-type="float" office:value="561519754" calcext:value-type="float">
            <text:p>561519754</text:p>
          </table:table-cell>
          <table:table-cell table:formula="of:=[.$C825]+[.$B825]" office:value-type="float" office:value="115533712796" calcext:value-type="float">
            <text:p>115533712796</text:p>
          </table:table-cell>
          <table:table-cell table:formula="of:=[.$J$9]*([.$A826]-1) + [.$J$8]+FLOOR([.$A826]/[.$J$10])" office:value-type="float" office:value="992" calcext:value-type="float">
            <text:p>992</text:p>
          </table:table-cell>
          <table:table-cell table:formula="of:=[.$J$5]*([.$A826]-1) + [.$J$4]" office:value-type="float" office:value="16630" calcext:value-type="float">
            <text:p>16630</text:p>
          </table:table-cell>
          <table:table-cell table:formula="of:=[.$J$7]*([.$A826]-1) + [.$J$6]" office:value-type="float" office:value="0" calcext:value-type="float">
            <text:p>0</text:p>
          </table:table-cell>
          <table:table-cell table:formula="of:=FLOOR([.$A826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$A827]^[.$J$2] + [.$J$3]*([.$A827]-1)+[.$J$1]" office:value-type="float" office:value="563564110" calcext:value-type="float">
            <text:p>563564110</text:p>
          </table:table-cell>
          <table:table-cell table:formula="of:=[.$C826]+[.$B826]" office:value-type="float" office:value="116095232550" calcext:value-type="float">
            <text:p>116095232550</text:p>
          </table:table-cell>
          <table:table-cell table:formula="of:=[.$J$9]*([.$A827]-1) + [.$J$8]+FLOOR([.$A827]/[.$J$10])" office:value-type="float" office:value="993" calcext:value-type="float">
            <text:p>993</text:p>
          </table:table-cell>
          <table:table-cell table:formula="of:=[.$J$5]*([.$A827]-1) + [.$J$4]" office:value-type="float" office:value="16650" calcext:value-type="float">
            <text:p>16650</text:p>
          </table:table-cell>
          <table:table-cell table:formula="of:=[.$J$7]*([.$A827]-1) + [.$J$6]" office:value-type="float" office:value="0" calcext:value-type="float">
            <text:p>0</text:p>
          </table:table-cell>
          <table:table-cell table:formula="of:=FLOOR([.$A827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$A828]^[.$J$2] + [.$J$3]*([.$A828]-1)+[.$J$1]" office:value-type="float" office:value="565613422" calcext:value-type="float">
            <text:p>565613422</text:p>
          </table:table-cell>
          <table:table-cell table:formula="of:=[.$C827]+[.$B827]" office:value-type="float" office:value="116658796660" calcext:value-type="float">
            <text:p>116658796660</text:p>
          </table:table-cell>
          <table:table-cell table:formula="of:=[.$J$9]*([.$A828]-1) + [.$J$8]+FLOOR([.$A828]/[.$J$10])" office:value-type="float" office:value="994" calcext:value-type="float">
            <text:p>994</text:p>
          </table:table-cell>
          <table:table-cell table:formula="of:=[.$J$5]*([.$A828]-1) + [.$J$4]" office:value-type="float" office:value="16670" calcext:value-type="float">
            <text:p>16670</text:p>
          </table:table-cell>
          <table:table-cell table:formula="of:=[.$J$7]*([.$A828]-1) + [.$J$6]" office:value-type="float" office:value="0" calcext:value-type="float">
            <text:p>0</text:p>
          </table:table-cell>
          <table:table-cell table:formula="of:=FLOOR([.$A828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$A829]^[.$J$2] + [.$J$3]*([.$A829]-1)+[.$J$1]" office:value-type="float" office:value="567667696" calcext:value-type="float">
            <text:p>567667696</text:p>
          </table:table-cell>
          <table:table-cell table:formula="of:=[.$C828]+[.$B828]" office:value-type="float" office:value="117224410082" calcext:value-type="float">
            <text:p>117224410082</text:p>
          </table:table-cell>
          <table:table-cell table:formula="of:=[.$J$9]*([.$A829]-1) + [.$J$8]+FLOOR([.$A829]/[.$J$10])" office:value-type="float" office:value="995" calcext:value-type="float">
            <text:p>995</text:p>
          </table:table-cell>
          <table:table-cell table:formula="of:=[.$J$5]*([.$A829]-1) + [.$J$4]" office:value-type="float" office:value="16690" calcext:value-type="float">
            <text:p>16690</text:p>
          </table:table-cell>
          <table:table-cell table:formula="of:=[.$J$7]*([.$A829]-1) + [.$J$6]" office:value-type="float" office:value="0" calcext:value-type="float">
            <text:p>0</text:p>
          </table:table-cell>
          <table:table-cell table:formula="of:=FLOOR([.$A829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$A830]^[.$J$2] + [.$J$3]*([.$A830]-1)+[.$J$1]" office:value-type="float" office:value="569726938" calcext:value-type="float">
            <text:p>569726938</text:p>
          </table:table-cell>
          <table:table-cell table:formula="of:=[.$C829]+[.$B829]" office:value-type="float" office:value="117792077778" calcext:value-type="float">
            <text:p>117792077778</text:p>
          </table:table-cell>
          <table:table-cell table:formula="of:=[.$J$9]*([.$A830]-1) + [.$J$8]+FLOOR([.$A830]/[.$J$10])" office:value-type="float" office:value="996" calcext:value-type="float">
            <text:p>996</text:p>
          </table:table-cell>
          <table:table-cell table:formula="of:=[.$J$5]*([.$A830]-1) + [.$J$4]" office:value-type="float" office:value="16710" calcext:value-type="float">
            <text:p>16710</text:p>
          </table:table-cell>
          <table:table-cell table:formula="of:=[.$J$7]*([.$A830]-1) + [.$J$6]" office:value-type="float" office:value="0" calcext:value-type="float">
            <text:p>0</text:p>
          </table:table-cell>
          <table:table-cell table:formula="of:=FLOOR([.$A830]/[.$J$11])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$A831]^[.$J$2] + [.$J$3]*([.$A831]-1)+[.$J$1]" office:value-type="float" office:value="571791154" calcext:value-type="float">
            <text:p>571791154</text:p>
          </table:table-cell>
          <table:table-cell table:formula="of:=[.$C830]+[.$B830]" office:value-type="float" office:value="118361804716" calcext:value-type="float">
            <text:p>118361804716</text:p>
          </table:table-cell>
          <table:table-cell table:formula="of:=[.$J$9]*([.$A831]-1) + [.$J$8]+FLOOR([.$A831]/[.$J$10])" office:value-type="float" office:value="998" calcext:value-type="float">
            <text:p>998</text:p>
          </table:table-cell>
          <table:table-cell table:formula="of:=[.$J$5]*([.$A831]-1) + [.$J$4]" office:value-type="float" office:value="16730" calcext:value-type="float">
            <text:p>16730</text:p>
          </table:table-cell>
          <table:table-cell table:formula="of:=[.$J$7]*([.$A831]-1) + [.$J$6]" office:value-type="float" office:value="0" calcext:value-type="float">
            <text:p>0</text:p>
          </table:table-cell>
          <table:table-cell table:formula="of:=FLOOR([.$A831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$A832]^[.$J$2] + [.$J$3]*([.$A832]-1)+[.$J$1]" office:value-type="float" office:value="573860350" calcext:value-type="float">
            <text:p>573860350</text:p>
          </table:table-cell>
          <table:table-cell table:formula="of:=[.$C831]+[.$B831]" office:value-type="float" office:value="118933595870" calcext:value-type="float">
            <text:p>118933595870</text:p>
          </table:table-cell>
          <table:table-cell table:formula="of:=[.$J$9]*([.$A832]-1) + [.$J$8]+FLOOR([.$A832]/[.$J$10])" office:value-type="float" office:value="999" calcext:value-type="float">
            <text:p>999</text:p>
          </table:table-cell>
          <table:table-cell table:formula="of:=[.$J$5]*([.$A832]-1) + [.$J$4]" office:value-type="float" office:value="16750" calcext:value-type="float">
            <text:p>16750</text:p>
          </table:table-cell>
          <table:table-cell table:formula="of:=[.$J$7]*([.$A832]-1) + [.$J$6]" office:value-type="float" office:value="0" calcext:value-type="float">
            <text:p>0</text:p>
          </table:table-cell>
          <table:table-cell table:formula="of:=FLOOR([.$A832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$A833]^[.$J$2] + [.$J$3]*([.$A833]-1)+[.$J$1]" office:value-type="float" office:value="575934532" calcext:value-type="float">
            <text:p>575934532</text:p>
          </table:table-cell>
          <table:table-cell table:formula="of:=[.$C832]+[.$B832]" office:value-type="float" office:value="119507456220" calcext:value-type="float">
            <text:p>119507456220</text:p>
          </table:table-cell>
          <table:table-cell table:formula="of:=[.$J$9]*([.$A833]-1) + [.$J$8]+FLOOR([.$A833]/[.$J$10])" office:value-type="float" office:value="1000" calcext:value-type="float">
            <text:p>1000</text:p>
          </table:table-cell>
          <table:table-cell table:formula="of:=[.$J$5]*([.$A833]-1) + [.$J$4]" office:value-type="float" office:value="16770" calcext:value-type="float">
            <text:p>16770</text:p>
          </table:table-cell>
          <table:table-cell table:formula="of:=[.$J$7]*([.$A833]-1) + [.$J$6]" office:value-type="float" office:value="0" calcext:value-type="float">
            <text:p>0</text:p>
          </table:table-cell>
          <table:table-cell table:formula="of:=FLOOR([.$A833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$A834]^[.$J$2] + [.$J$3]*([.$A834]-1)+[.$J$1]" office:value-type="float" office:value="578013706" calcext:value-type="float">
            <text:p>578013706</text:p>
          </table:table-cell>
          <table:table-cell table:formula="of:=[.$C833]+[.$B833]" office:value-type="float" office:value="120083390752" calcext:value-type="float">
            <text:p>120083390752</text:p>
          </table:table-cell>
          <table:table-cell table:formula="of:=[.$J$9]*([.$A834]-1) + [.$J$8]+FLOOR([.$A834]/[.$J$10])" office:value-type="float" office:value="1001" calcext:value-type="float">
            <text:p>1001</text:p>
          </table:table-cell>
          <table:table-cell table:formula="of:=[.$J$5]*([.$A834]-1) + [.$J$4]" office:value-type="float" office:value="16790" calcext:value-type="float">
            <text:p>16790</text:p>
          </table:table-cell>
          <table:table-cell table:formula="of:=[.$J$7]*([.$A834]-1) + [.$J$6]" office:value-type="float" office:value="0" calcext:value-type="float">
            <text:p>0</text:p>
          </table:table-cell>
          <table:table-cell table:formula="of:=FLOOR([.$A834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$A835]^[.$J$2] + [.$J$3]*([.$A835]-1)+[.$J$1]" office:value-type="float" office:value="580097878" calcext:value-type="float">
            <text:p>580097878</text:p>
          </table:table-cell>
          <table:table-cell table:formula="of:=[.$C834]+[.$B834]" office:value-type="float" office:value="120661404458" calcext:value-type="float">
            <text:p>120661404458</text:p>
          </table:table-cell>
          <table:table-cell table:formula="of:=[.$J$9]*([.$A835]-1) + [.$J$8]+FLOOR([.$A835]/[.$J$10])" office:value-type="float" office:value="1002" calcext:value-type="float">
            <text:p>1002</text:p>
          </table:table-cell>
          <table:table-cell table:formula="of:=[.$J$5]*([.$A835]-1) + [.$J$4]" office:value-type="float" office:value="16810" calcext:value-type="float">
            <text:p>16810</text:p>
          </table:table-cell>
          <table:table-cell table:formula="of:=[.$J$7]*([.$A835]-1) + [.$J$6]" office:value-type="float" office:value="0" calcext:value-type="float">
            <text:p>0</text:p>
          </table:table-cell>
          <table:table-cell table:formula="of:=FLOOR([.$A835]/[.$J$11])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$A836]^[.$J$2] + [.$J$3]*([.$A836]-1)+[.$J$1]" office:value-type="float" office:value="582187054" calcext:value-type="float">
            <text:p>582187054</text:p>
          </table:table-cell>
          <table:table-cell table:formula="of:=[.$C835]+[.$B835]" office:value-type="float" office:value="121241502336" calcext:value-type="float">
            <text:p>121241502336</text:p>
          </table:table-cell>
          <table:table-cell table:formula="of:=[.$J$9]*([.$A836]-1) + [.$J$8]+FLOOR([.$A836]/[.$J$10])" office:value-type="float" office:value="1004" calcext:value-type="float">
            <text:p>1004</text:p>
          </table:table-cell>
          <table:table-cell table:formula="of:=[.$J$5]*([.$A836]-1) + [.$J$4]" office:value-type="float" office:value="16830" calcext:value-type="float">
            <text:p>16830</text:p>
          </table:table-cell>
          <table:table-cell table:formula="of:=[.$J$7]*([.$A836]-1) + [.$J$6]" office:value-type="float" office:value="0" calcext:value-type="float">
            <text:p>0</text:p>
          </table:table-cell>
          <table:table-cell table:formula="of:=FLOOR([.$A836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$A837]^[.$J$2] + [.$J$3]*([.$A837]-1)+[.$J$1]" office:value-type="float" office:value="584281240" calcext:value-type="float">
            <text:p>584281240</text:p>
          </table:table-cell>
          <table:table-cell table:formula="of:=[.$C836]+[.$B836]" office:value-type="float" office:value="121823689390" calcext:value-type="float">
            <text:p>121823689390</text:p>
          </table:table-cell>
          <table:table-cell table:formula="of:=[.$J$9]*([.$A837]-1) + [.$J$8]+FLOOR([.$A837]/[.$J$10])" office:value-type="float" office:value="1005" calcext:value-type="float">
            <text:p>1005</text:p>
          </table:table-cell>
          <table:table-cell table:formula="of:=[.$J$5]*([.$A837]-1) + [.$J$4]" office:value-type="float" office:value="16850" calcext:value-type="float">
            <text:p>16850</text:p>
          </table:table-cell>
          <table:table-cell table:formula="of:=[.$J$7]*([.$A837]-1) + [.$J$6]" office:value-type="float" office:value="0" calcext:value-type="float">
            <text:p>0</text:p>
          </table:table-cell>
          <table:table-cell table:formula="of:=FLOOR([.$A837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$A838]^[.$J$2] + [.$J$3]*([.$A838]-1)+[.$J$1]" office:value-type="float" office:value="586380442" calcext:value-type="float">
            <text:p>586380442</text:p>
          </table:table-cell>
          <table:table-cell table:formula="of:=[.$C837]+[.$B837]" office:value-type="float" office:value="122407970630" calcext:value-type="float">
            <text:p>122407970630</text:p>
          </table:table-cell>
          <table:table-cell table:formula="of:=[.$J$9]*([.$A838]-1) + [.$J$8]+FLOOR([.$A838]/[.$J$10])" office:value-type="float" office:value="1006" calcext:value-type="float">
            <text:p>1006</text:p>
          </table:table-cell>
          <table:table-cell table:formula="of:=[.$J$5]*([.$A838]-1) + [.$J$4]" office:value-type="float" office:value="16870" calcext:value-type="float">
            <text:p>16870</text:p>
          </table:table-cell>
          <table:table-cell table:formula="of:=[.$J$7]*([.$A838]-1) + [.$J$6]" office:value-type="float" office:value="0" calcext:value-type="float">
            <text:p>0</text:p>
          </table:table-cell>
          <table:table-cell table:formula="of:=FLOOR([.$A838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$A839]^[.$J$2] + [.$J$3]*([.$A839]-1)+[.$J$1]" office:value-type="float" office:value="588484666" calcext:value-type="float">
            <text:p>588484666</text:p>
          </table:table-cell>
          <table:table-cell table:formula="of:=[.$C838]+[.$B838]" office:value-type="float" office:value="122994351072" calcext:value-type="float">
            <text:p>122994351072</text:p>
          </table:table-cell>
          <table:table-cell table:formula="of:=[.$J$9]*([.$A839]-1) + [.$J$8]+FLOOR([.$A839]/[.$J$10])" office:value-type="float" office:value="1007" calcext:value-type="float">
            <text:p>1007</text:p>
          </table:table-cell>
          <table:table-cell table:formula="of:=[.$J$5]*([.$A839]-1) + [.$J$4]" office:value-type="float" office:value="16890" calcext:value-type="float">
            <text:p>16890</text:p>
          </table:table-cell>
          <table:table-cell table:formula="of:=[.$J$7]*([.$A839]-1) + [.$J$6]" office:value-type="float" office:value="0" calcext:value-type="float">
            <text:p>0</text:p>
          </table:table-cell>
          <table:table-cell table:formula="of:=FLOOR([.$A839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$A840]^[.$J$2] + [.$J$3]*([.$A840]-1)+[.$J$1]" office:value-type="float" office:value="590593918" calcext:value-type="float">
            <text:p>590593918</text:p>
          </table:table-cell>
          <table:table-cell table:formula="of:=[.$C839]+[.$B839]" office:value-type="float" office:value="123582835738" calcext:value-type="float">
            <text:p>123582835738</text:p>
          </table:table-cell>
          <table:table-cell table:formula="of:=[.$J$9]*([.$A840]-1) + [.$J$8]+FLOOR([.$A840]/[.$J$10])" office:value-type="float" office:value="1008" calcext:value-type="float">
            <text:p>1008</text:p>
          </table:table-cell>
          <table:table-cell table:formula="of:=[.$J$5]*([.$A840]-1) + [.$J$4]" office:value-type="float" office:value="16910" calcext:value-type="float">
            <text:p>16910</text:p>
          </table:table-cell>
          <table:table-cell table:formula="of:=[.$J$7]*([.$A840]-1) + [.$J$6]" office:value-type="float" office:value="0" calcext:value-type="float">
            <text:p>0</text:p>
          </table:table-cell>
          <table:table-cell table:formula="of:=FLOOR([.$A840]/[.$J$11])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$A841]^[.$J$2] + [.$J$3]*([.$A841]-1)+[.$J$1]" office:value-type="float" office:value="592708204" calcext:value-type="float">
            <text:p>592708204</text:p>
          </table:table-cell>
          <table:table-cell table:formula="of:=[.$C840]+[.$B840]" office:value-type="float" office:value="124173429656" calcext:value-type="float">
            <text:p>124173429656</text:p>
          </table:table-cell>
          <table:table-cell table:formula="of:=[.$J$9]*([.$A841]-1) + [.$J$8]+FLOOR([.$A841]/[.$J$10])" office:value-type="float" office:value="1010" calcext:value-type="float">
            <text:p>1010</text:p>
          </table:table-cell>
          <table:table-cell table:formula="of:=[.$J$5]*([.$A841]-1) + [.$J$4]" office:value-type="float" office:value="16930" calcext:value-type="float">
            <text:p>16930</text:p>
          </table:table-cell>
          <table:table-cell table:formula="of:=[.$J$7]*([.$A841]-1) + [.$J$6]" office:value-type="float" office:value="0" calcext:value-type="float">
            <text:p>0</text:p>
          </table:table-cell>
          <table:table-cell table:formula="of:=FLOOR([.$A841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$A842]^[.$J$2] + [.$J$3]*([.$A842]-1)+[.$J$1]" office:value-type="float" office:value="594827530" calcext:value-type="float">
            <text:p>594827530</text:p>
          </table:table-cell>
          <table:table-cell table:formula="of:=[.$C841]+[.$B841]" office:value-type="float" office:value="124766137860" calcext:value-type="float">
            <text:p>124766137860</text:p>
          </table:table-cell>
          <table:table-cell table:formula="of:=[.$J$9]*([.$A842]-1) + [.$J$8]+FLOOR([.$A842]/[.$J$10])" office:value-type="float" office:value="1011" calcext:value-type="float">
            <text:p>1011</text:p>
          </table:table-cell>
          <table:table-cell table:formula="of:=[.$J$5]*([.$A842]-1) + [.$J$4]" office:value-type="float" office:value="16950" calcext:value-type="float">
            <text:p>16950</text:p>
          </table:table-cell>
          <table:table-cell table:formula="of:=[.$J$7]*([.$A842]-1) + [.$J$6]" office:value-type="float" office:value="0" calcext:value-type="float">
            <text:p>0</text:p>
          </table:table-cell>
          <table:table-cell table:formula="of:=FLOOR([.$A842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$A843]^[.$J$2] + [.$J$3]*([.$A843]-1)+[.$J$1]" office:value-type="float" office:value="596951902" calcext:value-type="float">
            <text:p>596951902</text:p>
          </table:table-cell>
          <table:table-cell table:formula="of:=[.$C842]+[.$B842]" office:value-type="float" office:value="125360965390" calcext:value-type="float">
            <text:p>125360965390</text:p>
          </table:table-cell>
          <table:table-cell table:formula="of:=[.$J$9]*([.$A843]-1) + [.$J$8]+FLOOR([.$A843]/[.$J$10])" office:value-type="float" office:value="1012" calcext:value-type="float">
            <text:p>1012</text:p>
          </table:table-cell>
          <table:table-cell table:formula="of:=[.$J$5]*([.$A843]-1) + [.$J$4]" office:value-type="float" office:value="16970" calcext:value-type="float">
            <text:p>16970</text:p>
          </table:table-cell>
          <table:table-cell table:formula="of:=[.$J$7]*([.$A843]-1) + [.$J$6]" office:value-type="float" office:value="0" calcext:value-type="float">
            <text:p>0</text:p>
          </table:table-cell>
          <table:table-cell table:formula="of:=FLOOR([.$A843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$A844]^[.$J$2] + [.$J$3]*([.$A844]-1)+[.$J$1]" office:value-type="float" office:value="599081326" calcext:value-type="float">
            <text:p>599081326</text:p>
          </table:table-cell>
          <table:table-cell table:formula="of:=[.$C843]+[.$B843]" office:value-type="float" office:value="125957917292" calcext:value-type="float">
            <text:p>125957917292</text:p>
          </table:table-cell>
          <table:table-cell table:formula="of:=[.$J$9]*([.$A844]-1) + [.$J$8]+FLOOR([.$A844]/[.$J$10])" office:value-type="float" office:value="1013" calcext:value-type="float">
            <text:p>1013</text:p>
          </table:table-cell>
          <table:table-cell table:formula="of:=[.$J$5]*([.$A844]-1) + [.$J$4]" office:value-type="float" office:value="16990" calcext:value-type="float">
            <text:p>16990</text:p>
          </table:table-cell>
          <table:table-cell table:formula="of:=[.$J$7]*([.$A844]-1) + [.$J$6]" office:value-type="float" office:value="0" calcext:value-type="float">
            <text:p>0</text:p>
          </table:table-cell>
          <table:table-cell table:formula="of:=FLOOR([.$A844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$A845]^[.$J$2] + [.$J$3]*([.$A845]-1)+[.$J$1]" office:value-type="float" office:value="601215808" calcext:value-type="float">
            <text:p>601215808</text:p>
          </table:table-cell>
          <table:table-cell table:formula="of:=[.$C844]+[.$B844]" office:value-type="float" office:value="126556998618" calcext:value-type="float">
            <text:p>126556998618</text:p>
          </table:table-cell>
          <table:table-cell table:formula="of:=[.$J$9]*([.$A845]-1) + [.$J$8]+FLOOR([.$A845]/[.$J$10])" office:value-type="float" office:value="1014" calcext:value-type="float">
            <text:p>1014</text:p>
          </table:table-cell>
          <table:table-cell table:formula="of:=[.$J$5]*([.$A845]-1) + [.$J$4]" office:value-type="float" office:value="17010" calcext:value-type="float">
            <text:p>17010</text:p>
          </table:table-cell>
          <table:table-cell table:formula="of:=[.$J$7]*([.$A845]-1) + [.$J$6]" office:value-type="float" office:value="0" calcext:value-type="float">
            <text:p>0</text:p>
          </table:table-cell>
          <table:table-cell table:formula="of:=FLOOR([.$A845]/[.$J$11])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$A846]^[.$J$2] + [.$J$3]*([.$A846]-1)+[.$J$1]" office:value-type="float" office:value="603355354" calcext:value-type="float">
            <text:p>603355354</text:p>
          </table:table-cell>
          <table:table-cell table:formula="of:=[.$C845]+[.$B845]" office:value-type="float" office:value="127158214426" calcext:value-type="float">
            <text:p>127158214426</text:p>
          </table:table-cell>
          <table:table-cell table:formula="of:=[.$J$9]*([.$A846]-1) + [.$J$8]+FLOOR([.$A846]/[.$J$10])" office:value-type="float" office:value="1016" calcext:value-type="float">
            <text:p>1016</text:p>
          </table:table-cell>
          <table:table-cell table:formula="of:=[.$J$5]*([.$A846]-1) + [.$J$4]" office:value-type="float" office:value="17030" calcext:value-type="float">
            <text:p>17030</text:p>
          </table:table-cell>
          <table:table-cell table:formula="of:=[.$J$7]*([.$A846]-1) + [.$J$6]" office:value-type="float" office:value="0" calcext:value-type="float">
            <text:p>0</text:p>
          </table:table-cell>
          <table:table-cell table:formula="of:=FLOOR([.$A846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$A847]^[.$J$2] + [.$J$3]*([.$A847]-1)+[.$J$1]" office:value-type="float" office:value="605499970" calcext:value-type="float">
            <text:p>605499970</text:p>
          </table:table-cell>
          <table:table-cell table:formula="of:=[.$C846]+[.$B846]" office:value-type="float" office:value="127761569780" calcext:value-type="float">
            <text:p>127761569780</text:p>
          </table:table-cell>
          <table:table-cell table:formula="of:=[.$J$9]*([.$A847]-1) + [.$J$8]+FLOOR([.$A847]/[.$J$10])" office:value-type="float" office:value="1017" calcext:value-type="float">
            <text:p>1017</text:p>
          </table:table-cell>
          <table:table-cell table:formula="of:=[.$J$5]*([.$A847]-1) + [.$J$4]" office:value-type="float" office:value="17050" calcext:value-type="float">
            <text:p>17050</text:p>
          </table:table-cell>
          <table:table-cell table:formula="of:=[.$J$7]*([.$A847]-1) + [.$J$6]" office:value-type="float" office:value="0" calcext:value-type="float">
            <text:p>0</text:p>
          </table:table-cell>
          <table:table-cell table:formula="of:=FLOOR([.$A847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$A848]^[.$J$2] + [.$J$3]*([.$A848]-1)+[.$J$1]" office:value-type="float" office:value="607649662" calcext:value-type="float">
            <text:p>607649662</text:p>
          </table:table-cell>
          <table:table-cell table:formula="of:=[.$C847]+[.$B847]" office:value-type="float" office:value="128367069750" calcext:value-type="float">
            <text:p>128367069750</text:p>
          </table:table-cell>
          <table:table-cell table:formula="of:=[.$J$9]*([.$A848]-1) + [.$J$8]+FLOOR([.$A848]/[.$J$10])" office:value-type="float" office:value="1018" calcext:value-type="float">
            <text:p>1018</text:p>
          </table:table-cell>
          <table:table-cell table:formula="of:=[.$J$5]*([.$A848]-1) + [.$J$4]" office:value-type="float" office:value="17070" calcext:value-type="float">
            <text:p>17070</text:p>
          </table:table-cell>
          <table:table-cell table:formula="of:=[.$J$7]*([.$A848]-1) + [.$J$6]" office:value-type="float" office:value="0" calcext:value-type="float">
            <text:p>0</text:p>
          </table:table-cell>
          <table:table-cell table:formula="of:=FLOOR([.$A848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$A849]^[.$J$2] + [.$J$3]*([.$A849]-1)+[.$J$1]" office:value-type="float" office:value="609804436" calcext:value-type="float">
            <text:p>609804436</text:p>
          </table:table-cell>
          <table:table-cell table:formula="of:=[.$C848]+[.$B848]" office:value-type="float" office:value="128974719412" calcext:value-type="float">
            <text:p>128974719412</text:p>
          </table:table-cell>
          <table:table-cell table:formula="of:=[.$J$9]*([.$A849]-1) + [.$J$8]+FLOOR([.$A849]/[.$J$10])" office:value-type="float" office:value="1019" calcext:value-type="float">
            <text:p>1019</text:p>
          </table:table-cell>
          <table:table-cell table:formula="of:=[.$J$5]*([.$A849]-1) + [.$J$4]" office:value-type="float" office:value="17090" calcext:value-type="float">
            <text:p>17090</text:p>
          </table:table-cell>
          <table:table-cell table:formula="of:=[.$J$7]*([.$A849]-1) + [.$J$6]" office:value-type="float" office:value="0" calcext:value-type="float">
            <text:p>0</text:p>
          </table:table-cell>
          <table:table-cell table:formula="of:=FLOOR([.$A849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$A850]^[.$J$2] + [.$J$3]*([.$A850]-1)+[.$J$1]" office:value-type="float" office:value="611964298" calcext:value-type="float">
            <text:p>611964298</text:p>
          </table:table-cell>
          <table:table-cell table:formula="of:=[.$C849]+[.$B849]" office:value-type="float" office:value="129584523848" calcext:value-type="float">
            <text:p>129584523848</text:p>
          </table:table-cell>
          <table:table-cell table:formula="of:=[.$J$9]*([.$A850]-1) + [.$J$8]+FLOOR([.$A850]/[.$J$10])" office:value-type="float" office:value="1020" calcext:value-type="float">
            <text:p>1020</text:p>
          </table:table-cell>
          <table:table-cell table:formula="of:=[.$J$5]*([.$A850]-1) + [.$J$4]" office:value-type="float" office:value="17110" calcext:value-type="float">
            <text:p>17110</text:p>
          </table:table-cell>
          <table:table-cell table:formula="of:=[.$J$7]*([.$A850]-1) + [.$J$6]" office:value-type="float" office:value="0" calcext:value-type="float">
            <text:p>0</text:p>
          </table:table-cell>
          <table:table-cell table:formula="of:=FLOOR([.$A850]/[.$J$11])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$A851]^[.$J$2] + [.$J$3]*([.$A851]-1)+[.$J$1]" office:value-type="float" office:value="614129254" calcext:value-type="float">
            <text:p>614129254</text:p>
          </table:table-cell>
          <table:table-cell table:formula="of:=[.$C850]+[.$B850]" office:value-type="float" office:value="130196488146" calcext:value-type="float">
            <text:p>130196488146</text:p>
          </table:table-cell>
          <table:table-cell table:formula="of:=[.$J$9]*([.$A851]-1) + [.$J$8]+FLOOR([.$A851]/[.$J$10])" office:value-type="float" office:value="1022" calcext:value-type="float">
            <text:p>1022</text:p>
          </table:table-cell>
          <table:table-cell table:formula="of:=[.$J$5]*([.$A851]-1) + [.$J$4]" office:value-type="float" office:value="17130" calcext:value-type="float">
            <text:p>17130</text:p>
          </table:table-cell>
          <table:table-cell table:formula="of:=[.$J$7]*([.$A851]-1) + [.$J$6]" office:value-type="float" office:value="0" calcext:value-type="float">
            <text:p>0</text:p>
          </table:table-cell>
          <table:table-cell table:formula="of:=FLOOR([.$A851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$A852]^[.$J$2] + [.$J$3]*([.$A852]-1)+[.$J$1]" office:value-type="float" office:value="616299310" calcext:value-type="float">
            <text:p>616299310</text:p>
          </table:table-cell>
          <table:table-cell table:formula="of:=[.$C851]+[.$B851]" office:value-type="float" office:value="130810617400" calcext:value-type="float">
            <text:p>130810617400</text:p>
          </table:table-cell>
          <table:table-cell table:formula="of:=[.$J$9]*([.$A852]-1) + [.$J$8]+FLOOR([.$A852]/[.$J$10])" office:value-type="float" office:value="1023" calcext:value-type="float">
            <text:p>1023</text:p>
          </table:table-cell>
          <table:table-cell table:formula="of:=[.$J$5]*([.$A852]-1) + [.$J$4]" office:value-type="float" office:value="17150" calcext:value-type="float">
            <text:p>17150</text:p>
          </table:table-cell>
          <table:table-cell table:formula="of:=[.$J$7]*([.$A852]-1) + [.$J$6]" office:value-type="float" office:value="0" calcext:value-type="float">
            <text:p>0</text:p>
          </table:table-cell>
          <table:table-cell table:formula="of:=FLOOR([.$A852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$A853]^[.$J$2] + [.$J$3]*([.$A853]-1)+[.$J$1]" office:value-type="float" office:value="618474472" calcext:value-type="float">
            <text:p>618474472</text:p>
          </table:table-cell>
          <table:table-cell table:formula="of:=[.$C852]+[.$B852]" office:value-type="float" office:value="131426916710" calcext:value-type="float">
            <text:p>131426916710</text:p>
          </table:table-cell>
          <table:table-cell table:formula="of:=[.$J$9]*([.$A853]-1) + [.$J$8]+FLOOR([.$A853]/[.$J$10])" office:value-type="float" office:value="1024" calcext:value-type="float">
            <text:p>1024</text:p>
          </table:table-cell>
          <table:table-cell table:formula="of:=[.$J$5]*([.$A853]-1) + [.$J$4]" office:value-type="float" office:value="17170" calcext:value-type="float">
            <text:p>17170</text:p>
          </table:table-cell>
          <table:table-cell table:formula="of:=[.$J$7]*([.$A853]-1) + [.$J$6]" office:value-type="float" office:value="0" calcext:value-type="float">
            <text:p>0</text:p>
          </table:table-cell>
          <table:table-cell table:formula="of:=FLOOR([.$A853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$A854]^[.$J$2] + [.$J$3]*([.$A854]-1)+[.$J$1]" office:value-type="float" office:value="620654746" calcext:value-type="float">
            <text:p>620654746</text:p>
          </table:table-cell>
          <table:table-cell table:formula="of:=[.$C853]+[.$B853]" office:value-type="float" office:value="132045391182" calcext:value-type="float">
            <text:p>132045391182</text:p>
          </table:table-cell>
          <table:table-cell table:formula="of:=[.$J$9]*([.$A854]-1) + [.$J$8]+FLOOR([.$A854]/[.$J$10])" office:value-type="float" office:value="1025" calcext:value-type="float">
            <text:p>1025</text:p>
          </table:table-cell>
          <table:table-cell table:formula="of:=[.$J$5]*([.$A854]-1) + [.$J$4]" office:value-type="float" office:value="17190" calcext:value-type="float">
            <text:p>17190</text:p>
          </table:table-cell>
          <table:table-cell table:formula="of:=[.$J$7]*([.$A854]-1) + [.$J$6]" office:value-type="float" office:value="0" calcext:value-type="float">
            <text:p>0</text:p>
          </table:table-cell>
          <table:table-cell table:formula="of:=FLOOR([.$A854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$A855]^[.$J$2] + [.$J$3]*([.$A855]-1)+[.$J$1]" office:value-type="float" office:value="622840138" calcext:value-type="float">
            <text:p>622840138</text:p>
          </table:table-cell>
          <table:table-cell table:formula="of:=[.$C854]+[.$B854]" office:value-type="float" office:value="132666045928" calcext:value-type="float">
            <text:p>132666045928</text:p>
          </table:table-cell>
          <table:table-cell table:formula="of:=[.$J$9]*([.$A855]-1) + [.$J$8]+FLOOR([.$A855]/[.$J$10])" office:value-type="float" office:value="1026" calcext:value-type="float">
            <text:p>1026</text:p>
          </table:table-cell>
          <table:table-cell table:formula="of:=[.$J$5]*([.$A855]-1) + [.$J$4]" office:value-type="float" office:value="17210" calcext:value-type="float">
            <text:p>17210</text:p>
          </table:table-cell>
          <table:table-cell table:formula="of:=[.$J$7]*([.$A855]-1) + [.$J$6]" office:value-type="float" office:value="0" calcext:value-type="float">
            <text:p>0</text:p>
          </table:table-cell>
          <table:table-cell table:formula="of:=FLOOR([.$A855]/[.$J$11])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$A856]^[.$J$2] + [.$J$3]*([.$A856]-1)+[.$J$1]" office:value-type="float" office:value="625030654" calcext:value-type="float">
            <text:p>625030654</text:p>
          </table:table-cell>
          <table:table-cell table:formula="of:=[.$C855]+[.$B855]" office:value-type="float" office:value="133288886066" calcext:value-type="float">
            <text:p>133288886066</text:p>
          </table:table-cell>
          <table:table-cell table:formula="of:=[.$J$9]*([.$A856]-1) + [.$J$8]+FLOOR([.$A856]/[.$J$10])" office:value-type="float" office:value="1028" calcext:value-type="float">
            <text:p>1028</text:p>
          </table:table-cell>
          <table:table-cell table:formula="of:=[.$J$5]*([.$A856]-1) + [.$J$4]" office:value-type="float" office:value="17230" calcext:value-type="float">
            <text:p>17230</text:p>
          </table:table-cell>
          <table:table-cell table:formula="of:=[.$J$7]*([.$A856]-1) + [.$J$6]" office:value-type="float" office:value="0" calcext:value-type="float">
            <text:p>0</text:p>
          </table:table-cell>
          <table:table-cell table:formula="of:=FLOOR([.$A856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$A857]^[.$J$2] + [.$J$3]*([.$A857]-1)+[.$J$1]" office:value-type="float" office:value="627226300" calcext:value-type="float">
            <text:p>627226300</text:p>
          </table:table-cell>
          <table:table-cell table:formula="of:=[.$C856]+[.$B856]" office:value-type="float" office:value="133913916720" calcext:value-type="float">
            <text:p>133913916720</text:p>
          </table:table-cell>
          <table:table-cell table:formula="of:=[.$J$9]*([.$A857]-1) + [.$J$8]+FLOOR([.$A857]/[.$J$10])" office:value-type="float" office:value="1029" calcext:value-type="float">
            <text:p>1029</text:p>
          </table:table-cell>
          <table:table-cell table:formula="of:=[.$J$5]*([.$A857]-1) + [.$J$4]" office:value-type="float" office:value="17250" calcext:value-type="float">
            <text:p>17250</text:p>
          </table:table-cell>
          <table:table-cell table:formula="of:=[.$J$7]*([.$A857]-1) + [.$J$6]" office:value-type="float" office:value="0" calcext:value-type="float">
            <text:p>0</text:p>
          </table:table-cell>
          <table:table-cell table:formula="of:=FLOOR([.$A857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$A858]^[.$J$2] + [.$J$3]*([.$A858]-1)+[.$J$1]" office:value-type="float" office:value="629427082" calcext:value-type="float">
            <text:p>629427082</text:p>
          </table:table-cell>
          <table:table-cell table:formula="of:=[.$C857]+[.$B857]" office:value-type="float" office:value="134541143020" calcext:value-type="float">
            <text:p>134541143020</text:p>
          </table:table-cell>
          <table:table-cell table:formula="of:=[.$J$9]*([.$A858]-1) + [.$J$8]+FLOOR([.$A858]/[.$J$10])" office:value-type="float" office:value="1030" calcext:value-type="float">
            <text:p>1030</text:p>
          </table:table-cell>
          <table:table-cell table:formula="of:=[.$J$5]*([.$A858]-1) + [.$J$4]" office:value-type="float" office:value="17270" calcext:value-type="float">
            <text:p>17270</text:p>
          </table:table-cell>
          <table:table-cell table:formula="of:=[.$J$7]*([.$A858]-1) + [.$J$6]" office:value-type="float" office:value="0" calcext:value-type="float">
            <text:p>0</text:p>
          </table:table-cell>
          <table:table-cell table:formula="of:=FLOOR([.$A858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$A859]^[.$J$2] + [.$J$3]*([.$A859]-1)+[.$J$1]" office:value-type="float" office:value="631633006" calcext:value-type="float">
            <text:p>631633006</text:p>
          </table:table-cell>
          <table:table-cell table:formula="of:=[.$C858]+[.$B858]" office:value-type="float" office:value="135170570102" calcext:value-type="float">
            <text:p>135170570102</text:p>
          </table:table-cell>
          <table:table-cell table:formula="of:=[.$J$9]*([.$A859]-1) + [.$J$8]+FLOOR([.$A859]/[.$J$10])" office:value-type="float" office:value="1031" calcext:value-type="float">
            <text:p>1031</text:p>
          </table:table-cell>
          <table:table-cell table:formula="of:=[.$J$5]*([.$A859]-1) + [.$J$4]" office:value-type="float" office:value="17290" calcext:value-type="float">
            <text:p>17290</text:p>
          </table:table-cell>
          <table:table-cell table:formula="of:=[.$J$7]*([.$A859]-1) + [.$J$6]" office:value-type="float" office:value="0" calcext:value-type="float">
            <text:p>0</text:p>
          </table:table-cell>
          <table:table-cell table:formula="of:=FLOOR([.$A859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$A860]^[.$J$2] + [.$J$3]*([.$A860]-1)+[.$J$1]" office:value-type="float" office:value="633844078" calcext:value-type="float">
            <text:p>633844078</text:p>
          </table:table-cell>
          <table:table-cell table:formula="of:=[.$C859]+[.$B859]" office:value-type="float" office:value="135802203108" calcext:value-type="float">
            <text:p>135802203108</text:p>
          </table:table-cell>
          <table:table-cell table:formula="of:=[.$J$9]*([.$A860]-1) + [.$J$8]+FLOOR([.$A860]/[.$J$10])" office:value-type="float" office:value="1032" calcext:value-type="float">
            <text:p>1032</text:p>
          </table:table-cell>
          <table:table-cell table:formula="of:=[.$J$5]*([.$A860]-1) + [.$J$4]" office:value-type="float" office:value="17310" calcext:value-type="float">
            <text:p>17310</text:p>
          </table:table-cell>
          <table:table-cell table:formula="of:=[.$J$7]*([.$A860]-1) + [.$J$6]" office:value-type="float" office:value="0" calcext:value-type="float">
            <text:p>0</text:p>
          </table:table-cell>
          <table:table-cell table:formula="of:=FLOOR([.$A860]/[.$J$11])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$A861]^[.$J$2] + [.$J$3]*([.$A861]-1)+[.$J$1]" office:value-type="float" office:value="636060304" calcext:value-type="float">
            <text:p>636060304</text:p>
          </table:table-cell>
          <table:table-cell table:formula="of:=[.$C860]+[.$B860]" office:value-type="float" office:value="136436047186" calcext:value-type="float">
            <text:p>136436047186</text:p>
          </table:table-cell>
          <table:table-cell table:formula="of:=[.$J$9]*([.$A861]-1) + [.$J$8]+FLOOR([.$A861]/[.$J$10])" office:value-type="float" office:value="1034" calcext:value-type="float">
            <text:p>1034</text:p>
          </table:table-cell>
          <table:table-cell table:formula="of:=[.$J$5]*([.$A861]-1) + [.$J$4]" office:value-type="float" office:value="17330" calcext:value-type="float">
            <text:p>17330</text:p>
          </table:table-cell>
          <table:table-cell table:formula="of:=[.$J$7]*([.$A861]-1) + [.$J$6]" office:value-type="float" office:value="0" calcext:value-type="float">
            <text:p>0</text:p>
          </table:table-cell>
          <table:table-cell table:formula="of:=FLOOR([.$A861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$A862]^[.$J$2] + [.$J$3]*([.$A862]-1)+[.$J$1]" office:value-type="float" office:value="638281690" calcext:value-type="float">
            <text:p>638281690</text:p>
          </table:table-cell>
          <table:table-cell table:formula="of:=[.$C861]+[.$B861]" office:value-type="float" office:value="137072107490" calcext:value-type="float">
            <text:p>137072107490</text:p>
          </table:table-cell>
          <table:table-cell table:formula="of:=[.$J$9]*([.$A862]-1) + [.$J$8]+FLOOR([.$A862]/[.$J$10])" office:value-type="float" office:value="1035" calcext:value-type="float">
            <text:p>1035</text:p>
          </table:table-cell>
          <table:table-cell table:formula="of:=[.$J$5]*([.$A862]-1) + [.$J$4]" office:value-type="float" office:value="17350" calcext:value-type="float">
            <text:p>17350</text:p>
          </table:table-cell>
          <table:table-cell table:formula="of:=[.$J$7]*([.$A862]-1) + [.$J$6]" office:value-type="float" office:value="0" calcext:value-type="float">
            <text:p>0</text:p>
          </table:table-cell>
          <table:table-cell table:formula="of:=FLOOR([.$A862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$A863]^[.$J$2] + [.$J$3]*([.$A863]-1)+[.$J$1]" office:value-type="float" office:value="640508242" calcext:value-type="float">
            <text:p>640508242</text:p>
          </table:table-cell>
          <table:table-cell table:formula="of:=[.$C862]+[.$B862]" office:value-type="float" office:value="137710389180" calcext:value-type="float">
            <text:p>137710389180</text:p>
          </table:table-cell>
          <table:table-cell table:formula="of:=[.$J$9]*([.$A863]-1) + [.$J$8]+FLOOR([.$A863]/[.$J$10])" office:value-type="float" office:value="1036" calcext:value-type="float">
            <text:p>1036</text:p>
          </table:table-cell>
          <table:table-cell table:formula="of:=[.$J$5]*([.$A863]-1) + [.$J$4]" office:value-type="float" office:value="17370" calcext:value-type="float">
            <text:p>17370</text:p>
          </table:table-cell>
          <table:table-cell table:formula="of:=[.$J$7]*([.$A863]-1) + [.$J$6]" office:value-type="float" office:value="0" calcext:value-type="float">
            <text:p>0</text:p>
          </table:table-cell>
          <table:table-cell table:formula="of:=FLOOR([.$A863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$A864]^[.$J$2] + [.$J$3]*([.$A864]-1)+[.$J$1]" office:value-type="float" office:value="642739966" calcext:value-type="float">
            <text:p>642739966</text:p>
          </table:table-cell>
          <table:table-cell table:formula="of:=[.$C863]+[.$B863]" office:value-type="float" office:value="138350897422" calcext:value-type="float">
            <text:p>138350897422</text:p>
          </table:table-cell>
          <table:table-cell table:formula="of:=[.$J$9]*([.$A864]-1) + [.$J$8]+FLOOR([.$A864]/[.$J$10])" office:value-type="float" office:value="1037" calcext:value-type="float">
            <text:p>1037</text:p>
          </table:table-cell>
          <table:table-cell table:formula="of:=[.$J$5]*([.$A864]-1) + [.$J$4]" office:value-type="float" office:value="17390" calcext:value-type="float">
            <text:p>17390</text:p>
          </table:table-cell>
          <table:table-cell table:formula="of:=[.$J$7]*([.$A864]-1) + [.$J$6]" office:value-type="float" office:value="0" calcext:value-type="float">
            <text:p>0</text:p>
          </table:table-cell>
          <table:table-cell table:formula="of:=FLOOR([.$A864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$A865]^[.$J$2] + [.$J$3]*([.$A865]-1)+[.$J$1]" office:value-type="float" office:value="644976868" calcext:value-type="float">
            <text:p>644976868</text:p>
          </table:table-cell>
          <table:table-cell table:formula="of:=[.$C864]+[.$B864]" office:value-type="float" office:value="138993637388" calcext:value-type="float">
            <text:p>138993637388</text:p>
          </table:table-cell>
          <table:table-cell table:formula="of:=[.$J$9]*([.$A865]-1) + [.$J$8]+FLOOR([.$A865]/[.$J$10])" office:value-type="float" office:value="1038" calcext:value-type="float">
            <text:p>1038</text:p>
          </table:table-cell>
          <table:table-cell table:formula="of:=[.$J$5]*([.$A865]-1) + [.$J$4]" office:value-type="float" office:value="17410" calcext:value-type="float">
            <text:p>17410</text:p>
          </table:table-cell>
          <table:table-cell table:formula="of:=[.$J$7]*([.$A865]-1) + [.$J$6]" office:value-type="float" office:value="0" calcext:value-type="float">
            <text:p>0</text:p>
          </table:table-cell>
          <table:table-cell table:formula="of:=FLOOR([.$A865]/[.$J$11])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$A866]^[.$J$2] + [.$J$3]*([.$A866]-1)+[.$J$1]" office:value-type="float" office:value="647218954" calcext:value-type="float">
            <text:p>647218954</text:p>
          </table:table-cell>
          <table:table-cell table:formula="of:=[.$C865]+[.$B865]" office:value-type="float" office:value="139638614256" calcext:value-type="float">
            <text:p>139638614256</text:p>
          </table:table-cell>
          <table:table-cell table:formula="of:=[.$J$9]*([.$A866]-1) + [.$J$8]+FLOOR([.$A866]/[.$J$10])" office:value-type="float" office:value="1040" calcext:value-type="float">
            <text:p>1040</text:p>
          </table:table-cell>
          <table:table-cell table:formula="of:=[.$J$5]*([.$A866]-1) + [.$J$4]" office:value-type="float" office:value="17430" calcext:value-type="float">
            <text:p>17430</text:p>
          </table:table-cell>
          <table:table-cell table:formula="of:=[.$J$7]*([.$A866]-1) + [.$J$6]" office:value-type="float" office:value="0" calcext:value-type="float">
            <text:p>0</text:p>
          </table:table-cell>
          <table:table-cell table:formula="of:=FLOOR([.$A866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$A867]^[.$J$2] + [.$J$3]*([.$A867]-1)+[.$J$1]" office:value-type="float" office:value="649466230" calcext:value-type="float">
            <text:p>649466230</text:p>
          </table:table-cell>
          <table:table-cell table:formula="of:=[.$C866]+[.$B866]" office:value-type="float" office:value="140285833210" calcext:value-type="float">
            <text:p>140285833210</text:p>
          </table:table-cell>
          <table:table-cell table:formula="of:=[.$J$9]*([.$A867]-1) + [.$J$8]+FLOOR([.$A867]/[.$J$10])" office:value-type="float" office:value="1041" calcext:value-type="float">
            <text:p>1041</text:p>
          </table:table-cell>
          <table:table-cell table:formula="of:=[.$J$5]*([.$A867]-1) + [.$J$4]" office:value-type="float" office:value="17450" calcext:value-type="float">
            <text:p>17450</text:p>
          </table:table-cell>
          <table:table-cell table:formula="of:=[.$J$7]*([.$A867]-1) + [.$J$6]" office:value-type="float" office:value="0" calcext:value-type="float">
            <text:p>0</text:p>
          </table:table-cell>
          <table:table-cell table:formula="of:=FLOOR([.$A867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$A868]^[.$J$2] + [.$J$3]*([.$A868]-1)+[.$J$1]" office:value-type="float" office:value="651718702" calcext:value-type="float">
            <text:p>651718702</text:p>
          </table:table-cell>
          <table:table-cell table:formula="of:=[.$C867]+[.$B867]" office:value-type="float" office:value="140935299440" calcext:value-type="float">
            <text:p>140935299440</text:p>
          </table:table-cell>
          <table:table-cell table:formula="of:=[.$J$9]*([.$A868]-1) + [.$J$8]+FLOOR([.$A868]/[.$J$10])" office:value-type="float" office:value="1042" calcext:value-type="float">
            <text:p>1042</text:p>
          </table:table-cell>
          <table:table-cell table:formula="of:=[.$J$5]*([.$A868]-1) + [.$J$4]" office:value-type="float" office:value="17470" calcext:value-type="float">
            <text:p>17470</text:p>
          </table:table-cell>
          <table:table-cell table:formula="of:=[.$J$7]*([.$A868]-1) + [.$J$6]" office:value-type="float" office:value="0" calcext:value-type="float">
            <text:p>0</text:p>
          </table:table-cell>
          <table:table-cell table:formula="of:=FLOOR([.$A868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$A869]^[.$J$2] + [.$J$3]*([.$A869]-1)+[.$J$1]" office:value-type="float" office:value="653976376" calcext:value-type="float">
            <text:p>653976376</text:p>
          </table:table-cell>
          <table:table-cell table:formula="of:=[.$C868]+[.$B868]" office:value-type="float" office:value="141587018142" calcext:value-type="float">
            <text:p>141587018142</text:p>
          </table:table-cell>
          <table:table-cell table:formula="of:=[.$J$9]*([.$A869]-1) + [.$J$8]+FLOOR([.$A869]/[.$J$10])" office:value-type="float" office:value="1043" calcext:value-type="float">
            <text:p>1043</text:p>
          </table:table-cell>
          <table:table-cell table:formula="of:=[.$J$5]*([.$A869]-1) + [.$J$4]" office:value-type="float" office:value="17490" calcext:value-type="float">
            <text:p>17490</text:p>
          </table:table-cell>
          <table:table-cell table:formula="of:=[.$J$7]*([.$A869]-1) + [.$J$6]" office:value-type="float" office:value="0" calcext:value-type="float">
            <text:p>0</text:p>
          </table:table-cell>
          <table:table-cell table:formula="of:=FLOOR([.$A869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$A870]^[.$J$2] + [.$J$3]*([.$A870]-1)+[.$J$1]" office:value-type="float" office:value="656239258" calcext:value-type="float">
            <text:p>656239258</text:p>
          </table:table-cell>
          <table:table-cell table:formula="of:=[.$C869]+[.$B869]" office:value-type="float" office:value="142240994518" calcext:value-type="float">
            <text:p>142240994518</text:p>
          </table:table-cell>
          <table:table-cell table:formula="of:=[.$J$9]*([.$A870]-1) + [.$J$8]+FLOOR([.$A870]/[.$J$10])" office:value-type="float" office:value="1044" calcext:value-type="float">
            <text:p>1044</text:p>
          </table:table-cell>
          <table:table-cell table:formula="of:=[.$J$5]*([.$A870]-1) + [.$J$4]" office:value-type="float" office:value="17510" calcext:value-type="float">
            <text:p>17510</text:p>
          </table:table-cell>
          <table:table-cell table:formula="of:=[.$J$7]*([.$A870]-1) + [.$J$6]" office:value-type="float" office:value="0" calcext:value-type="float">
            <text:p>0</text:p>
          </table:table-cell>
          <table:table-cell table:formula="of:=FLOOR([.$A870]/[.$J$11])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$A871]^[.$J$2] + [.$J$3]*([.$A871]-1)+[.$J$1]" office:value-type="float" office:value="658507354" calcext:value-type="float">
            <text:p>658507354</text:p>
          </table:table-cell>
          <table:table-cell table:formula="of:=[.$C870]+[.$B870]" office:value-type="float" office:value="142897233776" calcext:value-type="float">
            <text:p>142897233776</text:p>
          </table:table-cell>
          <table:table-cell table:formula="of:=[.$J$9]*([.$A871]-1) + [.$J$8]+FLOOR([.$A871]/[.$J$10])" office:value-type="float" office:value="1046" calcext:value-type="float">
            <text:p>1046</text:p>
          </table:table-cell>
          <table:table-cell table:formula="of:=[.$J$5]*([.$A871]-1) + [.$J$4]" office:value-type="float" office:value="17530" calcext:value-type="float">
            <text:p>17530</text:p>
          </table:table-cell>
          <table:table-cell table:formula="of:=[.$J$7]*([.$A871]-1) + [.$J$6]" office:value-type="float" office:value="0" calcext:value-type="float">
            <text:p>0</text:p>
          </table:table-cell>
          <table:table-cell table:formula="of:=FLOOR([.$A871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$A872]^[.$J$2] + [.$J$3]*([.$A872]-1)+[.$J$1]" office:value-type="float" office:value="660780670" calcext:value-type="float">
            <text:p>660780670</text:p>
          </table:table-cell>
          <table:table-cell table:formula="of:=[.$C871]+[.$B871]" office:value-type="float" office:value="143555741130" calcext:value-type="float">
            <text:p>143555741130</text:p>
          </table:table-cell>
          <table:table-cell table:formula="of:=[.$J$9]*([.$A872]-1) + [.$J$8]+FLOOR([.$A872]/[.$J$10])" office:value-type="float" office:value="1047" calcext:value-type="float">
            <text:p>1047</text:p>
          </table:table-cell>
          <table:table-cell table:formula="of:=[.$J$5]*([.$A872]-1) + [.$J$4]" office:value-type="float" office:value="17550" calcext:value-type="float">
            <text:p>17550</text:p>
          </table:table-cell>
          <table:table-cell table:formula="of:=[.$J$7]*([.$A872]-1) + [.$J$6]" office:value-type="float" office:value="0" calcext:value-type="float">
            <text:p>0</text:p>
          </table:table-cell>
          <table:table-cell table:formula="of:=FLOOR([.$A872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$A873]^[.$J$2] + [.$J$3]*([.$A873]-1)+[.$J$1]" office:value-type="float" office:value="663059212" calcext:value-type="float">
            <text:p>663059212</text:p>
          </table:table-cell>
          <table:table-cell table:formula="of:=[.$C872]+[.$B872]" office:value-type="float" office:value="144216521800" calcext:value-type="float">
            <text:p>144216521800</text:p>
          </table:table-cell>
          <table:table-cell table:formula="of:=[.$J$9]*([.$A873]-1) + [.$J$8]+FLOOR([.$A873]/[.$J$10])" office:value-type="float" office:value="1048" calcext:value-type="float">
            <text:p>1048</text:p>
          </table:table-cell>
          <table:table-cell table:formula="of:=[.$J$5]*([.$A873]-1) + [.$J$4]" office:value-type="float" office:value="17570" calcext:value-type="float">
            <text:p>17570</text:p>
          </table:table-cell>
          <table:table-cell table:formula="of:=[.$J$7]*([.$A873]-1) + [.$J$6]" office:value-type="float" office:value="0" calcext:value-type="float">
            <text:p>0</text:p>
          </table:table-cell>
          <table:table-cell table:formula="of:=FLOOR([.$A873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$A874]^[.$J$2] + [.$J$3]*([.$A874]-1)+[.$J$1]" office:value-type="float" office:value="665342986" calcext:value-type="float">
            <text:p>665342986</text:p>
          </table:table-cell>
          <table:table-cell table:formula="of:=[.$C873]+[.$B873]" office:value-type="float" office:value="144879581012" calcext:value-type="float">
            <text:p>144879581012</text:p>
          </table:table-cell>
          <table:table-cell table:formula="of:=[.$J$9]*([.$A874]-1) + [.$J$8]+FLOOR([.$A874]/[.$J$10])" office:value-type="float" office:value="1049" calcext:value-type="float">
            <text:p>1049</text:p>
          </table:table-cell>
          <table:table-cell table:formula="of:=[.$J$5]*([.$A874]-1) + [.$J$4]" office:value-type="float" office:value="17590" calcext:value-type="float">
            <text:p>17590</text:p>
          </table:table-cell>
          <table:table-cell table:formula="of:=[.$J$7]*([.$A874]-1) + [.$J$6]" office:value-type="float" office:value="0" calcext:value-type="float">
            <text:p>0</text:p>
          </table:table-cell>
          <table:table-cell table:formula="of:=FLOOR([.$A874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$A875]^[.$J$2] + [.$J$3]*([.$A875]-1)+[.$J$1]" office:value-type="float" office:value="667631998" calcext:value-type="float">
            <text:p>667631998</text:p>
          </table:table-cell>
          <table:table-cell table:formula="of:=[.$C874]+[.$B874]" office:value-type="float" office:value="145544923998" calcext:value-type="float">
            <text:p>145544923998</text:p>
          </table:table-cell>
          <table:table-cell table:formula="of:=[.$J$9]*([.$A875]-1) + [.$J$8]+FLOOR([.$A875]/[.$J$10])" office:value-type="float" office:value="1050" calcext:value-type="float">
            <text:p>1050</text:p>
          </table:table-cell>
          <table:table-cell table:formula="of:=[.$J$5]*([.$A875]-1) + [.$J$4]" office:value-type="float" office:value="17610" calcext:value-type="float">
            <text:p>17610</text:p>
          </table:table-cell>
          <table:table-cell table:formula="of:=[.$J$7]*([.$A875]-1) + [.$J$6]" office:value-type="float" office:value="0" calcext:value-type="float">
            <text:p>0</text:p>
          </table:table-cell>
          <table:table-cell table:formula="of:=FLOOR([.$A875]/[.$J$11])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$A876]^[.$J$2] + [.$J$3]*([.$A876]-1)+[.$J$1]" office:value-type="float" office:value="669926254" calcext:value-type="float">
            <text:p>669926254</text:p>
          </table:table-cell>
          <table:table-cell table:formula="of:=[.$C875]+[.$B875]" office:value-type="float" office:value="146212555996" calcext:value-type="float">
            <text:p>146212555996</text:p>
          </table:table-cell>
          <table:table-cell table:formula="of:=[.$J$9]*([.$A876]-1) + [.$J$8]+FLOOR([.$A876]/[.$J$10])" office:value-type="float" office:value="1052" calcext:value-type="float">
            <text:p>1052</text:p>
          </table:table-cell>
          <table:table-cell table:formula="of:=[.$J$5]*([.$A876]-1) + [.$J$4]" office:value-type="float" office:value="17630" calcext:value-type="float">
            <text:p>17630</text:p>
          </table:table-cell>
          <table:table-cell table:formula="of:=[.$J$7]*([.$A876]-1) + [.$J$6]" office:value-type="float" office:value="0" calcext:value-type="float">
            <text:p>0</text:p>
          </table:table-cell>
          <table:table-cell table:formula="of:=FLOOR([.$A876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$A877]^[.$J$2] + [.$J$3]*([.$A877]-1)+[.$J$1]" office:value-type="float" office:value="672225760" calcext:value-type="float">
            <text:p>672225760</text:p>
          </table:table-cell>
          <table:table-cell table:formula="of:=[.$C876]+[.$B876]" office:value-type="float" office:value="146882482250" calcext:value-type="float">
            <text:p>146882482250</text:p>
          </table:table-cell>
          <table:table-cell table:formula="of:=[.$J$9]*([.$A877]-1) + [.$J$8]+FLOOR([.$A877]/[.$J$10])" office:value-type="float" office:value="1053" calcext:value-type="float">
            <text:p>1053</text:p>
          </table:table-cell>
          <table:table-cell table:formula="of:=[.$J$5]*([.$A877]-1) + [.$J$4]" office:value-type="float" office:value="17650" calcext:value-type="float">
            <text:p>17650</text:p>
          </table:table-cell>
          <table:table-cell table:formula="of:=[.$J$7]*([.$A877]-1) + [.$J$6]" office:value-type="float" office:value="0" calcext:value-type="float">
            <text:p>0</text:p>
          </table:table-cell>
          <table:table-cell table:formula="of:=FLOOR([.$A877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$A878]^[.$J$2] + [.$J$3]*([.$A878]-1)+[.$J$1]" office:value-type="float" office:value="674530522" calcext:value-type="float">
            <text:p>674530522</text:p>
          </table:table-cell>
          <table:table-cell table:formula="of:=[.$C877]+[.$B877]" office:value-type="float" office:value="147554708010" calcext:value-type="float">
            <text:p>147554708010</text:p>
          </table:table-cell>
          <table:table-cell table:formula="of:=[.$J$9]*([.$A878]-1) + [.$J$8]+FLOOR([.$A878]/[.$J$10])" office:value-type="float" office:value="1054" calcext:value-type="float">
            <text:p>1054</text:p>
          </table:table-cell>
          <table:table-cell table:formula="of:=[.$J$5]*([.$A878]-1) + [.$J$4]" office:value-type="float" office:value="17670" calcext:value-type="float">
            <text:p>17670</text:p>
          </table:table-cell>
          <table:table-cell table:formula="of:=[.$J$7]*([.$A878]-1) + [.$J$6]" office:value-type="float" office:value="0" calcext:value-type="float">
            <text:p>0</text:p>
          </table:table-cell>
          <table:table-cell table:formula="of:=FLOOR([.$A878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$A879]^[.$J$2] + [.$J$3]*([.$A879]-1)+[.$J$1]" office:value-type="float" office:value="676840546" calcext:value-type="float">
            <text:p>676840546</text:p>
          </table:table-cell>
          <table:table-cell table:formula="of:=[.$C878]+[.$B878]" office:value-type="float" office:value="148229238532" calcext:value-type="float">
            <text:p>148229238532</text:p>
          </table:table-cell>
          <table:table-cell table:formula="of:=[.$J$9]*([.$A879]-1) + [.$J$8]+FLOOR([.$A879]/[.$J$10])" office:value-type="float" office:value="1055" calcext:value-type="float">
            <text:p>1055</text:p>
          </table:table-cell>
          <table:table-cell table:formula="of:=[.$J$5]*([.$A879]-1) + [.$J$4]" office:value-type="float" office:value="17690" calcext:value-type="float">
            <text:p>17690</text:p>
          </table:table-cell>
          <table:table-cell table:formula="of:=[.$J$7]*([.$A879]-1) + [.$J$6]" office:value-type="float" office:value="0" calcext:value-type="float">
            <text:p>0</text:p>
          </table:table-cell>
          <table:table-cell table:formula="of:=FLOOR([.$A879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$A880]^[.$J$2] + [.$J$3]*([.$A880]-1)+[.$J$1]" office:value-type="float" office:value="679155838" calcext:value-type="float">
            <text:p>679155838</text:p>
          </table:table-cell>
          <table:table-cell table:formula="of:=[.$C879]+[.$B879]" office:value-type="float" office:value="148906079078" calcext:value-type="float">
            <text:p>148906079078</text:p>
          </table:table-cell>
          <table:table-cell table:formula="of:=[.$J$9]*([.$A880]-1) + [.$J$8]+FLOOR([.$A880]/[.$J$10])" office:value-type="float" office:value="1056" calcext:value-type="float">
            <text:p>1056</text:p>
          </table:table-cell>
          <table:table-cell table:formula="of:=[.$J$5]*([.$A880]-1) + [.$J$4]" office:value-type="float" office:value="17710" calcext:value-type="float">
            <text:p>17710</text:p>
          </table:table-cell>
          <table:table-cell table:formula="of:=[.$J$7]*([.$A880]-1) + [.$J$6]" office:value-type="float" office:value="0" calcext:value-type="float">
            <text:p>0</text:p>
          </table:table-cell>
          <table:table-cell table:formula="of:=FLOOR([.$A880]/[.$J$11])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$A881]^[.$J$2] + [.$J$3]*([.$A881]-1)+[.$J$1]" office:value-type="float" office:value="681476404" calcext:value-type="float">
            <text:p>681476404</text:p>
          </table:table-cell>
          <table:table-cell table:formula="of:=[.$C880]+[.$B880]" office:value-type="float" office:value="149585234916" calcext:value-type="float">
            <text:p>149585234916</text:p>
          </table:table-cell>
          <table:table-cell table:formula="of:=[.$J$9]*([.$A881]-1) + [.$J$8]+FLOOR([.$A881]/[.$J$10])" office:value-type="float" office:value="1058" calcext:value-type="float">
            <text:p>1058</text:p>
          </table:table-cell>
          <table:table-cell table:formula="of:=[.$J$5]*([.$A881]-1) + [.$J$4]" office:value-type="float" office:value="17730" calcext:value-type="float">
            <text:p>17730</text:p>
          </table:table-cell>
          <table:table-cell table:formula="of:=[.$J$7]*([.$A881]-1) + [.$J$6]" office:value-type="float" office:value="0" calcext:value-type="float">
            <text:p>0</text:p>
          </table:table-cell>
          <table:table-cell table:formula="of:=FLOOR([.$A881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$A882]^[.$J$2] + [.$J$3]*([.$A882]-1)+[.$J$1]" office:value-type="float" office:value="683802250" calcext:value-type="float">
            <text:p>683802250</text:p>
          </table:table-cell>
          <table:table-cell table:formula="of:=[.$C881]+[.$B881]" office:value-type="float" office:value="150266711320" calcext:value-type="float">
            <text:p>150266711320</text:p>
          </table:table-cell>
          <table:table-cell table:formula="of:=[.$J$9]*([.$A882]-1) + [.$J$8]+FLOOR([.$A882]/[.$J$10])" office:value-type="float" office:value="1059" calcext:value-type="float">
            <text:p>1059</text:p>
          </table:table-cell>
          <table:table-cell table:formula="of:=[.$J$5]*([.$A882]-1) + [.$J$4]" office:value-type="float" office:value="17750" calcext:value-type="float">
            <text:p>17750</text:p>
          </table:table-cell>
          <table:table-cell table:formula="of:=[.$J$7]*([.$A882]-1) + [.$J$6]" office:value-type="float" office:value="0" calcext:value-type="float">
            <text:p>0</text:p>
          </table:table-cell>
          <table:table-cell table:formula="of:=FLOOR([.$A882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$A883]^[.$J$2] + [.$J$3]*([.$A883]-1)+[.$J$1]" office:value-type="float" office:value="686133382" calcext:value-type="float">
            <text:p>686133382</text:p>
          </table:table-cell>
          <table:table-cell table:formula="of:=[.$C882]+[.$B882]" office:value-type="float" office:value="150950513570" calcext:value-type="float">
            <text:p>150950513570</text:p>
          </table:table-cell>
          <table:table-cell table:formula="of:=[.$J$9]*([.$A883]-1) + [.$J$8]+FLOOR([.$A883]/[.$J$10])" office:value-type="float" office:value="1060" calcext:value-type="float">
            <text:p>1060</text:p>
          </table:table-cell>
          <table:table-cell table:formula="of:=[.$J$5]*([.$A883]-1) + [.$J$4]" office:value-type="float" office:value="17770" calcext:value-type="float">
            <text:p>17770</text:p>
          </table:table-cell>
          <table:table-cell table:formula="of:=[.$J$7]*([.$A883]-1) + [.$J$6]" office:value-type="float" office:value="0" calcext:value-type="float">
            <text:p>0</text:p>
          </table:table-cell>
          <table:table-cell table:formula="of:=FLOOR([.$A883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$A884]^[.$J$2] + [.$J$3]*([.$A884]-1)+[.$J$1]" office:value-type="float" office:value="688469806" calcext:value-type="float">
            <text:p>688469806</text:p>
          </table:table-cell>
          <table:table-cell table:formula="of:=[.$C883]+[.$B883]" office:value-type="float" office:value="151636646952" calcext:value-type="float">
            <text:p>151636646952</text:p>
          </table:table-cell>
          <table:table-cell table:formula="of:=[.$J$9]*([.$A884]-1) + [.$J$8]+FLOOR([.$A884]/[.$J$10])" office:value-type="float" office:value="1061" calcext:value-type="float">
            <text:p>1061</text:p>
          </table:table-cell>
          <table:table-cell table:formula="of:=[.$J$5]*([.$A884]-1) + [.$J$4]" office:value-type="float" office:value="17790" calcext:value-type="float">
            <text:p>17790</text:p>
          </table:table-cell>
          <table:table-cell table:formula="of:=[.$J$7]*([.$A884]-1) + [.$J$6]" office:value-type="float" office:value="0" calcext:value-type="float">
            <text:p>0</text:p>
          </table:table-cell>
          <table:table-cell table:formula="of:=FLOOR([.$A884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$A885]^[.$J$2] + [.$J$3]*([.$A885]-1)+[.$J$1]" office:value-type="float" office:value="690811528" calcext:value-type="float">
            <text:p>690811528</text:p>
          </table:table-cell>
          <table:table-cell table:formula="of:=[.$C884]+[.$B884]" office:value-type="float" office:value="152325116758" calcext:value-type="float">
            <text:p>152325116758</text:p>
          </table:table-cell>
          <table:table-cell table:formula="of:=[.$J$9]*([.$A885]-1) + [.$J$8]+FLOOR([.$A885]/[.$J$10])" office:value-type="float" office:value="1062" calcext:value-type="float">
            <text:p>1062</text:p>
          </table:table-cell>
          <table:table-cell table:formula="of:=[.$J$5]*([.$A885]-1) + [.$J$4]" office:value-type="float" office:value="17810" calcext:value-type="float">
            <text:p>17810</text:p>
          </table:table-cell>
          <table:table-cell table:formula="of:=[.$J$7]*([.$A885]-1) + [.$J$6]" office:value-type="float" office:value="0" calcext:value-type="float">
            <text:p>0</text:p>
          </table:table-cell>
          <table:table-cell table:formula="of:=FLOOR([.$A885]/[.$J$11])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$A886]^[.$J$2] + [.$J$3]*([.$A886]-1)+[.$J$1]" office:value-type="float" office:value="693158554" calcext:value-type="float">
            <text:p>693158554</text:p>
          </table:table-cell>
          <table:table-cell table:formula="of:=[.$C885]+[.$B885]" office:value-type="float" office:value="153015928286" calcext:value-type="float">
            <text:p>153015928286</text:p>
          </table:table-cell>
          <table:table-cell table:formula="of:=[.$J$9]*([.$A886]-1) + [.$J$8]+FLOOR([.$A886]/[.$J$10])" office:value-type="float" office:value="1064" calcext:value-type="float">
            <text:p>1064</text:p>
          </table:table-cell>
          <table:table-cell table:formula="of:=[.$J$5]*([.$A886]-1) + [.$J$4]" office:value-type="float" office:value="17830" calcext:value-type="float">
            <text:p>17830</text:p>
          </table:table-cell>
          <table:table-cell table:formula="of:=[.$J$7]*([.$A886]-1) + [.$J$6]" office:value-type="float" office:value="0" calcext:value-type="float">
            <text:p>0</text:p>
          </table:table-cell>
          <table:table-cell table:formula="of:=FLOOR([.$A886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$A887]^[.$J$2] + [.$J$3]*([.$A887]-1)+[.$J$1]" office:value-type="float" office:value="695510890" calcext:value-type="float">
            <text:p>695510890</text:p>
          </table:table-cell>
          <table:table-cell table:formula="of:=[.$C886]+[.$B886]" office:value-type="float" office:value="153709086840" calcext:value-type="float">
            <text:p>153709086840</text:p>
          </table:table-cell>
          <table:table-cell table:formula="of:=[.$J$9]*([.$A887]-1) + [.$J$8]+FLOOR([.$A887]/[.$J$10])" office:value-type="float" office:value="1065" calcext:value-type="float">
            <text:p>1065</text:p>
          </table:table-cell>
          <table:table-cell table:formula="of:=[.$J$5]*([.$A887]-1) + [.$J$4]" office:value-type="float" office:value="17850" calcext:value-type="float">
            <text:p>17850</text:p>
          </table:table-cell>
          <table:table-cell table:formula="of:=[.$J$7]*([.$A887]-1) + [.$J$6]" office:value-type="float" office:value="0" calcext:value-type="float">
            <text:p>0</text:p>
          </table:table-cell>
          <table:table-cell table:formula="of:=FLOOR([.$A887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$A888]^[.$J$2] + [.$J$3]*([.$A888]-1)+[.$J$1]" office:value-type="float" office:value="697868542" calcext:value-type="float">
            <text:p>697868542</text:p>
          </table:table-cell>
          <table:table-cell table:formula="of:=[.$C887]+[.$B887]" office:value-type="float" office:value="154404597730" calcext:value-type="float">
            <text:p>154404597730</text:p>
          </table:table-cell>
          <table:table-cell table:formula="of:=[.$J$9]*([.$A888]-1) + [.$J$8]+FLOOR([.$A888]/[.$J$10])" office:value-type="float" office:value="1066" calcext:value-type="float">
            <text:p>1066</text:p>
          </table:table-cell>
          <table:table-cell table:formula="of:=[.$J$5]*([.$A888]-1) + [.$J$4]" office:value-type="float" office:value="17870" calcext:value-type="float">
            <text:p>17870</text:p>
          </table:table-cell>
          <table:table-cell table:formula="of:=[.$J$7]*([.$A888]-1) + [.$J$6]" office:value-type="float" office:value="0" calcext:value-type="float">
            <text:p>0</text:p>
          </table:table-cell>
          <table:table-cell table:formula="of:=FLOOR([.$A888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$A889]^[.$J$2] + [.$J$3]*([.$A889]-1)+[.$J$1]" office:value-type="float" office:value="700231516" calcext:value-type="float">
            <text:p>700231516</text:p>
          </table:table-cell>
          <table:table-cell table:formula="of:=[.$C888]+[.$B888]" office:value-type="float" office:value="155102466272" calcext:value-type="float">
            <text:p>155102466272</text:p>
          </table:table-cell>
          <table:table-cell table:formula="of:=[.$J$9]*([.$A889]-1) + [.$J$8]+FLOOR([.$A889]/[.$J$10])" office:value-type="float" office:value="1067" calcext:value-type="float">
            <text:p>1067</text:p>
          </table:table-cell>
          <table:table-cell table:formula="of:=[.$J$5]*([.$A889]-1) + [.$J$4]" office:value-type="float" office:value="17890" calcext:value-type="float">
            <text:p>17890</text:p>
          </table:table-cell>
          <table:table-cell table:formula="of:=[.$J$7]*([.$A889]-1) + [.$J$6]" office:value-type="float" office:value="0" calcext:value-type="float">
            <text:p>0</text:p>
          </table:table-cell>
          <table:table-cell table:formula="of:=FLOOR([.$A889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$A890]^[.$J$2] + [.$J$3]*([.$A890]-1)+[.$J$1]" office:value-type="float" office:value="702599818" calcext:value-type="float">
            <text:p>702599818</text:p>
          </table:table-cell>
          <table:table-cell table:formula="of:=[.$C889]+[.$B889]" office:value-type="float" office:value="155802697788" calcext:value-type="float">
            <text:p>155802697788</text:p>
          </table:table-cell>
          <table:table-cell table:formula="of:=[.$J$9]*([.$A890]-1) + [.$J$8]+FLOOR([.$A890]/[.$J$10])" office:value-type="float" office:value="1068" calcext:value-type="float">
            <text:p>1068</text:p>
          </table:table-cell>
          <table:table-cell table:formula="of:=[.$J$5]*([.$A890]-1) + [.$J$4]" office:value-type="float" office:value="17910" calcext:value-type="float">
            <text:p>17910</text:p>
          </table:table-cell>
          <table:table-cell table:formula="of:=[.$J$7]*([.$A890]-1) + [.$J$6]" office:value-type="float" office:value="0" calcext:value-type="float">
            <text:p>0</text:p>
          </table:table-cell>
          <table:table-cell table:formula="of:=FLOOR([.$A890]/[.$J$11])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$A891]^[.$J$2] + [.$J$3]*([.$A891]-1)+[.$J$1]" office:value-type="float" office:value="704973454" calcext:value-type="float">
            <text:p>704973454</text:p>
          </table:table-cell>
          <table:table-cell table:formula="of:=[.$C890]+[.$B890]" office:value-type="float" office:value="156505297606" calcext:value-type="float">
            <text:p>156505297606</text:p>
          </table:table-cell>
          <table:table-cell table:formula="of:=[.$J$9]*([.$A891]-1) + [.$J$8]+FLOOR([.$A891]/[.$J$10])" office:value-type="float" office:value="1070" calcext:value-type="float">
            <text:p>1070</text:p>
          </table:table-cell>
          <table:table-cell table:formula="of:=[.$J$5]*([.$A891]-1) + [.$J$4]" office:value-type="float" office:value="17930" calcext:value-type="float">
            <text:p>17930</text:p>
          </table:table-cell>
          <table:table-cell table:formula="of:=[.$J$7]*([.$A891]-1) + [.$J$6]" office:value-type="float" office:value="0" calcext:value-type="float">
            <text:p>0</text:p>
          </table:table-cell>
          <table:table-cell table:formula="of:=FLOOR([.$A891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$A892]^[.$J$2] + [.$J$3]*([.$A892]-1)+[.$J$1]" office:value-type="float" office:value="707352430" calcext:value-type="float">
            <text:p>707352430</text:p>
          </table:table-cell>
          <table:table-cell table:formula="of:=[.$C891]+[.$B891]" office:value-type="float" office:value="157210271060" calcext:value-type="float">
            <text:p>157210271060</text:p>
          </table:table-cell>
          <table:table-cell table:formula="of:=[.$J$9]*([.$A892]-1) + [.$J$8]+FLOOR([.$A892]/[.$J$10])" office:value-type="float" office:value="1071" calcext:value-type="float">
            <text:p>1071</text:p>
          </table:table-cell>
          <table:table-cell table:formula="of:=[.$J$5]*([.$A892]-1) + [.$J$4]" office:value-type="float" office:value="17950" calcext:value-type="float">
            <text:p>17950</text:p>
          </table:table-cell>
          <table:table-cell table:formula="of:=[.$J$7]*([.$A892]-1) + [.$J$6]" office:value-type="float" office:value="0" calcext:value-type="float">
            <text:p>0</text:p>
          </table:table-cell>
          <table:table-cell table:formula="of:=FLOOR([.$A892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$A893]^[.$J$2] + [.$J$3]*([.$A893]-1)+[.$J$1]" office:value-type="float" office:value="709736752" calcext:value-type="float">
            <text:p>709736752</text:p>
          </table:table-cell>
          <table:table-cell table:formula="of:=[.$C892]+[.$B892]" office:value-type="float" office:value="157917623490" calcext:value-type="float">
            <text:p>157917623490</text:p>
          </table:table-cell>
          <table:table-cell table:formula="of:=[.$J$9]*([.$A893]-1) + [.$J$8]+FLOOR([.$A893]/[.$J$10])" office:value-type="float" office:value="1072" calcext:value-type="float">
            <text:p>1072</text:p>
          </table:table-cell>
          <table:table-cell table:formula="of:=[.$J$5]*([.$A893]-1) + [.$J$4]" office:value-type="float" office:value="17970" calcext:value-type="float">
            <text:p>17970</text:p>
          </table:table-cell>
          <table:table-cell table:formula="of:=[.$J$7]*([.$A893]-1) + [.$J$6]" office:value-type="float" office:value="0" calcext:value-type="float">
            <text:p>0</text:p>
          </table:table-cell>
          <table:table-cell table:formula="of:=FLOOR([.$A893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$A894]^[.$J$2] + [.$J$3]*([.$A894]-1)+[.$J$1]" office:value-type="float" office:value="712126426" calcext:value-type="float">
            <text:p>712126426</text:p>
          </table:table-cell>
          <table:table-cell table:formula="of:=[.$C893]+[.$B893]" office:value-type="float" office:value="158627360242" calcext:value-type="float">
            <text:p>158627360242</text:p>
          </table:table-cell>
          <table:table-cell table:formula="of:=[.$J$9]*([.$A894]-1) + [.$J$8]+FLOOR([.$A894]/[.$J$10])" office:value-type="float" office:value="1073" calcext:value-type="float">
            <text:p>1073</text:p>
          </table:table-cell>
          <table:table-cell table:formula="of:=[.$J$5]*([.$A894]-1) + [.$J$4]" office:value-type="float" office:value="17990" calcext:value-type="float">
            <text:p>17990</text:p>
          </table:table-cell>
          <table:table-cell table:formula="of:=[.$J$7]*([.$A894]-1) + [.$J$6]" office:value-type="float" office:value="0" calcext:value-type="float">
            <text:p>0</text:p>
          </table:table-cell>
          <table:table-cell table:formula="of:=FLOOR([.$A894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$A895]^[.$J$2] + [.$J$3]*([.$A895]-1)+[.$J$1]" office:value-type="float" office:value="714521458" calcext:value-type="float">
            <text:p>714521458</text:p>
          </table:table-cell>
          <table:table-cell table:formula="of:=[.$C894]+[.$B894]" office:value-type="float" office:value="159339486668" calcext:value-type="float">
            <text:p>159339486668</text:p>
          </table:table-cell>
          <table:table-cell table:formula="of:=[.$J$9]*([.$A895]-1) + [.$J$8]+FLOOR([.$A895]/[.$J$10])" office:value-type="float" office:value="1074" calcext:value-type="float">
            <text:p>1074</text:p>
          </table:table-cell>
          <table:table-cell table:formula="of:=[.$J$5]*([.$A895]-1) + [.$J$4]" office:value-type="float" office:value="18010" calcext:value-type="float">
            <text:p>18010</text:p>
          </table:table-cell>
          <table:table-cell table:formula="of:=[.$J$7]*([.$A895]-1) + [.$J$6]" office:value-type="float" office:value="0" calcext:value-type="float">
            <text:p>0</text:p>
          </table:table-cell>
          <table:table-cell table:formula="of:=FLOOR([.$A895]/[.$J$11])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$A896]^[.$J$2] + [.$J$3]*([.$A896]-1)+[.$J$1]" office:value-type="float" office:value="716921854" calcext:value-type="float">
            <text:p>716921854</text:p>
          </table:table-cell>
          <table:table-cell table:formula="of:=[.$C895]+[.$B895]" office:value-type="float" office:value="160054008126" calcext:value-type="float">
            <text:p>160054008126</text:p>
          </table:table-cell>
          <table:table-cell table:formula="of:=[.$J$9]*([.$A896]-1) + [.$J$8]+FLOOR([.$A896]/[.$J$10])" office:value-type="float" office:value="1076" calcext:value-type="float">
            <text:p>1076</text:p>
          </table:table-cell>
          <table:table-cell table:formula="of:=[.$J$5]*([.$A896]-1) + [.$J$4]" office:value-type="float" office:value="18030" calcext:value-type="float">
            <text:p>18030</text:p>
          </table:table-cell>
          <table:table-cell table:formula="of:=[.$J$7]*([.$A896]-1) + [.$J$6]" office:value-type="float" office:value="0" calcext:value-type="float">
            <text:p>0</text:p>
          </table:table-cell>
          <table:table-cell table:formula="of:=FLOOR([.$A896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$A897]^[.$J$2] + [.$J$3]*([.$A897]-1)+[.$J$1]" office:value-type="float" office:value="719327620" calcext:value-type="float">
            <text:p>719327620</text:p>
          </table:table-cell>
          <table:table-cell table:formula="of:=[.$C896]+[.$B896]" office:value-type="float" office:value="160770929980" calcext:value-type="float">
            <text:p>160770929980</text:p>
          </table:table-cell>
          <table:table-cell table:formula="of:=[.$J$9]*([.$A897]-1) + [.$J$8]+FLOOR([.$A897]/[.$J$10])" office:value-type="float" office:value="1077" calcext:value-type="float">
            <text:p>1077</text:p>
          </table:table-cell>
          <table:table-cell table:formula="of:=[.$J$5]*([.$A897]-1) + [.$J$4]" office:value-type="float" office:value="18050" calcext:value-type="float">
            <text:p>18050</text:p>
          </table:table-cell>
          <table:table-cell table:formula="of:=[.$J$7]*([.$A897]-1) + [.$J$6]" office:value-type="float" office:value="0" calcext:value-type="float">
            <text:p>0</text:p>
          </table:table-cell>
          <table:table-cell table:formula="of:=FLOOR([.$A897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$A898]^[.$J$2] + [.$J$3]*([.$A898]-1)+[.$J$1]" office:value-type="float" office:value="721738762" calcext:value-type="float">
            <text:p>721738762</text:p>
          </table:table-cell>
          <table:table-cell table:formula="of:=[.$C897]+[.$B897]" office:value-type="float" office:value="161490257600" calcext:value-type="float">
            <text:p>161490257600</text:p>
          </table:table-cell>
          <table:table-cell table:formula="of:=[.$J$9]*([.$A898]-1) + [.$J$8]+FLOOR([.$A898]/[.$J$10])" office:value-type="float" office:value="1078" calcext:value-type="float">
            <text:p>1078</text:p>
          </table:table-cell>
          <table:table-cell table:formula="of:=[.$J$5]*([.$A898]-1) + [.$J$4]" office:value-type="float" office:value="18070" calcext:value-type="float">
            <text:p>18070</text:p>
          </table:table-cell>
          <table:table-cell table:formula="of:=[.$J$7]*([.$A898]-1) + [.$J$6]" office:value-type="float" office:value="0" calcext:value-type="float">
            <text:p>0</text:p>
          </table:table-cell>
          <table:table-cell table:formula="of:=FLOOR([.$A898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$A899]^[.$J$2] + [.$J$3]*([.$A899]-1)+[.$J$1]" office:value-type="float" office:value="724155286" calcext:value-type="float">
            <text:p>724155286</text:p>
          </table:table-cell>
          <table:table-cell table:formula="of:=[.$C898]+[.$B898]" office:value-type="float" office:value="162211996362" calcext:value-type="float">
            <text:p>162211996362</text:p>
          </table:table-cell>
          <table:table-cell table:formula="of:=[.$J$9]*([.$A899]-1) + [.$J$8]+FLOOR([.$A899]/[.$J$10])" office:value-type="float" office:value="1079" calcext:value-type="float">
            <text:p>1079</text:p>
          </table:table-cell>
          <table:table-cell table:formula="of:=[.$J$5]*([.$A899]-1) + [.$J$4]" office:value-type="float" office:value="18090" calcext:value-type="float">
            <text:p>18090</text:p>
          </table:table-cell>
          <table:table-cell table:formula="of:=[.$J$7]*([.$A899]-1) + [.$J$6]" office:value-type="float" office:value="0" calcext:value-type="float">
            <text:p>0</text:p>
          </table:table-cell>
          <table:table-cell table:formula="of:=FLOOR([.$A899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$A900]^[.$J$2] + [.$J$3]*([.$A900]-1)+[.$J$1]" office:value-type="float" office:value="726577198" calcext:value-type="float">
            <text:p>726577198</text:p>
          </table:table-cell>
          <table:table-cell table:formula="of:=[.$C899]+[.$B899]" office:value-type="float" office:value="162936151648" calcext:value-type="float">
            <text:p>162936151648</text:p>
          </table:table-cell>
          <table:table-cell table:formula="of:=[.$J$9]*([.$A900]-1) + [.$J$8]+FLOOR([.$A900]/[.$J$10])" office:value-type="float" office:value="1080" calcext:value-type="float">
            <text:p>1080</text:p>
          </table:table-cell>
          <table:table-cell table:formula="of:=[.$J$5]*([.$A900]-1) + [.$J$4]" office:value-type="float" office:value="18110" calcext:value-type="float">
            <text:p>18110</text:p>
          </table:table-cell>
          <table:table-cell table:formula="of:=[.$J$7]*([.$A900]-1) + [.$J$6]" office:value-type="float" office:value="0" calcext:value-type="float">
            <text:p>0</text:p>
          </table:table-cell>
          <table:table-cell table:formula="of:=FLOOR([.$A900]/[.$J$11])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$A901]^[.$J$2] + [.$J$3]*([.$A901]-1)+[.$J$1]" office:value-type="float" office:value="729004504" calcext:value-type="float">
            <text:p>729004504</text:p>
          </table:table-cell>
          <table:table-cell table:formula="of:=[.$C900]+[.$B900]" office:value-type="float" office:value="163662728846" calcext:value-type="float">
            <text:p>163662728846</text:p>
          </table:table-cell>
          <table:table-cell table:formula="of:=[.$J$9]*([.$A901]-1) + [.$J$8]+FLOOR([.$A901]/[.$J$10])" office:value-type="float" office:value="1082" calcext:value-type="float">
            <text:p>1082</text:p>
          </table:table-cell>
          <table:table-cell table:formula="of:=[.$J$5]*([.$A901]-1) + [.$J$4]" office:value-type="float" office:value="18130" calcext:value-type="float">
            <text:p>18130</text:p>
          </table:table-cell>
          <table:table-cell table:formula="of:=[.$J$7]*([.$A901]-1) + [.$J$6]" office:value-type="float" office:value="0" calcext:value-type="float">
            <text:p>0</text:p>
          </table:table-cell>
          <table:table-cell table:formula="of:=FLOOR([.$A901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$A902]^[.$J$2] + [.$J$3]*([.$A902]-1)+[.$J$1]" office:value-type="float" office:value="731437210" calcext:value-type="float">
            <text:p>731437210</text:p>
          </table:table-cell>
          <table:table-cell table:formula="of:=[.$C901]+[.$B901]" office:value-type="float" office:value="164391733350" calcext:value-type="float">
            <text:p>164391733350</text:p>
          </table:table-cell>
          <table:table-cell table:formula="of:=[.$J$9]*([.$A902]-1) + [.$J$8]+FLOOR([.$A902]/[.$J$10])" office:value-type="float" office:value="1083" calcext:value-type="float">
            <text:p>1083</text:p>
          </table:table-cell>
          <table:table-cell table:formula="of:=[.$J$5]*([.$A902]-1) + [.$J$4]" office:value-type="float" office:value="18150" calcext:value-type="float">
            <text:p>18150</text:p>
          </table:table-cell>
          <table:table-cell table:formula="of:=[.$J$7]*([.$A902]-1) + [.$J$6]" office:value-type="float" office:value="0" calcext:value-type="float">
            <text:p>0</text:p>
          </table:table-cell>
          <table:table-cell table:formula="of:=FLOOR([.$A902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$A903]^[.$J$2] + [.$J$3]*([.$A903]-1)+[.$J$1]" office:value-type="float" office:value="733875322" calcext:value-type="float">
            <text:p>733875322</text:p>
          </table:table-cell>
          <table:table-cell table:formula="of:=[.$C902]+[.$B902]" office:value-type="float" office:value="165123170560" calcext:value-type="float">
            <text:p>165123170560</text:p>
          </table:table-cell>
          <table:table-cell table:formula="of:=[.$J$9]*([.$A903]-1) + [.$J$8]+FLOOR([.$A903]/[.$J$10])" office:value-type="float" office:value="1084" calcext:value-type="float">
            <text:p>1084</text:p>
          </table:table-cell>
          <table:table-cell table:formula="of:=[.$J$5]*([.$A903]-1) + [.$J$4]" office:value-type="float" office:value="18170" calcext:value-type="float">
            <text:p>18170</text:p>
          </table:table-cell>
          <table:table-cell table:formula="of:=[.$J$7]*([.$A903]-1) + [.$J$6]" office:value-type="float" office:value="0" calcext:value-type="float">
            <text:p>0</text:p>
          </table:table-cell>
          <table:table-cell table:formula="of:=FLOOR([.$A903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$A904]^[.$J$2] + [.$J$3]*([.$A904]-1)+[.$J$1]" office:value-type="float" office:value="736318846" calcext:value-type="float">
            <text:p>736318846</text:p>
          </table:table-cell>
          <table:table-cell table:formula="of:=[.$C903]+[.$B903]" office:value-type="float" office:value="165857045882" calcext:value-type="float">
            <text:p>165857045882</text:p>
          </table:table-cell>
          <table:table-cell table:formula="of:=[.$J$9]*([.$A904]-1) + [.$J$8]+FLOOR([.$A904]/[.$J$10])" office:value-type="float" office:value="1085" calcext:value-type="float">
            <text:p>1085</text:p>
          </table:table-cell>
          <table:table-cell table:formula="of:=[.$J$5]*([.$A904]-1) + [.$J$4]" office:value-type="float" office:value="18190" calcext:value-type="float">
            <text:p>18190</text:p>
          </table:table-cell>
          <table:table-cell table:formula="of:=[.$J$7]*([.$A904]-1) + [.$J$6]" office:value-type="float" office:value="0" calcext:value-type="float">
            <text:p>0</text:p>
          </table:table-cell>
          <table:table-cell table:formula="of:=FLOOR([.$A904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$A905]^[.$J$2] + [.$J$3]*([.$A905]-1)+[.$J$1]" office:value-type="float" office:value="738767788" calcext:value-type="float">
            <text:p>738767788</text:p>
          </table:table-cell>
          <table:table-cell table:formula="of:=[.$C904]+[.$B904]" office:value-type="float" office:value="166593364728" calcext:value-type="float">
            <text:p>166593364728</text:p>
          </table:table-cell>
          <table:table-cell table:formula="of:=[.$J$9]*([.$A905]-1) + [.$J$8]+FLOOR([.$A905]/[.$J$10])" office:value-type="float" office:value="1086" calcext:value-type="float">
            <text:p>1086</text:p>
          </table:table-cell>
          <table:table-cell table:formula="of:=[.$J$5]*([.$A905]-1) + [.$J$4]" office:value-type="float" office:value="18210" calcext:value-type="float">
            <text:p>18210</text:p>
          </table:table-cell>
          <table:table-cell table:formula="of:=[.$J$7]*([.$A905]-1) + [.$J$6]" office:value-type="float" office:value="0" calcext:value-type="float">
            <text:p>0</text:p>
          </table:table-cell>
          <table:table-cell table:formula="of:=FLOOR([.$A905]/[.$J$11])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$A906]^[.$J$2] + [.$J$3]*([.$A906]-1)+[.$J$1]" office:value-type="float" office:value="741222154" calcext:value-type="float">
            <text:p>741222154</text:p>
          </table:table-cell>
          <table:table-cell table:formula="of:=[.$C905]+[.$B905]" office:value-type="float" office:value="167332132516" calcext:value-type="float">
            <text:p>167332132516</text:p>
          </table:table-cell>
          <table:table-cell table:formula="of:=[.$J$9]*([.$A906]-1) + [.$J$8]+FLOOR([.$A906]/[.$J$10])" office:value-type="float" office:value="1088" calcext:value-type="float">
            <text:p>1088</text:p>
          </table:table-cell>
          <table:table-cell table:formula="of:=[.$J$5]*([.$A906]-1) + [.$J$4]" office:value-type="float" office:value="18230" calcext:value-type="float">
            <text:p>18230</text:p>
          </table:table-cell>
          <table:table-cell table:formula="of:=[.$J$7]*([.$A906]-1) + [.$J$6]" office:value-type="float" office:value="0" calcext:value-type="float">
            <text:p>0</text:p>
          </table:table-cell>
          <table:table-cell table:formula="of:=FLOOR([.$A906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$A907]^[.$J$2] + [.$J$3]*([.$A907]-1)+[.$J$1]" office:value-type="float" office:value="743681950" calcext:value-type="float">
            <text:p>743681950</text:p>
          </table:table-cell>
          <table:table-cell table:formula="of:=[.$C906]+[.$B906]" office:value-type="float" office:value="168073354670" calcext:value-type="float">
            <text:p>168073354670</text:p>
          </table:table-cell>
          <table:table-cell table:formula="of:=[.$J$9]*([.$A907]-1) + [.$J$8]+FLOOR([.$A907]/[.$J$10])" office:value-type="float" office:value="1089" calcext:value-type="float">
            <text:p>1089</text:p>
          </table:table-cell>
          <table:table-cell table:formula="of:=[.$J$5]*([.$A907]-1) + [.$J$4]" office:value-type="float" office:value="18250" calcext:value-type="float">
            <text:p>18250</text:p>
          </table:table-cell>
          <table:table-cell table:formula="of:=[.$J$7]*([.$A907]-1) + [.$J$6]" office:value-type="float" office:value="0" calcext:value-type="float">
            <text:p>0</text:p>
          </table:table-cell>
          <table:table-cell table:formula="of:=FLOOR([.$A907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$A908]^[.$J$2] + [.$J$3]*([.$A908]-1)+[.$J$1]" office:value-type="float" office:value="746147182" calcext:value-type="float">
            <text:p>746147182</text:p>
          </table:table-cell>
          <table:table-cell table:formula="of:=[.$C907]+[.$B907]" office:value-type="float" office:value="168817036620" calcext:value-type="float">
            <text:p>168817036620</text:p>
          </table:table-cell>
          <table:table-cell table:formula="of:=[.$J$9]*([.$A908]-1) + [.$J$8]+FLOOR([.$A908]/[.$J$10])" office:value-type="float" office:value="1090" calcext:value-type="float">
            <text:p>1090</text:p>
          </table:table-cell>
          <table:table-cell table:formula="of:=[.$J$5]*([.$A908]-1) + [.$J$4]" office:value-type="float" office:value="18270" calcext:value-type="float">
            <text:p>18270</text:p>
          </table:table-cell>
          <table:table-cell table:formula="of:=[.$J$7]*([.$A908]-1) + [.$J$6]" office:value-type="float" office:value="0" calcext:value-type="float">
            <text:p>0</text:p>
          </table:table-cell>
          <table:table-cell table:formula="of:=FLOOR([.$A908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$A909]^[.$J$2] + [.$J$3]*([.$A909]-1)+[.$J$1]" office:value-type="float" office:value="748617856" calcext:value-type="float">
            <text:p>748617856</text:p>
          </table:table-cell>
          <table:table-cell table:formula="of:=[.$C908]+[.$B908]" office:value-type="float" office:value="169563183802" calcext:value-type="float">
            <text:p>169563183802</text:p>
          </table:table-cell>
          <table:table-cell table:formula="of:=[.$J$9]*([.$A909]-1) + [.$J$8]+FLOOR([.$A909]/[.$J$10])" office:value-type="float" office:value="1091" calcext:value-type="float">
            <text:p>1091</text:p>
          </table:table-cell>
          <table:table-cell table:formula="of:=[.$J$5]*([.$A909]-1) + [.$J$4]" office:value-type="float" office:value="18290" calcext:value-type="float">
            <text:p>18290</text:p>
          </table:table-cell>
          <table:table-cell table:formula="of:=[.$J$7]*([.$A909]-1) + [.$J$6]" office:value-type="float" office:value="0" calcext:value-type="float">
            <text:p>0</text:p>
          </table:table-cell>
          <table:table-cell table:formula="of:=FLOOR([.$A909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$A910]^[.$J$2] + [.$J$3]*([.$A910]-1)+[.$J$1]" office:value-type="float" office:value="751093978" calcext:value-type="float">
            <text:p>751093978</text:p>
          </table:table-cell>
          <table:table-cell table:formula="of:=[.$C909]+[.$B909]" office:value-type="float" office:value="170311801658" calcext:value-type="float">
            <text:p>170311801658</text:p>
          </table:table-cell>
          <table:table-cell table:formula="of:=[.$J$9]*([.$A910]-1) + [.$J$8]+FLOOR([.$A910]/[.$J$10])" office:value-type="float" office:value="1092" calcext:value-type="float">
            <text:p>1092</text:p>
          </table:table-cell>
          <table:table-cell table:formula="of:=[.$J$5]*([.$A910]-1) + [.$J$4]" office:value-type="float" office:value="18310" calcext:value-type="float">
            <text:p>18310</text:p>
          </table:table-cell>
          <table:table-cell table:formula="of:=[.$J$7]*([.$A910]-1) + [.$J$6]" office:value-type="float" office:value="0" calcext:value-type="float">
            <text:p>0</text:p>
          </table:table-cell>
          <table:table-cell table:formula="of:=FLOOR([.$A910]/[.$J$11])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$A911]^[.$J$2] + [.$J$3]*([.$A911]-1)+[.$J$1]" office:value-type="float" office:value="753575554" calcext:value-type="float">
            <text:p>753575554</text:p>
          </table:table-cell>
          <table:table-cell table:formula="of:=[.$C910]+[.$B910]" office:value-type="float" office:value="171062895636" calcext:value-type="float">
            <text:p>171062895636</text:p>
          </table:table-cell>
          <table:table-cell table:formula="of:=[.$J$9]*([.$A911]-1) + [.$J$8]+FLOOR([.$A911]/[.$J$10])" office:value-type="float" office:value="1094" calcext:value-type="float">
            <text:p>1094</text:p>
          </table:table-cell>
          <table:table-cell table:formula="of:=[.$J$5]*([.$A911]-1) + [.$J$4]" office:value-type="float" office:value="18330" calcext:value-type="float">
            <text:p>18330</text:p>
          </table:table-cell>
          <table:table-cell table:formula="of:=[.$J$7]*([.$A911]-1) + [.$J$6]" office:value-type="float" office:value="0" calcext:value-type="float">
            <text:p>0</text:p>
          </table:table-cell>
          <table:table-cell table:formula="of:=FLOOR([.$A911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$A912]^[.$J$2] + [.$J$3]*([.$A912]-1)+[.$J$1]" office:value-type="float" office:value="756062590" calcext:value-type="float">
            <text:p>756062590</text:p>
          </table:table-cell>
          <table:table-cell table:formula="of:=[.$C911]+[.$B911]" office:value-type="float" office:value="171816471190" calcext:value-type="float">
            <text:p>171816471190</text:p>
          </table:table-cell>
          <table:table-cell table:formula="of:=[.$J$9]*([.$A912]-1) + [.$J$8]+FLOOR([.$A912]/[.$J$10])" office:value-type="float" office:value="1095" calcext:value-type="float">
            <text:p>1095</text:p>
          </table:table-cell>
          <table:table-cell table:formula="of:=[.$J$5]*([.$A912]-1) + [.$J$4]" office:value-type="float" office:value="18350" calcext:value-type="float">
            <text:p>18350</text:p>
          </table:table-cell>
          <table:table-cell table:formula="of:=[.$J$7]*([.$A912]-1) + [.$J$6]" office:value-type="float" office:value="0" calcext:value-type="float">
            <text:p>0</text:p>
          </table:table-cell>
          <table:table-cell table:formula="of:=FLOOR([.$A912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$A913]^[.$J$2] + [.$J$3]*([.$A913]-1)+[.$J$1]" office:value-type="float" office:value="758555092" calcext:value-type="float">
            <text:p>758555092</text:p>
          </table:table-cell>
          <table:table-cell table:formula="of:=[.$C912]+[.$B912]" office:value-type="float" office:value="172572533780" calcext:value-type="float">
            <text:p>172572533780</text:p>
          </table:table-cell>
          <table:table-cell table:formula="of:=[.$J$9]*([.$A913]-1) + [.$J$8]+FLOOR([.$A913]/[.$J$10])" office:value-type="float" office:value="1096" calcext:value-type="float">
            <text:p>1096</text:p>
          </table:table-cell>
          <table:table-cell table:formula="of:=[.$J$5]*([.$A913]-1) + [.$J$4]" office:value-type="float" office:value="18370" calcext:value-type="float">
            <text:p>18370</text:p>
          </table:table-cell>
          <table:table-cell table:formula="of:=[.$J$7]*([.$A913]-1) + [.$J$6]" office:value-type="float" office:value="0" calcext:value-type="float">
            <text:p>0</text:p>
          </table:table-cell>
          <table:table-cell table:formula="of:=FLOOR([.$A913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$A914]^[.$J$2] + [.$J$3]*([.$A914]-1)+[.$J$1]" office:value-type="float" office:value="761053066" calcext:value-type="float">
            <text:p>761053066</text:p>
          </table:table-cell>
          <table:table-cell table:formula="of:=[.$C913]+[.$B913]" office:value-type="float" office:value="173331088872" calcext:value-type="float">
            <text:p>173331088872</text:p>
          </table:table-cell>
          <table:table-cell table:formula="of:=[.$J$9]*([.$A914]-1) + [.$J$8]+FLOOR([.$A914]/[.$J$10])" office:value-type="float" office:value="1097" calcext:value-type="float">
            <text:p>1097</text:p>
          </table:table-cell>
          <table:table-cell table:formula="of:=[.$J$5]*([.$A914]-1) + [.$J$4]" office:value-type="float" office:value="18390" calcext:value-type="float">
            <text:p>18390</text:p>
          </table:table-cell>
          <table:table-cell table:formula="of:=[.$J$7]*([.$A914]-1) + [.$J$6]" office:value-type="float" office:value="0" calcext:value-type="float">
            <text:p>0</text:p>
          </table:table-cell>
          <table:table-cell table:formula="of:=FLOOR([.$A914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$A915]^[.$J$2] + [.$J$3]*([.$A915]-1)+[.$J$1]" office:value-type="float" office:value="763556518" calcext:value-type="float">
            <text:p>763556518</text:p>
          </table:table-cell>
          <table:table-cell table:formula="of:=[.$C914]+[.$B914]" office:value-type="float" office:value="174092141938" calcext:value-type="float">
            <text:p>174092141938</text:p>
          </table:table-cell>
          <table:table-cell table:formula="of:=[.$J$9]*([.$A915]-1) + [.$J$8]+FLOOR([.$A915]/[.$J$10])" office:value-type="float" office:value="1098" calcext:value-type="float">
            <text:p>1098</text:p>
          </table:table-cell>
          <table:table-cell table:formula="of:=[.$J$5]*([.$A915]-1) + [.$J$4]" office:value-type="float" office:value="18410" calcext:value-type="float">
            <text:p>18410</text:p>
          </table:table-cell>
          <table:table-cell table:formula="of:=[.$J$7]*([.$A915]-1) + [.$J$6]" office:value-type="float" office:value="0" calcext:value-type="float">
            <text:p>0</text:p>
          </table:table-cell>
          <table:table-cell table:formula="of:=FLOOR([.$A915]/[.$J$11])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$A916]^[.$J$2] + [.$J$3]*([.$A916]-1)+[.$J$1]" office:value-type="float" office:value="766065454" calcext:value-type="float">
            <text:p>766065454</text:p>
          </table:table-cell>
          <table:table-cell table:formula="of:=[.$C915]+[.$B915]" office:value-type="float" office:value="174855698456" calcext:value-type="float">
            <text:p>174855698456</text:p>
          </table:table-cell>
          <table:table-cell table:formula="of:=[.$J$9]*([.$A916]-1) + [.$J$8]+FLOOR([.$A916]/[.$J$10])" office:value-type="float" office:value="1100" calcext:value-type="float">
            <text:p>1100</text:p>
          </table:table-cell>
          <table:table-cell table:formula="of:=[.$J$5]*([.$A916]-1) + [.$J$4]" office:value-type="float" office:value="18430" calcext:value-type="float">
            <text:p>18430</text:p>
          </table:table-cell>
          <table:table-cell table:formula="of:=[.$J$7]*([.$A916]-1) + [.$J$6]" office:value-type="float" office:value="0" calcext:value-type="float">
            <text:p>0</text:p>
          </table:table-cell>
          <table:table-cell table:formula="of:=FLOOR([.$A916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$A917]^[.$J$2] + [.$J$3]*([.$A917]-1)+[.$J$1]" office:value-type="float" office:value="768579880" calcext:value-type="float">
            <text:p>768579880</text:p>
          </table:table-cell>
          <table:table-cell table:formula="of:=[.$C916]+[.$B916]" office:value-type="float" office:value="175621763910" calcext:value-type="float">
            <text:p>175621763910</text:p>
          </table:table-cell>
          <table:table-cell table:formula="of:=[.$J$9]*([.$A917]-1) + [.$J$8]+FLOOR([.$A917]/[.$J$10])" office:value-type="float" office:value="1101" calcext:value-type="float">
            <text:p>1101</text:p>
          </table:table-cell>
          <table:table-cell table:formula="of:=[.$J$5]*([.$A917]-1) + [.$J$4]" office:value-type="float" office:value="18450" calcext:value-type="float">
            <text:p>18450</text:p>
          </table:table-cell>
          <table:table-cell table:formula="of:=[.$J$7]*([.$A917]-1) + [.$J$6]" office:value-type="float" office:value="0" calcext:value-type="float">
            <text:p>0</text:p>
          </table:table-cell>
          <table:table-cell table:formula="of:=FLOOR([.$A917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$A918]^[.$J$2] + [.$J$3]*([.$A918]-1)+[.$J$1]" office:value-type="float" office:value="771099802" calcext:value-type="float">
            <text:p>771099802</text:p>
          </table:table-cell>
          <table:table-cell table:formula="of:=[.$C917]+[.$B917]" office:value-type="float" office:value="176390343790" calcext:value-type="float">
            <text:p>176390343790</text:p>
          </table:table-cell>
          <table:table-cell table:formula="of:=[.$J$9]*([.$A918]-1) + [.$J$8]+FLOOR([.$A918]/[.$J$10])" office:value-type="float" office:value="1102" calcext:value-type="float">
            <text:p>1102</text:p>
          </table:table-cell>
          <table:table-cell table:formula="of:=[.$J$5]*([.$A918]-1) + [.$J$4]" office:value-type="float" office:value="18470" calcext:value-type="float">
            <text:p>18470</text:p>
          </table:table-cell>
          <table:table-cell table:formula="of:=[.$J$7]*([.$A918]-1) + [.$J$6]" office:value-type="float" office:value="0" calcext:value-type="float">
            <text:p>0</text:p>
          </table:table-cell>
          <table:table-cell table:formula="of:=FLOOR([.$A918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$A919]^[.$J$2] + [.$J$3]*([.$A919]-1)+[.$J$1]" office:value-type="float" office:value="773625226" calcext:value-type="float">
            <text:p>773625226</text:p>
          </table:table-cell>
          <table:table-cell table:formula="of:=[.$C918]+[.$B918]" office:value-type="float" office:value="177161443592" calcext:value-type="float">
            <text:p>177161443592</text:p>
          </table:table-cell>
          <table:table-cell table:formula="of:=[.$J$9]*([.$A919]-1) + [.$J$8]+FLOOR([.$A919]/[.$J$10])" office:value-type="float" office:value="1103" calcext:value-type="float">
            <text:p>1103</text:p>
          </table:table-cell>
          <table:table-cell table:formula="of:=[.$J$5]*([.$A919]-1) + [.$J$4]" office:value-type="float" office:value="18490" calcext:value-type="float">
            <text:p>18490</text:p>
          </table:table-cell>
          <table:table-cell table:formula="of:=[.$J$7]*([.$A919]-1) + [.$J$6]" office:value-type="float" office:value="0" calcext:value-type="float">
            <text:p>0</text:p>
          </table:table-cell>
          <table:table-cell table:formula="of:=FLOOR([.$A919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$A920]^[.$J$2] + [.$J$3]*([.$A920]-1)+[.$J$1]" office:value-type="float" office:value="776156158" calcext:value-type="float">
            <text:p>776156158</text:p>
          </table:table-cell>
          <table:table-cell table:formula="of:=[.$C919]+[.$B919]" office:value-type="float" office:value="177935068818" calcext:value-type="float">
            <text:p>177935068818</text:p>
          </table:table-cell>
          <table:table-cell table:formula="of:=[.$J$9]*([.$A920]-1) + [.$J$8]+FLOOR([.$A920]/[.$J$10])" office:value-type="float" office:value="1104" calcext:value-type="float">
            <text:p>1104</text:p>
          </table:table-cell>
          <table:table-cell table:formula="of:=[.$J$5]*([.$A920]-1) + [.$J$4]" office:value-type="float" office:value="18510" calcext:value-type="float">
            <text:p>18510</text:p>
          </table:table-cell>
          <table:table-cell table:formula="of:=[.$J$7]*([.$A920]-1) + [.$J$6]" office:value-type="float" office:value="0" calcext:value-type="float">
            <text:p>0</text:p>
          </table:table-cell>
          <table:table-cell table:formula="of:=FLOOR([.$A920]/[.$J$11])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$A921]^[.$J$2] + [.$J$3]*([.$A921]-1)+[.$J$1]" office:value-type="float" office:value="778692604" calcext:value-type="float">
            <text:p>778692604</text:p>
          </table:table-cell>
          <table:table-cell table:formula="of:=[.$C920]+[.$B920]" office:value-type="float" office:value="178711224976" calcext:value-type="float">
            <text:p>178711224976</text:p>
          </table:table-cell>
          <table:table-cell table:formula="of:=[.$J$9]*([.$A921]-1) + [.$J$8]+FLOOR([.$A921]/[.$J$10])" office:value-type="float" office:value="1106" calcext:value-type="float">
            <text:p>1106</text:p>
          </table:table-cell>
          <table:table-cell table:formula="of:=[.$J$5]*([.$A921]-1) + [.$J$4]" office:value-type="float" office:value="18530" calcext:value-type="float">
            <text:p>18530</text:p>
          </table:table-cell>
          <table:table-cell table:formula="of:=[.$J$7]*([.$A921]-1) + [.$J$6]" office:value-type="float" office:value="0" calcext:value-type="float">
            <text:p>0</text:p>
          </table:table-cell>
          <table:table-cell table:formula="of:=FLOOR([.$A921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$A922]^[.$J$2] + [.$J$3]*([.$A922]-1)+[.$J$1]" office:value-type="float" office:value="781234570" calcext:value-type="float">
            <text:p>781234570</text:p>
          </table:table-cell>
          <table:table-cell table:formula="of:=[.$C921]+[.$B921]" office:value-type="float" office:value="179489917580" calcext:value-type="float">
            <text:p>179489917580</text:p>
          </table:table-cell>
          <table:table-cell table:formula="of:=[.$J$9]*([.$A922]-1) + [.$J$8]+FLOOR([.$A922]/[.$J$10])" office:value-type="float" office:value="1107" calcext:value-type="float">
            <text:p>1107</text:p>
          </table:table-cell>
          <table:table-cell table:formula="of:=[.$J$5]*([.$A922]-1) + [.$J$4]" office:value-type="float" office:value="18550" calcext:value-type="float">
            <text:p>18550</text:p>
          </table:table-cell>
          <table:table-cell table:formula="of:=[.$J$7]*([.$A922]-1) + [.$J$6]" office:value-type="float" office:value="0" calcext:value-type="float">
            <text:p>0</text:p>
          </table:table-cell>
          <table:table-cell table:formula="of:=FLOOR([.$A922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$A923]^[.$J$2] + [.$J$3]*([.$A923]-1)+[.$J$1]" office:value-type="float" office:value="783782062" calcext:value-type="float">
            <text:p>783782062</text:p>
          </table:table-cell>
          <table:table-cell table:formula="of:=[.$C922]+[.$B922]" office:value-type="float" office:value="180271152150" calcext:value-type="float">
            <text:p>180271152150</text:p>
          </table:table-cell>
          <table:table-cell table:formula="of:=[.$J$9]*([.$A923]-1) + [.$J$8]+FLOOR([.$A923]/[.$J$10])" office:value-type="float" office:value="1108" calcext:value-type="float">
            <text:p>1108</text:p>
          </table:table-cell>
          <table:table-cell table:formula="of:=[.$J$5]*([.$A923]-1) + [.$J$4]" office:value-type="float" office:value="18570" calcext:value-type="float">
            <text:p>18570</text:p>
          </table:table-cell>
          <table:table-cell table:formula="of:=[.$J$7]*([.$A923]-1) + [.$J$6]" office:value-type="float" office:value="0" calcext:value-type="float">
            <text:p>0</text:p>
          </table:table-cell>
          <table:table-cell table:formula="of:=FLOOR([.$A923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$A924]^[.$J$2] + [.$J$3]*([.$A924]-1)+[.$J$1]" office:value-type="float" office:value="786335086" calcext:value-type="float">
            <text:p>786335086</text:p>
          </table:table-cell>
          <table:table-cell table:formula="of:=[.$C923]+[.$B923]" office:value-type="float" office:value="181054934212" calcext:value-type="float">
            <text:p>181054934212</text:p>
          </table:table-cell>
          <table:table-cell table:formula="of:=[.$J$9]*([.$A924]-1) + [.$J$8]+FLOOR([.$A924]/[.$J$10])" office:value-type="float" office:value="1109" calcext:value-type="float">
            <text:p>1109</text:p>
          </table:table-cell>
          <table:table-cell table:formula="of:=[.$J$5]*([.$A924]-1) + [.$J$4]" office:value-type="float" office:value="18590" calcext:value-type="float">
            <text:p>18590</text:p>
          </table:table-cell>
          <table:table-cell table:formula="of:=[.$J$7]*([.$A924]-1) + [.$J$6]" office:value-type="float" office:value="0" calcext:value-type="float">
            <text:p>0</text:p>
          </table:table-cell>
          <table:table-cell table:formula="of:=FLOOR([.$A924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$A925]^[.$J$2] + [.$J$3]*([.$A925]-1)+[.$J$1]" office:value-type="float" office:value="788893648" calcext:value-type="float">
            <text:p>788893648</text:p>
          </table:table-cell>
          <table:table-cell table:formula="of:=[.$C924]+[.$B924]" office:value-type="float" office:value="181841269298" calcext:value-type="float">
            <text:p>181841269298</text:p>
          </table:table-cell>
          <table:table-cell table:formula="of:=[.$J$9]*([.$A925]-1) + [.$J$8]+FLOOR([.$A925]/[.$J$10])" office:value-type="float" office:value="1110" calcext:value-type="float">
            <text:p>1110</text:p>
          </table:table-cell>
          <table:table-cell table:formula="of:=[.$J$5]*([.$A925]-1) + [.$J$4]" office:value-type="float" office:value="18610" calcext:value-type="float">
            <text:p>18610</text:p>
          </table:table-cell>
          <table:table-cell table:formula="of:=[.$J$7]*([.$A925]-1) + [.$J$6]" office:value-type="float" office:value="0" calcext:value-type="float">
            <text:p>0</text:p>
          </table:table-cell>
          <table:table-cell table:formula="of:=FLOOR([.$A925]/[.$J$11])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$A926]^[.$J$2] + [.$J$3]*([.$A926]-1)+[.$J$1]" office:value-type="float" office:value="791457754" calcext:value-type="float">
            <text:p>791457754</text:p>
          </table:table-cell>
          <table:table-cell table:formula="of:=[.$C925]+[.$B925]" office:value-type="float" office:value="182630162946" calcext:value-type="float">
            <text:p>182630162946</text:p>
          </table:table-cell>
          <table:table-cell table:formula="of:=[.$J$9]*([.$A926]-1) + [.$J$8]+FLOOR([.$A926]/[.$J$10])" office:value-type="float" office:value="1112" calcext:value-type="float">
            <text:p>1112</text:p>
          </table:table-cell>
          <table:table-cell table:formula="of:=[.$J$5]*([.$A926]-1) + [.$J$4]" office:value-type="float" office:value="18630" calcext:value-type="float">
            <text:p>18630</text:p>
          </table:table-cell>
          <table:table-cell table:formula="of:=[.$J$7]*([.$A926]-1) + [.$J$6]" office:value-type="float" office:value="0" calcext:value-type="float">
            <text:p>0</text:p>
          </table:table-cell>
          <table:table-cell table:formula="of:=FLOOR([.$A926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$A927]^[.$J$2] + [.$J$3]*([.$A927]-1)+[.$J$1]" office:value-type="float" office:value="794027410" calcext:value-type="float">
            <text:p>794027410</text:p>
          </table:table-cell>
          <table:table-cell table:formula="of:=[.$C926]+[.$B926]" office:value-type="float" office:value="183421620700" calcext:value-type="float">
            <text:p>183421620700</text:p>
          </table:table-cell>
          <table:table-cell table:formula="of:=[.$J$9]*([.$A927]-1) + [.$J$8]+FLOOR([.$A927]/[.$J$10])" office:value-type="float" office:value="1113" calcext:value-type="float">
            <text:p>1113</text:p>
          </table:table-cell>
          <table:table-cell table:formula="of:=[.$J$5]*([.$A927]-1) + [.$J$4]" office:value-type="float" office:value="18650" calcext:value-type="float">
            <text:p>18650</text:p>
          </table:table-cell>
          <table:table-cell table:formula="of:=[.$J$7]*([.$A927]-1) + [.$J$6]" office:value-type="float" office:value="0" calcext:value-type="float">
            <text:p>0</text:p>
          </table:table-cell>
          <table:table-cell table:formula="of:=FLOOR([.$A927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$A928]^[.$J$2] + [.$J$3]*([.$A928]-1)+[.$J$1]" office:value-type="float" office:value="796602622" calcext:value-type="float">
            <text:p>796602622</text:p>
          </table:table-cell>
          <table:table-cell table:formula="of:=[.$C927]+[.$B927]" office:value-type="float" office:value="184215648110" calcext:value-type="float">
            <text:p>184215648110</text:p>
          </table:table-cell>
          <table:table-cell table:formula="of:=[.$J$9]*([.$A928]-1) + [.$J$8]+FLOOR([.$A928]/[.$J$10])" office:value-type="float" office:value="1114" calcext:value-type="float">
            <text:p>1114</text:p>
          </table:table-cell>
          <table:table-cell table:formula="of:=[.$J$5]*([.$A928]-1) + [.$J$4]" office:value-type="float" office:value="18670" calcext:value-type="float">
            <text:p>18670</text:p>
          </table:table-cell>
          <table:table-cell table:formula="of:=[.$J$7]*([.$A928]-1) + [.$J$6]" office:value-type="float" office:value="0" calcext:value-type="float">
            <text:p>0</text:p>
          </table:table-cell>
          <table:table-cell table:formula="of:=FLOOR([.$A928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$A929]^[.$J$2] + [.$J$3]*([.$A929]-1)+[.$J$1]" office:value-type="float" office:value="799183396" calcext:value-type="float">
            <text:p>799183396</text:p>
          </table:table-cell>
          <table:table-cell table:formula="of:=[.$C928]+[.$B928]" office:value-type="float" office:value="185012250732" calcext:value-type="float">
            <text:p>185012250732</text:p>
          </table:table-cell>
          <table:table-cell table:formula="of:=[.$J$9]*([.$A929]-1) + [.$J$8]+FLOOR([.$A929]/[.$J$10])" office:value-type="float" office:value="1115" calcext:value-type="float">
            <text:p>1115</text:p>
          </table:table-cell>
          <table:table-cell table:formula="of:=[.$J$5]*([.$A929]-1) + [.$J$4]" office:value-type="float" office:value="18690" calcext:value-type="float">
            <text:p>18690</text:p>
          </table:table-cell>
          <table:table-cell table:formula="of:=[.$J$7]*([.$A929]-1) + [.$J$6]" office:value-type="float" office:value="0" calcext:value-type="float">
            <text:p>0</text:p>
          </table:table-cell>
          <table:table-cell table:formula="of:=FLOOR([.$A929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$A930]^[.$J$2] + [.$J$3]*([.$A930]-1)+[.$J$1]" office:value-type="float" office:value="801769738" calcext:value-type="float">
            <text:p>801769738</text:p>
          </table:table-cell>
          <table:table-cell table:formula="of:=[.$C929]+[.$B929]" office:value-type="float" office:value="185811434128" calcext:value-type="float">
            <text:p>185811434128</text:p>
          </table:table-cell>
          <table:table-cell table:formula="of:=[.$J$9]*([.$A930]-1) + [.$J$8]+FLOOR([.$A930]/[.$J$10])" office:value-type="float" office:value="1116" calcext:value-type="float">
            <text:p>1116</text:p>
          </table:table-cell>
          <table:table-cell table:formula="of:=[.$J$5]*([.$A930]-1) + [.$J$4]" office:value-type="float" office:value="18710" calcext:value-type="float">
            <text:p>18710</text:p>
          </table:table-cell>
          <table:table-cell table:formula="of:=[.$J$7]*([.$A930]-1) + [.$J$6]" office:value-type="float" office:value="0" calcext:value-type="float">
            <text:p>0</text:p>
          </table:table-cell>
          <table:table-cell table:formula="of:=FLOOR([.$A930]/[.$J$11])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$A931]^[.$J$2] + [.$J$3]*([.$A931]-1)+[.$J$1]" office:value-type="float" office:value="804361654" calcext:value-type="float">
            <text:p>804361654</text:p>
          </table:table-cell>
          <table:table-cell table:formula="of:=[.$C930]+[.$B930]" office:value-type="float" office:value="186613203866" calcext:value-type="float">
            <text:p>186613203866</text:p>
          </table:table-cell>
          <table:table-cell table:formula="of:=[.$J$9]*([.$A931]-1) + [.$J$8]+FLOOR([.$A931]/[.$J$10])" office:value-type="float" office:value="1118" calcext:value-type="float">
            <text:p>1118</text:p>
          </table:table-cell>
          <table:table-cell table:formula="of:=[.$J$5]*([.$A931]-1) + [.$J$4]" office:value-type="float" office:value="18730" calcext:value-type="float">
            <text:p>18730</text:p>
          </table:table-cell>
          <table:table-cell table:formula="of:=[.$J$7]*([.$A931]-1) + [.$J$6]" office:value-type="float" office:value="0" calcext:value-type="float">
            <text:p>0</text:p>
          </table:table-cell>
          <table:table-cell table:formula="of:=FLOOR([.$A931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$A932]^[.$J$2] + [.$J$3]*([.$A932]-1)+[.$J$1]" office:value-type="float" office:value="806959150" calcext:value-type="float">
            <text:p>806959150</text:p>
          </table:table-cell>
          <table:table-cell table:formula="of:=[.$C931]+[.$B931]" office:value-type="float" office:value="187417565520" calcext:value-type="float">
            <text:p>187417565520</text:p>
          </table:table-cell>
          <table:table-cell table:formula="of:=[.$J$9]*([.$A932]-1) + [.$J$8]+FLOOR([.$A932]/[.$J$10])" office:value-type="float" office:value="1119" calcext:value-type="float">
            <text:p>1119</text:p>
          </table:table-cell>
          <table:table-cell table:formula="of:=[.$J$5]*([.$A932]-1) + [.$J$4]" office:value-type="float" office:value="18750" calcext:value-type="float">
            <text:p>18750</text:p>
          </table:table-cell>
          <table:table-cell table:formula="of:=[.$J$7]*([.$A932]-1) + [.$J$6]" office:value-type="float" office:value="0" calcext:value-type="float">
            <text:p>0</text:p>
          </table:table-cell>
          <table:table-cell table:formula="of:=FLOOR([.$A932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$A933]^[.$J$2] + [.$J$3]*([.$A933]-1)+[.$J$1]" office:value-type="float" office:value="809562232" calcext:value-type="float">
            <text:p>809562232</text:p>
          </table:table-cell>
          <table:table-cell table:formula="of:=[.$C932]+[.$B932]" office:value-type="float" office:value="188224524670" calcext:value-type="float">
            <text:p>188224524670</text:p>
          </table:table-cell>
          <table:table-cell table:formula="of:=[.$J$9]*([.$A933]-1) + [.$J$8]+FLOOR([.$A933]/[.$J$10])" office:value-type="float" office:value="1120" calcext:value-type="float">
            <text:p>1120</text:p>
          </table:table-cell>
          <table:table-cell table:formula="of:=[.$J$5]*([.$A933]-1) + [.$J$4]" office:value-type="float" office:value="18770" calcext:value-type="float">
            <text:p>18770</text:p>
          </table:table-cell>
          <table:table-cell table:formula="of:=[.$J$7]*([.$A933]-1) + [.$J$6]" office:value-type="float" office:value="0" calcext:value-type="float">
            <text:p>0</text:p>
          </table:table-cell>
          <table:table-cell table:formula="of:=FLOOR([.$A933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$A934]^[.$J$2] + [.$J$3]*([.$A934]-1)+[.$J$1]" office:value-type="float" office:value="812170906" calcext:value-type="float">
            <text:p>812170906</text:p>
          </table:table-cell>
          <table:table-cell table:formula="of:=[.$C933]+[.$B933]" office:value-type="float" office:value="189034086902" calcext:value-type="float">
            <text:p>189034086902</text:p>
          </table:table-cell>
          <table:table-cell table:formula="of:=[.$J$9]*([.$A934]-1) + [.$J$8]+FLOOR([.$A934]/[.$J$10])" office:value-type="float" office:value="1121" calcext:value-type="float">
            <text:p>1121</text:p>
          </table:table-cell>
          <table:table-cell table:formula="of:=[.$J$5]*([.$A934]-1) + [.$J$4]" office:value-type="float" office:value="18790" calcext:value-type="float">
            <text:p>18790</text:p>
          </table:table-cell>
          <table:table-cell table:formula="of:=[.$J$7]*([.$A934]-1) + [.$J$6]" office:value-type="float" office:value="0" calcext:value-type="float">
            <text:p>0</text:p>
          </table:table-cell>
          <table:table-cell table:formula="of:=FLOOR([.$A934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$A935]^[.$J$2] + [.$J$3]*([.$A935]-1)+[.$J$1]" office:value-type="float" office:value="814785178" calcext:value-type="float">
            <text:p>814785178</text:p>
          </table:table-cell>
          <table:table-cell table:formula="of:=[.$C934]+[.$B934]" office:value-type="float" office:value="189846257808" calcext:value-type="float">
            <text:p>189846257808</text:p>
          </table:table-cell>
          <table:table-cell table:formula="of:=[.$J$9]*([.$A935]-1) + [.$J$8]+FLOOR([.$A935]/[.$J$10])" office:value-type="float" office:value="1122" calcext:value-type="float">
            <text:p>1122</text:p>
          </table:table-cell>
          <table:table-cell table:formula="of:=[.$J$5]*([.$A935]-1) + [.$J$4]" office:value-type="float" office:value="18810" calcext:value-type="float">
            <text:p>18810</text:p>
          </table:table-cell>
          <table:table-cell table:formula="of:=[.$J$7]*([.$A935]-1) + [.$J$6]" office:value-type="float" office:value="0" calcext:value-type="float">
            <text:p>0</text:p>
          </table:table-cell>
          <table:table-cell table:formula="of:=FLOOR([.$A935]/[.$J$11])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$A936]^[.$J$2] + [.$J$3]*([.$A936]-1)+[.$J$1]" office:value-type="float" office:value="817405054" calcext:value-type="float">
            <text:p>817405054</text:p>
          </table:table-cell>
          <table:table-cell table:formula="of:=[.$C935]+[.$B935]" office:value-type="float" office:value="190661042986" calcext:value-type="float">
            <text:p>190661042986</text:p>
          </table:table-cell>
          <table:table-cell table:formula="of:=[.$J$9]*([.$A936]-1) + [.$J$8]+FLOOR([.$A936]/[.$J$10])" office:value-type="float" office:value="1124" calcext:value-type="float">
            <text:p>1124</text:p>
          </table:table-cell>
          <table:table-cell table:formula="of:=[.$J$5]*([.$A936]-1) + [.$J$4]" office:value-type="float" office:value="18830" calcext:value-type="float">
            <text:p>18830</text:p>
          </table:table-cell>
          <table:table-cell table:formula="of:=[.$J$7]*([.$A936]-1) + [.$J$6]" office:value-type="float" office:value="0" calcext:value-type="float">
            <text:p>0</text:p>
          </table:table-cell>
          <table:table-cell table:formula="of:=FLOOR([.$A936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$A937]^[.$J$2] + [.$J$3]*([.$A937]-1)+[.$J$1]" office:value-type="float" office:value="820030540" calcext:value-type="float">
            <text:p>820030540</text:p>
          </table:table-cell>
          <table:table-cell table:formula="of:=[.$C936]+[.$B936]" office:value-type="float" office:value="191478448040" calcext:value-type="float">
            <text:p>191478448040</text:p>
          </table:table-cell>
          <table:table-cell table:formula="of:=[.$J$9]*([.$A937]-1) + [.$J$8]+FLOOR([.$A937]/[.$J$10])" office:value-type="float" office:value="1125" calcext:value-type="float">
            <text:p>1125</text:p>
          </table:table-cell>
          <table:table-cell table:formula="of:=[.$J$5]*([.$A937]-1) + [.$J$4]" office:value-type="float" office:value="18850" calcext:value-type="float">
            <text:p>18850</text:p>
          </table:table-cell>
          <table:table-cell table:formula="of:=[.$J$7]*([.$A937]-1) + [.$J$6]" office:value-type="float" office:value="0" calcext:value-type="float">
            <text:p>0</text:p>
          </table:table-cell>
          <table:table-cell table:formula="of:=FLOOR([.$A937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$A938]^[.$J$2] + [.$J$3]*([.$A938]-1)+[.$J$1]" office:value-type="float" office:value="822661642" calcext:value-type="float">
            <text:p>822661642</text:p>
          </table:table-cell>
          <table:table-cell table:formula="of:=[.$C937]+[.$B937]" office:value-type="float" office:value="192298478580" calcext:value-type="float">
            <text:p>192298478580</text:p>
          </table:table-cell>
          <table:table-cell table:formula="of:=[.$J$9]*([.$A938]-1) + [.$J$8]+FLOOR([.$A938]/[.$J$10])" office:value-type="float" office:value="1126" calcext:value-type="float">
            <text:p>1126</text:p>
          </table:table-cell>
          <table:table-cell table:formula="of:=[.$J$5]*([.$A938]-1) + [.$J$4]" office:value-type="float" office:value="18870" calcext:value-type="float">
            <text:p>18870</text:p>
          </table:table-cell>
          <table:table-cell table:formula="of:=[.$J$7]*([.$A938]-1) + [.$J$6]" office:value-type="float" office:value="0" calcext:value-type="float">
            <text:p>0</text:p>
          </table:table-cell>
          <table:table-cell table:formula="of:=FLOOR([.$A938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$A939]^[.$J$2] + [.$J$3]*([.$A939]-1)+[.$J$1]" office:value-type="float" office:value="825298366" calcext:value-type="float">
            <text:p>825298366</text:p>
          </table:table-cell>
          <table:table-cell table:formula="of:=[.$C938]+[.$B938]" office:value-type="float" office:value="193121140222" calcext:value-type="float">
            <text:p>193121140222</text:p>
          </table:table-cell>
          <table:table-cell table:formula="of:=[.$J$9]*([.$A939]-1) + [.$J$8]+FLOOR([.$A939]/[.$J$10])" office:value-type="float" office:value="1127" calcext:value-type="float">
            <text:p>1127</text:p>
          </table:table-cell>
          <table:table-cell table:formula="of:=[.$J$5]*([.$A939]-1) + [.$J$4]" office:value-type="float" office:value="18890" calcext:value-type="float">
            <text:p>18890</text:p>
          </table:table-cell>
          <table:table-cell table:formula="of:=[.$J$7]*([.$A939]-1) + [.$J$6]" office:value-type="float" office:value="0" calcext:value-type="float">
            <text:p>0</text:p>
          </table:table-cell>
          <table:table-cell table:formula="of:=FLOOR([.$A939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$A940]^[.$J$2] + [.$J$3]*([.$A940]-1)+[.$J$1]" office:value-type="float" office:value="827940718" calcext:value-type="float">
            <text:p>827940718</text:p>
          </table:table-cell>
          <table:table-cell table:formula="of:=[.$C939]+[.$B939]" office:value-type="float" office:value="193946438588" calcext:value-type="float">
            <text:p>193946438588</text:p>
          </table:table-cell>
          <table:table-cell table:formula="of:=[.$J$9]*([.$A940]-1) + [.$J$8]+FLOOR([.$A940]/[.$J$10])" office:value-type="float" office:value="1128" calcext:value-type="float">
            <text:p>1128</text:p>
          </table:table-cell>
          <table:table-cell table:formula="of:=[.$J$5]*([.$A940]-1) + [.$J$4]" office:value-type="float" office:value="18910" calcext:value-type="float">
            <text:p>18910</text:p>
          </table:table-cell>
          <table:table-cell table:formula="of:=[.$J$7]*([.$A940]-1) + [.$J$6]" office:value-type="float" office:value="0" calcext:value-type="float">
            <text:p>0</text:p>
          </table:table-cell>
          <table:table-cell table:formula="of:=FLOOR([.$A940]/[.$J$11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$A941]^[.$J$2] + [.$J$3]*([.$A941]-1)+[.$J$1]" office:value-type="float" office:value="830588704" calcext:value-type="float">
            <text:p>830588704</text:p>
          </table:table-cell>
          <table:table-cell table:formula="of:=[.$C940]+[.$B940]" office:value-type="float" office:value="194774379306" calcext:value-type="float">
            <text:p>194774379306</text:p>
          </table:table-cell>
          <table:table-cell table:formula="of:=[.$J$9]*([.$A941]-1) + [.$J$8]+FLOOR([.$A941]/[.$J$10])" office:value-type="float" office:value="1130" calcext:value-type="float">
            <text:p>1130</text:p>
          </table:table-cell>
          <table:table-cell table:formula="of:=[.$J$5]*([.$A941]-1) + [.$J$4]" office:value-type="float" office:value="18930" calcext:value-type="float">
            <text:p>18930</text:p>
          </table:table-cell>
          <table:table-cell table:formula="of:=[.$J$7]*([.$A941]-1) + [.$J$6]" office:value-type="float" office:value="0" calcext:value-type="float">
            <text:p>0</text:p>
          </table:table-cell>
          <table:table-cell table:formula="of:=FLOOR([.$A941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$A942]^[.$J$2] + [.$J$3]*([.$A942]-1)+[.$J$1]" office:value-type="float" office:value="833242330" calcext:value-type="float">
            <text:p>833242330</text:p>
          </table:table-cell>
          <table:table-cell table:formula="of:=[.$C941]+[.$B941]" office:value-type="float" office:value="195604968010" calcext:value-type="float">
            <text:p>195604968010</text:p>
          </table:table-cell>
          <table:table-cell table:formula="of:=[.$J$9]*([.$A942]-1) + [.$J$8]+FLOOR([.$A942]/[.$J$10])" office:value-type="float" office:value="1131" calcext:value-type="float">
            <text:p>1131</text:p>
          </table:table-cell>
          <table:table-cell table:formula="of:=[.$J$5]*([.$A942]-1) + [.$J$4]" office:value-type="float" office:value="18950" calcext:value-type="float">
            <text:p>18950</text:p>
          </table:table-cell>
          <table:table-cell table:formula="of:=[.$J$7]*([.$A942]-1) + [.$J$6]" office:value-type="float" office:value="0" calcext:value-type="float">
            <text:p>0</text:p>
          </table:table-cell>
          <table:table-cell table:formula="of:=FLOOR([.$A942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$A943]^[.$J$2] + [.$J$3]*([.$A943]-1)+[.$J$1]" office:value-type="float" office:value="835901602" calcext:value-type="float">
            <text:p>835901602</text:p>
          </table:table-cell>
          <table:table-cell table:formula="of:=[.$C942]+[.$B942]" office:value-type="float" office:value="196438210340" calcext:value-type="float">
            <text:p>196438210340</text:p>
          </table:table-cell>
          <table:table-cell table:formula="of:=[.$J$9]*([.$A943]-1) + [.$J$8]+FLOOR([.$A943]/[.$J$10])" office:value-type="float" office:value="1132" calcext:value-type="float">
            <text:p>1132</text:p>
          </table:table-cell>
          <table:table-cell table:formula="of:=[.$J$5]*([.$A943]-1) + [.$J$4]" office:value-type="float" office:value="18970" calcext:value-type="float">
            <text:p>18970</text:p>
          </table:table-cell>
          <table:table-cell table:formula="of:=[.$J$7]*([.$A943]-1) + [.$J$6]" office:value-type="float" office:value="0" calcext:value-type="float">
            <text:p>0</text:p>
          </table:table-cell>
          <table:table-cell table:formula="of:=FLOOR([.$A943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$A944]^[.$J$2] + [.$J$3]*([.$A944]-1)+[.$J$1]" office:value-type="float" office:value="838566526" calcext:value-type="float">
            <text:p>838566526</text:p>
          </table:table-cell>
          <table:table-cell table:formula="of:=[.$C943]+[.$B943]" office:value-type="float" office:value="197274111942" calcext:value-type="float">
            <text:p>197274111942</text:p>
          </table:table-cell>
          <table:table-cell table:formula="of:=[.$J$9]*([.$A944]-1) + [.$J$8]+FLOOR([.$A944]/[.$J$10])" office:value-type="float" office:value="1133" calcext:value-type="float">
            <text:p>1133</text:p>
          </table:table-cell>
          <table:table-cell table:formula="of:=[.$J$5]*([.$A944]-1) + [.$J$4]" office:value-type="float" office:value="18990" calcext:value-type="float">
            <text:p>18990</text:p>
          </table:table-cell>
          <table:table-cell table:formula="of:=[.$J$7]*([.$A944]-1) + [.$J$6]" office:value-type="float" office:value="0" calcext:value-type="float">
            <text:p>0</text:p>
          </table:table-cell>
          <table:table-cell table:formula="of:=FLOOR([.$A944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$A945]^[.$J$2] + [.$J$3]*([.$A945]-1)+[.$J$1]" office:value-type="float" office:value="841237108" calcext:value-type="float">
            <text:p>841237108</text:p>
          </table:table-cell>
          <table:table-cell table:formula="of:=[.$C944]+[.$B944]" office:value-type="float" office:value="198112678468" calcext:value-type="float">
            <text:p>198112678468</text:p>
          </table:table-cell>
          <table:table-cell table:formula="of:=[.$J$9]*([.$A945]-1) + [.$J$8]+FLOOR([.$A945]/[.$J$10])" office:value-type="float" office:value="1134" calcext:value-type="float">
            <text:p>1134</text:p>
          </table:table-cell>
          <table:table-cell table:formula="of:=[.$J$5]*([.$A945]-1) + [.$J$4]" office:value-type="float" office:value="19010" calcext:value-type="float">
            <text:p>19010</text:p>
          </table:table-cell>
          <table:table-cell table:formula="of:=[.$J$7]*([.$A945]-1) + [.$J$6]" office:value-type="float" office:value="0" calcext:value-type="float">
            <text:p>0</text:p>
          </table:table-cell>
          <table:table-cell table:formula="of:=FLOOR([.$A945]/[.$J$11])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$A946]^[.$J$2] + [.$J$3]*([.$A946]-1)+[.$J$1]" office:value-type="float" office:value="843913354" calcext:value-type="float">
            <text:p>843913354</text:p>
          </table:table-cell>
          <table:table-cell table:formula="of:=[.$C945]+[.$B945]" office:value-type="float" office:value="198953915576" calcext:value-type="float">
            <text:p>198953915576</text:p>
          </table:table-cell>
          <table:table-cell table:formula="of:=[.$J$9]*([.$A946]-1) + [.$J$8]+FLOOR([.$A946]/[.$J$10])" office:value-type="float" office:value="1136" calcext:value-type="float">
            <text:p>1136</text:p>
          </table:table-cell>
          <table:table-cell table:formula="of:=[.$J$5]*([.$A946]-1) + [.$J$4]" office:value-type="float" office:value="19030" calcext:value-type="float">
            <text:p>19030</text:p>
          </table:table-cell>
          <table:table-cell table:formula="of:=[.$J$7]*([.$A946]-1) + [.$J$6]" office:value-type="float" office:value="0" calcext:value-type="float">
            <text:p>0</text:p>
          </table:table-cell>
          <table:table-cell table:formula="of:=FLOOR([.$A946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$A947]^[.$J$2] + [.$J$3]*([.$A947]-1)+[.$J$1]" office:value-type="float" office:value="846595270" calcext:value-type="float">
            <text:p>846595270</text:p>
          </table:table-cell>
          <table:table-cell table:formula="of:=[.$C946]+[.$B946]" office:value-type="float" office:value="199797828930" calcext:value-type="float">
            <text:p>199797828930</text:p>
          </table:table-cell>
          <table:table-cell table:formula="of:=[.$J$9]*([.$A947]-1) + [.$J$8]+FLOOR([.$A947]/[.$J$10])" office:value-type="float" office:value="1137" calcext:value-type="float">
            <text:p>1137</text:p>
          </table:table-cell>
          <table:table-cell table:formula="of:=[.$J$5]*([.$A947]-1) + [.$J$4]" office:value-type="float" office:value="19050" calcext:value-type="float">
            <text:p>19050</text:p>
          </table:table-cell>
          <table:table-cell table:formula="of:=[.$J$7]*([.$A947]-1) + [.$J$6]" office:value-type="float" office:value="0" calcext:value-type="float">
            <text:p>0</text:p>
          </table:table-cell>
          <table:table-cell table:formula="of:=FLOOR([.$A947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$A948]^[.$J$2] + [.$J$3]*([.$A948]-1)+[.$J$1]" office:value-type="float" office:value="849282862" calcext:value-type="float">
            <text:p>849282862</text:p>
          </table:table-cell>
          <table:table-cell table:formula="of:=[.$C947]+[.$B947]" office:value-type="float" office:value="200644424200" calcext:value-type="float">
            <text:p>200644424200</text:p>
          </table:table-cell>
          <table:table-cell table:formula="of:=[.$J$9]*([.$A948]-1) + [.$J$8]+FLOOR([.$A948]/[.$J$10])" office:value-type="float" office:value="1138" calcext:value-type="float">
            <text:p>1138</text:p>
          </table:table-cell>
          <table:table-cell table:formula="of:=[.$J$5]*([.$A948]-1) + [.$J$4]" office:value-type="float" office:value="19070" calcext:value-type="float">
            <text:p>19070</text:p>
          </table:table-cell>
          <table:table-cell table:formula="of:=[.$J$7]*([.$A948]-1) + [.$J$6]" office:value-type="float" office:value="0" calcext:value-type="float">
            <text:p>0</text:p>
          </table:table-cell>
          <table:table-cell table:formula="of:=FLOOR([.$A948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$A949]^[.$J$2] + [.$J$3]*([.$A949]-1)+[.$J$1]" office:value-type="float" office:value="851976136" calcext:value-type="float">
            <text:p>851976136</text:p>
          </table:table-cell>
          <table:table-cell table:formula="of:=[.$C948]+[.$B948]" office:value-type="float" office:value="201493707062" calcext:value-type="float">
            <text:p>201493707062</text:p>
          </table:table-cell>
          <table:table-cell table:formula="of:=[.$J$9]*([.$A949]-1) + [.$J$8]+FLOOR([.$A949]/[.$J$10])" office:value-type="float" office:value="1139" calcext:value-type="float">
            <text:p>1139</text:p>
          </table:table-cell>
          <table:table-cell table:formula="of:=[.$J$5]*([.$A949]-1) + [.$J$4]" office:value-type="float" office:value="19090" calcext:value-type="float">
            <text:p>19090</text:p>
          </table:table-cell>
          <table:table-cell table:formula="of:=[.$J$7]*([.$A949]-1) + [.$J$6]" office:value-type="float" office:value="0" calcext:value-type="float">
            <text:p>0</text:p>
          </table:table-cell>
          <table:table-cell table:formula="of:=FLOOR([.$A949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$A950]^[.$J$2] + [.$J$3]*([.$A950]-1)+[.$J$1]" office:value-type="float" office:value="854675098" calcext:value-type="float">
            <text:p>854675098</text:p>
          </table:table-cell>
          <table:table-cell table:formula="of:=[.$C949]+[.$B949]" office:value-type="float" office:value="202345683198" calcext:value-type="float">
            <text:p>202345683198</text:p>
          </table:table-cell>
          <table:table-cell table:formula="of:=[.$J$9]*([.$A950]-1) + [.$J$8]+FLOOR([.$A950]/[.$J$10])" office:value-type="float" office:value="1140" calcext:value-type="float">
            <text:p>1140</text:p>
          </table:table-cell>
          <table:table-cell table:formula="of:=[.$J$5]*([.$A950]-1) + [.$J$4]" office:value-type="float" office:value="19110" calcext:value-type="float">
            <text:p>19110</text:p>
          </table:table-cell>
          <table:table-cell table:formula="of:=[.$J$7]*([.$A950]-1) + [.$J$6]" office:value-type="float" office:value="0" calcext:value-type="float">
            <text:p>0</text:p>
          </table:table-cell>
          <table:table-cell table:formula="of:=FLOOR([.$A950]/[.$J$11])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$A951]^[.$J$2] + [.$J$3]*([.$A951]-1)+[.$J$1]" office:value-type="float" office:value="857379754" calcext:value-type="float">
            <text:p>857379754</text:p>
          </table:table-cell>
          <table:table-cell table:formula="of:=[.$C950]+[.$B950]" office:value-type="float" office:value="203200358296" calcext:value-type="float">
            <text:p>203200358296</text:p>
          </table:table-cell>
          <table:table-cell table:formula="of:=[.$J$9]*([.$A951]-1) + [.$J$8]+FLOOR([.$A951]/[.$J$10])" office:value-type="float" office:value="1142" calcext:value-type="float">
            <text:p>1142</text:p>
          </table:table-cell>
          <table:table-cell table:formula="of:=[.$J$5]*([.$A951]-1) + [.$J$4]" office:value-type="float" office:value="19130" calcext:value-type="float">
            <text:p>19130</text:p>
          </table:table-cell>
          <table:table-cell table:formula="of:=[.$J$7]*([.$A951]-1) + [.$J$6]" office:value-type="float" office:value="0" calcext:value-type="float">
            <text:p>0</text:p>
          </table:table-cell>
          <table:table-cell table:formula="of:=FLOOR([.$A951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$A952]^[.$J$2] + [.$J$3]*([.$A952]-1)+[.$J$1]" office:value-type="float" office:value="860090110" calcext:value-type="float">
            <text:p>860090110</text:p>
          </table:table-cell>
          <table:table-cell table:formula="of:=[.$C951]+[.$B951]" office:value-type="float" office:value="204057738050" calcext:value-type="float">
            <text:p>204057738050</text:p>
          </table:table-cell>
          <table:table-cell table:formula="of:=[.$J$9]*([.$A952]-1) + [.$J$8]+FLOOR([.$A952]/[.$J$10])" office:value-type="float" office:value="1143" calcext:value-type="float">
            <text:p>1143</text:p>
          </table:table-cell>
          <table:table-cell table:formula="of:=[.$J$5]*([.$A952]-1) + [.$J$4]" office:value-type="float" office:value="19150" calcext:value-type="float">
            <text:p>19150</text:p>
          </table:table-cell>
          <table:table-cell table:formula="of:=[.$J$7]*([.$A952]-1) + [.$J$6]" office:value-type="float" office:value="0" calcext:value-type="float">
            <text:p>0</text:p>
          </table:table-cell>
          <table:table-cell table:formula="of:=FLOOR([.$A952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$A953]^[.$J$2] + [.$J$3]*([.$A953]-1)+[.$J$1]" office:value-type="float" office:value="862806172" calcext:value-type="float">
            <text:p>862806172</text:p>
          </table:table-cell>
          <table:table-cell table:formula="of:=[.$C952]+[.$B952]" office:value-type="float" office:value="204917828160" calcext:value-type="float">
            <text:p>204917828160</text:p>
          </table:table-cell>
          <table:table-cell table:formula="of:=[.$J$9]*([.$A953]-1) + [.$J$8]+FLOOR([.$A953]/[.$J$10])" office:value-type="float" office:value="1144" calcext:value-type="float">
            <text:p>1144</text:p>
          </table:table-cell>
          <table:table-cell table:formula="of:=[.$J$5]*([.$A953]-1) + [.$J$4]" office:value-type="float" office:value="19170" calcext:value-type="float">
            <text:p>19170</text:p>
          </table:table-cell>
          <table:table-cell table:formula="of:=[.$J$7]*([.$A953]-1) + [.$J$6]" office:value-type="float" office:value="0" calcext:value-type="float">
            <text:p>0</text:p>
          </table:table-cell>
          <table:table-cell table:formula="of:=FLOOR([.$A953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$A954]^[.$J$2] + [.$J$3]*([.$A954]-1)+[.$J$1]" office:value-type="float" office:value="865527946" calcext:value-type="float">
            <text:p>865527946</text:p>
          </table:table-cell>
          <table:table-cell table:formula="of:=[.$C953]+[.$B953]" office:value-type="float" office:value="205780634332" calcext:value-type="float">
            <text:p>205780634332</text:p>
          </table:table-cell>
          <table:table-cell table:formula="of:=[.$J$9]*([.$A954]-1) + [.$J$8]+FLOOR([.$A954]/[.$J$10])" office:value-type="float" office:value="1145" calcext:value-type="float">
            <text:p>1145</text:p>
          </table:table-cell>
          <table:table-cell table:formula="of:=[.$J$5]*([.$A954]-1) + [.$J$4]" office:value-type="float" office:value="19190" calcext:value-type="float">
            <text:p>19190</text:p>
          </table:table-cell>
          <table:table-cell table:formula="of:=[.$J$7]*([.$A954]-1) + [.$J$6]" office:value-type="float" office:value="0" calcext:value-type="float">
            <text:p>0</text:p>
          </table:table-cell>
          <table:table-cell table:formula="of:=FLOOR([.$A954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$A955]^[.$J$2] + [.$J$3]*([.$A955]-1)+[.$J$1]" office:value-type="float" office:value="868255438" calcext:value-type="float">
            <text:p>868255438</text:p>
          </table:table-cell>
          <table:table-cell table:formula="of:=[.$C954]+[.$B954]" office:value-type="float" office:value="206646162278" calcext:value-type="float">
            <text:p>206646162278</text:p>
          </table:table-cell>
          <table:table-cell table:formula="of:=[.$J$9]*([.$A955]-1) + [.$J$8]+FLOOR([.$A955]/[.$J$10])" office:value-type="float" office:value="1146" calcext:value-type="float">
            <text:p>1146</text:p>
          </table:table-cell>
          <table:table-cell table:formula="of:=[.$J$5]*([.$A955]-1) + [.$J$4]" office:value-type="float" office:value="19210" calcext:value-type="float">
            <text:p>19210</text:p>
          </table:table-cell>
          <table:table-cell table:formula="of:=[.$J$7]*([.$A955]-1) + [.$J$6]" office:value-type="float" office:value="0" calcext:value-type="float">
            <text:p>0</text:p>
          </table:table-cell>
          <table:table-cell table:formula="of:=FLOOR([.$A955]/[.$J$11])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$A956]^[.$J$2] + [.$J$3]*([.$A956]-1)+[.$J$1]" office:value-type="float" office:value="870988654" calcext:value-type="float">
            <text:p>870988654</text:p>
          </table:table-cell>
          <table:table-cell table:formula="of:=[.$C955]+[.$B955]" office:value-type="float" office:value="207514417716" calcext:value-type="float">
            <text:p>207514417716</text:p>
          </table:table-cell>
          <table:table-cell table:formula="of:=[.$J$9]*([.$A956]-1) + [.$J$8]+FLOOR([.$A956]/[.$J$10])" office:value-type="float" office:value="1148" calcext:value-type="float">
            <text:p>1148</text:p>
          </table:table-cell>
          <table:table-cell table:formula="of:=[.$J$5]*([.$A956]-1) + [.$J$4]" office:value-type="float" office:value="19230" calcext:value-type="float">
            <text:p>19230</text:p>
          </table:table-cell>
          <table:table-cell table:formula="of:=[.$J$7]*([.$A956]-1) + [.$J$6]" office:value-type="float" office:value="0" calcext:value-type="float">
            <text:p>0</text:p>
          </table:table-cell>
          <table:table-cell table:formula="of:=FLOOR([.$A956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$A957]^[.$J$2] + [.$J$3]*([.$A957]-1)+[.$J$1]" office:value-type="float" office:value="873727600" calcext:value-type="float">
            <text:p>873727600</text:p>
          </table:table-cell>
          <table:table-cell table:formula="of:=[.$C956]+[.$B956]" office:value-type="float" office:value="208385406370" calcext:value-type="float">
            <text:p>208385406370</text:p>
          </table:table-cell>
          <table:table-cell table:formula="of:=[.$J$9]*([.$A957]-1) + [.$J$8]+FLOOR([.$A957]/[.$J$10])" office:value-type="float" office:value="1149" calcext:value-type="float">
            <text:p>1149</text:p>
          </table:table-cell>
          <table:table-cell table:formula="of:=[.$J$5]*([.$A957]-1) + [.$J$4]" office:value-type="float" office:value="19250" calcext:value-type="float">
            <text:p>19250</text:p>
          </table:table-cell>
          <table:table-cell table:formula="of:=[.$J$7]*([.$A957]-1) + [.$J$6]" office:value-type="float" office:value="0" calcext:value-type="float">
            <text:p>0</text:p>
          </table:table-cell>
          <table:table-cell table:formula="of:=FLOOR([.$A957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$A958]^[.$J$2] + [.$J$3]*([.$A958]-1)+[.$J$1]" office:value-type="float" office:value="876472282" calcext:value-type="float">
            <text:p>876472282</text:p>
          </table:table-cell>
          <table:table-cell table:formula="of:=[.$C957]+[.$B957]" office:value-type="float" office:value="209259133970" calcext:value-type="float">
            <text:p>209259133970</text:p>
          </table:table-cell>
          <table:table-cell table:formula="of:=[.$J$9]*([.$A958]-1) + [.$J$8]+FLOOR([.$A958]/[.$J$10])" office:value-type="float" office:value="1150" calcext:value-type="float">
            <text:p>1150</text:p>
          </table:table-cell>
          <table:table-cell table:formula="of:=[.$J$5]*([.$A958]-1) + [.$J$4]" office:value-type="float" office:value="19270" calcext:value-type="float">
            <text:p>19270</text:p>
          </table:table-cell>
          <table:table-cell table:formula="of:=[.$J$7]*([.$A958]-1) + [.$J$6]" office:value-type="float" office:value="0" calcext:value-type="float">
            <text:p>0</text:p>
          </table:table-cell>
          <table:table-cell table:formula="of:=FLOOR([.$A958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$A959]^[.$J$2] + [.$J$3]*([.$A959]-1)+[.$J$1]" office:value-type="float" office:value="879222706" calcext:value-type="float">
            <text:p>879222706</text:p>
          </table:table-cell>
          <table:table-cell table:formula="of:=[.$C958]+[.$B958]" office:value-type="float" office:value="210135606252" calcext:value-type="float">
            <text:p>210135606252</text:p>
          </table:table-cell>
          <table:table-cell table:formula="of:=[.$J$9]*([.$A959]-1) + [.$J$8]+FLOOR([.$A959]/[.$J$10])" office:value-type="float" office:value="1151" calcext:value-type="float">
            <text:p>1151</text:p>
          </table:table-cell>
          <table:table-cell table:formula="of:=[.$J$5]*([.$A959]-1) + [.$J$4]" office:value-type="float" office:value="19290" calcext:value-type="float">
            <text:p>19290</text:p>
          </table:table-cell>
          <table:table-cell table:formula="of:=[.$J$7]*([.$A959]-1) + [.$J$6]" office:value-type="float" office:value="0" calcext:value-type="float">
            <text:p>0</text:p>
          </table:table-cell>
          <table:table-cell table:formula="of:=FLOOR([.$A959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$A960]^[.$J$2] + [.$J$3]*([.$A960]-1)+[.$J$1]" office:value-type="float" office:value="881978878" calcext:value-type="float">
            <text:p>881978878</text:p>
          </table:table-cell>
          <table:table-cell table:formula="of:=[.$C959]+[.$B959]" office:value-type="float" office:value="211014828958" calcext:value-type="float">
            <text:p>211014828958</text:p>
          </table:table-cell>
          <table:table-cell table:formula="of:=[.$J$9]*([.$A960]-1) + [.$J$8]+FLOOR([.$A960]/[.$J$10])" office:value-type="float" office:value="1152" calcext:value-type="float">
            <text:p>1152</text:p>
          </table:table-cell>
          <table:table-cell table:formula="of:=[.$J$5]*([.$A960]-1) + [.$J$4]" office:value-type="float" office:value="19310" calcext:value-type="float">
            <text:p>19310</text:p>
          </table:table-cell>
          <table:table-cell table:formula="of:=[.$J$7]*([.$A960]-1) + [.$J$6]" office:value-type="float" office:value="0" calcext:value-type="float">
            <text:p>0</text:p>
          </table:table-cell>
          <table:table-cell table:formula="of:=FLOOR([.$A960]/[.$J$11])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$A961]^[.$J$2] + [.$J$3]*([.$A961]-1)+[.$J$1]" office:value-type="float" office:value="884740804" calcext:value-type="float">
            <text:p>884740804</text:p>
          </table:table-cell>
          <table:table-cell table:formula="of:=[.$C960]+[.$B960]" office:value-type="float" office:value="211896807836" calcext:value-type="float">
            <text:p>211896807836</text:p>
          </table:table-cell>
          <table:table-cell table:formula="of:=[.$J$9]*([.$A961]-1) + [.$J$8]+FLOOR([.$A961]/[.$J$10])" office:value-type="float" office:value="1154" calcext:value-type="float">
            <text:p>1154</text:p>
          </table:table-cell>
          <table:table-cell table:formula="of:=[.$J$5]*([.$A961]-1) + [.$J$4]" office:value-type="float" office:value="19330" calcext:value-type="float">
            <text:p>19330</text:p>
          </table:table-cell>
          <table:table-cell table:formula="of:=[.$J$7]*([.$A961]-1) + [.$J$6]" office:value-type="float" office:value="0" calcext:value-type="float">
            <text:p>0</text:p>
          </table:table-cell>
          <table:table-cell table:formula="of:=FLOOR([.$A961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$A962]^[.$J$2] + [.$J$3]*([.$A962]-1)+[.$J$1]" office:value-type="float" office:value="887508490" calcext:value-type="float">
            <text:p>887508490</text:p>
          </table:table-cell>
          <table:table-cell table:formula="of:=[.$C961]+[.$B961]" office:value-type="float" office:value="212781548640" calcext:value-type="float">
            <text:p>212781548640</text:p>
          </table:table-cell>
          <table:table-cell table:formula="of:=[.$J$9]*([.$A962]-1) + [.$J$8]+FLOOR([.$A962]/[.$J$10])" office:value-type="float" office:value="1155" calcext:value-type="float">
            <text:p>1155</text:p>
          </table:table-cell>
          <table:table-cell table:formula="of:=[.$J$5]*([.$A962]-1) + [.$J$4]" office:value-type="float" office:value="19350" calcext:value-type="float">
            <text:p>19350</text:p>
          </table:table-cell>
          <table:table-cell table:formula="of:=[.$J$7]*([.$A962]-1) + [.$J$6]" office:value-type="float" office:value="0" calcext:value-type="float">
            <text:p>0</text:p>
          </table:table-cell>
          <table:table-cell table:formula="of:=FLOOR([.$A962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$A963]^[.$J$2] + [.$J$3]*([.$A963]-1)+[.$J$1]" office:value-type="float" office:value="890281942" calcext:value-type="float">
            <text:p>890281942</text:p>
          </table:table-cell>
          <table:table-cell table:formula="of:=[.$C962]+[.$B962]" office:value-type="float" office:value="213669057130" calcext:value-type="float">
            <text:p>213669057130</text:p>
          </table:table-cell>
          <table:table-cell table:formula="of:=[.$J$9]*([.$A963]-1) + [.$J$8]+FLOOR([.$A963]/[.$J$10])" office:value-type="float" office:value="1156" calcext:value-type="float">
            <text:p>1156</text:p>
          </table:table-cell>
          <table:table-cell table:formula="of:=[.$J$5]*([.$A963]-1) + [.$J$4]" office:value-type="float" office:value="19370" calcext:value-type="float">
            <text:p>19370</text:p>
          </table:table-cell>
          <table:table-cell table:formula="of:=[.$J$7]*([.$A963]-1) + [.$J$6]" office:value-type="float" office:value="0" calcext:value-type="float">
            <text:p>0</text:p>
          </table:table-cell>
          <table:table-cell table:formula="of:=FLOOR([.$A963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$A964]^[.$J$2] + [.$J$3]*([.$A964]-1)+[.$J$1]" office:value-type="float" office:value="893061166" calcext:value-type="float">
            <text:p>893061166</text:p>
          </table:table-cell>
          <table:table-cell table:formula="of:=[.$C963]+[.$B963]" office:value-type="float" office:value="214559339072" calcext:value-type="float">
            <text:p>214559339072</text:p>
          </table:table-cell>
          <table:table-cell table:formula="of:=[.$J$9]*([.$A964]-1) + [.$J$8]+FLOOR([.$A964]/[.$J$10])" office:value-type="float" office:value="1157" calcext:value-type="float">
            <text:p>1157</text:p>
          </table:table-cell>
          <table:table-cell table:formula="of:=[.$J$5]*([.$A964]-1) + [.$J$4]" office:value-type="float" office:value="19390" calcext:value-type="float">
            <text:p>19390</text:p>
          </table:table-cell>
          <table:table-cell table:formula="of:=[.$J$7]*([.$A964]-1) + [.$J$6]" office:value-type="float" office:value="0" calcext:value-type="float">
            <text:p>0</text:p>
          </table:table-cell>
          <table:table-cell table:formula="of:=FLOOR([.$A964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$A965]^[.$J$2] + [.$J$3]*([.$A965]-1)+[.$J$1]" office:value-type="float" office:value="895846168" calcext:value-type="float">
            <text:p>895846168</text:p>
          </table:table-cell>
          <table:table-cell table:formula="of:=[.$C964]+[.$B964]" office:value-type="float" office:value="215452400238" calcext:value-type="float">
            <text:p>215452400238</text:p>
          </table:table-cell>
          <table:table-cell table:formula="of:=[.$J$9]*([.$A965]-1) + [.$J$8]+FLOOR([.$A965]/[.$J$10])" office:value-type="float" office:value="1158" calcext:value-type="float">
            <text:p>1158</text:p>
          </table:table-cell>
          <table:table-cell table:formula="of:=[.$J$5]*([.$A965]-1) + [.$J$4]" office:value-type="float" office:value="19410" calcext:value-type="float">
            <text:p>19410</text:p>
          </table:table-cell>
          <table:table-cell table:formula="of:=[.$J$7]*([.$A965]-1) + [.$J$6]" office:value-type="float" office:value="0" calcext:value-type="float">
            <text:p>0</text:p>
          </table:table-cell>
          <table:table-cell table:formula="of:=FLOOR([.$A965]/[.$J$11])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$A966]^[.$J$2] + [.$J$3]*([.$A966]-1)+[.$J$1]" office:value-type="float" office:value="898636954" calcext:value-type="float">
            <text:p>898636954</text:p>
          </table:table-cell>
          <table:table-cell table:formula="of:=[.$C965]+[.$B965]" office:value-type="float" office:value="216348246406" calcext:value-type="float">
            <text:p>216348246406</text:p>
          </table:table-cell>
          <table:table-cell table:formula="of:=[.$J$9]*([.$A966]-1) + [.$J$8]+FLOOR([.$A966]/[.$J$10])" office:value-type="float" office:value="1160" calcext:value-type="float">
            <text:p>1160</text:p>
          </table:table-cell>
          <table:table-cell table:formula="of:=[.$J$5]*([.$A966]-1) + [.$J$4]" office:value-type="float" office:value="19430" calcext:value-type="float">
            <text:p>19430</text:p>
          </table:table-cell>
          <table:table-cell table:formula="of:=[.$J$7]*([.$A966]-1) + [.$J$6]" office:value-type="float" office:value="0" calcext:value-type="float">
            <text:p>0</text:p>
          </table:table-cell>
          <table:table-cell table:formula="of:=FLOOR([.$A966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$A967]^[.$J$2] + [.$J$3]*([.$A967]-1)+[.$J$1]" office:value-type="float" office:value="901433530" calcext:value-type="float">
            <text:p>901433530</text:p>
          </table:table-cell>
          <table:table-cell table:formula="of:=[.$C966]+[.$B966]" office:value-type="float" office:value="217246883360" calcext:value-type="float">
            <text:p>217246883360</text:p>
          </table:table-cell>
          <table:table-cell table:formula="of:=[.$J$9]*([.$A967]-1) + [.$J$8]+FLOOR([.$A967]/[.$J$10])" office:value-type="float" office:value="1161" calcext:value-type="float">
            <text:p>1161</text:p>
          </table:table-cell>
          <table:table-cell table:formula="of:=[.$J$5]*([.$A967]-1) + [.$J$4]" office:value-type="float" office:value="19450" calcext:value-type="float">
            <text:p>19450</text:p>
          </table:table-cell>
          <table:table-cell table:formula="of:=[.$J$7]*([.$A967]-1) + [.$J$6]" office:value-type="float" office:value="0" calcext:value-type="float">
            <text:p>0</text:p>
          </table:table-cell>
          <table:table-cell table:formula="of:=FLOOR([.$A967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$A968]^[.$J$2] + [.$J$3]*([.$A968]-1)+[.$J$1]" office:value-type="float" office:value="904235902" calcext:value-type="float">
            <text:p>904235902</text:p>
          </table:table-cell>
          <table:table-cell table:formula="of:=[.$C967]+[.$B967]" office:value-type="float" office:value="218148316890" calcext:value-type="float">
            <text:p>218148316890</text:p>
          </table:table-cell>
          <table:table-cell table:formula="of:=[.$J$9]*([.$A968]-1) + [.$J$8]+FLOOR([.$A968]/[.$J$10])" office:value-type="float" office:value="1162" calcext:value-type="float">
            <text:p>1162</text:p>
          </table:table-cell>
          <table:table-cell table:formula="of:=[.$J$5]*([.$A968]-1) + [.$J$4]" office:value-type="float" office:value="19470" calcext:value-type="float">
            <text:p>19470</text:p>
          </table:table-cell>
          <table:table-cell table:formula="of:=[.$J$7]*([.$A968]-1) + [.$J$6]" office:value-type="float" office:value="0" calcext:value-type="float">
            <text:p>0</text:p>
          </table:table-cell>
          <table:table-cell table:formula="of:=FLOOR([.$A968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$A969]^[.$J$2] + [.$J$3]*([.$A969]-1)+[.$J$1]" office:value-type="float" office:value="907044076" calcext:value-type="float">
            <text:p>907044076</text:p>
          </table:table-cell>
          <table:table-cell table:formula="of:=[.$C968]+[.$B968]" office:value-type="float" office:value="219052552792" calcext:value-type="float">
            <text:p>219052552792</text:p>
          </table:table-cell>
          <table:table-cell table:formula="of:=[.$J$9]*([.$A969]-1) + [.$J$8]+FLOOR([.$A969]/[.$J$10])" office:value-type="float" office:value="1163" calcext:value-type="float">
            <text:p>1163</text:p>
          </table:table-cell>
          <table:table-cell table:formula="of:=[.$J$5]*([.$A969]-1) + [.$J$4]" office:value-type="float" office:value="19490" calcext:value-type="float">
            <text:p>19490</text:p>
          </table:table-cell>
          <table:table-cell table:formula="of:=[.$J$7]*([.$A969]-1) + [.$J$6]" office:value-type="float" office:value="0" calcext:value-type="float">
            <text:p>0</text:p>
          </table:table-cell>
          <table:table-cell table:formula="of:=FLOOR([.$A969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$A970]^[.$J$2] + [.$J$3]*([.$A970]-1)+[.$J$1]" office:value-type="float" office:value="909858058" calcext:value-type="float">
            <text:p>909858058</text:p>
          </table:table-cell>
          <table:table-cell table:formula="of:=[.$C969]+[.$B969]" office:value-type="float" office:value="219959596868" calcext:value-type="float">
            <text:p>219959596868</text:p>
          </table:table-cell>
          <table:table-cell table:formula="of:=[.$J$9]*([.$A970]-1) + [.$J$8]+FLOOR([.$A970]/[.$J$10])" office:value-type="float" office:value="1164" calcext:value-type="float">
            <text:p>1164</text:p>
          </table:table-cell>
          <table:table-cell table:formula="of:=[.$J$5]*([.$A970]-1) + [.$J$4]" office:value-type="float" office:value="19510" calcext:value-type="float">
            <text:p>19510</text:p>
          </table:table-cell>
          <table:table-cell table:formula="of:=[.$J$7]*([.$A970]-1) + [.$J$6]" office:value-type="float" office:value="0" calcext:value-type="float">
            <text:p>0</text:p>
          </table:table-cell>
          <table:table-cell table:formula="of:=FLOOR([.$A970]/[.$J$11])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$A971]^[.$J$2] + [.$J$3]*([.$A971]-1)+[.$J$1]" office:value-type="float" office:value="912677854" calcext:value-type="float">
            <text:p>912677854</text:p>
          </table:table-cell>
          <table:table-cell table:formula="of:=[.$C970]+[.$B970]" office:value-type="float" office:value="220869454926" calcext:value-type="float">
            <text:p>220869454926</text:p>
          </table:table-cell>
          <table:table-cell table:formula="of:=[.$J$9]*([.$A971]-1) + [.$J$8]+FLOOR([.$A971]/[.$J$10])" office:value-type="float" office:value="1166" calcext:value-type="float">
            <text:p>1166</text:p>
          </table:table-cell>
          <table:table-cell table:formula="of:=[.$J$5]*([.$A971]-1) + [.$J$4]" office:value-type="float" office:value="19530" calcext:value-type="float">
            <text:p>19530</text:p>
          </table:table-cell>
          <table:table-cell table:formula="of:=[.$J$7]*([.$A971]-1) + [.$J$6]" office:value-type="float" office:value="0" calcext:value-type="float">
            <text:p>0</text:p>
          </table:table-cell>
          <table:table-cell table:formula="of:=FLOOR([.$A971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$A972]^[.$J$2] + [.$J$3]*([.$A972]-1)+[.$J$1]" office:value-type="float" office:value="915503470" calcext:value-type="float">
            <text:p>915503470</text:p>
          </table:table-cell>
          <table:table-cell table:formula="of:=[.$C971]+[.$B971]" office:value-type="float" office:value="221782132780" calcext:value-type="float">
            <text:p>221782132780</text:p>
          </table:table-cell>
          <table:table-cell table:formula="of:=[.$J$9]*([.$A972]-1) + [.$J$8]+FLOOR([.$A972]/[.$J$10])" office:value-type="float" office:value="1167" calcext:value-type="float">
            <text:p>1167</text:p>
          </table:table-cell>
          <table:table-cell table:formula="of:=[.$J$5]*([.$A972]-1) + [.$J$4]" office:value-type="float" office:value="19550" calcext:value-type="float">
            <text:p>19550</text:p>
          </table:table-cell>
          <table:table-cell table:formula="of:=[.$J$7]*([.$A972]-1) + [.$J$6]" office:value-type="float" office:value="0" calcext:value-type="float">
            <text:p>0</text:p>
          </table:table-cell>
          <table:table-cell table:formula="of:=FLOOR([.$A972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$A973]^[.$J$2] + [.$J$3]*([.$A973]-1)+[.$J$1]" office:value-type="float" office:value="918334912" calcext:value-type="float">
            <text:p>918334912</text:p>
          </table:table-cell>
          <table:table-cell table:formula="of:=[.$C972]+[.$B972]" office:value-type="float" office:value="222697636250" calcext:value-type="float">
            <text:p>222697636250</text:p>
          </table:table-cell>
          <table:table-cell table:formula="of:=[.$J$9]*([.$A973]-1) + [.$J$8]+FLOOR([.$A973]/[.$J$10])" office:value-type="float" office:value="1168" calcext:value-type="float">
            <text:p>1168</text:p>
          </table:table-cell>
          <table:table-cell table:formula="of:=[.$J$5]*([.$A973]-1) + [.$J$4]" office:value-type="float" office:value="19570" calcext:value-type="float">
            <text:p>19570</text:p>
          </table:table-cell>
          <table:table-cell table:formula="of:=[.$J$7]*([.$A973]-1) + [.$J$6]" office:value-type="float" office:value="0" calcext:value-type="float">
            <text:p>0</text:p>
          </table:table-cell>
          <table:table-cell table:formula="of:=FLOOR([.$A973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$A974]^[.$J$2] + [.$J$3]*([.$A974]-1)+[.$J$1]" office:value-type="float" office:value="921172186" calcext:value-type="float">
            <text:p>921172186</text:p>
          </table:table-cell>
          <table:table-cell table:formula="of:=[.$C973]+[.$B973]" office:value-type="float" office:value="223615971162" calcext:value-type="float">
            <text:p>223615971162</text:p>
          </table:table-cell>
          <table:table-cell table:formula="of:=[.$J$9]*([.$A974]-1) + [.$J$8]+FLOOR([.$A974]/[.$J$10])" office:value-type="float" office:value="1169" calcext:value-type="float">
            <text:p>1169</text:p>
          </table:table-cell>
          <table:table-cell table:formula="of:=[.$J$5]*([.$A974]-1) + [.$J$4]" office:value-type="float" office:value="19590" calcext:value-type="float">
            <text:p>19590</text:p>
          </table:table-cell>
          <table:table-cell table:formula="of:=[.$J$7]*([.$A974]-1) + [.$J$6]" office:value-type="float" office:value="0" calcext:value-type="float">
            <text:p>0</text:p>
          </table:table-cell>
          <table:table-cell table:formula="of:=FLOOR([.$A974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$A975]^[.$J$2] + [.$J$3]*([.$A975]-1)+[.$J$1]" office:value-type="float" office:value="924015298" calcext:value-type="float">
            <text:p>924015298</text:p>
          </table:table-cell>
          <table:table-cell table:formula="of:=[.$C974]+[.$B974]" office:value-type="float" office:value="224537143348" calcext:value-type="float">
            <text:p>224537143348</text:p>
          </table:table-cell>
          <table:table-cell table:formula="of:=[.$J$9]*([.$A975]-1) + [.$J$8]+FLOOR([.$A975]/[.$J$10])" office:value-type="float" office:value="1170" calcext:value-type="float">
            <text:p>1170</text:p>
          </table:table-cell>
          <table:table-cell table:formula="of:=[.$J$5]*([.$A975]-1) + [.$J$4]" office:value-type="float" office:value="19610" calcext:value-type="float">
            <text:p>19610</text:p>
          </table:table-cell>
          <table:table-cell table:formula="of:=[.$J$7]*([.$A975]-1) + [.$J$6]" office:value-type="float" office:value="0" calcext:value-type="float">
            <text:p>0</text:p>
          </table:table-cell>
          <table:table-cell table:formula="of:=FLOOR([.$A975]/[.$J$11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$A976]^[.$J$2] + [.$J$3]*([.$A976]-1)+[.$J$1]" office:value-type="float" office:value="926864254" calcext:value-type="float">
            <text:p>926864254</text:p>
          </table:table-cell>
          <table:table-cell table:formula="of:=[.$C975]+[.$B975]" office:value-type="float" office:value="225461158646" calcext:value-type="float">
            <text:p>225461158646</text:p>
          </table:table-cell>
          <table:table-cell table:formula="of:=[.$J$9]*([.$A976]-1) + [.$J$8]+FLOOR([.$A976]/[.$J$10])" office:value-type="float" office:value="1172" calcext:value-type="float">
            <text:p>1172</text:p>
          </table:table-cell>
          <table:table-cell table:formula="of:=[.$J$5]*([.$A976]-1) + [.$J$4]" office:value-type="float" office:value="19630" calcext:value-type="float">
            <text:p>19630</text:p>
          </table:table-cell>
          <table:table-cell table:formula="of:=[.$J$7]*([.$A976]-1) + [.$J$6]" office:value-type="float" office:value="0" calcext:value-type="float">
            <text:p>0</text:p>
          </table:table-cell>
          <table:table-cell table:formula="of:=FLOOR([.$A976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$A977]^[.$J$2] + [.$J$3]*([.$A977]-1)+[.$J$1]" office:value-type="float" office:value="929719060" calcext:value-type="float">
            <text:p>929719060</text:p>
          </table:table-cell>
          <table:table-cell table:formula="of:=[.$C976]+[.$B976]" office:value-type="float" office:value="226388022900" calcext:value-type="float">
            <text:p>226388022900</text:p>
          </table:table-cell>
          <table:table-cell table:formula="of:=[.$J$9]*([.$A977]-1) + [.$J$8]+FLOOR([.$A977]/[.$J$10])" office:value-type="float" office:value="1173" calcext:value-type="float">
            <text:p>1173</text:p>
          </table:table-cell>
          <table:table-cell table:formula="of:=[.$J$5]*([.$A977]-1) + [.$J$4]" office:value-type="float" office:value="19650" calcext:value-type="float">
            <text:p>19650</text:p>
          </table:table-cell>
          <table:table-cell table:formula="of:=[.$J$7]*([.$A977]-1) + [.$J$6]" office:value-type="float" office:value="0" calcext:value-type="float">
            <text:p>0</text:p>
          </table:table-cell>
          <table:table-cell table:formula="of:=FLOOR([.$A977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$A978]^[.$J$2] + [.$J$3]*([.$A978]-1)+[.$J$1]" office:value-type="float" office:value="932579722" calcext:value-type="float">
            <text:p>932579722</text:p>
          </table:table-cell>
          <table:table-cell table:formula="of:=[.$C977]+[.$B977]" office:value-type="float" office:value="227317741960" calcext:value-type="float">
            <text:p>227317741960</text:p>
          </table:table-cell>
          <table:table-cell table:formula="of:=[.$J$9]*([.$A978]-1) + [.$J$8]+FLOOR([.$A978]/[.$J$10])" office:value-type="float" office:value="1174" calcext:value-type="float">
            <text:p>1174</text:p>
          </table:table-cell>
          <table:table-cell table:formula="of:=[.$J$5]*([.$A978]-1) + [.$J$4]" office:value-type="float" office:value="19670" calcext:value-type="float">
            <text:p>19670</text:p>
          </table:table-cell>
          <table:table-cell table:formula="of:=[.$J$7]*([.$A978]-1) + [.$J$6]" office:value-type="float" office:value="0" calcext:value-type="float">
            <text:p>0</text:p>
          </table:table-cell>
          <table:table-cell table:formula="of:=FLOOR([.$A978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$A979]^[.$J$2] + [.$J$3]*([.$A979]-1)+[.$J$1]" office:value-type="float" office:value="935446246" calcext:value-type="float">
            <text:p>935446246</text:p>
          </table:table-cell>
          <table:table-cell table:formula="of:=[.$C978]+[.$B978]" office:value-type="float" office:value="228250321682" calcext:value-type="float">
            <text:p>228250321682</text:p>
          </table:table-cell>
          <table:table-cell table:formula="of:=[.$J$9]*([.$A979]-1) + [.$J$8]+FLOOR([.$A979]/[.$J$10])" office:value-type="float" office:value="1175" calcext:value-type="float">
            <text:p>1175</text:p>
          </table:table-cell>
          <table:table-cell table:formula="of:=[.$J$5]*([.$A979]-1) + [.$J$4]" office:value-type="float" office:value="19690" calcext:value-type="float">
            <text:p>19690</text:p>
          </table:table-cell>
          <table:table-cell table:formula="of:=[.$J$7]*([.$A979]-1) + [.$J$6]" office:value-type="float" office:value="0" calcext:value-type="float">
            <text:p>0</text:p>
          </table:table-cell>
          <table:table-cell table:formula="of:=FLOOR([.$A979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$A980]^[.$J$2] + [.$J$3]*([.$A980]-1)+[.$J$1]" office:value-type="float" office:value="938318638" calcext:value-type="float">
            <text:p>938318638</text:p>
          </table:table-cell>
          <table:table-cell table:formula="of:=[.$C979]+[.$B979]" office:value-type="float" office:value="229185767928" calcext:value-type="float">
            <text:p>229185767928</text:p>
          </table:table-cell>
          <table:table-cell table:formula="of:=[.$J$9]*([.$A980]-1) + [.$J$8]+FLOOR([.$A980]/[.$J$10])" office:value-type="float" office:value="1176" calcext:value-type="float">
            <text:p>1176</text:p>
          </table:table-cell>
          <table:table-cell table:formula="of:=[.$J$5]*([.$A980]-1) + [.$J$4]" office:value-type="float" office:value="19710" calcext:value-type="float">
            <text:p>19710</text:p>
          </table:table-cell>
          <table:table-cell table:formula="of:=[.$J$7]*([.$A980]-1) + [.$J$6]" office:value-type="float" office:value="0" calcext:value-type="float">
            <text:p>0</text:p>
          </table:table-cell>
          <table:table-cell table:formula="of:=FLOOR([.$A980]/[.$J$11])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$A981]^[.$J$2] + [.$J$3]*([.$A981]-1)+[.$J$1]" office:value-type="float" office:value="941196904" calcext:value-type="float">
            <text:p>941196904</text:p>
          </table:table-cell>
          <table:table-cell table:formula="of:=[.$C980]+[.$B980]" office:value-type="float" office:value="230124086566" calcext:value-type="float">
            <text:p>230124086566</text:p>
          </table:table-cell>
          <table:table-cell table:formula="of:=[.$J$9]*([.$A981]-1) + [.$J$8]+FLOOR([.$A981]/[.$J$10])" office:value-type="float" office:value="1178" calcext:value-type="float">
            <text:p>1178</text:p>
          </table:table-cell>
          <table:table-cell table:formula="of:=[.$J$5]*([.$A981]-1) + [.$J$4]" office:value-type="float" office:value="19730" calcext:value-type="float">
            <text:p>19730</text:p>
          </table:table-cell>
          <table:table-cell table:formula="of:=[.$J$7]*([.$A981]-1) + [.$J$6]" office:value-type="float" office:value="0" calcext:value-type="float">
            <text:p>0</text:p>
          </table:table-cell>
          <table:table-cell table:formula="of:=FLOOR([.$A981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$A982]^[.$J$2] + [.$J$3]*([.$A982]-1)+[.$J$1]" office:value-type="float" office:value="944081050" calcext:value-type="float">
            <text:p>944081050</text:p>
          </table:table-cell>
          <table:table-cell table:formula="of:=[.$C981]+[.$B981]" office:value-type="float" office:value="231065283470" calcext:value-type="float">
            <text:p>231065283470</text:p>
          </table:table-cell>
          <table:table-cell table:formula="of:=[.$J$9]*([.$A982]-1) + [.$J$8]+FLOOR([.$A982]/[.$J$10])" office:value-type="float" office:value="1179" calcext:value-type="float">
            <text:p>1179</text:p>
          </table:table-cell>
          <table:table-cell table:formula="of:=[.$J$5]*([.$A982]-1) + [.$J$4]" office:value-type="float" office:value="19750" calcext:value-type="float">
            <text:p>19750</text:p>
          </table:table-cell>
          <table:table-cell table:formula="of:=[.$J$7]*([.$A982]-1) + [.$J$6]" office:value-type="float" office:value="0" calcext:value-type="float">
            <text:p>0</text:p>
          </table:table-cell>
          <table:table-cell table:formula="of:=FLOOR([.$A982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$A983]^[.$J$2] + [.$J$3]*([.$A983]-1)+[.$J$1]" office:value-type="float" office:value="946971082" calcext:value-type="float">
            <text:p>946971082</text:p>
          </table:table-cell>
          <table:table-cell table:formula="of:=[.$C982]+[.$B982]" office:value-type="float" office:value="232009364520" calcext:value-type="float">
            <text:p>232009364520</text:p>
          </table:table-cell>
          <table:table-cell table:formula="of:=[.$J$9]*([.$A983]-1) + [.$J$8]+FLOOR([.$A983]/[.$J$10])" office:value-type="float" office:value="1180" calcext:value-type="float">
            <text:p>1180</text:p>
          </table:table-cell>
          <table:table-cell table:formula="of:=[.$J$5]*([.$A983]-1) + [.$J$4]" office:value-type="float" office:value="19770" calcext:value-type="float">
            <text:p>19770</text:p>
          </table:table-cell>
          <table:table-cell table:formula="of:=[.$J$7]*([.$A983]-1) + [.$J$6]" office:value-type="float" office:value="0" calcext:value-type="float">
            <text:p>0</text:p>
          </table:table-cell>
          <table:table-cell table:formula="of:=FLOOR([.$A983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$A984]^[.$J$2] + [.$J$3]*([.$A984]-1)+[.$J$1]" office:value-type="float" office:value="949867006" calcext:value-type="float">
            <text:p>949867006</text:p>
          </table:table-cell>
          <table:table-cell table:formula="of:=[.$C983]+[.$B983]" office:value-type="float" office:value="232956335602" calcext:value-type="float">
            <text:p>232956335602</text:p>
          </table:table-cell>
          <table:table-cell table:formula="of:=[.$J$9]*([.$A984]-1) + [.$J$8]+FLOOR([.$A984]/[.$J$10])" office:value-type="float" office:value="1181" calcext:value-type="float">
            <text:p>1181</text:p>
          </table:table-cell>
          <table:table-cell table:formula="of:=[.$J$5]*([.$A984]-1) + [.$J$4]" office:value-type="float" office:value="19790" calcext:value-type="float">
            <text:p>19790</text:p>
          </table:table-cell>
          <table:table-cell table:formula="of:=[.$J$7]*([.$A984]-1) + [.$J$6]" office:value-type="float" office:value="0" calcext:value-type="float">
            <text:p>0</text:p>
          </table:table-cell>
          <table:table-cell table:formula="of:=FLOOR([.$A984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$A985]^[.$J$2] + [.$J$3]*([.$A985]-1)+[.$J$1]" office:value-type="float" office:value="952768828" calcext:value-type="float">
            <text:p>952768828</text:p>
          </table:table-cell>
          <table:table-cell table:formula="of:=[.$C984]+[.$B984]" office:value-type="float" office:value="233906202608" calcext:value-type="float">
            <text:p>233906202608</text:p>
          </table:table-cell>
          <table:table-cell table:formula="of:=[.$J$9]*([.$A985]-1) + [.$J$8]+FLOOR([.$A985]/[.$J$10])" office:value-type="float" office:value="1182" calcext:value-type="float">
            <text:p>1182</text:p>
          </table:table-cell>
          <table:table-cell table:formula="of:=[.$J$5]*([.$A985]-1) + [.$J$4]" office:value-type="float" office:value="19810" calcext:value-type="float">
            <text:p>19810</text:p>
          </table:table-cell>
          <table:table-cell table:formula="of:=[.$J$7]*([.$A985]-1) + [.$J$6]" office:value-type="float" office:value="0" calcext:value-type="float">
            <text:p>0</text:p>
          </table:table-cell>
          <table:table-cell table:formula="of:=FLOOR([.$A985]/[.$J$11])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$A986]^[.$J$2] + [.$J$3]*([.$A986]-1)+[.$J$1]" office:value-type="float" office:value="955676554" calcext:value-type="float">
            <text:p>955676554</text:p>
          </table:table-cell>
          <table:table-cell table:formula="of:=[.$C985]+[.$B985]" office:value-type="float" office:value="234858971436" calcext:value-type="float">
            <text:p>234858971436</text:p>
          </table:table-cell>
          <table:table-cell table:formula="of:=[.$J$9]*([.$A986]-1) + [.$J$8]+FLOOR([.$A986]/[.$J$10])" office:value-type="float" office:value="1184" calcext:value-type="float">
            <text:p>1184</text:p>
          </table:table-cell>
          <table:table-cell table:formula="of:=[.$J$5]*([.$A986]-1) + [.$J$4]" office:value-type="float" office:value="19830" calcext:value-type="float">
            <text:p>19830</text:p>
          </table:table-cell>
          <table:table-cell table:formula="of:=[.$J$7]*([.$A986]-1) + [.$J$6]" office:value-type="float" office:value="0" calcext:value-type="float">
            <text:p>0</text:p>
          </table:table-cell>
          <table:table-cell table:formula="of:=FLOOR([.$A986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$A987]^[.$J$2] + [.$J$3]*([.$A987]-1)+[.$J$1]" office:value-type="float" office:value="958590190" calcext:value-type="float">
            <text:p>958590190</text:p>
          </table:table-cell>
          <table:table-cell table:formula="of:=[.$C986]+[.$B986]" office:value-type="float" office:value="235814647990" calcext:value-type="float">
            <text:p>235814647990</text:p>
          </table:table-cell>
          <table:table-cell table:formula="of:=[.$J$9]*([.$A987]-1) + [.$J$8]+FLOOR([.$A987]/[.$J$10])" office:value-type="float" office:value="1185" calcext:value-type="float">
            <text:p>1185</text:p>
          </table:table-cell>
          <table:table-cell table:formula="of:=[.$J$5]*([.$A987]-1) + [.$J$4]" office:value-type="float" office:value="19850" calcext:value-type="float">
            <text:p>19850</text:p>
          </table:table-cell>
          <table:table-cell table:formula="of:=[.$J$7]*([.$A987]-1) + [.$J$6]" office:value-type="float" office:value="0" calcext:value-type="float">
            <text:p>0</text:p>
          </table:table-cell>
          <table:table-cell table:formula="of:=FLOOR([.$A987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$A988]^[.$J$2] + [.$J$3]*([.$A988]-1)+[.$J$1]" office:value-type="float" office:value="961509742" calcext:value-type="float">
            <text:p>961509742</text:p>
          </table:table-cell>
          <table:table-cell table:formula="of:=[.$C987]+[.$B987]" office:value-type="float" office:value="236773238180" calcext:value-type="float">
            <text:p>236773238180</text:p>
          </table:table-cell>
          <table:table-cell table:formula="of:=[.$J$9]*([.$A988]-1) + [.$J$8]+FLOOR([.$A988]/[.$J$10])" office:value-type="float" office:value="1186" calcext:value-type="float">
            <text:p>1186</text:p>
          </table:table-cell>
          <table:table-cell table:formula="of:=[.$J$5]*([.$A988]-1) + [.$J$4]" office:value-type="float" office:value="19870" calcext:value-type="float">
            <text:p>19870</text:p>
          </table:table-cell>
          <table:table-cell table:formula="of:=[.$J$7]*([.$A988]-1) + [.$J$6]" office:value-type="float" office:value="0" calcext:value-type="float">
            <text:p>0</text:p>
          </table:table-cell>
          <table:table-cell table:formula="of:=FLOOR([.$A988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$A989]^[.$J$2] + [.$J$3]*([.$A989]-1)+[.$J$1]" office:value-type="float" office:value="964435216" calcext:value-type="float">
            <text:p>964435216</text:p>
          </table:table-cell>
          <table:table-cell table:formula="of:=[.$C988]+[.$B988]" office:value-type="float" office:value="237734747922" calcext:value-type="float">
            <text:p>237734747922</text:p>
          </table:table-cell>
          <table:table-cell table:formula="of:=[.$J$9]*([.$A989]-1) + [.$J$8]+FLOOR([.$A989]/[.$J$10])" office:value-type="float" office:value="1187" calcext:value-type="float">
            <text:p>1187</text:p>
          </table:table-cell>
          <table:table-cell table:formula="of:=[.$J$5]*([.$A989]-1) + [.$J$4]" office:value-type="float" office:value="19890" calcext:value-type="float">
            <text:p>19890</text:p>
          </table:table-cell>
          <table:table-cell table:formula="of:=[.$J$7]*([.$A989]-1) + [.$J$6]" office:value-type="float" office:value="0" calcext:value-type="float">
            <text:p>0</text:p>
          </table:table-cell>
          <table:table-cell table:formula="of:=FLOOR([.$A989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$A990]^[.$J$2] + [.$J$3]*([.$A990]-1)+[.$J$1]" office:value-type="float" office:value="967366618" calcext:value-type="float">
            <text:p>967366618</text:p>
          </table:table-cell>
          <table:table-cell table:formula="of:=[.$C989]+[.$B989]" office:value-type="float" office:value="238699183138" calcext:value-type="float">
            <text:p>238699183138</text:p>
          </table:table-cell>
          <table:table-cell table:formula="of:=[.$J$9]*([.$A990]-1) + [.$J$8]+FLOOR([.$A990]/[.$J$10])" office:value-type="float" office:value="1188" calcext:value-type="float">
            <text:p>1188</text:p>
          </table:table-cell>
          <table:table-cell table:formula="of:=[.$J$5]*([.$A990]-1) + [.$J$4]" office:value-type="float" office:value="19910" calcext:value-type="float">
            <text:p>19910</text:p>
          </table:table-cell>
          <table:table-cell table:formula="of:=[.$J$7]*([.$A990]-1) + [.$J$6]" office:value-type="float" office:value="0" calcext:value-type="float">
            <text:p>0</text:p>
          </table:table-cell>
          <table:table-cell table:formula="of:=FLOOR([.$A990]/[.$J$11])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$A991]^[.$J$2] + [.$J$3]*([.$A991]-1)+[.$J$1]" office:value-type="float" office:value="970303954" calcext:value-type="float">
            <text:p>970303954</text:p>
          </table:table-cell>
          <table:table-cell table:formula="of:=[.$C990]+[.$B990]" office:value-type="float" office:value="239666549756" calcext:value-type="float">
            <text:p>239666549756</text:p>
          </table:table-cell>
          <table:table-cell table:formula="of:=[.$J$9]*([.$A991]-1) + [.$J$8]+FLOOR([.$A991]/[.$J$10])" office:value-type="float" office:value="1190" calcext:value-type="float">
            <text:p>1190</text:p>
          </table:table-cell>
          <table:table-cell table:formula="of:=[.$J$5]*([.$A991]-1) + [.$J$4]" office:value-type="float" office:value="19930" calcext:value-type="float">
            <text:p>19930</text:p>
          </table:table-cell>
          <table:table-cell table:formula="of:=[.$J$7]*([.$A991]-1) + [.$J$6]" office:value-type="float" office:value="0" calcext:value-type="float">
            <text:p>0</text:p>
          </table:table-cell>
          <table:table-cell table:formula="of:=FLOOR([.$A991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$A992]^[.$J$2] + [.$J$3]*([.$A992]-1)+[.$J$1]" office:value-type="float" office:value="973247230" calcext:value-type="float">
            <text:p>973247230</text:p>
          </table:table-cell>
          <table:table-cell table:formula="of:=[.$C991]+[.$B991]" office:value-type="float" office:value="240636853710" calcext:value-type="float">
            <text:p>240636853710</text:p>
          </table:table-cell>
          <table:table-cell table:formula="of:=[.$J$9]*([.$A992]-1) + [.$J$8]+FLOOR([.$A992]/[.$J$10])" office:value-type="float" office:value="1191" calcext:value-type="float">
            <text:p>1191</text:p>
          </table:table-cell>
          <table:table-cell table:formula="of:=[.$J$5]*([.$A992]-1) + [.$J$4]" office:value-type="float" office:value="19950" calcext:value-type="float">
            <text:p>19950</text:p>
          </table:table-cell>
          <table:table-cell table:formula="of:=[.$J$7]*([.$A992]-1) + [.$J$6]" office:value-type="float" office:value="0" calcext:value-type="float">
            <text:p>0</text:p>
          </table:table-cell>
          <table:table-cell table:formula="of:=FLOOR([.$A992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$A993]^[.$J$2] + [.$J$3]*([.$A993]-1)+[.$J$1]" office:value-type="float" office:value="976196452" calcext:value-type="float">
            <text:p>976196452</text:p>
          </table:table-cell>
          <table:table-cell table:formula="of:=[.$C992]+[.$B992]" office:value-type="float" office:value="241610100940" calcext:value-type="float">
            <text:p>241610100940</text:p>
          </table:table-cell>
          <table:table-cell table:formula="of:=[.$J$9]*([.$A993]-1) + [.$J$8]+FLOOR([.$A993]/[.$J$10])" office:value-type="float" office:value="1192" calcext:value-type="float">
            <text:p>1192</text:p>
          </table:table-cell>
          <table:table-cell table:formula="of:=[.$J$5]*([.$A993]-1) + [.$J$4]" office:value-type="float" office:value="19970" calcext:value-type="float">
            <text:p>19970</text:p>
          </table:table-cell>
          <table:table-cell table:formula="of:=[.$J$7]*([.$A993]-1) + [.$J$6]" office:value-type="float" office:value="0" calcext:value-type="float">
            <text:p>0</text:p>
          </table:table-cell>
          <table:table-cell table:formula="of:=FLOOR([.$A993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$A994]^[.$J$2] + [.$J$3]*([.$A994]-1)+[.$J$1]" office:value-type="float" office:value="979151626" calcext:value-type="float">
            <text:p>979151626</text:p>
          </table:table-cell>
          <table:table-cell table:formula="of:=[.$C993]+[.$B993]" office:value-type="float" office:value="242586297392" calcext:value-type="float">
            <text:p>242586297392</text:p>
          </table:table-cell>
          <table:table-cell table:formula="of:=[.$J$9]*([.$A994]-1) + [.$J$8]+FLOOR([.$A994]/[.$J$10])" office:value-type="float" office:value="1193" calcext:value-type="float">
            <text:p>1193</text:p>
          </table:table-cell>
          <table:table-cell table:formula="of:=[.$J$5]*([.$A994]-1) + [.$J$4]" office:value-type="float" office:value="19990" calcext:value-type="float">
            <text:p>19990</text:p>
          </table:table-cell>
          <table:table-cell table:formula="of:=[.$J$7]*([.$A994]-1) + [.$J$6]" office:value-type="float" office:value="0" calcext:value-type="float">
            <text:p>0</text:p>
          </table:table-cell>
          <table:table-cell table:formula="of:=FLOOR([.$A994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$A995]^[.$J$2] + [.$J$3]*([.$A995]-1)+[.$J$1]" office:value-type="float" office:value="982112758" calcext:value-type="float">
            <text:p>982112758</text:p>
          </table:table-cell>
          <table:table-cell table:formula="of:=[.$C994]+[.$B994]" office:value-type="float" office:value="243565449018" calcext:value-type="float">
            <text:p>243565449018</text:p>
          </table:table-cell>
          <table:table-cell table:formula="of:=[.$J$9]*([.$A995]-1) + [.$J$8]+FLOOR([.$A995]/[.$J$10])" office:value-type="float" office:value="1194" calcext:value-type="float">
            <text:p>1194</text:p>
          </table:table-cell>
          <table:table-cell table:formula="of:=[.$J$5]*([.$A995]-1) + [.$J$4]" office:value-type="float" office:value="20010" calcext:value-type="float">
            <text:p>20010</text:p>
          </table:table-cell>
          <table:table-cell table:formula="of:=[.$J$7]*([.$A995]-1) + [.$J$6]" office:value-type="float" office:value="0" calcext:value-type="float">
            <text:p>0</text:p>
          </table:table-cell>
          <table:table-cell table:formula="of:=FLOOR([.$A995]/[.$J$11])"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$A996]^[.$J$2] + [.$J$3]*([.$A996]-1)+[.$J$1]" office:value-type="float" office:value="985079854" calcext:value-type="float">
            <text:p>985079854</text:p>
          </table:table-cell>
          <table:table-cell table:formula="of:=[.$C995]+[.$B995]" office:value-type="float" office:value="244547561776" calcext:value-type="float">
            <text:p>244547561776</text:p>
          </table:table-cell>
          <table:table-cell table:formula="of:=[.$J$9]*([.$A996]-1) + [.$J$8]+FLOOR([.$A996]/[.$J$10])" office:value-type="float" office:value="1196" calcext:value-type="float">
            <text:p>1196</text:p>
          </table:table-cell>
          <table:table-cell table:formula="of:=[.$J$5]*([.$A996]-1) + [.$J$4]" office:value-type="float" office:value="20030" calcext:value-type="float">
            <text:p>20030</text:p>
          </table:table-cell>
          <table:table-cell table:formula="of:=[.$J$7]*([.$A996]-1) + [.$J$6]" office:value-type="float" office:value="0" calcext:value-type="float">
            <text:p>0</text:p>
          </table:table-cell>
          <table:table-cell table:formula="of:=FLOOR([.$A996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$A997]^[.$J$2] + [.$J$3]*([.$A997]-1)+[.$J$1]" office:value-type="float" office:value="988052920" calcext:value-type="float">
            <text:p>988052920</text:p>
          </table:table-cell>
          <table:table-cell table:formula="of:=[.$C996]+[.$B996]" office:value-type="float" office:value="245532641630" calcext:value-type="float">
            <text:p>245532641630</text:p>
          </table:table-cell>
          <table:table-cell table:formula="of:=[.$J$9]*([.$A997]-1) + [.$J$8]+FLOOR([.$A997]/[.$J$10])" office:value-type="float" office:value="1197" calcext:value-type="float">
            <text:p>1197</text:p>
          </table:table-cell>
          <table:table-cell table:formula="of:=[.$J$5]*([.$A997]-1) + [.$J$4]" office:value-type="float" office:value="20050" calcext:value-type="float">
            <text:p>20050</text:p>
          </table:table-cell>
          <table:table-cell table:formula="of:=[.$J$7]*([.$A997]-1) + [.$J$6]" office:value-type="float" office:value="0" calcext:value-type="float">
            <text:p>0</text:p>
          </table:table-cell>
          <table:table-cell table:formula="of:=FLOOR([.$A997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$A998]^[.$J$2] + [.$J$3]*([.$A998]-1)+[.$J$1]" office:value-type="float" office:value="991031962" calcext:value-type="float">
            <text:p>991031962</text:p>
          </table:table-cell>
          <table:table-cell table:formula="of:=[.$C997]+[.$B997]" office:value-type="float" office:value="246520694550" calcext:value-type="float">
            <text:p>246520694550</text:p>
          </table:table-cell>
          <table:table-cell table:formula="of:=[.$J$9]*([.$A998]-1) + [.$J$8]+FLOOR([.$A998]/[.$J$10])" office:value-type="float" office:value="1198" calcext:value-type="float">
            <text:p>1198</text:p>
          </table:table-cell>
          <table:table-cell table:formula="of:=[.$J$5]*([.$A998]-1) + [.$J$4]" office:value-type="float" office:value="20070" calcext:value-type="float">
            <text:p>20070</text:p>
          </table:table-cell>
          <table:table-cell table:formula="of:=[.$J$7]*([.$A998]-1) + [.$J$6]" office:value-type="float" office:value="0" calcext:value-type="float">
            <text:p>0</text:p>
          </table:table-cell>
          <table:table-cell table:formula="of:=FLOOR([.$A998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$A999]^[.$J$2] + [.$J$3]*([.$A999]-1)+[.$J$1]" office:value-type="float" office:value="994016986" calcext:value-type="float">
            <text:p>994016986</text:p>
          </table:table-cell>
          <table:table-cell table:formula="of:=[.$C998]+[.$B998]" office:value-type="float" office:value="247511726512" calcext:value-type="float">
            <text:p>247511726512</text:p>
          </table:table-cell>
          <table:table-cell table:formula="of:=[.$J$9]*([.$A999]-1) + [.$J$8]+FLOOR([.$A999]/[.$J$10])" office:value-type="float" office:value="1199" calcext:value-type="float">
            <text:p>1199</text:p>
          </table:table-cell>
          <table:table-cell table:formula="of:=[.$J$5]*([.$A999]-1) + [.$J$4]" office:value-type="float" office:value="20090" calcext:value-type="float">
            <text:p>20090</text:p>
          </table:table-cell>
          <table:table-cell table:formula="of:=[.$J$7]*([.$A999]-1) + [.$J$6]" office:value-type="float" office:value="0" calcext:value-type="float">
            <text:p>0</text:p>
          </table:table-cell>
          <table:table-cell table:formula="of:=FLOOR([.$A999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$A1000]^[.$J$2] + [.$J$3]*([.$A1000]-1)+[.$J$1]" office:value-type="float" office:value="997007998" calcext:value-type="float">
            <text:p>997007998</text:p>
          </table:table-cell>
          <table:table-cell table:formula="of:=[.$C999]+[.$B999]" office:value-type="float" office:value="248505743498" calcext:value-type="float">
            <text:p>248505743498</text:p>
          </table:table-cell>
          <table:table-cell table:formula="of:=[.$J$9]*([.$A1000]-1) + [.$J$8]+FLOOR([.$A1000]/[.$J$10])" office:value-type="float" office:value="1200" calcext:value-type="float">
            <text:p>1200</text:p>
          </table:table-cell>
          <table:table-cell table:formula="of:=[.$J$5]*([.$A1000]-1) + [.$J$4]" office:value-type="float" office:value="20110" calcext:value-type="float">
            <text:p>20110</text:p>
          </table:table-cell>
          <table:table-cell table:formula="of:=[.$J$7]*([.$A1000]-1) + [.$J$6]" office:value-type="float" office:value="0" calcext:value-type="float">
            <text:p>0</text:p>
          </table:table-cell>
          <table:table-cell table:formula="of:=FLOOR([.$A1000]/[.$J$11])"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A1001]^[.$J$2] + [.$J$3]*([.$A1001]-1)+[.$J$1]" office:value-type="float" office:value="1000005004" calcext:value-type="float">
            <text:p>1000005004</text:p>
          </table:table-cell>
          <table:table-cell table:formula="of:=[.$C1000]+[.$B1000]" office:value-type="float" office:value="249502751496" calcext:value-type="float">
            <text:p>249502751496</text:p>
          </table:table-cell>
          <table:table-cell table:formula="of:=[.$J$9]*([.$A1001]-1) + [.$J$8]+FLOOR([.$A1001]/[.$J$10])" office:value-type="float" office:value="1202" calcext:value-type="float">
            <text:p>1202</text:p>
          </table:table-cell>
          <table:table-cell table:formula="of:=[.$J$5]*([.$A1001]-1) + [.$J$4]" office:value-type="float" office:value="20130" calcext:value-type="float">
            <text:p>20130</text:p>
          </table:table-cell>
          <table:table-cell table:formula="of:=[.$J$7]*([.$A1001]-1) + [.$J$6]" office:value-type="float" office:value="0" calcext:value-type="float">
            <text:p>0</text:p>
          </table:table-cell>
          <table:table-cell table:formula="of:=FLOOR([.$A1001]/[.$J$11])" office:value-type="float" office:value="200" calcext:value-type="float">
            <text:p>200</text:p>
          </table:table-cell>
          <table:table-cell table:number-columns-repeated="12"/>
        </table:table-row>
      </table:table>
      <table:table table:name="upgrades" table:style-name="ta1"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upgrade multiplier</text:p>
          </table:table-cell>
          <table:table-cell table:style-name="ce15" office:value-type="string" calcext:value-type="string">
            <text:p>original cost multplier</text:p>
          </table:table-cell>
          <table:table-cell table:style-name="ce15" office:value-type="string" calcext:value-type="string">
            <text:p>cost</text:p>
          </table:table-cell>
          <table:table-cell table:style-name="ce15" office:value-type="string" calcext:value-type="string">
            <text:p>total upgrade cost</text:p>
          </table:table-cell>
          <table:table-cell table:style-name="ce15" office:value-type="string" calcext:value-type="string">
            <text:p>total cost + original</text:p>
          </table:table-cell>
          <table:table-cell table:style-name="ce15" office:value-type="string" calcext:value-type="string">
            <text:p>total upgrade cost / item cost</text:p>
          </table:table-cell>
          <table:table-cell/>
          <table:table-cell table:style-name="ce15" office:value-type="string" calcext:value-type="string">
            <text:p>item co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 + [.A2]*[.$J$4]" office:value-type="float" office:value="1.2" calcext:value-type="float">
            <text:p>1.2</text:p>
          </table:table-cell>
          <table:table-cell table:formula="of:=[.$J$3]*[.A2]" office:value-type="float" office:value="0.2" calcext:value-type="float">
            <text:p>0.2</text:p>
          </table:table-cell>
          <table:table-cell table:formula="of:=FLOOR([.C2]*[.$J$1])+[.$J$2]" office:value-type="float" office:value="5" calcext:value-type="float">
            <text:p>5</text:p>
          </table:table-cell>
          <table:table-cell table:formula="of:=SUM([.D$2:.D2])" office:value-type="float" office:value="5" calcext:value-type="float">
            <text:p>5</text:p>
          </table:table-cell>
          <table:table-cell table:formula="of:=[.E2]+[.$J$1]" office:value-type="float" office:value="30" calcext:value-type="float">
            <text:p>30</text:p>
          </table:table-cell>
          <table:table-cell table:formula="of:=[.E2]/[.$J$1]" office:value-type="float" office:value="0.2" calcext:value-type="float">
            <text:p>0.2</text:p>
          </table:table-cell>
          <table:table-cell/>
          <table:table-cell table:style-name="ce15" office:value-type="string" calcext:value-type="string">
            <text:p>base upgrade co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 + [.A3]*[.$J$4]" office:value-type="float" office:value="1.4" calcext:value-type="float">
            <text:p>1.4</text:p>
          </table:table-cell>
          <table:table-cell table:formula="of:=[.$J$3]*[.A3]" office:value-type="float" office:value="0.4" calcext:value-type="float">
            <text:p>0.4</text:p>
          </table:table-cell>
          <table:table-cell table:formula="of:=FLOOR([.C3]*[.$J$1])+[.$J$2]" office:value-type="float" office:value="10" calcext:value-type="float">
            <text:p>10</text:p>
          </table:table-cell>
          <table:table-cell table:formula="of:=SUM([.D$2:.D3])" office:value-type="float" office:value="15" calcext:value-type="float">
            <text:p>15</text:p>
          </table:table-cell>
          <table:table-cell table:formula="of:=[.E3]+[.$J$1]" office:value-type="float" office:value="40" calcext:value-type="float">
            <text:p>40</text:p>
          </table:table-cell>
          <table:table-cell table:formula="of:=[.E3]/[.$J$1]" office:value-type="float" office:value="0.6" calcext:value-type="float">
            <text:p>0.6</text:p>
          </table:table-cell>
          <table:table-cell/>
          <table:table-cell table:style-name="ce15" office:value-type="string" calcext:value-type="string">
            <text:p>cost multiplier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 + [.A4]*[.$J$4]" office:value-type="float" office:value="1.6" calcext:value-type="float">
            <text:p>1.6</text:p>
          </table:table-cell>
          <table:table-cell table:formula="of:=[.$J$3]*[.A4]" office:value-type="float" office:value="0.6" calcext:value-type="float">
            <text:p>0.6</text:p>
          </table:table-cell>
          <table:table-cell table:formula="of:=FLOOR([.C4]*[.$J$1])+[.$J$2]" office:value-type="float" office:value="15" calcext:value-type="float">
            <text:p>15</text:p>
          </table:table-cell>
          <table:table-cell table:formula="of:=SUM([.D$2:.D4])" office:value-type="float" office:value="30" calcext:value-type="float">
            <text:p>30</text:p>
          </table:table-cell>
          <table:table-cell table:formula="of:=[.E4]+[.$J$1]" office:value-type="float" office:value="55" calcext:value-type="float">
            <text:p>55</text:p>
          </table:table-cell>
          <table:table-cell table:formula="of:=[.E4]/[.$J$1]" office:value-type="float" office:value="1.2" calcext:value-type="float">
            <text:p>1.2</text:p>
          </table:table-cell>
          <table:table-cell/>
          <table:table-cell table:style-name="ce15" office:value-type="string" calcext:value-type="string">
            <text:p>upgrade amount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 + [.A5]*[.$J$4]" office:value-type="float" office:value="1.8" calcext:value-type="float">
            <text:p>1.8</text:p>
          </table:table-cell>
          <table:table-cell table:formula="of:=[.$J$3]*[.A5]" office:value-type="float" office:value="0.8" calcext:value-type="float">
            <text:p>0.8</text:p>
          </table:table-cell>
          <table:table-cell table:formula="of:=FLOOR([.C5]*[.$J$1])+[.$J$2]" office:value-type="float" office:value="20" calcext:value-type="float">
            <text:p>20</text:p>
          </table:table-cell>
          <table:table-cell table:formula="of:=SUM([.D$2:.D5])" office:value-type="float" office:value="50" calcext:value-type="float">
            <text:p>50</text:p>
          </table:table-cell>
          <table:table-cell table:formula="of:=[.E5]+[.$J$1]" office:value-type="float" office:value="75" calcext:value-type="float">
            <text:p>75</text:p>
          </table:table-cell>
          <table:table-cell table:formula="of:=[.E5]/[.$J$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formula="of:=1 + [.A6]*[.$J$4]" office:value-type="float" office:value="2" calcext:value-type="float">
            <text:p>2</text:p>
          </table:table-cell>
          <table:table-cell table:formula="of:=[.$J$3]*[.A6]" office:value-type="float" office:value="1" calcext:value-type="float">
            <text:p>1</text:p>
          </table:table-cell>
          <table:table-cell table:formula="of:=FLOOR([.C6]*[.$J$1])+[.$J$2]" office:value-type="float" office:value="25" calcext:value-type="float">
            <text:p>25</text:p>
          </table:table-cell>
          <table:table-cell table:formula="of:=SUM([.D$2:.D6])" office:value-type="float" office:value="75" calcext:value-type="float">
            <text:p>75</text:p>
          </table:table-cell>
          <table:table-cell table:formula="of:=[.E6]+[.$J$1]" office:value-type="float" office:value="100" calcext:value-type="float">
            <text:p>100</text:p>
          </table:table-cell>
          <table:table-cell table:formula="of:=[.E6]/[.$J$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 + [.A7]*[.$J$4]" office:value-type="float" office:value="2.2" calcext:value-type="float">
            <text:p>2.2</text:p>
          </table:table-cell>
          <table:table-cell table:formula="of:=[.$J$3]*[.A7]" office:value-type="float" office:value="1.2" calcext:value-type="float">
            <text:p>1.2</text:p>
          </table:table-cell>
          <table:table-cell table:formula="of:=FLOOR([.C7]*[.$J$1])+[.$J$2]" office:value-type="float" office:value="30" calcext:value-type="float">
            <text:p>30</text:p>
          </table:table-cell>
          <table:table-cell table:formula="of:=SUM([.D$2:.D7])" office:value-type="float" office:value="105" calcext:value-type="float">
            <text:p>105</text:p>
          </table:table-cell>
          <table:table-cell table:formula="of:=[.E7]+[.$J$1]" office:value-type="float" office:value="130" calcext:value-type="float">
            <text:p>130</text:p>
          </table:table-cell>
          <table:table-cell table:formula="of:=[.E7]/[.$J$1]" office:value-type="float" office:value="4.2" calcext:value-type="float">
            <text:p>4.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 + [.A8]*[.$J$4]" office:value-type="float" office:value="2.4" calcext:value-type="float">
            <text:p>2.4</text:p>
          </table:table-cell>
          <table:table-cell table:formula="of:=[.$J$3]*[.A8]" office:value-type="float" office:value="1.4" calcext:value-type="float">
            <text:p>1.4</text:p>
          </table:table-cell>
          <table:table-cell table:formula="of:=FLOOR([.C8]*[.$J$1])+[.$J$2]" office:value-type="float" office:value="35" calcext:value-type="float">
            <text:p>35</text:p>
          </table:table-cell>
          <table:table-cell table:formula="of:=SUM([.D$2:.D8])" office:value-type="float" office:value="140" calcext:value-type="float">
            <text:p>140</text:p>
          </table:table-cell>
          <table:table-cell table:formula="of:=[.E8]+[.$J$1]" office:value-type="float" office:value="165" calcext:value-type="float">
            <text:p>165</text:p>
          </table:table-cell>
          <table:table-cell table:formula="of:=[.E8]/[.$J$1]"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 + [.A9]*[.$J$4]" office:value-type="float" office:value="2.6" calcext:value-type="float">
            <text:p>2.6</text:p>
          </table:table-cell>
          <table:table-cell table:formula="of:=[.$J$3]*[.A9]" office:value-type="float" office:value="1.6" calcext:value-type="float">
            <text:p>1.6</text:p>
          </table:table-cell>
          <table:table-cell table:formula="of:=FLOOR([.C9]*[.$J$1])+[.$J$2]" office:value-type="float" office:value="40" calcext:value-type="float">
            <text:p>40</text:p>
          </table:table-cell>
          <table:table-cell table:formula="of:=SUM([.D$2:.D9])" office:value-type="float" office:value="180" calcext:value-type="float">
            <text:p>180</text:p>
          </table:table-cell>
          <table:table-cell table:formula="of:=[.E9]+[.$J$1]" office:value-type="float" office:value="205" calcext:value-type="float">
            <text:p>205</text:p>
          </table:table-cell>
          <table:table-cell table:formula="of:=[.E9]/[.$J$1]" office:value-type="float" office:value="7.2" calcext:value-type="float">
            <text:p>7.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 + [.A10]*[.$J$4]" office:value-type="float" office:value="2.8" calcext:value-type="float">
            <text:p>2.8</text:p>
          </table:table-cell>
          <table:table-cell table:formula="of:=[.$J$3]*[.A10]" office:value-type="float" office:value="1.8" calcext:value-type="float">
            <text:p>1.8</text:p>
          </table:table-cell>
          <table:table-cell table:formula="of:=FLOOR([.C10]*[.$J$1])+[.$J$2]" office:value-type="float" office:value="45" calcext:value-type="float">
            <text:p>45</text:p>
          </table:table-cell>
          <table:table-cell table:formula="of:=SUM([.D$2:.D10])" office:value-type="float" office:value="225" calcext:value-type="float">
            <text:p>225</text:p>
          </table:table-cell>
          <table:table-cell table:formula="of:=[.E10]+[.$J$1]" office:value-type="float" office:value="250" calcext:value-type="float">
            <text:p>250</text:p>
          </table:table-cell>
          <table:table-cell table:formula="of:=[.E10]/[.$J$1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formula="of:=1 + [.A11]*[.$J$4]" office:value-type="float" office:value="3" calcext:value-type="float">
            <text:p>3</text:p>
          </table:table-cell>
          <table:table-cell table:formula="of:=[.$J$3]*[.A11]" office:value-type="float" office:value="2" calcext:value-type="float">
            <text:p>2</text:p>
          </table:table-cell>
          <table:table-cell table:formula="of:=FLOOR([.C11]*[.$J$1])+[.$J$2]" office:value-type="float" office:value="50" calcext:value-type="float">
            <text:p>50</text:p>
          </table:table-cell>
          <table:table-cell table:formula="of:=SUM([.D$2:.D11])" office:value-type="float" office:value="275" calcext:value-type="float">
            <text:p>275</text:p>
          </table:table-cell>
          <table:table-cell table:formula="of:=[.E11]+[.$J$1]" office:value-type="float" office:value="300" calcext:value-type="float">
            <text:p>300</text:p>
          </table:table-cell>
          <table:table-cell table:formula="of:=[.E11]/[.$J$1]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 + [.A12]*[.$J$4]" office:value-type="float" office:value="3.2" calcext:value-type="float">
            <text:p>3.2</text:p>
          </table:table-cell>
          <table:table-cell table:formula="of:=[.$J$3]*[.A12]" office:value-type="float" office:value="2.2" calcext:value-type="float">
            <text:p>2.2</text:p>
          </table:table-cell>
          <table:table-cell table:formula="of:=FLOOR([.C12]*[.$J$1])+[.$J$2]" office:value-type="float" office:value="55" calcext:value-type="float">
            <text:p>55</text:p>
          </table:table-cell>
          <table:table-cell table:formula="of:=SUM([.D$2:.D12])" office:value-type="float" office:value="330" calcext:value-type="float">
            <text:p>330</text:p>
          </table:table-cell>
          <table:table-cell table:formula="of:=[.E12]+[.$J$1]" office:value-type="float" office:value="355" calcext:value-type="float">
            <text:p>355</text:p>
          </table:table-cell>
          <table:table-cell table:formula="of:=[.E12]/[.$J$1]"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 + [.A13]*[.$J$4]" office:value-type="float" office:value="3.4" calcext:value-type="float">
            <text:p>3.4</text:p>
          </table:table-cell>
          <table:table-cell table:formula="of:=[.$J$3]*[.A13]" office:value-type="float" office:value="2.4" calcext:value-type="float">
            <text:p>2.4</text:p>
          </table:table-cell>
          <table:table-cell table:formula="of:=FLOOR([.C13]*[.$J$1])+[.$J$2]" office:value-type="float" office:value="60" calcext:value-type="float">
            <text:p>60</text:p>
          </table:table-cell>
          <table:table-cell table:formula="of:=SUM([.D$2:.D13])" office:value-type="float" office:value="390" calcext:value-type="float">
            <text:p>390</text:p>
          </table:table-cell>
          <table:table-cell table:formula="of:=[.E13]+[.$J$1]" office:value-type="float" office:value="415" calcext:value-type="float">
            <text:p>415</text:p>
          </table:table-cell>
          <table:table-cell table:formula="of:=[.E13]/[.$J$1]" office:value-type="float" office:value="15.6" calcext:value-type="float">
            <text:p>15.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 + [.A14]*[.$J$4]" office:value-type="float" office:value="3.6" calcext:value-type="float">
            <text:p>3.6</text:p>
          </table:table-cell>
          <table:table-cell table:formula="of:=[.$J$3]*[.A14]" office:value-type="float" office:value="2.6" calcext:value-type="float">
            <text:p>2.6</text:p>
          </table:table-cell>
          <table:table-cell table:formula="of:=FLOOR([.C14]*[.$J$1])+[.$J$2]" office:value-type="float" office:value="65" calcext:value-type="float">
            <text:p>65</text:p>
          </table:table-cell>
          <table:table-cell table:formula="of:=SUM([.D$2:.D14])" office:value-type="float" office:value="455" calcext:value-type="float">
            <text:p>455</text:p>
          </table:table-cell>
          <table:table-cell table:formula="of:=[.E14]+[.$J$1]" office:value-type="float" office:value="480" calcext:value-type="float">
            <text:p>480</text:p>
          </table:table-cell>
          <table:table-cell table:formula="of:=[.E14]/[.$J$1]" office:value-type="float" office:value="18.2" calcext:value-type="float">
            <text:p>18.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 + [.A15]*[.$J$4]" office:value-type="float" office:value="3.8" calcext:value-type="float">
            <text:p>3.8</text:p>
          </table:table-cell>
          <table:table-cell table:formula="of:=[.$J$3]*[.A15]" office:value-type="float" office:value="2.8" calcext:value-type="float">
            <text:p>2.8</text:p>
          </table:table-cell>
          <table:table-cell table:formula="of:=FLOOR([.C15]*[.$J$1])+[.$J$2]" office:value-type="float" office:value="70" calcext:value-type="float">
            <text:p>70</text:p>
          </table:table-cell>
          <table:table-cell table:formula="of:=SUM([.D$2:.D15])" office:value-type="float" office:value="525" calcext:value-type="float">
            <text:p>525</text:p>
          </table:table-cell>
          <table:table-cell table:formula="of:=[.E15]+[.$J$1]" office:value-type="float" office:value="550" calcext:value-type="float">
            <text:p>550</text:p>
          </table:table-cell>
          <table:table-cell table:formula="of:=[.E15]/[.$J$1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formula="of:=1 + [.A16]*[.$J$4]" office:value-type="float" office:value="4" calcext:value-type="float">
            <text:p>4</text:p>
          </table:table-cell>
          <table:table-cell table:formula="of:=[.$J$3]*[.A16]" office:value-type="float" office:value="3" calcext:value-type="float">
            <text:p>3</text:p>
          </table:table-cell>
          <table:table-cell table:formula="of:=FLOOR([.C16]*[.$J$1])+[.$J$2]" office:value-type="float" office:value="75" calcext:value-type="float">
            <text:p>75</text:p>
          </table:table-cell>
          <table:table-cell table:formula="of:=SUM([.D$2:.D16])" office:value-type="float" office:value="600" calcext:value-type="float">
            <text:p>600</text:p>
          </table:table-cell>
          <table:table-cell table:formula="of:=[.E16]+[.$J$1]" office:value-type="float" office:value="625" calcext:value-type="float">
            <text:p>625</text:p>
          </table:table-cell>
          <table:table-cell table:formula="of:=[.E16]/[.$J$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 + [.A17]*[.$J$4]" office:value-type="float" office:value="4.2" calcext:value-type="float">
            <text:p>4.2</text:p>
          </table:table-cell>
          <table:table-cell table:formula="of:=[.$J$3]*[.A17]" office:value-type="float" office:value="3.2" calcext:value-type="float">
            <text:p>3.2</text:p>
          </table:table-cell>
          <table:table-cell table:formula="of:=FLOOR([.C17]*[.$J$1])+[.$J$2]" office:value-type="float" office:value="80" calcext:value-type="float">
            <text:p>80</text:p>
          </table:table-cell>
          <table:table-cell table:formula="of:=SUM([.D$2:.D17])" office:value-type="float" office:value="680" calcext:value-type="float">
            <text:p>680</text:p>
          </table:table-cell>
          <table:table-cell table:formula="of:=[.E17]+[.$J$1]" office:value-type="float" office:value="705" calcext:value-type="float">
            <text:p>705</text:p>
          </table:table-cell>
          <table:table-cell table:formula="of:=[.E17]/[.$J$1]" office:value-type="float" office:value="27.2" calcext:value-type="float">
            <text:p>27.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 + [.A18]*[.$J$4]" office:value-type="float" office:value="4.4" calcext:value-type="float">
            <text:p>4.4</text:p>
          </table:table-cell>
          <table:table-cell table:formula="of:=[.$J$3]*[.A18]" office:value-type="float" office:value="3.4" calcext:value-type="float">
            <text:p>3.4</text:p>
          </table:table-cell>
          <table:table-cell table:formula="of:=FLOOR([.C18]*[.$J$1])+[.$J$2]" office:value-type="float" office:value="85" calcext:value-type="float">
            <text:p>85</text:p>
          </table:table-cell>
          <table:table-cell table:formula="of:=SUM([.D$2:.D18])" office:value-type="float" office:value="765" calcext:value-type="float">
            <text:p>765</text:p>
          </table:table-cell>
          <table:table-cell table:formula="of:=[.E18]+[.$J$1]" office:value-type="float" office:value="790" calcext:value-type="float">
            <text:p>790</text:p>
          </table:table-cell>
          <table:table-cell table:formula="of:=[.E18]/[.$J$1]" office:value-type="float" office:value="30.6" calcext:value-type="float">
            <text:p>30.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 + [.A19]*[.$J$4]" office:value-type="float" office:value="4.6" calcext:value-type="float">
            <text:p>4.6</text:p>
          </table:table-cell>
          <table:table-cell table:formula="of:=[.$J$3]*[.A19]" office:value-type="float" office:value="3.6" calcext:value-type="float">
            <text:p>3.6</text:p>
          </table:table-cell>
          <table:table-cell table:formula="of:=FLOOR([.C19]*[.$J$1])+[.$J$2]" office:value-type="float" office:value="90" calcext:value-type="float">
            <text:p>90</text:p>
          </table:table-cell>
          <table:table-cell table:formula="of:=SUM([.D$2:.D19])" office:value-type="float" office:value="855" calcext:value-type="float">
            <text:p>855</text:p>
          </table:table-cell>
          <table:table-cell table:formula="of:=[.E19]+[.$J$1]" office:value-type="float" office:value="880" calcext:value-type="float">
            <text:p>880</text:p>
          </table:table-cell>
          <table:table-cell table:formula="of:=[.E19]/[.$J$1]" office:value-type="float" office:value="34.2" calcext:value-type="float">
            <text:p>34.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 + [.A20]*[.$J$4]" office:value-type="float" office:value="4.8" calcext:value-type="float">
            <text:p>4.8</text:p>
          </table:table-cell>
          <table:table-cell table:formula="of:=[.$J$3]*[.A20]" office:value-type="float" office:value="3.8" calcext:value-type="float">
            <text:p>3.8</text:p>
          </table:table-cell>
          <table:table-cell table:formula="of:=FLOOR([.C20]*[.$J$1])+[.$J$2]" office:value-type="float" office:value="95" calcext:value-type="float">
            <text:p>95</text:p>
          </table:table-cell>
          <table:table-cell table:formula="of:=SUM([.D$2:.D20])" office:value-type="float" office:value="950" calcext:value-type="float">
            <text:p>950</text:p>
          </table:table-cell>
          <table:table-cell table:formula="of:=[.E20]+[.$J$1]" office:value-type="float" office:value="975" calcext:value-type="float">
            <text:p>975</text:p>
          </table:table-cell>
          <table:table-cell table:formula="of:=[.E20]/[.$J$1]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formula="of:=1 + [.A21]*[.$J$4]" office:value-type="float" office:value="5" calcext:value-type="float">
            <text:p>5</text:p>
          </table:table-cell>
          <table:table-cell table:formula="of:=[.$J$3]*[.A21]" office:value-type="float" office:value="4" calcext:value-type="float">
            <text:p>4</text:p>
          </table:table-cell>
          <table:table-cell table:formula="of:=FLOOR([.C21]*[.$J$1])+[.$J$2]" office:value-type="float" office:value="100" calcext:value-type="float">
            <text:p>100</text:p>
          </table:table-cell>
          <table:table-cell table:formula="of:=SUM([.D$2:.D21])" office:value-type="float" office:value="1050" calcext:value-type="float">
            <text:p>1050</text:p>
          </table:table-cell>
          <table:table-cell table:formula="of:=[.E21]+[.$J$1]" office:value-type="float" office:value="1075" calcext:value-type="float">
            <text:p>1075</text:p>
          </table:table-cell>
          <table:table-cell table:formula="of:=[.E21]/[.$J$1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 + [.A22]*[.$J$4]" office:value-type="float" office:value="5.2" calcext:value-type="float">
            <text:p>5.2</text:p>
          </table:table-cell>
          <table:table-cell table:formula="of:=[.$J$3]*[.A22]" office:value-type="float" office:value="4.2" calcext:value-type="float">
            <text:p>4.2</text:p>
          </table:table-cell>
          <table:table-cell table:formula="of:=FLOOR([.C22]*[.$J$1])+[.$J$2]" office:value-type="float" office:value="105" calcext:value-type="float">
            <text:p>105</text:p>
          </table:table-cell>
          <table:table-cell table:formula="of:=SUM([.D$2:.D22])" office:value-type="float" office:value="1155" calcext:value-type="float">
            <text:p>1155</text:p>
          </table:table-cell>
          <table:table-cell table:formula="of:=[.E22]+[.$J$1]" office:value-type="float" office:value="1180" calcext:value-type="float">
            <text:p>1180</text:p>
          </table:table-cell>
          <table:table-cell table:formula="of:=[.E22]/[.$J$1]" office:value-type="float" office:value="46.2" calcext:value-type="float">
            <text:p>46.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 + [.A23]*[.$J$4]" office:value-type="float" office:value="5.4" calcext:value-type="float">
            <text:p>5.4</text:p>
          </table:table-cell>
          <table:table-cell table:formula="of:=[.$J$3]*[.A23]" office:value-type="float" office:value="4.4" calcext:value-type="float">
            <text:p>4.4</text:p>
          </table:table-cell>
          <table:table-cell table:formula="of:=FLOOR([.C23]*[.$J$1])+[.$J$2]" office:value-type="float" office:value="110" calcext:value-type="float">
            <text:p>110</text:p>
          </table:table-cell>
          <table:table-cell table:formula="of:=SUM([.D$2:.D23])" office:value-type="float" office:value="1265" calcext:value-type="float">
            <text:p>1265</text:p>
          </table:table-cell>
          <table:table-cell table:formula="of:=[.E23]+[.$J$1]" office:value-type="float" office:value="1290" calcext:value-type="float">
            <text:p>1290</text:p>
          </table:table-cell>
          <table:table-cell table:formula="of:=[.E23]/[.$J$1]" office:value-type="float" office:value="50.6" calcext:value-type="float">
            <text:p>50.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 + [.A24]*[.$J$4]" office:value-type="float" office:value="5.6" calcext:value-type="float">
            <text:p>5.6</text:p>
          </table:table-cell>
          <table:table-cell table:formula="of:=[.$J$3]*[.A24]" office:value-type="float" office:value="4.6" calcext:value-type="float">
            <text:p>4.6</text:p>
          </table:table-cell>
          <table:table-cell table:formula="of:=FLOOR([.C24]*[.$J$1])+[.$J$2]" office:value-type="float" office:value="115" calcext:value-type="float">
            <text:p>115</text:p>
          </table:table-cell>
          <table:table-cell table:formula="of:=SUM([.D$2:.D24])" office:value-type="float" office:value="1380" calcext:value-type="float">
            <text:p>1380</text:p>
          </table:table-cell>
          <table:table-cell table:formula="of:=[.E24]+[.$J$1]" office:value-type="float" office:value="1405" calcext:value-type="float">
            <text:p>1405</text:p>
          </table:table-cell>
          <table:table-cell table:formula="of:=[.E24]/[.$J$1]" office:value-type="float" office:value="55.2" calcext:value-type="float">
            <text:p>55.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 + [.A25]*[.$J$4]" office:value-type="float" office:value="5.8" calcext:value-type="float">
            <text:p>5.8</text:p>
          </table:table-cell>
          <table:table-cell table:formula="of:=[.$J$3]*[.A25]" office:value-type="float" office:value="4.8" calcext:value-type="float">
            <text:p>4.8</text:p>
          </table:table-cell>
          <table:table-cell table:formula="of:=FLOOR([.C25]*[.$J$1])+[.$J$2]" office:value-type="float" office:value="120" calcext:value-type="float">
            <text:p>120</text:p>
          </table:table-cell>
          <table:table-cell table:formula="of:=SUM([.D$2:.D25])" office:value-type="float" office:value="1500" calcext:value-type="float">
            <text:p>1500</text:p>
          </table:table-cell>
          <table:table-cell table:formula="of:=[.E25]+[.$J$1]" office:value-type="float" office:value="1525" calcext:value-type="float">
            <text:p>1525</text:p>
          </table:table-cell>
          <table:table-cell table:formula="of:=[.E25]/[.$J$1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formula="of:=1 + [.A26]*[.$J$4]" office:value-type="float" office:value="6" calcext:value-type="float">
            <text:p>6</text:p>
          </table:table-cell>
          <table:table-cell table:formula="of:=[.$J$3]*[.A26]" office:value-type="float" office:value="5" calcext:value-type="float">
            <text:p>5</text:p>
          </table:table-cell>
          <table:table-cell table:formula="of:=FLOOR([.C26]*[.$J$1])+[.$J$2]" office:value-type="float" office:value="125" calcext:value-type="float">
            <text:p>125</text:p>
          </table:table-cell>
          <table:table-cell table:formula="of:=SUM([.D$2:.D26])" office:value-type="float" office:value="1625" calcext:value-type="float">
            <text:p>1625</text:p>
          </table:table-cell>
          <table:table-cell table:formula="of:=[.E26]+[.$J$1]" office:value-type="float" office:value="1650" calcext:value-type="float">
            <text:p>1650</text:p>
          </table:table-cell>
          <table:table-cell table:formula="of:=[.E26]/[.$J$1]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 + [.A27]*[.$J$4]" office:value-type="float" office:value="6.2" calcext:value-type="float">
            <text:p>6.2</text:p>
          </table:table-cell>
          <table:table-cell table:formula="of:=[.$J$3]*[.A27]" office:value-type="float" office:value="5.2" calcext:value-type="float">
            <text:p>5.2</text:p>
          </table:table-cell>
          <table:table-cell table:formula="of:=FLOOR([.C27]*[.$J$1])+[.$J$2]" office:value-type="float" office:value="130" calcext:value-type="float">
            <text:p>130</text:p>
          </table:table-cell>
          <table:table-cell table:formula="of:=SUM([.D$2:.D27])" office:value-type="float" office:value="1755" calcext:value-type="float">
            <text:p>1755</text:p>
          </table:table-cell>
          <table:table-cell table:formula="of:=[.E27]+[.$J$1]" office:value-type="float" office:value="1780" calcext:value-type="float">
            <text:p>1780</text:p>
          </table:table-cell>
          <table:table-cell table:formula="of:=[.E27]/[.$J$1]" office:value-type="float" office:value="70.2" calcext:value-type="float">
            <text:p>70.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 + [.A28]*[.$J$4]" office:value-type="float" office:value="6.4" calcext:value-type="float">
            <text:p>6.4</text:p>
          </table:table-cell>
          <table:table-cell table:formula="of:=[.$J$3]*[.A28]" office:value-type="float" office:value="5.4" calcext:value-type="float">
            <text:p>5.4</text:p>
          </table:table-cell>
          <table:table-cell table:formula="of:=FLOOR([.C28]*[.$J$1])+[.$J$2]" office:value-type="float" office:value="135" calcext:value-type="float">
            <text:p>135</text:p>
          </table:table-cell>
          <table:table-cell table:formula="of:=SUM([.D$2:.D28])" office:value-type="float" office:value="1890" calcext:value-type="float">
            <text:p>1890</text:p>
          </table:table-cell>
          <table:table-cell table:formula="of:=[.E28]+[.$J$1]" office:value-type="float" office:value="1915" calcext:value-type="float">
            <text:p>1915</text:p>
          </table:table-cell>
          <table:table-cell table:formula="of:=[.E28]/[.$J$1]" office:value-type="float" office:value="75.6" calcext:value-type="float">
            <text:p>75.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 + [.A29]*[.$J$4]" office:value-type="float" office:value="6.6" calcext:value-type="float">
            <text:p>6.6</text:p>
          </table:table-cell>
          <table:table-cell table:formula="of:=[.$J$3]*[.A29]" office:value-type="float" office:value="5.6" calcext:value-type="float">
            <text:p>5.6</text:p>
          </table:table-cell>
          <table:table-cell table:formula="of:=FLOOR([.C29]*[.$J$1])+[.$J$2]" office:value-type="float" office:value="140" calcext:value-type="float">
            <text:p>140</text:p>
          </table:table-cell>
          <table:table-cell table:formula="of:=SUM([.D$2:.D29])" office:value-type="float" office:value="2030" calcext:value-type="float">
            <text:p>2030</text:p>
          </table:table-cell>
          <table:table-cell table:formula="of:=[.E29]+[.$J$1]" office:value-type="float" office:value="2055" calcext:value-type="float">
            <text:p>2055</text:p>
          </table:table-cell>
          <table:table-cell table:formula="of:=[.E29]/[.$J$1]" office:value-type="float" office:value="81.2" calcext:value-type="float">
            <text:p>81.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 + [.A30]*[.$J$4]" office:value-type="float" office:value="6.8" calcext:value-type="float">
            <text:p>6.8</text:p>
          </table:table-cell>
          <table:table-cell table:formula="of:=[.$J$3]*[.A30]" office:value-type="float" office:value="5.8" calcext:value-type="float">
            <text:p>5.8</text:p>
          </table:table-cell>
          <table:table-cell table:formula="of:=FLOOR([.C30]*[.$J$1])+[.$J$2]" office:value-type="float" office:value="145" calcext:value-type="float">
            <text:p>145</text:p>
          </table:table-cell>
          <table:table-cell table:formula="of:=SUM([.D$2:.D30])" office:value-type="float" office:value="2175" calcext:value-type="float">
            <text:p>2175</text:p>
          </table:table-cell>
          <table:table-cell table:formula="of:=[.E30]+[.$J$1]" office:value-type="float" office:value="2200" calcext:value-type="float">
            <text:p>2200</text:p>
          </table:table-cell>
          <table:table-cell table:formula="of:=[.E30]/[.$J$1]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formula="of:=1 + [.A31]*[.$J$4]" office:value-type="float" office:value="7" calcext:value-type="float">
            <text:p>7</text:p>
          </table:table-cell>
          <table:table-cell table:formula="of:=[.$J$3]*[.A31]" office:value-type="float" office:value="6" calcext:value-type="float">
            <text:p>6</text:p>
          </table:table-cell>
          <table:table-cell table:formula="of:=FLOOR([.C31]*[.$J$1])+[.$J$2]" office:value-type="float" office:value="150" calcext:value-type="float">
            <text:p>150</text:p>
          </table:table-cell>
          <table:table-cell table:formula="of:=SUM([.D$2:.D31])" office:value-type="float" office:value="2325" calcext:value-type="float">
            <text:p>2325</text:p>
          </table:table-cell>
          <table:table-cell table:formula="of:=[.E31]+[.$J$1]" office:value-type="float" office:value="2350" calcext:value-type="float">
            <text:p>2350</text:p>
          </table:table-cell>
          <table:table-cell table:formula="of:=[.E31]/[.$J$1]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 + [.A32]*[.$J$4]" office:value-type="float" office:value="7.2" calcext:value-type="float">
            <text:p>7.2</text:p>
          </table:table-cell>
          <table:table-cell table:formula="of:=[.$J$3]*[.A32]" office:value-type="float" office:value="6.2" calcext:value-type="float">
            <text:p>6.2</text:p>
          </table:table-cell>
          <table:table-cell table:formula="of:=FLOOR([.C32]*[.$J$1])+[.$J$2]" office:value-type="float" office:value="155" calcext:value-type="float">
            <text:p>155</text:p>
          </table:table-cell>
          <table:table-cell table:formula="of:=SUM([.D$2:.D32])" office:value-type="float" office:value="2480" calcext:value-type="float">
            <text:p>2480</text:p>
          </table:table-cell>
          <table:table-cell table:formula="of:=[.E32]+[.$J$1]" office:value-type="float" office:value="2505" calcext:value-type="float">
            <text:p>2505</text:p>
          </table:table-cell>
          <table:table-cell table:formula="of:=[.E32]/[.$J$1]" office:value-type="float" office:value="99.2" calcext:value-type="float">
            <text:p>99.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 + [.A33]*[.$J$4]" office:value-type="float" office:value="7.4" calcext:value-type="float">
            <text:p>7.4</text:p>
          </table:table-cell>
          <table:table-cell table:formula="of:=[.$J$3]*[.A33]" office:value-type="float" office:value="6.4" calcext:value-type="float">
            <text:p>6.4</text:p>
          </table:table-cell>
          <table:table-cell table:formula="of:=FLOOR([.C33]*[.$J$1])+[.$J$2]" office:value-type="float" office:value="160" calcext:value-type="float">
            <text:p>160</text:p>
          </table:table-cell>
          <table:table-cell table:formula="of:=SUM([.D$2:.D33])" office:value-type="float" office:value="2640" calcext:value-type="float">
            <text:p>2640</text:p>
          </table:table-cell>
          <table:table-cell table:formula="of:=[.E33]+[.$J$1]" office:value-type="float" office:value="2665" calcext:value-type="float">
            <text:p>2665</text:p>
          </table:table-cell>
          <table:table-cell table:formula="of:=[.E33]/[.$J$1]" office:value-type="float" office:value="105.6" calcext:value-type="float">
            <text:p>105.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 + [.A34]*[.$J$4]" office:value-type="float" office:value="7.6" calcext:value-type="float">
            <text:p>7.6</text:p>
          </table:table-cell>
          <table:table-cell table:formula="of:=[.$J$3]*[.A34]" office:value-type="float" office:value="6.6" calcext:value-type="float">
            <text:p>6.6</text:p>
          </table:table-cell>
          <table:table-cell table:formula="of:=FLOOR([.C34]*[.$J$1])+[.$J$2]" office:value-type="float" office:value="165" calcext:value-type="float">
            <text:p>165</text:p>
          </table:table-cell>
          <table:table-cell table:formula="of:=SUM([.D$2:.D34])" office:value-type="float" office:value="2805" calcext:value-type="float">
            <text:p>2805</text:p>
          </table:table-cell>
          <table:table-cell table:formula="of:=[.E34]+[.$J$1]" office:value-type="float" office:value="2830" calcext:value-type="float">
            <text:p>2830</text:p>
          </table:table-cell>
          <table:table-cell table:formula="of:=[.E34]/[.$J$1]" office:value-type="float" office:value="112.2" calcext:value-type="float">
            <text:p>112.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 + [.A35]*[.$J$4]" office:value-type="float" office:value="7.8" calcext:value-type="float">
            <text:p>7.8</text:p>
          </table:table-cell>
          <table:table-cell table:formula="of:=[.$J$3]*[.A35]" office:value-type="float" office:value="6.8" calcext:value-type="float">
            <text:p>6.8</text:p>
          </table:table-cell>
          <table:table-cell table:formula="of:=FLOOR([.C35]*[.$J$1])+[.$J$2]" office:value-type="float" office:value="170" calcext:value-type="float">
            <text:p>170</text:p>
          </table:table-cell>
          <table:table-cell table:formula="of:=SUM([.D$2:.D35])" office:value-type="float" office:value="2975" calcext:value-type="float">
            <text:p>2975</text:p>
          </table:table-cell>
          <table:table-cell table:formula="of:=[.E35]+[.$J$1]" office:value-type="float" office:value="3000" calcext:value-type="float">
            <text:p>3000</text:p>
          </table:table-cell>
          <table:table-cell table:formula="of:=[.E35]/[.$J$1]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formula="of:=1 + [.A36]*[.$J$4]" office:value-type="float" office:value="8" calcext:value-type="float">
            <text:p>8</text:p>
          </table:table-cell>
          <table:table-cell table:formula="of:=[.$J$3]*[.A36]" office:value-type="float" office:value="7" calcext:value-type="float">
            <text:p>7</text:p>
          </table:table-cell>
          <table:table-cell table:formula="of:=FLOOR([.C36]*[.$J$1])+[.$J$2]" office:value-type="float" office:value="175" calcext:value-type="float">
            <text:p>175</text:p>
          </table:table-cell>
          <table:table-cell table:formula="of:=SUM([.D$2:.D36])" office:value-type="float" office:value="3150" calcext:value-type="float">
            <text:p>3150</text:p>
          </table:table-cell>
          <table:table-cell table:formula="of:=[.E36]+[.$J$1]" office:value-type="float" office:value="3175" calcext:value-type="float">
            <text:p>3175</text:p>
          </table:table-cell>
          <table:table-cell table:formula="of:=[.E36]/[.$J$1]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 + [.A37]*[.$J$4]" office:value-type="float" office:value="8.2" calcext:value-type="float">
            <text:p>8.2</text:p>
          </table:table-cell>
          <table:table-cell table:formula="of:=[.$J$3]*[.A37]" office:value-type="float" office:value="7.2" calcext:value-type="float">
            <text:p>7.2</text:p>
          </table:table-cell>
          <table:table-cell table:formula="of:=FLOOR([.C37]*[.$J$1])+[.$J$2]" office:value-type="float" office:value="180" calcext:value-type="float">
            <text:p>180</text:p>
          </table:table-cell>
          <table:table-cell table:formula="of:=SUM([.D$2:.D37])" office:value-type="float" office:value="3330" calcext:value-type="float">
            <text:p>3330</text:p>
          </table:table-cell>
          <table:table-cell table:formula="of:=[.E37]+[.$J$1]" office:value-type="float" office:value="3355" calcext:value-type="float">
            <text:p>3355</text:p>
          </table:table-cell>
          <table:table-cell table:formula="of:=[.E37]/[.$J$1]" office:value-type="float" office:value="133.2" calcext:value-type="float">
            <text:p>133.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 + [.A38]*[.$J$4]" office:value-type="float" office:value="8.4" calcext:value-type="float">
            <text:p>8.4</text:p>
          </table:table-cell>
          <table:table-cell table:formula="of:=[.$J$3]*[.A38]" office:value-type="float" office:value="7.4" calcext:value-type="float">
            <text:p>7.4</text:p>
          </table:table-cell>
          <table:table-cell table:formula="of:=FLOOR([.C38]*[.$J$1])+[.$J$2]" office:value-type="float" office:value="185" calcext:value-type="float">
            <text:p>185</text:p>
          </table:table-cell>
          <table:table-cell table:formula="of:=SUM([.D$2:.D38])" office:value-type="float" office:value="3515" calcext:value-type="float">
            <text:p>3515</text:p>
          </table:table-cell>
          <table:table-cell table:formula="of:=[.E38]+[.$J$1]" office:value-type="float" office:value="3540" calcext:value-type="float">
            <text:p>3540</text:p>
          </table:table-cell>
          <table:table-cell table:formula="of:=[.E38]/[.$J$1]" office:value-type="float" office:value="140.6" calcext:value-type="float">
            <text:p>140.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 + [.A39]*[.$J$4]" office:value-type="float" office:value="8.6" calcext:value-type="float">
            <text:p>8.6</text:p>
          </table:table-cell>
          <table:table-cell table:formula="of:=[.$J$3]*[.A39]" office:value-type="float" office:value="7.6" calcext:value-type="float">
            <text:p>7.6</text:p>
          </table:table-cell>
          <table:table-cell table:formula="of:=FLOOR([.C39]*[.$J$1])+[.$J$2]" office:value-type="float" office:value="190" calcext:value-type="float">
            <text:p>190</text:p>
          </table:table-cell>
          <table:table-cell table:formula="of:=SUM([.D$2:.D39])" office:value-type="float" office:value="3705" calcext:value-type="float">
            <text:p>3705</text:p>
          </table:table-cell>
          <table:table-cell table:formula="of:=[.E39]+[.$J$1]" office:value-type="float" office:value="3730" calcext:value-type="float">
            <text:p>3730</text:p>
          </table:table-cell>
          <table:table-cell table:formula="of:=[.E39]/[.$J$1]" office:value-type="float" office:value="148.2" calcext:value-type="float">
            <text:p>148.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 + [.A40]*[.$J$4]" office:value-type="float" office:value="8.8" calcext:value-type="float">
            <text:p>8.8</text:p>
          </table:table-cell>
          <table:table-cell table:formula="of:=[.$J$3]*[.A40]" office:value-type="float" office:value="7.8" calcext:value-type="float">
            <text:p>7.8</text:p>
          </table:table-cell>
          <table:table-cell table:formula="of:=FLOOR([.C40]*[.$J$1])+[.$J$2]" office:value-type="float" office:value="195" calcext:value-type="float">
            <text:p>195</text:p>
          </table:table-cell>
          <table:table-cell table:formula="of:=SUM([.D$2:.D40])" office:value-type="float" office:value="3900" calcext:value-type="float">
            <text:p>3900</text:p>
          </table:table-cell>
          <table:table-cell table:formula="of:=[.E40]+[.$J$1]" office:value-type="float" office:value="3925" calcext:value-type="float">
            <text:p>3925</text:p>
          </table:table-cell>
          <table:table-cell table:formula="of:=[.E40]/[.$J$1]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formula="of:=1 + [.A41]*[.$J$4]" office:value-type="float" office:value="9" calcext:value-type="float">
            <text:p>9</text:p>
          </table:table-cell>
          <table:table-cell table:formula="of:=[.$J$3]*[.A41]" office:value-type="float" office:value="8" calcext:value-type="float">
            <text:p>8</text:p>
          </table:table-cell>
          <table:table-cell table:formula="of:=FLOOR([.C41]*[.$J$1])+[.$J$2]" office:value-type="float" office:value="200" calcext:value-type="float">
            <text:p>200</text:p>
          </table:table-cell>
          <table:table-cell table:formula="of:=SUM([.D$2:.D41])" office:value-type="float" office:value="4100" calcext:value-type="float">
            <text:p>4100</text:p>
          </table:table-cell>
          <table:table-cell table:formula="of:=[.E41]+[.$J$1]" office:value-type="float" office:value="4125" calcext:value-type="float">
            <text:p>4125</text:p>
          </table:table-cell>
          <table:table-cell table:formula="of:=[.E41]/[.$J$1]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 + [.A42]*[.$J$4]" office:value-type="float" office:value="9.2" calcext:value-type="float">
            <text:p>9.2</text:p>
          </table:table-cell>
          <table:table-cell table:formula="of:=[.$J$3]*[.A42]" office:value-type="float" office:value="8.2" calcext:value-type="float">
            <text:p>8.2</text:p>
          </table:table-cell>
          <table:table-cell table:formula="of:=FLOOR([.C42]*[.$J$1])+[.$J$2]" office:value-type="float" office:value="205" calcext:value-type="float">
            <text:p>205</text:p>
          </table:table-cell>
          <table:table-cell table:formula="of:=SUM([.D$2:.D42])" office:value-type="float" office:value="4305" calcext:value-type="float">
            <text:p>4305</text:p>
          </table:table-cell>
          <table:table-cell table:formula="of:=[.E42]+[.$J$1]" office:value-type="float" office:value="4330" calcext:value-type="float">
            <text:p>4330</text:p>
          </table:table-cell>
          <table:table-cell table:formula="of:=[.E42]/[.$J$1]" office:value-type="float" office:value="172.2" calcext:value-type="float">
            <text:p>172.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 + [.A43]*[.$J$4]" office:value-type="float" office:value="9.4" calcext:value-type="float">
            <text:p>9.4</text:p>
          </table:table-cell>
          <table:table-cell table:formula="of:=[.$J$3]*[.A43]" office:value-type="float" office:value="8.4" calcext:value-type="float">
            <text:p>8.4</text:p>
          </table:table-cell>
          <table:table-cell table:formula="of:=FLOOR([.C43]*[.$J$1])+[.$J$2]" office:value-type="float" office:value="210" calcext:value-type="float">
            <text:p>210</text:p>
          </table:table-cell>
          <table:table-cell table:formula="of:=SUM([.D$2:.D43])" office:value-type="float" office:value="4515" calcext:value-type="float">
            <text:p>4515</text:p>
          </table:table-cell>
          <table:table-cell table:formula="of:=[.E43]+[.$J$1]" office:value-type="float" office:value="4540" calcext:value-type="float">
            <text:p>4540</text:p>
          </table:table-cell>
          <table:table-cell table:formula="of:=[.E43]/[.$J$1]" office:value-type="float" office:value="180.6" calcext:value-type="float">
            <text:p>180.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 + [.A44]*[.$J$4]" office:value-type="float" office:value="9.6" calcext:value-type="float">
            <text:p>9.6</text:p>
          </table:table-cell>
          <table:table-cell table:formula="of:=[.$J$3]*[.A44]" office:value-type="float" office:value="8.6" calcext:value-type="float">
            <text:p>8.6</text:p>
          </table:table-cell>
          <table:table-cell table:formula="of:=FLOOR([.C44]*[.$J$1])+[.$J$2]" office:value-type="float" office:value="215" calcext:value-type="float">
            <text:p>215</text:p>
          </table:table-cell>
          <table:table-cell table:formula="of:=SUM([.D$2:.D44])" office:value-type="float" office:value="4730" calcext:value-type="float">
            <text:p>4730</text:p>
          </table:table-cell>
          <table:table-cell table:formula="of:=[.E44]+[.$J$1]" office:value-type="float" office:value="4755" calcext:value-type="float">
            <text:p>4755</text:p>
          </table:table-cell>
          <table:table-cell table:formula="of:=[.E44]/[.$J$1]" office:value-type="float" office:value="189.2" calcext:value-type="float">
            <text:p>189.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 + [.A45]*[.$J$4]" office:value-type="float" office:value="9.8" calcext:value-type="float">
            <text:p>9.8</text:p>
          </table:table-cell>
          <table:table-cell table:formula="of:=[.$J$3]*[.A45]" office:value-type="float" office:value="8.8" calcext:value-type="float">
            <text:p>8.8</text:p>
          </table:table-cell>
          <table:table-cell table:formula="of:=FLOOR([.C45]*[.$J$1])+[.$J$2]" office:value-type="float" office:value="220" calcext:value-type="float">
            <text:p>220</text:p>
          </table:table-cell>
          <table:table-cell table:formula="of:=SUM([.D$2:.D45])" office:value-type="float" office:value="4950" calcext:value-type="float">
            <text:p>4950</text:p>
          </table:table-cell>
          <table:table-cell table:formula="of:=[.E45]+[.$J$1]" office:value-type="float" office:value="4975" calcext:value-type="float">
            <text:p>4975</text:p>
          </table:table-cell>
          <table:table-cell table:formula="of:=[.E45]/[.$J$1]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formula="of:=1 + [.A46]*[.$J$4]" office:value-type="float" office:value="10" calcext:value-type="float">
            <text:p>10</text:p>
          </table:table-cell>
          <table:table-cell table:formula="of:=[.$J$3]*[.A46]" office:value-type="float" office:value="9" calcext:value-type="float">
            <text:p>9</text:p>
          </table:table-cell>
          <table:table-cell table:formula="of:=FLOOR([.C46]*[.$J$1])+[.$J$2]" office:value-type="float" office:value="225" calcext:value-type="float">
            <text:p>225</text:p>
          </table:table-cell>
          <table:table-cell table:formula="of:=SUM([.D$2:.D46])" office:value-type="float" office:value="5175" calcext:value-type="float">
            <text:p>5175</text:p>
          </table:table-cell>
          <table:table-cell table:formula="of:=[.E46]+[.$J$1]" office:value-type="float" office:value="5200" calcext:value-type="float">
            <text:p>5200</text:p>
          </table:table-cell>
          <table:table-cell table:formula="of:=[.E46]/[.$J$1]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 + [.A47]*[.$J$4]" office:value-type="float" office:value="10.2" calcext:value-type="float">
            <text:p>10.2</text:p>
          </table:table-cell>
          <table:table-cell table:formula="of:=[.$J$3]*[.A47]" office:value-type="float" office:value="9.2" calcext:value-type="float">
            <text:p>9.2</text:p>
          </table:table-cell>
          <table:table-cell table:formula="of:=FLOOR([.C47]*[.$J$1])+[.$J$2]" office:value-type="float" office:value="230" calcext:value-type="float">
            <text:p>230</text:p>
          </table:table-cell>
          <table:table-cell table:formula="of:=SUM([.D$2:.D47])" office:value-type="float" office:value="5405" calcext:value-type="float">
            <text:p>5405</text:p>
          </table:table-cell>
          <table:table-cell table:formula="of:=[.E47]+[.$J$1]" office:value-type="float" office:value="5430" calcext:value-type="float">
            <text:p>5430</text:p>
          </table:table-cell>
          <table:table-cell table:formula="of:=[.E47]/[.$J$1]" office:value-type="float" office:value="216.2" calcext:value-type="float">
            <text:p>216.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 + [.A48]*[.$J$4]" office:value-type="float" office:value="10.4" calcext:value-type="float">
            <text:p>10.4</text:p>
          </table:table-cell>
          <table:table-cell table:formula="of:=[.$J$3]*[.A48]" office:value-type="float" office:value="9.4" calcext:value-type="float">
            <text:p>9.4</text:p>
          </table:table-cell>
          <table:table-cell table:formula="of:=FLOOR([.C48]*[.$J$1])+[.$J$2]" office:value-type="float" office:value="235" calcext:value-type="float">
            <text:p>235</text:p>
          </table:table-cell>
          <table:table-cell table:formula="of:=SUM([.D$2:.D48])" office:value-type="float" office:value="5640" calcext:value-type="float">
            <text:p>5640</text:p>
          </table:table-cell>
          <table:table-cell table:formula="of:=[.E48]+[.$J$1]" office:value-type="float" office:value="5665" calcext:value-type="float">
            <text:p>5665</text:p>
          </table:table-cell>
          <table:table-cell table:formula="of:=[.E48]/[.$J$1]" office:value-type="float" office:value="225.6" calcext:value-type="float">
            <text:p>225.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 + [.A49]*[.$J$4]" office:value-type="float" office:value="10.6" calcext:value-type="float">
            <text:p>10.6</text:p>
          </table:table-cell>
          <table:table-cell table:formula="of:=[.$J$3]*[.A49]" office:value-type="float" office:value="9.6" calcext:value-type="float">
            <text:p>9.6</text:p>
          </table:table-cell>
          <table:table-cell table:formula="of:=FLOOR([.C49]*[.$J$1])+[.$J$2]" office:value-type="float" office:value="240" calcext:value-type="float">
            <text:p>240</text:p>
          </table:table-cell>
          <table:table-cell table:formula="of:=SUM([.D$2:.D49])" office:value-type="float" office:value="5880" calcext:value-type="float">
            <text:p>5880</text:p>
          </table:table-cell>
          <table:table-cell table:formula="of:=[.E49]+[.$J$1]" office:value-type="float" office:value="5905" calcext:value-type="float">
            <text:p>5905</text:p>
          </table:table-cell>
          <table:table-cell table:formula="of:=[.E49]/[.$J$1]" office:value-type="float" office:value="235.2" calcext:value-type="float">
            <text:p>235.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 + [.A50]*[.$J$4]" office:value-type="float" office:value="10.8" calcext:value-type="float">
            <text:p>10.8</text:p>
          </table:table-cell>
          <table:table-cell table:formula="of:=[.$J$3]*[.A50]" office:value-type="float" office:value="9.8" calcext:value-type="float">
            <text:p>9.8</text:p>
          </table:table-cell>
          <table:table-cell table:formula="of:=FLOOR([.C50]*[.$J$1])+[.$J$2]" office:value-type="float" office:value="245" calcext:value-type="float">
            <text:p>245</text:p>
          </table:table-cell>
          <table:table-cell table:formula="of:=SUM([.D$2:.D50])" office:value-type="float" office:value="6125" calcext:value-type="float">
            <text:p>6125</text:p>
          </table:table-cell>
          <table:table-cell table:formula="of:=[.E50]+[.$J$1]" office:value-type="float" office:value="6150" calcext:value-type="float">
            <text:p>6150</text:p>
          </table:table-cell>
          <table:table-cell table:formula="of:=[.E50]/[.$J$1]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formula="of:=1 + [.A51]*[.$J$4]" office:value-type="float" office:value="11" calcext:value-type="float">
            <text:p>11</text:p>
          </table:table-cell>
          <table:table-cell table:formula="of:=[.$J$3]*[.A51]" office:value-type="float" office:value="10" calcext:value-type="float">
            <text:p>10</text:p>
          </table:table-cell>
          <table:table-cell table:formula="of:=FLOOR([.C51]*[.$J$1])+[.$J$2]" office:value-type="float" office:value="250" calcext:value-type="float">
            <text:p>250</text:p>
          </table:table-cell>
          <table:table-cell table:formula="of:=SUM([.D$2:.D51])" office:value-type="float" office:value="6375" calcext:value-type="float">
            <text:p>6375</text:p>
          </table:table-cell>
          <table:table-cell table:formula="of:=[.E51]+[.$J$1]" office:value-type="float" office:value="6400" calcext:value-type="float">
            <text:p>6400</text:p>
          </table:table-cell>
          <table:table-cell table:formula="of:=[.E51]/[.$J$1]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 + [.A52]*[.$J$4]" office:value-type="float" office:value="11.2" calcext:value-type="float">
            <text:p>11.2</text:p>
          </table:table-cell>
          <table:table-cell table:formula="of:=[.$J$3]*[.A52]" office:value-type="float" office:value="10.2" calcext:value-type="float">
            <text:p>10.2</text:p>
          </table:table-cell>
          <table:table-cell table:formula="of:=FLOOR([.C52]*[.$J$1])+[.$J$2]" office:value-type="float" office:value="255" calcext:value-type="float">
            <text:p>255</text:p>
          </table:table-cell>
          <table:table-cell table:formula="of:=SUM([.D$2:.D52])" office:value-type="float" office:value="6630" calcext:value-type="float">
            <text:p>6630</text:p>
          </table:table-cell>
          <table:table-cell table:formula="of:=[.E52]+[.$J$1]" office:value-type="float" office:value="6655" calcext:value-type="float">
            <text:p>6655</text:p>
          </table:table-cell>
          <table:table-cell table:formula="of:=[.E52]/[.$J$1]" office:value-type="float" office:value="265.2" calcext:value-type="float">
            <text:p>265.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 + [.A53]*[.$J$4]" office:value-type="float" office:value="11.4" calcext:value-type="float">
            <text:p>11.4</text:p>
          </table:table-cell>
          <table:table-cell table:formula="of:=[.$J$3]*[.A53]" office:value-type="float" office:value="10.4" calcext:value-type="float">
            <text:p>10.4</text:p>
          </table:table-cell>
          <table:table-cell table:formula="of:=FLOOR([.C53]*[.$J$1])+[.$J$2]" office:value-type="float" office:value="260" calcext:value-type="float">
            <text:p>260</text:p>
          </table:table-cell>
          <table:table-cell table:formula="of:=SUM([.D$2:.D53])" office:value-type="float" office:value="6890" calcext:value-type="float">
            <text:p>6890</text:p>
          </table:table-cell>
          <table:table-cell table:formula="of:=[.E53]+[.$J$1]" office:value-type="float" office:value="6915" calcext:value-type="float">
            <text:p>6915</text:p>
          </table:table-cell>
          <table:table-cell table:formula="of:=[.E53]/[.$J$1]" office:value-type="float" office:value="275.6" calcext:value-type="float">
            <text:p>275.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 + [.A54]*[.$J$4]" office:value-type="float" office:value="11.6" calcext:value-type="float">
            <text:p>11.6</text:p>
          </table:table-cell>
          <table:table-cell table:formula="of:=[.$J$3]*[.A54]" office:value-type="float" office:value="10.6" calcext:value-type="float">
            <text:p>10.6</text:p>
          </table:table-cell>
          <table:table-cell table:formula="of:=FLOOR([.C54]*[.$J$1])+[.$J$2]" office:value-type="float" office:value="265" calcext:value-type="float">
            <text:p>265</text:p>
          </table:table-cell>
          <table:table-cell table:formula="of:=SUM([.D$2:.D54])" office:value-type="float" office:value="7155" calcext:value-type="float">
            <text:p>7155</text:p>
          </table:table-cell>
          <table:table-cell table:formula="of:=[.E54]+[.$J$1]" office:value-type="float" office:value="7180" calcext:value-type="float">
            <text:p>7180</text:p>
          </table:table-cell>
          <table:table-cell table:formula="of:=[.E54]/[.$J$1]" office:value-type="float" office:value="286.2" calcext:value-type="float">
            <text:p>286.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 + [.A55]*[.$J$4]" office:value-type="float" office:value="11.8" calcext:value-type="float">
            <text:p>11.8</text:p>
          </table:table-cell>
          <table:table-cell table:formula="of:=[.$J$3]*[.A55]" office:value-type="float" office:value="10.8" calcext:value-type="float">
            <text:p>10.8</text:p>
          </table:table-cell>
          <table:table-cell table:formula="of:=FLOOR([.C55]*[.$J$1])+[.$J$2]" office:value-type="float" office:value="270" calcext:value-type="float">
            <text:p>270</text:p>
          </table:table-cell>
          <table:table-cell table:formula="of:=SUM([.D$2:.D55])" office:value-type="float" office:value="7425" calcext:value-type="float">
            <text:p>7425</text:p>
          </table:table-cell>
          <table:table-cell table:formula="of:=[.E55]+[.$J$1]" office:value-type="float" office:value="7450" calcext:value-type="float">
            <text:p>7450</text:p>
          </table:table-cell>
          <table:table-cell table:formula="of:=[.E55]/[.$J$1]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 + [.A56]*[.$J$4]" office:value-type="float" office:value="12" calcext:value-type="float">
            <text:p>12</text:p>
          </table:table-cell>
          <table:table-cell table:formula="of:=[.$J$3]*[.A56]" office:value-type="float" office:value="11" calcext:value-type="float">
            <text:p>11</text:p>
          </table:table-cell>
          <table:table-cell table:formula="of:=FLOOR([.C56]*[.$J$1])+[.$J$2]" office:value-type="float" office:value="275" calcext:value-type="float">
            <text:p>275</text:p>
          </table:table-cell>
          <table:table-cell table:formula="of:=SUM([.D$2:.D56])" office:value-type="float" office:value="7700" calcext:value-type="float">
            <text:p>7700</text:p>
          </table:table-cell>
          <table:table-cell table:formula="of:=[.E56]+[.$J$1]" office:value-type="float" office:value="7725" calcext:value-type="float">
            <text:p>7725</text:p>
          </table:table-cell>
          <table:table-cell table:formula="of:=[.E56]/[.$J$1]"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 + [.A57]*[.$J$4]" office:value-type="float" office:value="12.2" calcext:value-type="float">
            <text:p>12.2</text:p>
          </table:table-cell>
          <table:table-cell table:formula="of:=[.$J$3]*[.A57]" office:value-type="float" office:value="11.2" calcext:value-type="float">
            <text:p>11.2</text:p>
          </table:table-cell>
          <table:table-cell table:formula="of:=FLOOR([.C57]*[.$J$1])+[.$J$2]" office:value-type="float" office:value="280" calcext:value-type="float">
            <text:p>280</text:p>
          </table:table-cell>
          <table:table-cell table:formula="of:=SUM([.D$2:.D57])" office:value-type="float" office:value="7980" calcext:value-type="float">
            <text:p>7980</text:p>
          </table:table-cell>
          <table:table-cell table:formula="of:=[.E57]+[.$J$1]" office:value-type="float" office:value="8005" calcext:value-type="float">
            <text:p>8005</text:p>
          </table:table-cell>
          <table:table-cell table:formula="of:=[.E57]/[.$J$1]" office:value-type="float" office:value="319.2" calcext:value-type="float">
            <text:p>319.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 + [.A58]*[.$J$4]" office:value-type="float" office:value="12.4" calcext:value-type="float">
            <text:p>12.4</text:p>
          </table:table-cell>
          <table:table-cell table:formula="of:=[.$J$3]*[.A58]" office:value-type="float" office:value="11.4" calcext:value-type="float">
            <text:p>11.4</text:p>
          </table:table-cell>
          <table:table-cell table:formula="of:=FLOOR([.C58]*[.$J$1])+[.$J$2]" office:value-type="float" office:value="285" calcext:value-type="float">
            <text:p>285</text:p>
          </table:table-cell>
          <table:table-cell table:formula="of:=SUM([.D$2:.D58])" office:value-type="float" office:value="8265" calcext:value-type="float">
            <text:p>8265</text:p>
          </table:table-cell>
          <table:table-cell table:formula="of:=[.E58]+[.$J$1]" office:value-type="float" office:value="8290" calcext:value-type="float">
            <text:p>8290</text:p>
          </table:table-cell>
          <table:table-cell table:formula="of:=[.E58]/[.$J$1]" office:value-type="float" office:value="330.6" calcext:value-type="float">
            <text:p>330.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 + [.A59]*[.$J$4]" office:value-type="float" office:value="12.6" calcext:value-type="float">
            <text:p>12.6</text:p>
          </table:table-cell>
          <table:table-cell table:formula="of:=[.$J$3]*[.A59]" office:value-type="float" office:value="11.6" calcext:value-type="float">
            <text:p>11.6</text:p>
          </table:table-cell>
          <table:table-cell table:formula="of:=FLOOR([.C59]*[.$J$1])+[.$J$2]" office:value-type="float" office:value="290" calcext:value-type="float">
            <text:p>290</text:p>
          </table:table-cell>
          <table:table-cell table:formula="of:=SUM([.D$2:.D59])" office:value-type="float" office:value="8555" calcext:value-type="float">
            <text:p>8555</text:p>
          </table:table-cell>
          <table:table-cell table:formula="of:=[.E59]+[.$J$1]" office:value-type="float" office:value="8580" calcext:value-type="float">
            <text:p>8580</text:p>
          </table:table-cell>
          <table:table-cell table:formula="of:=[.E59]/[.$J$1]" office:value-type="float" office:value="342.2" calcext:value-type="float">
            <text:p>342.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 + [.A60]*[.$J$4]" office:value-type="float" office:value="12.8" calcext:value-type="float">
            <text:p>12.8</text:p>
          </table:table-cell>
          <table:table-cell table:formula="of:=[.$J$3]*[.A60]" office:value-type="float" office:value="11.8" calcext:value-type="float">
            <text:p>11.8</text:p>
          </table:table-cell>
          <table:table-cell table:formula="of:=FLOOR([.C60]*[.$J$1])+[.$J$2]" office:value-type="float" office:value="295" calcext:value-type="float">
            <text:p>295</text:p>
          </table:table-cell>
          <table:table-cell table:formula="of:=SUM([.D$2:.D60])" office:value-type="float" office:value="8850" calcext:value-type="float">
            <text:p>8850</text:p>
          </table:table-cell>
          <table:table-cell table:formula="of:=[.E60]+[.$J$1]" office:value-type="float" office:value="8875" calcext:value-type="float">
            <text:p>8875</text:p>
          </table:table-cell>
          <table:table-cell table:formula="of:=[.E60]/[.$J$1]"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 + [.A61]*[.$J$4]" office:value-type="float" office:value="13" calcext:value-type="float">
            <text:p>13</text:p>
          </table:table-cell>
          <table:table-cell table:formula="of:=[.$J$3]*[.A61]" office:value-type="float" office:value="12" calcext:value-type="float">
            <text:p>12</text:p>
          </table:table-cell>
          <table:table-cell table:formula="of:=FLOOR([.C61]*[.$J$1])+[.$J$2]" office:value-type="float" office:value="300" calcext:value-type="float">
            <text:p>300</text:p>
          </table:table-cell>
          <table:table-cell table:formula="of:=SUM([.D$2:.D61])" office:value-type="float" office:value="9150" calcext:value-type="float">
            <text:p>9150</text:p>
          </table:table-cell>
          <table:table-cell table:formula="of:=[.E61]+[.$J$1]" office:value-type="float" office:value="9175" calcext:value-type="float">
            <text:p>9175</text:p>
          </table:table-cell>
          <table:table-cell table:formula="of:=[.E61]/[.$J$1]"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 + [.A62]*[.$J$4]" office:value-type="float" office:value="13.2" calcext:value-type="float">
            <text:p>13.2</text:p>
          </table:table-cell>
          <table:table-cell table:formula="of:=[.$J$3]*[.A62]" office:value-type="float" office:value="12.2" calcext:value-type="float">
            <text:p>12.2</text:p>
          </table:table-cell>
          <table:table-cell table:formula="of:=FLOOR([.C62]*[.$J$1])+[.$J$2]" office:value-type="float" office:value="305" calcext:value-type="float">
            <text:p>305</text:p>
          </table:table-cell>
          <table:table-cell table:formula="of:=SUM([.D$2:.D62])" office:value-type="float" office:value="9455" calcext:value-type="float">
            <text:p>9455</text:p>
          </table:table-cell>
          <table:table-cell table:formula="of:=[.E62]+[.$J$1]" office:value-type="float" office:value="9480" calcext:value-type="float">
            <text:p>9480</text:p>
          </table:table-cell>
          <table:table-cell table:formula="of:=[.E62]/[.$J$1]" office:value-type="float" office:value="378.2" calcext:value-type="float">
            <text:p>378.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 + [.A63]*[.$J$4]" office:value-type="float" office:value="13.4" calcext:value-type="float">
            <text:p>13.4</text:p>
          </table:table-cell>
          <table:table-cell table:formula="of:=[.$J$3]*[.A63]" office:value-type="float" office:value="12.4" calcext:value-type="float">
            <text:p>12.4</text:p>
          </table:table-cell>
          <table:table-cell table:formula="of:=FLOOR([.C63]*[.$J$1])+[.$J$2]" office:value-type="float" office:value="310" calcext:value-type="float">
            <text:p>310</text:p>
          </table:table-cell>
          <table:table-cell table:formula="of:=SUM([.D$2:.D63])" office:value-type="float" office:value="9765" calcext:value-type="float">
            <text:p>9765</text:p>
          </table:table-cell>
          <table:table-cell table:formula="of:=[.E63]+[.$J$1]" office:value-type="float" office:value="9790" calcext:value-type="float">
            <text:p>9790</text:p>
          </table:table-cell>
          <table:table-cell table:formula="of:=[.E63]/[.$J$1]" office:value-type="float" office:value="390.6" calcext:value-type="float">
            <text:p>390.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 + [.A64]*[.$J$4]" office:value-type="float" office:value="13.6" calcext:value-type="float">
            <text:p>13.6</text:p>
          </table:table-cell>
          <table:table-cell table:formula="of:=[.$J$3]*[.A64]" office:value-type="float" office:value="12.6" calcext:value-type="float">
            <text:p>12.6</text:p>
          </table:table-cell>
          <table:table-cell table:formula="of:=FLOOR([.C64]*[.$J$1])+[.$J$2]" office:value-type="float" office:value="315" calcext:value-type="float">
            <text:p>315</text:p>
          </table:table-cell>
          <table:table-cell table:formula="of:=SUM([.D$2:.D64])" office:value-type="float" office:value="10080" calcext:value-type="float">
            <text:p>10080</text:p>
          </table:table-cell>
          <table:table-cell table:formula="of:=[.E64]+[.$J$1]" office:value-type="float" office:value="10105" calcext:value-type="float">
            <text:p>10105</text:p>
          </table:table-cell>
          <table:table-cell table:formula="of:=[.E64]/[.$J$1]" office:value-type="float" office:value="403.2" calcext:value-type="float">
            <text:p>403.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 + [.A65]*[.$J$4]" office:value-type="float" office:value="13.8" calcext:value-type="float">
            <text:p>13.8</text:p>
          </table:table-cell>
          <table:table-cell table:formula="of:=[.$J$3]*[.A65]" office:value-type="float" office:value="12.8" calcext:value-type="float">
            <text:p>12.8</text:p>
          </table:table-cell>
          <table:table-cell table:formula="of:=FLOOR([.C65]*[.$J$1])+[.$J$2]" office:value-type="float" office:value="320" calcext:value-type="float">
            <text:p>320</text:p>
          </table:table-cell>
          <table:table-cell table:formula="of:=SUM([.D$2:.D65])" office:value-type="float" office:value="10400" calcext:value-type="float">
            <text:p>10400</text:p>
          </table:table-cell>
          <table:table-cell table:formula="of:=[.E65]+[.$J$1]" office:value-type="float" office:value="10425" calcext:value-type="float">
            <text:p>10425</text:p>
          </table:table-cell>
          <table:table-cell table:formula="of:=[.E65]/[.$J$1]"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 + [.A66]*[.$J$4]" office:value-type="float" office:value="14" calcext:value-type="float">
            <text:p>14</text:p>
          </table:table-cell>
          <table:table-cell table:formula="of:=[.$J$3]*[.A66]" office:value-type="float" office:value="13" calcext:value-type="float">
            <text:p>13</text:p>
          </table:table-cell>
          <table:table-cell table:formula="of:=FLOOR([.C66]*[.$J$1])+[.$J$2]" office:value-type="float" office:value="325" calcext:value-type="float">
            <text:p>325</text:p>
          </table:table-cell>
          <table:table-cell table:formula="of:=SUM([.D$2:.D66])" office:value-type="float" office:value="10725" calcext:value-type="float">
            <text:p>10725</text:p>
          </table:table-cell>
          <table:table-cell table:formula="of:=[.E66]+[.$J$1]" office:value-type="float" office:value="10750" calcext:value-type="float">
            <text:p>10750</text:p>
          </table:table-cell>
          <table:table-cell table:formula="of:=[.E66]/[.$J$1]"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 + [.A67]*[.$J$4]" office:value-type="float" office:value="14.2" calcext:value-type="float">
            <text:p>14.2</text:p>
          </table:table-cell>
          <table:table-cell table:formula="of:=[.$J$3]*[.A67]" office:value-type="float" office:value="13.2" calcext:value-type="float">
            <text:p>13.2</text:p>
          </table:table-cell>
          <table:table-cell table:formula="of:=FLOOR([.C67]*[.$J$1])+[.$J$2]" office:value-type="float" office:value="330" calcext:value-type="float">
            <text:p>330</text:p>
          </table:table-cell>
          <table:table-cell table:formula="of:=SUM([.D$2:.D67])" office:value-type="float" office:value="11055" calcext:value-type="float">
            <text:p>11055</text:p>
          </table:table-cell>
          <table:table-cell table:formula="of:=[.E67]+[.$J$1]" office:value-type="float" office:value="11080" calcext:value-type="float">
            <text:p>11080</text:p>
          </table:table-cell>
          <table:table-cell table:formula="of:=[.E67]/[.$J$1]" office:value-type="float" office:value="442.2" calcext:value-type="float">
            <text:p>442.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 + [.A68]*[.$J$4]" office:value-type="float" office:value="14.4" calcext:value-type="float">
            <text:p>14.4</text:p>
          </table:table-cell>
          <table:table-cell table:formula="of:=[.$J$3]*[.A68]" office:value-type="float" office:value="13.4" calcext:value-type="float">
            <text:p>13.4</text:p>
          </table:table-cell>
          <table:table-cell table:formula="of:=FLOOR([.C68]*[.$J$1])+[.$J$2]" office:value-type="float" office:value="335" calcext:value-type="float">
            <text:p>335</text:p>
          </table:table-cell>
          <table:table-cell table:formula="of:=SUM([.D$2:.D68])" office:value-type="float" office:value="11390" calcext:value-type="float">
            <text:p>11390</text:p>
          </table:table-cell>
          <table:table-cell table:formula="of:=[.E68]+[.$J$1]" office:value-type="float" office:value="11415" calcext:value-type="float">
            <text:p>11415</text:p>
          </table:table-cell>
          <table:table-cell table:formula="of:=[.E68]/[.$J$1]" office:value-type="float" office:value="455.6" calcext:value-type="float">
            <text:p>455.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 + [.A69]*[.$J$4]" office:value-type="float" office:value="14.6" calcext:value-type="float">
            <text:p>14.6</text:p>
          </table:table-cell>
          <table:table-cell table:formula="of:=[.$J$3]*[.A69]" office:value-type="float" office:value="13.6" calcext:value-type="float">
            <text:p>13.6</text:p>
          </table:table-cell>
          <table:table-cell table:formula="of:=FLOOR([.C69]*[.$J$1])+[.$J$2]" office:value-type="float" office:value="340" calcext:value-type="float">
            <text:p>340</text:p>
          </table:table-cell>
          <table:table-cell table:formula="of:=SUM([.D$2:.D69])" office:value-type="float" office:value="11730" calcext:value-type="float">
            <text:p>11730</text:p>
          </table:table-cell>
          <table:table-cell table:formula="of:=[.E69]+[.$J$1]" office:value-type="float" office:value="11755" calcext:value-type="float">
            <text:p>11755</text:p>
          </table:table-cell>
          <table:table-cell table:formula="of:=[.E69]/[.$J$1]" office:value-type="float" office:value="469.2" calcext:value-type="float">
            <text:p>469.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 + [.A70]*[.$J$4]" office:value-type="float" office:value="14.8" calcext:value-type="float">
            <text:p>14.8</text:p>
          </table:table-cell>
          <table:table-cell table:formula="of:=[.$J$3]*[.A70]" office:value-type="float" office:value="13.8" calcext:value-type="float">
            <text:p>13.8</text:p>
          </table:table-cell>
          <table:table-cell table:formula="of:=FLOOR([.C70]*[.$J$1])+[.$J$2]" office:value-type="float" office:value="345" calcext:value-type="float">
            <text:p>345</text:p>
          </table:table-cell>
          <table:table-cell table:formula="of:=SUM([.D$2:.D70])" office:value-type="float" office:value="12075" calcext:value-type="float">
            <text:p>12075</text:p>
          </table:table-cell>
          <table:table-cell table:formula="of:=[.E70]+[.$J$1]" office:value-type="float" office:value="12100" calcext:value-type="float">
            <text:p>12100</text:p>
          </table:table-cell>
          <table:table-cell table:formula="of:=[.E70]/[.$J$1]"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 + [.A71]*[.$J$4]" office:value-type="float" office:value="15" calcext:value-type="float">
            <text:p>15</text:p>
          </table:table-cell>
          <table:table-cell table:formula="of:=[.$J$3]*[.A71]" office:value-type="float" office:value="14" calcext:value-type="float">
            <text:p>14</text:p>
          </table:table-cell>
          <table:table-cell table:formula="of:=FLOOR([.C71]*[.$J$1])+[.$J$2]" office:value-type="float" office:value="350" calcext:value-type="float">
            <text:p>350</text:p>
          </table:table-cell>
          <table:table-cell table:formula="of:=SUM([.D$2:.D71])" office:value-type="float" office:value="12425" calcext:value-type="float">
            <text:p>12425</text:p>
          </table:table-cell>
          <table:table-cell table:formula="of:=[.E71]+[.$J$1]" office:value-type="float" office:value="12450" calcext:value-type="float">
            <text:p>12450</text:p>
          </table:table-cell>
          <table:table-cell table:formula="of:=[.E71]/[.$J$1]"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 + [.A72]*[.$J$4]" office:value-type="float" office:value="15.2" calcext:value-type="float">
            <text:p>15.2</text:p>
          </table:table-cell>
          <table:table-cell table:formula="of:=[.$J$3]*[.A72]" office:value-type="float" office:value="14.2" calcext:value-type="float">
            <text:p>14.2</text:p>
          </table:table-cell>
          <table:table-cell table:formula="of:=FLOOR([.C72]*[.$J$1])+[.$J$2]" office:value-type="float" office:value="355" calcext:value-type="float">
            <text:p>355</text:p>
          </table:table-cell>
          <table:table-cell table:formula="of:=SUM([.D$2:.D72])" office:value-type="float" office:value="12780" calcext:value-type="float">
            <text:p>12780</text:p>
          </table:table-cell>
          <table:table-cell table:formula="of:=[.E72]+[.$J$1]" office:value-type="float" office:value="12805" calcext:value-type="float">
            <text:p>12805</text:p>
          </table:table-cell>
          <table:table-cell table:formula="of:=[.E72]/[.$J$1]" office:value-type="float" office:value="511.2" calcext:value-type="float">
            <text:p>511.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 + [.A73]*[.$J$4]" office:value-type="float" office:value="15.4" calcext:value-type="float">
            <text:p>15.4</text:p>
          </table:table-cell>
          <table:table-cell table:formula="of:=[.$J$3]*[.A73]" office:value-type="float" office:value="14.4" calcext:value-type="float">
            <text:p>14.4</text:p>
          </table:table-cell>
          <table:table-cell table:formula="of:=FLOOR([.C73]*[.$J$1])+[.$J$2]" office:value-type="float" office:value="360" calcext:value-type="float">
            <text:p>360</text:p>
          </table:table-cell>
          <table:table-cell table:formula="of:=SUM([.D$2:.D73])" office:value-type="float" office:value="13140" calcext:value-type="float">
            <text:p>13140</text:p>
          </table:table-cell>
          <table:table-cell table:formula="of:=[.E73]+[.$J$1]" office:value-type="float" office:value="13165" calcext:value-type="float">
            <text:p>13165</text:p>
          </table:table-cell>
          <table:table-cell table:formula="of:=[.E73]/[.$J$1]" office:value-type="float" office:value="525.6" calcext:value-type="float">
            <text:p>525.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 + [.A74]*[.$J$4]" office:value-type="float" office:value="15.6" calcext:value-type="float">
            <text:p>15.6</text:p>
          </table:table-cell>
          <table:table-cell table:formula="of:=[.$J$3]*[.A74]" office:value-type="float" office:value="14.6" calcext:value-type="float">
            <text:p>14.6</text:p>
          </table:table-cell>
          <table:table-cell table:formula="of:=FLOOR([.C74]*[.$J$1])+[.$J$2]" office:value-type="float" office:value="365" calcext:value-type="float">
            <text:p>365</text:p>
          </table:table-cell>
          <table:table-cell table:formula="of:=SUM([.D$2:.D74])" office:value-type="float" office:value="13505" calcext:value-type="float">
            <text:p>13505</text:p>
          </table:table-cell>
          <table:table-cell table:formula="of:=[.E74]+[.$J$1]" office:value-type="float" office:value="13530" calcext:value-type="float">
            <text:p>13530</text:p>
          </table:table-cell>
          <table:table-cell table:formula="of:=[.E74]/[.$J$1]" office:value-type="float" office:value="540.2" calcext:value-type="float">
            <text:p>540.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 + [.A75]*[.$J$4]" office:value-type="float" office:value="15.8" calcext:value-type="float">
            <text:p>15.8</text:p>
          </table:table-cell>
          <table:table-cell table:formula="of:=[.$J$3]*[.A75]" office:value-type="float" office:value="14.8" calcext:value-type="float">
            <text:p>14.8</text:p>
          </table:table-cell>
          <table:table-cell table:formula="of:=FLOOR([.C75]*[.$J$1])+[.$J$2]" office:value-type="float" office:value="370" calcext:value-type="float">
            <text:p>370</text:p>
          </table:table-cell>
          <table:table-cell table:formula="of:=SUM([.D$2:.D75])" office:value-type="float" office:value="13875" calcext:value-type="float">
            <text:p>13875</text:p>
          </table:table-cell>
          <table:table-cell table:formula="of:=[.E75]+[.$J$1]" office:value-type="float" office:value="13900" calcext:value-type="float">
            <text:p>13900</text:p>
          </table:table-cell>
          <table:table-cell table:formula="of:=[.E75]/[.$J$1]"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 + [.A76]*[.$J$4]" office:value-type="float" office:value="16" calcext:value-type="float">
            <text:p>16</text:p>
          </table:table-cell>
          <table:table-cell table:formula="of:=[.$J$3]*[.A76]" office:value-type="float" office:value="15" calcext:value-type="float">
            <text:p>15</text:p>
          </table:table-cell>
          <table:table-cell table:formula="of:=FLOOR([.C76]*[.$J$1])+[.$J$2]" office:value-type="float" office:value="375" calcext:value-type="float">
            <text:p>375</text:p>
          </table:table-cell>
          <table:table-cell table:formula="of:=SUM([.D$2:.D76])" office:value-type="float" office:value="14250" calcext:value-type="float">
            <text:p>14250</text:p>
          </table:table-cell>
          <table:table-cell table:formula="of:=[.E76]+[.$J$1]" office:value-type="float" office:value="14275" calcext:value-type="float">
            <text:p>14275</text:p>
          </table:table-cell>
          <table:table-cell table:formula="of:=[.E76]/[.$J$1]"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 + [.A77]*[.$J$4]" office:value-type="float" office:value="16.2" calcext:value-type="float">
            <text:p>16.2</text:p>
          </table:table-cell>
          <table:table-cell table:formula="of:=[.$J$3]*[.A77]" office:value-type="float" office:value="15.2" calcext:value-type="float">
            <text:p>15.2</text:p>
          </table:table-cell>
          <table:table-cell table:formula="of:=FLOOR([.C77]*[.$J$1])+[.$J$2]" office:value-type="float" office:value="380" calcext:value-type="float">
            <text:p>380</text:p>
          </table:table-cell>
          <table:table-cell table:formula="of:=SUM([.D$2:.D77])" office:value-type="float" office:value="14630" calcext:value-type="float">
            <text:p>14630</text:p>
          </table:table-cell>
          <table:table-cell table:formula="of:=[.E77]+[.$J$1]" office:value-type="float" office:value="14655" calcext:value-type="float">
            <text:p>14655</text:p>
          </table:table-cell>
          <table:table-cell table:formula="of:=[.E77]/[.$J$1]" office:value-type="float" office:value="585.2" calcext:value-type="float">
            <text:p>585.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 + [.A78]*[.$J$4]" office:value-type="float" office:value="16.4" calcext:value-type="float">
            <text:p>16.4</text:p>
          </table:table-cell>
          <table:table-cell table:formula="of:=[.$J$3]*[.A78]" office:value-type="float" office:value="15.4" calcext:value-type="float">
            <text:p>15.4</text:p>
          </table:table-cell>
          <table:table-cell table:formula="of:=FLOOR([.C78]*[.$J$1])+[.$J$2]" office:value-type="float" office:value="385" calcext:value-type="float">
            <text:p>385</text:p>
          </table:table-cell>
          <table:table-cell table:formula="of:=SUM([.D$2:.D78])" office:value-type="float" office:value="15015" calcext:value-type="float">
            <text:p>15015</text:p>
          </table:table-cell>
          <table:table-cell table:formula="of:=[.E78]+[.$J$1]" office:value-type="float" office:value="15040" calcext:value-type="float">
            <text:p>15040</text:p>
          </table:table-cell>
          <table:table-cell table:formula="of:=[.E78]/[.$J$1]" office:value-type="float" office:value="600.6" calcext:value-type="float">
            <text:p>600.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 + [.A79]*[.$J$4]" office:value-type="float" office:value="16.6" calcext:value-type="float">
            <text:p>16.6</text:p>
          </table:table-cell>
          <table:table-cell table:formula="of:=[.$J$3]*[.A79]" office:value-type="float" office:value="15.6" calcext:value-type="float">
            <text:p>15.6</text:p>
          </table:table-cell>
          <table:table-cell table:formula="of:=FLOOR([.C79]*[.$J$1])+[.$J$2]" office:value-type="float" office:value="390" calcext:value-type="float">
            <text:p>390</text:p>
          </table:table-cell>
          <table:table-cell table:formula="of:=SUM([.D$2:.D79])" office:value-type="float" office:value="15405" calcext:value-type="float">
            <text:p>15405</text:p>
          </table:table-cell>
          <table:table-cell table:formula="of:=[.E79]+[.$J$1]" office:value-type="float" office:value="15430" calcext:value-type="float">
            <text:p>15430</text:p>
          </table:table-cell>
          <table:table-cell table:formula="of:=[.E79]/[.$J$1]" office:value-type="float" office:value="616.2" calcext:value-type="float">
            <text:p>616.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 + [.A80]*[.$J$4]" office:value-type="float" office:value="16.8" calcext:value-type="float">
            <text:p>16.8</text:p>
          </table:table-cell>
          <table:table-cell table:formula="of:=[.$J$3]*[.A80]" office:value-type="float" office:value="15.8" calcext:value-type="float">
            <text:p>15.8</text:p>
          </table:table-cell>
          <table:table-cell table:formula="of:=FLOOR([.C80]*[.$J$1])+[.$J$2]" office:value-type="float" office:value="395" calcext:value-type="float">
            <text:p>395</text:p>
          </table:table-cell>
          <table:table-cell table:formula="of:=SUM([.D$2:.D80])" office:value-type="float" office:value="15800" calcext:value-type="float">
            <text:p>15800</text:p>
          </table:table-cell>
          <table:table-cell table:formula="of:=[.E80]+[.$J$1]" office:value-type="float" office:value="15825" calcext:value-type="float">
            <text:p>15825</text:p>
          </table:table-cell>
          <table:table-cell table:formula="of:=[.E80]/[.$J$1]"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 + [.A81]*[.$J$4]" office:value-type="float" office:value="17" calcext:value-type="float">
            <text:p>17</text:p>
          </table:table-cell>
          <table:table-cell table:formula="of:=[.$J$3]*[.A81]" office:value-type="float" office:value="16" calcext:value-type="float">
            <text:p>16</text:p>
          </table:table-cell>
          <table:table-cell table:formula="of:=FLOOR([.C81]*[.$J$1])+[.$J$2]" office:value-type="float" office:value="400" calcext:value-type="float">
            <text:p>400</text:p>
          </table:table-cell>
          <table:table-cell table:formula="of:=SUM([.D$2:.D81])" office:value-type="float" office:value="16200" calcext:value-type="float">
            <text:p>16200</text:p>
          </table:table-cell>
          <table:table-cell table:formula="of:=[.E81]+[.$J$1]" office:value-type="float" office:value="16225" calcext:value-type="float">
            <text:p>16225</text:p>
          </table:table-cell>
          <table:table-cell table:formula="of:=[.E81]/[.$J$1]"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 + [.A82]*[.$J$4]" office:value-type="float" office:value="17.2" calcext:value-type="float">
            <text:p>17.2</text:p>
          </table:table-cell>
          <table:table-cell table:formula="of:=[.$J$3]*[.A82]" office:value-type="float" office:value="16.2" calcext:value-type="float">
            <text:p>16.2</text:p>
          </table:table-cell>
          <table:table-cell table:formula="of:=FLOOR([.C82]*[.$J$1])+[.$J$2]" office:value-type="float" office:value="405" calcext:value-type="float">
            <text:p>405</text:p>
          </table:table-cell>
          <table:table-cell table:formula="of:=SUM([.D$2:.D82])" office:value-type="float" office:value="16605" calcext:value-type="float">
            <text:p>16605</text:p>
          </table:table-cell>
          <table:table-cell table:formula="of:=[.E82]+[.$J$1]" office:value-type="float" office:value="16630" calcext:value-type="float">
            <text:p>16630</text:p>
          </table:table-cell>
          <table:table-cell table:formula="of:=[.E82]/[.$J$1]" office:value-type="float" office:value="664.2" calcext:value-type="float">
            <text:p>664.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 + [.A83]*[.$J$4]" office:value-type="float" office:value="17.4" calcext:value-type="float">
            <text:p>17.4</text:p>
          </table:table-cell>
          <table:table-cell table:formula="of:=[.$J$3]*[.A83]" office:value-type="float" office:value="16.4" calcext:value-type="float">
            <text:p>16.4</text:p>
          </table:table-cell>
          <table:table-cell table:formula="of:=FLOOR([.C83]*[.$J$1])+[.$J$2]" office:value-type="float" office:value="410" calcext:value-type="float">
            <text:p>410</text:p>
          </table:table-cell>
          <table:table-cell table:formula="of:=SUM([.D$2:.D83])" office:value-type="float" office:value="17015" calcext:value-type="float">
            <text:p>17015</text:p>
          </table:table-cell>
          <table:table-cell table:formula="of:=[.E83]+[.$J$1]" office:value-type="float" office:value="17040" calcext:value-type="float">
            <text:p>17040</text:p>
          </table:table-cell>
          <table:table-cell table:formula="of:=[.E83]/[.$J$1]" office:value-type="float" office:value="680.6" calcext:value-type="float">
            <text:p>680.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 + [.A84]*[.$J$4]" office:value-type="float" office:value="17.6" calcext:value-type="float">
            <text:p>17.6</text:p>
          </table:table-cell>
          <table:table-cell table:formula="of:=[.$J$3]*[.A84]" office:value-type="float" office:value="16.6" calcext:value-type="float">
            <text:p>16.6</text:p>
          </table:table-cell>
          <table:table-cell table:formula="of:=FLOOR([.C84]*[.$J$1])+[.$J$2]" office:value-type="float" office:value="415" calcext:value-type="float">
            <text:p>415</text:p>
          </table:table-cell>
          <table:table-cell table:formula="of:=SUM([.D$2:.D84])" office:value-type="float" office:value="17430" calcext:value-type="float">
            <text:p>17430</text:p>
          </table:table-cell>
          <table:table-cell table:formula="of:=[.E84]+[.$J$1]" office:value-type="float" office:value="17455" calcext:value-type="float">
            <text:p>17455</text:p>
          </table:table-cell>
          <table:table-cell table:formula="of:=[.E84]/[.$J$1]" office:value-type="float" office:value="697.2" calcext:value-type="float">
            <text:p>697.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 + [.A85]*[.$J$4]" office:value-type="float" office:value="17.8" calcext:value-type="float">
            <text:p>17.8</text:p>
          </table:table-cell>
          <table:table-cell table:formula="of:=[.$J$3]*[.A85]" office:value-type="float" office:value="16.8" calcext:value-type="float">
            <text:p>16.8</text:p>
          </table:table-cell>
          <table:table-cell table:formula="of:=FLOOR([.C85]*[.$J$1])+[.$J$2]" office:value-type="float" office:value="420" calcext:value-type="float">
            <text:p>420</text:p>
          </table:table-cell>
          <table:table-cell table:formula="of:=SUM([.D$2:.D85])" office:value-type="float" office:value="17850" calcext:value-type="float">
            <text:p>17850</text:p>
          </table:table-cell>
          <table:table-cell table:formula="of:=[.E85]+[.$J$1]" office:value-type="float" office:value="17875" calcext:value-type="float">
            <text:p>17875</text:p>
          </table:table-cell>
          <table:table-cell table:formula="of:=[.E85]/[.$J$1]"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 + [.A86]*[.$J$4]" office:value-type="float" office:value="18" calcext:value-type="float">
            <text:p>18</text:p>
          </table:table-cell>
          <table:table-cell table:formula="of:=[.$J$3]*[.A86]" office:value-type="float" office:value="17" calcext:value-type="float">
            <text:p>17</text:p>
          </table:table-cell>
          <table:table-cell table:formula="of:=FLOOR([.C86]*[.$J$1])+[.$J$2]" office:value-type="float" office:value="425" calcext:value-type="float">
            <text:p>425</text:p>
          </table:table-cell>
          <table:table-cell table:formula="of:=SUM([.D$2:.D86])" office:value-type="float" office:value="18275" calcext:value-type="float">
            <text:p>18275</text:p>
          </table:table-cell>
          <table:table-cell table:formula="of:=[.E86]+[.$J$1]" office:value-type="float" office:value="18300" calcext:value-type="float">
            <text:p>18300</text:p>
          </table:table-cell>
          <table:table-cell table:formula="of:=[.E86]/[.$J$1]" office:value-type="float" office:value="731" calcext:value-type="float">
            <text:p>73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 + [.A87]*[.$J$4]" office:value-type="float" office:value="18.2" calcext:value-type="float">
            <text:p>18.2</text:p>
          </table:table-cell>
          <table:table-cell table:formula="of:=[.$J$3]*[.A87]" office:value-type="float" office:value="17.2" calcext:value-type="float">
            <text:p>17.2</text:p>
          </table:table-cell>
          <table:table-cell table:formula="of:=FLOOR([.C87]*[.$J$1])+[.$J$2]" office:value-type="float" office:value="430" calcext:value-type="float">
            <text:p>430</text:p>
          </table:table-cell>
          <table:table-cell table:formula="of:=SUM([.D$2:.D87])" office:value-type="float" office:value="18705" calcext:value-type="float">
            <text:p>18705</text:p>
          </table:table-cell>
          <table:table-cell table:formula="of:=[.E87]+[.$J$1]" office:value-type="float" office:value="18730" calcext:value-type="float">
            <text:p>18730</text:p>
          </table:table-cell>
          <table:table-cell table:formula="of:=[.E87]/[.$J$1]" office:value-type="float" office:value="748.2" calcext:value-type="float">
            <text:p>748.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 + [.A88]*[.$J$4]" office:value-type="float" office:value="18.4" calcext:value-type="float">
            <text:p>18.4</text:p>
          </table:table-cell>
          <table:table-cell table:formula="of:=[.$J$3]*[.A88]" office:value-type="float" office:value="17.4" calcext:value-type="float">
            <text:p>17.4</text:p>
          </table:table-cell>
          <table:table-cell table:formula="of:=FLOOR([.C88]*[.$J$1])+[.$J$2]" office:value-type="float" office:value="435" calcext:value-type="float">
            <text:p>435</text:p>
          </table:table-cell>
          <table:table-cell table:formula="of:=SUM([.D$2:.D88])" office:value-type="float" office:value="19140" calcext:value-type="float">
            <text:p>19140</text:p>
          </table:table-cell>
          <table:table-cell table:formula="of:=[.E88]+[.$J$1]" office:value-type="float" office:value="19165" calcext:value-type="float">
            <text:p>19165</text:p>
          </table:table-cell>
          <table:table-cell table:formula="of:=[.E88]/[.$J$1]" office:value-type="float" office:value="765.6" calcext:value-type="float">
            <text:p>765.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 + [.A89]*[.$J$4]" office:value-type="float" office:value="18.6" calcext:value-type="float">
            <text:p>18.6</text:p>
          </table:table-cell>
          <table:table-cell table:formula="of:=[.$J$3]*[.A89]" office:value-type="float" office:value="17.6" calcext:value-type="float">
            <text:p>17.6</text:p>
          </table:table-cell>
          <table:table-cell table:formula="of:=FLOOR([.C89]*[.$J$1])+[.$J$2]" office:value-type="float" office:value="440" calcext:value-type="float">
            <text:p>440</text:p>
          </table:table-cell>
          <table:table-cell table:formula="of:=SUM([.D$2:.D89])" office:value-type="float" office:value="19580" calcext:value-type="float">
            <text:p>19580</text:p>
          </table:table-cell>
          <table:table-cell table:formula="of:=[.E89]+[.$J$1]" office:value-type="float" office:value="19605" calcext:value-type="float">
            <text:p>19605</text:p>
          </table:table-cell>
          <table:table-cell table:formula="of:=[.E89]/[.$J$1]" office:value-type="float" office:value="783.2" calcext:value-type="float">
            <text:p>783.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 + [.A90]*[.$J$4]" office:value-type="float" office:value="18.8" calcext:value-type="float">
            <text:p>18.8</text:p>
          </table:table-cell>
          <table:table-cell table:formula="of:=[.$J$3]*[.A90]" office:value-type="float" office:value="17.8" calcext:value-type="float">
            <text:p>17.8</text:p>
          </table:table-cell>
          <table:table-cell table:formula="of:=FLOOR([.C90]*[.$J$1])+[.$J$2]" office:value-type="float" office:value="445" calcext:value-type="float">
            <text:p>445</text:p>
          </table:table-cell>
          <table:table-cell table:formula="of:=SUM([.D$2:.D90])" office:value-type="float" office:value="20025" calcext:value-type="float">
            <text:p>20025</text:p>
          </table:table-cell>
          <table:table-cell table:formula="of:=[.E90]+[.$J$1]" office:value-type="float" office:value="20050" calcext:value-type="float">
            <text:p>20050</text:p>
          </table:table-cell>
          <table:table-cell table:formula="of:=[.E90]/[.$J$1]"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 + [.A91]*[.$J$4]" office:value-type="float" office:value="19" calcext:value-type="float">
            <text:p>19</text:p>
          </table:table-cell>
          <table:table-cell table:formula="of:=[.$J$3]*[.A91]" office:value-type="float" office:value="18" calcext:value-type="float">
            <text:p>18</text:p>
          </table:table-cell>
          <table:table-cell table:formula="of:=FLOOR([.C91]*[.$J$1])+[.$J$2]" office:value-type="float" office:value="450" calcext:value-type="float">
            <text:p>450</text:p>
          </table:table-cell>
          <table:table-cell table:formula="of:=SUM([.D$2:.D91])" office:value-type="float" office:value="20475" calcext:value-type="float">
            <text:p>20475</text:p>
          </table:table-cell>
          <table:table-cell table:formula="of:=[.E91]+[.$J$1]" office:value-type="float" office:value="20500" calcext:value-type="float">
            <text:p>20500</text:p>
          </table:table-cell>
          <table:table-cell table:formula="of:=[.E91]/[.$J$1]"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 + [.A92]*[.$J$4]" office:value-type="float" office:value="19.2" calcext:value-type="float">
            <text:p>19.2</text:p>
          </table:table-cell>
          <table:table-cell table:formula="of:=[.$J$3]*[.A92]" office:value-type="float" office:value="18.2" calcext:value-type="float">
            <text:p>18.2</text:p>
          </table:table-cell>
          <table:table-cell table:formula="of:=FLOOR([.C92]*[.$J$1])+[.$J$2]" office:value-type="float" office:value="455" calcext:value-type="float">
            <text:p>455</text:p>
          </table:table-cell>
          <table:table-cell table:formula="of:=SUM([.D$2:.D92])" office:value-type="float" office:value="20930" calcext:value-type="float">
            <text:p>20930</text:p>
          </table:table-cell>
          <table:table-cell table:formula="of:=[.E92]+[.$J$1]" office:value-type="float" office:value="20955" calcext:value-type="float">
            <text:p>20955</text:p>
          </table:table-cell>
          <table:table-cell table:formula="of:=[.E92]/[.$J$1]" office:value-type="float" office:value="837.2" calcext:value-type="float">
            <text:p>837.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 + [.A93]*[.$J$4]" office:value-type="float" office:value="19.4" calcext:value-type="float">
            <text:p>19.4</text:p>
          </table:table-cell>
          <table:table-cell table:formula="of:=[.$J$3]*[.A93]" office:value-type="float" office:value="18.4" calcext:value-type="float">
            <text:p>18.4</text:p>
          </table:table-cell>
          <table:table-cell table:formula="of:=FLOOR([.C93]*[.$J$1])+[.$J$2]" office:value-type="float" office:value="460" calcext:value-type="float">
            <text:p>460</text:p>
          </table:table-cell>
          <table:table-cell table:formula="of:=SUM([.D$2:.D93])" office:value-type="float" office:value="21390" calcext:value-type="float">
            <text:p>21390</text:p>
          </table:table-cell>
          <table:table-cell table:formula="of:=[.E93]+[.$J$1]" office:value-type="float" office:value="21415" calcext:value-type="float">
            <text:p>21415</text:p>
          </table:table-cell>
          <table:table-cell table:formula="of:=[.E93]/[.$J$1]" office:value-type="float" office:value="855.6" calcext:value-type="float">
            <text:p>855.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 + [.A94]*[.$J$4]" office:value-type="float" office:value="19.6" calcext:value-type="float">
            <text:p>19.6</text:p>
          </table:table-cell>
          <table:table-cell table:formula="of:=[.$J$3]*[.A94]" office:value-type="float" office:value="18.6" calcext:value-type="float">
            <text:p>18.6</text:p>
          </table:table-cell>
          <table:table-cell table:formula="of:=FLOOR([.C94]*[.$J$1])+[.$J$2]" office:value-type="float" office:value="465" calcext:value-type="float">
            <text:p>465</text:p>
          </table:table-cell>
          <table:table-cell table:formula="of:=SUM([.D$2:.D94])" office:value-type="float" office:value="21855" calcext:value-type="float">
            <text:p>21855</text:p>
          </table:table-cell>
          <table:table-cell table:formula="of:=[.E94]+[.$J$1]" office:value-type="float" office:value="21880" calcext:value-type="float">
            <text:p>21880</text:p>
          </table:table-cell>
          <table:table-cell table:formula="of:=[.E94]/[.$J$1]" office:value-type="float" office:value="874.2" calcext:value-type="float">
            <text:p>874.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 + [.A95]*[.$J$4]" office:value-type="float" office:value="19.8" calcext:value-type="float">
            <text:p>19.8</text:p>
          </table:table-cell>
          <table:table-cell table:formula="of:=[.$J$3]*[.A95]" office:value-type="float" office:value="18.8" calcext:value-type="float">
            <text:p>18.8</text:p>
          </table:table-cell>
          <table:table-cell table:formula="of:=FLOOR([.C95]*[.$J$1])+[.$J$2]" office:value-type="float" office:value="470" calcext:value-type="float">
            <text:p>470</text:p>
          </table:table-cell>
          <table:table-cell table:formula="of:=SUM([.D$2:.D95])" office:value-type="float" office:value="22325" calcext:value-type="float">
            <text:p>22325</text:p>
          </table:table-cell>
          <table:table-cell table:formula="of:=[.E95]+[.$J$1]" office:value-type="float" office:value="22350" calcext:value-type="float">
            <text:p>22350</text:p>
          </table:table-cell>
          <table:table-cell table:formula="of:=[.E95]/[.$J$1]" office:value-type="float" office:value="893" calcext:value-type="float">
            <text:p>89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 + [.A96]*[.$J$4]" office:value-type="float" office:value="20" calcext:value-type="float">
            <text:p>20</text:p>
          </table:table-cell>
          <table:table-cell table:formula="of:=[.$J$3]*[.A96]" office:value-type="float" office:value="19" calcext:value-type="float">
            <text:p>19</text:p>
          </table:table-cell>
          <table:table-cell table:formula="of:=FLOOR([.C96]*[.$J$1])+[.$J$2]" office:value-type="float" office:value="475" calcext:value-type="float">
            <text:p>475</text:p>
          </table:table-cell>
          <table:table-cell table:formula="of:=SUM([.D$2:.D96])" office:value-type="float" office:value="22800" calcext:value-type="float">
            <text:p>22800</text:p>
          </table:table-cell>
          <table:table-cell table:formula="of:=[.E96]+[.$J$1]" office:value-type="float" office:value="22825" calcext:value-type="float">
            <text:p>22825</text:p>
          </table:table-cell>
          <table:table-cell table:formula="of:=[.E96]/[.$J$1]"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 + [.A97]*[.$J$4]" office:value-type="float" office:value="20.2" calcext:value-type="float">
            <text:p>20.2</text:p>
          </table:table-cell>
          <table:table-cell table:formula="of:=[.$J$3]*[.A97]" office:value-type="float" office:value="19.2" calcext:value-type="float">
            <text:p>19.2</text:p>
          </table:table-cell>
          <table:table-cell table:formula="of:=FLOOR([.C97]*[.$J$1])+[.$J$2]" office:value-type="float" office:value="480" calcext:value-type="float">
            <text:p>480</text:p>
          </table:table-cell>
          <table:table-cell table:formula="of:=SUM([.D$2:.D97])" office:value-type="float" office:value="23280" calcext:value-type="float">
            <text:p>23280</text:p>
          </table:table-cell>
          <table:table-cell table:formula="of:=[.E97]+[.$J$1]" office:value-type="float" office:value="23305" calcext:value-type="float">
            <text:p>23305</text:p>
          </table:table-cell>
          <table:table-cell table:formula="of:=[.E97]/[.$J$1]" office:value-type="float" office:value="931.2" calcext:value-type="float">
            <text:p>931.2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 + [.A98]*[.$J$4]" office:value-type="float" office:value="20.4" calcext:value-type="float">
            <text:p>20.4</text:p>
          </table:table-cell>
          <table:table-cell table:formula="of:=[.$J$3]*[.A98]" office:value-type="float" office:value="19.4" calcext:value-type="float">
            <text:p>19.4</text:p>
          </table:table-cell>
          <table:table-cell table:formula="of:=FLOOR([.C98]*[.$J$1])+[.$J$2]" office:value-type="float" office:value="485" calcext:value-type="float">
            <text:p>485</text:p>
          </table:table-cell>
          <table:table-cell table:formula="of:=SUM([.D$2:.D98])" office:value-type="float" office:value="23765" calcext:value-type="float">
            <text:p>23765</text:p>
          </table:table-cell>
          <table:table-cell table:formula="of:=[.E98]+[.$J$1]" office:value-type="float" office:value="23790" calcext:value-type="float">
            <text:p>23790</text:p>
          </table:table-cell>
          <table:table-cell table:formula="of:=[.E98]/[.$J$1]" office:value-type="float" office:value="950.6" calcext:value-type="float">
            <text:p>950.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 + [.A99]*[.$J$4]" office:value-type="float" office:value="20.6" calcext:value-type="float">
            <text:p>20.6</text:p>
          </table:table-cell>
          <table:table-cell table:formula="of:=[.$J$3]*[.A99]" office:value-type="float" office:value="19.6" calcext:value-type="float">
            <text:p>19.6</text:p>
          </table:table-cell>
          <table:table-cell table:formula="of:=FLOOR([.C99]*[.$J$1])+[.$J$2]" office:value-type="float" office:value="490" calcext:value-type="float">
            <text:p>490</text:p>
          </table:table-cell>
          <table:table-cell table:formula="of:=SUM([.D$2:.D99])" office:value-type="float" office:value="24255" calcext:value-type="float">
            <text:p>24255</text:p>
          </table:table-cell>
          <table:table-cell table:formula="of:=[.E99]+[.$J$1]" office:value-type="float" office:value="24280" calcext:value-type="float">
            <text:p>24280</text:p>
          </table:table-cell>
          <table:table-cell table:formula="of:=[.E99]/[.$J$1]" office:value-type="float" office:value="970.2" calcext:value-type="float">
            <text:p>970.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 + [.A100]*[.$J$4]" office:value-type="float" office:value="20.8" calcext:value-type="float">
            <text:p>20.8</text:p>
          </table:table-cell>
          <table:table-cell table:formula="of:=[.$J$3]*[.A100]" office:value-type="float" office:value="19.8" calcext:value-type="float">
            <text:p>19.8</text:p>
          </table:table-cell>
          <table:table-cell table:formula="of:=FLOOR([.C100]*[.$J$1])+[.$J$2]" office:value-type="float" office:value="495" calcext:value-type="float">
            <text:p>495</text:p>
          </table:table-cell>
          <table:table-cell table:formula="of:=SUM([.D$2:.D100])" office:value-type="float" office:value="24750" calcext:value-type="float">
            <text:p>24750</text:p>
          </table:table-cell>
          <table:table-cell table:formula="of:=[.E100]+[.$J$1]" office:value-type="float" office:value="24775" calcext:value-type="float">
            <text:p>24775</text:p>
          </table:table-cell>
          <table:table-cell table:formula="of:=[.E100]/[.$J$1]"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 + [.A101]*[.$J$4]" office:value-type="float" office:value="21" calcext:value-type="float">
            <text:p>21</text:p>
          </table:table-cell>
          <table:table-cell table:formula="of:=[.$J$3]*[.A101]" office:value-type="float" office:value="20" calcext:value-type="float">
            <text:p>20</text:p>
          </table:table-cell>
          <table:table-cell table:formula="of:=FLOOR([.C101]*[.$J$1])+[.$J$2]" office:value-type="float" office:value="500" calcext:value-type="float">
            <text:p>500</text:p>
          </table:table-cell>
          <table:table-cell table:formula="of:=SUM([.D$2:.D101])" office:value-type="float" office:value="25250" calcext:value-type="float">
            <text:p>25250</text:p>
          </table:table-cell>
          <table:table-cell table:formula="of:=[.E101]+[.$J$1]" office:value-type="float" office:value="25275" calcext:value-type="float">
            <text:p>25275</text:p>
          </table:table-cell>
          <table:table-cell table:formula="of:=[.E101]/[.$J$1]" office:value-type="float" office:value="1010" calcext:value-type="float">
            <text:p>1010</text:p>
          </table:table-cell>
          <table:table-cell table:number-columns-repeated="3"/>
        </table:table-row>
      </table:table>
      <table:table table:name="enchanter" table:style-name="ta1">
        <table:table-column table:style-name="co4" table:number-columns-repeated="2" table:default-cell-style-name="Default"/>
        <table:table-column table:style-name="co12" table:default-cell-style-name="ce13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max level</text:p>
          </table:table-cell>
          <table:table-cell table:style-name="ce15" office:value-type="string" calcext:value-type="string">
            <text:p>upgrades</text:p>
          </table:table-cell>
          <table:table-cell table:style-name="ce14" office:value-type="string" calcext:value-type="string">
            <text:p>cost</text:p>
          </table:table-cell>
          <table:table-cell/>
          <table:table-cell table:style-name="ce15" office:value-type="string" calcext:value-type="string">
            <text:p>Base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$B2] - 1)^[.$F$2] + [.$F$3]*([.$B2] - 1)+[.$F$1]" office:value-type="float" office:value="5" calcext:value-type="float">
            <text:p>5</text:p>
          </table:table-cell>
          <table:table-cell/>
          <table:table-cell table:style-name="ce15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[.$B3] - 1)^[.$F$2] + [.$F$3]*([.$B3] - 1)+[.$F$1]" office:value-type="float" office:value="11" calcext:value-type="float">
            <text:p>11</text:p>
          </table:table-cell>
          <table:table-cell/>
          <table:table-cell table:style-name="ce15" office:value-type="string" calcext:value-type="string">
            <text:p>Linear Ra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([.$B4] - 1)^[.$F$2] + [.$F$3]*([.$B4] - 1)+[.$F$1]" office:value-type="float" office:value="23" calcext:value-type="float">
            <text:p>23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([.$B5] - 1)^[.$F$2] + [.$F$3]*([.$B5] - 1)+[.$F$1]" office:value-type="float" office:value="47" calcext:value-type="float">
            <text:p>47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$B6] - 1)^[.$F$2] + [.$F$3]*([.$B6] - 1)+[.$F$1]" office:value-type="float" office:value="89" calcext:value-type="float">
            <text:p>89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([.$B7] - 1)^[.$F$2] + [.$F$3]*([.$B7] - 1)+[.$F$1]" office:value-type="float" office:value="155" calcext:value-type="float">
            <text:p>155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([.$B8] - 1)^[.$F$2] + [.$F$3]*([.$B8] - 1)+[.$F$1]" office:value-type="float" office:value="251" calcext:value-type="float">
            <text:p>251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([.$B9] - 1)^[.$F$2] + [.$F$3]*([.$B9] - 1)+[.$F$1]" office:value-type="float" office:value="383" calcext:value-type="float">
            <text:p>383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([.$B10] - 1)^[.$F$2] + [.$F$3]*([.$B10] - 1)+[.$F$1]" office:value-type="float" office:value="557" calcext:value-type="float">
            <text:p>557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([.$B11] - 1)^[.$F$2] + [.$F$3]*([.$B11] - 1)+[.$F$1]" office:value-type="float" office:value="779" calcext:value-type="float">
            <text:p>779</text:p>
          </table:table-cell>
          <table:table-cell/>
          <table:table-cell table:style-name="ce15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([.$B12] - 1)^[.$F$2] + [.$F$3]*([.$B12] - 1)+[.$F$1]" office:value-type="float" office:value="1055" calcext:value-type="float">
            <text:p>105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([.$B13] - 1)^[.$F$2] + [.$F$3]*([.$B13] - 1)+[.$F$1]" office:value-type="float" office:value="1391" calcext:value-type="float">
            <text:p>139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([.$B14] - 1)^[.$F$2] + [.$F$3]*([.$B14] - 1)+[.$F$1]" office:value-type="float" office:value="1793" calcext:value-type="float">
            <text:p>179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([.$B15] - 1)^[.$F$2] + [.$F$3]*([.$B15] - 1)+[.$F$1]" office:value-type="float" office:value="2267" calcext:value-type="float">
            <text:p>22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([.$B16] - 1)^[.$F$2] + [.$F$3]*([.$B16] - 1)+[.$F$1]" office:value-type="float" office:value="2819" calcext:value-type="float">
            <text:p>281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([.$B17] - 1)^[.$F$2] + [.$F$3]*([.$B17] - 1)+[.$F$1]" office:value-type="float" office:value="3455" calcext:value-type="float">
            <text:p>345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([.$B18] - 1)^[.$F$2] + [.$F$3]*([.$B18] - 1)+[.$F$1]" office:value-type="float" office:value="4181" calcext:value-type="float">
            <text:p>418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([.$B19] - 1)^[.$F$2] + [.$F$3]*([.$B19] - 1)+[.$F$1]" office:value-type="float" office:value="5003" calcext:value-type="float">
            <text:p>500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([.$B20] - 1)^[.$F$2] + [.$F$3]*([.$B20] - 1)+[.$F$1]" office:value-type="float" office:value="5927" calcext:value-type="float">
            <text:p>592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([.$B21] - 1)^[.$F$2] + [.$F$3]*([.$B21] - 1)+[.$F$1]" office:value-type="float" office:value="6959" calcext:value-type="float">
            <text:p>695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([.$B22] - 1)^[.$F$2] + [.$F$3]*([.$B22] - 1)+[.$F$1]" office:value-type="float" office:value="8105" calcext:value-type="float">
            <text:p>810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([.$B23] - 1)^[.$F$2] + [.$F$3]*([.$B23] - 1)+[.$F$1]" office:value-type="float" office:value="9371" calcext:value-type="float">
            <text:p>937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formula="of:=([.$B24] - 1)^[.$F$2] + [.$F$3]*([.$B24] - 1)+[.$F$1]" office:value-type="float" office:value="10763" calcext:value-type="float">
            <text:p>1076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formula="of:=([.$B25] - 1)^[.$F$2] + [.$F$3]*([.$B25] - 1)+[.$F$1]" office:value-type="float" office:value="12287" calcext:value-type="float">
            <text:p>1228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([.$B26] - 1)^[.$F$2] + [.$F$3]*([.$B26] - 1)+[.$F$1]" office:value-type="float" office:value="13949" calcext:value-type="float">
            <text:p>1394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formula="of:=([.$B27] - 1)^[.$F$2] + [.$F$3]*([.$B27] - 1)+[.$F$1]" office:value-type="float" office:value="15755" calcext:value-type="float">
            <text:p>1575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formula="of:=([.$B28] - 1)^[.$F$2] + [.$F$3]*([.$B28] - 1)+[.$F$1]" office:value-type="float" office:value="17711" calcext:value-type="float">
            <text:p>1771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([.$B29] - 1)^[.$F$2] + [.$F$3]*([.$B29] - 1)+[.$F$1]" office:value-type="float" office:value="19823" calcext:value-type="float">
            <text:p>1982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formula="of:=([.$B30] - 1)^[.$F$2] + [.$F$3]*([.$B30] - 1)+[.$F$1]" office:value-type="float" office:value="22097" calcext:value-type="float">
            <text:p>2209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([.$B31] - 1)^[.$F$2] + [.$F$3]*([.$B31] - 1)+[.$F$1]" office:value-type="float" office:value="24539" calcext:value-type="float">
            <text:p>2453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formula="of:=([.$B32] - 1)^[.$F$2] + [.$F$3]*([.$B32] - 1)+[.$F$1]" office:value-type="float" office:value="27155" calcext:value-type="float">
            <text:p>2715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formula="of:=([.$B33] - 1)^[.$F$2] + [.$F$3]*([.$B33] - 1)+[.$F$1]" office:value-type="float" office:value="29951" calcext:value-type="float">
            <text:p>2995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formula="of:=([.$B34] - 1)^[.$F$2] + [.$F$3]*([.$B34] - 1)+[.$F$1]" office:value-type="float" office:value="32933" calcext:value-type="float">
            <text:p>3293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formula="of:=([.$B35] - 1)^[.$F$2] + [.$F$3]*([.$B35] - 1)+[.$F$1]" office:value-type="float" office:value="36107" calcext:value-type="float">
            <text:p>3610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([.$B36] - 1)^[.$F$2] + [.$F$3]*([.$B36] - 1)+[.$F$1]" office:value-type="float" office:value="39479" calcext:value-type="float">
            <text:p>3947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formula="of:=([.$B37] - 1)^[.$F$2] + [.$F$3]*([.$B37] - 1)+[.$F$1]" office:value-type="float" office:value="43055" calcext:value-type="float">
            <text:p>4305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formula="of:=([.$B38] - 1)^[.$F$2] + [.$F$3]*([.$B38] - 1)+[.$F$1]" office:value-type="float" office:value="46841" calcext:value-type="float">
            <text:p>4684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formula="of:=([.$B39] - 1)^[.$F$2] + [.$F$3]*([.$B39] - 1)+[.$F$1]" office:value-type="float" office:value="50843" calcext:value-type="float">
            <text:p>5084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formula="of:=([.$B40] - 1)^[.$F$2] + [.$F$3]*([.$B40] - 1)+[.$F$1]" office:value-type="float" office:value="55067" calcext:value-type="float">
            <text:p>5506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([.$B41] - 1)^[.$F$2] + [.$F$3]*([.$B41] - 1)+[.$F$1]" office:value-type="float" office:value="59519" calcext:value-type="float">
            <text:p>5951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formula="of:=([.$B42] - 1)^[.$F$2] + [.$F$3]*([.$B42] - 1)+[.$F$1]" office:value-type="float" office:value="64205" calcext:value-type="float">
            <text:p>6420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formula="of:=([.$B43] - 1)^[.$F$2] + [.$F$3]*([.$B43] - 1)+[.$F$1]" office:value-type="float" office:value="69131" calcext:value-type="float">
            <text:p>6913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formula="of:=([.$B44] - 1)^[.$F$2] + [.$F$3]*([.$B44] - 1)+[.$F$1]" office:value-type="float" office:value="74303" calcext:value-type="float">
            <text:p>7430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formula="of:=([.$B45] - 1)^[.$F$2] + [.$F$3]*([.$B45] - 1)+[.$F$1]" office:value-type="float" office:value="79727" calcext:value-type="float">
            <text:p>7972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([.$B46] - 1)^[.$F$2] + [.$F$3]*([.$B46] - 1)+[.$F$1]" office:value-type="float" office:value="85409" calcext:value-type="float">
            <text:p>85409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11"/>
          <table:table-cell table:style-name="ce12"/>
          <table:table-cell/>
          <table:table-cell table:style-name="ce15"/>
          <table:table-cell table:style-name="ce11"/>
        </table:table-row>
      </table:table>
      <table:table table:name="armor" table:style-name="ta1">
        <table:table-column table:style-name="co4" table:default-cell-style-name="Default"/>
        <table:table-column table:style-name="co14" table:default-cell-style-name="ce19"/>
        <table:table-column table:style-name="co4" table:number-columns-repeated="3" table:default-cell-style-name="Default"/>
        <table:table-row table:style-name="ro1">
          <table:table-cell table:style-name="ce15" office:value-type="string" calcext:value-type="string">
            <text:p>Armor</text:p>
          </table:table-cell>
          <table:table-cell table:style-name="ce17" office:value-type="string" calcext:value-type="string">
            <text:p>Physical Resist</text:p>
          </table:table-cell>
          <table:table-cell/>
          <table:table-cell table:style-name="ce15" office:value-type="string" calcext:value-type="string">
            <text:p>ter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([.$E$1] + ABS([.A3]))*100" office:value-type="float" office:value="3.2258064516129" calcext:value-type="float">
            <text:p>3.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([.$E$1] + ABS([.A4]))*100" office:value-type="float" office:value="6.25" calcext:value-type="float">
            <text:p>6.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([.$E$1] + ABS([.A5]))*100" office:value-type="float" office:value="9.09090909090909" calcext:value-type="float">
            <text:p>9.0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([.$E$1] + ABS([.A6]))*100" office:value-type="float" office:value="11.7647058823529" calcext:value-type="float">
            <text:p>11.7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([.$E$1] + ABS([.A7]))*100" office:value-type="float" office:value="14.2857142857143" calcext:value-type="float">
            <text:p>14.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([.$E$1] + ABS([.A8]))*100" office:value-type="float" office:value="16.6666666666667" calcext:value-type="float">
            <text:p>16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([.$E$1] + ABS([.A9]))*100" office:value-type="float" office:value="18.9189189189189" calcext:value-type="float">
            <text:p>18.9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([.$E$1] + ABS([.A10]))*100" office:value-type="float" office:value="21.0526315789474" calcext:value-type="float">
            <text:p>21.0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([.$E$1] + ABS([.A11]))*100" office:value-type="float" office:value="23.0769230769231" calcext:value-type="float">
            <text:p>23.0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([.$E$1] + ABS([.A12]))*100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([.$E$1] + ABS([.A13]))*100" office:value-type="float" office:value="26.8292682926829" calcext:value-type="float">
            <text:p>26.8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([.$E$1] + ABS([.A14]))*100" office:value-type="float" office:value="28.5714285714286" calcext:value-type="float">
            <text:p>28.5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([.$E$1] + ABS([.A15]))*100" office:value-type="float" office:value="30.2325581395349" calcext:value-type="float">
            <text:p>30.2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([.$E$1] + ABS([.A16]))*100" office:value-type="float" office:value="31.8181818181818" calcext:value-type="float">
            <text:p>31.8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([.$E$1] + ABS([.A17]))*100" office:value-type="float" office:value="33.3333333333333" calcext:value-type="float">
            <text:p>33.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([.$E$1] + ABS([.A18]))*100" office:value-type="float" office:value="34.7826086956522" calcext:value-type="float">
            <text:p>34.7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([.$E$1] + ABS([.A19]))*100" office:value-type="float" office:value="36.1702127659575" calcext:value-type="float">
            <text:p>36.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([.$E$1] + ABS([.A20]))*100" office:value-type="float" office:value="37.5" calcext:value-type="float">
            <text:p>37.5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([.$E$1] + ABS([.A21]))*100" office:value-type="float" office:value="38.7755102040816" calcext:value-type="float">
            <text:p>38.7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([.$E$1] + ABS([.A22]))*100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([.$E$1] + ABS([.A23]))*100" office:value-type="float" office:value="41.1764705882353" calcext:value-type="float">
            <text:p>41.1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([.$E$1] + ABS([.A24]))*100" office:value-type="float" office:value="42.3076923076923" calcext:value-type="float">
            <text:p>42.3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([.$E$1] + ABS([.A25]))*100" office:value-type="float" office:value="43.3962264150943" calcext:value-type="float">
            <text:p>43.4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([.$E$1] + ABS([.A26]))*100" office:value-type="float" office:value="44.4444444444444" calcext:value-type="float">
            <text:p>44.4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([.$E$1] + ABS([.A27]))*100" office:value-type="float" office:value="45.4545454545455" calcext:value-type="float">
            <text:p>45.4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([.$E$1] + ABS([.A28]))*100" office:value-type="float" office:value="46.4285714285714" calcext:value-type="float">
            <text:p>46.4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([.$E$1] + ABS([.A29]))*100" office:value-type="float" office:value="47.3684210526316" calcext:value-type="float">
            <text:p>47.3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([.$E$1] + ABS([.A30]))*100" office:value-type="float" office:value="48.2758620689655" calcext:value-type="float">
            <text:p>48.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([.$E$1] + ABS([.A31]))*100" office:value-type="float" office:value="49.1525423728814" calcext:value-type="float">
            <text:p>49.1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([.$E$1] + ABS([.A32]))*100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([.$E$1] + ABS([.A33]))*100" office:value-type="float" office:value="50.8196721311475" calcext:value-type="float">
            <text:p>50.8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([.$E$1] + ABS([.A34]))*100" office:value-type="float" office:value="51.6129032258065" calcext:value-type="float">
            <text:p>51.6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([.$E$1] + ABS([.A35]))*100" office:value-type="float" office:value="52.3809523809524" calcext:value-type="float">
            <text:p>52.3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([.$E$1] + ABS([.A36]))*100" office:value-type="float" office:value="53.125" calcext:value-type="float">
            <text:p>53.1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([.$E$1] + ABS([.A37]))*100" office:value-type="float" office:value="53.8461538461539" calcext:value-type="float">
            <text:p>53.8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([.$E$1] + ABS([.A38]))*100" office:value-type="float" office:value="54.5454545454545" calcext:value-type="float">
            <text:p>54.5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([.$E$1] + ABS([.A39]))*100" office:value-type="float" office:value="55.2238805970149" calcext:value-type="float">
            <text:p>55.2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([.$E$1] + ABS([.A40]))*100" office:value-type="float" office:value="55.8823529411765" calcext:value-type="float">
            <text:p>55.8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([.$E$1] + ABS([.A41]))*100" office:value-type="float" office:value="56.5217391304348" calcext:value-type="float">
            <text:p>56.5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([.$E$1] + ABS([.A42]))*100" office:value-type="float" office:value="57.1428571428571" calcext:value-type="float">
            <text:p>57.1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([.$E$1] + ABS([.A43]))*100" office:value-type="float" office:value="57.7464788732394" calcext:value-type="float">
            <text:p>57.7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([.$E$1] + ABS([.A44]))*100" office:value-type="float" office:value="58.3333333333333" calcext:value-type="float">
            <text:p>58.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([.$E$1] + ABS([.A45]))*100" office:value-type="float" office:value="58.9041095890411" calcext:value-type="float">
            <text:p>58.9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([.$E$1] + ABS([.A46]))*100" office:value-type="float" office:value="59.4594594594595" calcext:value-type="float">
            <text:p>59.4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([.$E$1] + ABS([.A47]))*100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([.$E$1] + ABS([.A48]))*100" office:value-type="float" office:value="60.5263157894737" calcext:value-type="float">
            <text:p>60.5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([.$E$1] + ABS([.A49]))*100" office:value-type="float" office:value="61.038961038961" calcext:value-type="float">
            <text:p>61.0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([.$E$1] + ABS([.A50]))*100" office:value-type="float" office:value="61.5384615384615" calcext:value-type="float">
            <text:p>61.5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([.$E$1] + ABS([.A51]))*100" office:value-type="float" office:value="62.0253164556962" calcext:value-type="float">
            <text:p>62.0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([.$E$1] + ABS([.A52]))*100" office:value-type="float" office:value="62.5" calcext:value-type="float">
            <text:p>62.5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([.$E$1] + ABS([.A53]))*100" office:value-type="float" office:value="62.962962962963" calcext:value-type="float">
            <text:p>62.9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([.$E$1] + ABS([.A54]))*100" office:value-type="float" office:value="63.4146341463415" calcext:value-type="float">
            <text:p>63.4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([.$E$1] + ABS([.A55]))*100" office:value-type="float" office:value="63.855421686747" calcext:value-type="float">
            <text:p>63.8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([.$E$1] + ABS([.A56]))*100" office:value-type="float" office:value="64.2857142857143" calcext:value-type="float">
            <text:p>64.29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([.$E$1] + ABS([.A57]))*100" office:value-type="float" office:value="64.7058823529412" calcext:value-type="float">
            <text:p>64.7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([.$E$1] + ABS([.A58]))*100" office:value-type="float" office:value="65.1162790697674" calcext:value-type="float">
            <text:p>65.1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([.$E$1] + ABS([.A59]))*100" office:value-type="float" office:value="65.5172413793104" calcext:value-type="float">
            <text:p>65.5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([.$E$1] + ABS([.A60]))*100" office:value-type="float" office:value="65.9090909090909" calcext:value-type="float">
            <text:p>65.9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([.$E$1] + ABS([.A61]))*100" office:value-type="float" office:value="66.2921348314607" calcext:value-type="float">
            <text:p>66.2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([.$E$1] + ABS([.A62]))*100" office:value-type="float" office:value="66.6666666666667" calcext:value-type="float">
            <text:p>66.6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([.$E$1] + ABS([.A63]))*100" office:value-type="float" office:value="67.032967032967" calcext:value-type="float">
            <text:p>67.0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([.$E$1] + ABS([.A64]))*100" office:value-type="float" office:value="67.3913043478261" calcext:value-type="float">
            <text:p>67.3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([.$E$1] + ABS([.A65]))*100" office:value-type="float" office:value="67.741935483871" calcext:value-type="float">
            <text:p>67.7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([.$E$1] + ABS([.A66]))*100" office:value-type="float" office:value="68.0851063829787" calcext:value-type="float">
            <text:p>68.09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([.$E$1] + ABS([.A67]))*100" office:value-type="float" office:value="68.421052631579" calcext:value-type="float">
            <text:p>68.4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([.$E$1] + ABS([.A68]))*100" office:value-type="float" office:value="68.75" calcext:value-type="float">
            <text:p>68.7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([.$E$1] + ABS([.A69]))*100" office:value-type="float" office:value="69.0721649484536" calcext:value-type="float">
            <text:p>69.0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([.$E$1] + ABS([.A70]))*100" office:value-type="float" office:value="69.3877551020408" calcext:value-type="float">
            <text:p>69.3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([.$E$1] + ABS([.A71]))*100" office:value-type="float" office:value="69.6969696969697" calcext:value-type="float">
            <text:p>69.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([.$E$1] + ABS([.A72]))*100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([.$E$1] + ABS([.A73]))*100" office:value-type="float" office:value="70.2970297029703" calcext:value-type="float">
            <text:p>70.3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([.$E$1] + ABS([.A74]))*100" office:value-type="float" office:value="70.5882352941177" calcext:value-type="float">
            <text:p>70.59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([.$E$1] + ABS([.A75]))*100" office:value-type="float" office:value="70.873786407767" calcext:value-type="float">
            <text:p>70.8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([.$E$1] + ABS([.A76]))*100" office:value-type="float" office:value="71.1538461538462" calcext:value-type="float">
            <text:p>71.1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([.$E$1] + ABS([.A77]))*100" office:value-type="float" office:value="71.4285714285714" calcext:value-type="float">
            <text:p>71.43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([.$E$1] + ABS([.A78]))*100" office:value-type="float" office:value="71.6981132075472" calcext:value-type="float">
            <text:p>71.7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([.$E$1] + ABS([.A79]))*100" office:value-type="float" office:value="71.9626168224299" calcext:value-type="float">
            <text:p>71.9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([.$E$1] + ABS([.A80]))*100" office:value-type="float" office:value="72.2222222222222" calcext:value-type="float">
            <text:p>72.2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([.$E$1] + ABS([.A81]))*100" office:value-type="float" office:value="72.4770642201835" calcext:value-type="float">
            <text:p>72.4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([.$E$1] + ABS([.A82]))*100" office:value-type="float" office:value="72.7272727272727" calcext:value-type="float">
            <text:p>72.7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([.$E$1] + ABS([.A83]))*100" office:value-type="float" office:value="72.972972972973" calcext:value-type="float">
            <text:p>72.97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([.$E$1] + ABS([.A84]))*100" office:value-type="float" office:value="73.2142857142857" calcext:value-type="float">
            <text:p>73.2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([.$E$1] + ABS([.A85]))*100" office:value-type="float" office:value="73.4513274336283" calcext:value-type="float">
            <text:p>73.4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([.$E$1] + ABS([.A86]))*100" office:value-type="float" office:value="73.6842105263158" calcext:value-type="float">
            <text:p>73.68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([.$E$1] + ABS([.A87]))*100" office:value-type="float" office:value="73.9130434782609" calcext:value-type="float">
            <text:p>73.9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([.$E$1] + ABS([.A88]))*100" office:value-type="float" office:value="74.1379310344828" calcext:value-type="float">
            <text:p>74.1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([.$E$1] + ABS([.A89]))*100" office:value-type="float" office:value="74.3589743589744" calcext:value-type="float">
            <text:p>74.3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([.$E$1] + ABS([.A90]))*100" office:value-type="float" office:value="74.5762711864407" calcext:value-type="float">
            <text:p>74.5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([.$E$1] + ABS([.A91]))*100" office:value-type="float" office:value="74.7899159663866" calcext:value-type="float">
            <text:p>74.7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([.$E$1] + ABS([.A92]))*100" office:value-type="float" office:value="75" calcext:value-type="float">
            <text:p>75.0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([.$E$1] + ABS([.A93]))*100" office:value-type="float" office:value="75.2066115702479" calcext:value-type="float">
            <text:p>75.2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([.$E$1] + ABS([.A94]))*100" office:value-type="float" office:value="75.4098360655738" calcext:value-type="float">
            <text:p>75.4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([.$E$1] + ABS([.A95]))*100" office:value-type="float" office:value="75.609756097561" calcext:value-type="float">
            <text:p>75.6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([.$E$1] + ABS([.A96]))*100" office:value-type="float" office:value="75.8064516129032" calcext:value-type="float">
            <text:p>75.81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([.$E$1] + ABS([.A97]))*100" office:value-type="float" office:value="76" calcext:value-type="float">
            <text:p>76.0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([.$E$1] + ABS([.A98]))*100" office:value-type="float" office:value="76.1904761904762" calcext:value-type="float">
            <text:p>76.19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([.$E$1] + ABS([.A99]))*100" office:value-type="float" office:value="76.3779527559055" calcext:value-type="float">
            <text:p>76.3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([.$E$1] + ABS([.A100]))*100" office:value-type="float" office:value="76.5625" calcext:value-type="float">
            <text:p>76.5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([.$E$1] + ABS([.A101]))*100" office:value-type="float" office:value="76.7441860465116" calcext:value-type="float">
            <text:p>76.7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([.$E$1] + ABS([.A102]))*100" office:value-type="float" office:value="76.9230769230769" calcext:value-type="float">
            <text:p>76.92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([.$E$1] + ABS([.A103]))*100" office:value-type="float" office:value="77.0992366412214" calcext:value-type="float">
            <text:p>77.1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([.$E$1] + ABS([.A104]))*100" office:value-type="float" office:value="77.2727272727273" calcext:value-type="float">
            <text:p>77.27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([.$E$1] + ABS([.A105]))*100" office:value-type="float" office:value="77.4436090225564" calcext:value-type="float">
            <text:p>77.44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([.$E$1] + ABS([.A106]))*100" office:value-type="float" office:value="77.6119402985075" calcext:value-type="float">
            <text:p>77.61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([.$E$1] + ABS([.A107]))*100" office:value-type="float" office:value="77.7777777777778" calcext:value-type="float">
            <text:p>77.78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([.$E$1] + ABS([.A108]))*100" office:value-type="float" office:value="77.9411764705882" calcext:value-type="float">
            <text:p>77.94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([.$E$1] + ABS([.A109]))*100" office:value-type="float" office:value="78.1021897810219" calcext:value-type="float">
            <text:p>78.1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([.$E$1] + ABS([.A110]))*100" office:value-type="float" office:value="78.2608695652174" calcext:value-type="float">
            <text:p>78.26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([.$E$1] + ABS([.A111]))*100" office:value-type="float" office:value="78.4172661870504" calcext:value-type="float">
            <text:p>78.4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([.$E$1] + ABS([.A112]))*100" office:value-type="float" office:value="78.5714285714286" calcext:value-type="float">
            <text:p>78.57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([.$E$1] + ABS([.A113]))*100" office:value-type="float" office:value="78.7234042553192" calcext:value-type="float">
            <text:p>78.7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([.$E$1] + ABS([.A114]))*100" office:value-type="float" office:value="78.8732394366197" calcext:value-type="float">
            <text:p>78.87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([.$E$1] + ABS([.A115]))*100" office:value-type="float" office:value="79.020979020979" calcext:value-type="float">
            <text:p>79.02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([.$E$1] + ABS([.A116]))*100" office:value-type="float" office:value="79.1666666666667" calcext:value-type="float">
            <text:p>79.17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([.$E$1] + ABS([.A117]))*100" office:value-type="float" office:value="79.3103448275862" calcext:value-type="float">
            <text:p>79.3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([.$E$1] + ABS([.A118]))*100" office:value-type="float" office:value="79.4520547945205" calcext:value-type="float">
            <text:p>79.45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([.$E$1] + ABS([.A119]))*100" office:value-type="float" office:value="79.5918367346939" calcext:value-type="float">
            <text:p>79.59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([.$E$1] + ABS([.A120]))*100" office:value-type="float" office:value="79.7297297297297" calcext:value-type="float">
            <text:p>79.73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([.$E$1] + ABS([.A121]))*100" office:value-type="float" office:value="79.8657718120805" calcext:value-type="float">
            <text:p>79.8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([.$E$1] + ABS([.A122]))*100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([.$E$1] + ABS([.A123]))*100" office:value-type="float" office:value="80.1324503311258" calcext:value-type="float">
            <text:p>80.13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([.$E$1] + ABS([.A124]))*100" office:value-type="float" office:value="80.2631578947369" calcext:value-type="float">
            <text:p>80.2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([.$E$1] + ABS([.A125]))*100" office:value-type="float" office:value="80.3921568627451" calcext:value-type="float">
            <text:p>80.39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([.$E$1] + ABS([.A126]))*100" office:value-type="float" office:value="80.5194805194805" calcext:value-type="float">
            <text:p>80.52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([.$E$1] + ABS([.A127]))*100" office:value-type="float" office:value="80.6451612903226" calcext:value-type="float">
            <text:p>80.6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([.$E$1] + ABS([.A128]))*100" office:value-type="float" office:value="80.7692307692308" calcext:value-type="float">
            <text:p>80.77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([.$E$1] + ABS([.A129]))*100" office:value-type="float" office:value="80.8917197452229" calcext:value-type="float">
            <text:p>80.8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/([.$E$1] + ABS([.A130]))*100" office:value-type="float" office:value="81.0126582278481" calcext:value-type="float">
            <text:p>81.0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/([.$E$1] + ABS([.A131]))*100" office:value-type="float" office:value="81.1320754716981" calcext:value-type="float">
            <text:p>81.13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/([.$E$1] + ABS([.A132]))*100" office:value-type="float" office:value="81.25" calcext:value-type="float">
            <text:p>81.25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/([.$E$1] + ABS([.A133]))*100" office:value-type="float" office:value="81.3664596273292" calcext:value-type="float">
            <text:p>81.37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/([.$E$1] + ABS([.A134]))*100" office:value-type="float" office:value="81.4814814814815" calcext:value-type="float">
            <text:p>81.48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/([.$E$1] + ABS([.A135]))*100" office:value-type="float" office:value="81.5950920245399" calcext:value-type="float">
            <text:p>81.6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/([.$E$1] + ABS([.A136]))*100" office:value-type="float" office:value="81.7073170731707" calcext:value-type="float">
            <text:p>81.7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/([.$E$1] + ABS([.A137]))*100" office:value-type="float" office:value="81.8181818181818" calcext:value-type="float">
            <text:p>81.82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/([.$E$1] + ABS([.A138]))*100" office:value-type="float" office:value="81.9277108433735" calcext:value-type="float">
            <text:p>81.93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/([.$E$1] + ABS([.A139]))*100" office:value-type="float" office:value="82.0359281437126" calcext:value-type="float">
            <text:p>82.04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/([.$E$1] + ABS([.A140]))*100" office:value-type="float" office:value="82.1428571428571" calcext:value-type="float">
            <text:p>82.14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/([.$E$1] + ABS([.A141]))*100" office:value-type="float" office:value="82.2485207100592" calcext:value-type="float">
            <text:p>82.25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/([.$E$1] + ABS([.A142]))*100" office:value-type="float" office:value="82.3529411764706" calcext:value-type="float">
            <text:p>82.35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/([.$E$1] + ABS([.A143]))*100" office:value-type="float" office:value="82.4561403508772" calcext:value-type="float">
            <text:p>82.46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/([.$E$1] + ABS([.A144]))*100" office:value-type="float" office:value="82.5581395348837" calcext:value-type="float">
            <text:p>82.56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/([.$E$1] + ABS([.A145]))*100" office:value-type="float" office:value="82.6589595375723" calcext:value-type="float">
            <text:p>82.66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/([.$E$1] + ABS([.A146]))*100" office:value-type="float" office:value="82.7586206896552" calcext:value-type="float">
            <text:p>82.76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/([.$E$1] + ABS([.A147]))*100" office:value-type="float" office:value="82.8571428571429" calcext:value-type="float">
            <text:p>82.86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/([.$E$1] + ABS([.A148]))*100" office:value-type="float" office:value="82.9545454545455" calcext:value-type="float">
            <text:p>82.95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/([.$E$1] + ABS([.A149]))*100" office:value-type="float" office:value="83.0508474576271" calcext:value-type="float">
            <text:p>83.0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/([.$E$1] + ABS([.A150]))*100" office:value-type="float" office:value="83.1460674157303" calcext:value-type="float">
            <text:p>83.15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/([.$E$1] + ABS([.A151]))*100" office:value-type="float" office:value="83.2402234636871" calcext:value-type="float">
            <text:p>83.2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/([.$E$1] + ABS([.A152]))*100" office:value-type="float" office:value="83.3333333333333" calcext:value-type="float">
            <text:p>83.33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/([.$E$1] + ABS([.A153]))*100" office:value-type="float" office:value="83.4254143646409" calcext:value-type="float">
            <text:p>83.43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/([.$E$1] + ABS([.A154]))*100" office:value-type="float" office:value="83.5164835164835" calcext:value-type="float">
            <text:p>83.5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/([.$E$1] + ABS([.A155]))*100" office:value-type="float" office:value="83.6065573770492" calcext:value-type="float">
            <text:p>83.61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/([.$E$1] + ABS([.A156]))*100" office:value-type="float" office:value="83.695652173913" calcext:value-type="float">
            <text:p>83.7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/([.$E$1] + ABS([.A157]))*100" office:value-type="float" office:value="83.7837837837838" calcext:value-type="float">
            <text:p>83.78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/([.$E$1] + ABS([.A158]))*100" office:value-type="float" office:value="83.8709677419355" calcext:value-type="float">
            <text:p>83.87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/([.$E$1] + ABS([.A159]))*100" office:value-type="float" office:value="83.9572192513369" calcext:value-type="float">
            <text:p>83.9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/([.$E$1] + ABS([.A160]))*100" office:value-type="float" office:value="84.0425531914894" calcext:value-type="float">
            <text:p>84.04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/([.$E$1] + ABS([.A161]))*100" office:value-type="float" office:value="84.1269841269841" calcext:value-type="float">
            <text:p>84.13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/([.$E$1] + ABS([.A162]))*100" office:value-type="float" office:value="84.2105263157895" calcext:value-type="float">
            <text:p>84.2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/([.$E$1] + ABS([.A163]))*100" office:value-type="float" office:value="84.2931937172775" calcext:value-type="float">
            <text:p>84.29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/([.$E$1] + ABS([.A164]))*100" office:value-type="float" office:value="84.375" calcext:value-type="float">
            <text:p>84.38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/([.$E$1] + ABS([.A165]))*100" office:value-type="float" office:value="84.4559585492228" calcext:value-type="float">
            <text:p>84.46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/([.$E$1] + ABS([.A166]))*100" office:value-type="float" office:value="84.5360824742268" calcext:value-type="float">
            <text:p>84.5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/([.$E$1] + ABS([.A167]))*100" office:value-type="float" office:value="84.6153846153846" calcext:value-type="float">
            <text:p>84.62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/([.$E$1] + ABS([.A168]))*100" office:value-type="float" office:value="84.6938775510204" calcext:value-type="float">
            <text:p>84.69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/([.$E$1] + ABS([.A169]))*100" office:value-type="float" office:value="84.7715736040609" calcext:value-type="float">
            <text:p>84.77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/([.$E$1] + ABS([.A170]))*100" office:value-type="float" office:value="84.8484848484848" calcext:value-type="float">
            <text:p>84.85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/([.$E$1] + ABS([.A171]))*100" office:value-type="float" office:value="84.9246231155779" calcext:value-type="float">
            <text:p>84.92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/([.$E$1] + ABS([.A172]))*100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/([.$E$1] + ABS([.A173]))*100" office:value-type="float" office:value="85.0746268656716" calcext:value-type="float">
            <text:p>85.07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/([.$E$1] + ABS([.A174]))*100" office:value-type="float" office:value="85.1485148514852" calcext:value-type="float">
            <text:p>85.15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/([.$E$1] + ABS([.A175]))*100" office:value-type="float" office:value="85.2216748768473" calcext:value-type="float">
            <text:p>85.22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/([.$E$1] + ABS([.A176]))*100" office:value-type="float" office:value="85.2941176470588" calcext:value-type="float">
            <text:p>85.29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/([.$E$1] + ABS([.A177]))*100" office:value-type="float" office:value="85.3658536585366" calcext:value-type="float">
            <text:p>85.37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/([.$E$1] + ABS([.A178]))*100" office:value-type="float" office:value="85.4368932038835" calcext:value-type="float">
            <text:p>85.44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/([.$E$1] + ABS([.A179]))*100" office:value-type="float" office:value="85.5072463768116" calcext:value-type="float">
            <text:p>85.51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/([.$E$1] + ABS([.A180]))*100" office:value-type="float" office:value="85.5769230769231" calcext:value-type="float">
            <text:p>85.58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/([.$E$1] + ABS([.A181]))*100" office:value-type="float" office:value="85.6459330143541" calcext:value-type="float">
            <text:p>85.6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/([.$E$1] + ABS([.A182]))*100" office:value-type="float" office:value="85.7142857142857" calcext:value-type="float">
            <text:p>85.7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/([.$E$1] + ABS([.A183]))*100" office:value-type="float" office:value="85.781990521327" calcext:value-type="float">
            <text:p>85.78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/([.$E$1] + ABS([.A184]))*100" office:value-type="float" office:value="85.8490566037736" calcext:value-type="float">
            <text:p>85.85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/([.$E$1] + ABS([.A185]))*100" office:value-type="float" office:value="85.9154929577465" calcext:value-type="float">
            <text:p>85.92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/([.$E$1] + ABS([.A186]))*100" office:value-type="float" office:value="85.981308411215" calcext:value-type="float">
            <text:p>85.98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/([.$E$1] + ABS([.A187]))*100" office:value-type="float" office:value="86.046511627907" calcext:value-type="float">
            <text:p>86.0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/([.$E$1] + ABS([.A188]))*100" office:value-type="float" office:value="86.1111111111111" calcext:value-type="float">
            <text:p>86.1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/([.$E$1] + ABS([.A189]))*100" office:value-type="float" office:value="86.1751152073733" calcext:value-type="float">
            <text:p>86.18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/([.$E$1] + ABS([.A190]))*100" office:value-type="float" office:value="86.2385321100918" calcext:value-type="float">
            <text:p>86.24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/([.$E$1] + ABS([.A191]))*100" office:value-type="float" office:value="86.3013698630137" calcext:value-type="float">
            <text:p>86.30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/([.$E$1] + ABS([.A192]))*100" office:value-type="float" office:value="86.3636363636364" calcext:value-type="float">
            <text:p>86.36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/([.$E$1] + ABS([.A193]))*100" office:value-type="float" office:value="86.4253393665159" calcext:value-type="float">
            <text:p>86.43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/([.$E$1] + ABS([.A194]))*100" office:value-type="float" office:value="86.4864864864865" calcext:value-type="float">
            <text:p>86.49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/([.$E$1] + ABS([.A195]))*100" office:value-type="float" office:value="86.5470852017937" calcext:value-type="float">
            <text:p>86.55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/([.$E$1] + ABS([.A196]))*100" office:value-type="float" office:value="86.6071428571429" calcext:value-type="float">
            <text:p>86.6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/([.$E$1] + ABS([.A197]))*100" office:value-type="float" office:value="86.6666666666667" calcext:value-type="float">
            <text:p>86.67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/([.$E$1] + ABS([.A198]))*100" office:value-type="float" office:value="86.7256637168142" calcext:value-type="float">
            <text:p>86.73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/([.$E$1] + ABS([.A199]))*100" office:value-type="float" office:value="86.784140969163" calcext:value-type="float">
            <text:p>86.78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/([.$E$1] + ABS([.A200]))*100" office:value-type="float" office:value="86.8421052631579" calcext:value-type="float">
            <text:p>86.84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/([.$E$1] + ABS([.A201]))*100" office:value-type="float" office:value="86.8995633187773" calcext:value-type="float">
            <text:p>86.9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/([.$E$1] + ABS([.A202]))*100" office:value-type="float" office:value="86.9565217391304" calcext:value-type="float">
            <text:p>86.96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/([.$E$1] + ABS([.A203]))*100" office:value-type="float" office:value="87.012987012987" calcext:value-type="float">
            <text:p>87.0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/([.$E$1] + ABS([.A204]))*100" office:value-type="float" office:value="87.0689655172414" calcext:value-type="float">
            <text:p>87.07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/([.$E$1] + ABS([.A205]))*100" office:value-type="float" office:value="87.1244635193133" calcext:value-type="float">
            <text:p>87.12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/([.$E$1] + ABS([.A206]))*100" office:value-type="float" office:value="87.1794871794872" calcext:value-type="float">
            <text:p>87.18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/([.$E$1] + ABS([.A207]))*100" office:value-type="float" office:value="87.2340425531915" calcext:value-type="float">
            <text:p>87.23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/([.$E$1] + ABS([.A208]))*100" office:value-type="float" office:value="87.2881355932203" calcext:value-type="float">
            <text:p>87.29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/([.$E$1] + ABS([.A209]))*100" office:value-type="float" office:value="87.3417721518987" calcext:value-type="float">
            <text:p>87.34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/([.$E$1] + ABS([.A210]))*100" office:value-type="float" office:value="87.3949579831933" calcext:value-type="float">
            <text:p>87.39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/([.$E$1] + ABS([.A211]))*100" office:value-type="float" office:value="87.4476987447699" calcext:value-type="float">
            <text:p>87.45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/([.$E$1] + ABS([.A212]))*100" office:value-type="float" office:value="87.5" calcext:value-type="float">
            <text:p>87.5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/([.$E$1] + ABS([.A213]))*100" office:value-type="float" office:value="87.551867219917" calcext:value-type="float">
            <text:p>87.55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/([.$E$1] + ABS([.A214]))*100" office:value-type="float" office:value="87.603305785124" calcext:value-type="float">
            <text:p>87.6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/([.$E$1] + ABS([.A215]))*100" office:value-type="float" office:value="87.6543209876543" calcext:value-type="float">
            <text:p>87.65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/([.$E$1] + ABS([.A216]))*100" office:value-type="float" office:value="87.7049180327869" calcext:value-type="float">
            <text:p>87.7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/([.$E$1] + ABS([.A217]))*100" office:value-type="float" office:value="87.7551020408163" calcext:value-type="float">
            <text:p>87.76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/([.$E$1] + ABS([.A218]))*100" office:value-type="float" office:value="87.8048780487805" calcext:value-type="float">
            <text:p>87.8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/([.$E$1] + ABS([.A219]))*100" office:value-type="float" office:value="87.8542510121457" calcext:value-type="float">
            <text:p>87.85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/([.$E$1] + ABS([.A220]))*100" office:value-type="float" office:value="87.9032258064516" calcext:value-type="float">
            <text:p>87.9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/([.$E$1] + ABS([.A221]))*100" office:value-type="float" office:value="87.9518072289157" calcext:value-type="float">
            <text:p>87.95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/([.$E$1] + ABS([.A222]))*100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/([.$E$1] + ABS([.A223]))*100" office:value-type="float" office:value="88.0478087649403" calcext:value-type="float">
            <text:p>88.05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/([.$E$1] + ABS([.A224]))*100" office:value-type="float" office:value="88.0952380952381" calcext:value-type="float">
            <text:p>88.1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/([.$E$1] + ABS([.A225]))*100" office:value-type="float" office:value="88.1422924901186" calcext:value-type="float">
            <text:p>88.14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/([.$E$1] + ABS([.A226]))*100" office:value-type="float" office:value="88.1889763779528" calcext:value-type="float">
            <text:p>88.19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/([.$E$1] + ABS([.A227]))*100" office:value-type="float" office:value="88.2352941176471" calcext:value-type="float">
            <text:p>88.24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/([.$E$1] + ABS([.A228]))*100" office:value-type="float" office:value="88.28125" calcext:value-type="float">
            <text:p>88.28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/([.$E$1] + ABS([.A229]))*100" office:value-type="float" office:value="88.3268482490272" calcext:value-type="float">
            <text:p>88.33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/([.$E$1] + ABS([.A230]))*100" office:value-type="float" office:value="88.3720930232558" calcext:value-type="float">
            <text:p>88.37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/([.$E$1] + ABS([.A231]))*100" office:value-type="float" office:value="88.4169884169884" calcext:value-type="float">
            <text:p>88.42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/([.$E$1] + ABS([.A232]))*100" office:value-type="float" office:value="88.4615384615385" calcext:value-type="float">
            <text:p>88.46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/([.$E$1] + ABS([.A233]))*100" office:value-type="float" office:value="88.5057471264368" calcext:value-type="float">
            <text:p>88.5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/([.$E$1] + ABS([.A234]))*100" office:value-type="float" office:value="88.5496183206107" calcext:value-type="float">
            <text:p>88.55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/([.$E$1] + ABS([.A235]))*100" office:value-type="float" office:value="88.5931558935361" calcext:value-type="float">
            <text:p>88.59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/([.$E$1] + ABS([.A236]))*100" office:value-type="float" office:value="88.6363636363636" calcext:value-type="float">
            <text:p>88.6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/([.$E$1] + ABS([.A237]))*100" office:value-type="float" office:value="88.6792452830189" calcext:value-type="float">
            <text:p>88.68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/([.$E$1] + ABS([.A238]))*100" office:value-type="float" office:value="88.7218045112782" calcext:value-type="float">
            <text:p>88.72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/([.$E$1] + ABS([.A239]))*100" office:value-type="float" office:value="88.7640449438202" calcext:value-type="float">
            <text:p>88.7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/([.$E$1] + ABS([.A240]))*100" office:value-type="float" office:value="88.8059701492537" calcext:value-type="float">
            <text:p>88.81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/([.$E$1] + ABS([.A241]))*100" office:value-type="float" office:value="88.8475836431227" calcext:value-type="float">
            <text:p>88.8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/([.$E$1] + ABS([.A242]))*100" office:value-type="float" office:value="88.8888888888889" calcext:value-type="float">
            <text:p>88.89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/([.$E$1] + ABS([.A243]))*100" office:value-type="float" office:value="88.929889298893" calcext:value-type="float">
            <text:p>88.93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/([.$E$1] + ABS([.A244]))*100" office:value-type="float" office:value="88.9705882352941" calcext:value-type="float">
            <text:p>88.97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/([.$E$1] + ABS([.A245]))*100" office:value-type="float" office:value="89.010989010989" calcext:value-type="float">
            <text:p>89.0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/([.$E$1] + ABS([.A246]))*100" office:value-type="float" office:value="89.051094890511" calcext:value-type="float">
            <text:p>89.05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/([.$E$1] + ABS([.A247]))*100" office:value-type="float" office:value="89.0909090909091" calcext:value-type="float">
            <text:p>89.09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/([.$E$1] + ABS([.A248]))*100" office:value-type="float" office:value="89.1304347826087" calcext:value-type="float">
            <text:p>89.13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/([.$E$1] + ABS([.A249]))*100" office:value-type="float" office:value="89.1696750902527" calcext:value-type="float">
            <text:p>89.17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/([.$E$1] + ABS([.A250]))*100" office:value-type="float" office:value="89.2086330935252" calcext:value-type="float">
            <text:p>89.2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/([.$E$1] + ABS([.A251]))*100" office:value-type="float" office:value="89.247311827957" calcext:value-type="float">
            <text:p>89.25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/([.$E$1] + ABS([.A252]))*100" office:value-type="float" office:value="89.2857142857143" calcext:value-type="float">
            <text:p>89.29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/([.$E$1] + ABS([.A253]))*100" office:value-type="float" office:value="89.3238434163701" calcext:value-type="float">
            <text:p>89.32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/([.$E$1] + ABS([.A254]))*100" office:value-type="float" office:value="89.3617021276596" calcext:value-type="float">
            <text:p>89.36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/([.$E$1] + ABS([.A255]))*100" office:value-type="float" office:value="89.3992932862191" calcext:value-type="float">
            <text:p>89.4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/([.$E$1] + ABS([.A256]))*100" office:value-type="float" office:value="89.4366197183099" calcext:value-type="float">
            <text:p>89.4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/([.$E$1] + ABS([.A257]))*100" office:value-type="float" office:value="89.4736842105263" calcext:value-type="float">
            <text:p>89.47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/([.$E$1] + ABS([.A258]))*100" office:value-type="float" office:value="89.5104895104895" calcext:value-type="float">
            <text:p>89.51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/([.$E$1] + ABS([.A259]))*100" office:value-type="float" office:value="89.5470383275261" calcext:value-type="float">
            <text:p>89.55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/([.$E$1] + ABS([.A260]))*100" office:value-type="float" office:value="89.5833333333333" calcext:value-type="float">
            <text:p>89.58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/([.$E$1] + ABS([.A261]))*100" office:value-type="float" office:value="89.6193771626298" calcext:value-type="float">
            <text:p>89.62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/([.$E$1] + ABS([.A262]))*100" office:value-type="float" office:value="89.6551724137931" calcext:value-type="float">
            <text:p>89.66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/([.$E$1] + ABS([.A263]))*100" office:value-type="float" office:value="89.6907216494845" calcext:value-type="float">
            <text:p>89.69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/([.$E$1] + ABS([.A264]))*100" office:value-type="float" office:value="89.7260273972603" calcext:value-type="float">
            <text:p>89.73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/([.$E$1] + ABS([.A265]))*100" office:value-type="float" office:value="89.7610921501707" calcext:value-type="float">
            <text:p>89.76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/([.$E$1] + ABS([.A266]))*100" office:value-type="float" office:value="89.795918367347" calcext:value-type="float">
            <text:p>89.80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/([.$E$1] + ABS([.A267]))*100" office:value-type="float" office:value="89.8305084745763" calcext:value-type="float">
            <text:p>89.83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/([.$E$1] + ABS([.A268]))*100" office:value-type="float" office:value="89.8648648648649" calcext:value-type="float">
            <text:p>89.86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/([.$E$1] + ABS([.A269]))*100" office:value-type="float" office:value="89.8989898989899" calcext:value-type="float">
            <text:p>89.90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/([.$E$1] + ABS([.A270]))*100" office:value-type="float" office:value="89.9328859060403" calcext:value-type="float">
            <text:p>89.93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/([.$E$1] + ABS([.A271]))*100" office:value-type="float" office:value="89.9665551839465" calcext:value-type="float">
            <text:p>89.97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/([.$E$1] + ABS([.A272]))*100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/([.$E$1] + ABS([.A273]))*100" office:value-type="float" office:value="90.0332225913621" calcext:value-type="float">
            <text:p>90.0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/([.$E$1] + ABS([.A274]))*100" office:value-type="float" office:value="90.0662251655629" calcext:value-type="float">
            <text:p>90.07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/([.$E$1] + ABS([.A275]))*100" office:value-type="float" office:value="90.0990099009901" calcext:value-type="float">
            <text:p>90.1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/([.$E$1] + ABS([.A276]))*100" office:value-type="float" office:value="90.1315789473684" calcext:value-type="float">
            <text:p>90.13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/([.$E$1] + ABS([.A277]))*100" office:value-type="float" office:value="90.1639344262295" calcext:value-type="float">
            <text:p>90.1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/([.$E$1] + ABS([.A278]))*100" office:value-type="float" office:value="90.1960784313726" calcext:value-type="float">
            <text:p>90.2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/([.$E$1] + ABS([.A279]))*100" office:value-type="float" office:value="90.228013029316" calcext:value-type="float">
            <text:p>90.23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/([.$E$1] + ABS([.A280]))*100" office:value-type="float" office:value="90.2597402597403" calcext:value-type="float">
            <text:p>90.26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/([.$E$1] + ABS([.A281]))*100" office:value-type="float" office:value="90.2912621359223" calcext:value-type="float">
            <text:p>90.2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/([.$E$1] + ABS([.A282]))*100" office:value-type="float" office:value="90.3225806451613" calcext:value-type="float">
            <text:p>90.32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/([.$E$1] + ABS([.A283]))*100" office:value-type="float" office:value="90.3536977491961" calcext:value-type="float">
            <text:p>90.35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/([.$E$1] + ABS([.A284]))*100" office:value-type="float" office:value="90.3846153846154" calcext:value-type="float">
            <text:p>90.38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/([.$E$1] + ABS([.A285]))*100" office:value-type="float" office:value="90.4153354632588" calcext:value-type="float">
            <text:p>90.42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/([.$E$1] + ABS([.A286]))*100" office:value-type="float" office:value="90.4458598726115" calcext:value-type="float">
            <text:p>90.45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/([.$E$1] + ABS([.A287]))*100" office:value-type="float" office:value="90.4761904761905" calcext:value-type="float">
            <text:p>90.48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/([.$E$1] + ABS([.A288]))*100" office:value-type="float" office:value="90.5063291139241" calcext:value-type="float">
            <text:p>90.5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/([.$E$1] + ABS([.A289]))*100" office:value-type="float" office:value="90.5362776025237" calcext:value-type="float">
            <text:p>90.5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/([.$E$1] + ABS([.A290]))*100" office:value-type="float" office:value="90.5660377358491" calcext:value-type="float">
            <text:p>90.57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/([.$E$1] + ABS([.A291]))*100" office:value-type="float" office:value="90.5956112852665" calcext:value-type="float">
            <text:p>90.6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/([.$E$1] + ABS([.A292]))*100" office:value-type="float" office:value="90.625" calcext:value-type="float">
            <text:p>90.63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/([.$E$1] + ABS([.A293]))*100" office:value-type="float" office:value="90.6542056074767" calcext:value-type="float">
            <text:p>90.65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/([.$E$1] + ABS([.A294]))*100" office:value-type="float" office:value="90.6832298136646" calcext:value-type="float">
            <text:p>90.68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/([.$E$1] + ABS([.A295]))*100" office:value-type="float" office:value="90.7120743034056" calcext:value-type="float">
            <text:p>90.71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/([.$E$1] + ABS([.A296]))*100" office:value-type="float" office:value="90.7407407407407" calcext:value-type="float">
            <text:p>90.74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/([.$E$1] + ABS([.A297]))*100" office:value-type="float" office:value="90.7692307692308" calcext:value-type="float">
            <text:p>90.77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/([.$E$1] + ABS([.A298]))*100" office:value-type="float" office:value="90.7975460122699" calcext:value-type="float">
            <text:p>90.8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/([.$E$1] + ABS([.A299]))*100" office:value-type="float" office:value="90.8256880733945" calcext:value-type="float">
            <text:p>90.83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/([.$E$1] + ABS([.A300]))*100" office:value-type="float" office:value="90.8536585365854" calcext:value-type="float">
            <text:p>90.85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/([.$E$1] + ABS([.A301]))*100" office:value-type="float" office:value="90.8814589665654" calcext:value-type="float">
            <text:p>90.88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/([.$E$1] + ABS([.A302]))*100" office:value-type="float" office:value="90.9090909090909" calcext:value-type="float">
            <text:p>90.9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/([.$E$1] + ABS([.A303]))*100" office:value-type="float" office:value="90.9365558912387" calcext:value-type="float">
            <text:p>90.94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/([.$E$1] + ABS([.A304]))*100" office:value-type="float" office:value="90.9638554216867" calcext:value-type="float">
            <text:p>90.96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/([.$E$1] + ABS([.A305]))*100" office:value-type="float" office:value="90.990990990991" calcext:value-type="float">
            <text:p>90.99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/([.$E$1] + ABS([.A306]))*100" office:value-type="float" office:value="91.0179640718563" calcext:value-type="float">
            <text:p>91.02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/([.$E$1] + ABS([.A307]))*100" office:value-type="float" office:value="91.044776119403" calcext:value-type="float">
            <text:p>91.04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/([.$E$1] + ABS([.A308]))*100" office:value-type="float" office:value="91.0714285714286" calcext:value-type="float">
            <text:p>91.07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/([.$E$1] + ABS([.A309]))*100" office:value-type="float" office:value="91.0979228486647" calcext:value-type="float">
            <text:p>91.1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/([.$E$1] + ABS([.A310]))*100" office:value-type="float" office:value="91.1242603550296" calcext:value-type="float">
            <text:p>91.12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/([.$E$1] + ABS([.A311]))*100" office:value-type="float" office:value="91.1504424778761" calcext:value-type="float">
            <text:p>91.15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/([.$E$1] + ABS([.A312]))*100" office:value-type="float" office:value="91.1764705882353" calcext:value-type="float">
            <text:p>91.18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/([.$E$1] + ABS([.A313]))*100" office:value-type="float" office:value="91.2023460410557" calcext:value-type="float">
            <text:p>91.2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/([.$E$1] + ABS([.A314]))*100" office:value-type="float" office:value="91.2280701754386" calcext:value-type="float">
            <text:p>91.23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/([.$E$1] + ABS([.A315]))*100" office:value-type="float" office:value="91.2536443148688" calcext:value-type="float">
            <text:p>91.25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/([.$E$1] + ABS([.A316]))*100" office:value-type="float" office:value="91.2790697674419" calcext:value-type="float">
            <text:p>91.28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/([.$E$1] + ABS([.A317]))*100" office:value-type="float" office:value="91.304347826087" calcext:value-type="float">
            <text:p>91.3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/([.$E$1] + ABS([.A318]))*100" office:value-type="float" office:value="91.3294797687861" calcext:value-type="float">
            <text:p>91.33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/([.$E$1] + ABS([.A319]))*100" office:value-type="float" office:value="91.3544668587896" calcext:value-type="float">
            <text:p>91.35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/([.$E$1] + ABS([.A320]))*100" office:value-type="float" office:value="91.3793103448276" calcext:value-type="float">
            <text:p>91.38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/([.$E$1] + ABS([.A321]))*100" office:value-type="float" office:value="91.404011461318" calcext:value-type="float">
            <text:p>91.4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/([.$E$1] + ABS([.A322]))*100" office:value-type="float" office:value="91.4285714285714" calcext:value-type="float">
            <text:p>91.43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/([.$E$1] + ABS([.A323]))*100" office:value-type="float" office:value="91.4529914529915" calcext:value-type="float">
            <text:p>91.45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/([.$E$1] + ABS([.A324]))*100" office:value-type="float" office:value="91.4772727272727" calcext:value-type="float">
            <text:p>91.48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/([.$E$1] + ABS([.A325]))*100" office:value-type="float" office:value="91.5014164305949" calcext:value-type="float">
            <text:p>91.5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/([.$E$1] + ABS([.A326]))*100" office:value-type="float" office:value="91.5254237288136" calcext:value-type="float">
            <text:p>91.53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/([.$E$1] + ABS([.A327]))*100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/([.$E$1] + ABS([.A328]))*100" office:value-type="float" office:value="91.5730337078652" calcext:value-type="float">
            <text:p>91.57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/([.$E$1] + ABS([.A329]))*100" office:value-type="float" office:value="91.5966386554622" calcext:value-type="float">
            <text:p>91.6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/([.$E$1] + ABS([.A330]))*100" office:value-type="float" office:value="91.6201117318436" calcext:value-type="float">
            <text:p>91.62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/([.$E$1] + ABS([.A331]))*100" office:value-type="float" office:value="91.6434540389972" calcext:value-type="float">
            <text:p>91.64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/([.$E$1] + ABS([.A332]))*100" office:value-type="float" office:value="91.6666666666667" calcext:value-type="float">
            <text:p>91.67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/([.$E$1] + ABS([.A333]))*100" office:value-type="float" office:value="91.6897506925208" calcext:value-type="float">
            <text:p>91.69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/([.$E$1] + ABS([.A334]))*100" office:value-type="float" office:value="91.7127071823204" calcext:value-type="float">
            <text:p>91.7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/([.$E$1] + ABS([.A335]))*100" office:value-type="float" office:value="91.7355371900826" calcext:value-type="float">
            <text:p>91.74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/([.$E$1] + ABS([.A336]))*100" office:value-type="float" office:value="91.7582417582418" calcext:value-type="float">
            <text:p>91.76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/([.$E$1] + ABS([.A337]))*100" office:value-type="float" office:value="91.7808219178082" calcext:value-type="float">
            <text:p>91.78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/([.$E$1] + ABS([.A338]))*100" office:value-type="float" office:value="91.8032786885246" calcext:value-type="float">
            <text:p>91.80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/([.$E$1] + ABS([.A339]))*100" office:value-type="float" office:value="91.8256130790191" calcext:value-type="float">
            <text:p>91.83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/([.$E$1] + ABS([.A340]))*100" office:value-type="float" office:value="91.8478260869565" calcext:value-type="float">
            <text:p>91.85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/([.$E$1] + ABS([.A341]))*100" office:value-type="float" office:value="91.869918699187" calcext:value-type="float">
            <text:p>91.87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/([.$E$1] + ABS([.A342]))*100" office:value-type="float" office:value="91.8918918918919" calcext:value-type="float">
            <text:p>91.89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/([.$E$1] + ABS([.A343]))*100" office:value-type="float" office:value="91.9137466307278" calcext:value-type="float">
            <text:p>91.91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/([.$E$1] + ABS([.A344]))*100" office:value-type="float" office:value="91.9354838709677" calcext:value-type="float">
            <text:p>91.94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/([.$E$1] + ABS([.A345]))*100" office:value-type="float" office:value="91.9571045576408" calcext:value-type="float">
            <text:p>91.96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/([.$E$1] + ABS([.A346]))*100" office:value-type="float" office:value="91.9786096256685" calcext:value-type="float">
            <text:p>91.98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/([.$E$1] + ABS([.A347]))*100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/([.$E$1] + ABS([.A348]))*100" office:value-type="float" office:value="92.0212765957447" calcext:value-type="float">
            <text:p>92.02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/([.$E$1] + ABS([.A349]))*100" office:value-type="float" office:value="92.0424403183024" calcext:value-type="float">
            <text:p>92.0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/([.$E$1] + ABS([.A350]))*100" office:value-type="float" office:value="92.0634920634921" calcext:value-type="float">
            <text:p>92.06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/([.$E$1] + ABS([.A351]))*100" office:value-type="float" office:value="92.0844327176781" calcext:value-type="float">
            <text:p>92.08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/([.$E$1] + ABS([.A352]))*100" office:value-type="float" office:value="92.1052631578947" calcext:value-type="float">
            <text:p>92.11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/([.$E$1] + ABS([.A353]))*100" office:value-type="float" office:value="92.1259842519685" calcext:value-type="float">
            <text:p>92.13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/([.$E$1] + ABS([.A354]))*100" office:value-type="float" office:value="92.1465968586388" calcext:value-type="float">
            <text:p>92.15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/([.$E$1] + ABS([.A355]))*100" office:value-type="float" office:value="92.1671018276762" calcext:value-type="float">
            <text:p>92.17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/([.$E$1] + ABS([.A356]))*100" office:value-type="float" office:value="92.1875" calcext:value-type="float">
            <text:p>92.19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/([.$E$1] + ABS([.A357]))*100" office:value-type="float" office:value="92.2077922077922" calcext:value-type="float">
            <text:p>92.21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/([.$E$1] + ABS([.A358]))*100" office:value-type="float" office:value="92.2279792746114" calcext:value-type="float">
            <text:p>92.23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/([.$E$1] + ABS([.A359]))*100" office:value-type="float" office:value="92.2480620155039" calcext:value-type="float">
            <text:p>92.25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/([.$E$1] + ABS([.A360]))*100" office:value-type="float" office:value="92.2680412371134" calcext:value-type="float">
            <text:p>92.27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/([.$E$1] + ABS([.A361]))*100" office:value-type="float" office:value="92.2879177377892" calcext:value-type="float">
            <text:p>92.29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/([.$E$1] + ABS([.A362]))*100" office:value-type="float" office:value="92.3076923076923" calcext:value-type="float">
            <text:p>92.3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/([.$E$1] + ABS([.A363]))*100" office:value-type="float" office:value="92.3273657289003" calcext:value-type="float">
            <text:p>92.33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/([.$E$1] + ABS([.A364]))*100" office:value-type="float" office:value="92.3469387755102" calcext:value-type="float">
            <text:p>92.35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/([.$E$1] + ABS([.A365]))*100" office:value-type="float" office:value="92.3664122137405" calcext:value-type="float">
            <text:p>92.37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/([.$E$1] + ABS([.A366]))*100" office:value-type="float" office:value="92.3857868020304" calcext:value-type="float">
            <text:p>92.39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/([.$E$1] + ABS([.A367]))*100" office:value-type="float" office:value="92.4050632911392" calcext:value-type="float">
            <text:p>92.41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/([.$E$1] + ABS([.A368]))*100" office:value-type="float" office:value="92.4242424242424" calcext:value-type="float">
            <text:p>92.42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/([.$E$1] + ABS([.A369]))*100" office:value-type="float" office:value="92.4433249370277" calcext:value-type="float">
            <text:p>92.4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/([.$E$1] + ABS([.A370]))*100" office:value-type="float" office:value="92.462311557789" calcext:value-type="float">
            <text:p>92.46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/([.$E$1] + ABS([.A371]))*100" office:value-type="float" office:value="92.4812030075188" calcext:value-type="float">
            <text:p>92.48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/([.$E$1] + ABS([.A372]))*100" office:value-type="float" office:value="92.5" calcext:value-type="float">
            <text:p>92.5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/([.$E$1] + ABS([.A373]))*100" office:value-type="float" office:value="92.5187032418953" calcext:value-type="float">
            <text:p>92.52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/([.$E$1] + ABS([.A374]))*100" office:value-type="float" office:value="92.5373134328358" calcext:value-type="float">
            <text:p>92.54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/([.$E$1] + ABS([.A375]))*100" office:value-type="float" office:value="92.5558312655087" calcext:value-type="float">
            <text:p>92.56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/([.$E$1] + ABS([.A376]))*100" office:value-type="float" office:value="92.5742574257426" calcext:value-type="float">
            <text:p>92.57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/([.$E$1] + ABS([.A377]))*100" office:value-type="float" office:value="92.5925925925926" calcext:value-type="float">
            <text:p>92.59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/([.$E$1] + ABS([.A378]))*100" office:value-type="float" office:value="92.6108374384237" calcext:value-type="float">
            <text:p>92.6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/([.$E$1] + ABS([.A379]))*100" office:value-type="float" office:value="92.6289926289926" calcext:value-type="float">
            <text:p>92.63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/([.$E$1] + ABS([.A380]))*100" office:value-type="float" office:value="92.6470588235294" calcext:value-type="float">
            <text:p>92.65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/([.$E$1] + ABS([.A381]))*100" office:value-type="float" office:value="92.6650366748166" calcext:value-type="float">
            <text:p>92.67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/([.$E$1] + ABS([.A382]))*100" office:value-type="float" office:value="92.6829268292683" calcext:value-type="float">
            <text:p>92.68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/([.$E$1] + ABS([.A383]))*100" office:value-type="float" office:value="92.7007299270073" calcext:value-type="float">
            <text:p>92.70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/([.$E$1] + ABS([.A384]))*100" office:value-type="float" office:value="92.7184466019417" calcext:value-type="float">
            <text:p>92.72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/([.$E$1] + ABS([.A385]))*100" office:value-type="float" office:value="92.7360774818402" calcext:value-type="float">
            <text:p>92.74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/([.$E$1] + ABS([.A386]))*100" office:value-type="float" office:value="92.7536231884058" calcext:value-type="float">
            <text:p>92.75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/([.$E$1] + ABS([.A387]))*100" office:value-type="float" office:value="92.7710843373494" calcext:value-type="float">
            <text:p>92.77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/([.$E$1] + ABS([.A388]))*100" office:value-type="float" office:value="92.7884615384616" calcext:value-type="float">
            <text:p>92.79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/([.$E$1] + ABS([.A389]))*100" office:value-type="float" office:value="92.8057553956834" calcext:value-type="float">
            <text:p>92.8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/([.$E$1] + ABS([.A390]))*100" office:value-type="float" office:value="92.822966507177" calcext:value-type="float">
            <text:p>92.82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/([.$E$1] + ABS([.A391]))*100" office:value-type="float" office:value="92.8400954653938" calcext:value-type="float">
            <text:p>92.84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/([.$E$1] + ABS([.A392]))*100" office:value-type="float" office:value="92.8571428571429" calcext:value-type="float">
            <text:p>92.86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/([.$E$1] + ABS([.A393]))*100" office:value-type="float" office:value="92.874109263658" calcext:value-type="float">
            <text:p>92.87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/([.$E$1] + ABS([.A394]))*100" office:value-type="float" office:value="92.8909952606635" calcext:value-type="float">
            <text:p>92.89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/([.$E$1] + ABS([.A395]))*100" office:value-type="float" office:value="92.9078014184397" calcext:value-type="float">
            <text:p>92.9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/([.$E$1] + ABS([.A396]))*100" office:value-type="float" office:value="92.9245283018868" calcext:value-type="float">
            <text:p>92.92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/([.$E$1] + ABS([.A397]))*100" office:value-type="float" office:value="92.9411764705882" calcext:value-type="float">
            <text:p>92.94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/([.$E$1] + ABS([.A398]))*100" office:value-type="float" office:value="92.9577464788732" calcext:value-type="float">
            <text:p>92.96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/([.$E$1] + ABS([.A399]))*100" office:value-type="float" office:value="92.9742388758782" calcext:value-type="float">
            <text:p>92.97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/([.$E$1] + ABS([.A400]))*100" office:value-type="float" office:value="92.9906542056075" calcext:value-type="float">
            <text:p>92.99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/([.$E$1] + ABS([.A401]))*100" office:value-type="float" office:value="93.006993006993" calcext:value-type="float">
            <text:p>93.0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/([.$E$1] + ABS([.A402]))*100" office:value-type="float" office:value="93.0232558139535" calcext:value-type="float">
            <text:p>93.02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/([.$E$1] + ABS([.A403]))*100" office:value-type="float" office:value="93.0394431554524" calcext:value-type="float">
            <text:p>93.04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/([.$E$1] + ABS([.A404]))*100" office:value-type="float" office:value="93.0555555555556" calcext:value-type="float">
            <text:p>93.06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/([.$E$1] + ABS([.A405]))*100" office:value-type="float" office:value="93.0715935334873" calcext:value-type="float">
            <text:p>93.07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/([.$E$1] + ABS([.A406]))*100" office:value-type="float" office:value="93.0875576036866" calcext:value-type="float">
            <text:p>93.09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/([.$E$1] + ABS([.A407]))*100" office:value-type="float" office:value="93.1034482758621" calcext:value-type="float">
            <text:p>93.1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/([.$E$1] + ABS([.A408]))*100" office:value-type="float" office:value="93.1192660550459" calcext:value-type="float">
            <text:p>93.12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/([.$E$1] + ABS([.A409]))*100" office:value-type="float" office:value="93.1350114416476" calcext:value-type="float">
            <text:p>93.14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/([.$E$1] + ABS([.A410]))*100" office:value-type="float" office:value="93.1506849315069" calcext:value-type="float">
            <text:p>93.15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/([.$E$1] + ABS([.A411]))*100" office:value-type="float" office:value="93.1662870159453" calcext:value-type="float">
            <text:p>93.17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/([.$E$1] + ABS([.A412]))*100" office:value-type="float" office:value="93.1818181818182" calcext:value-type="float">
            <text:p>93.18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/([.$E$1] + ABS([.A413]))*100" office:value-type="float" office:value="93.1972789115646" calcext:value-type="float">
            <text:p>93.2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/([.$E$1] + ABS([.A414]))*100" office:value-type="float" office:value="93.2126696832579" calcext:value-type="float">
            <text:p>93.2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/([.$E$1] + ABS([.A415]))*100" office:value-type="float" office:value="93.2279909706546" calcext:value-type="float">
            <text:p>93.23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/([.$E$1] + ABS([.A416]))*100" office:value-type="float" office:value="93.2432432432432" calcext:value-type="float">
            <text:p>93.24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/([.$E$1] + ABS([.A417]))*100" office:value-type="float" office:value="93.2584269662921" calcext:value-type="float">
            <text:p>93.26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/([.$E$1] + ABS([.A418]))*100" office:value-type="float" office:value="93.2735426008969" calcext:value-type="float">
            <text:p>93.27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/([.$E$1] + ABS([.A419]))*100" office:value-type="float" office:value="93.2885906040269" calcext:value-type="float">
            <text:p>93.29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/([.$E$1] + ABS([.A420]))*100" office:value-type="float" office:value="93.3035714285714" calcext:value-type="float">
            <text:p>93.3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/([.$E$1] + ABS([.A421]))*100" office:value-type="float" office:value="93.3184855233853" calcext:value-type="float">
            <text:p>93.32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/([.$E$1] + ABS([.A422]))*100" office:value-type="float" office:value="93.3333333333333" calcext:value-type="float">
            <text:p>93.33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/([.$E$1] + ABS([.A423]))*100" office:value-type="float" office:value="93.3481152993348" calcext:value-type="float">
            <text:p>93.35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/([.$E$1] + ABS([.A424]))*100" office:value-type="float" office:value="93.3628318584071" calcext:value-type="float">
            <text:p>93.36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/([.$E$1] + ABS([.A425]))*100" office:value-type="float" office:value="93.3774834437086" calcext:value-type="float">
            <text:p>93.38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/([.$E$1] + ABS([.A426]))*100" office:value-type="float" office:value="93.3920704845815" calcext:value-type="float">
            <text:p>93.39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/([.$E$1] + ABS([.A427]))*100" office:value-type="float" office:value="93.4065934065934" calcext:value-type="float">
            <text:p>93.41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/([.$E$1] + ABS([.A428]))*100" office:value-type="float" office:value="93.4210526315789" calcext:value-type="float">
            <text:p>93.42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/([.$E$1] + ABS([.A429]))*100" office:value-type="float" office:value="93.4354485776805" calcext:value-type="float">
            <text:p>93.44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/([.$E$1] + ABS([.A430]))*100" office:value-type="float" office:value="93.4497816593887" calcext:value-type="float">
            <text:p>93.45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/([.$E$1] + ABS([.A431]))*100" office:value-type="float" office:value="93.4640522875817" calcext:value-type="float">
            <text:p>93.46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/([.$E$1] + ABS([.A432]))*100" office:value-type="float" office:value="93.4782608695652" calcext:value-type="float">
            <text:p>93.48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/([.$E$1] + ABS([.A433]))*100" office:value-type="float" office:value="93.4924078091106" calcext:value-type="float">
            <text:p>93.49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/([.$E$1] + ABS([.A434]))*100" office:value-type="float" office:value="93.5064935064935" calcext:value-type="float">
            <text:p>93.5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/([.$E$1] + ABS([.A435]))*100" office:value-type="float" office:value="93.5205183585313" calcext:value-type="float">
            <text:p>93.52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/([.$E$1] + ABS([.A436]))*100" office:value-type="float" office:value="93.5344827586207" calcext:value-type="float">
            <text:p>93.53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/([.$E$1] + ABS([.A437]))*100" office:value-type="float" office:value="93.5483870967742" calcext:value-type="float">
            <text:p>93.55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/([.$E$1] + ABS([.A438]))*100" office:value-type="float" office:value="93.5622317596567" calcext:value-type="float">
            <text:p>93.56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/([.$E$1] + ABS([.A439]))*100" office:value-type="float" office:value="93.576017130621" calcext:value-type="float">
            <text:p>93.58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/([.$E$1] + ABS([.A440]))*100" office:value-type="float" office:value="93.5897435897436" calcext:value-type="float">
            <text:p>93.59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/([.$E$1] + ABS([.A441]))*100" office:value-type="float" office:value="93.6034115138593" calcext:value-type="float">
            <text:p>93.6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/([.$E$1] + ABS([.A442]))*100" office:value-type="float" office:value="93.6170212765957" calcext:value-type="float">
            <text:p>93.62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/([.$E$1] + ABS([.A443]))*100" office:value-type="float" office:value="93.6305732484076" calcext:value-type="float">
            <text:p>93.63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/([.$E$1] + ABS([.A444]))*100" office:value-type="float" office:value="93.6440677966102" calcext:value-type="float">
            <text:p>93.64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/([.$E$1] + ABS([.A445]))*100" office:value-type="float" office:value="93.6575052854123" calcext:value-type="float">
            <text:p>93.66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/([.$E$1] + ABS([.A446]))*100" office:value-type="float" office:value="93.6708860759494" calcext:value-type="float">
            <text:p>93.67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/([.$E$1] + ABS([.A447]))*100" office:value-type="float" office:value="93.6842105263158" calcext:value-type="float">
            <text:p>93.68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/([.$E$1] + ABS([.A448]))*100" office:value-type="float" office:value="93.6974789915966" calcext:value-type="float">
            <text:p>93.7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/([.$E$1] + ABS([.A449]))*100" office:value-type="float" office:value="93.7106918238994" calcext:value-type="float">
            <text:p>93.7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/([.$E$1] + ABS([.A450]))*100" office:value-type="float" office:value="93.7238493723849" calcext:value-type="float">
            <text:p>93.72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/([.$E$1] + ABS([.A451]))*100" office:value-type="float" office:value="93.7369519832985" calcext:value-type="float">
            <text:p>93.74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/([.$E$1] + ABS([.A452]))*100" office:value-type="float" office:value="93.75" calcext:value-type="float">
            <text:p>93.75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/([.$E$1] + ABS([.A453]))*100" office:value-type="float" office:value="93.7629937629938" calcext:value-type="float">
            <text:p>93.76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/([.$E$1] + ABS([.A454]))*100" office:value-type="float" office:value="93.7759336099585" calcext:value-type="float">
            <text:p>93.78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/([.$E$1] + ABS([.A455]))*100" office:value-type="float" office:value="93.7888198757764" calcext:value-type="float">
            <text:p>93.79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/([.$E$1] + ABS([.A456]))*100" office:value-type="float" office:value="93.801652892562" calcext:value-type="float">
            <text:p>93.8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/([.$E$1] + ABS([.A457]))*100" office:value-type="float" office:value="93.8144329896907" calcext:value-type="float">
            <text:p>93.8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/([.$E$1] + ABS([.A458]))*100" office:value-type="float" office:value="93.8271604938272" calcext:value-type="float">
            <text:p>93.83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/([.$E$1] + ABS([.A459]))*100" office:value-type="float" office:value="93.8398357289528" calcext:value-type="float">
            <text:p>93.84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/([.$E$1] + ABS([.A460]))*100" office:value-type="float" office:value="93.8524590163934" calcext:value-type="float">
            <text:p>93.85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/([.$E$1] + ABS([.A461]))*100" office:value-type="float" office:value="93.8650306748466" calcext:value-type="float">
            <text:p>93.87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/([.$E$1] + ABS([.A462]))*100" office:value-type="float" office:value="93.8775510204082" calcext:value-type="float">
            <text:p>93.88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/([.$E$1] + ABS([.A463]))*100" office:value-type="float" office:value="93.8900203665988" calcext:value-type="float">
            <text:p>93.89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/([.$E$1] + ABS([.A464]))*100" office:value-type="float" office:value="93.9024390243902" calcext:value-type="float">
            <text:p>93.9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/([.$E$1] + ABS([.A465]))*100" office:value-type="float" office:value="93.9148073022312" calcext:value-type="float">
            <text:p>93.91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/([.$E$1] + ABS([.A466]))*100" office:value-type="float" office:value="93.9271255060729" calcext:value-type="float">
            <text:p>93.93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/([.$E$1] + ABS([.A467]))*100" office:value-type="float" office:value="93.9393939393939" calcext:value-type="float">
            <text:p>93.94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/([.$E$1] + ABS([.A468]))*100" office:value-type="float" office:value="93.9516129032258" calcext:value-type="float">
            <text:p>93.95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/([.$E$1] + ABS([.A469]))*100" office:value-type="float" office:value="93.9637826961771" calcext:value-type="float">
            <text:p>93.96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/([.$E$1] + ABS([.A470]))*100" office:value-type="float" office:value="93.9759036144578" calcext:value-type="float">
            <text:p>93.98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/([.$E$1] + ABS([.A471]))*100" office:value-type="float" office:value="93.9879759519038" calcext:value-type="float">
            <text:p>93.99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/([.$E$1] + ABS([.A472]))*100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/([.$E$1] + ABS([.A473]))*100" office:value-type="float" office:value="94.0119760479042" calcext:value-type="float">
            <text:p>94.0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/([.$E$1] + ABS([.A474]))*100" office:value-type="float" office:value="94.0239043824701" calcext:value-type="float">
            <text:p>94.02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/([.$E$1] + ABS([.A475]))*100" office:value-type="float" office:value="94.0357852882704" calcext:value-type="float">
            <text:p>94.04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/([.$E$1] + ABS([.A476]))*100" office:value-type="float" office:value="94.0476190476191" calcext:value-type="float">
            <text:p>94.05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/([.$E$1] + ABS([.A477]))*100" office:value-type="float" office:value="94.0594059405941" calcext:value-type="float">
            <text:p>94.06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/([.$E$1] + ABS([.A478]))*100" office:value-type="float" office:value="94.0711462450593" calcext:value-type="float">
            <text:p>94.07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/([.$E$1] + ABS([.A479]))*100" office:value-type="float" office:value="94.0828402366864" calcext:value-type="float">
            <text:p>94.08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/([.$E$1] + ABS([.A480]))*100" office:value-type="float" office:value="94.0944881889764" calcext:value-type="float">
            <text:p>94.09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/([.$E$1] + ABS([.A481]))*100" office:value-type="float" office:value="94.106090373281" calcext:value-type="float">
            <text:p>94.1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/([.$E$1] + ABS([.A482]))*100" office:value-type="float" office:value="94.1176470588235" calcext:value-type="float">
            <text:p>94.12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/([.$E$1] + ABS([.A483]))*100" office:value-type="float" office:value="94.1291585127201" calcext:value-type="float">
            <text:p>94.13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/([.$E$1] + ABS([.A484]))*100" office:value-type="float" office:value="94.140625" calcext:value-type="float">
            <text:p>94.1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/([.$E$1] + ABS([.A485]))*100" office:value-type="float" office:value="94.1520467836257" calcext:value-type="float">
            <text:p>94.15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/([.$E$1] + ABS([.A486]))*100" office:value-type="float" office:value="94.1634241245136" calcext:value-type="float">
            <text:p>94.16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/([.$E$1] + ABS([.A487]))*100" office:value-type="float" office:value="94.1747572815534" calcext:value-type="float">
            <text:p>94.17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/([.$E$1] + ABS([.A488]))*100" office:value-type="float" office:value="94.1860465116279" calcext:value-type="float">
            <text:p>94.19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/([.$E$1] + ABS([.A489]))*100" office:value-type="float" office:value="94.1972920696325" calcext:value-type="float">
            <text:p>94.2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/([.$E$1] + ABS([.A490]))*100" office:value-type="float" office:value="94.2084942084942" calcext:value-type="float">
            <text:p>94.2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/([.$E$1] + ABS([.A491]))*100" office:value-type="float" office:value="94.2196531791908" calcext:value-type="float">
            <text:p>94.22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/([.$E$1] + ABS([.A492]))*100" office:value-type="float" office:value="94.2307692307692" calcext:value-type="float">
            <text:p>94.23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/([.$E$1] + ABS([.A493]))*100" office:value-type="float" office:value="94.2418426103647" calcext:value-type="float">
            <text:p>94.24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/([.$E$1] + ABS([.A494]))*100" office:value-type="float" office:value="94.2528735632184" calcext:value-type="float">
            <text:p>94.25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/([.$E$1] + ABS([.A495]))*100" office:value-type="float" office:value="94.263862332696" calcext:value-type="float">
            <text:p>94.26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/([.$E$1] + ABS([.A496]))*100" office:value-type="float" office:value="94.2748091603053" calcext:value-type="float">
            <text:p>94.27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/([.$E$1] + ABS([.A497]))*100" office:value-type="float" office:value="94.2857142857143" calcext:value-type="float">
            <text:p>94.29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/([.$E$1] + ABS([.A498]))*100" office:value-type="float" office:value="94.2965779467681" calcext:value-type="float">
            <text:p>94.3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/([.$E$1] + ABS([.A499]))*100" office:value-type="float" office:value="94.3074003795067" calcext:value-type="float">
            <text:p>94.31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/([.$E$1] + ABS([.A500]))*100" office:value-type="float" office:value="94.3181818181818" calcext:value-type="float">
            <text:p>94.32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/([.$E$1] + ABS([.A501]))*100" office:value-type="float" office:value="94.3289224952741" calcext:value-type="float">
            <text:p>94.33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/([.$E$1] + ABS([.A502]))*100" office:value-type="float" office:value="94.3396226415094" calcext:value-type="float">
            <text:p>94.34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/([.$E$1] + ABS([.A503]))*100" office:value-type="float" office:value="94.3502824858757" calcext:value-type="float">
            <text:p>94.35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/([.$E$1] + ABS([.A504]))*100" office:value-type="float" office:value="94.3609022556391" calcext:value-type="float">
            <text:p>94.36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/([.$E$1] + ABS([.A505]))*100" office:value-type="float" office:value="94.3714821763602" calcext:value-type="float">
            <text:p>94.37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/([.$E$1] + ABS([.A506]))*100" office:value-type="float" office:value="94.3820224719101" calcext:value-type="float">
            <text:p>94.38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/([.$E$1] + ABS([.A507]))*100" office:value-type="float" office:value="94.392523364486" calcext:value-type="float">
            <text:p>94.39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/([.$E$1] + ABS([.A508]))*100" office:value-type="float" office:value="94.4029850746269" calcext:value-type="float">
            <text:p>94.40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/([.$E$1] + ABS([.A509]))*100" office:value-type="float" office:value="94.413407821229" calcext:value-type="float">
            <text:p>94.41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/([.$E$1] + ABS([.A510]))*100" office:value-type="float" office:value="94.4237918215613" calcext:value-type="float">
            <text:p>94.42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/([.$E$1] + ABS([.A511]))*100" office:value-type="float" office:value="94.4341372912801" calcext:value-type="float">
            <text:p>94.43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/([.$E$1] + ABS([.A512]))*100" office:value-type="float" office:value="94.4444444444444" calcext:value-type="float">
            <text:p>94.44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/([.$E$1] + ABS([.A513]))*100" office:value-type="float" office:value="94.4547134935305" calcext:value-type="float">
            <text:p>94.45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/([.$E$1] + ABS([.A514]))*100" office:value-type="float" office:value="94.4649446494465" calcext:value-type="float">
            <text:p>94.46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/([.$E$1] + ABS([.A515]))*100" office:value-type="float" office:value="94.475138121547" calcext:value-type="float">
            <text:p>94.48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/([.$E$1] + ABS([.A516]))*100" office:value-type="float" office:value="94.4852941176471" calcext:value-type="float">
            <text:p>94.49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/([.$E$1] + ABS([.A517]))*100" office:value-type="float" office:value="94.4954128440367" calcext:value-type="float">
            <text:p>94.50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/([.$E$1] + ABS([.A518]))*100" office:value-type="float" office:value="94.5054945054945" calcext:value-type="float">
            <text:p>94.51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/([.$E$1] + ABS([.A519]))*100" office:value-type="float" office:value="94.5155393053016" calcext:value-type="float">
            <text:p>94.52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/([.$E$1] + ABS([.A520]))*100" office:value-type="float" office:value="94.5255474452555" calcext:value-type="float">
            <text:p>94.53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/([.$E$1] + ABS([.A521]))*100" office:value-type="float" office:value="94.5355191256831" calcext:value-type="float">
            <text:p>94.54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/([.$E$1] + ABS([.A522]))*100" office:value-type="float" office:value="94.5454545454546" calcext:value-type="float">
            <text:p>94.55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/([.$E$1] + ABS([.A523]))*100" office:value-type="float" office:value="94.5553539019964" calcext:value-type="float">
            <text:p>94.56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/([.$E$1] + ABS([.A524]))*100" office:value-type="float" office:value="94.5652173913043" calcext:value-type="float">
            <text:p>94.57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/([.$E$1] + ABS([.A525]))*100" office:value-type="float" office:value="94.5750452079566" calcext:value-type="float">
            <text:p>94.58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/([.$E$1] + ABS([.A526]))*100" office:value-type="float" office:value="94.5848375451264" calcext:value-type="float">
            <text:p>94.58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/([.$E$1] + ABS([.A527]))*100" office:value-type="float" office:value="94.5945945945946" calcext:value-type="float">
            <text:p>94.59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/([.$E$1] + ABS([.A528]))*100" office:value-type="float" office:value="94.6043165467626" calcext:value-type="float">
            <text:p>94.60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/([.$E$1] + ABS([.A529]))*100" office:value-type="float" office:value="94.6140035906643" calcext:value-type="float">
            <text:p>94.61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/([.$E$1] + ABS([.A530]))*100" office:value-type="float" office:value="94.6236559139785" calcext:value-type="float">
            <text:p>94.62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/([.$E$1] + ABS([.A531]))*100" office:value-type="float" office:value="94.6332737030411" calcext:value-type="float">
            <text:p>94.63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/([.$E$1] + ABS([.A532]))*100" office:value-type="float" office:value="94.6428571428571" calcext:value-type="float">
            <text:p>94.64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/([.$E$1] + ABS([.A533]))*100" office:value-type="float" office:value="94.6524064171123" calcext:value-type="float">
            <text:p>94.65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/([.$E$1] + ABS([.A534]))*100" office:value-type="float" office:value="94.6619217081851" calcext:value-type="float">
            <text:p>94.66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/([.$E$1] + ABS([.A535]))*100" office:value-type="float" office:value="94.6714031971581" calcext:value-type="float">
            <text:p>94.67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/([.$E$1] + ABS([.A536]))*100" office:value-type="float" office:value="94.6808510638298" calcext:value-type="float">
            <text:p>94.68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/([.$E$1] + ABS([.A537]))*100" office:value-type="float" office:value="94.6902654867257" calcext:value-type="float">
            <text:p>94.69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/([.$E$1] + ABS([.A538]))*100" office:value-type="float" office:value="94.6996466431095" calcext:value-type="float">
            <text:p>94.70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/([.$E$1] + ABS([.A539]))*100" office:value-type="float" office:value="94.7089947089947" calcext:value-type="float">
            <text:p>94.71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/([.$E$1] + ABS([.A540]))*100" office:value-type="float" office:value="94.7183098591549" calcext:value-type="float">
            <text:p>94.72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/([.$E$1] + ABS([.A541]))*100" office:value-type="float" office:value="94.7275922671353" calcext:value-type="float">
            <text:p>94.73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/([.$E$1] + ABS([.A542]))*100" office:value-type="float" office:value="94.7368421052632" calcext:value-type="float">
            <text:p>94.74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/([.$E$1] + ABS([.A543]))*100" office:value-type="float" office:value="94.7460595446585" calcext:value-type="float">
            <text:p>94.75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/([.$E$1] + ABS([.A544]))*100" office:value-type="float" office:value="94.7552447552448" calcext:value-type="float">
            <text:p>94.76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/([.$E$1] + ABS([.A545]))*100" office:value-type="float" office:value="94.7643979057592" calcext:value-type="float">
            <text:p>94.76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/([.$E$1] + ABS([.A546]))*100" office:value-type="float" office:value="94.7735191637631" calcext:value-type="float">
            <text:p>94.77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/([.$E$1] + ABS([.A547]))*100" office:value-type="float" office:value="94.7826086956522" calcext:value-type="float">
            <text:p>94.78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/([.$E$1] + ABS([.A548]))*100" office:value-type="float" office:value="94.7916666666667" calcext:value-type="float">
            <text:p>94.79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/([.$E$1] + ABS([.A549]))*100" office:value-type="float" office:value="94.8006932409012" calcext:value-type="float">
            <text:p>94.80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/([.$E$1] + ABS([.A550]))*100" office:value-type="float" office:value="94.8096885813149" calcext:value-type="float">
            <text:p>94.81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/([.$E$1] + ABS([.A551]))*100" office:value-type="float" office:value="94.818652849741" calcext:value-type="float">
            <text:p>94.82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/([.$E$1] + ABS([.A552]))*100" office:value-type="float" office:value="94.8275862068966" calcext:value-type="float">
            <text:p>94.83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/([.$E$1] + ABS([.A553]))*100" office:value-type="float" office:value="94.8364888123924" calcext:value-type="float">
            <text:p>94.84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/([.$E$1] + ABS([.A554]))*100" office:value-type="float" office:value="94.8453608247423" calcext:value-type="float">
            <text:p>94.85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/([.$E$1] + ABS([.A555]))*100" office:value-type="float" office:value="94.8542024013722" calcext:value-type="float">
            <text:p>94.85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/([.$E$1] + ABS([.A556]))*100" office:value-type="float" office:value="94.8630136986301" calcext:value-type="float">
            <text:p>94.86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/([.$E$1] + ABS([.A557]))*100" office:value-type="float" office:value="94.8717948717949" calcext:value-type="float">
            <text:p>94.87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/([.$E$1] + ABS([.A558]))*100" office:value-type="float" office:value="94.8805460750853" calcext:value-type="float">
            <text:p>94.88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/([.$E$1] + ABS([.A559]))*100" office:value-type="float" office:value="94.8892674616695" calcext:value-type="float">
            <text:p>94.89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/([.$E$1] + ABS([.A560]))*100" office:value-type="float" office:value="94.8979591836735" calcext:value-type="float">
            <text:p>94.90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/([.$E$1] + ABS([.A561]))*100" office:value-type="float" office:value="94.9066213921902" calcext:value-type="float">
            <text:p>94.91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/([.$E$1] + ABS([.A562]))*100" office:value-type="float" office:value="94.9152542372881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/([.$E$1] + ABS([.A563]))*100" office:value-type="float" office:value="94.9238578680203" calcext:value-type="float">
            <text:p>94.92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/([.$E$1] + ABS([.A564]))*100" office:value-type="float" office:value="94.9324324324324" calcext:value-type="float">
            <text:p>94.93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/([.$E$1] + ABS([.A565]))*100" office:value-type="float" office:value="94.9409780775717" calcext:value-type="float">
            <text:p>94.94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/([.$E$1] + ABS([.A566]))*100" office:value-type="float" office:value="94.949494949495" calcext:value-type="float">
            <text:p>94.95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/([.$E$1] + ABS([.A567]))*100" office:value-type="float" office:value="94.9579831932773" calcext:value-type="float">
            <text:p>94.96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/([.$E$1] + ABS([.A568]))*100" office:value-type="float" office:value="94.9664429530201" calcext:value-type="float">
            <text:p>94.97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/([.$E$1] + ABS([.A569]))*100" office:value-type="float" office:value="94.9748743718593" calcext:value-type="float">
            <text:p>94.97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/([.$E$1] + ABS([.A570]))*100" office:value-type="float" office:value="94.9832775919733" calcext:value-type="float">
            <text:p>94.98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/([.$E$1] + ABS([.A571]))*100" office:value-type="float" office:value="94.991652754591" calcext:value-type="float">
            <text:p>94.99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/([.$E$1] + ABS([.A572]))*100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/([.$E$1] + ABS([.A573]))*100" office:value-type="float" office:value="95.0083194675541" calcext:value-type="float">
            <text:p>95.01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/([.$E$1] + ABS([.A574]))*100" office:value-type="float" office:value="95.0166112956811" calcext:value-type="float">
            <text:p>95.02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/([.$E$1] + ABS([.A575]))*100" office:value-type="float" office:value="95.0248756218906" calcext:value-type="float">
            <text:p>95.02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/([.$E$1] + ABS([.A576]))*100" office:value-type="float" office:value="95.0331125827815" calcext:value-type="float">
            <text:p>95.03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/([.$E$1] + ABS([.A577]))*100" office:value-type="float" office:value="95.0413223140496" calcext:value-type="float">
            <text:p>95.04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/([.$E$1] + ABS([.A578]))*100" office:value-type="float" office:value="95.049504950495" calcext:value-type="float">
            <text:p>95.05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/([.$E$1] + ABS([.A579]))*100" office:value-type="float" office:value="95.0576606260296" calcext:value-type="float">
            <text:p>95.06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/([.$E$1] + ABS([.A580]))*100" office:value-type="float" office:value="95.0657894736842" calcext:value-type="float">
            <text:p>95.07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/([.$E$1] + ABS([.A581]))*100" office:value-type="float" office:value="95.0738916256158" calcext:value-type="float">
            <text:p>95.07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/([.$E$1] + ABS([.A582]))*100" office:value-type="float" office:value="95.0819672131147" calcext:value-type="float">
            <text:p>95.08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/([.$E$1] + ABS([.A583]))*100" office:value-type="float" office:value="95.0900163666121" calcext:value-type="float">
            <text:p>95.09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/([.$E$1] + ABS([.A584]))*100" office:value-type="float" office:value="95.0980392156863" calcext:value-type="float">
            <text:p>95.10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/([.$E$1] + ABS([.A585]))*100" office:value-type="float" office:value="95.1060358890702" calcext:value-type="float">
            <text:p>95.11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/([.$E$1] + ABS([.A586]))*100" office:value-type="float" office:value="95.114006514658" calcext:value-type="float">
            <text:p>95.11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/([.$E$1] + ABS([.A587]))*100" office:value-type="float" office:value="95.1219512195122" calcext:value-type="float">
            <text:p>95.12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/([.$E$1] + ABS([.A588]))*100" office:value-type="float" office:value="95.1298701298701" calcext:value-type="float">
            <text:p>95.13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/([.$E$1] + ABS([.A589]))*100" office:value-type="float" office:value="95.1377633711507" calcext:value-type="float">
            <text:p>95.14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/([.$E$1] + ABS([.A590]))*100" office:value-type="float" office:value="95.1456310679612" calcext:value-type="float">
            <text:p>95.15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/([.$E$1] + ABS([.A591]))*100" office:value-type="float" office:value="95.1534733441034" calcext:value-type="float">
            <text:p>95.15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/([.$E$1] + ABS([.A592]))*100" office:value-type="float" office:value="95.1612903225807" calcext:value-type="float">
            <text:p>95.16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/([.$E$1] + ABS([.A593]))*100" office:value-type="float" office:value="95.1690821256039" calcext:value-type="float">
            <text:p>95.17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/([.$E$1] + ABS([.A594]))*100" office:value-type="float" office:value="95.1768488745981" calcext:value-type="float">
            <text:p>95.18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/([.$E$1] + ABS([.A595]))*100" office:value-type="float" office:value="95.1845906902087" calcext:value-type="float">
            <text:p>95.18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/([.$E$1] + ABS([.A596]))*100" office:value-type="float" office:value="95.1923076923077" calcext:value-type="float">
            <text:p>95.19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/([.$E$1] + ABS([.A597]))*100" office:value-type="float" office:value="95.2" calcext:value-type="float">
            <text:p>95.20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/([.$E$1] + ABS([.A598]))*100" office:value-type="float" office:value="95.2076677316294" calcext:value-type="float">
            <text:p>95.21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/([.$E$1] + ABS([.A599]))*100" office:value-type="float" office:value="95.2153110047847" calcext:value-type="float">
            <text:p>95.22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/([.$E$1] + ABS([.A600]))*100" office:value-type="float" office:value="95.2229299363057" calcext:value-type="float">
            <text:p>95.22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/([.$E$1] + ABS([.A601]))*100" office:value-type="float" office:value="95.2305246422894" calcext:value-type="float">
            <text:p>95.23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/([.$E$1] + ABS([.A602]))*100" office:value-type="float" office:value="95.2380952380952" calcext:value-type="float">
            <text:p>95.24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/([.$E$1] + ABS([.A603]))*100" office:value-type="float" office:value="95.2456418383518" calcext:value-type="float">
            <text:p>95.25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/([.$E$1] + ABS([.A604]))*100" office:value-type="float" office:value="95.253164556962" calcext:value-type="float">
            <text:p>95.25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/([.$E$1] + ABS([.A605]))*100" office:value-type="float" office:value="95.260663507109" calcext:value-type="float">
            <text:p>95.26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/([.$E$1] + ABS([.A606]))*100" office:value-type="float" office:value="95.2681388012618" calcext:value-type="float">
            <text:p>95.27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/([.$E$1] + ABS([.A607]))*100" office:value-type="float" office:value="95.2755905511811" calcext:value-type="float">
            <text:p>95.28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/([.$E$1] + ABS([.A608]))*100" office:value-type="float" office:value="95.2830188679245" calcext:value-type="float">
            <text:p>95.28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/([.$E$1] + ABS([.A609]))*100" office:value-type="float" office:value="95.2904238618524" calcext:value-type="float">
            <text:p>95.29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/([.$E$1] + ABS([.A610]))*100" office:value-type="float" office:value="95.2978056426332" calcext:value-type="float">
            <text:p>95.30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/([.$E$1] + ABS([.A611]))*100" office:value-type="float" office:value="95.3051643192488" calcext:value-type="float">
            <text:p>95.31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/([.$E$1] + ABS([.A612]))*100" office:value-type="float" office:value="95.3125" calcext:value-type="float">
            <text:p>95.31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/([.$E$1] + ABS([.A613]))*100" office:value-type="float" office:value="95.3198127925117" calcext:value-type="float">
            <text:p>95.32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/([.$E$1] + ABS([.A614]))*100" office:value-type="float" office:value="95.3271028037383" calcext:value-type="float">
            <text:p>95.33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/([.$E$1] + ABS([.A615]))*100" office:value-type="float" office:value="95.3343701399689" calcext:value-type="float">
            <text:p>95.33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/([.$E$1] + ABS([.A616]))*100" office:value-type="float" office:value="95.3416149068323" calcext:value-type="float">
            <text:p>95.34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/([.$E$1] + ABS([.A617]))*100" office:value-type="float" office:value="95.3488372093023" calcext:value-type="float">
            <text:p>95.35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/([.$E$1] + ABS([.A618]))*100" office:value-type="float" office:value="95.3560371517028" calcext:value-type="float">
            <text:p>95.36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/([.$E$1] + ABS([.A619]))*100" office:value-type="float" office:value="95.3632148377125" calcext:value-type="float">
            <text:p>95.36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/([.$E$1] + ABS([.A620]))*100" office:value-type="float" office:value="95.3703703703704" calcext:value-type="float">
            <text:p>95.37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/([.$E$1] + ABS([.A621]))*100" office:value-type="float" office:value="95.3775038520801" calcext:value-type="float">
            <text:p>95.38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/([.$E$1] + ABS([.A622]))*100" office:value-type="float" office:value="95.3846153846154" calcext:value-type="float">
            <text:p>95.38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/([.$E$1] + ABS([.A623]))*100" office:value-type="float" office:value="95.3917050691244" calcext:value-type="float">
            <text:p>95.39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/([.$E$1] + ABS([.A624]))*100" office:value-type="float" office:value="95.398773006135" calcext:value-type="float">
            <text:p>95.40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/([.$E$1] + ABS([.A625]))*100" office:value-type="float" office:value="95.405819295559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/([.$E$1] + ABS([.A626]))*100" office:value-type="float" office:value="95.4128440366972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/([.$E$1] + ABS([.A627]))*100" office:value-type="float" office:value="95.4198473282443" calcext:value-type="float">
            <text:p>95.42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/([.$E$1] + ABS([.A628]))*100" office:value-type="float" office:value="95.4268292682927" calcext:value-type="float">
            <text:p>95.43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/([.$E$1] + ABS([.A629]))*100" office:value-type="float" office:value="95.4337899543379" calcext:value-type="float">
            <text:p>95.43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/([.$E$1] + ABS([.A630]))*100" office:value-type="float" office:value="95.4407294832827" calcext:value-type="float">
            <text:p>95.44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/([.$E$1] + ABS([.A631]))*100" office:value-type="float" office:value="95.4476479514416" calcext:value-type="float">
            <text:p>95.45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/([.$E$1] + ABS([.A632]))*100" office:value-type="float" office:value="95.4545454545455" calcext:value-type="float">
            <text:p>95.45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/([.$E$1] + ABS([.A633]))*100" office:value-type="float" office:value="95.4614220877459" calcext:value-type="float">
            <text:p>95.46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/([.$E$1] + ABS([.A634]))*100" office:value-type="float" office:value="95.4682779456193" calcext:value-type="float">
            <text:p>95.47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/([.$E$1] + ABS([.A635]))*100" office:value-type="float" office:value="95.4751131221719" calcext:value-type="float">
            <text:p>95.48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/([.$E$1] + ABS([.A636]))*100" office:value-type="float" office:value="95.4819277108434" calcext:value-type="float">
            <text:p>95.48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/([.$E$1] + ABS([.A637]))*100" office:value-type="float" office:value="95.4887218045113" calcext:value-type="float">
            <text:p>95.49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/([.$E$1] + ABS([.A638]))*100" office:value-type="float" office:value="95.4954954954955" calcext:value-type="float">
            <text:p>95.50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/([.$E$1] + ABS([.A639]))*100" office:value-type="float" office:value="95.5022488755622" calcext:value-type="float">
            <text:p>95.50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/([.$E$1] + ABS([.A640]))*100" office:value-type="float" office:value="95.5089820359281" calcext:value-type="float">
            <text:p>95.51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/([.$E$1] + ABS([.A641]))*100" office:value-type="float" office:value="95.5156950672646" calcext:value-type="float">
            <text:p>95.52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/([.$E$1] + ABS([.A642]))*100" office:value-type="float" office:value="95.5223880597015" calcext:value-type="float">
            <text:p>95.52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/([.$E$1] + ABS([.A643]))*100" office:value-type="float" office:value="95.5290611028316" calcext:value-type="float">
            <text:p>95.53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/([.$E$1] + ABS([.A644]))*100" office:value-type="float" office:value="95.5357142857143" calcext:value-type="float">
            <text:p>95.54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/([.$E$1] + ABS([.A645]))*100" office:value-type="float" office:value="95.5423476968796" calcext:value-type="float">
            <text:p>95.54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/([.$E$1] + ABS([.A646]))*100" office:value-type="float" office:value="95.5489614243323" calcext:value-type="float">
            <text:p>95.55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/([.$E$1] + ABS([.A647]))*100" office:value-type="float" office:value="95.5555555555556" calcext:value-type="float">
            <text:p>95.56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/([.$E$1] + ABS([.A648]))*100" office:value-type="float" office:value="95.5621301775148" calcext:value-type="float">
            <text:p>95.56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/([.$E$1] + ABS([.A649]))*100" office:value-type="float" office:value="95.5686853766617" calcext:value-type="float">
            <text:p>95.57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/([.$E$1] + ABS([.A650]))*100" office:value-type="float" office:value="95.5752212389381" calcext:value-type="float">
            <text:p>95.58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/([.$E$1] + ABS([.A651]))*100" office:value-type="float" office:value="95.5817378497791" calcext:value-type="float">
            <text:p>95.58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/([.$E$1] + ABS([.A652]))*100" office:value-type="float" office:value="95.5882352941176" calcext:value-type="float">
            <text:p>95.59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/([.$E$1] + ABS([.A653]))*100" office:value-type="float" office:value="95.5947136563877" calcext:value-type="float">
            <text:p>95.59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/([.$E$1] + ABS([.A654]))*100" office:value-type="float" office:value="95.6011730205279" calcext:value-type="float">
            <text:p>95.60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/([.$E$1] + ABS([.A655]))*100" office:value-type="float" office:value="95.6076134699854" calcext:value-type="float">
            <text:p>95.61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/([.$E$1] + ABS([.A656]))*100" office:value-type="float" office:value="95.6140350877193" calcext:value-type="float">
            <text:p>95.61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/([.$E$1] + ABS([.A657]))*100" office:value-type="float" office:value="95.6204379562044" calcext:value-type="float">
            <text:p>95.62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/([.$E$1] + ABS([.A658]))*100" office:value-type="float" office:value="95.6268221574344" calcext:value-type="float">
            <text:p>95.63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/([.$E$1] + ABS([.A659]))*100" office:value-type="float" office:value="95.6331877729258" calcext:value-type="float">
            <text:p>95.63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/([.$E$1] + ABS([.A660]))*100" office:value-type="float" office:value="95.6395348837209" calcext:value-type="float">
            <text:p>95.64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/([.$E$1] + ABS([.A661]))*100" office:value-type="float" office:value="95.6458635703919" calcext:value-type="float">
            <text:p>95.65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/([.$E$1] + ABS([.A662]))*100" office:value-type="float" office:value="95.6521739130435" calcext:value-type="float">
            <text:p>95.65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/([.$E$1] + ABS([.A663]))*100" office:value-type="float" office:value="95.6584659913169" calcext:value-type="float">
            <text:p>95.66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/([.$E$1] + ABS([.A664]))*100" office:value-type="float" office:value="95.6647398843931" calcext:value-type="float">
            <text:p>95.66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/([.$E$1] + ABS([.A665]))*100" office:value-type="float" office:value="95.6709956709957" calcext:value-type="float">
            <text:p>95.67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/([.$E$1] + ABS([.A666]))*100" office:value-type="float" office:value="95.6772334293948" calcext:value-type="float">
            <text:p>95.68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/([.$E$1] + ABS([.A667]))*100" office:value-type="float" office:value="95.6834532374101" calcext:value-type="float">
            <text:p>95.68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/([.$E$1] + ABS([.A668]))*100" office:value-type="float" office:value="95.6896551724138" calcext:value-type="float">
            <text:p>95.69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/([.$E$1] + ABS([.A669]))*100" office:value-type="float" office:value="95.6958393113343" calcext:value-type="float">
            <text:p>95.70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/([.$E$1] + ABS([.A670]))*100" office:value-type="float" office:value="95.702005730659" calcext:value-type="float">
            <text:p>95.70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/([.$E$1] + ABS([.A671]))*100" office:value-type="float" office:value="95.7081545064378" calcext:value-type="float">
            <text:p>95.71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/([.$E$1] + ABS([.A672]))*100" office:value-type="float" office:value="95.7142857142857" calcext:value-type="float">
            <text:p>95.71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/([.$E$1] + ABS([.A673]))*100" office:value-type="float" office:value="95.7203994293866" calcext:value-type="float">
            <text:p>95.72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/([.$E$1] + ABS([.A674]))*100" office:value-type="float" office:value="95.7264957264957" calcext:value-type="float">
            <text:p>95.73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/([.$E$1] + ABS([.A675]))*100" office:value-type="float" office:value="95.7325746799431" calcext:value-type="float">
            <text:p>95.73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/([.$E$1] + ABS([.A676]))*100" office:value-type="float" office:value="95.7386363636364" calcext:value-type="float">
            <text:p>95.74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/([.$E$1] + ABS([.A677]))*100" office:value-type="float" office:value="95.7446808510638" calcext:value-type="float">
            <text:p>95.74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/([.$E$1] + ABS([.A678]))*100" office:value-type="float" office:value="95.7507082152975" calcext:value-type="float">
            <text:p>95.75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/([.$E$1] + ABS([.A679]))*100" office:value-type="float" office:value="95.7567185289958" calcext:value-type="float">
            <text:p>95.76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/([.$E$1] + ABS([.A680]))*100" office:value-type="float" office:value="95.7627118644068" calcext:value-type="float">
            <text:p>95.76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/([.$E$1] + ABS([.A681]))*100" office:value-type="float" office:value="95.7686882933709" calcext:value-type="float">
            <text:p>95.77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/([.$E$1] + ABS([.A682]))*100" office:value-type="float" office:value="95.7746478873239" calcext:value-type="float">
            <text:p>95.77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/([.$E$1] + ABS([.A683]))*100" office:value-type="float" office:value="95.7805907172996" calcext:value-type="float">
            <text:p>95.78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/([.$E$1] + ABS([.A684]))*100" office:value-type="float" office:value="95.7865168539326" calcext:value-type="float">
            <text:p>95.79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/([.$E$1] + ABS([.A685]))*100" office:value-type="float" office:value="95.7924263674614" calcext:value-type="float">
            <text:p>95.79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/([.$E$1] + ABS([.A686]))*100" office:value-type="float" office:value="95.7983193277311" calcext:value-type="float">
            <text:p>95.80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/([.$E$1] + ABS([.A687]))*100" office:value-type="float" office:value="95.8041958041958" calcext:value-type="float">
            <text:p>95.80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/([.$E$1] + ABS([.A688]))*100" office:value-type="float" office:value="95.8100558659218" calcext:value-type="float">
            <text:p>95.81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/([.$E$1] + ABS([.A689]))*100" office:value-type="float" office:value="95.81589958159" calcext:value-type="float">
            <text:p>95.82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/([.$E$1] + ABS([.A690]))*100" office:value-type="float" office:value="95.8217270194986" calcext:value-type="float">
            <text:p>95.82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/([.$E$1] + ABS([.A691]))*100" office:value-type="float" office:value="95.8275382475661" calcext:value-type="float">
            <text:p>95.83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/([.$E$1] + ABS([.A692]))*100" office:value-type="float" office:value="95.8333333333333" calcext:value-type="float">
            <text:p>95.83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/([.$E$1] + ABS([.A693]))*100" office:value-type="float" office:value="95.8391123439667" calcext:value-type="float">
            <text:p>95.84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/([.$E$1] + ABS([.A694]))*100" office:value-type="float" office:value="95.8448753462604" calcext:value-type="float">
            <text:p>95.84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/([.$E$1] + ABS([.A695]))*100" office:value-type="float" office:value="95.850622406639" calcext:value-type="float">
            <text:p>95.85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/([.$E$1] + ABS([.A696]))*100" office:value-type="float" office:value="95.8563535911602" calcext:value-type="float">
            <text:p>95.86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/([.$E$1] + ABS([.A697]))*100" office:value-type="float" office:value="95.8620689655172" calcext:value-type="float">
            <text:p>95.86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/([.$E$1] + ABS([.A698]))*100" office:value-type="float" office:value="95.8677685950413" calcext:value-type="float">
            <text:p>95.87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/([.$E$1] + ABS([.A699]))*100" office:value-type="float" office:value="95.8734525447043" calcext:value-type="float">
            <text:p>95.87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/([.$E$1] + ABS([.A700]))*100" office:value-type="float" office:value="95.8791208791209" calcext:value-type="float">
            <text:p>95.88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/([.$E$1] + ABS([.A701]))*100" office:value-type="float" office:value="95.8847736625514" calcext:value-type="float">
            <text:p>95.88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/([.$E$1] + ABS([.A702]))*100" office:value-type="float" office:value="95.8904109589041" calcext:value-type="float">
            <text:p>95.89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/([.$E$1] + ABS([.A703]))*100" office:value-type="float" office:value="95.8960328317373" calcext:value-type="float">
            <text:p>95.90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/([.$E$1] + ABS([.A704]))*100" office:value-type="float" office:value="95.9016393442623" calcext:value-type="float">
            <text:p>95.90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/([.$E$1] + ABS([.A705]))*100" office:value-type="float" office:value="95.9072305593451" calcext:value-type="float">
            <text:p>95.91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/([.$E$1] + ABS([.A706]))*100" office:value-type="float" office:value="95.9128065395095" calcext:value-type="float">
            <text:p>95.91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/([.$E$1] + ABS([.A707]))*100" office:value-type="float" office:value="95.9183673469388" calcext:value-type="float">
            <text:p>95.92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/([.$E$1] + ABS([.A708]))*100" office:value-type="float" office:value="95.9239130434783" calcext:value-type="float">
            <text:p>95.92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/([.$E$1] + ABS([.A709]))*100" office:value-type="float" office:value="95.9294436906377" calcext:value-type="float">
            <text:p>95.93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/([.$E$1] + ABS([.A710]))*100" office:value-type="float" office:value="95.9349593495935" calcext:value-type="float">
            <text:p>95.93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/([.$E$1] + ABS([.A711]))*100" office:value-type="float" office:value="95.9404600811908" calcext:value-type="float">
            <text:p>95.94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/([.$E$1] + ABS([.A712]))*100" office:value-type="float" office:value="95.9459459459459" calcext:value-type="float">
            <text:p>95.95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/([.$E$1] + ABS([.A713]))*100" office:value-type="float" office:value="95.9514170040486" calcext:value-type="float">
            <text:p>95.95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/([.$E$1] + ABS([.A714]))*100" office:value-type="float" office:value="95.9568733153639" calcext:value-type="float">
            <text:p>95.96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/([.$E$1] + ABS([.A715]))*100" office:value-type="float" office:value="95.9623149394347" calcext:value-type="float">
            <text:p>95.96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/([.$E$1] + ABS([.A716]))*100" office:value-type="float" office:value="95.9677419354839" calcext:value-type="float">
            <text:p>95.97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/([.$E$1] + ABS([.A717]))*100" office:value-type="float" office:value="95.9731543624161" calcext:value-type="float">
            <text:p>95.97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/([.$E$1] + ABS([.A718]))*100" office:value-type="float" office:value="95.9785522788204" calcext:value-type="float">
            <text:p>95.98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/([.$E$1] + ABS([.A719]))*100" office:value-type="float" office:value="95.9839357429719" calcext:value-type="float">
            <text:p>95.98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/([.$E$1] + ABS([.A720]))*100" office:value-type="float" office:value="95.9893048128342" calcext:value-type="float">
            <text:p>95.99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/([.$E$1] + ABS([.A721]))*100" office:value-type="float" office:value="95.9946595460614" calcext:value-type="float">
            <text:p>95.99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2]/([.$E$1] + ABS([.A722]))*100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3]/([.$E$1] + ABS([.A723]))*100" office:value-type="float" office:value="96.0053262316911" calcext:value-type="float">
            <text:p>96.01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4]/([.$E$1] + ABS([.A724]))*100" office:value-type="float" office:value="96.0106382978723" calcext:value-type="float">
            <text:p>96.01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5]/([.$E$1] + ABS([.A725]))*100" office:value-type="float" office:value="96.0159362549801" calcext:value-type="float">
            <text:p>96.02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6]/([.$E$1] + ABS([.A726]))*100" office:value-type="float" office:value="96.0212201591512" calcext:value-type="float">
            <text:p>96.02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7]/([.$E$1] + ABS([.A727]))*100" office:value-type="float" office:value="96.0264900662252" calcext:value-type="float">
            <text:p>96.03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8]/([.$E$1] + ABS([.A728]))*100" office:value-type="float" office:value="96.031746031746" calcext:value-type="float">
            <text:p>96.03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9]/([.$E$1] + ABS([.A729]))*100" office:value-type="float" office:value="96.0369881109643" calcext:value-type="float">
            <text:p>96.04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0]/([.$E$1] + ABS([.A730]))*100" office:value-type="float" office:value="96.0422163588391" calcext:value-type="float">
            <text:p>96.04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1]/([.$E$1] + ABS([.A731]))*100" office:value-type="float" office:value="96.0474308300395" calcext:value-type="float">
            <text:p>96.05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2]/([.$E$1] + ABS([.A732]))*100" office:value-type="float" office:value="96.0526315789474" calcext:value-type="float">
            <text:p>96.05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3]/([.$E$1] + ABS([.A733]))*100" office:value-type="float" office:value="96.0578186596583" calcext:value-type="float">
            <text:p>96.06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4]/([.$E$1] + ABS([.A734]))*100" office:value-type="float" office:value="96.0629921259843" calcext:value-type="float">
            <text:p>96.06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5]/([.$E$1] + ABS([.A735]))*100" office:value-type="float" office:value="96.0681520314548" calcext:value-type="float">
            <text:p>96.07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6]/([.$E$1] + ABS([.A736]))*100" office:value-type="float" office:value="96.0732984293194" calcext:value-type="float">
            <text:p>96.07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7]/([.$E$1] + ABS([.A737]))*100" office:value-type="float" office:value="96.078431372549" calcext:value-type="float">
            <text:p>96.08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8]/([.$E$1] + ABS([.A738]))*100" office:value-type="float" office:value="96.0835509138381" calcext:value-type="float">
            <text:p>96.08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9]/([.$E$1] + ABS([.A739]))*100" office:value-type="float" office:value="96.0886571056063" calcext:value-type="float">
            <text:p>96.09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0]/([.$E$1] + ABS([.A740]))*100" office:value-type="float" office:value="96.09375" calcext:value-type="float">
            <text:p>96.09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1]/([.$E$1] + ABS([.A741]))*100" office:value-type="float" office:value="96.0988296488947" calcext:value-type="float">
            <text:p>96.10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2]/([.$E$1] + ABS([.A742]))*100" office:value-type="float" office:value="96.1038961038961" calcext:value-type="float">
            <text:p>96.10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3]/([.$E$1] + ABS([.A743]))*100" office:value-type="float" office:value="96.1089494163424" calcext:value-type="float">
            <text:p>96.11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4]/([.$E$1] + ABS([.A744]))*100" office:value-type="float" office:value="96.1139896373057" calcext:value-type="float">
            <text:p>96.11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5]/([.$E$1] + ABS([.A745]))*100" office:value-type="float" office:value="96.1190168175938" calcext:value-type="float">
            <text:p>96.12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6]/([.$E$1] + ABS([.A746]))*100" office:value-type="float" office:value="96.1240310077519" calcext:value-type="float">
            <text:p>96.12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7]/([.$E$1] + ABS([.A747]))*100" office:value-type="float" office:value="96.1290322580645" calcext:value-type="float">
            <text:p>96.13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8]/([.$E$1] + ABS([.A748]))*100" office:value-type="float" office:value="96.1340206185567" calcext:value-type="float">
            <text:p>96.13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9]/([.$E$1] + ABS([.A749]))*100" office:value-type="float" office:value="96.1389961389961" calcext:value-type="float">
            <text:p>96.14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0]/([.$E$1] + ABS([.A750]))*100" office:value-type="float" office:value="96.1439588688946" calcext:value-type="float">
            <text:p>96.14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1]/([.$E$1] + ABS([.A751]))*100" office:value-type="float" office:value="96.1489088575096" calcext:value-type="float">
            <text:p>96.15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2]/([.$E$1] + ABS([.A752]))*100" office:value-type="float" office:value="96.1538461538462" calcext:value-type="float">
            <text:p>96.15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3]/([.$E$1] + ABS([.A753]))*100" office:value-type="float" office:value="96.1587708066582" calcext:value-type="float">
            <text:p>96.16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4]/([.$E$1] + ABS([.A754]))*100" office:value-type="float" office:value="96.1636828644501" calcext:value-type="float">
            <text:p>96.16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5]/([.$E$1] + ABS([.A755]))*100" office:value-type="float" office:value="96.1685823754789" calcext:value-type="float">
            <text:p>96.17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6]/([.$E$1] + ABS([.A756]))*100" office:value-type="float" office:value="96.1734693877551" calcext:value-type="float">
            <text:p>96.17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7]/([.$E$1] + ABS([.A757]))*100" office:value-type="float" office:value="96.1783439490446" calcext:value-type="float">
            <text:p>96.18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8]/([.$E$1] + ABS([.A758]))*100" office:value-type="float" office:value="96.1832061068702" calcext:value-type="float">
            <text:p>96.18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9]/([.$E$1] + ABS([.A759]))*100" office:value-type="float" office:value="96.1880559085133" calcext:value-type="float">
            <text:p>96.19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0]/([.$E$1] + ABS([.A760]))*100" office:value-type="float" office:value="96.1928934010152" calcext:value-type="float">
            <text:p>96.19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1]/([.$E$1] + ABS([.A761]))*100" office:value-type="float" office:value="96.1977186311787" calcext:value-type="float">
            <text:p>96.20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2]/([.$E$1] + ABS([.A762]))*100" office:value-type="float" office:value="96.2025316455696" calcext:value-type="float">
            <text:p>96.20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3]/([.$E$1] + ABS([.A763]))*100" office:value-type="float" office:value="96.2073324905183" calcext:value-type="float">
            <text:p>96.21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4]/([.$E$1] + ABS([.A764]))*100" office:value-type="float" office:value="96.2121212121212" calcext:value-type="float">
            <text:p>96.21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5]/([.$E$1] + ABS([.A765]))*100" office:value-type="float" office:value="96.2168978562421" calcext:value-type="float">
            <text:p>96.22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6]/([.$E$1] + ABS([.A766]))*100" office:value-type="float" office:value="96.2216624685139" calcext:value-type="float">
            <text:p>96.22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7]/([.$E$1] + ABS([.A767]))*100" office:value-type="float" office:value="96.2264150943396" calcext:value-type="float">
            <text:p>96.23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8]/([.$E$1] + ABS([.A768]))*100" office:value-type="float" office:value="96.2311557788945" calcext:value-type="float">
            <text:p>96.23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9]/([.$E$1] + ABS([.A769]))*100" office:value-type="float" office:value="96.2358845671267" calcext:value-type="float">
            <text:p>96.24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0]/([.$E$1] + ABS([.A770]))*100" office:value-type="float" office:value="96.2406015037594" calcext:value-type="float">
            <text:p>96.24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1]/([.$E$1] + ABS([.A771]))*100" office:value-type="float" office:value="96.2453066332916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2]/([.$E$1] + ABS([.A772]))*100" office:value-type="float" office:value="96.25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3]/([.$E$1] + ABS([.A773]))*100" office:value-type="float" office:value="96.2546816479401" calcext:value-type="float">
            <text:p>96.25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4]/([.$E$1] + ABS([.A774]))*100" office:value-type="float" office:value="96.2593516209476" calcext:value-type="float">
            <text:p>96.26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5]/([.$E$1] + ABS([.A775]))*100" office:value-type="float" office:value="96.2640099626401" calcext:value-type="float">
            <text:p>96.26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6]/([.$E$1] + ABS([.A776]))*100" office:value-type="float" office:value="96.2686567164179" calcext:value-type="float">
            <text:p>96.27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7]/([.$E$1] + ABS([.A777]))*100" office:value-type="float" office:value="96.2732919254658" calcext:value-type="float">
            <text:p>96.27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8]/([.$E$1] + ABS([.A778]))*100" office:value-type="float" office:value="96.2779156327543" calcext:value-type="float">
            <text:p>96.28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9]/([.$E$1] + ABS([.A779]))*100" office:value-type="float" office:value="96.2825278810409" calcext:value-type="float">
            <text:p>96.28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0]/([.$E$1] + ABS([.A780]))*100" office:value-type="float" office:value="96.2871287128713" calcext:value-type="float">
            <text:p>96.29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1]/([.$E$1] + ABS([.A781]))*100" office:value-type="float" office:value="96.291718170581" calcext:value-type="float">
            <text:p>96.29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2]/([.$E$1] + ABS([.A782]))*100" office:value-type="float" office:value="96.2962962962963" calcext:value-type="float">
            <text:p>96.30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3]/([.$E$1] + ABS([.A783]))*100" office:value-type="float" office:value="96.3008631319359" calcext:value-type="float">
            <text:p>96.30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4]/([.$E$1] + ABS([.A784]))*100" office:value-type="float" office:value="96.3054187192118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5]/([.$E$1] + ABS([.A785]))*100" office:value-type="float" office:value="96.309963099631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6]/([.$E$1] + ABS([.A786]))*100" office:value-type="float" office:value="96.3144963144963" calcext:value-type="float">
            <text:p>96.31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7]/([.$E$1] + ABS([.A787]))*100" office:value-type="float" office:value="96.319018404908" calcext:value-type="float">
            <text:p>96.32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8]/([.$E$1] + ABS([.A788]))*100" office:value-type="float" office:value="96.3235294117647" calcext:value-type="float">
            <text:p>96.32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9]/([.$E$1] + ABS([.A789]))*100" office:value-type="float" office:value="96.328029375765" calcext:value-type="float">
            <text:p>96.33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0]/([.$E$1] + ABS([.A790]))*100" office:value-type="float" office:value="96.3325183374083" calcext:value-type="float">
            <text:p>96.33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1]/([.$E$1] + ABS([.A791]))*100" office:value-type="float" office:value="96.3369963369963" calcext:value-type="float">
            <text:p>96.34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2]/([.$E$1] + ABS([.A792]))*100" office:value-type="float" office:value="96.3414634146342" calcext:value-type="float">
            <text:p>96.34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3]/([.$E$1] + ABS([.A793]))*100" office:value-type="float" office:value="96.3459196102314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4]/([.$E$1] + ABS([.A794]))*100" office:value-type="float" office:value="96.3503649635037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5]/([.$E$1] + ABS([.A795]))*100" office:value-type="float" office:value="96.3547995139733" calcext:value-type="float">
            <text:p>96.35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6]/([.$E$1] + ABS([.A796]))*100" office:value-type="float" office:value="96.3592233009709" calcext:value-type="float">
            <text:p>96.36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7]/([.$E$1] + ABS([.A797]))*100" office:value-type="float" office:value="96.3636363636364" calcext:value-type="float">
            <text:p>96.36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8]/([.$E$1] + ABS([.A798]))*100" office:value-type="float" office:value="96.3680387409201" calcext:value-type="float">
            <text:p>96.37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9]/([.$E$1] + ABS([.A799]))*100" office:value-type="float" office:value="96.372430471584" calcext:value-type="float">
            <text:p>96.37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0]/([.$E$1] + ABS([.A800]))*100" office:value-type="float" office:value="96.3768115942029" calcext:value-type="float">
            <text:p>96.38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1]/([.$E$1] + ABS([.A801]))*100" office:value-type="float" office:value="96.3811821471653" calcext:value-type="float">
            <text:p>96.38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2]/([.$E$1] + ABS([.A802]))*100" office:value-type="float" office:value="96.3855421686747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3]/([.$E$1] + ABS([.A803]))*100" office:value-type="float" office:value="96.3898916967509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4]/([.$E$1] + ABS([.A804]))*100" office:value-type="float" office:value="96.3942307692308" calcext:value-type="float">
            <text:p>96.39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5]/([.$E$1] + ABS([.A805]))*100" office:value-type="float" office:value="96.3985594237695" calcext:value-type="float">
            <text:p>96.40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6]/([.$E$1] + ABS([.A806]))*100" office:value-type="float" office:value="96.4028776978417" calcext:value-type="float">
            <text:p>96.40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7]/([.$E$1] + ABS([.A807]))*100" office:value-type="float" office:value="96.4071856287425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8]/([.$E$1] + ABS([.A808]))*100" office:value-type="float" office:value="96.4114832535885" calcext:value-type="float">
            <text:p>96.41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9]/([.$E$1] + ABS([.A809]))*100" office:value-type="float" office:value="96.41577060931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0]/([.$E$1] + ABS([.A810]))*100" office:value-type="float" office:value="96.420047732696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1]/([.$E$1] + ABS([.A811]))*100" office:value-type="float" office:value="96.4243146603099" calcext:value-type="float">
            <text:p>96.42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2]/([.$E$1] + ABS([.A812]))*100" office:value-type="float" office:value="96.4285714285714" calcext:value-type="float">
            <text:p>96.43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3]/([.$E$1] + ABS([.A813]))*100" office:value-type="float" office:value="96.4328180737218" calcext:value-type="float">
            <text:p>96.43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4]/([.$E$1] + ABS([.A814]))*100" office:value-type="float" office:value="96.437054631829" calcext:value-type="float">
            <text:p>96.44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5]/([.$E$1] + ABS([.A815]))*100" office:value-type="float" office:value="96.44128113879" calcext:value-type="float">
            <text:p>96.44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6]/([.$E$1] + ABS([.A816]))*100" office:value-type="float" office:value="96.4454976303318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7]/([.$E$1] + ABS([.A817]))*100" office:value-type="float" office:value="96.4497041420118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8]/([.$E$1] + ABS([.A818]))*100" office:value-type="float" office:value="96.4539007092199" calcext:value-type="float">
            <text:p>96.45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9]/([.$E$1] + ABS([.A819]))*100" office:value-type="float" office:value="96.4580873671783" calcext:value-type="float">
            <text:p>96.46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0]/([.$E$1] + ABS([.A820]))*100" office:value-type="float" office:value="96.4622641509434" calcext:value-type="float">
            <text:p>96.46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1]/([.$E$1] + ABS([.A821]))*100" office:value-type="float" office:value="96.4664310954064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2]/([.$E$1] + ABS([.A822]))*100" office:value-type="float" office:value="96.4705882352941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3]/([.$E$1] + ABS([.A823]))*100" office:value-type="float" office:value="96.4747356051704" calcext:value-type="float">
            <text:p>96.47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4]/([.$E$1] + ABS([.A824]))*100" office:value-type="float" office:value="96.4788732394366" calcext:value-type="float">
            <text:p>96.48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5]/([.$E$1] + ABS([.A825]))*100" office:value-type="float" office:value="96.4830011723329" calcext:value-type="float">
            <text:p>96.48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6]/([.$E$1] + ABS([.A826]))*100" office:value-type="float" office:value="96.4871194379391" calcext:value-type="float">
            <text:p>96.49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7]/([.$E$1] + ABS([.A827]))*100" office:value-type="float" office:value="96.4912280701754" calcext:value-type="float">
            <text:p>96.49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8]/([.$E$1] + ABS([.A828]))*100" office:value-type="float" office:value="96.4953271028037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9]/([.$E$1] + ABS([.A829]))*100" office:value-type="float" office:value="96.4994165694283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0]/([.$E$1] + ABS([.A830]))*100" office:value-type="float" office:value="96.5034965034965" calcext:value-type="float">
            <text:p>96.50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1]/([.$E$1] + ABS([.A831]))*100" office:value-type="float" office:value="96.5075669383003" calcext:value-type="float">
            <text:p>96.51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2]/([.$E$1] + ABS([.A832]))*100" office:value-type="float" office:value="96.5116279069768" calcext:value-type="float">
            <text:p>96.51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3]/([.$E$1] + ABS([.A833]))*100" office:value-type="float" office:value="96.5156794425087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4]/([.$E$1] + ABS([.A834]))*100" office:value-type="float" office:value="96.5197215777262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5]/([.$E$1] + ABS([.A835]))*100" office:value-type="float" office:value="96.5237543453071" calcext:value-type="float">
            <text:p>96.52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6]/([.$E$1] + ABS([.A836]))*100" office:value-type="float" office:value="96.5277777777778" calcext:value-type="float">
            <text:p>96.53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7]/([.$E$1] + ABS([.A837]))*100" office:value-type="float" office:value="96.5317919075144" calcext:value-type="float">
            <text:p>96.53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8]/([.$E$1] + ABS([.A838]))*100" office:value-type="float" office:value="96.5357967667437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9]/([.$E$1] + ABS([.A839]))*100" office:value-type="float" office:value="96.5397923875433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0]/([.$E$1] + ABS([.A840]))*100" office:value-type="float" office:value="96.5437788018433" calcext:value-type="float">
            <text:p>96.54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1]/([.$E$1] + ABS([.A841]))*100" office:value-type="float" office:value="96.5477560414269" calcext:value-type="float">
            <text:p>96.55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2]/([.$E$1] + ABS([.A842]))*100" office:value-type="float" office:value="96.551724137931" calcext:value-type="float">
            <text:p>96.55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3]/([.$E$1] + ABS([.A843]))*100" office:value-type="float" office:value="96.5556831228473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4]/([.$E$1] + ABS([.A844]))*100" office:value-type="float" office:value="96.5596330275229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5]/([.$E$1] + ABS([.A845]))*100" office:value-type="float" office:value="96.5635738831615" calcext:value-type="float">
            <text:p>96.56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6]/([.$E$1] + ABS([.A846]))*100" office:value-type="float" office:value="96.5675057208238" calcext:value-type="float">
            <text:p>96.57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7]/([.$E$1] + ABS([.A847]))*100" office:value-type="float" office:value="96.5714285714286" calcext:value-type="float">
            <text:p>96.57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8]/([.$E$1] + ABS([.A848]))*100" office:value-type="float" office:value="96.5753424657534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9]/([.$E$1] + ABS([.A849]))*100" office:value-type="float" office:value="96.5792474344356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0]/([.$E$1] + ABS([.A850]))*100" office:value-type="float" office:value="96.5831435079727" calcext:value-type="float">
            <text:p>96.58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1]/([.$E$1] + ABS([.A851]))*100" office:value-type="float" office:value="96.5870307167236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2]/([.$E$1] + ABS([.A852]))*100" office:value-type="float" office:value="96.5909090909091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3]/([.$E$1] + ABS([.A853]))*100" office:value-type="float" office:value="96.5947786606129" calcext:value-type="float">
            <text:p>96.59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4]/([.$E$1] + ABS([.A854]))*100" office:value-type="float" office:value="96.5986394557823" calcext:value-type="float">
            <text:p>96.60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5]/([.$E$1] + ABS([.A855]))*100" office:value-type="float" office:value="96.6024915062288" calcext:value-type="float">
            <text:p>96.60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6]/([.$E$1] + ABS([.A856]))*100" office:value-type="float" office:value="96.606334841629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7]/([.$E$1] + ABS([.A857]))*100" office:value-type="float" office:value="96.6101694915254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8]/([.$E$1] + ABS([.A858]))*100" office:value-type="float" office:value="96.6139954853273" calcext:value-type="float">
            <text:p>96.61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9]/([.$E$1] + ABS([.A859]))*100" office:value-type="float" office:value="96.6178128523112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0]/([.$E$1] + ABS([.A860]))*100" office:value-type="float" office:value="96.6216216216216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1]/([.$E$1] + ABS([.A861]))*100" office:value-type="float" office:value="96.6254218222722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2]/([.$E$1] + ABS([.A862]))*100" office:value-type="float" office:value="96.6292134831461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3]/([.$E$1] + ABS([.A863]))*100" office:value-type="float" office:value="96.6329966329966" calcext:value-type="float">
            <text:p>96.63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4]/([.$E$1] + ABS([.A864]))*100" office:value-type="float" office:value="96.6367713004484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5]/([.$E$1] + ABS([.A865]))*100" office:value-type="float" office:value="96.6405375139978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6]/([.$E$1] + ABS([.A866]))*100" office:value-type="float" office:value="96.6442953020134" calcext:value-type="float">
            <text:p>96.64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7]/([.$E$1] + ABS([.A867]))*100" office:value-type="float" office:value="96.6480446927374" calcext:value-type="float">
            <text:p>96.65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8]/([.$E$1] + ABS([.A868]))*100" office:value-type="float" office:value="96.6517857142857" calcext:value-type="float">
            <text:p>96.65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9]/([.$E$1] + ABS([.A869]))*100" office:value-type="float" office:value="96.6555183946488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0]/([.$E$1] + ABS([.A870]))*100" office:value-type="float" office:value="96.6592427616927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1]/([.$E$1] + ABS([.A871]))*100" office:value-type="float" office:value="96.6629588431591" calcext:value-type="float">
            <text:p>96.66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2]/([.$E$1] + ABS([.A872]))*100" office:value-type="float" office:value="96.6666666666667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3]/([.$E$1] + ABS([.A873]))*100" office:value-type="float" office:value="96.6703662597114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4]/([.$E$1] + ABS([.A874]))*100" office:value-type="float" office:value="96.6740576496674" calcext:value-type="float">
            <text:p>96.67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5]/([.$E$1] + ABS([.A875]))*100" office:value-type="float" office:value="96.6777408637874" calcext:value-type="float">
            <text:p>96.68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6]/([.$E$1] + ABS([.A876]))*100" office:value-type="float" office:value="96.6814159292035" calcext:value-type="float">
            <text:p>96.68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7]/([.$E$1] + ABS([.A877]))*100" office:value-type="float" office:value="96.6850828729282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]/([.$E$1] + ABS([.A878]))*100" office:value-type="float" office:value="96.6887417218543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9]/([.$E$1] + ABS([.A879]))*100" office:value-type="float" office:value="96.6923925027563" calcext:value-type="float">
            <text:p>96.69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0]/([.$E$1] + ABS([.A880]))*100" office:value-type="float" office:value="96.6960352422908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1]/([.$E$1] + ABS([.A881]))*100" office:value-type="float" office:value="96.6996699669967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2]/([.$E$1] + ABS([.A882]))*100" office:value-type="float" office:value="96.7032967032967" calcext:value-type="float">
            <text:p>96.70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3]/([.$E$1] + ABS([.A883]))*100" office:value-type="float" office:value="96.7069154774973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4]/([.$E$1] + ABS([.A884]))*100" office:value-type="float" office:value="96.7105263157895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5]/([.$E$1] + ABS([.A885]))*100" office:value-type="float" office:value="96.7141292442497" calcext:value-type="float">
            <text:p>96.71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6]/([.$E$1] + ABS([.A886]))*100" office:value-type="float" office:value="96.7177242888403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7]/([.$E$1] + ABS([.A887]))*100" office:value-type="float" office:value="96.7213114754098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8]/([.$E$1] + ABS([.A888]))*100" office:value-type="float" office:value="96.7248908296943" calcext:value-type="float">
            <text:p>96.72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9]/([.$E$1] + ABS([.A889]))*100" office:value-type="float" office:value="96.7284623773173" calcext:value-type="float">
            <text:p>96.73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0]/([.$E$1] + ABS([.A890]))*100" office:value-type="float" office:value="96.7320261437908" calcext:value-type="float">
            <text:p>96.73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1]/([.$E$1] + ABS([.A891]))*100" office:value-type="float" office:value="96.7355821545158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2]/([.$E$1] + ABS([.A892]))*100" office:value-type="float" office:value="96.7391304347826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3]/([.$E$1] + ABS([.A893]))*100" office:value-type="float" office:value="96.742671009772" calcext:value-type="float">
            <text:p>96.74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4]/([.$E$1] + ABS([.A894]))*100" office:value-type="float" office:value="96.7462039045553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5]/([.$E$1] + ABS([.A895]))*100" office:value-type="float" office:value="96.7497291440953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6]/([.$E$1] + ABS([.A896]))*100" office:value-type="float" office:value="96.7532467532468" calcext:value-type="float">
            <text:p>96.75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7]/([.$E$1] + ABS([.A897]))*100" office:value-type="float" office:value="96.7567567567568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8]/([.$E$1] + ABS([.A898]))*100" office:value-type="float" office:value="96.7602591792657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9]/([.$E$1] + ABS([.A899]))*100" office:value-type="float" office:value="96.7637540453075" calcext:value-type="float">
            <text:p>96.76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0]/([.$E$1] + ABS([.A900]))*100" office:value-type="float" office:value="96.7672413793104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1]/([.$E$1] + ABS([.A901]))*100" office:value-type="float" office:value="96.7707212055974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2]/([.$E$1] + ABS([.A902]))*100" office:value-type="float" office:value="96.7741935483871" calcext:value-type="float">
            <text:p>96.77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3]/([.$E$1] + ABS([.A903]))*100" office:value-type="float" office:value="96.7776584317938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4]/([.$E$1] + ABS([.A904]))*100" office:value-type="float" office:value="96.7811158798283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5]/([.$E$1] + ABS([.A905]))*100" office:value-type="float" office:value="96.7845659163987" calcext:value-type="float">
            <text:p>96.78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6]/([.$E$1] + ABS([.A906]))*100" office:value-type="float" office:value="96.7880085653105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7]/([.$E$1] + ABS([.A907]))*100" office:value-type="float" office:value="96.7914438502674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8]/([.$E$1] + ABS([.A908]))*100" office:value-type="float" office:value="96.7948717948718" calcext:value-type="float">
            <text:p>96.79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9]/([.$E$1] + ABS([.A909]))*100" office:value-type="float" office:value="96.7982924226254" calcext:value-type="float">
            <text:p>96.80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0]/([.$E$1] + ABS([.A910]))*100" office:value-type="float" office:value="96.8017057569296" calcext:value-type="float">
            <text:p>96.80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1]/([.$E$1] + ABS([.A911]))*100" office:value-type="float" office:value="96.8051118210863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2]/([.$E$1] + ABS([.A912]))*100" office:value-type="float" office:value="96.8085106382979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3]/([.$E$1] + ABS([.A913]))*100" office:value-type="float" office:value="96.8119022316684" calcext:value-type="float">
            <text:p>96.81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4]/([.$E$1] + ABS([.A914]))*100" office:value-type="float" office:value="96.8152866242038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5]/([.$E$1] + ABS([.A915]))*100" office:value-type="float" office:value="96.8186638388123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6]/([.$E$1] + ABS([.A916]))*100" office:value-type="float" office:value="96.8220338983051" calcext:value-type="float">
            <text:p>96.82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7]/([.$E$1] + ABS([.A917]))*100" office:value-type="float" office:value="96.8253968253968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8]/([.$E$1] + ABS([.A918]))*100" office:value-type="float" office:value="96.8287526427061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9]/([.$E$1] + ABS([.A919]))*100" office:value-type="float" office:value="96.8321013727561" calcext:value-type="float">
            <text:p>96.83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0]/([.$E$1] + ABS([.A920]))*100" office:value-type="float" office:value="96.8354430379747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1]/([.$E$1] + ABS([.A921]))*100" office:value-type="float" office:value="96.8387776606955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2]/([.$E$1] + ABS([.A922]))*100" office:value-type="float" office:value="96.8421052631579" calcext:value-type="float">
            <text:p>96.84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3]/([.$E$1] + ABS([.A923]))*100" office:value-type="float" office:value="96.8454258675079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4]/([.$E$1] + ABS([.A924]))*100" office:value-type="float" office:value="96.8487394957983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5]/([.$E$1] + ABS([.A925]))*100" office:value-type="float" office:value="96.8520461699895" calcext:value-type="float">
            <text:p>96.85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6]/([.$E$1] + ABS([.A926]))*100" office:value-type="float" office:value="96.8553459119497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7]/([.$E$1] + ABS([.A927]))*100" office:value-type="float" office:value="96.8586387434555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8]/([.$E$1] + ABS([.A928]))*100" office:value-type="float" office:value="96.8619246861925" calcext:value-type="float">
            <text:p>96.86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9]/([.$E$1] + ABS([.A929]))*100" office:value-type="float" office:value="96.8652037617555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0]/([.$E$1] + ABS([.A930]))*100" office:value-type="float" office:value="96.8684759916493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1]/([.$E$1] + ABS([.A931]))*100" office:value-type="float" office:value="96.8717413972889" calcext:value-type="float">
            <text:p>96.87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2]/([.$E$1] + ABS([.A932]))*100" office:value-type="float" office:value="96.875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3]/([.$E$1] + ABS([.A933]))*100" office:value-type="float" office:value="96.8782518210198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4]/([.$E$1] + ABS([.A934]))*100" office:value-type="float" office:value="96.8814968814969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5]/([.$E$1] + ABS([.A935]))*100" office:value-type="float" office:value="96.8847352024922" calcext:value-type="float">
            <text:p>96.88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6]/([.$E$1] + ABS([.A936]))*100" office:value-type="float" office:value="96.8879668049793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7]/([.$E$1] + ABS([.A937]))*100" office:value-type="float" office:value="96.8911917098446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8]/([.$E$1] + ABS([.A938]))*100" office:value-type="float" office:value="96.8944099378882" calcext:value-type="float">
            <text:p>96.89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9]/([.$E$1] + ABS([.A939]))*100" office:value-type="float" office:value="96.8976215098242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0]/([.$E$1] + ABS([.A940]))*100" office:value-type="float" office:value="96.900826446281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1]/([.$E$1] + ABS([.A941]))*100" office:value-type="float" office:value="96.9040247678019" calcext:value-type="float">
            <text:p>96.90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2]/([.$E$1] + ABS([.A942]))*100" office:value-type="float" office:value="96.9072164948454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3]/([.$E$1] + ABS([.A943]))*100" office:value-type="float" office:value="96.9104016477858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4]/([.$E$1] + ABS([.A944]))*100" office:value-type="float" office:value="96.9135802469136" calcext:value-type="float">
            <text:p>96.91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5]/([.$E$1] + ABS([.A945]))*100" office:value-type="float" office:value="96.9167523124358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6]/([.$E$1] + ABS([.A946]))*100" office:value-type="float" office:value="96.9199178644764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7]/([.$E$1] + ABS([.A947]))*100" office:value-type="float" office:value="96.9230769230769" calcext:value-type="float">
            <text:p>96.92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8]/([.$E$1] + ABS([.A948]))*100" office:value-type="float" office:value="96.9262295081967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9]/([.$E$1] + ABS([.A949]))*100" office:value-type="float" office:value="96.9293756397134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0]/([.$E$1] + ABS([.A950]))*100" office:value-type="float" office:value="96.9325153374233" calcext:value-type="float">
            <text:p>96.93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1]/([.$E$1] + ABS([.A951]))*100" office:value-type="float" office:value="96.9356486210419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2]/([.$E$1] + ABS([.A952]))*100" office:value-type="float" office:value="96.9387755102041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3]/([.$E$1] + ABS([.A953]))*100" office:value-type="float" office:value="96.9418960244648" calcext:value-type="float">
            <text:p>96.94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4]/([.$E$1] + ABS([.A954]))*100" office:value-type="float" office:value="96.9450101832994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5]/([.$E$1] + ABS([.A955]))*100" office:value-type="float" office:value="96.9481180061038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6]/([.$E$1] + ABS([.A956]))*100" office:value-type="float" office:value="96.9512195121951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7]/([.$E$1] + ABS([.A957]))*100" office:value-type="float" office:value="96.9543147208122" calcext:value-type="float">
            <text:p>96.95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8]/([.$E$1] + ABS([.A958]))*100" office:value-type="float" office:value="96.9574036511156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9]/([.$E$1] + ABS([.A959]))*100" office:value-type="float" office:value="96.9604863221885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0]/([.$E$1] + ABS([.A960]))*100" office:value-type="float" office:value="96.9635627530364" calcext:value-type="float">
            <text:p>96.96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1]/([.$E$1] + ABS([.A961]))*100" office:value-type="float" office:value="96.9666329625885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2]/([.$E$1] + ABS([.A962]))*100" office:value-type="float" office:value="96.969696969697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3]/([.$E$1] + ABS([.A963]))*100" office:value-type="float" office:value="96.9727547931383" calcext:value-type="float">
            <text:p>96.97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4]/([.$E$1] + ABS([.A964]))*100" office:value-type="float" office:value="96.9758064516129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5]/([.$E$1] + ABS([.A965]))*100" office:value-type="float" office:value="96.9788519637462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6]/([.$E$1] + ABS([.A966]))*100" office:value-type="float" office:value="96.9818913480885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7]/([.$E$1] + ABS([.A967]))*100" office:value-type="float" office:value="96.9849246231156" calcext:value-type="float">
            <text:p>96.98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8]/([.$E$1] + ABS([.A968]))*100" office:value-type="float" office:value="96.9879518072289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9]/([.$E$1] + ABS([.A969]))*100" office:value-type="float" office:value="96.9909729187563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0]/([.$E$1] + ABS([.A970]))*100" office:value-type="float" office:value="96.9939879759519" calcext:value-type="float">
            <text:p>96.99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1]/([.$E$1] + ABS([.A971]))*100" office:value-type="float" office:value="96.9969969969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2]/([.$E$1] + ABS([.A972]))*100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3]/([.$E$1] + ABS([.A973]))*100" office:value-type="float" office:value="97.0029970029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4]/([.$E$1] + ABS([.A974]))*100" office:value-type="float" office:value="97.0059880239521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5]/([.$E$1] + ABS([.A975]))*100" office:value-type="float" office:value="97.0089730807577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6]/([.$E$1] + ABS([.A976]))*100" office:value-type="float" office:value="97.0119521912351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7]/([.$E$1] + ABS([.A977]))*100" office:value-type="float" office:value="97.0149253731343" calcext:value-type="float">
            <text:p>97.01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8]/([.$E$1] + ABS([.A978]))*100" office:value-type="float" office:value="97.0178926441352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9]/([.$E$1] + ABS([.A979]))*100" office:value-type="float" office:value="97.0208540218471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0]/([.$E$1] + ABS([.A980]))*100" office:value-type="float" office:value="97.0238095238095" calcext:value-type="float">
            <text:p>97.02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1]/([.$E$1] + ABS([.A981]))*100" office:value-type="float" office:value="97.0267591674926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2]/([.$E$1] + ABS([.A982]))*100" office:value-type="float" office:value="97.029702970297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3]/([.$E$1] + ABS([.A983]))*100" office:value-type="float" office:value="97.0326409495549" calcext:value-type="float">
            <text:p>97.03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4]/([.$E$1] + ABS([.A984]))*100" office:value-type="float" office:value="97.0355731225297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5]/([.$E$1] + ABS([.A985]))*100" office:value-type="float" office:value="97.0384995064166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6]/([.$E$1] + ABS([.A986]))*100" office:value-type="float" office:value="97.0414201183432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7]/([.$E$1] + ABS([.A987]))*100" office:value-type="float" office:value="97.0443349753695" calcext:value-type="float">
            <text:p>97.04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8]/([.$E$1] + ABS([.A988]))*100" office:value-type="float" office:value="97.0472440944882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9]/([.$E$1] + ABS([.A989]))*100" office:value-type="float" office:value="97.0501474926254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0]/([.$E$1] + ABS([.A990]))*100" office:value-type="float" office:value="97.0530451866405" calcext:value-type="float">
            <text:p>97.05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1]/([.$E$1] + ABS([.A991]))*100" office:value-type="float" office:value="97.0559371933268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2]/([.$E$1] + ABS([.A992]))*100" office:value-type="float" office:value="97.0588235294118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3]/([.$E$1] + ABS([.A993]))*100" office:value-type="float" office:value="97.0617042115573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4]/([.$E$1] + ABS([.A994]))*100" office:value-type="float" office:value="97.0645792563601" calcext:value-type="float">
            <text:p>97.06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5]/([.$E$1] + ABS([.A995]))*100" office:value-type="float" office:value="97.0674486803519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6]/([.$E$1] + ABS([.A996]))*100" office:value-type="float" office:value="97.0703125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7]/([.$E$1] + ABS([.A997]))*100" office:value-type="float" office:value="97.0731707317073" calcext:value-type="float">
            <text:p>97.07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8]/([.$E$1] + ABS([.A998]))*100" office:value-type="float" office:value="97.0760233918129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9]/([.$E$1] + ABS([.A999]))*100" office:value-type="float" office:value="97.078870496592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0]/([.$E$1] + ABS([.A1000]))*100" office:value-type="float" office:value="97.0817120622568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1]/([.$E$1] + ABS([.A1001]))*100" office:value-type="float" office:value="97.0845481049563" calcext:value-type="float">
            <text:p>97.08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2]/([.$E$1] + ABS([.A1002]))*100" office:value-type="float" office:value="97.0873786407767" calcext:value-type="float">
            <text:p>97.09</text:p>
          </table:table-cell>
          <table:table-cell table:number-columns-repeated="3"/>
        </table:table-row>
        <table:table-row table:style-name="ro1" table:number-rows-repeated="104757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ana_shield" table:style-name="ta1">
        <table:table-column table:style-name="co4" table:default-cell-style-name="Default"/>
        <table:table-column table:style-name="co4" table:default-cell-style-name="ce19"/>
        <table:table-column table:style-name="co4" table:number-columns-repeated="3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Reduction</text:p>
          </table:table-cell>
          <table:table-cell/>
          <table:table-cell table:style-name="ce15" office:value-type="string" calcext:value-type="string">
            <text:p>consta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5" calcext:value-type="float">
            <text:p>5.00</text:p>
          </table:table-cell>
          <table:table-cell/>
          <table:table-cell table:style-name="ce15" office:value-type="string" calcext:value-type="string">
            <text:p>mul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7" calcext:value-type="float">
            <text:p>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9" calcext:value-type="float">
            <text:p>9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11" calcext:value-type="float">
            <text:p>11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13" calcext:value-type="float">
            <text:p>13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15" calcext:value-type="float">
            <text:p>15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17" calcext:value-type="float">
            <text:p>17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18" calcext:value-type="float">
            <text:p>18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20" calcext:value-type="float">
            <text:p>20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22" calcext:value-type="float">
            <text:p>22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23" calcext:value-type="float">
            <text:p>23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25" calcext:value-type="float">
            <text:p>25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27" calcext:value-type="float">
            <text:p>27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28" calcext:value-type="float">
            <text:p>28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30" calcext:value-type="float">
            <text:p>30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31" calcext:value-type="float">
            <text:p>31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33" calcext:value-type="float">
            <text:p>33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34" calcext:value-type="float">
            <text:p>34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35" calcext:value-type="float">
            <text:p>35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37" calcext:value-type="float">
            <text:p>37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38" calcext:value-type="float">
            <text:p>38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41" calcext:value-type="float">
            <text:p>41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61" calcext:value-type="float">
            <text:p>61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69" calcext:value-type="float">
            <text:p>69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70" calcext:value-type="float">
            <text:p>70.00</text:p>
          </table:table-cell>
          <table:table-cell table:number-columns-repeated="3"/>
        </table:table-row>
      </table:table>
      <table:table table:name="enfeeble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19"/>
        <table:table-column table:style-name="co4" table:number-columns-repeated="3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Reduction</text:p>
          </table:table-cell>
          <table:table-cell/>
          <table:table-cell table:style-name="ce15" office:value-type="string" calcext:value-type="string">
            <text:p>constant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25" calcext:value-type="float">
            <text:p>25.00</text:p>
          </table:table-cell>
          <table:table-cell/>
          <table:table-cell table:style-name="ce15" office:value-type="string" calcext:value-type="string">
            <text:p>mult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27" calcext:value-type="float">
            <text:p>2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28" calcext:value-type="float">
            <text:p>28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29" calcext:value-type="float">
            <text:p>29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31" calcext:value-type="float">
            <text:p>31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32" calcext:value-type="float">
            <text:p>32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34" calcext:value-type="float">
            <text:p>34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35" calcext:value-type="float">
            <text:p>35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36" calcext:value-type="float">
            <text:p>36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38" calcext:value-type="float">
            <text:p>38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39" calcext:value-type="float">
            <text:p>39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40" calcext:value-type="float">
            <text:p>40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41" calcext:value-type="float">
            <text:p>41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42" calcext:value-type="float">
            <text:p>42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44" calcext:value-type="float">
            <text:p>44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45" calcext:value-type="float">
            <text:p>45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46" calcext:value-type="float">
            <text:p>46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47" calcext:value-type="float">
            <text:p>47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48" calcext:value-type="float">
            <text:p>48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49" calcext:value-type="float">
            <text:p>49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50" calcext:value-type="float">
            <text:p>50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51" calcext:value-type="float">
            <text:p>51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52" calcext:value-type="float">
            <text:p>52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53" calcext:value-type="float">
            <text:p>53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54" calcext:value-type="float">
            <text:p>54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55" calcext:value-type="float">
            <text:p>55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56" calcext:value-type="float">
            <text:p>56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57" calcext:value-type="float">
            <text:p>57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58" calcext:value-type="float">
            <text:p>58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59" calcext:value-type="float">
            <text:p>59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60" calcext:value-type="float">
            <text:p>60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61" calcext:value-type="float">
            <text:p>61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62" calcext:value-type="float">
            <text:p>62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63" calcext:value-type="float">
            <text:p>63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64" calcext:value-type="float">
            <text:p>64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65" calcext:value-type="float">
            <text:p>65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66" calcext:value-type="float">
            <text:p>66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67" calcext:value-type="float">
            <text:p>67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68" calcext:value-type="float">
            <text:p>68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69" calcext:value-type="float">
            <text:p>69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70" calcext:value-type="float">
            <text:p>70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71" calcext:value-type="float">
            <text:p>71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72" calcext:value-type="float">
            <text:p>72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72" calcext:value-type="float">
            <text:p>72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73" calcext:value-type="float">
            <text:p>73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74" calcext:value-type="float">
            <text:p>74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75" calcext:value-type="float">
            <text:p>75.00</text:p>
          </table:table-cell>
          <table:table-cell table:number-columns-repeated="3"/>
        </table:table-row>
      </table:table>
      <table:table table:name="scaling" table:style-name="ta1">
        <table:table-column table:style-name="co4" table:default-cell-style-name="Default"/>
        <table:table-column table:style-name="co4" table:default-cell-style-name="ce19"/>
        <table:table-column table:style-name="co4" table:number-columns-repeated="3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Reduction</text:p>
          </table:table-cell>
          <table:table-cell/>
          <table:table-cell table:style-name="ce15"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E$1] + ABS([.A2]))*100" office:value-type="float" office:value="0" calcext:value-type="float">
            <text:p>0.00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3]/([.$E$1] + ABS([.A3]))*[.$E$3] + [.$E$2])" office:value-type="float" office:value="75" calcext:value-type="float">
            <text:p>75.00</text:p>
          </table:table-cell>
          <table:table-cell/>
          <table:table-cell table:style-name="ce15" office:value-type="string" calcext:value-type="string">
            <text:p>mul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4]/([.$E$1] + ABS([.A4]))*[.$E$3] + [.$E$2])" office:value-type="float" office:value="77" calcext:value-type="float">
            <text:p>77.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5]/([.$E$1] + ABS([.A5]))*[.$E$3] + [.$E$2])" office:value-type="float" office:value="79" calcext:value-type="float">
            <text:p>79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6]/([.$E$1] + ABS([.A6]))*[.$E$3] + [.$E$2])" office:value-type="float" office:value="80" calcext:value-type="float">
            <text:p>80.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7]/([.$E$1] + ABS([.A7]))*[.$E$3] + [.$E$2])" office:value-type="float" office:value="82" calcext:value-type="float">
            <text:p>82.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8]/([.$E$1] + ABS([.A8]))*[.$E$3] + [.$E$2])" office:value-type="float" office:value="83" calcext:value-type="float">
            <text:p>83.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9]/([.$E$1] + ABS([.A9]))*[.$E$3] + [.$E$2])" office:value-type="float" office:value="84" calcext:value-type="float">
            <text:p>84.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0]/([.$E$1] + ABS([.A10]))*[.$E$3] + [.$E$2])" office:value-type="float" office:value="85" calcext:value-type="float">
            <text:p>85.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1]/([.$E$1] + ABS([.A11]))*[.$E$3] + [.$E$2])" office:value-type="float" office:value="86" calcext:value-type="float">
            <text:p>86.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2]/([.$E$1] + ABS([.A12]))*[.$E$3] + [.$E$2])" office:value-type="float" office:value="87" calcext:value-type="float">
            <text:p>87.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3]/([.$E$1] + ABS([.A13]))*[.$E$3] + [.$E$2])" office:value-type="float" office:value="88" calcext:value-type="float">
            <text:p>88.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4]/([.$E$1] + ABS([.A14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5]/([.$E$1] + ABS([.A15]))*[.$E$3] + [.$E$2])" office:value-type="float" office:value="89" calcext:value-type="float">
            <text:p>89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6]/([.$E$1] + ABS([.A16]))*[.$E$3] + [.$E$2])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7]/([.$E$1] + ABS([.A17]))*[.$E$3] + [.$E$2])" office:value-type="float" office:value="91" calcext:value-type="float">
            <text:p>91.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8]/([.$E$1] + ABS([.A18]))*[.$E$3] + [.$E$2])" office:value-type="float" office:value="91" calcext:value-type="float">
            <text:p>91.0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9]/([.$E$1] + ABS([.A19]))*[.$E$3] + [.$E$2])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0]/([.$E$1] + ABS([.A20]))*[.$E$3] + [.$E$2])" office:value-type="float" office:value="92" calcext:value-type="float">
            <text:p>92.0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1]/([.$E$1] + ABS([.A21]))*[.$E$3] + [.$E$2])" office:value-type="float" office:value="93" calcext:value-type="float">
            <text:p>93.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2]/([.$E$1] + ABS([.A22]))*[.$E$3] + [.$E$2])" office:value-type="float" office:value="93" calcext:value-type="float">
            <text:p>93.0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3]/([.$E$1] + ABS([.A23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4]/([.$E$1] + ABS([.A24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5]/([.$E$1] + ABS([.A25]))*[.$E$3] + [.$E$2])" office:value-type="float" office:value="94" calcext:value-type="float">
            <text:p>94.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6]/([.$E$1] + ABS([.A26]))*[.$E$3] + [.$E$2])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7]/([.$E$1] + ABS([.A27]))*[.$E$3] + [.$E$2])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8]/([.$E$1] + ABS([.A28]))*[.$E$3] + [.$E$2])" office:value-type="float" office:value="95" calcext:value-type="float">
            <text:p>95.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9]/([.$E$1] + ABS([.A29]))*[.$E$3] + [.$E$2])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0]/([.$E$1] + ABS([.A30]))*[.$E$3] + [.$E$2])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1]/([.$E$1] + ABS([.A31]))*[.$E$3] + [.$E$2])" office:value-type="float" office:value="96" calcext:value-type="float">
            <text:p>96.0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2]/([.$E$1] + ABS([.A32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3]/([.$E$1] + ABS([.A33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4]/([.$E$1] + ABS([.A34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5]/([.$E$1] + ABS([.A35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6]/([.$E$1] + ABS([.A36]))*[.$E$3] + [.$E$2])" office:value-type="float" office:value="97" calcext:value-type="float">
            <text:p>97.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7]/([.$E$1] + ABS([.A37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8]/([.$E$1] + ABS([.A38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9]/([.$E$1] + ABS([.A39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0]/([.$E$1] + ABS([.A40]))*[.$E$3] + [.$E$2])" office:value-type="float" office:value="98" calcext:value-type="float">
            <text:p>98.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1]/([.$E$1] + ABS([.A41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2]/([.$E$1] + ABS([.A42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3]/([.$E$1] + ABS([.A43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4]/([.$E$1] + ABS([.A44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5]/([.$E$1] + ABS([.A45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6]/([.$E$1] + ABS([.A46]))*[.$E$3] + [.$E$2])" office:value-type="float" office:value="99" calcext:value-type="float">
            <text:p>99.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7]/([.$E$1] + ABS([.A47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8]/([.$E$1] + ABS([.A48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9]/([.$E$1] + ABS([.A49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0]/([.$E$1] + ABS([.A50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1]/([.$E$1] + ABS([.A51]))*[.$E$3] + [.$E$2])" office:value-type="float" office:value="100" calcext:value-type="float">
            <text:p>100.0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2]/([.$E$1] + ABS([.A52]))*[.$E$3] + [.$E$2])" office:value-type="float" office:value="100" calcext:value-type="float">
            <text:p>100.00</text:p>
          </table:table-cell>
          <table:table-cell table:number-columns-repeated="3"/>
        </table:table-row>
      </table:table>
      <table:table table:name="heal" table:style-name="ta1">
        <table:table-column table:style-name="co4" table:number-columns-repeated="5" table:default-cell-style-name="Default"/>
        <table:table-column table:style-name="co15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heal</text:p>
          </table:table-cell>
          <table:table-cell table:style-name="ce15" office:value-type="string" calcext:value-type="string">
            <text:p>mp</text:p>
          </table:table-cell>
          <table:table-cell table:style-name="ce15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50" calcext:value-type="float">
            <text:p>50</text:p>
          </table:table-cell>
          <table:table-cell table:formula="of:=[.$G$4]*[.A2]+[.$G$3]-[.$G$4]" office:value-type="float" office:value="15" calcext:value-type="float">
            <text:p>15</text:p>
          </table:table-cell>
          <table:table-cell table:formula="of:=[.B2]/[.C2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100" calcext:value-type="float">
            <text:p>100</text:p>
          </table:table-cell>
          <table:table-cell table:formula="of:=[.$G$4]*[.A3]+[.$G$3]-[.$G$4]" office:value-type="float" office:value="30" calcext:value-type="float">
            <text:p>30</text:p>
          </table:table-cell>
          <table:table-cell table:formula="of:=[.B3]/[.C3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150" calcext:value-type="float">
            <text:p>150</text:p>
          </table:table-cell>
          <table:table-cell table:formula="of:=[.$G$4]*[.A4]+[.$G$3]-[.$G$4]" office:value-type="float" office:value="45" calcext:value-type="float">
            <text:p>45</text:p>
          </table:table-cell>
          <table:table-cell table:formula="of:=[.B4]/[.C4]" office:value-type="float" office:value="3.33333333333333" calcext:value-type="float">
            <text:p>3.33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200" calcext:value-type="float">
            <text:p>200</text:p>
          </table:table-cell>
          <table:table-cell table:formula="of:=[.$G$4]*[.A5]+[.$G$3]-[.$G$4]" office:value-type="float" office:value="60" calcext:value-type="float">
            <text:p>60</text:p>
          </table:table-cell>
          <table:table-cell table:formula="of:=[.B5]/[.C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250" calcext:value-type="float">
            <text:p>250</text:p>
          </table:table-cell>
          <table:table-cell table:formula="of:=[.$G$4]*[.A6]+[.$G$3]-[.$G$4]" office:value-type="float" office:value="75" calcext:value-type="float">
            <text:p>75</text:p>
          </table:table-cell>
          <table:table-cell table:formula="of:=[.B6]/[.C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300" calcext:value-type="float">
            <text:p>300</text:p>
          </table:table-cell>
          <table:table-cell table:formula="of:=[.$G$4]*[.A7]+[.$G$3]-[.$G$4]" office:value-type="float" office:value="90" calcext:value-type="float">
            <text:p>90</text:p>
          </table:table-cell>
          <table:table-cell table:formula="of:=[.B7]/[.C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350" calcext:value-type="float">
            <text:p>350</text:p>
          </table:table-cell>
          <table:table-cell table:formula="of:=[.$G$4]*[.A8]+[.$G$3]-[.$G$4]" office:value-type="float" office:value="105" calcext:value-type="float">
            <text:p>105</text:p>
          </table:table-cell>
          <table:table-cell table:formula="of:=[.B8]/[.C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400" calcext:value-type="float">
            <text:p>400</text:p>
          </table:table-cell>
          <table:table-cell table:formula="of:=[.$G$4]*[.A9]+[.$G$3]-[.$G$4]" office:value-type="float" office:value="120" calcext:value-type="float">
            <text:p>120</text:p>
          </table:table-cell>
          <table:table-cell table:formula="of:=[.B9]/[.C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450" calcext:value-type="float">
            <text:p>450</text:p>
          </table:table-cell>
          <table:table-cell table:formula="of:=[.$G$4]*[.A10]+[.$G$3]-[.$G$4]" office:value-type="float" office:value="135" calcext:value-type="float">
            <text:p>135</text:p>
          </table:table-cell>
          <table:table-cell table:formula="of:=[.B10]/[.C1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500" calcext:value-type="float">
            <text:p>500</text:p>
          </table:table-cell>
          <table:table-cell table:formula="of:=[.$G$4]*[.A11]+[.$G$3]-[.$G$4]" office:value-type="float" office:value="150" calcext:value-type="float">
            <text:p>150</text:p>
          </table:table-cell>
          <table:table-cell table:formula="of:=[.B11]/[.C1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550" calcext:value-type="float">
            <text:p>550</text:p>
          </table:table-cell>
          <table:table-cell table:formula="of:=[.$G$4]*[.A12]+[.$G$3]-[.$G$4]" office:value-type="float" office:value="165" calcext:value-type="float">
            <text:p>165</text:p>
          </table:table-cell>
          <table:table-cell table:formula="of:=[.B12]/[.C1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600" calcext:value-type="float">
            <text:p>600</text:p>
          </table:table-cell>
          <table:table-cell table:formula="of:=[.$G$4]*[.A13]+[.$G$3]-[.$G$4]" office:value-type="float" office:value="180" calcext:value-type="float">
            <text:p>180</text:p>
          </table:table-cell>
          <table:table-cell table:formula="of:=[.B13]/[.C1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650" calcext:value-type="float">
            <text:p>650</text:p>
          </table:table-cell>
          <table:table-cell table:formula="of:=[.$G$4]*[.A14]+[.$G$3]-[.$G$4]" office:value-type="float" office:value="195" calcext:value-type="float">
            <text:p>195</text:p>
          </table:table-cell>
          <table:table-cell table:formula="of:=[.B14]/[.C1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700" calcext:value-type="float">
            <text:p>700</text:p>
          </table:table-cell>
          <table:table-cell table:formula="of:=[.$G$4]*[.A15]+[.$G$3]-[.$G$4]" office:value-type="float" office:value="210" calcext:value-type="float">
            <text:p>210</text:p>
          </table:table-cell>
          <table:table-cell table:formula="of:=[.B15]/[.C1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750" calcext:value-type="float">
            <text:p>750</text:p>
          </table:table-cell>
          <table:table-cell table:formula="of:=[.$G$4]*[.A16]+[.$G$3]-[.$G$4]" office:value-type="float" office:value="225" calcext:value-type="float">
            <text:p>225</text:p>
          </table:table-cell>
          <table:table-cell table:formula="of:=[.B16]/[.C1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800" calcext:value-type="float">
            <text:p>800</text:p>
          </table:table-cell>
          <table:table-cell table:formula="of:=[.$G$4]*[.A17]+[.$G$3]-[.$G$4]" office:value-type="float" office:value="240" calcext:value-type="float">
            <text:p>240</text:p>
          </table:table-cell>
          <table:table-cell table:formula="of:=[.B17]/[.C1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850" calcext:value-type="float">
            <text:p>850</text:p>
          </table:table-cell>
          <table:table-cell table:formula="of:=[.$G$4]*[.A18]+[.$G$3]-[.$G$4]" office:value-type="float" office:value="255" calcext:value-type="float">
            <text:p>255</text:p>
          </table:table-cell>
          <table:table-cell table:formula="of:=[.B18]/[.C1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900" calcext:value-type="float">
            <text:p>900</text:p>
          </table:table-cell>
          <table:table-cell table:formula="of:=[.$G$4]*[.A19]+[.$G$3]-[.$G$4]" office:value-type="float" office:value="270" calcext:value-type="float">
            <text:p>270</text:p>
          </table:table-cell>
          <table:table-cell table:formula="of:=[.B19]/[.C1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950" calcext:value-type="float">
            <text:p>950</text:p>
          </table:table-cell>
          <table:table-cell table:formula="of:=[.$G$4]*[.A20]+[.$G$3]-[.$G$4]" office:value-type="float" office:value="285" calcext:value-type="float">
            <text:p>285</text:p>
          </table:table-cell>
          <table:table-cell table:formula="of:=[.B20]/[.C2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1000" calcext:value-type="float">
            <text:p>1000</text:p>
          </table:table-cell>
          <table:table-cell table:formula="of:=[.$G$4]*[.A21]+[.$G$3]-[.$G$4]" office:value-type="float" office:value="300" calcext:value-type="float">
            <text:p>300</text:p>
          </table:table-cell>
          <table:table-cell table:formula="of:=[.B21]/[.C2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G$1]+[.A22]*[.$G$2]" office:value-type="float" office:value="1050" calcext:value-type="float">
            <text:p>1050</text:p>
          </table:table-cell>
          <table:table-cell table:formula="of:=[.$G$4]*[.A22]+[.$G$3]-[.$G$4]" office:value-type="float" office:value="315" calcext:value-type="float">
            <text:p>315</text:p>
          </table:table-cell>
          <table:table-cell table:formula="of:=[.B22]/[.C2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G$1]+[.A23]*[.$G$2]" office:value-type="float" office:value="1100" calcext:value-type="float">
            <text:p>1100</text:p>
          </table:table-cell>
          <table:table-cell table:formula="of:=[.$G$4]*[.A23]+[.$G$3]-[.$G$4]" office:value-type="float" office:value="330" calcext:value-type="float">
            <text:p>330</text:p>
          </table:table-cell>
          <table:table-cell table:formula="of:=[.B23]/[.C2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G$1]+[.A24]*[.$G$2]" office:value-type="float" office:value="1150" calcext:value-type="float">
            <text:p>1150</text:p>
          </table:table-cell>
          <table:table-cell table:formula="of:=[.$G$4]*[.A24]+[.$G$3]-[.$G$4]" office:value-type="float" office:value="345" calcext:value-type="float">
            <text:p>345</text:p>
          </table:table-cell>
          <table:table-cell table:formula="of:=[.B24]/[.C2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G$1]+[.A25]*[.$G$2]" office:value-type="float" office:value="1200" calcext:value-type="float">
            <text:p>1200</text:p>
          </table:table-cell>
          <table:table-cell table:formula="of:=[.$G$4]*[.A25]+[.$G$3]-[.$G$4]" office:value-type="float" office:value="360" calcext:value-type="float">
            <text:p>360</text:p>
          </table:table-cell>
          <table:table-cell table:formula="of:=[.B25]/[.C2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G$1]+[.A26]*[.$G$2]" office:value-type="float" office:value="1250" calcext:value-type="float">
            <text:p>1250</text:p>
          </table:table-cell>
          <table:table-cell table:formula="of:=[.$G$4]*[.A26]+[.$G$3]-[.$G$4]" office:value-type="float" office:value="375" calcext:value-type="float">
            <text:p>375</text:p>
          </table:table-cell>
          <table:table-cell table:formula="of:=[.B26]/[.C2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G$1]+[.A27]*[.$G$2]" office:value-type="float" office:value="1300" calcext:value-type="float">
            <text:p>1300</text:p>
          </table:table-cell>
          <table:table-cell table:formula="of:=[.$G$4]*[.A27]+[.$G$3]-[.$G$4]" office:value-type="float" office:value="390" calcext:value-type="float">
            <text:p>390</text:p>
          </table:table-cell>
          <table:table-cell table:formula="of:=[.B27]/[.C2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G$1]+[.A28]*[.$G$2]" office:value-type="float" office:value="1350" calcext:value-type="float">
            <text:p>1350</text:p>
          </table:table-cell>
          <table:table-cell table:formula="of:=[.$G$4]*[.A28]+[.$G$3]-[.$G$4]" office:value-type="float" office:value="405" calcext:value-type="float">
            <text:p>405</text:p>
          </table:table-cell>
          <table:table-cell table:formula="of:=[.B28]/[.C2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G$1]+[.A29]*[.$G$2]" office:value-type="float" office:value="1400" calcext:value-type="float">
            <text:p>1400</text:p>
          </table:table-cell>
          <table:table-cell table:formula="of:=[.$G$4]*[.A29]+[.$G$3]-[.$G$4]" office:value-type="float" office:value="420" calcext:value-type="float">
            <text:p>420</text:p>
          </table:table-cell>
          <table:table-cell table:formula="of:=[.B29]/[.C2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G$1]+[.A30]*[.$G$2]" office:value-type="float" office:value="1450" calcext:value-type="float">
            <text:p>1450</text:p>
          </table:table-cell>
          <table:table-cell table:formula="of:=[.$G$4]*[.A30]+[.$G$3]-[.$G$4]" office:value-type="float" office:value="435" calcext:value-type="float">
            <text:p>435</text:p>
          </table:table-cell>
          <table:table-cell table:formula="of:=[.B30]/[.C3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G$1]+[.A31]*[.$G$2]" office:value-type="float" office:value="1500" calcext:value-type="float">
            <text:p>1500</text:p>
          </table:table-cell>
          <table:table-cell table:formula="of:=[.$G$4]*[.A31]+[.$G$3]-[.$G$4]" office:value-type="float" office:value="450" calcext:value-type="float">
            <text:p>450</text:p>
          </table:table-cell>
          <table:table-cell table:formula="of:=[.B31]/[.C3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G$1]+[.A32]*[.$G$2]" office:value-type="float" office:value="1550" calcext:value-type="float">
            <text:p>1550</text:p>
          </table:table-cell>
          <table:table-cell table:formula="of:=[.$G$4]*[.A32]+[.$G$3]-[.$G$4]" office:value-type="float" office:value="465" calcext:value-type="float">
            <text:p>465</text:p>
          </table:table-cell>
          <table:table-cell table:formula="of:=[.B32]/[.C3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G$1]+[.A33]*[.$G$2]" office:value-type="float" office:value="1600" calcext:value-type="float">
            <text:p>1600</text:p>
          </table:table-cell>
          <table:table-cell table:formula="of:=[.$G$4]*[.A33]+[.$G$3]-[.$G$4]" office:value-type="float" office:value="480" calcext:value-type="float">
            <text:p>480</text:p>
          </table:table-cell>
          <table:table-cell table:formula="of:=[.B33]/[.C3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G$1]+[.A34]*[.$G$2]" office:value-type="float" office:value="1650" calcext:value-type="float">
            <text:p>1650</text:p>
          </table:table-cell>
          <table:table-cell table:formula="of:=[.$G$4]*[.A34]+[.$G$3]-[.$G$4]" office:value-type="float" office:value="495" calcext:value-type="float">
            <text:p>495</text:p>
          </table:table-cell>
          <table:table-cell table:formula="of:=[.B34]/[.C3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G$1]+[.A35]*[.$G$2]" office:value-type="float" office:value="1700" calcext:value-type="float">
            <text:p>1700</text:p>
          </table:table-cell>
          <table:table-cell table:formula="of:=[.$G$4]*[.A35]+[.$G$3]-[.$G$4]" office:value-type="float" office:value="510" calcext:value-type="float">
            <text:p>510</text:p>
          </table:table-cell>
          <table:table-cell table:formula="of:=[.B35]/[.C3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G$1]+[.A36]*[.$G$2]" office:value-type="float" office:value="1750" calcext:value-type="float">
            <text:p>1750</text:p>
          </table:table-cell>
          <table:table-cell table:formula="of:=[.$G$4]*[.A36]+[.$G$3]-[.$G$4]" office:value-type="float" office:value="525" calcext:value-type="float">
            <text:p>525</text:p>
          </table:table-cell>
          <table:table-cell table:formula="of:=[.B36]/[.C3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G$1]+[.A37]*[.$G$2]" office:value-type="float" office:value="1800" calcext:value-type="float">
            <text:p>1800</text:p>
          </table:table-cell>
          <table:table-cell table:formula="of:=[.$G$4]*[.A37]+[.$G$3]-[.$G$4]" office:value-type="float" office:value="540" calcext:value-type="float">
            <text:p>540</text:p>
          </table:table-cell>
          <table:table-cell table:formula="of:=[.B37]/[.C3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G$1]+[.A38]*[.$G$2]" office:value-type="float" office:value="1850" calcext:value-type="float">
            <text:p>1850</text:p>
          </table:table-cell>
          <table:table-cell table:formula="of:=[.$G$4]*[.A38]+[.$G$3]-[.$G$4]" office:value-type="float" office:value="555" calcext:value-type="float">
            <text:p>555</text:p>
          </table:table-cell>
          <table:table-cell table:formula="of:=[.B38]/[.C3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G$1]+[.A39]*[.$G$2]" office:value-type="float" office:value="1900" calcext:value-type="float">
            <text:p>1900</text:p>
          </table:table-cell>
          <table:table-cell table:formula="of:=[.$G$4]*[.A39]+[.$G$3]-[.$G$4]" office:value-type="float" office:value="570" calcext:value-type="float">
            <text:p>570</text:p>
          </table:table-cell>
          <table:table-cell table:formula="of:=[.B39]/[.C3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G$1]+[.A40]*[.$G$2]" office:value-type="float" office:value="1950" calcext:value-type="float">
            <text:p>1950</text:p>
          </table:table-cell>
          <table:table-cell table:formula="of:=[.$G$4]*[.A40]+[.$G$3]-[.$G$4]" office:value-type="float" office:value="585" calcext:value-type="float">
            <text:p>585</text:p>
          </table:table-cell>
          <table:table-cell table:formula="of:=[.B40]/[.C4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G$1]+[.A41]*[.$G$2]" office:value-type="float" office:value="2000" calcext:value-type="float">
            <text:p>2000</text:p>
          </table:table-cell>
          <table:table-cell table:formula="of:=[.$G$4]*[.A41]+[.$G$3]-[.$G$4]" office:value-type="float" office:value="600" calcext:value-type="float">
            <text:p>600</text:p>
          </table:table-cell>
          <table:table-cell table:formula="of:=[.B41]/[.C41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G$1]+[.A42]*[.$G$2]" office:value-type="float" office:value="2050" calcext:value-type="float">
            <text:p>2050</text:p>
          </table:table-cell>
          <table:table-cell table:formula="of:=[.$G$4]*[.A42]+[.$G$3]-[.$G$4]" office:value-type="float" office:value="615" calcext:value-type="float">
            <text:p>615</text:p>
          </table:table-cell>
          <table:table-cell table:formula="of:=[.B42]/[.C42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G$1]+[.A43]*[.$G$2]" office:value-type="float" office:value="2100" calcext:value-type="float">
            <text:p>2100</text:p>
          </table:table-cell>
          <table:table-cell table:formula="of:=[.$G$4]*[.A43]+[.$G$3]-[.$G$4]" office:value-type="float" office:value="630" calcext:value-type="float">
            <text:p>630</text:p>
          </table:table-cell>
          <table:table-cell table:formula="of:=[.B43]/[.C43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G$1]+[.A44]*[.$G$2]" office:value-type="float" office:value="2150" calcext:value-type="float">
            <text:p>2150</text:p>
          </table:table-cell>
          <table:table-cell table:formula="of:=[.$G$4]*[.A44]+[.$G$3]-[.$G$4]" office:value-type="float" office:value="645" calcext:value-type="float">
            <text:p>645</text:p>
          </table:table-cell>
          <table:table-cell table:formula="of:=[.B44]/[.C44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G$1]+[.A45]*[.$G$2]" office:value-type="float" office:value="2200" calcext:value-type="float">
            <text:p>2200</text:p>
          </table:table-cell>
          <table:table-cell table:formula="of:=[.$G$4]*[.A45]+[.$G$3]-[.$G$4]" office:value-type="float" office:value="660" calcext:value-type="float">
            <text:p>660</text:p>
          </table:table-cell>
          <table:table-cell table:formula="of:=[.B45]/[.C45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G$1]+[.A46]*[.$G$2]" office:value-type="float" office:value="2250" calcext:value-type="float">
            <text:p>2250</text:p>
          </table:table-cell>
          <table:table-cell table:formula="of:=[.$G$4]*[.A46]+[.$G$3]-[.$G$4]" office:value-type="float" office:value="675" calcext:value-type="float">
            <text:p>675</text:p>
          </table:table-cell>
          <table:table-cell table:formula="of:=[.B46]/[.C46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G$1]+[.A47]*[.$G$2]" office:value-type="float" office:value="2300" calcext:value-type="float">
            <text:p>2300</text:p>
          </table:table-cell>
          <table:table-cell table:formula="of:=[.$G$4]*[.A47]+[.$G$3]-[.$G$4]" office:value-type="float" office:value="690" calcext:value-type="float">
            <text:p>690</text:p>
          </table:table-cell>
          <table:table-cell table:formula="of:=[.B47]/[.C47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G$1]+[.A48]*[.$G$2]" office:value-type="float" office:value="2350" calcext:value-type="float">
            <text:p>2350</text:p>
          </table:table-cell>
          <table:table-cell table:formula="of:=[.$G$4]*[.A48]+[.$G$3]-[.$G$4]" office:value-type="float" office:value="705" calcext:value-type="float">
            <text:p>705</text:p>
          </table:table-cell>
          <table:table-cell table:formula="of:=[.B48]/[.C48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G$1]+[.A49]*[.$G$2]" office:value-type="float" office:value="2400" calcext:value-type="float">
            <text:p>2400</text:p>
          </table:table-cell>
          <table:table-cell table:formula="of:=[.$G$4]*[.A49]+[.$G$3]-[.$G$4]" office:value-type="float" office:value="720" calcext:value-type="float">
            <text:p>720</text:p>
          </table:table-cell>
          <table:table-cell table:formula="of:=[.B49]/[.C49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G$1]+[.A50]*[.$G$2]" office:value-type="float" office:value="2450" calcext:value-type="float">
            <text:p>2450</text:p>
          </table:table-cell>
          <table:table-cell table:formula="of:=[.$G$4]*[.A50]+[.$G$3]-[.$G$4]" office:value-type="float" office:value="735" calcext:value-type="float">
            <text:p>735</text:p>
          </table:table-cell>
          <table:table-cell table:formula="of:=[.B50]/[.C50]" office:value-type="float" office:value="3.33333333333333" calcext:value-type="float">
            <text:p>3.3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G$1]+[.A51]*[.$G$2]" office:value-type="float" office:value="2500" calcext:value-type="float">
            <text:p>2500</text:p>
          </table:table-cell>
          <table:table-cell table:formula="of:=[.$G$4]*[.A51]+[.$G$3]-[.$G$4]" office:value-type="float" office:value="750" calcext:value-type="float">
            <text:p>750</text:p>
          </table:table-cell>
          <table:table-cell table:formula="of:=[.B51]/[.C51]" office:value-type="float" office:value="3.33333333333333" calcext:value-type="float">
            <text:p>3.33</text:p>
          </table:table-cell>
          <table:table-cell table:number-columns-repeated="3"/>
        </table:table-row>
      </table:table>
      <table:table table:name="rejuv" table:style-name="ta1">
        <table:table-column table:style-name="co4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heal</text:p>
          </table:table-cell>
          <table:table-cell table:style-name="ce15" office:value-type="string" calcext:value-type="string">
            <text:p>mp</text:p>
          </table:table-cell>
          <table:table-cell table:style-name="ce15" office:value-type="string" calcext:value-type="string">
            <text:p>heal/mp</text:p>
          </table:table-cell>
          <table:table-cell table:number-columns-repeated="2"/>
          <table:table-cell table:style-name="ce15"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H$1]+[.A2]*[.$H$2]" office:value-type="float" office:value="25" calcext:value-type="float">
            <text:p>25</text:p>
          </table:table-cell>
          <table:table-cell table:formula="of:=[.$H$4]*[.A2]+[.$H$3]-[.$H$4]" office:value-type="float" office:value="5" calcext:value-type="float">
            <text:p>5</text:p>
          </table:table-cell>
          <table:table-cell table:formula="of:=[.B2]/[.C2]"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heal_per_leve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H$1]+[.A3]*[.$H$2]" office:value-type="float" office:value="50" calcext:value-type="float">
            <text:p>50</text:p>
          </table:table-cell>
          <table:table-cell table:formula="of:=[.$H$4]*[.A3]+[.$H$3]-[.$H$4]" office:value-type="float" office:value="10" calcext:value-type="float">
            <text:p>10</text:p>
          </table:table-cell>
          <table:table-cell table:formula="of:=[.B3]/[.C3]"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mana_cost_ba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H$1]+[.A4]*[.$H$2]" office:value-type="float" office:value="75" calcext:value-type="float">
            <text:p>75</text:p>
          </table:table-cell>
          <table:table-cell table:formula="of:=[.$H$4]*[.A4]+[.$H$3]-[.$H$4]" office:value-type="float" office:value="15" calcext:value-type="float">
            <text:p>15</text:p>
          </table:table-cell>
          <table:table-cell table:formula="of:=[.B4]/[.C4]" office:value-type="float" office:value="5" calcext:value-type="float">
            <text:p>5</text:p>
          </table:table-cell>
          <table:table-cell table:number-columns-repeated="2"/>
          <table:table-cell table:style-name="ce15" office:value-type="string" calcext:value-type="string">
            <text:p>cost_per_lev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H$1]+[.A5]*[.$H$2]" office:value-type="float" office:value="100" calcext:value-type="float">
            <text:p>100</text:p>
          </table:table-cell>
          <table:table-cell table:formula="of:=[.$H$4]*[.A5]+[.$H$3]-[.$H$4]" office:value-type="float" office:value="20" calcext:value-type="float">
            <text:p>20</text:p>
          </table:table-cell>
          <table:table-cell table:formula="of:=[.B5]/[.C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H$1]+[.A6]*[.$H$2]" office:value-type="float" office:value="125" calcext:value-type="float">
            <text:p>125</text:p>
          </table:table-cell>
          <table:table-cell table:formula="of:=[.$H$4]*[.A6]+[.$H$3]-[.$H$4]" office:value-type="float" office:value="25" calcext:value-type="float">
            <text:p>25</text:p>
          </table:table-cell>
          <table:table-cell table:formula="of:=[.B6]/[.C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H$1]+[.A7]*[.$H$2]" office:value-type="float" office:value="150" calcext:value-type="float">
            <text:p>150</text:p>
          </table:table-cell>
          <table:table-cell table:formula="of:=[.$H$4]*[.A7]+[.$H$3]-[.$H$4]" office:value-type="float" office:value="30" calcext:value-type="float">
            <text:p>30</text:p>
          </table:table-cell>
          <table:table-cell table:formula="of:=[.B7]/[.C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H$1]+[.A8]*[.$H$2]" office:value-type="float" office:value="175" calcext:value-type="float">
            <text:p>175</text:p>
          </table:table-cell>
          <table:table-cell table:formula="of:=[.$H$4]*[.A8]+[.$H$3]-[.$H$4]" office:value-type="float" office:value="35" calcext:value-type="float">
            <text:p>35</text:p>
          </table:table-cell>
          <table:table-cell table:formula="of:=[.B8]/[.C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H$1]+[.A9]*[.$H$2]" office:value-type="float" office:value="200" calcext:value-type="float">
            <text:p>200</text:p>
          </table:table-cell>
          <table:table-cell table:formula="of:=[.$H$4]*[.A9]+[.$H$3]-[.$H$4]" office:value-type="float" office:value="40" calcext:value-type="float">
            <text:p>40</text:p>
          </table:table-cell>
          <table:table-cell table:formula="of:=[.B9]/[.C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H$1]+[.A10]*[.$H$2]" office:value-type="float" office:value="225" calcext:value-type="float">
            <text:p>225</text:p>
          </table:table-cell>
          <table:table-cell table:formula="of:=[.$H$4]*[.A10]+[.$H$3]-[.$H$4]" office:value-type="float" office:value="45" calcext:value-type="float">
            <text:p>45</text:p>
          </table:table-cell>
          <table:table-cell table:formula="of:=[.B10]/[.C1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H$1]+[.A11]*[.$H$2]" office:value-type="float" office:value="250" calcext:value-type="float">
            <text:p>250</text:p>
          </table:table-cell>
          <table:table-cell table:formula="of:=[.$H$4]*[.A11]+[.$H$3]-[.$H$4]" office:value-type="float" office:value="50" calcext:value-type="float">
            <text:p>50</text:p>
          </table:table-cell>
          <table:table-cell table:formula="of:=[.B11]/[.C1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H$1]+[.A12]*[.$H$2]" office:value-type="float" office:value="275" calcext:value-type="float">
            <text:p>275</text:p>
          </table:table-cell>
          <table:table-cell table:formula="of:=[.$H$4]*[.A12]+[.$H$3]-[.$H$4]" office:value-type="float" office:value="55" calcext:value-type="float">
            <text:p>55</text:p>
          </table:table-cell>
          <table:table-cell table:formula="of:=[.B12]/[.C1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H$1]+[.A13]*[.$H$2]" office:value-type="float" office:value="300" calcext:value-type="float">
            <text:p>300</text:p>
          </table:table-cell>
          <table:table-cell table:formula="of:=[.$H$4]*[.A13]+[.$H$3]-[.$H$4]" office:value-type="float" office:value="60" calcext:value-type="float">
            <text:p>60</text:p>
          </table:table-cell>
          <table:table-cell table:formula="of:=[.B13]/[.C1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H$1]+[.A14]*[.$H$2]" office:value-type="float" office:value="325" calcext:value-type="float">
            <text:p>325</text:p>
          </table:table-cell>
          <table:table-cell table:formula="of:=[.$H$4]*[.A14]+[.$H$3]-[.$H$4]" office:value-type="float" office:value="65" calcext:value-type="float">
            <text:p>65</text:p>
          </table:table-cell>
          <table:table-cell table:formula="of:=[.B14]/[.C1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H$1]+[.A15]*[.$H$2]" office:value-type="float" office:value="350" calcext:value-type="float">
            <text:p>350</text:p>
          </table:table-cell>
          <table:table-cell table:formula="of:=[.$H$4]*[.A15]+[.$H$3]-[.$H$4]" office:value-type="float" office:value="70" calcext:value-type="float">
            <text:p>70</text:p>
          </table:table-cell>
          <table:table-cell table:formula="of:=[.B15]/[.C1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H$1]+[.A16]*[.$H$2]" office:value-type="float" office:value="375" calcext:value-type="float">
            <text:p>375</text:p>
          </table:table-cell>
          <table:table-cell table:formula="of:=[.$H$4]*[.A16]+[.$H$3]-[.$H$4]" office:value-type="float" office:value="75" calcext:value-type="float">
            <text:p>75</text:p>
          </table:table-cell>
          <table:table-cell table:formula="of:=[.B16]/[.C1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H$1]+[.A17]*[.$H$2]" office:value-type="float" office:value="400" calcext:value-type="float">
            <text:p>400</text:p>
          </table:table-cell>
          <table:table-cell table:formula="of:=[.$H$4]*[.A17]+[.$H$3]-[.$H$4]" office:value-type="float" office:value="80" calcext:value-type="float">
            <text:p>80</text:p>
          </table:table-cell>
          <table:table-cell table:formula="of:=[.B17]/[.C1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H$1]+[.A18]*[.$H$2]" office:value-type="float" office:value="425" calcext:value-type="float">
            <text:p>425</text:p>
          </table:table-cell>
          <table:table-cell table:formula="of:=[.$H$4]*[.A18]+[.$H$3]-[.$H$4]" office:value-type="float" office:value="85" calcext:value-type="float">
            <text:p>85</text:p>
          </table:table-cell>
          <table:table-cell table:formula="of:=[.B18]/[.C1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H$1]+[.A19]*[.$H$2]" office:value-type="float" office:value="450" calcext:value-type="float">
            <text:p>450</text:p>
          </table:table-cell>
          <table:table-cell table:formula="of:=[.$H$4]*[.A19]+[.$H$3]-[.$H$4]" office:value-type="float" office:value="90" calcext:value-type="float">
            <text:p>90</text:p>
          </table:table-cell>
          <table:table-cell table:formula="of:=[.B19]/[.C1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H$1]+[.A20]*[.$H$2]" office:value-type="float" office:value="475" calcext:value-type="float">
            <text:p>475</text:p>
          </table:table-cell>
          <table:table-cell table:formula="of:=[.$H$4]*[.A20]+[.$H$3]-[.$H$4]" office:value-type="float" office:value="95" calcext:value-type="float">
            <text:p>95</text:p>
          </table:table-cell>
          <table:table-cell table:formula="of:=[.B20]/[.C2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H$1]+[.A21]*[.$H$2]" office:value-type="float" office:value="500" calcext:value-type="float">
            <text:p>500</text:p>
          </table:table-cell>
          <table:table-cell table:formula="of:=[.$H$4]*[.A21]+[.$H$3]-[.$H$4]" office:value-type="float" office:value="100" calcext:value-type="float">
            <text:p>100</text:p>
          </table:table-cell>
          <table:table-cell table:formula="of:=[.B21]/[.C2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H$1]+[.A22]*[.$H$2]" office:value-type="float" office:value="525" calcext:value-type="float">
            <text:p>525</text:p>
          </table:table-cell>
          <table:table-cell table:formula="of:=[.$H$4]*[.A22]+[.$H$3]-[.$H$4]" office:value-type="float" office:value="105" calcext:value-type="float">
            <text:p>105</text:p>
          </table:table-cell>
          <table:table-cell table:formula="of:=[.B22]/[.C2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H$1]+[.A23]*[.$H$2]" office:value-type="float" office:value="550" calcext:value-type="float">
            <text:p>550</text:p>
          </table:table-cell>
          <table:table-cell table:formula="of:=[.$H$4]*[.A23]+[.$H$3]-[.$H$4]" office:value-type="float" office:value="110" calcext:value-type="float">
            <text:p>110</text:p>
          </table:table-cell>
          <table:table-cell table:formula="of:=[.B23]/[.C2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H$1]+[.A24]*[.$H$2]" office:value-type="float" office:value="575" calcext:value-type="float">
            <text:p>575</text:p>
          </table:table-cell>
          <table:table-cell table:formula="of:=[.$H$4]*[.A24]+[.$H$3]-[.$H$4]" office:value-type="float" office:value="115" calcext:value-type="float">
            <text:p>115</text:p>
          </table:table-cell>
          <table:table-cell table:formula="of:=[.B24]/[.C2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H$1]+[.A25]*[.$H$2]" office:value-type="float" office:value="600" calcext:value-type="float">
            <text:p>600</text:p>
          </table:table-cell>
          <table:table-cell table:formula="of:=[.$H$4]*[.A25]+[.$H$3]-[.$H$4]" office:value-type="float" office:value="120" calcext:value-type="float">
            <text:p>120</text:p>
          </table:table-cell>
          <table:table-cell table:formula="of:=[.B25]/[.C2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H$1]+[.A26]*[.$H$2]" office:value-type="float" office:value="625" calcext:value-type="float">
            <text:p>625</text:p>
          </table:table-cell>
          <table:table-cell table:formula="of:=[.$H$4]*[.A26]+[.$H$3]-[.$H$4]" office:value-type="float" office:value="125" calcext:value-type="float">
            <text:p>125</text:p>
          </table:table-cell>
          <table:table-cell table:formula="of:=[.B26]/[.C2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H$1]+[.A27]*[.$H$2]" office:value-type="float" office:value="650" calcext:value-type="float">
            <text:p>650</text:p>
          </table:table-cell>
          <table:table-cell table:formula="of:=[.$H$4]*[.A27]+[.$H$3]-[.$H$4]" office:value-type="float" office:value="130" calcext:value-type="float">
            <text:p>130</text:p>
          </table:table-cell>
          <table:table-cell table:formula="of:=[.B27]/[.C2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H$1]+[.A28]*[.$H$2]" office:value-type="float" office:value="675" calcext:value-type="float">
            <text:p>675</text:p>
          </table:table-cell>
          <table:table-cell table:formula="of:=[.$H$4]*[.A28]+[.$H$3]-[.$H$4]" office:value-type="float" office:value="135" calcext:value-type="float">
            <text:p>135</text:p>
          </table:table-cell>
          <table:table-cell table:formula="of:=[.B28]/[.C2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H$1]+[.A29]*[.$H$2]" office:value-type="float" office:value="700" calcext:value-type="float">
            <text:p>700</text:p>
          </table:table-cell>
          <table:table-cell table:formula="of:=[.$H$4]*[.A29]+[.$H$3]-[.$H$4]" office:value-type="float" office:value="140" calcext:value-type="float">
            <text:p>140</text:p>
          </table:table-cell>
          <table:table-cell table:formula="of:=[.B29]/[.C2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H$1]+[.A30]*[.$H$2]" office:value-type="float" office:value="725" calcext:value-type="float">
            <text:p>725</text:p>
          </table:table-cell>
          <table:table-cell table:formula="of:=[.$H$4]*[.A30]+[.$H$3]-[.$H$4]" office:value-type="float" office:value="145" calcext:value-type="float">
            <text:p>145</text:p>
          </table:table-cell>
          <table:table-cell table:formula="of:=[.B30]/[.C3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H$1]+[.A31]*[.$H$2]" office:value-type="float" office:value="750" calcext:value-type="float">
            <text:p>750</text:p>
          </table:table-cell>
          <table:table-cell table:formula="of:=[.$H$4]*[.A31]+[.$H$3]-[.$H$4]" office:value-type="float" office:value="150" calcext:value-type="float">
            <text:p>150</text:p>
          </table:table-cell>
          <table:table-cell table:formula="of:=[.B31]/[.C3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H$1]+[.A32]*[.$H$2]" office:value-type="float" office:value="775" calcext:value-type="float">
            <text:p>775</text:p>
          </table:table-cell>
          <table:table-cell table:formula="of:=[.$H$4]*[.A32]+[.$H$3]-[.$H$4]" office:value-type="float" office:value="155" calcext:value-type="float">
            <text:p>155</text:p>
          </table:table-cell>
          <table:table-cell table:formula="of:=[.B32]/[.C3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H$1]+[.A33]*[.$H$2]" office:value-type="float" office:value="800" calcext:value-type="float">
            <text:p>800</text:p>
          </table:table-cell>
          <table:table-cell table:formula="of:=[.$H$4]*[.A33]+[.$H$3]-[.$H$4]" office:value-type="float" office:value="160" calcext:value-type="float">
            <text:p>160</text:p>
          </table:table-cell>
          <table:table-cell table:formula="of:=[.B33]/[.C3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H$1]+[.A34]*[.$H$2]" office:value-type="float" office:value="825" calcext:value-type="float">
            <text:p>825</text:p>
          </table:table-cell>
          <table:table-cell table:formula="of:=[.$H$4]*[.A34]+[.$H$3]-[.$H$4]" office:value-type="float" office:value="165" calcext:value-type="float">
            <text:p>165</text:p>
          </table:table-cell>
          <table:table-cell table:formula="of:=[.B34]/[.C3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H$1]+[.A35]*[.$H$2]" office:value-type="float" office:value="850" calcext:value-type="float">
            <text:p>850</text:p>
          </table:table-cell>
          <table:table-cell table:formula="of:=[.$H$4]*[.A35]+[.$H$3]-[.$H$4]" office:value-type="float" office:value="170" calcext:value-type="float">
            <text:p>170</text:p>
          </table:table-cell>
          <table:table-cell table:formula="of:=[.B35]/[.C3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H$1]+[.A36]*[.$H$2]" office:value-type="float" office:value="875" calcext:value-type="float">
            <text:p>875</text:p>
          </table:table-cell>
          <table:table-cell table:formula="of:=[.$H$4]*[.A36]+[.$H$3]-[.$H$4]" office:value-type="float" office:value="175" calcext:value-type="float">
            <text:p>175</text:p>
          </table:table-cell>
          <table:table-cell table:formula="of:=[.B36]/[.C3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H$1]+[.A37]*[.$H$2]" office:value-type="float" office:value="900" calcext:value-type="float">
            <text:p>900</text:p>
          </table:table-cell>
          <table:table-cell table:formula="of:=[.$H$4]*[.A37]+[.$H$3]-[.$H$4]" office:value-type="float" office:value="180" calcext:value-type="float">
            <text:p>180</text:p>
          </table:table-cell>
          <table:table-cell table:formula="of:=[.B37]/[.C3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H$1]+[.A38]*[.$H$2]" office:value-type="float" office:value="925" calcext:value-type="float">
            <text:p>925</text:p>
          </table:table-cell>
          <table:table-cell table:formula="of:=[.$H$4]*[.A38]+[.$H$3]-[.$H$4]" office:value-type="float" office:value="185" calcext:value-type="float">
            <text:p>185</text:p>
          </table:table-cell>
          <table:table-cell table:formula="of:=[.B38]/[.C3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H$1]+[.A39]*[.$H$2]" office:value-type="float" office:value="950" calcext:value-type="float">
            <text:p>950</text:p>
          </table:table-cell>
          <table:table-cell table:formula="of:=[.$H$4]*[.A39]+[.$H$3]-[.$H$4]" office:value-type="float" office:value="190" calcext:value-type="float">
            <text:p>190</text:p>
          </table:table-cell>
          <table:table-cell table:formula="of:=[.B39]/[.C3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H$1]+[.A40]*[.$H$2]" office:value-type="float" office:value="975" calcext:value-type="float">
            <text:p>975</text:p>
          </table:table-cell>
          <table:table-cell table:formula="of:=[.$H$4]*[.A40]+[.$H$3]-[.$H$4]" office:value-type="float" office:value="195" calcext:value-type="float">
            <text:p>195</text:p>
          </table:table-cell>
          <table:table-cell table:formula="of:=[.B40]/[.C4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H$1]+[.A41]*[.$H$2]" office:value-type="float" office:value="1000" calcext:value-type="float">
            <text:p>1000</text:p>
          </table:table-cell>
          <table:table-cell table:formula="of:=[.$H$4]*[.A41]+[.$H$3]-[.$H$4]" office:value-type="float" office:value="200" calcext:value-type="float">
            <text:p>200</text:p>
          </table:table-cell>
          <table:table-cell table:formula="of:=[.B41]/[.C4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H$1]+[.A42]*[.$H$2]" office:value-type="float" office:value="1025" calcext:value-type="float">
            <text:p>1025</text:p>
          </table:table-cell>
          <table:table-cell table:formula="of:=[.$H$4]*[.A42]+[.$H$3]-[.$H$4]" office:value-type="float" office:value="205" calcext:value-type="float">
            <text:p>205</text:p>
          </table:table-cell>
          <table:table-cell table:formula="of:=[.B42]/[.C4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H$1]+[.A43]*[.$H$2]" office:value-type="float" office:value="1050" calcext:value-type="float">
            <text:p>1050</text:p>
          </table:table-cell>
          <table:table-cell table:formula="of:=[.$H$4]*[.A43]+[.$H$3]-[.$H$4]" office:value-type="float" office:value="210" calcext:value-type="float">
            <text:p>210</text:p>
          </table:table-cell>
          <table:table-cell table:formula="of:=[.B43]/[.C4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H$1]+[.A44]*[.$H$2]" office:value-type="float" office:value="1075" calcext:value-type="float">
            <text:p>1075</text:p>
          </table:table-cell>
          <table:table-cell table:formula="of:=[.$H$4]*[.A44]+[.$H$3]-[.$H$4]" office:value-type="float" office:value="215" calcext:value-type="float">
            <text:p>215</text:p>
          </table:table-cell>
          <table:table-cell table:formula="of:=[.B44]/[.C4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H$1]+[.A45]*[.$H$2]" office:value-type="float" office:value="1100" calcext:value-type="float">
            <text:p>1100</text:p>
          </table:table-cell>
          <table:table-cell table:formula="of:=[.$H$4]*[.A45]+[.$H$3]-[.$H$4]" office:value-type="float" office:value="220" calcext:value-type="float">
            <text:p>220</text:p>
          </table:table-cell>
          <table:table-cell table:formula="of:=[.B45]/[.C4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H$1]+[.A46]*[.$H$2]" office:value-type="float" office:value="1125" calcext:value-type="float">
            <text:p>1125</text:p>
          </table:table-cell>
          <table:table-cell table:formula="of:=[.$H$4]*[.A46]+[.$H$3]-[.$H$4]" office:value-type="float" office:value="225" calcext:value-type="float">
            <text:p>225</text:p>
          </table:table-cell>
          <table:table-cell table:formula="of:=[.B46]/[.C4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H$1]+[.A47]*[.$H$2]" office:value-type="float" office:value="1150" calcext:value-type="float">
            <text:p>1150</text:p>
          </table:table-cell>
          <table:table-cell table:formula="of:=[.$H$4]*[.A47]+[.$H$3]-[.$H$4]" office:value-type="float" office:value="230" calcext:value-type="float">
            <text:p>230</text:p>
          </table:table-cell>
          <table:table-cell table:formula="of:=[.B47]/[.C4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H$1]+[.A48]*[.$H$2]" office:value-type="float" office:value="1175" calcext:value-type="float">
            <text:p>1175</text:p>
          </table:table-cell>
          <table:table-cell table:formula="of:=[.$H$4]*[.A48]+[.$H$3]-[.$H$4]" office:value-type="float" office:value="235" calcext:value-type="float">
            <text:p>235</text:p>
          </table:table-cell>
          <table:table-cell table:formula="of:=[.B48]/[.C4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H$1]+[.A49]*[.$H$2]" office:value-type="float" office:value="1200" calcext:value-type="float">
            <text:p>1200</text:p>
          </table:table-cell>
          <table:table-cell table:formula="of:=[.$H$4]*[.A49]+[.$H$3]-[.$H$4]" office:value-type="float" office:value="240" calcext:value-type="float">
            <text:p>240</text:p>
          </table:table-cell>
          <table:table-cell table:formula="of:=[.B49]/[.C49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H$1]+[.A50]*[.$H$2]" office:value-type="float" office:value="1225" calcext:value-type="float">
            <text:p>1225</text:p>
          </table:table-cell>
          <table:table-cell table:formula="of:=[.$H$4]*[.A50]+[.$H$3]-[.$H$4]" office:value-type="float" office:value="245" calcext:value-type="float">
            <text:p>245</text:p>
          </table:table-cell>
          <table:table-cell table:formula="of:=[.B50]/[.C5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H$1]+[.A51]*[.$H$2]" office:value-type="float" office:value="1250" calcext:value-type="float">
            <text:p>1250</text:p>
          </table:table-cell>
          <table:table-cell table:formula="of:=[.$H$4]*[.A51]+[.$H$3]-[.$H$4]" office:value-type="float" office:value="250" calcext:value-type="float">
            <text:p>250</text:p>
          </table:table-cell>
          <table:table-cell table:formula="of:=[.B51]/[.C51]" office:value-type="float" office:value="5" calcext:value-type="float">
            <text:p>5</text:p>
          </table:table-cell>
          <table:table-cell table:number-columns-repeated="4"/>
        </table:table-row>
      </table:table>
      <table:table table:name="droprate" table:style-name="ta1">
        <table:table-column table:style-name="co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table:style-name="ce15" office:value-type="string" calcext:value-type="string">
            <text:p>drop rate</text:p>
          </table:table-cell>
          <table:table-cell table:style-name="ce15" office:value-type="string" calcext:value-type="string">
            <text:p>item chance</text:p>
          </table:table-cell>
          <table:table-cell table:style-name="ce15" office:value-type="string" calcext:value-type="string">
            <text:p>change</text:p>
          </table:table-cell>
          <table:table-cell table:style-name="ce15" office:value-type="string" calcext:value-type="string">
            <text:p>total improv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9738" calcext:value-type="float">
            <text:p>19.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3751" calcext:value-type="float">
            <text:p>23.38</text:p>
          </table:table-cell>
          <table:table-cell table:formula="of:=[.B3]-[.B2]" office:value-type="float" office:value="3.4013" calcext:value-type="float">
            <text:p>3.4</text:p>
          </table:table-cell>
          <table:table-cell table:formula="of:=[.B3]-[.B$2]" office:value-type="float" office:value="3.4013" calcext:value-type="float">
            <text:p>3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2223" calcext:value-type="float">
            <text:p>26.22</text:p>
          </table:table-cell>
          <table:table-cell table:formula="of:=[.B4]-[.B3]" office:value-type="float" office:value="2.8472" calcext:value-type="float">
            <text:p>2.85</text:p>
          </table:table-cell>
          <table:table-cell table:formula="of:=[.B4]-[.B$2]" office:value-type="float" office:value="6.2485" calcext:value-type="float">
            <text:p>6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9382" calcext:value-type="float">
            <text:p>28.94</text:p>
          </table:table-cell>
          <table:table-cell table:formula="of:=[.B5]-[.B4]" office:value-type="float" office:value="2.7159" calcext:value-type="float">
            <text:p>2.72</text:p>
          </table:table-cell>
          <table:table-cell table:formula="of:=[.B5]-[.B$2]" office:value-type="float" office:value="8.9644" calcext:value-type="float">
            <text:p>8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1791" calcext:value-type="float">
            <text:p>31.18</text:p>
          </table:table-cell>
          <table:table-cell table:formula="of:=[.B6]-[.B5]" office:value-type="float" office:value="2.2409" calcext:value-type="float">
            <text:p>2.24</text:p>
          </table:table-cell>
          <table:table-cell table:formula="of:=[.B6]-[.B$2]" office:value-type="float" office:value="11.2053" calcext:value-type="float">
            <text:p>11.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.3352" calcext:value-type="float">
            <text:p>33.34</text:p>
          </table:table-cell>
          <table:table-cell table:formula="of:=[.B7]-[.B6]" office:value-type="float" office:value="2.1561" calcext:value-type="float">
            <text:p>2.16</text:p>
          </table:table-cell>
          <table:table-cell table:formula="of:=[.B7]-[.B$2]" office:value-type="float" office:value="13.3614" calcext:value-type="float">
            <text:p>13.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3068" calcext:value-type="float">
            <text:p>35.31</text:p>
          </table:table-cell>
          <table:table-cell table:formula="of:=[.B8]-[.B7]" office:value-type="float" office:value="1.9716" calcext:value-type="float">
            <text:p>1.97</text:p>
          </table:table-cell>
          <table:table-cell table:formula="of:=[.B8]-[.B$2]" office:value-type="float" office:value="15.333" calcext:value-type="float">
            <text:p>15.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.9205" calcext:value-type="float">
            <text:p>36.92</text:p>
          </table:table-cell>
          <table:table-cell table:formula="of:=[.B9]-[.B8]" office:value-type="float" office:value="1.61369999999999" calcext:value-type="float">
            <text:p>1.61</text:p>
          </table:table-cell>
          <table:table-cell table:formula="of:=[.B9]-[.B$2]" office:value-type="float" office:value="16.9467" calcext:value-type="float">
            <text:p>16.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4649" calcext:value-type="float">
            <text:p>38.46</text:p>
          </table:table-cell>
          <table:table-cell table:formula="of:=[.B10]-[.B9]" office:value-type="float" office:value="1.5444" calcext:value-type="float">
            <text:p>1.54</text:p>
          </table:table-cell>
          <table:table-cell table:formula="of:=[.B10]-[.B$2]" office:value-type="float" office:value="18.4911" calcext:value-type="float">
            <text:p>18.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.9078" calcext:value-type="float">
            <text:p>39.91</text:p>
          </table:table-cell>
          <table:table-cell table:formula="of:=[.B11]-[.B10]" office:value-type="float" office:value="1.4429" calcext:value-type="float">
            <text:p>1.44</text:p>
          </table:table-cell>
          <table:table-cell table:formula="of:=[.B11]-[.B$2]" office:value-type="float" office:value="19.934" calcext:value-type="float">
            <text:p>19.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.2638" calcext:value-type="float">
            <text:p>41.26</text:p>
          </table:table-cell>
          <table:table-cell table:formula="of:=[.B12]-[.B11]" office:value-type="float" office:value="1.356" calcext:value-type="float">
            <text:p>1.36</text:p>
          </table:table-cell>
          <table:table-cell table:formula="of:=[.B12]-[.B$2]" office:value-type="float" office:value="21.29" calcext:value-type="float">
            <text:p>21.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.4205" calcext:value-type="float">
            <text:p>42.42</text:p>
          </table:table-cell>
          <table:table-cell table:formula="of:=[.B13]-[.B12]" office:value-type="float" office:value="1.15669999999999" calcext:value-type="float">
            <text:p>1.16</text:p>
          </table:table-cell>
          <table:table-cell table:formula="of:=[.B13]-[.B$2]" office:value-type="float" office:value="22.4467" calcext:value-type="float">
            <text:p>22.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5024" calcext:value-type="float">
            <text:p>43.5</text:p>
          </table:table-cell>
          <table:table-cell table:formula="of:=[.B14]-[.B13]" office:value-type="float" office:value="1.0819" calcext:value-type="float">
            <text:p>1.08</text:p>
          </table:table-cell>
          <table:table-cell table:formula="of:=[.B14]-[.B$2]" office:value-type="float" office:value="23.5286" calcext:value-type="float">
            <text:p>23.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.4449" calcext:value-type="float">
            <text:p>44.44</text:p>
          </table:table-cell>
          <table:table-cell table:formula="of:=[.B15]-[.B14]" office:value-type="float" office:value="0.942499999999995" calcext:value-type="float">
            <text:p>0.94</text:p>
          </table:table-cell>
          <table:table-cell table:formula="of:=[.B15]-[.B$2]" office:value-type="float" office:value="24.4711" calcext:value-type="float">
            <text:p>24.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.5203" calcext:value-type="float">
            <text:p>45.52</text:p>
          </table:table-cell>
          <table:table-cell table:formula="of:=[.B16]-[.B15]" office:value-type="float" office:value="1.0754" calcext:value-type="float">
            <text:p>1.08</text:p>
          </table:table-cell>
          <table:table-cell table:formula="of:=[.B16]-[.B$2]" office:value-type="float" office:value="25.5465" calcext:value-type="float">
            <text:p>25.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6.3067" calcext:value-type="float">
            <text:p>46.31</text:p>
          </table:table-cell>
          <table:table-cell table:formula="of:=[.B17]-[.B16]" office:value-type="float" office:value="0.7864" calcext:value-type="float">
            <text:p>0.79</text:p>
          </table:table-cell>
          <table:table-cell table:formula="of:=[.B17]-[.B$2]" office:value-type="float" office:value="26.3329" calcext:value-type="float">
            <text:p>26.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.2383" calcext:value-type="float">
            <text:p>47.24</text:p>
          </table:table-cell>
          <table:table-cell table:formula="of:=[.B18]-[.B17]" office:value-type="float" office:value="0.931600000000003" calcext:value-type="float">
            <text:p>0.93</text:p>
          </table:table-cell>
          <table:table-cell table:formula="of:=[.B18]-[.B$2]" office:value-type="float" office:value="27.2645" calcext:value-type="float">
            <text:p>27.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.9814" calcext:value-type="float">
            <text:p>47.98</text:p>
          </table:table-cell>
          <table:table-cell table:formula="of:=[.B19]-[.B18]" office:value-type="float" office:value="0.743099999999998" calcext:value-type="float">
            <text:p>0.74</text:p>
          </table:table-cell>
          <table:table-cell table:formula="of:=[.B19]-[.B$2]" office:value-type="float" office:value="28.0076" calcext:value-type="float">
            <text:p>28.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.7586" calcext:value-type="float">
            <text:p>48.76</text:p>
          </table:table-cell>
          <table:table-cell table:formula="of:=[.B20]-[.B19]" office:value-type="float" office:value="0.777200000000001" calcext:value-type="float">
            <text:p>0.78</text:p>
          </table:table-cell>
          <table:table-cell table:formula="of:=[.B20]-[.B$2]" office:value-type="float" office:value="28.7848" calcext:value-type="float">
            <text:p>28.7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.4186" calcext:value-type="float">
            <text:p>49.42</text:p>
          </table:table-cell>
          <table:table-cell table:formula="of:=[.B21]-[.B20]" office:value-type="float" office:value="0.659999999999997" calcext:value-type="float">
            <text:p>0.66</text:p>
          </table:table-cell>
          <table:table-cell table:formula="of:=[.B21]-[.B$2]" office:value-type="float" office:value="29.4448" calcext:value-type="float">
            <text:p>29.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.983" calcext:value-type="float">
            <text:p>49.98</text:p>
          </table:table-cell>
          <table:table-cell table:formula="of:=[.B22]-[.B21]" office:value-type="float" office:value="0.564399999999999" calcext:value-type="float">
            <text:p>0.56</text:p>
          </table:table-cell>
          <table:table-cell table:formula="of:=[.B22]-[.B$2]" office:value-type="float" office:value="30.0092" calcext:value-type="float">
            <text:p>30.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.6433" calcext:value-type="float">
            <text:p>50.64</text:p>
          </table:table-cell>
          <table:table-cell table:formula="of:=[.B23]-[.B22]" office:value-type="float" office:value="0.660300000000007" calcext:value-type="float">
            <text:p>0.66</text:p>
          </table:table-cell>
          <table:table-cell table:formula="of:=[.B23]-[.B$2]" office:value-type="float" office:value="30.6695" calcext:value-type="float">
            <text:p>30.6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.1832" calcext:value-type="float">
            <text:p>51.18</text:p>
          </table:table-cell>
          <table:table-cell table:formula="of:=[.B24]-[.B23]" office:value-type="float" office:value="0.539899999999996" calcext:value-type="float">
            <text:p>0.54</text:p>
          </table:table-cell>
          <table:table-cell table:formula="of:=[.B24]-[.B$2]" office:value-type="float" office:value="31.2094" calcext:value-type="float">
            <text:p>31.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1.8014" calcext:value-type="float">
            <text:p>51.8</text:p>
          </table:table-cell>
          <table:table-cell table:formula="of:=[.B25]-[.B24]" office:value-type="float" office:value="0.618200000000002" calcext:value-type="float">
            <text:p>0.62</text:p>
          </table:table-cell>
          <table:table-cell table:formula="of:=[.B25]-[.B$2]" office:value-type="float" office:value="31.8276" calcext:value-type="float">
            <text:p>31.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162" calcext:value-type="float">
            <text:p>52.16</text:p>
          </table:table-cell>
          <table:table-cell table:formula="of:=[.B26]-[.B25]" office:value-type="float" office:value="0.360599999999998" calcext:value-type="float">
            <text:p>0.36</text:p>
          </table:table-cell>
          <table:table-cell table:formula="of:=[.B26]-[.B$2]" office:value-type="float" office:value="32.1882" calcext:value-type="float">
            <text:p>32.1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2.7466" calcext:value-type="float">
            <text:p>52.75</text:p>
          </table:table-cell>
          <table:table-cell table:formula="of:=[.B27]-[.B26]" office:value-type="float" office:value="0.584600000000002" calcext:value-type="float">
            <text:p>0.58</text:p>
          </table:table-cell>
          <table:table-cell table:formula="of:=[.B27]-[.B$2]" office:value-type="float" office:value="32.7728" calcext:value-type="float">
            <text:p>32.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3.1422" calcext:value-type="float">
            <text:p>53.14</text:p>
          </table:table-cell>
          <table:table-cell table:formula="of:=[.B28]-[.B27]" office:value-type="float" office:value="0.395600000000002" calcext:value-type="float">
            <text:p>0.4</text:p>
          </table:table-cell>
          <table:table-cell table:formula="of:=[.B28]-[.B$2]" office:value-type="float" office:value="33.1684" calcext:value-type="float">
            <text:p>33.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3.5793" calcext:value-type="float">
            <text:p>53.58</text:p>
          </table:table-cell>
          <table:table-cell table:formula="of:=[.B29]-[.B28]" office:value-type="float" office:value="0.437100000000001" calcext:value-type="float">
            <text:p>0.44</text:p>
          </table:table-cell>
          <table:table-cell table:formula="of:=[.B29]-[.B$2]" office:value-type="float" office:value="33.6055" calcext:value-type="float">
            <text:p>33.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.9857" calcext:value-type="float">
            <text:p>53.99</text:p>
          </table:table-cell>
          <table:table-cell table:formula="of:=[.B30]-[.B29]" office:value-type="float" office:value="0.406399999999998" calcext:value-type="float">
            <text:p>0.41</text:p>
          </table:table-cell>
          <table:table-cell table:formula="of:=[.B30]-[.B$2]" office:value-type="float" office:value="34.0119" calcext:value-type="float">
            <text:p>34.0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4.4382" calcext:value-type="float">
            <text:p>54.44</text:p>
          </table:table-cell>
          <table:table-cell table:formula="of:=[.B31]-[.B30]" office:value-type="float" office:value="0.452500000000001" calcext:value-type="float">
            <text:p>0.45</text:p>
          </table:table-cell>
          <table:table-cell table:formula="of:=[.B31]-[.B$2]" office:value-type="float" office:value="34.4644" calcext:value-type="float">
            <text:p>34.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4.7931" calcext:value-type="float">
            <text:p>54.79</text:p>
          </table:table-cell>
          <table:table-cell table:formula="of:=[.B32]-[.B31]" office:value-type="float" office:value="0.354900000000001" calcext:value-type="float">
            <text:p>0.35</text:p>
          </table:table-cell>
          <table:table-cell table:formula="of:=[.B32]-[.B$2]" office:value-type="float" office:value="34.8193" calcext:value-type="float">
            <text:p>34.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5.1897" calcext:value-type="float">
            <text:p>55.19</text:p>
          </table:table-cell>
          <table:table-cell table:formula="of:=[.B33]-[.B32]" office:value-type="float" office:value="0.396599999999999" calcext:value-type="float">
            <text:p>0.4</text:p>
          </table:table-cell>
          <table:table-cell table:formula="of:=[.B33]-[.B$2]" office:value-type="float" office:value="35.2159" calcext:value-type="float">
            <text:p>35.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.6365" calcext:value-type="float">
            <text:p>55.64</text:p>
          </table:table-cell>
          <table:table-cell table:formula="of:=[.B34]-[.B33]" office:value-type="float" office:value="0.446799999999996" calcext:value-type="float">
            <text:p>0.45</text:p>
          </table:table-cell>
          <table:table-cell table:formula="of:=[.B34]-[.B$2]" office:value-type="float" office:value="35.6627" calcext:value-type="float">
            <text:p>35.6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5.9754" calcext:value-type="float">
            <text:p>55.98</text:p>
          </table:table-cell>
          <table:table-cell table:formula="of:=[.B35]-[.B34]" office:value-type="float" office:value="0.338900000000002" calcext:value-type="float">
            <text:p>0.34</text:p>
          </table:table-cell>
          <table:table-cell table:formula="of:=[.B35]-[.B$2]" office:value-type="float" office:value="36.0016" calcext:value-type="float">
            <text:p>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.1634" calcext:value-type="float">
            <text:p>56.16</text:p>
          </table:table-cell>
          <table:table-cell table:formula="of:=[.B36]-[.B35]" office:value-type="float" office:value="0.188000000000002" calcext:value-type="float">
            <text:p>0.19</text:p>
          </table:table-cell>
          <table:table-cell table:formula="of:=[.B36]-[.B$2]" office:value-type="float" office:value="36.1896" calcext:value-type="float">
            <text:p>36.1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6.4482" calcext:value-type="float">
            <text:p>56.45</text:p>
          </table:table-cell>
          <table:table-cell table:formula="of:=[.B37]-[.B36]" office:value-type="float" office:value="0.284799999999997" calcext:value-type="float">
            <text:p>0.28</text:p>
          </table:table-cell>
          <table:table-cell table:formula="of:=[.B37]-[.B$2]" office:value-type="float" office:value="36.4744" calcext:value-type="float">
            <text:p>36.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.7985" calcext:value-type="float">
            <text:p>56.8</text:p>
          </table:table-cell>
          <table:table-cell table:formula="of:=[.B38]-[.B37]" office:value-type="float" office:value="0.350299999999997" calcext:value-type="float">
            <text:p>0.35</text:p>
          </table:table-cell>
          <table:table-cell table:formula="of:=[.B38]-[.B$2]" office:value-type="float" office:value="36.8247" calcext:value-type="float">
            <text:p>36.8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7.0443" calcext:value-type="float">
            <text:p>57.04</text:p>
          </table:table-cell>
          <table:table-cell table:formula="of:=[.B39]-[.B38]" office:value-type="float" office:value="0.245800000000003" calcext:value-type="float">
            <text:p>0.25</text:p>
          </table:table-cell>
          <table:table-cell table:formula="of:=[.B39]-[.B$2]" office:value-type="float" office:value="37.0705" calcext:value-type="float">
            <text:p>37.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.4007" calcext:value-type="float">
            <text:p>57.4</text:p>
          </table:table-cell>
          <table:table-cell table:formula="of:=[.B40]-[.B39]" office:value-type="float" office:value="0.356400000000001" calcext:value-type="float">
            <text:p>0.36</text:p>
          </table:table-cell>
          <table:table-cell table:formula="of:=[.B40]-[.B$2]" office:value-type="float" office:value="37.4269" calcext:value-type="float">
            <text:p>37.4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7.6003" calcext:value-type="float">
            <text:p>57.6</text:p>
          </table:table-cell>
          <table:table-cell table:formula="of:=[.B41]-[.B40]" office:value-type="float" office:value="0.199599999999997" calcext:value-type="float">
            <text:p>0.2</text:p>
          </table:table-cell>
          <table:table-cell table:formula="of:=[.B41]-[.B$2]" office:value-type="float" office:value="37.6265" calcext:value-type="float">
            <text:p>37.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9413" calcext:value-type="float">
            <text:p>57.94</text:p>
          </table:table-cell>
          <table:table-cell table:formula="of:=[.B42]-[.B41]" office:value-type="float" office:value="0.341000000000001" calcext:value-type="float">
            <text:p>0.34</text:p>
          </table:table-cell>
          <table:table-cell table:formula="of:=[.B42]-[.B$2]" office:value-type="float" office:value="37.9675" calcext:value-type="float">
            <text:p>37.9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8.2071" calcext:value-type="float">
            <text:p>58.21</text:p>
          </table:table-cell>
          <table:table-cell table:formula="of:=[.B43]-[.B42]" office:value-type="float" office:value="0.265799999999999" calcext:value-type="float">
            <text:p>0.27</text:p>
          </table:table-cell>
          <table:table-cell table:formula="of:=[.B43]-[.B$2]" office:value-type="float" office:value="38.2333" calcext:value-type="float">
            <text:p>38.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8.3966" calcext:value-type="float">
            <text:p>58.4</text:p>
          </table:table-cell>
          <table:table-cell table:formula="of:=[.B44]-[.B43]" office:value-type="float" office:value="0.189500000000002" calcext:value-type="float">
            <text:p>0.19</text:p>
          </table:table-cell>
          <table:table-cell table:formula="of:=[.B44]-[.B$2]" office:value-type="float" office:value="38.4228" calcext:value-type="float">
            <text:p>38.4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8.6458" calcext:value-type="float">
            <text:p>58.65</text:p>
          </table:table-cell>
          <table:table-cell table:formula="of:=[.B45]-[.B44]" office:value-type="float" office:value="0.249200000000002" calcext:value-type="float">
            <text:p>0.25</text:p>
          </table:table-cell>
          <table:table-cell table:formula="of:=[.B45]-[.B$2]" office:value-type="float" office:value="38.672" calcext:value-type="float">
            <text:p>38.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8.8758" calcext:value-type="float">
            <text:p>58.88</text:p>
          </table:table-cell>
          <table:table-cell table:formula="of:=[.B46]-[.B45]" office:value-type="float" office:value="0.229999999999997" calcext:value-type="float">
            <text:p>0.23</text:p>
          </table:table-cell>
          <table:table-cell table:formula="of:=[.B46]-[.B$2]" office:value-type="float" office:value="38.902" calcext:value-type="float">
            <text:p>38.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9.0374" calcext:value-type="float">
            <text:p>59.04</text:p>
          </table:table-cell>
          <table:table-cell table:formula="of:=[.B47]-[.B46]" office:value-type="float" office:value="0.1616" calcext:value-type="float">
            <text:p>0.16</text:p>
          </table:table-cell>
          <table:table-cell table:formula="of:=[.B47]-[.B$2]" office:value-type="float" office:value="39.0636" calcext:value-type="float">
            <text:p>39.0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9.2911" calcext:value-type="float">
            <text:p>59.29</text:p>
          </table:table-cell>
          <table:table-cell table:formula="of:=[.B48]-[.B47]" office:value-type="float" office:value="0.253700000000002" calcext:value-type="float">
            <text:p>0.25</text:p>
          </table:table-cell>
          <table:table-cell table:formula="of:=[.B48]-[.B$2]" office:value-type="float" office:value="39.3173" calcext:value-type="float">
            <text:p>39.3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9.4284" calcext:value-type="float">
            <text:p>59.43</text:p>
          </table:table-cell>
          <table:table-cell table:formula="of:=[.B49]-[.B48]" office:value-type="float" office:value="0.137300000000003" calcext:value-type="float">
            <text:p>0.14</text:p>
          </table:table-cell>
          <table:table-cell table:formula="of:=[.B49]-[.B$2]" office:value-type="float" office:value="39.4546" calcext:value-type="float">
            <text:p>39.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9.5127" calcext:value-type="float">
            <text:p>59.51</text:p>
          </table:table-cell>
          <table:table-cell table:formula="of:=[.B50]-[.B49]" office:value-type="float" office:value="0.0842999999999989" calcext:value-type="float">
            <text:p>0.08</text:p>
          </table:table-cell>
          <table:table-cell table:formula="of:=[.B50]-[.B$2]" office:value-type="float" office:value="39.5389" calcext:value-type="float">
            <text:p>39.54</text:p>
          </table:table-cell>
        </table:table-row>
      </table:table>
      <table:table table:name="spell_scale" table:style-name="ta1">
        <table:table-column table:style-name="co4" table:number-columns-repeated="6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5" office:value-type="string" calcext:value-type="string">
            <text:p>orig</text:p>
          </table:table-cell>
          <table:table-cell table:style-name="ce15" office:value-type="string" calcext:value-type="string">
            <text:p>scaled</text:p>
          </table:table-cell>
          <table:table-cell table:style-name="ce15"/>
          <table:table-cell table:style-name="ce15" office:value-type="string" calcext:value-type="string">
            <text:p>ba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1]+([.$A2]-1)*[.$F$2]" office:value-type="float" office:value="30" calcext:value-type="float">
            <text:p>30</text:p>
          </table:table-cell>
          <table:table-cell table:formula="of:=FLOOR([.$F$1]+([.$A2]-1)*[.$F$2]+POWER([.$A2]; [.$F$4])*[.$F$3])" office:value-type="float" office:value="30" calcext:value-type="float">
            <text:p>30</text:p>
          </table:table-cell>
          <table:table-cell/>
          <table:table-cell table:style-name="ce15" office:value-type="string" calcext:value-type="string">
            <text:p>perleve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F$1]+([.$A3]-1)*[.$F$2]" office:value-type="float" office:value="50" calcext:value-type="float">
            <text:p>50</text:p>
          </table:table-cell>
          <table:table-cell table:formula="of:=FLOOR([.$F$1]+([.$A3]-1)*[.$F$2]+POWER([.$A3]; [.$F$4])*[.$F$3])" office:value-type="float" office:value="50" calcext:value-type="float">
            <text:p>50</text:p>
          </table:table-cell>
          <table:table-cell/>
          <table:table-cell table:style-name="ce15" office:value-type="string" calcext:value-type="string">
            <text:p>scale</text:p>
          </table:table-cell>
          <table:table-cell office:value-type="float" office:value="0.025" calcext:value-type="float">
            <text:p>0.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F$1]+([.$A4]-1)*[.$F$2]" office:value-type="float" office:value="70" calcext:value-type="float">
            <text:p>70</text:p>
          </table:table-cell>
          <table:table-cell table:formula="of:=FLOOR([.$F$1]+([.$A4]-1)*[.$F$2]+POWER([.$A4]; [.$F$4])*[.$F$3])" office:value-type="float" office:value="70" calcext:value-type="float">
            <text:p>70</text:p>
          </table:table-cell>
          <table:table-cell/>
          <table:table-cell table:style-name="ce15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F$1]+([.$A5]-1)*[.$F$2]" office:value-type="float" office:value="90" calcext:value-type="float">
            <text:p>90</text:p>
          </table:table-cell>
          <table:table-cell table:formula="of:=FLOOR([.$F$1]+([.$A5]-1)*[.$F$2]+POWER([.$A5]; [.$F$4])*[.$F$3]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F$1]+([.$A6]-1)*[.$F$2]" office:value-type="float" office:value="110" calcext:value-type="float">
            <text:p>110</text:p>
          </table:table-cell>
          <table:table-cell table:formula="of:=FLOOR([.$F$1]+([.$A6]-1)*[.$F$2]+POWER([.$A6]; [.$F$4])*[.$F$3])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F$1]+([.$A7]-1)*[.$F$2]" office:value-type="float" office:value="130" calcext:value-type="float">
            <text:p>130</text:p>
          </table:table-cell>
          <table:table-cell table:formula="of:=FLOOR([.$F$1]+([.$A7]-1)*[.$F$2]+POWER([.$A7]; [.$F$4])*[.$F$3]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F$1]+([.$A8]-1)*[.$F$2]" office:value-type="float" office:value="150" calcext:value-type="float">
            <text:p>150</text:p>
          </table:table-cell>
          <table:table-cell table:formula="of:=FLOOR([.$F$1]+([.$A8]-1)*[.$F$2]+POWER([.$A8]; [.$F$4])*[.$F$3])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F$1]+([.$A9]-1)*[.$F$2]" office:value-type="float" office:value="170" calcext:value-type="float">
            <text:p>170</text:p>
          </table:table-cell>
          <table:table-cell table:formula="of:=FLOOR([.$F$1]+([.$A9]-1)*[.$F$2]+POWER([.$A9]; [.$F$4])*[.$F$3])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F$1]+([.$A10]-1)*[.$F$2]" office:value-type="float" office:value="190" calcext:value-type="float">
            <text:p>190</text:p>
          </table:table-cell>
          <table:table-cell table:formula="of:=FLOOR([.$F$1]+([.$A10]-1)*[.$F$2]+POWER([.$A10]; [.$F$4])*[.$F$3])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F$1]+([.$A11]-1)*[.$F$2]" office:value-type="float" office:value="210" calcext:value-type="float">
            <text:p>210</text:p>
          </table:table-cell>
          <table:table-cell table:formula="of:=FLOOR([.$F$1]+([.$A11]-1)*[.$F$2]+POWER([.$A11]; [.$F$4])*[.$F$3])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F$1]+([.$A12]-1)*[.$F$2]" office:value-type="float" office:value="230" calcext:value-type="float">
            <text:p>230</text:p>
          </table:table-cell>
          <table:table-cell table:formula="of:=FLOOR([.$F$1]+([.$A12]-1)*[.$F$2]+POWER([.$A12]; [.$F$4])*[.$F$3])"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F$1]+([.$A13]-1)*[.$F$2]" office:value-type="float" office:value="250" calcext:value-type="float">
            <text:p>250</text:p>
          </table:table-cell>
          <table:table-cell table:formula="of:=FLOOR([.$F$1]+([.$A13]-1)*[.$F$2]+POWER([.$A13]; [.$F$4])*[.$F$3])"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F$1]+([.$A14]-1)*[.$F$2]" office:value-type="float" office:value="270" calcext:value-type="float">
            <text:p>270</text:p>
          </table:table-cell>
          <table:table-cell table:formula="of:=FLOOR([.$F$1]+([.$A14]-1)*[.$F$2]+POWER([.$A14]; [.$F$4])*[.$F$3])"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F$1]+([.$A15]-1)*[.$F$2]" office:value-type="float" office:value="290" calcext:value-type="float">
            <text:p>290</text:p>
          </table:table-cell>
          <table:table-cell table:formula="of:=FLOOR([.$F$1]+([.$A15]-1)*[.$F$2]+POWER([.$A15]; [.$F$4])*[.$F$3])"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F$1]+([.$A16]-1)*[.$F$2]" office:value-type="float" office:value="310" calcext:value-type="float">
            <text:p>310</text:p>
          </table:table-cell>
          <table:table-cell table:formula="of:=FLOOR([.$F$1]+([.$A16]-1)*[.$F$2]+POWER([.$A16]; [.$F$4])*[.$F$3])"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F$1]+([.$A17]-1)*[.$F$2]" office:value-type="float" office:value="330" calcext:value-type="float">
            <text:p>330</text:p>
          </table:table-cell>
          <table:table-cell table:formula="of:=FLOOR([.$F$1]+([.$A17]-1)*[.$F$2]+POWER([.$A17]; [.$F$4])*[.$F$3])"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F$1]+([.$A18]-1)*[.$F$2]" office:value-type="float" office:value="350" calcext:value-type="float">
            <text:p>350</text:p>
          </table:table-cell>
          <table:table-cell table:formula="of:=FLOOR([.$F$1]+([.$A18]-1)*[.$F$2]+POWER([.$A18]; [.$F$4])*[.$F$3])"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F$1]+([.$A19]-1)*[.$F$2]" office:value-type="float" office:value="370" calcext:value-type="float">
            <text:p>370</text:p>
          </table:table-cell>
          <table:table-cell table:formula="of:=FLOOR([.$F$1]+([.$A19]-1)*[.$F$2]+POWER([.$A19]; [.$F$4])*[.$F$3])"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F$1]+([.$A20]-1)*[.$F$2]" office:value-type="float" office:value="390" calcext:value-type="float">
            <text:p>390</text:p>
          </table:table-cell>
          <table:table-cell table:formula="of:=FLOOR([.$F$1]+([.$A20]-1)*[.$F$2]+POWER([.$A20]; [.$F$4])*[.$F$3])"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F$1]+([.$A21]-1)*[.$F$2]" office:value-type="float" office:value="410" calcext:value-type="float">
            <text:p>410</text:p>
          </table:table-cell>
          <table:table-cell table:formula="of:=FLOOR([.$F$1]+([.$A21]-1)*[.$F$2]+POWER([.$A21]; [.$F$4])*[.$F$3])"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F$1]+([.$A22]-1)*[.$F$2]" office:value-type="float" office:value="430" calcext:value-type="float">
            <text:p>430</text:p>
          </table:table-cell>
          <table:table-cell table:formula="of:=FLOOR([.$F$1]+([.$A22]-1)*[.$F$2]+POWER([.$A22]; [.$F$4])*[.$F$3])"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F$1]+([.$A23]-1)*[.$F$2]" office:value-type="float" office:value="450" calcext:value-type="float">
            <text:p>450</text:p>
          </table:table-cell>
          <table:table-cell table:formula="of:=FLOOR([.$F$1]+([.$A23]-1)*[.$F$2]+POWER([.$A23]; [.$F$4])*[.$F$3])"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F$1]+([.$A24]-1)*[.$F$2]" office:value-type="float" office:value="470" calcext:value-type="float">
            <text:p>470</text:p>
          </table:table-cell>
          <table:table-cell table:formula="of:=FLOOR([.$F$1]+([.$A24]-1)*[.$F$2]+POWER([.$A24]; [.$F$4])*[.$F$3])"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F$1]+([.$A25]-1)*[.$F$2]" office:value-type="float" office:value="490" calcext:value-type="float">
            <text:p>490</text:p>
          </table:table-cell>
          <table:table-cell table:formula="of:=FLOOR([.$F$1]+([.$A25]-1)*[.$F$2]+POWER([.$A25]; [.$F$4])*[.$F$3])"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F$1]+([.$A26]-1)*[.$F$2]" office:value-type="float" office:value="510" calcext:value-type="float">
            <text:p>510</text:p>
          </table:table-cell>
          <table:table-cell table:formula="of:=FLOOR([.$F$1]+([.$A26]-1)*[.$F$2]+POWER([.$A26]; [.$F$4])*[.$F$3])"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F$1]+([.$A27]-1)*[.$F$2]" office:value-type="float" office:value="530" calcext:value-type="float">
            <text:p>530</text:p>
          </table:table-cell>
          <table:table-cell table:formula="of:=FLOOR([.$F$1]+([.$A27]-1)*[.$F$2]+POWER([.$A27]; [.$F$4])*[.$F$3])" office:value-type="float" office:value="969" calcext:value-type="float">
            <text:p>96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F$1]+([.$A28]-1)*[.$F$2]" office:value-type="float" office:value="550" calcext:value-type="float">
            <text:p>550</text:p>
          </table:table-cell>
          <table:table-cell table:formula="of:=FLOOR([.$F$1]+([.$A28]-1)*[.$F$2]+POWER([.$A28]; [.$F$4])*[.$F$3])"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F$1]+([.$A29]-1)*[.$F$2]" office:value-type="float" office:value="570" calcext:value-type="float">
            <text:p>570</text:p>
          </table:table-cell>
          <table:table-cell table:formula="of:=FLOOR([.$F$1]+([.$A29]-1)*[.$F$2]+POWER([.$A29]; [.$F$4])*[.$F$3])"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F$1]+([.$A30]-1)*[.$F$2]" office:value-type="float" office:value="590" calcext:value-type="float">
            <text:p>590</text:p>
          </table:table-cell>
          <table:table-cell table:formula="of:=FLOOR([.$F$1]+([.$A30]-1)*[.$F$2]+POWER([.$A30]; [.$F$4])*[.$F$3])" office:value-type="float" office:value="1199" calcext:value-type="float">
            <text:p>119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F$1]+([.$A31]-1)*[.$F$2]" office:value-type="float" office:value="610" calcext:value-type="float">
            <text:p>610</text:p>
          </table:table-cell>
          <table:table-cell table:formula="of:=FLOOR([.$F$1]+([.$A31]-1)*[.$F$2]+POWER([.$A31]; [.$F$4])*[.$F$3])" office:value-type="float" office:value="1285" calcext:value-type="float">
            <text:p>128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F$1]+([.$A32]-1)*[.$F$2]" office:value-type="float" office:value="630" calcext:value-type="float">
            <text:p>630</text:p>
          </table:table-cell>
          <table:table-cell table:formula="of:=FLOOR([.$F$1]+([.$A32]-1)*[.$F$2]+POWER([.$A32]; [.$F$4])*[.$F$3])" office:value-type="float" office:value="1374" calcext:value-type="float">
            <text:p>137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F$1]+([.$A33]-1)*[.$F$2]" office:value-type="float" office:value="650" calcext:value-type="float">
            <text:p>650</text:p>
          </table:table-cell>
          <table:table-cell table:formula="of:=FLOOR([.$F$1]+([.$A33]-1)*[.$F$2]+POWER([.$A33]; [.$F$4])*[.$F$3])" office:value-type="float" office:value="1469" calcext:value-type="float">
            <text:p>1469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F$1]+([.$A34]-1)*[.$F$2]" office:value-type="float" office:value="670" calcext:value-type="float">
            <text:p>670</text:p>
          </table:table-cell>
          <table:table-cell table:formula="of:=FLOOR([.$F$1]+([.$A34]-1)*[.$F$2]+POWER([.$A34]; [.$F$4])*[.$F$3])" office:value-type="float" office:value="1568" calcext:value-type="float">
            <text:p>156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F$1]+([.$A35]-1)*[.$F$2]" office:value-type="float" office:value="690" calcext:value-type="float">
            <text:p>690</text:p>
          </table:table-cell>
          <table:table-cell table:formula="of:=FLOOR([.$F$1]+([.$A35]-1)*[.$F$2]+POWER([.$A35]; [.$F$4])*[.$F$3])" office:value-type="float" office:value="1672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F$1]+([.$A36]-1)*[.$F$2]" office:value-type="float" office:value="710" calcext:value-type="float">
            <text:p>710</text:p>
          </table:table-cell>
          <table:table-cell table:formula="of:=FLOOR([.$F$1]+([.$A36]-1)*[.$F$2]+POWER([.$A36]; [.$F$4])*[.$F$3])" office:value-type="float" office:value="1781" calcext:value-type="float">
            <text:p>178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F$1]+([.$A37]-1)*[.$F$2]" office:value-type="float" office:value="730" calcext:value-type="float">
            <text:p>730</text:p>
          </table:table-cell>
          <table:table-cell table:formula="of:=FLOOR([.$F$1]+([.$A37]-1)*[.$F$2]+POWER([.$A37]; [.$F$4])*[.$F$3])" office:value-type="float" office:value="1896" calcext:value-type="float">
            <text:p>189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F$1]+([.$A38]-1)*[.$F$2]" office:value-type="float" office:value="750" calcext:value-type="float">
            <text:p>750</text:p>
          </table:table-cell>
          <table:table-cell table:formula="of:=FLOOR([.$F$1]+([.$A38]-1)*[.$F$2]+POWER([.$A38]; [.$F$4])*[.$F$3])" office:value-type="float" office:value="2016" calcext:value-type="float">
            <text:p>201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F$1]+([.$A39]-1)*[.$F$2]" office:value-type="float" office:value="770" calcext:value-type="float">
            <text:p>770</text:p>
          </table:table-cell>
          <table:table-cell table:formula="of:=FLOOR([.$F$1]+([.$A39]-1)*[.$F$2]+POWER([.$A39]; [.$F$4])*[.$F$3])" office:value-type="float" office:value="2141" calcext:value-type="float">
            <text:p>214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F$1]+([.$A40]-1)*[.$F$2]" office:value-type="float" office:value="790" calcext:value-type="float">
            <text:p>790</text:p>
          </table:table-cell>
          <table:table-cell table:formula="of:=FLOOR([.$F$1]+([.$A40]-1)*[.$F$2]+POWER([.$A40]; [.$F$4])*[.$F$3])" office:value-type="float" office:value="2272" calcext:value-type="float">
            <text:p>227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F$1]+([.$A41]-1)*[.$F$2]" office:value-type="float" office:value="810" calcext:value-type="float">
            <text:p>810</text:p>
          </table:table-cell>
          <table:table-cell table:formula="of:=FLOOR([.$F$1]+([.$A41]-1)*[.$F$2]+POWER([.$A41]; [.$F$4])*[.$F$3])" office:value-type="float" office:value="2410" calcext:value-type="float">
            <text:p>24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F$1]+([.$A42]-1)*[.$F$2]" office:value-type="float" office:value="830" calcext:value-type="float">
            <text:p>830</text:p>
          </table:table-cell>
          <table:table-cell table:formula="of:=FLOOR([.$F$1]+([.$A42]-1)*[.$F$2]+POWER([.$A42]; [.$F$4])*[.$F$3])" office:value-type="float" office:value="2553" calcext:value-type="float">
            <text:p>255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F$1]+([.$A43]-1)*[.$F$2]" office:value-type="float" office:value="850" calcext:value-type="float">
            <text:p>850</text:p>
          </table:table-cell>
          <table:table-cell table:formula="of:=FLOOR([.$F$1]+([.$A43]-1)*[.$F$2]+POWER([.$A43]; [.$F$4])*[.$F$3])" office:value-type="float" office:value="2702" calcext:value-type="float">
            <text:p>270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F$1]+([.$A44]-1)*[.$F$2]" office:value-type="float" office:value="870" calcext:value-type="float">
            <text:p>870</text:p>
          </table:table-cell>
          <table:table-cell table:formula="of:=FLOOR([.$F$1]+([.$A44]-1)*[.$F$2]+POWER([.$A44]; [.$F$4])*[.$F$3])" office:value-type="float" office:value="2857" calcext:value-type="float">
            <text:p>285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F$1]+([.$A45]-1)*[.$F$2]" office:value-type="float" office:value="890" calcext:value-type="float">
            <text:p>890</text:p>
          </table:table-cell>
          <table:table-cell table:formula="of:=FLOOR([.$F$1]+([.$A45]-1)*[.$F$2]+POWER([.$A45]; [.$F$4])*[.$F$3])" office:value-type="float" office:value="3019" calcext:value-type="float">
            <text:p>301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F$1]+([.$A46]-1)*[.$F$2]" office:value-type="float" office:value="910" calcext:value-type="float">
            <text:p>910</text:p>
          </table:table-cell>
          <table:table-cell table:formula="of:=FLOOR([.$F$1]+([.$A46]-1)*[.$F$2]+POWER([.$A46]; [.$F$4])*[.$F$3])" office:value-type="float" office:value="3188" calcext:value-type="float">
            <text:p>318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F$1]+([.$A47]-1)*[.$F$2]" office:value-type="float" office:value="930" calcext:value-type="float">
            <text:p>930</text:p>
          </table:table-cell>
          <table:table-cell table:formula="of:=FLOOR([.$F$1]+([.$A47]-1)*[.$F$2]+POWER([.$A47]; [.$F$4])*[.$F$3])" office:value-type="float" office:value="3363" calcext:value-type="float">
            <text:p>336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F$1]+([.$A48]-1)*[.$F$2]" office:value-type="float" office:value="950" calcext:value-type="float">
            <text:p>950</text:p>
          </table:table-cell>
          <table:table-cell table:formula="of:=FLOOR([.$F$1]+([.$A48]-1)*[.$F$2]+POWER([.$A48]; [.$F$4])*[.$F$3])" office:value-type="float" office:value="3545" calcext:value-type="float">
            <text:p>3545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F$1]+([.$A49]-1)*[.$F$2]" office:value-type="float" office:value="970" calcext:value-type="float">
            <text:p>970</text:p>
          </table:table-cell>
          <table:table-cell table:formula="of:=FLOOR([.$F$1]+([.$A49]-1)*[.$F$2]+POWER([.$A49]; [.$F$4])*[.$F$3])" office:value-type="float" office:value="3734" calcext:value-type="float">
            <text:p>373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F$1]+([.$A50]-1)*[.$F$2]" office:value-type="float" office:value="990" calcext:value-type="float">
            <text:p>990</text:p>
          </table:table-cell>
          <table:table-cell table:formula="of:=FLOOR([.$F$1]+([.$A50]-1)*[.$F$2]+POWER([.$A50]; [.$F$4])*[.$F$3])" office:value-type="float" office:value="3931" calcext:value-type="float">
            <text:p>393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F$1]+([.$A51]-1)*[.$F$2]" office:value-type="float" office:value="1010" calcext:value-type="float">
            <text:p>1010</text:p>
          </table:table-cell>
          <table:table-cell table:formula="of:=FLOOR([.$F$1]+([.$A51]-1)*[.$F$2]+POWER([.$A51]; [.$F$4])*[.$F$3])" office:value-type="float" office:value="4135" calcext:value-type="float">
            <text:p>4135</text:p>
          </table:table-cell>
          <table:table-cell table:number-columns-repeated="3"/>
        </table:table-row>
      </table:table>
      <table:table table:name="flay" table:style-name="ta1">
        <table:table-column table:style-name="co4" table:number-columns-repeated="5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Reduction</text:p>
          </table:table-cell>
          <table:table-cell/>
          <table:table-cell table:style-name="ce15" office:value-type="string" calcext:value-type="string">
            <text:p>constan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2]/([.$E$1] + ABS([.A2]))*[.$E$3] + [.$E$2])" office:value-type="float" office:value="15" calcext:value-type="float">
            <text:p>15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3]/([.$E$1] + ABS([.A3]))*[.$E$3] + [.$E$2])" office:value-type="float" office:value="17" calcext:value-type="float">
            <text:p>17</text:p>
          </table:table-cell>
          <table:table-cell/>
          <table:table-cell table:style-name="ce15" office:value-type="string" calcext:value-type="string">
            <text:p>mul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4]/([.$E$1] + ABS([.A4]))*[.$E$3] + [.$E$2]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5]/([.$E$1] + ABS([.A5]))*[.$E$3] + [.$E$2]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6]/([.$E$1] + ABS([.A6]))*[.$E$3] + [.$E$2]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7]/([.$E$1] + ABS([.A7]))*[.$E$3] + [.$E$2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8]/([.$E$1] + ABS([.A8]))*[.$E$3] + [.$E$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9]/([.$E$1] + ABS([.A9]))*[.$E$3] + [.$E$2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0]/([.$E$1] + ABS([.A10]))*[.$E$3] + [.$E$2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1]/([.$E$1] + ABS([.A11]))*[.$E$3] + [.$E$2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2]/([.$E$1] + ABS([.A12]))*[.$E$3] + [.$E$2]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3]/([.$E$1] + ABS([.A13]))*[.$E$3] + [.$E$2]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4]/([.$E$1] + ABS([.A14]))*[.$E$3] + [.$E$2]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5]/([.$E$1] + ABS([.A15]))*[.$E$3] + [.$E$2]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6]/([.$E$1] + ABS([.A16]))*[.$E$3] + [.$E$2]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7]/([.$E$1] + ABS([.A17]))*[.$E$3] + [.$E$2]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18]/([.$E$1] + ABS([.A18]))*[.$E$3] + [.$E$2]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19]/([.$E$1] + ABS([.A19]))*[.$E$3] + [.$E$2]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0]/([.$E$1] + ABS([.A20]))*[.$E$3] + [.$E$2]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1]/([.$E$1] + ABS([.A21]))*[.$E$3] + [.$E$2]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2]/([.$E$1] + ABS([.A22]))*[.$E$3] + [.$E$2]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3]/([.$E$1] + ABS([.A23]))*[.$E$3] + [.$E$2]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4]/([.$E$1] + ABS([.A24]))*[.$E$3] + [.$E$2]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5]/([.$E$1] + ABS([.A25]))*[.$E$3] + [.$E$2])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6]/([.$E$1] + ABS([.A26]))*[.$E$3] + [.$E$2])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7]/([.$E$1] + ABS([.A27]))*[.$E$3] + [.$E$2]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28]/([.$E$1] + ABS([.A28]))*[.$E$3] + [.$E$2])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29]/([.$E$1] + ABS([.A29]))*[.$E$3] + [.$E$2])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0]/([.$E$1] + ABS([.A30]))*[.$E$3] + [.$E$2]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1]/([.$E$1] + ABS([.A31]))*[.$E$3] + [.$E$2]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2]/([.$E$1] + ABS([.A32]))*[.$E$3] + [.$E$2]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3]/([.$E$1] + ABS([.A33]))*[.$E$3] + [.$E$2]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4]/([.$E$1] + ABS([.A34]))*[.$E$3] + [.$E$2]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5]/([.$E$1] + ABS([.A35]))*[.$E$3] + [.$E$2]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6]/([.$E$1] + ABS([.A36]))*[.$E$3] + [.$E$2])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7]/([.$E$1] + ABS([.A37]))*[.$E$3] + [.$E$2]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38]/([.$E$1] + ABS([.A38]))*[.$E$3] + [.$E$2]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39]/([.$E$1] + ABS([.A39]))*[.$E$3] + [.$E$2])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0]/([.$E$1] + ABS([.A40]))*[.$E$3] + [.$E$2]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1]/([.$E$1] + ABS([.A41]))*[.$E$3] + [.$E$2]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2]/([.$E$1] + ABS([.A42]))*[.$E$3] + [.$E$2]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3]/([.$E$1] + ABS([.A43]))*[.$E$3] + [.$E$2]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4]/([.$E$1] + ABS([.A44]))*[.$E$3] + [.$E$2])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5]/([.$E$1] + ABS([.A45]))*[.$E$3] + [.$E$2])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6]/([.$E$1] + ABS([.A46]))*[.$E$3] + [.$E$2])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7]/([.$E$1] + ABS([.A47]))*[.$E$3] + [.$E$2]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48]/([.$E$1] + ABS([.A48]))*[.$E$3] + [.$E$2]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49]/([.$E$1] + ABS([.A49]))*[.$E$3] + [.$E$2]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0]/([.$E$1] + ABS([.A50]))*[.$E$3] + [.$E$2])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1]/([.$E$1] + ABS([.A51]))*[.$E$3] + [.$E$2])" office:value-type="float" office:value="80" calcext:value-type="float">
            <text:p>80</text:p>
          </table:table-cell>
          <table:table-cell table:number-columns-repeated="3"/>
        </table:table-row>
      </table:table>
      <table:table table:name="fracture" table:style-name="ta1">
        <table:table-column table:style-name="co4" table:default-cell-style-name="Default"/>
        <table:table-column table:style-name="co2" table:default-cell-style-name="Default"/>
        <table:table-column table:style-name="co21" table:default-cell-style-name="ce19"/>
        <table:table-column table:style-name="co22" table:default-cell-style-name="Default"/>
        <table:table-column table:style-name="co4" table:number-columns-repeated="6" table:default-cell-style-name="Default"/>
        <table:table-row table:style-name="ro1">
          <table:table-cell table:style-name="ce15" office:value-type="string" calcext:value-type="string">
            <text:p>Level</text:p>
          </table:table-cell>
          <table:table-cell table:style-name="ce17" office:value-type="string" calcext:value-type="string">
            <text:p>Armor Reduction</text:p>
          </table:table-cell>
          <table:table-cell table:style-name="ce15" office:value-type="string" calcext:value-type="string">
            <text:p>Physical Resist Reduction</text:p>
          </table:table-cell>
          <table:table-cell table:style-name="ce15" office:value-type="string" calcext:value-type="string">
            <text:p>Flay</text:p>
          </table:table-cell>
          <table:table-cell table:style-name="ce15"/>
          <table:table-cell table:style-name="ce15"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G$1]+([.$A2]-1)*[.$G$2]+POWER([.$A2]; [.$G$4])*[.$G$3])" office:value-type="float" office:value="5" calcext:value-type="float">
            <text:p>5</text:p>
          </table:table-cell>
          <table:table-cell table:formula="of:=VLOOKUP([.$B2]; [$armor.A2:.B1002]; 2)" office:value-type="float" office:value="14.2857142857143" calcext:value-type="float">
            <text:p>14.29</text:p>
          </table:table-cell>
          <table:table-cell table:formula="of:=[$flay.B2]" office:value-type="float" office:value="15" calcext:value-type="float">
            <text:p>15</text:p>
          </table:table-cell>
          <table:table-cell/>
          <table:table-cell table:style-name="ce15" office:value-type="string" calcext:value-type="string">
            <text:p>perlevel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G$1]+([.$A3]-1)*[.$G$2]+POWER([.$A3]; [.$G$4])*[.$G$3])" office:value-type="float" office:value="6" calcext:value-type="float">
            <text:p>6</text:p>
          </table:table-cell>
          <table:table-cell table:formula="of:=VLOOKUP([.$B3]; [$armor.A3:.B1003]; 2)" office:value-type="float" office:value="16.6666666666667" calcext:value-type="float">
            <text:p>16.67</text:p>
          </table:table-cell>
          <table:table-cell table:formula="of:=[$flay.B3]" office:value-type="float" office:value="17" calcext:value-type="float">
            <text:p>17</text:p>
          </table:table-cell>
          <table:table-cell/>
          <table:table-cell table:style-name="ce15" office:value-type="string" calcext:value-type="string">
            <text:p>sca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G$1]+([.$A4]-1)*[.$G$2]+POWER([.$A4]; [.$G$4])*[.$G$3])" office:value-type="float" office:value="7" calcext:value-type="float">
            <text:p>7</text:p>
          </table:table-cell>
          <table:table-cell table:formula="of:=VLOOKUP([.$B4]; [$armor.A4:.B1004]; 2)" office:value-type="float" office:value="18.9189189189189" calcext:value-type="float">
            <text:p>18.92</text:p>
          </table:table-cell>
          <table:table-cell table:formula="of:=[$flay.B4]" office:value-type="float" office:value="19" calcext:value-type="float">
            <text:p>19</text:p>
          </table:table-cell>
          <table:table-cell/>
          <table:table-cell table:style-name="ce15"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G$1]+([.$A5]-1)*[.$G$2]+POWER([.$A5]; [.$G$4])*[.$G$3])" office:value-type="float" office:value="9" calcext:value-type="float">
            <text:p>9</text:p>
          </table:table-cell>
          <table:table-cell table:formula="of:=VLOOKUP([.$B5]; [$armor.A5:.B1005]; 2)" office:value-type="float" office:value="23.0769230769231" calcext:value-type="float">
            <text:p>23.08</text:p>
          </table:table-cell>
          <table:table-cell table:formula="of:=[$flay.B5]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G$1]+([.$A6]-1)*[.$G$2]+POWER([.$A6]; [.$G$4])*[.$G$3])" office:value-type="float" office:value="10" calcext:value-type="float">
            <text:p>10</text:p>
          </table:table-cell>
          <table:table-cell table:formula="of:=VLOOKUP([.$B6]; [$armor.A6:.B1006]; 2)" office:value-type="float" office:value="25" calcext:value-type="float">
            <text:p>25.00</text:p>
          </table:table-cell>
          <table:table-cell table:formula="of:=[$flay.B6]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G$1]+([.$A7]-1)*[.$G$2]+POWER([.$A7]; [.$G$4])*[.$G$3])" office:value-type="float" office:value="12" calcext:value-type="float">
            <text:p>12</text:p>
          </table:table-cell>
          <table:table-cell table:formula="of:=VLOOKUP([.$B7]; [$armor.A7:.B1007]; 2)" office:value-type="float" office:value="28.5714285714286" calcext:value-type="float">
            <text:p>28.57</text:p>
          </table:table-cell>
          <table:table-cell table:formula="of:=[$flay.B7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G$1]+([.$A8]-1)*[.$G$2]+POWER([.$A8]; [.$G$4])*[.$G$3])" office:value-type="float" office:value="14" calcext:value-type="float">
            <text:p>14</text:p>
          </table:table-cell>
          <table:table-cell table:formula="of:=VLOOKUP([.$B8]; [$armor.A8:.B1008]; 2)" office:value-type="float" office:value="31.8181818181818" calcext:value-type="float">
            <text:p>31.82</text:p>
          </table:table-cell>
          <table:table-cell table:formula="of:=[$flay.B8]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G$1]+([.$A9]-1)*[.$G$2]+POWER([.$A9]; [.$G$4])*[.$G$3])" office:value-type="float" office:value="16" calcext:value-type="float">
            <text:p>16</text:p>
          </table:table-cell>
          <table:table-cell table:formula="of:=VLOOKUP([.$B9]; [$armor.A9:.B1009]; 2)" office:value-type="float" office:value="34.7826086956522" calcext:value-type="float">
            <text:p>34.78</text:p>
          </table:table-cell>
          <table:table-cell table:formula="of:=[$flay.B9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G$1]+([.$A10]-1)*[.$G$2]+POWER([.$A10]; [.$G$4])*[.$G$3])" office:value-type="float" office:value="17" calcext:value-type="float">
            <text:p>17</text:p>
          </table:table-cell>
          <table:table-cell table:formula="of:=VLOOKUP([.$B10]; [$armor.A10:.B1010]; 2)" office:value-type="float" office:value="36.1702127659575" calcext:value-type="float">
            <text:p>36.17</text:p>
          </table:table-cell>
          <table:table-cell table:formula="of:=[$flay.B10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G$1]+([.$A11]-1)*[.$G$2]+POWER([.$A11]; [.$G$4])*[.$G$3])" office:value-type="float" office:value="19" calcext:value-type="float">
            <text:p>19</text:p>
          </table:table-cell>
          <table:table-cell table:formula="of:=VLOOKUP([.$B11]; [$armor.A11:.B1011]; 2)" office:value-type="float" office:value="38.7755102040816" calcext:value-type="float">
            <text:p>38.78</text:p>
          </table:table-cell>
          <table:table-cell table:formula="of:=[$flay.B11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G$1]+([.$A12]-1)*[.$G$2]+POWER([.$A12]; [.$G$4])*[.$G$3])" office:value-type="float" office:value="21" calcext:value-type="float">
            <text:p>21</text:p>
          </table:table-cell>
          <table:table-cell table:formula="of:=VLOOKUP([.$B12]; [$armor.A12:.B1012]; 2)" office:value-type="float" office:value="41.1764705882353" calcext:value-type="float">
            <text:p>41.18</text:p>
          </table:table-cell>
          <table:table-cell table:formula="of:=[$flay.B12]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G$1]+([.$A13]-1)*[.$G$2]+POWER([.$A13]; [.$G$4])*[.$G$3])" office:value-type="float" office:value="23" calcext:value-type="float">
            <text:p>23</text:p>
          </table:table-cell>
          <table:table-cell table:formula="of:=VLOOKUP([.$B13]; [$armor.A13:.B1013]; 2)" office:value-type="float" office:value="43.3962264150943" calcext:value-type="float">
            <text:p>43.40</text:p>
          </table:table-cell>
          <table:table-cell table:formula="of:=[$flay.B13]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G$1]+([.$A14]-1)*[.$G$2]+POWER([.$A14]; [.$G$4])*[.$G$3])" office:value-type="float" office:value="25" calcext:value-type="float">
            <text:p>25</text:p>
          </table:table-cell>
          <table:table-cell table:formula="of:=VLOOKUP([.$B14]; [$armor.A14:.B1014]; 2)" office:value-type="float" office:value="45.4545454545455" calcext:value-type="float">
            <text:p>45.45</text:p>
          </table:table-cell>
          <table:table-cell table:formula="of:=[$flay.B14]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G$1]+([.$A15]-1)*[.$G$2]+POWER([.$A15]; [.$G$4])*[.$G$3])" office:value-type="float" office:value="27" calcext:value-type="float">
            <text:p>27</text:p>
          </table:table-cell>
          <table:table-cell table:formula="of:=VLOOKUP([.$B15]; [$armor.A15:.B1015]; 2)" office:value-type="float" office:value="47.3684210526316" calcext:value-type="float">
            <text:p>47.37</text:p>
          </table:table-cell>
          <table:table-cell table:formula="of:=[$flay.B15]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G$1]+([.$A16]-1)*[.$G$2]+POWER([.$A16]; [.$G$4])*[.$G$3])" office:value-type="float" office:value="29" calcext:value-type="float">
            <text:p>29</text:p>
          </table:table-cell>
          <table:table-cell table:formula="of:=VLOOKUP([.$B16]; [$armor.A16:.B1016]; 2)" office:value-type="float" office:value="49.1525423728814" calcext:value-type="float">
            <text:p>49.15</text:p>
          </table:table-cell>
          <table:table-cell table:formula="of:=[$flay.B16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G$1]+([.$A17]-1)*[.$G$2]+POWER([.$A17]; [.$G$4])*[.$G$3])" office:value-type="float" office:value="31" calcext:value-type="float">
            <text:p>31</text:p>
          </table:table-cell>
          <table:table-cell table:formula="of:=VLOOKUP([.$B17]; [$armor.A17:.B1017]; 2)" office:value-type="float" office:value="50.8196721311475" calcext:value-type="float">
            <text:p>50.82</text:p>
          </table:table-cell>
          <table:table-cell table:formula="of:=[$flay.B17]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G$1]+([.$A18]-1)*[.$G$2]+POWER([.$A18]; [.$G$4])*[.$G$3])" office:value-type="float" office:value="33" calcext:value-type="float">
            <text:p>33</text:p>
          </table:table-cell>
          <table:table-cell table:formula="of:=VLOOKUP([.$B18]; [$armor.A18:.B1018]; 2)" office:value-type="float" office:value="52.3809523809524" calcext:value-type="float">
            <text:p>52.38</text:p>
          </table:table-cell>
          <table:table-cell table:formula="of:=[$flay.B18]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G$1]+([.$A19]-1)*[.$G$2]+POWER([.$A19]; [.$G$4])*[.$G$3])" office:value-type="float" office:value="36" calcext:value-type="float">
            <text:p>36</text:p>
          </table:table-cell>
          <table:table-cell table:formula="of:=VLOOKUP([.$B19]; [$armor.A19:.B1019]; 2)" office:value-type="float" office:value="54.5454545454545" calcext:value-type="float">
            <text:p>54.55</text:p>
          </table:table-cell>
          <table:table-cell table:formula="of:=[$flay.B19]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G$1]+([.$A20]-1)*[.$G$2]+POWER([.$A20]; [.$G$4])*[.$G$3])" office:value-type="float" office:value="38" calcext:value-type="float">
            <text:p>38</text:p>
          </table:table-cell>
          <table:table-cell table:formula="of:=VLOOKUP([.$B20]; [$armor.A20:.B1020]; 2)" office:value-type="float" office:value="55.8823529411765" calcext:value-type="float">
            <text:p>55.88</text:p>
          </table:table-cell>
          <table:table-cell table:formula="of:=[$flay.B20]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G$1]+([.$A21]-1)*[.$G$2]+POWER([.$A21]; [.$G$4])*[.$G$3])" office:value-type="float" office:value="40" calcext:value-type="float">
            <text:p>40</text:p>
          </table:table-cell>
          <table:table-cell table:formula="of:=VLOOKUP([.$B21]; [$armor.A21:.B1021]; 2)" office:value-type="float" office:value="57.1428571428571" calcext:value-type="float">
            <text:p>57.14</text:p>
          </table:table-cell>
          <table:table-cell table:formula="of:=[$flay.B21]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G$1]+([.$A22]-1)*[.$G$2]+POWER([.$A22]; [.$G$4])*[.$G$3])" office:value-type="float" office:value="42" calcext:value-type="float">
            <text:p>42</text:p>
          </table:table-cell>
          <table:table-cell table:formula="of:=VLOOKUP([.$B22]; [$armor.A22:.B1022]; 2)" office:value-type="float" office:value="58.3333333333333" calcext:value-type="float">
            <text:p>58.33</text:p>
          </table:table-cell>
          <table:table-cell table:formula="of:=[$flay.B22]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G$1]+([.$A23]-1)*[.$G$2]+POWER([.$A23]; [.$G$4])*[.$G$3])" office:value-type="float" office:value="44" calcext:value-type="float">
            <text:p>44</text:p>
          </table:table-cell>
          <table:table-cell table:formula="of:=VLOOKUP([.$B23]; [$armor.A23:.B1023]; 2)" office:value-type="float" office:value="59.4594594594595" calcext:value-type="float">
            <text:p>59.46</text:p>
          </table:table-cell>
          <table:table-cell table:formula="of:=[$flay.B23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G$1]+([.$A24]-1)*[.$G$2]+POWER([.$A24]; [.$G$4])*[.$G$3])" office:value-type="float" office:value="47" calcext:value-type="float">
            <text:p>47</text:p>
          </table:table-cell>
          <table:table-cell table:formula="of:=VLOOKUP([.$B24]; [$armor.A24:.B1024]; 2)" office:value-type="float" office:value="61.038961038961" calcext:value-type="float">
            <text:p>61.04</text:p>
          </table:table-cell>
          <table:table-cell table:formula="of:=[$flay.B24]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G$1]+([.$A25]-1)*[.$G$2]+POWER([.$A25]; [.$G$4])*[.$G$3])" office:value-type="float" office:value="49" calcext:value-type="float">
            <text:p>49</text:p>
          </table:table-cell>
          <table:table-cell table:formula="of:=VLOOKUP([.$B25]; [$armor.A25:.B1025]; 2)" office:value-type="float" office:value="62.0253164556962" calcext:value-type="float">
            <text:p>62.03</text:p>
          </table:table-cell>
          <table:table-cell table:formula="of:=[$flay.B25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G$1]+([.$A26]-1)*[.$G$2]+POWER([.$A26]; [.$G$4])*[.$G$3])" office:value-type="float" office:value="51" calcext:value-type="float">
            <text:p>51</text:p>
          </table:table-cell>
          <table:table-cell table:formula="of:=VLOOKUP([.$B26]; [$armor.A26:.B1026]; 2)" office:value-type="float" office:value="62.962962962963" calcext:value-type="float">
            <text:p>62.96</text:p>
          </table:table-cell>
          <table:table-cell table:formula="of:=[$flay.B26]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G$1]+([.$A27]-1)*[.$G$2]+POWER([.$A27]; [.$G$4])*[.$G$3])" office:value-type="float" office:value="53" calcext:value-type="float">
            <text:p>53</text:p>
          </table:table-cell>
          <table:table-cell table:formula="of:=VLOOKUP([.$B27]; [$armor.A27:.B1027]; 2)" office:value-type="float" office:value="63.855421686747" calcext:value-type="float">
            <text:p>63.86</text:p>
          </table:table-cell>
          <table:table-cell table:formula="of:=[$flay.B27]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G$1]+([.$A28]-1)*[.$G$2]+POWER([.$A28]; [.$G$4])*[.$G$3])" office:value-type="float" office:value="56" calcext:value-type="float">
            <text:p>56</text:p>
          </table:table-cell>
          <table:table-cell table:formula="of:=VLOOKUP([.$B28]; [$armor.A28:.B1028]; 2)" office:value-type="float" office:value="65.1162790697674" calcext:value-type="float">
            <text:p>65.12</text:p>
          </table:table-cell>
          <table:table-cell table:formula="of:=[$flay.B28]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G$1]+([.$A29]-1)*[.$G$2]+POWER([.$A29]; [.$G$4])*[.$G$3])" office:value-type="float" office:value="58" calcext:value-type="float">
            <text:p>58</text:p>
          </table:table-cell>
          <table:table-cell table:formula="of:=VLOOKUP([.$B29]; [$armor.A29:.B1029]; 2)" office:value-type="float" office:value="65.9090909090909" calcext:value-type="float">
            <text:p>65.91</text:p>
          </table:table-cell>
          <table:table-cell table:formula="of:=[$flay.B29]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G$1]+([.$A30]-1)*[.$G$2]+POWER([.$A30]; [.$G$4])*[.$G$3])" office:value-type="float" office:value="60" calcext:value-type="float">
            <text:p>60</text:p>
          </table:table-cell>
          <table:table-cell table:formula="of:=VLOOKUP([.$B30]; [$armor.A30:.B1030]; 2)" office:value-type="float" office:value="66.6666666666667" calcext:value-type="float">
            <text:p>66.67</text:p>
          </table:table-cell>
          <table:table-cell table:formula="of:=[$flay.B30]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G$1]+([.$A31]-1)*[.$G$2]+POWER([.$A31]; [.$G$4])*[.$G$3])" office:value-type="float" office:value="63" calcext:value-type="float">
            <text:p>63</text:p>
          </table:table-cell>
          <table:table-cell table:formula="of:=VLOOKUP([.$B31]; [$armor.A31:.B1031]; 2)" office:value-type="float" office:value="67.741935483871" calcext:value-type="float">
            <text:p>67.74</text:p>
          </table:table-cell>
          <table:table-cell table:formula="of:=[$flay.B31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G$1]+([.$A32]-1)*[.$G$2]+POWER([.$A32]; [.$G$4])*[.$G$3])" office:value-type="float" office:value="65" calcext:value-type="float">
            <text:p>65</text:p>
          </table:table-cell>
          <table:table-cell table:formula="of:=VLOOKUP([.$B32]; [$armor.A32:.B1032]; 2)" office:value-type="float" office:value="68.421052631579" calcext:value-type="float">
            <text:p>68.42</text:p>
          </table:table-cell>
          <table:table-cell table:formula="of:=[$flay.B32]"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G$1]+([.$A33]-1)*[.$G$2]+POWER([.$A33]; [.$G$4])*[.$G$3])" office:value-type="float" office:value="68" calcext:value-type="float">
            <text:p>68</text:p>
          </table:table-cell>
          <table:table-cell table:formula="of:=VLOOKUP([.$B33]; [$armor.A33:.B1033]; 2)" office:value-type="float" office:value="69.3877551020408" calcext:value-type="float">
            <text:p>69.39</text:p>
          </table:table-cell>
          <table:table-cell table:formula="of:=[$flay.B33]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G$1]+([.$A34]-1)*[.$G$2]+POWER([.$A34]; [.$G$4])*[.$G$3])" office:value-type="float" office:value="70" calcext:value-type="float">
            <text:p>70</text:p>
          </table:table-cell>
          <table:table-cell table:formula="of:=VLOOKUP([.$B34]; [$armor.A34:.B1034]; 2)" office:value-type="float" office:value="70" calcext:value-type="float">
            <text:p>70.00</text:p>
          </table:table-cell>
          <table:table-cell table:formula="of:=[$flay.B34]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G$1]+([.$A35]-1)*[.$G$2]+POWER([.$A35]; [.$G$4])*[.$G$3])" office:value-type="float" office:value="72" calcext:value-type="float">
            <text:p>72</text:p>
          </table:table-cell>
          <table:table-cell table:formula="of:=VLOOKUP([.$B35]; [$armor.A35:.B1035]; 2)" office:value-type="float" office:value="70.5882352941177" calcext:value-type="float">
            <text:p>70.59</text:p>
          </table:table-cell>
          <table:table-cell table:formula="of:=[$flay.B35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G$1]+([.$A36]-1)*[.$G$2]+POWER([.$A36]; [.$G$4])*[.$G$3])" office:value-type="float" office:value="75" calcext:value-type="float">
            <text:p>75</text:p>
          </table:table-cell>
          <table:table-cell table:formula="of:=VLOOKUP([.$B36]; [$armor.A36:.B1036]; 2)" office:value-type="float" office:value="71.4285714285714" calcext:value-type="float">
            <text:p>71.43</text:p>
          </table:table-cell>
          <table:table-cell table:formula="of:=[$flay.B36]"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G$1]+([.$A37]-1)*[.$G$2]+POWER([.$A37]; [.$G$4])*[.$G$3])" office:value-type="float" office:value="77" calcext:value-type="float">
            <text:p>77</text:p>
          </table:table-cell>
          <table:table-cell table:formula="of:=VLOOKUP([.$B37]; [$armor.A37:.B1037]; 2)" office:value-type="float" office:value="71.9626168224299" calcext:value-type="float">
            <text:p>71.96</text:p>
          </table:table-cell>
          <table:table-cell table:formula="of:=[$flay.B37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G$1]+([.$A38]-1)*[.$G$2]+POWER([.$A38]; [.$G$4])*[.$G$3])" office:value-type="float" office:value="80" calcext:value-type="float">
            <text:p>80</text:p>
          </table:table-cell>
          <table:table-cell table:formula="of:=VLOOKUP([.$B38]; [$armor.A38:.B1038]; 2)" office:value-type="float" office:value="72.7272727272727" calcext:value-type="float">
            <text:p>72.73</text:p>
          </table:table-cell>
          <table:table-cell table:formula="of:=[$flay.B38]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G$1]+([.$A39]-1)*[.$G$2]+POWER([.$A39]; [.$G$4])*[.$G$3])" office:value-type="float" office:value="82" calcext:value-type="float">
            <text:p>82</text:p>
          </table:table-cell>
          <table:table-cell table:formula="of:=VLOOKUP([.$B39]; [$armor.A39:.B1039]; 2)" office:value-type="float" office:value="73.2142857142857" calcext:value-type="float">
            <text:p>73.21</text:p>
          </table:table-cell>
          <table:table-cell table:formula="of:=[$flay.B39]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G$1]+([.$A40]-1)*[.$G$2]+POWER([.$A40]; [.$G$4])*[.$G$3])" office:value-type="float" office:value="85" calcext:value-type="float">
            <text:p>85</text:p>
          </table:table-cell>
          <table:table-cell table:formula="of:=VLOOKUP([.$B40]; [$armor.A40:.B1040]; 2)" office:value-type="float" office:value="73.9130434782609" calcext:value-type="float">
            <text:p>73.91</text:p>
          </table:table-cell>
          <table:table-cell table:formula="of:=[$flay.B40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G$1]+([.$A41]-1)*[.$G$2]+POWER([.$A41]; [.$G$4])*[.$G$3])" office:value-type="float" office:value="87" calcext:value-type="float">
            <text:p>87</text:p>
          </table:table-cell>
          <table:table-cell table:formula="of:=VLOOKUP([.$B41]; [$armor.A41:.B1041]; 2)" office:value-type="float" office:value="74.3589743589744" calcext:value-type="float">
            <text:p>74.36</text:p>
          </table:table-cell>
          <table:table-cell table:formula="of:=[$flay.B41]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G$1]+([.$A42]-1)*[.$G$2]+POWER([.$A42]; [.$G$4])*[.$G$3])" office:value-type="float" office:value="90" calcext:value-type="float">
            <text:p>90</text:p>
          </table:table-cell>
          <table:table-cell table:formula="of:=VLOOKUP([.$B42]; [$armor.A42:.B1042]; 2)" office:value-type="float" office:value="75" calcext:value-type="float">
            <text:p>75.00</text:p>
          </table:table-cell>
          <table:table-cell table:formula="of:=[$flay.B42]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G$1]+([.$A43]-1)*[.$G$2]+POWER([.$A43]; [.$G$4])*[.$G$3])" office:value-type="float" office:value="92" calcext:value-type="float">
            <text:p>92</text:p>
          </table:table-cell>
          <table:table-cell table:formula="of:=VLOOKUP([.$B43]; [$armor.A43:.B1043]; 2)" office:value-type="float" office:value="75.4098360655738" calcext:value-type="float">
            <text:p>75.41</text:p>
          </table:table-cell>
          <table:table-cell table:formula="of:=[$flay.B43]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G$1]+([.$A44]-1)*[.$G$2]+POWER([.$A44]; [.$G$4])*[.$G$3])" office:value-type="float" office:value="95" calcext:value-type="float">
            <text:p>95</text:p>
          </table:table-cell>
          <table:table-cell table:formula="of:=VLOOKUP([.$B44]; [$armor.A44:.B1044]; 2)" office:value-type="float" office:value="76" calcext:value-type="float">
            <text:p>76.00</text:p>
          </table:table-cell>
          <table:table-cell table:formula="of:=[$flay.B44]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G$1]+([.$A45]-1)*[.$G$2]+POWER([.$A45]; [.$G$4])*[.$G$3])" office:value-type="float" office:value="97" calcext:value-type="float">
            <text:p>97</text:p>
          </table:table-cell>
          <table:table-cell table:formula="of:=VLOOKUP([.$B45]; [$armor.A45:.B1045]; 2)" office:value-type="float" office:value="76.3779527559055" calcext:value-type="float">
            <text:p>76.38</text:p>
          </table:table-cell>
          <table:table-cell table:formula="of:=[$flay.B45]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G$1]+([.$A46]-1)*[.$G$2]+POWER([.$A46]; [.$G$4])*[.$G$3])" office:value-type="float" office:value="100" calcext:value-type="float">
            <text:p>100</text:p>
          </table:table-cell>
          <table:table-cell table:formula="of:=VLOOKUP([.$B46]; [$armor.A46:.B1046]; 2)" office:value-type="float" office:value="76.9230769230769" calcext:value-type="float">
            <text:p>76.92</text:p>
          </table:table-cell>
          <table:table-cell table:formula="of:=[$flay.B46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G$1]+([.$A47]-1)*[.$G$2]+POWER([.$A47]; [.$G$4])*[.$G$3])" office:value-type="float" office:value="102" calcext:value-type="float">
            <text:p>102</text:p>
          </table:table-cell>
          <table:table-cell table:formula="of:=VLOOKUP([.$B47]; [$armor.A47:.B1047]; 2)" office:value-type="float" office:value="77.2727272727273" calcext:value-type="float">
            <text:p>77.27</text:p>
          </table:table-cell>
          <table:table-cell table:formula="of:=[$flay.B47]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G$1]+([.$A48]-1)*[.$G$2]+POWER([.$A48]; [.$G$4])*[.$G$3])" office:value-type="float" office:value="105" calcext:value-type="float">
            <text:p>105</text:p>
          </table:table-cell>
          <table:table-cell table:formula="of:=VLOOKUP([.$B48]; [$armor.A48:.B1048]; 2)" office:value-type="float" office:value="77.7777777777778" calcext:value-type="float">
            <text:p>77.78</text:p>
          </table:table-cell>
          <table:table-cell table:formula="of:=[$flay.B48]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G$1]+([.$A49]-1)*[.$G$2]+POWER([.$A49]; [.$G$4])*[.$G$3])" office:value-type="float" office:value="108" calcext:value-type="float">
            <text:p>108</text:p>
          </table:table-cell>
          <table:table-cell table:formula="of:=VLOOKUP([.$B49]; [$armor.A49:.B1049]; 2)" office:value-type="float" office:value="78.2608695652174" calcext:value-type="float">
            <text:p>78.26</text:p>
          </table:table-cell>
          <table:table-cell table:formula="of:=[$flay.B49]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G$1]+([.$A50]-1)*[.$G$2]+POWER([.$A50]; [.$G$4])*[.$G$3])" office:value-type="float" office:value="110" calcext:value-type="float">
            <text:p>110</text:p>
          </table:table-cell>
          <table:table-cell table:formula="of:=VLOOKUP([.$B50]; [$armor.A50:.B1050]; 2)" office:value-type="float" office:value="78.5714285714286" calcext:value-type="float">
            <text:p>78.57</text:p>
          </table:table-cell>
          <table:table-cell table:formula="of:=[$flay.B50]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G$1]+([.$A51]-1)*[.$G$2]+POWER([.$A51]; [.$G$4])*[.$G$3])" office:value-type="float" office:value="113" calcext:value-type="float">
            <text:p>113</text:p>
          </table:table-cell>
          <table:table-cell table:formula="of:=VLOOKUP([.$B51]; [$armor.A51:.B1051]; 2)" office:value-type="float" office:value="79.020979020979" calcext:value-type="float">
            <text:p>79.02</text:p>
          </table:table-cell>
          <table:table-cell table:formula="of:=[$flay.B51]" office:value-type="float" office:value="80" calcext:value-type="float">
            <text:p>80</text:p>
          </table:table-cell>
          <table:table-cell table:number-columns-repeated="6"/>
        </table:table-row>
      </table:table>
      <table:table table:name="rites" table:style-name="ta1">
        <table:table-column table:style-name="co4" table:default-cell-style-name="Default"/>
        <table:table-column table:style-name="co23" table:default-cell-style-name="ce20"/>
        <table:table-column table:style-name="co24" table:default-cell-style-name="ce20"/>
        <table:table-column table:style-name="co25" table:default-cell-style-name="ce21"/>
        <table:table-column table:style-name="co26" table:default-cell-style-name="ce20"/>
        <table:table-column table:style-name="co4" table:default-cell-style-name="Default"/>
        <table:table-column table:style-name="co27" table:default-cell-style-name="Default"/>
        <table:table-column table:style-name="co4" table:number-columns-repeated="2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4" table:default-cell-style-name="Default"/>
        <table:table-row table:style-name="ro1">
          <table:table-cell table:style-name="ce15" office:value-type="string" calcext:value-type="string">
            <text:p>times</text:p>
          </table:table-cell>
          <table:table-cell table:style-name="ce15" office:value-type="string" calcext:value-type="string">
            <text:p>original</text:p>
          </table:table-cell>
          <table:table-cell table:style-name="ce15" office:value-type="string" calcext:value-type="string">
            <text:p>cost</text:p>
          </table:table-cell>
          <table:table-cell table:style-name="ce15" office:value-type="string" calcext:value-type="string">
            <text:p>multiplier</text:p>
          </table:table-cell>
          <table:table-cell table:style-name="ce15" office:value-type="string" calcext:value-type="string">
            <text:p>running total</text:p>
          </table:table-cell>
          <table:table-cell/>
          <table:table-cell table:style-name="ce15" office:value-type="string" calcext:value-type="string">
            <text:p>base</text:p>
          </table:table-cell>
          <table:table-cell office:value-type="float" office:value="100000000" calcext:value-type="float">
            <text:p>100000000</text:p>
          </table:table-cell>
          <table:table-cell/>
          <table:table-cell table:style-name="ce15" office:value-type="string" calcext:value-type="string">
            <text:p>NEW</text:p>
          </table:table-cell>
          <table:table-cell table:number-columns-repeated="2"/>
          <table:table-cell table:style-name="ce15" office:value-type="string" calcext:value-type="string">
            <text:p>ORI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H$1] + ([.A2]-1)^[.$H$4]*[.$H$1])" office:value-type="float" office:value="100000000" calcext:value-type="float">
            <text:p>100,000,000</text:p>
          </table:table-cell>
          <table:table-cell table:formula="of:=FLOOR(([.$H$2] * ([.A2]-1)^2 + ([.A2]-1) * [.$H$3]) * [.$H$1]) + [.$H$1]" office:value-type="float" office:value="100000000" calcext:value-type="float">
            <text:p>100,000,000</text:p>
          </table:table-cell>
          <table:table-cell/>
          <table:table-cell table:formula="of:=[.C2]" office:value-type="float" office:value="100000000" calcext:value-type="float">
            <text:p>100,000,000</text:p>
          </table:table-cell>
          <table:table-cell/>
          <table:table-cell table:style-name="ce15" office:value-type="string" calcext:value-type="string">
            <text:p>exponent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string" calcext:value-type="string">
            <text:p>wealth</text:p>
          </table:table-cell>
          <table:table-cell office:value-type="float" office:value="250000" calcext:value-type="float">
            <text:p>250000</text:p>
          </table:table-cell>
          <table:table-cell/>
          <table:table-cell table:style-name="ce15" office:value-type="string" calcext:value-type="string">
            <text:p>wealth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H$1] + ([.A3]-1)^[.$H$4]*[.$H$1])" office:value-type="float" office:value="200000000" calcext:value-type="float">
            <text:p>200,000,000</text:p>
          </table:table-cell>
          <table:table-cell table:formula="of:=FLOOR(([.$H$2] * ([.A3]-1)^2 + ([.A3]-1) * [.$H$3]) * [.$H$1]) + [.$H$1]" office:value-type="float" office:value="400000000" calcext:value-type="float">
            <text:p>400,000,000</text:p>
          </table:table-cell>
          <table:table-cell table:formula="of:=[.C3]/[.C2]" office:value-type="float" office:value="4" calcext:value-type="float">
            <text:p>4.0000</text:p>
          </table:table-cell>
          <table:table-cell table:formula="of:=[.C3]+[.E2]" office:value-type="float" office:value="500000000" calcext:value-type="float">
            <text:p>500,000,000</text:p>
          </table:table-cell>
          <table:table-cell/>
          <table:table-cell table:style-name="ce15" office:value-type="string" calcext:value-type="string">
            <text:p>sca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H$1] + ([.A4]-1)^[.$H$4]*[.$H$1])" office:value-type="float" office:value="500000000" calcext:value-type="float">
            <text:p>500,000,000</text:p>
          </table:table-cell>
          <table:table-cell table:formula="of:=FLOOR(([.$H$2] * ([.A4]-1)^2 + ([.A4]-1) * [.$H$3]) * [.$H$1]) + [.$H$1]" office:value-type="float" office:value="1100000000" calcext:value-type="float">
            <text:p>1,100,000,000</text:p>
          </table:table-cell>
          <table:table-cell table:formula="of:=[.C4]/[.C3]" office:value-type="float" office:value="2.75" calcext:value-type="float">
            <text:p>2.7500</text:p>
          </table:table-cell>
          <table:table-cell table:formula="of:=[.C4]+[.E3]" office:value-type="float" office:value="1600000000" calcext:value-type="float">
            <text:p>1,600,000,000</text:p>
          </table:table-cell>
          <table:table-cell/>
          <table:table-cell table:style-name="ce15" office:value-type="string" calcext:value-type="string">
            <text:p>orig_exponen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wisdom</text:p>
          </table:table-cell>
          <table:table-cell office:value-type="float" office:value="175000" calcext:value-type="float">
            <text:p>175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H$1] + ([.A5]-1)^[.$H$4]*[.$H$1])" office:value-type="float" office:value="1000000000" calcext:value-type="float">
            <text:p>1,000,000,000</text:p>
          </table:table-cell>
          <table:table-cell table:formula="of:=FLOOR(([.$H$2] * ([.A5]-1)^2 + ([.A5]-1) * [.$H$3]) * [.$H$1]) + [.$H$1]" office:value-type="float" office:value="2200000000" calcext:value-type="float">
            <text:p>2,200,000,000</text:p>
          </table:table-cell>
          <table:table-cell table:formula="of:=[.C5]/[.C4]" office:value-type="float" office:value="2" calcext:value-type="float">
            <text:p>2.0000</text:p>
          </table:table-cell>
          <table:table-cell table:formula="of:=[.C5]+[.E4]" office:value-type="float" office:value="3800000000" calcext:value-type="float">
            <text:p>3,800,000,000</text:p>
          </table:table-cell>
          <table:table-cell table:number-columns-repeated="4"/>
          <table:table-cell table:style-name="ce15" office:value-type="string" calcext:value-type="string">
            <text:p>wisdom</text:p>
          </table:table-cell>
          <table:table-cell office:value-type="float" office:value="175000" calcext:value-type="float">
            <text:p>175000</text:p>
          </table:table-cell>
          <table:table-cell table:number-columns-repeated="2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H$1] + ([.A6]-1)^[.$H$4]*[.$H$1])" office:value-type="float" office:value="1700000000" calcext:value-type="float">
            <text:p>1,700,000,000</text:p>
          </table:table-cell>
          <table:table-cell table:formula="of:=FLOOR(([.$H$2] * ([.A6]-1)^2 + ([.A6]-1) * [.$H$3]) * [.$H$1]) + [.$H$1]" office:value-type="float" office:value="3700000000" calcext:value-type="float">
            <text:p>3,700,000,000</text:p>
          </table:table-cell>
          <table:table-cell table:formula="of:=[.C6]/[.C5]" office:value-type="float" office:value="1.68181818181818" calcext:value-type="float">
            <text:p>1.6818</text:p>
          </table:table-cell>
          <table:table-cell table:formula="of:=[.C6]+[.E5]" office:value-type="float" office:value="7500000000" calcext:value-type="float">
            <text:p>7,500,000,000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/>
          <table:table-cell table:style-name="ce15" office:value-type="string" calcext:value-type="string">
            <text:p>knowledge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H$1] + ([.A7]-1)^[.$H$4]*[.$H$1])" office:value-type="float" office:value="2600000000" calcext:value-type="float">
            <text:p>2,600,000,000</text:p>
          </table:table-cell>
          <table:table-cell table:formula="of:=FLOOR(([.$H$2] * ([.A7]-1)^2 + ([.A7]-1) * [.$H$3]) * [.$H$1]) + [.$H$1]" office:value-type="float" office:value="5600000000" calcext:value-type="float">
            <text:p>5,600,000,000</text:p>
          </table:table-cell>
          <table:table-cell table:formula="of:=[.C7]/[.C6]" office:value-type="float" office:value="1.51351351351351" calcext:value-type="float">
            <text:p>1.5135</text:p>
          </table:table-cell>
          <table:table-cell table:formula="of:=[.C7]+[.E6]" office:value-type="float" office:value="13100000000" calcext:value-type="float">
            <text:p>13,1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H$1] + ([.A8]-1)^[.$H$4]*[.$H$1])" office:value-type="float" office:value="3700000000" calcext:value-type="float">
            <text:p>3,700,000,000</text:p>
          </table:table-cell>
          <table:table-cell table:formula="of:=FLOOR(([.$H$2] * ([.A8]-1)^2 + ([.A8]-1) * [.$H$3]) * [.$H$1]) + [.$H$1]" office:value-type="float" office:value="7900000000" calcext:value-type="float">
            <text:p>7,900,000,000</text:p>
          </table:table-cell>
          <table:table-cell table:formula="of:=[.C8]/[.C7]" office:value-type="float" office:value="1.41071428571429" calcext:value-type="float">
            <text:p>1.4107</text:p>
          </table:table-cell>
          <table:table-cell table:formula="of:=[.C8]+[.E7]" office:value-type="float" office:value="21000000000" calcext:value-type="float">
            <text:p>21,000,000,000</text:p>
          </table:table-cell>
          <table:table-cell table:number-columns-repeated="4"/>
          <table:table-cell table:style-name="ce15" office:value-type="string" calcext:value-type="string">
            <text:p>knowledge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15" office:value-type="string" calcext:value-type="string">
            <text:p>power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H$1] + ([.A9]-1)^[.$H$4]*[.$H$1])" office:value-type="float" office:value="5000000000" calcext:value-type="float">
            <text:p>5,000,000,000</text:p>
          </table:table-cell>
          <table:table-cell table:formula="of:=FLOOR(([.$H$2] * ([.A9]-1)^2 + ([.A9]-1) * [.$H$3]) * [.$H$1]) + [.$H$1]" office:value-type="float" office:value="10600000000" calcext:value-type="float">
            <text:p>10,600,000,000</text:p>
          </table:table-cell>
          <table:table-cell table:formula="of:=[.C9]/[.C8]" office:value-type="float" office:value="1.34177215189873" calcext:value-type="float">
            <text:p>1.3418</text:p>
          </table:table-cell>
          <table:table-cell table:formula="of:=[.C9]+[.E8]" office:value-type="float" office:value="31600000000" calcext:value-type="float">
            <text:p>31,600,000,000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/>
          <table:table-cell table:style-name="ce1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H$1] + ([.A10]-1)^[.$H$4]*[.$H$1])" office:value-type="float" office:value="6500000000" calcext:value-type="float">
            <text:p>6,500,000,000</text:p>
          </table:table-cell>
          <table:table-cell table:formula="of:=FLOOR(([.$H$2] * ([.A10]-1)^2 + ([.A10]-1) * [.$H$3]) * [.$H$1]) + [.$H$1]" office:value-type="float" office:value="13700000000" calcext:value-type="float">
            <text:p>13,700,000,000</text:p>
          </table:table-cell>
          <table:table-cell table:formula="of:=[.C10]/[.C9]" office:value-type="float" office:value="1.29245283018868" calcext:value-type="float">
            <text:p>1.2925</text:p>
          </table:table-cell>
          <table:table-cell table:formula="of:=[.C10]+[.E9]" office:value-type="float" office:value="45300000000" calcext:value-type="float">
            <text:p>45,300,000,000</text:p>
          </table:table-cell>
          <table:table-cell table:number-columns-repeated="5"/>
          <table:table-cell office:value-type="float" office:value="0.75" calcext:value-type="float">
            <text:p>0.75</text:p>
          </table:table-cell>
          <table:table-cell/>
          <table:table-cell table:style-name="ce15" office:value-type="string" calcext:value-type="string">
            <text:p>girth</text:p>
          </table:table-cell>
          <table:table-cell office:value-type="float" office:value="135000" calcext:value-type="float">
            <text:p>135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H$1] + ([.A11]-1)^[.$H$4]*[.$H$1])" office:value-type="float" office:value="8200000000" calcext:value-type="float">
            <text:p>8,200,000,000</text:p>
          </table:table-cell>
          <table:table-cell table:formula="of:=FLOOR(([.$H$2] * ([.A11]-1)^2 + ([.A11]-1) * [.$H$3]) * [.$H$1]) + [.$H$1]" office:value-type="float" office:value="17200000000" calcext:value-type="float">
            <text:p>17,200,000,000</text:p>
          </table:table-cell>
          <table:table-cell table:formula="of:=[.C11]/[.C10]" office:value-type="float" office:value="1.25547445255474" calcext:value-type="float">
            <text:p>1.2555</text:p>
          </table:table-cell>
          <table:table-cell table:formula="of:=[.C11]+[.E10]" office:value-type="float" office:value="62500000000" calcext:value-type="float">
            <text:p>62,500,000,000</text:p>
          </table:table-cell>
          <table:table-cell table:number-columns-repeated="4"/>
          <table:table-cell table:style-name="ce15" office:value-type="string" calcext:value-type="string">
            <text:p>power</text:p>
          </table:table-cell>
          <table:table-cell office:value-type="float" office:value="150000" calcext:value-type="float">
            <text:p>15000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H$1] + ([.A12]-1)^[.$H$4]*[.$H$1])" office:value-type="float" office:value="10100000000" calcext:value-type="float">
            <text:p>10,100,000,000</text:p>
          </table:table-cell>
          <table:table-cell table:formula="of:=FLOOR(([.$H$2] * ([.A12]-1)^2 + ([.A12]-1) * [.$H$3]) * [.$H$1]) + [.$H$1]" office:value-type="float" office:value="21100000000" calcext:value-type="float">
            <text:p>21,100,000,000</text:p>
          </table:table-cell>
          <table:table-cell table:formula="of:=[.C12]/[.C11]" office:value-type="float" office:value="1.22674418604651" calcext:value-type="float">
            <text:p>1.2267</text:p>
          </table:table-cell>
          <table:table-cell table:formula="of:=[.C12]+[.E11]" office:value-type="float" office:value="83600000000" calcext:value-type="float">
            <text:p>83,600,000,000</text:p>
          </table:table-cell>
          <table:table-cell table:number-columns-repeated="4"/>
          <table:table-cell table:style-name="ce15"/>
          <table:table-cell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proficiency</text:p>
          </table:table-cell>
          <table:table-cell office:value-type="float" office:value="750000" calcext:value-type="float">
            <text:p>75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H$1] + ([.A13]-1)^[.$H$4]*[.$H$1])" office:value-type="float" office:value="12200000000" calcext:value-type="float">
            <text:p>12,200,000,000</text:p>
          </table:table-cell>
          <table:table-cell table:formula="of:=FLOOR(([.$H$2] * ([.A13]-1)^2 + ([.A13]-1) * [.$H$3]) * [.$H$1]) + [.$H$1]" office:value-type="float" office:value="25400000000" calcext:value-type="float">
            <text:p>25,400,000,000</text:p>
          </table:table-cell>
          <table:table-cell table:formula="of:=[.C13]/[.C12]" office:value-type="float" office:value="1.20379146919431" calcext:value-type="float">
            <text:p>1.2038</text:p>
          </table:table-cell>
          <table:table-cell table:formula="of:=[.C13]+[.E12]" office:value-type="float" office:value="109000000000" calcext:value-type="float">
            <text:p>109,0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H$1] + ([.A14]-1)^[.$H$4]*[.$H$1])" office:value-type="float" office:value="14500000000" calcext:value-type="float">
            <text:p>14,500,000,000</text:p>
          </table:table-cell>
          <table:table-cell table:formula="of:=FLOOR(([.$H$2] * ([.A14]-1)^2 + ([.A14]-1) * [.$H$3]) * [.$H$1]) + [.$H$1]" office:value-type="float" office:value="30100000000" calcext:value-type="float">
            <text:p>30,100,000,000</text:p>
          </table:table-cell>
          <table:table-cell table:formula="of:=[.C14]/[.C13]" office:value-type="float" office:value="1.18503937007874" calcext:value-type="float">
            <text:p>1.1850</text:p>
          </table:table-cell>
          <table:table-cell table:formula="of:=[.C14]+[.E13]" office:value-type="float" office:value="139100000000" calcext:value-type="float">
            <text:p>139,100,000,000</text:p>
          </table:table-cell>
          <table:table-cell table:number-columns-repeated="4"/>
          <table:table-cell table:style-name="ce15" office:value-type="string" calcext:value-type="string">
            <text:p>girth</text:p>
          </table:table-cell>
          <table:table-cell office:value-type="float" office:value="135000" calcext:value-type="float">
            <text:p>135000</text:p>
          </table:table-cell>
          <table:table-cell/>
          <table:table-cell table:style-name="ce15" office:value-type="string" calcext:value-type="string">
            <text:p>passage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H$1] + ([.A15]-1)^[.$H$4]*[.$H$1])" office:value-type="float" office:value="17000000000" calcext:value-type="float">
            <text:p>17,000,000,000</text:p>
          </table:table-cell>
          <table:table-cell table:formula="of:=FLOOR(([.$H$2] * ([.A15]-1)^2 + ([.A15]-1) * [.$H$3]) * [.$H$1]) + [.$H$1]" office:value-type="float" office:value="35200000000" calcext:value-type="float">
            <text:p>35,200,000,000</text:p>
          </table:table-cell>
          <table:table-cell table:formula="of:=[.C15]/[.C14]" office:value-type="float" office:value="1.16943521594684" calcext:value-type="float">
            <text:p>1.1694</text:p>
          </table:table-cell>
          <table:table-cell table:formula="of:=[.C15]+[.E14]" office:value-type="float" office:value="174300000000" calcext:value-type="float">
            <text:p>174,300,000,0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usto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H$1] + ([.A16]-1)^[.$H$4]*[.$H$1])" office:value-type="float" office:value="19700000000" calcext:value-type="float">
            <text:p>19,700,000,000</text:p>
          </table:table-cell>
          <table:table-cell table:formula="of:=FLOOR(([.$H$2] * ([.A16]-1)^2 + ([.A16]-1) * [.$H$3]) * [.$H$1]) + [.$H$1]" office:value-type="float" office:value="40700000000" calcext:value-type="float">
            <text:p>40,700,000,000</text:p>
          </table:table-cell>
          <table:table-cell table:formula="of:=[.C16]/[.C15]" office:value-type="float" office:value="1.15625" calcext:value-type="float">
            <text:p>1.1563</text:p>
          </table:table-cell>
          <table:table-cell table:formula="of:=[.C16]+[.E15]" office:value-type="float" office:value="215000000000" calcext:value-type="float">
            <text:p>215,0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insight</text:p>
          </table:table-cell>
          <table:table-cell office:value-type="float" office:value="125000" calcext:value-type="float">
            <text:p>125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H$1] + ([.A17]-1)^[.$H$4]*[.$H$1])" office:value-type="float" office:value="22600000000" calcext:value-type="float">
            <text:p>22,600,000,000</text:p>
          </table:table-cell>
          <table:table-cell table:formula="of:=FLOOR(([.$H$2] * ([.A17]-1)^2 + ([.A17]-1) * [.$H$3]) * [.$H$1]) + [.$H$1]" office:value-type="float" office:value="46600000000" calcext:value-type="float">
            <text:p>46,600,000,000</text:p>
          </table:table-cell>
          <table:table-cell table:formula="of:=[.C17]/[.C16]" office:value-type="float" office:value="1.14496314496315" calcext:value-type="float">
            <text:p>1.1450</text:p>
          </table:table-cell>
          <table:table-cell table:formula="of:=[.C17]+[.E16]" office:value-type="float" office:value="261600000000" calcext:value-type="float">
            <text:p>261,600,000,000</text:p>
          </table:table-cell>
          <table:table-cell table:number-columns-repeated="4"/>
          <table:table-cell table:style-name="ce15" office:value-type="string" calcext:value-type="string">
            <text:p>proficiency</text:p>
          </table:table-cell>
          <table:table-cell office:value-type="float" office:value="750000" calcext:value-type="float">
            <text:p>750000</text:p>
          </table:table-cell>
          <table:table-cell table:number-columns-repeated="2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H$1] + ([.A18]-1)^[.$H$4]*[.$H$1])" office:value-type="float" office:value="25700000000" calcext:value-type="float">
            <text:p>25,700,000,000</text:p>
          </table:table-cell>
          <table:table-cell table:formula="of:=FLOOR(([.$H$2] * ([.A18]-1)^2 + ([.A18]-1) * [.$H$3]) * [.$H$1]) + [.$H$1]" office:value-type="float" office:value="52900000000" calcext:value-type="float">
            <text:p>52,900,000,000</text:p>
          </table:table-cell>
          <table:table-cell table:formula="of:=[.C18]/[.C17]" office:value-type="float" office:value="1.13519313304721" calcext:value-type="float">
            <text:p>1.1352</text:p>
          </table:table-cell>
          <table:table-cell table:formula="of:=[.C18]+[.E17]" office:value-type="float" office:value="314500000000" calcext:value-type="float">
            <text:p>314,5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15" office:value-type="string" calcext:value-type="string">
            <text:p>enchantment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H$1] + ([.A19]-1)^[.$H$4]*[.$H$1])" office:value-type="float" office:value="29000000000" calcext:value-type="float">
            <text:p>29,000,000,000</text:p>
          </table:table-cell>
          <table:table-cell table:formula="of:=FLOOR(([.$H$2] * ([.A19]-1)^2 + ([.A19]-1) * [.$H$3]) * [.$H$1]) + [.$H$1]" office:value-type="float" office:value="59600000000" calcext:value-type="float">
            <text:p>59,600,000,000</text:p>
          </table:table-cell>
          <table:table-cell table:formula="of:=[.C19]/[.C18]" office:value-type="float" office:value="1.12665406427221" calcext:value-type="float">
            <text:p>1.1267</text:p>
          </table:table-cell>
          <table:table-cell table:formula="of:=[.C19]+[.E18]" office:value-type="float" office:value="374100000000" calcext:value-type="float">
            <text:p>374,1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H$1] + ([.A20]-1)^[.$H$4]*[.$H$1])" office:value-type="float" office:value="32500000000" calcext:value-type="float">
            <text:p>32,500,000,000</text:p>
          </table:table-cell>
          <table:table-cell table:formula="of:=FLOOR(([.$H$2] * ([.A20]-1)^2 + ([.A20]-1) * [.$H$3]) * [.$H$1]) + [.$H$1]" office:value-type="float" office:value="66700000000" calcext:value-type="float">
            <text:p>66,700,000,000</text:p>
          </table:table-cell>
          <table:table-cell table:formula="of:=[.C20]/[.C19]" office:value-type="float" office:value="1.11912751677852" calcext:value-type="float">
            <text:p>1.1191</text:p>
          </table:table-cell>
          <table:table-cell table:formula="of:=[.C20]+[.E19]" office:value-type="float" office:value="440800000000" calcext:value-type="float">
            <text:p>440,800,000,000</text:p>
          </table:table-cell>
          <table:table-cell table:number-columns-repeated="4"/>
          <table:table-cell table:style-name="ce15" office:value-type="string" calcext:value-type="string">
            <text:p>insight</text:p>
          </table:table-cell>
          <table:table-cell office:value-type="float" office:value="125000" calcext:value-type="float">
            <text:p>125000</text:p>
          </table:table-cell>
          <table:table-cell/>
          <table:table-cell table:style-name="ce15" office:value-type="string" calcext:value-type="string">
            <text:p>privilege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H$1] + ([.A21]-1)^[.$H$4]*[.$H$1])" office:value-type="float" office:value="36200000000" calcext:value-type="float">
            <text:p>36,200,000,000</text:p>
          </table:table-cell>
          <table:table-cell table:formula="of:=FLOOR(([.$H$2] * ([.A21]-1)^2 + ([.A21]-1) * [.$H$3]) * [.$H$1]) + [.$H$1]" office:value-type="float" office:value="74200000000" calcext:value-type="float">
            <text:p>74,200,000,000</text:p>
          </table:table-cell>
          <table:table-cell table:formula="of:=[.C21]/[.C20]" office:value-type="float" office:value="1.11244377811094" calcext:value-type="float">
            <text:p>1.1124</text:p>
          </table:table-cell>
          <table:table-cell table:formula="of:=[.C21]+[.E20]" office:value-type="float" office:value="515000000000" calcext:value-type="float">
            <text:p>515,000,000,000</text:p>
          </table:table-cell>
          <table:table-cell table:number-columns-repeated="5"/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H$1] + ([.A22]-1)^[.$H$4]*[.$H$1])" office:value-type="float" office:value="40100000000" calcext:value-type="float">
            <text:p>40,100,000,000</text:p>
          </table:table-cell>
          <table:table-cell table:formula="of:=FLOOR(([.$H$2] * ([.A22]-1)^2 + ([.A22]-1) * [.$H$3]) * [.$H$1]) + [.$H$1]" office:value-type="float" office:value="82100000000" calcext:value-type="float">
            <text:p>82,100,000,000</text:p>
          </table:table-cell>
          <table:table-cell table:formula="of:=[.C22]/[.C21]" office:value-type="float" office:value="1.10646900269542" calcext:value-type="float">
            <text:p>1.1065</text:p>
          </table:table-cell>
          <table:table-cell table:formula="of:=[.C22]+[.E21]" office:value-type="float" office:value="597100000000" calcext:value-type="float">
            <text:p>597,1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H$1] + ([.A23]-1)^[.$H$4]*[.$H$1])" office:value-type="float" office:value="44200000000" calcext:value-type="float">
            <text:p>44,200,000,000</text:p>
          </table:table-cell>
          <table:table-cell table:formula="of:=FLOOR(([.$H$2] * ([.A23]-1)^2 + ([.A23]-1) * [.$H$3]) * [.$H$1]) + [.$H$1]" office:value-type="float" office:value="90400000000" calcext:value-type="float">
            <text:p>90,400,000,000</text:p>
          </table:table-cell>
          <table:table-cell table:formula="of:=[.C23]/[.C22]" office:value-type="float" office:value="1.10109622411693" calcext:value-type="float">
            <text:p>1.1011</text:p>
          </table:table-cell>
          <table:table-cell table:formula="of:=[.C23]+[.E22]" office:value-type="float" office:value="687500000000" calcext:value-type="float">
            <text:p>687,500,000,000</text:p>
          </table:table-cell>
          <table:table-cell table:number-columns-repeated="4"/>
          <table:table-cell table:style-name="ce15" office:value-type="string" calcext:value-type="string">
            <text:p>enchantment</text:p>
          </table:table-cell>
          <table:table-cell office:value-type="float" office:value="200000" calcext:value-type="float">
            <text:p>20000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H$1] + ([.A24]-1)^[.$H$4]*[.$H$1])" office:value-type="float" office:value="48500000000" calcext:value-type="float">
            <text:p>48,500,000,000</text:p>
          </table:table-cell>
          <table:table-cell table:formula="of:=FLOOR(([.$H$2] * ([.A24]-1)^2 + ([.A24]-1) * [.$H$3]) * [.$H$1]) + [.$H$1]" office:value-type="float" office:value="99100000000" calcext:value-type="float">
            <text:p>99,100,000,000</text:p>
          </table:table-cell>
          <table:table-cell table:formula="of:=[.C24]/[.C23]" office:value-type="float" office:value="1.0962389380531" calcext:value-type="float">
            <text:p>1.0962</text:p>
          </table:table-cell>
          <table:table-cell table:formula="of:=[.C24]+[.E23]" office:value-type="float" office:value="786600000000" calcext:value-type="float">
            <text:p>786,600,000,000</text:p>
          </table:table-cell>
          <table:table-cell table:number-columns-repeated="5"/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H$1] + ([.A25]-1)^[.$H$4]*[.$H$1])" office:value-type="float" office:value="53000000000" calcext:value-type="float">
            <text:p>53,000,000,000</text:p>
          </table:table-cell>
          <table:table-cell table:formula="of:=FLOOR(([.$H$2] * ([.A25]-1)^2 + ([.A25]-1) * [.$H$3]) * [.$H$1]) + [.$H$1]" office:value-type="float" office:value="108200000000" calcext:value-type="float">
            <text:p>108,200,000,000</text:p>
          </table:table-cell>
          <table:table-cell table:formula="of:=[.C25]/[.C24]" office:value-type="float" office:value="1.09182643794147" calcext:value-type="float">
            <text:p>1.0918</text:p>
          </table:table-cell>
          <table:table-cell table:formula="of:=[.C25]+[.E24]" office:value-type="float" office:value="894800000000" calcext:value-type="float">
            <text:p>894,8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H$1] + ([.A26]-1)^[.$H$4]*[.$H$1])" office:value-type="float" office:value="57700000000" calcext:value-type="float">
            <text:p>57,700,000,000</text:p>
          </table:table-cell>
          <table:table-cell table:formula="of:=FLOOR(([.$H$2] * ([.A26]-1)^2 + ([.A26]-1) * [.$H$3]) * [.$H$1]) + [.$H$1]" office:value-type="float" office:value="117700000000" calcext:value-type="float">
            <text:p>117,700,000,000</text:p>
          </table:table-cell>
          <table:table-cell table:formula="of:=[.C26]/[.C25]" office:value-type="float" office:value="1.08780036968577" calcext:value-type="float">
            <text:p>1.0878</text:p>
          </table:table-cell>
          <table:table-cell table:formula="of:=[.C26]+[.E25]" office:value-type="float" office:value="1012500000000" calcext:value-type="float">
            <text:p>1,012,500,000,000</text:p>
          </table:table-cell>
          <table:table-cell table:number-columns-repeated="4"/>
          <table:table-cell table:style-name="ce15" office:value-type="string" calcext:value-type="string">
            <text:p>privilege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H$1] + ([.A27]-1)^[.$H$4]*[.$H$1])" office:value-type="float" office:value="62600000000" calcext:value-type="float">
            <text:p>62,600,000,000</text:p>
          </table:table-cell>
          <table:table-cell table:formula="of:=FLOOR(([.$H$2] * ([.A27]-1)^2 + ([.A27]-1) * [.$H$3]) * [.$H$1]) + [.$H$1]" office:value-type="float" office:value="127600000000" calcext:value-type="float">
            <text:p>127,600,000,000</text:p>
          </table:table-cell>
          <table:table-cell table:formula="of:=[.C27]/[.C26]" office:value-type="float" office:value="1.08411214953271" calcext:value-type="float">
            <text:p>1.0841</text:p>
          </table:table-cell>
          <table:table-cell table:formula="of:=[.C27]+[.E26]" office:value-type="float" office:value="1140100000000" calcext:value-type="float">
            <text:p>1,140,100,000,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H$1] + ([.A28]-1)^[.$H$4]*[.$H$1])" office:value-type="float" office:value="67700000000" calcext:value-type="float">
            <text:p>67,700,000,000</text:p>
          </table:table-cell>
          <table:table-cell table:formula="of:=FLOOR(([.$H$2] * ([.A28]-1)^2 + ([.A28]-1) * [.$H$3]) * [.$H$1]) + [.$H$1]" office:value-type="float" office:value="137900000000" calcext:value-type="float">
            <text:p>137,900,000,000</text:p>
          </table:table-cell>
          <table:table-cell table:formula="of:=[.C28]/[.C27]" office:value-type="float" office:value="1.0807210031348" calcext:value-type="float">
            <text:p>1.0807</text:p>
          </table:table-cell>
          <table:table-cell table:formula="of:=[.C28]+[.E27]" office:value-type="float" office:value="1278000000000" calcext:value-type="float">
            <text:p>1,278,000,000,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H$1] + ([.A29]-1)^[.$H$4]*[.$H$1])" office:value-type="float" office:value="73000000000" calcext:value-type="float">
            <text:p>73,000,000,000</text:p>
          </table:table-cell>
          <table:table-cell table:formula="of:=FLOOR(([.$H$2] * ([.A29]-1)^2 + ([.A29]-1) * [.$H$3]) * [.$H$1]) + [.$H$1]" office:value-type="float" office:value="148600000000" calcext:value-type="float">
            <text:p>148,600,000,000</text:p>
          </table:table-cell>
          <table:table-cell table:formula="of:=[.C29]/[.C28]" office:value-type="float" office:value="1.07759245830312" calcext:value-type="float">
            <text:p>1.0776</text:p>
          </table:table-cell>
          <table:table-cell table:formula="of:=[.C29]+[.E28]" office:value-type="float" office:value="1426600000000" calcext:value-type="float">
            <text:p>1,426,600,000,000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H$1] + ([.A30]-1)^[.$H$4]*[.$H$1])" office:value-type="float" office:value="78500000000" calcext:value-type="float">
            <text:p>78,500,000,000</text:p>
          </table:table-cell>
          <table:table-cell table:formula="of:=FLOOR(([.$H$2] * ([.A30]-1)^2 + ([.A30]-1) * [.$H$3]) * [.$H$1]) + [.$H$1]" office:value-type="float" office:value="159700000000" calcext:value-type="float">
            <text:p>159,700,000,000</text:p>
          </table:table-cell>
          <table:table-cell table:formula="of:=[.C30]/[.C29]" office:value-type="float" office:value="1.07469717362046" calcext:value-type="float">
            <text:p>1.0747</text:p>
          </table:table-cell>
          <table:table-cell table:formula="of:=[.C30]+[.E29]" office:value-type="float" office:value="1586300000000" calcext:value-type="float">
            <text:p>1,586,300,000,000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H$1] + ([.A31]-1)^[.$H$4]*[.$H$1])" office:value-type="float" office:value="84200000000" calcext:value-type="float">
            <text:p>84,200,000,000</text:p>
          </table:table-cell>
          <table:table-cell table:formula="of:=FLOOR(([.$H$2] * ([.A31]-1)^2 + ([.A31]-1) * [.$H$3]) * [.$H$1]) + [.$H$1]" office:value-type="float" office:value="171200000000" calcext:value-type="float">
            <text:p>171,200,000,000</text:p>
          </table:table-cell>
          <table:table-cell table:formula="of:=[.C31]/[.C30]" office:value-type="float" office:value="1.07201001878522" calcext:value-type="float">
            <text:p>1.0720</text:p>
          </table:table-cell>
          <table:table-cell table:formula="of:=[.C31]+[.E30]" office:value-type="float" office:value="1757500000000" calcext:value-type="float">
            <text:p>1,757,500,000,000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H$1] + ([.A32]-1)^[.$H$4]*[.$H$1])" office:value-type="float" office:value="90100000000" calcext:value-type="float">
            <text:p>90,100,000,000</text:p>
          </table:table-cell>
          <table:table-cell table:formula="of:=FLOOR(([.$H$2] * ([.A32]-1)^2 + ([.A32]-1) * [.$H$3]) * [.$H$1]) + [.$H$1]" office:value-type="float" office:value="183100000000" calcext:value-type="float">
            <text:p>183,100,000,000</text:p>
          </table:table-cell>
          <table:table-cell table:formula="of:=[.C32]/[.C31]" office:value-type="float" office:value="1.06950934579439" calcext:value-type="float">
            <text:p>1.0695</text:p>
          </table:table-cell>
          <table:table-cell table:formula="of:=[.C32]+[.E31]" office:value-type="float" office:value="1940600000000" calcext:value-type="float">
            <text:p>1,940,600,000,000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H$1] + ([.A33]-1)^[.$H$4]*[.$H$1])" office:value-type="float" office:value="96200000000" calcext:value-type="float">
            <text:p>96,200,000,000</text:p>
          </table:table-cell>
          <table:table-cell table:formula="of:=FLOOR(([.$H$2] * ([.A33]-1)^2 + ([.A33]-1) * [.$H$3]) * [.$H$1]) + [.$H$1]" office:value-type="float" office:value="195400000000" calcext:value-type="float">
            <text:p>195,400,000,000</text:p>
          </table:table-cell>
          <table:table-cell table:formula="of:=[.C33]/[.C32]" office:value-type="float" office:value="1.06717640633534" calcext:value-type="float">
            <text:p>1.0672</text:p>
          </table:table-cell>
          <table:table-cell table:formula="of:=[.C33]+[.E32]" office:value-type="float" office:value="2136000000000" calcext:value-type="float">
            <text:p>2,136,000,000,000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H$1] + ([.A34]-1)^[.$H$4]*[.$H$1])" office:value-type="float" office:value="102500000000" calcext:value-type="float">
            <text:p>102,500,000,000</text:p>
          </table:table-cell>
          <table:table-cell table:formula="of:=FLOOR(([.$H$2] * ([.A34]-1)^2 + ([.A34]-1) * [.$H$3]) * [.$H$1]) + [.$H$1]" office:value-type="float" office:value="208100000000" calcext:value-type="float">
            <text:p>208,100,000,000</text:p>
          </table:table-cell>
          <table:table-cell table:formula="of:=[.C34]/[.C33]" office:value-type="float" office:value="1.06499488229273" calcext:value-type="float">
            <text:p>1.0650</text:p>
          </table:table-cell>
          <table:table-cell table:formula="of:=[.C34]+[.E33]" office:value-type="float" office:value="2344100000000" calcext:value-type="float">
            <text:p>2,344,100,000,000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H$1] + ([.A35]-1)^[.$H$4]*[.$H$1])" office:value-type="float" office:value="109000000000" calcext:value-type="float">
            <text:p>109,000,000,000</text:p>
          </table:table-cell>
          <table:table-cell table:formula="of:=FLOOR(([.$H$2] * ([.A35]-1)^2 + ([.A35]-1) * [.$H$3]) * [.$H$1]) + [.$H$1]" office:value-type="float" office:value="221200000000" calcext:value-type="float">
            <text:p>221,200,000,000</text:p>
          </table:table-cell>
          <table:table-cell table:formula="of:=[.C35]/[.C34]" office:value-type="float" office:value="1.06295050456511" calcext:value-type="float">
            <text:p>1.0630</text:p>
          </table:table-cell>
          <table:table-cell table:formula="of:=[.C35]+[.E34]" office:value-type="float" office:value="2565300000000" calcext:value-type="float">
            <text:p>2,565,300,000,000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H$1] + ([.A36]-1)^[.$H$4]*[.$H$1])" office:value-type="float" office:value="115700000000" calcext:value-type="float">
            <text:p>115,700,000,000</text:p>
          </table:table-cell>
          <table:table-cell table:formula="of:=FLOOR(([.$H$2] * ([.A36]-1)^2 + ([.A36]-1) * [.$H$3]) * [.$H$1]) + [.$H$1]" office:value-type="float" office:value="234700000000" calcext:value-type="float">
            <text:p>234,700,000,000</text:p>
          </table:table-cell>
          <table:table-cell table:formula="of:=[.C36]/[.C35]" office:value-type="float" office:value="1.06103074141049" calcext:value-type="float">
            <text:p>1.0610</text:p>
          </table:table-cell>
          <table:table-cell table:formula="of:=[.C36]+[.E35]" office:value-type="float" office:value="2800000000000" calcext:value-type="float">
            <text:p>2,800,000,000,000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H$1] + ([.A37]-1)^[.$H$4]*[.$H$1])" office:value-type="float" office:value="122600000000" calcext:value-type="float">
            <text:p>122,600,000,000</text:p>
          </table:table-cell>
          <table:table-cell table:formula="of:=FLOOR(([.$H$2] * ([.A37]-1)^2 + ([.A37]-1) * [.$H$3]) * [.$H$1]) + [.$H$1]" office:value-type="float" office:value="248600000000" calcext:value-type="float">
            <text:p>248,600,000,000</text:p>
          </table:table-cell>
          <table:table-cell table:formula="of:=[.C37]/[.C36]" office:value-type="float" office:value="1.05922454196847" calcext:value-type="float">
            <text:p>1.0592</text:p>
          </table:table-cell>
          <table:table-cell table:formula="of:=[.C37]+[.E36]" office:value-type="float" office:value="3048600000000" calcext:value-type="float">
            <text:p>3,048,600,000,000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H$1] + ([.A38]-1)^[.$H$4]*[.$H$1])" office:value-type="float" office:value="129700000000" calcext:value-type="float">
            <text:p>129,700,000,000</text:p>
          </table:table-cell>
          <table:table-cell table:formula="of:=FLOOR(([.$H$2] * ([.A38]-1)^2 + ([.A38]-1) * [.$H$3]) * [.$H$1]) + [.$H$1]" office:value-type="float" office:value="262900000000" calcext:value-type="float">
            <text:p>262,900,000,000</text:p>
          </table:table-cell>
          <table:table-cell table:formula="of:=[.C38]/[.C37]" office:value-type="float" office:value="1.05752212389381" calcext:value-type="float">
            <text:p>1.0575</text:p>
          </table:table-cell>
          <table:table-cell table:formula="of:=[.C38]+[.E37]" office:value-type="float" office:value="3311500000000" calcext:value-type="float">
            <text:p>3,311,500,000,000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H$1] + ([.A39]-1)^[.$H$4]*[.$H$1])" office:value-type="float" office:value="137000000000" calcext:value-type="float">
            <text:p>137,000,000,000</text:p>
          </table:table-cell>
          <table:table-cell table:formula="of:=FLOOR(([.$H$2] * ([.A39]-1)^2 + ([.A39]-1) * [.$H$3]) * [.$H$1]) + [.$H$1]" office:value-type="float" office:value="277600000000" calcext:value-type="float">
            <text:p>277,600,000,000</text:p>
          </table:table-cell>
          <table:table-cell table:formula="of:=[.C39]/[.C38]" office:value-type="float" office:value="1.05591479650057" calcext:value-type="float">
            <text:p>1.0559</text:p>
          </table:table-cell>
          <table:table-cell table:formula="of:=[.C39]+[.E38]" office:value-type="float" office:value="3589100000000" calcext:value-type="float">
            <text:p>3,589,100,000,000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H$1] + ([.A40]-1)^[.$H$4]*[.$H$1])" office:value-type="float" office:value="144500000000" calcext:value-type="float">
            <text:p>144,500,000,000</text:p>
          </table:table-cell>
          <table:table-cell table:formula="of:=FLOOR(([.$H$2] * ([.A40]-1)^2 + ([.A40]-1) * [.$H$3]) * [.$H$1]) + [.$H$1]" office:value-type="float" office:value="292700000000" calcext:value-type="float">
            <text:p>292,700,000,000</text:p>
          </table:table-cell>
          <table:table-cell table:formula="of:=[.C40]/[.C39]" office:value-type="float" office:value="1.05439481268012" calcext:value-type="float">
            <text:p>1.0544</text:p>
          </table:table-cell>
          <table:table-cell table:formula="of:=[.C40]+[.E39]" office:value-type="float" office:value="3881800000000" calcext:value-type="float">
            <text:p>3,881,800,000,000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H$1] + ([.A41]-1)^[.$H$4]*[.$H$1])" office:value-type="float" office:value="152200000000" calcext:value-type="float">
            <text:p>152,200,000,000</text:p>
          </table:table-cell>
          <table:table-cell table:formula="of:=FLOOR(([.$H$2] * ([.A41]-1)^2 + ([.A41]-1) * [.$H$3]) * [.$H$1]) + [.$H$1]" office:value-type="float" office:value="308200000000" calcext:value-type="float">
            <text:p>308,200,000,000</text:p>
          </table:table-cell>
          <table:table-cell table:formula="of:=[.C41]/[.C40]" office:value-type="float" office:value="1.05295524427742" calcext:value-type="float">
            <text:p>1.0530</text:p>
          </table:table-cell>
          <table:table-cell table:formula="of:=[.C41]+[.E40]" office:value-type="float" office:value="4190000000000" calcext:value-type="float">
            <text:p>4,190,000,000,000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H$1] + ([.A42]-1)^[.$H$4]*[.$H$1])" office:value-type="float" office:value="160100000000" calcext:value-type="float">
            <text:p>160,100,000,000</text:p>
          </table:table-cell>
          <table:table-cell table:formula="of:=FLOOR(([.$H$2] * ([.A42]-1)^2 + ([.A42]-1) * [.$H$3]) * [.$H$1]) + [.$H$1]" office:value-type="float" office:value="324100000000" calcext:value-type="float">
            <text:p>324,100,000,000</text:p>
          </table:table-cell>
          <table:table-cell table:formula="of:=[.C42]/[.C41]" office:value-type="float" office:value="1.05158987670344" calcext:value-type="float">
            <text:p>1.0516</text:p>
          </table:table-cell>
          <table:table-cell table:formula="of:=[.C42]+[.E41]" office:value-type="float" office:value="4514100000000" calcext:value-type="float">
            <text:p>4,514,100,000,000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H$1] + ([.A43]-1)^[.$H$4]*[.$H$1])" office:value-type="float" office:value="168200000000" calcext:value-type="float">
            <text:p>168,200,000,000</text:p>
          </table:table-cell>
          <table:table-cell table:formula="of:=FLOOR(([.$H$2] * ([.A43]-1)^2 + ([.A43]-1) * [.$H$3]) * [.$H$1]) + [.$H$1]" office:value-type="float" office:value="340400000000" calcext:value-type="float">
            <text:p>340,400,000,000</text:p>
          </table:table-cell>
          <table:table-cell table:formula="of:=[.C43]/[.C42]" office:value-type="float" office:value="1.05029311940759" calcext:value-type="float">
            <text:p>1.0503</text:p>
          </table:table-cell>
          <table:table-cell table:formula="of:=[.C43]+[.E42]" office:value-type="float" office:value="4854500000000" calcext:value-type="float">
            <text:p>4,854,500,000,000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H$1] + ([.A44]-1)^[.$H$4]*[.$H$1])" office:value-type="float" office:value="176500000000" calcext:value-type="float">
            <text:p>176,500,000,000</text:p>
          </table:table-cell>
          <table:table-cell table:formula="of:=FLOOR(([.$H$2] * ([.A44]-1)^2 + ([.A44]-1) * [.$H$3]) * [.$H$1]) + [.$H$1]" office:value-type="float" office:value="357100000000" calcext:value-type="float">
            <text:p>357,100,000,000</text:p>
          </table:table-cell>
          <table:table-cell table:formula="of:=[.C44]/[.C43]" office:value-type="float" office:value="1.04905992949471" calcext:value-type="float">
            <text:p>1.0491</text:p>
          </table:table-cell>
          <table:table-cell table:formula="of:=[.C44]+[.E43]" office:value-type="float" office:value="5211600000000" calcext:value-type="float">
            <text:p>5,211,600,000,000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H$1] + ([.A45]-1)^[.$H$4]*[.$H$1])" office:value-type="float" office:value="185000000000" calcext:value-type="float">
            <text:p>185,000,000,000</text:p>
          </table:table-cell>
          <table:table-cell table:formula="of:=FLOOR(([.$H$2] * ([.A45]-1)^2 + ([.A45]-1) * [.$H$3]) * [.$H$1]) + [.$H$1]" office:value-type="float" office:value="374200000000" calcext:value-type="float">
            <text:p>374,200,000,000</text:p>
          </table:table-cell>
          <table:table-cell table:formula="of:=[.C45]/[.C44]" office:value-type="float" office:value="1.04788574628955" calcext:value-type="float">
            <text:p>1.0479</text:p>
          </table:table-cell>
          <table:table-cell table:formula="of:=[.C45]+[.E44]" office:value-type="float" office:value="5585800000000" calcext:value-type="float">
            <text:p>5,585,800,000,000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H$1] + ([.A46]-1)^[.$H$4]*[.$H$1])" office:value-type="float" office:value="193700000000" calcext:value-type="float">
            <text:p>193,700,000,000</text:p>
          </table:table-cell>
          <table:table-cell table:formula="of:=FLOOR(([.$H$2] * ([.A46]-1)^2 + ([.A46]-1) * [.$H$3]) * [.$H$1]) + [.$H$1]" office:value-type="float" office:value="391700000000" calcext:value-type="float">
            <text:p>391,700,000,000</text:p>
          </table:table-cell>
          <table:table-cell table:formula="of:=[.C46]/[.C45]" office:value-type="float" office:value="1.04676643506146" calcext:value-type="float">
            <text:p>1.0468</text:p>
          </table:table-cell>
          <table:table-cell table:formula="of:=[.C46]+[.E45]" office:value-type="float" office:value="5977500000000" calcext:value-type="float">
            <text:p>5,977,500,000,000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H$1] + ([.A47]-1)^[.$H$4]*[.$H$1])" office:value-type="float" office:value="202600000000" calcext:value-type="float">
            <text:p>202,600,000,000</text:p>
          </table:table-cell>
          <table:table-cell table:formula="of:=FLOOR(([.$H$2] * ([.A47]-1)^2 + ([.A47]-1) * [.$H$3]) * [.$H$1]) + [.$H$1]" office:value-type="float" office:value="409600000000" calcext:value-type="float">
            <text:p>409,600,000,000</text:p>
          </table:table-cell>
          <table:table-cell table:formula="of:=[.C47]/[.C46]" office:value-type="float" office:value="1.04569823844779" calcext:value-type="float">
            <text:p>1.0457</text:p>
          </table:table-cell>
          <table:table-cell table:formula="of:=[.C47]+[.E46]" office:value-type="float" office:value="6387100000000" calcext:value-type="float">
            <text:p>6,387,100,000,000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H$1] + ([.A48]-1)^[.$H$4]*[.$H$1])" office:value-type="float" office:value="211700000000" calcext:value-type="float">
            <text:p>211,700,000,000</text:p>
          </table:table-cell>
          <table:table-cell table:formula="of:=FLOOR(([.$H$2] * ([.A48]-1)^2 + ([.A48]-1) * [.$H$3]) * [.$H$1]) + [.$H$1]" office:value-type="float" office:value="427900000000" calcext:value-type="float">
            <text:p>427,900,000,000</text:p>
          </table:table-cell>
          <table:table-cell table:formula="of:=[.C48]/[.C47]" office:value-type="float" office:value="1.044677734375" calcext:value-type="float">
            <text:p>1.0447</text:p>
          </table:table-cell>
          <table:table-cell table:formula="of:=[.C48]+[.E47]" office:value-type="float" office:value="6815000000000" calcext:value-type="float">
            <text:p>6,815,000,000,000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H$1] + ([.A49]-1)^[.$H$4]*[.$H$1])" office:value-type="float" office:value="221000000000" calcext:value-type="float">
            <text:p>221,000,000,000</text:p>
          </table:table-cell>
          <table:table-cell table:formula="of:=FLOOR(([.$H$2] * ([.A49]-1)^2 + ([.A49]-1) * [.$H$3]) * [.$H$1]) + [.$H$1]" office:value-type="float" office:value="446600000000" calcext:value-type="float">
            <text:p>446,600,000,000</text:p>
          </table:table-cell>
          <table:table-cell table:formula="of:=[.C49]/[.C48]" office:value-type="float" office:value="1.04370179948586" calcext:value-type="float">
            <text:p>1.0437</text:p>
          </table:table-cell>
          <table:table-cell table:formula="of:=[.C49]+[.E48]" office:value-type="float" office:value="7261600000000" calcext:value-type="float">
            <text:p>7,261,600,000,000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H$1] + ([.A50]-1)^[.$H$4]*[.$H$1])" office:value-type="float" office:value="230500000000" calcext:value-type="float">
            <text:p>230,500,000,000</text:p>
          </table:table-cell>
          <table:table-cell table:formula="of:=FLOOR(([.$H$2] * ([.A50]-1)^2 + ([.A50]-1) * [.$H$3]) * [.$H$1]) + [.$H$1]" office:value-type="float" office:value="465700000000" calcext:value-type="float">
            <text:p>465,700,000,000</text:p>
          </table:table-cell>
          <table:table-cell table:formula="of:=[.C50]/[.C49]" office:value-type="float" office:value="1.04276757725034" calcext:value-type="float">
            <text:p>1.0428</text:p>
          </table:table-cell>
          <table:table-cell table:formula="of:=[.C50]+[.E49]" office:value-type="float" office:value="7727300000000" calcext:value-type="float">
            <text:p>7,727,300,000,000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H$1] + ([.A51]-1)^[.$H$4]*[.$H$1])" office:value-type="float" office:value="240200000000" calcext:value-type="float">
            <text:p>240,200,000,000</text:p>
          </table:table-cell>
          <table:table-cell table:formula="of:=FLOOR(([.$H$2] * ([.A51]-1)^2 + ([.A51]-1) * [.$H$3]) * [.$H$1]) + [.$H$1]" office:value-type="float" office:value="485200000000" calcext:value-type="float">
            <text:p>485,200,000,000</text:p>
          </table:table-cell>
          <table:table-cell table:formula="of:=[.C51]/[.C50]" office:value-type="float" office:value="1.04187245007516" calcext:value-type="float">
            <text:p>1.0419</text:p>
          </table:table-cell>
          <table:table-cell table:formula="of:=[.C51]+[.E50]" office:value-type="float" office:value="8212500000000" calcext:value-type="float">
            <text:p>8,212,500,000,000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FLOOR([.$H$1] + ([.A52]-1)^[.$H$4]*[.$H$1])" office:value-type="float" office:value="250100000000" calcext:value-type="float">
            <text:p>250,100,000,000</text:p>
          </table:table-cell>
          <table:table-cell table:formula="of:=FLOOR(([.$H$2] * ([.A52]-1)^2 + ([.A52]-1) * [.$H$3]) * [.$H$1]) + [.$H$1]" office:value-type="float" office:value="505100000000" calcext:value-type="float">
            <text:p>505,100,000,000</text:p>
          </table:table-cell>
          <table:table-cell table:formula="of:=[.C52]/[.C51]" office:value-type="float" office:value="1.04101401483924" calcext:value-type="float">
            <text:p>1.0410</text:p>
          </table:table-cell>
          <table:table-cell table:formula="of:=[.C52]+[.E51]" office:value-type="float" office:value="8717600000000" calcext:value-type="float">
            <text:p>8,717,600,000,000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FLOOR([.$H$1] + ([.A53]-1)^[.$H$4]*[.$H$1])" office:value-type="float" office:value="260200000000" calcext:value-type="float">
            <text:p>260,200,000,000</text:p>
          </table:table-cell>
          <table:table-cell table:formula="of:=FLOOR(([.$H$2] * ([.A53]-1)^2 + ([.A53]-1) * [.$H$3]) * [.$H$1]) + [.$H$1]" office:value-type="float" office:value="525400000000" calcext:value-type="float">
            <text:p>525,400,000,000</text:p>
          </table:table-cell>
          <table:table-cell table:formula="of:=[.C53]/[.C52]" office:value-type="float" office:value="1.04019006137399" calcext:value-type="float">
            <text:p>1.0402</text:p>
          </table:table-cell>
          <table:table-cell table:formula="of:=[.C53]+[.E52]" office:value-type="float" office:value="9243000000000" calcext:value-type="float">
            <text:p>9,243,000,000,000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FLOOR([.$H$1] + ([.A54]-1)^[.$H$4]*[.$H$1])" office:value-type="float" office:value="270500000000" calcext:value-type="float">
            <text:p>270,500,000,000</text:p>
          </table:table-cell>
          <table:table-cell table:formula="of:=FLOOR(([.$H$2] * ([.A54]-1)^2 + ([.A54]-1) * [.$H$3]) * [.$H$1]) + [.$H$1]" office:value-type="float" office:value="546100000000" calcext:value-type="float">
            <text:p>546,100,000,000</text:p>
          </table:table-cell>
          <table:table-cell table:formula="of:=[.C54]/[.C53]" office:value-type="float" office:value="1.03939855348306" calcext:value-type="float">
            <text:p>1.0394</text:p>
          </table:table-cell>
          <table:table-cell table:formula="of:=[.C54]+[.E53]" office:value-type="float" office:value="9789100000000" calcext:value-type="float">
            <text:p>9,789,100,000,000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FLOOR([.$H$1] + ([.A55]-1)^[.$H$4]*[.$H$1])" office:value-type="float" office:value="281000000000" calcext:value-type="float">
            <text:p>281,000,000,000</text:p>
          </table:table-cell>
          <table:table-cell table:formula="of:=FLOOR(([.$H$2] * ([.A55]-1)^2 + ([.A55]-1) * [.$H$3]) * [.$H$1]) + [.$H$1]" office:value-type="float" office:value="567200000000" calcext:value-type="float">
            <text:p>567,200,000,000</text:p>
          </table:table-cell>
          <table:table-cell table:formula="of:=[.C55]/[.C54]" office:value-type="float" office:value="1.03863761215895" calcext:value-type="float">
            <text:p>1.0386</text:p>
          </table:table-cell>
          <table:table-cell table:formula="of:=[.C55]+[.E54]" office:value-type="float" office:value="10356300000000" calcext:value-type="float">
            <text:p>10,356,300,000,000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FLOOR([.$H$1] + ([.A56]-1)^[.$H$4]*[.$H$1])" office:value-type="float" office:value="291700000000" calcext:value-type="float">
            <text:p>291,700,000,000</text:p>
          </table:table-cell>
          <table:table-cell table:formula="of:=FLOOR(([.$H$2] * ([.A56]-1)^2 + ([.A56]-1) * [.$H$3]) * [.$H$1]) + [.$H$1]" office:value-type="float" office:value="588700000000" calcext:value-type="float">
            <text:p>588,700,000,000</text:p>
          </table:table-cell>
          <table:table-cell table:formula="of:=[.C56]/[.C55]" office:value-type="float" office:value="1.03790550070522" calcext:value-type="float">
            <text:p>1.0379</text:p>
          </table:table-cell>
          <table:table-cell table:formula="of:=[.C56]+[.E55]" office:value-type="float" office:value="10945000000000" calcext:value-type="float">
            <text:p>10,945,000,000,000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FLOOR([.$H$1] + ([.A57]-1)^[.$H$4]*[.$H$1])" office:value-type="float" office:value="302600000000" calcext:value-type="float">
            <text:p>302,600,000,000</text:p>
          </table:table-cell>
          <table:table-cell table:formula="of:=FLOOR(([.$H$2] * ([.A57]-1)^2 + ([.A57]-1) * [.$H$3]) * [.$H$1]) + [.$H$1]" office:value-type="float" office:value="610600000000" calcext:value-type="float">
            <text:p>610,600,000,000</text:p>
          </table:table-cell>
          <table:table-cell table:formula="of:=[.C57]/[.C56]" office:value-type="float" office:value="1.0372006115169" calcext:value-type="float">
            <text:p>1.0372</text:p>
          </table:table-cell>
          <table:table-cell table:formula="of:=[.C57]+[.E56]" office:value-type="float" office:value="11555600000000" calcext:value-type="float">
            <text:p>11,555,600,000,000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FLOOR([.$H$1] + ([.A58]-1)^[.$H$4]*[.$H$1])" office:value-type="float" office:value="313700000000" calcext:value-type="float">
            <text:p>313,700,000,000</text:p>
          </table:table-cell>
          <table:table-cell table:formula="of:=FLOOR(([.$H$2] * ([.A58]-1)^2 + ([.A58]-1) * [.$H$3]) * [.$H$1]) + [.$H$1]" office:value-type="float" office:value="632900000000" calcext:value-type="float">
            <text:p>632,900,000,000</text:p>
          </table:table-cell>
          <table:table-cell table:formula="of:=[.C58]/[.C57]" office:value-type="float" office:value="1.03652145430724" calcext:value-type="float">
            <text:p>1.0365</text:p>
          </table:table-cell>
          <table:table-cell table:formula="of:=[.C58]+[.E57]" office:value-type="float" office:value="12188500000000" calcext:value-type="float">
            <text:p>12,188,500,000,000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FLOOR([.$H$1] + ([.A59]-1)^[.$H$4]*[.$H$1])" office:value-type="float" office:value="325000000000" calcext:value-type="float">
            <text:p>325,000,000,000</text:p>
          </table:table-cell>
          <table:table-cell table:formula="of:=FLOOR(([.$H$2] * ([.A59]-1)^2 + ([.A59]-1) * [.$H$3]) * [.$H$1]) + [.$H$1]" office:value-type="float" office:value="655600000000" calcext:value-type="float">
            <text:p>655,600,000,000</text:p>
          </table:table-cell>
          <table:table-cell table:formula="of:=[.C59]/[.C58]" office:value-type="float" office:value="1.03586664559962" calcext:value-type="float">
            <text:p>1.0359</text:p>
          </table:table-cell>
          <table:table-cell table:formula="of:=[.C59]+[.E58]" office:value-type="float" office:value="12844100000000" calcext:value-type="float">
            <text:p>12,844,100,000,000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FLOOR([.$H$1] + ([.A60]-1)^[.$H$4]*[.$H$1])" office:value-type="float" office:value="336500000000" calcext:value-type="float">
            <text:p>336,500,000,000</text:p>
          </table:table-cell>
          <table:table-cell table:formula="of:=FLOOR(([.$H$2] * ([.A60]-1)^2 + ([.A60]-1) * [.$H$3]) * [.$H$1]) + [.$H$1]" office:value-type="float" office:value="678700000000" calcext:value-type="float">
            <text:p>678,700,000,000</text:p>
          </table:table-cell>
          <table:table-cell table:formula="of:=[.C60]/[.C59]" office:value-type="float" office:value="1.03523489932886" calcext:value-type="float">
            <text:p>1.0352</text:p>
          </table:table-cell>
          <table:table-cell table:formula="of:=[.C60]+[.E59]" office:value-type="float" office:value="13522800000000" calcext:value-type="float">
            <text:p>13,522,800,000,00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[.$H$1] + ([.A61]-1)^[.$H$4]*[.$H$1])" office:value-type="float" office:value="348200000000" calcext:value-type="float">
            <text:p>348,200,000,000</text:p>
          </table:table-cell>
          <table:table-cell table:formula="of:=FLOOR(([.$H$2] * ([.A61]-1)^2 + ([.A61]-1) * [.$H$3]) * [.$H$1]) + [.$H$1]" office:value-type="float" office:value="702200000000" calcext:value-type="float">
            <text:p>702,200,000,000</text:p>
          </table:table-cell>
          <table:table-cell table:formula="of:=[.C61]/[.C60]" office:value-type="float" office:value="1.03462501841756" calcext:value-type="float">
            <text:p>1.0346</text:p>
          </table:table-cell>
          <table:table-cell table:formula="of:=[.C61]+[.E60]" office:value-type="float" office:value="14225000000000" calcext:value-type="float">
            <text:p>14,225,000,000,000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FLOOR([.$H$1] + ([.A62]-1)^[.$H$4]*[.$H$1])" office:value-type="float" office:value="360100000000" calcext:value-type="float">
            <text:p>360,100,000,000</text:p>
          </table:table-cell>
          <table:table-cell table:formula="of:=FLOOR(([.$H$2] * ([.A62]-1)^2 + ([.A62]-1) * [.$H$3]) * [.$H$1]) + [.$H$1]" office:value-type="float" office:value="726100000000" calcext:value-type="float">
            <text:p>726,100,000,000</text:p>
          </table:table-cell>
          <table:table-cell table:formula="of:=[.C62]/[.C61]" office:value-type="float" office:value="1.03403588721162" calcext:value-type="float">
            <text:p>1.0340</text:p>
          </table:table-cell>
          <table:table-cell table:formula="of:=[.C62]+[.E61]" office:value-type="float" office:value="14951100000000" calcext:value-type="float">
            <text:p>14,951,100,000,000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FLOOR([.$H$1] + ([.A63]-1)^[.$H$4]*[.$H$1])" office:value-type="float" office:value="372200000000" calcext:value-type="float">
            <text:p>372,200,000,000</text:p>
          </table:table-cell>
          <table:table-cell table:formula="of:=FLOOR(([.$H$2] * ([.A63]-1)^2 + ([.A63]-1) * [.$H$3]) * [.$H$1]) + [.$H$1]" office:value-type="float" office:value="750400000000" calcext:value-type="float">
            <text:p>750,400,000,000</text:p>
          </table:table-cell>
          <table:table-cell table:formula="of:=[.C63]/[.C62]" office:value-type="float" office:value="1.03346646467429" calcext:value-type="float">
            <text:p>1.0335</text:p>
          </table:table-cell>
          <table:table-cell table:formula="of:=[.C63]+[.E62]" office:value-type="float" office:value="15701500000000" calcext:value-type="float">
            <text:p>15,701,500,000,000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FLOOR([.$H$1] + ([.A64]-1)^[.$H$4]*[.$H$1])" office:value-type="float" office:value="384500000000" calcext:value-type="float">
            <text:p>384,500,000,000</text:p>
          </table:table-cell>
          <table:table-cell table:formula="of:=FLOOR(([.$H$2] * ([.A64]-1)^2 + ([.A64]-1) * [.$H$3]) * [.$H$1]) + [.$H$1]" office:value-type="float" office:value="775100000000" calcext:value-type="float">
            <text:p>775,100,000,000</text:p>
          </table:table-cell>
          <table:table-cell table:formula="of:=[.C64]/[.C63]" office:value-type="float" office:value="1.0329157782516" calcext:value-type="float">
            <text:p>1.0329</text:p>
          </table:table-cell>
          <table:table-cell table:formula="of:=[.C64]+[.E63]" office:value-type="float" office:value="16476600000000" calcext:value-type="float">
            <text:p>16,476,600,000,000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FLOOR([.$H$1] + ([.A65]-1)^[.$H$4]*[.$H$1])" office:value-type="float" office:value="397000000000" calcext:value-type="float">
            <text:p>397,000,000,000</text:p>
          </table:table-cell>
          <table:table-cell table:formula="of:=FLOOR(([.$H$2] * ([.A65]-1)^2 + ([.A65]-1) * [.$H$3]) * [.$H$1]) + [.$H$1]" office:value-type="float" office:value="800200000000" calcext:value-type="float">
            <text:p>800,200,000,000</text:p>
          </table:table-cell>
          <table:table-cell table:formula="of:=[.C65]/[.C64]" office:value-type="float" office:value="1.03238291833312" calcext:value-type="float">
            <text:p>1.0324</text:p>
          </table:table-cell>
          <table:table-cell table:formula="of:=[.C65]+[.E64]" office:value-type="float" office:value="17276800000000" calcext:value-type="float">
            <text:p>17,276,800,000,000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FLOOR([.$H$1] + ([.A66]-1)^[.$H$4]*[.$H$1])" office:value-type="float" office:value="409700000000" calcext:value-type="float">
            <text:p>409,700,000,000</text:p>
          </table:table-cell>
          <table:table-cell table:formula="of:=FLOOR(([.$H$2] * ([.A66]-1)^2 + ([.A66]-1) * [.$H$3]) * [.$H$1]) + [.$H$1]" office:value-type="float" office:value="825700000000" calcext:value-type="float">
            <text:p>825,700,000,000</text:p>
          </table:table-cell>
          <table:table-cell table:formula="of:=[.C66]/[.C65]" office:value-type="float" office:value="1.03186703324169" calcext:value-type="float">
            <text:p>1.0319</text:p>
          </table:table-cell>
          <table:table-cell table:formula="of:=[.C66]+[.E65]" office:value-type="float" office:value="18102500000000" calcext:value-type="float">
            <text:p>18,102,500,000,000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FLOOR([.$H$1] + ([.A67]-1)^[.$H$4]*[.$H$1])" office:value-type="float" office:value="422600000000" calcext:value-type="float">
            <text:p>422,600,000,000</text:p>
          </table:table-cell>
          <table:table-cell table:formula="of:=FLOOR(([.$H$2] * ([.A67]-1)^2 + ([.A67]-1) * [.$H$3]) * [.$H$1]) + [.$H$1]" office:value-type="float" office:value="851600000000" calcext:value-type="float">
            <text:p>851,600,000,000</text:p>
          </table:table-cell>
          <table:table-cell table:formula="of:=[.C67]/[.C66]" office:value-type="float" office:value="1.0313673246942" calcext:value-type="float">
            <text:p>1.0314</text:p>
          </table:table-cell>
          <table:table-cell table:formula="of:=[.C67]+[.E66]" office:value-type="float" office:value="18954100000000" calcext:value-type="float">
            <text:p>18,954,100,000,000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FLOOR([.$H$1] + ([.A68]-1)^[.$H$4]*[.$H$1])" office:value-type="float" office:value="435700000000" calcext:value-type="float">
            <text:p>435,700,000,000</text:p>
          </table:table-cell>
          <table:table-cell table:formula="of:=FLOOR(([.$H$2] * ([.A68]-1)^2 + ([.A68]-1) * [.$H$3]) * [.$H$1]) + [.$H$1]" office:value-type="float" office:value="877900000000" calcext:value-type="float">
            <text:p>877,900,000,000</text:p>
          </table:table-cell>
          <table:table-cell table:formula="of:=[.C68]/[.C67]" office:value-type="float" office:value="1.03088304368248" calcext:value-type="float">
            <text:p>1.0309</text:p>
          </table:table-cell>
          <table:table-cell table:formula="of:=[.C68]+[.E67]" office:value-type="float" office:value="19832000000000" calcext:value-type="float">
            <text:p>19,832,000,000,000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FLOOR([.$H$1] + ([.A69]-1)^[.$H$4]*[.$H$1])" office:value-type="float" office:value="449000000000" calcext:value-type="float">
            <text:p>449,000,000,000</text:p>
          </table:table-cell>
          <table:table-cell table:formula="of:=FLOOR(([.$H$2] * ([.A69]-1)^2 + ([.A69]-1) * [.$H$3]) * [.$H$1]) + [.$H$1]" office:value-type="float" office:value="904600000000" calcext:value-type="float">
            <text:p>904,600,000,000</text:p>
          </table:table-cell>
          <table:table-cell table:formula="of:=[.C69]/[.C68]" office:value-type="float" office:value="1.0304134867297" calcext:value-type="float">
            <text:p>1.0304</text:p>
          </table:table-cell>
          <table:table-cell table:formula="of:=[.C69]+[.E68]" office:value-type="float" office:value="20736600000000" calcext:value-type="float">
            <text:p>20,736,600,000,000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FLOOR([.$H$1] + ([.A70]-1)^[.$H$4]*[.$H$1])" office:value-type="float" office:value="462500000000" calcext:value-type="float">
            <text:p>462,500,000,000</text:p>
          </table:table-cell>
          <table:table-cell table:formula="of:=FLOOR(([.$H$2] * ([.A70]-1)^2 + ([.A70]-1) * [.$H$3]) * [.$H$1]) + [.$H$1]" office:value-type="float" office:value="931700000000" calcext:value-type="float">
            <text:p>931,700,000,000</text:p>
          </table:table-cell>
          <table:table-cell table:formula="of:=[.C70]/[.C69]" office:value-type="float" office:value="1.02995799248287" calcext:value-type="float">
            <text:p>1.0300</text:p>
          </table:table-cell>
          <table:table-cell table:formula="of:=[.C70]+[.E69]" office:value-type="float" office:value="21668300000000" calcext:value-type="float">
            <text:p>21,668,300,000,000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[.$H$1] + ([.A71]-1)^[.$H$4]*[.$H$1])" office:value-type="float" office:value="476200000000" calcext:value-type="float">
            <text:p>476,200,000,000</text:p>
          </table:table-cell>
          <table:table-cell table:formula="of:=FLOOR(([.$H$2] * ([.A71]-1)^2 + ([.A71]-1) * [.$H$3]) * [.$H$1]) + [.$H$1]" office:value-type="float" office:value="959200000000" calcext:value-type="float">
            <text:p>959,200,000,000</text:p>
          </table:table-cell>
          <table:table-cell table:formula="of:=[.C71]/[.C70]" office:value-type="float" office:value="1.02951593860685" calcext:value-type="float">
            <text:p>1.0295</text:p>
          </table:table-cell>
          <table:table-cell table:formula="of:=[.C71]+[.E70]" office:value-type="float" office:value="22627500000000" calcext:value-type="float">
            <text:p>22,627,500,000,000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FLOOR([.$H$1] + ([.A72]-1)^[.$H$4]*[.$H$1])" office:value-type="float" office:value="490100000000" calcext:value-type="float">
            <text:p>490,100,000,000</text:p>
          </table:table-cell>
          <table:table-cell table:formula="of:=FLOOR(([.$H$2] * ([.A72]-1)^2 + ([.A72]-1) * [.$H$3]) * [.$H$1]) + [.$H$1]" office:value-type="float" office:value="987100000000" calcext:value-type="float">
            <text:p>987,100,000,000</text:p>
          </table:table-cell>
          <table:table-cell table:formula="of:=[.C72]/[.C71]" office:value-type="float" office:value="1.02908673894912" calcext:value-type="float">
            <text:p>1.0291</text:p>
          </table:table-cell>
          <table:table-cell table:formula="of:=[.C72]+[.E71]" office:value-type="float" office:value="23614600000000" calcext:value-type="float">
            <text:p>23,614,600,000,000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FLOOR([.$H$1] + ([.A73]-1)^[.$H$4]*[.$H$1])" office:value-type="float" office:value="504200000000" calcext:value-type="float">
            <text:p>504,200,000,000</text:p>
          </table:table-cell>
          <table:table-cell table:formula="of:=FLOOR(([.$H$2] * ([.A73]-1)^2 + ([.A73]-1) * [.$H$3]) * [.$H$1]) + [.$H$1]" office:value-type="float" office:value="1015400000000" calcext:value-type="float">
            <text:p>1,015,400,000,000</text:p>
          </table:table-cell>
          <table:table-cell table:formula="of:=[.C73]/[.C72]" office:value-type="float" office:value="1.02866984094823" calcext:value-type="float">
            <text:p>1.0287</text:p>
          </table:table-cell>
          <table:table-cell table:formula="of:=[.C73]+[.E72]" office:value-type="float" office:value="24630000000000" calcext:value-type="float">
            <text:p>24,630,000,000,000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FLOOR([.$H$1] + ([.A74]-1)^[.$H$4]*[.$H$1])" office:value-type="float" office:value="518500000000" calcext:value-type="float">
            <text:p>518,500,000,000</text:p>
          </table:table-cell>
          <table:table-cell table:formula="of:=FLOOR(([.$H$2] * ([.A74]-1)^2 + ([.A74]-1) * [.$H$3]) * [.$H$1]) + [.$H$1]" office:value-type="float" office:value="1044100000000" calcext:value-type="float">
            <text:p>1,044,100,000,000</text:p>
          </table:table-cell>
          <table:table-cell table:formula="of:=[.C74]/[.C73]" office:value-type="float" office:value="1.02826472326177" calcext:value-type="float">
            <text:p>1.0283</text:p>
          </table:table-cell>
          <table:table-cell table:formula="of:=[.C74]+[.E73]" office:value-type="float" office:value="25674100000000" calcext:value-type="float">
            <text:p>25,674,100,000,000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FLOOR([.$H$1] + ([.A75]-1)^[.$H$4]*[.$H$1])" office:value-type="float" office:value="533000000000" calcext:value-type="float">
            <text:p>533,000,000,000</text:p>
          </table:table-cell>
          <table:table-cell table:formula="of:=FLOOR(([.$H$2] * ([.A75]-1)^2 + ([.A75]-1) * [.$H$3]) * [.$H$1]) + [.$H$1]" office:value-type="float" office:value="1073200000000" calcext:value-type="float">
            <text:p>1,073,200,000,000</text:p>
          </table:table-cell>
          <table:table-cell table:formula="of:=[.C75]/[.C74]" office:value-type="float" office:value="1.02787089359257" calcext:value-type="float">
            <text:p>1.0279</text:p>
          </table:table-cell>
          <table:table-cell table:formula="of:=[.C75]+[.E74]" office:value-type="float" office:value="26747300000000" calcext:value-type="float">
            <text:p>26,747,300,000,000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FLOOR([.$H$1] + ([.A76]-1)^[.$H$4]*[.$H$1])" office:value-type="float" office:value="547700000000" calcext:value-type="float">
            <text:p>547,700,000,000</text:p>
          </table:table-cell>
          <table:table-cell table:formula="of:=FLOOR(([.$H$2] * ([.A76]-1)^2 + ([.A76]-1) * [.$H$3]) * [.$H$1]) + [.$H$1]" office:value-type="float" office:value="1102700000000" calcext:value-type="float">
            <text:p>1,102,700,000,000</text:p>
          </table:table-cell>
          <table:table-cell table:formula="of:=[.C76]/[.C75]" office:value-type="float" office:value="1.027487886694" calcext:value-type="float">
            <text:p>1.0275</text:p>
          </table:table-cell>
          <table:table-cell table:formula="of:=[.C76]+[.E75]" office:value-type="float" office:value="27850000000000" calcext:value-type="float">
            <text:p>27,850,000,000,000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FLOOR([.$H$1] + ([.A77]-1)^[.$H$4]*[.$H$1])" office:value-type="float" office:value="562600000000" calcext:value-type="float">
            <text:p>562,600,000,000</text:p>
          </table:table-cell>
          <table:table-cell table:formula="of:=FLOOR(([.$H$2] * ([.A77]-1)^2 + ([.A77]-1) * [.$H$3]) * [.$H$1]) + [.$H$1]" office:value-type="float" office:value="1132600000000" calcext:value-type="float">
            <text:p>1,132,600,000,000</text:p>
          </table:table-cell>
          <table:table-cell table:formula="of:=[.C77]/[.C76]" office:value-type="float" office:value="1.02711526253741" calcext:value-type="float">
            <text:p>1.0271</text:p>
          </table:table-cell>
          <table:table-cell table:formula="of:=[.C77]+[.E76]" office:value-type="float" office:value="28982600000000" calcext:value-type="float">
            <text:p>28,982,600,000,000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FLOOR([.$H$1] + ([.A78]-1)^[.$H$4]*[.$H$1])" office:value-type="float" office:value="577700000000" calcext:value-type="float">
            <text:p>577,700,000,000</text:p>
          </table:table-cell>
          <table:table-cell table:formula="of:=FLOOR(([.$H$2] * ([.A78]-1)^2 + ([.A78]-1) * [.$H$3]) * [.$H$1]) + [.$H$1]" office:value-type="float" office:value="1162900000000" calcext:value-type="float">
            <text:p>1,162,900,000,000</text:p>
          </table:table-cell>
          <table:table-cell table:formula="of:=[.C78]/[.C77]" office:value-type="float" office:value="1.02675260462652" calcext:value-type="float">
            <text:p>1.0268</text:p>
          </table:table-cell>
          <table:table-cell table:formula="of:=[.C78]+[.E77]" office:value-type="float" office:value="30145500000000" calcext:value-type="float">
            <text:p>30,145,500,000,000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FLOOR([.$H$1] + ([.A79]-1)^[.$H$4]*[.$H$1])" office:value-type="float" office:value="593000000000" calcext:value-type="float">
            <text:p>593,000,000,000</text:p>
          </table:table-cell>
          <table:table-cell table:formula="of:=FLOOR(([.$H$2] * ([.A79]-1)^2 + ([.A79]-1) * [.$H$3]) * [.$H$1]) + [.$H$1]" office:value-type="float" office:value="1193600000000" calcext:value-type="float">
            <text:p>1,193,600,000,000</text:p>
          </table:table-cell>
          <table:table-cell table:formula="of:=[.C79]/[.C78]" office:value-type="float" office:value="1.02639951844527" calcext:value-type="float">
            <text:p>1.0264</text:p>
          </table:table-cell>
          <table:table-cell table:formula="of:=[.C79]+[.E78]" office:value-type="float" office:value="31339100000000" calcext:value-type="float">
            <text:p>31,339,100,000,000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FLOOR([.$H$1] + ([.A80]-1)^[.$H$4]*[.$H$1])" office:value-type="float" office:value="608500000000" calcext:value-type="float">
            <text:p>608,500,000,000</text:p>
          </table:table-cell>
          <table:table-cell table:formula="of:=FLOOR(([.$H$2] * ([.A80]-1)^2 + ([.A80]-1) * [.$H$3]) * [.$H$1]) + [.$H$1]" office:value-type="float" office:value="1224700000000" calcext:value-type="float">
            <text:p>1,224,700,000,000</text:p>
          </table:table-cell>
          <table:table-cell table:formula="of:=[.C80]/[.C79]" office:value-type="float" office:value="1.02605563002681" calcext:value-type="float">
            <text:p>1.0261</text:p>
          </table:table-cell>
          <table:table-cell table:formula="of:=[.C80]+[.E79]" office:value-type="float" office:value="32563800000000" calcext:value-type="float">
            <text:p>32,563,800,000,000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[.$H$1] + ([.A81]-1)^[.$H$4]*[.$H$1])" office:value-type="float" office:value="624200000000" calcext:value-type="float">
            <text:p>624,200,000,000</text:p>
          </table:table-cell>
          <table:table-cell table:formula="of:=FLOOR(([.$H$2] * ([.A81]-1)^2 + ([.A81]-1) * [.$H$3]) * [.$H$1]) + [.$H$1]" office:value-type="float" office:value="1256200000000" calcext:value-type="float">
            <text:p>1,256,200,000,000</text:p>
          </table:table-cell>
          <table:table-cell table:formula="of:=[.C81]/[.C80]" office:value-type="float" office:value="1.02572058463297" calcext:value-type="float">
            <text:p>1.0257</text:p>
          </table:table-cell>
          <table:table-cell table:formula="of:=[.C81]+[.E80]" office:value-type="float" office:value="33820000000000" calcext:value-type="float">
            <text:p>33,820,000,000,000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FLOOR([.$H$1] + ([.A82]-1)^[.$H$4]*[.$H$1])" office:value-type="float" office:value="640100000000" calcext:value-type="float">
            <text:p>640,100,000,000</text:p>
          </table:table-cell>
          <table:table-cell table:formula="of:=FLOOR(([.$H$2] * ([.A82]-1)^2 + ([.A82]-1) * [.$H$3]) * [.$H$1]) + [.$H$1]" office:value-type="float" office:value="1288100000000" calcext:value-type="float">
            <text:p>1,288,100,000,000</text:p>
          </table:table-cell>
          <table:table-cell table:formula="of:=[.C82]/[.C81]" office:value-type="float" office:value="1.02539404553415" calcext:value-type="float">
            <text:p>1.0254</text:p>
          </table:table-cell>
          <table:table-cell table:formula="of:=[.C82]+[.E81]" office:value-type="float" office:value="35108100000000" calcext:value-type="float">
            <text:p>35,108,100,000,000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FLOOR([.$H$1] + ([.A83]-1)^[.$H$4]*[.$H$1])" office:value-type="float" office:value="656200000000" calcext:value-type="float">
            <text:p>656,200,000,000</text:p>
          </table:table-cell>
          <table:table-cell table:formula="of:=FLOOR(([.$H$2] * ([.A83]-1)^2 + ([.A83]-1) * [.$H$3]) * [.$H$1]) + [.$H$1]" office:value-type="float" office:value="1320400000000" calcext:value-type="float">
            <text:p>1,320,400,000,000</text:p>
          </table:table-cell>
          <table:table-cell table:formula="of:=[.C83]/[.C82]" office:value-type="float" office:value="1.02507569288099" calcext:value-type="float">
            <text:p>1.0251</text:p>
          </table:table-cell>
          <table:table-cell table:formula="of:=[.C83]+[.E82]" office:value-type="float" office:value="36428500000000" calcext:value-type="float">
            <text:p>36,428,500,000,000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FLOOR([.$H$1] + ([.A84]-1)^[.$H$4]*[.$H$1])" office:value-type="float" office:value="672500000000" calcext:value-type="float">
            <text:p>672,500,000,000</text:p>
          </table:table-cell>
          <table:table-cell table:formula="of:=FLOOR(([.$H$2] * ([.A84]-1)^2 + ([.A84]-1) * [.$H$3]) * [.$H$1]) + [.$H$1]" office:value-type="float" office:value="1353100000000" calcext:value-type="float">
            <text:p>1,353,100,000,000</text:p>
          </table:table-cell>
          <table:table-cell table:formula="of:=[.C84]/[.C83]" office:value-type="float" office:value="1.0247652226598" calcext:value-type="float">
            <text:p>1.0248</text:p>
          </table:table-cell>
          <table:table-cell table:formula="of:=[.C84]+[.E83]" office:value-type="float" office:value="37781600000000" calcext:value-type="float">
            <text:p>37,781,600,000,000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FLOOR([.$H$1] + ([.A85]-1)^[.$H$4]*[.$H$1])" office:value-type="float" office:value="689000000000" calcext:value-type="float">
            <text:p>689,000,000,000</text:p>
          </table:table-cell>
          <table:table-cell table:formula="of:=FLOOR(([.$H$2] * ([.A85]-1)^2 + ([.A85]-1) * [.$H$3]) * [.$H$1]) + [.$H$1]" office:value-type="float" office:value="1386200000000" calcext:value-type="float">
            <text:p>1,386,200,000,000</text:p>
          </table:table-cell>
          <table:table-cell table:formula="of:=[.C85]/[.C84]" office:value-type="float" office:value="1.02446234572463" calcext:value-type="float">
            <text:p>1.0245</text:p>
          </table:table-cell>
          <table:table-cell table:formula="of:=[.C85]+[.E84]" office:value-type="float" office:value="39167800000000" calcext:value-type="float">
            <text:p>39,167,800,000,000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FLOOR([.$H$1] + ([.A86]-1)^[.$H$4]*[.$H$1])" office:value-type="float" office:value="705700000000" calcext:value-type="float">
            <text:p>705,700,000,000</text:p>
          </table:table-cell>
          <table:table-cell table:formula="of:=FLOOR(([.$H$2] * ([.A86]-1)^2 + ([.A86]-1) * [.$H$3]) * [.$H$1]) + [.$H$1]" office:value-type="float" office:value="1419700000000" calcext:value-type="float">
            <text:p>1,419,700,000,000</text:p>
          </table:table-cell>
          <table:table-cell table:formula="of:=[.C86]/[.C85]" office:value-type="float" office:value="1.02416678689944" calcext:value-type="float">
            <text:p>1.0242</text:p>
          </table:table-cell>
          <table:table-cell table:formula="of:=[.C86]+[.E85]" office:value-type="float" office:value="40587500000000" calcext:value-type="float">
            <text:p>40,587,500,000,000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FLOOR([.$H$1] + ([.A87]-1)^[.$H$4]*[.$H$1])" office:value-type="float" office:value="722600000000" calcext:value-type="float">
            <text:p>722,600,000,000</text:p>
          </table:table-cell>
          <table:table-cell table:formula="of:=FLOOR(([.$H$2] * ([.A87]-1)^2 + ([.A87]-1) * [.$H$3]) * [.$H$1]) + [.$H$1]" office:value-type="float" office:value="1453600000000" calcext:value-type="float">
            <text:p>1,453,600,000,000</text:p>
          </table:table-cell>
          <table:table-cell table:formula="of:=[.C87]/[.C86]" office:value-type="float" office:value="1.02387828414454" calcext:value-type="float">
            <text:p>1.0239</text:p>
          </table:table-cell>
          <table:table-cell table:formula="of:=[.C87]+[.E86]" office:value-type="float" office:value="42041100000000" calcext:value-type="float">
            <text:p>42,041,100,000,000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FLOOR([.$H$1] + ([.A88]-1)^[.$H$4]*[.$H$1])" office:value-type="float" office:value="739700000000" calcext:value-type="float">
            <text:p>739,700,000,000</text:p>
          </table:table-cell>
          <table:table-cell table:formula="of:=FLOOR(([.$H$2] * ([.A88]-1)^2 + ([.A88]-1) * [.$H$3]) * [.$H$1]) + [.$H$1]" office:value-type="float" office:value="1487900000000" calcext:value-type="float">
            <text:p>1,487,900,000,000</text:p>
          </table:table-cell>
          <table:table-cell table:formula="of:=[.C88]/[.C87]" office:value-type="float" office:value="1.02359658778206" calcext:value-type="float">
            <text:p>1.0236</text:p>
          </table:table-cell>
          <table:table-cell table:formula="of:=[.C88]+[.E87]" office:value-type="float" office:value="43529000000000" calcext:value-type="float">
            <text:p>43,529,000,000,000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FLOOR([.$H$1] + ([.A89]-1)^[.$H$4]*[.$H$1])" office:value-type="float" office:value="757000000000" calcext:value-type="float">
            <text:p>757,000,000,000</text:p>
          </table:table-cell>
          <table:table-cell table:formula="of:=FLOOR(([.$H$2] * ([.A89]-1)^2 + ([.A89]-1) * [.$H$3]) * [.$H$1]) + [.$H$1]" office:value-type="float" office:value="1522600000000" calcext:value-type="float">
            <text:p>1,522,600,000,000</text:p>
          </table:table-cell>
          <table:table-cell table:formula="of:=[.C89]/[.C88]" office:value-type="float" office:value="1.02332145977552" calcext:value-type="float">
            <text:p>1.0233</text:p>
          </table:table-cell>
          <table:table-cell table:formula="of:=[.C89]+[.E88]" office:value-type="float" office:value="45051600000000" calcext:value-type="float">
            <text:p>45,051,600,000,000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FLOOR([.$H$1] + ([.A90]-1)^[.$H$4]*[.$H$1])" office:value-type="float" office:value="774500000000" calcext:value-type="float">
            <text:p>774,500,000,000</text:p>
          </table:table-cell>
          <table:table-cell table:formula="of:=FLOOR(([.$H$2] * ([.A90]-1)^2 + ([.A90]-1) * [.$H$3]) * [.$H$1]) + [.$H$1]" office:value-type="float" office:value="1557700000000" calcext:value-type="float">
            <text:p>1,557,700,000,000</text:p>
          </table:table-cell>
          <table:table-cell table:formula="of:=[.C90]/[.C89]" office:value-type="float" office:value="1.02305267305924" calcext:value-type="float">
            <text:p>1.0231</text:p>
          </table:table-cell>
          <table:table-cell table:formula="of:=[.C90]+[.E89]" office:value-type="float" office:value="46609300000000" calcext:value-type="float">
            <text:p>46,609,300,000,000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[.$H$1] + ([.A91]-1)^[.$H$4]*[.$H$1])" office:value-type="float" office:value="792200000000" calcext:value-type="float">
            <text:p>792,200,000,000</text:p>
          </table:table-cell>
          <table:table-cell table:formula="of:=FLOOR(([.$H$2] * ([.A91]-1)^2 + ([.A91]-1) * [.$H$3]) * [.$H$1]) + [.$H$1]" office:value-type="float" office:value="1593200000000" calcext:value-type="float">
            <text:p>1,593,200,000,000</text:p>
          </table:table-cell>
          <table:table-cell table:formula="of:=[.C91]/[.C90]" office:value-type="float" office:value="1.02279001091353" calcext:value-type="float">
            <text:p>1.0228</text:p>
          </table:table-cell>
          <table:table-cell table:formula="of:=[.C91]+[.E90]" office:value-type="float" office:value="48202500000000" calcext:value-type="float">
            <text:p>48,202,500,000,000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FLOOR([.$H$1] + ([.A92]-1)^[.$H$4]*[.$H$1])" office:value-type="float" office:value="810100000000" calcext:value-type="float">
            <text:p>810,100,000,000</text:p>
          </table:table-cell>
          <table:table-cell table:formula="of:=FLOOR(([.$H$2] * ([.A92]-1)^2 + ([.A92]-1) * [.$H$3]) * [.$H$1]) + [.$H$1]" office:value-type="float" office:value="1629100000000" calcext:value-type="float">
            <text:p>1,629,100,000,000</text:p>
          </table:table-cell>
          <table:table-cell table:formula="of:=[.C92]/[.C91]" office:value-type="float" office:value="1.02253326638212" calcext:value-type="float">
            <text:p>1.0225</text:p>
          </table:table-cell>
          <table:table-cell table:formula="of:=[.C92]+[.E91]" office:value-type="float" office:value="49831600000000" calcext:value-type="float">
            <text:p>49,831,600,000,000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FLOOR([.$H$1] + ([.A93]-1)^[.$H$4]*[.$H$1])" office:value-type="float" office:value="828200000000" calcext:value-type="float">
            <text:p>828,200,000,000</text:p>
          </table:table-cell>
          <table:table-cell table:formula="of:=FLOOR(([.$H$2] * ([.A93]-1)^2 + ([.A93]-1) * [.$H$3]) * [.$H$1]) + [.$H$1]" office:value-type="float" office:value="1665400000000" calcext:value-type="float">
            <text:p>1,665,400,000,000</text:p>
          </table:table-cell>
          <table:table-cell table:formula="of:=[.C93]/[.C92]" office:value-type="float" office:value="1.02228224172856" calcext:value-type="float">
            <text:p>1.0223</text:p>
          </table:table-cell>
          <table:table-cell table:formula="of:=[.C93]+[.E92]" office:value-type="float" office:value="51497000000000" calcext:value-type="float">
            <text:p>51,497,000,000,000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FLOOR([.$H$1] + ([.A94]-1)^[.$H$4]*[.$H$1])" office:value-type="float" office:value="846500000000" calcext:value-type="float">
            <text:p>846,500,000,000</text:p>
          </table:table-cell>
          <table:table-cell table:formula="of:=FLOOR(([.$H$2] * ([.A94]-1)^2 + ([.A94]-1) * [.$H$3]) * [.$H$1]) + [.$H$1]" office:value-type="float" office:value="1702100000000" calcext:value-type="float">
            <text:p>1,702,100,000,000</text:p>
          </table:table-cell>
          <table:table-cell table:formula="of:=[.C94]/[.C93]" office:value-type="float" office:value="1.02203674792843" calcext:value-type="float">
            <text:p>1.0220</text:p>
          </table:table-cell>
          <table:table-cell table:formula="of:=[.C94]+[.E93]" office:value-type="float" office:value="53199100000000" calcext:value-type="float">
            <text:p>53,199,100,000,000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FLOOR([.$H$1] + ([.A95]-1)^[.$H$4]*[.$H$1])" office:value-type="float" office:value="865000000000" calcext:value-type="float">
            <text:p>865,000,000,000</text:p>
          </table:table-cell>
          <table:table-cell table:formula="of:=FLOOR(([.$H$2] * ([.A95]-1)^2 + ([.A95]-1) * [.$H$3]) * [.$H$1]) + [.$H$1]" office:value-type="float" office:value="1739200000000" calcext:value-type="float">
            <text:p>1,739,200,000,000</text:p>
          </table:table-cell>
          <table:table-cell table:formula="of:=[.C95]/[.C94]" office:value-type="float" office:value="1.02179660419482" calcext:value-type="float">
            <text:p>1.0218</text:p>
          </table:table-cell>
          <table:table-cell table:formula="of:=[.C95]+[.E94]" office:value-type="float" office:value="54938300000000" calcext:value-type="float">
            <text:p>54,938,300,000,000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FLOOR([.$H$1] + ([.A96]-1)^[.$H$4]*[.$H$1])" office:value-type="float" office:value="883700000000" calcext:value-type="float">
            <text:p>883,700,000,000</text:p>
          </table:table-cell>
          <table:table-cell table:formula="of:=FLOOR(([.$H$2] * ([.A96]-1)^2 + ([.A96]-1) * [.$H$3]) * [.$H$1]) + [.$H$1]" office:value-type="float" office:value="1776700000000" calcext:value-type="float">
            <text:p>1,776,700,000,000</text:p>
          </table:table-cell>
          <table:table-cell table:formula="of:=[.C96]/[.C95]" office:value-type="float" office:value="1.0215616375345" calcext:value-type="float">
            <text:p>1.0216</text:p>
          </table:table-cell>
          <table:table-cell table:formula="of:=[.C96]+[.E95]" office:value-type="float" office:value="56715000000000" calcext:value-type="float">
            <text:p>56,715,000,000,000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FLOOR([.$H$1] + ([.A97]-1)^[.$H$4]*[.$H$1])" office:value-type="float" office:value="902600000000" calcext:value-type="float">
            <text:p>902,600,000,000</text:p>
          </table:table-cell>
          <table:table-cell table:formula="of:=FLOOR(([.$H$2] * ([.A97]-1)^2 + ([.A97]-1) * [.$H$3]) * [.$H$1]) + [.$H$1]" office:value-type="float" office:value="1814600000000" calcext:value-type="float">
            <text:p>1,814,600,000,000</text:p>
          </table:table-cell>
          <table:table-cell table:formula="of:=[.C97]/[.C96]" office:value-type="float" office:value="1.02133168233241" calcext:value-type="float">
            <text:p>1.0213</text:p>
          </table:table-cell>
          <table:table-cell table:formula="of:=[.C97]+[.E96]" office:value-type="float" office:value="58529600000000" calcext:value-type="float">
            <text:p>58,529,600,000,000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FLOOR([.$H$1] + ([.A98]-1)^[.$H$4]*[.$H$1])" office:value-type="float" office:value="921700000000" calcext:value-type="float">
            <text:p>921,700,000,000</text:p>
          </table:table-cell>
          <table:table-cell table:formula="of:=FLOOR(([.$H$2] * ([.A98]-1)^2 + ([.A98]-1) * [.$H$3]) * [.$H$1]) + [.$H$1]" office:value-type="float" office:value="1852900000000" calcext:value-type="float">
            <text:p>1,852,900,000,000</text:p>
          </table:table-cell>
          <table:table-cell table:formula="of:=[.C98]/[.C97]" office:value-type="float" office:value="1.02110657996253" calcext:value-type="float">
            <text:p>1.0211</text:p>
          </table:table-cell>
          <table:table-cell table:formula="of:=[.C98]+[.E97]" office:value-type="float" office:value="60382500000000" calcext:value-type="float">
            <text:p>60,382,500,000,000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FLOOR([.$H$1] + ([.A99]-1)^[.$H$4]*[.$H$1])" office:value-type="float" office:value="941000000000" calcext:value-type="float">
            <text:p>941,000,000,000</text:p>
          </table:table-cell>
          <table:table-cell table:formula="of:=FLOOR(([.$H$2] * ([.A99]-1)^2 + ([.A99]-1) * [.$H$3]) * [.$H$1]) + [.$H$1]" office:value-type="float" office:value="1891600000000" calcext:value-type="float">
            <text:p>1,891,600,000,000</text:p>
          </table:table-cell>
          <table:table-cell table:formula="of:=[.C99]/[.C98]" office:value-type="float" office:value="1.02088617842301" calcext:value-type="float">
            <text:p>1.0209</text:p>
          </table:table-cell>
          <table:table-cell table:formula="of:=[.C99]+[.E98]" office:value-type="float" office:value="62274100000000" calcext:value-type="float">
            <text:p>62,274,100,000,000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FLOOR([.$H$1] + ([.A100]-1)^[.$H$4]*[.$H$1])" office:value-type="float" office:value="960500000000" calcext:value-type="float">
            <text:p>960,500,000,000</text:p>
          </table:table-cell>
          <table:table-cell table:formula="of:=FLOOR(([.$H$2] * ([.A100]-1)^2 + ([.A100]-1) * [.$H$3]) * [.$H$1]) + [.$H$1]" office:value-type="float" office:value="1930700000000" calcext:value-type="float">
            <text:p>1,930,700,000,000</text:p>
          </table:table-cell>
          <table:table-cell table:formula="of:=[.C100]/[.C99]" office:value-type="float" office:value="1.02067033199408" calcext:value-type="float">
            <text:p>1.0207</text:p>
          </table:table-cell>
          <table:table-cell table:formula="of:=[.C100]+[.E99]" office:value-type="float" office:value="64204800000000" calcext:value-type="float">
            <text:p>64,204,800,000,000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[.$H$1] + ([.A101]-1)^[.$H$4]*[.$H$1])" office:value-type="float" office:value="980200000000" calcext:value-type="float">
            <text:p>980,200,000,000</text:p>
          </table:table-cell>
          <table:table-cell table:formula="of:=FLOOR(([.$H$2] * ([.A101]-1)^2 + ([.A101]-1) * [.$H$3]) * [.$H$1]) + [.$H$1]" office:value-type="float" office:value="1970200000000" calcext:value-type="float">
            <text:p>1,970,200,000,000</text:p>
          </table:table-cell>
          <table:table-cell table:formula="of:=[.C101]/[.C100]" office:value-type="float" office:value="1.02045890091677" calcext:value-type="float">
            <text:p>1.0205</text:p>
          </table:table-cell>
          <table:table-cell table:formula="of:=[.C101]+[.E100]" office:value-type="float" office:value="66175000000000" calcext:value-type="float">
            <text:p>66,175,000,000,000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FLOOR([.$H$1] + ([.A102]-1)^[.$H$4]*[.$H$1])" office:value-type="float" office:value="1000100000000" calcext:value-type="float">
            <text:p>1,000,100,000,000</text:p>
          </table:table-cell>
          <table:table-cell table:formula="of:=FLOOR(([.$H$2] * ([.A102]-1)^2 + ([.A102]-1) * [.$H$3]) * [.$H$1]) + [.$H$1]" office:value-type="float" office:value="2010100000000" calcext:value-type="float">
            <text:p>2,010,100,000,000</text:p>
          </table:table-cell>
          <table:table-cell table:formula="of:=[.C102]/[.C101]" office:value-type="float" office:value="1.02025175109126" calcext:value-type="float">
            <text:p>1.0203</text:p>
          </table:table-cell>
          <table:table-cell table:formula="of:=[.C102]+[.E101]" office:value-type="float" office:value="68185100000000" calcext:value-type="float">
            <text:p>68,185,100,000,000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FLOOR([.$H$1] + ([.A103]-1)^[.$H$4]*[.$H$1])" office:value-type="float" office:value="1020200000000" calcext:value-type="float">
            <text:p>1,020,200,000,000</text:p>
          </table:table-cell>
          <table:table-cell table:formula="of:=FLOOR(([.$H$2] * ([.A103]-1)^2 + ([.A103]-1) * [.$H$3]) * [.$H$1]) + [.$H$1]" office:value-type="float" office:value="2050400000000" calcext:value-type="float">
            <text:p>2,050,400,000,000</text:p>
          </table:table-cell>
          <table:table-cell table:formula="of:=[.C103]/[.C102]" office:value-type="float" office:value="1.02004875379334" calcext:value-type="float">
            <text:p>1.0200</text:p>
          </table:table-cell>
          <table:table-cell table:formula="of:=[.C103]+[.E102]" office:value-type="float" office:value="70235500000000" calcext:value-type="float">
            <text:p>70,235,500,000,000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FLOOR([.$H$1] + ([.A104]-1)^[.$H$4]*[.$H$1])" office:value-type="float" office:value="1040500000000" calcext:value-type="float">
            <text:p>1,040,500,000,000</text:p>
          </table:table-cell>
          <table:table-cell table:formula="of:=FLOOR(([.$H$2] * ([.A104]-1)^2 + ([.A104]-1) * [.$H$3]) * [.$H$1]) + [.$H$1]" office:value-type="float" office:value="2091100000000" calcext:value-type="float">
            <text:p>2,091,100,000,000</text:p>
          </table:table-cell>
          <table:table-cell table:formula="of:=[.C104]/[.C103]" office:value-type="float" office:value="1.01984978540773" calcext:value-type="float">
            <text:p>1.0198</text:p>
          </table:table-cell>
          <table:table-cell table:formula="of:=[.C104]+[.E103]" office:value-type="float" office:value="72326600000000" calcext:value-type="float">
            <text:p>72,326,600,000,000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FLOOR([.$H$1] + ([.A105]-1)^[.$H$4]*[.$H$1])" office:value-type="float" office:value="1061000000000" calcext:value-type="float">
            <text:p>1,061,000,000,000</text:p>
          </table:table-cell>
          <table:table-cell table:formula="of:=FLOOR(([.$H$2] * ([.A105]-1)^2 + ([.A105]-1) * [.$H$3]) * [.$H$1]) + [.$H$1]" office:value-type="float" office:value="2132200000000" calcext:value-type="float">
            <text:p>2,132,200,000,000</text:p>
          </table:table-cell>
          <table:table-cell table:formula="of:=[.C105]/[.C104]" office:value-type="float" office:value="1.01965472717708" calcext:value-type="float">
            <text:p>1.0197</text:p>
          </table:table-cell>
          <table:table-cell table:formula="of:=[.C105]+[.E104]" office:value-type="float" office:value="74458800000000" calcext:value-type="float">
            <text:p>74,458,800,000,000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FLOOR([.$H$1] + ([.A106]-1)^[.$H$4]*[.$H$1])" office:value-type="float" office:value="1081700000000" calcext:value-type="float">
            <text:p>1,081,700,000,000</text:p>
          </table:table-cell>
          <table:table-cell table:formula="of:=FLOOR(([.$H$2] * ([.A106]-1)^2 + ([.A106]-1) * [.$H$3]) * [.$H$1]) + [.$H$1]" office:value-type="float" office:value="2173700000000" calcext:value-type="float">
            <text:p>2,173,700,000,000</text:p>
          </table:table-cell>
          <table:table-cell table:formula="of:=[.C106]/[.C105]" office:value-type="float" office:value="1.01946346496576" calcext:value-type="float">
            <text:p>1.0195</text:p>
          </table:table-cell>
          <table:table-cell table:formula="of:=[.C106]+[.E105]" office:value-type="float" office:value="76632500000000" calcext:value-type="float">
            <text:p>76,632,500,000,000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FLOOR([.$H$1] + ([.A107]-1)^[.$H$4]*[.$H$1])" office:value-type="float" office:value="1102600000000" calcext:value-type="float">
            <text:p>1,102,600,000,000</text:p>
          </table:table-cell>
          <table:table-cell table:formula="of:=FLOOR(([.$H$2] * ([.A107]-1)^2 + ([.A107]-1) * [.$H$3]) * [.$H$1]) + [.$H$1]" office:value-type="float" office:value="2215600000000" calcext:value-type="float">
            <text:p>2,215,600,000,000</text:p>
          </table:table-cell>
          <table:table-cell table:formula="of:=[.C107]/[.C106]" office:value-type="float" office:value="1.01927588903713" calcext:value-type="float">
            <text:p>1.0193</text:p>
          </table:table-cell>
          <table:table-cell table:formula="of:=[.C107]+[.E106]" office:value-type="float" office:value="78848100000000" calcext:value-type="float">
            <text:p>78,848,100,000,000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FLOOR([.$H$1] + ([.A108]-1)^[.$H$4]*[.$H$1])" office:value-type="float" office:value="1123700000000" calcext:value-type="float">
            <text:p>1,123,700,000,000</text:p>
          </table:table-cell>
          <table:table-cell table:formula="of:=FLOOR(([.$H$2] * ([.A108]-1)^2 + ([.A108]-1) * [.$H$3]) * [.$H$1]) + [.$H$1]" office:value-type="float" office:value="2257900000000" calcext:value-type="float">
            <text:p>2,257,900,000,000</text:p>
          </table:table-cell>
          <table:table-cell table:formula="of:=[.C108]/[.C107]" office:value-type="float" office:value="1.01909189384365" calcext:value-type="float">
            <text:p>1.0191</text:p>
          </table:table-cell>
          <table:table-cell table:formula="of:=[.C108]+[.E107]" office:value-type="float" office:value="81106000000000" calcext:value-type="float">
            <text:p>81,106,000,000,000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FLOOR([.$H$1] + ([.A109]-1)^[.$H$4]*[.$H$1])" office:value-type="float" office:value="1145000000000" calcext:value-type="float">
            <text:p>1,145,000,000,000</text:p>
          </table:table-cell>
          <table:table-cell table:formula="of:=FLOOR(([.$H$2] * ([.A109]-1)^2 + ([.A109]-1) * [.$H$3]) * [.$H$1]) + [.$H$1]" office:value-type="float" office:value="2300600000000" calcext:value-type="float">
            <text:p>2,300,600,000,000</text:p>
          </table:table-cell>
          <table:table-cell table:formula="of:=[.C109]/[.C108]" office:value-type="float" office:value="1.01891137782896" calcext:value-type="float">
            <text:p>1.0189</text:p>
          </table:table-cell>
          <table:table-cell table:formula="of:=[.C109]+[.E108]" office:value-type="float" office:value="83406600000000" calcext:value-type="float">
            <text:p>83,406,600,000,000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FLOOR([.$H$1] + ([.A110]-1)^[.$H$4]*[.$H$1])" office:value-type="float" office:value="1166500000000" calcext:value-type="float">
            <text:p>1,166,500,000,000</text:p>
          </table:table-cell>
          <table:table-cell table:formula="of:=FLOOR(([.$H$2] * ([.A110]-1)^2 + ([.A110]-1) * [.$H$3]) * [.$H$1]) + [.$H$1]" office:value-type="float" office:value="2343700000000" calcext:value-type="float">
            <text:p>2,343,700,000,000</text:p>
          </table:table-cell>
          <table:table-cell table:formula="of:=[.C110]/[.C109]" office:value-type="float" office:value="1.01873424324089" calcext:value-type="float">
            <text:p>1.0187</text:p>
          </table:table-cell>
          <table:table-cell table:formula="of:=[.C110]+[.E109]" office:value-type="float" office:value="85750300000000" calcext:value-type="float">
            <text:p>85,750,300,000,000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[.$H$1] + ([.A111]-1)^[.$H$4]*[.$H$1])" office:value-type="float" office:value="1188200000000" calcext:value-type="float">
            <text:p>1,188,200,000,000</text:p>
          </table:table-cell>
          <table:table-cell table:formula="of:=FLOOR(([.$H$2] * ([.A111]-1)^2 + ([.A111]-1) * [.$H$3]) * [.$H$1]) + [.$H$1]" office:value-type="float" office:value="2387200000000" calcext:value-type="float">
            <text:p>2,387,200,000,000</text:p>
          </table:table-cell>
          <table:table-cell table:formula="of:=[.C111]/[.C110]" office:value-type="float" office:value="1.01856039595511" calcext:value-type="float">
            <text:p>1.0186</text:p>
          </table:table-cell>
          <table:table-cell table:formula="of:=[.C111]+[.E110]" office:value-type="float" office:value="88137500000000" calcext:value-type="float">
            <text:p>88,137,500,000,000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FLOOR([.$H$1] + ([.A112]-1)^[.$H$4]*[.$H$1])" office:value-type="float" office:value="1210100000000" calcext:value-type="float">
            <text:p>1,210,100,000,000</text:p>
          </table:table-cell>
          <table:table-cell table:formula="of:=FLOOR(([.$H$2] * ([.A112]-1)^2 + ([.A112]-1) * [.$H$3]) * [.$H$1]) + [.$H$1]" office:value-type="float" office:value="2431100000000" calcext:value-type="float">
            <text:p>2,431,100,000,000</text:p>
          </table:table-cell>
          <table:table-cell table:formula="of:=[.C112]/[.C111]" office:value-type="float" office:value="1.01838974530831" calcext:value-type="float">
            <text:p>1.0184</text:p>
          </table:table-cell>
          <table:table-cell table:formula="of:=[.C112]+[.E111]" office:value-type="float" office:value="90568600000000" calcext:value-type="float">
            <text:p>90,568,600,000,000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FLOOR([.$H$1] + ([.A113]-1)^[.$H$4]*[.$H$1])" office:value-type="float" office:value="1232200000000" calcext:value-type="float">
            <text:p>1,232,200,000,000</text:p>
          </table:table-cell>
          <table:table-cell table:formula="of:=FLOOR(([.$H$2] * ([.A113]-1)^2 + ([.A113]-1) * [.$H$3]) * [.$H$1]) + [.$H$1]" office:value-type="float" office:value="2475400000000" calcext:value-type="float">
            <text:p>2,475,400,000,000</text:p>
          </table:table-cell>
          <table:table-cell table:formula="of:=[.C113]/[.C112]" office:value-type="float" office:value="1.0182222039406" calcext:value-type="float">
            <text:p>1.0182</text:p>
          </table:table-cell>
          <table:table-cell table:formula="of:=[.C113]+[.E112]" office:value-type="float" office:value="93044000000000" calcext:value-type="float">
            <text:p>93,044,000,000,000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FLOOR([.$H$1] + ([.A114]-1)^[.$H$4]*[.$H$1])" office:value-type="float" office:value="1254500000000" calcext:value-type="float">
            <text:p>1,254,500,000,000</text:p>
          </table:table-cell>
          <table:table-cell table:formula="of:=FLOOR(([.$H$2] * ([.A114]-1)^2 + ([.A114]-1) * [.$H$3]) * [.$H$1]) + [.$H$1]" office:value-type="float" office:value="2520100000000" calcext:value-type="float">
            <text:p>2,520,100,000,000</text:p>
          </table:table-cell>
          <table:table-cell table:formula="of:=[.C114]/[.C113]" office:value-type="float" office:value="1.01805768764644" calcext:value-type="float">
            <text:p>1.0181</text:p>
          </table:table-cell>
          <table:table-cell table:formula="of:=[.C114]+[.E113]" office:value-type="float" office:value="95564100000000" calcext:value-type="float">
            <text:p>95,564,100,000,000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FLOOR([.$H$1] + ([.A115]-1)^[.$H$4]*[.$H$1])" office:value-type="float" office:value="1277000000000" calcext:value-type="float">
            <text:p>1,277,000,000,000</text:p>
          </table:table-cell>
          <table:table-cell table:formula="of:=FLOOR(([.$H$2] * ([.A115]-1)^2 + ([.A115]-1) * [.$H$3]) * [.$H$1]) + [.$H$1]" office:value-type="float" office:value="2565200000000" calcext:value-type="float">
            <text:p>2,565,200,000,000</text:p>
          </table:table-cell>
          <table:table-cell table:formula="of:=[.C115]/[.C114]" office:value-type="float" office:value="1.01789611523352" calcext:value-type="float">
            <text:p>1.0179</text:p>
          </table:table-cell>
          <table:table-cell table:formula="of:=[.C115]+[.E114]" office:value-type="float" office:value="98129300000000" calcext:value-type="float">
            <text:p>98,129,300,000,000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FLOOR([.$H$1] + ([.A116]-1)^[.$H$4]*[.$H$1])" office:value-type="float" office:value="1299700000000" calcext:value-type="float">
            <text:p>1,299,700,000,000</text:p>
          </table:table-cell>
          <table:table-cell table:formula="of:=FLOOR(([.$H$2] * ([.A116]-1)^2 + ([.A116]-1) * [.$H$3]) * [.$H$1]) + [.$H$1]" office:value-type="float" office:value="2610700000000" calcext:value-type="float">
            <text:p>2,610,700,000,000</text:p>
          </table:table-cell>
          <table:table-cell table:formula="of:=[.C116]/[.C115]" office:value-type="float" office:value="1.01773740838921" calcext:value-type="float">
            <text:p>1.0177</text:p>
          </table:table-cell>
          <table:table-cell table:formula="of:=[.C116]+[.E115]" office:value-type="float" office:value="100740000000000" calcext:value-type="float">
            <text:p>100,740,000,000,000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FLOOR([.$H$1] + ([.A117]-1)^[.$H$4]*[.$H$1])" office:value-type="float" office:value="1322600000000" calcext:value-type="float">
            <text:p>1,322,600,000,000</text:p>
          </table:table-cell>
          <table:table-cell table:formula="of:=FLOOR(([.$H$2] * ([.A117]-1)^2 + ([.A117]-1) * [.$H$3]) * [.$H$1]) + [.$H$1]" office:value-type="float" office:value="2656600000000" calcext:value-type="float">
            <text:p>2,656,600,000,000</text:p>
          </table:table-cell>
          <table:table-cell table:formula="of:=[.C117]/[.C116]" office:value-type="float" office:value="1.01758149155399" calcext:value-type="float">
            <text:p>1.0176</text:p>
          </table:table-cell>
          <table:table-cell table:formula="of:=[.C117]+[.E116]" office:value-type="float" office:value="103396600000000" calcext:value-type="float">
            <text:p>103,396,600,000,000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FLOOR([.$H$1] + ([.A118]-1)^[.$H$4]*[.$H$1])" office:value-type="float" office:value="1345700000000" calcext:value-type="float">
            <text:p>1,345,700,000,000</text:p>
          </table:table-cell>
          <table:table-cell table:formula="of:=FLOOR(([.$H$2] * ([.A118]-1)^2 + ([.A118]-1) * [.$H$3]) * [.$H$1]) + [.$H$1]" office:value-type="float" office:value="2702900000000" calcext:value-type="float">
            <text:p>2,702,900,000,000</text:p>
          </table:table-cell>
          <table:table-cell table:formula="of:=[.C118]/[.C117]" office:value-type="float" office:value="1.01742829180155" calcext:value-type="float">
            <text:p>1.0174</text:p>
          </table:table-cell>
          <table:table-cell table:formula="of:=[.C118]+[.E117]" office:value-type="float" office:value="106099500000000" calcext:value-type="float">
            <text:p>106,099,500,000,000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FLOOR([.$H$1] + ([.A119]-1)^[.$H$4]*[.$H$1])" office:value-type="float" office:value="1369000000000" calcext:value-type="float">
            <text:p>1,369,000,000,000</text:p>
          </table:table-cell>
          <table:table-cell table:formula="of:=FLOOR(([.$H$2] * ([.A119]-1)^2 + ([.A119]-1) * [.$H$3]) * [.$H$1]) + [.$H$1]" office:value-type="float" office:value="2749600000000" calcext:value-type="float">
            <text:p>2,749,600,000,000</text:p>
          </table:table-cell>
          <table:table-cell table:formula="of:=[.C119]/[.C118]" office:value-type="float" office:value="1.01727773872507" calcext:value-type="float">
            <text:p>1.0173</text:p>
          </table:table-cell>
          <table:table-cell table:formula="of:=[.C119]+[.E118]" office:value-type="float" office:value="108849100000000" calcext:value-type="float">
            <text:p>108,849,100,000,000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FLOOR([.$H$1] + ([.A120]-1)^[.$H$4]*[.$H$1])" office:value-type="float" office:value="1392500000000" calcext:value-type="float">
            <text:p>1,392,500,000,000</text:p>
          </table:table-cell>
          <table:table-cell table:formula="of:=FLOOR(([.$H$2] * ([.A120]-1)^2 + ([.A120]-1) * [.$H$3]) * [.$H$1]) + [.$H$1]" office:value-type="float" office:value="2796700000000" calcext:value-type="float">
            <text:p>2,796,700,000,000</text:p>
          </table:table-cell>
          <table:table-cell table:formula="of:=[.C120]/[.C119]" office:value-type="float" office:value="1.01712976432936" calcext:value-type="float">
            <text:p>1.0171</text:p>
          </table:table-cell>
          <table:table-cell table:formula="of:=[.C120]+[.E119]" office:value-type="float" office:value="111645800000000" calcext:value-type="float">
            <text:p>111,645,800,000,000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[.$H$1] + ([.A121]-1)^[.$H$4]*[.$H$1])" office:value-type="float" office:value="1416200000000" calcext:value-type="float">
            <text:p>1,416,200,000,000</text:p>
          </table:table-cell>
          <table:table-cell table:formula="of:=FLOOR(([.$H$2] * ([.A121]-1)^2 + ([.A121]-1) * [.$H$3]) * [.$H$1]) + [.$H$1]" office:value-type="float" office:value="2844200000000" calcext:value-type="float">
            <text:p>2,844,200,000,000</text:p>
          </table:table-cell>
          <table:table-cell table:formula="of:=[.C121]/[.C120]" office:value-type="float" office:value="1.01698430292845" calcext:value-type="float">
            <text:p>1.0170</text:p>
          </table:table-cell>
          <table:table-cell table:formula="of:=[.C121]+[.E120]" office:value-type="float" office:value="114490000000000" calcext:value-type="float">
            <text:p>114,490,000,000,000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FLOOR([.$H$1] + ([.A122]-1)^[.$H$4]*[.$H$1])" office:value-type="float" office:value="1440100000000" calcext:value-type="float">
            <text:p>1,440,100,000,000</text:p>
          </table:table-cell>
          <table:table-cell table:formula="of:=FLOOR(([.$H$2] * ([.A122]-1)^2 + ([.A122]-1) * [.$H$3]) * [.$H$1]) + [.$H$1]" office:value-type="float" office:value="2892100000000" calcext:value-type="float">
            <text:p>2,892,100,000,000</text:p>
          </table:table-cell>
          <table:table-cell table:formula="of:=[.C122]/[.C121]" office:value-type="float" office:value="1.01684129104845" calcext:value-type="float">
            <text:p>1.0168</text:p>
          </table:table-cell>
          <table:table-cell table:formula="of:=[.C122]+[.E121]" office:value-type="float" office:value="117382100000000" calcext:value-type="float">
            <text:p>117,382,100,000,000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FLOOR([.$H$1] + ([.A123]-1)^[.$H$4]*[.$H$1])" office:value-type="float" office:value="1464200000000" calcext:value-type="float">
            <text:p>1,464,200,000,000</text:p>
          </table:table-cell>
          <table:table-cell table:formula="of:=FLOOR(([.$H$2] * ([.A123]-1)^2 + ([.A123]-1) * [.$H$3]) * [.$H$1]) + [.$H$1]" office:value-type="float" office:value="2940400000000" calcext:value-type="float">
            <text:p>2,940,400,000,000</text:p>
          </table:table-cell>
          <table:table-cell table:formula="of:=[.C123]/[.C122]" office:value-type="float" office:value="1.01670066733515" calcext:value-type="float">
            <text:p>1.0167</text:p>
          </table:table-cell>
          <table:table-cell table:formula="of:=[.C123]+[.E122]" office:value-type="float" office:value="120322500000000" calcext:value-type="float">
            <text:p>120,322,500,000,000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FLOOR([.$H$1] + ([.A124]-1)^[.$H$4]*[.$H$1])" office:value-type="float" office:value="1488500000000" calcext:value-type="float">
            <text:p>1,488,500,000,000</text:p>
          </table:table-cell>
          <table:table-cell table:formula="of:=FLOOR(([.$H$2] * ([.A124]-1)^2 + ([.A124]-1) * [.$H$3]) * [.$H$1]) + [.$H$1]" office:value-type="float" office:value="2989100000000" calcext:value-type="float">
            <text:p>2,989,100,000,000</text:p>
          </table:table-cell>
          <table:table-cell table:formula="of:=[.C124]/[.C123]" office:value-type="float" office:value="1.01656237246633" calcext:value-type="float">
            <text:p>1.0166</text:p>
          </table:table-cell>
          <table:table-cell table:formula="of:=[.C124]+[.E123]" office:value-type="float" office:value="123311600000000" calcext:value-type="float">
            <text:p>123,311,600,000,000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[.$H$1] + ([.A125]-1)^[.$H$4]*[.$H$1])" office:value-type="float" office:value="1513000000000" calcext:value-type="float">
            <text:p>1,513,000,000,000</text:p>
          </table:table-cell>
          <table:table-cell table:formula="of:=FLOOR(([.$H$2] * ([.A125]-1)^2 + ([.A125]-1) * [.$H$3]) * [.$H$1]) + [.$H$1]" office:value-type="float" office:value="3038200000000" calcext:value-type="float">
            <text:p>3,038,200,000,000</text:p>
          </table:table-cell>
          <table:table-cell table:formula="of:=[.C125]/[.C124]" office:value-type="float" office:value="1.01642634906828" calcext:value-type="float">
            <text:p>1.0164</text:p>
          </table:table-cell>
          <table:table-cell table:formula="of:=[.C125]+[.E124]" office:value-type="float" office:value="126349800000000" calcext:value-type="float">
            <text:p>126,349,800,000,000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FLOOR([.$H$1] + ([.A126]-1)^[.$H$4]*[.$H$1])" office:value-type="float" office:value="1537700000000" calcext:value-type="float">
            <text:p>1,537,700,000,000</text:p>
          </table:table-cell>
          <table:table-cell table:formula="of:=FLOOR(([.$H$2] * ([.A126]-1)^2 + ([.A126]-1) * [.$H$3]) * [.$H$1]) + [.$H$1]" office:value-type="float" office:value="3087700000000" calcext:value-type="float">
            <text:p>3,087,700,000,000</text:p>
          </table:table-cell>
          <table:table-cell table:formula="of:=[.C126]/[.C125]" office:value-type="float" office:value="1.0162925416365" calcext:value-type="float">
            <text:p>1.0163</text:p>
          </table:table-cell>
          <table:table-cell table:formula="of:=[.C126]+[.E125]" office:value-type="float" office:value="129437500000000" calcext:value-type="float">
            <text:p>129,437,500,000,000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[.$H$1] + ([.A127]-1)^[.$H$4]*[.$H$1])" office:value-type="float" office:value="1562600000000" calcext:value-type="float">
            <text:p>1,562,600,000,000</text:p>
          </table:table-cell>
          <table:table-cell table:formula="of:=FLOOR(([.$H$2] * ([.A127]-1)^2 + ([.A127]-1) * [.$H$3]) * [.$H$1]) + [.$H$1]" office:value-type="float" office:value="3137600000000" calcext:value-type="float">
            <text:p>3,137,600,000,000</text:p>
          </table:table-cell>
          <table:table-cell table:formula="of:=[.C127]/[.C126]" office:value-type="float" office:value="1.01616089646015" calcext:value-type="float">
            <text:p>1.0162</text:p>
          </table:table-cell>
          <table:table-cell table:formula="of:=[.C127]+[.E126]" office:value-type="float" office:value="132575100000000" calcext:value-type="float">
            <text:p>132,575,100,000,000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FLOOR([.$H$1] + ([.A128]-1)^[.$H$4]*[.$H$1])" office:value-type="float" office:value="1587700000000" calcext:value-type="float">
            <text:p>1,587,700,000,000</text:p>
          </table:table-cell>
          <table:table-cell table:formula="of:=FLOOR(([.$H$2] * ([.A128]-1)^2 + ([.A128]-1) * [.$H$3]) * [.$H$1]) + [.$H$1]" office:value-type="float" office:value="3187900000000" calcext:value-type="float">
            <text:p>3,187,900,000,000</text:p>
          </table:table-cell>
          <table:table-cell table:formula="of:=[.C128]/[.C127]" office:value-type="float" office:value="1.01603136155023" calcext:value-type="float">
            <text:p>1.0160</text:p>
          </table:table-cell>
          <table:table-cell table:formula="of:=[.C128]+[.E127]" office:value-type="float" office:value="135763000000000" calcext:value-type="float">
            <text:p>135,763,000,000,000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[.$H$1] + ([.A129]-1)^[.$H$4]*[.$H$1])" office:value-type="float" office:value="1613000000000" calcext:value-type="float">
            <text:p>1,613,000,000,000</text:p>
          </table:table-cell>
          <table:table-cell table:formula="of:=FLOOR(([.$H$2] * ([.A129]-1)^2 + ([.A129]-1) * [.$H$3]) * [.$H$1]) + [.$H$1]" office:value-type="float" office:value="3238600000000" calcext:value-type="float">
            <text:p>3,238,600,000,000</text:p>
          </table:table-cell>
          <table:table-cell table:formula="of:=[.C129]/[.C128]" office:value-type="float" office:value="1.0159038865711" calcext:value-type="float">
            <text:p>1.0159</text:p>
          </table:table-cell>
          <table:table-cell table:formula="of:=[.C129]+[.E128]" office:value-type="float" office:value="139001600000000" calcext:value-type="float">
            <text:p>139,001,600,000,000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FLOOR([.$H$1] + ([.A130]-1)^[.$H$4]*[.$H$1])" office:value-type="float" office:value="1638500000000" calcext:value-type="float">
            <text:p>1,638,500,000,000</text:p>
          </table:table-cell>
          <table:table-cell table:formula="of:=FLOOR(([.$H$2] * ([.A130]-1)^2 + ([.A130]-1) * [.$H$3]) * [.$H$1]) + [.$H$1]" office:value-type="float" office:value="3289700000000" calcext:value-type="float">
            <text:p>3,289,700,000,000</text:p>
          </table:table-cell>
          <table:table-cell table:formula="of:=[.C130]/[.C129]" office:value-type="float" office:value="1.01577842277527" calcext:value-type="float">
            <text:p>1.0158</text:p>
          </table:table-cell>
          <table:table-cell table:formula="of:=[.C130]+[.E129]" office:value-type="float" office:value="142291300000000" calcext:value-type="float">
            <text:p>142,291,300,000,000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[.$H$1] + ([.A131]-1)^[.$H$4]*[.$H$1])" office:value-type="float" office:value="1664200000000" calcext:value-type="float">
            <text:p>1,664,200,000,000</text:p>
          </table:table-cell>
          <table:table-cell table:formula="of:=FLOOR(([.$H$2] * ([.A131]-1)^2 + ([.A131]-1) * [.$H$3]) * [.$H$1]) + [.$H$1]" office:value-type="float" office:value="3341200000000" calcext:value-type="float">
            <text:p>3,341,200,000,000</text:p>
          </table:table-cell>
          <table:table-cell table:formula="of:=[.C131]/[.C130]" office:value-type="float" office:value="1.0156549229413" calcext:value-type="float">
            <text:p>1.0157</text:p>
          </table:table-cell>
          <table:table-cell table:formula="of:=[.C131]+[.E130]" office:value-type="float" office:value="145632500000000" calcext:value-type="float">
            <text:p>145,632,500,000,000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FLOOR([.$H$1] + ([.A132]-1)^[.$H$4]*[.$H$1])" office:value-type="float" office:value="1690100000000" calcext:value-type="float">
            <text:p>1,690,100,000,000</text:p>
          </table:table-cell>
          <table:table-cell table:formula="of:=FLOOR(([.$H$2] * ([.A132]-1)^2 + ([.A132]-1) * [.$H$3]) * [.$H$1]) + [.$H$1]" office:value-type="float" office:value="3393100000000" calcext:value-type="float">
            <text:p>3,393,100,000,000</text:p>
          </table:table-cell>
          <table:table-cell table:formula="of:=[.C132]/[.C131]" office:value-type="float" office:value="1.0155333413145" calcext:value-type="float">
            <text:p>1.0155</text:p>
          </table:table-cell>
          <table:table-cell table:formula="of:=[.C132]+[.E131]" office:value-type="float" office:value="149025600000000" calcext:value-type="float">
            <text:p>149,025,600,000,000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FLOOR([.$H$1] + ([.A133]-1)^[.$H$4]*[.$H$1])" office:value-type="float" office:value="1716200000000" calcext:value-type="float">
            <text:p>1,716,200,000,000</text:p>
          </table:table-cell>
          <table:table-cell table:formula="of:=FLOOR(([.$H$2] * ([.A133]-1)^2 + ([.A133]-1) * [.$H$3]) * [.$H$1]) + [.$H$1]" office:value-type="float" office:value="3445400000000" calcext:value-type="float">
            <text:p>3,445,400,000,000</text:p>
          </table:table-cell>
          <table:table-cell table:formula="of:=[.C133]/[.C132]" office:value-type="float" office:value="1.01541363355044" calcext:value-type="float">
            <text:p>1.0154</text:p>
          </table:table-cell>
          <table:table-cell table:formula="of:=[.C133]+[.E132]" office:value-type="float" office:value="152471000000000" calcext:value-type="float">
            <text:p>152,471,000,000,000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FLOOR([.$H$1] + ([.A134]-1)^[.$H$4]*[.$H$1])" office:value-type="float" office:value="1742500000000" calcext:value-type="float">
            <text:p>1,742,500,000,000</text:p>
          </table:table-cell>
          <table:table-cell table:formula="of:=FLOOR(([.$H$2] * ([.A134]-1)^2 + ([.A134]-1) * [.$H$3]) * [.$H$1]) + [.$H$1]" office:value-type="float" office:value="3498100000000" calcext:value-type="float">
            <text:p>3,498,100,000,000</text:p>
          </table:table-cell>
          <table:table-cell table:formula="of:=[.C134]/[.C133]" office:value-type="float" office:value="1.01529575666106" calcext:value-type="float">
            <text:p>1.0153</text:p>
          </table:table-cell>
          <table:table-cell table:formula="of:=[.C134]+[.E133]" office:value-type="float" office:value="155969100000000" calcext:value-type="float">
            <text:p>155,969,100,000,000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FLOOR([.$H$1] + ([.A135]-1)^[.$H$4]*[.$H$1])" office:value-type="float" office:value="1769000000000" calcext:value-type="float">
            <text:p>1,769,000,000,000</text:p>
          </table:table-cell>
          <table:table-cell table:formula="of:=FLOOR(([.$H$2] * ([.A135]-1)^2 + ([.A135]-1) * [.$H$3]) * [.$H$1]) + [.$H$1]" office:value-type="float" office:value="3551200000000" calcext:value-type="float">
            <text:p>3,551,200,000,000</text:p>
          </table:table-cell>
          <table:table-cell table:formula="of:=[.C135]/[.C134]" office:value-type="float" office:value="1.01517966896315" calcext:value-type="float">
            <text:p>1.0152</text:p>
          </table:table-cell>
          <table:table-cell table:formula="of:=[.C135]+[.E134]" office:value-type="float" office:value="159520300000000" calcext:value-type="float">
            <text:p>159,520,300,000,000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FLOOR([.$H$1] + ([.A136]-1)^[.$H$4]*[.$H$1])" office:value-type="float" office:value="1795700000000" calcext:value-type="float">
            <text:p>1,795,700,000,000</text:p>
          </table:table-cell>
          <table:table-cell table:formula="of:=FLOOR(([.$H$2] * ([.A136]-1)^2 + ([.A136]-1) * [.$H$3]) * [.$H$1]) + [.$H$1]" office:value-type="float" office:value="3604700000000" calcext:value-type="float">
            <text:p>3,604,700,000,000</text:p>
          </table:table-cell>
          <table:table-cell table:formula="of:=[.C136]/[.C135]" office:value-type="float" office:value="1.01506533002929" calcext:value-type="float">
            <text:p>1.0151</text:p>
          </table:table-cell>
          <table:table-cell table:formula="of:=[.C136]+[.E135]" office:value-type="float" office:value="163125000000000" calcext:value-type="float">
            <text:p>163,125,000,000,000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FLOOR([.$H$1] + ([.A137]-1)^[.$H$4]*[.$H$1])" office:value-type="float" office:value="1822600000000" calcext:value-type="float">
            <text:p>1,822,600,000,000</text:p>
          </table:table-cell>
          <table:table-cell table:formula="of:=FLOOR(([.$H$2] * ([.A137]-1)^2 + ([.A137]-1) * [.$H$3]) * [.$H$1]) + [.$H$1]" office:value-type="float" office:value="3658600000000" calcext:value-type="float">
            <text:p>3,658,600,000,000</text:p>
          </table:table-cell>
          <table:table-cell table:formula="of:=[.C137]/[.C136]" office:value-type="float" office:value="1.01495270064083" calcext:value-type="float">
            <text:p>1.0150</text:p>
          </table:table-cell>
          <table:table-cell table:formula="of:=[.C137]+[.E136]" office:value-type="float" office:value="166783600000000" calcext:value-type="float">
            <text:p>166,783,600,000,000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FLOOR([.$H$1] + ([.A138]-1)^[.$H$4]*[.$H$1])" office:value-type="float" office:value="1849700000000" calcext:value-type="float">
            <text:p>1,849,700,000,000</text:p>
          </table:table-cell>
          <table:table-cell table:formula="of:=FLOOR(([.$H$2] * ([.A138]-1)^2 + ([.A138]-1) * [.$H$3]) * [.$H$1]) + [.$H$1]" office:value-type="float" office:value="3712900000000" calcext:value-type="float">
            <text:p>3,712,900,000,000</text:p>
          </table:table-cell>
          <table:table-cell table:formula="of:=[.C138]/[.C137]" office:value-type="float" office:value="1.01484174274313" calcext:value-type="float">
            <text:p>1.0148</text:p>
          </table:table-cell>
          <table:table-cell table:formula="of:=[.C138]+[.E137]" office:value-type="float" office:value="170496500000000" calcext:value-type="float">
            <text:p>170,496,500,000,000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FLOOR([.$H$1] + ([.A139]-1)^[.$H$4]*[.$H$1])" office:value-type="float" office:value="1877000000000" calcext:value-type="float">
            <text:p>1,877,000,000,000</text:p>
          </table:table-cell>
          <table:table-cell table:formula="of:=FLOOR(([.$H$2] * ([.A139]-1)^2 + ([.A139]-1) * [.$H$3]) * [.$H$1]) + [.$H$1]" office:value-type="float" office:value="3767600000000" calcext:value-type="float">
            <text:p>3,767,600,000,000</text:p>
          </table:table-cell>
          <table:table-cell table:formula="of:=[.C139]/[.C138]" office:value-type="float" office:value="1.01473241940262" calcext:value-type="float">
            <text:p>1.0147</text:p>
          </table:table-cell>
          <table:table-cell table:formula="of:=[.C139]+[.E138]" office:value-type="float" office:value="174264100000000" calcext:value-type="float">
            <text:p>174,264,100,000,000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FLOOR([.$H$1] + ([.A140]-1)^[.$H$4]*[.$H$1])" office:value-type="float" office:value="1904500000000" calcext:value-type="float">
            <text:p>1,904,500,000,000</text:p>
          </table:table-cell>
          <table:table-cell table:formula="of:=FLOOR(([.$H$2] * ([.A140]-1)^2 + ([.A140]-1) * [.$H$3]) * [.$H$1]) + [.$H$1]" office:value-type="float" office:value="3822700000000" calcext:value-type="float">
            <text:p>3,822,700,000,000</text:p>
          </table:table-cell>
          <table:table-cell table:formula="of:=[.C140]/[.C139]" office:value-type="float" office:value="1.0146246947659" calcext:value-type="float">
            <text:p>1.0146</text:p>
          </table:table-cell>
          <table:table-cell table:formula="of:=[.C140]+[.E139]" office:value-type="float" office:value="178086800000000" calcext:value-type="float">
            <text:p>178,086,800,000,000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[.$H$1] + ([.A141]-1)^[.$H$4]*[.$H$1])" office:value-type="float" office:value="1932200000000" calcext:value-type="float">
            <text:p>1,932,200,000,000</text:p>
          </table:table-cell>
          <table:table-cell table:formula="of:=FLOOR(([.$H$2] * ([.A141]-1)^2 + ([.A141]-1) * [.$H$3]) * [.$H$1]) + [.$H$1]" office:value-type="float" office:value="3878200000000" calcext:value-type="float">
            <text:p>3,878,200,000,000</text:p>
          </table:table-cell>
          <table:table-cell table:formula="of:=[.C141]/[.C140]" office:value-type="float" office:value="1.01451853402046" calcext:value-type="float">
            <text:p>1.0145</text:p>
          </table:table-cell>
          <table:table-cell table:formula="of:=[.C141]+[.E140]" office:value-type="float" office:value="181965000000000" calcext:value-type="float">
            <text:p>181,965,000,000,000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FLOOR([.$H$1] + ([.A142]-1)^[.$H$4]*[.$H$1])" office:value-type="float" office:value="1960100000000" calcext:value-type="float">
            <text:p>1,960,100,000,000</text:p>
          </table:table-cell>
          <table:table-cell table:formula="of:=FLOOR(([.$H$2] * ([.A142]-1)^2 + ([.A142]-1) * [.$H$3]) * [.$H$1]) + [.$H$1]" office:value-type="float" office:value="3934100000000" calcext:value-type="float">
            <text:p>3,934,100,000,000</text:p>
          </table:table-cell>
          <table:table-cell table:formula="of:=[.C142]/[.C141]" office:value-type="float" office:value="1.01441390335723" calcext:value-type="float">
            <text:p>1.0144</text:p>
          </table:table-cell>
          <table:table-cell table:formula="of:=[.C142]+[.E141]" office:value-type="float" office:value="185899100000000" calcext:value-type="float">
            <text:p>185,899,100,000,00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FLOOR([.$H$1] + ([.A143]-1)^[.$H$4]*[.$H$1])" office:value-type="float" office:value="1988200000000" calcext:value-type="float">
            <text:p>1,988,200,000,000</text:p>
          </table:table-cell>
          <table:table-cell table:formula="of:=FLOOR(([.$H$2] * ([.A143]-1)^2 + ([.A143]-1) * [.$H$3]) * [.$H$1]) + [.$H$1]" office:value-type="float" office:value="3990400000000" calcext:value-type="float">
            <text:p>3,990,400,000,000</text:p>
          </table:table-cell>
          <table:table-cell table:formula="of:=[.C143]/[.C142]" office:value-type="float" office:value="1.01431076993467" calcext:value-type="float">
            <text:p>1.0143</text:p>
          </table:table-cell>
          <table:table-cell table:formula="of:=[.C143]+[.E142]" office:value-type="float" office:value="189889500000000" calcext:value-type="float">
            <text:p>189,889,500,000,000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FLOOR([.$H$1] + ([.A144]-1)^[.$H$4]*[.$H$1])" office:value-type="float" office:value="2016500000000" calcext:value-type="float">
            <text:p>2,016,500,000,000</text:p>
          </table:table-cell>
          <table:table-cell table:formula="of:=FLOOR(([.$H$2] * ([.A144]-1)^2 + ([.A144]-1) * [.$H$3]) * [.$H$1]) + [.$H$1]" office:value-type="float" office:value="4047100000000" calcext:value-type="float">
            <text:p>4,047,100,000,000</text:p>
          </table:table-cell>
          <table:table-cell table:formula="of:=[.C144]/[.C143]" office:value-type="float" office:value="1.01420910184443" calcext:value-type="float">
            <text:p>1.0142</text:p>
          </table:table-cell>
          <table:table-cell table:formula="of:=[.C144]+[.E143]" office:value-type="float" office:value="193936600000000" calcext:value-type="float">
            <text:p>193,936,600,000,000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FLOOR([.$H$1] + ([.A145]-1)^[.$H$4]*[.$H$1])" office:value-type="float" office:value="2045000000000" calcext:value-type="float">
            <text:p>2,045,000,000,000</text:p>
          </table:table-cell>
          <table:table-cell table:formula="of:=FLOOR(([.$H$2] * ([.A145]-1)^2 + ([.A145]-1) * [.$H$3]) * [.$H$1]) + [.$H$1]" office:value-type="float" office:value="4104200000000" calcext:value-type="float">
            <text:p>4,104,200,000,000</text:p>
          </table:table-cell>
          <table:table-cell table:formula="of:=[.C145]/[.C144]" office:value-type="float" office:value="1.01410886807838" calcext:value-type="float">
            <text:p>1.0141</text:p>
          </table:table-cell>
          <table:table-cell table:formula="of:=[.C145]+[.E144]" office:value-type="float" office:value="198040800000000" calcext:value-type="float">
            <text:p>198,040,800,000,000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FLOOR([.$H$1] + ([.A146]-1)^[.$H$4]*[.$H$1])" office:value-type="float" office:value="2073700000000" calcext:value-type="float">
            <text:p>2,073,700,000,000</text:p>
          </table:table-cell>
          <table:table-cell table:formula="of:=FLOOR(([.$H$2] * ([.A146]-1)^2 + ([.A146]-1) * [.$H$3]) * [.$H$1]) + [.$H$1]" office:value-type="float" office:value="4161700000000" calcext:value-type="float">
            <text:p>4,161,700,000,000</text:p>
          </table:table-cell>
          <table:table-cell table:formula="of:=[.C146]/[.C145]" office:value-type="float" office:value="1.01401003849715" calcext:value-type="float">
            <text:p>1.0140</text:p>
          </table:table-cell>
          <table:table-cell table:formula="of:=[.C146]+[.E145]" office:value-type="float" office:value="202202500000000" calcext:value-type="float">
            <text:p>202,202,500,000,000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FLOOR([.$H$1] + ([.A147]-1)^[.$H$4]*[.$H$1])" office:value-type="float" office:value="2102600000000" calcext:value-type="float">
            <text:p>2,102,600,000,000</text:p>
          </table:table-cell>
          <table:table-cell table:formula="of:=FLOOR(([.$H$2] * ([.A147]-1)^2 + ([.A147]-1) * [.$H$3]) * [.$H$1]) + [.$H$1]" office:value-type="float" office:value="4219600000000" calcext:value-type="float">
            <text:p>4,219,600,000,000</text:p>
          </table:table-cell>
          <table:table-cell table:formula="of:=[.C147]/[.C146]" office:value-type="float" office:value="1.01391258379989" calcext:value-type="float">
            <text:p>1.0139</text:p>
          </table:table-cell>
          <table:table-cell table:formula="of:=[.C147]+[.E146]" office:value-type="float" office:value="206422100000000" calcext:value-type="float">
            <text:p>206,422,100,000,000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FLOOR([.$H$1] + ([.A148]-1)^[.$H$4]*[.$H$1])" office:value-type="float" office:value="2131700000000" calcext:value-type="float">
            <text:p>2,131,700,000,000</text:p>
          </table:table-cell>
          <table:table-cell table:formula="of:=FLOOR(([.$H$2] * ([.A148]-1)^2 + ([.A148]-1) * [.$H$3]) * [.$H$1]) + [.$H$1]" office:value-type="float" office:value="4277900000000" calcext:value-type="float">
            <text:p>4,277,900,000,000</text:p>
          </table:table-cell>
          <table:table-cell table:formula="of:=[.C148]/[.C147]" office:value-type="float" office:value="1.01381647549531" calcext:value-type="float">
            <text:p>1.0138</text:p>
          </table:table-cell>
          <table:table-cell table:formula="of:=[.C148]+[.E147]" office:value-type="float" office:value="210700000000000" calcext:value-type="float">
            <text:p>210,700,000,000,000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FLOOR([.$H$1] + ([.A149]-1)^[.$H$4]*[.$H$1])" office:value-type="float" office:value="2161000000000" calcext:value-type="float">
            <text:p>2,161,000,000,000</text:p>
          </table:table-cell>
          <table:table-cell table:formula="of:=FLOOR(([.$H$2] * ([.A149]-1)^2 + ([.A149]-1) * [.$H$3]) * [.$H$1]) + [.$H$1]" office:value-type="float" office:value="4336600000000" calcext:value-type="float">
            <text:p>4,336,600,000,000</text:p>
          </table:table-cell>
          <table:table-cell table:formula="of:=[.C149]/[.C148]" office:value-type="float" office:value="1.01372168587391" calcext:value-type="float">
            <text:p>1.0137</text:p>
          </table:table-cell>
          <table:table-cell table:formula="of:=[.C149]+[.E148]" office:value-type="float" office:value="215036600000000" calcext:value-type="float">
            <text:p>215,036,600,000,000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FLOOR([.$H$1] + ([.A150]-1)^[.$H$4]*[.$H$1])" office:value-type="float" office:value="2190500000000" calcext:value-type="float">
            <text:p>2,190,500,000,000</text:p>
          </table:table-cell>
          <table:table-cell table:formula="of:=FLOOR(([.$H$2] * ([.A150]-1)^2 + ([.A150]-1) * [.$H$3]) * [.$H$1]) + [.$H$1]" office:value-type="float" office:value="4395700000000" calcext:value-type="float">
            <text:p>4,395,700,000,000</text:p>
          </table:table-cell>
          <table:table-cell table:formula="of:=[.C150]/[.C149]" office:value-type="float" office:value="1.01362818798137" calcext:value-type="float">
            <text:p>1.0136</text:p>
          </table:table-cell>
          <table:table-cell table:formula="of:=[.C150]+[.E149]" office:value-type="float" office:value="219432300000000" calcext:value-type="float">
            <text:p>219,432,300,000,000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[.$H$1] + ([.A151]-1)^[.$H$4]*[.$H$1])" office:value-type="float" office:value="2220200000000" calcext:value-type="float">
            <text:p>2,220,200,000,000</text:p>
          </table:table-cell>
          <table:table-cell table:formula="of:=FLOOR(([.$H$2] * ([.A151]-1)^2 + ([.A151]-1) * [.$H$3]) * [.$H$1]) + [.$H$1]" office:value-type="float" office:value="4455200000000" calcext:value-type="float">
            <text:p>4,455,200,000,000</text:p>
          </table:table-cell>
          <table:table-cell table:formula="of:=[.C151]/[.C150]" office:value-type="float" office:value="1.01353595559297" calcext:value-type="float">
            <text:p>1.0135</text:p>
          </table:table-cell>
          <table:table-cell table:formula="of:=[.C151]+[.E150]" office:value-type="float" office:value="223887500000000" calcext:value-type="float">
            <text:p>223,887,500,000,000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FLOOR([.$H$1] + ([.A152]-1)^[.$H$4]*[.$H$1])" office:value-type="float" office:value="2250100000000" calcext:value-type="float">
            <text:p>2,250,100,000,000</text:p>
          </table:table-cell>
          <table:table-cell table:formula="of:=FLOOR(([.$H$2] * ([.A152]-1)^2 + ([.A152]-1) * [.$H$3]) * [.$H$1]) + [.$H$1]" office:value-type="float" office:value="4515100000000" calcext:value-type="float">
            <text:p>4,515,100,000,000</text:p>
          </table:table-cell>
          <table:table-cell table:formula="of:=[.C152]/[.C151]" office:value-type="float" office:value="1.01344496318908" calcext:value-type="float">
            <text:p>1.0134</text:p>
          </table:table-cell>
          <table:table-cell table:formula="of:=[.C152]+[.E151]" office:value-type="float" office:value="228402600000000" calcext:value-type="float">
            <text:p>228,402,600,000,000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FLOOR([.$H$1] + ([.A153]-1)^[.$H$4]*[.$H$1])" office:value-type="float" office:value="2280200000000" calcext:value-type="float">
            <text:p>2,280,200,000,000</text:p>
          </table:table-cell>
          <table:table-cell table:formula="of:=FLOOR(([.$H$2] * ([.A153]-1)^2 + ([.A153]-1) * [.$H$3]) * [.$H$1]) + [.$H$1]" office:value-type="float" office:value="4575400000000" calcext:value-type="float">
            <text:p>4,575,400,000,000</text:p>
          </table:table-cell>
          <table:table-cell table:formula="of:=[.C153]/[.C152]" office:value-type="float" office:value="1.01335518593165" calcext:value-type="float">
            <text:p>1.0134</text:p>
          </table:table-cell>
          <table:table-cell table:formula="of:=[.C153]+[.E152]" office:value-type="float" office:value="232978000000000" calcext:value-type="float">
            <text:p>232,978,000,000,000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FLOOR([.$H$1] + ([.A154]-1)^[.$H$4]*[.$H$1])" office:value-type="float" office:value="2310500000000" calcext:value-type="float">
            <text:p>2,310,500,000,000</text:p>
          </table:table-cell>
          <table:table-cell table:formula="of:=FLOOR(([.$H$2] * ([.A154]-1)^2 + ([.A154]-1) * [.$H$3]) * [.$H$1]) + [.$H$1]" office:value-type="float" office:value="4636100000000" calcext:value-type="float">
            <text:p>4,636,100,000,000</text:p>
          </table:table-cell>
          <table:table-cell table:formula="of:=[.C154]/[.C153]" office:value-type="float" office:value="1.01326659964156" calcext:value-type="float">
            <text:p>1.0133</text:p>
          </table:table-cell>
          <table:table-cell table:formula="of:=[.C154]+[.E153]" office:value-type="float" office:value="237614100000000" calcext:value-type="float">
            <text:p>237,614,100,000,000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FLOOR([.$H$1] + ([.A155]-1)^[.$H$4]*[.$H$1])" office:value-type="float" office:value="2341000000000" calcext:value-type="float">
            <text:p>2,341,000,000,000</text:p>
          </table:table-cell>
          <table:table-cell table:formula="of:=FLOOR(([.$H$2] * ([.A155]-1)^2 + ([.A155]-1) * [.$H$3]) * [.$H$1]) + [.$H$1]" office:value-type="float" office:value="4697200000000" calcext:value-type="float">
            <text:p>4,697,200,000,000</text:p>
          </table:table-cell>
          <table:table-cell table:formula="of:=[.C155]/[.C154]" office:value-type="float" office:value="1.01317918077695" calcext:value-type="float">
            <text:p>1.0132</text:p>
          </table:table-cell>
          <table:table-cell table:formula="of:=[.C155]+[.E154]" office:value-type="float" office:value="242311300000000" calcext:value-type="float">
            <text:p>242,311,300,000,000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FLOOR([.$H$1] + ([.A156]-1)^[.$H$4]*[.$H$1])" office:value-type="float" office:value="2371700000000" calcext:value-type="float">
            <text:p>2,371,700,000,000</text:p>
          </table:table-cell>
          <table:table-cell table:formula="of:=FLOOR(([.$H$2] * ([.A156]-1)^2 + ([.A156]-1) * [.$H$3]) * [.$H$1]) + [.$H$1]" office:value-type="float" office:value="4758700000000" calcext:value-type="float">
            <text:p>4,758,700,000,000</text:p>
          </table:table-cell>
          <table:table-cell table:formula="of:=[.C156]/[.C155]" office:value-type="float" office:value="1.01309290641233" calcext:value-type="float">
            <text:p>1.0131</text:p>
          </table:table-cell>
          <table:table-cell table:formula="of:=[.C156]+[.E155]" office:value-type="float" office:value="247070000000000" calcext:value-type="float">
            <text:p>247,070,000,000,000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FLOOR([.$H$1] + ([.A157]-1)^[.$H$4]*[.$H$1])" office:value-type="float" office:value="2402600000000" calcext:value-type="float">
            <text:p>2,402,600,000,000</text:p>
          </table:table-cell>
          <table:table-cell table:formula="of:=FLOOR(([.$H$2] * ([.A157]-1)^2 + ([.A157]-1) * [.$H$3]) * [.$H$1]) + [.$H$1]" office:value-type="float" office:value="4820600000000" calcext:value-type="float">
            <text:p>4,820,600,000,000</text:p>
          </table:table-cell>
          <table:table-cell table:formula="of:=[.C157]/[.C156]" office:value-type="float" office:value="1.01300775421859" calcext:value-type="float">
            <text:p>1.0130</text:p>
          </table:table-cell>
          <table:table-cell table:formula="of:=[.C157]+[.E156]" office:value-type="float" office:value="251890600000000" calcext:value-type="float">
            <text:p>251,890,600,000,000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FLOOR([.$H$1] + ([.A158]-1)^[.$H$4]*[.$H$1])" office:value-type="float" office:value="2433700000000" calcext:value-type="float">
            <text:p>2,433,700,000,000</text:p>
          </table:table-cell>
          <table:table-cell table:formula="of:=FLOOR(([.$H$2] * ([.A158]-1)^2 + ([.A158]-1) * [.$H$3]) * [.$H$1]) + [.$H$1]" office:value-type="float" office:value="4882900000000" calcext:value-type="float">
            <text:p>4,882,900,000,000</text:p>
          </table:table-cell>
          <table:table-cell table:formula="of:=[.C158]/[.C157]" office:value-type="float" office:value="1.01292370244368" calcext:value-type="float">
            <text:p>1.0129</text:p>
          </table:table-cell>
          <table:table-cell table:formula="of:=[.C158]+[.E157]" office:value-type="float" office:value="256773500000000" calcext:value-type="float">
            <text:p>256,773,500,000,000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FLOOR([.$H$1] + ([.A159]-1)^[.$H$4]*[.$H$1])" office:value-type="float" office:value="2465000000000" calcext:value-type="float">
            <text:p>2,465,000,000,000</text:p>
          </table:table-cell>
          <table:table-cell table:formula="of:=FLOOR(([.$H$2] * ([.A159]-1)^2 + ([.A159]-1) * [.$H$3]) * [.$H$1]) + [.$H$1]" office:value-type="float" office:value="4945600000000" calcext:value-type="float">
            <text:p>4,945,600,000,000</text:p>
          </table:table-cell>
          <table:table-cell table:formula="of:=[.C159]/[.C158]" office:value-type="float" office:value="1.01284072989412" calcext:value-type="float">
            <text:p>1.0128</text:p>
          </table:table-cell>
          <table:table-cell table:formula="of:=[.C159]+[.E158]" office:value-type="float" office:value="261719100000000" calcext:value-type="float">
            <text:p>261,719,100,000,000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FLOOR([.$H$1] + ([.A160]-1)^[.$H$4]*[.$H$1])" office:value-type="float" office:value="2496500000000" calcext:value-type="float">
            <text:p>2,496,500,000,000</text:p>
          </table:table-cell>
          <table:table-cell table:formula="of:=FLOOR(([.$H$2] * ([.A160]-1)^2 + ([.A160]-1) * [.$H$3]) * [.$H$1]) + [.$H$1]" office:value-type="float" office:value="5008700000000" calcext:value-type="float">
            <text:p>5,008,700,000,000</text:p>
          </table:table-cell>
          <table:table-cell table:formula="of:=[.C160]/[.C159]" office:value-type="float" office:value="1.01275881591718" calcext:value-type="float">
            <text:p>1.0128</text:p>
          </table:table-cell>
          <table:table-cell table:formula="of:=[.C160]+[.E159]" office:value-type="float" office:value="266727800000000" calcext:value-type="float">
            <text:p>266,727,800,000,000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[.$H$1] + ([.A161]-1)^[.$H$4]*[.$H$1])" office:value-type="float" office:value="2528200000000" calcext:value-type="float">
            <text:p>2,528,200,000,000</text:p>
          </table:table-cell>
          <table:table-cell table:formula="of:=FLOOR(([.$H$2] * ([.A161]-1)^2 + ([.A161]-1) * [.$H$3]) * [.$H$1]) + [.$H$1]" office:value-type="float" office:value="5072200000000" calcext:value-type="float">
            <text:p>5,072,200,000,000</text:p>
          </table:table-cell>
          <table:table-cell table:formula="of:=[.C161]/[.C160]" office:value-type="float" office:value="1.01267794038373" calcext:value-type="float">
            <text:p>1.0127</text:p>
          </table:table-cell>
          <table:table-cell table:formula="of:=[.C161]+[.E160]" office:value-type="float" office:value="271800000000000" calcext:value-type="float">
            <text:p>271,800,000,000,000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FLOOR([.$H$1] + ([.A162]-1)^[.$H$4]*[.$H$1])" office:value-type="float" office:value="2560100000000" calcext:value-type="float">
            <text:p>2,560,100,000,000</text:p>
          </table:table-cell>
          <table:table-cell table:formula="of:=FLOOR(([.$H$2] * ([.A162]-1)^2 + ([.A162]-1) * [.$H$3]) * [.$H$1]) + [.$H$1]" office:value-type="float" office:value="5136100000000" calcext:value-type="float">
            <text:p>5,136,100,000,000</text:p>
          </table:table-cell>
          <table:table-cell table:formula="of:=[.C162]/[.C161]" office:value-type="float" office:value="1.01259808367178" calcext:value-type="float">
            <text:p>1.0126</text:p>
          </table:table-cell>
          <table:table-cell table:formula="of:=[.C162]+[.E161]" office:value-type="float" office:value="276936100000000" calcext:value-type="float">
            <text:p>276,936,100,000,000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FLOOR([.$H$1] + ([.A163]-1)^[.$H$4]*[.$H$1])" office:value-type="float" office:value="2592200000000" calcext:value-type="float">
            <text:p>2,592,200,000,000</text:p>
          </table:table-cell>
          <table:table-cell table:formula="of:=FLOOR(([.$H$2] * ([.A163]-1)^2 + ([.A163]-1) * [.$H$3]) * [.$H$1]) + [.$H$1]" office:value-type="float" office:value="5200400000000" calcext:value-type="float">
            <text:p>5,200,400,000,000</text:p>
          </table:table-cell>
          <table:table-cell table:formula="of:=[.C163]/[.C162]" office:value-type="float" office:value="1.01251922665057" calcext:value-type="float">
            <text:p>1.0125</text:p>
          </table:table-cell>
          <table:table-cell table:formula="of:=[.C163]+[.E162]" office:value-type="float" office:value="282136500000000" calcext:value-type="float">
            <text:p>282,136,500,000,000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FLOOR([.$H$1] + ([.A164]-1)^[.$H$4]*[.$H$1])" office:value-type="float" office:value="2624500000000" calcext:value-type="float">
            <text:p>2,624,500,000,000</text:p>
          </table:table-cell>
          <table:table-cell table:formula="of:=FLOOR(([.$H$2] * ([.A164]-1)^2 + ([.A164]-1) * [.$H$3]) * [.$H$1]) + [.$H$1]" office:value-type="float" office:value="5265100000000" calcext:value-type="float">
            <text:p>5,265,100,000,000</text:p>
          </table:table-cell>
          <table:table-cell table:formula="of:=[.C164]/[.C163]" office:value-type="float" office:value="1.01244135066533" calcext:value-type="float">
            <text:p>1.0124</text:p>
          </table:table-cell>
          <table:table-cell table:formula="of:=[.C164]+[.E163]" office:value-type="float" office:value="287401600000000" calcext:value-type="float">
            <text:p>287,401,600,000,000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[.$H$1] + ([.A165]-1)^[.$H$4]*[.$H$1])" office:value-type="float" office:value="2657000000000" calcext:value-type="float">
            <text:p>2,657,000,000,000</text:p>
          </table:table-cell>
          <table:table-cell table:formula="of:=FLOOR(([.$H$2] * ([.A165]-1)^2 + ([.A165]-1) * [.$H$3]) * [.$H$1]) + [.$H$1]" office:value-type="float" office:value="5330200000000" calcext:value-type="float">
            <text:p>5,330,200,000,000</text:p>
          </table:table-cell>
          <table:table-cell table:formula="of:=[.C165]/[.C164]" office:value-type="float" office:value="1.01236443752255" calcext:value-type="float">
            <text:p>1.0124</text:p>
          </table:table-cell>
          <table:table-cell table:formula="of:=[.C165]+[.E164]" office:value-type="float" office:value="292731800000000" calcext:value-type="float">
            <text:p>292,731,800,000,000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FLOOR([.$H$1] + ([.A166]-1)^[.$H$4]*[.$H$1])" office:value-type="float" office:value="2689700000000" calcext:value-type="float">
            <text:p>2,689,700,000,000</text:p>
          </table:table-cell>
          <table:table-cell table:formula="of:=FLOOR(([.$H$2] * ([.A166]-1)^2 + ([.A166]-1) * [.$H$3]) * [.$H$1]) + [.$H$1]" office:value-type="float" office:value="5395700000000" calcext:value-type="float">
            <text:p>5,395,700,000,000</text:p>
          </table:table-cell>
          <table:table-cell table:formula="of:=[.C166]/[.C165]" office:value-type="float" office:value="1.01228846947582" calcext:value-type="float">
            <text:p>1.0123</text:p>
          </table:table-cell>
          <table:table-cell table:formula="of:=[.C166]+[.E165]" office:value-type="float" office:value="298127500000000" calcext:value-type="float">
            <text:p>298,127,500,000,000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FLOOR([.$H$1] + ([.A167]-1)^[.$H$4]*[.$H$1])" office:value-type="float" office:value="2722600000000" calcext:value-type="float">
            <text:p>2,722,600,000,000</text:p>
          </table:table-cell>
          <table:table-cell table:formula="of:=FLOOR(([.$H$2] * ([.A167]-1)^2 + ([.A167]-1) * [.$H$3]) * [.$H$1]) + [.$H$1]" office:value-type="float" office:value="5461600000000" calcext:value-type="float">
            <text:p>5,461,600,000,000</text:p>
          </table:table-cell>
          <table:table-cell table:formula="of:=[.C167]/[.C166]" office:value-type="float" office:value="1.01221342921215" calcext:value-type="float">
            <text:p>1.0122</text:p>
          </table:table-cell>
          <table:table-cell table:formula="of:=[.C167]+[.E166]" office:value-type="float" office:value="303589100000000" calcext:value-type="float">
            <text:p>303,589,100,000,000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FLOOR([.$H$1] + ([.A168]-1)^[.$H$4]*[.$H$1])" office:value-type="float" office:value="2755700000000" calcext:value-type="float">
            <text:p>2,755,700,000,000</text:p>
          </table:table-cell>
          <table:table-cell table:formula="of:=FLOOR(([.$H$2] * ([.A168]-1)^2 + ([.A168]-1) * [.$H$3]) * [.$H$1]) + [.$H$1]" office:value-type="float" office:value="5527900000000" calcext:value-type="float">
            <text:p>5,527,900,000,000</text:p>
          </table:table-cell>
          <table:table-cell table:formula="of:=[.C168]/[.C167]" office:value-type="float" office:value="1.01213929983888" calcext:value-type="float">
            <text:p>1.0121</text:p>
          </table:table-cell>
          <table:table-cell table:formula="of:=[.C168]+[.E167]" office:value-type="float" office:value="309117000000000" calcext:value-type="float">
            <text:p>309,117,000,000,000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[.$H$1] + ([.A169]-1)^[.$H$4]*[.$H$1])" office:value-type="float" office:value="2789000000000" calcext:value-type="float">
            <text:p>2,789,000,000,000</text:p>
          </table:table-cell>
          <table:table-cell table:formula="of:=FLOOR(([.$H$2] * ([.A169]-1)^2 + ([.A169]-1) * [.$H$3]) * [.$H$1]) + [.$H$1]" office:value-type="float" office:value="5594600000000" calcext:value-type="float">
            <text:p>5,594,600,000,000</text:p>
          </table:table-cell>
          <table:table-cell table:formula="of:=[.C169]/[.C168]" office:value-type="float" office:value="1.01206606487093" calcext:value-type="float">
            <text:p>1.0121</text:p>
          </table:table-cell>
          <table:table-cell table:formula="of:=[.C169]+[.E168]" office:value-type="float" office:value="314711600000000" calcext:value-type="float">
            <text:p>314,711,600,000,000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FLOOR([.$H$1] + ([.A170]-1)^[.$H$4]*[.$H$1])" office:value-type="float" office:value="2822500000000" calcext:value-type="float">
            <text:p>2,822,500,000,000</text:p>
          </table:table-cell>
          <table:table-cell table:formula="of:=FLOOR(([.$H$2] * ([.A170]-1)^2 + ([.A170]-1) * [.$H$3]) * [.$H$1]) + [.$H$1]" office:value-type="float" office:value="5661700000000" calcext:value-type="float">
            <text:p>5,661,700,000,000</text:p>
          </table:table-cell>
          <table:table-cell table:formula="of:=[.C170]/[.C169]" office:value-type="float" office:value="1.01199370821864" calcext:value-type="float">
            <text:p>1.0120</text:p>
          </table:table-cell>
          <table:table-cell table:formula="of:=[.C170]+[.E169]" office:value-type="float" office:value="320373300000000" calcext:value-type="float">
            <text:p>320,373,300,000,000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[.$H$1] + ([.A171]-1)^[.$H$4]*[.$H$1])" office:value-type="float" office:value="2856200000000" calcext:value-type="float">
            <text:p>2,856,200,000,000</text:p>
          </table:table-cell>
          <table:table-cell table:formula="of:=FLOOR(([.$H$2] * ([.A171]-1)^2 + ([.A171]-1) * [.$H$3]) * [.$H$1]) + [.$H$1]" office:value-type="float" office:value="5729200000000" calcext:value-type="float">
            <text:p>5,729,200,000,000</text:p>
          </table:table-cell>
          <table:table-cell table:formula="of:=[.C171]/[.C170]" office:value-type="float" office:value="1.01192221417595" calcext:value-type="float">
            <text:p>1.0119</text:p>
          </table:table-cell>
          <table:table-cell table:formula="of:=[.C171]+[.E170]" office:value-type="float" office:value="326102500000000" calcext:value-type="float">
            <text:p>326,102,500,000,000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FLOOR([.$H$1] + ([.A172]-1)^[.$H$4]*[.$H$1])" office:value-type="float" office:value="2890100000000" calcext:value-type="float">
            <text:p>2,890,100,000,000</text:p>
          </table:table-cell>
          <table:table-cell table:formula="of:=FLOOR(([.$H$2] * ([.A172]-1)^2 + ([.A172]-1) * [.$H$3]) * [.$H$1]) + [.$H$1]" office:value-type="float" office:value="5797100000000" calcext:value-type="float">
            <text:p>5,797,100,000,000</text:p>
          </table:table-cell>
          <table:table-cell table:formula="of:=[.C172]/[.C171]" office:value-type="float" office:value="1.01185156740906" calcext:value-type="float">
            <text:p>1.0119</text:p>
          </table:table-cell>
          <table:table-cell table:formula="of:=[.C172]+[.E171]" office:value-type="float" office:value="331899600000000" calcext:value-type="float">
            <text:p>331,899,600,000,000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FLOOR([.$H$1] + ([.A173]-1)^[.$H$4]*[.$H$1])" office:value-type="float" office:value="2924200000000" calcext:value-type="float">
            <text:p>2,924,200,000,000</text:p>
          </table:table-cell>
          <table:table-cell table:formula="of:=FLOOR(([.$H$2] * ([.A173]-1)^2 + ([.A173]-1) * [.$H$3]) * [.$H$1]) + [.$H$1]" office:value-type="float" office:value="5865400000000" calcext:value-type="float">
            <text:p>5,865,400,000,000</text:p>
          </table:table-cell>
          <table:table-cell table:formula="of:=[.C173]/[.C172]" office:value-type="float" office:value="1.01178175294544" calcext:value-type="float">
            <text:p>1.0118</text:p>
          </table:table-cell>
          <table:table-cell table:formula="of:=[.C173]+[.E172]" office:value-type="float" office:value="337765000000000" calcext:value-type="float">
            <text:p>337,765,000,000,000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FLOOR([.$H$1] + ([.A174]-1)^[.$H$4]*[.$H$1])" office:value-type="float" office:value="2958500000000" calcext:value-type="float">
            <text:p>2,958,500,000,000</text:p>
          </table:table-cell>
          <table:table-cell table:formula="of:=FLOOR(([.$H$2] * ([.A174]-1)^2 + ([.A174]-1) * [.$H$3]) * [.$H$1]) + [.$H$1]" office:value-type="float" office:value="5934100000000" calcext:value-type="float">
            <text:p>5,934,100,000,000</text:p>
          </table:table-cell>
          <table:table-cell table:formula="of:=[.C174]/[.C173]" office:value-type="float" office:value="1.01171275616326" calcext:value-type="float">
            <text:p>1.0117</text:p>
          </table:table-cell>
          <table:table-cell table:formula="of:=[.C174]+[.E173]" office:value-type="float" office:value="343699100000000" calcext:value-type="float">
            <text:p>343,699,100,000,000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FLOOR([.$H$1] + ([.A175]-1)^[.$H$4]*[.$H$1])" office:value-type="float" office:value="2993000000000" calcext:value-type="float">
            <text:p>2,993,000,000,000</text:p>
          </table:table-cell>
          <table:table-cell table:formula="of:=FLOOR(([.$H$2] * ([.A175]-1)^2 + ([.A175]-1) * [.$H$3]) * [.$H$1]) + [.$H$1]" office:value-type="float" office:value="6003200000000" calcext:value-type="float">
            <text:p>6,003,200,000,000</text:p>
          </table:table-cell>
          <table:table-cell table:formula="of:=[.C175]/[.C174]" office:value-type="float" office:value="1.01164456278121" calcext:value-type="float">
            <text:p>1.0116</text:p>
          </table:table-cell>
          <table:table-cell table:formula="of:=[.C175]+[.E174]" office:value-type="float" office:value="349702300000000" calcext:value-type="float">
            <text:p>349,702,300,000,000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FLOOR([.$H$1] + ([.A176]-1)^[.$H$4]*[.$H$1])" office:value-type="float" office:value="3027700000000" calcext:value-type="float">
            <text:p>3,027,700,000,000</text:p>
          </table:table-cell>
          <table:table-cell table:formula="of:=FLOOR(([.$H$2] * ([.A176]-1)^2 + ([.A176]-1) * [.$H$3]) * [.$H$1]) + [.$H$1]" office:value-type="float" office:value="6072700000000" calcext:value-type="float">
            <text:p>6,072,700,000,000</text:p>
          </table:table-cell>
          <table:table-cell table:formula="of:=[.C176]/[.C175]" office:value-type="float" office:value="1.01157715884861" calcext:value-type="float">
            <text:p>1.0116</text:p>
          </table:table-cell>
          <table:table-cell table:formula="of:=[.C176]+[.E175]" office:value-type="float" office:value="355775000000000" calcext:value-type="float">
            <text:p>355,775,000,000,000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FLOOR([.$H$1] + ([.A177]-1)^[.$H$4]*[.$H$1])" office:value-type="float" office:value="3062600000000" calcext:value-type="float">
            <text:p>3,062,600,000,000</text:p>
          </table:table-cell>
          <table:table-cell table:formula="of:=FLOOR(([.$H$2] * ([.A177]-1)^2 + ([.A177]-1) * [.$H$3]) * [.$H$1]) + [.$H$1]" office:value-type="float" office:value="6142600000000" calcext:value-type="float">
            <text:p>6,142,600,000,000</text:p>
          </table:table-cell>
          <table:table-cell table:formula="of:=[.C177]/[.C176]" office:value-type="float" office:value="1.01151053073592" calcext:value-type="float">
            <text:p>1.0115</text:p>
          </table:table-cell>
          <table:table-cell table:formula="of:=[.C177]+[.E176]" office:value-type="float" office:value="361917600000000" calcext:value-type="float">
            <text:p>361,917,600,000,000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FLOOR([.$H$1] + ([.A178]-1)^[.$H$4]*[.$H$1])" office:value-type="float" office:value="3097700000000" calcext:value-type="float">
            <text:p>3,097,700,000,000</text:p>
          </table:table-cell>
          <table:table-cell table:formula="of:=FLOOR(([.$H$2] * ([.A178]-1)^2 + ([.A178]-1) * [.$H$3]) * [.$H$1]) + [.$H$1]" office:value-type="float" office:value="6212900000000" calcext:value-type="float">
            <text:p>6,212,900,000,000</text:p>
          </table:table-cell>
          <table:table-cell table:formula="of:=[.C178]/[.C177]" office:value-type="float" office:value="1.01144466512552" calcext:value-type="float">
            <text:p>1.0114</text:p>
          </table:table-cell>
          <table:table-cell table:formula="of:=[.C178]+[.E177]" office:value-type="float" office:value="368130500000000" calcext:value-type="float">
            <text:p>368,130,500,000,000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FLOOR([.$H$1] + ([.A179]-1)^[.$H$4]*[.$H$1])" office:value-type="float" office:value="3133000000000" calcext:value-type="float">
            <text:p>3,133,000,000,000</text:p>
          </table:table-cell>
          <table:table-cell table:formula="of:=FLOOR(([.$H$2] * ([.A179]-1)^2 + ([.A179]-1) * [.$H$3]) * [.$H$1]) + [.$H$1]" office:value-type="float" office:value="6283600000000" calcext:value-type="float">
            <text:p>6,283,600,000,000</text:p>
          </table:table-cell>
          <table:table-cell table:formula="of:=[.C179]/[.C178]" office:value-type="float" office:value="1.01137954900288" calcext:value-type="float">
            <text:p>1.0114</text:p>
          </table:table-cell>
          <table:table-cell table:formula="of:=[.C179]+[.E178]" office:value-type="float" office:value="374414100000000" calcext:value-type="float">
            <text:p>374,414,100,000,000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FLOOR([.$H$1] + ([.A180]-1)^[.$H$4]*[.$H$1])" office:value-type="float" office:value="3168500000000" calcext:value-type="float">
            <text:p>3,168,500,000,000</text:p>
          </table:table-cell>
          <table:table-cell table:formula="of:=FLOOR(([.$H$2] * ([.A180]-1)^2 + ([.A180]-1) * [.$H$3]) * [.$H$1]) + [.$H$1]" office:value-type="float" office:value="6354700000000" calcext:value-type="float">
            <text:p>6,354,700,000,000</text:p>
          </table:table-cell>
          <table:table-cell table:formula="of:=[.C180]/[.C179]" office:value-type="float" office:value="1.01131516964797" calcext:value-type="float">
            <text:p>1.0113</text:p>
          </table:table-cell>
          <table:table-cell table:formula="of:=[.C180]+[.E179]" office:value-type="float" office:value="380768800000000" calcext:value-type="float">
            <text:p>380,768,800,000,000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[.$H$1] + ([.A181]-1)^[.$H$4]*[.$H$1])" office:value-type="float" office:value="3204200000000" calcext:value-type="float">
            <text:p>3,204,200,000,000</text:p>
          </table:table-cell>
          <table:table-cell table:formula="of:=FLOOR(([.$H$2] * ([.A181]-1)^2 + ([.A181]-1) * [.$H$3]) * [.$H$1]) + [.$H$1]" office:value-type="float" office:value="6426200000000" calcext:value-type="float">
            <text:p>6,426,200,000,000</text:p>
          </table:table-cell>
          <table:table-cell table:formula="of:=[.C181]/[.C180]" office:value-type="float" office:value="1.01125151462697" calcext:value-type="float">
            <text:p>1.0113</text:p>
          </table:table-cell>
          <table:table-cell table:formula="of:=[.C181]+[.E180]" office:value-type="float" office:value="387195000000000" calcext:value-type="float">
            <text:p>387,195,000,000,000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FLOOR([.$H$1] + ([.A182]-1)^[.$H$4]*[.$H$1])" office:value-type="float" office:value="3240100000000" calcext:value-type="float">
            <text:p>3,240,100,000,000</text:p>
          </table:table-cell>
          <table:table-cell table:formula="of:=FLOOR(([.$H$2] * ([.A182]-1)^2 + ([.A182]-1) * [.$H$3]) * [.$H$1]) + [.$H$1]" office:value-type="float" office:value="6498100000000" calcext:value-type="float">
            <text:p>6,498,100,000,000</text:p>
          </table:table-cell>
          <table:table-cell table:formula="of:=[.C182]/[.C181]" office:value-type="float" office:value="1.01118857178426" calcext:value-type="float">
            <text:p>1.0112</text:p>
          </table:table-cell>
          <table:table-cell table:formula="of:=[.C182]+[.E181]" office:value-type="float" office:value="393693100000000" calcext:value-type="float">
            <text:p>393,693,100,000,000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FLOOR([.$H$1] + ([.A183]-1)^[.$H$4]*[.$H$1])" office:value-type="float" office:value="3276200000000" calcext:value-type="float">
            <text:p>3,276,200,000,000</text:p>
          </table:table-cell>
          <table:table-cell table:formula="of:=FLOOR(([.$H$2] * ([.A183]-1)^2 + ([.A183]-1) * [.$H$3]) * [.$H$1]) + [.$H$1]" office:value-type="float" office:value="6570400000000" calcext:value-type="float">
            <text:p>6,570,400,000,000</text:p>
          </table:table-cell>
          <table:table-cell table:formula="of:=[.C183]/[.C182]" office:value-type="float" office:value="1.0111263292347" calcext:value-type="float">
            <text:p>1.0111</text:p>
          </table:table-cell>
          <table:table-cell table:formula="of:=[.C183]+[.E182]" office:value-type="float" office:value="400263500000000" calcext:value-type="float">
            <text:p>400,263,500,000,000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FLOOR([.$H$1] + ([.A184]-1)^[.$H$4]*[.$H$1])" office:value-type="float" office:value="3312500000000" calcext:value-type="float">
            <text:p>3,312,500,000,000</text:p>
          </table:table-cell>
          <table:table-cell table:formula="of:=FLOOR(([.$H$2] * ([.A184]-1)^2 + ([.A184]-1) * [.$H$3]) * [.$H$1]) + [.$H$1]" office:value-type="float" office:value="6643100000000" calcext:value-type="float">
            <text:p>6,643,100,000,000</text:p>
          </table:table-cell>
          <table:table-cell table:formula="of:=[.C184]/[.C183]" office:value-type="float" office:value="1.01106477535614" calcext:value-type="float">
            <text:p>1.0111</text:p>
          </table:table-cell>
          <table:table-cell table:formula="of:=[.C184]+[.E183]" office:value-type="float" office:value="406906600000000" calcext:value-type="float">
            <text:p>406,906,600,000,000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FLOOR([.$H$1] + ([.A185]-1)^[.$H$4]*[.$H$1])" office:value-type="float" office:value="3349000000000" calcext:value-type="float">
            <text:p>3,349,000,000,000</text:p>
          </table:table-cell>
          <table:table-cell table:formula="of:=FLOOR(([.$H$2] * ([.A185]-1)^2 + ([.A185]-1) * [.$H$3]) * [.$H$1]) + [.$H$1]" office:value-type="float" office:value="6716200000000" calcext:value-type="float">
            <text:p>6,716,200,000,000</text:p>
          </table:table-cell>
          <table:table-cell table:formula="of:=[.C185]/[.C184]" office:value-type="float" office:value="1.0110038987822" calcext:value-type="float">
            <text:p>1.0110</text:p>
          </table:table-cell>
          <table:table-cell table:formula="of:=[.C185]+[.E184]" office:value-type="float" office:value="413622800000000" calcext:value-type="float">
            <text:p>413,622,800,000,000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FLOOR([.$H$1] + ([.A186]-1)^[.$H$4]*[.$H$1])" office:value-type="float" office:value="3385700000000" calcext:value-type="float">
            <text:p>3,385,700,000,000</text:p>
          </table:table-cell>
          <table:table-cell table:formula="of:=FLOOR(([.$H$2] * ([.A186]-1)^2 + ([.A186]-1) * [.$H$3]) * [.$H$1]) + [.$H$1]" office:value-type="float" office:value="6789700000000" calcext:value-type="float">
            <text:p>6,789,700,000,000</text:p>
          </table:table-cell>
          <table:table-cell table:formula="of:=[.C186]/[.C185]" office:value-type="float" office:value="1.01094368839522" calcext:value-type="float">
            <text:p>1.0109</text:p>
          </table:table-cell>
          <table:table-cell table:formula="of:=[.C186]+[.E185]" office:value-type="float" office:value="420412500000000" calcext:value-type="float">
            <text:p>420,412,500,000,000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FLOOR([.$H$1] + ([.A187]-1)^[.$H$4]*[.$H$1])" office:value-type="float" office:value="3422600000000" calcext:value-type="float">
            <text:p>3,422,600,000,000</text:p>
          </table:table-cell>
          <table:table-cell table:formula="of:=FLOOR(([.$H$2] * ([.A187]-1)^2 + ([.A187]-1) * [.$H$3]) * [.$H$1]) + [.$H$1]" office:value-type="float" office:value="6863600000000" calcext:value-type="float">
            <text:p>6,863,600,000,000</text:p>
          </table:table-cell>
          <table:table-cell table:formula="of:=[.C187]/[.C186]" office:value-type="float" office:value="1.01088413331959" calcext:value-type="float">
            <text:p>1.0109</text:p>
          </table:table-cell>
          <table:table-cell table:formula="of:=[.C187]+[.E186]" office:value-type="float" office:value="427276100000000" calcext:value-type="float">
            <text:p>427,276,100,000,000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FLOOR([.$H$1] + ([.A188]-1)^[.$H$4]*[.$H$1])" office:value-type="float" office:value="3459700000000" calcext:value-type="float">
            <text:p>3,459,700,000,000</text:p>
          </table:table-cell>
          <table:table-cell table:formula="of:=FLOOR(([.$H$2] * ([.A188]-1)^2 + ([.A188]-1) * [.$H$3]) * [.$H$1]) + [.$H$1]" office:value-type="float" office:value="6937900000000" calcext:value-type="float">
            <text:p>6,937,900,000,000</text:p>
          </table:table-cell>
          <table:table-cell table:formula="of:=[.C188]/[.C187]" office:value-type="float" office:value="1.01082522291509" calcext:value-type="float">
            <text:p>1.0108</text:p>
          </table:table-cell>
          <table:table-cell table:formula="of:=[.C188]+[.E187]" office:value-type="float" office:value="434214000000000" calcext:value-type="float">
            <text:p>434,214,000,000,000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FLOOR([.$H$1] + ([.A189]-1)^[.$H$4]*[.$H$1])" office:value-type="float" office:value="3497000000000" calcext:value-type="float">
            <text:p>3,497,000,000,000</text:p>
          </table:table-cell>
          <table:table-cell table:formula="of:=FLOOR(([.$H$2] * ([.A189]-1)^2 + ([.A189]-1) * [.$H$3]) * [.$H$1]) + [.$H$1]" office:value-type="float" office:value="7012600000000" calcext:value-type="float">
            <text:p>7,012,600,000,000</text:p>
          </table:table-cell>
          <table:table-cell table:formula="of:=[.C189]/[.C188]" office:value-type="float" office:value="1.01076694677064" calcext:value-type="float">
            <text:p>1.0108</text:p>
          </table:table-cell>
          <table:table-cell table:formula="of:=[.C189]+[.E188]" office:value-type="float" office:value="441226600000000" calcext:value-type="float">
            <text:p>441,226,600,000,000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FLOOR([.$H$1] + ([.A190]-1)^[.$H$4]*[.$H$1])" office:value-type="float" office:value="3534500000000" calcext:value-type="float">
            <text:p>3,534,500,000,000</text:p>
          </table:table-cell>
          <table:table-cell table:formula="of:=FLOOR(([.$H$2] * ([.A190]-1)^2 + ([.A190]-1) * [.$H$3]) * [.$H$1]) + [.$H$1]" office:value-type="float" office:value="7087700000000" calcext:value-type="float">
            <text:p>7,087,700,000,000</text:p>
          </table:table-cell>
          <table:table-cell table:formula="of:=[.C190]/[.C189]" office:value-type="float" office:value="1.01070929469811" calcext:value-type="float">
            <text:p>1.0107</text:p>
          </table:table-cell>
          <table:table-cell table:formula="of:=[.C190]+[.E189]" office:value-type="float" office:value="448314300000000" calcext:value-type="float">
            <text:p>448,314,300,000,000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[.$H$1] + ([.A191]-1)^[.$H$4]*[.$H$1])" office:value-type="float" office:value="3572200000000" calcext:value-type="float">
            <text:p>3,572,200,000,000</text:p>
          </table:table-cell>
          <table:table-cell table:formula="of:=FLOOR(([.$H$2] * ([.A191]-1)^2 + ([.A191]-1) * [.$H$3]) * [.$H$1]) + [.$H$1]" office:value-type="float" office:value="7163200000000" calcext:value-type="float">
            <text:p>7,163,200,000,000</text:p>
          </table:table-cell>
          <table:table-cell table:formula="of:=[.C191]/[.C190]" office:value-type="float" office:value="1.01065225672644" calcext:value-type="float">
            <text:p>1.0107</text:p>
          </table:table-cell>
          <table:table-cell table:formula="of:=[.C191]+[.E190]" office:value-type="float" office:value="455477500000000" calcext:value-type="float">
            <text:p>455,477,500,000,000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FLOOR([.$H$1] + ([.A192]-1)^[.$H$4]*[.$H$1])" office:value-type="float" office:value="3610100000000" calcext:value-type="float">
            <text:p>3,610,100,000,000</text:p>
          </table:table-cell>
          <table:table-cell table:formula="of:=FLOOR(([.$H$2] * ([.A192]-1)^2 + ([.A192]-1) * [.$H$3]) * [.$H$1]) + [.$H$1]" office:value-type="float" office:value="7239100000000" calcext:value-type="float">
            <text:p>7,239,100,000,000</text:p>
          </table:table-cell>
          <table:table-cell table:formula="of:=[.C192]/[.C191]" office:value-type="float" office:value="1.01059582309582" calcext:value-type="float">
            <text:p>1.0106</text:p>
          </table:table-cell>
          <table:table-cell table:formula="of:=[.C192]+[.E191]" office:value-type="float" office:value="462716600000000" calcext:value-type="float">
            <text:p>462,716,600,000,000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FLOOR([.$H$1] + ([.A193]-1)^[.$H$4]*[.$H$1])" office:value-type="float" office:value="3648200000000" calcext:value-type="float">
            <text:p>3,648,200,000,000</text:p>
          </table:table-cell>
          <table:table-cell table:formula="of:=FLOOR(([.$H$2] * ([.A193]-1)^2 + ([.A193]-1) * [.$H$3]) * [.$H$1]) + [.$H$1]" office:value-type="float" office:value="7315400000000" calcext:value-type="float">
            <text:p>7,315,400,000,000</text:p>
          </table:table-cell>
          <table:table-cell table:formula="of:=[.C193]/[.C192]" office:value-type="float" office:value="1.01053998425219" calcext:value-type="float">
            <text:p>1.0105</text:p>
          </table:table-cell>
          <table:table-cell table:formula="of:=[.C193]+[.E192]" office:value-type="float" office:value="470032000000000" calcext:value-type="float">
            <text:p>470,032,000,000,000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FLOOR([.$H$1] + ([.A194]-1)^[.$H$4]*[.$H$1])" office:value-type="float" office:value="3686500000000" calcext:value-type="float">
            <text:p>3,686,500,000,000</text:p>
          </table:table-cell>
          <table:table-cell table:formula="of:=FLOOR(([.$H$2] * ([.A194]-1)^2 + ([.A194]-1) * [.$H$3]) * [.$H$1]) + [.$H$1]" office:value-type="float" office:value="7392100000000" calcext:value-type="float">
            <text:p>7,392,100,000,000</text:p>
          </table:table-cell>
          <table:table-cell table:formula="of:=[.C194]/[.C193]" office:value-type="float" office:value="1.01048473084179" calcext:value-type="float">
            <text:p>1.0105</text:p>
          </table:table-cell>
          <table:table-cell table:formula="of:=[.C194]+[.E193]" office:value-type="float" office:value="477424100000000" calcext:value-type="float">
            <text:p>477,424,100,000,000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FLOOR([.$H$1] + ([.A195]-1)^[.$H$4]*[.$H$1])" office:value-type="float" office:value="3725000000000" calcext:value-type="float">
            <text:p>3,725,000,000,000</text:p>
          </table:table-cell>
          <table:table-cell table:formula="of:=FLOOR(([.$H$2] * ([.A195]-1)^2 + ([.A195]-1) * [.$H$3]) * [.$H$1]) + [.$H$1]" office:value-type="float" office:value="7469200000000" calcext:value-type="float">
            <text:p>7,469,200,000,000</text:p>
          </table:table-cell>
          <table:table-cell table:formula="of:=[.C195]/[.C194]" office:value-type="float" office:value="1.01043005370598" calcext:value-type="float">
            <text:p>1.0104</text:p>
          </table:table-cell>
          <table:table-cell table:formula="of:=[.C195]+[.E194]" office:value-type="float" office:value="484893300000000" calcext:value-type="float">
            <text:p>484,893,300,000,000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FLOOR([.$H$1] + ([.A196]-1)^[.$H$4]*[.$H$1])" office:value-type="float" office:value="3763700000000" calcext:value-type="float">
            <text:p>3,763,700,000,000</text:p>
          </table:table-cell>
          <table:table-cell table:formula="of:=FLOOR(([.$H$2] * ([.A196]-1)^2 + ([.A196]-1) * [.$H$3]) * [.$H$1]) + [.$H$1]" office:value-type="float" office:value="7546700000000" calcext:value-type="float">
            <text:p>7,546,700,000,000</text:p>
          </table:table-cell>
          <table:table-cell table:formula="of:=[.C196]/[.C195]" office:value-type="float" office:value="1.01037594387618" calcext:value-type="float">
            <text:p>1.0104</text:p>
          </table:table-cell>
          <table:table-cell table:formula="of:=[.C196]+[.E195]" office:value-type="float" office:value="492440000000000" calcext:value-type="float">
            <text:p>492,440,000,000,000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FLOOR([.$H$1] + ([.A197]-1)^[.$H$4]*[.$H$1])" office:value-type="float" office:value="3802600000000" calcext:value-type="float">
            <text:p>3,802,600,000,000</text:p>
          </table:table-cell>
          <table:table-cell table:formula="of:=FLOOR(([.$H$2] * ([.A197]-1)^2 + ([.A197]-1) * [.$H$3]) * [.$H$1]) + [.$H$1]" office:value-type="float" office:value="7624600000000" calcext:value-type="float">
            <text:p>7,624,600,000,000</text:p>
          </table:table-cell>
          <table:table-cell table:formula="of:=[.C197]/[.C196]" office:value-type="float" office:value="1.01032239256894" calcext:value-type="float">
            <text:p>1.0103</text:p>
          </table:table-cell>
          <table:table-cell table:formula="of:=[.C197]+[.E196]" office:value-type="float" office:value="500064600000000" calcext:value-type="float">
            <text:p>500,064,600,000,000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FLOOR([.$H$1] + ([.A198]-1)^[.$H$4]*[.$H$1])" office:value-type="float" office:value="3841700000000" calcext:value-type="float">
            <text:p>3,841,700,000,000</text:p>
          </table:table-cell>
          <table:table-cell table:formula="of:=FLOOR(([.$H$2] * ([.A198]-1)^2 + ([.A198]-1) * [.$H$3]) * [.$H$1]) + [.$H$1]" office:value-type="float" office:value="7702900000000" calcext:value-type="float">
            <text:p>7,702,900,000,000</text:p>
          </table:table-cell>
          <table:table-cell table:formula="of:=[.C198]/[.C197]" office:value-type="float" office:value="1.01026939118118" calcext:value-type="float">
            <text:p>1.0103</text:p>
          </table:table-cell>
          <table:table-cell table:formula="of:=[.C198]+[.E197]" office:value-type="float" office:value="507767500000000" calcext:value-type="float">
            <text:p>507,767,500,000,000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FLOOR([.$H$1] + ([.A199]-1)^[.$H$4]*[.$H$1])" office:value-type="float" office:value="3881000000000" calcext:value-type="float">
            <text:p>3,881,000,000,000</text:p>
          </table:table-cell>
          <table:table-cell table:formula="of:=FLOOR(([.$H$2] * ([.A199]-1)^2 + ([.A199]-1) * [.$H$3]) * [.$H$1]) + [.$H$1]" office:value-type="float" office:value="7781600000000" calcext:value-type="float">
            <text:p>7,781,600,000,000</text:p>
          </table:table-cell>
          <table:table-cell table:formula="of:=[.C199]/[.C198]" office:value-type="float" office:value="1.01021693128562" calcext:value-type="float">
            <text:p>1.0102</text:p>
          </table:table-cell>
          <table:table-cell table:formula="of:=[.C199]+[.E198]" office:value-type="float" office:value="515549100000000" calcext:value-type="float">
            <text:p>515,549,100,000,000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FLOOR([.$H$1] + ([.A200]-1)^[.$H$4]*[.$H$1])" office:value-type="float" office:value="3920500000000" calcext:value-type="float">
            <text:p>3,920,500,000,000</text:p>
          </table:table-cell>
          <table:table-cell table:formula="of:=FLOOR(([.$H$2] * ([.A200]-1)^2 + ([.A200]-1) * [.$H$3]) * [.$H$1]) + [.$H$1]" office:value-type="float" office:value="7860700000000" calcext:value-type="float">
            <text:p>7,860,700,000,000</text:p>
          </table:table-cell>
          <table:table-cell table:formula="of:=[.C200]/[.C199]" office:value-type="float" office:value="1.0101650046263" calcext:value-type="float">
            <text:p>1.0102</text:p>
          </table:table-cell>
          <table:table-cell table:formula="of:=[.C200]+[.E199]" office:value-type="float" office:value="523409800000000" calcext:value-type="float">
            <text:p>523,409,800,000,000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[.$H$1] + ([.A201]-1)^[.$H$4]*[.$H$1])" office:value-type="float" office:value="3960200000000" calcext:value-type="float">
            <text:p>3,960,200,000,000</text:p>
          </table:table-cell>
          <table:table-cell table:formula="of:=FLOOR(([.$H$2] * ([.A201]-1)^2 + ([.A201]-1) * [.$H$3]) * [.$H$1]) + [.$H$1]" office:value-type="float" office:value="7940200000000" calcext:value-type="float">
            <text:p>7,940,200,000,000</text:p>
          </table:table-cell>
          <table:table-cell table:formula="of:=[.C201]/[.C200]" office:value-type="float" office:value="1.01011360311423" calcext:value-type="float">
            <text:p>1.0101</text:p>
          </table:table-cell>
          <table:table-cell table:formula="of:=[.C201]+[.E200]" office:value-type="float" office:value="531350000000000" calcext:value-type="float">
            <text:p>531,350,000,000,000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FLOOR([.$H$1] + ([.A202]-1)^[.$H$4]*[.$H$1])" office:value-type="float" office:value="4000100000000" calcext:value-type="float">
            <text:p>4,000,100,000,000</text:p>
          </table:table-cell>
          <table:table-cell table:formula="of:=FLOOR(([.$H$2] * ([.A202]-1)^2 + ([.A202]-1) * [.$H$3]) * [.$H$1]) + [.$H$1]" office:value-type="float" office:value="8020100000000" calcext:value-type="float">
            <text:p>8,020,100,000,000</text:p>
          </table:table-cell>
          <table:table-cell table:formula="of:=[.C202]/[.C201]" office:value-type="float" office:value="1.0100627188232" calcext:value-type="float">
            <text:p>1.0101</text:p>
          </table:table-cell>
          <table:table-cell table:formula="of:=[.C202]+[.E201]" office:value-type="float" office:value="539370100000000" calcext:value-type="float">
            <text:p>539,370,100,000,000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FLOOR([.$H$1] + ([.A203]-1)^[.$H$4]*[.$H$1])" office:value-type="float" office:value="4040200000000" calcext:value-type="float">
            <text:p>4,040,200,000,000</text:p>
          </table:table-cell>
          <table:table-cell table:formula="of:=FLOOR(([.$H$2] * ([.A203]-1)^2 + ([.A203]-1) * [.$H$3]) * [.$H$1]) + [.$H$1]" office:value-type="float" office:value="8100400000000" calcext:value-type="float">
            <text:p>8,100,400,000,000</text:p>
          </table:table-cell>
          <table:table-cell table:formula="of:=[.C203]/[.C202]" office:value-type="float" office:value="1.01001234398574" calcext:value-type="float">
            <text:p>1.0100</text:p>
          </table:table-cell>
          <table:table-cell table:formula="of:=[.C203]+[.E202]" office:value-type="float" office:value="547470500000000" calcext:value-type="float">
            <text:p>547,470,500,000,000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FLOOR([.$H$1] + ([.A204]-1)^[.$H$4]*[.$H$1])" office:value-type="float" office:value="4080500000000" calcext:value-type="float">
            <text:p>4,080,500,000,000</text:p>
          </table:table-cell>
          <table:table-cell table:formula="of:=FLOOR(([.$H$2] * ([.A204]-1)^2 + ([.A204]-1) * [.$H$3]) * [.$H$1]) + [.$H$1]" office:value-type="float" office:value="8181100000000" calcext:value-type="float">
            <text:p>8,181,100,000,000</text:p>
          </table:table-cell>
          <table:table-cell table:formula="of:=[.C204]/[.C203]" office:value-type="float" office:value="1.00996247098909" calcext:value-type="float">
            <text:p>1.0100</text:p>
          </table:table-cell>
          <table:table-cell table:formula="of:=[.C204]+[.E203]" office:value-type="float" office:value="555651600000000" calcext:value-type="float">
            <text:p>555,651,600,000,000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FLOOR([.$H$1] + ([.A205]-1)^[.$H$4]*[.$H$1])" office:value-type="float" office:value="4121000000000" calcext:value-type="float">
            <text:p>4,121,000,000,000</text:p>
          </table:table-cell>
          <table:table-cell table:formula="of:=FLOOR(([.$H$2] * ([.A205]-1)^2 + ([.A205]-1) * [.$H$3]) * [.$H$1]) + [.$H$1]" office:value-type="float" office:value="8262200000000" calcext:value-type="float">
            <text:p>8,262,200,000,000</text:p>
          </table:table-cell>
          <table:table-cell table:formula="of:=[.C205]/[.C204]" office:value-type="float" office:value="1.00991309237144" calcext:value-type="float">
            <text:p>1.0099</text:p>
          </table:table-cell>
          <table:table-cell table:formula="of:=[.C205]+[.E204]" office:value-type="float" office:value="563913800000000" calcext:value-type="float">
            <text:p>563,913,800,000,000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FLOOR([.$H$1] + ([.A206]-1)^[.$H$4]*[.$H$1])" office:value-type="float" office:value="4161700000000" calcext:value-type="float">
            <text:p>4,161,700,000,000</text:p>
          </table:table-cell>
          <table:table-cell table:formula="of:=FLOOR(([.$H$2] * ([.A206]-1)^2 + ([.A206]-1) * [.$H$3]) * [.$H$1]) + [.$H$1]" office:value-type="float" office:value="8343700000000" calcext:value-type="float">
            <text:p>8,343,700,000,000</text:p>
          </table:table-cell>
          <table:table-cell table:formula="of:=[.C206]/[.C205]" office:value-type="float" office:value="1.00986420081818" calcext:value-type="float">
            <text:p>1.0099</text:p>
          </table:table-cell>
          <table:table-cell table:formula="of:=[.C206]+[.E205]" office:value-type="float" office:value="572257500000000" calcext:value-type="float">
            <text:p>572,257,500,000,000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FLOOR([.$H$1] + ([.A207]-1)^[.$H$4]*[.$H$1])" office:value-type="float" office:value="4202600000000" calcext:value-type="float">
            <text:p>4,202,600,000,000</text:p>
          </table:table-cell>
          <table:table-cell table:formula="of:=FLOOR(([.$H$2] * ([.A207]-1)^2 + ([.A207]-1) * [.$H$3]) * [.$H$1]) + [.$H$1]" office:value-type="float" office:value="8425600000000" calcext:value-type="float">
            <text:p>8,425,600,000,000</text:p>
          </table:table-cell>
          <table:table-cell table:formula="of:=[.C207]/[.C206]" office:value-type="float" office:value="1.00981578915829" calcext:value-type="float">
            <text:p>1.0098</text:p>
          </table:table-cell>
          <table:table-cell table:formula="of:=[.C207]+[.E206]" office:value-type="float" office:value="580683100000000" calcext:value-type="float">
            <text:p>580,683,100,000,000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FLOOR([.$H$1] + ([.A208]-1)^[.$H$4]*[.$H$1])" office:value-type="float" office:value="4243700000000" calcext:value-type="float">
            <text:p>4,243,700,000,000</text:p>
          </table:table-cell>
          <table:table-cell table:formula="of:=FLOOR(([.$H$2] * ([.A208]-1)^2 + ([.A208]-1) * [.$H$3]) * [.$H$1]) + [.$H$1]" office:value-type="float" office:value="8507900000000" calcext:value-type="float">
            <text:p>8,507,900,000,000</text:p>
          </table:table-cell>
          <table:table-cell table:formula="of:=[.C208]/[.C207]" office:value-type="float" office:value="1.00976785036081" calcext:value-type="float">
            <text:p>1.0098</text:p>
          </table:table-cell>
          <table:table-cell table:formula="of:=[.C208]+[.E207]" office:value-type="float" office:value="589191000000000" calcext:value-type="float">
            <text:p>589,191,000,000,000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FLOOR([.$H$1] + ([.A209]-1)^[.$H$4]*[.$H$1])" office:value-type="float" office:value="4285000000000" calcext:value-type="float">
            <text:p>4,285,000,000,000</text:p>
          </table:table-cell>
          <table:table-cell table:formula="of:=FLOOR(([.$H$2] * ([.A209]-1)^2 + ([.A209]-1) * [.$H$3]) * [.$H$1]) + [.$H$1]" office:value-type="float" office:value="8590600000000" calcext:value-type="float">
            <text:p>8,590,600,000,000</text:p>
          </table:table-cell>
          <table:table-cell table:formula="of:=[.C209]/[.C208]" office:value-type="float" office:value="1.00972037753147" calcext:value-type="float">
            <text:p>1.0097</text:p>
          </table:table-cell>
          <table:table-cell table:formula="of:=[.C209]+[.E208]" office:value-type="float" office:value="597781600000000" calcext:value-type="float">
            <text:p>597,781,600,000,000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FLOOR([.$H$1] + ([.A210]-1)^[.$H$4]*[.$H$1])" office:value-type="float" office:value="4326500000000" calcext:value-type="float">
            <text:p>4,326,500,000,000</text:p>
          </table:table-cell>
          <table:table-cell table:formula="of:=FLOOR(([.$H$2] * ([.A210]-1)^2 + ([.A210]-1) * [.$H$3]) * [.$H$1]) + [.$H$1]" office:value-type="float" office:value="8673700000000" calcext:value-type="float">
            <text:p>8,673,700,000,000</text:p>
          </table:table-cell>
          <table:table-cell table:formula="of:=[.C210]/[.C209]" office:value-type="float" office:value="1.00967336390939" calcext:value-type="float">
            <text:p>1.0097</text:p>
          </table:table-cell>
          <table:table-cell table:formula="of:=[.C210]+[.E209]" office:value-type="float" office:value="606455300000000" calcext:value-type="float">
            <text:p>606,455,300,000,000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[.$H$1] + ([.A211]-1)^[.$H$4]*[.$H$1])" office:value-type="float" office:value="4368200000000" calcext:value-type="float">
            <text:p>4,368,200,000,000</text:p>
          </table:table-cell>
          <table:table-cell table:formula="of:=FLOOR(([.$H$2] * ([.A211]-1)^2 + ([.A211]-1) * [.$H$3]) * [.$H$1]) + [.$H$1]" office:value-type="float" office:value="8757200000000" calcext:value-type="float">
            <text:p>8,757,200,000,000</text:p>
          </table:table-cell>
          <table:table-cell table:formula="of:=[.C211]/[.C210]" office:value-type="float" office:value="1.00962680286383" calcext:value-type="float">
            <text:p>1.0096</text:p>
          </table:table-cell>
          <table:table-cell table:formula="of:=[.C211]+[.E210]" office:value-type="float" office:value="615212500000000" calcext:value-type="float">
            <text:p>615,212,500,000,000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FLOOR([.$H$1] + ([.A212]-1)^[.$H$4]*[.$H$1])" office:value-type="float" office:value="4410100000000" calcext:value-type="float">
            <text:p>4,410,100,000,000</text:p>
          </table:table-cell>
          <table:table-cell table:formula="of:=FLOOR(([.$H$2] * ([.A212]-1)^2 + ([.A212]-1) * [.$H$3]) * [.$H$1]) + [.$H$1]" office:value-type="float" office:value="8841100000000" calcext:value-type="float">
            <text:p>8,841,100,000,000</text:p>
          </table:table-cell>
          <table:table-cell table:formula="of:=[.C212]/[.C211]" office:value-type="float" office:value="1.00958068789111" calcext:value-type="float">
            <text:p>1.0096</text:p>
          </table:table-cell>
          <table:table-cell table:formula="of:=[.C212]+[.E211]" office:value-type="float" office:value="624053600000000" calcext:value-type="float">
            <text:p>624,053,600,000,000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FLOOR([.$H$1] + ([.A213]-1)^[.$H$4]*[.$H$1])" office:value-type="float" office:value="4452200000000" calcext:value-type="float">
            <text:p>4,452,200,000,000</text:p>
          </table:table-cell>
          <table:table-cell table:formula="of:=FLOOR(([.$H$2] * ([.A213]-1)^2 + ([.A213]-1) * [.$H$3]) * [.$H$1]) + [.$H$1]" office:value-type="float" office:value="8925400000000" calcext:value-type="float">
            <text:p>8,925,400,000,000</text:p>
          </table:table-cell>
          <table:table-cell table:formula="of:=[.C213]/[.C212]" office:value-type="float" office:value="1.00953501261155" calcext:value-type="float">
            <text:p>1.0095</text:p>
          </table:table-cell>
          <table:table-cell table:formula="of:=[.C213]+[.E212]" office:value-type="float" office:value="632979000000000" calcext:value-type="float">
            <text:p>632,979,000,000,000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FLOOR([.$H$1] + ([.A214]-1)^[.$H$4]*[.$H$1])" office:value-type="float" office:value="4494500000000" calcext:value-type="float">
            <text:p>4,494,500,000,000</text:p>
          </table:table-cell>
          <table:table-cell table:formula="of:=FLOOR(([.$H$2] * ([.A214]-1)^2 + ([.A214]-1) * [.$H$3]) * [.$H$1]) + [.$H$1]" office:value-type="float" office:value="9010100000000" calcext:value-type="float">
            <text:p>9,010,100,000,000</text:p>
          </table:table-cell>
          <table:table-cell table:formula="of:=[.C214]/[.C213]" office:value-type="float" office:value="1.00948977076658" calcext:value-type="float">
            <text:p>1.0095</text:p>
          </table:table-cell>
          <table:table-cell table:formula="of:=[.C214]+[.E213]" office:value-type="float" office:value="641989100000000" calcext:value-type="float">
            <text:p>641,989,100,000,000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FLOOR([.$H$1] + ([.A215]-1)^[.$H$4]*[.$H$1])" office:value-type="float" office:value="4537000000000" calcext:value-type="float">
            <text:p>4,537,000,000,000</text:p>
          </table:table-cell>
          <table:table-cell table:formula="of:=FLOOR(([.$H$2] * ([.A215]-1)^2 + ([.A215]-1) * [.$H$3]) * [.$H$1]) + [.$H$1]" office:value-type="float" office:value="9095200000000" calcext:value-type="float">
            <text:p>9,095,200,000,000</text:p>
          </table:table-cell>
          <table:table-cell table:formula="of:=[.C215]/[.C214]" office:value-type="float" office:value="1.0094449562158" calcext:value-type="float">
            <text:p>1.0094</text:p>
          </table:table-cell>
          <table:table-cell table:formula="of:=[.C215]+[.E214]" office:value-type="float" office:value="651084300000000" calcext:value-type="float">
            <text:p>651,084,300,000,000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FLOOR([.$H$1] + ([.A216]-1)^[.$H$4]*[.$H$1])" office:value-type="float" office:value="4579700000000" calcext:value-type="float">
            <text:p>4,579,700,000,000</text:p>
          </table:table-cell>
          <table:table-cell table:formula="of:=FLOOR(([.$H$2] * ([.A216]-1)^2 + ([.A216]-1) * [.$H$3]) * [.$H$1]) + [.$H$1]" office:value-type="float" office:value="9180700000000" calcext:value-type="float">
            <text:p>9,180,700,000,000</text:p>
          </table:table-cell>
          <table:table-cell table:formula="of:=[.C216]/[.C215]" office:value-type="float" office:value="1.0094005629343" calcext:value-type="float">
            <text:p>1.0094</text:p>
          </table:table-cell>
          <table:table-cell table:formula="of:=[.C216]+[.E215]" office:value-type="float" office:value="660265000000000" calcext:value-type="float">
            <text:p>660,265,000,000,000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FLOOR([.$H$1] + ([.A217]-1)^[.$H$4]*[.$H$1])" office:value-type="float" office:value="4622600000000" calcext:value-type="float">
            <text:p>4,622,600,000,000</text:p>
          </table:table-cell>
          <table:table-cell table:formula="of:=FLOOR(([.$H$2] * ([.A217]-1)^2 + ([.A217]-1) * [.$H$3]) * [.$H$1]) + [.$H$1]" office:value-type="float" office:value="9266600000000" calcext:value-type="float">
            <text:p>9,266,600,000,000</text:p>
          </table:table-cell>
          <table:table-cell table:formula="of:=[.C217]/[.C216]" office:value-type="float" office:value="1.00935658500986" calcext:value-type="float">
            <text:p>1.0094</text:p>
          </table:table-cell>
          <table:table-cell table:formula="of:=[.C217]+[.E216]" office:value-type="float" office:value="669531600000000" calcext:value-type="float">
            <text:p>669,531,600,000,000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FLOOR([.$H$1] + ([.A218]-1)^[.$H$4]*[.$H$1])" office:value-type="float" office:value="4665700000000" calcext:value-type="float">
            <text:p>4,665,700,000,000</text:p>
          </table:table-cell>
          <table:table-cell table:formula="of:=FLOOR(([.$H$2] * ([.A218]-1)^2 + ([.A218]-1) * [.$H$3]) * [.$H$1]) + [.$H$1]" office:value-type="float" office:value="9352900000000" calcext:value-type="float">
            <text:p>9,352,900,000,000</text:p>
          </table:table-cell>
          <table:table-cell table:formula="of:=[.C218]/[.C217]" office:value-type="float" office:value="1.00931301664041" calcext:value-type="float">
            <text:p>1.0093</text:p>
          </table:table-cell>
          <table:table-cell table:formula="of:=[.C218]+[.E217]" office:value-type="float" office:value="678884500000000" calcext:value-type="float">
            <text:p>678,884,500,000,000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FLOOR([.$H$1] + ([.A219]-1)^[.$H$4]*[.$H$1])" office:value-type="float" office:value="4709000000000" calcext:value-type="float">
            <text:p>4,709,000,000,000</text:p>
          </table:table-cell>
          <table:table-cell table:formula="of:=FLOOR(([.$H$2] * ([.A219]-1)^2 + ([.A219]-1) * [.$H$3]) * [.$H$1]) + [.$H$1]" office:value-type="float" office:value="9439600000000" calcext:value-type="float">
            <text:p>9,439,600,000,000</text:p>
          </table:table-cell>
          <table:table-cell table:formula="of:=[.C219]/[.C218]" office:value-type="float" office:value="1.00926985213142" calcext:value-type="float">
            <text:p>1.0093</text:p>
          </table:table-cell>
          <table:table-cell table:formula="of:=[.C219]+[.E218]" office:value-type="float" office:value="688324100000000" calcext:value-type="float">
            <text:p>688,324,100,000,000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FLOOR([.$H$1] + ([.A220]-1)^[.$H$4]*[.$H$1])" office:value-type="float" office:value="4752500000000" calcext:value-type="float">
            <text:p>4,752,500,000,000</text:p>
          </table:table-cell>
          <table:table-cell table:formula="of:=FLOOR(([.$H$2] * ([.A220]-1)^2 + ([.A220]-1) * [.$H$3]) * [.$H$1]) + [.$H$1]" office:value-type="float" office:value="9526700000000" calcext:value-type="float">
            <text:p>9,526,700,000,000</text:p>
          </table:table-cell>
          <table:table-cell table:formula="of:=[.C220]/[.C219]" office:value-type="float" office:value="1.00922708589347" calcext:value-type="float">
            <text:p>1.0092</text:p>
          </table:table-cell>
          <table:table-cell table:formula="of:=[.C220]+[.E219]" office:value-type="float" office:value="697850800000000" calcext:value-type="float">
            <text:p>697,850,800,000,000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[.$H$1] + ([.A221]-1)^[.$H$4]*[.$H$1])" office:value-type="float" office:value="4796200000000" calcext:value-type="float">
            <text:p>4,796,200,000,000</text:p>
          </table:table-cell>
          <table:table-cell table:formula="of:=FLOOR(([.$H$2] * ([.A221]-1)^2 + ([.A221]-1) * [.$H$3]) * [.$H$1]) + [.$H$1]" office:value-type="float" office:value="9614200000000" calcext:value-type="float">
            <text:p>9,614,200,000,000</text:p>
          </table:table-cell>
          <table:table-cell table:formula="of:=[.C221]/[.C220]" office:value-type="float" office:value="1.00918471243977" calcext:value-type="float">
            <text:p>1.0092</text:p>
          </table:table-cell>
          <table:table-cell table:formula="of:=[.C221]+[.E220]" office:value-type="float" office:value="707465000000000" calcext:value-type="float">
            <text:p>707,465,000,000,000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FLOOR([.$H$1] + ([.A222]-1)^[.$H$4]*[.$H$1])" office:value-type="float" office:value="4840100000000" calcext:value-type="float">
            <text:p>4,840,100,000,000</text:p>
          </table:table-cell>
          <table:table-cell table:formula="of:=FLOOR(([.$H$2] * ([.A222]-1)^2 + ([.A222]-1) * [.$H$3]) * [.$H$1]) + [.$H$1]" office:value-type="float" office:value="9702100000000" calcext:value-type="float">
            <text:p>9,702,100,000,000</text:p>
          </table:table-cell>
          <table:table-cell table:formula="of:=[.C222]/[.C221]" office:value-type="float" office:value="1.00914272638389" calcext:value-type="float">
            <text:p>1.0091</text:p>
          </table:table-cell>
          <table:table-cell table:formula="of:=[.C222]+[.E221]" office:value-type="float" office:value="717167100000000" calcext:value-type="float">
            <text:p>717,167,100,000,000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FLOOR([.$H$1] + ([.A223]-1)^[.$H$4]*[.$H$1])" office:value-type="float" office:value="4884200000000" calcext:value-type="float">
            <text:p>4,884,200,000,000</text:p>
          </table:table-cell>
          <table:table-cell table:formula="of:=FLOOR(([.$H$2] * ([.A223]-1)^2 + ([.A223]-1) * [.$H$3]) * [.$H$1]) + [.$H$1]" office:value-type="float" office:value="9790400000000" calcext:value-type="float">
            <text:p>9,790,400,000,000</text:p>
          </table:table-cell>
          <table:table-cell table:formula="of:=[.C223]/[.C222]" office:value-type="float" office:value="1.00910112243741" calcext:value-type="float">
            <text:p>1.0091</text:p>
          </table:table-cell>
          <table:table-cell table:formula="of:=[.C223]+[.E222]" office:value-type="float" office:value="726957500000000" calcext:value-type="float">
            <text:p>726,957,500,000,000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FLOOR([.$H$1] + ([.A224]-1)^[.$H$4]*[.$H$1])" office:value-type="float" office:value="4928500000000" calcext:value-type="float">
            <text:p>4,928,500,000,000</text:p>
          </table:table-cell>
          <table:table-cell table:formula="of:=FLOOR(([.$H$2] * ([.A224]-1)^2 + ([.A224]-1) * [.$H$3]) * [.$H$1]) + [.$H$1]" office:value-type="float" office:value="9879100000000" calcext:value-type="float">
            <text:p>9,879,100,000,000</text:p>
          </table:table-cell>
          <table:table-cell table:formula="of:=[.C224]/[.C223]" office:value-type="float" office:value="1.00905989540775" calcext:value-type="float">
            <text:p>1.0091</text:p>
          </table:table-cell>
          <table:table-cell table:formula="of:=[.C224]+[.E223]" office:value-type="float" office:value="736836600000000" calcext:value-type="float">
            <text:p>736,836,600,000,000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FLOOR([.$H$1] + ([.A225]-1)^[.$H$4]*[.$H$1])" office:value-type="float" office:value="4973000000000" calcext:value-type="float">
            <text:p>4,973,000,000,000</text:p>
          </table:table-cell>
          <table:table-cell table:formula="of:=FLOOR(([.$H$2] * ([.A225]-1)^2 + ([.A225]-1) * [.$H$3]) * [.$H$1]) + [.$H$1]" office:value-type="float" office:value="9968200000000" calcext:value-type="float">
            <text:p>9,968,200,000,000</text:p>
          </table:table-cell>
          <table:table-cell table:formula="of:=[.C225]/[.C224]" office:value-type="float" office:value="1.00901904019597" calcext:value-type="float">
            <text:p>1.0090</text:p>
          </table:table-cell>
          <table:table-cell table:formula="of:=[.C225]+[.E224]" office:value-type="float" office:value="746804800000000" calcext:value-type="float">
            <text:p>746,804,800,000,000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FLOOR([.$H$1] + ([.A226]-1)^[.$H$4]*[.$H$1])" office:value-type="float" office:value="5017700000000" calcext:value-type="float">
            <text:p>5,017,700,000,000</text:p>
          </table:table-cell>
          <table:table-cell table:formula="of:=FLOOR(([.$H$2] * ([.A226]-1)^2 + ([.A226]-1) * [.$H$3]) * [.$H$1]) + [.$H$1]" office:value-type="float" office:value="10057700000000" calcext:value-type="float">
            <text:p>10,057,700,000,000</text:p>
          </table:table-cell>
          <table:table-cell table:formula="of:=[.C226]/[.C225]" office:value-type="float" office:value="1.00897855179471" calcext:value-type="float">
            <text:p>1.0090</text:p>
          </table:table-cell>
          <table:table-cell table:formula="of:=[.C226]+[.E225]" office:value-type="float" office:value="756862500000000" calcext:value-type="float">
            <text:p>756,862,500,000,000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FLOOR([.$H$1] + ([.A227]-1)^[.$H$4]*[.$H$1])" office:value-type="float" office:value="5062600000000" calcext:value-type="float">
            <text:p>5,062,600,000,000</text:p>
          </table:table-cell>
          <table:table-cell table:formula="of:=FLOOR(([.$H$2] * ([.A227]-1)^2 + ([.A227]-1) * [.$H$3]) * [.$H$1]) + [.$H$1]" office:value-type="float" office:value="10147600000000" calcext:value-type="float">
            <text:p>10,147,600,000,000</text:p>
          </table:table-cell>
          <table:table-cell table:formula="of:=[.C227]/[.C226]" office:value-type="float" office:value="1.0089384252861" calcext:value-type="float">
            <text:p>1.0089</text:p>
          </table:table-cell>
          <table:table-cell table:formula="of:=[.C227]+[.E226]" office:value-type="float" office:value="767010100000000" calcext:value-type="float">
            <text:p>767,010,100,000,000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FLOOR([.$H$1] + ([.A228]-1)^[.$H$4]*[.$H$1])" office:value-type="float" office:value="5107700000000" calcext:value-type="float">
            <text:p>5,107,700,000,000</text:p>
          </table:table-cell>
          <table:table-cell table:formula="of:=FLOOR(([.$H$2] * ([.A228]-1)^2 + ([.A228]-1) * [.$H$3]) * [.$H$1]) + [.$H$1]" office:value-type="float" office:value="10237900000000" calcext:value-type="float">
            <text:p>10,237,900,000,000</text:p>
          </table:table-cell>
          <table:table-cell table:formula="of:=[.C228]/[.C227]" office:value-type="float" office:value="1.0088986558398" calcext:value-type="float">
            <text:p>1.0089</text:p>
          </table:table-cell>
          <table:table-cell table:formula="of:=[.C228]+[.E227]" office:value-type="float" office:value="777248000000000" calcext:value-type="float">
            <text:p>777,248,000,000,000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FLOOR([.$H$1] + ([.A229]-1)^[.$H$4]*[.$H$1])" office:value-type="float" office:value="5153000000000" calcext:value-type="float">
            <text:p>5,153,000,000,000</text:p>
          </table:table-cell>
          <table:table-cell table:formula="of:=FLOOR(([.$H$2] * ([.A229]-1)^2 + ([.A229]-1) * [.$H$3]) * [.$H$1]) + [.$H$1]" office:value-type="float" office:value="10328600000000" calcext:value-type="float">
            <text:p>10,328,600,000,000</text:p>
          </table:table-cell>
          <table:table-cell table:formula="of:=[.C229]/[.C228]" office:value-type="float" office:value="1.00885923871106" calcext:value-type="float">
            <text:p>1.0089</text:p>
          </table:table-cell>
          <table:table-cell table:formula="of:=[.C229]+[.E228]" office:value-type="float" office:value="787576600000000" calcext:value-type="float">
            <text:p>787,576,600,000,000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FLOOR([.$H$1] + ([.A230]-1)^[.$H$4]*[.$H$1])" office:value-type="float" office:value="5198500000000" calcext:value-type="float">
            <text:p>5,198,500,000,000</text:p>
          </table:table-cell>
          <table:table-cell table:formula="of:=FLOOR(([.$H$2] * ([.A230]-1)^2 + ([.A230]-1) * [.$H$3]) * [.$H$1]) + [.$H$1]" office:value-type="float" office:value="10419700000000" calcext:value-type="float">
            <text:p>10,419,700,000,000</text:p>
          </table:table-cell>
          <table:table-cell table:formula="of:=[.C230]/[.C229]" office:value-type="float" office:value="1.00882016923881" calcext:value-type="float">
            <text:p>1.0088</text:p>
          </table:table-cell>
          <table:table-cell table:formula="of:=[.C230]+[.E229]" office:value-type="float" office:value="797996300000000" calcext:value-type="float">
            <text:p>797,996,300,000,000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FLOOR([.$H$1] + ([.A231]-1)^[.$H$4]*[.$H$1])" office:value-type="float" office:value="5244200000000" calcext:value-type="float">
            <text:p>5,244,200,000,000</text:p>
          </table:table-cell>
          <table:table-cell table:formula="of:=FLOOR(([.$H$2] * ([.A231]-1)^2 + ([.A231]-1) * [.$H$3]) * [.$H$1]) + [.$H$1]" office:value-type="float" office:value="10511200000000" calcext:value-type="float">
            <text:p>10,511,200,000,000</text:p>
          </table:table-cell>
          <table:table-cell table:formula="of:=[.C231]/[.C230]" office:value-type="float" office:value="1.00878144284384" calcext:value-type="float">
            <text:p>1.0088</text:p>
          </table:table-cell>
          <table:table-cell table:formula="of:=[.C231]+[.E230]" office:value-type="float" office:value="808507500000000" calcext:value-type="float">
            <text:p>808,507,500,000,000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FLOOR([.$H$1] + ([.A232]-1)^[.$H$4]*[.$H$1])" office:value-type="float" office:value="5290100000000" calcext:value-type="float">
            <text:p>5,290,100,000,000</text:p>
          </table:table-cell>
          <table:table-cell table:formula="of:=FLOOR(([.$H$2] * ([.A232]-1)^2 + ([.A232]-1) * [.$H$3]) * [.$H$1]) + [.$H$1]" office:value-type="float" office:value="10603100000000" calcext:value-type="float">
            <text:p>10,603,100,000,000</text:p>
          </table:table-cell>
          <table:table-cell table:formula="of:=[.C232]/[.C231]" office:value-type="float" office:value="1.00874305502702" calcext:value-type="float">
            <text:p>1.0087</text:p>
          </table:table-cell>
          <table:table-cell table:formula="of:=[.C232]+[.E231]" office:value-type="float" office:value="819110600000000" calcext:value-type="float">
            <text:p>819,110,600,000,000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FLOOR([.$H$1] + ([.A233]-1)^[.$H$4]*[.$H$1])" office:value-type="float" office:value="5336200000000" calcext:value-type="float">
            <text:p>5,336,200,000,000</text:p>
          </table:table-cell>
          <table:table-cell table:formula="of:=FLOOR(([.$H$2] * ([.A233]-1)^2 + ([.A233]-1) * [.$H$3]) * [.$H$1]) + [.$H$1]" office:value-type="float" office:value="10695400000000" calcext:value-type="float">
            <text:p>10,695,400,000,000</text:p>
          </table:table-cell>
          <table:table-cell table:formula="of:=[.C233]/[.C232]" office:value-type="float" office:value="1.00870500136752" calcext:value-type="float">
            <text:p>1.0087</text:p>
          </table:table-cell>
          <table:table-cell table:formula="of:=[.C233]+[.E232]" office:value-type="float" office:value="829806000000000" calcext:value-type="float">
            <text:p>829,806,000,000,000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FLOOR([.$H$1] + ([.A234]-1)^[.$H$4]*[.$H$1])" office:value-type="float" office:value="5382500000000" calcext:value-type="float">
            <text:p>5,382,500,000,000</text:p>
          </table:table-cell>
          <table:table-cell table:formula="of:=FLOOR(([.$H$2] * ([.A234]-1)^2 + ([.A234]-1) * [.$H$3]) * [.$H$1]) + [.$H$1]" office:value-type="float" office:value="10788100000000" calcext:value-type="float">
            <text:p>10,788,100,000,000</text:p>
          </table:table-cell>
          <table:table-cell table:formula="of:=[.C234]/[.C233]" office:value-type="float" office:value="1.00866727752118" calcext:value-type="float">
            <text:p>1.0087</text:p>
          </table:table-cell>
          <table:table-cell table:formula="of:=[.C234]+[.E233]" office:value-type="float" office:value="840594100000000" calcext:value-type="float">
            <text:p>840,594,100,000,000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FLOOR([.$H$1] + ([.A235]-1)^[.$H$4]*[.$H$1])" office:value-type="float" office:value="5429000000000" calcext:value-type="float">
            <text:p>5,429,000,000,000</text:p>
          </table:table-cell>
          <table:table-cell table:formula="of:=FLOOR(([.$H$2] * ([.A235]-1)^2 + ([.A235]-1) * [.$H$3]) * [.$H$1]) + [.$H$1]" office:value-type="float" office:value="10881200000000" calcext:value-type="float">
            <text:p>10,881,200,000,000</text:p>
          </table:table-cell>
          <table:table-cell table:formula="of:=[.C235]/[.C234]" office:value-type="float" office:value="1.00862987921877" calcext:value-type="float">
            <text:p>1.0086</text:p>
          </table:table-cell>
          <table:table-cell table:formula="of:=[.C235]+[.E234]" office:value-type="float" office:value="851475300000000" calcext:value-type="float">
            <text:p>851,475,300,000,000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FLOOR([.$H$1] + ([.A236]-1)^[.$H$4]*[.$H$1])" office:value-type="float" office:value="5475700000000" calcext:value-type="float">
            <text:p>5,475,700,000,000</text:p>
          </table:table-cell>
          <table:table-cell table:formula="of:=FLOOR(([.$H$2] * ([.A236]-1)^2 + ([.A236]-1) * [.$H$3]) * [.$H$1]) + [.$H$1]" office:value-type="float" office:value="10974700000000" calcext:value-type="float">
            <text:p>10,974,700,000,000</text:p>
          </table:table-cell>
          <table:table-cell table:formula="of:=[.C236]/[.C235]" office:value-type="float" office:value="1.00859280226446" calcext:value-type="float">
            <text:p>1.0086</text:p>
          </table:table-cell>
          <table:table-cell table:formula="of:=[.C236]+[.E235]" office:value-type="float" office:value="862450000000000" calcext:value-type="float">
            <text:p>862,450,000,000,000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FLOOR([.$H$1] + ([.A237]-1)^[.$H$4]*[.$H$1])" office:value-type="float" office:value="5522600000000" calcext:value-type="float">
            <text:p>5,522,600,000,000</text:p>
          </table:table-cell>
          <table:table-cell table:formula="of:=FLOOR(([.$H$2] * ([.A237]-1)^2 + ([.A237]-1) * [.$H$3]) * [.$H$1]) + [.$H$1]" office:value-type="float" office:value="11068600000000" calcext:value-type="float">
            <text:p>11,068,600,000,000</text:p>
          </table:table-cell>
          <table:table-cell table:formula="of:=[.C237]/[.C236]" office:value-type="float" office:value="1.00855604253419" calcext:value-type="float">
            <text:p>1.0086</text:p>
          </table:table-cell>
          <table:table-cell table:formula="of:=[.C237]+[.E236]" office:value-type="float" office:value="873518600000000" calcext:value-type="float">
            <text:p>873,518,600,000,000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FLOOR([.$H$1] + ([.A238]-1)^[.$H$4]*[.$H$1])" office:value-type="float" office:value="5569700000000" calcext:value-type="float">
            <text:p>5,569,700,000,000</text:p>
          </table:table-cell>
          <table:table-cell table:formula="of:=FLOOR(([.$H$2] * ([.A238]-1)^2 + ([.A238]-1) * [.$H$3]) * [.$H$1]) + [.$H$1]" office:value-type="float" office:value="11162900000000" calcext:value-type="float">
            <text:p>11,162,900,000,000</text:p>
          </table:table-cell>
          <table:table-cell table:formula="of:=[.C238]/[.C237]" office:value-type="float" office:value="1.0085195959742" calcext:value-type="float">
            <text:p>1.0085</text:p>
          </table:table-cell>
          <table:table-cell table:formula="of:=[.C238]+[.E237]" office:value-type="float" office:value="884681500000000" calcext:value-type="float">
            <text:p>884,681,500,000,000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FLOOR([.$H$1] + ([.A239]-1)^[.$H$4]*[.$H$1])" office:value-type="float" office:value="5617000000000" calcext:value-type="float">
            <text:p>5,617,000,000,000</text:p>
          </table:table-cell>
          <table:table-cell table:formula="of:=FLOOR(([.$H$2] * ([.A239]-1)^2 + ([.A239]-1) * [.$H$3]) * [.$H$1]) + [.$H$1]" office:value-type="float" office:value="11257600000000" calcext:value-type="float">
            <text:p>11,257,600,000,000</text:p>
          </table:table-cell>
          <table:table-cell table:formula="of:=[.C239]/[.C238]" office:value-type="float" office:value="1.00848345859947" calcext:value-type="float">
            <text:p>1.0085</text:p>
          </table:table-cell>
          <table:table-cell table:formula="of:=[.C239]+[.E238]" office:value-type="float" office:value="895939100000000" calcext:value-type="float">
            <text:p>895,939,100,000,000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FLOOR([.$H$1] + ([.A240]-1)^[.$H$4]*[.$H$1])" office:value-type="float" office:value="5664500000000" calcext:value-type="float">
            <text:p>5,664,500,000,000</text:p>
          </table:table-cell>
          <table:table-cell table:formula="of:=FLOOR(([.$H$2] * ([.A240]-1)^2 + ([.A240]-1) * [.$H$3]) * [.$H$1]) + [.$H$1]" office:value-type="float" office:value="11352700000000" calcext:value-type="float">
            <text:p>11,352,700,000,000</text:p>
          </table:table-cell>
          <table:table-cell table:formula="of:=[.C240]/[.C239]" office:value-type="float" office:value="1.00844762649233" calcext:value-type="float">
            <text:p>1.0084</text:p>
          </table:table-cell>
          <table:table-cell table:formula="of:=[.C240]+[.E239]" office:value-type="float" office:value="907291800000000" calcext:value-type="float">
            <text:p>907,291,800,000,000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FLOOR([.$H$1] + ([.A241]-1)^[.$H$4]*[.$H$1])" office:value-type="float" office:value="5712200000000" calcext:value-type="float">
            <text:p>5,712,200,000,000</text:p>
          </table:table-cell>
          <table:table-cell table:formula="of:=FLOOR(([.$H$2] * ([.A241]-1)^2 + ([.A241]-1) * [.$H$3]) * [.$H$1]) + [.$H$1]" office:value-type="float" office:value="11448200000000" calcext:value-type="float">
            <text:p>11,448,200,000,000</text:p>
          </table:table-cell>
          <table:table-cell table:formula="of:=[.C241]/[.C240]" office:value-type="float" office:value="1.008412095801" calcext:value-type="float">
            <text:p>1.0084</text:p>
          </table:table-cell>
          <table:table-cell table:formula="of:=[.C241]+[.E240]" office:value-type="float" office:value="918740000000000" calcext:value-type="float">
            <text:p>918,740,000,000,000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FLOOR([.$H$1] + ([.A242]-1)^[.$H$4]*[.$H$1])" office:value-type="float" office:value="5760100000000" calcext:value-type="float">
            <text:p>5,760,100,000,000</text:p>
          </table:table-cell>
          <table:table-cell table:formula="of:=FLOOR(([.$H$2] * ([.A242]-1)^2 + ([.A242]-1) * [.$H$3]) * [.$H$1]) + [.$H$1]" office:value-type="float" office:value="11544100000000" calcext:value-type="float">
            <text:p>11,544,100,000,000</text:p>
          </table:table-cell>
          <table:table-cell table:formula="of:=[.C242]/[.C241]" office:value-type="float" office:value="1.00837686273825" calcext:value-type="float">
            <text:p>1.0084</text:p>
          </table:table-cell>
          <table:table-cell table:formula="of:=[.C242]+[.E241]" office:value-type="float" office:value="930284100000000" calcext:value-type="float">
            <text:p>930,284,100,000,000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FLOOR([.$H$1] + ([.A243]-1)^[.$H$4]*[.$H$1])" office:value-type="float" office:value="5808200000000" calcext:value-type="float">
            <text:p>5,808,200,000,000</text:p>
          </table:table-cell>
          <table:table-cell table:formula="of:=FLOOR(([.$H$2] * ([.A243]-1)^2 + ([.A243]-1) * [.$H$3]) * [.$H$1]) + [.$H$1]" office:value-type="float" office:value="11640400000000" calcext:value-type="float">
            <text:p>11,640,400,000,000</text:p>
          </table:table-cell>
          <table:table-cell table:formula="of:=[.C243]/[.C242]" office:value-type="float" office:value="1.00834192358001" calcext:value-type="float">
            <text:p>1.0083</text:p>
          </table:table-cell>
          <table:table-cell table:formula="of:=[.C243]+[.E242]" office:value-type="float" office:value="941924500000000" calcext:value-type="float">
            <text:p>941,924,500,000,000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FLOOR([.$H$1] + ([.A244]-1)^[.$H$4]*[.$H$1])" office:value-type="float" office:value="5856500000000" calcext:value-type="float">
            <text:p>5,856,500,000,000</text:p>
          </table:table-cell>
          <table:table-cell table:formula="of:=FLOOR(([.$H$2] * ([.A244]-1)^2 + ([.A244]-1) * [.$H$3]) * [.$H$1]) + [.$H$1]" office:value-type="float" office:value="11737100000000" calcext:value-type="float">
            <text:p>11,737,100,000,000</text:p>
          </table:table-cell>
          <table:table-cell table:formula="of:=[.C244]/[.C243]" office:value-type="float" office:value="1.0083072746641" calcext:value-type="float">
            <text:p>1.0083</text:p>
          </table:table-cell>
          <table:table-cell table:formula="of:=[.C244]+[.E243]" office:value-type="float" office:value="953661600000000" calcext:value-type="float">
            <text:p>953,661,600,000,000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FLOOR([.$H$1] + ([.A245]-1)^[.$H$4]*[.$H$1])" office:value-type="float" office:value="5905000000000" calcext:value-type="float">
            <text:p>5,905,000,000,000</text:p>
          </table:table-cell>
          <table:table-cell table:formula="of:=FLOOR(([.$H$2] * ([.A245]-1)^2 + ([.A245]-1) * [.$H$3]) * [.$H$1]) + [.$H$1]" office:value-type="float" office:value="11834200000000" calcext:value-type="float">
            <text:p>11,834,200,000,000</text:p>
          </table:table-cell>
          <table:table-cell table:formula="of:=[.C245]/[.C244]" office:value-type="float" office:value="1.00827291238892" calcext:value-type="float">
            <text:p>1.0083</text:p>
          </table:table-cell>
          <table:table-cell table:formula="of:=[.C245]+[.E244]" office:value-type="float" office:value="965495800000000" calcext:value-type="float">
            <text:p>965,495,800,000,000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FLOOR([.$H$1] + ([.A246]-1)^[.$H$4]*[.$H$1])" office:value-type="float" office:value="5953700000000" calcext:value-type="float">
            <text:p>5,953,700,000,000</text:p>
          </table:table-cell>
          <table:table-cell table:formula="of:=FLOOR(([.$H$2] * ([.A246]-1)^2 + ([.A246]-1) * [.$H$3]) * [.$H$1]) + [.$H$1]" office:value-type="float" office:value="11931700000000" calcext:value-type="float">
            <text:p>11,931,700,000,000</text:p>
          </table:table-cell>
          <table:table-cell table:formula="of:=[.C246]/[.C245]" office:value-type="float" office:value="1.00823883321222" calcext:value-type="float">
            <text:p>1.0082</text:p>
          </table:table-cell>
          <table:table-cell table:formula="of:=[.C246]+[.E245]" office:value-type="float" office:value="977427500000000" calcext:value-type="float">
            <text:p>977,427,500,000,000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FLOOR([.$H$1] + ([.A247]-1)^[.$H$4]*[.$H$1])" office:value-type="float" office:value="6002600000000" calcext:value-type="float">
            <text:p>6,002,600,000,000</text:p>
          </table:table-cell>
          <table:table-cell table:formula="of:=FLOOR(([.$H$2] * ([.A247]-1)^2 + ([.A247]-1) * [.$H$3]) * [.$H$1]) + [.$H$1]" office:value-type="float" office:value="12029600000000" calcext:value-type="float">
            <text:p>12,029,600,000,000</text:p>
          </table:table-cell>
          <table:table-cell table:formula="of:=[.C247]/[.C246]" office:value-type="float" office:value="1.00820503364986" calcext:value-type="float">
            <text:p>1.0082</text:p>
          </table:table-cell>
          <table:table-cell table:formula="of:=[.C247]+[.E246]" office:value-type="float" office:value="989457100000000" calcext:value-type="float">
            <text:p>989,457,100,000,000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FLOOR([.$H$1] + ([.A248]-1)^[.$H$4]*[.$H$1])" office:value-type="float" office:value="6051700000000" calcext:value-type="float">
            <text:p>6,051,700,000,000</text:p>
          </table:table-cell>
          <table:table-cell table:formula="of:=FLOOR(([.$H$2] * ([.A248]-1)^2 + ([.A248]-1) * [.$H$3]) * [.$H$1]) + [.$H$1]" office:value-type="float" office:value="12127900000000" calcext:value-type="float">
            <text:p>12,127,900,000,000</text:p>
          </table:table-cell>
          <table:table-cell table:formula="of:=[.C248]/[.C247]" office:value-type="float" office:value="1.00817151027466" calcext:value-type="float">
            <text:p>1.0082</text:p>
          </table:table-cell>
          <table:table-cell table:formula="of:=[.C248]+[.E247]" office:value-type="float" office:value="1001585000000000" calcext:value-type="float">
            <text:p>1,001,585,000,000,000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FLOOR([.$H$1] + ([.A249]-1)^[.$H$4]*[.$H$1])" office:value-type="float" office:value="6101000000000" calcext:value-type="float">
            <text:p>6,101,000,000,000</text:p>
          </table:table-cell>
          <table:table-cell table:formula="of:=FLOOR(([.$H$2] * ([.A249]-1)^2 + ([.A249]-1) * [.$H$3]) * [.$H$1]) + [.$H$1]" office:value-type="float" office:value="12226600000000" calcext:value-type="float">
            <text:p>12,226,600,000,000</text:p>
          </table:table-cell>
          <table:table-cell table:formula="of:=[.C249]/[.C248]" office:value-type="float" office:value="1.0081382597152" calcext:value-type="float">
            <text:p>1.0081</text:p>
          </table:table-cell>
          <table:table-cell table:formula="of:=[.C249]+[.E248]" office:value-type="float" office:value="1013811600000000" calcext:value-type="float">
            <text:p>1,013,811,600,000,000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FLOOR([.$H$1] + ([.A250]-1)^[.$H$4]*[.$H$1])" office:value-type="float" office:value="6150500000000" calcext:value-type="float">
            <text:p>6,150,500,000,000</text:p>
          </table:table-cell>
          <table:table-cell table:formula="of:=FLOOR(([.$H$2] * ([.A250]-1)^2 + ([.A250]-1) * [.$H$3]) * [.$H$1]) + [.$H$1]" office:value-type="float" office:value="12325700000000" calcext:value-type="float">
            <text:p>12,325,700,000,000</text:p>
          </table:table-cell>
          <table:table-cell table:formula="of:=[.C250]/[.C249]" office:value-type="float" office:value="1.00810527865474" calcext:value-type="float">
            <text:p>1.0081</text:p>
          </table:table-cell>
          <table:table-cell table:formula="of:=[.C250]+[.E249]" office:value-type="float" office:value="1026137300000000" calcext:value-type="float">
            <text:p>1,026,137,300,000,000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FLOOR([.$H$1] + ([.A251]-1)^[.$H$4]*[.$H$1])" office:value-type="float" office:value="6200200000000" calcext:value-type="float">
            <text:p>6,200,200,000,000</text:p>
          </table:table-cell>
          <table:table-cell table:formula="of:=FLOOR(([.$H$2] * ([.A251]-1)^2 + ([.A251]-1) * [.$H$3]) * [.$H$1]) + [.$H$1]" office:value-type="float" office:value="12425200000000" calcext:value-type="float">
            <text:p>12,425,200,000,000</text:p>
          </table:table-cell>
          <table:table-cell table:formula="of:=[.C251]/[.C250]" office:value-type="float" office:value="1.00807256383005" calcext:value-type="float">
            <text:p>1.0081</text:p>
          </table:table-cell>
          <table:table-cell table:formula="of:=[.C251]+[.E250]" office:value-type="float" office:value="1038562500000000" calcext:value-type="float">
            <text:p>1,038,562,500,000,000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FLOOR([.$H$1] + ([.A252]-1)^[.$H$4]*[.$H$1])" office:value-type="float" office:value="6250100000000" calcext:value-type="float">
            <text:p>6,250,100,000,000</text:p>
          </table:table-cell>
          <table:table-cell table:formula="of:=FLOOR(([.$H$2] * ([.A252]-1)^2 + ([.A252]-1) * [.$H$3]) * [.$H$1]) + [.$H$1]" office:value-type="float" office:value="12525100000000" calcext:value-type="float">
            <text:p>12,525,100,000,000</text:p>
          </table:table-cell>
          <table:table-cell table:formula="of:=[.C252]/[.C251]" office:value-type="float" office:value="1.00804011203039" calcext:value-type="float">
            <text:p>1.0080</text:p>
          </table:table-cell>
          <table:table-cell table:formula="of:=[.C252]+[.E251]" office:value-type="float" office:value="1051087600000000" calcext:value-type="float">
            <text:p>1,051,087,600,000,000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FLOOR([.$H$1] + ([.A253]-1)^[.$H$4]*[.$H$1])" office:value-type="float" office:value="6300200000000" calcext:value-type="float">
            <text:p>6,300,200,000,000</text:p>
          </table:table-cell>
          <table:table-cell table:formula="of:=FLOOR(([.$H$2] * ([.A253]-1)^2 + ([.A253]-1) * [.$H$3]) * [.$H$1]) + [.$H$1]" office:value-type="float" office:value="12625400000000" calcext:value-type="float">
            <text:p>12,625,400,000,000</text:p>
          </table:table-cell>
          <table:table-cell table:formula="of:=[.C253]/[.C252]" office:value-type="float" office:value="1.00800792009645" calcext:value-type="float">
            <text:p>1.0080</text:p>
          </table:table-cell>
          <table:table-cell table:formula="of:=[.C253]+[.E252]" office:value-type="float" office:value="1063713000000000" calcext:value-type="float">
            <text:p>1,063,713,000,000,000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FLOOR([.$H$1] + ([.A254]-1)^[.$H$4]*[.$H$1])" office:value-type="float" office:value="6350500000000" calcext:value-type="float">
            <text:p>6,350,500,000,000</text:p>
          </table:table-cell>
          <table:table-cell table:formula="of:=FLOOR(([.$H$2] * ([.A254]-1)^2 + ([.A254]-1) * [.$H$3]) * [.$H$1]) + [.$H$1]" office:value-type="float" office:value="12726100000000" calcext:value-type="float">
            <text:p>12,726,100,000,000</text:p>
          </table:table-cell>
          <table:table-cell table:formula="of:=[.C254]/[.C253]" office:value-type="float" office:value="1.00797598491929" calcext:value-type="float">
            <text:p>1.0080</text:p>
          </table:table-cell>
          <table:table-cell table:formula="of:=[.C254]+[.E253]" office:value-type="float" office:value="1076439100000000" calcext:value-type="float">
            <text:p>1,076,439,100,000,000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FLOOR([.$H$1] + ([.A255]-1)^[.$H$4]*[.$H$1])" office:value-type="float" office:value="6401000000000" calcext:value-type="float">
            <text:p>6,401,000,000,000</text:p>
          </table:table-cell>
          <table:table-cell table:formula="of:=FLOOR(([.$H$2] * ([.A255]-1)^2 + ([.A255]-1) * [.$H$3]) * [.$H$1]) + [.$H$1]" office:value-type="float" office:value="12827200000000" calcext:value-type="float">
            <text:p>12,827,200,000,000</text:p>
          </table:table-cell>
          <table:table-cell table:formula="of:=[.C255]/[.C254]" office:value-type="float" office:value="1.00794430343939" calcext:value-type="float">
            <text:p>1.0079</text:p>
          </table:table-cell>
          <table:table-cell table:formula="of:=[.C255]+[.E254]" office:value-type="float" office:value="1089266300000000" calcext:value-type="float">
            <text:p>1,089,266,300,000,000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FLOOR([.$H$1] + ([.A256]-1)^[.$H$4]*[.$H$1])" office:value-type="float" office:value="6451700000000" calcext:value-type="float">
            <text:p>6,451,700,000,000</text:p>
          </table:table-cell>
          <table:table-cell table:formula="of:=FLOOR(([.$H$2] * ([.A256]-1)^2 + ([.A256]-1) * [.$H$3]) * [.$H$1]) + [.$H$1]" office:value-type="float" office:value="12928700000000" calcext:value-type="float">
            <text:p>12,928,700,000,000</text:p>
          </table:table-cell>
          <table:table-cell table:formula="of:=[.C256]/[.C255]" office:value-type="float" office:value="1.00791287264563" calcext:value-type="float">
            <text:p>1.0079</text:p>
          </table:table-cell>
          <table:table-cell table:formula="of:=[.C256]+[.E255]" office:value-type="float" office:value="1102195000000000" calcext:value-type="float">
            <text:p>1,102,195,000,000,000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FLOOR([.$H$1] + ([.A257]-1)^[.$H$4]*[.$H$1])" office:value-type="float" office:value="6502600000000" calcext:value-type="float">
            <text:p>6,502,600,000,000</text:p>
          </table:table-cell>
          <table:table-cell table:formula="of:=FLOOR(([.$H$2] * ([.A257]-1)^2 + ([.A257]-1) * [.$H$3]) * [.$H$1]) + [.$H$1]" office:value-type="float" office:value="13030600000000" calcext:value-type="float">
            <text:p>13,030,600,000,000</text:p>
          </table:table-cell>
          <table:table-cell table:formula="of:=[.C257]/[.C256]" office:value-type="float" office:value="1.00788168957436" calcext:value-type="float">
            <text:p>1.0079</text:p>
          </table:table-cell>
          <table:table-cell table:formula="of:=[.C257]+[.E256]" office:value-type="float" office:value="1115225600000000" calcext:value-type="float">
            <text:p>1,115,225,600,000,000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FLOOR([.$H$1] + ([.A258]-1)^[.$H$4]*[.$H$1])" office:value-type="float" office:value="6553700000000" calcext:value-type="float">
            <text:p>6,553,700,000,000</text:p>
          </table:table-cell>
          <table:table-cell table:formula="of:=FLOOR(([.$H$2] * ([.A258]-1)^2 + ([.A258]-1) * [.$H$3]) * [.$H$1]) + [.$H$1]" office:value-type="float" office:value="13132900000000" calcext:value-type="float">
            <text:p>13,132,900,000,000</text:p>
          </table:table-cell>
          <table:table-cell table:formula="of:=[.C258]/[.C257]" office:value-type="float" office:value="1.00785075130846" calcext:value-type="float">
            <text:p>1.0079</text:p>
          </table:table-cell>
          <table:table-cell table:formula="of:=[.C258]+[.E257]" office:value-type="float" office:value="1128358500000000" calcext:value-type="float">
            <text:p>1,128,358,500,000,000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FLOOR([.$H$1] + ([.A259]-1)^[.$H$4]*[.$H$1])" office:value-type="float" office:value="6605000000000" calcext:value-type="float">
            <text:p>6,605,000,000,000</text:p>
          </table:table-cell>
          <table:table-cell table:formula="of:=FLOOR(([.$H$2] * ([.A259]-1)^2 + ([.A259]-1) * [.$H$3]) * [.$H$1]) + [.$H$1]" office:value-type="float" office:value="13235600000000" calcext:value-type="float">
            <text:p>13,235,600,000,000</text:p>
          </table:table-cell>
          <table:table-cell table:formula="of:=[.C259]/[.C258]" office:value-type="float" office:value="1.00782005497643" calcext:value-type="float">
            <text:p>1.0078</text:p>
          </table:table-cell>
          <table:table-cell table:formula="of:=[.C259]+[.E258]" office:value-type="float" office:value="1141594100000000" calcext:value-type="float">
            <text:p>1,141,594,100,000,000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FLOOR([.$H$1] + ([.A260]-1)^[.$H$4]*[.$H$1])" office:value-type="float" office:value="6656500000000" calcext:value-type="float">
            <text:p>6,656,500,000,000</text:p>
          </table:table-cell>
          <table:table-cell table:formula="of:=FLOOR(([.$H$2] * ([.A260]-1)^2 + ([.A260]-1) * [.$H$3]) * [.$H$1]) + [.$H$1]" office:value-type="float" office:value="13338700000000" calcext:value-type="float">
            <text:p>13,338,700,000,000</text:p>
          </table:table-cell>
          <table:table-cell table:formula="of:=[.C260]/[.C259]" office:value-type="float" office:value="1.00778959775152" calcext:value-type="float">
            <text:p>1.0078</text:p>
          </table:table-cell>
          <table:table-cell table:formula="of:=[.C260]+[.E259]" office:value-type="float" office:value="1154932800000000" calcext:value-type="float">
            <text:p>1,154,932,800,000,000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FLOOR([.$H$1] + ([.A261]-1)^[.$H$4]*[.$H$1])" office:value-type="float" office:value="6708200000000" calcext:value-type="float">
            <text:p>6,708,200,000,000</text:p>
          </table:table-cell>
          <table:table-cell table:formula="of:=FLOOR(([.$H$2] * ([.A261]-1)^2 + ([.A261]-1) * [.$H$3]) * [.$H$1]) + [.$H$1]" office:value-type="float" office:value="13442200000000" calcext:value-type="float">
            <text:p>13,442,200,000,000</text:p>
          </table:table-cell>
          <table:table-cell table:formula="of:=[.C261]/[.C260]" office:value-type="float" office:value="1.00775937685082" calcext:value-type="float">
            <text:p>1.0078</text:p>
          </table:table-cell>
          <table:table-cell table:formula="of:=[.C261]+[.E260]" office:value-type="float" office:value="1168375000000000" calcext:value-type="float">
            <text:p>1,168,375,000,000,000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FLOOR([.$H$1] + ([.A262]-1)^[.$H$4]*[.$H$1])" office:value-type="float" office:value="6760100000000" calcext:value-type="float">
            <text:p>6,760,100,000,000</text:p>
          </table:table-cell>
          <table:table-cell table:formula="of:=FLOOR(([.$H$2] * ([.A262]-1)^2 + ([.A262]-1) * [.$H$3]) * [.$H$1]) + [.$H$1]" office:value-type="float" office:value="13546100000000" calcext:value-type="float">
            <text:p>13,546,100,000,000</text:p>
          </table:table-cell>
          <table:table-cell table:formula="of:=[.C262]/[.C261]" office:value-type="float" office:value="1.00772938953445" calcext:value-type="float">
            <text:p>1.0077</text:p>
          </table:table-cell>
          <table:table-cell table:formula="of:=[.C262]+[.E261]" office:value-type="float" office:value="1181921100000000" calcext:value-type="float">
            <text:p>1,181,921,100,000,000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FLOOR([.$H$1] + ([.A263]-1)^[.$H$4]*[.$H$1])" office:value-type="float" office:value="6812200000000" calcext:value-type="float">
            <text:p>6,812,200,000,000</text:p>
          </table:table-cell>
          <table:table-cell table:formula="of:=FLOOR(([.$H$2] * ([.A263]-1)^2 + ([.A263]-1) * [.$H$3]) * [.$H$1]) + [.$H$1]" office:value-type="float" office:value="13650400000000" calcext:value-type="float">
            <text:p>13,650,400,000,000</text:p>
          </table:table-cell>
          <table:table-cell table:formula="of:=[.C263]/[.C262]" office:value-type="float" office:value="1.00769963310473" calcext:value-type="float">
            <text:p>1.0077</text:p>
          </table:table-cell>
          <table:table-cell table:formula="of:=[.C263]+[.E262]" office:value-type="float" office:value="1195571500000000" calcext:value-type="float">
            <text:p>1,195,571,500,000,000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FLOOR([.$H$1] + ([.A264]-1)^[.$H$4]*[.$H$1])" office:value-type="float" office:value="6864500000000" calcext:value-type="float">
            <text:p>6,864,500,000,000</text:p>
          </table:table-cell>
          <table:table-cell table:formula="of:=FLOOR(([.$H$2] * ([.A264]-1)^2 + ([.A264]-1) * [.$H$3]) * [.$H$1]) + [.$H$1]" office:value-type="float" office:value="13755100000000" calcext:value-type="float">
            <text:p>13,755,100,000,000</text:p>
          </table:table-cell>
          <table:table-cell table:formula="of:=[.C264]/[.C263]" office:value-type="float" office:value="1.00767010490535" calcext:value-type="float">
            <text:p>1.0077</text:p>
          </table:table-cell>
          <table:table-cell table:formula="of:=[.C264]+[.E263]" office:value-type="float" office:value="1209326600000000" calcext:value-type="float">
            <text:p>1,209,326,600,000,000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FLOOR([.$H$1] + ([.A265]-1)^[.$H$4]*[.$H$1])" office:value-type="float" office:value="6917000000000" calcext:value-type="float">
            <text:p>6,917,000,000,000</text:p>
          </table:table-cell>
          <table:table-cell table:formula="of:=FLOOR(([.$H$2] * ([.A265]-1)^2 + ([.A265]-1) * [.$H$3]) * [.$H$1]) + [.$H$1]" office:value-type="float" office:value="13860200000000" calcext:value-type="float">
            <text:p>13,860,200,000,000</text:p>
          </table:table-cell>
          <table:table-cell table:formula="of:=[.C265]/[.C264]" office:value-type="float" office:value="1.00764080232059" calcext:value-type="float">
            <text:p>1.0076</text:p>
          </table:table-cell>
          <table:table-cell table:formula="of:=[.C265]+[.E264]" office:value-type="float" office:value="1223186800000000" calcext:value-type="float">
            <text:p>1,223,186,800,000,000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FLOOR([.$H$1] + ([.A266]-1)^[.$H$4]*[.$H$1])" office:value-type="float" office:value="6969700000000" calcext:value-type="float">
            <text:p>6,969,700,000,000</text:p>
          </table:table-cell>
          <table:table-cell table:formula="of:=FLOOR(([.$H$2] * ([.A266]-1)^2 + ([.A266]-1) * [.$H$3]) * [.$H$1]) + [.$H$1]" office:value-type="float" office:value="13965700000000" calcext:value-type="float">
            <text:p>13,965,700,000,000</text:p>
          </table:table-cell>
          <table:table-cell table:formula="of:=[.C266]/[.C265]" office:value-type="float" office:value="1.00761172277456" calcext:value-type="float">
            <text:p>1.0076</text:p>
          </table:table-cell>
          <table:table-cell table:formula="of:=[.C266]+[.E265]" office:value-type="float" office:value="1237152500000000" calcext:value-type="float">
            <text:p>1,237,152,500,000,000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FLOOR([.$H$1] + ([.A267]-1)^[.$H$4]*[.$H$1])" office:value-type="float" office:value="7022600000000" calcext:value-type="float">
            <text:p>7,022,600,000,000</text:p>
          </table:table-cell>
          <table:table-cell table:formula="of:=FLOOR(([.$H$2] * ([.A267]-1)^2 + ([.A267]-1) * [.$H$3]) * [.$H$1]) + [.$H$1]" office:value-type="float" office:value="14071600000000" calcext:value-type="float">
            <text:p>14,071,600,000,000</text:p>
          </table:table-cell>
          <table:table-cell table:formula="of:=[.C267]/[.C266]" office:value-type="float" office:value="1.00758286373043" calcext:value-type="float">
            <text:p>1.0076</text:p>
          </table:table-cell>
          <table:table-cell table:formula="of:=[.C267]+[.E266]" office:value-type="float" office:value="1251224100000000" calcext:value-type="float">
            <text:p>1,251,224,100,000,000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FLOOR([.$H$1] + ([.A268]-1)^[.$H$4]*[.$H$1])" office:value-type="float" office:value="7075700000000" calcext:value-type="float">
            <text:p>7,075,700,000,000</text:p>
          </table:table-cell>
          <table:table-cell table:formula="of:=FLOOR(([.$H$2] * ([.A268]-1)^2 + ([.A268]-1) * [.$H$3]) * [.$H$1]) + [.$H$1]" office:value-type="float" office:value="14177900000000" calcext:value-type="float">
            <text:p>14,177,900,000,000</text:p>
          </table:table-cell>
          <table:table-cell table:formula="of:=[.C268]/[.C267]" office:value-type="float" office:value="1.00755422268967" calcext:value-type="float">
            <text:p>1.0076</text:p>
          </table:table-cell>
          <table:table-cell table:formula="of:=[.C268]+[.E267]" office:value-type="float" office:value="1265402000000000" calcext:value-type="float">
            <text:p>1,265,402,000,000,000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FLOOR([.$H$1] + ([.A269]-1)^[.$H$4]*[.$H$1])" office:value-type="float" office:value="7129000000000" calcext:value-type="float">
            <text:p>7,129,000,000,000</text:p>
          </table:table-cell>
          <table:table-cell table:formula="of:=FLOOR(([.$H$2] * ([.A269]-1)^2 + ([.A269]-1) * [.$H$3]) * [.$H$1]) + [.$H$1]" office:value-type="float" office:value="14284600000000" calcext:value-type="float">
            <text:p>14,284,600,000,000</text:p>
          </table:table-cell>
          <table:table-cell table:formula="of:=[.C269]/[.C268]" office:value-type="float" office:value="1.0075257971914" calcext:value-type="float">
            <text:p>1.0075</text:p>
          </table:table-cell>
          <table:table-cell table:formula="of:=[.C269]+[.E268]" office:value-type="float" office:value="1279686600000000" calcext:value-type="float">
            <text:p>1,279,686,600,000,000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FLOOR([.$H$1] + ([.A270]-1)^[.$H$4]*[.$H$1])" office:value-type="float" office:value="7182500000000" calcext:value-type="float">
            <text:p>7,182,500,000,000</text:p>
          </table:table-cell>
          <table:table-cell table:formula="of:=FLOOR(([.$H$2] * ([.A270]-1)^2 + ([.A270]-1) * [.$H$3]) * [.$H$1]) + [.$H$1]" office:value-type="float" office:value="14391700000000" calcext:value-type="float">
            <text:p>14,391,700,000,000</text:p>
          </table:table-cell>
          <table:table-cell table:formula="of:=[.C270]/[.C269]" office:value-type="float" office:value="1.00749758481162" calcext:value-type="float">
            <text:p>1.0075</text:p>
          </table:table-cell>
          <table:table-cell table:formula="of:=[.C270]+[.E269]" office:value-type="float" office:value="1294078300000000" calcext:value-type="float">
            <text:p>1,294,078,300,000,000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FLOOR([.$H$1] + ([.A271]-1)^[.$H$4]*[.$H$1])" office:value-type="float" office:value="7236200000000" calcext:value-type="float">
            <text:p>7,236,200,000,000</text:p>
          </table:table-cell>
          <table:table-cell table:formula="of:=FLOOR(([.$H$2] * ([.A271]-1)^2 + ([.A271]-1) * [.$H$3]) * [.$H$1]) + [.$H$1]" office:value-type="float" office:value="14499200000000" calcext:value-type="float">
            <text:p>14,499,200,000,000</text:p>
          </table:table-cell>
          <table:table-cell table:formula="of:=[.C271]/[.C270]" office:value-type="float" office:value="1.00746958316252" calcext:value-type="float">
            <text:p>1.0075</text:p>
          </table:table-cell>
          <table:table-cell table:formula="of:=[.C271]+[.E270]" office:value-type="float" office:value="1308577500000000" calcext:value-type="float">
            <text:p>1,308,577,500,000,000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FLOOR([.$H$1] + ([.A272]-1)^[.$H$4]*[.$H$1])" office:value-type="float" office:value="7290100000000" calcext:value-type="float">
            <text:p>7,290,100,000,000</text:p>
          </table:table-cell>
          <table:table-cell table:formula="of:=FLOOR(([.$H$2] * ([.A272]-1)^2 + ([.A272]-1) * [.$H$3]) * [.$H$1]) + [.$H$1]" office:value-type="float" office:value="14607100000000" calcext:value-type="float">
            <text:p>14,607,100,000,000</text:p>
          </table:table-cell>
          <table:table-cell table:formula="of:=[.C272]/[.C271]" office:value-type="float" office:value="1.00744178989186" calcext:value-type="float">
            <text:p>1.0074</text:p>
          </table:table-cell>
          <table:table-cell table:formula="of:=[.C272]+[.E271]" office:value-type="float" office:value="1323184600000000" calcext:value-type="float">
            <text:p>1,323,184,600,000,000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FLOOR([.$H$1] + ([.A273]-1)^[.$H$4]*[.$H$1])" office:value-type="float" office:value="7344200000000" calcext:value-type="float">
            <text:p>7,344,200,000,000</text:p>
          </table:table-cell>
          <table:table-cell table:formula="of:=FLOOR(([.$H$2] * ([.A273]-1)^2 + ([.A273]-1) * [.$H$3]) * [.$H$1]) + [.$H$1]" office:value-type="float" office:value="14715400000000" calcext:value-type="float">
            <text:p>14,715,400,000,000</text:p>
          </table:table-cell>
          <table:table-cell table:formula="of:=[.C273]/[.C272]" office:value-type="float" office:value="1.00741420268226" calcext:value-type="float">
            <text:p>1.0074</text:p>
          </table:table-cell>
          <table:table-cell table:formula="of:=[.C273]+[.E272]" office:value-type="float" office:value="1337900000000000" calcext:value-type="float">
            <text:p>1,337,900,000,000,000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FLOOR([.$H$1] + ([.A274]-1)^[.$H$4]*[.$H$1])" office:value-type="float" office:value="7398500000000" calcext:value-type="float">
            <text:p>7,398,500,000,000</text:p>
          </table:table-cell>
          <table:table-cell table:formula="of:=FLOOR(([.$H$2] * ([.A274]-1)^2 + ([.A274]-1) * [.$H$3]) * [.$H$1]) + [.$H$1]" office:value-type="float" office:value="14824100000000" calcext:value-type="float">
            <text:p>14,824,100,000,000</text:p>
          </table:table-cell>
          <table:table-cell table:formula="of:=[.C274]/[.C273]" office:value-type="float" office:value="1.00738681925058" calcext:value-type="float">
            <text:p>1.0074</text:p>
          </table:table-cell>
          <table:table-cell table:formula="of:=[.C274]+[.E273]" office:value-type="float" office:value="1352724100000000" calcext:value-type="float">
            <text:p>1,352,724,100,000,000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FLOOR([.$H$1] + ([.A275]-1)^[.$H$4]*[.$H$1])" office:value-type="float" office:value="7453000000000" calcext:value-type="float">
            <text:p>7,453,000,000,000</text:p>
          </table:table-cell>
          <table:table-cell table:formula="of:=FLOOR(([.$H$2] * ([.A275]-1)^2 + ([.A275]-1) * [.$H$3]) * [.$H$1]) + [.$H$1]" office:value-type="float" office:value="14933200000000" calcext:value-type="float">
            <text:p>14,933,200,000,000</text:p>
          </table:table-cell>
          <table:table-cell table:formula="of:=[.C275]/[.C274]" office:value-type="float" office:value="1.00735963734729" calcext:value-type="float">
            <text:p>1.0074</text:p>
          </table:table-cell>
          <table:table-cell table:formula="of:=[.C275]+[.E274]" office:value-type="float" office:value="1367657300000000" calcext:value-type="float">
            <text:p>1,367,657,300,000,000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FLOOR([.$H$1] + ([.A276]-1)^[.$H$4]*[.$H$1])" office:value-type="float" office:value="7507700000000" calcext:value-type="float">
            <text:p>7,507,700,000,000</text:p>
          </table:table-cell>
          <table:table-cell table:formula="of:=FLOOR(([.$H$2] * ([.A276]-1)^2 + ([.A276]-1) * [.$H$3]) * [.$H$1]) + [.$H$1]" office:value-type="float" office:value="15042700000000" calcext:value-type="float">
            <text:p>15,042,700,000,000</text:p>
          </table:table-cell>
          <table:table-cell table:formula="of:=[.C276]/[.C275]" office:value-type="float" office:value="1.00733265475585" calcext:value-type="float">
            <text:p>1.0073</text:p>
          </table:table-cell>
          <table:table-cell table:formula="of:=[.C276]+[.E275]" office:value-type="float" office:value="1382700000000000" calcext:value-type="float">
            <text:p>1,382,700,000,000,000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FLOOR([.$H$1] + ([.A277]-1)^[.$H$4]*[.$H$1])" office:value-type="float" office:value="7562600000000" calcext:value-type="float">
            <text:p>7,562,600,000,000</text:p>
          </table:table-cell>
          <table:table-cell table:formula="of:=FLOOR(([.$H$2] * ([.A277]-1)^2 + ([.A277]-1) * [.$H$3]) * [.$H$1]) + [.$H$1]" office:value-type="float" office:value="15152600000000" calcext:value-type="float">
            <text:p>15,152,600,000,000</text:p>
          </table:table-cell>
          <table:table-cell table:formula="of:=[.C277]/[.C276]" office:value-type="float" office:value="1.00730586929208" calcext:value-type="float">
            <text:p>1.0073</text:p>
          </table:table-cell>
          <table:table-cell table:formula="of:=[.C277]+[.E276]" office:value-type="float" office:value="1397852600000000" calcext:value-type="float">
            <text:p>1,397,852,600,000,000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FLOOR([.$H$1] + ([.A278]-1)^[.$H$4]*[.$H$1])" office:value-type="float" office:value="7617700000000" calcext:value-type="float">
            <text:p>7,617,700,000,000</text:p>
          </table:table-cell>
          <table:table-cell table:formula="of:=FLOOR(([.$H$2] * ([.A278]-1)^2 + ([.A278]-1) * [.$H$3]) * [.$H$1]) + [.$H$1]" office:value-type="float" office:value="15262900000000" calcext:value-type="float">
            <text:p>15,262,900,000,000</text:p>
          </table:table-cell>
          <table:table-cell table:formula="of:=[.C278]/[.C277]" office:value-type="float" office:value="1.00727927880364" calcext:value-type="float">
            <text:p>1.0073</text:p>
          </table:table-cell>
          <table:table-cell table:formula="of:=[.C278]+[.E277]" office:value-type="float" office:value="1413115500000000" calcext:value-type="float">
            <text:p>1,413,115,500,000,000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FLOOR([.$H$1] + ([.A279]-1)^[.$H$4]*[.$H$1])" office:value-type="float" office:value="7673000000000" calcext:value-type="float">
            <text:p>7,673,000,000,000</text:p>
          </table:table-cell>
          <table:table-cell table:formula="of:=FLOOR(([.$H$2] * ([.A279]-1)^2 + ([.A279]-1) * [.$H$3]) * [.$H$1]) + [.$H$1]" office:value-type="float" office:value="15373600000000" calcext:value-type="float">
            <text:p>15,373,600,000,000</text:p>
          </table:table-cell>
          <table:table-cell table:formula="of:=[.C279]/[.C278]" office:value-type="float" office:value="1.00725288116937" calcext:value-type="float">
            <text:p>1.0073</text:p>
          </table:table-cell>
          <table:table-cell table:formula="of:=[.C279]+[.E278]" office:value-type="float" office:value="1428489100000000" calcext:value-type="float">
            <text:p>1,428,489,100,000,000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FLOOR([.$H$1] + ([.A280]-1)^[.$H$4]*[.$H$1])" office:value-type="float" office:value="7728500000000" calcext:value-type="float">
            <text:p>7,728,500,000,000</text:p>
          </table:table-cell>
          <table:table-cell table:formula="of:=FLOOR(([.$H$2] * ([.A280]-1)^2 + ([.A280]-1) * [.$H$3]) * [.$H$1]) + [.$H$1]" office:value-type="float" office:value="15484700000000" calcext:value-type="float">
            <text:p>15,484,700,000,000</text:p>
          </table:table-cell>
          <table:table-cell table:formula="of:=[.C280]/[.C279]" office:value-type="float" office:value="1.0072266742988" calcext:value-type="float">
            <text:p>1.0072</text:p>
          </table:table-cell>
          <table:table-cell table:formula="of:=[.C280]+[.E279]" office:value-type="float" office:value="1443973800000000" calcext:value-type="float">
            <text:p>1,443,973,800,000,000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FLOOR([.$H$1] + ([.A281]-1)^[.$H$4]*[.$H$1])" office:value-type="float" office:value="7784200000000" calcext:value-type="float">
            <text:p>7,784,200,000,000</text:p>
          </table:table-cell>
          <table:table-cell table:formula="of:=FLOOR(([.$H$2] * ([.A281]-1)^2 + ([.A281]-1) * [.$H$3]) * [.$H$1]) + [.$H$1]" office:value-type="float" office:value="15596200000000" calcext:value-type="float">
            <text:p>15,596,200,000,000</text:p>
          </table:table-cell>
          <table:table-cell table:formula="of:=[.C281]/[.C280]" office:value-type="float" office:value="1.00720065613154" calcext:value-type="float">
            <text:p>1.0072</text:p>
          </table:table-cell>
          <table:table-cell table:formula="of:=[.C281]+[.E280]" office:value-type="float" office:value="1459570000000000" calcext:value-type="float">
            <text:p>1,459,570,000,000,000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FLOOR([.$H$1] + ([.A282]-1)^[.$H$4]*[.$H$1])" office:value-type="float" office:value="7840100000000" calcext:value-type="float">
            <text:p>7,840,100,000,000</text:p>
          </table:table-cell>
          <table:table-cell table:formula="of:=FLOOR(([.$H$2] * ([.A282]-1)^2 + ([.A282]-1) * [.$H$3]) * [.$H$1]) + [.$H$1]" office:value-type="float" office:value="15708100000000" calcext:value-type="float">
            <text:p>15,708,100,000,000</text:p>
          </table:table-cell>
          <table:table-cell table:formula="of:=[.C282]/[.C281]" office:value-type="float" office:value="1.00717482463677" calcext:value-type="float">
            <text:p>1.0072</text:p>
          </table:table-cell>
          <table:table-cell table:formula="of:=[.C282]+[.E281]" office:value-type="float" office:value="1475278100000000" calcext:value-type="float">
            <text:p>1,475,278,100,000,000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FLOOR([.$H$1] + ([.A283]-1)^[.$H$4]*[.$H$1])" office:value-type="float" office:value="7896200000000" calcext:value-type="float">
            <text:p>7,896,200,000,000</text:p>
          </table:table-cell>
          <table:table-cell table:formula="of:=FLOOR(([.$H$2] * ([.A283]-1)^2 + ([.A283]-1) * [.$H$3]) * [.$H$1]) + [.$H$1]" office:value-type="float" office:value="15820400000000" calcext:value-type="float">
            <text:p>15,820,400,000,000</text:p>
          </table:table-cell>
          <table:table-cell table:formula="of:=[.C283]/[.C282]" office:value-type="float" office:value="1.00714917781272" calcext:value-type="float">
            <text:p>1.0071</text:p>
          </table:table-cell>
          <table:table-cell table:formula="of:=[.C283]+[.E282]" office:value-type="float" office:value="1491098500000000" calcext:value-type="float">
            <text:p>1,491,098,500,000,000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FLOOR([.$H$1] + ([.A284]-1)^[.$H$4]*[.$H$1])" office:value-type="float" office:value="7952500000000" calcext:value-type="float">
            <text:p>7,952,500,000,000</text:p>
          </table:table-cell>
          <table:table-cell table:formula="of:=FLOOR(([.$H$2] * ([.A284]-1)^2 + ([.A284]-1) * [.$H$3]) * [.$H$1]) + [.$H$1]" office:value-type="float" office:value="15933100000000" calcext:value-type="float">
            <text:p>15,933,100,000,000</text:p>
          </table:table-cell>
          <table:table-cell table:formula="of:=[.C284]/[.C283]" office:value-type="float" office:value="1.00712371368613" calcext:value-type="float">
            <text:p>1.0071</text:p>
          </table:table-cell>
          <table:table-cell table:formula="of:=[.C284]+[.E283]" office:value-type="float" office:value="1507031600000000" calcext:value-type="float">
            <text:p>1,507,031,600,000,000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FLOOR([.$H$1] + ([.A285]-1)^[.$H$4]*[.$H$1])" office:value-type="float" office:value="8009000000000" calcext:value-type="float">
            <text:p>8,009,000,000,000</text:p>
          </table:table-cell>
          <table:table-cell table:formula="of:=FLOOR(([.$H$2] * ([.A285]-1)^2 + ([.A285]-1) * [.$H$3]) * [.$H$1]) + [.$H$1]" office:value-type="float" office:value="16046200000000" calcext:value-type="float">
            <text:p>16,046,200,000,000</text:p>
          </table:table-cell>
          <table:table-cell table:formula="of:=[.C285]/[.C284]" office:value-type="float" office:value="1.00709843031174" calcext:value-type="float">
            <text:p>1.0071</text:p>
          </table:table-cell>
          <table:table-cell table:formula="of:=[.C285]+[.E284]" office:value-type="float" office:value="1523077800000000" calcext:value-type="float">
            <text:p>1,523,077,800,000,000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FLOOR([.$H$1] + ([.A286]-1)^[.$H$4]*[.$H$1])" office:value-type="float" office:value="8065700000000" calcext:value-type="float">
            <text:p>8,065,700,000,000</text:p>
          </table:table-cell>
          <table:table-cell table:formula="of:=FLOOR(([.$H$2] * ([.A286]-1)^2 + ([.A286]-1) * [.$H$3]) * [.$H$1]) + [.$H$1]" office:value-type="float" office:value="16159700000000" calcext:value-type="float">
            <text:p>16,159,700,000,000</text:p>
          </table:table-cell>
          <table:table-cell table:formula="of:=[.C286]/[.C285]" office:value-type="float" office:value="1.00707332577183" calcext:value-type="float">
            <text:p>1.0071</text:p>
          </table:table-cell>
          <table:table-cell table:formula="of:=[.C286]+[.E285]" office:value-type="float" office:value="1539237500000000" calcext:value-type="float">
            <text:p>1,539,237,500,000,000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FLOOR([.$H$1] + ([.A287]-1)^[.$H$4]*[.$H$1])" office:value-type="float" office:value="8122600000000" calcext:value-type="float">
            <text:p>8,122,600,000,000</text:p>
          </table:table-cell>
          <table:table-cell table:formula="of:=FLOOR(([.$H$2] * ([.A287]-1)^2 + ([.A287]-1) * [.$H$3]) * [.$H$1]) + [.$H$1]" office:value-type="float" office:value="16273600000000" calcext:value-type="float">
            <text:p>16,273,600,000,000</text:p>
          </table:table-cell>
          <table:table-cell table:formula="of:=[.C287]/[.C286]" office:value-type="float" office:value="1.00704839817571" calcext:value-type="float">
            <text:p>1.0070</text:p>
          </table:table-cell>
          <table:table-cell table:formula="of:=[.C287]+[.E286]" office:value-type="float" office:value="1555511100000000" calcext:value-type="float">
            <text:p>1,555,511,100,000,000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FLOOR([.$H$1] + ([.A288]-1)^[.$H$4]*[.$H$1])" office:value-type="float" office:value="8179700000000" calcext:value-type="float">
            <text:p>8,179,700,000,000</text:p>
          </table:table-cell>
          <table:table-cell table:formula="of:=FLOOR(([.$H$2] * ([.A288]-1)^2 + ([.A288]-1) * [.$H$3]) * [.$H$1]) + [.$H$1]" office:value-type="float" office:value="16387900000000" calcext:value-type="float">
            <text:p>16,387,900,000,000</text:p>
          </table:table-cell>
          <table:table-cell table:formula="of:=[.C288]/[.C287]" office:value-type="float" office:value="1.00702364565923" calcext:value-type="float">
            <text:p>1.0070</text:p>
          </table:table-cell>
          <table:table-cell table:formula="of:=[.C288]+[.E287]" office:value-type="float" office:value="1571899000000000" calcext:value-type="float">
            <text:p>1,571,899,000,000,000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FLOOR([.$H$1] + ([.A289]-1)^[.$H$4]*[.$H$1])" office:value-type="float" office:value="8237000000000" calcext:value-type="float">
            <text:p>8,237,000,000,000</text:p>
          </table:table-cell>
          <table:table-cell table:formula="of:=FLOOR(([.$H$2] * ([.A289]-1)^2 + ([.A289]-1) * [.$H$3]) * [.$H$1]) + [.$H$1]" office:value-type="float" office:value="16502600000000" calcext:value-type="float">
            <text:p>16,502,600,000,000</text:p>
          </table:table-cell>
          <table:table-cell table:formula="of:=[.C289]/[.C288]" office:value-type="float" office:value="1.00699906638434" calcext:value-type="float">
            <text:p>1.0070</text:p>
          </table:table-cell>
          <table:table-cell table:formula="of:=[.C289]+[.E288]" office:value-type="float" office:value="1588401600000000" calcext:value-type="float">
            <text:p>1,588,401,600,000,000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FLOOR([.$H$1] + ([.A290]-1)^[.$H$4]*[.$H$1])" office:value-type="float" office:value="8294500000000" calcext:value-type="float">
            <text:p>8,294,500,000,000</text:p>
          </table:table-cell>
          <table:table-cell table:formula="of:=FLOOR(([.$H$2] * ([.A290]-1)^2 + ([.A290]-1) * [.$H$3]) * [.$H$1]) + [.$H$1]" office:value-type="float" office:value="16617700000000" calcext:value-type="float">
            <text:p>16,617,700,000,000</text:p>
          </table:table-cell>
          <table:table-cell table:formula="of:=[.C290]/[.C289]" office:value-type="float" office:value="1.00697465853865" calcext:value-type="float">
            <text:p>1.0070</text:p>
          </table:table-cell>
          <table:table-cell table:formula="of:=[.C290]+[.E289]" office:value-type="float" office:value="1605019300000000" calcext:value-type="float">
            <text:p>1,605,019,300,000,000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FLOOR([.$H$1] + ([.A291]-1)^[.$H$4]*[.$H$1])" office:value-type="float" office:value="8352200000000" calcext:value-type="float">
            <text:p>8,352,200,000,000</text:p>
          </table:table-cell>
          <table:table-cell table:formula="of:=FLOOR(([.$H$2] * ([.A291]-1)^2 + ([.A291]-1) * [.$H$3]) * [.$H$1]) + [.$H$1]" office:value-type="float" office:value="16733200000000" calcext:value-type="float">
            <text:p>16,733,200,000,000</text:p>
          </table:table-cell>
          <table:table-cell table:formula="of:=[.C291]/[.C290]" office:value-type="float" office:value="1.00695042033494" calcext:value-type="float">
            <text:p>1.0070</text:p>
          </table:table-cell>
          <table:table-cell table:formula="of:=[.C291]+[.E290]" office:value-type="float" office:value="1621752500000000" calcext:value-type="float">
            <text:p>1,621,752,500,000,000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FLOOR([.$H$1] + ([.A292]-1)^[.$H$4]*[.$H$1])" office:value-type="float" office:value="8410100000000" calcext:value-type="float">
            <text:p>8,410,100,000,000</text:p>
          </table:table-cell>
          <table:table-cell table:formula="of:=FLOOR(([.$H$2] * ([.A292]-1)^2 + ([.A292]-1) * [.$H$3]) * [.$H$1]) + [.$H$1]" office:value-type="float" office:value="16849100000000" calcext:value-type="float">
            <text:p>16,849,100,000,000</text:p>
          </table:table-cell>
          <table:table-cell table:formula="of:=[.C292]/[.C291]" office:value-type="float" office:value="1.00692635001076" calcext:value-type="float">
            <text:p>1.0069</text:p>
          </table:table-cell>
          <table:table-cell table:formula="of:=[.C292]+[.E291]" office:value-type="float" office:value="1638601600000000" calcext:value-type="float">
            <text:p>1,638,601,600,000,000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FLOOR([.$H$1] + ([.A293]-1)^[.$H$4]*[.$H$1])" office:value-type="float" office:value="8468200000000" calcext:value-type="float">
            <text:p>8,468,200,000,000</text:p>
          </table:table-cell>
          <table:table-cell table:formula="of:=FLOOR(([.$H$2] * ([.A293]-1)^2 + ([.A293]-1) * [.$H$3]) * [.$H$1]) + [.$H$1]" office:value-type="float" office:value="16965400000000" calcext:value-type="float">
            <text:p>16,965,400,000,000</text:p>
          </table:table-cell>
          <table:table-cell table:formula="of:=[.C293]/[.C292]" office:value-type="float" office:value="1.00690244582797" calcext:value-type="float">
            <text:p>1.0069</text:p>
          </table:table-cell>
          <table:table-cell table:formula="of:=[.C293]+[.E292]" office:value-type="float" office:value="1655567000000000" calcext:value-type="float">
            <text:p>1,655,567,000,000,000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FLOOR([.$H$1] + ([.A294]-1)^[.$H$4]*[.$H$1])" office:value-type="float" office:value="8526500000000" calcext:value-type="float">
            <text:p>8,526,500,000,000</text:p>
          </table:table-cell>
          <table:table-cell table:formula="of:=FLOOR(([.$H$2] * ([.A294]-1)^2 + ([.A294]-1) * [.$H$3]) * [.$H$1]) + [.$H$1]" office:value-type="float" office:value="17082100000000" calcext:value-type="float">
            <text:p>17,082,100,000,000</text:p>
          </table:table-cell>
          <table:table-cell table:formula="of:=[.C294]/[.C293]" office:value-type="float" office:value="1.00687870607236" calcext:value-type="float">
            <text:p>1.0069</text:p>
          </table:table-cell>
          <table:table-cell table:formula="of:=[.C294]+[.E293]" office:value-type="float" office:value="1672649100000000" calcext:value-type="float">
            <text:p>1,672,649,100,000,000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FLOOR([.$H$1] + ([.A295]-1)^[.$H$4]*[.$H$1])" office:value-type="float" office:value="8585000000000" calcext:value-type="float">
            <text:p>8,585,000,000,000</text:p>
          </table:table-cell>
          <table:table-cell table:formula="of:=FLOOR(([.$H$2] * ([.A295]-1)^2 + ([.A295]-1) * [.$H$3]) * [.$H$1]) + [.$H$1]" office:value-type="float" office:value="17199200000000" calcext:value-type="float">
            <text:p>17,199,200,000,000</text:p>
          </table:table-cell>
          <table:table-cell table:formula="of:=[.C295]/[.C294]" office:value-type="float" office:value="1.00685512905322" calcext:value-type="float">
            <text:p>1.0069</text:p>
          </table:table-cell>
          <table:table-cell table:formula="of:=[.C295]+[.E294]" office:value-type="float" office:value="1689848300000000" calcext:value-type="float">
            <text:p>1,689,848,300,000,000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FLOOR([.$H$1] + ([.A296]-1)^[.$H$4]*[.$H$1])" office:value-type="float" office:value="8643700000000" calcext:value-type="float">
            <text:p>8,643,700,000,000</text:p>
          </table:table-cell>
          <table:table-cell table:formula="of:=FLOOR(([.$H$2] * ([.A296]-1)^2 + ([.A296]-1) * [.$H$3]) * [.$H$1]) + [.$H$1]" office:value-type="float" office:value="17316700000000" calcext:value-type="float">
            <text:p>17,316,700,000,000</text:p>
          </table:table-cell>
          <table:table-cell table:formula="of:=[.C296]/[.C295]" office:value-type="float" office:value="1.00683171310294" calcext:value-type="float">
            <text:p>1.0068</text:p>
          </table:table-cell>
          <table:table-cell table:formula="of:=[.C296]+[.E295]" office:value-type="float" office:value="1707165000000000" calcext:value-type="float">
            <text:p>1,707,165,000,000,000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FLOOR([.$H$1] + ([.A297]-1)^[.$H$4]*[.$H$1])" office:value-type="float" office:value="8702600000000" calcext:value-type="float">
            <text:p>8,702,600,000,000</text:p>
          </table:table-cell>
          <table:table-cell table:formula="of:=FLOOR(([.$H$2] * ([.A297]-1)^2 + ([.A297]-1) * [.$H$3]) * [.$H$1]) + [.$H$1]" office:value-type="float" office:value="17434600000000" calcext:value-type="float">
            <text:p>17,434,600,000,000</text:p>
          </table:table-cell>
          <table:table-cell table:formula="of:=[.C297]/[.C296]" office:value-type="float" office:value="1.0068084565766" calcext:value-type="float">
            <text:p>1.0068</text:p>
          </table:table-cell>
          <table:table-cell table:formula="of:=[.C297]+[.E296]" office:value-type="float" office:value="1724599600000000" calcext:value-type="float">
            <text:p>1,724,599,600,000,000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FLOOR([.$H$1] + ([.A298]-1)^[.$H$4]*[.$H$1])" office:value-type="float" office:value="8761700000000" calcext:value-type="float">
            <text:p>8,761,700,000,000</text:p>
          </table:table-cell>
          <table:table-cell table:formula="of:=FLOOR(([.$H$2] * ([.A298]-1)^2 + ([.A298]-1) * [.$H$3]) * [.$H$1]) + [.$H$1]" office:value-type="float" office:value="17552900000000" calcext:value-type="float">
            <text:p>17,552,900,000,000</text:p>
          </table:table-cell>
          <table:table-cell table:formula="of:=[.C298]/[.C297]" office:value-type="float" office:value="1.00678535785163" calcext:value-type="float">
            <text:p>1.0068</text:p>
          </table:table-cell>
          <table:table-cell table:formula="of:=[.C298]+[.E297]" office:value-type="float" office:value="1742152500000000" calcext:value-type="float">
            <text:p>1,742,152,500,000,000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FLOOR([.$H$1] + ([.A299]-1)^[.$H$4]*[.$H$1])" office:value-type="float" office:value="8821000000000" calcext:value-type="float">
            <text:p>8,821,000,000,000</text:p>
          </table:table-cell>
          <table:table-cell table:formula="of:=FLOOR(([.$H$2] * ([.A299]-1)^2 + ([.A299]-1) * [.$H$3]) * [.$H$1]) + [.$H$1]" office:value-type="float" office:value="17671600000000" calcext:value-type="float">
            <text:p>17,671,600,000,000</text:p>
          </table:table-cell>
          <table:table-cell table:formula="of:=[.C299]/[.C298]" office:value-type="float" office:value="1.00676241532738" calcext:value-type="float">
            <text:p>1.0068</text:p>
          </table:table-cell>
          <table:table-cell table:formula="of:=[.C299]+[.E298]" office:value-type="float" office:value="1759824100000000" calcext:value-type="float">
            <text:p>1,759,824,100,000,000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FLOOR([.$H$1] + ([.A300]-1)^[.$H$4]*[.$H$1])" office:value-type="float" office:value="8880500000000" calcext:value-type="float">
            <text:p>8,880,500,000,000</text:p>
          </table:table-cell>
          <table:table-cell table:formula="of:=FLOOR(([.$H$2] * ([.A300]-1)^2 + ([.A300]-1) * [.$H$3]) * [.$H$1]) + [.$H$1]" office:value-type="float" office:value="17790700000000" calcext:value-type="float">
            <text:p>17,790,700,000,000</text:p>
          </table:table-cell>
          <table:table-cell table:formula="of:=[.C300]/[.C299]" office:value-type="float" office:value="1.00673962742479" calcext:value-type="float">
            <text:p>1.0067</text:p>
          </table:table-cell>
          <table:table-cell table:formula="of:=[.C300]+[.E299]" office:value-type="float" office:value="1777614800000000" calcext:value-type="float">
            <text:p>1,777,614,800,000,000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FLOOR([.$H$1] + ([.A301]-1)^[.$H$4]*[.$H$1])" office:value-type="float" office:value="8940200000000" calcext:value-type="float">
            <text:p>8,940,200,000,000</text:p>
          </table:table-cell>
          <table:table-cell table:formula="of:=FLOOR(([.$H$2] * ([.A301]-1)^2 + ([.A301]-1) * [.$H$3]) * [.$H$1]) + [.$H$1]" office:value-type="float" office:value="17910200000000" calcext:value-type="float">
            <text:p>17,910,200,000,000</text:p>
          </table:table-cell>
          <table:table-cell table:formula="of:=[.C301]/[.C300]" office:value-type="float" office:value="1.00671699258601" calcext:value-type="float">
            <text:p>1.0067</text:p>
          </table:table-cell>
          <table:table-cell table:formula="of:=[.C301]+[.E300]" office:value-type="float" office:value="1795525000000000" calcext:value-type="float">
            <text:p>1,795,525,000,000,000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FLOOR([.$H$1] + ([.A302]-1)^[.$H$4]*[.$H$1])" office:value-type="float" office:value="9000100000000" calcext:value-type="float">
            <text:p>9,000,100,000,000</text:p>
          </table:table-cell>
          <table:table-cell table:formula="of:=FLOOR(([.$H$2] * ([.A302]-1)^2 + ([.A302]-1) * [.$H$3]) * [.$H$1]) + [.$H$1]" office:value-type="float" office:value="18030100000000" calcext:value-type="float">
            <text:p>18,030,100,000,000</text:p>
          </table:table-cell>
          <table:table-cell table:formula="of:=[.C302]/[.C301]" office:value-type="float" office:value="1.00669450927405" calcext:value-type="float">
            <text:p>1.0067</text:p>
          </table:table-cell>
          <table:table-cell table:formula="of:=[.C302]+[.E301]" office:value-type="float" office:value="1813555100000000" calcext:value-type="float">
            <text:p>1,813,555,100,000,000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FLOOR([.$H$1] + ([.A303]-1)^[.$H$4]*[.$H$1])" office:value-type="float" office:value="9060200000000" calcext:value-type="float">
            <text:p>9,060,200,000,000</text:p>
          </table:table-cell>
          <table:table-cell table:formula="of:=FLOOR(([.$H$2] * ([.A303]-1)^2 + ([.A303]-1) * [.$H$3]) * [.$H$1]) + [.$H$1]" office:value-type="float" office:value="18150400000000" calcext:value-type="float">
            <text:p>18,150,400,000,000</text:p>
          </table:table-cell>
          <table:table-cell table:formula="of:=[.C303]/[.C302]" office:value-type="float" office:value="1.0066721759724" calcext:value-type="float">
            <text:p>1.0067</text:p>
          </table:table-cell>
          <table:table-cell table:formula="of:=[.C303]+[.E302]" office:value-type="float" office:value="1831705500000000" calcext:value-type="float">
            <text:p>1,831,705,500,000,000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FLOOR([.$H$1] + ([.A304]-1)^[.$H$4]*[.$H$1])" office:value-type="float" office:value="9120500000000" calcext:value-type="float">
            <text:p>9,120,500,000,000</text:p>
          </table:table-cell>
          <table:table-cell table:formula="of:=FLOOR(([.$H$2] * ([.A304]-1)^2 + ([.A304]-1) * [.$H$3]) * [.$H$1]) + [.$H$1]" office:value-type="float" office:value="18271100000000" calcext:value-type="float">
            <text:p>18,271,100,000,000</text:p>
          </table:table-cell>
          <table:table-cell table:formula="of:=[.C304]/[.C303]" office:value-type="float" office:value="1.00664999118477" calcext:value-type="float">
            <text:p>1.0066</text:p>
          </table:table-cell>
          <table:table-cell table:formula="of:=[.C304]+[.E303]" office:value-type="float" office:value="1849976600000000" calcext:value-type="float">
            <text:p>1,849,976,600,000,000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FLOOR([.$H$1] + ([.A305]-1)^[.$H$4]*[.$H$1])" office:value-type="float" office:value="9181000000000" calcext:value-type="float">
            <text:p>9,181,000,000,000</text:p>
          </table:table-cell>
          <table:table-cell table:formula="of:=FLOOR(([.$H$2] * ([.A305]-1)^2 + ([.A305]-1) * [.$H$3]) * [.$H$1]) + [.$H$1]" office:value-type="float" office:value="18392200000000" calcext:value-type="float">
            <text:p>18,392,200,000,000</text:p>
          </table:table-cell>
          <table:table-cell table:formula="of:=[.C305]/[.C304]" office:value-type="float" office:value="1.00662795343466" calcext:value-type="float">
            <text:p>1.0066</text:p>
          </table:table-cell>
          <table:table-cell table:formula="of:=[.C305]+[.E304]" office:value-type="float" office:value="1868368800000000" calcext:value-type="float">
            <text:p>1,868,368,800,000,000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FLOOR([.$H$1] + ([.A306]-1)^[.$H$4]*[.$H$1])" office:value-type="float" office:value="9241700000000" calcext:value-type="float">
            <text:p>9,241,700,000,000</text:p>
          </table:table-cell>
          <table:table-cell table:formula="of:=FLOOR(([.$H$2] * ([.A306]-1)^2 + ([.A306]-1) * [.$H$3]) * [.$H$1]) + [.$H$1]" office:value-type="float" office:value="18513700000000" calcext:value-type="float">
            <text:p>18,513,700,000,000</text:p>
          </table:table-cell>
          <table:table-cell table:formula="of:=[.C306]/[.C305]" office:value-type="float" office:value="1.0066060612651" calcext:value-type="float">
            <text:p>1.0066</text:p>
          </table:table-cell>
          <table:table-cell table:formula="of:=[.C306]+[.E305]" office:value-type="float" office:value="1886882500000000" calcext:value-type="float">
            <text:p>1,886,882,500,000,000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FLOOR([.$H$1] + ([.A307]-1)^[.$H$4]*[.$H$1])" office:value-type="float" office:value="9302600000000" calcext:value-type="float">
            <text:p>9,302,600,000,000</text:p>
          </table:table-cell>
          <table:table-cell table:formula="of:=FLOOR(([.$H$2] * ([.A307]-1)^2 + ([.A307]-1) * [.$H$3]) * [.$H$1]) + [.$H$1]" office:value-type="float" office:value="18635600000000" calcext:value-type="float">
            <text:p>18,635,600,000,000</text:p>
          </table:table-cell>
          <table:table-cell table:formula="of:=[.C307]/[.C306]" office:value-type="float" office:value="1.0065843132383" calcext:value-type="float">
            <text:p>1.0066</text:p>
          </table:table-cell>
          <table:table-cell table:formula="of:=[.C307]+[.E306]" office:value-type="float" office:value="1905518100000000" calcext:value-type="float">
            <text:p>1,905,518,100,000,000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FLOOR([.$H$1] + ([.A308]-1)^[.$H$4]*[.$H$1])" office:value-type="float" office:value="9363700000000" calcext:value-type="float">
            <text:p>9,363,700,000,000</text:p>
          </table:table-cell>
          <table:table-cell table:formula="of:=FLOOR(([.$H$2] * ([.A308]-1)^2 + ([.A308]-1) * [.$H$3]) * [.$H$1]) + [.$H$1]" office:value-type="float" office:value="18757900000000" calcext:value-type="float">
            <text:p>18,757,900,000,000</text:p>
          </table:table-cell>
          <table:table-cell table:formula="of:=[.C308]/[.C307]" office:value-type="float" office:value="1.00656270793535" calcext:value-type="float">
            <text:p>1.0066</text:p>
          </table:table-cell>
          <table:table-cell table:formula="of:=[.C308]+[.E307]" office:value-type="float" office:value="1924276000000000" calcext:value-type="float">
            <text:p>1,924,276,000,000,000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FLOOR([.$H$1] + ([.A309]-1)^[.$H$4]*[.$H$1])" office:value-type="float" office:value="9425000000000" calcext:value-type="float">
            <text:p>9,425,000,000,000</text:p>
          </table:table-cell>
          <table:table-cell table:formula="of:=FLOOR(([.$H$2] * ([.A309]-1)^2 + ([.A309]-1) * [.$H$3]) * [.$H$1]) + [.$H$1]" office:value-type="float" office:value="18880600000000" calcext:value-type="float">
            <text:p>18,880,600,000,000</text:p>
          </table:table-cell>
          <table:table-cell table:formula="of:=[.C309]/[.C308]" office:value-type="float" office:value="1.00654124395588" calcext:value-type="float">
            <text:p>1.0065</text:p>
          </table:table-cell>
          <table:table-cell table:formula="of:=[.C309]+[.E308]" office:value-type="float" office:value="1943156600000000" calcext:value-type="float">
            <text:p>1,943,156,600,000,000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FLOOR([.$H$1] + ([.A310]-1)^[.$H$4]*[.$H$1])" office:value-type="float" office:value="9486500000000" calcext:value-type="float">
            <text:p>9,486,500,000,000</text:p>
          </table:table-cell>
          <table:table-cell table:formula="of:=FLOOR(([.$H$2] * ([.A310]-1)^2 + ([.A310]-1) * [.$H$3]) * [.$H$1]) + [.$H$1]" office:value-type="float" office:value="19003700000000" calcext:value-type="float">
            <text:p>19,003,700,000,000</text:p>
          </table:table-cell>
          <table:table-cell table:formula="of:=[.C310]/[.C309]" office:value-type="float" office:value="1.0065199199178" calcext:value-type="float">
            <text:p>1.0065</text:p>
          </table:table-cell>
          <table:table-cell table:formula="of:=[.C310]+[.E309]" office:value-type="float" office:value="1962160300000000" calcext:value-type="float">
            <text:p>1,962,160,300,000,000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FLOOR([.$H$1] + ([.A311]-1)^[.$H$4]*[.$H$1])" office:value-type="float" office:value="9548200000000" calcext:value-type="float">
            <text:p>9,548,200,000,000</text:p>
          </table:table-cell>
          <table:table-cell table:formula="of:=FLOOR(([.$H$2] * ([.A311]-1)^2 + ([.A311]-1) * [.$H$3]) * [.$H$1]) + [.$H$1]" office:value-type="float" office:value="19127200000000" calcext:value-type="float">
            <text:p>19,127,200,000,000</text:p>
          </table:table-cell>
          <table:table-cell table:formula="of:=[.C311]/[.C310]" office:value-type="float" office:value="1.00649873445697" calcext:value-type="float">
            <text:p>1.0065</text:p>
          </table:table-cell>
          <table:table-cell table:formula="of:=[.C311]+[.E310]" office:value-type="float" office:value="1981287500000000" calcext:value-type="float">
            <text:p>1,981,287,500,000,000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FLOOR([.$H$1] + ([.A312]-1)^[.$H$4]*[.$H$1])" office:value-type="float" office:value="9610100000000" calcext:value-type="float">
            <text:p>9,610,100,000,000</text:p>
          </table:table-cell>
          <table:table-cell table:formula="of:=FLOOR(([.$H$2] * ([.A312]-1)^2 + ([.A312]-1) * [.$H$3]) * [.$H$1]) + [.$H$1]" office:value-type="float" office:value="19251100000000" calcext:value-type="float">
            <text:p>19,251,100,000,000</text:p>
          </table:table-cell>
          <table:table-cell table:formula="of:=[.C312]/[.C311]" office:value-type="float" office:value="1.00647768622694" calcext:value-type="float">
            <text:p>1.0065</text:p>
          </table:table-cell>
          <table:table-cell table:formula="of:=[.C312]+[.E311]" office:value-type="float" office:value="2000538600000000" calcext:value-type="float">
            <text:p>2,000,538,600,000,000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FLOOR([.$H$1] + ([.A313]-1)^[.$H$4]*[.$H$1])" office:value-type="float" office:value="9672200000000" calcext:value-type="float">
            <text:p>9,672,200,000,000</text:p>
          </table:table-cell>
          <table:table-cell table:formula="of:=FLOOR(([.$H$2] * ([.A313]-1)^2 + ([.A313]-1) * [.$H$3]) * [.$H$1]) + [.$H$1]" office:value-type="float" office:value="19375400000000" calcext:value-type="float">
            <text:p>19,375,400,000,000</text:p>
          </table:table-cell>
          <table:table-cell table:formula="of:=[.C313]/[.C312]" office:value-type="float" office:value="1.00645677389863" calcext:value-type="float">
            <text:p>1.0065</text:p>
          </table:table-cell>
          <table:table-cell table:formula="of:=[.C313]+[.E312]" office:value-type="float" office:value="2019914000000000" calcext:value-type="float">
            <text:p>2,019,914,000,000,000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FLOOR([.$H$1] + ([.A314]-1)^[.$H$4]*[.$H$1])" office:value-type="float" office:value="9734500000000" calcext:value-type="float">
            <text:p>9,734,500,000,000</text:p>
          </table:table-cell>
          <table:table-cell table:formula="of:=FLOOR(([.$H$2] * ([.A314]-1)^2 + ([.A314]-1) * [.$H$3]) * [.$H$1]) + [.$H$1]" office:value-type="float" office:value="19500100000000" calcext:value-type="float">
            <text:p>19,500,100,000,000</text:p>
          </table:table-cell>
          <table:table-cell table:formula="of:=[.C314]/[.C313]" office:value-type="float" office:value="1.00643599616008" calcext:value-type="float">
            <text:p>1.0064</text:p>
          </table:table-cell>
          <table:table-cell table:formula="of:=[.C314]+[.E313]" office:value-type="float" office:value="2039414100000000" calcext:value-type="float">
            <text:p>2,039,414,100,000,000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FLOOR([.$H$1] + ([.A315]-1)^[.$H$4]*[.$H$1])" office:value-type="float" office:value="9797000000000" calcext:value-type="float">
            <text:p>9,797,000,000,000</text:p>
          </table:table-cell>
          <table:table-cell table:formula="of:=FLOOR(([.$H$2] * ([.A315]-1)^2 + ([.A315]-1) * [.$H$3]) * [.$H$1]) + [.$H$1]" office:value-type="float" office:value="19625200000000" calcext:value-type="float">
            <text:p>19,625,200,000,000</text:p>
          </table:table-cell>
          <table:table-cell table:formula="of:=[.C315]/[.C314]" office:value-type="float" office:value="1.00641535171615" calcext:value-type="float">
            <text:p>1.0064</text:p>
          </table:table-cell>
          <table:table-cell table:formula="of:=[.C315]+[.E314]" office:value-type="float" office:value="2059039300000000" calcext:value-type="float">
            <text:p>2,059,039,300,000,000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FLOOR([.$H$1] + ([.A316]-1)^[.$H$4]*[.$H$1])" office:value-type="float" office:value="9859700000000" calcext:value-type="float">
            <text:p>9,859,700,000,000</text:p>
          </table:table-cell>
          <table:table-cell table:formula="of:=FLOOR(([.$H$2] * ([.A316]-1)^2 + ([.A316]-1) * [.$H$3]) * [.$H$1]) + [.$H$1]" office:value-type="float" office:value="19750700000000" calcext:value-type="float">
            <text:p>19,750,700,000,000</text:p>
          </table:table-cell>
          <table:table-cell table:formula="of:=[.C316]/[.C315]" office:value-type="float" office:value="1.00639483928826" calcext:value-type="float">
            <text:p>1.0064</text:p>
          </table:table-cell>
          <table:table-cell table:formula="of:=[.C316]+[.E315]" office:value-type="float" office:value="2078790000000000" calcext:value-type="float">
            <text:p>2,078,790,000,000,000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FLOOR([.$H$1] + ([.A317]-1)^[.$H$4]*[.$H$1])" office:value-type="float" office:value="9922600000000" calcext:value-type="float">
            <text:p>9,922,600,000,000</text:p>
          </table:table-cell>
          <table:table-cell table:formula="of:=FLOOR(([.$H$2] * ([.A317]-1)^2 + ([.A317]-1) * [.$H$3]) * [.$H$1]) + [.$H$1]" office:value-type="float" office:value="19876600000000" calcext:value-type="float">
            <text:p>19,876,600,000,000</text:p>
          </table:table-cell>
          <table:table-cell table:formula="of:=[.C317]/[.C316]" office:value-type="float" office:value="1.00637445761416" calcext:value-type="float">
            <text:p>1.0064</text:p>
          </table:table-cell>
          <table:table-cell table:formula="of:=[.C317]+[.E316]" office:value-type="float" office:value="2098666600000000" calcext:value-type="float">
            <text:p>2,098,666,600,000,000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FLOOR([.$H$1] + ([.A318]-1)^[.$H$4]*[.$H$1])" office:value-type="float" office:value="9985700000000" calcext:value-type="float">
            <text:p>9,985,700,000,000</text:p>
          </table:table-cell>
          <table:table-cell table:formula="of:=FLOOR(([.$H$2] * ([.A318]-1)^2 + ([.A318]-1) * [.$H$3]) * [.$H$1]) + [.$H$1]" office:value-type="float" office:value="20002900000000" calcext:value-type="float">
            <text:p>20,002,900,000,000</text:p>
          </table:table-cell>
          <table:table-cell table:formula="of:=[.C318]/[.C317]" office:value-type="float" office:value="1.00635420544761" calcext:value-type="float">
            <text:p>1.0064</text:p>
          </table:table-cell>
          <table:table-cell table:formula="of:=[.C318]+[.E317]" office:value-type="float" office:value="2118669500000000" calcext:value-type="float">
            <text:p>2,118,669,500,000,000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FLOOR([.$H$1] + ([.A319]-1)^[.$H$4]*[.$H$1])" office:value-type="float" office:value="10049000000000" calcext:value-type="float">
            <text:p>10,049,000,000,000</text:p>
          </table:table-cell>
          <table:table-cell table:formula="of:=FLOOR(([.$H$2] * ([.A319]-1)^2 + ([.A319]-1) * [.$H$3]) * [.$H$1]) + [.$H$1]" office:value-type="float" office:value="20129600000000" calcext:value-type="float">
            <text:p>20,129,600,000,000</text:p>
          </table:table-cell>
          <table:table-cell table:formula="of:=[.C319]/[.C318]" office:value-type="float" office:value="1.00633408155817" calcext:value-type="float">
            <text:p>1.0063</text:p>
          </table:table-cell>
          <table:table-cell table:formula="of:=[.C319]+[.E318]" office:value-type="float" office:value="2138799100000000" calcext:value-type="float">
            <text:p>2,138,799,100,000,000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FLOOR([.$H$1] + ([.A320]-1)^[.$H$4]*[.$H$1])" office:value-type="float" office:value="10112500000000" calcext:value-type="float">
            <text:p>10,112,500,000,000</text:p>
          </table:table-cell>
          <table:table-cell table:formula="of:=FLOOR(([.$H$2] * ([.A320]-1)^2 + ([.A320]-1) * [.$H$3]) * [.$H$1]) + [.$H$1]" office:value-type="float" office:value="20256700000000" calcext:value-type="float">
            <text:p>20,256,700,000,000</text:p>
          </table:table-cell>
          <table:table-cell table:formula="of:=[.C320]/[.C319]" office:value-type="float" office:value="1.00631408473094" calcext:value-type="float">
            <text:p>1.0063</text:p>
          </table:table-cell>
          <table:table-cell table:formula="of:=[.C320]+[.E319]" office:value-type="float" office:value="2159055800000000" calcext:value-type="float">
            <text:p>2,159,055,800,000,000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FLOOR([.$H$1] + ([.A321]-1)^[.$H$4]*[.$H$1])" office:value-type="float" office:value="10176200000000" calcext:value-type="float">
            <text:p>10,176,200,000,000</text:p>
          </table:table-cell>
          <table:table-cell table:formula="of:=FLOOR(([.$H$2] * ([.A321]-1)^2 + ([.A321]-1) * [.$H$3]) * [.$H$1]) + [.$H$1]" office:value-type="float" office:value="20384200000000" calcext:value-type="float">
            <text:p>20,384,200,000,000</text:p>
          </table:table-cell>
          <table:table-cell table:formula="of:=[.C321]/[.C320]" office:value-type="float" office:value="1.00629421376631" calcext:value-type="float">
            <text:p>1.0063</text:p>
          </table:table-cell>
          <table:table-cell table:formula="of:=[.C321]+[.E320]" office:value-type="float" office:value="2179440000000000" calcext:value-type="float">
            <text:p>2,179,440,000,000,000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FLOOR([.$H$1] + ([.A322]-1)^[.$H$4]*[.$H$1])" office:value-type="float" office:value="10240100000000" calcext:value-type="float">
            <text:p>10,240,100,000,000</text:p>
          </table:table-cell>
          <table:table-cell table:formula="of:=FLOOR(([.$H$2] * ([.A322]-1)^2 + ([.A322]-1) * [.$H$3]) * [.$H$1]) + [.$H$1]" office:value-type="float" office:value="20512100000000" calcext:value-type="float">
            <text:p>20,512,100,000,000</text:p>
          </table:table-cell>
          <table:table-cell table:formula="of:=[.C322]/[.C321]" office:value-type="float" office:value="1.00627446747971" calcext:value-type="float">
            <text:p>1.0063</text:p>
          </table:table-cell>
          <table:table-cell table:formula="of:=[.C322]+[.E321]" office:value-type="float" office:value="2199952100000000" calcext:value-type="float">
            <text:p>2,199,952,100,000,000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FLOOR([.$H$1] + ([.A323]-1)^[.$H$4]*[.$H$1])" office:value-type="float" office:value="10304200000000" calcext:value-type="float">
            <text:p>10,304,200,000,000</text:p>
          </table:table-cell>
          <table:table-cell table:formula="of:=FLOOR(([.$H$2] * ([.A323]-1)^2 + ([.A323]-1) * [.$H$3]) * [.$H$1]) + [.$H$1]" office:value-type="float" office:value="20640400000000" calcext:value-type="float">
            <text:p>20,640,400,000,000</text:p>
          </table:table-cell>
          <table:table-cell table:formula="of:=[.C323]/[.C322]" office:value-type="float" office:value="1.00625484470142" calcext:value-type="float">
            <text:p>1.0063</text:p>
          </table:table-cell>
          <table:table-cell table:formula="of:=[.C323]+[.E322]" office:value-type="float" office:value="2220592500000000" calcext:value-type="float">
            <text:p>2,220,592,500,000,000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FLOOR([.$H$1] + ([.A324]-1)^[.$H$4]*[.$H$1])" office:value-type="float" office:value="10368500000000" calcext:value-type="float">
            <text:p>10,368,500,000,000</text:p>
          </table:table-cell>
          <table:table-cell table:formula="of:=FLOOR(([.$H$2] * ([.A324]-1)^2 + ([.A324]-1) * [.$H$3]) * [.$H$1]) + [.$H$1]" office:value-type="float" office:value="20769100000000" calcext:value-type="float">
            <text:p>20,769,100,000,000</text:p>
          </table:table-cell>
          <table:table-cell table:formula="of:=[.C324]/[.C323]" office:value-type="float" office:value="1.00623534427627" calcext:value-type="float">
            <text:p>1.0062</text:p>
          </table:table-cell>
          <table:table-cell table:formula="of:=[.C324]+[.E323]" office:value-type="float" office:value="2241361600000000" calcext:value-type="float">
            <text:p>2,241,361,600,000,000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FLOOR([.$H$1] + ([.A325]-1)^[.$H$4]*[.$H$1])" office:value-type="float" office:value="10433000000000" calcext:value-type="float">
            <text:p>10,433,000,000,000</text:p>
          </table:table-cell>
          <table:table-cell table:formula="of:=FLOOR(([.$H$2] * ([.A325]-1)^2 + ([.A325]-1) * [.$H$3]) * [.$H$1]) + [.$H$1]" office:value-type="float" office:value="20898200000000" calcext:value-type="float">
            <text:p>20,898,200,000,000</text:p>
          </table:table-cell>
          <table:table-cell table:formula="of:=[.C325]/[.C324]" office:value-type="float" office:value="1.00621596506348" calcext:value-type="float">
            <text:p>1.0062</text:p>
          </table:table-cell>
          <table:table-cell table:formula="of:=[.C325]+[.E324]" office:value-type="float" office:value="2262259800000000" calcext:value-type="float">
            <text:p>2,262,259,800,000,000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FLOOR([.$H$1] + ([.A326]-1)^[.$H$4]*[.$H$1])" office:value-type="float" office:value="10497700000000" calcext:value-type="float">
            <text:p>10,497,700,000,000</text:p>
          </table:table-cell>
          <table:table-cell table:formula="of:=FLOOR(([.$H$2] * ([.A326]-1)^2 + ([.A326]-1) * [.$H$3]) * [.$H$1]) + [.$H$1]" office:value-type="float" office:value="21027700000000" calcext:value-type="float">
            <text:p>21,027,700,000,000</text:p>
          </table:table-cell>
          <table:table-cell table:formula="of:=[.C326]/[.C325]" office:value-type="float" office:value="1.0061967059364" calcext:value-type="float">
            <text:p>1.0062</text:p>
          </table:table-cell>
          <table:table-cell table:formula="of:=[.C326]+[.E325]" office:value-type="float" office:value="2283287500000000" calcext:value-type="float">
            <text:p>2,283,287,500,000,000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FLOOR([.$H$1] + ([.A327]-1)^[.$H$4]*[.$H$1])" office:value-type="float" office:value="10562600000000" calcext:value-type="float">
            <text:p>10,562,600,000,000</text:p>
          </table:table-cell>
          <table:table-cell table:formula="of:=FLOOR(([.$H$2] * ([.A327]-1)^2 + ([.A327]-1) * [.$H$3]) * [.$H$1]) + [.$H$1]" office:value-type="float" office:value="21157600000000" calcext:value-type="float">
            <text:p>21,157,600,000,000</text:p>
          </table:table-cell>
          <table:table-cell table:formula="of:=[.C327]/[.C326]" office:value-type="float" office:value="1.00617756578228" calcext:value-type="float">
            <text:p>1.0062</text:p>
          </table:table-cell>
          <table:table-cell table:formula="of:=[.C327]+[.E326]" office:value-type="float" office:value="2304445100000000" calcext:value-type="float">
            <text:p>2,304,445,100,000,000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FLOOR([.$H$1] + ([.A328]-1)^[.$H$4]*[.$H$1])" office:value-type="float" office:value="10627700000000" calcext:value-type="float">
            <text:p>10,627,700,000,000</text:p>
          </table:table-cell>
          <table:table-cell table:formula="of:=FLOOR(([.$H$2] * ([.A328]-1)^2 + ([.A328]-1) * [.$H$3]) * [.$H$1]) + [.$H$1]" office:value-type="float" office:value="21287900000000" calcext:value-type="float">
            <text:p>21,287,900,000,000</text:p>
          </table:table-cell>
          <table:table-cell table:formula="of:=[.C328]/[.C327]" office:value-type="float" office:value="1.0061585435021" calcext:value-type="float">
            <text:p>1.0062</text:p>
          </table:table-cell>
          <table:table-cell table:formula="of:=[.C328]+[.E327]" office:value-type="float" office:value="2325733000000000" calcext:value-type="float">
            <text:p>2,325,733,000,000,000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FLOOR([.$H$1] + ([.A329]-1)^[.$H$4]*[.$H$1])" office:value-type="float" office:value="10693000000000" calcext:value-type="float">
            <text:p>10,693,000,000,000</text:p>
          </table:table-cell>
          <table:table-cell table:formula="of:=FLOOR(([.$H$2] * ([.A329]-1)^2 + ([.A329]-1) * [.$H$3]) * [.$H$1]) + [.$H$1]" office:value-type="float" office:value="21418600000000" calcext:value-type="float">
            <text:p>21,418,600,000,000</text:p>
          </table:table-cell>
          <table:table-cell table:formula="of:=[.C329]/[.C328]" office:value-type="float" office:value="1.00613963801033" calcext:value-type="float">
            <text:p>1.0061</text:p>
          </table:table-cell>
          <table:table-cell table:formula="of:=[.C329]+[.E328]" office:value-type="float" office:value="2347151600000000" calcext:value-type="float">
            <text:p>2,347,151,600,000,000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FLOOR([.$H$1] + ([.A330]-1)^[.$H$4]*[.$H$1])" office:value-type="float" office:value="10758500000000" calcext:value-type="float">
            <text:p>10,758,500,000,000</text:p>
          </table:table-cell>
          <table:table-cell table:formula="of:=FLOOR(([.$H$2] * ([.A330]-1)^2 + ([.A330]-1) * [.$H$3]) * [.$H$1]) + [.$H$1]" office:value-type="float" office:value="21549700000000" calcext:value-type="float">
            <text:p>21,549,700,000,000</text:p>
          </table:table-cell>
          <table:table-cell table:formula="of:=[.C330]/[.C329]" office:value-type="float" office:value="1.00612084823471" calcext:value-type="float">
            <text:p>1.0061</text:p>
          </table:table-cell>
          <table:table-cell table:formula="of:=[.C330]+[.E329]" office:value-type="float" office:value="2368701300000000" calcext:value-type="float">
            <text:p>2,368,701,300,000,000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FLOOR([.$H$1] + ([.A331]-1)^[.$H$4]*[.$H$1])" office:value-type="float" office:value="10824200000000" calcext:value-type="float">
            <text:p>10,824,200,000,000</text:p>
          </table:table-cell>
          <table:table-cell table:formula="of:=FLOOR(([.$H$2] * ([.A331]-1)^2 + ([.A331]-1) * [.$H$3]) * [.$H$1]) + [.$H$1]" office:value-type="float" office:value="21681200000000" calcext:value-type="float">
            <text:p>21,681,200,000,000</text:p>
          </table:table-cell>
          <table:table-cell table:formula="of:=[.C331]/[.C330]" office:value-type="float" office:value="1.0061021731161" calcext:value-type="float">
            <text:p>1.0061</text:p>
          </table:table-cell>
          <table:table-cell table:formula="of:=[.C331]+[.E330]" office:value-type="float" office:value="2390382500000000" calcext:value-type="float">
            <text:p>2,390,382,500,000,000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FLOOR([.$H$1] + ([.A332]-1)^[.$H$4]*[.$H$1])" office:value-type="float" office:value="10890100000000" calcext:value-type="float">
            <text:p>10,890,100,000,000</text:p>
          </table:table-cell>
          <table:table-cell table:formula="of:=FLOOR(([.$H$2] * ([.A332]-1)^2 + ([.A332]-1) * [.$H$3]) * [.$H$1]) + [.$H$1]" office:value-type="float" office:value="21813100000000" calcext:value-type="float">
            <text:p>21,813,100,000,000</text:p>
          </table:table-cell>
          <table:table-cell table:formula="of:=[.C332]/[.C331]" office:value-type="float" office:value="1.00608361160821" calcext:value-type="float">
            <text:p>1.0061</text:p>
          </table:table-cell>
          <table:table-cell table:formula="of:=[.C332]+[.E331]" office:value-type="float" office:value="2412195600000000" calcext:value-type="float">
            <text:p>2,412,195,600,000,000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FLOOR([.$H$1] + ([.A333]-1)^[.$H$4]*[.$H$1])" office:value-type="float" office:value="10956200000000" calcext:value-type="float">
            <text:p>10,956,200,000,000</text:p>
          </table:table-cell>
          <table:table-cell table:formula="of:=FLOOR(([.$H$2] * ([.A333]-1)^2 + ([.A333]-1) * [.$H$3]) * [.$H$1]) + [.$H$1]" office:value-type="float" office:value="21945400000000" calcext:value-type="float">
            <text:p>21,945,400,000,000</text:p>
          </table:table-cell>
          <table:table-cell table:formula="of:=[.C333]/[.C332]" office:value-type="float" office:value="1.00606516267747" calcext:value-type="float">
            <text:p>1.0061</text:p>
          </table:table-cell>
          <table:table-cell table:formula="of:=[.C333]+[.E332]" office:value-type="float" office:value="2434141000000000" calcext:value-type="float">
            <text:p>2,434,141,000,000,000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FLOOR([.$H$1] + ([.A334]-1)^[.$H$4]*[.$H$1])" office:value-type="float" office:value="11022500000000" calcext:value-type="float">
            <text:p>11,022,500,000,000</text:p>
          </table:table-cell>
          <table:table-cell table:formula="of:=FLOOR(([.$H$2] * ([.A334]-1)^2 + ([.A334]-1) * [.$H$3]) * [.$H$1]) + [.$H$1]" office:value-type="float" office:value="22078100000000" calcext:value-type="float">
            <text:p>22,078,100,000,000</text:p>
          </table:table-cell>
          <table:table-cell table:formula="of:=[.C334]/[.C333]" office:value-type="float" office:value="1.0060468253028" calcext:value-type="float">
            <text:p>1.0060</text:p>
          </table:table-cell>
          <table:table-cell table:formula="of:=[.C334]+[.E333]" office:value-type="float" office:value="2456219100000000" calcext:value-type="float">
            <text:p>2,456,219,100,000,000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FLOOR([.$H$1] + ([.A335]-1)^[.$H$4]*[.$H$1])" office:value-type="float" office:value="11089000000000" calcext:value-type="float">
            <text:p>11,089,000,000,000</text:p>
          </table:table-cell>
          <table:table-cell table:formula="of:=FLOOR(([.$H$2] * ([.A335]-1)^2 + ([.A335]-1) * [.$H$3]) * [.$H$1]) + [.$H$1]" office:value-type="float" office:value="22211200000000" calcext:value-type="float">
            <text:p>22,211,200,000,000</text:p>
          </table:table-cell>
          <table:table-cell table:formula="of:=[.C335]/[.C334]" office:value-type="float" office:value="1.00602859847541" calcext:value-type="float">
            <text:p>1.0060</text:p>
          </table:table-cell>
          <table:table-cell table:formula="of:=[.C335]+[.E334]" office:value-type="float" office:value="2478430300000000" calcext:value-type="float">
            <text:p>2,478,430,300,000,000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FLOOR([.$H$1] + ([.A336]-1)^[.$H$4]*[.$H$1])" office:value-type="float" office:value="11155700000000" calcext:value-type="float">
            <text:p>11,155,700,000,000</text:p>
          </table:table-cell>
          <table:table-cell table:formula="of:=FLOOR(([.$H$2] * ([.A336]-1)^2 + ([.A336]-1) * [.$H$3]) * [.$H$1]) + [.$H$1]" office:value-type="float" office:value="22344700000000" calcext:value-type="float">
            <text:p>22,344,700,000,000</text:p>
          </table:table-cell>
          <table:table-cell table:formula="of:=[.C336]/[.C335]" office:value-type="float" office:value="1.00601048119867" calcext:value-type="float">
            <text:p>1.0060</text:p>
          </table:table-cell>
          <table:table-cell table:formula="of:=[.C336]+[.E335]" office:value-type="float" office:value="2500775000000000" calcext:value-type="float">
            <text:p>2,500,775,000,000,000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FLOOR([.$H$1] + ([.A337]-1)^[.$H$4]*[.$H$1])" office:value-type="float" office:value="11222600000000" calcext:value-type="float">
            <text:p>11,222,600,000,000</text:p>
          </table:table-cell>
          <table:table-cell table:formula="of:=FLOOR(([.$H$2] * ([.A337]-1)^2 + ([.A337]-1) * [.$H$3]) * [.$H$1]) + [.$H$1]" office:value-type="float" office:value="22478600000000" calcext:value-type="float">
            <text:p>22,478,600,000,000</text:p>
          </table:table-cell>
          <table:table-cell table:formula="of:=[.C337]/[.C336]" office:value-type="float" office:value="1.00599247248788" calcext:value-type="float">
            <text:p>1.0060</text:p>
          </table:table-cell>
          <table:table-cell table:formula="of:=[.C337]+[.E336]" office:value-type="float" office:value="2523253600000000" calcext:value-type="float">
            <text:p>2,523,253,600,000,000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FLOOR([.$H$1] + ([.A338]-1)^[.$H$4]*[.$H$1])" office:value-type="float" office:value="11289700000000" calcext:value-type="float">
            <text:p>11,289,700,000,000</text:p>
          </table:table-cell>
          <table:table-cell table:formula="of:=FLOOR(([.$H$2] * ([.A338]-1)^2 + ([.A338]-1) * [.$H$3]) * [.$H$1]) + [.$H$1]" office:value-type="float" office:value="22612900000000" calcext:value-type="float">
            <text:p>22,612,900,000,000</text:p>
          </table:table-cell>
          <table:table-cell table:formula="of:=[.C338]/[.C337]" office:value-type="float" office:value="1.0059745713701" calcext:value-type="float">
            <text:p>1.0060</text:p>
          </table:table-cell>
          <table:table-cell table:formula="of:=[.C338]+[.E337]" office:value-type="float" office:value="2545866500000000" calcext:value-type="float">
            <text:p>2,545,866,500,000,000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FLOOR([.$H$1] + ([.A339]-1)^[.$H$4]*[.$H$1])" office:value-type="float" office:value="11357000000000" calcext:value-type="float">
            <text:p>11,357,000,000,000</text:p>
          </table:table-cell>
          <table:table-cell table:formula="of:=FLOOR(([.$H$2] * ([.A339]-1)^2 + ([.A339]-1) * [.$H$3]) * [.$H$1]) + [.$H$1]" office:value-type="float" office:value="22747600000000" calcext:value-type="float">
            <text:p>22,747,600,000,000</text:p>
          </table:table-cell>
          <table:table-cell table:formula="of:=[.C339]/[.C338]" office:value-type="float" office:value="1.00595677688399" calcext:value-type="float">
            <text:p>1.0060</text:p>
          </table:table-cell>
          <table:table-cell table:formula="of:=[.C339]+[.E338]" office:value-type="float" office:value="2568614100000000" calcext:value-type="float">
            <text:p>2,568,614,100,000,000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FLOOR([.$H$1] + ([.A340]-1)^[.$H$4]*[.$H$1])" office:value-type="float" office:value="11424500000000" calcext:value-type="float">
            <text:p>11,424,500,000,000</text:p>
          </table:table-cell>
          <table:table-cell table:formula="of:=FLOOR(([.$H$2] * ([.A340]-1)^2 + ([.A340]-1) * [.$H$3]) * [.$H$1]) + [.$H$1]" office:value-type="float" office:value="22882700000000" calcext:value-type="float">
            <text:p>22,882,700,000,000</text:p>
          </table:table-cell>
          <table:table-cell table:formula="of:=[.C340]/[.C339]" office:value-type="float" office:value="1.00593908807962" calcext:value-type="float">
            <text:p>1.0059</text:p>
          </table:table-cell>
          <table:table-cell table:formula="of:=[.C340]+[.E339]" office:value-type="float" office:value="2591496800000000" calcext:value-type="float">
            <text:p>2,591,496,800,000,000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FLOOR([.$H$1] + ([.A341]-1)^[.$H$4]*[.$H$1])" office:value-type="float" office:value="11492200000000" calcext:value-type="float">
            <text:p>11,492,200,000,000</text:p>
          </table:table-cell>
          <table:table-cell table:formula="of:=FLOOR(([.$H$2] * ([.A341]-1)^2 + ([.A341]-1) * [.$H$3]) * [.$H$1]) + [.$H$1]" office:value-type="float" office:value="23018200000000" calcext:value-type="float">
            <text:p>23,018,200,000,000</text:p>
          </table:table-cell>
          <table:table-cell table:formula="of:=[.C341]/[.C340]" office:value-type="float" office:value="1.00592150401832" calcext:value-type="float">
            <text:p>1.0059</text:p>
          </table:table-cell>
          <table:table-cell table:formula="of:=[.C341]+[.E340]" office:value-type="float" office:value="2614515000000000" calcext:value-type="float">
            <text:p>2,614,515,000,000,000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FLOOR([.$H$1] + ([.A342]-1)^[.$H$4]*[.$H$1])" office:value-type="float" office:value="11560100000000" calcext:value-type="float">
            <text:p>11,560,100,000,000</text:p>
          </table:table-cell>
          <table:table-cell table:formula="of:=FLOOR(([.$H$2] * ([.A342]-1)^2 + ([.A342]-1) * [.$H$3]) * [.$H$1]) + [.$H$1]" office:value-type="float" office:value="23154100000000" calcext:value-type="float">
            <text:p>23,154,100,000,000</text:p>
          </table:table-cell>
          <table:table-cell table:formula="of:=[.C342]/[.C341]" office:value-type="float" office:value="1.00590402377249" calcext:value-type="float">
            <text:p>1.0059</text:p>
          </table:table-cell>
          <table:table-cell table:formula="of:=[.C342]+[.E341]" office:value-type="float" office:value="2637669100000000" calcext:value-type="float">
            <text:p>2,637,669,100,000,000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FLOOR([.$H$1] + ([.A343]-1)^[.$H$4]*[.$H$1])" office:value-type="float" office:value="11628200000000" calcext:value-type="float">
            <text:p>11,628,200,000,000</text:p>
          </table:table-cell>
          <table:table-cell table:formula="of:=FLOOR(([.$H$2] * ([.A343]-1)^2 + ([.A343]-1) * [.$H$3]) * [.$H$1]) + [.$H$1]" office:value-type="float" office:value="23290400000000" calcext:value-type="float">
            <text:p>23,290,400,000,000</text:p>
          </table:table-cell>
          <table:table-cell table:formula="of:=[.C343]/[.C342]" office:value-type="float" office:value="1.00588664642547" calcext:value-type="float">
            <text:p>1.0059</text:p>
          </table:table-cell>
          <table:table-cell table:formula="of:=[.C343]+[.E342]" office:value-type="float" office:value="2660959500000000" calcext:value-type="float">
            <text:p>2,660,959,500,000,000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FLOOR([.$H$1] + ([.A344]-1)^[.$H$4]*[.$H$1])" office:value-type="float" office:value="11696500000000" calcext:value-type="float">
            <text:p>11,696,500,000,000</text:p>
          </table:table-cell>
          <table:table-cell table:formula="of:=FLOOR(([.$H$2] * ([.A344]-1)^2 + ([.A344]-1) * [.$H$3]) * [.$H$1]) + [.$H$1]" office:value-type="float" office:value="23427100000000" calcext:value-type="float">
            <text:p>23,427,100,000,000</text:p>
          </table:table-cell>
          <table:table-cell table:formula="of:=[.C344]/[.C343]" office:value-type="float" office:value="1.00586937107134" calcext:value-type="float">
            <text:p>1.0059</text:p>
          </table:table-cell>
          <table:table-cell table:formula="of:=[.C344]+[.E343]" office:value-type="float" office:value="2684386600000000" calcext:value-type="float">
            <text:p>2,684,386,600,000,000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FLOOR([.$H$1] + ([.A345]-1)^[.$H$4]*[.$H$1])" office:value-type="float" office:value="11765000000000" calcext:value-type="float">
            <text:p>11,765,000,000,000</text:p>
          </table:table-cell>
          <table:table-cell table:formula="of:=FLOOR(([.$H$2] * ([.A345]-1)^2 + ([.A345]-1) * [.$H$3]) * [.$H$1]) + [.$H$1]" office:value-type="float" office:value="23564200000000" calcext:value-type="float">
            <text:p>23,564,200,000,000</text:p>
          </table:table-cell>
          <table:table-cell table:formula="of:=[.C345]/[.C344]" office:value-type="float" office:value="1.0058521968148" calcext:value-type="float">
            <text:p>1.0059</text:p>
          </table:table-cell>
          <table:table-cell table:formula="of:=[.C345]+[.E344]" office:value-type="float" office:value="2707950800000000" calcext:value-type="float">
            <text:p>2,707,950,800,000,000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FLOOR([.$H$1] + ([.A346]-1)^[.$H$4]*[.$H$1])" office:value-type="float" office:value="11833700000000" calcext:value-type="float">
            <text:p>11,833,700,000,000</text:p>
          </table:table-cell>
          <table:table-cell table:formula="of:=FLOOR(([.$H$2] * ([.A346]-1)^2 + ([.A346]-1) * [.$H$3]) * [.$H$1]) + [.$H$1]" office:value-type="float" office:value="23701700000000" calcext:value-type="float">
            <text:p>23,701,700,000,000</text:p>
          </table:table-cell>
          <table:table-cell table:formula="of:=[.C346]/[.C345]" office:value-type="float" office:value="1.00583512277098" calcext:value-type="float">
            <text:p>1.0058</text:p>
          </table:table-cell>
          <table:table-cell table:formula="of:=[.C346]+[.E345]" office:value-type="float" office:value="2731652500000000" calcext:value-type="float">
            <text:p>2,731,652,500,000,000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FLOOR([.$H$1] + ([.A347]-1)^[.$H$4]*[.$H$1])" office:value-type="float" office:value="11902600000000" calcext:value-type="float">
            <text:p>11,902,600,000,000</text:p>
          </table:table-cell>
          <table:table-cell table:formula="of:=FLOOR(([.$H$2] * ([.A347]-1)^2 + ([.A347]-1) * [.$H$3]) * [.$H$1]) + [.$H$1]" office:value-type="float" office:value="23839600000000" calcext:value-type="float">
            <text:p>23,839,600,000,000</text:p>
          </table:table-cell>
          <table:table-cell table:formula="of:=[.C347]/[.C346]" office:value-type="float" office:value="1.00581814806533" calcext:value-type="float">
            <text:p>1.0058</text:p>
          </table:table-cell>
          <table:table-cell table:formula="of:=[.C347]+[.E346]" office:value-type="float" office:value="2755492100000000" calcext:value-type="float">
            <text:p>2,755,492,100,000,000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FLOOR([.$H$1] + ([.A348]-1)^[.$H$4]*[.$H$1])" office:value-type="float" office:value="11971700000000" calcext:value-type="float">
            <text:p>11,971,700,000,000</text:p>
          </table:table-cell>
          <table:table-cell table:formula="of:=FLOOR(([.$H$2] * ([.A348]-1)^2 + ([.A348]-1) * [.$H$3]) * [.$H$1]) + [.$H$1]" office:value-type="float" office:value="23977900000000" calcext:value-type="float">
            <text:p>23,977,900,000,000</text:p>
          </table:table-cell>
          <table:table-cell table:formula="of:=[.C348]/[.C347]" office:value-type="float" office:value="1.00580127183342" calcext:value-type="float">
            <text:p>1.0058</text:p>
          </table:table-cell>
          <table:table-cell table:formula="of:=[.C348]+[.E347]" office:value-type="float" office:value="2779470000000000" calcext:value-type="float">
            <text:p>2,779,470,000,000,000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FLOOR([.$H$1] + ([.A349]-1)^[.$H$4]*[.$H$1])" office:value-type="float" office:value="12041000000000" calcext:value-type="float">
            <text:p>12,041,000,000,000</text:p>
          </table:table-cell>
          <table:table-cell table:formula="of:=FLOOR(([.$H$2] * ([.A349]-1)^2 + ([.A349]-1) * [.$H$3]) * [.$H$1]) + [.$H$1]" office:value-type="float" office:value="24116600000000" calcext:value-type="float">
            <text:p>24,116,600,000,000</text:p>
          </table:table-cell>
          <table:table-cell table:formula="of:=[.C349]/[.C348]" office:value-type="float" office:value="1.00578449322084" calcext:value-type="float">
            <text:p>1.0058</text:p>
          </table:table-cell>
          <table:table-cell table:formula="of:=[.C349]+[.E348]" office:value-type="float" office:value="2803586600000000" calcext:value-type="float">
            <text:p>2,803,586,600,000,000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FLOOR([.$H$1] + ([.A350]-1)^[.$H$4]*[.$H$1])" office:value-type="float" office:value="12110500000000" calcext:value-type="float">
            <text:p>12,110,500,000,000</text:p>
          </table:table-cell>
          <table:table-cell table:formula="of:=FLOOR(([.$H$2] * ([.A350]-1)^2 + ([.A350]-1) * [.$H$3]) * [.$H$1]) + [.$H$1]" office:value-type="float" office:value="24255700000000" calcext:value-type="float">
            <text:p>24,255,700,000,000</text:p>
          </table:table-cell>
          <table:table-cell table:formula="of:=[.C350]/[.C349]" office:value-type="float" office:value="1.00576781138303" calcext:value-type="float">
            <text:p>1.0058</text:p>
          </table:table-cell>
          <table:table-cell table:formula="of:=[.C350]+[.E349]" office:value-type="float" office:value="2827842300000000" calcext:value-type="float">
            <text:p>2,827,842,300,000,000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FLOOR([.$H$1] + ([.A351]-1)^[.$H$4]*[.$H$1])" office:value-type="float" office:value="12180200000000" calcext:value-type="float">
            <text:p>12,180,200,000,000</text:p>
          </table:table-cell>
          <table:table-cell table:formula="of:=FLOOR(([.$H$2] * ([.A351]-1)^2 + ([.A351]-1) * [.$H$3]) * [.$H$1]) + [.$H$1]" office:value-type="float" office:value="24395200000000" calcext:value-type="float">
            <text:p>24,395,200,000,000</text:p>
          </table:table-cell>
          <table:table-cell table:formula="of:=[.C351]/[.C350]" office:value-type="float" office:value="1.00575122548514" calcext:value-type="float">
            <text:p>1.0058</text:p>
          </table:table-cell>
          <table:table-cell table:formula="of:=[.C351]+[.E350]" office:value-type="float" office:value="2852237500000000" calcext:value-type="float">
            <text:p>2,852,237,500,000,000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FLOOR([.$H$1] + ([.A352]-1)^[.$H$4]*[.$H$1])" office:value-type="float" office:value="12250100000000" calcext:value-type="float">
            <text:p>12,250,100,000,000</text:p>
          </table:table-cell>
          <table:table-cell table:formula="of:=FLOOR(([.$H$2] * ([.A352]-1)^2 + ([.A352]-1) * [.$H$3]) * [.$H$1]) + [.$H$1]" office:value-type="float" office:value="24535100000000" calcext:value-type="float">
            <text:p>24,535,100,000,000</text:p>
          </table:table-cell>
          <table:table-cell table:formula="of:=[.C352]/[.C351]" office:value-type="float" office:value="1.00573473470191" calcext:value-type="float">
            <text:p>1.0057</text:p>
          </table:table-cell>
          <table:table-cell table:formula="of:=[.C352]+[.E351]" office:value-type="float" office:value="2876772600000000" calcext:value-type="float">
            <text:p>2,876,772,600,000,000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FLOOR([.$H$1] + ([.A353]-1)^[.$H$4]*[.$H$1])" office:value-type="float" office:value="12320200000000" calcext:value-type="float">
            <text:p>12,320,200,000,000</text:p>
          </table:table-cell>
          <table:table-cell table:formula="of:=FLOOR(([.$H$2] * ([.A353]-1)^2 + ([.A353]-1) * [.$H$3]) * [.$H$1]) + [.$H$1]" office:value-type="float" office:value="24675400000000" calcext:value-type="float">
            <text:p>24,675,400,000,000</text:p>
          </table:table-cell>
          <table:table-cell table:formula="of:=[.C353]/[.C352]" office:value-type="float" office:value="1.00571833821749" calcext:value-type="float">
            <text:p>1.0057</text:p>
          </table:table-cell>
          <table:table-cell table:formula="of:=[.C353]+[.E352]" office:value-type="float" office:value="2901448000000000" calcext:value-type="float">
            <text:p>2,901,448,000,000,000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FLOOR([.$H$1] + ([.A354]-1)^[.$H$4]*[.$H$1])" office:value-type="float" office:value="12390500000000" calcext:value-type="float">
            <text:p>12,390,500,000,000</text:p>
          </table:table-cell>
          <table:table-cell table:formula="of:=FLOOR(([.$H$2] * ([.A354]-1)^2 + ([.A354]-1) * [.$H$3]) * [.$H$1]) + [.$H$1]" office:value-type="float" office:value="24816100000000" calcext:value-type="float">
            <text:p>24,816,100,000,000</text:p>
          </table:table-cell>
          <table:table-cell table:formula="of:=[.C354]/[.C353]" office:value-type="float" office:value="1.00570203522537" calcext:value-type="float">
            <text:p>1.0057</text:p>
          </table:table-cell>
          <table:table-cell table:formula="of:=[.C354]+[.E353]" office:value-type="float" office:value="2926264100000000" calcext:value-type="float">
            <text:p>2,926,264,100,000,000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FLOOR([.$H$1] + ([.A355]-1)^[.$H$4]*[.$H$1])" office:value-type="float" office:value="12461000000000" calcext:value-type="float">
            <text:p>12,461,000,000,000</text:p>
          </table:table-cell>
          <table:table-cell table:formula="of:=FLOOR(([.$H$2] * ([.A355]-1)^2 + ([.A355]-1) * [.$H$3]) * [.$H$1]) + [.$H$1]" office:value-type="float" office:value="24957200000000" calcext:value-type="float">
            <text:p>24,957,200,000,000</text:p>
          </table:table-cell>
          <table:table-cell table:formula="of:=[.C355]/[.C354]" office:value-type="float" office:value="1.00568582492817" calcext:value-type="float">
            <text:p>1.0057</text:p>
          </table:table-cell>
          <table:table-cell table:formula="of:=[.C355]+[.E354]" office:value-type="float" office:value="2951221300000000" calcext:value-type="float">
            <text:p>2,951,221,300,000,000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FLOOR([.$H$1] + ([.A356]-1)^[.$H$4]*[.$H$1])" office:value-type="float" office:value="12531700000000" calcext:value-type="float">
            <text:p>12,531,700,000,000</text:p>
          </table:table-cell>
          <table:table-cell table:formula="of:=FLOOR(([.$H$2] * ([.A356]-1)^2 + ([.A356]-1) * [.$H$3]) * [.$H$1]) + [.$H$1]" office:value-type="float" office:value="25098700000000" calcext:value-type="float">
            <text:p>25,098,700,000,000</text:p>
          </table:table-cell>
          <table:table-cell table:formula="of:=[.C356]/[.C355]" office:value-type="float" office:value="1.00566970653759" calcext:value-type="float">
            <text:p>1.0057</text:p>
          </table:table-cell>
          <table:table-cell table:formula="of:=[.C356]+[.E355]" office:value-type="float" office:value="2976320000000000" calcext:value-type="float">
            <text:p>2,976,320,000,000,000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FLOOR([.$H$1] + ([.A357]-1)^[.$H$4]*[.$H$1])" office:value-type="float" office:value="12602600000000" calcext:value-type="float">
            <text:p>12,602,600,000,000</text:p>
          </table:table-cell>
          <table:table-cell table:formula="of:=FLOOR(([.$H$2] * ([.A357]-1)^2 + ([.A357]-1) * [.$H$3]) * [.$H$1]) + [.$H$1]" office:value-type="float" office:value="25240600000000" calcext:value-type="float">
            <text:p>25,240,600,000,000</text:p>
          </table:table-cell>
          <table:table-cell table:formula="of:=[.C357]/[.C356]" office:value-type="float" office:value="1.00565367927423" calcext:value-type="float">
            <text:p>1.0057</text:p>
          </table:table-cell>
          <table:table-cell table:formula="of:=[.C357]+[.E356]" office:value-type="float" office:value="3001560600000000" calcext:value-type="float">
            <text:p>3,001,560,600,000,000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FLOOR([.$H$1] + ([.A358]-1)^[.$H$4]*[.$H$1])" office:value-type="float" office:value="12673700000000" calcext:value-type="float">
            <text:p>12,673,700,000,000</text:p>
          </table:table-cell>
          <table:table-cell table:formula="of:=FLOOR(([.$H$2] * ([.A358]-1)^2 + ([.A358]-1) * [.$H$3]) * [.$H$1]) + [.$H$1]" office:value-type="float" office:value="25382900000000" calcext:value-type="float">
            <text:p>25,382,900,000,000</text:p>
          </table:table-cell>
          <table:table-cell table:formula="of:=[.C358]/[.C357]" office:value-type="float" office:value="1.00563774236746" calcext:value-type="float">
            <text:p>1.0056</text:p>
          </table:table-cell>
          <table:table-cell table:formula="of:=[.C358]+[.E357]" office:value-type="float" office:value="3026943500000000" calcext:value-type="float">
            <text:p>3,026,943,500,000,000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FLOOR([.$H$1] + ([.A359]-1)^[.$H$4]*[.$H$1])" office:value-type="float" office:value="12745000000000" calcext:value-type="float">
            <text:p>12,745,000,000,000</text:p>
          </table:table-cell>
          <table:table-cell table:formula="of:=FLOOR(([.$H$2] * ([.A359]-1)^2 + ([.A359]-1) * [.$H$3]) * [.$H$1]) + [.$H$1]" office:value-type="float" office:value="25525600000000" calcext:value-type="float">
            <text:p>25,525,600,000,000</text:p>
          </table:table-cell>
          <table:table-cell table:formula="of:=[.C359]/[.C358]" office:value-type="float" office:value="1.00562189505533" calcext:value-type="float">
            <text:p>1.0056</text:p>
          </table:table-cell>
          <table:table-cell table:formula="of:=[.C359]+[.E358]" office:value-type="float" office:value="3052469100000000" calcext:value-type="float">
            <text:p>3,052,469,100,000,000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FLOOR([.$H$1] + ([.A360]-1)^[.$H$4]*[.$H$1])" office:value-type="float" office:value="12816500000000" calcext:value-type="float">
            <text:p>12,816,500,000,000</text:p>
          </table:table-cell>
          <table:table-cell table:formula="of:=FLOOR(([.$H$2] * ([.A360]-1)^2 + ([.A360]-1) * [.$H$3]) * [.$H$1]) + [.$H$1]" office:value-type="float" office:value="25668700000000" calcext:value-type="float">
            <text:p>25,668,700,000,000</text:p>
          </table:table-cell>
          <table:table-cell table:formula="of:=[.C360]/[.C359]" office:value-type="float" office:value="1.00560613658445" calcext:value-type="float">
            <text:p>1.0056</text:p>
          </table:table-cell>
          <table:table-cell table:formula="of:=[.C360]+[.E359]" office:value-type="float" office:value="3078137800000000" calcext:value-type="float">
            <text:p>3,078,137,800,000,000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FLOOR([.$H$1] + ([.A361]-1)^[.$H$4]*[.$H$1])" office:value-type="float" office:value="12888200000000" calcext:value-type="float">
            <text:p>12,888,200,000,000</text:p>
          </table:table-cell>
          <table:table-cell table:formula="of:=FLOOR(([.$H$2] * ([.A361]-1)^2 + ([.A361]-1) * [.$H$3]) * [.$H$1]) + [.$H$1]" office:value-type="float" office:value="25812200000000" calcext:value-type="float">
            <text:p>25,812,200,000,000</text:p>
          </table:table-cell>
          <table:table-cell table:formula="of:=[.C361]/[.C360]" office:value-type="float" office:value="1.00559046620982" calcext:value-type="float">
            <text:p>1.0056</text:p>
          </table:table-cell>
          <table:table-cell table:formula="of:=[.C361]+[.E360]" office:value-type="float" office:value="3103950000000000" calcext:value-type="float">
            <text:p>3,103,950,000,000,000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FLOOR([.$H$1] + ([.A362]-1)^[.$H$4]*[.$H$1])" office:value-type="float" office:value="12960100000000" calcext:value-type="float">
            <text:p>12,960,100,000,000</text:p>
          </table:table-cell>
          <table:table-cell table:formula="of:=FLOOR(([.$H$2] * ([.A362]-1)^2 + ([.A362]-1) * [.$H$3]) * [.$H$1]) + [.$H$1]" office:value-type="float" office:value="25956100000000" calcext:value-type="float">
            <text:p>25,956,100,000,000</text:p>
          </table:table-cell>
          <table:table-cell table:formula="of:=[.C362]/[.C361]" office:value-type="float" office:value="1.00557488319477" calcext:value-type="float">
            <text:p>1.0056</text:p>
          </table:table-cell>
          <table:table-cell table:formula="of:=[.C362]+[.E361]" office:value-type="float" office:value="3129906100000000" calcext:value-type="float">
            <text:p>3,129,906,100,000,000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FLOOR([.$H$1] + ([.A363]-1)^[.$H$4]*[.$H$1])" office:value-type="float" office:value="13032200000000" calcext:value-type="float">
            <text:p>13,032,200,000,000</text:p>
          </table:table-cell>
          <table:table-cell table:formula="of:=FLOOR(([.$H$2] * ([.A363]-1)^2 + ([.A363]-1) * [.$H$3]) * [.$H$1]) + [.$H$1]" office:value-type="float" office:value="26100400000000" calcext:value-type="float">
            <text:p>26,100,400,000,000</text:p>
          </table:table-cell>
          <table:table-cell table:formula="of:=[.C363]/[.C362]" office:value-type="float" office:value="1.00555938681081" calcext:value-type="float">
            <text:p>1.0056</text:p>
          </table:table-cell>
          <table:table-cell table:formula="of:=[.C363]+[.E362]" office:value-type="float" office:value="3156006500000000" calcext:value-type="float">
            <text:p>3,156,006,500,000,000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FLOOR([.$H$1] + ([.A364]-1)^[.$H$4]*[.$H$1])" office:value-type="float" office:value="13104500000000" calcext:value-type="float">
            <text:p>13,104,500,000,000</text:p>
          </table:table-cell>
          <table:table-cell table:formula="of:=FLOOR(([.$H$2] * ([.A364]-1)^2 + ([.A364]-1) * [.$H$3]) * [.$H$1]) + [.$H$1]" office:value-type="float" office:value="26245100000000" calcext:value-type="float">
            <text:p>26,245,100,000,000</text:p>
          </table:table-cell>
          <table:table-cell table:formula="of:=[.C364]/[.C363]" office:value-type="float" office:value="1.00554397633753" calcext:value-type="float">
            <text:p>1.0055</text:p>
          </table:table-cell>
          <table:table-cell table:formula="of:=[.C364]+[.E363]" office:value-type="float" office:value="3182251600000000" calcext:value-type="float">
            <text:p>3,182,251,600,000,000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FLOOR([.$H$1] + ([.A365]-1)^[.$H$4]*[.$H$1])" office:value-type="float" office:value="13177000000000" calcext:value-type="float">
            <text:p>13,177,000,000,000</text:p>
          </table:table-cell>
          <table:table-cell table:formula="of:=FLOOR(([.$H$2] * ([.A365]-1)^2 + ([.A365]-1) * [.$H$3]) * [.$H$1]) + [.$H$1]" office:value-type="float" office:value="26390200000000" calcext:value-type="float">
            <text:p>26,390,200,000,000</text:p>
          </table:table-cell>
          <table:table-cell table:formula="of:=[.C365]/[.C364]" office:value-type="float" office:value="1.00552865106248" calcext:value-type="float">
            <text:p>1.0055</text:p>
          </table:table-cell>
          <table:table-cell table:formula="of:=[.C365]+[.E364]" office:value-type="float" office:value="3208641800000000" calcext:value-type="float">
            <text:p>3,208,641,800,000,000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FLOOR([.$H$1] + ([.A366]-1)^[.$H$4]*[.$H$1])" office:value-type="float" office:value="13249700000000" calcext:value-type="float">
            <text:p>13,249,700,000,000</text:p>
          </table:table-cell>
          <table:table-cell table:formula="of:=FLOOR(([.$H$2] * ([.A366]-1)^2 + ([.A366]-1) * [.$H$3]) * [.$H$1]) + [.$H$1]" office:value-type="float" office:value="26535700000000" calcext:value-type="float">
            <text:p>26,535,700,000,000</text:p>
          </table:table-cell>
          <table:table-cell table:formula="of:=[.C366]/[.C365]" office:value-type="float" office:value="1.00551341028109" calcext:value-type="float">
            <text:p>1.0055</text:p>
          </table:table-cell>
          <table:table-cell table:formula="of:=[.C366]+[.E365]" office:value-type="float" office:value="3235177500000000" calcext:value-type="float">
            <text:p>3,235,177,500,000,000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FLOOR([.$H$1] + ([.A367]-1)^[.$H$4]*[.$H$1])" office:value-type="float" office:value="13322600000000" calcext:value-type="float">
            <text:p>13,322,600,000,000</text:p>
          </table:table-cell>
          <table:table-cell table:formula="of:=FLOOR(([.$H$2] * ([.A367]-1)^2 + ([.A367]-1) * [.$H$3]) * [.$H$1]) + [.$H$1]" office:value-type="float" office:value="26681600000000" calcext:value-type="float">
            <text:p>26,681,600,000,000</text:p>
          </table:table-cell>
          <table:table-cell table:formula="of:=[.C367]/[.C366]" office:value-type="float" office:value="1.0054982532965" calcext:value-type="float">
            <text:p>1.0055</text:p>
          </table:table-cell>
          <table:table-cell table:formula="of:=[.C367]+[.E366]" office:value-type="float" office:value="3261859100000000" calcext:value-type="float">
            <text:p>3,261,859,100,000,000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FLOOR([.$H$1] + ([.A368]-1)^[.$H$4]*[.$H$1])" office:value-type="float" office:value="13395700000000" calcext:value-type="float">
            <text:p>13,395,700,000,000</text:p>
          </table:table-cell>
          <table:table-cell table:formula="of:=FLOOR(([.$H$2] * ([.A368]-1)^2 + ([.A368]-1) * [.$H$3]) * [.$H$1]) + [.$H$1]" office:value-type="float" office:value="26827900000000" calcext:value-type="float">
            <text:p>26,827,900,000,000</text:p>
          </table:table-cell>
          <table:table-cell table:formula="of:=[.C368]/[.C367]" office:value-type="float" office:value="1.00548317941953" calcext:value-type="float">
            <text:p>1.0055</text:p>
          </table:table-cell>
          <table:table-cell table:formula="of:=[.C368]+[.E367]" office:value-type="float" office:value="3288687000000000" calcext:value-type="float">
            <text:p>3,288,687,000,000,000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FLOOR([.$H$1] + ([.A369]-1)^[.$H$4]*[.$H$1])" office:value-type="float" office:value="13469000000000" calcext:value-type="float">
            <text:p>13,469,000,000,000</text:p>
          </table:table-cell>
          <table:table-cell table:formula="of:=FLOOR(([.$H$2] * ([.A369]-1)^2 + ([.A369]-1) * [.$H$3]) * [.$H$1]) + [.$H$1]" office:value-type="float" office:value="26974600000000" calcext:value-type="float">
            <text:p>26,974,600,000,000</text:p>
          </table:table-cell>
          <table:table-cell table:formula="of:=[.C369]/[.C368]" office:value-type="float" office:value="1.0054681879685" calcext:value-type="float">
            <text:p>1.0055</text:p>
          </table:table-cell>
          <table:table-cell table:formula="of:=[.C369]+[.E368]" office:value-type="float" office:value="3315661600000000" calcext:value-type="float">
            <text:p>3,315,661,600,000,000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FLOOR([.$H$1] + ([.A370]-1)^[.$H$4]*[.$H$1])" office:value-type="float" office:value="13542500000000" calcext:value-type="float">
            <text:p>13,542,500,000,000</text:p>
          </table:table-cell>
          <table:table-cell table:formula="of:=FLOOR(([.$H$2] * ([.A370]-1)^2 + ([.A370]-1) * [.$H$3]) * [.$H$1]) + [.$H$1]" office:value-type="float" office:value="27121700000000" calcext:value-type="float">
            <text:p>27,121,700,000,000</text:p>
          </table:table-cell>
          <table:table-cell table:formula="of:=[.C370]/[.C369]" office:value-type="float" office:value="1.00545327826919" calcext:value-type="float">
            <text:p>1.0055</text:p>
          </table:table-cell>
          <table:table-cell table:formula="of:=[.C370]+[.E369]" office:value-type="float" office:value="3342783300000000" calcext:value-type="float">
            <text:p>3,342,783,300,000,000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FLOOR([.$H$1] + ([.A371]-1)^[.$H$4]*[.$H$1])" office:value-type="float" office:value="13616200000000" calcext:value-type="float">
            <text:p>13,616,200,000,000</text:p>
          </table:table-cell>
          <table:table-cell table:formula="of:=FLOOR(([.$H$2] * ([.A371]-1)^2 + ([.A371]-1) * [.$H$3]) * [.$H$1]) + [.$H$1]" office:value-type="float" office:value="27269200000000" calcext:value-type="float">
            <text:p>27,269,200,000,000</text:p>
          </table:table-cell>
          <table:table-cell table:formula="of:=[.C371]/[.C370]" office:value-type="float" office:value="1.0054384496547" calcext:value-type="float">
            <text:p>1.0054</text:p>
          </table:table-cell>
          <table:table-cell table:formula="of:=[.C371]+[.E370]" office:value-type="float" office:value="3370052500000000" calcext:value-type="float">
            <text:p>3,370,052,500,000,000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FLOOR([.$H$1] + ([.A372]-1)^[.$H$4]*[.$H$1])" office:value-type="float" office:value="13690100000000" calcext:value-type="float">
            <text:p>13,690,100,000,000</text:p>
          </table:table-cell>
          <table:table-cell table:formula="of:=FLOOR(([.$H$2] * ([.A372]-1)^2 + ([.A372]-1) * [.$H$3]) * [.$H$1]) + [.$H$1]" office:value-type="float" office:value="27417100000000" calcext:value-type="float">
            <text:p>27,417,100,000,000</text:p>
          </table:table-cell>
          <table:table-cell table:formula="of:=[.C372]/[.C371]" office:value-type="float" office:value="1.00542370146539" calcext:value-type="float">
            <text:p>1.0054</text:p>
          </table:table-cell>
          <table:table-cell table:formula="of:=[.C372]+[.E371]" office:value-type="float" office:value="3397469600000000" calcext:value-type="float">
            <text:p>3,397,469,600,000,000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FLOOR([.$H$1] + ([.A373]-1)^[.$H$4]*[.$H$1])" office:value-type="float" office:value="13764200000000" calcext:value-type="float">
            <text:p>13,764,200,000,000</text:p>
          </table:table-cell>
          <table:table-cell table:formula="of:=FLOOR(([.$H$2] * ([.A373]-1)^2 + ([.A373]-1) * [.$H$3]) * [.$H$1]) + [.$H$1]" office:value-type="float" office:value="27565400000000" calcext:value-type="float">
            <text:p>27,565,400,000,000</text:p>
          </table:table-cell>
          <table:table-cell table:formula="of:=[.C373]/[.C372]" office:value-type="float" office:value="1.00540903304872" calcext:value-type="float">
            <text:p>1.0054</text:p>
          </table:table-cell>
          <table:table-cell table:formula="of:=[.C373]+[.E372]" office:value-type="float" office:value="3425035000000000" calcext:value-type="float">
            <text:p>3,425,035,000,000,000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FLOOR([.$H$1] + ([.A374]-1)^[.$H$4]*[.$H$1])" office:value-type="float" office:value="13838500000000" calcext:value-type="float">
            <text:p>13,838,500,000,000</text:p>
          </table:table-cell>
          <table:table-cell table:formula="of:=FLOOR(([.$H$2] * ([.A374]-1)^2 + ([.A374]-1) * [.$H$3]) * [.$H$1]) + [.$H$1]" office:value-type="float" office:value="27714100000000" calcext:value-type="float">
            <text:p>27,714,100,000,000</text:p>
          </table:table-cell>
          <table:table-cell table:formula="of:=[.C374]/[.C373]" office:value-type="float" office:value="1.00539444375921" calcext:value-type="float">
            <text:p>1.0054</text:p>
          </table:table-cell>
          <table:table-cell table:formula="of:=[.C374]+[.E373]" office:value-type="float" office:value="3452749100000000" calcext:value-type="float">
            <text:p>3,452,749,100,000,000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FLOOR([.$H$1] + ([.A375]-1)^[.$H$4]*[.$H$1])" office:value-type="float" office:value="13913000000000" calcext:value-type="float">
            <text:p>13,913,000,000,000</text:p>
          </table:table-cell>
          <table:table-cell table:formula="of:=FLOOR(([.$H$2] * ([.A375]-1)^2 + ([.A375]-1) * [.$H$3]) * [.$H$1]) + [.$H$1]" office:value-type="float" office:value="27863200000000" calcext:value-type="float">
            <text:p>27,863,200,000,000</text:p>
          </table:table-cell>
          <table:table-cell table:formula="of:=[.C375]/[.C374]" office:value-type="float" office:value="1.00537993295831" calcext:value-type="float">
            <text:p>1.0054</text:p>
          </table:table-cell>
          <table:table-cell table:formula="of:=[.C375]+[.E374]" office:value-type="float" office:value="3480612300000000" calcext:value-type="float">
            <text:p>3,480,612,300,000,000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FLOOR([.$H$1] + ([.A376]-1)^[.$H$4]*[.$H$1])" office:value-type="float" office:value="13987700000000" calcext:value-type="float">
            <text:p>13,987,700,000,000</text:p>
          </table:table-cell>
          <table:table-cell table:formula="of:=FLOOR(([.$H$2] * ([.A376]-1)^2 + ([.A376]-1) * [.$H$3]) * [.$H$1]) + [.$H$1]" office:value-type="float" office:value="28012700000000" calcext:value-type="float">
            <text:p>28,012,700,000,000</text:p>
          </table:table-cell>
          <table:table-cell table:formula="of:=[.C376]/[.C375]" office:value-type="float" office:value="1.00536550001436" calcext:value-type="float">
            <text:p>1.0054</text:p>
          </table:table-cell>
          <table:table-cell table:formula="of:=[.C376]+[.E375]" office:value-type="float" office:value="3508625000000000" calcext:value-type="float">
            <text:p>3,508,625,000,000,000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FLOOR([.$H$1] + ([.A377]-1)^[.$H$4]*[.$H$1])" office:value-type="float" office:value="14062600000000" calcext:value-type="float">
            <text:p>14,062,600,000,000</text:p>
          </table:table-cell>
          <table:table-cell table:formula="of:=FLOOR(([.$H$2] * ([.A377]-1)^2 + ([.A377]-1) * [.$H$3]) * [.$H$1]) + [.$H$1]" office:value-type="float" office:value="28162600000000" calcext:value-type="float">
            <text:p>28,162,600,000,000</text:p>
          </table:table-cell>
          <table:table-cell table:formula="of:=[.C377]/[.C376]" office:value-type="float" office:value="1.00535114430241" calcext:value-type="float">
            <text:p>1.0054</text:p>
          </table:table-cell>
          <table:table-cell table:formula="of:=[.C377]+[.E376]" office:value-type="float" office:value="3536787600000000" calcext:value-type="float">
            <text:p>3,536,787,600,000,000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FLOOR([.$H$1] + ([.A378]-1)^[.$H$4]*[.$H$1])" office:value-type="float" office:value="14137700000000" calcext:value-type="float">
            <text:p>14,137,700,000,000</text:p>
          </table:table-cell>
          <table:table-cell table:formula="of:=FLOOR(([.$H$2] * ([.A378]-1)^2 + ([.A378]-1) * [.$H$3]) * [.$H$1]) + [.$H$1]" office:value-type="float" office:value="28312900000000" calcext:value-type="float">
            <text:p>28,312,900,000,000</text:p>
          </table:table-cell>
          <table:table-cell table:formula="of:=[.C378]/[.C377]" office:value-type="float" office:value="1.00533686520421" calcext:value-type="float">
            <text:p>1.0053</text:p>
          </table:table-cell>
          <table:table-cell table:formula="of:=[.C378]+[.E377]" office:value-type="float" office:value="3565100500000000" calcext:value-type="float">
            <text:p>3,565,100,500,000,000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FLOOR([.$H$1] + ([.A379]-1)^[.$H$4]*[.$H$1])" office:value-type="float" office:value="14213000000000" calcext:value-type="float">
            <text:p>14,213,000,000,000</text:p>
          </table:table-cell>
          <table:table-cell table:formula="of:=FLOOR(([.$H$2] * ([.A379]-1)^2 + ([.A379]-1) * [.$H$3]) * [.$H$1]) + [.$H$1]" office:value-type="float" office:value="28463600000000" calcext:value-type="float">
            <text:p>28,463,600,000,000</text:p>
          </table:table-cell>
          <table:table-cell table:formula="of:=[.C379]/[.C378]" office:value-type="float" office:value="1.00532266210809" calcext:value-type="float">
            <text:p>1.0053</text:p>
          </table:table-cell>
          <table:table-cell table:formula="of:=[.C379]+[.E378]" office:value-type="float" office:value="3593564100000000" calcext:value-type="float">
            <text:p>3,593,564,100,000,000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FLOOR([.$H$1] + ([.A380]-1)^[.$H$4]*[.$H$1])" office:value-type="float" office:value="14288500000000" calcext:value-type="float">
            <text:p>14,288,500,000,000</text:p>
          </table:table-cell>
          <table:table-cell table:formula="of:=FLOOR(([.$H$2] * ([.A380]-1)^2 + ([.A380]-1) * [.$H$3]) * [.$H$1]) + [.$H$1]" office:value-type="float" office:value="28614700000000" calcext:value-type="float">
            <text:p>28,614,700,000,000</text:p>
          </table:table-cell>
          <table:table-cell table:formula="of:=[.C380]/[.C379]" office:value-type="float" office:value="1.00530853440886" calcext:value-type="float">
            <text:p>1.0053</text:p>
          </table:table-cell>
          <table:table-cell table:formula="of:=[.C380]+[.E379]" office:value-type="float" office:value="3622178800000000" calcext:value-type="float">
            <text:p>3,622,178,800,000,000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FLOOR([.$H$1] + ([.A381]-1)^[.$H$4]*[.$H$1])" office:value-type="float" office:value="14364200000000" calcext:value-type="float">
            <text:p>14,364,200,000,000</text:p>
          </table:table-cell>
          <table:table-cell table:formula="of:=FLOOR(([.$H$2] * ([.A381]-1)^2 + ([.A381]-1) * [.$H$3]) * [.$H$1]) + [.$H$1]" office:value-type="float" office:value="28766200000000" calcext:value-type="float">
            <text:p>28,766,200,000,000</text:p>
          </table:table-cell>
          <table:table-cell table:formula="of:=[.C381]/[.C380]" office:value-type="float" office:value="1.00529448150776" calcext:value-type="float">
            <text:p>1.0053</text:p>
          </table:table-cell>
          <table:table-cell table:formula="of:=[.C381]+[.E380]" office:value-type="float" office:value="3650945000000000" calcext:value-type="float">
            <text:p>3,650,945,000,000,000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FLOOR([.$H$1] + ([.A382]-1)^[.$H$4]*[.$H$1])" office:value-type="float" office:value="14440100000000" calcext:value-type="float">
            <text:p>14,440,100,000,000</text:p>
          </table:table-cell>
          <table:table-cell table:formula="of:=FLOOR(([.$H$2] * ([.A382]-1)^2 + ([.A382]-1) * [.$H$3]) * [.$H$1]) + [.$H$1]" office:value-type="float" office:value="28918100000000" calcext:value-type="float">
            <text:p>28,918,100,000,000</text:p>
          </table:table-cell>
          <table:table-cell table:formula="of:=[.C382]/[.C381]" office:value-type="float" office:value="1.00528050281233" calcext:value-type="float">
            <text:p>1.0053</text:p>
          </table:table-cell>
          <table:table-cell table:formula="of:=[.C382]+[.E381]" office:value-type="float" office:value="3679863100000000" calcext:value-type="float">
            <text:p>3,679,863,100,000,000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FLOOR([.$H$1] + ([.A383]-1)^[.$H$4]*[.$H$1])" office:value-type="float" office:value="14516200000000" calcext:value-type="float">
            <text:p>14,516,200,000,000</text:p>
          </table:table-cell>
          <table:table-cell table:formula="of:=FLOOR(([.$H$2] * ([.A383]-1)^2 + ([.A383]-1) * [.$H$3]) * [.$H$1]) + [.$H$1]" office:value-type="float" office:value="29070400000000" calcext:value-type="float">
            <text:p>29,070,400,000,000</text:p>
          </table:table-cell>
          <table:table-cell table:formula="of:=[.C383]/[.C382]" office:value-type="float" office:value="1.00526659773637" calcext:value-type="float">
            <text:p>1.0053</text:p>
          </table:table-cell>
          <table:table-cell table:formula="of:=[.C383]+[.E382]" office:value-type="float" office:value="3708933500000000" calcext:value-type="float">
            <text:p>3,708,933,500,000,000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FLOOR([.$H$1] + ([.A384]-1)^[.$H$4]*[.$H$1])" office:value-type="float" office:value="14592500000000" calcext:value-type="float">
            <text:p>14,592,500,000,000</text:p>
          </table:table-cell>
          <table:table-cell table:formula="of:=FLOOR(([.$H$2] * ([.A384]-1)^2 + ([.A384]-1) * [.$H$3]) * [.$H$1]) + [.$H$1]" office:value-type="float" office:value="29223100000000" calcext:value-type="float">
            <text:p>29,223,100,000,000</text:p>
          </table:table-cell>
          <table:table-cell table:formula="of:=[.C384]/[.C383]" office:value-type="float" office:value="1.00525276569982" calcext:value-type="float">
            <text:p>1.0053</text:p>
          </table:table-cell>
          <table:table-cell table:formula="of:=[.C384]+[.E383]" office:value-type="float" office:value="3738156600000000" calcext:value-type="float">
            <text:p>3,738,156,600,000,000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FLOOR([.$H$1] + ([.A385]-1)^[.$H$4]*[.$H$1])" office:value-type="float" office:value="14669000000000" calcext:value-type="float">
            <text:p>14,669,000,000,000</text:p>
          </table:table-cell>
          <table:table-cell table:formula="of:=FLOOR(([.$H$2] * ([.A385]-1)^2 + ([.A385]-1) * [.$H$3]) * [.$H$1]) + [.$H$1]" office:value-type="float" office:value="29376200000000" calcext:value-type="float">
            <text:p>29,376,200,000,000</text:p>
          </table:table-cell>
          <table:table-cell table:formula="of:=[.C385]/[.C384]" office:value-type="float" office:value="1.00523900612871" calcext:value-type="float">
            <text:p>1.0052</text:p>
          </table:table-cell>
          <table:table-cell table:formula="of:=[.C385]+[.E384]" office:value-type="float" office:value="3767532800000000" calcext:value-type="float">
            <text:p>3,767,532,800,000,000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FLOOR([.$H$1] + ([.A386]-1)^[.$H$4]*[.$H$1])" office:value-type="float" office:value="14745700000000" calcext:value-type="float">
            <text:p>14,745,700,000,000</text:p>
          </table:table-cell>
          <table:table-cell table:formula="of:=FLOOR(([.$H$2] * ([.A386]-1)^2 + ([.A386]-1) * [.$H$3]) * [.$H$1]) + [.$H$1]" office:value-type="float" office:value="29529700000000" calcext:value-type="float">
            <text:p>29,529,700,000,000</text:p>
          </table:table-cell>
          <table:table-cell table:formula="of:=[.C386]/[.C385]" office:value-type="float" office:value="1.00522531845508" calcext:value-type="float">
            <text:p>1.0052</text:p>
          </table:table-cell>
          <table:table-cell table:formula="of:=[.C386]+[.E385]" office:value-type="float" office:value="3797062500000000" calcext:value-type="float">
            <text:p>3,797,062,500,000,000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FLOOR([.$H$1] + ([.A387]-1)^[.$H$4]*[.$H$1])" office:value-type="float" office:value="14822600000000" calcext:value-type="float">
            <text:p>14,822,600,000,000</text:p>
          </table:table-cell>
          <table:table-cell table:formula="of:=FLOOR(([.$H$2] * ([.A387]-1)^2 + ([.A387]-1) * [.$H$3]) * [.$H$1]) + [.$H$1]" office:value-type="float" office:value="29683600000000" calcext:value-type="float">
            <text:p>29,683,600,000,000</text:p>
          </table:table-cell>
          <table:table-cell table:formula="of:=[.C387]/[.C386]" office:value-type="float" office:value="1.00521170211685" calcext:value-type="float">
            <text:p>1.0052</text:p>
          </table:table-cell>
          <table:table-cell table:formula="of:=[.C387]+[.E386]" office:value-type="float" office:value="3826746100000000" calcext:value-type="float">
            <text:p>3,826,746,100,000,000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FLOOR([.$H$1] + ([.A388]-1)^[.$H$4]*[.$H$1])" office:value-type="float" office:value="14899700000000" calcext:value-type="float">
            <text:p>14,899,700,000,000</text:p>
          </table:table-cell>
          <table:table-cell table:formula="of:=FLOOR(([.$H$2] * ([.A388]-1)^2 + ([.A388]-1) * [.$H$3]) * [.$H$1]) + [.$H$1]" office:value-type="float" office:value="29837900000000" calcext:value-type="float">
            <text:p>29,837,900,000,000</text:p>
          </table:table-cell>
          <table:table-cell table:formula="of:=[.C388]/[.C387]" office:value-type="float" office:value="1.00519815655783" calcext:value-type="float">
            <text:p>1.0052</text:p>
          </table:table-cell>
          <table:table-cell table:formula="of:=[.C388]+[.E387]" office:value-type="float" office:value="3856584000000000" calcext:value-type="float">
            <text:p>3,856,584,000,000,000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FLOOR([.$H$1] + ([.A389]-1)^[.$H$4]*[.$H$1])" office:value-type="float" office:value="14977000000000" calcext:value-type="float">
            <text:p>14,977,000,000,000</text:p>
          </table:table-cell>
          <table:table-cell table:formula="of:=FLOOR(([.$H$2] * ([.A389]-1)^2 + ([.A389]-1) * [.$H$3]) * [.$H$1]) + [.$H$1]" office:value-type="float" office:value="29992600000000" calcext:value-type="float">
            <text:p>29,992,600,000,000</text:p>
          </table:table-cell>
          <table:table-cell table:formula="of:=[.C389]/[.C388]" office:value-type="float" office:value="1.00518468122757" calcext:value-type="float">
            <text:p>1.0052</text:p>
          </table:table-cell>
          <table:table-cell table:formula="of:=[.C389]+[.E388]" office:value-type="float" office:value="3886576600000000" calcext:value-type="float">
            <text:p>3,886,576,600,000,000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FLOOR([.$H$1] + ([.A390]-1)^[.$H$4]*[.$H$1])" office:value-type="float" office:value="15054500000000" calcext:value-type="float">
            <text:p>15,054,500,000,000</text:p>
          </table:table-cell>
          <table:table-cell table:formula="of:=FLOOR(([.$H$2] * ([.A390]-1)^2 + ([.A390]-1) * [.$H$3]) * [.$H$1]) + [.$H$1]" office:value-type="float" office:value="30147700000000" calcext:value-type="float">
            <text:p>30,147,700,000,000</text:p>
          </table:table-cell>
          <table:table-cell table:formula="of:=[.C390]/[.C389]" office:value-type="float" office:value="1.00517127558131" calcext:value-type="float">
            <text:p>1.0052</text:p>
          </table:table-cell>
          <table:table-cell table:formula="of:=[.C390]+[.E389]" office:value-type="float" office:value="3916724300000000" calcext:value-type="float">
            <text:p>3,916,724,300,000,00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FLOOR([.$H$1] + ([.A391]-1)^[.$H$4]*[.$H$1])" office:value-type="float" office:value="15132200000000" calcext:value-type="float">
            <text:p>15,132,200,000,000</text:p>
          </table:table-cell>
          <table:table-cell table:formula="of:=FLOOR(([.$H$2] * ([.A391]-1)^2 + ([.A391]-1) * [.$H$3]) * [.$H$1]) + [.$H$1]" office:value-type="float" office:value="30303200000000" calcext:value-type="float">
            <text:p>30,303,200,000,000</text:p>
          </table:table-cell>
          <table:table-cell table:formula="of:=[.C391]/[.C390]" office:value-type="float" office:value="1.00515793907993" calcext:value-type="float">
            <text:p>1.0052</text:p>
          </table:table-cell>
          <table:table-cell table:formula="of:=[.C391]+[.E390]" office:value-type="float" office:value="3947027500000000" calcext:value-type="float">
            <text:p>3,947,027,500,000,000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FLOOR([.$H$1] + ([.A392]-1)^[.$H$4]*[.$H$1])" office:value-type="float" office:value="15210100000000" calcext:value-type="float">
            <text:p>15,210,100,000,000</text:p>
          </table:table-cell>
          <table:table-cell table:formula="of:=FLOOR(([.$H$2] * ([.A392]-1)^2 + ([.A392]-1) * [.$H$3]) * [.$H$1]) + [.$H$1]" office:value-type="float" office:value="30459100000000" calcext:value-type="float">
            <text:p>30,459,100,000,000</text:p>
          </table:table-cell>
          <table:table-cell table:formula="of:=[.C392]/[.C391]" office:value-type="float" office:value="1.00514467118984" calcext:value-type="float">
            <text:p>1.0051</text:p>
          </table:table-cell>
          <table:table-cell table:formula="of:=[.C392]+[.E391]" office:value-type="float" office:value="3977486600000000" calcext:value-type="float">
            <text:p>3,977,486,600,000,000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FLOOR([.$H$1] + ([.A393]-1)^[.$H$4]*[.$H$1])" office:value-type="float" office:value="15288200000000" calcext:value-type="float">
            <text:p>15,288,200,000,000</text:p>
          </table:table-cell>
          <table:table-cell table:formula="of:=FLOOR(([.$H$2] * ([.A393]-1)^2 + ([.A393]-1) * [.$H$3]) * [.$H$1]) + [.$H$1]" office:value-type="float" office:value="30615400000000" calcext:value-type="float">
            <text:p>30,615,400,000,000</text:p>
          </table:table-cell>
          <table:table-cell table:formula="of:=[.C393]/[.C392]" office:value-type="float" office:value="1.00513147138294" calcext:value-type="float">
            <text:p>1.0051</text:p>
          </table:table-cell>
          <table:table-cell table:formula="of:=[.C393]+[.E392]" office:value-type="float" office:value="4008102000000000" calcext:value-type="float">
            <text:p>4,008,102,000,000,000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FLOOR([.$H$1] + ([.A394]-1)^[.$H$4]*[.$H$1])" office:value-type="float" office:value="15366500000000" calcext:value-type="float">
            <text:p>15,366,500,000,000</text:p>
          </table:table-cell>
          <table:table-cell table:formula="of:=FLOOR(([.$H$2] * ([.A394]-1)^2 + ([.A394]-1) * [.$H$3]) * [.$H$1]) + [.$H$1]" office:value-type="float" office:value="30772100000000" calcext:value-type="float">
            <text:p>30,772,100,000,000</text:p>
          </table:table-cell>
          <table:table-cell table:formula="of:=[.C394]/[.C393]" office:value-type="float" office:value="1.00511833913651" calcext:value-type="float">
            <text:p>1.0051</text:p>
          </table:table-cell>
          <table:table-cell table:formula="of:=[.C394]+[.E393]" office:value-type="float" office:value="4038874100000000" calcext:value-type="float">
            <text:p>4,038,874,100,000,000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FLOOR([.$H$1] + ([.A395]-1)^[.$H$4]*[.$H$1])" office:value-type="float" office:value="15445000000000" calcext:value-type="float">
            <text:p>15,445,000,000,000</text:p>
          </table:table-cell>
          <table:table-cell table:formula="of:=FLOOR(([.$H$2] * ([.A395]-1)^2 + ([.A395]-1) * [.$H$3]) * [.$H$1]) + [.$H$1]" office:value-type="float" office:value="30929200000000" calcext:value-type="float">
            <text:p>30,929,200,000,000</text:p>
          </table:table-cell>
          <table:table-cell table:formula="of:=[.C395]/[.C394]" office:value-type="float" office:value="1.00510527393321" calcext:value-type="float">
            <text:p>1.0051</text:p>
          </table:table-cell>
          <table:table-cell table:formula="of:=[.C395]+[.E394]" office:value-type="float" office:value="4069803300000000" calcext:value-type="float">
            <text:p>4,069,803,300,000,000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FLOOR([.$H$1] + ([.A396]-1)^[.$H$4]*[.$H$1])" office:value-type="float" office:value="15523700000000" calcext:value-type="float">
            <text:p>15,523,700,000,000</text:p>
          </table:table-cell>
          <table:table-cell table:formula="of:=FLOOR(([.$H$2] * ([.A396]-1)^2 + ([.A396]-1) * [.$H$3]) * [.$H$1]) + [.$H$1]" office:value-type="float" office:value="31086700000000" calcext:value-type="float">
            <text:p>31,086,700,000,000</text:p>
          </table:table-cell>
          <table:table-cell table:formula="of:=[.C396]/[.C395]" office:value-type="float" office:value="1.00509227526092" calcext:value-type="float">
            <text:p>1.0051</text:p>
          </table:table-cell>
          <table:table-cell table:formula="of:=[.C396]+[.E395]" office:value-type="float" office:value="4100890000000000" calcext:value-type="float">
            <text:p>4,100,890,000,000,000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FLOOR([.$H$1] + ([.A397]-1)^[.$H$4]*[.$H$1])" office:value-type="float" office:value="15602600000000" calcext:value-type="float">
            <text:p>15,602,600,000,000</text:p>
          </table:table-cell>
          <table:table-cell table:formula="of:=FLOOR(([.$H$2] * ([.A397]-1)^2 + ([.A397]-1) * [.$H$3]) * [.$H$1]) + [.$H$1]" office:value-type="float" office:value="31244600000000" calcext:value-type="float">
            <text:p>31,244,600,000,000</text:p>
          </table:table-cell>
          <table:table-cell table:formula="of:=[.C397]/[.C396]" office:value-type="float" office:value="1.00507934261276" calcext:value-type="float">
            <text:p>1.0051</text:p>
          </table:table-cell>
          <table:table-cell table:formula="of:=[.C397]+[.E396]" office:value-type="float" office:value="4132134600000000" calcext:value-type="float">
            <text:p>4,132,134,600,000,000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FLOOR([.$H$1] + ([.A398]-1)^[.$H$4]*[.$H$1])" office:value-type="float" office:value="15681700000000" calcext:value-type="float">
            <text:p>15,681,700,000,000</text:p>
          </table:table-cell>
          <table:table-cell table:formula="of:=FLOOR(([.$H$2] * ([.A398]-1)^2 + ([.A398]-1) * [.$H$3]) * [.$H$1]) + [.$H$1]" office:value-type="float" office:value="31402900000000" calcext:value-type="float">
            <text:p>31,402,900,000,000</text:p>
          </table:table-cell>
          <table:table-cell table:formula="of:=[.C398]/[.C397]" office:value-type="float" office:value="1.00506647548696" calcext:value-type="float">
            <text:p>1.0051</text:p>
          </table:table-cell>
          <table:table-cell table:formula="of:=[.C398]+[.E397]" office:value-type="float" office:value="4163537500000000" calcext:value-type="float">
            <text:p>4,163,537,500,000,000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FLOOR([.$H$1] + ([.A399]-1)^[.$H$4]*[.$H$1])" office:value-type="float" office:value="15761000000000" calcext:value-type="float">
            <text:p>15,761,000,000,000</text:p>
          </table:table-cell>
          <table:table-cell table:formula="of:=FLOOR(([.$H$2] * ([.A399]-1)^2 + ([.A399]-1) * [.$H$3]) * [.$H$1]) + [.$H$1]" office:value-type="float" office:value="31561600000000" calcext:value-type="float">
            <text:p>31,561,600,000,000</text:p>
          </table:table-cell>
          <table:table-cell table:formula="of:=[.C399]/[.C398]" office:value-type="float" office:value="1.00505367338685" calcext:value-type="float">
            <text:p>1.0051</text:p>
          </table:table-cell>
          <table:table-cell table:formula="of:=[.C399]+[.E398]" office:value-type="float" office:value="4195099100000000" calcext:value-type="float">
            <text:p>4,195,099,100,000,000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FLOOR([.$H$1] + ([.A400]-1)^[.$H$4]*[.$H$1])" office:value-type="float" office:value="15840500000000" calcext:value-type="float">
            <text:p>15,840,500,000,000</text:p>
          </table:table-cell>
          <table:table-cell table:formula="of:=FLOOR(([.$H$2] * ([.A400]-1)^2 + ([.A400]-1) * [.$H$3]) * [.$H$1]) + [.$H$1]" office:value-type="float" office:value="31720700000000" calcext:value-type="float">
            <text:p>31,720,700,000,000</text:p>
          </table:table-cell>
          <table:table-cell table:formula="of:=[.C400]/[.C399]" office:value-type="float" office:value="1.00504093582074" calcext:value-type="float">
            <text:p>1.0050</text:p>
          </table:table-cell>
          <table:table-cell table:formula="of:=[.C400]+[.E399]" office:value-type="float" office:value="4226819800000000" calcext:value-type="float">
            <text:p>4,226,819,800,000,000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FLOOR([.$H$1] + ([.A401]-1)^[.$H$4]*[.$H$1])" office:value-type="float" office:value="15920200000000" calcext:value-type="float">
            <text:p>15,920,200,000,000</text:p>
          </table:table-cell>
          <table:table-cell table:formula="of:=FLOOR(([.$H$2] * ([.A401]-1)^2 + ([.A401]-1) * [.$H$3]) * [.$H$1]) + [.$H$1]" office:value-type="float" office:value="31880200000000" calcext:value-type="float">
            <text:p>31,880,200,000,000</text:p>
          </table:table-cell>
          <table:table-cell table:formula="of:=[.C401]/[.C400]" office:value-type="float" office:value="1.0050282623019" calcext:value-type="float">
            <text:p>1.0050</text:p>
          </table:table-cell>
          <table:table-cell table:formula="of:=[.C401]+[.E400]" office:value-type="float" office:value="4258700000000000" calcext:value-type="float">
            <text:p>4,258,700,000,000,000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FLOOR([.$H$1] + ([.A402]-1)^[.$H$4]*[.$H$1])" office:value-type="float" office:value="16000100000000" calcext:value-type="float">
            <text:p>16,000,100,000,000</text:p>
          </table:table-cell>
          <table:table-cell table:formula="of:=FLOOR(([.$H$2] * ([.A402]-1)^2 + ([.A402]-1) * [.$H$3]) * [.$H$1]) + [.$H$1]" office:value-type="float" office:value="32040100000000" calcext:value-type="float">
            <text:p>32,040,100,000,000</text:p>
          </table:table-cell>
          <table:table-cell table:formula="of:=[.C402]/[.C401]" office:value-type="float" office:value="1.00501565234848" calcext:value-type="float">
            <text:p>1.0050</text:p>
          </table:table-cell>
          <table:table-cell table:formula="of:=[.C402]+[.E401]" office:value-type="float" office:value="4290740100000000" calcext:value-type="float">
            <text:p>4,290,740,100,000,000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FLOOR([.$H$1] + ([.A403]-1)^[.$H$4]*[.$H$1])" office:value-type="float" office:value="16080200000000" calcext:value-type="float">
            <text:p>16,080,200,000,000</text:p>
          </table:table-cell>
          <table:table-cell table:formula="of:=FLOOR(([.$H$2] * ([.A403]-1)^2 + ([.A403]-1) * [.$H$3]) * [.$H$1]) + [.$H$1]" office:value-type="float" office:value="32200400000000" calcext:value-type="float">
            <text:p>32,200,400,000,000</text:p>
          </table:table-cell>
          <table:table-cell table:formula="of:=[.C403]/[.C402]" office:value-type="float" office:value="1.00500310548344" calcext:value-type="float">
            <text:p>1.0050</text:p>
          </table:table-cell>
          <table:table-cell table:formula="of:=[.C403]+[.E402]" office:value-type="float" office:value="4322940500000000" calcext:value-type="float">
            <text:p>4,322,940,500,000,000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FLOOR([.$H$1] + ([.A404]-1)^[.$H$4]*[.$H$1])" office:value-type="float" office:value="16160500000000" calcext:value-type="float">
            <text:p>16,160,500,000,000</text:p>
          </table:table-cell>
          <table:table-cell table:formula="of:=FLOOR(([.$H$2] * ([.A404]-1)^2 + ([.A404]-1) * [.$H$3]) * [.$H$1]) + [.$H$1]" office:value-type="float" office:value="32361100000000" calcext:value-type="float">
            <text:p>32,361,100,000,000</text:p>
          </table:table-cell>
          <table:table-cell table:formula="of:=[.C404]/[.C403]" office:value-type="float" office:value="1.00499062123452" calcext:value-type="float">
            <text:p>1.0050</text:p>
          </table:table-cell>
          <table:table-cell table:formula="of:=[.C404]+[.E403]" office:value-type="float" office:value="4355301600000000" calcext:value-type="float">
            <text:p>4,355,301,600,000,000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FLOOR([.$H$1] + ([.A405]-1)^[.$H$4]*[.$H$1])" office:value-type="float" office:value="16241000000000" calcext:value-type="float">
            <text:p>16,241,000,000,000</text:p>
          </table:table-cell>
          <table:table-cell table:formula="of:=FLOOR(([.$H$2] * ([.A405]-1)^2 + ([.A405]-1) * [.$H$3]) * [.$H$1]) + [.$H$1]" office:value-type="float" office:value="32522200000000" calcext:value-type="float">
            <text:p>32,522,200,000,000</text:p>
          </table:table-cell>
          <table:table-cell table:formula="of:=[.C405]/[.C404]" office:value-type="float" office:value="1.00497819913415" calcext:value-type="float">
            <text:p>1.0050</text:p>
          </table:table-cell>
          <table:table-cell table:formula="of:=[.C405]+[.E404]" office:value-type="float" office:value="4387823800000000" calcext:value-type="float">
            <text:p>4,387,823,800,000,000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FLOOR([.$H$1] + ([.A406]-1)^[.$H$4]*[.$H$1])" office:value-type="float" office:value="16321700000000" calcext:value-type="float">
            <text:p>16,321,700,000,000</text:p>
          </table:table-cell>
          <table:table-cell table:formula="of:=FLOOR(([.$H$2] * ([.A406]-1)^2 + ([.A406]-1) * [.$H$3]) * [.$H$1]) + [.$H$1]" office:value-type="float" office:value="32683700000000" calcext:value-type="float">
            <text:p>32,683,700,000,000</text:p>
          </table:table-cell>
          <table:table-cell table:formula="of:=[.C406]/[.C405]" office:value-type="float" office:value="1.0049658387194" calcext:value-type="float">
            <text:p>1.0050</text:p>
          </table:table-cell>
          <table:table-cell table:formula="of:=[.C406]+[.E405]" office:value-type="float" office:value="4420507500000000" calcext:value-type="float">
            <text:p>4,420,507,500,000,000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FLOOR([.$H$1] + ([.A407]-1)^[.$H$4]*[.$H$1])" office:value-type="float" office:value="16402600000000" calcext:value-type="float">
            <text:p>16,402,600,000,000</text:p>
          </table:table-cell>
          <table:table-cell table:formula="of:=FLOOR(([.$H$2] * ([.A407]-1)^2 + ([.A407]-1) * [.$H$3]) * [.$H$1]) + [.$H$1]" office:value-type="float" office:value="32845600000000" calcext:value-type="float">
            <text:p>32,845,600,000,000</text:p>
          </table:table-cell>
          <table:table-cell table:formula="of:=[.C407]/[.C406]" office:value-type="float" office:value="1.00495353953194" calcext:value-type="float">
            <text:p>1.0050</text:p>
          </table:table-cell>
          <table:table-cell table:formula="of:=[.C407]+[.E406]" office:value-type="float" office:value="4453353100000000" calcext:value-type="float">
            <text:p>4,453,353,100,000,000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FLOOR([.$H$1] + ([.A408]-1)^[.$H$4]*[.$H$1])" office:value-type="float" office:value="16483700000000" calcext:value-type="float">
            <text:p>16,483,700,000,000</text:p>
          </table:table-cell>
          <table:table-cell table:formula="of:=FLOOR(([.$H$2] * ([.A408]-1)^2 + ([.A408]-1) * [.$H$3]) * [.$H$1]) + [.$H$1]" office:value-type="float" office:value="33007900000000" calcext:value-type="float">
            <text:p>33,007,900,000,000</text:p>
          </table:table-cell>
          <table:table-cell table:formula="of:=[.C408]/[.C407]" office:value-type="float" office:value="1.00494130111796" calcext:value-type="float">
            <text:p>1.0049</text:p>
          </table:table-cell>
          <table:table-cell table:formula="of:=[.C408]+[.E407]" office:value-type="float" office:value="4486361000000000" calcext:value-type="float">
            <text:p>4,486,361,000,000,000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FLOOR([.$H$1] + ([.A409]-1)^[.$H$4]*[.$H$1])" office:value-type="float" office:value="16565000000000" calcext:value-type="float">
            <text:p>16,565,000,000,000</text:p>
          </table:table-cell>
          <table:table-cell table:formula="of:=FLOOR(([.$H$2] * ([.A409]-1)^2 + ([.A409]-1) * [.$H$3]) * [.$H$1]) + [.$H$1]" office:value-type="float" office:value="33170600000000" calcext:value-type="float">
            <text:p>33,170,600,000,000</text:p>
          </table:table-cell>
          <table:table-cell table:formula="of:=[.C409]/[.C408]" office:value-type="float" office:value="1.00492912302812" calcext:value-type="float">
            <text:p>1.0049</text:p>
          </table:table-cell>
          <table:table-cell table:formula="of:=[.C409]+[.E408]" office:value-type="float" office:value="4519531600000000" calcext:value-type="float">
            <text:p>4,519,531,600,000,000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FLOOR([.$H$1] + ([.A410]-1)^[.$H$4]*[.$H$1])" office:value-type="float" office:value="16646500000000" calcext:value-type="float">
            <text:p>16,646,500,000,000</text:p>
          </table:table-cell>
          <table:table-cell table:formula="of:=FLOOR(([.$H$2] * ([.A410]-1)^2 + ([.A410]-1) * [.$H$3]) * [.$H$1]) + [.$H$1]" office:value-type="float" office:value="33333700000000" calcext:value-type="float">
            <text:p>33,333,700,000,000</text:p>
          </table:table-cell>
          <table:table-cell table:formula="of:=[.C410]/[.C409]" office:value-type="float" office:value="1.00491700481752" calcext:value-type="float">
            <text:p>1.0049</text:p>
          </table:table-cell>
          <table:table-cell table:formula="of:=[.C410]+[.E409]" office:value-type="float" office:value="4552865300000000" calcext:value-type="float">
            <text:p>4,552,865,300,000,000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FLOOR([.$H$1] + ([.A411]-1)^[.$H$4]*[.$H$1])" office:value-type="float" office:value="16728200000000" calcext:value-type="float">
            <text:p>16,728,200,000,000</text:p>
          </table:table-cell>
          <table:table-cell table:formula="of:=FLOOR(([.$H$2] * ([.A411]-1)^2 + ([.A411]-1) * [.$H$3]) * [.$H$1]) + [.$H$1]" office:value-type="float" office:value="33497200000000" calcext:value-type="float">
            <text:p>33,497,200,000,000</text:p>
          </table:table-cell>
          <table:table-cell table:formula="of:=[.C411]/[.C410]" office:value-type="float" office:value="1.00490494604559" calcext:value-type="float">
            <text:p>1.0049</text:p>
          </table:table-cell>
          <table:table-cell table:formula="of:=[.C411]+[.E410]" office:value-type="float" office:value="4586362500000000" calcext:value-type="float">
            <text:p>4,586,362,500,000,000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FLOOR([.$H$1] + ([.A412]-1)^[.$H$4]*[.$H$1])" office:value-type="float" office:value="16810100000000" calcext:value-type="float">
            <text:p>16,810,100,000,000</text:p>
          </table:table-cell>
          <table:table-cell table:formula="of:=FLOOR(([.$H$2] * ([.A412]-1)^2 + ([.A412]-1) * [.$H$3]) * [.$H$1]) + [.$H$1]" office:value-type="float" office:value="33661100000000" calcext:value-type="float">
            <text:p>33,661,100,000,000</text:p>
          </table:table-cell>
          <table:table-cell table:formula="of:=[.C412]/[.C411]" office:value-type="float" office:value="1.00489294627611" calcext:value-type="float">
            <text:p>1.0049</text:p>
          </table:table-cell>
          <table:table-cell table:formula="of:=[.C412]+[.E411]" office:value-type="float" office:value="4620023600000000" calcext:value-type="float">
            <text:p>4,620,023,600,000,000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FLOOR([.$H$1] + ([.A413]-1)^[.$H$4]*[.$H$1])" office:value-type="float" office:value="16892200000000" calcext:value-type="float">
            <text:p>16,892,200,000,000</text:p>
          </table:table-cell>
          <table:table-cell table:formula="of:=FLOOR(([.$H$2] * ([.A413]-1)^2 + ([.A413]-1) * [.$H$3]) * [.$H$1]) + [.$H$1]" office:value-type="float" office:value="33825400000000" calcext:value-type="float">
            <text:p>33,825,400,000,000</text:p>
          </table:table-cell>
          <table:table-cell table:formula="of:=[.C413]/[.C412]" office:value-type="float" office:value="1.00488100507708" calcext:value-type="float">
            <text:p>1.0049</text:p>
          </table:table-cell>
          <table:table-cell table:formula="of:=[.C413]+[.E412]" office:value-type="float" office:value="4653849000000000" calcext:value-type="float">
            <text:p>4,653,849,000,000,000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FLOOR([.$H$1] + ([.A414]-1)^[.$H$4]*[.$H$1])" office:value-type="float" office:value="16974500000000" calcext:value-type="float">
            <text:p>16,974,500,000,000</text:p>
          </table:table-cell>
          <table:table-cell table:formula="of:=FLOOR(([.$H$2] * ([.A414]-1)^2 + ([.A414]-1) * [.$H$3]) * [.$H$1]) + [.$H$1]" office:value-type="float" office:value="33990100000000" calcext:value-type="float">
            <text:p>33,990,100,000,000</text:p>
          </table:table-cell>
          <table:table-cell table:formula="of:=[.C414]/[.C413]" office:value-type="float" office:value="1.00486912202073" calcext:value-type="float">
            <text:p>1.0049</text:p>
          </table:table-cell>
          <table:table-cell table:formula="of:=[.C414]+[.E413]" office:value-type="float" office:value="4687839100000000" calcext:value-type="float">
            <text:p>4,687,839,100,000,000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FLOOR([.$H$1] + ([.A415]-1)^[.$H$4]*[.$H$1])" office:value-type="float" office:value="17057000000000" calcext:value-type="float">
            <text:p>17,057,000,000,000</text:p>
          </table:table-cell>
          <table:table-cell table:formula="of:=FLOOR(([.$H$2] * ([.A415]-1)^2 + ([.A415]-1) * [.$H$3]) * [.$H$1]) + [.$H$1]" office:value-type="float" office:value="34155200000000" calcext:value-type="float">
            <text:p>34,155,200,000,000</text:p>
          </table:table-cell>
          <table:table-cell table:formula="of:=[.C415]/[.C414]" office:value-type="float" office:value="1.00485729668345" calcext:value-type="float">
            <text:p>1.0049</text:p>
          </table:table-cell>
          <table:table-cell table:formula="of:=[.C415]+[.E414]" office:value-type="float" office:value="4721994300000000" calcext:value-type="float">
            <text:p>4,721,994,300,000,000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FLOOR([.$H$1] + ([.A416]-1)^[.$H$4]*[.$H$1])" office:value-type="float" office:value="17139700000000" calcext:value-type="float">
            <text:p>17,139,700,000,000</text:p>
          </table:table-cell>
          <table:table-cell table:formula="of:=FLOOR(([.$H$2] * ([.A416]-1)^2 + ([.A416]-1) * [.$H$3]) * [.$H$1]) + [.$H$1]" office:value-type="float" office:value="34320700000000" calcext:value-type="float">
            <text:p>34,320,700,000,000</text:p>
          </table:table-cell>
          <table:table-cell table:formula="of:=[.C416]/[.C415]" office:value-type="float" office:value="1.00484552864571" calcext:value-type="float">
            <text:p>1.0048</text:p>
          </table:table-cell>
          <table:table-cell table:formula="of:=[.C416]+[.E415]" office:value-type="float" office:value="4756315000000000" calcext:value-type="float">
            <text:p>4,756,315,000,000,000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FLOOR([.$H$1] + ([.A417]-1)^[.$H$4]*[.$H$1])" office:value-type="float" office:value="17222600000000" calcext:value-type="float">
            <text:p>17,222,600,000,000</text:p>
          </table:table-cell>
          <table:table-cell table:formula="of:=FLOOR(([.$H$2] * ([.A417]-1)^2 + ([.A417]-1) * [.$H$3]) * [.$H$1]) + [.$H$1]" office:value-type="float" office:value="34486600000000" calcext:value-type="float">
            <text:p>34,486,600,000,000</text:p>
          </table:table-cell>
          <table:table-cell table:formula="of:=[.C417]/[.C416]" office:value-type="float" office:value="1.00483381749207" calcext:value-type="float">
            <text:p>1.0048</text:p>
          </table:table-cell>
          <table:table-cell table:formula="of:=[.C417]+[.E416]" office:value-type="float" office:value="4790801600000000" calcext:value-type="float">
            <text:p>4,790,801,600,000,000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FLOOR([.$H$1] + ([.A418]-1)^[.$H$4]*[.$H$1])" office:value-type="float" office:value="17305700000000" calcext:value-type="float">
            <text:p>17,305,700,000,000</text:p>
          </table:table-cell>
          <table:table-cell table:formula="of:=FLOOR(([.$H$2] * ([.A418]-1)^2 + ([.A418]-1) * [.$H$3]) * [.$H$1]) + [.$H$1]" office:value-type="float" office:value="34652900000000" calcext:value-type="float">
            <text:p>34,652,900,000,000</text:p>
          </table:table-cell>
          <table:table-cell table:formula="of:=[.C418]/[.C417]" office:value-type="float" office:value="1.00482216281106" calcext:value-type="float">
            <text:p>1.0048</text:p>
          </table:table-cell>
          <table:table-cell table:formula="of:=[.C418]+[.E417]" office:value-type="float" office:value="4825454500000000" calcext:value-type="float">
            <text:p>4,825,454,500,000,000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FLOOR([.$H$1] + ([.A419]-1)^[.$H$4]*[.$H$1])" office:value-type="float" office:value="17389000000000" calcext:value-type="float">
            <text:p>17,389,000,000,000</text:p>
          </table:table-cell>
          <table:table-cell table:formula="of:=FLOOR(([.$H$2] * ([.A419]-1)^2 + ([.A419]-1) * [.$H$3]) * [.$H$1]) + [.$H$1]" office:value-type="float" office:value="34819600000000" calcext:value-type="float">
            <text:p>34,819,600,000,000</text:p>
          </table:table-cell>
          <table:table-cell table:formula="of:=[.C419]/[.C418]" office:value-type="float" office:value="1.0048105641952" calcext:value-type="float">
            <text:p>1.0048</text:p>
          </table:table-cell>
          <table:table-cell table:formula="of:=[.C419]+[.E418]" office:value-type="float" office:value="4860274100000000" calcext:value-type="float">
            <text:p>4,860,274,100,000,000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FLOOR([.$H$1] + ([.A420]-1)^[.$H$4]*[.$H$1])" office:value-type="float" office:value="17472500000000" calcext:value-type="float">
            <text:p>17,472,500,000,000</text:p>
          </table:table-cell>
          <table:table-cell table:formula="of:=FLOOR(([.$H$2] * ([.A420]-1)^2 + ([.A420]-1) * [.$H$3]) * [.$H$1]) + [.$H$1]" office:value-type="float" office:value="34986700000000" calcext:value-type="float">
            <text:p>34,986,700,000,000</text:p>
          </table:table-cell>
          <table:table-cell table:formula="of:=[.C420]/[.C419]" office:value-type="float" office:value="1.00479902124091" calcext:value-type="float">
            <text:p>1.0048</text:p>
          </table:table-cell>
          <table:table-cell table:formula="of:=[.C420]+[.E419]" office:value-type="float" office:value="4895260800000000" calcext:value-type="float">
            <text:p>4,895,260,800,000,000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FLOOR([.$H$1] + ([.A421]-1)^[.$H$4]*[.$H$1])" office:value-type="float" office:value="17556200000000" calcext:value-type="float">
            <text:p>17,556,200,000,000</text:p>
          </table:table-cell>
          <table:table-cell table:formula="of:=FLOOR(([.$H$2] * ([.A421]-1)^2 + ([.A421]-1) * [.$H$3]) * [.$H$1]) + [.$H$1]" office:value-type="float" office:value="35154200000000" calcext:value-type="float">
            <text:p>35,154,200,000,000</text:p>
          </table:table-cell>
          <table:table-cell table:formula="of:=[.C421]/[.C420]" office:value-type="float" office:value="1.00478753354846" calcext:value-type="float">
            <text:p>1.0048</text:p>
          </table:table-cell>
          <table:table-cell table:formula="of:=[.C421]+[.E420]" office:value-type="float" office:value="4930415000000000" calcext:value-type="float">
            <text:p>4,930,415,000,000,000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FLOOR([.$H$1] + ([.A422]-1)^[.$H$4]*[.$H$1])" office:value-type="float" office:value="17640100000000" calcext:value-type="float">
            <text:p>17,640,100,000,000</text:p>
          </table:table-cell>
          <table:table-cell table:formula="of:=FLOOR(([.$H$2] * ([.A422]-1)^2 + ([.A422]-1) * [.$H$3]) * [.$H$1]) + [.$H$1]" office:value-type="float" office:value="35322100000000" calcext:value-type="float">
            <text:p>35,322,100,000,000</text:p>
          </table:table-cell>
          <table:table-cell table:formula="of:=[.C422]/[.C421]" office:value-type="float" office:value="1.00477610072196" calcext:value-type="float">
            <text:p>1.0048</text:p>
          </table:table-cell>
          <table:table-cell table:formula="of:=[.C422]+[.E421]" office:value-type="float" office:value="4965737100000000" calcext:value-type="float">
            <text:p>4,965,737,100,000,000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FLOOR([.$H$1] + ([.A423]-1)^[.$H$4]*[.$H$1])" office:value-type="float" office:value="17724200000000" calcext:value-type="float">
            <text:p>17,724,200,000,000</text:p>
          </table:table-cell>
          <table:table-cell table:formula="of:=FLOOR(([.$H$2] * ([.A423]-1)^2 + ([.A423]-1) * [.$H$3]) * [.$H$1]) + [.$H$1]" office:value-type="float" office:value="35490400000000" calcext:value-type="float">
            <text:p>35,490,400,000,000</text:p>
          </table:table-cell>
          <table:table-cell table:formula="of:=[.C423]/[.C422]" office:value-type="float" office:value="1.00476472236928" calcext:value-type="float">
            <text:p>1.0048</text:p>
          </table:table-cell>
          <table:table-cell table:formula="of:=[.C423]+[.E422]" office:value-type="float" office:value="5001227500000000" calcext:value-type="float">
            <text:p>5,001,227,500,000,000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FLOOR([.$H$1] + ([.A424]-1)^[.$H$4]*[.$H$1])" office:value-type="float" office:value="17808500000000" calcext:value-type="float">
            <text:p>17,808,500,000,000</text:p>
          </table:table-cell>
          <table:table-cell table:formula="of:=FLOOR(([.$H$2] * ([.A424]-1)^2 + ([.A424]-1) * [.$H$3]) * [.$H$1]) + [.$H$1]" office:value-type="float" office:value="35659100000000" calcext:value-type="float">
            <text:p>35,659,100,000,000</text:p>
          </table:table-cell>
          <table:table-cell table:formula="of:=[.C424]/[.C423]" office:value-type="float" office:value="1.00475339810202" calcext:value-type="float">
            <text:p>1.0048</text:p>
          </table:table-cell>
          <table:table-cell table:formula="of:=[.C424]+[.E423]" office:value-type="float" office:value="5036886600000000" calcext:value-type="float">
            <text:p>5,036,886,600,000,000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FLOOR([.$H$1] + ([.A425]-1)^[.$H$4]*[.$H$1])" office:value-type="float" office:value="17893000000000" calcext:value-type="float">
            <text:p>17,893,000,000,000</text:p>
          </table:table-cell>
          <table:table-cell table:formula="of:=FLOOR(([.$H$2] * ([.A425]-1)^2 + ([.A425]-1) * [.$H$3]) * [.$H$1]) + [.$H$1]" office:value-type="float" office:value="35828200000000" calcext:value-type="float">
            <text:p>35,828,200,000,000</text:p>
          </table:table-cell>
          <table:table-cell table:formula="of:=[.C425]/[.C424]" office:value-type="float" office:value="1.00474212753547" calcext:value-type="float">
            <text:p>1.0047</text:p>
          </table:table-cell>
          <table:table-cell table:formula="of:=[.C425]+[.E424]" office:value-type="float" office:value="5072714800000000" calcext:value-type="float">
            <text:p>5,072,714,800,000,000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FLOOR([.$H$1] + ([.A426]-1)^[.$H$4]*[.$H$1])" office:value-type="float" office:value="17977700000000" calcext:value-type="float">
            <text:p>17,977,700,000,000</text:p>
          </table:table-cell>
          <table:table-cell table:formula="of:=FLOOR(([.$H$2] * ([.A426]-1)^2 + ([.A426]-1) * [.$H$3]) * [.$H$1]) + [.$H$1]" office:value-type="float" office:value="35997700000000" calcext:value-type="float">
            <text:p>35,997,700,000,000</text:p>
          </table:table-cell>
          <table:table-cell table:formula="of:=[.C426]/[.C425]" office:value-type="float" office:value="1.00473091028854" calcext:value-type="float">
            <text:p>1.0047</text:p>
          </table:table-cell>
          <table:table-cell table:formula="of:=[.C426]+[.E425]" office:value-type="float" office:value="5108712500000000" calcext:value-type="float">
            <text:p>5,108,712,500,000,000</text:p>
          </table:table-cell>
          <table:table-cell table:number-columns-repeated="9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FLOOR([.$H$1] + ([.A427]-1)^[.$H$4]*[.$H$1])" office:value-type="float" office:value="18062600000000" calcext:value-type="float">
            <text:p>18,062,600,000,000</text:p>
          </table:table-cell>
          <table:table-cell table:formula="of:=FLOOR(([.$H$2] * ([.A427]-1)^2 + ([.A427]-1) * [.$H$3]) * [.$H$1]) + [.$H$1]" office:value-type="float" office:value="36167600000000" calcext:value-type="float">
            <text:p>36,167,600,000,000</text:p>
          </table:table-cell>
          <table:table-cell table:formula="of:=[.C427]/[.C426]" office:value-type="float" office:value="1.00471974598377" calcext:value-type="float">
            <text:p>1.0047</text:p>
          </table:table-cell>
          <table:table-cell table:formula="of:=[.C427]+[.E426]" office:value-type="float" office:value="5144880100000000" calcext:value-type="float">
            <text:p>5,144,880,100,000,000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FLOOR([.$H$1] + ([.A428]-1)^[.$H$4]*[.$H$1])" office:value-type="float" office:value="18147700000000" calcext:value-type="float">
            <text:p>18,147,700,000,000</text:p>
          </table:table-cell>
          <table:table-cell table:formula="of:=FLOOR(([.$H$2] * ([.A428]-1)^2 + ([.A428]-1) * [.$H$3]) * [.$H$1]) + [.$H$1]" office:value-type="float" office:value="36337900000000" calcext:value-type="float">
            <text:p>36,337,900,000,000</text:p>
          </table:table-cell>
          <table:table-cell table:formula="of:=[.C428]/[.C427]" office:value-type="float" office:value="1.00470863424723" calcext:value-type="float">
            <text:p>1.0047</text:p>
          </table:table-cell>
          <table:table-cell table:formula="of:=[.C428]+[.E427]" office:value-type="float" office:value="5181218000000000" calcext:value-type="float">
            <text:p>5,181,218,000,000,000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FLOOR([.$H$1] + ([.A429]-1)^[.$H$4]*[.$H$1])" office:value-type="float" office:value="18233000000000" calcext:value-type="float">
            <text:p>18,233,000,000,000</text:p>
          </table:table-cell>
          <table:table-cell table:formula="of:=FLOOR(([.$H$2] * ([.A429]-1)^2 + ([.A429]-1) * [.$H$3]) * [.$H$1]) + [.$H$1]" office:value-type="float" office:value="36508600000000" calcext:value-type="float">
            <text:p>36,508,600,000,000</text:p>
          </table:table-cell>
          <table:table-cell table:formula="of:=[.C429]/[.C428]" office:value-type="float" office:value="1.0046975747085" calcext:value-type="float">
            <text:p>1.0047</text:p>
          </table:table-cell>
          <table:table-cell table:formula="of:=[.C429]+[.E428]" office:value-type="float" office:value="5217726600000000" calcext:value-type="float">
            <text:p>5,217,726,600,000,000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FLOOR([.$H$1] + ([.A430]-1)^[.$H$4]*[.$H$1])" office:value-type="float" office:value="18318500000000" calcext:value-type="float">
            <text:p>18,318,500,000,000</text:p>
          </table:table-cell>
          <table:table-cell table:formula="of:=FLOOR(([.$H$2] * ([.A430]-1)^2 + ([.A430]-1) * [.$H$3]) * [.$H$1]) + [.$H$1]" office:value-type="float" office:value="36679700000000" calcext:value-type="float">
            <text:p>36,679,700,000,000</text:p>
          </table:table-cell>
          <table:table-cell table:formula="of:=[.C430]/[.C429]" office:value-type="float" office:value="1.00468656700065" calcext:value-type="float">
            <text:p>1.0047</text:p>
          </table:table-cell>
          <table:table-cell table:formula="of:=[.C430]+[.E429]" office:value-type="float" office:value="5254406300000000" calcext:value-type="float">
            <text:p>5,254,406,300,000,000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FLOOR([.$H$1] + ([.A431]-1)^[.$H$4]*[.$H$1])" office:value-type="float" office:value="18404200000000" calcext:value-type="float">
            <text:p>18,404,200,000,000</text:p>
          </table:table-cell>
          <table:table-cell table:formula="of:=FLOOR(([.$H$2] * ([.A431]-1)^2 + ([.A431]-1) * [.$H$3]) * [.$H$1]) + [.$H$1]" office:value-type="float" office:value="36851200000000" calcext:value-type="float">
            <text:p>36,851,200,000,000</text:p>
          </table:table-cell>
          <table:table-cell table:formula="of:=[.C431]/[.C430]" office:value-type="float" office:value="1.00467561076018" calcext:value-type="float">
            <text:p>1.0047</text:p>
          </table:table-cell>
          <table:table-cell table:formula="of:=[.C431]+[.E430]" office:value-type="float" office:value="5291257500000000" calcext:value-type="float">
            <text:p>5,291,257,500,000,000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FLOOR([.$H$1] + ([.A432]-1)^[.$H$4]*[.$H$1])" office:value-type="float" office:value="18490100000000" calcext:value-type="float">
            <text:p>18,490,100,000,000</text:p>
          </table:table-cell>
          <table:table-cell table:formula="of:=FLOOR(([.$H$2] * ([.A432]-1)^2 + ([.A432]-1) * [.$H$3]) * [.$H$1]) + [.$H$1]" office:value-type="float" office:value="37023100000000" calcext:value-type="float">
            <text:p>37,023,100,000,000</text:p>
          </table:table-cell>
          <table:table-cell table:formula="of:=[.C432]/[.C431]" office:value-type="float" office:value="1.00466470562695" calcext:value-type="float">
            <text:p>1.0047</text:p>
          </table:table-cell>
          <table:table-cell table:formula="of:=[.C432]+[.E431]" office:value-type="float" office:value="5328280600000000" calcext:value-type="float">
            <text:p>5,328,280,600,000,000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FLOOR([.$H$1] + ([.A433]-1)^[.$H$4]*[.$H$1])" office:value-type="float" office:value="18576200000000" calcext:value-type="float">
            <text:p>18,576,200,000,000</text:p>
          </table:table-cell>
          <table:table-cell table:formula="of:=FLOOR(([.$H$2] * ([.A433]-1)^2 + ([.A433]-1) * [.$H$3]) * [.$H$1]) + [.$H$1]" office:value-type="float" office:value="37195400000000" calcext:value-type="float">
            <text:p>37,195,400,000,000</text:p>
          </table:table-cell>
          <table:table-cell table:formula="of:=[.C433]/[.C432]" office:value-type="float" office:value="1.00465385124422" calcext:value-type="float">
            <text:p>1.0047</text:p>
          </table:table-cell>
          <table:table-cell table:formula="of:=[.C433]+[.E432]" office:value-type="float" office:value="5365476000000000" calcext:value-type="float">
            <text:p>5,365,476,000,000,000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FLOOR([.$H$1] + ([.A434]-1)^[.$H$4]*[.$H$1])" office:value-type="float" office:value="18662500000000" calcext:value-type="float">
            <text:p>18,662,500,000,000</text:p>
          </table:table-cell>
          <table:table-cell table:formula="of:=FLOOR(([.$H$2] * ([.A434]-1)^2 + ([.A434]-1) * [.$H$3]) * [.$H$1]) + [.$H$1]" office:value-type="float" office:value="37368100000000" calcext:value-type="float">
            <text:p>37,368,100,000,000</text:p>
          </table:table-cell>
          <table:table-cell table:formula="of:=[.C434]/[.C433]" office:value-type="float" office:value="1.00464304725853" calcext:value-type="float">
            <text:p>1.0046</text:p>
          </table:table-cell>
          <table:table-cell table:formula="of:=[.C434]+[.E433]" office:value-type="float" office:value="5402844100000000" calcext:value-type="float">
            <text:p>5,402,844,100,000,000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FLOOR([.$H$1] + ([.A435]-1)^[.$H$4]*[.$H$1])" office:value-type="float" office:value="18749000000000" calcext:value-type="float">
            <text:p>18,749,000,000,000</text:p>
          </table:table-cell>
          <table:table-cell table:formula="of:=FLOOR(([.$H$2] * ([.A435]-1)^2 + ([.A435]-1) * [.$H$3]) * [.$H$1]) + [.$H$1]" office:value-type="float" office:value="37541200000000" calcext:value-type="float">
            <text:p>37,541,200,000,000</text:p>
          </table:table-cell>
          <table:table-cell table:formula="of:=[.C435]/[.C434]" office:value-type="float" office:value="1.0046322933197" calcext:value-type="float">
            <text:p>1.0046</text:p>
          </table:table-cell>
          <table:table-cell table:formula="of:=[.C435]+[.E434]" office:value-type="float" office:value="5440385300000000" calcext:value-type="float">
            <text:p>5,440,385,300,000,000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FLOOR([.$H$1] + ([.A436]-1)^[.$H$4]*[.$H$1])" office:value-type="float" office:value="18835700000000" calcext:value-type="float">
            <text:p>18,835,700,000,000</text:p>
          </table:table-cell>
          <table:table-cell table:formula="of:=FLOOR(([.$H$2] * ([.A436]-1)^2 + ([.A436]-1) * [.$H$3]) * [.$H$1]) + [.$H$1]" office:value-type="float" office:value="37714700000000" calcext:value-type="float">
            <text:p>37,714,700,000,000</text:p>
          </table:table-cell>
          <table:table-cell table:formula="of:=[.C436]/[.C435]" office:value-type="float" office:value="1.0046215890808" calcext:value-type="float">
            <text:p>1.0046</text:p>
          </table:table-cell>
          <table:table-cell table:formula="of:=[.C436]+[.E435]" office:value-type="float" office:value="5478100000000000" calcext:value-type="float">
            <text:p>5,478,100,000,000,000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FLOOR([.$H$1] + ([.A437]-1)^[.$H$4]*[.$H$1])" office:value-type="float" office:value="18922600000000" calcext:value-type="float">
            <text:p>18,922,600,000,000</text:p>
          </table:table-cell>
          <table:table-cell table:formula="of:=FLOOR(([.$H$2] * ([.A437]-1)^2 + ([.A437]-1) * [.$H$3]) * [.$H$1]) + [.$H$1]" office:value-type="float" office:value="37888600000000" calcext:value-type="float">
            <text:p>37,888,600,000,000</text:p>
          </table:table-cell>
          <table:table-cell table:formula="of:=[.C437]/[.C436]" office:value-type="float" office:value="1.00461093419807" calcext:value-type="float">
            <text:p>1.0046</text:p>
          </table:table-cell>
          <table:table-cell table:formula="of:=[.C437]+[.E436]" office:value-type="float" office:value="5515988600000000" calcext:value-type="float">
            <text:p>5,515,988,600,000,000</text:p>
          </table:table-cell>
          <table:table-cell table:number-columns-repeated="9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FLOOR([.$H$1] + ([.A438]-1)^[.$H$4]*[.$H$1])" office:value-type="float" office:value="19009700000000" calcext:value-type="float">
            <text:p>19,009,700,000,000</text:p>
          </table:table-cell>
          <table:table-cell table:formula="of:=FLOOR(([.$H$2] * ([.A438]-1)^2 + ([.A438]-1) * [.$H$3]) * [.$H$1]) + [.$H$1]" office:value-type="float" office:value="38062900000000" calcext:value-type="float">
            <text:p>38,062,900,000,000</text:p>
          </table:table-cell>
          <table:table-cell table:formula="of:=[.C438]/[.C437]" office:value-type="float" office:value="1.00460032833095" calcext:value-type="float">
            <text:p>1.0046</text:p>
          </table:table-cell>
          <table:table-cell table:formula="of:=[.C438]+[.E437]" office:value-type="float" office:value="5554051500000000" calcext:value-type="float">
            <text:p>5,554,051,500,000,000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FLOOR([.$H$1] + ([.A439]-1)^[.$H$4]*[.$H$1])" office:value-type="float" office:value="19097000000000" calcext:value-type="float">
            <text:p>19,097,000,000,000</text:p>
          </table:table-cell>
          <table:table-cell table:formula="of:=FLOOR(([.$H$2] * ([.A439]-1)^2 + ([.A439]-1) * [.$H$3]) * [.$H$1]) + [.$H$1]" office:value-type="float" office:value="38237600000000" calcext:value-type="float">
            <text:p>38,237,600,000,000</text:p>
          </table:table-cell>
          <table:table-cell table:formula="of:=[.C439]/[.C438]" office:value-type="float" office:value="1.00458977114198" calcext:value-type="float">
            <text:p>1.0046</text:p>
          </table:table-cell>
          <table:table-cell table:formula="of:=[.C439]+[.E438]" office:value-type="float" office:value="5592289100000000" calcext:value-type="float">
            <text:p>5,592,289,100,000,000</text:p>
          </table:table-cell>
          <table:table-cell table:number-columns-repeated="9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FLOOR([.$H$1] + ([.A440]-1)^[.$H$4]*[.$H$1])" office:value-type="float" office:value="19184500000000" calcext:value-type="float">
            <text:p>19,184,500,000,000</text:p>
          </table:table-cell>
          <table:table-cell table:formula="of:=FLOOR(([.$H$2] * ([.A440]-1)^2 + ([.A440]-1) * [.$H$3]) * [.$H$1]) + [.$H$1]" office:value-type="float" office:value="38412700000000" calcext:value-type="float">
            <text:p>38,412,700,000,000</text:p>
          </table:table-cell>
          <table:table-cell table:formula="of:=[.C440]/[.C439]" office:value-type="float" office:value="1.0045792622968" calcext:value-type="float">
            <text:p>1.0046</text:p>
          </table:table-cell>
          <table:table-cell table:formula="of:=[.C440]+[.E439]" office:value-type="float" office:value="5630701800000000" calcext:value-type="float">
            <text:p>5,630,701,800,000,000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FLOOR([.$H$1] + ([.A441]-1)^[.$H$4]*[.$H$1])" office:value-type="float" office:value="19272200000000" calcext:value-type="float">
            <text:p>19,272,200,000,000</text:p>
          </table:table-cell>
          <table:table-cell table:formula="of:=FLOOR(([.$H$2] * ([.A441]-1)^2 + ([.A441]-1) * [.$H$3]) * [.$H$1]) + [.$H$1]" office:value-type="float" office:value="38588200000000" calcext:value-type="float">
            <text:p>38,588,200,000,000</text:p>
          </table:table-cell>
          <table:table-cell table:formula="of:=[.C441]/[.C440]" office:value-type="float" office:value="1.0045688014641" calcext:value-type="float">
            <text:p>1.0046</text:p>
          </table:table-cell>
          <table:table-cell table:formula="of:=[.C441]+[.E440]" office:value-type="float" office:value="5669290000000000" calcext:value-type="float">
            <text:p>5,669,290,000,000,000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FLOOR([.$H$1] + ([.A442]-1)^[.$H$4]*[.$H$1])" office:value-type="float" office:value="19360100000000" calcext:value-type="float">
            <text:p>19,360,100,000,000</text:p>
          </table:table-cell>
          <table:table-cell table:formula="of:=FLOOR(([.$H$2] * ([.A442]-1)^2 + ([.A442]-1) * [.$H$3]) * [.$H$1]) + [.$H$1]" office:value-type="float" office:value="38764100000000" calcext:value-type="float">
            <text:p>38,764,100,000,000</text:p>
          </table:table-cell>
          <table:table-cell table:formula="of:=[.C442]/[.C441]" office:value-type="float" office:value="1.0045583883156" calcext:value-type="float">
            <text:p>1.0046</text:p>
          </table:table-cell>
          <table:table-cell table:formula="of:=[.C442]+[.E441]" office:value-type="float" office:value="5708054100000000" calcext:value-type="float">
            <text:p>5,708,054,100,000,000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FLOOR([.$H$1] + ([.A443]-1)^[.$H$4]*[.$H$1])" office:value-type="float" office:value="19448200000000" calcext:value-type="float">
            <text:p>19,448,200,000,000</text:p>
          </table:table-cell>
          <table:table-cell table:formula="of:=FLOOR(([.$H$2] * ([.A443]-1)^2 + ([.A443]-1) * [.$H$3]) * [.$H$1]) + [.$H$1]" office:value-type="float" office:value="38940400000000" calcext:value-type="float">
            <text:p>38,940,400,000,000</text:p>
          </table:table-cell>
          <table:table-cell table:formula="of:=[.C443]/[.C442]" office:value-type="float" office:value="1.004548022526" calcext:value-type="float">
            <text:p>1.0045</text:p>
          </table:table-cell>
          <table:table-cell table:formula="of:=[.C443]+[.E442]" office:value-type="float" office:value="5746994500000000" calcext:value-type="float">
            <text:p>5,746,994,500,000,000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FLOOR([.$H$1] + ([.A444]-1)^[.$H$4]*[.$H$1])" office:value-type="float" office:value="19536500000000" calcext:value-type="float">
            <text:p>19,536,500,000,000</text:p>
          </table:table-cell>
          <table:table-cell table:formula="of:=FLOOR(([.$H$2] * ([.A444]-1)^2 + ([.A444]-1) * [.$H$3]) * [.$H$1]) + [.$H$1]" office:value-type="float" office:value="39117100000000" calcext:value-type="float">
            <text:p>39,117,100,000,000</text:p>
          </table:table-cell>
          <table:table-cell table:formula="of:=[.C444]/[.C443]" office:value-type="float" office:value="1.00453770377295" calcext:value-type="float">
            <text:p>1.0045</text:p>
          </table:table-cell>
          <table:table-cell table:formula="of:=[.C444]+[.E443]" office:value-type="float" office:value="5786111600000000" calcext:value-type="float">
            <text:p>5,786,111,600,000,000</text:p>
          </table:table-cell>
          <table:table-cell table:number-columns-repeated="9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FLOOR([.$H$1] + ([.A445]-1)^[.$H$4]*[.$H$1])" office:value-type="float" office:value="19625000000000" calcext:value-type="float">
            <text:p>19,625,000,000,000</text:p>
          </table:table-cell>
          <table:table-cell table:formula="of:=FLOOR(([.$H$2] * ([.A445]-1)^2 + ([.A445]-1) * [.$H$3]) * [.$H$1]) + [.$H$1]" office:value-type="float" office:value="39294200000000" calcext:value-type="float">
            <text:p>39,294,200,000,000</text:p>
          </table:table-cell>
          <table:table-cell table:formula="of:=[.C445]/[.C444]" office:value-type="float" office:value="1.00452743173702" calcext:value-type="float">
            <text:p>1.0045</text:p>
          </table:table-cell>
          <table:table-cell table:formula="of:=[.C445]+[.E444]" office:value-type="float" office:value="5825405800000000" calcext:value-type="float">
            <text:p>5,825,405,800,000,000</text:p>
          </table:table-cell>
          <table:table-cell table:number-columns-repeated="9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FLOOR([.$H$1] + ([.A446]-1)^[.$H$4]*[.$H$1])" office:value-type="float" office:value="19713700000000" calcext:value-type="float">
            <text:p>19,713,700,000,000</text:p>
          </table:table-cell>
          <table:table-cell table:formula="of:=FLOOR(([.$H$2] * ([.A446]-1)^2 + ([.A446]-1) * [.$H$3]) * [.$H$1]) + [.$H$1]" office:value-type="float" office:value="39471700000000" calcext:value-type="float">
            <text:p>39,471,700,000,000</text:p>
          </table:table-cell>
          <table:table-cell table:formula="of:=[.C446]/[.C445]" office:value-type="float" office:value="1.00451720610166" calcext:value-type="float">
            <text:p>1.0045</text:p>
          </table:table-cell>
          <table:table-cell table:formula="of:=[.C446]+[.E445]" office:value-type="float" office:value="5864877500000000" calcext:value-type="float">
            <text:p>5,864,877,500,000,000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FLOOR([.$H$1] + ([.A447]-1)^[.$H$4]*[.$H$1])" office:value-type="float" office:value="19802600000000" calcext:value-type="float">
            <text:p>19,802,600,000,000</text:p>
          </table:table-cell>
          <table:table-cell table:formula="of:=FLOOR(([.$H$2] * ([.A447]-1)^2 + ([.A447]-1) * [.$H$3]) * [.$H$1]) + [.$H$1]" office:value-type="float" office:value="39649600000000" calcext:value-type="float">
            <text:p>39,649,600,000,000</text:p>
          </table:table-cell>
          <table:table-cell table:formula="of:=[.C447]/[.C446]" office:value-type="float" office:value="1.0045070265532" calcext:value-type="float">
            <text:p>1.0045</text:p>
          </table:table-cell>
          <table:table-cell table:formula="of:=[.C447]+[.E446]" office:value-type="float" office:value="5904527100000000" calcext:value-type="float">
            <text:p>5,904,527,100,000,000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FLOOR([.$H$1] + ([.A448]-1)^[.$H$4]*[.$H$1])" office:value-type="float" office:value="19891700000000" calcext:value-type="float">
            <text:p>19,891,700,000,000</text:p>
          </table:table-cell>
          <table:table-cell table:formula="of:=FLOOR(([.$H$2] * ([.A448]-1)^2 + ([.A448]-1) * [.$H$3]) * [.$H$1]) + [.$H$1]" office:value-type="float" office:value="39827900000000" calcext:value-type="float">
            <text:p>39,827,900,000,000</text:p>
          </table:table-cell>
          <table:table-cell table:formula="of:=[.C448]/[.C447]" office:value-type="float" office:value="1.00449689278076" calcext:value-type="float">
            <text:p>1.0045</text:p>
          </table:table-cell>
          <table:table-cell table:formula="of:=[.C448]+[.E447]" office:value-type="float" office:value="5944355000000000" calcext:value-type="float">
            <text:p>5,944,355,000,000,000</text:p>
          </table:table-cell>
          <table:table-cell table:number-columns-repeated="9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FLOOR([.$H$1] + ([.A449]-1)^[.$H$4]*[.$H$1])" office:value-type="float" office:value="19981000000000" calcext:value-type="float">
            <text:p>19,981,000,000,000</text:p>
          </table:table-cell>
          <table:table-cell table:formula="of:=FLOOR(([.$H$2] * ([.A449]-1)^2 + ([.A449]-1) * [.$H$3]) * [.$H$1]) + [.$H$1]" office:value-type="float" office:value="40006600000000" calcext:value-type="float">
            <text:p>40,006,600,000,000</text:p>
          </table:table-cell>
          <table:table-cell table:formula="of:=[.C449]/[.C448]" office:value-type="float" office:value="1.00448680447626" calcext:value-type="float">
            <text:p>1.0045</text:p>
          </table:table-cell>
          <table:table-cell table:formula="of:=[.C449]+[.E448]" office:value-type="float" office:value="5984361600000000" calcext:value-type="float">
            <text:p>5,984,361,600,000,000</text:p>
          </table:table-cell>
          <table:table-cell table:number-columns-repeated="9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FLOOR([.$H$1] + ([.A450]-1)^[.$H$4]*[.$H$1])" office:value-type="float" office:value="20070500000000" calcext:value-type="float">
            <text:p>20,070,500,000,000</text:p>
          </table:table-cell>
          <table:table-cell table:formula="of:=FLOOR(([.$H$2] * ([.A450]-1)^2 + ([.A450]-1) * [.$H$3]) * [.$H$1]) + [.$H$1]" office:value-type="float" office:value="40185700000000" calcext:value-type="float">
            <text:p>40,185,700,000,000</text:p>
          </table:table-cell>
          <table:table-cell table:formula="of:=[.C450]/[.C449]" office:value-type="float" office:value="1.00447676133438" calcext:value-type="float">
            <text:p>1.0045</text:p>
          </table:table-cell>
          <table:table-cell table:formula="of:=[.C450]+[.E449]" office:value-type="float" office:value="6024547300000000" calcext:value-type="float">
            <text:p>6,024,547,300,000,000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FLOOR([.$H$1] + ([.A451]-1)^[.$H$4]*[.$H$1])" office:value-type="float" office:value="20160200000000" calcext:value-type="float">
            <text:p>20,160,200,000,000</text:p>
          </table:table-cell>
          <table:table-cell table:formula="of:=FLOOR(([.$H$2] * ([.A451]-1)^2 + ([.A451]-1) * [.$H$3]) * [.$H$1]) + [.$H$1]" office:value-type="float" office:value="40365200000000" calcext:value-type="float">
            <text:p>40,365,200,000,000</text:p>
          </table:table-cell>
          <table:table-cell table:formula="of:=[.C451]/[.C450]" office:value-type="float" office:value="1.00446676305253" calcext:value-type="float">
            <text:p>1.0045</text:p>
          </table:table-cell>
          <table:table-cell table:formula="of:=[.C451]+[.E450]" office:value-type="float" office:value="6064912500000000" calcext:value-type="float">
            <text:p>6,064,912,500,000,000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FLOOR([.$H$1] + ([.A452]-1)^[.$H$4]*[.$H$1])" office:value-type="float" office:value="20250100000000" calcext:value-type="float">
            <text:p>20,250,100,000,000</text:p>
          </table:table-cell>
          <table:table-cell table:formula="of:=FLOOR(([.$H$2] * ([.A452]-1)^2 + ([.A452]-1) * [.$H$3]) * [.$H$1]) + [.$H$1]" office:value-type="float" office:value="40545100000000" calcext:value-type="float">
            <text:p>40,545,100,000,000</text:p>
          </table:table-cell>
          <table:table-cell table:formula="of:=[.C452]/[.C451]" office:value-type="float" office:value="1.00445680933081" calcext:value-type="float">
            <text:p>1.0045</text:p>
          </table:table-cell>
          <table:table-cell table:formula="of:=[.C452]+[.E451]" office:value-type="float" office:value="6105457600000000" calcext:value-type="float">
            <text:p>6,105,457,600,000,000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FLOOR([.$H$1] + ([.A453]-1)^[.$H$4]*[.$H$1])" office:value-type="float" office:value="20340200000000" calcext:value-type="float">
            <text:p>20,340,200,000,000</text:p>
          </table:table-cell>
          <table:table-cell table:formula="of:=FLOOR(([.$H$2] * ([.A453]-1)^2 + ([.A453]-1) * [.$H$3]) * [.$H$1]) + [.$H$1]" office:value-type="float" office:value="40725400000000" calcext:value-type="float">
            <text:p>40,725,400,000,000</text:p>
          </table:table-cell>
          <table:table-cell table:formula="of:=[.C453]/[.C452]" office:value-type="float" office:value="1.00444689987199" calcext:value-type="float">
            <text:p>1.0044</text:p>
          </table:table-cell>
          <table:table-cell table:formula="of:=[.C453]+[.E452]" office:value-type="float" office:value="6146183000000000" calcext:value-type="float">
            <text:p>6,146,183,000,000,000</text:p>
          </table:table-cell>
          <table:table-cell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FLOOR([.$H$1] + ([.A454]-1)^[.$H$4]*[.$H$1])" office:value-type="float" office:value="20430500000000" calcext:value-type="float">
            <text:p>20,430,500,000,000</text:p>
          </table:table-cell>
          <table:table-cell table:formula="of:=FLOOR(([.$H$2] * ([.A454]-1)^2 + ([.A454]-1) * [.$H$3]) * [.$H$1]) + [.$H$1]" office:value-type="float" office:value="40906100000000" calcext:value-type="float">
            <text:p>40,906,100,000,000</text:p>
          </table:table-cell>
          <table:table-cell table:formula="of:=[.C454]/[.C453]" office:value-type="float" office:value="1.00443703438149" calcext:value-type="float">
            <text:p>1.0044</text:p>
          </table:table-cell>
          <table:table-cell table:formula="of:=[.C454]+[.E453]" office:value-type="float" office:value="6187089100000000" calcext:value-type="float">
            <text:p>6,187,089,100,000,000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FLOOR([.$H$1] + ([.A455]-1)^[.$H$4]*[.$H$1])" office:value-type="float" office:value="20521000000000" calcext:value-type="float">
            <text:p>20,521,000,000,000</text:p>
          </table:table-cell>
          <table:table-cell table:formula="of:=FLOOR(([.$H$2] * ([.A455]-1)^2 + ([.A455]-1) * [.$H$3]) * [.$H$1]) + [.$H$1]" office:value-type="float" office:value="41087200000000" calcext:value-type="float">
            <text:p>41,087,200,000,000</text:p>
          </table:table-cell>
          <table:table-cell table:formula="of:=[.C455]/[.C454]" office:value-type="float" office:value="1.00442721256732" calcext:value-type="float">
            <text:p>1.0044</text:p>
          </table:table-cell>
          <table:table-cell table:formula="of:=[.C455]+[.E454]" office:value-type="float" office:value="6228176300000000" calcext:value-type="float">
            <text:p>6,228,176,300,000,000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FLOOR([.$H$1] + ([.A456]-1)^[.$H$4]*[.$H$1])" office:value-type="float" office:value="20611700000000" calcext:value-type="float">
            <text:p>20,611,700,000,000</text:p>
          </table:table-cell>
          <table:table-cell table:formula="of:=FLOOR(([.$H$2] * ([.A456]-1)^2 + ([.A456]-1) * [.$H$3]) * [.$H$1]) + [.$H$1]" office:value-type="float" office:value="41268700000000" calcext:value-type="float">
            <text:p>41,268,700,000,000</text:p>
          </table:table-cell>
          <table:table-cell table:formula="of:=[.C456]/[.C455]" office:value-type="float" office:value="1.00441743414007" calcext:value-type="float">
            <text:p>1.0044</text:p>
          </table:table-cell>
          <table:table-cell table:formula="of:=[.C456]+[.E455]" office:value-type="float" office:value="6269445000000000" calcext:value-type="float">
            <text:p>6,269,445,000,000,000</text:p>
          </table:table-cell>
          <table:table-cell table:number-columns-repeated="9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FLOOR([.$H$1] + ([.A457]-1)^[.$H$4]*[.$H$1])" office:value-type="float" office:value="20702600000000" calcext:value-type="float">
            <text:p>20,702,600,000,000</text:p>
          </table:table-cell>
          <table:table-cell table:formula="of:=FLOOR(([.$H$2] * ([.A457]-1)^2 + ([.A457]-1) * [.$H$3]) * [.$H$1]) + [.$H$1]" office:value-type="float" office:value="41450600000000" calcext:value-type="float">
            <text:p>41,450,600,000,000</text:p>
          </table:table-cell>
          <table:table-cell table:formula="of:=[.C457]/[.C456]" office:value-type="float" office:value="1.0044076988129" calcext:value-type="float">
            <text:p>1.0044</text:p>
          </table:table-cell>
          <table:table-cell table:formula="of:=[.C457]+[.E456]" office:value-type="float" office:value="6310895600000000" calcext:value-type="float">
            <text:p>6,310,895,600,000,000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FLOOR([.$H$1] + ([.A458]-1)^[.$H$4]*[.$H$1])" office:value-type="float" office:value="20793700000000" calcext:value-type="float">
            <text:p>20,793,700,000,000</text:p>
          </table:table-cell>
          <table:table-cell table:formula="of:=FLOOR(([.$H$2] * ([.A458]-1)^2 + ([.A458]-1) * [.$H$3]) * [.$H$1]) + [.$H$1]" office:value-type="float" office:value="41632900000000" calcext:value-type="float">
            <text:p>41,632,900,000,000</text:p>
          </table:table-cell>
          <table:table-cell table:formula="of:=[.C458]/[.C457]" office:value-type="float" office:value="1.00439800630148" calcext:value-type="float">
            <text:p>1.0044</text:p>
          </table:table-cell>
          <table:table-cell table:formula="of:=[.C458]+[.E457]" office:value-type="float" office:value="6352528500000000" calcext:value-type="float">
            <text:p>6,352,528,500,000,000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FLOOR([.$H$1] + ([.A459]-1)^[.$H$4]*[.$H$1])" office:value-type="float" office:value="20885000000000" calcext:value-type="float">
            <text:p>20,885,000,000,000</text:p>
          </table:table-cell>
          <table:table-cell table:formula="of:=FLOOR(([.$H$2] * ([.A459]-1)^2 + ([.A459]-1) * [.$H$3]) * [.$H$1]) + [.$H$1]" office:value-type="float" office:value="41815600000000" calcext:value-type="float">
            <text:p>41,815,600,000,000</text:p>
          </table:table-cell>
          <table:table-cell table:formula="of:=[.C459]/[.C458]" office:value-type="float" office:value="1.00438835632396" calcext:value-type="float">
            <text:p>1.0044</text:p>
          </table:table-cell>
          <table:table-cell table:formula="of:=[.C459]+[.E458]" office:value-type="float" office:value="6394344100000000" calcext:value-type="float">
            <text:p>6,394,344,100,000,000</text:p>
          </table:table-cell>
          <table:table-cell table:number-columns-repeated="9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FLOOR([.$H$1] + ([.A460]-1)^[.$H$4]*[.$H$1])" office:value-type="float" office:value="20976500000000" calcext:value-type="float">
            <text:p>20,976,500,000,000</text:p>
          </table:table-cell>
          <table:table-cell table:formula="of:=FLOOR(([.$H$2] * ([.A460]-1)^2 + ([.A460]-1) * [.$H$3]) * [.$H$1]) + [.$H$1]" office:value-type="float" office:value="41998700000000" calcext:value-type="float">
            <text:p>41,998,700,000,000</text:p>
          </table:table-cell>
          <table:table-cell table:formula="of:=[.C460]/[.C459]" office:value-type="float" office:value="1.004378748601" calcext:value-type="float">
            <text:p>1.0044</text:p>
          </table:table-cell>
          <table:table-cell table:formula="of:=[.C460]+[.E459]" office:value-type="float" office:value="6436342800000000" calcext:value-type="float">
            <text:p>6,436,342,800,000,000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FLOOR([.$H$1] + ([.A461]-1)^[.$H$4]*[.$H$1])" office:value-type="float" office:value="21068200000000" calcext:value-type="float">
            <text:p>21,068,200,000,000</text:p>
          </table:table-cell>
          <table:table-cell table:formula="of:=FLOOR(([.$H$2] * ([.A461]-1)^2 + ([.A461]-1) * [.$H$3]) * [.$H$1]) + [.$H$1]" office:value-type="float" office:value="42182200000000" calcext:value-type="float">
            <text:p>42,182,200,000,000</text:p>
          </table:table-cell>
          <table:table-cell table:formula="of:=[.C461]/[.C460]" office:value-type="float" office:value="1.00436918285566" calcext:value-type="float">
            <text:p>1.0044</text:p>
          </table:table-cell>
          <table:table-cell table:formula="of:=[.C461]+[.E460]" office:value-type="float" office:value="6478525000000000" calcext:value-type="float">
            <text:p>6,478,525,000,000,000</text:p>
          </table:table-cell>
          <table:table-cell table:number-columns-repeated="9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FLOOR([.$H$1] + ([.A462]-1)^[.$H$4]*[.$H$1])" office:value-type="float" office:value="21160100000000" calcext:value-type="float">
            <text:p>21,160,100,000,000</text:p>
          </table:table-cell>
          <table:table-cell table:formula="of:=FLOOR(([.$H$2] * ([.A462]-1)^2 + ([.A462]-1) * [.$H$3]) * [.$H$1]) + [.$H$1]" office:value-type="float" office:value="42366100000000" calcext:value-type="float">
            <text:p>42,366,100,000,000</text:p>
          </table:table-cell>
          <table:table-cell table:formula="of:=[.C462]/[.C461]" office:value-type="float" office:value="1.00435965881343" calcext:value-type="float">
            <text:p>1.0044</text:p>
          </table:table-cell>
          <table:table-cell table:formula="of:=[.C462]+[.E461]" office:value-type="float" office:value="6520891100000000" calcext:value-type="float">
            <text:p>6,520,891,100,000,000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FLOOR([.$H$1] + ([.A463]-1)^[.$H$4]*[.$H$1])" office:value-type="float" office:value="21252200000000" calcext:value-type="float">
            <text:p>21,252,200,000,000</text:p>
          </table:table-cell>
          <table:table-cell table:formula="of:=FLOOR(([.$H$2] * ([.A463]-1)^2 + ([.A463]-1) * [.$H$3]) * [.$H$1]) + [.$H$1]" office:value-type="float" office:value="42550400000000" calcext:value-type="float">
            <text:p>42,550,400,000,000</text:p>
          </table:table-cell>
          <table:table-cell table:formula="of:=[.C463]/[.C462]" office:value-type="float" office:value="1.0043501762022" calcext:value-type="float">
            <text:p>1.0044</text:p>
          </table:table-cell>
          <table:table-cell table:formula="of:=[.C463]+[.E462]" office:value-type="float" office:value="6563441500000000" calcext:value-type="float">
            <text:p>6,563,441,500,000,000</text:p>
          </table:table-cell>
          <table:table-cell table:number-columns-repeated="9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FLOOR([.$H$1] + ([.A464]-1)^[.$H$4]*[.$H$1])" office:value-type="float" office:value="21344500000000" calcext:value-type="float">
            <text:p>21,344,500,000,000</text:p>
          </table:table-cell>
          <table:table-cell table:formula="of:=FLOOR(([.$H$2] * ([.A464]-1)^2 + ([.A464]-1) * [.$H$3]) * [.$H$1]) + [.$H$1]" office:value-type="float" office:value="42735100000000" calcext:value-type="float">
            <text:p>42,735,100,000,000</text:p>
          </table:table-cell>
          <table:table-cell table:formula="of:=[.C464]/[.C463]" office:value-type="float" office:value="1.0043407347522" calcext:value-type="float">
            <text:p>1.0043</text:p>
          </table:table-cell>
          <table:table-cell table:formula="of:=[.C464]+[.E463]" office:value-type="float" office:value="6606176600000000" calcext:value-type="float">
            <text:p>6,606,176,600,000,000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FLOOR([.$H$1] + ([.A465]-1)^[.$H$4]*[.$H$1])" office:value-type="float" office:value="21437000000000" calcext:value-type="float">
            <text:p>21,437,000,000,000</text:p>
          </table:table-cell>
          <table:table-cell table:formula="of:=FLOOR(([.$H$2] * ([.A465]-1)^2 + ([.A465]-1) * [.$H$3]) * [.$H$1]) + [.$H$1]" office:value-type="float" office:value="42920200000000" calcext:value-type="float">
            <text:p>42,920,200,000,000</text:p>
          </table:table-cell>
          <table:table-cell table:formula="of:=[.C465]/[.C464]" office:value-type="float" office:value="1.00433133419601" calcext:value-type="float">
            <text:p>1.0043</text:p>
          </table:table-cell>
          <table:table-cell table:formula="of:=[.C465]+[.E464]" office:value-type="float" office:value="6649096800000000" calcext:value-type="float">
            <text:p>6,649,096,800,000,000</text:p>
          </table:table-cell>
          <table:table-cell table:number-columns-repeated="9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FLOOR([.$H$1] + ([.A466]-1)^[.$H$4]*[.$H$1])" office:value-type="float" office:value="21529700000000" calcext:value-type="float">
            <text:p>21,529,700,000,000</text:p>
          </table:table-cell>
          <table:table-cell table:formula="of:=FLOOR(([.$H$2] * ([.A466]-1)^2 + ([.A466]-1) * [.$H$3]) * [.$H$1]) + [.$H$1]" office:value-type="float" office:value="43105700000000" calcext:value-type="float">
            <text:p>43,105,700,000,000</text:p>
          </table:table-cell>
          <table:table-cell table:formula="of:=[.C466]/[.C465]" office:value-type="float" office:value="1.00432197426853" calcext:value-type="float">
            <text:p>1.0043</text:p>
          </table:table-cell>
          <table:table-cell table:formula="of:=[.C466]+[.E465]" office:value-type="float" office:value="6692202500000000" calcext:value-type="float">
            <text:p>6,692,202,500,000,000</text:p>
          </table:table-cell>
          <table:table-cell table:number-columns-repeated="9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FLOOR([.$H$1] + ([.A467]-1)^[.$H$4]*[.$H$1])" office:value-type="float" office:value="21622600000000" calcext:value-type="float">
            <text:p>21,622,600,000,000</text:p>
          </table:table-cell>
          <table:table-cell table:formula="of:=FLOOR(([.$H$2] * ([.A467]-1)^2 + ([.A467]-1) * [.$H$3]) * [.$H$1]) + [.$H$1]" office:value-type="float" office:value="43291600000000" calcext:value-type="float">
            <text:p>43,291,600,000,000</text:p>
          </table:table-cell>
          <table:table-cell table:formula="of:=[.C467]/[.C466]" office:value-type="float" office:value="1.00431265470692" calcext:value-type="float">
            <text:p>1.0043</text:p>
          </table:table-cell>
          <table:table-cell table:formula="of:=[.C467]+[.E466]" office:value-type="float" office:value="6735494100000000" calcext:value-type="float">
            <text:p>6,735,494,100,000,000</text:p>
          </table:table-cell>
          <table:table-cell table:number-columns-repeated="9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FLOOR([.$H$1] + ([.A468]-1)^[.$H$4]*[.$H$1])" office:value-type="float" office:value="21715700000000" calcext:value-type="float">
            <text:p>21,715,700,000,000</text:p>
          </table:table-cell>
          <table:table-cell table:formula="of:=FLOOR(([.$H$2] * ([.A468]-1)^2 + ([.A468]-1) * [.$H$3]) * [.$H$1]) + [.$H$1]" office:value-type="float" office:value="43477900000000" calcext:value-type="float">
            <text:p>43,477,900,000,000</text:p>
          </table:table-cell>
          <table:table-cell table:formula="of:=[.C468]/[.C467]" office:value-type="float" office:value="1.00430337525063" calcext:value-type="float">
            <text:p>1.0043</text:p>
          </table:table-cell>
          <table:table-cell table:formula="of:=[.C468]+[.E467]" office:value-type="float" office:value="6778972000000000" calcext:value-type="float">
            <text:p>6,778,972,000,000,000</text:p>
          </table:table-cell>
          <table:table-cell table:number-columns-repeated="9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FLOOR([.$H$1] + ([.A469]-1)^[.$H$4]*[.$H$1])" office:value-type="float" office:value="21809000000000" calcext:value-type="float">
            <text:p>21,809,000,000,000</text:p>
          </table:table-cell>
          <table:table-cell table:formula="of:=FLOOR(([.$H$2] * ([.A469]-1)^2 + ([.A469]-1) * [.$H$3]) * [.$H$1]) + [.$H$1]" office:value-type="float" office:value="43664600000000" calcext:value-type="float">
            <text:p>43,664,600,000,000</text:p>
          </table:table-cell>
          <table:table-cell table:formula="of:=[.C469]/[.C468]" office:value-type="float" office:value="1.00429413564133" calcext:value-type="float">
            <text:p>1.0043</text:p>
          </table:table-cell>
          <table:table-cell table:formula="of:=[.C469]+[.E468]" office:value-type="float" office:value="6822636600000000" calcext:value-type="float">
            <text:p>6,822,636,600,000,000</text:p>
          </table:table-cell>
          <table:table-cell table:number-columns-repeated="9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FLOOR([.$H$1] + ([.A470]-1)^[.$H$4]*[.$H$1])" office:value-type="float" office:value="21902500000000" calcext:value-type="float">
            <text:p>21,902,500,000,000</text:p>
          </table:table-cell>
          <table:table-cell table:formula="of:=FLOOR(([.$H$2] * ([.A470]-1)^2 + ([.A470]-1) * [.$H$3]) * [.$H$1]) + [.$H$1]" office:value-type="float" office:value="43851700000000" calcext:value-type="float">
            <text:p>43,851,700,000,000</text:p>
          </table:table-cell>
          <table:table-cell table:formula="of:=[.C470]/[.C469]" office:value-type="float" office:value="1.00428493562291" calcext:value-type="float">
            <text:p>1.0043</text:p>
          </table:table-cell>
          <table:table-cell table:formula="of:=[.C470]+[.E469]" office:value-type="float" office:value="6866488300000000" calcext:value-type="float">
            <text:p>6,866,488,300,000,000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FLOOR([.$H$1] + ([.A471]-1)^[.$H$4]*[.$H$1])" office:value-type="float" office:value="21996200000000" calcext:value-type="float">
            <text:p>21,996,200,000,000</text:p>
          </table:table-cell>
          <table:table-cell table:formula="of:=FLOOR(([.$H$2] * ([.A471]-1)^2 + ([.A471]-1) * [.$H$3]) * [.$H$1]) + [.$H$1]" office:value-type="float" office:value="44039200000000" calcext:value-type="float">
            <text:p>44,039,200,000,000</text:p>
          </table:table-cell>
          <table:table-cell table:formula="of:=[.C471]/[.C470]" office:value-type="float" office:value="1.00427577494145" calcext:value-type="float">
            <text:p>1.0043</text:p>
          </table:table-cell>
          <table:table-cell table:formula="of:=[.C471]+[.E470]" office:value-type="float" office:value="6910527500000000" calcext:value-type="float">
            <text:p>6,910,527,500,000,000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FLOOR([.$H$1] + ([.A472]-1)^[.$H$4]*[.$H$1])" office:value-type="float" office:value="22090100000000" calcext:value-type="float">
            <text:p>22,090,100,000,000</text:p>
          </table:table-cell>
          <table:table-cell table:formula="of:=FLOOR(([.$H$2] * ([.A472]-1)^2 + ([.A472]-1) * [.$H$3]) * [.$H$1]) + [.$H$1]" office:value-type="float" office:value="44227100000000" calcext:value-type="float">
            <text:p>44,227,100,000,000</text:p>
          </table:table-cell>
          <table:table-cell table:formula="of:=[.C472]/[.C471]" office:value-type="float" office:value="1.0042666533452" calcext:value-type="float">
            <text:p>1.0043</text:p>
          </table:table-cell>
          <table:table-cell table:formula="of:=[.C472]+[.E471]" office:value-type="float" office:value="6954754600000000" calcext:value-type="float">
            <text:p>6,954,754,600,000,000</text:p>
          </table:table-cell>
          <table:table-cell table:number-columns-repeated="9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FLOOR([.$H$1] + ([.A473]-1)^[.$H$4]*[.$H$1])" office:value-type="float" office:value="22184200000000" calcext:value-type="float">
            <text:p>22,184,200,000,000</text:p>
          </table:table-cell>
          <table:table-cell table:formula="of:=FLOOR(([.$H$2] * ([.A473]-1)^2 + ([.A473]-1) * [.$H$3]) * [.$H$1]) + [.$H$1]" office:value-type="float" office:value="44415400000000" calcext:value-type="float">
            <text:p>44,415,400,000,000</text:p>
          </table:table-cell>
          <table:table-cell table:formula="of:=[.C473]/[.C472]" office:value-type="float" office:value="1.00425757058455" calcext:value-type="float">
            <text:p>1.0043</text:p>
          </table:table-cell>
          <table:table-cell table:formula="of:=[.C473]+[.E472]" office:value-type="float" office:value="6999170000000000" calcext:value-type="float">
            <text:p>6,999,170,000,000,000</text:p>
          </table:table-cell>
          <table:table-cell table:number-columns-repeated="9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FLOOR([.$H$1] + ([.A474]-1)^[.$H$4]*[.$H$1])" office:value-type="float" office:value="22278500000000" calcext:value-type="float">
            <text:p>22,278,500,000,000</text:p>
          </table:table-cell>
          <table:table-cell table:formula="of:=FLOOR(([.$H$2] * ([.A474]-1)^2 + ([.A474]-1) * [.$H$3]) * [.$H$1]) + [.$H$1]" office:value-type="float" office:value="44604100000000" calcext:value-type="float">
            <text:p>44,604,100,000,000</text:p>
          </table:table-cell>
          <table:table-cell table:formula="of:=[.C474]/[.C473]" office:value-type="float" office:value="1.00424852641201" calcext:value-type="float">
            <text:p>1.0042</text:p>
          </table:table-cell>
          <table:table-cell table:formula="of:=[.C474]+[.E473]" office:value-type="float" office:value="7043774100000000" calcext:value-type="float">
            <text:p>7,043,774,100,000,000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FLOOR([.$H$1] + ([.A475]-1)^[.$H$4]*[.$H$1])" office:value-type="float" office:value="22373000000000" calcext:value-type="float">
            <text:p>22,373,000,000,000</text:p>
          </table:table-cell>
          <table:table-cell table:formula="of:=FLOOR(([.$H$2] * ([.A475]-1)^2 + ([.A475]-1) * [.$H$3]) * [.$H$1]) + [.$H$1]" office:value-type="float" office:value="44793200000000" calcext:value-type="float">
            <text:p>44,793,200,000,000</text:p>
          </table:table-cell>
          <table:table-cell table:formula="of:=[.C475]/[.C474]" office:value-type="float" office:value="1.00423952058219" calcext:value-type="float">
            <text:p>1.0042</text:p>
          </table:table-cell>
          <table:table-cell table:formula="of:=[.C475]+[.E474]" office:value-type="float" office:value="7088567300000000" calcext:value-type="float">
            <text:p>7,088,567,300,000,000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FLOOR([.$H$1] + ([.A476]-1)^[.$H$4]*[.$H$1])" office:value-type="float" office:value="22467700000000" calcext:value-type="float">
            <text:p>22,467,700,000,000</text:p>
          </table:table-cell>
          <table:table-cell table:formula="of:=FLOOR(([.$H$2] * ([.A476]-1)^2 + ([.A476]-1) * [.$H$3]) * [.$H$1]) + [.$H$1]" office:value-type="float" office:value="44982700000000" calcext:value-type="float">
            <text:p>44,982,700,000,000</text:p>
          </table:table-cell>
          <table:table-cell table:formula="of:=[.C476]/[.C475]" office:value-type="float" office:value="1.00423055285177" calcext:value-type="float">
            <text:p>1.0042</text:p>
          </table:table-cell>
          <table:table-cell table:formula="of:=[.C476]+[.E475]" office:value-type="float" office:value="7133550000000000" calcext:value-type="float">
            <text:p>7,133,550,000,000,000</text:p>
          </table:table-cell>
          <table:table-cell table:number-columns-repeated="9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FLOOR([.$H$1] + ([.A477]-1)^[.$H$4]*[.$H$1])" office:value-type="float" office:value="22562600000000" calcext:value-type="float">
            <text:p>22,562,600,000,000</text:p>
          </table:table-cell>
          <table:table-cell table:formula="of:=FLOOR(([.$H$2] * ([.A477]-1)^2 + ([.A477]-1) * [.$H$3]) * [.$H$1]) + [.$H$1]" office:value-type="float" office:value="45172600000000" calcext:value-type="float">
            <text:p>45,172,600,000,000</text:p>
          </table:table-cell>
          <table:table-cell table:formula="of:=[.C477]/[.C476]" office:value-type="float" office:value="1.0042216229795" calcext:value-type="float">
            <text:p>1.0042</text:p>
          </table:table-cell>
          <table:table-cell table:formula="of:=[.C477]+[.E476]" office:value-type="float" office:value="7178722600000000" calcext:value-type="float">
            <text:p>7,178,722,600,000,000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FLOOR([.$H$1] + ([.A478]-1)^[.$H$4]*[.$H$1])" office:value-type="float" office:value="22657700000000" calcext:value-type="float">
            <text:p>22,657,700,000,000</text:p>
          </table:table-cell>
          <table:table-cell table:formula="of:=FLOOR(([.$H$2] * ([.A478]-1)^2 + ([.A478]-1) * [.$H$3]) * [.$H$1]) + [.$H$1]" office:value-type="float" office:value="45362900000000" calcext:value-type="float">
            <text:p>45,362,900,000,000</text:p>
          </table:table-cell>
          <table:table-cell table:formula="of:=[.C478]/[.C477]" office:value-type="float" office:value="1.00421273072615" calcext:value-type="float">
            <text:p>1.0042</text:p>
          </table:table-cell>
          <table:table-cell table:formula="of:=[.C478]+[.E477]" office:value-type="float" office:value="7224085500000000" calcext:value-type="float">
            <text:p>7,224,085,500,000,000</text:p>
          </table:table-cell>
          <table:table-cell table:number-columns-repeated="9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FLOOR([.$H$1] + ([.A479]-1)^[.$H$4]*[.$H$1])" office:value-type="float" office:value="22753000000000" calcext:value-type="float">
            <text:p>22,753,000,000,000</text:p>
          </table:table-cell>
          <table:table-cell table:formula="of:=FLOOR(([.$H$2] * ([.A479]-1)^2 + ([.A479]-1) * [.$H$3]) * [.$H$1]) + [.$H$1]" office:value-type="float" office:value="45553600000000" calcext:value-type="float">
            <text:p>45,553,600,000,000</text:p>
          </table:table-cell>
          <table:table-cell table:formula="of:=[.C479]/[.C478]" office:value-type="float" office:value="1.0042038758545" calcext:value-type="float">
            <text:p>1.0042</text:p>
          </table:table-cell>
          <table:table-cell table:formula="of:=[.C479]+[.E478]" office:value-type="float" office:value="7269639100000000" calcext:value-type="float">
            <text:p>7,269,639,100,000,000</text:p>
          </table:table-cell>
          <table:table-cell table:number-columns-repeated="9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FLOOR([.$H$1] + ([.A480]-1)^[.$H$4]*[.$H$1])" office:value-type="float" office:value="22848500000000" calcext:value-type="float">
            <text:p>22,848,500,000,000</text:p>
          </table:table-cell>
          <table:table-cell table:formula="of:=FLOOR(([.$H$2] * ([.A480]-1)^2 + ([.A480]-1) * [.$H$3]) * [.$H$1]) + [.$H$1]" office:value-type="float" office:value="45744700000000" calcext:value-type="float">
            <text:p>45,744,700,000,000</text:p>
          </table:table-cell>
          <table:table-cell table:formula="of:=[.C480]/[.C479]" office:value-type="float" office:value="1.00419505812932" calcext:value-type="float">
            <text:p>1.0042</text:p>
          </table:table-cell>
          <table:table-cell table:formula="of:=[.C480]+[.E479]" office:value-type="float" office:value="7315383800000000" calcext:value-type="float">
            <text:p>7,315,383,800,000,000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FLOOR([.$H$1] + ([.A481]-1)^[.$H$4]*[.$H$1])" office:value-type="float" office:value="22944200000000" calcext:value-type="float">
            <text:p>22,944,200,000,000</text:p>
          </table:table-cell>
          <table:table-cell table:formula="of:=FLOOR(([.$H$2] * ([.A481]-1)^2 + ([.A481]-1) * [.$H$3]) * [.$H$1]) + [.$H$1]" office:value-type="float" office:value="45936200000000" calcext:value-type="float">
            <text:p>45,936,200,000,000</text:p>
          </table:table-cell>
          <table:table-cell table:formula="of:=[.C481]/[.C480]" office:value-type="float" office:value="1.00418627731737" calcext:value-type="float">
            <text:p>1.0042</text:p>
          </table:table-cell>
          <table:table-cell table:formula="of:=[.C481]+[.E480]" office:value-type="float" office:value="7361320000000000" calcext:value-type="float">
            <text:p>7,361,320,000,000,000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FLOOR([.$H$1] + ([.A482]-1)^[.$H$4]*[.$H$1])" office:value-type="float" office:value="23040100000000" calcext:value-type="float">
            <text:p>23,040,100,000,000</text:p>
          </table:table-cell>
          <table:table-cell table:formula="of:=FLOOR(([.$H$2] * ([.A482]-1)^2 + ([.A482]-1) * [.$H$3]) * [.$H$1]) + [.$H$1]" office:value-type="float" office:value="46128100000000" calcext:value-type="float">
            <text:p>46,128,100,000,000</text:p>
          </table:table-cell>
          <table:table-cell table:formula="of:=[.C482]/[.C481]" office:value-type="float" office:value="1.00417753318733" calcext:value-type="float">
            <text:p>1.0042</text:p>
          </table:table-cell>
          <table:table-cell table:formula="of:=[.C482]+[.E481]" office:value-type="float" office:value="7407448100000000" calcext:value-type="float">
            <text:p>7,407,448,100,000,000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FLOOR([.$H$1] + ([.A483]-1)^[.$H$4]*[.$H$1])" office:value-type="float" office:value="23136200000000" calcext:value-type="float">
            <text:p>23,136,200,000,000</text:p>
          </table:table-cell>
          <table:table-cell table:formula="of:=FLOOR(([.$H$2] * ([.A483]-1)^2 + ([.A483]-1) * [.$H$3]) * [.$H$1]) + [.$H$1]" office:value-type="float" office:value="46320400000000" calcext:value-type="float">
            <text:p>46,320,400,000,000</text:p>
          </table:table-cell>
          <table:table-cell table:formula="of:=[.C483]/[.C482]" office:value-type="float" office:value="1.00416882550983" calcext:value-type="float">
            <text:p>1.0042</text:p>
          </table:table-cell>
          <table:table-cell table:formula="of:=[.C483]+[.E482]" office:value-type="float" office:value="7453768500000000" calcext:value-type="float">
            <text:p>7,453,768,500,000,000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FLOOR([.$H$1] + ([.A484]-1)^[.$H$4]*[.$H$1])" office:value-type="float" office:value="23232500000000" calcext:value-type="float">
            <text:p>23,232,500,000,000</text:p>
          </table:table-cell>
          <table:table-cell table:formula="of:=FLOOR(([.$H$2] * ([.A484]-1)^2 + ([.A484]-1) * [.$H$3]) * [.$H$1]) + [.$H$1]" office:value-type="float" office:value="46513100000000" calcext:value-type="float">
            <text:p>46,513,100,000,000</text:p>
          </table:table-cell>
          <table:table-cell table:formula="of:=[.C484]/[.C483]" office:value-type="float" office:value="1.00416015405739" calcext:value-type="float">
            <text:p>1.0042</text:p>
          </table:table-cell>
          <table:table-cell table:formula="of:=[.C484]+[.E483]" office:value-type="float" office:value="7500281600000000" calcext:value-type="float">
            <text:p>7,500,281,600,000,000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FLOOR([.$H$1] + ([.A485]-1)^[.$H$4]*[.$H$1])" office:value-type="float" office:value="23329000000000" calcext:value-type="float">
            <text:p>23,329,000,000,000</text:p>
          </table:table-cell>
          <table:table-cell table:formula="of:=FLOOR(([.$H$2] * ([.A485]-1)^2 + ([.A485]-1) * [.$H$3]) * [.$H$1]) + [.$H$1]" office:value-type="float" office:value="46706200000000" calcext:value-type="float">
            <text:p>46,706,200,000,000</text:p>
          </table:table-cell>
          <table:table-cell table:formula="of:=[.C485]/[.C484]" office:value-type="float" office:value="1.00415151860444" calcext:value-type="float">
            <text:p>1.0042</text:p>
          </table:table-cell>
          <table:table-cell table:formula="of:=[.C485]+[.E484]" office:value-type="float" office:value="7546987800000000" calcext:value-type="float">
            <text:p>7,546,987,800,000,000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FLOOR([.$H$1] + ([.A486]-1)^[.$H$4]*[.$H$1])" office:value-type="float" office:value="23425700000000" calcext:value-type="float">
            <text:p>23,425,700,000,000</text:p>
          </table:table-cell>
          <table:table-cell table:formula="of:=FLOOR(([.$H$2] * ([.A486]-1)^2 + ([.A486]-1) * [.$H$3]) * [.$H$1]) + [.$H$1]" office:value-type="float" office:value="46899700000000" calcext:value-type="float">
            <text:p>46,899,700,000,000</text:p>
          </table:table-cell>
          <table:table-cell table:formula="of:=[.C486]/[.C485]" office:value-type="float" office:value="1.00414291892725" calcext:value-type="float">
            <text:p>1.0041</text:p>
          </table:table-cell>
          <table:table-cell table:formula="of:=[.C486]+[.E485]" office:value-type="float" office:value="7593887500000000" calcext:value-type="float">
            <text:p>7,593,887,500,000,000</text:p>
          </table:table-cell>
          <table:table-cell table:number-columns-repeated="9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FLOOR([.$H$1] + ([.A487]-1)^[.$H$4]*[.$H$1])" office:value-type="float" office:value="23522600000000" calcext:value-type="float">
            <text:p>23,522,600,000,000</text:p>
          </table:table-cell>
          <table:table-cell table:formula="of:=FLOOR(([.$H$2] * ([.A487]-1)^2 + ([.A487]-1) * [.$H$3]) * [.$H$1]) + [.$H$1]" office:value-type="float" office:value="47093600000000" calcext:value-type="float">
            <text:p>47,093,600,000,000</text:p>
          </table:table-cell>
          <table:table-cell table:formula="of:=[.C487]/[.C486]" office:value-type="float" office:value="1.00413435480398" calcext:value-type="float">
            <text:p>1.0041</text:p>
          </table:table-cell>
          <table:table-cell table:formula="of:=[.C487]+[.E486]" office:value-type="float" office:value="7640981100000000" calcext:value-type="float">
            <text:p>7,640,981,100,000,000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FLOOR([.$H$1] + ([.A488]-1)^[.$H$4]*[.$H$1])" office:value-type="float" office:value="23619700000000" calcext:value-type="float">
            <text:p>23,619,700,000,000</text:p>
          </table:table-cell>
          <table:table-cell table:formula="of:=FLOOR(([.$H$2] * ([.A488]-1)^2 + ([.A488]-1) * [.$H$3]) * [.$H$1]) + [.$H$1]" office:value-type="float" office:value="47287900000000" calcext:value-type="float">
            <text:p>47,287,900,000,000</text:p>
          </table:table-cell>
          <table:table-cell table:formula="of:=[.C488]/[.C487]" office:value-type="float" office:value="1.00412582601458" calcext:value-type="float">
            <text:p>1.0041</text:p>
          </table:table-cell>
          <table:table-cell table:formula="of:=[.C488]+[.E487]" office:value-type="float" office:value="7688269000000000" calcext:value-type="float">
            <text:p>7,688,269,000,000,000</text:p>
          </table:table-cell>
          <table:table-cell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FLOOR([.$H$1] + ([.A489]-1)^[.$H$4]*[.$H$1])" office:value-type="float" office:value="23717000000000" calcext:value-type="float">
            <text:p>23,717,000,000,000</text:p>
          </table:table-cell>
          <table:table-cell table:formula="of:=FLOOR(([.$H$2] * ([.A489]-1)^2 + ([.A489]-1) * [.$H$3]) * [.$H$1]) + [.$H$1]" office:value-type="float" office:value="47482600000000" calcext:value-type="float">
            <text:p>47,482,600,000,000</text:p>
          </table:table-cell>
          <table:table-cell table:formula="of:=[.C489]/[.C488]" office:value-type="float" office:value="1.00411733234083" calcext:value-type="float">
            <text:p>1.0041</text:p>
          </table:table-cell>
          <table:table-cell table:formula="of:=[.C489]+[.E488]" office:value-type="float" office:value="7735751600000000" calcext:value-type="float">
            <text:p>7,735,751,600,000,000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FLOOR([.$H$1] + ([.A490]-1)^[.$H$4]*[.$H$1])" office:value-type="float" office:value="23814500000000" calcext:value-type="float">
            <text:p>23,814,500,000,000</text:p>
          </table:table-cell>
          <table:table-cell table:formula="of:=FLOOR(([.$H$2] * ([.A490]-1)^2 + ([.A490]-1) * [.$H$3]) * [.$H$1]) + [.$H$1]" office:value-type="float" office:value="47677700000000" calcext:value-type="float">
            <text:p>47,677,700,000,000</text:p>
          </table:table-cell>
          <table:table-cell table:formula="of:=[.C490]/[.C489]" office:value-type="float" office:value="1.00410887356632" calcext:value-type="float">
            <text:p>1.0041</text:p>
          </table:table-cell>
          <table:table-cell table:formula="of:=[.C490]+[.E489]" office:value-type="float" office:value="7783429300000000" calcext:value-type="float">
            <text:p>7,783,429,300,000,000</text:p>
          </table:table-cell>
          <table:table-cell table:number-columns-repeated="9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FLOOR([.$H$1] + ([.A491]-1)^[.$H$4]*[.$H$1])" office:value-type="float" office:value="23912200000000" calcext:value-type="float">
            <text:p>23,912,200,000,000</text:p>
          </table:table-cell>
          <table:table-cell table:formula="of:=FLOOR(([.$H$2] * ([.A491]-1)^2 + ([.A491]-1) * [.$H$3]) * [.$H$1]) + [.$H$1]" office:value-type="float" office:value="47873200000000" calcext:value-type="float">
            <text:p>47,873,200,000,000</text:p>
          </table:table-cell>
          <table:table-cell table:formula="of:=[.C491]/[.C490]" office:value-type="float" office:value="1.00410044947638" calcext:value-type="float">
            <text:p>1.0041</text:p>
          </table:table-cell>
          <table:table-cell table:formula="of:=[.C491]+[.E490]" office:value-type="float" office:value="7831302500000000" calcext:value-type="float">
            <text:p>7,831,302,500,000,000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FLOOR([.$H$1] + ([.A492]-1)^[.$H$4]*[.$H$1])" office:value-type="float" office:value="24010100000000" calcext:value-type="float">
            <text:p>24,010,100,000,000</text:p>
          </table:table-cell>
          <table:table-cell table:formula="of:=FLOOR(([.$H$2] * ([.A492]-1)^2 + ([.A492]-1) * [.$H$3]) * [.$H$1]) + [.$H$1]" office:value-type="float" office:value="48069100000000" calcext:value-type="float">
            <text:p>48,069,100,000,000</text:p>
          </table:table-cell>
          <table:table-cell table:formula="of:=[.C492]/[.C491]" office:value-type="float" office:value="1.00409205985813" calcext:value-type="float">
            <text:p>1.0041</text:p>
          </table:table-cell>
          <table:table-cell table:formula="of:=[.C492]+[.E491]" office:value-type="float" office:value="7879371600000000" calcext:value-type="float">
            <text:p>7,879,371,600,000,000</text:p>
          </table:table-cell>
          <table:table-cell table:number-columns-repeated="9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FLOOR([.$H$1] + ([.A493]-1)^[.$H$4]*[.$H$1])" office:value-type="float" office:value="24108200000000" calcext:value-type="float">
            <text:p>24,108,200,000,000</text:p>
          </table:table-cell>
          <table:table-cell table:formula="of:=FLOOR(([.$H$2] * ([.A493]-1)^2 + ([.A493]-1) * [.$H$3]) * [.$H$1]) + [.$H$1]" office:value-type="float" office:value="48265400000000" calcext:value-type="float">
            <text:p>48,265,400,000,000</text:p>
          </table:table-cell>
          <table:table-cell table:formula="of:=[.C493]/[.C492]" office:value-type="float" office:value="1.0040837045004" calcext:value-type="float">
            <text:p>1.0041</text:p>
          </table:table-cell>
          <table:table-cell table:formula="of:=[.C493]+[.E492]" office:value-type="float" office:value="7927637000000000" calcext:value-type="float">
            <text:p>7,927,637,000,000,000</text:p>
          </table:table-cell>
          <table:table-cell table:number-columns-repeated="9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FLOOR([.$H$1] + ([.A494]-1)^[.$H$4]*[.$H$1])" office:value-type="float" office:value="24206500000000" calcext:value-type="float">
            <text:p>24,206,500,000,000</text:p>
          </table:table-cell>
          <table:table-cell table:formula="of:=FLOOR(([.$H$2] * ([.A494]-1)^2 + ([.A494]-1) * [.$H$3]) * [.$H$1]) + [.$H$1]" office:value-type="float" office:value="48462100000000" calcext:value-type="float">
            <text:p>48,462,100,000,000</text:p>
          </table:table-cell>
          <table:table-cell table:formula="of:=[.C494]/[.C493]" office:value-type="float" office:value="1.00407538319376" calcext:value-type="float">
            <text:p>1.0041</text:p>
          </table:table-cell>
          <table:table-cell table:formula="of:=[.C494]+[.E493]" office:value-type="float" office:value="7976099100000000" calcext:value-type="float">
            <text:p>7,976,099,100,000,000</text:p>
          </table:table-cell>
          <table:table-cell table:number-columns-repeated="9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FLOOR([.$H$1] + ([.A495]-1)^[.$H$4]*[.$H$1])" office:value-type="float" office:value="24305000000000" calcext:value-type="float">
            <text:p>24,305,000,000,000</text:p>
          </table:table-cell>
          <table:table-cell table:formula="of:=FLOOR(([.$H$2] * ([.A495]-1)^2 + ([.A495]-1) * [.$H$3]) * [.$H$1]) + [.$H$1]" office:value-type="float" office:value="48659200000000" calcext:value-type="float">
            <text:p>48,659,200,000,000</text:p>
          </table:table-cell>
          <table:table-cell table:formula="of:=[.C495]/[.C494]" office:value-type="float" office:value="1.00406709573048" calcext:value-type="float">
            <text:p>1.0041</text:p>
          </table:table-cell>
          <table:table-cell table:formula="of:=[.C495]+[.E494]" office:value-type="float" office:value="8024758300000000" calcext:value-type="float">
            <text:p>8,024,758,300,000,000</text:p>
          </table:table-cell>
          <table:table-cell table:number-columns-repeated="9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FLOOR([.$H$1] + ([.A496]-1)^[.$H$4]*[.$H$1])" office:value-type="float" office:value="24403700000000" calcext:value-type="float">
            <text:p>24,403,700,000,000</text:p>
          </table:table-cell>
          <table:table-cell table:formula="of:=FLOOR(([.$H$2] * ([.A496]-1)^2 + ([.A496]-1) * [.$H$3]) * [.$H$1]) + [.$H$1]" office:value-type="float" office:value="48856700000000" calcext:value-type="float">
            <text:p>48,856,700,000,000</text:p>
          </table:table-cell>
          <table:table-cell table:formula="of:=[.C496]/[.C495]" office:value-type="float" office:value="1.00405884190451" calcext:value-type="float">
            <text:p>1.0041</text:p>
          </table:table-cell>
          <table:table-cell table:formula="of:=[.C496]+[.E495]" office:value-type="float" office:value="8073615000000000" calcext:value-type="float">
            <text:p>8,073,615,000,000,000</text:p>
          </table:table-cell>
          <table:table-cell table:number-columns-repeated="9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FLOOR([.$H$1] + ([.A497]-1)^[.$H$4]*[.$H$1])" office:value-type="float" office:value="24502600000000" calcext:value-type="float">
            <text:p>24,502,600,000,000</text:p>
          </table:table-cell>
          <table:table-cell table:formula="of:=FLOOR(([.$H$2] * ([.A497]-1)^2 + ([.A497]-1) * [.$H$3]) * [.$H$1]) + [.$H$1]" office:value-type="float" office:value="49054600000000" calcext:value-type="float">
            <text:p>49,054,600,000,000</text:p>
          </table:table-cell>
          <table:table-cell table:formula="of:=[.C497]/[.C496]" office:value-type="float" office:value="1.00405062151148" calcext:value-type="float">
            <text:p>1.0041</text:p>
          </table:table-cell>
          <table:table-cell table:formula="of:=[.C497]+[.E496]" office:value-type="float" office:value="8122669600000000" calcext:value-type="float">
            <text:p>8,122,669,600,000,000</text:p>
          </table:table-cell>
          <table:table-cell table:number-columns-repeated="9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FLOOR([.$H$1] + ([.A498]-1)^[.$H$4]*[.$H$1])" office:value-type="float" office:value="24601700000000" calcext:value-type="float">
            <text:p>24,601,700,000,000</text:p>
          </table:table-cell>
          <table:table-cell table:formula="of:=FLOOR(([.$H$2] * ([.A498]-1)^2 + ([.A498]-1) * [.$H$3]) * [.$H$1]) + [.$H$1]" office:value-type="float" office:value="49252900000000" calcext:value-type="float">
            <text:p>49,252,900,000,000</text:p>
          </table:table-cell>
          <table:table-cell table:formula="of:=[.C498]/[.C497]" office:value-type="float" office:value="1.00404243434866" calcext:value-type="float">
            <text:p>1.0040</text:p>
          </table:table-cell>
          <table:table-cell table:formula="of:=[.C498]+[.E497]" office:value-type="float" office:value="8171922500000000" calcext:value-type="float">
            <text:p>8,171,922,500,000,000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FLOOR([.$H$1] + ([.A499]-1)^[.$H$4]*[.$H$1])" office:value-type="float" office:value="24701000000000" calcext:value-type="float">
            <text:p>24,701,000,000,000</text:p>
          </table:table-cell>
          <table:table-cell table:formula="of:=FLOOR(([.$H$2] * ([.A499]-1)^2 + ([.A499]-1) * [.$H$3]) * [.$H$1]) + [.$H$1]" office:value-type="float" office:value="49451600000000" calcext:value-type="float">
            <text:p>49,451,600,000,000</text:p>
          </table:table-cell>
          <table:table-cell table:formula="of:=[.C499]/[.C498]" office:value-type="float" office:value="1.00403428021497" calcext:value-type="float">
            <text:p>1.0040</text:p>
          </table:table-cell>
          <table:table-cell table:formula="of:=[.C499]+[.E498]" office:value-type="float" office:value="8221374100000000" calcext:value-type="float">
            <text:p>8,221,374,100,000,000</text:p>
          </table:table-cell>
          <table:table-cell table:number-columns-repeated="9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FLOOR([.$H$1] + ([.A500]-1)^[.$H$4]*[.$H$1])" office:value-type="float" office:value="24800500000000" calcext:value-type="float">
            <text:p>24,800,500,000,000</text:p>
          </table:table-cell>
          <table:table-cell table:formula="of:=FLOOR(([.$H$2] * ([.A500]-1)^2 + ([.A500]-1) * [.$H$3]) * [.$H$1]) + [.$H$1]" office:value-type="float" office:value="49650700000000" calcext:value-type="float">
            <text:p>49,650,700,000,000</text:p>
          </table:table-cell>
          <table:table-cell table:formula="of:=[.C500]/[.C499]" office:value-type="float" office:value="1.00402615891094" calcext:value-type="float">
            <text:p>1.0040</text:p>
          </table:table-cell>
          <table:table-cell table:formula="of:=[.C500]+[.E499]" office:value-type="float" office:value="8271024800000000" calcext:value-type="float">
            <text:p>8,271,024,800,000,000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FLOOR([.$H$1] + ([.A501]-1)^[.$H$4]*[.$H$1])" office:value-type="float" office:value="24900200000000" calcext:value-type="float">
            <text:p>24,900,200,000,000</text:p>
          </table:table-cell>
          <table:table-cell table:formula="of:=FLOOR(([.$H$2] * ([.A501]-1)^2 + ([.A501]-1) * [.$H$3]) * [.$H$1]) + [.$H$1]" office:value-type="float" office:value="49850200000000" calcext:value-type="float">
            <text:p>49,850,200,000,000</text:p>
          </table:table-cell>
          <table:table-cell table:formula="of:=[.C501]/[.C500]" office:value-type="float" office:value="1.00401807023869" calcext:value-type="float">
            <text:p>1.0040</text:p>
          </table:table-cell>
          <table:table-cell table:formula="of:=[.C501]+[.E500]" office:value-type="float" office:value="8320875000000000" calcext:value-type="float">
            <text:p>8,320,875,000,000,000</text:p>
          </table:table-cell>
          <table:table-cell table:number-columns-repeated="9"/>
        </table:table-row>
      </table:table>
      <table:table table:name="rebirths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4" table:default-cell-style-name="Default"/>
        <table:table-column table:style-name="co34" table:default-cell-style-name="Default"/>
        <table:table-row table:style-name="ro1">
          <table:table-cell table:style-name="ce15" office:value-type="string" calcext:value-type="string">
            <text:p>character level</text:p>
          </table:table-cell>
          <table:table-cell table:style-name="ce15" office:value-type="string" calcext:value-type="string">
            <text:p>rebirth tier</text:p>
          </table:table-cell>
          <table:table-cell table:style-name="ce15" office:value-type="string" calcext:value-type="string">
            <text:p>eternal strength %</text:p>
          </table:table-cell>
          <table:table-cell table:style-name="ce15" office:value-type="string" calcext:value-type="string">
            <text:p>eternal alacrity %</text:p>
          </table:table-cell>
          <table:table-cell table:style-name="ce15" office:value-type="string" calcext:value-type="string">
            <text:p>eternal knowledge</text:p>
          </table:table-cell>
          <table:table-cell table:style-name="ce15"/>
          <table:table-cell table:style-name="ce21"/>
        </table:table-row>
        <table:table-row table:style-name="ro1">
          <table:table-cell table:number-columns-repeated="2" table:style-name="ce11" office:value-type="float" office:value="0" calcext:value-type="float">
            <text:p>0</text:p>
          </table:table-cell>
          <table:table-cell table:formula="of:=FLOOR([.$B2])+4" office:value-type="float" office:value="4" calcext:value-type="float">
            <text:p>4</text:p>
          </table:table-cell>
          <table:table-cell table:formula="of:=FLOOR([.$B2]/2)+2" office:value-type="float" office:value="2" calcext:value-type="float">
            <text:p>2</text:p>
          </table:table-cell>
          <table:table-cell table:formula="of:=CEILING([.$B2]/5)" office:value-type="float" office:value="0" calcext:value-type="float">
            <text:p>0</text:p>
          </table:table-cell>
          <table:table-cell table:style-name="ce15"/>
          <table:table-cell table:style-name="ce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FLOOR([.$B3])+4" office:value-type="float" office:value="5" calcext:value-type="float">
            <text:p>5</text:p>
          </table:table-cell>
          <table:table-cell table:formula="of:=FLOOR([.$B3]/2)+2" office:value-type="float" office:value="2" calcext:value-type="float">
            <text:p>2</text:p>
          </table:table-cell>
          <table:table-cell table:formula="of:=CEILING([.$B3]/5)" office:value-type="float" office:value="1" calcext:value-type="float">
            <text:p>1</text:p>
          </table:table-cell>
          <table:table-cell table:style-name="ce15"/>
          <table:table-cell table:style-name="ce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FLOOR([.$B4])+4" office:value-type="float" office:value="6" calcext:value-type="float">
            <text:p>6</text:p>
          </table:table-cell>
          <table:table-cell table:formula="of:=FLOOR([.$B4]/2)+2" office:value-type="float" office:value="3" calcext:value-type="float">
            <text:p>3</text:p>
          </table:table-cell>
          <table:table-cell table:formula="of:=CEILING([.$B4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FLOOR([.$B5])+4" office:value-type="float" office:value="7" calcext:value-type="float">
            <text:p>7</text:p>
          </table:table-cell>
          <table:table-cell table:formula="of:=FLOOR([.$B5]/2)+2" office:value-type="float" office:value="3" calcext:value-type="float">
            <text:p>3</text:p>
          </table:table-cell>
          <table:table-cell table:formula="of:=CEILING([.$B5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FLOOR([.$B6])+4" office:value-type="float" office:value="8" calcext:value-type="float">
            <text:p>8</text:p>
          </table:table-cell>
          <table:table-cell table:formula="of:=FLOOR([.$B6]/2)+2" office:value-type="float" office:value="4" calcext:value-type="float">
            <text:p>4</text:p>
          </table:table-cell>
          <table:table-cell table:formula="of:=CEILING([.$B6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FLOOR([.$B7])+4" office:value-type="float" office:value="9" calcext:value-type="float">
            <text:p>9</text:p>
          </table:table-cell>
          <table:table-cell table:formula="of:=FLOOR([.$B7]/2)+2" office:value-type="float" office:value="4" calcext:value-type="float">
            <text:p>4</text:p>
          </table:table-cell>
          <table:table-cell table:formula="of:=CEILING([.$B7]/5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FLOOR([.$B8])+4" office:value-type="float" office:value="10" calcext:value-type="float">
            <text:p>10</text:p>
          </table:table-cell>
          <table:table-cell table:formula="of:=FLOOR([.$B8]/2)+2" office:value-type="float" office:value="5" calcext:value-type="float">
            <text:p>5</text:p>
          </table:table-cell>
          <table:table-cell table:formula="of:=CEILING([.$B8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formula="of:=FLOOR([.$B9])+4" office:value-type="float" office:value="11" calcext:value-type="float">
            <text:p>11</text:p>
          </table:table-cell>
          <table:table-cell table:formula="of:=FLOOR([.$B9]/2)+2" office:value-type="float" office:value="5" calcext:value-type="float">
            <text:p>5</text:p>
          </table:table-cell>
          <table:table-cell table:formula="of:=CEILING([.$B9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FLOOR([.$B10])+4" office:value-type="float" office:value="12" calcext:value-type="float">
            <text:p>12</text:p>
          </table:table-cell>
          <table:table-cell table:formula="of:=FLOOR([.$B10]/2)+2" office:value-type="float" office:value="6" calcext:value-type="float">
            <text:p>6</text:p>
          </table:table-cell>
          <table:table-cell table:formula="of:=CEILING([.$B10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FLOOR([.$B11])+4" office:value-type="float" office:value="13" calcext:value-type="float">
            <text:p>13</text:p>
          </table:table-cell>
          <table:table-cell table:formula="of:=FLOOR([.$B11]/2)+2" office:value-type="float" office:value="6" calcext:value-type="float">
            <text:p>6</text:p>
          </table:table-cell>
          <table:table-cell table:formula="of:=CEILING([.$B11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FLOOR([.$B12])+4" office:value-type="float" office:value="14" calcext:value-type="float">
            <text:p>14</text:p>
          </table:table-cell>
          <table:table-cell table:formula="of:=FLOOR([.$B12]/2)+2" office:value-type="float" office:value="7" calcext:value-type="float">
            <text:p>7</text:p>
          </table:table-cell>
          <table:table-cell table:formula="of:=CEILING([.$B12]/5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formula="of:=FLOOR([.$B13])+4" office:value-type="float" office:value="15" calcext:value-type="float">
            <text:p>15</text:p>
          </table:table-cell>
          <table:table-cell table:formula="of:=FLOOR([.$B13]/2)+2" office:value-type="float" office:value="7" calcext:value-type="float">
            <text:p>7</text:p>
          </table:table-cell>
          <table:table-cell table:formula="of:=CEILING([.$B13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FLOOR([.$B14])+4" office:value-type="float" office:value="16" calcext:value-type="float">
            <text:p>16</text:p>
          </table:table-cell>
          <table:table-cell table:formula="of:=FLOOR([.$B14]/2)+2" office:value-type="float" office:value="8" calcext:value-type="float">
            <text:p>8</text:p>
          </table:table-cell>
          <table:table-cell table:formula="of:=CEILING([.$B14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table:formula="of:=FLOOR([.$B15])+4" office:value-type="float" office:value="17" calcext:value-type="float">
            <text:p>17</text:p>
          </table:table-cell>
          <table:table-cell table:formula="of:=FLOOR([.$B15]/2)+2" office:value-type="float" office:value="8" calcext:value-type="float">
            <text:p>8</text:p>
          </table:table-cell>
          <table:table-cell table:formula="of:=CEILING([.$B15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formula="of:=FLOOR([.$B16])+4" office:value-type="float" office:value="18" calcext:value-type="float">
            <text:p>18</text:p>
          </table:table-cell>
          <table:table-cell table:formula="of:=FLOOR([.$B16]/2)+2" office:value-type="float" office:value="9" calcext:value-type="float">
            <text:p>9</text:p>
          </table:table-cell>
          <table:table-cell table:formula="of:=CEILING([.$B16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FLOOR([.$B17])+4" office:value-type="float" office:value="19" calcext:value-type="float">
            <text:p>19</text:p>
          </table:table-cell>
          <table:table-cell table:formula="of:=FLOOR([.$B17]/2)+2" office:value-type="float" office:value="9" calcext:value-type="float">
            <text:p>9</text:p>
          </table:table-cell>
          <table:table-cell table:formula="of:=CEILING([.$B17]/5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FLOOR([.$B18])+4" office:value-type="float" office:value="20" calcext:value-type="float">
            <text:p>20</text:p>
          </table:table-cell>
          <table:table-cell table:formula="of:=FLOOR([.$B18]/2)+2" office:value-type="float" office:value="10" calcext:value-type="float">
            <text:p>10</text:p>
          </table:table-cell>
          <table:table-cell table:formula="of:=CEILING([.$B18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formula="of:=FLOOR([.$B19])+4" office:value-type="float" office:value="21" calcext:value-type="float">
            <text:p>21</text:p>
          </table:table-cell>
          <table:table-cell table:formula="of:=FLOOR([.$B19]/2)+2" office:value-type="float" office:value="10" calcext:value-type="float">
            <text:p>10</text:p>
          </table:table-cell>
          <table:table-cell table:formula="of:=CEILING([.$B19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FLOOR([.$B20])+4" office:value-type="float" office:value="22" calcext:value-type="float">
            <text:p>22</text:p>
          </table:table-cell>
          <table:table-cell table:formula="of:=FLOOR([.$B20]/2)+2" office:value-type="float" office:value="11" calcext:value-type="float">
            <text:p>11</text:p>
          </table:table-cell>
          <table:table-cell table:formula="of:=CEILING([.$B20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table:formula="of:=FLOOR([.$B21])+4" office:value-type="float" office:value="23" calcext:value-type="float">
            <text:p>23</text:p>
          </table:table-cell>
          <table:table-cell table:formula="of:=FLOOR([.$B21]/2)+2" office:value-type="float" office:value="11" calcext:value-type="float">
            <text:p>11</text:p>
          </table:table-cell>
          <table:table-cell table:formula="of:=CEILING([.$B21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FLOOR([.$B22])+4" office:value-type="float" office:value="24" calcext:value-type="float">
            <text:p>24</text:p>
          </table:table-cell>
          <table:table-cell table:formula="of:=FLOOR([.$B22]/2)+2" office:value-type="float" office:value="12" calcext:value-type="float">
            <text:p>12</text:p>
          </table:table-cell>
          <table:table-cell table:formula="of:=CEILING([.$B22]/5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table:formula="of:=FLOOR([.$B23])+4" office:value-type="float" office:value="25" calcext:value-type="float">
            <text:p>25</text:p>
          </table:table-cell>
          <table:table-cell table:formula="of:=FLOOR([.$B23]/2)+2" office:value-type="float" office:value="12" calcext:value-type="float">
            <text:p>12</text:p>
          </table:table-cell>
          <table:table-cell table:formula="of:=CEILING([.$B23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table:formula="of:=FLOOR([.$B24])+4" office:value-type="float" office:value="26" calcext:value-type="float">
            <text:p>26</text:p>
          </table:table-cell>
          <table:table-cell table:formula="of:=FLOOR([.$B24]/2)+2" office:value-type="float" office:value="13" calcext:value-type="float">
            <text:p>13</text:p>
          </table:table-cell>
          <table:table-cell table:formula="of:=CEILING([.$B24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table:formula="of:=FLOOR([.$B25])+4" office:value-type="float" office:value="27" calcext:value-type="float">
            <text:p>27</text:p>
          </table:table-cell>
          <table:table-cell table:formula="of:=FLOOR([.$B25]/2)+2" office:value-type="float" office:value="13" calcext:value-type="float">
            <text:p>13</text:p>
          </table:table-cell>
          <table:table-cell table:formula="of:=CEILING([.$B25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table:formula="of:=FLOOR([.$B26])+4" office:value-type="float" office:value="28" calcext:value-type="float">
            <text:p>28</text:p>
          </table:table-cell>
          <table:table-cell table:formula="of:=FLOOR([.$B26]/2)+2" office:value-type="float" office:value="14" calcext:value-type="float">
            <text:p>14</text:p>
          </table:table-cell>
          <table:table-cell table:formula="of:=CEILING([.$B26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FLOOR([.$B27])+4" office:value-type="float" office:value="29" calcext:value-type="float">
            <text:p>29</text:p>
          </table:table-cell>
          <table:table-cell table:formula="of:=FLOOR([.$B27]/2)+2" office:value-type="float" office:value="14" calcext:value-type="float">
            <text:p>14</text:p>
          </table:table-cell>
          <table:table-cell table:formula="of:=CEILING([.$B27]/5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table:formula="of:=FLOOR([.$B28])+4" office:value-type="float" office:value="30" calcext:value-type="float">
            <text:p>30</text:p>
          </table:table-cell>
          <table:table-cell table:formula="of:=FLOOR([.$B28]/2)+2" office:value-type="float" office:value="15" calcext:value-type="float">
            <text:p>15</text:p>
          </table:table-cell>
          <table:table-cell table:formula="of:=CEILING([.$B28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formula="of:=FLOOR([.$B29])+4" office:value-type="float" office:value="31" calcext:value-type="float">
            <text:p>31</text:p>
          </table:table-cell>
          <table:table-cell table:formula="of:=FLOOR([.$B29]/2)+2" office:value-type="float" office:value="15" calcext:value-type="float">
            <text:p>15</text:p>
          </table:table-cell>
          <table:table-cell table:formula="of:=CEILING([.$B29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table:formula="of:=FLOOR([.$B30])+4" office:value-type="float" office:value="32" calcext:value-type="float">
            <text:p>32</text:p>
          </table:table-cell>
          <table:table-cell table:formula="of:=FLOOR([.$B30]/2)+2" office:value-type="float" office:value="16" calcext:value-type="float">
            <text:p>16</text:p>
          </table:table-cell>
          <table:table-cell table:formula="of:=CEILING([.$B30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table:formula="of:=FLOOR([.$B31])+4" office:value-type="float" office:value="33" calcext:value-type="float">
            <text:p>33</text:p>
          </table:table-cell>
          <table:table-cell table:formula="of:=FLOOR([.$B31]/2)+2" office:value-type="float" office:value="16" calcext:value-type="float">
            <text:p>16</text:p>
          </table:table-cell>
          <table:table-cell table:formula="of:=CEILING([.$B31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FLOOR([.$B32])+4" office:value-type="float" office:value="34" calcext:value-type="float">
            <text:p>34</text:p>
          </table:table-cell>
          <table:table-cell table:formula="of:=FLOOR([.$B32]/2)+2" office:value-type="float" office:value="17" calcext:value-type="float">
            <text:p>17</text:p>
          </table:table-cell>
          <table:table-cell table:formula="of:=CEILING([.$B32]/5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 table:formula="of:=FLOOR([.$B33])+4" office:value-type="float" office:value="35" calcext:value-type="float">
            <text:p>35</text:p>
          </table:table-cell>
          <table:table-cell table:formula="of:=FLOOR([.$B33]/2)+2" office:value-type="float" office:value="17" calcext:value-type="float">
            <text:p>17</text:p>
          </table:table-cell>
          <table:table-cell table:formula="of:=CEILING([.$B33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table:formula="of:=FLOOR([.$B34])+4" office:value-type="float" office:value="36" calcext:value-type="float">
            <text:p>36</text:p>
          </table:table-cell>
          <table:table-cell table:formula="of:=FLOOR([.$B34]/2)+2" office:value-type="float" office:value="18" calcext:value-type="float">
            <text:p>18</text:p>
          </table:table-cell>
          <table:table-cell table:formula="of:=CEILING([.$B34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FLOOR([.$B35])+4" office:value-type="float" office:value="37" calcext:value-type="float">
            <text:p>37</text:p>
          </table:table-cell>
          <table:table-cell table:formula="of:=FLOOR([.$B35]/2)+2" office:value-type="float" office:value="18" calcext:value-type="float">
            <text:p>18</text:p>
          </table:table-cell>
          <table:table-cell table:formula="of:=CEILING([.$B35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table:formula="of:=FLOOR([.$B36])+4" office:value-type="float" office:value="38" calcext:value-type="float">
            <text:p>38</text:p>
          </table:table-cell>
          <table:table-cell table:formula="of:=FLOOR([.$B36]/2)+2" office:value-type="float" office:value="19" calcext:value-type="float">
            <text:p>19</text:p>
          </table:table-cell>
          <table:table-cell table:formula="of:=CEILING([.$B36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5" calcext:value-type="float">
            <text:p>35</text:p>
          </table:table-cell>
          <table:table-cell table:formula="of:=FLOOR([.$B37])+4" office:value-type="float" office:value="39" calcext:value-type="float">
            <text:p>39</text:p>
          </table:table-cell>
          <table:table-cell table:formula="of:=FLOOR([.$B37]/2)+2" office:value-type="float" office:value="19" calcext:value-type="float">
            <text:p>19</text:p>
          </table:table-cell>
          <table:table-cell table:formula="of:=CEILING([.$B37]/5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table:formula="of:=FLOOR([.$B38])+4" office:value-type="float" office:value="40" calcext:value-type="float">
            <text:p>40</text:p>
          </table:table-cell>
          <table:table-cell table:formula="of:=FLOOR([.$B38]/2)+2" office:value-type="float" office:value="20" calcext:value-type="float">
            <text:p>20</text:p>
          </table:table-cell>
          <table:table-cell table:formula="of:=CEILING([.$B38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  <table:table-cell table:formula="of:=FLOOR([.$B39])+4" office:value-type="float" office:value="41" calcext:value-type="float">
            <text:p>41</text:p>
          </table:table-cell>
          <table:table-cell table:formula="of:=FLOOR([.$B39]/2)+2" office:value-type="float" office:value="20" calcext:value-type="float">
            <text:p>20</text:p>
          </table:table-cell>
          <table:table-cell table:formula="of:=CEILING([.$B39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table:formula="of:=FLOOR([.$B40])+4" office:value-type="float" office:value="42" calcext:value-type="float">
            <text:p>42</text:p>
          </table:table-cell>
          <table:table-cell table:formula="of:=FLOOR([.$B40]/2)+2" office:value-type="float" office:value="21" calcext:value-type="float">
            <text:p>21</text:p>
          </table:table-cell>
          <table:table-cell table:formula="of:=CEILING([.$B40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table:formula="of:=FLOOR([.$B41])+4" office:value-type="float" office:value="43" calcext:value-type="float">
            <text:p>43</text:p>
          </table:table-cell>
          <table:table-cell table:formula="of:=FLOOR([.$B41]/2)+2" office:value-type="float" office:value="21" calcext:value-type="float">
            <text:p>21</text:p>
          </table:table-cell>
          <table:table-cell table:formula="of:=CEILING([.$B41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table:formula="of:=FLOOR([.$B42])+4" office:value-type="float" office:value="44" calcext:value-type="float">
            <text:p>44</text:p>
          </table:table-cell>
          <table:table-cell table:formula="of:=FLOOR([.$B42]/2)+2" office:value-type="float" office:value="22" calcext:value-type="float">
            <text:p>22</text:p>
          </table:table-cell>
          <table:table-cell table:formula="of:=CEILING([.$B42]/5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1" calcext:value-type="float">
            <text:p>41</text:p>
          </table:table-cell>
          <table:table-cell table:formula="of:=FLOOR([.$B43])+4" office:value-type="float" office:value="45" calcext:value-type="float">
            <text:p>45</text:p>
          </table:table-cell>
          <table:table-cell table:formula="of:=FLOOR([.$B43]/2)+2" office:value-type="float" office:value="22" calcext:value-type="float">
            <text:p>22</text:p>
          </table:table-cell>
          <table:table-cell table:formula="of:=CEILING([.$B43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table:formula="of:=FLOOR([.$B44])+4" office:value-type="float" office:value="46" calcext:value-type="float">
            <text:p>46</text:p>
          </table:table-cell>
          <table:table-cell table:formula="of:=FLOOR([.$B44]/2)+2" office:value-type="float" office:value="23" calcext:value-type="float">
            <text:p>23</text:p>
          </table:table-cell>
          <table:table-cell table:formula="of:=CEILING([.$B44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3" calcext:value-type="float">
            <text:p>43</text:p>
          </table:table-cell>
          <table:table-cell table:formula="of:=FLOOR([.$B45])+4" office:value-type="float" office:value="47" calcext:value-type="float">
            <text:p>47</text:p>
          </table:table-cell>
          <table:table-cell table:formula="of:=FLOOR([.$B45]/2)+2" office:value-type="float" office:value="23" calcext:value-type="float">
            <text:p>23</text:p>
          </table:table-cell>
          <table:table-cell table:formula="of:=CEILING([.$B45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 table:formula="of:=FLOOR([.$B46])+4" office:value-type="float" office:value="48" calcext:value-type="float">
            <text:p>48</text:p>
          </table:table-cell>
          <table:table-cell table:formula="of:=FLOOR([.$B46]/2)+2" office:value-type="float" office:value="24" calcext:value-type="float">
            <text:p>24</text:p>
          </table:table-cell>
          <table:table-cell table:formula="of:=CEILING([.$B46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5" calcext:value-type="float">
            <text:p>45</text:p>
          </table:table-cell>
          <table:table-cell table:formula="of:=FLOOR([.$B47])+4" office:value-type="float" office:value="49" calcext:value-type="float">
            <text:p>49</text:p>
          </table:table-cell>
          <table:table-cell table:formula="of:=FLOOR([.$B47]/2)+2" office:value-type="float" office:value="24" calcext:value-type="float">
            <text:p>24</text:p>
          </table:table-cell>
          <table:table-cell table:formula="of:=CEILING([.$B47]/5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6" calcext:value-type="float">
            <text:p>46</text:p>
          </table:table-cell>
          <table:table-cell table:formula="of:=FLOOR([.$B48])+4" office:value-type="float" office:value="50" calcext:value-type="float">
            <text:p>50</text:p>
          </table:table-cell>
          <table:table-cell table:formula="of:=FLOOR([.$B48]/2)+2" office:value-type="float" office:value="25" calcext:value-type="float">
            <text:p>25</text:p>
          </table:table-cell>
          <table:table-cell table:formula="of:=CEILING([.$B48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7" calcext:value-type="float">
            <text:p>47</text:p>
          </table:table-cell>
          <table:table-cell table:formula="of:=FLOOR([.$B49])+4" office:value-type="float" office:value="51" calcext:value-type="float">
            <text:p>51</text:p>
          </table:table-cell>
          <table:table-cell table:formula="of:=FLOOR([.$B49]/2)+2" office:value-type="float" office:value="25" calcext:value-type="float">
            <text:p>25</text:p>
          </table:table-cell>
          <table:table-cell table:formula="of:=CEILING([.$B49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8" calcext:value-type="float">
            <text:p>48</text:p>
          </table:table-cell>
          <table:table-cell table:formula="of:=FLOOR([.$B50])+4" office:value-type="float" office:value="52" calcext:value-type="float">
            <text:p>52</text:p>
          </table:table-cell>
          <table:table-cell table:formula="of:=FLOOR([.$B50]/2)+2" office:value-type="float" office:value="26" calcext:value-type="float">
            <text:p>26</text:p>
          </table:table-cell>
          <table:table-cell table:formula="of:=CEILING([.$B50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</text:p>
          </table:table-cell>
          <table:table-cell table:formula="of:=FLOOR([.$B51])+4" office:value-type="float" office:value="53" calcext:value-type="float">
            <text:p>53</text:p>
          </table:table-cell>
          <table:table-cell table:formula="of:=FLOOR([.$B51]/2)+2" office:value-type="float" office:value="26" calcext:value-type="float">
            <text:p>26</text:p>
          </table:table-cell>
          <table:table-cell table:formula="of:=CEILING([.$B51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formula="of:=FLOOR([.$B52])+4" office:value-type="float" office:value="54" calcext:value-type="float">
            <text:p>54</text:p>
          </table:table-cell>
          <table:table-cell table:formula="of:=FLOOR([.$B52]/2)+2" office:value-type="float" office:value="27" calcext:value-type="float">
            <text:p>27</text:p>
          </table:table-cell>
          <table:table-cell table:formula="of:=CEILING([.$B52]/5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table:formula="of:=FLOOR([.$B53])+4" office:value-type="float" office:value="55" calcext:value-type="float">
            <text:p>55</text:p>
          </table:table-cell>
          <table:table-cell table:formula="of:=FLOOR([.$B53]/2)+2" office:value-type="float" office:value="27" calcext:value-type="float">
            <text:p>27</text:p>
          </table:table-cell>
          <table:table-cell table:formula="of:=CEILING([.$B53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2" calcext:value-type="float">
            <text:p>52</text:p>
          </table:table-cell>
          <table:table-cell table:formula="of:=FLOOR([.$B54])+4" office:value-type="float" office:value="56" calcext:value-type="float">
            <text:p>56</text:p>
          </table:table-cell>
          <table:table-cell table:formula="of:=FLOOR([.$B54]/2)+2" office:value-type="float" office:value="28" calcext:value-type="float">
            <text:p>28</text:p>
          </table:table-cell>
          <table:table-cell table:formula="of:=CEILING([.$B54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3" calcext:value-type="float">
            <text:p>53</text:p>
          </table:table-cell>
          <table:table-cell table:formula="of:=FLOOR([.$B55])+4" office:value-type="float" office:value="57" calcext:value-type="float">
            <text:p>57</text:p>
          </table:table-cell>
          <table:table-cell table:formula="of:=FLOOR([.$B55]/2)+2" office:value-type="float" office:value="28" calcext:value-type="float">
            <text:p>28</text:p>
          </table:table-cell>
          <table:table-cell table:formula="of:=CEILING([.$B55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4" calcext:value-type="float">
            <text:p>54</text:p>
          </table:table-cell>
          <table:table-cell table:formula="of:=FLOOR([.$B56])+4" office:value-type="float" office:value="58" calcext:value-type="float">
            <text:p>58</text:p>
          </table:table-cell>
          <table:table-cell table:formula="of:=FLOOR([.$B56]/2)+2" office:value-type="float" office:value="29" calcext:value-type="float">
            <text:p>29</text:p>
          </table:table-cell>
          <table:table-cell table:formula="of:=CEILING([.$B56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5" calcext:value-type="float">
            <text:p>55</text:p>
          </table:table-cell>
          <table:table-cell table:formula="of:=FLOOR([.$B57])+4" office:value-type="float" office:value="59" calcext:value-type="float">
            <text:p>59</text:p>
          </table:table-cell>
          <table:table-cell table:formula="of:=FLOOR([.$B57]/2)+2" office:value-type="float" office:value="29" calcext:value-type="float">
            <text:p>29</text:p>
          </table:table-cell>
          <table:table-cell table:formula="of:=CEILING([.$B57]/5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6" calcext:value-type="float">
            <text:p>56</text:p>
          </table:table-cell>
          <table:table-cell table:formula="of:=FLOOR([.$B58])+4" office:value-type="float" office:value="60" calcext:value-type="float">
            <text:p>60</text:p>
          </table:table-cell>
          <table:table-cell table:formula="of:=FLOOR([.$B58]/2)+2" office:value-type="float" office:value="30" calcext:value-type="float">
            <text:p>30</text:p>
          </table:table-cell>
          <table:table-cell table:formula="of:=CEILING([.$B58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table:formula="of:=FLOOR([.$B59])+4" office:value-type="float" office:value="61" calcext:value-type="float">
            <text:p>61</text:p>
          </table:table-cell>
          <table:table-cell table:formula="of:=FLOOR([.$B59]/2)+2" office:value-type="float" office:value="30" calcext:value-type="float">
            <text:p>30</text:p>
          </table:table-cell>
          <table:table-cell table:formula="of:=CEILING([.$B59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8" calcext:value-type="float">
            <text:p>58</text:p>
          </table:table-cell>
          <table:table-cell table:formula="of:=FLOOR([.$B60])+4" office:value-type="float" office:value="62" calcext:value-type="float">
            <text:p>62</text:p>
          </table:table-cell>
          <table:table-cell table:formula="of:=FLOOR([.$B60]/2)+2" office:value-type="float" office:value="31" calcext:value-type="float">
            <text:p>31</text:p>
          </table:table-cell>
          <table:table-cell table:formula="of:=CEILING([.$B60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  <table:table-cell table:formula="of:=FLOOR([.$B61])+4" office:value-type="float" office:value="63" calcext:value-type="float">
            <text:p>63</text:p>
          </table:table-cell>
          <table:table-cell table:formula="of:=FLOOR([.$B61]/2)+2" office:value-type="float" office:value="31" calcext:value-type="float">
            <text:p>31</text:p>
          </table:table-cell>
          <table:table-cell table:formula="of:=CEILING([.$B61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formula="of:=FLOOR([.$B62])+4" office:value-type="float" office:value="64" calcext:value-type="float">
            <text:p>64</text:p>
          </table:table-cell>
          <table:table-cell table:formula="of:=FLOOR([.$B62]/2)+2" office:value-type="float" office:value="32" calcext:value-type="float">
            <text:p>32</text:p>
          </table:table-cell>
          <table:table-cell table:formula="of:=CEILING([.$B62]/5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1" calcext:value-type="float">
            <text:p>61</text:p>
          </table:table-cell>
          <table:table-cell table:formula="of:=FLOOR([.$B63])+4" office:value-type="float" office:value="65" calcext:value-type="float">
            <text:p>65</text:p>
          </table:table-cell>
          <table:table-cell table:formula="of:=FLOOR([.$B63]/2)+2" office:value-type="float" office:value="32" calcext:value-type="float">
            <text:p>32</text:p>
          </table:table-cell>
          <table:table-cell table:formula="of:=CEILING([.$B63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table:formula="of:=FLOOR([.$B64])+4" office:value-type="float" office:value="66" calcext:value-type="float">
            <text:p>66</text:p>
          </table:table-cell>
          <table:table-cell table:formula="of:=FLOOR([.$B64]/2)+2" office:value-type="float" office:value="33" calcext:value-type="float">
            <text:p>33</text:p>
          </table:table-cell>
          <table:table-cell table:formula="of:=CEILING([.$B64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3" calcext:value-type="float">
            <text:p>63</text:p>
          </table:table-cell>
          <table:table-cell table:formula="of:=FLOOR([.$B65])+4" office:value-type="float" office:value="67" calcext:value-type="float">
            <text:p>67</text:p>
          </table:table-cell>
          <table:table-cell table:formula="of:=FLOOR([.$B65]/2)+2" office:value-type="float" office:value="33" calcext:value-type="float">
            <text:p>33</text:p>
          </table:table-cell>
          <table:table-cell table:formula="of:=CEILING([.$B65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  <table:table-cell table:formula="of:=FLOOR([.$B66])+4" office:value-type="float" office:value="68" calcext:value-type="float">
            <text:p>68</text:p>
          </table:table-cell>
          <table:table-cell table:formula="of:=FLOOR([.$B66]/2)+2" office:value-type="float" office:value="34" calcext:value-type="float">
            <text:p>34</text:p>
          </table:table-cell>
          <table:table-cell table:formula="of:=CEILING([.$B66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5" calcext:value-type="float">
            <text:p>65</text:p>
          </table:table-cell>
          <table:table-cell table:formula="of:=FLOOR([.$B67])+4" office:value-type="float" office:value="69" calcext:value-type="float">
            <text:p>69</text:p>
          </table:table-cell>
          <table:table-cell table:formula="of:=FLOOR([.$B67]/2)+2" office:value-type="float" office:value="34" calcext:value-type="float">
            <text:p>34</text:p>
          </table:table-cell>
          <table:table-cell table:formula="of:=CEILING([.$B67]/5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6" calcext:value-type="float">
            <text:p>66</text:p>
          </table:table-cell>
          <table:table-cell table:formula="of:=FLOOR([.$B68])+4" office:value-type="float" office:value="70" calcext:value-type="float">
            <text:p>70</text:p>
          </table:table-cell>
          <table:table-cell table:formula="of:=FLOOR([.$B68]/2)+2" office:value-type="float" office:value="35" calcext:value-type="float">
            <text:p>35</text:p>
          </table:table-cell>
          <table:table-cell table:formula="of:=CEILING([.$B68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7" calcext:value-type="float">
            <text:p>67</text:p>
          </table:table-cell>
          <table:table-cell table:formula="of:=FLOOR([.$B69])+4" office:value-type="float" office:value="71" calcext:value-type="float">
            <text:p>71</text:p>
          </table:table-cell>
          <table:table-cell table:formula="of:=FLOOR([.$B69]/2)+2" office:value-type="float" office:value="35" calcext:value-type="float">
            <text:p>35</text:p>
          </table:table-cell>
          <table:table-cell table:formula="of:=CEILING([.$B69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8" calcext:value-type="float">
            <text:p>68</text:p>
          </table:table-cell>
          <table:table-cell table:formula="of:=FLOOR([.$B70])+4" office:value-type="float" office:value="72" calcext:value-type="float">
            <text:p>72</text:p>
          </table:table-cell>
          <table:table-cell table:formula="of:=FLOOR([.$B70]/2)+2" office:value-type="float" office:value="36" calcext:value-type="float">
            <text:p>36</text:p>
          </table:table-cell>
          <table:table-cell table:formula="of:=CEILING([.$B70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9" calcext:value-type="float">
            <text:p>69</text:p>
          </table:table-cell>
          <table:table-cell table:formula="of:=FLOOR([.$B71])+4" office:value-type="float" office:value="73" calcext:value-type="float">
            <text:p>73</text:p>
          </table:table-cell>
          <table:table-cell table:formula="of:=FLOOR([.$B71]/2)+2" office:value-type="float" office:value="36" calcext:value-type="float">
            <text:p>36</text:p>
          </table:table-cell>
          <table:table-cell table:formula="of:=CEILING([.$B71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0" calcext:value-type="float">
            <text:p>70</text:p>
          </table:table-cell>
          <table:table-cell table:formula="of:=FLOOR([.$B72])+4" office:value-type="float" office:value="74" calcext:value-type="float">
            <text:p>74</text:p>
          </table:table-cell>
          <table:table-cell table:formula="of:=FLOOR([.$B72]/2)+2" office:value-type="float" office:value="37" calcext:value-type="float">
            <text:p>37</text:p>
          </table:table-cell>
          <table:table-cell table:formula="of:=CEILING([.$B72]/5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1" calcext:value-type="float">
            <text:p>71</text:p>
          </table:table-cell>
          <table:table-cell table:formula="of:=FLOOR([.$B73])+4" office:value-type="float" office:value="75" calcext:value-type="float">
            <text:p>75</text:p>
          </table:table-cell>
          <table:table-cell table:formula="of:=FLOOR([.$B73]/2)+2" office:value-type="float" office:value="37" calcext:value-type="float">
            <text:p>37</text:p>
          </table:table-cell>
          <table:table-cell table:formula="of:=CEILING([.$B73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2" calcext:value-type="float">
            <text:p>72</text:p>
          </table:table-cell>
          <table:table-cell table:formula="of:=FLOOR([.$B74])+4" office:value-type="float" office:value="76" calcext:value-type="float">
            <text:p>76</text:p>
          </table:table-cell>
          <table:table-cell table:formula="of:=FLOOR([.$B74]/2)+2" office:value-type="float" office:value="38" calcext:value-type="float">
            <text:p>38</text:p>
          </table:table-cell>
          <table:table-cell table:formula="of:=CEILING([.$B74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3" calcext:value-type="float">
            <text:p>73</text:p>
          </table:table-cell>
          <table:table-cell table:formula="of:=FLOOR([.$B75])+4" office:value-type="float" office:value="77" calcext:value-type="float">
            <text:p>77</text:p>
          </table:table-cell>
          <table:table-cell table:formula="of:=FLOOR([.$B75]/2)+2" office:value-type="float" office:value="38" calcext:value-type="float">
            <text:p>38</text:p>
          </table:table-cell>
          <table:table-cell table:formula="of:=CEILING([.$B75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4" calcext:value-type="float">
            <text:p>74</text:p>
          </table:table-cell>
          <table:table-cell table:formula="of:=FLOOR([.$B76])+4" office:value-type="float" office:value="78" calcext:value-type="float">
            <text:p>78</text:p>
          </table:table-cell>
          <table:table-cell table:formula="of:=FLOOR([.$B76]/2)+2" office:value-type="float" office:value="39" calcext:value-type="float">
            <text:p>39</text:p>
          </table:table-cell>
          <table:table-cell table:formula="of:=CEILING([.$B76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</text:p>
          </table:table-cell>
          <table:table-cell table:formula="of:=FLOOR([.$B77])+4" office:value-type="float" office:value="79" calcext:value-type="float">
            <text:p>79</text:p>
          </table:table-cell>
          <table:table-cell table:formula="of:=FLOOR([.$B77]/2)+2" office:value-type="float" office:value="39" calcext:value-type="float">
            <text:p>39</text:p>
          </table:table-cell>
          <table:table-cell table:formula="of:=CEILING([.$B77]/5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6" calcext:value-type="float">
            <text:p>76</text:p>
          </table:table-cell>
          <table:table-cell table:formula="of:=FLOOR([.$B78])+4" office:value-type="float" office:value="80" calcext:value-type="float">
            <text:p>80</text:p>
          </table:table-cell>
          <table:table-cell table:formula="of:=FLOOR([.$B78]/2)+2" office:value-type="float" office:value="40" calcext:value-type="float">
            <text:p>40</text:p>
          </table:table-cell>
          <table:table-cell table:formula="of:=CEILING([.$B78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7" calcext:value-type="float">
            <text:p>77</text:p>
          </table:table-cell>
          <table:table-cell table:formula="of:=FLOOR([.$B79])+4" office:value-type="float" office:value="81" calcext:value-type="float">
            <text:p>81</text:p>
          </table:table-cell>
          <table:table-cell table:formula="of:=FLOOR([.$B79]/2)+2" office:value-type="float" office:value="40" calcext:value-type="float">
            <text:p>40</text:p>
          </table:table-cell>
          <table:table-cell table:formula="of:=CEILING([.$B79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8" calcext:value-type="float">
            <text:p>78</text:p>
          </table:table-cell>
          <table:table-cell table:formula="of:=FLOOR([.$B80])+4" office:value-type="float" office:value="82" calcext:value-type="float">
            <text:p>82</text:p>
          </table:table-cell>
          <table:table-cell table:formula="of:=FLOOR([.$B80]/2)+2" office:value-type="float" office:value="41" calcext:value-type="float">
            <text:p>41</text:p>
          </table:table-cell>
          <table:table-cell table:formula="of:=CEILING([.$B80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9" calcext:value-type="float">
            <text:p>79</text:p>
          </table:table-cell>
          <table:table-cell table:formula="of:=FLOOR([.$B81])+4" office:value-type="float" office:value="83" calcext:value-type="float">
            <text:p>83</text:p>
          </table:table-cell>
          <table:table-cell table:formula="of:=FLOOR([.$B81]/2)+2" office:value-type="float" office:value="41" calcext:value-type="float">
            <text:p>41</text:p>
          </table:table-cell>
          <table:table-cell table:formula="of:=CEILING([.$B81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table:formula="of:=FLOOR([.$B82])+4" office:value-type="float" office:value="84" calcext:value-type="float">
            <text:p>84</text:p>
          </table:table-cell>
          <table:table-cell table:formula="of:=FLOOR([.$B82]/2)+2" office:value-type="float" office:value="42" calcext:value-type="float">
            <text:p>42</text:p>
          </table:table-cell>
          <table:table-cell table:formula="of:=CEILING([.$B82]/5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1" calcext:value-type="float">
            <text:p>81</text:p>
          </table:table-cell>
          <table:table-cell table:formula="of:=FLOOR([.$B83])+4" office:value-type="float" office:value="85" calcext:value-type="float">
            <text:p>85</text:p>
          </table:table-cell>
          <table:table-cell table:formula="of:=FLOOR([.$B83]/2)+2" office:value-type="float" office:value="42" calcext:value-type="float">
            <text:p>42</text:p>
          </table:table-cell>
          <table:table-cell table:formula="of:=CEILING([.$B83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2" calcext:value-type="float">
            <text:p>82</text:p>
          </table:table-cell>
          <table:table-cell table:formula="of:=FLOOR([.$B84])+4" office:value-type="float" office:value="86" calcext:value-type="float">
            <text:p>86</text:p>
          </table:table-cell>
          <table:table-cell table:formula="of:=FLOOR([.$B84]/2)+2" office:value-type="float" office:value="43" calcext:value-type="float">
            <text:p>43</text:p>
          </table:table-cell>
          <table:table-cell table:formula="of:=CEILING([.$B84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3" calcext:value-type="float">
            <text:p>83</text:p>
          </table:table-cell>
          <table:table-cell table:formula="of:=FLOOR([.$B85])+4" office:value-type="float" office:value="87" calcext:value-type="float">
            <text:p>87</text:p>
          </table:table-cell>
          <table:table-cell table:formula="of:=FLOOR([.$B85]/2)+2" office:value-type="float" office:value="43" calcext:value-type="float">
            <text:p>43</text:p>
          </table:table-cell>
          <table:table-cell table:formula="of:=CEILING([.$B85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4" calcext:value-type="float">
            <text:p>84</text:p>
          </table:table-cell>
          <table:table-cell table:formula="of:=FLOOR([.$B86])+4" office:value-type="float" office:value="88" calcext:value-type="float">
            <text:p>88</text:p>
          </table:table-cell>
          <table:table-cell table:formula="of:=FLOOR([.$B86]/2)+2" office:value-type="float" office:value="44" calcext:value-type="float">
            <text:p>44</text:p>
          </table:table-cell>
          <table:table-cell table:formula="of:=CEILING([.$B86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5" calcext:value-type="float">
            <text:p>85</text:p>
          </table:table-cell>
          <table:table-cell table:formula="of:=FLOOR([.$B87])+4" office:value-type="float" office:value="89" calcext:value-type="float">
            <text:p>89</text:p>
          </table:table-cell>
          <table:table-cell table:formula="of:=FLOOR([.$B87]/2)+2" office:value-type="float" office:value="44" calcext:value-type="float">
            <text:p>44</text:p>
          </table:table-cell>
          <table:table-cell table:formula="of:=CEILING([.$B87]/5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6" calcext:value-type="float">
            <text:p>86</text:p>
          </table:table-cell>
          <table:table-cell table:formula="of:=FLOOR([.$B88])+4" office:value-type="float" office:value="90" calcext:value-type="float">
            <text:p>90</text:p>
          </table:table-cell>
          <table:table-cell table:formula="of:=FLOOR([.$B88]/2)+2" office:value-type="float" office:value="45" calcext:value-type="float">
            <text:p>45</text:p>
          </table:table-cell>
          <table:table-cell table:formula="of:=CEILING([.$B88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7" calcext:value-type="float">
            <text:p>87</text:p>
          </table:table-cell>
          <table:table-cell table:formula="of:=FLOOR([.$B89])+4" office:value-type="float" office:value="91" calcext:value-type="float">
            <text:p>91</text:p>
          </table:table-cell>
          <table:table-cell table:formula="of:=FLOOR([.$B89]/2)+2" office:value-type="float" office:value="45" calcext:value-type="float">
            <text:p>45</text:p>
          </table:table-cell>
          <table:table-cell table:formula="of:=CEILING([.$B89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8" calcext:value-type="float">
            <text:p>88</text:p>
          </table:table-cell>
          <table:table-cell table:formula="of:=FLOOR([.$B90])+4" office:value-type="float" office:value="92" calcext:value-type="float">
            <text:p>92</text:p>
          </table:table-cell>
          <table:table-cell table:formula="of:=FLOOR([.$B90]/2)+2" office:value-type="float" office:value="46" calcext:value-type="float">
            <text:p>46</text:p>
          </table:table-cell>
          <table:table-cell table:formula="of:=CEILING([.$B90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9" calcext:value-type="float">
            <text:p>89</text:p>
          </table:table-cell>
          <table:table-cell table:formula="of:=FLOOR([.$B91])+4" office:value-type="float" office:value="93" calcext:value-type="float">
            <text:p>93</text:p>
          </table:table-cell>
          <table:table-cell table:formula="of:=FLOOR([.$B91]/2)+2" office:value-type="float" office:value="46" calcext:value-type="float">
            <text:p>46</text:p>
          </table:table-cell>
          <table:table-cell table:formula="of:=CEILING([.$B91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0" calcext:value-type="float">
            <text:p>90</text:p>
          </table:table-cell>
          <table:table-cell table:formula="of:=FLOOR([.$B92])+4" office:value-type="float" office:value="94" calcext:value-type="float">
            <text:p>94</text:p>
          </table:table-cell>
          <table:table-cell table:formula="of:=FLOOR([.$B92]/2)+2" office:value-type="float" office:value="47" calcext:value-type="float">
            <text:p>47</text:p>
          </table:table-cell>
          <table:table-cell table:formula="of:=CEILING([.$B92]/5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1" calcext:value-type="float">
            <text:p>91</text:p>
          </table:table-cell>
          <table:table-cell table:formula="of:=FLOOR([.$B93])+4" office:value-type="float" office:value="95" calcext:value-type="float">
            <text:p>95</text:p>
          </table:table-cell>
          <table:table-cell table:formula="of:=FLOOR([.$B93]/2)+2" office:value-type="float" office:value="47" calcext:value-type="float">
            <text:p>47</text:p>
          </table:table-cell>
          <table:table-cell table:formula="of:=CEILING([.$B93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2" calcext:value-type="float">
            <text:p>92</text:p>
          </table:table-cell>
          <table:table-cell table:formula="of:=FLOOR([.$B94])+4" office:value-type="float" office:value="96" calcext:value-type="float">
            <text:p>96</text:p>
          </table:table-cell>
          <table:table-cell table:formula="of:=FLOOR([.$B94]/2)+2" office:value-type="float" office:value="48" calcext:value-type="float">
            <text:p>48</text:p>
          </table:table-cell>
          <table:table-cell table:formula="of:=CEILING([.$B94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3" calcext:value-type="float">
            <text:p>93</text:p>
          </table:table-cell>
          <table:table-cell table:formula="of:=FLOOR([.$B95])+4" office:value-type="float" office:value="97" calcext:value-type="float">
            <text:p>97</text:p>
          </table:table-cell>
          <table:table-cell table:formula="of:=FLOOR([.$B95]/2)+2" office:value-type="float" office:value="48" calcext:value-type="float">
            <text:p>48</text:p>
          </table:table-cell>
          <table:table-cell table:formula="of:=CEILING([.$B95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4" calcext:value-type="float">
            <text:p>94</text:p>
          </table:table-cell>
          <table:table-cell table:formula="of:=FLOOR([.$B96])+4" office:value-type="float" office:value="98" calcext:value-type="float">
            <text:p>98</text:p>
          </table:table-cell>
          <table:table-cell table:formula="of:=FLOOR([.$B96]/2)+2" office:value-type="float" office:value="49" calcext:value-type="float">
            <text:p>49</text:p>
          </table:table-cell>
          <table:table-cell table:formula="of:=CEILING([.$B96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5" calcext:value-type="float">
            <text:p>95</text:p>
          </table:table-cell>
          <table:table-cell table:formula="of:=FLOOR([.$B97])+4" office:value-type="float" office:value="99" calcext:value-type="float">
            <text:p>99</text:p>
          </table:table-cell>
          <table:table-cell table:formula="of:=FLOOR([.$B97]/2)+2" office:value-type="float" office:value="49" calcext:value-type="float">
            <text:p>49</text:p>
          </table:table-cell>
          <table:table-cell table:formula="of:=CEILING([.$B97]/5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6" calcext:value-type="float">
            <text:p>96</text:p>
          </table:table-cell>
          <table:table-cell table:formula="of:=FLOOR([.$B98])+4" office:value-type="float" office:value="100" calcext:value-type="float">
            <text:p>100</text:p>
          </table:table-cell>
          <table:table-cell table:formula="of:=FLOOR([.$B98]/2)+2" office:value-type="float" office:value="50" calcext:value-type="float">
            <text:p>50</text:p>
          </table:table-cell>
          <table:table-cell table:formula="of:=CEILING([.$B98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7" calcext:value-type="float">
            <text:p>97</text:p>
          </table:table-cell>
          <table:table-cell table:formula="of:=FLOOR([.$B99])+4" office:value-type="float" office:value="101" calcext:value-type="float">
            <text:p>101</text:p>
          </table:table-cell>
          <table:table-cell table:formula="of:=FLOOR([.$B99]/2)+2" office:value-type="float" office:value="50" calcext:value-type="float">
            <text:p>50</text:p>
          </table:table-cell>
          <table:table-cell table:formula="of:=CEILING([.$B99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8" calcext:value-type="float">
            <text:p>98</text:p>
          </table:table-cell>
          <table:table-cell table:formula="of:=FLOOR([.$B100])+4" office:value-type="float" office:value="102" calcext:value-type="float">
            <text:p>102</text:p>
          </table:table-cell>
          <table:table-cell table:formula="of:=FLOOR([.$B100]/2)+2" office:value-type="float" office:value="51" calcext:value-type="float">
            <text:p>51</text:p>
          </table:table-cell>
          <table:table-cell table:formula="of:=CEILING([.$B100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9" calcext:value-type="float">
            <text:p>99</text:p>
          </table:table-cell>
          <table:table-cell table:formula="of:=FLOOR([.$B101])+4" office:value-type="float" office:value="103" calcext:value-type="float">
            <text:p>103</text:p>
          </table:table-cell>
          <table:table-cell table:formula="of:=FLOOR([.$B101]/2)+2" office:value-type="float" office:value="51" calcext:value-type="float">
            <text:p>51</text:p>
          </table:table-cell>
          <table:table-cell table:formula="of:=CEILING([.$B101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FLOOR([.$B102])+4" office:value-type="float" office:value="104" calcext:value-type="float">
            <text:p>104</text:p>
          </table:table-cell>
          <table:table-cell table:formula="of:=FLOOR([.$B102]/2)+2" office:value-type="float" office:value="52" calcext:value-type="float">
            <text:p>52</text:p>
          </table:table-cell>
          <table:table-cell table:formula="of:=CEILING([.$B102]/5)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1" calcext:value-type="float">
            <text:p>101</text:p>
          </table:table-cell>
          <table:table-cell table:formula="of:=FLOOR([.$B103])+4" office:value-type="float" office:value="105" calcext:value-type="float">
            <text:p>105</text:p>
          </table:table-cell>
          <table:table-cell table:formula="of:=FLOOR([.$B103]/2)+2" office:value-type="float" office:value="52" calcext:value-type="float">
            <text:p>52</text:p>
          </table:table-cell>
          <table:table-cell table:formula="of:=CEILING([.$B103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2" calcext:value-type="float">
            <text:p>102</text:p>
          </table:table-cell>
          <table:table-cell table:formula="of:=FLOOR([.$B104])+4" office:value-type="float" office:value="106" calcext:value-type="float">
            <text:p>106</text:p>
          </table:table-cell>
          <table:table-cell table:formula="of:=FLOOR([.$B104]/2)+2" office:value-type="float" office:value="53" calcext:value-type="float">
            <text:p>53</text:p>
          </table:table-cell>
          <table:table-cell table:formula="of:=CEILING([.$B104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3" calcext:value-type="float">
            <text:p>103</text:p>
          </table:table-cell>
          <table:table-cell table:formula="of:=FLOOR([.$B105])+4" office:value-type="float" office:value="107" calcext:value-type="float">
            <text:p>107</text:p>
          </table:table-cell>
          <table:table-cell table:formula="of:=FLOOR([.$B105]/2)+2" office:value-type="float" office:value="53" calcext:value-type="float">
            <text:p>53</text:p>
          </table:table-cell>
          <table:table-cell table:formula="of:=CEILING([.$B105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4" calcext:value-type="float">
            <text:p>104</text:p>
          </table:table-cell>
          <table:table-cell table:formula="of:=FLOOR([.$B106])+4" office:value-type="float" office:value="108" calcext:value-type="float">
            <text:p>108</text:p>
          </table:table-cell>
          <table:table-cell table:formula="of:=FLOOR([.$B106]/2)+2" office:value-type="float" office:value="54" calcext:value-type="float">
            <text:p>54</text:p>
          </table:table-cell>
          <table:table-cell table:formula="of:=CEILING([.$B106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5" calcext:value-type="float">
            <text:p>105</text:p>
          </table:table-cell>
          <table:table-cell table:formula="of:=FLOOR([.$B107])+4" office:value-type="float" office:value="109" calcext:value-type="float">
            <text:p>109</text:p>
          </table:table-cell>
          <table:table-cell table:formula="of:=FLOOR([.$B107]/2)+2" office:value-type="float" office:value="54" calcext:value-type="float">
            <text:p>54</text:p>
          </table:table-cell>
          <table:table-cell table:formula="of:=CEILING([.$B107]/5)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6" calcext:value-type="float">
            <text:p>106</text:p>
          </table:table-cell>
          <table:table-cell table:formula="of:=FLOOR([.$B108])+4" office:value-type="float" office:value="110" calcext:value-type="float">
            <text:p>110</text:p>
          </table:table-cell>
          <table:table-cell table:formula="of:=FLOOR([.$B108]/2)+2" office:value-type="float" office:value="55" calcext:value-type="float">
            <text:p>55</text:p>
          </table:table-cell>
          <table:table-cell table:formula="of:=CEILING([.$B108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7" calcext:value-type="float">
            <text:p>107</text:p>
          </table:table-cell>
          <table:table-cell table:formula="of:=FLOOR([.$B109])+4" office:value-type="float" office:value="111" calcext:value-type="float">
            <text:p>111</text:p>
          </table:table-cell>
          <table:table-cell table:formula="of:=FLOOR([.$B109]/2)+2" office:value-type="float" office:value="55" calcext:value-type="float">
            <text:p>55</text:p>
          </table:table-cell>
          <table:table-cell table:formula="of:=CEILING([.$B109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8" calcext:value-type="float">
            <text:p>108</text:p>
          </table:table-cell>
          <table:table-cell table:formula="of:=FLOOR([.$B110])+4" office:value-type="float" office:value="112" calcext:value-type="float">
            <text:p>112</text:p>
          </table:table-cell>
          <table:table-cell table:formula="of:=FLOOR([.$B110]/2)+2" office:value-type="float" office:value="56" calcext:value-type="float">
            <text:p>56</text:p>
          </table:table-cell>
          <table:table-cell table:formula="of:=CEILING([.$B110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9" calcext:value-type="float">
            <text:p>109</text:p>
          </table:table-cell>
          <table:table-cell table:formula="of:=FLOOR([.$B111])+4" office:value-type="float" office:value="113" calcext:value-type="float">
            <text:p>113</text:p>
          </table:table-cell>
          <table:table-cell table:formula="of:=FLOOR([.$B111]/2)+2" office:value-type="float" office:value="56" calcext:value-type="float">
            <text:p>56</text:p>
          </table:table-cell>
          <table:table-cell table:formula="of:=CEILING([.$B111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0" calcext:value-type="float">
            <text:p>110</text:p>
          </table:table-cell>
          <table:table-cell table:formula="of:=FLOOR([.$B112])+4" office:value-type="float" office:value="114" calcext:value-type="float">
            <text:p>114</text:p>
          </table:table-cell>
          <table:table-cell table:formula="of:=FLOOR([.$B112]/2)+2" office:value-type="float" office:value="57" calcext:value-type="float">
            <text:p>57</text:p>
          </table:table-cell>
          <table:table-cell table:formula="of:=CEILING([.$B112]/5)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1" calcext:value-type="float">
            <text:p>111</text:p>
          </table:table-cell>
          <table:table-cell table:formula="of:=FLOOR([.$B113])+4" office:value-type="float" office:value="115" calcext:value-type="float">
            <text:p>115</text:p>
          </table:table-cell>
          <table:table-cell table:formula="of:=FLOOR([.$B113]/2)+2" office:value-type="float" office:value="57" calcext:value-type="float">
            <text:p>57</text:p>
          </table:table-cell>
          <table:table-cell table:formula="of:=CEILING([.$B113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2" calcext:value-type="float">
            <text:p>112</text:p>
          </table:table-cell>
          <table:table-cell table:formula="of:=FLOOR([.$B114])+4" office:value-type="float" office:value="116" calcext:value-type="float">
            <text:p>116</text:p>
          </table:table-cell>
          <table:table-cell table:formula="of:=FLOOR([.$B114]/2)+2" office:value-type="float" office:value="58" calcext:value-type="float">
            <text:p>58</text:p>
          </table:table-cell>
          <table:table-cell table:formula="of:=CEILING([.$B114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3" calcext:value-type="float">
            <text:p>113</text:p>
          </table:table-cell>
          <table:table-cell table:formula="of:=FLOOR([.$B115])+4" office:value-type="float" office:value="117" calcext:value-type="float">
            <text:p>117</text:p>
          </table:table-cell>
          <table:table-cell table:formula="of:=FLOOR([.$B115]/2)+2" office:value-type="float" office:value="58" calcext:value-type="float">
            <text:p>58</text:p>
          </table:table-cell>
          <table:table-cell table:formula="of:=CEILING([.$B115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4" calcext:value-type="float">
            <text:p>114</text:p>
          </table:table-cell>
          <table:table-cell table:formula="of:=FLOOR([.$B116])+4" office:value-type="float" office:value="118" calcext:value-type="float">
            <text:p>118</text:p>
          </table:table-cell>
          <table:table-cell table:formula="of:=FLOOR([.$B116]/2)+2" office:value-type="float" office:value="59" calcext:value-type="float">
            <text:p>59</text:p>
          </table:table-cell>
          <table:table-cell table:formula="of:=CEILING([.$B116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5" calcext:value-type="float">
            <text:p>115</text:p>
          </table:table-cell>
          <table:table-cell table:formula="of:=FLOOR([.$B117])+4" office:value-type="float" office:value="119" calcext:value-type="float">
            <text:p>119</text:p>
          </table:table-cell>
          <table:table-cell table:formula="of:=FLOOR([.$B117]/2)+2" office:value-type="float" office:value="59" calcext:value-type="float">
            <text:p>59</text:p>
          </table:table-cell>
          <table:table-cell table:formula="of:=CEILING([.$B117]/5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6" calcext:value-type="float">
            <text:p>116</text:p>
          </table:table-cell>
          <table:table-cell table:formula="of:=FLOOR([.$B118])+4" office:value-type="float" office:value="120" calcext:value-type="float">
            <text:p>120</text:p>
          </table:table-cell>
          <table:table-cell table:formula="of:=FLOOR([.$B118]/2)+2" office:value-type="float" office:value="60" calcext:value-type="float">
            <text:p>60</text:p>
          </table:table-cell>
          <table:table-cell table:formula="of:=CEILING([.$B118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17" calcext:value-type="float">
            <text:p>117</text:p>
          </table:table-cell>
          <table:table-cell table:formula="of:=FLOOR([.$B119])+4" office:value-type="float" office:value="121" calcext:value-type="float">
            <text:p>121</text:p>
          </table:table-cell>
          <table:table-cell table:formula="of:=FLOOR([.$B119]/2)+2" office:value-type="float" office:value="60" calcext:value-type="float">
            <text:p>60</text:p>
          </table:table-cell>
          <table:table-cell table:formula="of:=CEILING([.$B119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18" calcext:value-type="float">
            <text:p>118</text:p>
          </table:table-cell>
          <table:table-cell table:formula="of:=FLOOR([.$B120])+4" office:value-type="float" office:value="122" calcext:value-type="float">
            <text:p>122</text:p>
          </table:table-cell>
          <table:table-cell table:formula="of:=FLOOR([.$B120]/2)+2" office:value-type="float" office:value="61" calcext:value-type="float">
            <text:p>61</text:p>
          </table:table-cell>
          <table:table-cell table:formula="of:=CEILING([.$B120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19" calcext:value-type="float">
            <text:p>119</text:p>
          </table:table-cell>
          <table:table-cell table:formula="of:=FLOOR([.$B121])+4" office:value-type="float" office:value="123" calcext:value-type="float">
            <text:p>123</text:p>
          </table:table-cell>
          <table:table-cell table:formula="of:=FLOOR([.$B121]/2)+2" office:value-type="float" office:value="61" calcext:value-type="float">
            <text:p>61</text:p>
          </table:table-cell>
          <table:table-cell table:formula="of:=CEILING([.$B121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" calcext:value-type="float">
            <text:p>120</text:p>
          </table:table-cell>
          <table:table-cell table:formula="of:=FLOOR([.$B122])+4" office:value-type="float" office:value="124" calcext:value-type="float">
            <text:p>124</text:p>
          </table:table-cell>
          <table:table-cell table:formula="of:=FLOOR([.$B122]/2)+2" office:value-type="float" office:value="62" calcext:value-type="float">
            <text:p>62</text:p>
          </table:table-cell>
          <table:table-cell table:formula="of:=CEILING([.$B122]/5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21" calcext:value-type="float">
            <text:p>121</text:p>
          </table:table-cell>
          <table:table-cell table:formula="of:=FLOOR([.$B123])+4" office:value-type="float" office:value="125" calcext:value-type="float">
            <text:p>125</text:p>
          </table:table-cell>
          <table:table-cell table:formula="of:=FLOOR([.$B123]/2)+2" office:value-type="float" office:value="62" calcext:value-type="float">
            <text:p>62</text:p>
          </table:table-cell>
          <table:table-cell table:formula="of:=CEILING([.$B123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2" calcext:value-type="float">
            <text:p>122</text:p>
          </table:table-cell>
          <table:table-cell table:formula="of:=FLOOR([.$B124])+4" office:value-type="float" office:value="126" calcext:value-type="float">
            <text:p>126</text:p>
          </table:table-cell>
          <table:table-cell table:formula="of:=FLOOR([.$B124]/2)+2" office:value-type="float" office:value="63" calcext:value-type="float">
            <text:p>63</text:p>
          </table:table-cell>
          <table:table-cell table:formula="of:=CEILING([.$B124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23" calcext:value-type="float">
            <text:p>123</text:p>
          </table:table-cell>
          <table:table-cell table:formula="of:=FLOOR([.$B125])+4" office:value-type="float" office:value="127" calcext:value-type="float">
            <text:p>127</text:p>
          </table:table-cell>
          <table:table-cell table:formula="of:=FLOOR([.$B125]/2)+2" office:value-type="float" office:value="63" calcext:value-type="float">
            <text:p>63</text:p>
          </table:table-cell>
          <table:table-cell table:formula="of:=CEILING([.$B125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4" calcext:value-type="float">
            <text:p>124</text:p>
          </table:table-cell>
          <table:table-cell table:formula="of:=FLOOR([.$B126])+4" office:value-type="float" office:value="128" calcext:value-type="float">
            <text:p>128</text:p>
          </table:table-cell>
          <table:table-cell table:formula="of:=FLOOR([.$B126]/2)+2" office:value-type="float" office:value="64" calcext:value-type="float">
            <text:p>64</text:p>
          </table:table-cell>
          <table:table-cell table:formula="of:=CEILING([.$B126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5" calcext:value-type="float">
            <text:p>125</text:p>
          </table:table-cell>
          <table:table-cell table:formula="of:=FLOOR([.$B127])+4" office:value-type="float" office:value="129" calcext:value-type="float">
            <text:p>129</text:p>
          </table:table-cell>
          <table:table-cell table:formula="of:=FLOOR([.$B127]/2)+2" office:value-type="float" office:value="64" calcext:value-type="float">
            <text:p>64</text:p>
          </table:table-cell>
          <table:table-cell table:formula="of:=CEILING([.$B127]/5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6" calcext:value-type="float">
            <text:p>126</text:p>
          </table:table-cell>
          <table:table-cell table:formula="of:=FLOOR([.$B128])+4" office:value-type="float" office:value="130" calcext:value-type="float">
            <text:p>130</text:p>
          </table:table-cell>
          <table:table-cell table:formula="of:=FLOOR([.$B128]/2)+2" office:value-type="float" office:value="65" calcext:value-type="float">
            <text:p>65</text:p>
          </table:table-cell>
          <table:table-cell table:formula="of:=CEILING([.$B128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27" calcext:value-type="float">
            <text:p>127</text:p>
          </table:table-cell>
          <table:table-cell table:formula="of:=FLOOR([.$B129])+4" office:value-type="float" office:value="131" calcext:value-type="float">
            <text:p>131</text:p>
          </table:table-cell>
          <table:table-cell table:formula="of:=FLOOR([.$B129]/2)+2" office:value-type="float" office:value="65" calcext:value-type="float">
            <text:p>65</text:p>
          </table:table-cell>
          <table:table-cell table:formula="of:=CEILING([.$B129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8" calcext:value-type="float">
            <text:p>128</text:p>
          </table:table-cell>
          <table:table-cell table:formula="of:=FLOOR([.$B130])+4" office:value-type="float" office:value="132" calcext:value-type="float">
            <text:p>132</text:p>
          </table:table-cell>
          <table:table-cell table:formula="of:=FLOOR([.$B130]/2)+2" office:value-type="float" office:value="66" calcext:value-type="float">
            <text:p>66</text:p>
          </table:table-cell>
          <table:table-cell table:formula="of:=CEILING([.$B130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29" calcext:value-type="float">
            <text:p>129</text:p>
          </table:table-cell>
          <table:table-cell table:formula="of:=FLOOR([.$B131])+4" office:value-type="float" office:value="133" calcext:value-type="float">
            <text:p>133</text:p>
          </table:table-cell>
          <table:table-cell table:formula="of:=FLOOR([.$B131]/2)+2" office:value-type="float" office:value="66" calcext:value-type="float">
            <text:p>66</text:p>
          </table:table-cell>
          <table:table-cell table:formula="of:=CEILING([.$B131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30" calcext:value-type="float">
            <text:p>130</text:p>
          </table:table-cell>
          <table:table-cell table:formula="of:=FLOOR([.$B132])+4" office:value-type="float" office:value="134" calcext:value-type="float">
            <text:p>134</text:p>
          </table:table-cell>
          <table:table-cell table:formula="of:=FLOOR([.$B132]/2)+2" office:value-type="float" office:value="67" calcext:value-type="float">
            <text:p>67</text:p>
          </table:table-cell>
          <table:table-cell table:formula="of:=CEILING([.$B132]/5)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1" calcext:value-type="float">
            <text:p>131</text:p>
          </table:table-cell>
          <table:table-cell table:formula="of:=FLOOR([.$B133])+4" office:value-type="float" office:value="135" calcext:value-type="float">
            <text:p>135</text:p>
          </table:table-cell>
          <table:table-cell table:formula="of:=FLOOR([.$B133]/2)+2" office:value-type="float" office:value="67" calcext:value-type="float">
            <text:p>67</text:p>
          </table:table-cell>
          <table:table-cell table:formula="of:=CEILING([.$B133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32" calcext:value-type="float">
            <text:p>132</text:p>
          </table:table-cell>
          <table:table-cell table:formula="of:=FLOOR([.$B134])+4" office:value-type="float" office:value="136" calcext:value-type="float">
            <text:p>136</text:p>
          </table:table-cell>
          <table:table-cell table:formula="of:=FLOOR([.$B134]/2)+2" office:value-type="float" office:value="68" calcext:value-type="float">
            <text:p>68</text:p>
          </table:table-cell>
          <table:table-cell table:formula="of:=CEILING([.$B134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33" calcext:value-type="float">
            <text:p>133</text:p>
          </table:table-cell>
          <table:table-cell table:formula="of:=FLOOR([.$B135])+4" office:value-type="float" office:value="137" calcext:value-type="float">
            <text:p>137</text:p>
          </table:table-cell>
          <table:table-cell table:formula="of:=FLOOR([.$B135]/2)+2" office:value-type="float" office:value="68" calcext:value-type="float">
            <text:p>68</text:p>
          </table:table-cell>
          <table:table-cell table:formula="of:=CEILING([.$B135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34" calcext:value-type="float">
            <text:p>134</text:p>
          </table:table-cell>
          <table:table-cell table:formula="of:=FLOOR([.$B136])+4" office:value-type="float" office:value="138" calcext:value-type="float">
            <text:p>138</text:p>
          </table:table-cell>
          <table:table-cell table:formula="of:=FLOOR([.$B136]/2)+2" office:value-type="float" office:value="69" calcext:value-type="float">
            <text:p>69</text:p>
          </table:table-cell>
          <table:table-cell table:formula="of:=CEILING([.$B136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35" calcext:value-type="float">
            <text:p>135</text:p>
          </table:table-cell>
          <table:table-cell table:formula="of:=FLOOR([.$B137])+4" office:value-type="float" office:value="139" calcext:value-type="float">
            <text:p>139</text:p>
          </table:table-cell>
          <table:table-cell table:formula="of:=FLOOR([.$B137]/2)+2" office:value-type="float" office:value="69" calcext:value-type="float">
            <text:p>69</text:p>
          </table:table-cell>
          <table:table-cell table:formula="of:=CEILING([.$B137]/5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6" calcext:value-type="float">
            <text:p>136</text:p>
          </table:table-cell>
          <table:table-cell table:formula="of:=FLOOR([.$B138])+4" office:value-type="float" office:value="140" calcext:value-type="float">
            <text:p>140</text:p>
          </table:table-cell>
          <table:table-cell table:formula="of:=FLOOR([.$B138]/2)+2" office:value-type="float" office:value="70" calcext:value-type="float">
            <text:p>70</text:p>
          </table:table-cell>
          <table:table-cell table:formula="of:=CEILING([.$B138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37" calcext:value-type="float">
            <text:p>137</text:p>
          </table:table-cell>
          <table:table-cell table:formula="of:=FLOOR([.$B139])+4" office:value-type="float" office:value="141" calcext:value-type="float">
            <text:p>141</text:p>
          </table:table-cell>
          <table:table-cell table:formula="of:=FLOOR([.$B139]/2)+2" office:value-type="float" office:value="70" calcext:value-type="float">
            <text:p>70</text:p>
          </table:table-cell>
          <table:table-cell table:formula="of:=CEILING([.$B139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38" calcext:value-type="float">
            <text:p>138</text:p>
          </table:table-cell>
          <table:table-cell table:formula="of:=FLOOR([.$B140])+4" office:value-type="float" office:value="142" calcext:value-type="float">
            <text:p>142</text:p>
          </table:table-cell>
          <table:table-cell table:formula="of:=FLOOR([.$B140]/2)+2" office:value-type="float" office:value="71" calcext:value-type="float">
            <text:p>71</text:p>
          </table:table-cell>
          <table:table-cell table:formula="of:=CEILING([.$B140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39" calcext:value-type="float">
            <text:p>139</text:p>
          </table:table-cell>
          <table:table-cell table:formula="of:=FLOOR([.$B141])+4" office:value-type="float" office:value="143" calcext:value-type="float">
            <text:p>143</text:p>
          </table:table-cell>
          <table:table-cell table:formula="of:=FLOOR([.$B141]/2)+2" office:value-type="float" office:value="71" calcext:value-type="float">
            <text:p>71</text:p>
          </table:table-cell>
          <table:table-cell table:formula="of:=CEILING([.$B141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0" calcext:value-type="float">
            <text:p>140</text:p>
          </table:table-cell>
          <table:table-cell table:formula="of:=FLOOR([.$B142])+4" office:value-type="float" office:value="144" calcext:value-type="float">
            <text:p>144</text:p>
          </table:table-cell>
          <table:table-cell table:formula="of:=FLOOR([.$B142]/2)+2" office:value-type="float" office:value="72" calcext:value-type="float">
            <text:p>72</text:p>
          </table:table-cell>
          <table:table-cell table:formula="of:=CEILING([.$B142]/5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1" calcext:value-type="float">
            <text:p>141</text:p>
          </table:table-cell>
          <table:table-cell table:formula="of:=FLOOR([.$B143])+4" office:value-type="float" office:value="145" calcext:value-type="float">
            <text:p>145</text:p>
          </table:table-cell>
          <table:table-cell table:formula="of:=FLOOR([.$B143]/2)+2" office:value-type="float" office:value="72" calcext:value-type="float">
            <text:p>72</text:p>
          </table:table-cell>
          <table:table-cell table:formula="of:=CEILING([.$B143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2" calcext:value-type="float">
            <text:p>142</text:p>
          </table:table-cell>
          <table:table-cell table:formula="of:=FLOOR([.$B144])+4" office:value-type="float" office:value="146" calcext:value-type="float">
            <text:p>146</text:p>
          </table:table-cell>
          <table:table-cell table:formula="of:=FLOOR([.$B144]/2)+2" office:value-type="float" office:value="73" calcext:value-type="float">
            <text:p>73</text:p>
          </table:table-cell>
          <table:table-cell table:formula="of:=CEILING([.$B144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3" calcext:value-type="float">
            <text:p>143</text:p>
          </table:table-cell>
          <table:table-cell table:formula="of:=FLOOR([.$B145])+4" office:value-type="float" office:value="147" calcext:value-type="float">
            <text:p>147</text:p>
          </table:table-cell>
          <table:table-cell table:formula="of:=FLOOR([.$B145]/2)+2" office:value-type="float" office:value="73" calcext:value-type="float">
            <text:p>73</text:p>
          </table:table-cell>
          <table:table-cell table:formula="of:=CEILING([.$B145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" calcext:value-type="float">
            <text:p>144</text:p>
          </table:table-cell>
          <table:table-cell table:formula="of:=FLOOR([.$B146])+4" office:value-type="float" office:value="148" calcext:value-type="float">
            <text:p>148</text:p>
          </table:table-cell>
          <table:table-cell table:formula="of:=FLOOR([.$B146]/2)+2" office:value-type="float" office:value="74" calcext:value-type="float">
            <text:p>74</text:p>
          </table:table-cell>
          <table:table-cell table:formula="of:=CEILING([.$B146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table:formula="of:=FLOOR([.$B147])+4" office:value-type="float" office:value="149" calcext:value-type="float">
            <text:p>149</text:p>
          </table:table-cell>
          <table:table-cell table:formula="of:=FLOOR([.$B147]/2)+2" office:value-type="float" office:value="74" calcext:value-type="float">
            <text:p>74</text:p>
          </table:table-cell>
          <table:table-cell table:formula="of:=CEILING([.$B147]/5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6" calcext:value-type="float">
            <text:p>146</text:p>
          </table:table-cell>
          <table:table-cell table:formula="of:=FLOOR([.$B148])+4" office:value-type="float" office:value="150" calcext:value-type="float">
            <text:p>150</text:p>
          </table:table-cell>
          <table:table-cell table:formula="of:=FLOOR([.$B148]/2)+2" office:value-type="float" office:value="75" calcext:value-type="float">
            <text:p>75</text:p>
          </table:table-cell>
          <table:table-cell table:formula="of:=CEILING([.$B148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7" calcext:value-type="float">
            <text:p>147</text:p>
          </table:table-cell>
          <table:table-cell table:formula="of:=FLOOR([.$B149])+4" office:value-type="float" office:value="151" calcext:value-type="float">
            <text:p>151</text:p>
          </table:table-cell>
          <table:table-cell table:formula="of:=FLOOR([.$B149]/2)+2" office:value-type="float" office:value="75" calcext:value-type="float">
            <text:p>75</text:p>
          </table:table-cell>
          <table:table-cell table:formula="of:=CEILING([.$B149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8" calcext:value-type="float">
            <text:p>148</text:p>
          </table:table-cell>
          <table:table-cell table:formula="of:=FLOOR([.$B150])+4" office:value-type="float" office:value="152" calcext:value-type="float">
            <text:p>152</text:p>
          </table:table-cell>
          <table:table-cell table:formula="of:=FLOOR([.$B150]/2)+2" office:value-type="float" office:value="76" calcext:value-type="float">
            <text:p>76</text:p>
          </table:table-cell>
          <table:table-cell table:formula="of:=CEILING([.$B150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9" calcext:value-type="float">
            <text:p>149</text:p>
          </table:table-cell>
          <table:table-cell table:formula="of:=FLOOR([.$B151])+4" office:value-type="float" office:value="153" calcext:value-type="float">
            <text:p>153</text:p>
          </table:table-cell>
          <table:table-cell table:formula="of:=FLOOR([.$B151]/2)+2" office:value-type="float" office:value="76" calcext:value-type="float">
            <text:p>76</text:p>
          </table:table-cell>
          <table:table-cell table:formula="of:=CEILING([.$B151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0" calcext:value-type="float">
            <text:p>150</text:p>
          </table:table-cell>
          <table:table-cell table:formula="of:=FLOOR([.$B152])+4" office:value-type="float" office:value="154" calcext:value-type="float">
            <text:p>154</text:p>
          </table:table-cell>
          <table:table-cell table:formula="of:=FLOOR([.$B152]/2)+2" office:value-type="float" office:value="77" calcext:value-type="float">
            <text:p>77</text:p>
          </table:table-cell>
          <table:table-cell table:formula="of:=CEILING([.$B152]/5)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51" calcext:value-type="float">
            <text:p>151</text:p>
          </table:table-cell>
          <table:table-cell table:formula="of:=FLOOR([.$B153])+4" office:value-type="float" office:value="155" calcext:value-type="float">
            <text:p>155</text:p>
          </table:table-cell>
          <table:table-cell table:formula="of:=FLOOR([.$B153]/2)+2" office:value-type="float" office:value="77" calcext:value-type="float">
            <text:p>77</text:p>
          </table:table-cell>
          <table:table-cell table:formula="of:=CEILING([.$B153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2" calcext:value-type="float">
            <text:p>152</text:p>
          </table:table-cell>
          <table:table-cell table:formula="of:=FLOOR([.$B154])+4" office:value-type="float" office:value="156" calcext:value-type="float">
            <text:p>156</text:p>
          </table:table-cell>
          <table:table-cell table:formula="of:=FLOOR([.$B154]/2)+2" office:value-type="float" office:value="78" calcext:value-type="float">
            <text:p>78</text:p>
          </table:table-cell>
          <table:table-cell table:formula="of:=CEILING([.$B154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53" calcext:value-type="float">
            <text:p>153</text:p>
          </table:table-cell>
          <table:table-cell table:formula="of:=FLOOR([.$B155])+4" office:value-type="float" office:value="157" calcext:value-type="float">
            <text:p>157</text:p>
          </table:table-cell>
          <table:table-cell table:formula="of:=FLOOR([.$B155]/2)+2" office:value-type="float" office:value="78" calcext:value-type="float">
            <text:p>78</text:p>
          </table:table-cell>
          <table:table-cell table:formula="of:=CEILING([.$B155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54" calcext:value-type="float">
            <text:p>154</text:p>
          </table:table-cell>
          <table:table-cell table:formula="of:=FLOOR([.$B156])+4" office:value-type="float" office:value="158" calcext:value-type="float">
            <text:p>158</text:p>
          </table:table-cell>
          <table:table-cell table:formula="of:=FLOOR([.$B156]/2)+2" office:value-type="float" office:value="79" calcext:value-type="float">
            <text:p>79</text:p>
          </table:table-cell>
          <table:table-cell table:formula="of:=CEILING([.$B156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5" calcext:value-type="float">
            <text:p>155</text:p>
          </table:table-cell>
          <table:table-cell table:formula="of:=FLOOR([.$B157])+4" office:value-type="float" office:value="159" calcext:value-type="float">
            <text:p>159</text:p>
          </table:table-cell>
          <table:table-cell table:formula="of:=FLOOR([.$B157]/2)+2" office:value-type="float" office:value="79" calcext:value-type="float">
            <text:p>79</text:p>
          </table:table-cell>
          <table:table-cell table:formula="of:=CEILING([.$B157]/5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6" calcext:value-type="float">
            <text:p>156</text:p>
          </table:table-cell>
          <table:table-cell table:formula="of:=FLOOR([.$B158])+4" office:value-type="float" office:value="160" calcext:value-type="float">
            <text:p>160</text:p>
          </table:table-cell>
          <table:table-cell table:formula="of:=FLOOR([.$B158]/2)+2" office:value-type="float" office:value="80" calcext:value-type="float">
            <text:p>80</text:p>
          </table:table-cell>
          <table:table-cell table:formula="of:=CEILING([.$B158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57" calcext:value-type="float">
            <text:p>157</text:p>
          </table:table-cell>
          <table:table-cell table:formula="of:=FLOOR([.$B159])+4" office:value-type="float" office:value="161" calcext:value-type="float">
            <text:p>161</text:p>
          </table:table-cell>
          <table:table-cell table:formula="of:=FLOOR([.$B159]/2)+2" office:value-type="float" office:value="80" calcext:value-type="float">
            <text:p>80</text:p>
          </table:table-cell>
          <table:table-cell table:formula="of:=CEILING([.$B159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58" calcext:value-type="float">
            <text:p>158</text:p>
          </table:table-cell>
          <table:table-cell table:formula="of:=FLOOR([.$B160])+4" office:value-type="float" office:value="162" calcext:value-type="float">
            <text:p>162</text:p>
          </table:table-cell>
          <table:table-cell table:formula="of:=FLOOR([.$B160]/2)+2" office:value-type="float" office:value="81" calcext:value-type="float">
            <text:p>81</text:p>
          </table:table-cell>
          <table:table-cell table:formula="of:=CEILING([.$B160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59" calcext:value-type="float">
            <text:p>159</text:p>
          </table:table-cell>
          <table:table-cell table:formula="of:=FLOOR([.$B161])+4" office:value-type="float" office:value="163" calcext:value-type="float">
            <text:p>163</text:p>
          </table:table-cell>
          <table:table-cell table:formula="of:=FLOOR([.$B161]/2)+2" office:value-type="float" office:value="81" calcext:value-type="float">
            <text:p>81</text:p>
          </table:table-cell>
          <table:table-cell table:formula="of:=CEILING([.$B161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" calcext:value-type="float">
            <text:p>160</text:p>
          </table:table-cell>
          <table:table-cell table:formula="of:=FLOOR([.$B162])+4" office:value-type="float" office:value="164" calcext:value-type="float">
            <text:p>164</text:p>
          </table:table-cell>
          <table:table-cell table:formula="of:=FLOOR([.$B162]/2)+2" office:value-type="float" office:value="82" calcext:value-type="float">
            <text:p>82</text:p>
          </table:table-cell>
          <table:table-cell table:formula="of:=CEILING([.$B162]/5)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61" calcext:value-type="float">
            <text:p>161</text:p>
          </table:table-cell>
          <table:table-cell table:formula="of:=FLOOR([.$B163])+4" office:value-type="float" office:value="165" calcext:value-type="float">
            <text:p>165</text:p>
          </table:table-cell>
          <table:table-cell table:formula="of:=FLOOR([.$B163]/2)+2" office:value-type="float" office:value="82" calcext:value-type="float">
            <text:p>82</text:p>
          </table:table-cell>
          <table:table-cell table:formula="of:=CEILING([.$B163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62" calcext:value-type="float">
            <text:p>162</text:p>
          </table:table-cell>
          <table:table-cell table:formula="of:=FLOOR([.$B164])+4" office:value-type="float" office:value="166" calcext:value-type="float">
            <text:p>166</text:p>
          </table:table-cell>
          <table:table-cell table:formula="of:=FLOOR([.$B164]/2)+2" office:value-type="float" office:value="83" calcext:value-type="float">
            <text:p>83</text:p>
          </table:table-cell>
          <table:table-cell table:formula="of:=CEILING([.$B164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63" calcext:value-type="float">
            <text:p>163</text:p>
          </table:table-cell>
          <table:table-cell table:formula="of:=FLOOR([.$B165])+4" office:value-type="float" office:value="167" calcext:value-type="float">
            <text:p>167</text:p>
          </table:table-cell>
          <table:table-cell table:formula="of:=FLOOR([.$B165]/2)+2" office:value-type="float" office:value="83" calcext:value-type="float">
            <text:p>83</text:p>
          </table:table-cell>
          <table:table-cell table:formula="of:=CEILING([.$B165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64" calcext:value-type="float">
            <text:p>164</text:p>
          </table:table-cell>
          <table:table-cell table:formula="of:=FLOOR([.$B166])+4" office:value-type="float" office:value="168" calcext:value-type="float">
            <text:p>168</text:p>
          </table:table-cell>
          <table:table-cell table:formula="of:=FLOOR([.$B166]/2)+2" office:value-type="float" office:value="84" calcext:value-type="float">
            <text:p>84</text:p>
          </table:table-cell>
          <table:table-cell table:formula="of:=CEILING([.$B166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65" calcext:value-type="float">
            <text:p>165</text:p>
          </table:table-cell>
          <table:table-cell table:formula="of:=FLOOR([.$B167])+4" office:value-type="float" office:value="169" calcext:value-type="float">
            <text:p>169</text:p>
          </table:table-cell>
          <table:table-cell table:formula="of:=FLOOR([.$B167]/2)+2" office:value-type="float" office:value="84" calcext:value-type="float">
            <text:p>84</text:p>
          </table:table-cell>
          <table:table-cell table:formula="of:=CEILING([.$B167]/5)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66" calcext:value-type="float">
            <text:p>166</text:p>
          </table:table-cell>
          <table:table-cell table:formula="of:=FLOOR([.$B168])+4" office:value-type="float" office:value="170" calcext:value-type="float">
            <text:p>170</text:p>
          </table:table-cell>
          <table:table-cell table:formula="of:=FLOOR([.$B168]/2)+2" office:value-type="float" office:value="85" calcext:value-type="float">
            <text:p>85</text:p>
          </table:table-cell>
          <table:table-cell table:formula="of:=CEILING([.$B168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67" calcext:value-type="float">
            <text:p>167</text:p>
          </table:table-cell>
          <table:table-cell table:formula="of:=FLOOR([.$B169])+4" office:value-type="float" office:value="171" calcext:value-type="float">
            <text:p>171</text:p>
          </table:table-cell>
          <table:table-cell table:formula="of:=FLOOR([.$B169]/2)+2" office:value-type="float" office:value="85" calcext:value-type="float">
            <text:p>85</text:p>
          </table:table-cell>
          <table:table-cell table:formula="of:=CEILING([.$B169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68" calcext:value-type="float">
            <text:p>168</text:p>
          </table:table-cell>
          <table:table-cell table:formula="of:=FLOOR([.$B170])+4" office:value-type="float" office:value="172" calcext:value-type="float">
            <text:p>172</text:p>
          </table:table-cell>
          <table:table-cell table:formula="of:=FLOOR([.$B170]/2)+2" office:value-type="float" office:value="86" calcext:value-type="float">
            <text:p>86</text:p>
          </table:table-cell>
          <table:table-cell table:formula="of:=CEILING([.$B170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69" calcext:value-type="float">
            <text:p>169</text:p>
          </table:table-cell>
          <table:table-cell table:formula="of:=FLOOR([.$B171])+4" office:value-type="float" office:value="173" calcext:value-type="float">
            <text:p>173</text:p>
          </table:table-cell>
          <table:table-cell table:formula="of:=FLOOR([.$B171]/2)+2" office:value-type="float" office:value="86" calcext:value-type="float">
            <text:p>86</text:p>
          </table:table-cell>
          <table:table-cell table:formula="of:=CEILING([.$B171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70" calcext:value-type="float">
            <text:p>170</text:p>
          </table:table-cell>
          <table:table-cell table:formula="of:=FLOOR([.$B172])+4" office:value-type="float" office:value="174" calcext:value-type="float">
            <text:p>174</text:p>
          </table:table-cell>
          <table:table-cell table:formula="of:=FLOOR([.$B172]/2)+2" office:value-type="float" office:value="87" calcext:value-type="float">
            <text:p>87</text:p>
          </table:table-cell>
          <table:table-cell table:formula="of:=CEILING([.$B172]/5)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71" calcext:value-type="float">
            <text:p>171</text:p>
          </table:table-cell>
          <table:table-cell table:formula="of:=FLOOR([.$B173])+4" office:value-type="float" office:value="175" calcext:value-type="float">
            <text:p>175</text:p>
          </table:table-cell>
          <table:table-cell table:formula="of:=FLOOR([.$B173]/2)+2" office:value-type="float" office:value="87" calcext:value-type="float">
            <text:p>87</text:p>
          </table:table-cell>
          <table:table-cell table:formula="of:=CEILING([.$B173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72" calcext:value-type="float">
            <text:p>172</text:p>
          </table:table-cell>
          <table:table-cell table:formula="of:=FLOOR([.$B174])+4" office:value-type="float" office:value="176" calcext:value-type="float">
            <text:p>176</text:p>
          </table:table-cell>
          <table:table-cell table:formula="of:=FLOOR([.$B174]/2)+2" office:value-type="float" office:value="88" calcext:value-type="float">
            <text:p>88</text:p>
          </table:table-cell>
          <table:table-cell table:formula="of:=CEILING([.$B174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73" calcext:value-type="float">
            <text:p>173</text:p>
          </table:table-cell>
          <table:table-cell table:formula="of:=FLOOR([.$B175])+4" office:value-type="float" office:value="177" calcext:value-type="float">
            <text:p>177</text:p>
          </table:table-cell>
          <table:table-cell table:formula="of:=FLOOR([.$B175]/2)+2" office:value-type="float" office:value="88" calcext:value-type="float">
            <text:p>88</text:p>
          </table:table-cell>
          <table:table-cell table:formula="of:=CEILING([.$B175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74" calcext:value-type="float">
            <text:p>174</text:p>
          </table:table-cell>
          <table:table-cell table:formula="of:=FLOOR([.$B176])+4" office:value-type="float" office:value="178" calcext:value-type="float">
            <text:p>178</text:p>
          </table:table-cell>
          <table:table-cell table:formula="of:=FLOOR([.$B176]/2)+2" office:value-type="float" office:value="89" calcext:value-type="float">
            <text:p>89</text:p>
          </table:table-cell>
          <table:table-cell table:formula="of:=CEILING([.$B176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75" calcext:value-type="float">
            <text:p>175</text:p>
          </table:table-cell>
          <table:table-cell table:formula="of:=FLOOR([.$B177])+4" office:value-type="float" office:value="179" calcext:value-type="float">
            <text:p>179</text:p>
          </table:table-cell>
          <table:table-cell table:formula="of:=FLOOR([.$B177]/2)+2" office:value-type="float" office:value="89" calcext:value-type="float">
            <text:p>89</text:p>
          </table:table-cell>
          <table:table-cell table:formula="of:=CEILING([.$B177]/5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76" calcext:value-type="float">
            <text:p>176</text:p>
          </table:table-cell>
          <table:table-cell table:formula="of:=FLOOR([.$B178])+4" office:value-type="float" office:value="180" calcext:value-type="float">
            <text:p>180</text:p>
          </table:table-cell>
          <table:table-cell table:formula="of:=FLOOR([.$B178]/2)+2" office:value-type="float" office:value="90" calcext:value-type="float">
            <text:p>90</text:p>
          </table:table-cell>
          <table:table-cell table:formula="of:=CEILING([.$B178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77" calcext:value-type="float">
            <text:p>177</text:p>
          </table:table-cell>
          <table:table-cell table:formula="of:=FLOOR([.$B179])+4" office:value-type="float" office:value="181" calcext:value-type="float">
            <text:p>181</text:p>
          </table:table-cell>
          <table:table-cell table:formula="of:=FLOOR([.$B179]/2)+2" office:value-type="float" office:value="90" calcext:value-type="float">
            <text:p>90</text:p>
          </table:table-cell>
          <table:table-cell table:formula="of:=CEILING([.$B179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78" calcext:value-type="float">
            <text:p>178</text:p>
          </table:table-cell>
          <table:table-cell table:formula="of:=FLOOR([.$B180])+4" office:value-type="float" office:value="182" calcext:value-type="float">
            <text:p>182</text:p>
          </table:table-cell>
          <table:table-cell table:formula="of:=FLOOR([.$B180]/2)+2" office:value-type="float" office:value="91" calcext:value-type="float">
            <text:p>91</text:p>
          </table:table-cell>
          <table:table-cell table:formula="of:=CEILING([.$B180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79" calcext:value-type="float">
            <text:p>179</text:p>
          </table:table-cell>
          <table:table-cell table:formula="of:=FLOOR([.$B181])+4" office:value-type="float" office:value="183" calcext:value-type="float">
            <text:p>183</text:p>
          </table:table-cell>
          <table:table-cell table:formula="of:=FLOOR([.$B181]/2)+2" office:value-type="float" office:value="91" calcext:value-type="float">
            <text:p>91</text:p>
          </table:table-cell>
          <table:table-cell table:formula="of:=CEILING([.$B181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0" calcext:value-type="float">
            <text:p>180</text:p>
          </table:table-cell>
          <table:table-cell table:formula="of:=FLOOR([.$B182])+4" office:value-type="float" office:value="184" calcext:value-type="float">
            <text:p>184</text:p>
          </table:table-cell>
          <table:table-cell table:formula="of:=FLOOR([.$B182]/2)+2" office:value-type="float" office:value="92" calcext:value-type="float">
            <text:p>92</text:p>
          </table:table-cell>
          <table:table-cell table:formula="of:=CEILING([.$B182]/5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81" calcext:value-type="float">
            <text:p>181</text:p>
          </table:table-cell>
          <table:table-cell table:formula="of:=FLOOR([.$B183])+4" office:value-type="float" office:value="185" calcext:value-type="float">
            <text:p>185</text:p>
          </table:table-cell>
          <table:table-cell table:formula="of:=FLOOR([.$B183]/2)+2" office:value-type="float" office:value="92" calcext:value-type="float">
            <text:p>92</text:p>
          </table:table-cell>
          <table:table-cell table:formula="of:=CEILING([.$B183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82" calcext:value-type="float">
            <text:p>182</text:p>
          </table:table-cell>
          <table:table-cell table:formula="of:=FLOOR([.$B184])+4" office:value-type="float" office:value="186" calcext:value-type="float">
            <text:p>186</text:p>
          </table:table-cell>
          <table:table-cell table:formula="of:=FLOOR([.$B184]/2)+2" office:value-type="float" office:value="93" calcext:value-type="float">
            <text:p>93</text:p>
          </table:table-cell>
          <table:table-cell table:formula="of:=CEILING([.$B184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83" calcext:value-type="float">
            <text:p>183</text:p>
          </table:table-cell>
          <table:table-cell table:formula="of:=FLOOR([.$B185])+4" office:value-type="float" office:value="187" calcext:value-type="float">
            <text:p>187</text:p>
          </table:table-cell>
          <table:table-cell table:formula="of:=FLOOR([.$B185]/2)+2" office:value-type="float" office:value="93" calcext:value-type="float">
            <text:p>93</text:p>
          </table:table-cell>
          <table:table-cell table:formula="of:=CEILING([.$B185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84" calcext:value-type="float">
            <text:p>184</text:p>
          </table:table-cell>
          <table:table-cell table:formula="of:=FLOOR([.$B186])+4" office:value-type="float" office:value="188" calcext:value-type="float">
            <text:p>188</text:p>
          </table:table-cell>
          <table:table-cell table:formula="of:=FLOOR([.$B186]/2)+2" office:value-type="float" office:value="94" calcext:value-type="float">
            <text:p>94</text:p>
          </table:table-cell>
          <table:table-cell table:formula="of:=CEILING([.$B186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85" calcext:value-type="float">
            <text:p>185</text:p>
          </table:table-cell>
          <table:table-cell table:formula="of:=FLOOR([.$B187])+4" office:value-type="float" office:value="189" calcext:value-type="float">
            <text:p>189</text:p>
          </table:table-cell>
          <table:table-cell table:formula="of:=FLOOR([.$B187]/2)+2" office:value-type="float" office:value="94" calcext:value-type="float">
            <text:p>94</text:p>
          </table:table-cell>
          <table:table-cell table:formula="of:=CEILING([.$B187]/5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86" calcext:value-type="float">
            <text:p>186</text:p>
          </table:table-cell>
          <table:table-cell table:formula="of:=FLOOR([.$B188])+4" office:value-type="float" office:value="190" calcext:value-type="float">
            <text:p>190</text:p>
          </table:table-cell>
          <table:table-cell table:formula="of:=FLOOR([.$B188]/2)+2" office:value-type="float" office:value="95" calcext:value-type="float">
            <text:p>95</text:p>
          </table:table-cell>
          <table:table-cell table:formula="of:=CEILING([.$B188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87" calcext:value-type="float">
            <text:p>187</text:p>
          </table:table-cell>
          <table:table-cell table:formula="of:=FLOOR([.$B189])+4" office:value-type="float" office:value="191" calcext:value-type="float">
            <text:p>191</text:p>
          </table:table-cell>
          <table:table-cell table:formula="of:=FLOOR([.$B189]/2)+2" office:value-type="float" office:value="95" calcext:value-type="float">
            <text:p>95</text:p>
          </table:table-cell>
          <table:table-cell table:formula="of:=CEILING([.$B189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88" calcext:value-type="float">
            <text:p>188</text:p>
          </table:table-cell>
          <table:table-cell table:formula="of:=FLOOR([.$B190])+4" office:value-type="float" office:value="192" calcext:value-type="float">
            <text:p>192</text:p>
          </table:table-cell>
          <table:table-cell table:formula="of:=FLOOR([.$B190]/2)+2" office:value-type="float" office:value="96" calcext:value-type="float">
            <text:p>96</text:p>
          </table:table-cell>
          <table:table-cell table:formula="of:=CEILING([.$B190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89" calcext:value-type="float">
            <text:p>189</text:p>
          </table:table-cell>
          <table:table-cell table:formula="of:=FLOOR([.$B191])+4" office:value-type="float" office:value="193" calcext:value-type="float">
            <text:p>193</text:p>
          </table:table-cell>
          <table:table-cell table:formula="of:=FLOOR([.$B191]/2)+2" office:value-type="float" office:value="96" calcext:value-type="float">
            <text:p>96</text:p>
          </table:table-cell>
          <table:table-cell table:formula="of:=CEILING([.$B191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90" calcext:value-type="float">
            <text:p>190</text:p>
          </table:table-cell>
          <table:table-cell table:formula="of:=FLOOR([.$B192])+4" office:value-type="float" office:value="194" calcext:value-type="float">
            <text:p>194</text:p>
          </table:table-cell>
          <table:table-cell table:formula="of:=FLOOR([.$B192]/2)+2" office:value-type="float" office:value="97" calcext:value-type="float">
            <text:p>97</text:p>
          </table:table-cell>
          <table:table-cell table:formula="of:=CEILING([.$B192]/5)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91" calcext:value-type="float">
            <text:p>191</text:p>
          </table:table-cell>
          <table:table-cell table:formula="of:=FLOOR([.$B193])+4" office:value-type="float" office:value="195" calcext:value-type="float">
            <text:p>195</text:p>
          </table:table-cell>
          <table:table-cell table:formula="of:=FLOOR([.$B193]/2)+2" office:value-type="float" office:value="97" calcext:value-type="float">
            <text:p>97</text:p>
          </table:table-cell>
          <table:table-cell table:formula="of:=CEILING([.$B193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92" calcext:value-type="float">
            <text:p>192</text:p>
          </table:table-cell>
          <table:table-cell table:formula="of:=FLOOR([.$B194])+4" office:value-type="float" office:value="196" calcext:value-type="float">
            <text:p>196</text:p>
          </table:table-cell>
          <table:table-cell table:formula="of:=FLOOR([.$B194]/2)+2" office:value-type="float" office:value="98" calcext:value-type="float">
            <text:p>98</text:p>
          </table:table-cell>
          <table:table-cell table:formula="of:=CEILING([.$B194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93" calcext:value-type="float">
            <text:p>193</text:p>
          </table:table-cell>
          <table:table-cell table:formula="of:=FLOOR([.$B195])+4" office:value-type="float" office:value="197" calcext:value-type="float">
            <text:p>197</text:p>
          </table:table-cell>
          <table:table-cell table:formula="of:=FLOOR([.$B195]/2)+2" office:value-type="float" office:value="98" calcext:value-type="float">
            <text:p>98</text:p>
          </table:table-cell>
          <table:table-cell table:formula="of:=CEILING([.$B195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94" calcext:value-type="float">
            <text:p>194</text:p>
          </table:table-cell>
          <table:table-cell table:formula="of:=FLOOR([.$B196])+4" office:value-type="float" office:value="198" calcext:value-type="float">
            <text:p>198</text:p>
          </table:table-cell>
          <table:table-cell table:formula="of:=FLOOR([.$B196]/2)+2" office:value-type="float" office:value="99" calcext:value-type="float">
            <text:p>99</text:p>
          </table:table-cell>
          <table:table-cell table:formula="of:=CEILING([.$B196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95" calcext:value-type="float">
            <text:p>195</text:p>
          </table:table-cell>
          <table:table-cell table:formula="of:=FLOOR([.$B197])+4" office:value-type="float" office:value="199" calcext:value-type="float">
            <text:p>199</text:p>
          </table:table-cell>
          <table:table-cell table:formula="of:=FLOOR([.$B197]/2)+2" office:value-type="float" office:value="99" calcext:value-type="float">
            <text:p>99</text:p>
          </table:table-cell>
          <table:table-cell table:formula="of:=CEILING([.$B197]/5)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96" calcext:value-type="float">
            <text:p>196</text:p>
          </table:table-cell>
          <table:table-cell table:formula="of:=FLOOR([.$B198])+4" office:value-type="float" office:value="200" calcext:value-type="float">
            <text:p>200</text:p>
          </table:table-cell>
          <table:table-cell table:formula="of:=FLOOR([.$B198]/2)+2" office:value-type="float" office:value="100" calcext:value-type="float">
            <text:p>100</text:p>
          </table:table-cell>
          <table:table-cell table:formula="of:=CEILING([.$B198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97" calcext:value-type="float">
            <text:p>197</text:p>
          </table:table-cell>
          <table:table-cell table:formula="of:=FLOOR([.$B199])+4" office:value-type="float" office:value="201" calcext:value-type="float">
            <text:p>201</text:p>
          </table:table-cell>
          <table:table-cell table:formula="of:=FLOOR([.$B199]/2)+2" office:value-type="float" office:value="100" calcext:value-type="float">
            <text:p>100</text:p>
          </table:table-cell>
          <table:table-cell table:formula="of:=CEILING([.$B199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98" calcext:value-type="float">
            <text:p>198</text:p>
          </table:table-cell>
          <table:table-cell table:formula="of:=FLOOR([.$B200])+4" office:value-type="float" office:value="202" calcext:value-type="float">
            <text:p>202</text:p>
          </table:table-cell>
          <table:table-cell table:formula="of:=FLOOR([.$B200]/2)+2" office:value-type="float" office:value="101" calcext:value-type="float">
            <text:p>101</text:p>
          </table:table-cell>
          <table:table-cell table:formula="of:=CEILING([.$B200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99" calcext:value-type="float">
            <text:p>199</text:p>
          </table:table-cell>
          <table:table-cell table:formula="of:=FLOOR([.$B201])+4" office:value-type="float" office:value="203" calcext:value-type="float">
            <text:p>203</text:p>
          </table:table-cell>
          <table:table-cell table:formula="of:=FLOOR([.$B201]/2)+2" office:value-type="float" office:value="101" calcext:value-type="float">
            <text:p>101</text:p>
          </table:table-cell>
          <table:table-cell table:formula="of:=CEILING([.$B201]/5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FLOOR([.$B202])+4" office:value-type="float" office:value="204" calcext:value-type="float">
            <text:p>204</text:p>
          </table:table-cell>
          <table:table-cell table:formula="of:=FLOOR([.$B202]/2)+2" office:value-type="float" office:value="102" calcext:value-type="float">
            <text:p>102</text:p>
          </table:table-cell>
          <table:table-cell table:formula="of:=CEILING([.$B202]/5)" office:value-type="float" office:value="40" calcext:value-type="float">
            <text:p>4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number:min-decimal-places="4" number:min-integer-digits="1"/>
    </number:number-style>
    <number:number-style style:name="N123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19:38:17.150652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initial-creator>Alan Witkowski</meta:initial-creator>
    <meta:creation-date>2008-06-06T09:57:50</meta:creation-date>
    <dc:date>2021-01-23T19:38:20.919356699</dc:date>
    <meta:editing-cycles>543</meta:editing-cycles>
    <meta:editing-duration>PT13H35M19S</meta:editing-duration>
    <meta:document-statistic meta:table-count="15" meta:cell-count="14918" meta:object-count="0"/>
    <meta:user-defined meta:name="Info 1"/>
    <meta:user-defined meta:name="Info 2"/>
    <meta:user-defined meta:name="Info 3"/>
    <meta:user-defined meta:name="Info 4"/>
  </office:meta>
</office:document-meta>
</file>